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6.64pt"/>
    </style:style>
    <style:style style:name="co2" style:family="table-column">
      <style:table-column-properties fo:break-before="auto" style:column-width="55.56pt"/>
    </style:style>
    <style:style style:name="co3" style:family="table-column">
      <style:table-column-properties fo:break-before="auto" style:column-width="100.01pt"/>
    </style:style>
    <style:style style:name="co4" style:family="table-column">
      <style:table-column-properties fo:break-before="auto" style:column-width="144.45pt"/>
    </style:style>
    <style:style style:name="co5" style:family="table-column">
      <style:table-column-properties fo:break-before="auto" style:column-width="188.9pt"/>
    </style:style>
    <style:style style:name="co6" style:family="table-column">
      <style:table-column-properties fo:break-before="auto" style:column-width="77.81pt"/>
    </style:style>
    <style:style style:name="co7" style:family="table-column">
      <style:table-column-properties fo:break-before="auto" style:column-width="155.54pt"/>
    </style:style>
    <style:style style:name="co8" style:family="table-column">
      <style:table-column-properties fo:break-before="auto" style:column-width="48.39pt"/>
    </style:style>
    <style:style style:name="co9" style:family="table-column">
      <style:table-column-properties fo:break-before="auto" style:column-width="80.16pt"/>
    </style:style>
    <style:style style:name="co10" style:family="table-column">
      <style:table-column-properties fo:break-before="auto" style:column-width="11.11pt"/>
    </style:style>
    <style:style style:name="co11" style:family="table-column">
      <style:table-column-properties fo:break-before="auto" style:column-width="122.26pt"/>
    </style:style>
    <style:style style:name="co12" style:family="table-column">
      <style:table-column-properties fo:break-before="auto" style:column-width="88.89pt"/>
    </style:style>
    <style:style style:name="co13" style:family="table-column">
      <style:table-column-properties fo:break-before="auto" style:column-width="111.0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27.75pt" fo:break-before="auto" style:use-optimal-row-height="false"/>
    </style:style>
    <style:style style:name="ro5" style:family="table-row">
      <style:table-row-properties style:row-height="19.5pt" fo:break-before="auto" style:use-optimal-row-height="false"/>
    </style:style>
    <style:style style:name="ro6" style:family="table-row">
      <style:table-row-properties style:row-height="29.99pt" fo:break-before="auto" style:use-optimal-row-height="false"/>
    </style:style>
    <style:style style:name="ta1" style:family="table" style:master-page-name="PageStyle_5f_2025-2026_20_Tracker">
      <style:table-properties table:display="true" style:writing-mode="lr-tb"/>
    </style:style>
    <style:style style:name="ta2" style:family="table" style:master-page-name="PageStyle_5f_2025-2026_20_Cash_20_Flow">
      <style:table-properties table:display="true" style:writing-mode="lr-tb"/>
    </style:style>
    <style:style style:name="ta3" style:family="table" style:master-page-name="PageStyle_5f_2023-2024_20_Tracker">
      <style:table-properties table:display="true" style:writing-mode="lr-tb"/>
    </style:style>
    <style:style style:name="ta4" style:family="table" style:master-page-name="PageStyle_5f_2023-2024_20_Cash_20_Flow">
      <style:table-properties table:display="true" style:writing-mode="lr-tb"/>
    </style:style>
    <style:style style:name="ta5" style:family="table" style:master-page-name="PageStyle_5f_Lists">
      <style:table-properties table:display="true" style:writing-mode="lr-tb"/>
    </style:style>
    <style:style style:name="ta6" style:family="table" style:master-page-name="PageStyle_5f_Fixed_20_Costs_20_Reference">
      <style:table-properties table:display="true" style:writing-mode="lr-tb"/>
    </style:style>
    <style:style style:name="ta7" style:family="table" style:master-page-name="PageStyle_5f_Project_20_Tracking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d9e1f2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126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" style:family="table-cell" style:parent-style-name="Default">
      <style:table-cell-properties fo:background-color="#d9e1f2" style:diagonal-bl-tr="none" style:diagonal-tl-br="none" style:text-align-source="fix" style:repeat-content="false" fo:wrap-option="no-wrap" fo:border="0.74pt solid #dddddd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dddddd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dddddd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fo:background-color="#d9e1f2" style:diagonal-bl-tr="none" style:diagonal-tl-br="none" fo:border="0.74pt solid #dddddd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ackground-color="#1f4e79" style:diagonal-bl-tr="none" style:diagonal-tl-br="none" style:text-align-source="fix" style:repeat-content="false" fo:wrap-option="no-wrap" fo:border="0.74pt solid #dddddd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 style:data-style-name="N10128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27">
      <style:table-cell-properties fo:background-color="#d9e1f2" style:diagonal-bl-tr="none" style:diagonal-tl-br="none" style:text-align-source="fix" style:repeat-content="false" fo:wrap-option="no-wrap" fo:border="0.74pt solid #dddddd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 style:data-style-name="N127">
      <style:table-cell-properties style:diagonal-bl-tr="none" style:diagonal-tl-br="none" style:text-align-source="fix" style:repeat-content="false" fo:wrap-option="no-wrap" fo:border="0.74pt solid #dddddd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127">
      <style:table-cell-properties style:diagonal-bl-tr="none" style:diagonal-tl-br="none" style:text-align-source="fix" style:repeat-content="false" fo:wrap-option="no-wrap" fo:border="0.74pt solid #dddddd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 style:data-style-name="N128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d9e1f2" style:diagonal-bl-tr="none" style:diagonal-tl-br="none" style:text-align-source="fix" style:repeat-content="false" fo:wrap-option="no-wrap" fo:border="0.74pt solid #dddddd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fo:background-color="#0f4c5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666666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21" style:family="table-cell" style:parent-style-name="Default">
      <style:table-cell-properties fo:background-color="#f2f2f2" style:diagonal-bl-tr="none" style:diagonal-tl-br="none" fo:border="0.74pt solid #a0a0a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fo:background-color="#2f2f2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able-cell-properties fo:background-color="#4f4f4f" style:diagonal-bl-tr="none" style:diagonal-tl-br="none" style:text-align-source="fix" style:repeat-content="false" fo:wrap-option="wrap" fo:border="0.74pt solid #a0a0a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0.74pt solid #a0a0a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29">
      <style:table-cell-properties style:diagonal-bl-tr="none" style:diagonal-tl-br="none" style:text-align-source="fix" style:repeat-content="false" fo:wrap-option="no-wrap" fo:border="0.74pt solid #a0a0a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129">
      <style:table-cell-properties fo:background-color="#fff2cc" style:diagonal-bl-tr="none" style:diagonal-tl-br="none" style:text-align-source="fix" style:repeat-content="false" fo:wrap-option="no-wrap" fo:border="0.74pt solid #a0a0a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a0a0a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125">
      <style:table-cell-properties fo:background-color="#fff2cc" style:diagonal-bl-tr="none" style:diagonal-tl-br="none" style:text-align-source="fix" style:repeat-content="false" fo:wrap-option="no-wrap" fo:border="0.74pt solid #a0a0a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0.74pt solid #a0a0a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74pt solid #a0a0a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74pt solid #a0a0a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4">
      <style:table-cell-properties style:diagonal-bl-tr="none" style:diagonal-tl-br="none" style:text-align-source="fix" style:repeat-content="false" fo:wrap-option="no-wrap" fo:border="0.74pt solid #a0a0a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EUR&quot;;&quot;USD&quot;)" table:allow-empty-cell="true" table:display-list="unsorted" table:base-cell-address="'2025-2026 Tracker'.I2"/>
        <table:content-validation table:name="val2" table:condition="of:cell-content-is-in-list(&quot;Yes&quot;;&quot;No&quot;)" table:allow-empty-cell="true" table:display-list="unsorted" table:base-cell-address="'2025-2026 Tracker'.S2"/>
        <table:content-validation table:name="val3" table:condition="of:cell-content-is-in-list(&quot;EUR&quot;;&quot;USD&quot;)" table:allow-empty-cell="true" table:display-list="unsorted" table:base-cell-address="'2023-2024 Tracker'.I2"/>
        <table:content-validation table:name="val4" table:condition="of:cell-content-is-in-list(&quot;Yes&quot;;&quot;No&quot;)" table:allow-empty-cell="true" table:display-list="unsorted" table:base-cell-address="'2023-2024 Tracker'.S2"/>
      </table:content-validations>
      <table:table table:name="2025-2026 Tracker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6" table:number-columns-repeated="3" table:default-cell-style-name="Default"/>
        <table:table-column table:style-name="co1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number-columns-repeated="7" table:default-cell-style-name="Default"/>
        <table:table-column table:style-name="co9" table:number-columns-repeated="998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Subcategory</text:p>
          </table:table-cell>
          <table:table-cell table:style-name="ce1" office:value-type="string" calcext:value-type="string">
            <text:p>Project</text:p>
          </table:table-cell>
          <table:table-cell table:style-name="ce1" office:value-type="string" calcext:value-type="string">
            <text:p>Counterparty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Amount (orig)</text:p>
          </table:table-cell>
          <table:table-cell table:style-name="ce1" office:value-type="string" calcext:value-type="string">
            <text:p>Currency</text:p>
          </table:table-cell>
          <table:table-cell table:style-name="ce1" office:value-type="string" calcext:value-type="string">
            <text:p>FX rate (to EUR)</text:p>
          </table:table-cell>
          <table:table-cell table:style-name="ce1" office:value-type="string" calcext:value-type="string">
            <text:p>Amount (EUR)</text:p>
          </table:table-cell>
          <table:table-cell table:style-name="ce1" office:value-type="string" calcext:value-type="string">
            <text:p>Payment method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Paid by</text:p>
          </table:table-cell>
          <table:table-cell table:style-name="ce1" office:value-type="string" calcext:value-type="string">
            <text:p>Reimbursement status</text:p>
          </table:table-cell>
          <table:table-cell table:style-name="ce1" office:value-type="string" calcext:value-type="string">
            <text:p>Receipt / doc ref</text:p>
          </table:table-cell>
          <table:table-cell table:style-name="ce1" office:value-type="string" calcext:value-type="string">
            <text:p>Invoice #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Estimated?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25-01-26" calcext:value-type="date">
            <text:p>26/01/2025</text:p>
          </table:table-cell>
          <table:table-cell table:style-name="ce3" office:value-type="string" calcext:value-type="string">
            <text:p>Expense</text:p>
          </table:table-cell>
          <table:table-cell table:style-name="ce3" office:value-type="string" calcext:value-type="string">
            <text:p>Fixed costs</text:p>
          </table:table-cell>
          <table:table-cell table:style-name="ce3" office:value-type="string" calcext:value-type="string">
            <text:p>Obsidian Publish</text:p>
          </table:table-cell>
          <table:table-cell table:style-name="ce3" office:value-type="string" calcext:value-type="string">
            <text:p>ReFi BCN Website maintenance</text:p>
          </table:table-cell>
          <table:table-cell table:style-name="ce3" office:value-type="string" calcext:value-type="string">
            <text:p>Obsidian</text:p>
          </table:table-cell>
          <table:table-cell table:style-name="ce3" office:value-type="string" calcext:value-type="string">
            <text:p>Obsidian Publish subscription (monthly)</text:p>
          </table:table-cell>
          <table:table-cell table:style-name="ce4" office:value-type="float" office:value="10" calcext:value-type="float">
            <text:p>10.00</text:p>
          </table:table-cell>
          <table:table-cell table:style-name="ce3" table:content-validation-name="val1" office:value-type="string" calcext:value-type="string">
            <text:p>USD</text:p>
          </table:table-cell>
          <table:table-cell table:style-name="ce5" table:formula="of:=IFERROR(__xludf.dummyfunction(&quot;GOOGLEFINANCE(&quot;&quot;CURRENCY:USDEUR&quot;&quot;,,A2,A2)&quot;);&quot;#N/A&quot;)" office:value-type="string" office:string-value="#N/A" calcext:value-type="string">
            <text:p>#N/A</text:p>
          </table:table-cell>
          <table:table-cell table:style-name="ce6" table:formula="of:=IFERROR([.H2]*[.J2];&quot;&quot;)">
            <text:p/>
          </table:table-cell>
          <table:table-cell table:style-name="ce3" office:value-type="string" calcext:value-type="string">
            <text:p>Card</text:p>
          </table:table-cell>
          <table:table-cell table:style-name="ce3" office:value-type="string" calcext:value-type="string">
            <text:p>Cleared</text:p>
          </table:table-cell>
          <table:table-cell table:style-name="ce3" office:value-type="string" calcext:value-type="string">
            <text:p>Luiz personal</text:p>
          </table:table-cell>
          <table:table-cell table:style-name="ce3" office:value-type="string" calcext:value-type="string">
            <text:p>To be reimbursed</text:p>
          </table:table-cell>
          <table:table-cell table:number-columns-repeated="2"/>
          <table:table-cell table:style-name="ce3" office:value-type="string" calcext:value-type="string">
            <text:p>Amount paid: 10 USD (convert to EUR when known). Ongoing, not settled (reimbursement pending).</text:p>
          </table:table-cell>
          <table:table-cell table:style-name="ce3" table:content-validation-name="val2"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25-02-26" calcext:value-type="date">
            <text:p>26/02/2025</text:p>
          </table:table-cell>
          <table:table-cell table:style-name="ce3" office:value-type="string" calcext:value-type="string">
            <text:p>Expense</text:p>
          </table:table-cell>
          <table:table-cell table:style-name="ce3" office:value-type="string" calcext:value-type="string">
            <text:p>Fixed costs</text:p>
          </table:table-cell>
          <table:table-cell table:style-name="ce3" office:value-type="string" calcext:value-type="string">
            <text:p>Obsidian Publish</text:p>
          </table:table-cell>
          <table:table-cell table:style-name="ce3" office:value-type="string" calcext:value-type="string">
            <text:p>ReFi BCN Website maintenance</text:p>
          </table:table-cell>
          <table:table-cell table:style-name="ce3" office:value-type="string" calcext:value-type="string">
            <text:p>Obsidian</text:p>
          </table:table-cell>
          <table:table-cell table:style-name="ce3" office:value-type="string" calcext:value-type="string">
            <text:p>Obsidian Publish subscription (monthly)</text:p>
          </table:table-cell>
          <table:table-cell table:style-name="ce4" office:value-type="float" office:value="10" calcext:value-type="float">
            <text:p>10.00</text:p>
          </table:table-cell>
          <table:table-cell table:style-name="ce3" table:content-validation-name="val1" office:value-type="string" calcext:value-type="string">
            <text:p>USD</text:p>
          </table:table-cell>
          <table:table-cell table:style-name="ce4" table:formula="of:=IFERROR(__xludf.dummyfunction(&quot;GOOGLEFINANCE(&quot;&quot;CURRENCY:USDEUR&quot;&quot;,A3)&quot;);&quot;#N/A&quot;)" office:value-type="string" office:string-value="#N/A" calcext:value-type="string">
            <text:p>#N/A</text:p>
          </table:table-cell>
          <table:table-cell table:style-name="ce6" table:formula="of:=IFERROR([.H3]*[.J3];&quot;&quot;)">
            <text:p/>
          </table:table-cell>
          <table:table-cell table:style-name="ce3" office:value-type="string" calcext:value-type="string">
            <text:p>Card</text:p>
          </table:table-cell>
          <table:table-cell table:style-name="ce3" office:value-type="string" calcext:value-type="string">
            <text:p>Cleared</text:p>
          </table:table-cell>
          <table:table-cell table:style-name="ce3" office:value-type="string" calcext:value-type="string">
            <text:p>Luiz personal</text:p>
          </table:table-cell>
          <table:table-cell table:style-name="ce3" office:value-type="string" calcext:value-type="string">
            <text:p>To be reimbursed</text:p>
          </table:table-cell>
          <table:table-cell table:number-columns-repeated="2"/>
          <table:table-cell table:style-name="ce3" office:value-type="string" calcext:value-type="string">
            <text:p>Amount paid: 10 USD (convert to EUR when known). Ongoing, not settled (reimbursement pending).</text:p>
          </table:table-cell>
          <table:table-cell table:style-name="ce3" table:content-validation-name="val2"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25-03-26" calcext:value-type="date">
            <text:p>26/03/2025</text:p>
          </table:table-cell>
          <table:table-cell table:style-name="ce3" office:value-type="string" calcext:value-type="string">
            <text:p>Expense</text:p>
          </table:table-cell>
          <table:table-cell table:style-name="ce3" office:value-type="string" calcext:value-type="string">
            <text:p>Fixed costs</text:p>
          </table:table-cell>
          <table:table-cell table:style-name="ce3" office:value-type="string" calcext:value-type="string">
            <text:p>Obsidian Publish</text:p>
          </table:table-cell>
          <table:table-cell table:style-name="ce3" office:value-type="string" calcext:value-type="string">
            <text:p>ReFi BCN Website maintenance</text:p>
          </table:table-cell>
          <table:table-cell table:style-name="ce3" office:value-type="string" calcext:value-type="string">
            <text:p>Obsidian</text:p>
          </table:table-cell>
          <table:table-cell table:style-name="ce3" office:value-type="string" calcext:value-type="string">
            <text:p>Obsidian Publish subscription (monthly)</text:p>
          </table:table-cell>
          <table:table-cell table:style-name="ce4" office:value-type="float" office:value="10" calcext:value-type="float">
            <text:p>10.00</text:p>
          </table:table-cell>
          <table:table-cell table:style-name="ce3" table:content-validation-name="val1" office:value-type="string" calcext:value-type="string">
            <text:p>USD</text:p>
          </table:table-cell>
          <table:table-cell table:style-name="ce4" table:formula="of:=IFERROR(__xludf.dummyfunction(&quot;IFERROR(INDEX(GOOGLEFINANCE(&quot;&quot;CURRENCY:USDEUR&quot;&quot;,A4),2,2),&quot;&quot;&quot;&quot;)&quot;);&quot;&quot;)">
            <text:p/>
          </table:table-cell>
          <table:table-cell table:style-name="ce6" table:formula="of:=IFERROR([.H4]*[.J4];&quot;&quot;)">
            <text:p/>
          </table:table-cell>
          <table:table-cell table:style-name="ce3" office:value-type="string" calcext:value-type="string">
            <text:p>Card</text:p>
          </table:table-cell>
          <table:table-cell table:style-name="ce3" office:value-type="string" calcext:value-type="string">
            <text:p>Cleared</text:p>
          </table:table-cell>
          <table:table-cell table:style-name="ce3" office:value-type="string" calcext:value-type="string">
            <text:p>Luiz personal</text:p>
          </table:table-cell>
          <table:table-cell table:style-name="ce3" office:value-type="string" calcext:value-type="string">
            <text:p>To be reimbursed</text:p>
          </table:table-cell>
          <table:table-cell table:number-columns-repeated="2"/>
          <table:table-cell table:style-name="ce3" office:value-type="string" calcext:value-type="string">
            <text:p>Amount paid: 10 USD (convert to EUR when known). Ongoing, not settled (reimbursement pending).</text:p>
          </table:table-cell>
          <table:table-cell table:style-name="ce3" table:content-validation-name="val2"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25-04-05" calcext:value-type="date">
            <text:p>05/04/2025</text:p>
          </table:table-cell>
          <table:table-cell table:style-name="ce3" office:value-type="string" calcext:value-type="string">
            <text:p>Expense</text:p>
          </table:table-cell>
          <table:table-cell table:style-name="ce3" office:value-type="string" calcext:value-type="string">
            <text:p>Fixed costs</text:p>
          </table:table-cell>
          <table:table-cell table:style-name="ce3" office:value-type="string" calcext:value-type="string">
            <text:p>Obsidian Publish</text:p>
          </table:table-cell>
          <table:table-cell table:style-name="ce3" office:value-type="string" calcext:value-type="string">
            <text:p>ReFi BCN Website maintenance</text:p>
          </table:table-cell>
          <table:table-cell table:style-name="ce3" office:value-type="string" calcext:value-type="string">
            <text:p>Obsidian</text:p>
          </table:table-cell>
          <table:table-cell table:style-name="ce3" office:value-type="string" calcext:value-type="string">
            <text:p>Obsidian Publish subscription (monthly – last before annual)</text:p>
          </table:table-cell>
          <table:table-cell table:style-name="ce4" office:value-type="float" office:value="10" calcext:value-type="float">
            <text:p>10.00</text:p>
          </table:table-cell>
          <table:table-cell table:style-name="ce3" table:content-validation-name="val1" office:value-type="string" calcext:value-type="string">
            <text:p>USD</text:p>
          </table:table-cell>
          <table:table-cell table:style-name="ce4" table:formula="of:=IFERROR(__xludf.dummyfunction(&quot;IFERROR(INDEX(GOOGLEFINANCE(&quot;&quot;CURRENCY:USDEUR&quot;&quot;,A5),2,2),&quot;&quot;&quot;&quot;)&quot;);&quot;&quot;)">
            <text:p/>
          </table:table-cell>
          <table:table-cell table:style-name="ce6" table:formula="of:=IFERROR([.H5]*[.J5];&quot;&quot;)">
            <text:p/>
          </table:table-cell>
          <table:table-cell table:style-name="ce3" office:value-type="string" calcext:value-type="string">
            <text:p>Card</text:p>
          </table:table-cell>
          <table:table-cell table:style-name="ce3" office:value-type="string" calcext:value-type="string">
            <text:p>Cleared</text:p>
          </table:table-cell>
          <table:table-cell table:style-name="ce3" office:value-type="string" calcext:value-type="string">
            <text:p>Luiz personal</text:p>
          </table:table-cell>
          <table:table-cell table:style-name="ce3" office:value-type="string" calcext:value-type="string">
            <text:p>To be reimbursed</text:p>
          </table:table-cell>
          <table:table-cell table:number-columns-repeated="2"/>
          <table:table-cell table:style-name="ce3" office:value-type="string" calcext:value-type="string">
            <text:p>Amount paid: 10 USD (convert to EUR when known).</text:p>
          </table:table-cell>
          <table:table-cell table:style-name="ce3" table:content-validation-name="val2"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25-05-15" calcext:value-type="date">
            <text:p>15/05/2025</text:p>
          </table:table-cell>
          <table:table-cell table:style-name="ce3" office:value-type="string" calcext:value-type="string">
            <text:p>Expense</text:p>
          </table:table-cell>
          <table:table-cell table:style-name="ce3" office:value-type="string" calcext:value-type="string">
            <text:p>Fixed costs</text:p>
          </table:table-cell>
          <table:table-cell table:style-name="ce3" office:value-type="string" calcext:value-type="string">
            <text:p>Obsidian Publish</text:p>
          </table:table-cell>
          <table:table-cell table:style-name="ce3" office:value-type="string" calcext:value-type="string">
            <text:p>ReFi BCN Website maintenance</text:p>
          </table:table-cell>
          <table:table-cell table:style-name="ce3" office:value-type="string" calcext:value-type="string">
            <text:p>Obsidian</text:p>
          </table:table-cell>
          <table:table-cell table:style-name="ce3" office:value-type="string" calcext:value-type="string">
            <text:p>Obsidian Publish subscription (annual)</text:p>
          </table:table-cell>
          <table:table-cell table:style-name="ce4" office:value-type="float" office:value="96" calcext:value-type="float">
            <text:p>96.00</text:p>
          </table:table-cell>
          <table:table-cell table:style-name="ce3" table:content-validation-name="val1" office:value-type="string" calcext:value-type="string">
            <text:p>USD</text:p>
          </table:table-cell>
          <table:table-cell table:style-name="ce4" table:formula="of:=IFERROR(__xludf.dummyfunction(&quot;IFERROR(INDEX(GOOGLEFINANCE(&quot;&quot;CURRENCY:USDEUR&quot;&quot;,A6),2,2),&quot;&quot;&quot;&quot;)&quot;);&quot;&quot;)">
            <text:p/>
          </table:table-cell>
          <table:table-cell table:style-name="ce6" table:formula="of:=IFERROR([.H6]*[.J6];&quot;&quot;)">
            <text:p/>
          </table:table-cell>
          <table:table-cell table:style-name="ce3" office:value-type="string" calcext:value-type="string">
            <text:p>Card</text:p>
          </table:table-cell>
          <table:table-cell table:style-name="ce3" office:value-type="string" calcext:value-type="string">
            <text:p>Cleared</text:p>
          </table:table-cell>
          <table:table-cell table:style-name="ce3" office:value-type="string" calcext:value-type="string">
            <text:p>Luiz personal</text:p>
          </table:table-cell>
          <table:table-cell table:style-name="ce3" office:value-type="string" calcext:value-type="string">
            <text:p>To be reimbursed</text:p>
          </table:table-cell>
          <table:table-cell table:number-columns-repeated="2"/>
          <table:table-cell table:style-name="ce3" office:value-type="string" calcext:value-type="string">
            <text:p>Amount paid: 96 USD (annual). Ongoing, not settled (reimbursement pending).</text:p>
          </table:table-cell>
          <table:table-cell table:style-name="ce3" table:content-validation-name="val2"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25-02-26" calcext:value-type="date">
            <text:p>26/02/2025</text:p>
          </table:table-cell>
          <table:table-cell table:style-name="ce3" office:value-type="string" calcext:value-type="string">
            <text:p>Expense</text:p>
          </table:table-cell>
          <table:table-cell table:style-name="ce3" office:value-type="string" calcext:value-type="string">
            <text:p>Fixed costs</text:p>
          </table:table-cell>
          <table:table-cell table:style-name="ce3" office:value-type="string" calcext:value-type="string">
            <text:p>refibcn.cat domain</text:p>
          </table:table-cell>
          <table:table-cell table:style-name="ce3" office:value-type="string" calcext:value-type="string">
            <text:p>ReFi BCN Website maintenance</text:p>
          </table:table-cell>
          <table:table-cell table:style-name="ce3" office:value-type="string" calcext:value-type="string">
            <text:p>Domain registrar</text:p>
          </table:table-cell>
          <table:table-cell table:style-name="ce3" office:value-type="string" calcext:value-type="string">
            <text:p>refibcn.cat domain renewal</text:p>
          </table:table-cell>
          <table:table-cell table:style-name="ce4" office:value-type="float" office:value="45.68" calcext:value-type="float">
            <text:p>45.68</text:p>
          </table:table-cell>
          <table:table-cell table:style-name="ce3" table:content-validation-name="val1" office:value-type="string" calcext:value-type="string">
            <text:p>EUR</text:p>
          </table:table-cell>
          <table:table-cell table:style-name="ce4" office:value-type="float" office:value="1" calcext:value-type="float">
            <text:p>1.00</text:p>
          </table:table-cell>
          <table:table-cell table:style-name="ce6" office:value-type="float" office:value="45.68" calcext:value-type="float">
            <text:p>€ 45.68</text:p>
          </table:table-cell>
          <table:table-cell table:style-name="ce3" office:value-type="string" calcext:value-type="string">
            <text:p>Card</text:p>
          </table:table-cell>
          <table:table-cell table:style-name="ce3" office:value-type="string" calcext:value-type="string">
            <text:p>Cleared</text:p>
          </table:table-cell>
          <table:table-cell table:style-name="ce3" office:value-type="string" calcext:value-type="string">
            <text:p>Luiz personal</text:p>
          </table:table-cell>
          <table:table-cell table:style-name="ce3" office:value-type="string" calcext:value-type="string">
            <text:p>To be reimbursed</text:p>
          </table:table-cell>
          <table:table-cell table:number-columns-repeated="2"/>
          <table:table-cell table:style-name="ce3" office:value-type="string" calcext:value-type="string">
            <text:p>Ongoing, not settled (reimbursement pending).</text:p>
          </table:table-cell>
          <table:table-cell table:style-name="ce3" table:content-validation-name="val2"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25-01-18" calcext:value-type="date">
            <text:p>18/01/2025</text:p>
          </table:table-cell>
          <table:table-cell table:style-name="ce3" office:value-type="string" calcext:value-type="string">
            <text:p>Expense</text:p>
          </table:table-cell>
          <table:table-cell table:style-name="ce3" office:value-type="string" calcext:value-type="string">
            <text:p>Fixed costs</text:p>
          </table:table-cell>
          <table:table-cell table:style-name="ce3" office:value-type="string" calcext:value-type="string">
            <text:p>Notion</text:p>
          </table:table-cell>
          <table:table-cell table:style-name="ce3" office:value-type="string" calcext:value-type="string">
            <text:p>ReFi BCN Website maintenance</text:p>
          </table:table-cell>
          <table:table-cell table:style-name="ce3" office:value-type="string" calcext:value-type="string">
            <text:p>Notion</text:p>
          </table:table-cell>
          <table:table-cell table:style-name="ce3" office:value-type="string" calcext:value-type="string">
            <text:p>Notion subscription (monthly)</text:p>
          </table:table-cell>
          <table:table-cell table:style-name="ce4" office:value-type="float" office:value="13.92" calcext:value-type="float">
            <text:p>13.92</text:p>
          </table:table-cell>
          <table:table-cell table:style-name="ce3" table:content-validation-name="val1" office:value-type="string" calcext:value-type="string">
            <text:p>EUR</text:p>
          </table:table-cell>
          <table:table-cell table:style-name="ce4" office:value-type="float" office:value="1" calcext:value-type="float">
            <text:p>1.00</text:p>
          </table:table-cell>
          <table:table-cell table:style-name="ce6" office:value-type="float" office:value="13.92" calcext:value-type="float">
            <text:p>€ 13.92</text:p>
          </table:table-cell>
          <table:table-cell table:style-name="ce3" office:value-type="string" calcext:value-type="string">
            <text:p>Card</text:p>
          </table:table-cell>
          <table:table-cell table:style-name="ce3" office:value-type="string" calcext:value-type="string">
            <text:p>Cleared</text:p>
          </table:table-cell>
          <table:table-cell table:style-name="ce3" office:value-type="string" calcext:value-type="string">
            <text:p>Luiz personal</text:p>
          </table:table-cell>
          <table:table-cell table:style-name="ce3" office:value-type="string" calcext:value-type="string">
            <text:p>To be reimbursed</text:p>
          </table:table-cell>
          <table:table-cell table:number-columns-repeated="2"/>
          <table:table-cell table:style-name="ce3" office:value-type="string" calcext:value-type="string">
            <text:p>Ongoing, not settled (reimbursement pending).</text:p>
          </table:table-cell>
          <table:table-cell table:style-name="ce3" table:content-validation-name="val2"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25-02-18" calcext:value-type="date">
            <text:p>18/02/2025</text:p>
          </table:table-cell>
          <table:table-cell table:style-name="ce3" office:value-type="string" calcext:value-type="string">
            <text:p>Expense</text:p>
          </table:table-cell>
          <table:table-cell table:style-name="ce3" office:value-type="string" calcext:value-type="string">
            <text:p>Fixed costs</text:p>
          </table:table-cell>
          <table:table-cell table:style-name="ce3" office:value-type="string" calcext:value-type="string">
            <text:p>Notion</text:p>
          </table:table-cell>
          <table:table-cell table:style-name="ce3" office:value-type="string" calcext:value-type="string">
            <text:p>ReFi BCN Website maintenance</text:p>
          </table:table-cell>
          <table:table-cell table:style-name="ce3" office:value-type="string" calcext:value-type="string">
            <text:p>Notion</text:p>
          </table:table-cell>
          <table:table-cell table:style-name="ce3" office:value-type="string" calcext:value-type="string">
            <text:p>Notion subscription (monthly)</text:p>
          </table:table-cell>
          <table:table-cell table:style-name="ce4" office:value-type="float" office:value="13.92" calcext:value-type="float">
            <text:p>13.92</text:p>
          </table:table-cell>
          <table:table-cell table:style-name="ce3" table:content-validation-name="val1" office:value-type="string" calcext:value-type="string">
            <text:p>EUR</text:p>
          </table:table-cell>
          <table:table-cell table:style-name="ce4" office:value-type="float" office:value="1" calcext:value-type="float">
            <text:p>1.00</text:p>
          </table:table-cell>
          <table:table-cell table:style-name="ce6" office:value-type="float" office:value="13.92" calcext:value-type="float">
            <text:p>€ 13.92</text:p>
          </table:table-cell>
          <table:table-cell table:style-name="ce3" office:value-type="string" calcext:value-type="string">
            <text:p>Card</text:p>
          </table:table-cell>
          <table:table-cell table:style-name="ce3" office:value-type="string" calcext:value-type="string">
            <text:p>Cleared</text:p>
          </table:table-cell>
          <table:table-cell table:style-name="ce3" office:value-type="string" calcext:value-type="string">
            <text:p>Luiz personal</text:p>
          </table:table-cell>
          <table:table-cell table:style-name="ce3" office:value-type="string" calcext:value-type="string">
            <text:p>To be reimbursed</text:p>
          </table:table-cell>
          <table:table-cell table:number-columns-repeated="2"/>
          <table:table-cell table:style-name="ce3" office:value-type="string" calcext:value-type="string">
            <text:p>Ongoing, not settled (reimbursement pending).</text:p>
          </table:table-cell>
          <table:table-cell table:style-name="ce3" table:content-validation-name="val2"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25-03-18" calcext:value-type="date">
            <text:p>18/03/2025</text:p>
          </table:table-cell>
          <table:table-cell table:style-name="ce3" office:value-type="string" calcext:value-type="string">
            <text:p>Expense</text:p>
          </table:table-cell>
          <table:table-cell table:style-name="ce3" office:value-type="string" calcext:value-type="string">
            <text:p>Fixed costs</text:p>
          </table:table-cell>
          <table:table-cell table:style-name="ce3" office:value-type="string" calcext:value-type="string">
            <text:p>Notion</text:p>
          </table:table-cell>
          <table:table-cell table:style-name="ce3" office:value-type="string" calcext:value-type="string">
            <text:p>ReFi BCN Website maintenance</text:p>
          </table:table-cell>
          <table:table-cell table:style-name="ce3" office:value-type="string" calcext:value-type="string">
            <text:p>Notion</text:p>
          </table:table-cell>
          <table:table-cell table:style-name="ce3" office:value-type="string" calcext:value-type="string">
            <text:p>Notion subscription (monthly)</text:p>
          </table:table-cell>
          <table:table-cell table:style-name="ce4" office:value-type="float" office:value="13.92" calcext:value-type="float">
            <text:p>13.92</text:p>
          </table:table-cell>
          <table:table-cell table:style-name="ce3" table:content-validation-name="val1" office:value-type="string" calcext:value-type="string">
            <text:p>EUR</text:p>
          </table:table-cell>
          <table:table-cell table:style-name="ce4" office:value-type="float" office:value="1" calcext:value-type="float">
            <text:p>1.00</text:p>
          </table:table-cell>
          <table:table-cell table:style-name="ce6" office:value-type="float" office:value="13.92" calcext:value-type="float">
            <text:p>€ 13.92</text:p>
          </table:table-cell>
          <table:table-cell table:style-name="ce3" office:value-type="string" calcext:value-type="string">
            <text:p>Card</text:p>
          </table:table-cell>
          <table:table-cell table:style-name="ce3" office:value-type="string" calcext:value-type="string">
            <text:p>Cleared</text:p>
          </table:table-cell>
          <table:table-cell table:style-name="ce3" office:value-type="string" calcext:value-type="string">
            <text:p>Luiz personal</text:p>
          </table:table-cell>
          <table:table-cell table:style-name="ce3" office:value-type="string" calcext:value-type="string">
            <text:p>To be reimbursed</text:p>
          </table:table-cell>
          <table:table-cell table:number-columns-repeated="2"/>
          <table:table-cell table:style-name="ce3" office:value-type="string" calcext:value-type="string">
            <text:p>Ongoing, not settled (reimbursement pending).</text:p>
          </table:table-cell>
          <table:table-cell table:style-name="ce3" table:content-validation-name="val2"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25-04-18" calcext:value-type="date">
            <text:p>18/04/2025</text:p>
          </table:table-cell>
          <table:table-cell table:style-name="ce3" office:value-type="string" calcext:value-type="string">
            <text:p>Expense</text:p>
          </table:table-cell>
          <table:table-cell table:style-name="ce3" office:value-type="string" calcext:value-type="string">
            <text:p>Fixed costs</text:p>
          </table:table-cell>
          <table:table-cell table:style-name="ce3" office:value-type="string" calcext:value-type="string">
            <text:p>Notion</text:p>
          </table:table-cell>
          <table:table-cell table:style-name="ce3" office:value-type="string" calcext:value-type="string">
            <text:p>ReFi BCN Website maintenance</text:p>
          </table:table-cell>
          <table:table-cell table:style-name="ce3" office:value-type="string" calcext:value-type="string">
            <text:p>Notion</text:p>
          </table:table-cell>
          <table:table-cell table:style-name="ce3" office:value-type="string" calcext:value-type="string">
            <text:p>Notion subscription (monthly)</text:p>
          </table:table-cell>
          <table:table-cell table:style-name="ce4" office:value-type="float" office:value="13.92" calcext:value-type="float">
            <text:p>13.92</text:p>
          </table:table-cell>
          <table:table-cell table:style-name="ce3" table:content-validation-name="val1" office:value-type="string" calcext:value-type="string">
            <text:p>EUR</text:p>
          </table:table-cell>
          <table:table-cell table:style-name="ce4" office:value-type="float" office:value="1" calcext:value-type="float">
            <text:p>1.00</text:p>
          </table:table-cell>
          <table:table-cell table:style-name="ce6" office:value-type="float" office:value="13.92" calcext:value-type="float">
            <text:p>€ 13.92</text:p>
          </table:table-cell>
          <table:table-cell table:style-name="ce3" office:value-type="string" calcext:value-type="string">
            <text:p>Card</text:p>
          </table:table-cell>
          <table:table-cell table:style-name="ce3" office:value-type="string" calcext:value-type="string">
            <text:p>Cleared</text:p>
          </table:table-cell>
          <table:table-cell table:style-name="ce3" office:value-type="string" calcext:value-type="string">
            <text:p>Luiz personal</text:p>
          </table:table-cell>
          <table:table-cell table:style-name="ce3" office:value-type="string" calcext:value-type="string">
            <text:p>To be reimbursed</text:p>
          </table:table-cell>
          <table:table-cell table:number-columns-repeated="2"/>
          <table:table-cell table:style-name="ce3" office:value-type="string" calcext:value-type="string">
            <text:p>Ongoing, not settled (reimbursement pending).</text:p>
          </table:table-cell>
          <table:table-cell table:style-name="ce3" table:content-validation-name="val2"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25-05-18" calcext:value-type="date">
            <text:p>18/05/2025</text:p>
          </table:table-cell>
          <table:table-cell table:style-name="ce3" office:value-type="string" calcext:value-type="string">
            <text:p>Expense</text:p>
          </table:table-cell>
          <table:table-cell table:style-name="ce3" office:value-type="string" calcext:value-type="string">
            <text:p>Fixed costs</text:p>
          </table:table-cell>
          <table:table-cell table:style-name="ce3" office:value-type="string" calcext:value-type="string">
            <text:p>Notion</text:p>
          </table:table-cell>
          <table:table-cell table:style-name="ce3" office:value-type="string" calcext:value-type="string">
            <text:p>ReFi BCN Website maintenance</text:p>
          </table:table-cell>
          <table:table-cell table:style-name="ce3" office:value-type="string" calcext:value-type="string">
            <text:p>Notion</text:p>
          </table:table-cell>
          <table:table-cell table:style-name="ce3" office:value-type="string" calcext:value-type="string">
            <text:p>Notion subscription (monthly)</text:p>
          </table:table-cell>
          <table:table-cell table:style-name="ce4" office:value-type="float" office:value="13.92" calcext:value-type="float">
            <text:p>13.92</text:p>
          </table:table-cell>
          <table:table-cell table:style-name="ce3" table:content-validation-name="val1" office:value-type="string" calcext:value-type="string">
            <text:p>EUR</text:p>
          </table:table-cell>
          <table:table-cell table:style-name="ce4" office:value-type="float" office:value="1" calcext:value-type="float">
            <text:p>1.00</text:p>
          </table:table-cell>
          <table:table-cell table:style-name="ce6" office:value-type="float" office:value="13.92" calcext:value-type="float">
            <text:p>€ 13.92</text:p>
          </table:table-cell>
          <table:table-cell table:style-name="ce3" office:value-type="string" calcext:value-type="string">
            <text:p>Card</text:p>
          </table:table-cell>
          <table:table-cell table:style-name="ce3" office:value-type="string" calcext:value-type="string">
            <text:p>Cleared</text:p>
          </table:table-cell>
          <table:table-cell table:style-name="ce3" office:value-type="string" calcext:value-type="string">
            <text:p>Luiz personal</text:p>
          </table:table-cell>
          <table:table-cell table:style-name="ce3" office:value-type="string" calcext:value-type="string">
            <text:p>To be reimbursed</text:p>
          </table:table-cell>
          <table:table-cell table:number-columns-repeated="2"/>
          <table:table-cell table:style-name="ce3" office:value-type="string" calcext:value-type="string">
            <text:p>Ongoing, not settled (reimbursement pending).</text:p>
          </table:table-cell>
          <table:table-cell table:style-name="ce3" table:content-validation-name="val2"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25-06-18" calcext:value-type="date">
            <text:p>18/06/2025</text:p>
          </table:table-cell>
          <table:table-cell table:style-name="ce3" office:value-type="string" calcext:value-type="string">
            <text:p>Expense</text:p>
          </table:table-cell>
          <table:table-cell table:style-name="ce3" office:value-type="string" calcext:value-type="string">
            <text:p>Fixed costs</text:p>
          </table:table-cell>
          <table:table-cell table:style-name="ce3" office:value-type="string" calcext:value-type="string">
            <text:p>Notion</text:p>
          </table:table-cell>
          <table:table-cell table:style-name="ce3" office:value-type="string" calcext:value-type="string">
            <text:p>ReFi BCN Website maintenance</text:p>
          </table:table-cell>
          <table:table-cell table:style-name="ce3" office:value-type="string" calcext:value-type="string">
            <text:p>Notion</text:p>
          </table:table-cell>
          <table:table-cell table:style-name="ce3" office:value-type="string" calcext:value-type="string">
            <text:p>Notion subscription (monthly)</text:p>
          </table:table-cell>
          <table:table-cell table:style-name="ce4" office:value-type="float" office:value="13.92" calcext:value-type="float">
            <text:p>13.92</text:p>
          </table:table-cell>
          <table:table-cell table:style-name="ce3" table:content-validation-name="val1" office:value-type="string" calcext:value-type="string">
            <text:p>EUR</text:p>
          </table:table-cell>
          <table:table-cell table:style-name="ce4" office:value-type="float" office:value="1" calcext:value-type="float">
            <text:p>1.00</text:p>
          </table:table-cell>
          <table:table-cell table:style-name="ce6" office:value-type="float" office:value="13.92" calcext:value-type="float">
            <text:p>€ 13.92</text:p>
          </table:table-cell>
          <table:table-cell table:style-name="ce3" office:value-type="string" calcext:value-type="string">
            <text:p>Card</text:p>
          </table:table-cell>
          <table:table-cell table:style-name="ce3" office:value-type="string" calcext:value-type="string">
            <text:p>Cleared</text:p>
          </table:table-cell>
          <table:table-cell table:style-name="ce3" office:value-type="string" calcext:value-type="string">
            <text:p>Luiz personal</text:p>
          </table:table-cell>
          <table:table-cell table:style-name="ce3" office:value-type="string" calcext:value-type="string">
            <text:p>To be reimbursed</text:p>
          </table:table-cell>
          <table:table-cell table:number-columns-repeated="2"/>
          <table:table-cell table:style-name="ce3" office:value-type="string" calcext:value-type="string">
            <text:p>Ongoing, not settled (reimbursement pending).</text:p>
          </table:table-cell>
          <table:table-cell table:style-name="ce3" table:content-validation-name="val2"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25-07-18" calcext:value-type="date">
            <text:p>18/07/2025</text:p>
          </table:table-cell>
          <table:table-cell table:style-name="ce3" office:value-type="string" calcext:value-type="string">
            <text:p>Expense</text:p>
          </table:table-cell>
          <table:table-cell table:style-name="ce3" office:value-type="string" calcext:value-type="string">
            <text:p>Fixed costs</text:p>
          </table:table-cell>
          <table:table-cell table:style-name="ce3" office:value-type="string" calcext:value-type="string">
            <text:p>Notion</text:p>
          </table:table-cell>
          <table:table-cell table:style-name="ce3" office:value-type="string" calcext:value-type="string">
            <text:p>ReFi BCN Website maintenance</text:p>
          </table:table-cell>
          <table:table-cell table:style-name="ce3" office:value-type="string" calcext:value-type="string">
            <text:p>Notion</text:p>
          </table:table-cell>
          <table:table-cell table:style-name="ce3" office:value-type="string" calcext:value-type="string">
            <text:p>Notion subscription (monthly)</text:p>
          </table:table-cell>
          <table:table-cell table:style-name="ce4" office:value-type="float" office:value="13.92" calcext:value-type="float">
            <text:p>13.92</text:p>
          </table:table-cell>
          <table:table-cell table:style-name="ce3" table:content-validation-name="val1" office:value-type="string" calcext:value-type="string">
            <text:p>EUR</text:p>
          </table:table-cell>
          <table:table-cell table:style-name="ce4" office:value-type="float" office:value="1" calcext:value-type="float">
            <text:p>1.00</text:p>
          </table:table-cell>
          <table:table-cell table:style-name="ce6" office:value-type="float" office:value="13.92" calcext:value-type="float">
            <text:p>€ 13.92</text:p>
          </table:table-cell>
          <table:table-cell table:style-name="ce3" office:value-type="string" calcext:value-type="string">
            <text:p>Card</text:p>
          </table:table-cell>
          <table:table-cell table:style-name="ce3" office:value-type="string" calcext:value-type="string">
            <text:p>Cleared</text:p>
          </table:table-cell>
          <table:table-cell table:style-name="ce3" office:value-type="string" calcext:value-type="string">
            <text:p>Luiz personal</text:p>
          </table:table-cell>
          <table:table-cell table:style-name="ce3" office:value-type="string" calcext:value-type="string">
            <text:p>To be reimbursed</text:p>
          </table:table-cell>
          <table:table-cell table:number-columns-repeated="2"/>
          <table:table-cell table:style-name="ce3" office:value-type="string" calcext:value-type="string">
            <text:p>Ongoing, not settled (reimbursement pending).</text:p>
          </table:table-cell>
          <table:table-cell table:style-name="ce3" table:content-validation-name="val2"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25-08-18" calcext:value-type="date">
            <text:p>18/08/2025</text:p>
          </table:table-cell>
          <table:table-cell table:style-name="ce3" office:value-type="string" calcext:value-type="string">
            <text:p>Expense</text:p>
          </table:table-cell>
          <table:table-cell table:style-name="ce3" office:value-type="string" calcext:value-type="string">
            <text:p>Fixed costs</text:p>
          </table:table-cell>
          <table:table-cell table:style-name="ce3" office:value-type="string" calcext:value-type="string">
            <text:p>Notion</text:p>
          </table:table-cell>
          <table:table-cell table:style-name="ce3" office:value-type="string" calcext:value-type="string">
            <text:p>ReFi BCN Website maintenance</text:p>
          </table:table-cell>
          <table:table-cell table:style-name="ce3" office:value-type="string" calcext:value-type="string">
            <text:p>Notion</text:p>
          </table:table-cell>
          <table:table-cell table:style-name="ce3" office:value-type="string" calcext:value-type="string">
            <text:p>Notion subscription (monthly)</text:p>
          </table:table-cell>
          <table:table-cell table:style-name="ce4" office:value-type="float" office:value="13.92" calcext:value-type="float">
            <text:p>13.92</text:p>
          </table:table-cell>
          <table:table-cell table:style-name="ce3" table:content-validation-name="val1" office:value-type="string" calcext:value-type="string">
            <text:p>EUR</text:p>
          </table:table-cell>
          <table:table-cell table:style-name="ce4" office:value-type="float" office:value="1" calcext:value-type="float">
            <text:p>1.00</text:p>
          </table:table-cell>
          <table:table-cell table:style-name="ce6" office:value-type="float" office:value="13.92" calcext:value-type="float">
            <text:p>€ 13.92</text:p>
          </table:table-cell>
          <table:table-cell table:style-name="ce3" office:value-type="string" calcext:value-type="string">
            <text:p>Card</text:p>
          </table:table-cell>
          <table:table-cell table:style-name="ce3" office:value-type="string" calcext:value-type="string">
            <text:p>Cleared</text:p>
          </table:table-cell>
          <table:table-cell table:style-name="ce3" office:value-type="string" calcext:value-type="string">
            <text:p>Luiz personal</text:p>
          </table:table-cell>
          <table:table-cell table:style-name="ce3" office:value-type="string" calcext:value-type="string">
            <text:p>To be reimbursed</text:p>
          </table:table-cell>
          <table:table-cell table:number-columns-repeated="2"/>
          <table:table-cell table:style-name="ce3" office:value-type="string" calcext:value-type="string">
            <text:p>Ongoing, not settled (reimbursement pending).</text:p>
          </table:table-cell>
          <table:table-cell table:style-name="ce3" table:content-validation-name="val2"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25-09-18" calcext:value-type="date">
            <text:p>18/09/2025</text:p>
          </table:table-cell>
          <table:table-cell table:style-name="ce3" office:value-type="string" calcext:value-type="string">
            <text:p>Expense</text:p>
          </table:table-cell>
          <table:table-cell table:style-name="ce3" office:value-type="string" calcext:value-type="string">
            <text:p>Fixed costs</text:p>
          </table:table-cell>
          <table:table-cell table:style-name="ce3" office:value-type="string" calcext:value-type="string">
            <text:p>Notion</text:p>
          </table:table-cell>
          <table:table-cell table:style-name="ce3" office:value-type="string" calcext:value-type="string">
            <text:p>ReFi BCN Website maintenance</text:p>
          </table:table-cell>
          <table:table-cell table:style-name="ce3" office:value-type="string" calcext:value-type="string">
            <text:p>Notion</text:p>
          </table:table-cell>
          <table:table-cell table:style-name="ce3" office:value-type="string" calcext:value-type="string">
            <text:p>Notion subscription (monthly)</text:p>
          </table:table-cell>
          <table:table-cell table:style-name="ce4" office:value-type="float" office:value="13.92" calcext:value-type="float">
            <text:p>13.92</text:p>
          </table:table-cell>
          <table:table-cell table:style-name="ce3" table:content-validation-name="val1" office:value-type="string" calcext:value-type="string">
            <text:p>EUR</text:p>
          </table:table-cell>
          <table:table-cell table:style-name="ce4" office:value-type="float" office:value="1" calcext:value-type="float">
            <text:p>1.00</text:p>
          </table:table-cell>
          <table:table-cell table:style-name="ce6" office:value-type="float" office:value="13.92" calcext:value-type="float">
            <text:p>€ 13.92</text:p>
          </table:table-cell>
          <table:table-cell table:style-name="ce3" office:value-type="string" calcext:value-type="string">
            <text:p>Card</text:p>
          </table:table-cell>
          <table:table-cell table:style-name="ce3" office:value-type="string" calcext:value-type="string">
            <text:p>Cleared</text:p>
          </table:table-cell>
          <table:table-cell table:style-name="ce3" office:value-type="string" calcext:value-type="string">
            <text:p>Luiz personal</text:p>
          </table:table-cell>
          <table:table-cell table:style-name="ce3" office:value-type="string" calcext:value-type="string">
            <text:p>To be reimbursed</text:p>
          </table:table-cell>
          <table:table-cell table:number-columns-repeated="2"/>
          <table:table-cell table:style-name="ce3" office:value-type="string" calcext:value-type="string">
            <text:p>Ongoing, not settled (reimbursement pending).</text:p>
          </table:table-cell>
          <table:table-cell table:style-name="ce3" table:content-validation-name="val2"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25-10-18" calcext:value-type="date">
            <text:p>18/10/2025</text:p>
          </table:table-cell>
          <table:table-cell table:style-name="ce3" office:value-type="string" calcext:value-type="string">
            <text:p>Expense</text:p>
          </table:table-cell>
          <table:table-cell table:style-name="ce3" office:value-type="string" calcext:value-type="string">
            <text:p>Fixed costs</text:p>
          </table:table-cell>
          <table:table-cell table:style-name="ce3" office:value-type="string" calcext:value-type="string">
            <text:p>Notion</text:p>
          </table:table-cell>
          <table:table-cell table:style-name="ce3" office:value-type="string" calcext:value-type="string">
            <text:p>ReFi BCN Website maintenance</text:p>
          </table:table-cell>
          <table:table-cell table:style-name="ce3" office:value-type="string" calcext:value-type="string">
            <text:p>Notion</text:p>
          </table:table-cell>
          <table:table-cell table:style-name="ce3" office:value-type="string" calcext:value-type="string">
            <text:p>Notion subscription (monthly)</text:p>
          </table:table-cell>
          <table:table-cell table:style-name="ce4" office:value-type="float" office:value="13.92" calcext:value-type="float">
            <text:p>13.92</text:p>
          </table:table-cell>
          <table:table-cell table:style-name="ce3" table:content-validation-name="val1" office:value-type="string" calcext:value-type="string">
            <text:p>EUR</text:p>
          </table:table-cell>
          <table:table-cell table:style-name="ce4" office:value-type="float" office:value="1" calcext:value-type="float">
            <text:p>1.00</text:p>
          </table:table-cell>
          <table:table-cell table:style-name="ce6" office:value-type="float" office:value="13.92" calcext:value-type="float">
            <text:p>€ 13.92</text:p>
          </table:table-cell>
          <table:table-cell table:style-name="ce3" office:value-type="string" calcext:value-type="string">
            <text:p>Card</text:p>
          </table:table-cell>
          <table:table-cell table:style-name="ce3" office:value-type="string" calcext:value-type="string">
            <text:p>Cleared</text:p>
          </table:table-cell>
          <table:table-cell table:style-name="ce3" office:value-type="string" calcext:value-type="string">
            <text:p>Luiz personal</text:p>
          </table:table-cell>
          <table:table-cell table:style-name="ce3" office:value-type="string" calcext:value-type="string">
            <text:p>To be reimbursed</text:p>
          </table:table-cell>
          <table:table-cell table:number-columns-repeated="2"/>
          <table:table-cell table:style-name="ce3" office:value-type="string" calcext:value-type="string">
            <text:p>Ongoing, not settled (reimbursement pending).</text:p>
          </table:table-cell>
          <table:table-cell table:style-name="ce3" table:content-validation-name="val2"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25-11-18" calcext:value-type="date">
            <text:p>18/11/2025</text:p>
          </table:table-cell>
          <table:table-cell table:style-name="ce3" office:value-type="string" calcext:value-type="string">
            <text:p>Expense</text:p>
          </table:table-cell>
          <table:table-cell table:style-name="ce3" office:value-type="string" calcext:value-type="string">
            <text:p>Fixed costs</text:p>
          </table:table-cell>
          <table:table-cell table:style-name="ce3" office:value-type="string" calcext:value-type="string">
            <text:p>Notion</text:p>
          </table:table-cell>
          <table:table-cell table:style-name="ce3" office:value-type="string" calcext:value-type="string">
            <text:p>ReFi BCN Website maintenance</text:p>
          </table:table-cell>
          <table:table-cell table:style-name="ce3" office:value-type="string" calcext:value-type="string">
            <text:p>Notion</text:p>
          </table:table-cell>
          <table:table-cell table:style-name="ce3" office:value-type="string" calcext:value-type="string">
            <text:p>Notion subscription (monthly)</text:p>
          </table:table-cell>
          <table:table-cell table:style-name="ce4" office:value-type="float" office:value="13.92" calcext:value-type="float">
            <text:p>13.92</text:p>
          </table:table-cell>
          <table:table-cell table:style-name="ce3" table:content-validation-name="val1" office:value-type="string" calcext:value-type="string">
            <text:p>EUR</text:p>
          </table:table-cell>
          <table:table-cell table:style-name="ce4" office:value-type="float" office:value="1" calcext:value-type="float">
            <text:p>1.00</text:p>
          </table:table-cell>
          <table:table-cell table:style-name="ce6" office:value-type="float" office:value="13.92" calcext:value-type="float">
            <text:p>€ 13.92</text:p>
          </table:table-cell>
          <table:table-cell table:style-name="ce3" office:value-type="string" calcext:value-type="string">
            <text:p>Card</text:p>
          </table:table-cell>
          <table:table-cell table:style-name="ce3" office:value-type="string" calcext:value-type="string">
            <text:p>Cleared</text:p>
          </table:table-cell>
          <table:table-cell table:style-name="ce3" office:value-type="string" calcext:value-type="string">
            <text:p>Luiz personal</text:p>
          </table:table-cell>
          <table:table-cell table:style-name="ce3" office:value-type="string" calcext:value-type="string">
            <text:p>To be reimbursed</text:p>
          </table:table-cell>
          <table:table-cell table:number-columns-repeated="2"/>
          <table:table-cell table:style-name="ce3" office:value-type="string" calcext:value-type="string">
            <text:p>Ongoing, not settled (reimbursement pending).</text:p>
          </table:table-cell>
          <table:table-cell table:style-name="ce3" table:content-validation-name="val2"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25-12-18" calcext:value-type="date">
            <text:p>18/12/2025</text:p>
          </table:table-cell>
          <table:table-cell table:style-name="ce3" office:value-type="string" calcext:value-type="string">
            <text:p>Expense</text:p>
          </table:table-cell>
          <table:table-cell table:style-name="ce3" office:value-type="string" calcext:value-type="string">
            <text:p>Fixed costs</text:p>
          </table:table-cell>
          <table:table-cell table:style-name="ce3" office:value-type="string" calcext:value-type="string">
            <text:p>Notion</text:p>
          </table:table-cell>
          <table:table-cell table:style-name="ce3" office:value-type="string" calcext:value-type="string">
            <text:p>ReFi BCN Website maintenance</text:p>
          </table:table-cell>
          <table:table-cell table:style-name="ce3" office:value-type="string" calcext:value-type="string">
            <text:p>Notion</text:p>
          </table:table-cell>
          <table:table-cell table:style-name="ce3" office:value-type="string" calcext:value-type="string">
            <text:p>Notion subscription (monthly)</text:p>
          </table:table-cell>
          <table:table-cell table:style-name="ce4" office:value-type="float" office:value="13.92" calcext:value-type="float">
            <text:p>13.92</text:p>
          </table:table-cell>
          <table:table-cell table:style-name="ce3" table:content-validation-name="val1" office:value-type="string" calcext:value-type="string">
            <text:p>EUR</text:p>
          </table:table-cell>
          <table:table-cell table:style-name="ce4" office:value-type="float" office:value="1" calcext:value-type="float">
            <text:p>1.00</text:p>
          </table:table-cell>
          <table:table-cell table:style-name="ce6" office:value-type="float" office:value="13.92" calcext:value-type="float">
            <text:p>€ 13.92</text:p>
          </table:table-cell>
          <table:table-cell table:style-name="ce3" office:value-type="string" calcext:value-type="string">
            <text:p>Card</text:p>
          </table:table-cell>
          <table:table-cell table:style-name="ce3" office:value-type="string" calcext:value-type="string">
            <text:p>Cleared</text:p>
          </table:table-cell>
          <table:table-cell table:style-name="ce3" office:value-type="string" calcext:value-type="string">
            <text:p>Luiz personal</text:p>
          </table:table-cell>
          <table:table-cell table:style-name="ce3" office:value-type="string" calcext:value-type="string">
            <text:p>To be reimbursed</text:p>
          </table:table-cell>
          <table:table-cell table:number-columns-repeated="2"/>
          <table:table-cell table:style-name="ce3" office:value-type="string" calcext:value-type="string">
            <text:p>Ongoing, not settled (reimbursement pending).</text:p>
          </table:table-cell>
          <table:table-cell table:style-name="ce3" table:content-validation-name="val2"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26-05-15" calcext:value-type="date">
            <text:p>15/05/2026</text:p>
          </table:table-cell>
          <table:table-cell table:style-name="ce3" office:value-type="string" calcext:value-type="string">
            <text:p>Expense</text:p>
          </table:table-cell>
          <table:table-cell table:style-name="ce3" office:value-type="string" calcext:value-type="string">
            <text:p>Fixed costs</text:p>
          </table:table-cell>
          <table:table-cell table:style-name="ce3" office:value-type="string" calcext:value-type="string">
            <text:p>Obsidian Publish</text:p>
          </table:table-cell>
          <table:table-cell table:style-name="ce3" office:value-type="string" calcext:value-type="string">
            <text:p>ReFi BCN Website maintenance</text:p>
          </table:table-cell>
          <table:table-cell table:style-name="ce3" office:value-type="string" calcext:value-type="string">
            <text:p>Obsidian</text:p>
          </table:table-cell>
          <table:table-cell table:style-name="ce3" office:value-type="string" calcext:value-type="string">
            <text:p>Obsidian Publish subscription (annual renewal)</text:p>
          </table:table-cell>
          <table:table-cell table:style-name="ce4" office:value-type="float" office:value="96" calcext:value-type="float">
            <text:p>96.00</text:p>
          </table:table-cell>
          <table:table-cell table:style-name="ce3" table:content-validation-name="val1" office:value-type="string" calcext:value-type="string">
            <text:p>USD</text:p>
          </table:table-cell>
          <table:table-cell table:style-name="ce4" table:formula="of:=IFERROR(__xludf.dummyfunction(&quot;IFERROR(INDEX(GOOGLEFINANCE(&quot;&quot;CURRENCY:USDEUR&quot;&quot;,A20),2,2),&quot;&quot;&quot;&quot;)&quot;);&quot;&quot;)">
            <text:p/>
          </table:table-cell>
          <table:table-cell table:style-name="ce6" table:formula="of:=IFERROR([.H20]*[.J20];&quot;&quot;)" office:value-type="float" office:value="0" calcext:value-type="float">
            <text:p>€ 0.00</text:p>
          </table:table-cell>
          <table:table-cell table:style-name="ce3" office:value-type="string" calcext:value-type="string">
            <text:p>Card</text:p>
          </table:table-cell>
          <table:table-cell table:style-name="ce3" office:value-type="string" calcext:value-type="string">
            <text:p>Expected</text:p>
          </table:table-cell>
          <table:table-cell table:style-name="ce3" office:value-type="string" calcext:value-type="string">
            <text:p>Luiz personal</text:p>
          </table:table-cell>
          <table:table-cell table:style-name="ce3" office:value-type="string" calcext:value-type="string">
            <text:p>To be reimbursed</text:p>
          </table:table-cell>
          <table:table-cell table:number-columns-repeated="2"/>
          <table:table-cell table:style-name="ce3" office:value-type="string" calcext:value-type="string">
            <text:p>Expected: 96 USD (annual). Convert to EUR when known.</text:p>
          </table:table-cell>
          <table:table-cell table:style-name="ce3" table:content-validation-name="val2" office:value-type="string" calcext:value-type="string">
            <text:p>Yes</text:p>
          </table:table-cell>
          <table:table-cell table:number-columns-repeated="1005"/>
        </table:table-row>
        <table:table-row table:style-name="ro2">
          <table:table-cell table:style-name="ce2" office:value-type="date" office:date-value="2026-01-18" calcext:value-type="date">
            <text:p>18/01/2026</text:p>
          </table:table-cell>
          <table:table-cell table:style-name="ce3" office:value-type="string" calcext:value-type="string">
            <text:p>Expense</text:p>
          </table:table-cell>
          <table:table-cell table:style-name="ce3" office:value-type="string" calcext:value-type="string">
            <text:p>Fixed costs</text:p>
          </table:table-cell>
          <table:table-cell table:style-name="ce3" office:value-type="string" calcext:value-type="string">
            <text:p>Notion</text:p>
          </table:table-cell>
          <table:table-cell table:style-name="ce3" office:value-type="string" calcext:value-type="string">
            <text:p>ReFi BCN Website maintenance</text:p>
          </table:table-cell>
          <table:table-cell table:style-name="ce3" office:value-type="string" calcext:value-type="string">
            <text:p>Notion</text:p>
          </table:table-cell>
          <table:table-cell table:style-name="ce3" office:value-type="string" calcext:value-type="string">
            <text:p>Notion subscription (monthly)</text:p>
          </table:table-cell>
          <table:table-cell table:style-name="ce4" office:value-type="float" office:value="13.92" calcext:value-type="float">
            <text:p>13.92</text:p>
          </table:table-cell>
          <table:table-cell table:style-name="ce3" table:content-validation-name="val1" office:value-type="string" calcext:value-type="string">
            <text:p>EUR</text:p>
          </table:table-cell>
          <table:table-cell table:style-name="ce4" office:value-type="float" office:value="1" calcext:value-type="float">
            <text:p>1.00</text:p>
          </table:table-cell>
          <table:table-cell table:style-name="ce6" office:value-type="float" office:value="13.92" calcext:value-type="float">
            <text:p>€ 13.92</text:p>
          </table:table-cell>
          <table:table-cell table:style-name="ce3" office:value-type="string" calcext:value-type="string">
            <text:p>Card</text:p>
          </table:table-cell>
          <table:table-cell table:style-name="ce3" office:value-type="string" calcext:value-type="string">
            <text:p>Cleared</text:p>
          </table:table-cell>
          <table:table-cell table:style-name="ce3" office:value-type="string" calcext:value-type="string">
            <text:p>Luiz personal</text:p>
          </table:table-cell>
          <table:table-cell table:style-name="ce3" office:value-type="string" calcext:value-type="string">
            <text:p>To be reimbursed</text:p>
          </table:table-cell>
          <table:table-cell table:number-columns-repeated="2"/>
          <table:table-cell table:style-name="ce3" office:value-type="string" calcext:value-type="string">
            <text:p>Ongoing, not settled (reimbursement pending).</text:p>
          </table:table-cell>
          <table:table-cell table:style-name="ce3" table:content-validation-name="val2" office:value-type="string" calcext:value-type="string">
            <text:p>No</text:p>
          </table:table-cell>
          <table:table-cell table:number-columns-repeated="1005"/>
        </table:table-row>
        <table:table-row table:style-name="ro2">
          <table:table-cell table:style-name="ce2" office:value-type="date" office:date-value="2026-02-18" calcext:value-type="date">
            <text:p>18/02/2026</text:p>
          </table:table-cell>
          <table:table-cell table:style-name="ce3" office:value-type="string" calcext:value-type="string">
            <text:p>Expense</text:p>
          </table:table-cell>
          <table:table-cell table:style-name="ce3" office:value-type="string" calcext:value-type="string">
            <text:p>Fixed costs</text:p>
          </table:table-cell>
          <table:table-cell table:style-name="ce3" office:value-type="string" calcext:value-type="string">
            <text:p>Notion</text:p>
          </table:table-cell>
          <table:table-cell table:style-name="ce3" office:value-type="string" calcext:value-type="string">
            <text:p>ReFi BCN Website maintenance</text:p>
          </table:table-cell>
          <table:table-cell table:style-name="ce3" office:value-type="string" calcext:value-type="string">
            <text:p>Notion</text:p>
          </table:table-cell>
          <table:table-cell table:style-name="ce3" office:value-type="string" calcext:value-type="string">
            <text:p>Notion subscription (monthly)</text:p>
          </table:table-cell>
          <table:table-cell table:style-name="ce4" office:value-type="float" office:value="13.92" calcext:value-type="float">
            <text:p>13.92</text:p>
          </table:table-cell>
          <table:table-cell table:style-name="ce3" table:content-validation-name="val1" office:value-type="string" calcext:value-type="string">
            <text:p>EUR</text:p>
          </table:table-cell>
          <table:table-cell table:style-name="ce4" office:value-type="float" office:value="1" calcext:value-type="float">
            <text:p>1.00</text:p>
          </table:table-cell>
          <table:table-cell table:style-name="ce6" office:value-type="float" office:value="13.92" calcext:value-type="float">
            <text:p>€ 13.92</text:p>
          </table:table-cell>
          <table:table-cell table:style-name="ce3" office:value-type="string" calcext:value-type="string">
            <text:p>Card</text:p>
          </table:table-cell>
          <table:table-cell table:style-name="ce3" office:value-type="string" calcext:value-type="string">
            <text:p>Expected</text:p>
          </table:table-cell>
          <table:table-cell table:style-name="ce3" office:value-type="string" calcext:value-type="string">
            <text:p>Luiz personal</text:p>
          </table:table-cell>
          <table:table-cell table:style-name="ce3" office:value-type="string" calcext:value-type="string">
            <text:p>To be reimbursed</text:p>
          </table:table-cell>
          <table:table-cell table:number-columns-repeated="2"/>
          <table:table-cell table:style-name="ce3" office:value-type="string" calcext:value-type="string">
            <text:p>Ongoing, not settled (reimbursement pending).</text:p>
          </table:table-cell>
          <table:table-cell table:style-name="ce3" table:content-validation-name="val2" office:value-type="string" calcext:value-type="string">
            <text:p>Yes</text:p>
          </table:table-cell>
          <table:table-cell table:number-columns-repeated="1005"/>
        </table:table-row>
        <table:table-row table:style-name="ro2">
          <table:table-cell table:style-name="ce2" office:value-type="date" office:date-value="2026-03-18" calcext:value-type="date">
            <text:p>18/03/2026</text:p>
          </table:table-cell>
          <table:table-cell table:style-name="ce3" office:value-type="string" calcext:value-type="string">
            <text:p>Expense</text:p>
          </table:table-cell>
          <table:table-cell table:style-name="ce3" office:value-type="string" calcext:value-type="string">
            <text:p>Fixed costs</text:p>
          </table:table-cell>
          <table:table-cell table:style-name="ce3" office:value-type="string" calcext:value-type="string">
            <text:p>Notion</text:p>
          </table:table-cell>
          <table:table-cell table:style-name="ce3" office:value-type="string" calcext:value-type="string">
            <text:p>ReFi BCN Website maintenance</text:p>
          </table:table-cell>
          <table:table-cell table:style-name="ce3" office:value-type="string" calcext:value-type="string">
            <text:p>Notion</text:p>
          </table:table-cell>
          <table:table-cell table:style-name="ce3" office:value-type="string" calcext:value-type="string">
            <text:p>Notion subscription (monthly)</text:p>
          </table:table-cell>
          <table:table-cell table:style-name="ce4" office:value-type="float" office:value="13.92" calcext:value-type="float">
            <text:p>13.92</text:p>
          </table:table-cell>
          <table:table-cell table:style-name="ce3" table:content-validation-name="val1" office:value-type="string" calcext:value-type="string">
            <text:p>EUR</text:p>
          </table:table-cell>
          <table:table-cell table:style-name="ce4" office:value-type="float" office:value="1" calcext:value-type="float">
            <text:p>1.00</text:p>
          </table:table-cell>
          <table:table-cell table:style-name="ce6" office:value-type="float" office:value="13.92" calcext:value-type="float">
            <text:p>€ 13.92</text:p>
          </table:table-cell>
          <table:table-cell table:style-name="ce3" office:value-type="string" calcext:value-type="string">
            <text:p>Card</text:p>
          </table:table-cell>
          <table:table-cell table:style-name="ce3" office:value-type="string" calcext:value-type="string">
            <text:p>Expected</text:p>
          </table:table-cell>
          <table:table-cell table:style-name="ce3" office:value-type="string" calcext:value-type="string">
            <text:p>Luiz personal</text:p>
          </table:table-cell>
          <table:table-cell table:style-name="ce3" office:value-type="string" calcext:value-type="string">
            <text:p>To be reimbursed</text:p>
          </table:table-cell>
          <table:table-cell table:number-columns-repeated="2"/>
          <table:table-cell table:style-name="ce3" office:value-type="string" calcext:value-type="string">
            <text:p>Ongoing, not settled (reimbursement pending).</text:p>
          </table:table-cell>
          <table:table-cell table:style-name="ce3" table:content-validation-name="val2" office:value-type="string" calcext:value-type="string">
            <text:p>Yes</text:p>
          </table:table-cell>
          <table:table-cell table:number-columns-repeated="1005"/>
        </table:table-row>
        <table:table-row table:style-name="ro2">
          <table:table-cell table:style-name="ce2" office:value-type="date" office:date-value="2026-04-18" calcext:value-type="date">
            <text:p>18/04/2026</text:p>
          </table:table-cell>
          <table:table-cell table:style-name="ce3" office:value-type="string" calcext:value-type="string">
            <text:p>Expense</text:p>
          </table:table-cell>
          <table:table-cell table:style-name="ce3" office:value-type="string" calcext:value-type="string">
            <text:p>Fixed costs</text:p>
          </table:table-cell>
          <table:table-cell table:style-name="ce3" office:value-type="string" calcext:value-type="string">
            <text:p>Notion</text:p>
          </table:table-cell>
          <table:table-cell table:style-name="ce3" office:value-type="string" calcext:value-type="string">
            <text:p>ReFi BCN Website maintenance</text:p>
          </table:table-cell>
          <table:table-cell table:style-name="ce3" office:value-type="string" calcext:value-type="string">
            <text:p>Notion</text:p>
          </table:table-cell>
          <table:table-cell table:style-name="ce3" office:value-type="string" calcext:value-type="string">
            <text:p>Notion subscription (monthly)</text:p>
          </table:table-cell>
          <table:table-cell table:style-name="ce4" office:value-type="float" office:value="13.92" calcext:value-type="float">
            <text:p>13.92</text:p>
          </table:table-cell>
          <table:table-cell table:style-name="ce3" table:content-validation-name="val1" office:value-type="string" calcext:value-type="string">
            <text:p>EUR</text:p>
          </table:table-cell>
          <table:table-cell table:style-name="ce4" office:value-type="float" office:value="1" calcext:value-type="float">
            <text:p>1.00</text:p>
          </table:table-cell>
          <table:table-cell table:style-name="ce6" office:value-type="float" office:value="13.92" calcext:value-type="float">
            <text:p>€ 13.92</text:p>
          </table:table-cell>
          <table:table-cell table:style-name="ce3" office:value-type="string" calcext:value-type="string">
            <text:p>Card</text:p>
          </table:table-cell>
          <table:table-cell table:style-name="ce3" office:value-type="string" calcext:value-type="string">
            <text:p>Expected</text:p>
          </table:table-cell>
          <table:table-cell table:style-name="ce3" office:value-type="string" calcext:value-type="string">
            <text:p>Luiz personal</text:p>
          </table:table-cell>
          <table:table-cell table:style-name="ce3" office:value-type="string" calcext:value-type="string">
            <text:p>To be reimbursed</text:p>
          </table:table-cell>
          <table:table-cell table:number-columns-repeated="2"/>
          <table:table-cell table:style-name="ce3" office:value-type="string" calcext:value-type="string">
            <text:p>Ongoing, not settled (reimbursement pending).</text:p>
          </table:table-cell>
          <table:table-cell table:style-name="ce3" table:content-validation-name="val2" office:value-type="string" calcext:value-type="string">
            <text:p>Yes</text:p>
          </table:table-cell>
          <table:table-cell table:number-columns-repeated="1005"/>
        </table:table-row>
        <table:table-row table:style-name="ro2">
          <table:table-cell table:style-name="ce2" office:value-type="date" office:date-value="2026-05-18" calcext:value-type="date">
            <text:p>18/05/2026</text:p>
          </table:table-cell>
          <table:table-cell table:style-name="ce3" office:value-type="string" calcext:value-type="string">
            <text:p>Expense</text:p>
          </table:table-cell>
          <table:table-cell table:style-name="ce3" office:value-type="string" calcext:value-type="string">
            <text:p>Fixed costs</text:p>
          </table:table-cell>
          <table:table-cell table:style-name="ce3" office:value-type="string" calcext:value-type="string">
            <text:p>Notion</text:p>
          </table:table-cell>
          <table:table-cell table:style-name="ce3" office:value-type="string" calcext:value-type="string">
            <text:p>ReFi BCN Website maintenance</text:p>
          </table:table-cell>
          <table:table-cell table:style-name="ce3" office:value-type="string" calcext:value-type="string">
            <text:p>Notion</text:p>
          </table:table-cell>
          <table:table-cell table:style-name="ce3" office:value-type="string" calcext:value-type="string">
            <text:p>Notion subscription (monthly)</text:p>
          </table:table-cell>
          <table:table-cell table:style-name="ce4" office:value-type="float" office:value="13.92" calcext:value-type="float">
            <text:p>13.92</text:p>
          </table:table-cell>
          <table:table-cell table:style-name="ce3" table:content-validation-name="val1" office:value-type="string" calcext:value-type="string">
            <text:p>EUR</text:p>
          </table:table-cell>
          <table:table-cell table:style-name="ce4" office:value-type="float" office:value="1" calcext:value-type="float">
            <text:p>1.00</text:p>
          </table:table-cell>
          <table:table-cell table:style-name="ce6" office:value-type="float" office:value="13.92" calcext:value-type="float">
            <text:p>€ 13.92</text:p>
          </table:table-cell>
          <table:table-cell table:style-name="ce3" office:value-type="string" calcext:value-type="string">
            <text:p>Card</text:p>
          </table:table-cell>
          <table:table-cell table:style-name="ce3" office:value-type="string" calcext:value-type="string">
            <text:p>Expected</text:p>
          </table:table-cell>
          <table:table-cell table:style-name="ce3" office:value-type="string" calcext:value-type="string">
            <text:p>Luiz personal</text:p>
          </table:table-cell>
          <table:table-cell table:style-name="ce3" office:value-type="string" calcext:value-type="string">
            <text:p>To be reimbursed</text:p>
          </table:table-cell>
          <table:table-cell table:number-columns-repeated="2"/>
          <table:table-cell table:style-name="ce3" office:value-type="string" calcext:value-type="string">
            <text:p>Ongoing, not settled (reimbursement pending).</text:p>
          </table:table-cell>
          <table:table-cell table:style-name="ce3" table:content-validation-name="val2" office:value-type="string" calcext:value-type="string">
            <text:p>Yes</text:p>
          </table:table-cell>
          <table:table-cell table:number-columns-repeated="1005"/>
        </table:table-row>
        <table:table-row table:style-name="ro2">
          <table:table-cell table:style-name="ce2" office:value-type="date" office:date-value="2026-06-18" calcext:value-type="date">
            <text:p>18/06/2026</text:p>
          </table:table-cell>
          <table:table-cell table:style-name="ce3" office:value-type="string" calcext:value-type="string">
            <text:p>Expense</text:p>
          </table:table-cell>
          <table:table-cell table:style-name="ce3" office:value-type="string" calcext:value-type="string">
            <text:p>Fixed costs</text:p>
          </table:table-cell>
          <table:table-cell table:style-name="ce3" office:value-type="string" calcext:value-type="string">
            <text:p>Notion</text:p>
          </table:table-cell>
          <table:table-cell table:style-name="ce3" office:value-type="string" calcext:value-type="string">
            <text:p>ReFi BCN Website maintenance</text:p>
          </table:table-cell>
          <table:table-cell table:style-name="ce3" office:value-type="string" calcext:value-type="string">
            <text:p>Notion</text:p>
          </table:table-cell>
          <table:table-cell table:style-name="ce3" office:value-type="string" calcext:value-type="string">
            <text:p>Notion subscription (monthly)</text:p>
          </table:table-cell>
          <table:table-cell table:style-name="ce4" office:value-type="float" office:value="13.92" calcext:value-type="float">
            <text:p>13.92</text:p>
          </table:table-cell>
          <table:table-cell table:style-name="ce3" table:content-validation-name="val1" office:value-type="string" calcext:value-type="string">
            <text:p>EUR</text:p>
          </table:table-cell>
          <table:table-cell table:style-name="ce4" office:value-type="float" office:value="1" calcext:value-type="float">
            <text:p>1.00</text:p>
          </table:table-cell>
          <table:table-cell table:style-name="ce6" office:value-type="float" office:value="13.92" calcext:value-type="float">
            <text:p>€ 13.92</text:p>
          </table:table-cell>
          <table:table-cell table:style-name="ce3" office:value-type="string" calcext:value-type="string">
            <text:p>Card</text:p>
          </table:table-cell>
          <table:table-cell table:style-name="ce3" office:value-type="string" calcext:value-type="string">
            <text:p>Expected</text:p>
          </table:table-cell>
          <table:table-cell table:style-name="ce3" office:value-type="string" calcext:value-type="string">
            <text:p>Luiz personal</text:p>
          </table:table-cell>
          <table:table-cell table:style-name="ce3" office:value-type="string" calcext:value-type="string">
            <text:p>To be reimbursed</text:p>
          </table:table-cell>
          <table:table-cell table:number-columns-repeated="2"/>
          <table:table-cell table:style-name="ce3" office:value-type="string" calcext:value-type="string">
            <text:p>Ongoing, not settled (reimbursement pending).</text:p>
          </table:table-cell>
          <table:table-cell table:style-name="ce3" table:content-validation-name="val2" office:value-type="string" calcext:value-type="string">
            <text:p>Yes</text:p>
          </table:table-cell>
          <table:table-cell table:number-columns-repeated="1005"/>
        </table:table-row>
        <table:table-row table:style-name="ro2">
          <table:table-cell table:style-name="ce2" office:value-type="date" office:date-value="2026-07-18" calcext:value-type="date">
            <text:p>18/07/2026</text:p>
          </table:table-cell>
          <table:table-cell table:style-name="ce3" office:value-type="string" calcext:value-type="string">
            <text:p>Expense</text:p>
          </table:table-cell>
          <table:table-cell table:style-name="ce3" office:value-type="string" calcext:value-type="string">
            <text:p>Fixed costs</text:p>
          </table:table-cell>
          <table:table-cell table:style-name="ce3" office:value-type="string" calcext:value-type="string">
            <text:p>Notion</text:p>
          </table:table-cell>
          <table:table-cell table:style-name="ce3" office:value-type="string" calcext:value-type="string">
            <text:p>ReFi BCN Website maintenance</text:p>
          </table:table-cell>
          <table:table-cell table:style-name="ce3" office:value-type="string" calcext:value-type="string">
            <text:p>Notion</text:p>
          </table:table-cell>
          <table:table-cell table:style-name="ce3" office:value-type="string" calcext:value-type="string">
            <text:p>Notion subscription (monthly)</text:p>
          </table:table-cell>
          <table:table-cell table:style-name="ce4" office:value-type="float" office:value="13.92" calcext:value-type="float">
            <text:p>13.92</text:p>
          </table:table-cell>
          <table:table-cell table:style-name="ce3" table:content-validation-name="val1" office:value-type="string" calcext:value-type="string">
            <text:p>EUR</text:p>
          </table:table-cell>
          <table:table-cell table:style-name="ce4" office:value-type="float" office:value="1" calcext:value-type="float">
            <text:p>1.00</text:p>
          </table:table-cell>
          <table:table-cell table:style-name="ce6" office:value-type="float" office:value="13.92" calcext:value-type="float">
            <text:p>€ 13.92</text:p>
          </table:table-cell>
          <table:table-cell table:style-name="ce3" office:value-type="string" calcext:value-type="string">
            <text:p>Card</text:p>
          </table:table-cell>
          <table:table-cell table:style-name="ce3" office:value-type="string" calcext:value-type="string">
            <text:p>Expected</text:p>
          </table:table-cell>
          <table:table-cell table:style-name="ce3" office:value-type="string" calcext:value-type="string">
            <text:p>Luiz personal</text:p>
          </table:table-cell>
          <table:table-cell table:style-name="ce3" office:value-type="string" calcext:value-type="string">
            <text:p>To be reimbursed</text:p>
          </table:table-cell>
          <table:table-cell table:number-columns-repeated="2"/>
          <table:table-cell table:style-name="ce3" office:value-type="string" calcext:value-type="string">
            <text:p>Ongoing, not settled (reimbursement pending).</text:p>
          </table:table-cell>
          <table:table-cell table:style-name="ce3" table:content-validation-name="val2" office:value-type="string" calcext:value-type="string">
            <text:p>Yes</text:p>
          </table:table-cell>
          <table:table-cell table:number-columns-repeated="1005"/>
        </table:table-row>
        <table:table-row table:style-name="ro2">
          <table:table-cell table:style-name="ce2" office:value-type="date" office:date-value="2026-08-18" calcext:value-type="date">
            <text:p>18/08/2026</text:p>
          </table:table-cell>
          <table:table-cell table:style-name="ce3" office:value-type="string" calcext:value-type="string">
            <text:p>Expense</text:p>
          </table:table-cell>
          <table:table-cell table:style-name="ce3" office:value-type="string" calcext:value-type="string">
            <text:p>Fixed costs</text:p>
          </table:table-cell>
          <table:table-cell table:style-name="ce3" office:value-type="string" calcext:value-type="string">
            <text:p>Notion</text:p>
          </table:table-cell>
          <table:table-cell table:style-name="ce3" office:value-type="string" calcext:value-type="string">
            <text:p>ReFi BCN Website maintenance</text:p>
          </table:table-cell>
          <table:table-cell table:style-name="ce3" office:value-type="string" calcext:value-type="string">
            <text:p>Notion</text:p>
          </table:table-cell>
          <table:table-cell table:style-name="ce3" office:value-type="string" calcext:value-type="string">
            <text:p>Notion subscription (monthly)</text:p>
          </table:table-cell>
          <table:table-cell table:style-name="ce4" office:value-type="float" office:value="13.92" calcext:value-type="float">
            <text:p>13.92</text:p>
          </table:table-cell>
          <table:table-cell table:style-name="ce3" table:content-validation-name="val1" office:value-type="string" calcext:value-type="string">
            <text:p>EUR</text:p>
          </table:table-cell>
          <table:table-cell table:style-name="ce4" office:value-type="float" office:value="1" calcext:value-type="float">
            <text:p>1.00</text:p>
          </table:table-cell>
          <table:table-cell table:style-name="ce6" office:value-type="float" office:value="13.92" calcext:value-type="float">
            <text:p>€ 13.92</text:p>
          </table:table-cell>
          <table:table-cell table:style-name="ce3" office:value-type="string" calcext:value-type="string">
            <text:p>Card</text:p>
          </table:table-cell>
          <table:table-cell table:style-name="ce3" office:value-type="string" calcext:value-type="string">
            <text:p>Expected</text:p>
          </table:table-cell>
          <table:table-cell table:style-name="ce3" office:value-type="string" calcext:value-type="string">
            <text:p>Luiz personal</text:p>
          </table:table-cell>
          <table:table-cell table:style-name="ce3" office:value-type="string" calcext:value-type="string">
            <text:p>To be reimbursed</text:p>
          </table:table-cell>
          <table:table-cell table:number-columns-repeated="2"/>
          <table:table-cell table:style-name="ce3" office:value-type="string" calcext:value-type="string">
            <text:p>Ongoing, not settled (reimbursement pending).</text:p>
          </table:table-cell>
          <table:table-cell table:style-name="ce3" table:content-validation-name="val2" office:value-type="string" calcext:value-type="string">
            <text:p>Yes</text:p>
          </table:table-cell>
          <table:table-cell table:number-columns-repeated="1005"/>
        </table:table-row>
        <table:table-row table:style-name="ro2">
          <table:table-cell table:style-name="ce2" office:value-type="date" office:date-value="2026-09-18" calcext:value-type="date">
            <text:p>18/09/2026</text:p>
          </table:table-cell>
          <table:table-cell table:style-name="ce3" office:value-type="string" calcext:value-type="string">
            <text:p>Expense</text:p>
          </table:table-cell>
          <table:table-cell table:style-name="ce3" office:value-type="string" calcext:value-type="string">
            <text:p>Fixed costs</text:p>
          </table:table-cell>
          <table:table-cell table:style-name="ce3" office:value-type="string" calcext:value-type="string">
            <text:p>Notion</text:p>
          </table:table-cell>
          <table:table-cell table:style-name="ce3" office:value-type="string" calcext:value-type="string">
            <text:p>ReFi BCN Website maintenance</text:p>
          </table:table-cell>
          <table:table-cell table:style-name="ce3" office:value-type="string" calcext:value-type="string">
            <text:p>Notion</text:p>
          </table:table-cell>
          <table:table-cell table:style-name="ce3" office:value-type="string" calcext:value-type="string">
            <text:p>Notion subscription (monthly)</text:p>
          </table:table-cell>
          <table:table-cell table:style-name="ce4" office:value-type="float" office:value="13.92" calcext:value-type="float">
            <text:p>13.92</text:p>
          </table:table-cell>
          <table:table-cell table:style-name="ce3" table:content-validation-name="val1" office:value-type="string" calcext:value-type="string">
            <text:p>EUR</text:p>
          </table:table-cell>
          <table:table-cell table:style-name="ce4" office:value-type="float" office:value="1" calcext:value-type="float">
            <text:p>1.00</text:p>
          </table:table-cell>
          <table:table-cell table:style-name="ce6" office:value-type="float" office:value="13.92" calcext:value-type="float">
            <text:p>€ 13.92</text:p>
          </table:table-cell>
          <table:table-cell table:style-name="ce3" office:value-type="string" calcext:value-type="string">
            <text:p>Card</text:p>
          </table:table-cell>
          <table:table-cell table:style-name="ce3" office:value-type="string" calcext:value-type="string">
            <text:p>Expected</text:p>
          </table:table-cell>
          <table:table-cell table:style-name="ce3" office:value-type="string" calcext:value-type="string">
            <text:p>Luiz personal</text:p>
          </table:table-cell>
          <table:table-cell table:style-name="ce3" office:value-type="string" calcext:value-type="string">
            <text:p>To be reimbursed</text:p>
          </table:table-cell>
          <table:table-cell table:number-columns-repeated="2"/>
          <table:table-cell table:style-name="ce3" office:value-type="string" calcext:value-type="string">
            <text:p>Ongoing, not settled (reimbursement pending).</text:p>
          </table:table-cell>
          <table:table-cell table:style-name="ce3" table:content-validation-name="val2" office:value-type="string" calcext:value-type="string">
            <text:p>Yes</text:p>
          </table:table-cell>
          <table:table-cell table:number-columns-repeated="1005"/>
        </table:table-row>
        <table:table-row table:style-name="ro2">
          <table:table-cell table:style-name="ce2" office:value-type="date" office:date-value="2026-10-18" calcext:value-type="date">
            <text:p>18/10/2026</text:p>
          </table:table-cell>
          <table:table-cell table:style-name="ce3" office:value-type="string" calcext:value-type="string">
            <text:p>Expense</text:p>
          </table:table-cell>
          <table:table-cell table:style-name="ce3" office:value-type="string" calcext:value-type="string">
            <text:p>Fixed costs</text:p>
          </table:table-cell>
          <table:table-cell table:style-name="ce3" office:value-type="string" calcext:value-type="string">
            <text:p>Notion</text:p>
          </table:table-cell>
          <table:table-cell table:style-name="ce3" office:value-type="string" calcext:value-type="string">
            <text:p>ReFi BCN Website maintenance</text:p>
          </table:table-cell>
          <table:table-cell table:style-name="ce3" office:value-type="string" calcext:value-type="string">
            <text:p>Notion</text:p>
          </table:table-cell>
          <table:table-cell table:style-name="ce3" office:value-type="string" calcext:value-type="string">
            <text:p>Notion subscription (monthly)</text:p>
          </table:table-cell>
          <table:table-cell table:style-name="ce4" office:value-type="float" office:value="13.92" calcext:value-type="float">
            <text:p>13.92</text:p>
          </table:table-cell>
          <table:table-cell table:style-name="ce3" table:content-validation-name="val1" office:value-type="string" calcext:value-type="string">
            <text:p>EUR</text:p>
          </table:table-cell>
          <table:table-cell table:style-name="ce4" office:value-type="float" office:value="1" calcext:value-type="float">
            <text:p>1.00</text:p>
          </table:table-cell>
          <table:table-cell table:style-name="ce6" office:value-type="float" office:value="13.92" calcext:value-type="float">
            <text:p>€ 13.92</text:p>
          </table:table-cell>
          <table:table-cell table:style-name="ce3" office:value-type="string" calcext:value-type="string">
            <text:p>Card</text:p>
          </table:table-cell>
          <table:table-cell table:style-name="ce3" office:value-type="string" calcext:value-type="string">
            <text:p>Expected</text:p>
          </table:table-cell>
          <table:table-cell table:style-name="ce3" office:value-type="string" calcext:value-type="string">
            <text:p>Luiz personal</text:p>
          </table:table-cell>
          <table:table-cell table:style-name="ce3" office:value-type="string" calcext:value-type="string">
            <text:p>To be reimbursed</text:p>
          </table:table-cell>
          <table:table-cell table:number-columns-repeated="2"/>
          <table:table-cell table:style-name="ce3" office:value-type="string" calcext:value-type="string">
            <text:p>Ongoing, not settled (reimbursement pending).</text:p>
          </table:table-cell>
          <table:table-cell table:style-name="ce3" table:content-validation-name="val2" office:value-type="string" calcext:value-type="string">
            <text:p>Yes</text:p>
          </table:table-cell>
          <table:table-cell table:number-columns-repeated="1005"/>
        </table:table-row>
        <table:table-row table:style-name="ro2">
          <table:table-cell table:style-name="ce2" office:value-type="date" office:date-value="2026-11-18" calcext:value-type="date">
            <text:p>18/11/2026</text:p>
          </table:table-cell>
          <table:table-cell table:style-name="ce3" office:value-type="string" calcext:value-type="string">
            <text:p>Expense</text:p>
          </table:table-cell>
          <table:table-cell table:style-name="ce3" office:value-type="string" calcext:value-type="string">
            <text:p>Fixed costs</text:p>
          </table:table-cell>
          <table:table-cell table:style-name="ce3" office:value-type="string" calcext:value-type="string">
            <text:p>Notion</text:p>
          </table:table-cell>
          <table:table-cell table:style-name="ce3" office:value-type="string" calcext:value-type="string">
            <text:p>ReFi BCN Website maintenance</text:p>
          </table:table-cell>
          <table:table-cell table:style-name="ce3" office:value-type="string" calcext:value-type="string">
            <text:p>Notion</text:p>
          </table:table-cell>
          <table:table-cell table:style-name="ce3" office:value-type="string" calcext:value-type="string">
            <text:p>Notion subscription (monthly)</text:p>
          </table:table-cell>
          <table:table-cell table:style-name="ce4" office:value-type="float" office:value="13.92" calcext:value-type="float">
            <text:p>13.92</text:p>
          </table:table-cell>
          <table:table-cell table:style-name="ce3" table:content-validation-name="val1" office:value-type="string" calcext:value-type="string">
            <text:p>EUR</text:p>
          </table:table-cell>
          <table:table-cell table:style-name="ce4" office:value-type="float" office:value="1" calcext:value-type="float">
            <text:p>1.00</text:p>
          </table:table-cell>
          <table:table-cell table:style-name="ce6" office:value-type="float" office:value="13.92" calcext:value-type="float">
            <text:p>€ 13.92</text:p>
          </table:table-cell>
          <table:table-cell table:style-name="ce3" office:value-type="string" calcext:value-type="string">
            <text:p>Card</text:p>
          </table:table-cell>
          <table:table-cell table:style-name="ce3" office:value-type="string" calcext:value-type="string">
            <text:p>Expected</text:p>
          </table:table-cell>
          <table:table-cell table:style-name="ce3" office:value-type="string" calcext:value-type="string">
            <text:p>Luiz personal</text:p>
          </table:table-cell>
          <table:table-cell table:style-name="ce3" office:value-type="string" calcext:value-type="string">
            <text:p>To be reimbursed</text:p>
          </table:table-cell>
          <table:table-cell table:number-columns-repeated="2"/>
          <table:table-cell table:style-name="ce3" office:value-type="string" calcext:value-type="string">
            <text:p>Ongoing, not settled (reimbursement pending).</text:p>
          </table:table-cell>
          <table:table-cell table:style-name="ce3" table:content-validation-name="val2" office:value-type="string" calcext:value-type="string">
            <text:p>Yes</text:p>
          </table:table-cell>
          <table:table-cell table:number-columns-repeated="1005"/>
        </table:table-row>
        <table:table-row table:style-name="ro2">
          <table:table-cell table:style-name="ce2" office:value-type="date" office:date-value="2026-12-18" calcext:value-type="date">
            <text:p>18/12/2026</text:p>
          </table:table-cell>
          <table:table-cell table:style-name="ce3" office:value-type="string" calcext:value-type="string">
            <text:p>Expense</text:p>
          </table:table-cell>
          <table:table-cell table:style-name="ce3" office:value-type="string" calcext:value-type="string">
            <text:p>Fixed costs</text:p>
          </table:table-cell>
          <table:table-cell table:style-name="ce3" office:value-type="string" calcext:value-type="string">
            <text:p>Notion</text:p>
          </table:table-cell>
          <table:table-cell table:style-name="ce3" office:value-type="string" calcext:value-type="string">
            <text:p>ReFi BCN Website maintenance</text:p>
          </table:table-cell>
          <table:table-cell table:style-name="ce3" office:value-type="string" calcext:value-type="string">
            <text:p>Notion</text:p>
          </table:table-cell>
          <table:table-cell table:style-name="ce3" office:value-type="string" calcext:value-type="string">
            <text:p>Notion subscription (monthly)</text:p>
          </table:table-cell>
          <table:table-cell table:style-name="ce4" office:value-type="float" office:value="13.92" calcext:value-type="float">
            <text:p>13.92</text:p>
          </table:table-cell>
          <table:table-cell table:style-name="ce3" table:content-validation-name="val1" office:value-type="string" calcext:value-type="string">
            <text:p>EUR</text:p>
          </table:table-cell>
          <table:table-cell table:style-name="ce4" office:value-type="float" office:value="1" calcext:value-type="float">
            <text:p>1.00</text:p>
          </table:table-cell>
          <table:table-cell table:style-name="ce6" office:value-type="float" office:value="13.92" calcext:value-type="float">
            <text:p>€ 13.92</text:p>
          </table:table-cell>
          <table:table-cell table:style-name="ce3" office:value-type="string" calcext:value-type="string">
            <text:p>Card</text:p>
          </table:table-cell>
          <table:table-cell table:style-name="ce3" office:value-type="string" calcext:value-type="string">
            <text:p>Expected</text:p>
          </table:table-cell>
          <table:table-cell table:style-name="ce3" office:value-type="string" calcext:value-type="string">
            <text:p>Luiz personal</text:p>
          </table:table-cell>
          <table:table-cell table:style-name="ce3" office:value-type="string" calcext:value-type="string">
            <text:p>To be reimbursed</text:p>
          </table:table-cell>
          <table:table-cell table:number-columns-repeated="2"/>
          <table:table-cell table:style-name="ce3" office:value-type="string" calcext:value-type="string">
            <text:p>Ongoing, not settled (reimbursement pending).</text:p>
          </table:table-cell>
          <table:table-cell table:style-name="ce3" table:content-validation-name="val2" office:value-type="string" calcext:value-type="string">
            <text:p>Yes</text:p>
          </table:table-cell>
          <table:table-cell table:number-columns-repeated="1005"/>
        </table:table-row>
        <table:table-row table:style-name="ro2" table:number-rows-repeated="968">
          <table:table-cell table:number-columns-repeated="8"/>
          <table:table-cell table:style-name="ce3" table:content-validation-name="val1"/>
          <table:table-cell table:number-columns-repeated="9"/>
          <table:table-cell table:style-name="ce3" table:content-validation-name="val2"/>
          <table:table-cell table:number-columns-repeated="1005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'2025-2026 Tracker'.$A$1" table:cell-range-address="$'2025-2026 Tracker'.$A$1:.$S$1"/>
        </table:named-expressions>
      </table:table>
      <table:table table:name="2025-2026 Cash Flow" table:style-name="ta2">
        <table:table-column table:style-name="co5" table:default-cell-style-name="Default"/>
        <table:table-column table:style-name="co10" table:default-cell-style-name="Default"/>
        <table:table-column table:style-name="co1" table:default-cell-style-name="Default"/>
        <table:table-column table:style-name="co8" table:number-columns-repeated="24" table:default-cell-style-name="Default"/>
        <table:table-column table:style-name="co9" table:number-columns-repeated="997" table:default-cell-style-name="Default"/>
        <table:table-row table:style-name="ro1">
          <table:table-cell table:style-name="ce7" office:value-type="string" calcext:value-type="string">
            <text:p>Cash Flow — 2025-2026</text:p>
          </table:table-cell>
          <table:table-cell table:style-name="ce3" table:number-columns-repeated="13"/>
          <table:table-cell table:number-columns-repeated="12"/>
          <table:table-cell table:style-name="ce3"/>
          <table:table-cell table:number-columns-repeated="997"/>
        </table:table-row>
        <table:table-row table:style-name="ro1">
          <table:table-cell table:style-name="ce3" table:number-columns-repeated="2"/>
          <table:table-cell table:style-name="ce12" office:value-type="string" calcext:value-type="string">
            <text:p>Jan 25</text:p>
          </table:table-cell>
          <table:table-cell table:style-name="ce12" office:value-type="string" calcext:value-type="string">
            <text:p>Feb 25</text:p>
          </table:table-cell>
          <table:table-cell table:style-name="ce12" office:value-type="string" calcext:value-type="string">
            <text:p>Mar 25</text:p>
          </table:table-cell>
          <table:table-cell table:style-name="ce12" office:value-type="string" calcext:value-type="string">
            <text:p>Apr 25</text:p>
          </table:table-cell>
          <table:table-cell table:style-name="ce12" office:value-type="string" calcext:value-type="string">
            <text:p>May 25</text:p>
          </table:table-cell>
          <table:table-cell table:style-name="ce12" office:value-type="string" calcext:value-type="string">
            <text:p>Jun 25</text:p>
          </table:table-cell>
          <table:table-cell table:style-name="ce12" office:value-type="string" calcext:value-type="string">
            <text:p>Jul 25</text:p>
          </table:table-cell>
          <table:table-cell table:style-name="ce12" office:value-type="string" calcext:value-type="string">
            <text:p>Aug 25</text:p>
          </table:table-cell>
          <table:table-cell table:style-name="ce12" office:value-type="string" calcext:value-type="string">
            <text:p>Sep 25</text:p>
          </table:table-cell>
          <table:table-cell table:style-name="ce12" office:value-type="string" calcext:value-type="string">
            <text:p>Oct 25</text:p>
          </table:table-cell>
          <table:table-cell table:style-name="ce12" office:value-type="string" calcext:value-type="string">
            <text:p>Nov 25</text:p>
          </table:table-cell>
          <table:table-cell table:style-name="ce12" office:value-type="string" calcext:value-type="string">
            <text:p>Dec 25</text:p>
          </table:table-cell>
          <table:table-cell table:style-name="ce3" office:value-type="string" calcext:value-type="string">
            <text:p>Jan 26</text:p>
          </table:table-cell>
          <table:table-cell table:style-name="ce3" office:value-type="string" calcext:value-type="string">
            <text:p>Feb 26</text:p>
          </table:table-cell>
          <table:table-cell table:style-name="ce3" office:value-type="string" calcext:value-type="string">
            <text:p>Mar 26</text:p>
          </table:table-cell>
          <table:table-cell table:style-name="ce3" office:value-type="string" calcext:value-type="string">
            <text:p>Apr 26</text:p>
          </table:table-cell>
          <table:table-cell table:style-name="ce3" office:value-type="string" calcext:value-type="string">
            <text:p>May 26</text:p>
          </table:table-cell>
          <table:table-cell table:style-name="ce3" office:value-type="string" calcext:value-type="string">
            <text:p>Jun 26</text:p>
          </table:table-cell>
          <table:table-cell table:style-name="ce3" office:value-type="string" calcext:value-type="string">
            <text:p>Jul 26</text:p>
          </table:table-cell>
          <table:table-cell table:style-name="ce3" office:value-type="string" calcext:value-type="string">
            <text:p>Aug 26</text:p>
          </table:table-cell>
          <table:table-cell table:style-name="ce3" office:value-type="string" calcext:value-type="string">
            <text:p>Sep 26</text:p>
          </table:table-cell>
          <table:table-cell table:style-name="ce3" office:value-type="string" calcext:value-type="string">
            <text:p>Oct 26</text:p>
          </table:table-cell>
          <table:table-cell table:style-name="ce3" office:value-type="string" calcext:value-type="string">
            <text:p>Nov 26</text:p>
          </table:table-cell>
          <table:table-cell table:style-name="ce3" office:value-type="string" calcext:value-type="string">
            <text:p>Dec 26</text:p>
          </table:table-cell>
          <table:table-cell table:style-name="ce12" office:value-type="string" calcext:value-type="string">
            <text:p>Total</text:p>
          </table:table-cell>
          <table:table-cell table:number-columns-repeated="997"/>
        </table:table-row>
        <table:table-row table:style-name="ro1">
          <table:table-cell table:style-name="ce3" table:number-columns-repeated="2"/>
          <table:table-cell table:style-name="ce13" office:value-type="date" office:date-value="2025-01-01" calcext:value-type="date">
            <text:p>Jan-25</text:p>
          </table:table-cell>
          <table:table-cell table:style-name="ce13" office:value-type="date" office:date-value="2025-02-01" calcext:value-type="date">
            <text:p>Feb-25</text:p>
          </table:table-cell>
          <table:table-cell table:style-name="ce13" office:value-type="date" office:date-value="2025-03-01" calcext:value-type="date">
            <text:p>Mar-25</text:p>
          </table:table-cell>
          <table:table-cell table:style-name="ce13" office:value-type="date" office:date-value="2025-04-01" calcext:value-type="date">
            <text:p>Apr-25</text:p>
          </table:table-cell>
          <table:table-cell table:style-name="ce13" office:value-type="date" office:date-value="2025-05-01" calcext:value-type="date">
            <text:p>May-25</text:p>
          </table:table-cell>
          <table:table-cell table:style-name="ce13" office:value-type="date" office:date-value="2025-06-01" calcext:value-type="date">
            <text:p>Jun-25</text:p>
          </table:table-cell>
          <table:table-cell table:style-name="ce13" office:value-type="date" office:date-value="2025-07-01" calcext:value-type="date">
            <text:p>Jul-25</text:p>
          </table:table-cell>
          <table:table-cell table:style-name="ce13" office:value-type="date" office:date-value="2025-08-01" calcext:value-type="date">
            <text:p>Aug-25</text:p>
          </table:table-cell>
          <table:table-cell table:style-name="ce13" office:value-type="date" office:date-value="2025-09-01" calcext:value-type="date">
            <text:p>Sep-25</text:p>
          </table:table-cell>
          <table:table-cell table:style-name="ce13" office:value-type="date" office:date-value="2025-10-01" calcext:value-type="date">
            <text:p>Oct-25</text:p>
          </table:table-cell>
          <table:table-cell table:style-name="ce13" office:value-type="date" office:date-value="2025-11-01" calcext:value-type="date">
            <text:p>Nov-25</text:p>
          </table:table-cell>
          <table:table-cell table:style-name="ce13" office:value-type="date" office:date-value="2025-12-01" calcext:value-type="date">
            <text:p>Dec-25</text:p>
          </table:table-cell>
          <table:table-cell table:style-name="ce13" office:value-type="date" office:date-value="2026-01-01" calcext:value-type="date">
            <text:p>Jan-26</text:p>
          </table:table-cell>
          <table:table-cell table:style-name="ce13" office:value-type="date" office:date-value="2026-02-01" calcext:value-type="date">
            <text:p>Feb-26</text:p>
          </table:table-cell>
          <table:table-cell table:style-name="ce13" office:value-type="date" office:date-value="2026-03-01" calcext:value-type="date">
            <text:p>Mar-26</text:p>
          </table:table-cell>
          <table:table-cell table:style-name="ce13" office:value-type="date" office:date-value="2026-04-01" calcext:value-type="date">
            <text:p>Apr-26</text:p>
          </table:table-cell>
          <table:table-cell table:style-name="ce13" office:value-type="date" office:date-value="2026-05-01" calcext:value-type="date">
            <text:p>May-26</text:p>
          </table:table-cell>
          <table:table-cell table:style-name="ce13" office:value-type="date" office:date-value="2026-06-01" calcext:value-type="date">
            <text:p>Jun-26</text:p>
          </table:table-cell>
          <table:table-cell table:style-name="ce13" office:value-type="date" office:date-value="2026-07-01" calcext:value-type="date">
            <text:p>Jul-26</text:p>
          </table:table-cell>
          <table:table-cell table:style-name="ce13" office:value-type="date" office:date-value="2026-08-01" calcext:value-type="date">
            <text:p>Aug-26</text:p>
          </table:table-cell>
          <table:table-cell table:style-name="ce13" office:value-type="date" office:date-value="2026-09-01" calcext:value-type="date">
            <text:p>Sep-26</text:p>
          </table:table-cell>
          <table:table-cell table:style-name="ce13" office:value-type="date" office:date-value="2026-10-01" calcext:value-type="date">
            <text:p>Oct-26</text:p>
          </table:table-cell>
          <table:table-cell table:style-name="ce13" office:value-type="date" office:date-value="2026-11-01" calcext:value-type="date">
            <text:p>Nov-26</text:p>
          </table:table-cell>
          <table:table-cell table:style-name="ce13" office:value-type="date" office:date-value="2026-12-01" calcext:value-type="date">
            <text:p>Dec-26</text:p>
          </table:table-cell>
          <table:table-cell table:style-name="ce3"/>
          <table:table-cell table:number-columns-repeated="997"/>
        </table:table-row>
        <table:table-row table:style-name="ro1">
          <table:table-cell table:style-name="ce8" office:value-type="string" calcext:value-type="string">
            <text:p>Income</text:p>
          </table:table-cell>
          <table:table-cell table:style-name="ce11"/>
          <table:table-cell table:style-name="ce14" table:formula="of:=SUM([.C5:.C9])" office:value-type="float" office:value="0" calcext:value-type="float">
            <text:p>€0.00</text:p>
          </table:table-cell>
          <table:table-cell table:style-name="ce14" table:formula="of:=SUM([.D5:.D9])" office:value-type="float" office:value="0" calcext:value-type="float">
            <text:p>€0.00</text:p>
          </table:table-cell>
          <table:table-cell table:style-name="ce14" table:formula="of:=SUM([.E5:.E9])" office:value-type="float" office:value="0" calcext:value-type="float">
            <text:p>€0.00</text:p>
          </table:table-cell>
          <table:table-cell table:style-name="ce14" table:formula="of:=SUM([.F5:.F9])" office:value-type="float" office:value="0" calcext:value-type="float">
            <text:p>€0.00</text:p>
          </table:table-cell>
          <table:table-cell table:style-name="ce14" table:formula="of:=SUM([.G5:.G9])" office:value-type="float" office:value="0" calcext:value-type="float">
            <text:p>€0.00</text:p>
          </table:table-cell>
          <table:table-cell table:style-name="ce14" table:formula="of:=SUM([.H5:.H9])" office:value-type="float" office:value="0" calcext:value-type="float">
            <text:p>€0.00</text:p>
          </table:table-cell>
          <table:table-cell table:style-name="ce14" table:formula="of:=SUM([.I5:.I9])" office:value-type="float" office:value="0" calcext:value-type="float">
            <text:p>€0.00</text:p>
          </table:table-cell>
          <table:table-cell table:style-name="ce14" table:formula="of:=SUM([.J5:.J9])" office:value-type="float" office:value="0" calcext:value-type="float">
            <text:p>€0.00</text:p>
          </table:table-cell>
          <table:table-cell table:style-name="ce14" table:formula="of:=SUM([.K5:.K9])" office:value-type="float" office:value="0" calcext:value-type="float">
            <text:p>€0.00</text:p>
          </table:table-cell>
          <table:table-cell table:style-name="ce14" table:formula="of:=SUM([.L5:.L9])" office:value-type="float" office:value="0" calcext:value-type="float">
            <text:p>€0.00</text:p>
          </table:table-cell>
          <table:table-cell table:style-name="ce14" table:formula="of:=SUM([.M5:.M9])" office:value-type="float" office:value="0" calcext:value-type="float">
            <text:p>€0.00</text:p>
          </table:table-cell>
          <table:table-cell table:style-name="ce14" table:formula="of:=SUM([.N5:.N9])" office:value-type="float" office:value="0" calcext:value-type="float">
            <text:p>€0.00</text:p>
          </table:table-cell>
          <table:table-cell table:style-name="ce3" table:formula="of:=SUM([.O5:.O9])" office:value-type="float" office:value="0" calcext:value-type="float">
            <text:p>0</text:p>
          </table:table-cell>
          <table:table-cell table:style-name="ce3" table:formula="of:=SUM([.P5:.P9])" office:value-type="float" office:value="0" calcext:value-type="float">
            <text:p>0</text:p>
          </table:table-cell>
          <table:table-cell table:style-name="ce3" table:formula="of:=SUM([.Q5:.Q9])" office:value-type="float" office:value="0" calcext:value-type="float">
            <text:p>0</text:p>
          </table:table-cell>
          <table:table-cell table:style-name="ce3" table:formula="of:=SUM([.R5:.R9])" office:value-type="float" office:value="0" calcext:value-type="float">
            <text:p>0</text:p>
          </table:table-cell>
          <table:table-cell table:style-name="ce3" table:formula="of:=SUM([.S5:.S9])" office:value-type="float" office:value="0" calcext:value-type="float">
            <text:p>0</text:p>
          </table:table-cell>
          <table:table-cell table:style-name="ce3" table:formula="of:=SUM([.T5:.T9])" office:value-type="float" office:value="0" calcext:value-type="float">
            <text:p>0</text:p>
          </table:table-cell>
          <table:table-cell table:style-name="ce3" table:formula="of:=SUM([.U5:.U9])" office:value-type="float" office:value="0" calcext:value-type="float">
            <text:p>0</text:p>
          </table:table-cell>
          <table:table-cell table:style-name="ce3" table:formula="of:=SUM([.V5:.V9])" office:value-type="float" office:value="0" calcext:value-type="float">
            <text:p>0</text:p>
          </table:table-cell>
          <table:table-cell table:style-name="ce3" table:formula="of:=SUM([.W5:.W9])" office:value-type="float" office:value="0" calcext:value-type="float">
            <text:p>0</text:p>
          </table:table-cell>
          <table:table-cell table:style-name="ce3" table:formula="of:=SUM([.X5:.X9])" office:value-type="float" office:value="0" calcext:value-type="float">
            <text:p>0</text:p>
          </table:table-cell>
          <table:table-cell table:style-name="ce3" table:formula="of:=SUM([.Y5:.Y9])" office:value-type="float" office:value="0" calcext:value-type="float">
            <text:p>0</text:p>
          </table:table-cell>
          <table:table-cell table:style-name="ce3" table:formula="of:=SUM([.Z5:.Z9])" office:value-type="float" office:value="0" calcext:value-type="float">
            <text:p>0</text:p>
          </table:table-cell>
          <table:table-cell table:style-name="ce14" table:formula="of:=SUM([.C4:.Z4])" office:value-type="float" office:value="0" calcext:value-type="float">
            <text:p>€0.00</text:p>
          </table:table-cell>
          <table:table-cell table:number-columns-repeated="997"/>
        </table:table-row>
        <table:table-row table:style-name="ro1">
          <table:table-cell table:style-name="ce9" office:value-type="string" calcext:value-type="string">
            <text:p><text:s text:c="4"/>Project payments</text:p>
          </table:table-cell>
          <table:table-cell table:style-name="ce3"/>
          <table:table-cell table:style-name="ce15" table:formula="of:=SUMIFS([$'2025-2026 Tracker'.$K$2:.$K$5000];[$'2025-2026 Tracker'.$A$2:.$A$5000];&quot;&gt;=&quot;&amp;[.C3];[$'2025-2026 Tracker'.$A$2:.$A$5000];&quot;&lt;=&quot;&amp;EOMONTH([.C3];0);[$'2025-2026 Tracker'.$B$2:.$B$5000];&quot;Income&quot;;[$'2025-2026 Tracker'.$C$2:.$C$5000];&quot;Project payments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D3];[$'2025-2026 Tracker'.$A$2:.$A$5000];&quot;&lt;=&quot;&amp;EOMONTH([.D3];0);[$'2025-2026 Tracker'.$B$2:.$B$5000];&quot;Income&quot;;[$'2025-2026 Tracker'.$C$2:.$C$5000];&quot;Project payments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E3];[$'2025-2026 Tracker'.$A$2:.$A$5000];&quot;&lt;=&quot;&amp;EOMONTH([.E3];0);[$'2025-2026 Tracker'.$B$2:.$B$5000];&quot;Income&quot;;[$'2025-2026 Tracker'.$C$2:.$C$5000];&quot;Project payments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F3];[$'2025-2026 Tracker'.$A$2:.$A$5000];&quot;&lt;=&quot;&amp;EOMONTH([.F3];0);[$'2025-2026 Tracker'.$B$2:.$B$5000];&quot;Income&quot;;[$'2025-2026 Tracker'.$C$2:.$C$5000];&quot;Project payments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G3];[$'2025-2026 Tracker'.$A$2:.$A$5000];&quot;&lt;=&quot;&amp;EOMONTH([.G3];0);[$'2025-2026 Tracker'.$B$2:.$B$5000];&quot;Income&quot;;[$'2025-2026 Tracker'.$C$2:.$C$5000];&quot;Project payments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H3];[$'2025-2026 Tracker'.$A$2:.$A$5000];&quot;&lt;=&quot;&amp;EOMONTH([.H3];0);[$'2025-2026 Tracker'.$B$2:.$B$5000];&quot;Income&quot;;[$'2025-2026 Tracker'.$C$2:.$C$5000];&quot;Project payments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I3];[$'2025-2026 Tracker'.$A$2:.$A$5000];&quot;&lt;=&quot;&amp;EOMONTH([.I3];0);[$'2025-2026 Tracker'.$B$2:.$B$5000];&quot;Income&quot;;[$'2025-2026 Tracker'.$C$2:.$C$5000];&quot;Project payments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J3];[$'2025-2026 Tracker'.$A$2:.$A$5000];&quot;&lt;=&quot;&amp;EOMONTH([.J3];0);[$'2025-2026 Tracker'.$B$2:.$B$5000];&quot;Income&quot;;[$'2025-2026 Tracker'.$C$2:.$C$5000];&quot;Project payments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K3];[$'2025-2026 Tracker'.$A$2:.$A$5000];&quot;&lt;=&quot;&amp;EOMONTH([.K3];0);[$'2025-2026 Tracker'.$B$2:.$B$5000];&quot;Income&quot;;[$'2025-2026 Tracker'.$C$2:.$C$5000];&quot;Project payments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L3];[$'2025-2026 Tracker'.$A$2:.$A$5000];&quot;&lt;=&quot;&amp;EOMONTH([.L3];0);[$'2025-2026 Tracker'.$B$2:.$B$5000];&quot;Income&quot;;[$'2025-2026 Tracker'.$C$2:.$C$5000];&quot;Project payments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M3];[$'2025-2026 Tracker'.$A$2:.$A$5000];&quot;&lt;=&quot;&amp;EOMONTH([.M3];0);[$'2025-2026 Tracker'.$B$2:.$B$5000];&quot;Income&quot;;[$'2025-2026 Tracker'.$C$2:.$C$5000];&quot;Project payments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N3];[$'2025-2026 Tracker'.$A$2:.$A$5000];&quot;&lt;=&quot;&amp;EOMONTH([.N3];0);[$'2025-2026 Tracker'.$B$2:.$B$5000];&quot;Income&quot;;[$'2025-2026 Tracker'.$C$2:.$C$5000];&quot;Project payments&quot;)" office:value-type="float" office:value="0" calcext:value-type="float">
            <text:p>€0.00</text:p>
          </table:table-cell>
          <table:table-cell table:style-name="ce3" table:formula="of:=SUMIFS([$'2025-2026 Tracker'.$K$2:.$K$5000];[$'2025-2026 Tracker'.$A$2:.$A$5000];&quot;&gt;=&quot;&amp;[.O3];[$'2025-2026 Tracker'.$A$2:.$A$5000];&quot;&lt;=&quot;&amp;EOMONTH([.O3];0);[$'2025-2026 Tracker'.$B$2:.$B$5000];&quot;Income&quot;;[$'2025-2026 Tracker'.$C$2:.$C$5000];&quot;Project payments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P3];[$'2025-2026 Tracker'.$A$2:.$A$5000];&quot;&lt;=&quot;&amp;EOMONTH([.P3];0);[$'2025-2026 Tracker'.$B$2:.$B$5000];&quot;Income&quot;;[$'2025-2026 Tracker'.$C$2:.$C$5000];&quot;Project payments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Q3];[$'2025-2026 Tracker'.$A$2:.$A$5000];&quot;&lt;=&quot;&amp;EOMONTH([.Q3];0);[$'2025-2026 Tracker'.$B$2:.$B$5000];&quot;Income&quot;;[$'2025-2026 Tracker'.$C$2:.$C$5000];&quot;Project payments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R3];[$'2025-2026 Tracker'.$A$2:.$A$5000];&quot;&lt;=&quot;&amp;EOMONTH([.R3];0);[$'2025-2026 Tracker'.$B$2:.$B$5000];&quot;Income&quot;;[$'2025-2026 Tracker'.$C$2:.$C$5000];&quot;Project payments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S3];[$'2025-2026 Tracker'.$A$2:.$A$5000];&quot;&lt;=&quot;&amp;EOMONTH([.S3];0);[$'2025-2026 Tracker'.$B$2:.$B$5000];&quot;Income&quot;;[$'2025-2026 Tracker'.$C$2:.$C$5000];&quot;Project payments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T3];[$'2025-2026 Tracker'.$A$2:.$A$5000];&quot;&lt;=&quot;&amp;EOMONTH([.T3];0);[$'2025-2026 Tracker'.$B$2:.$B$5000];&quot;Income&quot;;[$'2025-2026 Tracker'.$C$2:.$C$5000];&quot;Project payments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U3];[$'2025-2026 Tracker'.$A$2:.$A$5000];&quot;&lt;=&quot;&amp;EOMONTH([.U3];0);[$'2025-2026 Tracker'.$B$2:.$B$5000];&quot;Income&quot;;[$'2025-2026 Tracker'.$C$2:.$C$5000];&quot;Project payments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V3];[$'2025-2026 Tracker'.$A$2:.$A$5000];&quot;&lt;=&quot;&amp;EOMONTH([.V3];0);[$'2025-2026 Tracker'.$B$2:.$B$5000];&quot;Income&quot;;[$'2025-2026 Tracker'.$C$2:.$C$5000];&quot;Project payments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W3];[$'2025-2026 Tracker'.$A$2:.$A$5000];&quot;&lt;=&quot;&amp;EOMONTH([.W3];0);[$'2025-2026 Tracker'.$B$2:.$B$5000];&quot;Income&quot;;[$'2025-2026 Tracker'.$C$2:.$C$5000];&quot;Project payments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X3];[$'2025-2026 Tracker'.$A$2:.$A$5000];&quot;&lt;=&quot;&amp;EOMONTH([.X3];0);[$'2025-2026 Tracker'.$B$2:.$B$5000];&quot;Income&quot;;[$'2025-2026 Tracker'.$C$2:.$C$5000];&quot;Project payments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Y3];[$'2025-2026 Tracker'.$A$2:.$A$5000];&quot;&lt;=&quot;&amp;EOMONTH([.Y3];0);[$'2025-2026 Tracker'.$B$2:.$B$5000];&quot;Income&quot;;[$'2025-2026 Tracker'.$C$2:.$C$5000];&quot;Project payments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Z3];[$'2025-2026 Tracker'.$A$2:.$A$5000];&quot;&lt;=&quot;&amp;EOMONTH([.Z3];0);[$'2025-2026 Tracker'.$B$2:.$B$5000];&quot;Income&quot;;[$'2025-2026 Tracker'.$C$2:.$C$5000];&quot;Project payments&quot;)" office:value-type="float" office:value="0" calcext:value-type="float">
            <text:p>0</text:p>
          </table:table-cell>
          <table:table-cell table:style-name="ce15" table:formula="of:=SUM([.C5:.Z5])" office:value-type="float" office:value="0" calcext:value-type="float">
            <text:p>€0.00</text:p>
          </table:table-cell>
          <table:table-cell table:number-columns-repeated="997"/>
        </table:table-row>
        <table:table-row table:style-name="ro1">
          <table:table-cell table:style-name="ce9" office:value-type="string" calcext:value-type="string">
            <text:p><text:s text:c="4"/>Retainers</text:p>
          </table:table-cell>
          <table:table-cell table:style-name="ce3"/>
          <table:table-cell table:style-name="ce15" table:formula="of:=SUMIFS([$'2025-2026 Tracker'.$K$2:.$K$5000];[$'2025-2026 Tracker'.$A$2:.$A$5000];&quot;&gt;=&quot;&amp;[.C3];[$'2025-2026 Tracker'.$A$2:.$A$5000];&quot;&lt;=&quot;&amp;EOMONTH([.C3];0);[$'2025-2026 Tracker'.$B$2:.$B$5000];&quot;Income&quot;;[$'2025-2026 Tracker'.$C$2:.$C$5000];&quot;Retainers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D3];[$'2025-2026 Tracker'.$A$2:.$A$5000];&quot;&lt;=&quot;&amp;EOMONTH([.D3];0);[$'2025-2026 Tracker'.$B$2:.$B$5000];&quot;Income&quot;;[$'2025-2026 Tracker'.$C$2:.$C$5000];&quot;Retainers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E3];[$'2025-2026 Tracker'.$A$2:.$A$5000];&quot;&lt;=&quot;&amp;EOMONTH([.E3];0);[$'2025-2026 Tracker'.$B$2:.$B$5000];&quot;Income&quot;;[$'2025-2026 Tracker'.$C$2:.$C$5000];&quot;Retainers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F3];[$'2025-2026 Tracker'.$A$2:.$A$5000];&quot;&lt;=&quot;&amp;EOMONTH([.F3];0);[$'2025-2026 Tracker'.$B$2:.$B$5000];&quot;Income&quot;;[$'2025-2026 Tracker'.$C$2:.$C$5000];&quot;Retainers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G3];[$'2025-2026 Tracker'.$A$2:.$A$5000];&quot;&lt;=&quot;&amp;EOMONTH([.G3];0);[$'2025-2026 Tracker'.$B$2:.$B$5000];&quot;Income&quot;;[$'2025-2026 Tracker'.$C$2:.$C$5000];&quot;Retainers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H3];[$'2025-2026 Tracker'.$A$2:.$A$5000];&quot;&lt;=&quot;&amp;EOMONTH([.H3];0);[$'2025-2026 Tracker'.$B$2:.$B$5000];&quot;Income&quot;;[$'2025-2026 Tracker'.$C$2:.$C$5000];&quot;Retainers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I3];[$'2025-2026 Tracker'.$A$2:.$A$5000];&quot;&lt;=&quot;&amp;EOMONTH([.I3];0);[$'2025-2026 Tracker'.$B$2:.$B$5000];&quot;Income&quot;;[$'2025-2026 Tracker'.$C$2:.$C$5000];&quot;Retainers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J3];[$'2025-2026 Tracker'.$A$2:.$A$5000];&quot;&lt;=&quot;&amp;EOMONTH([.J3];0);[$'2025-2026 Tracker'.$B$2:.$B$5000];&quot;Income&quot;;[$'2025-2026 Tracker'.$C$2:.$C$5000];&quot;Retainers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K3];[$'2025-2026 Tracker'.$A$2:.$A$5000];&quot;&lt;=&quot;&amp;EOMONTH([.K3];0);[$'2025-2026 Tracker'.$B$2:.$B$5000];&quot;Income&quot;;[$'2025-2026 Tracker'.$C$2:.$C$5000];&quot;Retainers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L3];[$'2025-2026 Tracker'.$A$2:.$A$5000];&quot;&lt;=&quot;&amp;EOMONTH([.L3];0);[$'2025-2026 Tracker'.$B$2:.$B$5000];&quot;Income&quot;;[$'2025-2026 Tracker'.$C$2:.$C$5000];&quot;Retainers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M3];[$'2025-2026 Tracker'.$A$2:.$A$5000];&quot;&lt;=&quot;&amp;EOMONTH([.M3];0);[$'2025-2026 Tracker'.$B$2:.$B$5000];&quot;Income&quot;;[$'2025-2026 Tracker'.$C$2:.$C$5000];&quot;Retainers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N3];[$'2025-2026 Tracker'.$A$2:.$A$5000];&quot;&lt;=&quot;&amp;EOMONTH([.N3];0);[$'2025-2026 Tracker'.$B$2:.$B$5000];&quot;Income&quot;;[$'2025-2026 Tracker'.$C$2:.$C$5000];&quot;Retainers&quot;)" office:value-type="float" office:value="0" calcext:value-type="float">
            <text:p>€0.00</text:p>
          </table:table-cell>
          <table:table-cell table:style-name="ce3" table:formula="of:=SUMIFS([$'2025-2026 Tracker'.$K$2:.$K$5000];[$'2025-2026 Tracker'.$A$2:.$A$5000];&quot;&gt;=&quot;&amp;[.O3];[$'2025-2026 Tracker'.$A$2:.$A$5000];&quot;&lt;=&quot;&amp;EOMONTH([.O3];0);[$'2025-2026 Tracker'.$B$2:.$B$5000];&quot;Income&quot;;[$'2025-2026 Tracker'.$C$2:.$C$5000];&quot;Retainers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P3];[$'2025-2026 Tracker'.$A$2:.$A$5000];&quot;&lt;=&quot;&amp;EOMONTH([.P3];0);[$'2025-2026 Tracker'.$B$2:.$B$5000];&quot;Income&quot;;[$'2025-2026 Tracker'.$C$2:.$C$5000];&quot;Retainers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Q3];[$'2025-2026 Tracker'.$A$2:.$A$5000];&quot;&lt;=&quot;&amp;EOMONTH([.Q3];0);[$'2025-2026 Tracker'.$B$2:.$B$5000];&quot;Income&quot;;[$'2025-2026 Tracker'.$C$2:.$C$5000];&quot;Retainers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R3];[$'2025-2026 Tracker'.$A$2:.$A$5000];&quot;&lt;=&quot;&amp;EOMONTH([.R3];0);[$'2025-2026 Tracker'.$B$2:.$B$5000];&quot;Income&quot;;[$'2025-2026 Tracker'.$C$2:.$C$5000];&quot;Retainers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S3];[$'2025-2026 Tracker'.$A$2:.$A$5000];&quot;&lt;=&quot;&amp;EOMONTH([.S3];0);[$'2025-2026 Tracker'.$B$2:.$B$5000];&quot;Income&quot;;[$'2025-2026 Tracker'.$C$2:.$C$5000];&quot;Retainers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T3];[$'2025-2026 Tracker'.$A$2:.$A$5000];&quot;&lt;=&quot;&amp;EOMONTH([.T3];0);[$'2025-2026 Tracker'.$B$2:.$B$5000];&quot;Income&quot;;[$'2025-2026 Tracker'.$C$2:.$C$5000];&quot;Retainers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U3];[$'2025-2026 Tracker'.$A$2:.$A$5000];&quot;&lt;=&quot;&amp;EOMONTH([.U3];0);[$'2025-2026 Tracker'.$B$2:.$B$5000];&quot;Income&quot;;[$'2025-2026 Tracker'.$C$2:.$C$5000];&quot;Retainers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V3];[$'2025-2026 Tracker'.$A$2:.$A$5000];&quot;&lt;=&quot;&amp;EOMONTH([.V3];0);[$'2025-2026 Tracker'.$B$2:.$B$5000];&quot;Income&quot;;[$'2025-2026 Tracker'.$C$2:.$C$5000];&quot;Retainers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W3];[$'2025-2026 Tracker'.$A$2:.$A$5000];&quot;&lt;=&quot;&amp;EOMONTH([.W3];0);[$'2025-2026 Tracker'.$B$2:.$B$5000];&quot;Income&quot;;[$'2025-2026 Tracker'.$C$2:.$C$5000];&quot;Retainers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X3];[$'2025-2026 Tracker'.$A$2:.$A$5000];&quot;&lt;=&quot;&amp;EOMONTH([.X3];0);[$'2025-2026 Tracker'.$B$2:.$B$5000];&quot;Income&quot;;[$'2025-2026 Tracker'.$C$2:.$C$5000];&quot;Retainers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Y3];[$'2025-2026 Tracker'.$A$2:.$A$5000];&quot;&lt;=&quot;&amp;EOMONTH([.Y3];0);[$'2025-2026 Tracker'.$B$2:.$B$5000];&quot;Income&quot;;[$'2025-2026 Tracker'.$C$2:.$C$5000];&quot;Retainers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Z3];[$'2025-2026 Tracker'.$A$2:.$A$5000];&quot;&lt;=&quot;&amp;EOMONTH([.Z3];0);[$'2025-2026 Tracker'.$B$2:.$B$5000];&quot;Income&quot;;[$'2025-2026 Tracker'.$C$2:.$C$5000];&quot;Retainers&quot;)" office:value-type="float" office:value="0" calcext:value-type="float">
            <text:p>0</text:p>
          </table:table-cell>
          <table:table-cell table:style-name="ce15" table:formula="of:=SUM([.C6:.Z6])" office:value-type="float" office:value="0" calcext:value-type="float">
            <text:p>€0.00</text:p>
          </table:table-cell>
          <table:table-cell table:number-columns-repeated="997"/>
        </table:table-row>
        <table:table-row table:style-name="ro1">
          <table:table-cell table:style-name="ce9" office:value-type="string" calcext:value-type="string">
            <text:p><text:s text:c="4"/>Grants</text:p>
          </table:table-cell>
          <table:table-cell table:style-name="ce3"/>
          <table:table-cell table:style-name="ce15" table:formula="of:=SUMIFS([$'2025-2026 Tracker'.$K$2:.$K$5000];[$'2025-2026 Tracker'.$A$2:.$A$5000];&quot;&gt;=&quot;&amp;[.C3];[$'2025-2026 Tracker'.$A$2:.$A$5000];&quot;&lt;=&quot;&amp;EOMONTH([.C3];0);[$'2025-2026 Tracker'.$B$2:.$B$5000];&quot;Income&quot;;[$'2025-2026 Tracker'.$C$2:.$C$5000];&quot;Grants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D3];[$'2025-2026 Tracker'.$A$2:.$A$5000];&quot;&lt;=&quot;&amp;EOMONTH([.D3];0);[$'2025-2026 Tracker'.$B$2:.$B$5000];&quot;Income&quot;;[$'2025-2026 Tracker'.$C$2:.$C$5000];&quot;Grants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E3];[$'2025-2026 Tracker'.$A$2:.$A$5000];&quot;&lt;=&quot;&amp;EOMONTH([.E3];0);[$'2025-2026 Tracker'.$B$2:.$B$5000];&quot;Income&quot;;[$'2025-2026 Tracker'.$C$2:.$C$5000];&quot;Grants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F3];[$'2025-2026 Tracker'.$A$2:.$A$5000];&quot;&lt;=&quot;&amp;EOMONTH([.F3];0);[$'2025-2026 Tracker'.$B$2:.$B$5000];&quot;Income&quot;;[$'2025-2026 Tracker'.$C$2:.$C$5000];&quot;Grants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G3];[$'2025-2026 Tracker'.$A$2:.$A$5000];&quot;&lt;=&quot;&amp;EOMONTH([.G3];0);[$'2025-2026 Tracker'.$B$2:.$B$5000];&quot;Income&quot;;[$'2025-2026 Tracker'.$C$2:.$C$5000];&quot;Grants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H3];[$'2025-2026 Tracker'.$A$2:.$A$5000];&quot;&lt;=&quot;&amp;EOMONTH([.H3];0);[$'2025-2026 Tracker'.$B$2:.$B$5000];&quot;Income&quot;;[$'2025-2026 Tracker'.$C$2:.$C$5000];&quot;Grants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I3];[$'2025-2026 Tracker'.$A$2:.$A$5000];&quot;&lt;=&quot;&amp;EOMONTH([.I3];0);[$'2025-2026 Tracker'.$B$2:.$B$5000];&quot;Income&quot;;[$'2025-2026 Tracker'.$C$2:.$C$5000];&quot;Grants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J3];[$'2025-2026 Tracker'.$A$2:.$A$5000];&quot;&lt;=&quot;&amp;EOMONTH([.J3];0);[$'2025-2026 Tracker'.$B$2:.$B$5000];&quot;Income&quot;;[$'2025-2026 Tracker'.$C$2:.$C$5000];&quot;Grants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K3];[$'2025-2026 Tracker'.$A$2:.$A$5000];&quot;&lt;=&quot;&amp;EOMONTH([.K3];0);[$'2025-2026 Tracker'.$B$2:.$B$5000];&quot;Income&quot;;[$'2025-2026 Tracker'.$C$2:.$C$5000];&quot;Grants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L3];[$'2025-2026 Tracker'.$A$2:.$A$5000];&quot;&lt;=&quot;&amp;EOMONTH([.L3];0);[$'2025-2026 Tracker'.$B$2:.$B$5000];&quot;Income&quot;;[$'2025-2026 Tracker'.$C$2:.$C$5000];&quot;Grants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M3];[$'2025-2026 Tracker'.$A$2:.$A$5000];&quot;&lt;=&quot;&amp;EOMONTH([.M3];0);[$'2025-2026 Tracker'.$B$2:.$B$5000];&quot;Income&quot;;[$'2025-2026 Tracker'.$C$2:.$C$5000];&quot;Grants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N3];[$'2025-2026 Tracker'.$A$2:.$A$5000];&quot;&lt;=&quot;&amp;EOMONTH([.N3];0);[$'2025-2026 Tracker'.$B$2:.$B$5000];&quot;Income&quot;;[$'2025-2026 Tracker'.$C$2:.$C$5000];&quot;Grants&quot;)" office:value-type="float" office:value="0" calcext:value-type="float">
            <text:p>€0.00</text:p>
          </table:table-cell>
          <table:table-cell table:style-name="ce3" table:formula="of:=SUMIFS([$'2025-2026 Tracker'.$K$2:.$K$5000];[$'2025-2026 Tracker'.$A$2:.$A$5000];&quot;&gt;=&quot;&amp;[.O3];[$'2025-2026 Tracker'.$A$2:.$A$5000];&quot;&lt;=&quot;&amp;EOMONTH([.O3];0);[$'2025-2026 Tracker'.$B$2:.$B$5000];&quot;Income&quot;;[$'2025-2026 Tracker'.$C$2:.$C$5000];&quot;Grants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P3];[$'2025-2026 Tracker'.$A$2:.$A$5000];&quot;&lt;=&quot;&amp;EOMONTH([.P3];0);[$'2025-2026 Tracker'.$B$2:.$B$5000];&quot;Income&quot;;[$'2025-2026 Tracker'.$C$2:.$C$5000];&quot;Grants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Q3];[$'2025-2026 Tracker'.$A$2:.$A$5000];&quot;&lt;=&quot;&amp;EOMONTH([.Q3];0);[$'2025-2026 Tracker'.$B$2:.$B$5000];&quot;Income&quot;;[$'2025-2026 Tracker'.$C$2:.$C$5000];&quot;Grants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R3];[$'2025-2026 Tracker'.$A$2:.$A$5000];&quot;&lt;=&quot;&amp;EOMONTH([.R3];0);[$'2025-2026 Tracker'.$B$2:.$B$5000];&quot;Income&quot;;[$'2025-2026 Tracker'.$C$2:.$C$5000];&quot;Grants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S3];[$'2025-2026 Tracker'.$A$2:.$A$5000];&quot;&lt;=&quot;&amp;EOMONTH([.S3];0);[$'2025-2026 Tracker'.$B$2:.$B$5000];&quot;Income&quot;;[$'2025-2026 Tracker'.$C$2:.$C$5000];&quot;Grants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T3];[$'2025-2026 Tracker'.$A$2:.$A$5000];&quot;&lt;=&quot;&amp;EOMONTH([.T3];0);[$'2025-2026 Tracker'.$B$2:.$B$5000];&quot;Income&quot;;[$'2025-2026 Tracker'.$C$2:.$C$5000];&quot;Grants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U3];[$'2025-2026 Tracker'.$A$2:.$A$5000];&quot;&lt;=&quot;&amp;EOMONTH([.U3];0);[$'2025-2026 Tracker'.$B$2:.$B$5000];&quot;Income&quot;;[$'2025-2026 Tracker'.$C$2:.$C$5000];&quot;Grants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V3];[$'2025-2026 Tracker'.$A$2:.$A$5000];&quot;&lt;=&quot;&amp;EOMONTH([.V3];0);[$'2025-2026 Tracker'.$B$2:.$B$5000];&quot;Income&quot;;[$'2025-2026 Tracker'.$C$2:.$C$5000];&quot;Grants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W3];[$'2025-2026 Tracker'.$A$2:.$A$5000];&quot;&lt;=&quot;&amp;EOMONTH([.W3];0);[$'2025-2026 Tracker'.$B$2:.$B$5000];&quot;Income&quot;;[$'2025-2026 Tracker'.$C$2:.$C$5000];&quot;Grants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X3];[$'2025-2026 Tracker'.$A$2:.$A$5000];&quot;&lt;=&quot;&amp;EOMONTH([.X3];0);[$'2025-2026 Tracker'.$B$2:.$B$5000];&quot;Income&quot;;[$'2025-2026 Tracker'.$C$2:.$C$5000];&quot;Grants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Y3];[$'2025-2026 Tracker'.$A$2:.$A$5000];&quot;&lt;=&quot;&amp;EOMONTH([.Y3];0);[$'2025-2026 Tracker'.$B$2:.$B$5000];&quot;Income&quot;;[$'2025-2026 Tracker'.$C$2:.$C$5000];&quot;Grants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Z3];[$'2025-2026 Tracker'.$A$2:.$A$5000];&quot;&lt;=&quot;&amp;EOMONTH([.Z3];0);[$'2025-2026 Tracker'.$B$2:.$B$5000];&quot;Income&quot;;[$'2025-2026 Tracker'.$C$2:.$C$5000];&quot;Grants&quot;)" office:value-type="float" office:value="0" calcext:value-type="float">
            <text:p>0</text:p>
          </table:table-cell>
          <table:table-cell table:style-name="ce15" table:formula="of:=SUM([.C7:.Z7])" office:value-type="float" office:value="0" calcext:value-type="float">
            <text:p>€0.00</text:p>
          </table:table-cell>
          <table:table-cell table:number-columns-repeated="997"/>
        </table:table-row>
        <table:table-row table:style-name="ro1">
          <table:table-cell table:style-name="ce9" office:value-type="string" calcext:value-type="string">
            <text:p><text:s text:c="4"/>Consulting/Services</text:p>
          </table:table-cell>
          <table:table-cell table:style-name="ce3"/>
          <table:table-cell table:style-name="ce15" table:formula="of:=SUMIFS([$'2025-2026 Tracker'.$K$2:.$K$5000];[$'2025-2026 Tracker'.$A$2:.$A$5000];&quot;&gt;=&quot;&amp;[.C3];[$'2025-2026 Tracker'.$A$2:.$A$5000];&quot;&lt;=&quot;&amp;EOMONTH([.C3];0);[$'2025-2026 Tracker'.$B$2:.$B$5000];&quot;Income&quot;;[$'2025-2026 Tracker'.$C$2:.$C$5000];&quot;Consulting/Services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D3];[$'2025-2026 Tracker'.$A$2:.$A$5000];&quot;&lt;=&quot;&amp;EOMONTH([.D3];0);[$'2025-2026 Tracker'.$B$2:.$B$5000];&quot;Income&quot;;[$'2025-2026 Tracker'.$C$2:.$C$5000];&quot;Consulting/Services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E3];[$'2025-2026 Tracker'.$A$2:.$A$5000];&quot;&lt;=&quot;&amp;EOMONTH([.E3];0);[$'2025-2026 Tracker'.$B$2:.$B$5000];&quot;Income&quot;;[$'2025-2026 Tracker'.$C$2:.$C$5000];&quot;Consulting/Services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F3];[$'2025-2026 Tracker'.$A$2:.$A$5000];&quot;&lt;=&quot;&amp;EOMONTH([.F3];0);[$'2025-2026 Tracker'.$B$2:.$B$5000];&quot;Income&quot;;[$'2025-2026 Tracker'.$C$2:.$C$5000];&quot;Consulting/Services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G3];[$'2025-2026 Tracker'.$A$2:.$A$5000];&quot;&lt;=&quot;&amp;EOMONTH([.G3];0);[$'2025-2026 Tracker'.$B$2:.$B$5000];&quot;Income&quot;;[$'2025-2026 Tracker'.$C$2:.$C$5000];&quot;Consulting/Services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H3];[$'2025-2026 Tracker'.$A$2:.$A$5000];&quot;&lt;=&quot;&amp;EOMONTH([.H3];0);[$'2025-2026 Tracker'.$B$2:.$B$5000];&quot;Income&quot;;[$'2025-2026 Tracker'.$C$2:.$C$5000];&quot;Consulting/Services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I3];[$'2025-2026 Tracker'.$A$2:.$A$5000];&quot;&lt;=&quot;&amp;EOMONTH([.I3];0);[$'2025-2026 Tracker'.$B$2:.$B$5000];&quot;Income&quot;;[$'2025-2026 Tracker'.$C$2:.$C$5000];&quot;Consulting/Services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J3];[$'2025-2026 Tracker'.$A$2:.$A$5000];&quot;&lt;=&quot;&amp;EOMONTH([.J3];0);[$'2025-2026 Tracker'.$B$2:.$B$5000];&quot;Income&quot;;[$'2025-2026 Tracker'.$C$2:.$C$5000];&quot;Consulting/Services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K3];[$'2025-2026 Tracker'.$A$2:.$A$5000];&quot;&lt;=&quot;&amp;EOMONTH([.K3];0);[$'2025-2026 Tracker'.$B$2:.$B$5000];&quot;Income&quot;;[$'2025-2026 Tracker'.$C$2:.$C$5000];&quot;Consulting/Services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L3];[$'2025-2026 Tracker'.$A$2:.$A$5000];&quot;&lt;=&quot;&amp;EOMONTH([.L3];0);[$'2025-2026 Tracker'.$B$2:.$B$5000];&quot;Income&quot;;[$'2025-2026 Tracker'.$C$2:.$C$5000];&quot;Consulting/Services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M3];[$'2025-2026 Tracker'.$A$2:.$A$5000];&quot;&lt;=&quot;&amp;EOMONTH([.M3];0);[$'2025-2026 Tracker'.$B$2:.$B$5000];&quot;Income&quot;;[$'2025-2026 Tracker'.$C$2:.$C$5000];&quot;Consulting/Services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N3];[$'2025-2026 Tracker'.$A$2:.$A$5000];&quot;&lt;=&quot;&amp;EOMONTH([.N3];0);[$'2025-2026 Tracker'.$B$2:.$B$5000];&quot;Income&quot;;[$'2025-2026 Tracker'.$C$2:.$C$5000];&quot;Consulting/Services&quot;)" office:value-type="float" office:value="0" calcext:value-type="float">
            <text:p>€0.00</text:p>
          </table:table-cell>
          <table:table-cell table:style-name="ce3" table:formula="of:=SUMIFS([$'2025-2026 Tracker'.$K$2:.$K$5000];[$'2025-2026 Tracker'.$A$2:.$A$5000];&quot;&gt;=&quot;&amp;[.O3];[$'2025-2026 Tracker'.$A$2:.$A$5000];&quot;&lt;=&quot;&amp;EOMONTH([.O3];0);[$'2025-2026 Tracker'.$B$2:.$B$5000];&quot;Income&quot;;[$'2025-2026 Tracker'.$C$2:.$C$5000];&quot;Consulting/Services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P3];[$'2025-2026 Tracker'.$A$2:.$A$5000];&quot;&lt;=&quot;&amp;EOMONTH([.P3];0);[$'2025-2026 Tracker'.$B$2:.$B$5000];&quot;Income&quot;;[$'2025-2026 Tracker'.$C$2:.$C$5000];&quot;Consulting/Services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Q3];[$'2025-2026 Tracker'.$A$2:.$A$5000];&quot;&lt;=&quot;&amp;EOMONTH([.Q3];0);[$'2025-2026 Tracker'.$B$2:.$B$5000];&quot;Income&quot;;[$'2025-2026 Tracker'.$C$2:.$C$5000];&quot;Consulting/Services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R3];[$'2025-2026 Tracker'.$A$2:.$A$5000];&quot;&lt;=&quot;&amp;EOMONTH([.R3];0);[$'2025-2026 Tracker'.$B$2:.$B$5000];&quot;Income&quot;;[$'2025-2026 Tracker'.$C$2:.$C$5000];&quot;Consulting/Services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S3];[$'2025-2026 Tracker'.$A$2:.$A$5000];&quot;&lt;=&quot;&amp;EOMONTH([.S3];0);[$'2025-2026 Tracker'.$B$2:.$B$5000];&quot;Income&quot;;[$'2025-2026 Tracker'.$C$2:.$C$5000];&quot;Consulting/Services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T3];[$'2025-2026 Tracker'.$A$2:.$A$5000];&quot;&lt;=&quot;&amp;EOMONTH([.T3];0);[$'2025-2026 Tracker'.$B$2:.$B$5000];&quot;Income&quot;;[$'2025-2026 Tracker'.$C$2:.$C$5000];&quot;Consulting/Services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U3];[$'2025-2026 Tracker'.$A$2:.$A$5000];&quot;&lt;=&quot;&amp;EOMONTH([.U3];0);[$'2025-2026 Tracker'.$B$2:.$B$5000];&quot;Income&quot;;[$'2025-2026 Tracker'.$C$2:.$C$5000];&quot;Consulting/Services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V3];[$'2025-2026 Tracker'.$A$2:.$A$5000];&quot;&lt;=&quot;&amp;EOMONTH([.V3];0);[$'2025-2026 Tracker'.$B$2:.$B$5000];&quot;Income&quot;;[$'2025-2026 Tracker'.$C$2:.$C$5000];&quot;Consulting/Services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W3];[$'2025-2026 Tracker'.$A$2:.$A$5000];&quot;&lt;=&quot;&amp;EOMONTH([.W3];0);[$'2025-2026 Tracker'.$B$2:.$B$5000];&quot;Income&quot;;[$'2025-2026 Tracker'.$C$2:.$C$5000];&quot;Consulting/Services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X3];[$'2025-2026 Tracker'.$A$2:.$A$5000];&quot;&lt;=&quot;&amp;EOMONTH([.X3];0);[$'2025-2026 Tracker'.$B$2:.$B$5000];&quot;Income&quot;;[$'2025-2026 Tracker'.$C$2:.$C$5000];&quot;Consulting/Services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Y3];[$'2025-2026 Tracker'.$A$2:.$A$5000];&quot;&lt;=&quot;&amp;EOMONTH([.Y3];0);[$'2025-2026 Tracker'.$B$2:.$B$5000];&quot;Income&quot;;[$'2025-2026 Tracker'.$C$2:.$C$5000];&quot;Consulting/Services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Z3];[$'2025-2026 Tracker'.$A$2:.$A$5000];&quot;&lt;=&quot;&amp;EOMONTH([.Z3];0);[$'2025-2026 Tracker'.$B$2:.$B$5000];&quot;Income&quot;;[$'2025-2026 Tracker'.$C$2:.$C$5000];&quot;Consulting/Services&quot;)" office:value-type="float" office:value="0" calcext:value-type="float">
            <text:p>0</text:p>
          </table:table-cell>
          <table:table-cell table:style-name="ce15" table:formula="of:=SUM([.C8:.Z8])" office:value-type="float" office:value="0" calcext:value-type="float">
            <text:p>€0.00</text:p>
          </table:table-cell>
          <table:table-cell table:number-columns-repeated="997"/>
        </table:table-row>
        <table:table-row table:style-name="ro1">
          <table:table-cell table:style-name="ce9" office:value-type="string" calcext:value-type="string">
            <text:p><text:s text:c="4"/>Other income</text:p>
          </table:table-cell>
          <table:table-cell table:style-name="ce3"/>
          <table:table-cell table:style-name="ce15" table:formula="of:=SUMIFS([$'2025-2026 Tracker'.$K$2:.$K$5000];[$'2025-2026 Tracker'.$A$2:.$A$5000];&quot;&gt;=&quot;&amp;[.C3];[$'2025-2026 Tracker'.$A$2:.$A$5000];&quot;&lt;=&quot;&amp;EOMONTH([.C3];0);[$'2025-2026 Tracker'.$B$2:.$B$5000];&quot;Income&quot;;[$'2025-2026 Tracker'.$C$2:.$C$5000];&quot;Other income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D3];[$'2025-2026 Tracker'.$A$2:.$A$5000];&quot;&lt;=&quot;&amp;EOMONTH([.D3];0);[$'2025-2026 Tracker'.$B$2:.$B$5000];&quot;Income&quot;;[$'2025-2026 Tracker'.$C$2:.$C$5000];&quot;Other income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E3];[$'2025-2026 Tracker'.$A$2:.$A$5000];&quot;&lt;=&quot;&amp;EOMONTH([.E3];0);[$'2025-2026 Tracker'.$B$2:.$B$5000];&quot;Income&quot;;[$'2025-2026 Tracker'.$C$2:.$C$5000];&quot;Other income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F3];[$'2025-2026 Tracker'.$A$2:.$A$5000];&quot;&lt;=&quot;&amp;EOMONTH([.F3];0);[$'2025-2026 Tracker'.$B$2:.$B$5000];&quot;Income&quot;;[$'2025-2026 Tracker'.$C$2:.$C$5000];&quot;Other income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G3];[$'2025-2026 Tracker'.$A$2:.$A$5000];&quot;&lt;=&quot;&amp;EOMONTH([.G3];0);[$'2025-2026 Tracker'.$B$2:.$B$5000];&quot;Income&quot;;[$'2025-2026 Tracker'.$C$2:.$C$5000];&quot;Other income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H3];[$'2025-2026 Tracker'.$A$2:.$A$5000];&quot;&lt;=&quot;&amp;EOMONTH([.H3];0);[$'2025-2026 Tracker'.$B$2:.$B$5000];&quot;Income&quot;;[$'2025-2026 Tracker'.$C$2:.$C$5000];&quot;Other income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I3];[$'2025-2026 Tracker'.$A$2:.$A$5000];&quot;&lt;=&quot;&amp;EOMONTH([.I3];0);[$'2025-2026 Tracker'.$B$2:.$B$5000];&quot;Income&quot;;[$'2025-2026 Tracker'.$C$2:.$C$5000];&quot;Other income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J3];[$'2025-2026 Tracker'.$A$2:.$A$5000];&quot;&lt;=&quot;&amp;EOMONTH([.J3];0);[$'2025-2026 Tracker'.$B$2:.$B$5000];&quot;Income&quot;;[$'2025-2026 Tracker'.$C$2:.$C$5000];&quot;Other income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K3];[$'2025-2026 Tracker'.$A$2:.$A$5000];&quot;&lt;=&quot;&amp;EOMONTH([.K3];0);[$'2025-2026 Tracker'.$B$2:.$B$5000];&quot;Income&quot;;[$'2025-2026 Tracker'.$C$2:.$C$5000];&quot;Other income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L3];[$'2025-2026 Tracker'.$A$2:.$A$5000];&quot;&lt;=&quot;&amp;EOMONTH([.L3];0);[$'2025-2026 Tracker'.$B$2:.$B$5000];&quot;Income&quot;;[$'2025-2026 Tracker'.$C$2:.$C$5000];&quot;Other income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M3];[$'2025-2026 Tracker'.$A$2:.$A$5000];&quot;&lt;=&quot;&amp;EOMONTH([.M3];0);[$'2025-2026 Tracker'.$B$2:.$B$5000];&quot;Income&quot;;[$'2025-2026 Tracker'.$C$2:.$C$5000];&quot;Other income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N3];[$'2025-2026 Tracker'.$A$2:.$A$5000];&quot;&lt;=&quot;&amp;EOMONTH([.N3];0);[$'2025-2026 Tracker'.$B$2:.$B$5000];&quot;Income&quot;;[$'2025-2026 Tracker'.$C$2:.$C$5000];&quot;Other income&quot;)" office:value-type="float" office:value="0" calcext:value-type="float">
            <text:p>€0.00</text:p>
          </table:table-cell>
          <table:table-cell table:style-name="ce3" table:formula="of:=SUMIFS([$'2025-2026 Tracker'.$K$2:.$K$5000];[$'2025-2026 Tracker'.$A$2:.$A$5000];&quot;&gt;=&quot;&amp;[.O3];[$'2025-2026 Tracker'.$A$2:.$A$5000];&quot;&lt;=&quot;&amp;EOMONTH([.O3];0);[$'2025-2026 Tracker'.$B$2:.$B$5000];&quot;Income&quot;;[$'2025-2026 Tracker'.$C$2:.$C$5000];&quot;Other income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P3];[$'2025-2026 Tracker'.$A$2:.$A$5000];&quot;&lt;=&quot;&amp;EOMONTH([.P3];0);[$'2025-2026 Tracker'.$B$2:.$B$5000];&quot;Income&quot;;[$'2025-2026 Tracker'.$C$2:.$C$5000];&quot;Other income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Q3];[$'2025-2026 Tracker'.$A$2:.$A$5000];&quot;&lt;=&quot;&amp;EOMONTH([.Q3];0);[$'2025-2026 Tracker'.$B$2:.$B$5000];&quot;Income&quot;;[$'2025-2026 Tracker'.$C$2:.$C$5000];&quot;Other income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R3];[$'2025-2026 Tracker'.$A$2:.$A$5000];&quot;&lt;=&quot;&amp;EOMONTH([.R3];0);[$'2025-2026 Tracker'.$B$2:.$B$5000];&quot;Income&quot;;[$'2025-2026 Tracker'.$C$2:.$C$5000];&quot;Other income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S3];[$'2025-2026 Tracker'.$A$2:.$A$5000];&quot;&lt;=&quot;&amp;EOMONTH([.S3];0);[$'2025-2026 Tracker'.$B$2:.$B$5000];&quot;Income&quot;;[$'2025-2026 Tracker'.$C$2:.$C$5000];&quot;Other income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T3];[$'2025-2026 Tracker'.$A$2:.$A$5000];&quot;&lt;=&quot;&amp;EOMONTH([.T3];0);[$'2025-2026 Tracker'.$B$2:.$B$5000];&quot;Income&quot;;[$'2025-2026 Tracker'.$C$2:.$C$5000];&quot;Other income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U3];[$'2025-2026 Tracker'.$A$2:.$A$5000];&quot;&lt;=&quot;&amp;EOMONTH([.U3];0);[$'2025-2026 Tracker'.$B$2:.$B$5000];&quot;Income&quot;;[$'2025-2026 Tracker'.$C$2:.$C$5000];&quot;Other income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V3];[$'2025-2026 Tracker'.$A$2:.$A$5000];&quot;&lt;=&quot;&amp;EOMONTH([.V3];0);[$'2025-2026 Tracker'.$B$2:.$B$5000];&quot;Income&quot;;[$'2025-2026 Tracker'.$C$2:.$C$5000];&quot;Other income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W3];[$'2025-2026 Tracker'.$A$2:.$A$5000];&quot;&lt;=&quot;&amp;EOMONTH([.W3];0);[$'2025-2026 Tracker'.$B$2:.$B$5000];&quot;Income&quot;;[$'2025-2026 Tracker'.$C$2:.$C$5000];&quot;Other income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X3];[$'2025-2026 Tracker'.$A$2:.$A$5000];&quot;&lt;=&quot;&amp;EOMONTH([.X3];0);[$'2025-2026 Tracker'.$B$2:.$B$5000];&quot;Income&quot;;[$'2025-2026 Tracker'.$C$2:.$C$5000];&quot;Other income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Y3];[$'2025-2026 Tracker'.$A$2:.$A$5000];&quot;&lt;=&quot;&amp;EOMONTH([.Y3];0);[$'2025-2026 Tracker'.$B$2:.$B$5000];&quot;Income&quot;;[$'2025-2026 Tracker'.$C$2:.$C$5000];&quot;Other income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Z3];[$'2025-2026 Tracker'.$A$2:.$A$5000];&quot;&lt;=&quot;&amp;EOMONTH([.Z3];0);[$'2025-2026 Tracker'.$B$2:.$B$5000];&quot;Income&quot;;[$'2025-2026 Tracker'.$C$2:.$C$5000];&quot;Other income&quot;)" office:value-type="float" office:value="0" calcext:value-type="float">
            <text:p>0</text:p>
          </table:table-cell>
          <table:table-cell table:style-name="ce15" table:formula="of:=SUM([.C9:.Z9])" office:value-type="float" office:value="0" calcext:value-type="float">
            <text:p>€0.00</text:p>
          </table:table-cell>
          <table:table-cell table:number-columns-repeated="997"/>
        </table:table-row>
        <table:table-row table:style-name="ro1">
          <table:table-cell table:style-name="ce3" table:number-columns-repeated="14"/>
          <table:table-cell table:number-columns-repeated="12"/>
          <table:table-cell table:style-name="ce3"/>
          <table:table-cell table:number-columns-repeated="997"/>
        </table:table-row>
        <table:table-row table:style-name="ro1">
          <table:table-cell table:style-name="ce8" office:value-type="string" calcext:value-type="string">
            <text:p>Expenses</text:p>
          </table:table-cell>
          <table:table-cell table:style-name="ce11"/>
          <table:table-cell table:style-name="ce14" table:formula="of:=[.C12]+[.C19]" office:value-type="float" office:value="13.92" calcext:value-type="float">
            <text:p>€13.92</text:p>
          </table:table-cell>
          <table:table-cell table:style-name="ce14" table:formula="of:=[.D12]+[.D19]" office:value-type="float" office:value="59.6" calcext:value-type="float">
            <text:p>€59.60</text:p>
          </table:table-cell>
          <table:table-cell table:style-name="ce14" table:formula="of:=[.E12]+[.E19]" office:value-type="float" office:value="13.92" calcext:value-type="float">
            <text:p>€13.92</text:p>
          </table:table-cell>
          <table:table-cell table:style-name="ce14" table:formula="of:=[.F12]+[.F19]" office:value-type="float" office:value="13.92" calcext:value-type="float">
            <text:p>€13.92</text:p>
          </table:table-cell>
          <table:table-cell table:style-name="ce14" table:formula="of:=[.G12]+[.G19]" office:value-type="float" office:value="13.92" calcext:value-type="float">
            <text:p>€13.92</text:p>
          </table:table-cell>
          <table:table-cell table:style-name="ce14" table:formula="of:=[.H12]+[.H19]" office:value-type="float" office:value="13.92" calcext:value-type="float">
            <text:p>€13.92</text:p>
          </table:table-cell>
          <table:table-cell table:style-name="ce14" table:formula="of:=[.I12]+[.I19]" office:value-type="float" office:value="13.92" calcext:value-type="float">
            <text:p>€13.92</text:p>
          </table:table-cell>
          <table:table-cell table:style-name="ce14" table:formula="of:=[.J12]+[.J19]" office:value-type="float" office:value="13.92" calcext:value-type="float">
            <text:p>€13.92</text:p>
          </table:table-cell>
          <table:table-cell table:style-name="ce14" table:formula="of:=[.K12]+[.K19]" office:value-type="float" office:value="13.92" calcext:value-type="float">
            <text:p>€13.92</text:p>
          </table:table-cell>
          <table:table-cell table:style-name="ce14" table:formula="of:=[.L12]+[.L19]" office:value-type="float" office:value="13.92" calcext:value-type="float">
            <text:p>€13.92</text:p>
          </table:table-cell>
          <table:table-cell table:style-name="ce14" table:formula="of:=[.M12]+[.M19]" office:value-type="float" office:value="13.92" calcext:value-type="float">
            <text:p>€13.92</text:p>
          </table:table-cell>
          <table:table-cell table:style-name="ce14" table:formula="of:=[.N12]+[.N19]" office:value-type="float" office:value="13.92" calcext:value-type="float">
            <text:p>€13.92</text:p>
          </table:table-cell>
          <table:table-cell table:number-columns-repeated="12"/>
          <table:table-cell table:style-name="ce14" table:formula="of:=SUM([.C11:.Z11])" office:value-type="float" office:value="212.72" calcext:value-type="float">
            <text:p>€212.72</text:p>
          </table:table-cell>
          <table:table-cell table:number-columns-repeated="997"/>
        </table:table-row>
        <table:table-row table:style-name="ro1">
          <table:table-cell table:style-name="ce10" office:value-type="string" calcext:value-type="string">
            <text:p><text:s text:c="4"/>Fixed costs</text:p>
          </table:table-cell>
          <table:table-cell table:style-name="ce3"/>
          <table:table-cell table:style-name="ce15" table:formula="of:=SUM([.C13:.C17])" office:value-type="float" office:value="13.92" calcext:value-type="float">
            <text:p>€13.92</text:p>
          </table:table-cell>
          <table:table-cell table:style-name="ce15" table:formula="of:=SUM([.D13:.D17])" office:value-type="float" office:value="59.6" calcext:value-type="float">
            <text:p>€59.60</text:p>
          </table:table-cell>
          <table:table-cell table:style-name="ce15" table:formula="of:=SUM([.E13:.E17])" office:value-type="float" office:value="13.92" calcext:value-type="float">
            <text:p>€13.92</text:p>
          </table:table-cell>
          <table:table-cell table:style-name="ce15" table:formula="of:=SUM([.F13:.F17])" office:value-type="float" office:value="13.92" calcext:value-type="float">
            <text:p>€13.92</text:p>
          </table:table-cell>
          <table:table-cell table:style-name="ce15" table:formula="of:=SUM([.G13:.G17])" office:value-type="float" office:value="13.92" calcext:value-type="float">
            <text:p>€13.92</text:p>
          </table:table-cell>
          <table:table-cell table:style-name="ce15" table:formula="of:=SUM([.H13:.H17])" office:value-type="float" office:value="13.92" calcext:value-type="float">
            <text:p>€13.92</text:p>
          </table:table-cell>
          <table:table-cell table:style-name="ce15" table:formula="of:=SUM([.I13:.I17])" office:value-type="float" office:value="13.92" calcext:value-type="float">
            <text:p>€13.92</text:p>
          </table:table-cell>
          <table:table-cell table:style-name="ce15" table:formula="of:=SUM([.J13:.J17])" office:value-type="float" office:value="13.92" calcext:value-type="float">
            <text:p>€13.92</text:p>
          </table:table-cell>
          <table:table-cell table:style-name="ce15" table:formula="of:=SUM([.K13:.K17])" office:value-type="float" office:value="13.92" calcext:value-type="float">
            <text:p>€13.92</text:p>
          </table:table-cell>
          <table:table-cell table:style-name="ce15" table:formula="of:=SUM([.L13:.L17])" office:value-type="float" office:value="13.92" calcext:value-type="float">
            <text:p>€13.92</text:p>
          </table:table-cell>
          <table:table-cell table:style-name="ce15" table:formula="of:=SUM([.M13:.M17])" office:value-type="float" office:value="13.92" calcext:value-type="float">
            <text:p>€13.92</text:p>
          </table:table-cell>
          <table:table-cell table:style-name="ce15" table:formula="of:=SUM([.N13:.N17])" office:value-type="float" office:value="13.92" calcext:value-type="float">
            <text:p>€13.92</text:p>
          </table:table-cell>
          <table:table-cell table:number-columns-repeated="12"/>
          <table:table-cell table:style-name="ce16" table:formula="of:=SUM([.C12:.Z12])" office:value-type="float" office:value="212.72" calcext:value-type="float">
            <text:p>€212.72</text:p>
          </table:table-cell>
          <table:table-cell table:number-columns-repeated="997"/>
        </table:table-row>
        <table:table-row table:style-name="ro1">
          <table:table-cell table:style-name="ce9" office:value-type="string" calcext:value-type="string">
            <text:p><text:s text:c="8"/>Obsidian Publish</text:p>
          </table:table-cell>
          <table:table-cell table:style-name="ce3"/>
          <table:table-cell table:style-name="ce15" table:formula="of:=SUMIFS([$'2025-2026 Tracker'.$K$2:.$K$5000];[$'2025-2026 Tracker'.$A$2:.$A$5000];&quot;&gt;=&quot;&amp;[.C3];[$'2025-2026 Tracker'.$A$2:.$A$5000];&quot;&lt;=&quot;&amp;EOMONTH([.C3];0);[$'2025-2026 Tracker'.$B$2:.$B$5000];&quot;Expense&quot;;[$'2025-2026 Tracker'.$C$2:.$C$5000];&quot;Fixed costs&quot;;[$'2025-2026 Tracker'.$D$2:.$D$5000];&quot;Obsidian Publish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D3];[$'2025-2026 Tracker'.$A$2:.$A$5000];&quot;&lt;=&quot;&amp;EOMONTH([.D3];0);[$'2025-2026 Tracker'.$B$2:.$B$5000];&quot;Expense&quot;;[$'2025-2026 Tracker'.$C$2:.$C$5000];&quot;Fixed costs&quot;;[$'2025-2026 Tracker'.$D$2:.$D$5000];&quot;Obsidian Publish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E3];[$'2025-2026 Tracker'.$A$2:.$A$5000];&quot;&lt;=&quot;&amp;EOMONTH([.E3];0);[$'2025-2026 Tracker'.$B$2:.$B$5000];&quot;Expense&quot;;[$'2025-2026 Tracker'.$C$2:.$C$5000];&quot;Fixed costs&quot;;[$'2025-2026 Tracker'.$D$2:.$D$5000];&quot;Obsidian Publish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F3];[$'2025-2026 Tracker'.$A$2:.$A$5000];&quot;&lt;=&quot;&amp;EOMONTH([.F3];0);[$'2025-2026 Tracker'.$B$2:.$B$5000];&quot;Expense&quot;;[$'2025-2026 Tracker'.$C$2:.$C$5000];&quot;Fixed costs&quot;;[$'2025-2026 Tracker'.$D$2:.$D$5000];&quot;Obsidian Publish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G3];[$'2025-2026 Tracker'.$A$2:.$A$5000];&quot;&lt;=&quot;&amp;EOMONTH([.G3];0);[$'2025-2026 Tracker'.$B$2:.$B$5000];&quot;Expense&quot;;[$'2025-2026 Tracker'.$C$2:.$C$5000];&quot;Fixed costs&quot;;[$'2025-2026 Tracker'.$D$2:.$D$5000];&quot;Obsidian Publish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H3];[$'2025-2026 Tracker'.$A$2:.$A$5000];&quot;&lt;=&quot;&amp;EOMONTH([.H3];0);[$'2025-2026 Tracker'.$B$2:.$B$5000];&quot;Expense&quot;;[$'2025-2026 Tracker'.$C$2:.$C$5000];&quot;Fixed costs&quot;;[$'2025-2026 Tracker'.$D$2:.$D$5000];&quot;Obsidian Publish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I3];[$'2025-2026 Tracker'.$A$2:.$A$5000];&quot;&lt;=&quot;&amp;EOMONTH([.I3];0);[$'2025-2026 Tracker'.$B$2:.$B$5000];&quot;Expense&quot;;[$'2025-2026 Tracker'.$C$2:.$C$5000];&quot;Fixed costs&quot;;[$'2025-2026 Tracker'.$D$2:.$D$5000];&quot;Obsidian Publish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J3];[$'2025-2026 Tracker'.$A$2:.$A$5000];&quot;&lt;=&quot;&amp;EOMONTH([.J3];0);[$'2025-2026 Tracker'.$B$2:.$B$5000];&quot;Expense&quot;;[$'2025-2026 Tracker'.$C$2:.$C$5000];&quot;Fixed costs&quot;;[$'2025-2026 Tracker'.$D$2:.$D$5000];&quot;Obsidian Publish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K3];[$'2025-2026 Tracker'.$A$2:.$A$5000];&quot;&lt;=&quot;&amp;EOMONTH([.K3];0);[$'2025-2026 Tracker'.$B$2:.$B$5000];&quot;Expense&quot;;[$'2025-2026 Tracker'.$C$2:.$C$5000];&quot;Fixed costs&quot;;[$'2025-2026 Tracker'.$D$2:.$D$5000];&quot;Obsidian Publish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L3];[$'2025-2026 Tracker'.$A$2:.$A$5000];&quot;&lt;=&quot;&amp;EOMONTH([.L3];0);[$'2025-2026 Tracker'.$B$2:.$B$5000];&quot;Expense&quot;;[$'2025-2026 Tracker'.$C$2:.$C$5000];&quot;Fixed costs&quot;;[$'2025-2026 Tracker'.$D$2:.$D$5000];&quot;Obsidian Publish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M3];[$'2025-2026 Tracker'.$A$2:.$A$5000];&quot;&lt;=&quot;&amp;EOMONTH([.M3];0);[$'2025-2026 Tracker'.$B$2:.$B$5000];&quot;Expense&quot;;[$'2025-2026 Tracker'.$C$2:.$C$5000];&quot;Fixed costs&quot;;[$'2025-2026 Tracker'.$D$2:.$D$5000];&quot;Obsidian Publish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N3];[$'2025-2026 Tracker'.$A$2:.$A$5000];&quot;&lt;=&quot;&amp;EOMONTH([.N3];0);[$'2025-2026 Tracker'.$B$2:.$B$5000];&quot;Expense&quot;;[$'2025-2026 Tracker'.$C$2:.$C$5000];&quot;Fixed costs&quot;;[$'2025-2026 Tracker'.$D$2:.$D$5000];&quot;Obsidian Publish&quot;)" office:value-type="float" office:value="0" calcext:value-type="float">
            <text:p>€0.00</text:p>
          </table:table-cell>
          <table:table-cell table:style-name="ce3" table:formula="of:=SUMIFS([$'2025-2026 Tracker'.$K$2:.$K$5000];[$'2025-2026 Tracker'.$A$2:.$A$5000];&quot;&gt;=&quot;&amp;[.O3];[$'2025-2026 Tracker'.$A$2:.$A$5000];&quot;&lt;=&quot;&amp;EOMONTH([.O3];0);[$'2025-2026 Tracker'.$B$2:.$B$5000];&quot;Expense&quot;;[$'2025-2026 Tracker'.$C$2:.$C$5000];&quot;Fixed costs&quot;;[$'2025-2026 Tracker'.$D$2:.$D$5000];&quot;Obsidian Publish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P3];[$'2025-2026 Tracker'.$A$2:.$A$5000];&quot;&lt;=&quot;&amp;EOMONTH([.P3];0);[$'2025-2026 Tracker'.$B$2:.$B$5000];&quot;Expense&quot;;[$'2025-2026 Tracker'.$C$2:.$C$5000];&quot;Fixed costs&quot;;[$'2025-2026 Tracker'.$D$2:.$D$5000];&quot;Obsidian Publish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Q3];[$'2025-2026 Tracker'.$A$2:.$A$5000];&quot;&lt;=&quot;&amp;EOMONTH([.Q3];0);[$'2025-2026 Tracker'.$B$2:.$B$5000];&quot;Expense&quot;;[$'2025-2026 Tracker'.$C$2:.$C$5000];&quot;Fixed costs&quot;;[$'2025-2026 Tracker'.$D$2:.$D$5000];&quot;Obsidian Publish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R3];[$'2025-2026 Tracker'.$A$2:.$A$5000];&quot;&lt;=&quot;&amp;EOMONTH([.R3];0);[$'2025-2026 Tracker'.$B$2:.$B$5000];&quot;Expense&quot;;[$'2025-2026 Tracker'.$C$2:.$C$5000];&quot;Fixed costs&quot;;[$'2025-2026 Tracker'.$D$2:.$D$5000];&quot;Obsidian Publish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S3];[$'2025-2026 Tracker'.$A$2:.$A$5000];&quot;&lt;=&quot;&amp;EOMONTH([.S3];0);[$'2025-2026 Tracker'.$B$2:.$B$5000];&quot;Expense&quot;;[$'2025-2026 Tracker'.$C$2:.$C$5000];&quot;Fixed costs&quot;;[$'2025-2026 Tracker'.$D$2:.$D$5000];&quot;Obsidian Publish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T3];[$'2025-2026 Tracker'.$A$2:.$A$5000];&quot;&lt;=&quot;&amp;EOMONTH([.T3];0);[$'2025-2026 Tracker'.$B$2:.$B$5000];&quot;Expense&quot;;[$'2025-2026 Tracker'.$C$2:.$C$5000];&quot;Fixed costs&quot;;[$'2025-2026 Tracker'.$D$2:.$D$5000];&quot;Obsidian Publish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U3];[$'2025-2026 Tracker'.$A$2:.$A$5000];&quot;&lt;=&quot;&amp;EOMONTH([.U3];0);[$'2025-2026 Tracker'.$B$2:.$B$5000];&quot;Expense&quot;;[$'2025-2026 Tracker'.$C$2:.$C$5000];&quot;Fixed costs&quot;;[$'2025-2026 Tracker'.$D$2:.$D$5000];&quot;Obsidian Publish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V3];[$'2025-2026 Tracker'.$A$2:.$A$5000];&quot;&lt;=&quot;&amp;EOMONTH([.V3];0);[$'2025-2026 Tracker'.$B$2:.$B$5000];&quot;Expense&quot;;[$'2025-2026 Tracker'.$C$2:.$C$5000];&quot;Fixed costs&quot;;[$'2025-2026 Tracker'.$D$2:.$D$5000];&quot;Obsidian Publish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W3];[$'2025-2026 Tracker'.$A$2:.$A$5000];&quot;&lt;=&quot;&amp;EOMONTH([.W3];0);[$'2025-2026 Tracker'.$B$2:.$B$5000];&quot;Expense&quot;;[$'2025-2026 Tracker'.$C$2:.$C$5000];&quot;Fixed costs&quot;;[$'2025-2026 Tracker'.$D$2:.$D$5000];&quot;Obsidian Publish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X3];[$'2025-2026 Tracker'.$A$2:.$A$5000];&quot;&lt;=&quot;&amp;EOMONTH([.X3];0);[$'2025-2026 Tracker'.$B$2:.$B$5000];&quot;Expense&quot;;[$'2025-2026 Tracker'.$C$2:.$C$5000];&quot;Fixed costs&quot;;[$'2025-2026 Tracker'.$D$2:.$D$5000];&quot;Obsidian Publish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Y3];[$'2025-2026 Tracker'.$A$2:.$A$5000];&quot;&lt;=&quot;&amp;EOMONTH([.Y3];0);[$'2025-2026 Tracker'.$B$2:.$B$5000];&quot;Expense&quot;;[$'2025-2026 Tracker'.$C$2:.$C$5000];&quot;Fixed costs&quot;;[$'2025-2026 Tracker'.$D$2:.$D$5000];&quot;Obsidian Publish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Z3];[$'2025-2026 Tracker'.$A$2:.$A$5000];&quot;&lt;=&quot;&amp;EOMONTH([.Z3];0);[$'2025-2026 Tracker'.$B$2:.$B$5000];&quot;Expense&quot;;[$'2025-2026 Tracker'.$C$2:.$C$5000];&quot;Fixed costs&quot;;[$'2025-2026 Tracker'.$D$2:.$D$5000];&quot;Obsidian Publish&quot;)" office:value-type="float" office:value="0" calcext:value-type="float">
            <text:p>0</text:p>
          </table:table-cell>
          <table:table-cell table:style-name="ce15" table:formula="of:=SUM([.C13:.Z13])" office:value-type="float" office:value="0" calcext:value-type="float">
            <text:p>€0.00</text:p>
          </table:table-cell>
          <table:table-cell table:number-columns-repeated="997"/>
        </table:table-row>
        <table:table-row table:style-name="ro1">
          <table:table-cell table:style-name="ce9" office:value-type="string" calcext:value-type="string">
            <text:p><text:s text:c="8"/>refibcn.cat domain</text:p>
          </table:table-cell>
          <table:table-cell table:style-name="ce3"/>
          <table:table-cell table:style-name="ce15" table:formula="of:=SUMIFS([$'2025-2026 Tracker'.$K$2:.$K$5000];[$'2025-2026 Tracker'.$A$2:.$A$5000];&quot;&gt;=&quot;&amp;[.C3];[$'2025-2026 Tracker'.$A$2:.$A$5000];&quot;&lt;=&quot;&amp;EOMONTH([.C3];0);[$'2025-2026 Tracker'.$B$2:.$B$5000];&quot;Expense&quot;;[$'2025-2026 Tracker'.$C$2:.$C$5000];&quot;Fixed costs&quot;;[$'2025-2026 Tracker'.$D$2:.$D$5000];&quot;refibcn.cat domain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D3];[$'2025-2026 Tracker'.$A$2:.$A$5000];&quot;&lt;=&quot;&amp;EOMONTH([.D3];0);[$'2025-2026 Tracker'.$B$2:.$B$5000];&quot;Expense&quot;;[$'2025-2026 Tracker'.$C$2:.$C$5000];&quot;Fixed costs&quot;;[$'2025-2026 Tracker'.$D$2:.$D$5000];&quot;refibcn.cat domain&quot;)" office:value-type="float" office:value="45.68" calcext:value-type="float">
            <text:p>€45.68</text:p>
          </table:table-cell>
          <table:table-cell table:style-name="ce15" table:formula="of:=SUMIFS([$'2025-2026 Tracker'.$K$2:.$K$5000];[$'2025-2026 Tracker'.$A$2:.$A$5000];&quot;&gt;=&quot;&amp;[.E3];[$'2025-2026 Tracker'.$A$2:.$A$5000];&quot;&lt;=&quot;&amp;EOMONTH([.E3];0);[$'2025-2026 Tracker'.$B$2:.$B$5000];&quot;Expense&quot;;[$'2025-2026 Tracker'.$C$2:.$C$5000];&quot;Fixed costs&quot;;[$'2025-2026 Tracker'.$D$2:.$D$5000];&quot;refibcn.cat domain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F3];[$'2025-2026 Tracker'.$A$2:.$A$5000];&quot;&lt;=&quot;&amp;EOMONTH([.F3];0);[$'2025-2026 Tracker'.$B$2:.$B$5000];&quot;Expense&quot;;[$'2025-2026 Tracker'.$C$2:.$C$5000];&quot;Fixed costs&quot;;[$'2025-2026 Tracker'.$D$2:.$D$5000];&quot;refibcn.cat domain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G3];[$'2025-2026 Tracker'.$A$2:.$A$5000];&quot;&lt;=&quot;&amp;EOMONTH([.G3];0);[$'2025-2026 Tracker'.$B$2:.$B$5000];&quot;Expense&quot;;[$'2025-2026 Tracker'.$C$2:.$C$5000];&quot;Fixed costs&quot;;[$'2025-2026 Tracker'.$D$2:.$D$5000];&quot;refibcn.cat domain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H3];[$'2025-2026 Tracker'.$A$2:.$A$5000];&quot;&lt;=&quot;&amp;EOMONTH([.H3];0);[$'2025-2026 Tracker'.$B$2:.$B$5000];&quot;Expense&quot;;[$'2025-2026 Tracker'.$C$2:.$C$5000];&quot;Fixed costs&quot;;[$'2025-2026 Tracker'.$D$2:.$D$5000];&quot;refibcn.cat domain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I3];[$'2025-2026 Tracker'.$A$2:.$A$5000];&quot;&lt;=&quot;&amp;EOMONTH([.I3];0);[$'2025-2026 Tracker'.$B$2:.$B$5000];&quot;Expense&quot;;[$'2025-2026 Tracker'.$C$2:.$C$5000];&quot;Fixed costs&quot;;[$'2025-2026 Tracker'.$D$2:.$D$5000];&quot;refibcn.cat domain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J3];[$'2025-2026 Tracker'.$A$2:.$A$5000];&quot;&lt;=&quot;&amp;EOMONTH([.J3];0);[$'2025-2026 Tracker'.$B$2:.$B$5000];&quot;Expense&quot;;[$'2025-2026 Tracker'.$C$2:.$C$5000];&quot;Fixed costs&quot;;[$'2025-2026 Tracker'.$D$2:.$D$5000];&quot;refibcn.cat domain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K3];[$'2025-2026 Tracker'.$A$2:.$A$5000];&quot;&lt;=&quot;&amp;EOMONTH([.K3];0);[$'2025-2026 Tracker'.$B$2:.$B$5000];&quot;Expense&quot;;[$'2025-2026 Tracker'.$C$2:.$C$5000];&quot;Fixed costs&quot;;[$'2025-2026 Tracker'.$D$2:.$D$5000];&quot;refibcn.cat domain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L3];[$'2025-2026 Tracker'.$A$2:.$A$5000];&quot;&lt;=&quot;&amp;EOMONTH([.L3];0);[$'2025-2026 Tracker'.$B$2:.$B$5000];&quot;Expense&quot;;[$'2025-2026 Tracker'.$C$2:.$C$5000];&quot;Fixed costs&quot;;[$'2025-2026 Tracker'.$D$2:.$D$5000];&quot;refibcn.cat domain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M3];[$'2025-2026 Tracker'.$A$2:.$A$5000];&quot;&lt;=&quot;&amp;EOMONTH([.M3];0);[$'2025-2026 Tracker'.$B$2:.$B$5000];&quot;Expense&quot;;[$'2025-2026 Tracker'.$C$2:.$C$5000];&quot;Fixed costs&quot;;[$'2025-2026 Tracker'.$D$2:.$D$5000];&quot;refibcn.cat domain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N3];[$'2025-2026 Tracker'.$A$2:.$A$5000];&quot;&lt;=&quot;&amp;EOMONTH([.N3];0);[$'2025-2026 Tracker'.$B$2:.$B$5000];&quot;Expense&quot;;[$'2025-2026 Tracker'.$C$2:.$C$5000];&quot;Fixed costs&quot;;[$'2025-2026 Tracker'.$D$2:.$D$5000];&quot;refibcn.cat domain&quot;)" office:value-type="float" office:value="0" calcext:value-type="float">
            <text:p>€0.00</text:p>
          </table:table-cell>
          <table:table-cell table:style-name="ce3" table:formula="of:=SUMIFS([$'2025-2026 Tracker'.$K$2:.$K$5000];[$'2025-2026 Tracker'.$A$2:.$A$5000];&quot;&gt;=&quot;&amp;[.O3];[$'2025-2026 Tracker'.$A$2:.$A$5000];&quot;&lt;=&quot;&amp;EOMONTH([.O3];0);[$'2025-2026 Tracker'.$B$2:.$B$5000];&quot;Expense&quot;;[$'2025-2026 Tracker'.$C$2:.$C$5000];&quot;Fixed costs&quot;;[$'2025-2026 Tracker'.$D$2:.$D$5000];&quot;refibcn.cat domain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P3];[$'2025-2026 Tracker'.$A$2:.$A$5000];&quot;&lt;=&quot;&amp;EOMONTH([.P3];0);[$'2025-2026 Tracker'.$B$2:.$B$5000];&quot;Expense&quot;;[$'2025-2026 Tracker'.$C$2:.$C$5000];&quot;Fixed costs&quot;;[$'2025-2026 Tracker'.$D$2:.$D$5000];&quot;refibcn.cat domain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Q3];[$'2025-2026 Tracker'.$A$2:.$A$5000];&quot;&lt;=&quot;&amp;EOMONTH([.Q3];0);[$'2025-2026 Tracker'.$B$2:.$B$5000];&quot;Expense&quot;;[$'2025-2026 Tracker'.$C$2:.$C$5000];&quot;Fixed costs&quot;;[$'2025-2026 Tracker'.$D$2:.$D$5000];&quot;refibcn.cat domain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R3];[$'2025-2026 Tracker'.$A$2:.$A$5000];&quot;&lt;=&quot;&amp;EOMONTH([.R3];0);[$'2025-2026 Tracker'.$B$2:.$B$5000];&quot;Expense&quot;;[$'2025-2026 Tracker'.$C$2:.$C$5000];&quot;Fixed costs&quot;;[$'2025-2026 Tracker'.$D$2:.$D$5000];&quot;refibcn.cat domain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S3];[$'2025-2026 Tracker'.$A$2:.$A$5000];&quot;&lt;=&quot;&amp;EOMONTH([.S3];0);[$'2025-2026 Tracker'.$B$2:.$B$5000];&quot;Expense&quot;;[$'2025-2026 Tracker'.$C$2:.$C$5000];&quot;Fixed costs&quot;;[$'2025-2026 Tracker'.$D$2:.$D$5000];&quot;refibcn.cat domain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T3];[$'2025-2026 Tracker'.$A$2:.$A$5000];&quot;&lt;=&quot;&amp;EOMONTH([.T3];0);[$'2025-2026 Tracker'.$B$2:.$B$5000];&quot;Expense&quot;;[$'2025-2026 Tracker'.$C$2:.$C$5000];&quot;Fixed costs&quot;;[$'2025-2026 Tracker'.$D$2:.$D$5000];&quot;refibcn.cat domain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U3];[$'2025-2026 Tracker'.$A$2:.$A$5000];&quot;&lt;=&quot;&amp;EOMONTH([.U3];0);[$'2025-2026 Tracker'.$B$2:.$B$5000];&quot;Expense&quot;;[$'2025-2026 Tracker'.$C$2:.$C$5000];&quot;Fixed costs&quot;;[$'2025-2026 Tracker'.$D$2:.$D$5000];&quot;refibcn.cat domain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V3];[$'2025-2026 Tracker'.$A$2:.$A$5000];&quot;&lt;=&quot;&amp;EOMONTH([.V3];0);[$'2025-2026 Tracker'.$B$2:.$B$5000];&quot;Expense&quot;;[$'2025-2026 Tracker'.$C$2:.$C$5000];&quot;Fixed costs&quot;;[$'2025-2026 Tracker'.$D$2:.$D$5000];&quot;refibcn.cat domain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W3];[$'2025-2026 Tracker'.$A$2:.$A$5000];&quot;&lt;=&quot;&amp;EOMONTH([.W3];0);[$'2025-2026 Tracker'.$B$2:.$B$5000];&quot;Expense&quot;;[$'2025-2026 Tracker'.$C$2:.$C$5000];&quot;Fixed costs&quot;;[$'2025-2026 Tracker'.$D$2:.$D$5000];&quot;refibcn.cat domain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X3];[$'2025-2026 Tracker'.$A$2:.$A$5000];&quot;&lt;=&quot;&amp;EOMONTH([.X3];0);[$'2025-2026 Tracker'.$B$2:.$B$5000];&quot;Expense&quot;;[$'2025-2026 Tracker'.$C$2:.$C$5000];&quot;Fixed costs&quot;;[$'2025-2026 Tracker'.$D$2:.$D$5000];&quot;refibcn.cat domain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Y3];[$'2025-2026 Tracker'.$A$2:.$A$5000];&quot;&lt;=&quot;&amp;EOMONTH([.Y3];0);[$'2025-2026 Tracker'.$B$2:.$B$5000];&quot;Expense&quot;;[$'2025-2026 Tracker'.$C$2:.$C$5000];&quot;Fixed costs&quot;;[$'2025-2026 Tracker'.$D$2:.$D$5000];&quot;refibcn.cat domain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Z3];[$'2025-2026 Tracker'.$A$2:.$A$5000];&quot;&lt;=&quot;&amp;EOMONTH([.Z3];0);[$'2025-2026 Tracker'.$B$2:.$B$5000];&quot;Expense&quot;;[$'2025-2026 Tracker'.$C$2:.$C$5000];&quot;Fixed costs&quot;;[$'2025-2026 Tracker'.$D$2:.$D$5000];&quot;refibcn.cat domain&quot;)" office:value-type="float" office:value="0" calcext:value-type="float">
            <text:p>0</text:p>
          </table:table-cell>
          <table:table-cell table:style-name="ce15" table:formula="of:=SUM([.C14:.Z14])" office:value-type="float" office:value="45.68" calcext:value-type="float">
            <text:p>€45.68</text:p>
          </table:table-cell>
          <table:table-cell table:number-columns-repeated="997"/>
        </table:table-row>
        <table:table-row table:style-name="ro1">
          <table:table-cell table:style-name="ce9" office:value-type="string" calcext:value-type="string">
            <text:p><text:s text:c="8"/>Notion</text:p>
          </table:table-cell>
          <table:table-cell table:style-name="ce3"/>
          <table:table-cell table:style-name="ce15" table:formula="of:=SUMIFS([$'2025-2026 Tracker'.$K$2:.$K$5000];[$'2025-2026 Tracker'.$A$2:.$A$5000];&quot;&gt;=&quot;&amp;[.C3];[$'2025-2026 Tracker'.$A$2:.$A$5000];&quot;&lt;=&quot;&amp;EOMONTH([.C3];0);[$'2025-2026 Tracker'.$B$2:.$B$5000];&quot;Expense&quot;;[$'2025-2026 Tracker'.$C$2:.$C$5000];&quot;Fixed costs&quot;;[$'2025-2026 Tracker'.$D$2:.$D$5000];&quot;Notion&quot;)" office:value-type="float" office:value="13.92" calcext:value-type="float">
            <text:p>€13.92</text:p>
          </table:table-cell>
          <table:table-cell table:style-name="ce15" table:formula="of:=SUMIFS([$'2025-2026 Tracker'.$K$2:.$K$5000];[$'2025-2026 Tracker'.$A$2:.$A$5000];&quot;&gt;=&quot;&amp;[.D3];[$'2025-2026 Tracker'.$A$2:.$A$5000];&quot;&lt;=&quot;&amp;EOMONTH([.D3];0);[$'2025-2026 Tracker'.$B$2:.$B$5000];&quot;Expense&quot;;[$'2025-2026 Tracker'.$C$2:.$C$5000];&quot;Fixed costs&quot;;[$'2025-2026 Tracker'.$D$2:.$D$5000];&quot;Notion&quot;)" office:value-type="float" office:value="13.92" calcext:value-type="float">
            <text:p>€13.92</text:p>
          </table:table-cell>
          <table:table-cell table:style-name="ce15" table:formula="of:=SUMIFS([$'2025-2026 Tracker'.$K$2:.$K$5000];[$'2025-2026 Tracker'.$A$2:.$A$5000];&quot;&gt;=&quot;&amp;[.E3];[$'2025-2026 Tracker'.$A$2:.$A$5000];&quot;&lt;=&quot;&amp;EOMONTH([.E3];0);[$'2025-2026 Tracker'.$B$2:.$B$5000];&quot;Expense&quot;;[$'2025-2026 Tracker'.$C$2:.$C$5000];&quot;Fixed costs&quot;;[$'2025-2026 Tracker'.$D$2:.$D$5000];&quot;Notion&quot;)" office:value-type="float" office:value="13.92" calcext:value-type="float">
            <text:p>€13.92</text:p>
          </table:table-cell>
          <table:table-cell table:style-name="ce15" table:formula="of:=SUMIFS([$'2025-2026 Tracker'.$K$2:.$K$5000];[$'2025-2026 Tracker'.$A$2:.$A$5000];&quot;&gt;=&quot;&amp;[.F3];[$'2025-2026 Tracker'.$A$2:.$A$5000];&quot;&lt;=&quot;&amp;EOMONTH([.F3];0);[$'2025-2026 Tracker'.$B$2:.$B$5000];&quot;Expense&quot;;[$'2025-2026 Tracker'.$C$2:.$C$5000];&quot;Fixed costs&quot;;[$'2025-2026 Tracker'.$D$2:.$D$5000];&quot;Notion&quot;)" office:value-type="float" office:value="13.92" calcext:value-type="float">
            <text:p>€13.92</text:p>
          </table:table-cell>
          <table:table-cell table:style-name="ce15" table:formula="of:=SUMIFS([$'2025-2026 Tracker'.$K$2:.$K$5000];[$'2025-2026 Tracker'.$A$2:.$A$5000];&quot;&gt;=&quot;&amp;[.G3];[$'2025-2026 Tracker'.$A$2:.$A$5000];&quot;&lt;=&quot;&amp;EOMONTH([.G3];0);[$'2025-2026 Tracker'.$B$2:.$B$5000];&quot;Expense&quot;;[$'2025-2026 Tracker'.$C$2:.$C$5000];&quot;Fixed costs&quot;;[$'2025-2026 Tracker'.$D$2:.$D$5000];&quot;Notion&quot;)" office:value-type="float" office:value="13.92" calcext:value-type="float">
            <text:p>€13.92</text:p>
          </table:table-cell>
          <table:table-cell table:style-name="ce15" table:formula="of:=SUMIFS([$'2025-2026 Tracker'.$K$2:.$K$5000];[$'2025-2026 Tracker'.$A$2:.$A$5000];&quot;&gt;=&quot;&amp;[.H3];[$'2025-2026 Tracker'.$A$2:.$A$5000];&quot;&lt;=&quot;&amp;EOMONTH([.H3];0);[$'2025-2026 Tracker'.$B$2:.$B$5000];&quot;Expense&quot;;[$'2025-2026 Tracker'.$C$2:.$C$5000];&quot;Fixed costs&quot;;[$'2025-2026 Tracker'.$D$2:.$D$5000];&quot;Notion&quot;)" office:value-type="float" office:value="13.92" calcext:value-type="float">
            <text:p>€13.92</text:p>
          </table:table-cell>
          <table:table-cell table:style-name="ce15" table:formula="of:=SUMIFS([$'2025-2026 Tracker'.$K$2:.$K$5000];[$'2025-2026 Tracker'.$A$2:.$A$5000];&quot;&gt;=&quot;&amp;[.I3];[$'2025-2026 Tracker'.$A$2:.$A$5000];&quot;&lt;=&quot;&amp;EOMONTH([.I3];0);[$'2025-2026 Tracker'.$B$2:.$B$5000];&quot;Expense&quot;;[$'2025-2026 Tracker'.$C$2:.$C$5000];&quot;Fixed costs&quot;;[$'2025-2026 Tracker'.$D$2:.$D$5000];&quot;Notion&quot;)" office:value-type="float" office:value="13.92" calcext:value-type="float">
            <text:p>€13.92</text:p>
          </table:table-cell>
          <table:table-cell table:style-name="ce15" table:formula="of:=SUMIFS([$'2025-2026 Tracker'.$K$2:.$K$5000];[$'2025-2026 Tracker'.$A$2:.$A$5000];&quot;&gt;=&quot;&amp;[.J3];[$'2025-2026 Tracker'.$A$2:.$A$5000];&quot;&lt;=&quot;&amp;EOMONTH([.J3];0);[$'2025-2026 Tracker'.$B$2:.$B$5000];&quot;Expense&quot;;[$'2025-2026 Tracker'.$C$2:.$C$5000];&quot;Fixed costs&quot;;[$'2025-2026 Tracker'.$D$2:.$D$5000];&quot;Notion&quot;)" office:value-type="float" office:value="13.92" calcext:value-type="float">
            <text:p>€13.92</text:p>
          </table:table-cell>
          <table:table-cell table:style-name="ce15" table:formula="of:=SUMIFS([$'2025-2026 Tracker'.$K$2:.$K$5000];[$'2025-2026 Tracker'.$A$2:.$A$5000];&quot;&gt;=&quot;&amp;[.K3];[$'2025-2026 Tracker'.$A$2:.$A$5000];&quot;&lt;=&quot;&amp;EOMONTH([.K3];0);[$'2025-2026 Tracker'.$B$2:.$B$5000];&quot;Expense&quot;;[$'2025-2026 Tracker'.$C$2:.$C$5000];&quot;Fixed costs&quot;;[$'2025-2026 Tracker'.$D$2:.$D$5000];&quot;Notion&quot;)" office:value-type="float" office:value="13.92" calcext:value-type="float">
            <text:p>€13.92</text:p>
          </table:table-cell>
          <table:table-cell table:style-name="ce15" table:formula="of:=SUMIFS([$'2025-2026 Tracker'.$K$2:.$K$5000];[$'2025-2026 Tracker'.$A$2:.$A$5000];&quot;&gt;=&quot;&amp;[.L3];[$'2025-2026 Tracker'.$A$2:.$A$5000];&quot;&lt;=&quot;&amp;EOMONTH([.L3];0);[$'2025-2026 Tracker'.$B$2:.$B$5000];&quot;Expense&quot;;[$'2025-2026 Tracker'.$C$2:.$C$5000];&quot;Fixed costs&quot;;[$'2025-2026 Tracker'.$D$2:.$D$5000];&quot;Notion&quot;)" office:value-type="float" office:value="13.92" calcext:value-type="float">
            <text:p>€13.92</text:p>
          </table:table-cell>
          <table:table-cell table:style-name="ce15" table:formula="of:=SUMIFS([$'2025-2026 Tracker'.$K$2:.$K$5000];[$'2025-2026 Tracker'.$A$2:.$A$5000];&quot;&gt;=&quot;&amp;[.M3];[$'2025-2026 Tracker'.$A$2:.$A$5000];&quot;&lt;=&quot;&amp;EOMONTH([.M3];0);[$'2025-2026 Tracker'.$B$2:.$B$5000];&quot;Expense&quot;;[$'2025-2026 Tracker'.$C$2:.$C$5000];&quot;Fixed costs&quot;;[$'2025-2026 Tracker'.$D$2:.$D$5000];&quot;Notion&quot;)" office:value-type="float" office:value="13.92" calcext:value-type="float">
            <text:p>€13.92</text:p>
          </table:table-cell>
          <table:table-cell table:style-name="ce15" table:formula="of:=SUMIFS([$'2025-2026 Tracker'.$K$2:.$K$5000];[$'2025-2026 Tracker'.$A$2:.$A$5000];&quot;&gt;=&quot;&amp;[.N3];[$'2025-2026 Tracker'.$A$2:.$A$5000];&quot;&lt;=&quot;&amp;EOMONTH([.N3];0);[$'2025-2026 Tracker'.$B$2:.$B$5000];&quot;Expense&quot;;[$'2025-2026 Tracker'.$C$2:.$C$5000];&quot;Fixed costs&quot;;[$'2025-2026 Tracker'.$D$2:.$D$5000];&quot;Notion&quot;)" office:value-type="float" office:value="13.92" calcext:value-type="float">
            <text:p>€13.92</text:p>
          </table:table-cell>
          <table:table-cell table:style-name="ce3" table:formula="of:=SUMIFS([$'2025-2026 Tracker'.$K$2:.$K$5000];[$'2025-2026 Tracker'.$A$2:.$A$5000];&quot;&gt;=&quot;&amp;[.O3];[$'2025-2026 Tracker'.$A$2:.$A$5000];&quot;&lt;=&quot;&amp;EOMONTH([.O3];0);[$'2025-2026 Tracker'.$B$2:.$B$5000];&quot;Expense&quot;;[$'2025-2026 Tracker'.$C$2:.$C$5000];&quot;Fixed costs&quot;;[$'2025-2026 Tracker'.$D$2:.$D$5000];&quot;Notion&quot;)" office:value-type="float" office:value="13.92" calcext:value-type="float">
            <text:p>13.92</text:p>
          </table:table-cell>
          <table:table-cell table:style-name="ce3" table:formula="of:=SUMIFS([$'2025-2026 Tracker'.$K$2:.$K$5000];[$'2025-2026 Tracker'.$A$2:.$A$5000];&quot;&gt;=&quot;&amp;[.P3];[$'2025-2026 Tracker'.$A$2:.$A$5000];&quot;&lt;=&quot;&amp;EOMONTH([.P3];0);[$'2025-2026 Tracker'.$B$2:.$B$5000];&quot;Expense&quot;;[$'2025-2026 Tracker'.$C$2:.$C$5000];&quot;Fixed costs&quot;;[$'2025-2026 Tracker'.$D$2:.$D$5000];&quot;Notion&quot;)" office:value-type="float" office:value="13.92" calcext:value-type="float">
            <text:p>13.92</text:p>
          </table:table-cell>
          <table:table-cell table:style-name="ce3" table:formula="of:=SUMIFS([$'2025-2026 Tracker'.$K$2:.$K$5000];[$'2025-2026 Tracker'.$A$2:.$A$5000];&quot;&gt;=&quot;&amp;[.Q3];[$'2025-2026 Tracker'.$A$2:.$A$5000];&quot;&lt;=&quot;&amp;EOMONTH([.Q3];0);[$'2025-2026 Tracker'.$B$2:.$B$5000];&quot;Expense&quot;;[$'2025-2026 Tracker'.$C$2:.$C$5000];&quot;Fixed costs&quot;;[$'2025-2026 Tracker'.$D$2:.$D$5000];&quot;Notion&quot;)" office:value-type="float" office:value="13.92" calcext:value-type="float">
            <text:p>13.92</text:p>
          </table:table-cell>
          <table:table-cell table:style-name="ce3" table:formula="of:=SUMIFS([$'2025-2026 Tracker'.$K$2:.$K$5000];[$'2025-2026 Tracker'.$A$2:.$A$5000];&quot;&gt;=&quot;&amp;[.R3];[$'2025-2026 Tracker'.$A$2:.$A$5000];&quot;&lt;=&quot;&amp;EOMONTH([.R3];0);[$'2025-2026 Tracker'.$B$2:.$B$5000];&quot;Expense&quot;;[$'2025-2026 Tracker'.$C$2:.$C$5000];&quot;Fixed costs&quot;;[$'2025-2026 Tracker'.$D$2:.$D$5000];&quot;Notion&quot;)" office:value-type="float" office:value="13.92" calcext:value-type="float">
            <text:p>13.92</text:p>
          </table:table-cell>
          <table:table-cell table:style-name="ce3" table:formula="of:=SUMIFS([$'2025-2026 Tracker'.$K$2:.$K$5000];[$'2025-2026 Tracker'.$A$2:.$A$5000];&quot;&gt;=&quot;&amp;[.S3];[$'2025-2026 Tracker'.$A$2:.$A$5000];&quot;&lt;=&quot;&amp;EOMONTH([.S3];0);[$'2025-2026 Tracker'.$B$2:.$B$5000];&quot;Expense&quot;;[$'2025-2026 Tracker'.$C$2:.$C$5000];&quot;Fixed costs&quot;;[$'2025-2026 Tracker'.$D$2:.$D$5000];&quot;Notion&quot;)" office:value-type="float" office:value="13.92" calcext:value-type="float">
            <text:p>13.92</text:p>
          </table:table-cell>
          <table:table-cell table:style-name="ce3" table:formula="of:=SUMIFS([$'2025-2026 Tracker'.$K$2:.$K$5000];[$'2025-2026 Tracker'.$A$2:.$A$5000];&quot;&gt;=&quot;&amp;[.T3];[$'2025-2026 Tracker'.$A$2:.$A$5000];&quot;&lt;=&quot;&amp;EOMONTH([.T3];0);[$'2025-2026 Tracker'.$B$2:.$B$5000];&quot;Expense&quot;;[$'2025-2026 Tracker'.$C$2:.$C$5000];&quot;Fixed costs&quot;;[$'2025-2026 Tracker'.$D$2:.$D$5000];&quot;Notion&quot;)" office:value-type="float" office:value="13.92" calcext:value-type="float">
            <text:p>13.92</text:p>
          </table:table-cell>
          <table:table-cell table:style-name="ce3" table:formula="of:=SUMIFS([$'2025-2026 Tracker'.$K$2:.$K$5000];[$'2025-2026 Tracker'.$A$2:.$A$5000];&quot;&gt;=&quot;&amp;[.U3];[$'2025-2026 Tracker'.$A$2:.$A$5000];&quot;&lt;=&quot;&amp;EOMONTH([.U3];0);[$'2025-2026 Tracker'.$B$2:.$B$5000];&quot;Expense&quot;;[$'2025-2026 Tracker'.$C$2:.$C$5000];&quot;Fixed costs&quot;;[$'2025-2026 Tracker'.$D$2:.$D$5000];&quot;Notion&quot;)" office:value-type="float" office:value="13.92" calcext:value-type="float">
            <text:p>13.92</text:p>
          </table:table-cell>
          <table:table-cell table:style-name="ce3" table:formula="of:=SUMIFS([$'2025-2026 Tracker'.$K$2:.$K$5000];[$'2025-2026 Tracker'.$A$2:.$A$5000];&quot;&gt;=&quot;&amp;[.V3];[$'2025-2026 Tracker'.$A$2:.$A$5000];&quot;&lt;=&quot;&amp;EOMONTH([.V3];0);[$'2025-2026 Tracker'.$B$2:.$B$5000];&quot;Expense&quot;;[$'2025-2026 Tracker'.$C$2:.$C$5000];&quot;Fixed costs&quot;;[$'2025-2026 Tracker'.$D$2:.$D$5000];&quot;Notion&quot;)" office:value-type="float" office:value="13.92" calcext:value-type="float">
            <text:p>13.92</text:p>
          </table:table-cell>
          <table:table-cell table:style-name="ce3" table:formula="of:=SUMIFS([$'2025-2026 Tracker'.$K$2:.$K$5000];[$'2025-2026 Tracker'.$A$2:.$A$5000];&quot;&gt;=&quot;&amp;[.W3];[$'2025-2026 Tracker'.$A$2:.$A$5000];&quot;&lt;=&quot;&amp;EOMONTH([.W3];0);[$'2025-2026 Tracker'.$B$2:.$B$5000];&quot;Expense&quot;;[$'2025-2026 Tracker'.$C$2:.$C$5000];&quot;Fixed costs&quot;;[$'2025-2026 Tracker'.$D$2:.$D$5000];&quot;Notion&quot;)" office:value-type="float" office:value="13.92" calcext:value-type="float">
            <text:p>13.92</text:p>
          </table:table-cell>
          <table:table-cell table:style-name="ce3" table:formula="of:=SUMIFS([$'2025-2026 Tracker'.$K$2:.$K$5000];[$'2025-2026 Tracker'.$A$2:.$A$5000];&quot;&gt;=&quot;&amp;[.X3];[$'2025-2026 Tracker'.$A$2:.$A$5000];&quot;&lt;=&quot;&amp;EOMONTH([.X3];0);[$'2025-2026 Tracker'.$B$2:.$B$5000];&quot;Expense&quot;;[$'2025-2026 Tracker'.$C$2:.$C$5000];&quot;Fixed costs&quot;;[$'2025-2026 Tracker'.$D$2:.$D$5000];&quot;Notion&quot;)" office:value-type="float" office:value="13.92" calcext:value-type="float">
            <text:p>13.92</text:p>
          </table:table-cell>
          <table:table-cell table:style-name="ce3" table:formula="of:=SUMIFS([$'2025-2026 Tracker'.$K$2:.$K$5000];[$'2025-2026 Tracker'.$A$2:.$A$5000];&quot;&gt;=&quot;&amp;[.Y3];[$'2025-2026 Tracker'.$A$2:.$A$5000];&quot;&lt;=&quot;&amp;EOMONTH([.Y3];0);[$'2025-2026 Tracker'.$B$2:.$B$5000];&quot;Expense&quot;;[$'2025-2026 Tracker'.$C$2:.$C$5000];&quot;Fixed costs&quot;;[$'2025-2026 Tracker'.$D$2:.$D$5000];&quot;Notion&quot;)" office:value-type="float" office:value="13.92" calcext:value-type="float">
            <text:p>13.92</text:p>
          </table:table-cell>
          <table:table-cell table:style-name="ce3" table:formula="of:=SUMIFS([$'2025-2026 Tracker'.$K$2:.$K$5000];[$'2025-2026 Tracker'.$A$2:.$A$5000];&quot;&gt;=&quot;&amp;[.Z3];[$'2025-2026 Tracker'.$A$2:.$A$5000];&quot;&lt;=&quot;&amp;EOMONTH([.Z3];0);[$'2025-2026 Tracker'.$B$2:.$B$5000];&quot;Expense&quot;;[$'2025-2026 Tracker'.$C$2:.$C$5000];&quot;Fixed costs&quot;;[$'2025-2026 Tracker'.$D$2:.$D$5000];&quot;Notion&quot;)" office:value-type="float" office:value="13.92" calcext:value-type="float">
            <text:p>13.92</text:p>
          </table:table-cell>
          <table:table-cell table:style-name="ce15" table:formula="of:=SUM([.C15:.Z15])" office:value-type="float" office:value="334.08" calcext:value-type="float">
            <text:p>€334.08</text:p>
          </table:table-cell>
          <table:table-cell table:number-columns-repeated="997"/>
        </table:table-row>
        <table:table-row table:style-name="ro1">
          <table:table-cell table:style-name="ce9" office:value-type="string" calcext:value-type="string">
            <text:p><text:s text:c="8"/>Cursor Team</text:p>
          </table:table-cell>
          <table:table-cell table:style-name="ce3"/>
          <table:table-cell table:style-name="ce15" table:formula="of:=SUMIFS([$'2025-2026 Tracker'.$K$2:.$K$5000];[$'2025-2026 Tracker'.$A$2:.$A$5000];&quot;&gt;=&quot;&amp;[.C3];[$'2025-2026 Tracker'.$A$2:.$A$5000];&quot;&lt;=&quot;&amp;EOMONTH([.C3];0);[$'2025-2026 Tracker'.$B$2:.$B$5000];&quot;Expense&quot;;[$'2025-2026 Tracker'.$C$2:.$C$5000];&quot;Fixed costs&quot;;[$'2025-2026 Tracker'.$D$2:.$D$5000];&quot;Cursor Team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D3];[$'2025-2026 Tracker'.$A$2:.$A$5000];&quot;&lt;=&quot;&amp;EOMONTH([.D3];0);[$'2025-2026 Tracker'.$B$2:.$B$5000];&quot;Expense&quot;;[$'2025-2026 Tracker'.$C$2:.$C$5000];&quot;Fixed costs&quot;;[$'2025-2026 Tracker'.$D$2:.$D$5000];&quot;Cursor Team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E3];[$'2025-2026 Tracker'.$A$2:.$A$5000];&quot;&lt;=&quot;&amp;EOMONTH([.E3];0);[$'2025-2026 Tracker'.$B$2:.$B$5000];&quot;Expense&quot;;[$'2025-2026 Tracker'.$C$2:.$C$5000];&quot;Fixed costs&quot;;[$'2025-2026 Tracker'.$D$2:.$D$5000];&quot;Cursor Team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F3];[$'2025-2026 Tracker'.$A$2:.$A$5000];&quot;&lt;=&quot;&amp;EOMONTH([.F3];0);[$'2025-2026 Tracker'.$B$2:.$B$5000];&quot;Expense&quot;;[$'2025-2026 Tracker'.$C$2:.$C$5000];&quot;Fixed costs&quot;;[$'2025-2026 Tracker'.$D$2:.$D$5000];&quot;Cursor Team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G3];[$'2025-2026 Tracker'.$A$2:.$A$5000];&quot;&lt;=&quot;&amp;EOMONTH([.G3];0);[$'2025-2026 Tracker'.$B$2:.$B$5000];&quot;Expense&quot;;[$'2025-2026 Tracker'.$C$2:.$C$5000];&quot;Fixed costs&quot;;[$'2025-2026 Tracker'.$D$2:.$D$5000];&quot;Cursor Team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H3];[$'2025-2026 Tracker'.$A$2:.$A$5000];&quot;&lt;=&quot;&amp;EOMONTH([.H3];0);[$'2025-2026 Tracker'.$B$2:.$B$5000];&quot;Expense&quot;;[$'2025-2026 Tracker'.$C$2:.$C$5000];&quot;Fixed costs&quot;;[$'2025-2026 Tracker'.$D$2:.$D$5000];&quot;Cursor Team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I3];[$'2025-2026 Tracker'.$A$2:.$A$5000];&quot;&lt;=&quot;&amp;EOMONTH([.I3];0);[$'2025-2026 Tracker'.$B$2:.$B$5000];&quot;Expense&quot;;[$'2025-2026 Tracker'.$C$2:.$C$5000];&quot;Fixed costs&quot;;[$'2025-2026 Tracker'.$D$2:.$D$5000];&quot;Cursor Team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J3];[$'2025-2026 Tracker'.$A$2:.$A$5000];&quot;&lt;=&quot;&amp;EOMONTH([.J3];0);[$'2025-2026 Tracker'.$B$2:.$B$5000];&quot;Expense&quot;;[$'2025-2026 Tracker'.$C$2:.$C$5000];&quot;Fixed costs&quot;;[$'2025-2026 Tracker'.$D$2:.$D$5000];&quot;Cursor Team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K3];[$'2025-2026 Tracker'.$A$2:.$A$5000];&quot;&lt;=&quot;&amp;EOMONTH([.K3];0);[$'2025-2026 Tracker'.$B$2:.$B$5000];&quot;Expense&quot;;[$'2025-2026 Tracker'.$C$2:.$C$5000];&quot;Fixed costs&quot;;[$'2025-2026 Tracker'.$D$2:.$D$5000];&quot;Cursor Team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L3];[$'2025-2026 Tracker'.$A$2:.$A$5000];&quot;&lt;=&quot;&amp;EOMONTH([.L3];0);[$'2025-2026 Tracker'.$B$2:.$B$5000];&quot;Expense&quot;;[$'2025-2026 Tracker'.$C$2:.$C$5000];&quot;Fixed costs&quot;;[$'2025-2026 Tracker'.$D$2:.$D$5000];&quot;Cursor Team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M3];[$'2025-2026 Tracker'.$A$2:.$A$5000];&quot;&lt;=&quot;&amp;EOMONTH([.M3];0);[$'2025-2026 Tracker'.$B$2:.$B$5000];&quot;Expense&quot;;[$'2025-2026 Tracker'.$C$2:.$C$5000];&quot;Fixed costs&quot;;[$'2025-2026 Tracker'.$D$2:.$D$5000];&quot;Cursor Team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N3];[$'2025-2026 Tracker'.$A$2:.$A$5000];&quot;&lt;=&quot;&amp;EOMONTH([.N3];0);[$'2025-2026 Tracker'.$B$2:.$B$5000];&quot;Expense&quot;;[$'2025-2026 Tracker'.$C$2:.$C$5000];&quot;Fixed costs&quot;;[$'2025-2026 Tracker'.$D$2:.$D$5000];&quot;Cursor Team&quot;)" office:value-type="float" office:value="0" calcext:value-type="float">
            <text:p>€0.00</text:p>
          </table:table-cell>
          <table:table-cell table:style-name="ce3" table:formula="of:=SUMIFS([$'2025-2026 Tracker'.$K$2:.$K$5000];[$'2025-2026 Tracker'.$A$2:.$A$5000];&quot;&gt;=&quot;&amp;[.O3];[$'2025-2026 Tracker'.$A$2:.$A$5000];&quot;&lt;=&quot;&amp;EOMONTH([.O3];0);[$'2025-2026 Tracker'.$B$2:.$B$5000];&quot;Expense&quot;;[$'2025-2026 Tracker'.$C$2:.$C$5000];&quot;Fixed costs&quot;;[$'2025-2026 Tracker'.$D$2:.$D$5000];&quot;Cursor Team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P3];[$'2025-2026 Tracker'.$A$2:.$A$5000];&quot;&lt;=&quot;&amp;EOMONTH([.P3];0);[$'2025-2026 Tracker'.$B$2:.$B$5000];&quot;Expense&quot;;[$'2025-2026 Tracker'.$C$2:.$C$5000];&quot;Fixed costs&quot;;[$'2025-2026 Tracker'.$D$2:.$D$5000];&quot;Cursor Team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Q3];[$'2025-2026 Tracker'.$A$2:.$A$5000];&quot;&lt;=&quot;&amp;EOMONTH([.Q3];0);[$'2025-2026 Tracker'.$B$2:.$B$5000];&quot;Expense&quot;;[$'2025-2026 Tracker'.$C$2:.$C$5000];&quot;Fixed costs&quot;;[$'2025-2026 Tracker'.$D$2:.$D$5000];&quot;Cursor Team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R3];[$'2025-2026 Tracker'.$A$2:.$A$5000];&quot;&lt;=&quot;&amp;EOMONTH([.R3];0);[$'2025-2026 Tracker'.$B$2:.$B$5000];&quot;Expense&quot;;[$'2025-2026 Tracker'.$C$2:.$C$5000];&quot;Fixed costs&quot;;[$'2025-2026 Tracker'.$D$2:.$D$5000];&quot;Cursor Team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S3];[$'2025-2026 Tracker'.$A$2:.$A$5000];&quot;&lt;=&quot;&amp;EOMONTH([.S3];0);[$'2025-2026 Tracker'.$B$2:.$B$5000];&quot;Expense&quot;;[$'2025-2026 Tracker'.$C$2:.$C$5000];&quot;Fixed costs&quot;;[$'2025-2026 Tracker'.$D$2:.$D$5000];&quot;Cursor Team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T3];[$'2025-2026 Tracker'.$A$2:.$A$5000];&quot;&lt;=&quot;&amp;EOMONTH([.T3];0);[$'2025-2026 Tracker'.$B$2:.$B$5000];&quot;Expense&quot;;[$'2025-2026 Tracker'.$C$2:.$C$5000];&quot;Fixed costs&quot;;[$'2025-2026 Tracker'.$D$2:.$D$5000];&quot;Cursor Team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U3];[$'2025-2026 Tracker'.$A$2:.$A$5000];&quot;&lt;=&quot;&amp;EOMONTH([.U3];0);[$'2025-2026 Tracker'.$B$2:.$B$5000];&quot;Expense&quot;;[$'2025-2026 Tracker'.$C$2:.$C$5000];&quot;Fixed costs&quot;;[$'2025-2026 Tracker'.$D$2:.$D$5000];&quot;Cursor Team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V3];[$'2025-2026 Tracker'.$A$2:.$A$5000];&quot;&lt;=&quot;&amp;EOMONTH([.V3];0);[$'2025-2026 Tracker'.$B$2:.$B$5000];&quot;Expense&quot;;[$'2025-2026 Tracker'.$C$2:.$C$5000];&quot;Fixed costs&quot;;[$'2025-2026 Tracker'.$D$2:.$D$5000];&quot;Cursor Team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W3];[$'2025-2026 Tracker'.$A$2:.$A$5000];&quot;&lt;=&quot;&amp;EOMONTH([.W3];0);[$'2025-2026 Tracker'.$B$2:.$B$5000];&quot;Expense&quot;;[$'2025-2026 Tracker'.$C$2:.$C$5000];&quot;Fixed costs&quot;;[$'2025-2026 Tracker'.$D$2:.$D$5000];&quot;Cursor Team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X3];[$'2025-2026 Tracker'.$A$2:.$A$5000];&quot;&lt;=&quot;&amp;EOMONTH([.X3];0);[$'2025-2026 Tracker'.$B$2:.$B$5000];&quot;Expense&quot;;[$'2025-2026 Tracker'.$C$2:.$C$5000];&quot;Fixed costs&quot;;[$'2025-2026 Tracker'.$D$2:.$D$5000];&quot;Cursor Team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Y3];[$'2025-2026 Tracker'.$A$2:.$A$5000];&quot;&lt;=&quot;&amp;EOMONTH([.Y3];0);[$'2025-2026 Tracker'.$B$2:.$B$5000];&quot;Expense&quot;;[$'2025-2026 Tracker'.$C$2:.$C$5000];&quot;Fixed costs&quot;;[$'2025-2026 Tracker'.$D$2:.$D$5000];&quot;Cursor Team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Z3];[$'2025-2026 Tracker'.$A$2:.$A$5000];&quot;&lt;=&quot;&amp;EOMONTH([.Z3];0);[$'2025-2026 Tracker'.$B$2:.$B$5000];&quot;Expense&quot;;[$'2025-2026 Tracker'.$C$2:.$C$5000];&quot;Fixed costs&quot;;[$'2025-2026 Tracker'.$D$2:.$D$5000];&quot;Cursor Team&quot;)" office:value-type="float" office:value="0" calcext:value-type="float">
            <text:p>0</text:p>
          </table:table-cell>
          <table:table-cell table:style-name="ce15" table:formula="of:=SUM([.C16:.Z16])" office:value-type="float" office:value="0" calcext:value-type="float">
            <text:p>€0.00</text:p>
          </table:table-cell>
          <table:table-cell table:number-columns-repeated="997"/>
        </table:table-row>
        <table:table-row table:style-name="ro1">
          <table:table-cell table:style-name="ce9" office:value-type="string" calcext:value-type="string">
            <text:p><text:s text:c="8"/>Other fixed</text:p>
          </table:table-cell>
          <table:table-cell table:style-name="ce3"/>
          <table:table-cell table:style-name="ce15" table:number-columns-repeated="12"/>
          <table:table-cell table:number-columns-repeated="12"/>
          <table:table-cell table:style-name="ce15" table:formula="of:=SUM([.C17:.Z17])" office:value-type="float" office:value="0" calcext:value-type="float">
            <text:p>€0.00</text:p>
          </table:table-cell>
          <table:table-cell table:number-columns-repeated="997"/>
        </table:table-row>
        <table:table-row table:style-name="ro1">
          <table:table-cell table:style-name="ce3" table:number-columns-repeated="14"/>
          <table:table-cell table:number-columns-repeated="12"/>
          <table:table-cell table:style-name="ce3"/>
          <table:table-cell table:number-columns-repeated="997"/>
        </table:table-row>
        <table:table-row table:style-name="ro1">
          <table:table-cell table:style-name="ce10" office:value-type="string" calcext:value-type="string">
            <text:p><text:s text:c="4"/>Variable costs</text:p>
          </table:table-cell>
          <table:table-cell table:style-name="ce3"/>
          <table:table-cell table:style-name="ce15" table:formula="of:=SUM([.C20:.C27])" office:value-type="float" office:value="0" calcext:value-type="float">
            <text:p>€0.00</text:p>
          </table:table-cell>
          <table:table-cell table:style-name="ce15" table:formula="of:=SUM([.D20:.D27])" office:value-type="float" office:value="0" calcext:value-type="float">
            <text:p>€0.00</text:p>
          </table:table-cell>
          <table:table-cell table:style-name="ce15" table:formula="of:=SUM([.E20:.E27])" office:value-type="float" office:value="0" calcext:value-type="float">
            <text:p>€0.00</text:p>
          </table:table-cell>
          <table:table-cell table:style-name="ce15" table:formula="of:=SUM([.F20:.F27])" office:value-type="float" office:value="0" calcext:value-type="float">
            <text:p>€0.00</text:p>
          </table:table-cell>
          <table:table-cell table:style-name="ce15" table:formula="of:=SUM([.G20:.G27])" office:value-type="float" office:value="0" calcext:value-type="float">
            <text:p>€0.00</text:p>
          </table:table-cell>
          <table:table-cell table:style-name="ce15" table:formula="of:=SUM([.H20:.H27])" office:value-type="float" office:value="0" calcext:value-type="float">
            <text:p>€0.00</text:p>
          </table:table-cell>
          <table:table-cell table:style-name="ce15" table:formula="of:=SUM([.I20:.I27])" office:value-type="float" office:value="0" calcext:value-type="float">
            <text:p>€0.00</text:p>
          </table:table-cell>
          <table:table-cell table:style-name="ce15" table:formula="of:=SUM([.J20:.J27])" office:value-type="float" office:value="0" calcext:value-type="float">
            <text:p>€0.00</text:p>
          </table:table-cell>
          <table:table-cell table:style-name="ce15" table:formula="of:=SUM([.K20:.K27])" office:value-type="float" office:value="0" calcext:value-type="float">
            <text:p>€0.00</text:p>
          </table:table-cell>
          <table:table-cell table:style-name="ce15" table:formula="of:=SUM([.L20:.L27])" office:value-type="float" office:value="0" calcext:value-type="float">
            <text:p>€0.00</text:p>
          </table:table-cell>
          <table:table-cell table:style-name="ce15" table:formula="of:=SUM([.M20:.M27])" office:value-type="float" office:value="0" calcext:value-type="float">
            <text:p>€0.00</text:p>
          </table:table-cell>
          <table:table-cell table:style-name="ce15" table:formula="of:=SUM([.N20:.N27])" office:value-type="float" office:value="0" calcext:value-type="float">
            <text:p>€0.00</text:p>
          </table:table-cell>
          <table:table-cell table:number-columns-repeated="12"/>
          <table:table-cell table:style-name="ce16" table:formula="of:=SUM([.C19:.Z19])" office:value-type="float" office:value="0" calcext:value-type="float">
            <text:p>€0.00</text:p>
          </table:table-cell>
          <table:table-cell table:number-columns-repeated="997"/>
        </table:table-row>
        <table:table-row table:style-name="ro1">
          <table:table-cell table:style-name="ce9" office:value-type="string" calcext:value-type="string">
            <text:p><text:s text:c="8"/>Project-specific expenses</text:p>
          </table:table-cell>
          <table:table-cell table:style-name="ce3"/>
          <table:table-cell table:style-name="ce15" table:formula="of:=SUMIFS([$'2025-2026 Tracker'.$K$2:.$K$5000];[$'2025-2026 Tracker'.$A$2:.$A$5000];&quot;&gt;=&quot;&amp;[.C3];[$'2025-2026 Tracker'.$A$2:.$A$5000];&quot;&lt;=&quot;&amp;EOMONTH([.C3];0);[$'2025-2026 Tracker'.$B$2:.$B$5000];&quot;Expense&quot;;[$'2025-2026 Tracker'.$C$2:.$C$5000];&quot;Project-specific expenses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D3];[$'2025-2026 Tracker'.$A$2:.$A$5000];&quot;&lt;=&quot;&amp;EOMONTH([.D3];0);[$'2025-2026 Tracker'.$B$2:.$B$5000];&quot;Expense&quot;;[$'2025-2026 Tracker'.$C$2:.$C$5000];&quot;Project-specific expenses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E3];[$'2025-2026 Tracker'.$A$2:.$A$5000];&quot;&lt;=&quot;&amp;EOMONTH([.E3];0);[$'2025-2026 Tracker'.$B$2:.$B$5000];&quot;Expense&quot;;[$'2025-2026 Tracker'.$C$2:.$C$5000];&quot;Project-specific expenses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F3];[$'2025-2026 Tracker'.$A$2:.$A$5000];&quot;&lt;=&quot;&amp;EOMONTH([.F3];0);[$'2025-2026 Tracker'.$B$2:.$B$5000];&quot;Expense&quot;;[$'2025-2026 Tracker'.$C$2:.$C$5000];&quot;Project-specific expenses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G3];[$'2025-2026 Tracker'.$A$2:.$A$5000];&quot;&lt;=&quot;&amp;EOMONTH([.G3];0);[$'2025-2026 Tracker'.$B$2:.$B$5000];&quot;Expense&quot;;[$'2025-2026 Tracker'.$C$2:.$C$5000];&quot;Project-specific expenses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H3];[$'2025-2026 Tracker'.$A$2:.$A$5000];&quot;&lt;=&quot;&amp;EOMONTH([.H3];0);[$'2025-2026 Tracker'.$B$2:.$B$5000];&quot;Expense&quot;;[$'2025-2026 Tracker'.$C$2:.$C$5000];&quot;Project-specific expenses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I3];[$'2025-2026 Tracker'.$A$2:.$A$5000];&quot;&lt;=&quot;&amp;EOMONTH([.I3];0);[$'2025-2026 Tracker'.$B$2:.$B$5000];&quot;Expense&quot;;[$'2025-2026 Tracker'.$C$2:.$C$5000];&quot;Project-specific expenses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J3];[$'2025-2026 Tracker'.$A$2:.$A$5000];&quot;&lt;=&quot;&amp;EOMONTH([.J3];0);[$'2025-2026 Tracker'.$B$2:.$B$5000];&quot;Expense&quot;;[$'2025-2026 Tracker'.$C$2:.$C$5000];&quot;Project-specific expenses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K3];[$'2025-2026 Tracker'.$A$2:.$A$5000];&quot;&lt;=&quot;&amp;EOMONTH([.K3];0);[$'2025-2026 Tracker'.$B$2:.$B$5000];&quot;Expense&quot;;[$'2025-2026 Tracker'.$C$2:.$C$5000];&quot;Project-specific expenses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L3];[$'2025-2026 Tracker'.$A$2:.$A$5000];&quot;&lt;=&quot;&amp;EOMONTH([.L3];0);[$'2025-2026 Tracker'.$B$2:.$B$5000];&quot;Expense&quot;;[$'2025-2026 Tracker'.$C$2:.$C$5000];&quot;Project-specific expenses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M3];[$'2025-2026 Tracker'.$A$2:.$A$5000];&quot;&lt;=&quot;&amp;EOMONTH([.M3];0);[$'2025-2026 Tracker'.$B$2:.$B$5000];&quot;Expense&quot;;[$'2025-2026 Tracker'.$C$2:.$C$5000];&quot;Project-specific expenses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N3];[$'2025-2026 Tracker'.$A$2:.$A$5000];&quot;&lt;=&quot;&amp;EOMONTH([.N3];0);[$'2025-2026 Tracker'.$B$2:.$B$5000];&quot;Expense&quot;;[$'2025-2026 Tracker'.$C$2:.$C$5000];&quot;Project-specific expenses&quot;)" office:value-type="float" office:value="0" calcext:value-type="float">
            <text:p>€0.00</text:p>
          </table:table-cell>
          <table:table-cell table:style-name="ce3" table:formula="of:=SUMIFS([$'2025-2026 Tracker'.$K$2:.$K$5000];[$'2025-2026 Tracker'.$A$2:.$A$5000];&quot;&gt;=&quot;&amp;[.O3];[$'2025-2026 Tracker'.$A$2:.$A$5000];&quot;&lt;=&quot;&amp;EOMONTH([.O3];0);[$'2025-2026 Tracker'.$B$2:.$B$5000];&quot;Expense&quot;;[$'2025-2026 Tracker'.$C$2:.$C$5000];&quot;Project-specific expenses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P3];[$'2025-2026 Tracker'.$A$2:.$A$5000];&quot;&lt;=&quot;&amp;EOMONTH([.P3];0);[$'2025-2026 Tracker'.$B$2:.$B$5000];&quot;Expense&quot;;[$'2025-2026 Tracker'.$C$2:.$C$5000];&quot;Project-specific expenses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Q3];[$'2025-2026 Tracker'.$A$2:.$A$5000];&quot;&lt;=&quot;&amp;EOMONTH([.Q3];0);[$'2025-2026 Tracker'.$B$2:.$B$5000];&quot;Expense&quot;;[$'2025-2026 Tracker'.$C$2:.$C$5000];&quot;Project-specific expenses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R3];[$'2025-2026 Tracker'.$A$2:.$A$5000];&quot;&lt;=&quot;&amp;EOMONTH([.R3];0);[$'2025-2026 Tracker'.$B$2:.$B$5000];&quot;Expense&quot;;[$'2025-2026 Tracker'.$C$2:.$C$5000];&quot;Project-specific expenses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S3];[$'2025-2026 Tracker'.$A$2:.$A$5000];&quot;&lt;=&quot;&amp;EOMONTH([.S3];0);[$'2025-2026 Tracker'.$B$2:.$B$5000];&quot;Expense&quot;;[$'2025-2026 Tracker'.$C$2:.$C$5000];&quot;Project-specific expenses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T3];[$'2025-2026 Tracker'.$A$2:.$A$5000];&quot;&lt;=&quot;&amp;EOMONTH([.T3];0);[$'2025-2026 Tracker'.$B$2:.$B$5000];&quot;Expense&quot;;[$'2025-2026 Tracker'.$C$2:.$C$5000];&quot;Project-specific expenses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U3];[$'2025-2026 Tracker'.$A$2:.$A$5000];&quot;&lt;=&quot;&amp;EOMONTH([.U3];0);[$'2025-2026 Tracker'.$B$2:.$B$5000];&quot;Expense&quot;;[$'2025-2026 Tracker'.$C$2:.$C$5000];&quot;Project-specific expenses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V3];[$'2025-2026 Tracker'.$A$2:.$A$5000];&quot;&lt;=&quot;&amp;EOMONTH([.V3];0);[$'2025-2026 Tracker'.$B$2:.$B$5000];&quot;Expense&quot;;[$'2025-2026 Tracker'.$C$2:.$C$5000];&quot;Project-specific expenses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W3];[$'2025-2026 Tracker'.$A$2:.$A$5000];&quot;&lt;=&quot;&amp;EOMONTH([.W3];0);[$'2025-2026 Tracker'.$B$2:.$B$5000];&quot;Expense&quot;;[$'2025-2026 Tracker'.$C$2:.$C$5000];&quot;Project-specific expenses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X3];[$'2025-2026 Tracker'.$A$2:.$A$5000];&quot;&lt;=&quot;&amp;EOMONTH([.X3];0);[$'2025-2026 Tracker'.$B$2:.$B$5000];&quot;Expense&quot;;[$'2025-2026 Tracker'.$C$2:.$C$5000];&quot;Project-specific expenses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Y3];[$'2025-2026 Tracker'.$A$2:.$A$5000];&quot;&lt;=&quot;&amp;EOMONTH([.Y3];0);[$'2025-2026 Tracker'.$B$2:.$B$5000];&quot;Expense&quot;;[$'2025-2026 Tracker'.$C$2:.$C$5000];&quot;Project-specific expenses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Z3];[$'2025-2026 Tracker'.$A$2:.$A$5000];&quot;&lt;=&quot;&amp;EOMONTH([.Z3];0);[$'2025-2026 Tracker'.$B$2:.$B$5000];&quot;Expense&quot;;[$'2025-2026 Tracker'.$C$2:.$C$5000];&quot;Project-specific expenses&quot;)" office:value-type="float" office:value="0" calcext:value-type="float">
            <text:p>0</text:p>
          </table:table-cell>
          <table:table-cell table:style-name="ce15" table:formula="of:=SUM([.C20:.Z20])" office:value-type="float" office:value="0" calcext:value-type="float">
            <text:p>€0.00</text:p>
          </table:table-cell>
          <table:table-cell table:number-columns-repeated="997"/>
        </table:table-row>
        <table:table-row table:style-name="ro2">
          <table:table-cell table:style-name="ce9" office:value-type="string" calcext:value-type="string">
            <text:p><text:s text:c="8"/>Events &amp; workshops</text:p>
          </table:table-cell>
          <table:table-cell table:style-name="ce3"/>
          <table:table-cell table:style-name="ce15" table:formula="of:=SUMIFS([$'2025-2026 Tracker'.$K$2:.$K$5000];[$'2025-2026 Tracker'.$A$2:.$A$5000];&quot;&gt;=&quot;&amp;[.C3];[$'2025-2026 Tracker'.$A$2:.$A$5000];&quot;&lt;=&quot;&amp;EOMONTH([.C3];0);[$'2025-2026 Tracker'.$B$2:.$B$5000];&quot;Expense&quot;;[$'2025-2026 Tracker'.$C$2:.$C$5000];&quot;Events &amp; workshops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D3];[$'2025-2026 Tracker'.$A$2:.$A$5000];&quot;&lt;=&quot;&amp;EOMONTH([.D3];0);[$'2025-2026 Tracker'.$B$2:.$B$5000];&quot;Expense&quot;;[$'2025-2026 Tracker'.$C$2:.$C$5000];&quot;Events &amp; workshops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E3];[$'2025-2026 Tracker'.$A$2:.$A$5000];&quot;&lt;=&quot;&amp;EOMONTH([.E3];0);[$'2025-2026 Tracker'.$B$2:.$B$5000];&quot;Expense&quot;;[$'2025-2026 Tracker'.$C$2:.$C$5000];&quot;Events &amp; workshops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F3];[$'2025-2026 Tracker'.$A$2:.$A$5000];&quot;&lt;=&quot;&amp;EOMONTH([.F3];0);[$'2025-2026 Tracker'.$B$2:.$B$5000];&quot;Expense&quot;;[$'2025-2026 Tracker'.$C$2:.$C$5000];&quot;Events &amp; workshops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G3];[$'2025-2026 Tracker'.$A$2:.$A$5000];&quot;&lt;=&quot;&amp;EOMONTH([.G3];0);[$'2025-2026 Tracker'.$B$2:.$B$5000];&quot;Expense&quot;;[$'2025-2026 Tracker'.$C$2:.$C$5000];&quot;Events &amp; workshops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H3];[$'2025-2026 Tracker'.$A$2:.$A$5000];&quot;&lt;=&quot;&amp;EOMONTH([.H3];0);[$'2025-2026 Tracker'.$B$2:.$B$5000];&quot;Expense&quot;;[$'2025-2026 Tracker'.$C$2:.$C$5000];&quot;Events &amp; workshops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I3];[$'2025-2026 Tracker'.$A$2:.$A$5000];&quot;&lt;=&quot;&amp;EOMONTH([.I3];0);[$'2025-2026 Tracker'.$B$2:.$B$5000];&quot;Expense&quot;;[$'2025-2026 Tracker'.$C$2:.$C$5000];&quot;Events &amp; workshops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J3];[$'2025-2026 Tracker'.$A$2:.$A$5000];&quot;&lt;=&quot;&amp;EOMONTH([.J3];0);[$'2025-2026 Tracker'.$B$2:.$B$5000];&quot;Expense&quot;;[$'2025-2026 Tracker'.$C$2:.$C$5000];&quot;Events &amp; workshops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K3];[$'2025-2026 Tracker'.$A$2:.$A$5000];&quot;&lt;=&quot;&amp;EOMONTH([.K3];0);[$'2025-2026 Tracker'.$B$2:.$B$5000];&quot;Expense&quot;;[$'2025-2026 Tracker'.$C$2:.$C$5000];&quot;Events &amp; workshops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L3];[$'2025-2026 Tracker'.$A$2:.$A$5000];&quot;&lt;=&quot;&amp;EOMONTH([.L3];0);[$'2025-2026 Tracker'.$B$2:.$B$5000];&quot;Expense&quot;;[$'2025-2026 Tracker'.$C$2:.$C$5000];&quot;Events &amp; workshops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M3];[$'2025-2026 Tracker'.$A$2:.$A$5000];&quot;&lt;=&quot;&amp;EOMONTH([.M3];0);[$'2025-2026 Tracker'.$B$2:.$B$5000];&quot;Expense&quot;;[$'2025-2026 Tracker'.$C$2:.$C$5000];&quot;Events &amp; workshops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N3];[$'2025-2026 Tracker'.$A$2:.$A$5000];&quot;&lt;=&quot;&amp;EOMONTH([.N3];0);[$'2025-2026 Tracker'.$B$2:.$B$5000];&quot;Expense&quot;;[$'2025-2026 Tracker'.$C$2:.$C$5000];&quot;Events &amp; workshops&quot;)" office:value-type="float" office:value="0" calcext:value-type="float">
            <text:p>€0.00</text:p>
          </table:table-cell>
          <table:table-cell table:style-name="ce3" table:formula="of:=SUMIFS([$'2025-2026 Tracker'.$K$2:.$K$5000];[$'2025-2026 Tracker'.$A$2:.$A$5000];&quot;&gt;=&quot;&amp;[.O3];[$'2025-2026 Tracker'.$A$2:.$A$5000];&quot;&lt;=&quot;&amp;EOMONTH([.O3];0);[$'2025-2026 Tracker'.$B$2:.$B$5000];&quot;Expense&quot;;[$'2025-2026 Tracker'.$C$2:.$C$5000];&quot;Events &amp; workshops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P3];[$'2025-2026 Tracker'.$A$2:.$A$5000];&quot;&lt;=&quot;&amp;EOMONTH([.P3];0);[$'2025-2026 Tracker'.$B$2:.$B$5000];&quot;Expense&quot;;[$'2025-2026 Tracker'.$C$2:.$C$5000];&quot;Events &amp; workshops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Q3];[$'2025-2026 Tracker'.$A$2:.$A$5000];&quot;&lt;=&quot;&amp;EOMONTH([.Q3];0);[$'2025-2026 Tracker'.$B$2:.$B$5000];&quot;Expense&quot;;[$'2025-2026 Tracker'.$C$2:.$C$5000];&quot;Events &amp; workshops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R3];[$'2025-2026 Tracker'.$A$2:.$A$5000];&quot;&lt;=&quot;&amp;EOMONTH([.R3];0);[$'2025-2026 Tracker'.$B$2:.$B$5000];&quot;Expense&quot;;[$'2025-2026 Tracker'.$C$2:.$C$5000];&quot;Events &amp; workshops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S3];[$'2025-2026 Tracker'.$A$2:.$A$5000];&quot;&lt;=&quot;&amp;EOMONTH([.S3];0);[$'2025-2026 Tracker'.$B$2:.$B$5000];&quot;Expense&quot;;[$'2025-2026 Tracker'.$C$2:.$C$5000];&quot;Events &amp; workshops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T3];[$'2025-2026 Tracker'.$A$2:.$A$5000];&quot;&lt;=&quot;&amp;EOMONTH([.T3];0);[$'2025-2026 Tracker'.$B$2:.$B$5000];&quot;Expense&quot;;[$'2025-2026 Tracker'.$C$2:.$C$5000];&quot;Events &amp; workshops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U3];[$'2025-2026 Tracker'.$A$2:.$A$5000];&quot;&lt;=&quot;&amp;EOMONTH([.U3];0);[$'2025-2026 Tracker'.$B$2:.$B$5000];&quot;Expense&quot;;[$'2025-2026 Tracker'.$C$2:.$C$5000];&quot;Events &amp; workshops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V3];[$'2025-2026 Tracker'.$A$2:.$A$5000];&quot;&lt;=&quot;&amp;EOMONTH([.V3];0);[$'2025-2026 Tracker'.$B$2:.$B$5000];&quot;Expense&quot;;[$'2025-2026 Tracker'.$C$2:.$C$5000];&quot;Events &amp; workshops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W3];[$'2025-2026 Tracker'.$A$2:.$A$5000];&quot;&lt;=&quot;&amp;EOMONTH([.W3];0);[$'2025-2026 Tracker'.$B$2:.$B$5000];&quot;Expense&quot;;[$'2025-2026 Tracker'.$C$2:.$C$5000];&quot;Events &amp; workshops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X3];[$'2025-2026 Tracker'.$A$2:.$A$5000];&quot;&lt;=&quot;&amp;EOMONTH([.X3];0);[$'2025-2026 Tracker'.$B$2:.$B$5000];&quot;Expense&quot;;[$'2025-2026 Tracker'.$C$2:.$C$5000];&quot;Events &amp; workshops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Y3];[$'2025-2026 Tracker'.$A$2:.$A$5000];&quot;&lt;=&quot;&amp;EOMONTH([.Y3];0);[$'2025-2026 Tracker'.$B$2:.$B$5000];&quot;Expense&quot;;[$'2025-2026 Tracker'.$C$2:.$C$5000];&quot;Events &amp; workshops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Z3];[$'2025-2026 Tracker'.$A$2:.$A$5000];&quot;&lt;=&quot;&amp;EOMONTH([.Z3];0);[$'2025-2026 Tracker'.$B$2:.$B$5000];&quot;Expense&quot;;[$'2025-2026 Tracker'.$C$2:.$C$5000];&quot;Events &amp; workshops&quot;)" office:value-type="float" office:value="0" calcext:value-type="float">
            <text:p>0</text:p>
          </table:table-cell>
          <table:table-cell table:style-name="ce15" table:formula="of:=SUM([.C21:.Z21])" office:value-type="float" office:value="0" calcext:value-type="float">
            <text:p>€0.00</text:p>
          </table:table-cell>
          <table:table-cell table:number-columns-repeated="997"/>
        </table:table-row>
        <table:table-row table:style-name="ro2">
          <table:table-cell table:style-name="ce9" office:value-type="string" calcext:value-type="string">
            <text:p><text:s text:c="8"/>Marketing/Comms</text:p>
          </table:table-cell>
          <table:table-cell table:style-name="ce3"/>
          <table:table-cell table:style-name="ce15" table:formula="of:=SUMIFS([$'2025-2026 Tracker'.$K$2:.$K$5000];[$'2025-2026 Tracker'.$A$2:.$A$5000];&quot;&gt;=&quot;&amp;[.C3];[$'2025-2026 Tracker'.$A$2:.$A$5000];&quot;&lt;=&quot;&amp;EOMONTH([.C3];0);[$'2025-2026 Tracker'.$B$2:.$B$5000];&quot;Expense&quot;;[$'2025-2026 Tracker'.$C$2:.$C$5000];&quot;Marketing/Comms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D3];[$'2025-2026 Tracker'.$A$2:.$A$5000];&quot;&lt;=&quot;&amp;EOMONTH([.D3];0);[$'2025-2026 Tracker'.$B$2:.$B$5000];&quot;Expense&quot;;[$'2025-2026 Tracker'.$C$2:.$C$5000];&quot;Marketing/Comms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E3];[$'2025-2026 Tracker'.$A$2:.$A$5000];&quot;&lt;=&quot;&amp;EOMONTH([.E3];0);[$'2025-2026 Tracker'.$B$2:.$B$5000];&quot;Expense&quot;;[$'2025-2026 Tracker'.$C$2:.$C$5000];&quot;Marketing/Comms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F3];[$'2025-2026 Tracker'.$A$2:.$A$5000];&quot;&lt;=&quot;&amp;EOMONTH([.F3];0);[$'2025-2026 Tracker'.$B$2:.$B$5000];&quot;Expense&quot;;[$'2025-2026 Tracker'.$C$2:.$C$5000];&quot;Marketing/Comms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G3];[$'2025-2026 Tracker'.$A$2:.$A$5000];&quot;&lt;=&quot;&amp;EOMONTH([.G3];0);[$'2025-2026 Tracker'.$B$2:.$B$5000];&quot;Expense&quot;;[$'2025-2026 Tracker'.$C$2:.$C$5000];&quot;Marketing/Comms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H3];[$'2025-2026 Tracker'.$A$2:.$A$5000];&quot;&lt;=&quot;&amp;EOMONTH([.H3];0);[$'2025-2026 Tracker'.$B$2:.$B$5000];&quot;Expense&quot;;[$'2025-2026 Tracker'.$C$2:.$C$5000];&quot;Marketing/Comms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I3];[$'2025-2026 Tracker'.$A$2:.$A$5000];&quot;&lt;=&quot;&amp;EOMONTH([.I3];0);[$'2025-2026 Tracker'.$B$2:.$B$5000];&quot;Expense&quot;;[$'2025-2026 Tracker'.$C$2:.$C$5000];&quot;Marketing/Comms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J3];[$'2025-2026 Tracker'.$A$2:.$A$5000];&quot;&lt;=&quot;&amp;EOMONTH([.J3];0);[$'2025-2026 Tracker'.$B$2:.$B$5000];&quot;Expense&quot;;[$'2025-2026 Tracker'.$C$2:.$C$5000];&quot;Marketing/Comms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K3];[$'2025-2026 Tracker'.$A$2:.$A$5000];&quot;&lt;=&quot;&amp;EOMONTH([.K3];0);[$'2025-2026 Tracker'.$B$2:.$B$5000];&quot;Expense&quot;;[$'2025-2026 Tracker'.$C$2:.$C$5000];&quot;Marketing/Comms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L3];[$'2025-2026 Tracker'.$A$2:.$A$5000];&quot;&lt;=&quot;&amp;EOMONTH([.L3];0);[$'2025-2026 Tracker'.$B$2:.$B$5000];&quot;Expense&quot;;[$'2025-2026 Tracker'.$C$2:.$C$5000];&quot;Marketing/Comms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M3];[$'2025-2026 Tracker'.$A$2:.$A$5000];&quot;&lt;=&quot;&amp;EOMONTH([.M3];0);[$'2025-2026 Tracker'.$B$2:.$B$5000];&quot;Expense&quot;;[$'2025-2026 Tracker'.$C$2:.$C$5000];&quot;Marketing/Comms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N3];[$'2025-2026 Tracker'.$A$2:.$A$5000];&quot;&lt;=&quot;&amp;EOMONTH([.N3];0);[$'2025-2026 Tracker'.$B$2:.$B$5000];&quot;Expense&quot;;[$'2025-2026 Tracker'.$C$2:.$C$5000];&quot;Marketing/Comms&quot;)" office:value-type="float" office:value="0" calcext:value-type="float">
            <text:p>€0.00</text:p>
          </table:table-cell>
          <table:table-cell table:style-name="ce3" table:formula="of:=SUMIFS([$'2025-2026 Tracker'.$K$2:.$K$5000];[$'2025-2026 Tracker'.$A$2:.$A$5000];&quot;&gt;=&quot;&amp;[.O3];[$'2025-2026 Tracker'.$A$2:.$A$5000];&quot;&lt;=&quot;&amp;EOMONTH([.O3];0);[$'2025-2026 Tracker'.$B$2:.$B$5000];&quot;Expense&quot;;[$'2025-2026 Tracker'.$C$2:.$C$5000];&quot;Marketing/Comms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P3];[$'2025-2026 Tracker'.$A$2:.$A$5000];&quot;&lt;=&quot;&amp;EOMONTH([.P3];0);[$'2025-2026 Tracker'.$B$2:.$B$5000];&quot;Expense&quot;;[$'2025-2026 Tracker'.$C$2:.$C$5000];&quot;Marketing/Comms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Q3];[$'2025-2026 Tracker'.$A$2:.$A$5000];&quot;&lt;=&quot;&amp;EOMONTH([.Q3];0);[$'2025-2026 Tracker'.$B$2:.$B$5000];&quot;Expense&quot;;[$'2025-2026 Tracker'.$C$2:.$C$5000];&quot;Marketing/Comms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R3];[$'2025-2026 Tracker'.$A$2:.$A$5000];&quot;&lt;=&quot;&amp;EOMONTH([.R3];0);[$'2025-2026 Tracker'.$B$2:.$B$5000];&quot;Expense&quot;;[$'2025-2026 Tracker'.$C$2:.$C$5000];&quot;Marketing/Comms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S3];[$'2025-2026 Tracker'.$A$2:.$A$5000];&quot;&lt;=&quot;&amp;EOMONTH([.S3];0);[$'2025-2026 Tracker'.$B$2:.$B$5000];&quot;Expense&quot;;[$'2025-2026 Tracker'.$C$2:.$C$5000];&quot;Marketing/Comms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T3];[$'2025-2026 Tracker'.$A$2:.$A$5000];&quot;&lt;=&quot;&amp;EOMONTH([.T3];0);[$'2025-2026 Tracker'.$B$2:.$B$5000];&quot;Expense&quot;;[$'2025-2026 Tracker'.$C$2:.$C$5000];&quot;Marketing/Comms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U3];[$'2025-2026 Tracker'.$A$2:.$A$5000];&quot;&lt;=&quot;&amp;EOMONTH([.U3];0);[$'2025-2026 Tracker'.$B$2:.$B$5000];&quot;Expense&quot;;[$'2025-2026 Tracker'.$C$2:.$C$5000];&quot;Marketing/Comms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V3];[$'2025-2026 Tracker'.$A$2:.$A$5000];&quot;&lt;=&quot;&amp;EOMONTH([.V3];0);[$'2025-2026 Tracker'.$B$2:.$B$5000];&quot;Expense&quot;;[$'2025-2026 Tracker'.$C$2:.$C$5000];&quot;Marketing/Comms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W3];[$'2025-2026 Tracker'.$A$2:.$A$5000];&quot;&lt;=&quot;&amp;EOMONTH([.W3];0);[$'2025-2026 Tracker'.$B$2:.$B$5000];&quot;Expense&quot;;[$'2025-2026 Tracker'.$C$2:.$C$5000];&quot;Marketing/Comms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X3];[$'2025-2026 Tracker'.$A$2:.$A$5000];&quot;&lt;=&quot;&amp;EOMONTH([.X3];0);[$'2025-2026 Tracker'.$B$2:.$B$5000];&quot;Expense&quot;;[$'2025-2026 Tracker'.$C$2:.$C$5000];&quot;Marketing/Comms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Y3];[$'2025-2026 Tracker'.$A$2:.$A$5000];&quot;&lt;=&quot;&amp;EOMONTH([.Y3];0);[$'2025-2026 Tracker'.$B$2:.$B$5000];&quot;Expense&quot;;[$'2025-2026 Tracker'.$C$2:.$C$5000];&quot;Marketing/Comms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Z3];[$'2025-2026 Tracker'.$A$2:.$A$5000];&quot;&lt;=&quot;&amp;EOMONTH([.Z3];0);[$'2025-2026 Tracker'.$B$2:.$B$5000];&quot;Expense&quot;;[$'2025-2026 Tracker'.$C$2:.$C$5000];&quot;Marketing/Comms&quot;)" office:value-type="float" office:value="0" calcext:value-type="float">
            <text:p>0</text:p>
          </table:table-cell>
          <table:table-cell table:style-name="ce15" table:formula="of:=SUM([.C22:.Z22])" office:value-type="float" office:value="0" calcext:value-type="float">
            <text:p>€0.00</text:p>
          </table:table-cell>
          <table:table-cell table:number-columns-repeated="997"/>
        </table:table-row>
        <table:table-row table:style-name="ro2">
          <table:table-cell table:style-name="ce9" office:value-type="string" calcext:value-type="string">
            <text:p><text:s text:c="8"/>Professional services</text:p>
          </table:table-cell>
          <table:table-cell table:style-name="ce3"/>
          <table:table-cell table:style-name="ce15" table:formula="of:=SUMIFS([$'2025-2026 Tracker'.$K$2:.$K$5000];[$'2025-2026 Tracker'.$A$2:.$A$5000];&quot;&gt;=&quot;&amp;[.C3];[$'2025-2026 Tracker'.$A$2:.$A$5000];&quot;&lt;=&quot;&amp;EOMONTH([.C3];0);[$'2025-2026 Tracker'.$B$2:.$B$5000];&quot;Expense&quot;;[$'2025-2026 Tracker'.$C$2:.$C$5000];&quot;Professional services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D3];[$'2025-2026 Tracker'.$A$2:.$A$5000];&quot;&lt;=&quot;&amp;EOMONTH([.D3];0);[$'2025-2026 Tracker'.$B$2:.$B$5000];&quot;Expense&quot;;[$'2025-2026 Tracker'.$C$2:.$C$5000];&quot;Professional services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E3];[$'2025-2026 Tracker'.$A$2:.$A$5000];&quot;&lt;=&quot;&amp;EOMONTH([.E3];0);[$'2025-2026 Tracker'.$B$2:.$B$5000];&quot;Expense&quot;;[$'2025-2026 Tracker'.$C$2:.$C$5000];&quot;Professional services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F3];[$'2025-2026 Tracker'.$A$2:.$A$5000];&quot;&lt;=&quot;&amp;EOMONTH([.F3];0);[$'2025-2026 Tracker'.$B$2:.$B$5000];&quot;Expense&quot;;[$'2025-2026 Tracker'.$C$2:.$C$5000];&quot;Professional services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G3];[$'2025-2026 Tracker'.$A$2:.$A$5000];&quot;&lt;=&quot;&amp;EOMONTH([.G3];0);[$'2025-2026 Tracker'.$B$2:.$B$5000];&quot;Expense&quot;;[$'2025-2026 Tracker'.$C$2:.$C$5000];&quot;Professional services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H3];[$'2025-2026 Tracker'.$A$2:.$A$5000];&quot;&lt;=&quot;&amp;EOMONTH([.H3];0);[$'2025-2026 Tracker'.$B$2:.$B$5000];&quot;Expense&quot;;[$'2025-2026 Tracker'.$C$2:.$C$5000];&quot;Professional services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I3];[$'2025-2026 Tracker'.$A$2:.$A$5000];&quot;&lt;=&quot;&amp;EOMONTH([.I3];0);[$'2025-2026 Tracker'.$B$2:.$B$5000];&quot;Expense&quot;;[$'2025-2026 Tracker'.$C$2:.$C$5000];&quot;Professional services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J3];[$'2025-2026 Tracker'.$A$2:.$A$5000];&quot;&lt;=&quot;&amp;EOMONTH([.J3];0);[$'2025-2026 Tracker'.$B$2:.$B$5000];&quot;Expense&quot;;[$'2025-2026 Tracker'.$C$2:.$C$5000];&quot;Professional services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K3];[$'2025-2026 Tracker'.$A$2:.$A$5000];&quot;&lt;=&quot;&amp;EOMONTH([.K3];0);[$'2025-2026 Tracker'.$B$2:.$B$5000];&quot;Expense&quot;;[$'2025-2026 Tracker'.$C$2:.$C$5000];&quot;Professional services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L3];[$'2025-2026 Tracker'.$A$2:.$A$5000];&quot;&lt;=&quot;&amp;EOMONTH([.L3];0);[$'2025-2026 Tracker'.$B$2:.$B$5000];&quot;Expense&quot;;[$'2025-2026 Tracker'.$C$2:.$C$5000];&quot;Professional services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M3];[$'2025-2026 Tracker'.$A$2:.$A$5000];&quot;&lt;=&quot;&amp;EOMONTH([.M3];0);[$'2025-2026 Tracker'.$B$2:.$B$5000];&quot;Expense&quot;;[$'2025-2026 Tracker'.$C$2:.$C$5000];&quot;Professional services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N3];[$'2025-2026 Tracker'.$A$2:.$A$5000];&quot;&lt;=&quot;&amp;EOMONTH([.N3];0);[$'2025-2026 Tracker'.$B$2:.$B$5000];&quot;Expense&quot;;[$'2025-2026 Tracker'.$C$2:.$C$5000];&quot;Professional services&quot;)" office:value-type="float" office:value="0" calcext:value-type="float">
            <text:p>€0.00</text:p>
          </table:table-cell>
          <table:table-cell table:style-name="ce3" table:formula="of:=SUMIFS([$'2025-2026 Tracker'.$K$2:.$K$5000];[$'2025-2026 Tracker'.$A$2:.$A$5000];&quot;&gt;=&quot;&amp;[.O3];[$'2025-2026 Tracker'.$A$2:.$A$5000];&quot;&lt;=&quot;&amp;EOMONTH([.O3];0);[$'2025-2026 Tracker'.$B$2:.$B$5000];&quot;Expense&quot;;[$'2025-2026 Tracker'.$C$2:.$C$5000];&quot;Professional services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P3];[$'2025-2026 Tracker'.$A$2:.$A$5000];&quot;&lt;=&quot;&amp;EOMONTH([.P3];0);[$'2025-2026 Tracker'.$B$2:.$B$5000];&quot;Expense&quot;;[$'2025-2026 Tracker'.$C$2:.$C$5000];&quot;Professional services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Q3];[$'2025-2026 Tracker'.$A$2:.$A$5000];&quot;&lt;=&quot;&amp;EOMONTH([.Q3];0);[$'2025-2026 Tracker'.$B$2:.$B$5000];&quot;Expense&quot;;[$'2025-2026 Tracker'.$C$2:.$C$5000];&quot;Professional services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R3];[$'2025-2026 Tracker'.$A$2:.$A$5000];&quot;&lt;=&quot;&amp;EOMONTH([.R3];0);[$'2025-2026 Tracker'.$B$2:.$B$5000];&quot;Expense&quot;;[$'2025-2026 Tracker'.$C$2:.$C$5000];&quot;Professional services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S3];[$'2025-2026 Tracker'.$A$2:.$A$5000];&quot;&lt;=&quot;&amp;EOMONTH([.S3];0);[$'2025-2026 Tracker'.$B$2:.$B$5000];&quot;Expense&quot;;[$'2025-2026 Tracker'.$C$2:.$C$5000];&quot;Professional services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T3];[$'2025-2026 Tracker'.$A$2:.$A$5000];&quot;&lt;=&quot;&amp;EOMONTH([.T3];0);[$'2025-2026 Tracker'.$B$2:.$B$5000];&quot;Expense&quot;;[$'2025-2026 Tracker'.$C$2:.$C$5000];&quot;Professional services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U3];[$'2025-2026 Tracker'.$A$2:.$A$5000];&quot;&lt;=&quot;&amp;EOMONTH([.U3];0);[$'2025-2026 Tracker'.$B$2:.$B$5000];&quot;Expense&quot;;[$'2025-2026 Tracker'.$C$2:.$C$5000];&quot;Professional services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V3];[$'2025-2026 Tracker'.$A$2:.$A$5000];&quot;&lt;=&quot;&amp;EOMONTH([.V3];0);[$'2025-2026 Tracker'.$B$2:.$B$5000];&quot;Expense&quot;;[$'2025-2026 Tracker'.$C$2:.$C$5000];&quot;Professional services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W3];[$'2025-2026 Tracker'.$A$2:.$A$5000];&quot;&lt;=&quot;&amp;EOMONTH([.W3];0);[$'2025-2026 Tracker'.$B$2:.$B$5000];&quot;Expense&quot;;[$'2025-2026 Tracker'.$C$2:.$C$5000];&quot;Professional services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X3];[$'2025-2026 Tracker'.$A$2:.$A$5000];&quot;&lt;=&quot;&amp;EOMONTH([.X3];0);[$'2025-2026 Tracker'.$B$2:.$B$5000];&quot;Expense&quot;;[$'2025-2026 Tracker'.$C$2:.$C$5000];&quot;Professional services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Y3];[$'2025-2026 Tracker'.$A$2:.$A$5000];&quot;&lt;=&quot;&amp;EOMONTH([.Y3];0);[$'2025-2026 Tracker'.$B$2:.$B$5000];&quot;Expense&quot;;[$'2025-2026 Tracker'.$C$2:.$C$5000];&quot;Professional services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Z3];[$'2025-2026 Tracker'.$A$2:.$A$5000];&quot;&lt;=&quot;&amp;EOMONTH([.Z3];0);[$'2025-2026 Tracker'.$B$2:.$B$5000];&quot;Expense&quot;;[$'2025-2026 Tracker'.$C$2:.$C$5000];&quot;Professional services&quot;)" office:value-type="float" office:value="0" calcext:value-type="float">
            <text:p>0</text:p>
          </table:table-cell>
          <table:table-cell table:style-name="ce15" table:formula="of:=SUM([.C23:.Z23])" office:value-type="float" office:value="0" calcext:value-type="float">
            <text:p>€0.00</text:p>
          </table:table-cell>
          <table:table-cell table:number-columns-repeated="997"/>
        </table:table-row>
        <table:table-row table:style-name="ro2">
          <table:table-cell table:style-name="ce9" office:value-type="string" calcext:value-type="string">
            <text:p><text:s text:c="8"/>Infrastructure/Hosting</text:p>
          </table:table-cell>
          <table:table-cell table:style-name="ce3"/>
          <table:table-cell table:style-name="ce15" table:formula="of:=SUMIFS([$'2025-2026 Tracker'.$K$2:.$K$5000];[$'2025-2026 Tracker'.$A$2:.$A$5000];&quot;&gt;=&quot;&amp;[.C3];[$'2025-2026 Tracker'.$A$2:.$A$5000];&quot;&lt;=&quot;&amp;EOMONTH([.C3];0);[$'2025-2026 Tracker'.$B$2:.$B$5000];&quot;Expense&quot;;[$'2025-2026 Tracker'.$C$2:.$C$5000];&quot;Infrastructure/Hosting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D3];[$'2025-2026 Tracker'.$A$2:.$A$5000];&quot;&lt;=&quot;&amp;EOMONTH([.D3];0);[$'2025-2026 Tracker'.$B$2:.$B$5000];&quot;Expense&quot;;[$'2025-2026 Tracker'.$C$2:.$C$5000];&quot;Infrastructure/Hosting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E3];[$'2025-2026 Tracker'.$A$2:.$A$5000];&quot;&lt;=&quot;&amp;EOMONTH([.E3];0);[$'2025-2026 Tracker'.$B$2:.$B$5000];&quot;Expense&quot;;[$'2025-2026 Tracker'.$C$2:.$C$5000];&quot;Infrastructure/Hosting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F3];[$'2025-2026 Tracker'.$A$2:.$A$5000];&quot;&lt;=&quot;&amp;EOMONTH([.F3];0);[$'2025-2026 Tracker'.$B$2:.$B$5000];&quot;Expense&quot;;[$'2025-2026 Tracker'.$C$2:.$C$5000];&quot;Infrastructure/Hosting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G3];[$'2025-2026 Tracker'.$A$2:.$A$5000];&quot;&lt;=&quot;&amp;EOMONTH([.G3];0);[$'2025-2026 Tracker'.$B$2:.$B$5000];&quot;Expense&quot;;[$'2025-2026 Tracker'.$C$2:.$C$5000];&quot;Infrastructure/Hosting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H3];[$'2025-2026 Tracker'.$A$2:.$A$5000];&quot;&lt;=&quot;&amp;EOMONTH([.H3];0);[$'2025-2026 Tracker'.$B$2:.$B$5000];&quot;Expense&quot;;[$'2025-2026 Tracker'.$C$2:.$C$5000];&quot;Infrastructure/Hosting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I3];[$'2025-2026 Tracker'.$A$2:.$A$5000];&quot;&lt;=&quot;&amp;EOMONTH([.I3];0);[$'2025-2026 Tracker'.$B$2:.$B$5000];&quot;Expense&quot;;[$'2025-2026 Tracker'.$C$2:.$C$5000];&quot;Infrastructure/Hosting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J3];[$'2025-2026 Tracker'.$A$2:.$A$5000];&quot;&lt;=&quot;&amp;EOMONTH([.J3];0);[$'2025-2026 Tracker'.$B$2:.$B$5000];&quot;Expense&quot;;[$'2025-2026 Tracker'.$C$2:.$C$5000];&quot;Infrastructure/Hosting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K3];[$'2025-2026 Tracker'.$A$2:.$A$5000];&quot;&lt;=&quot;&amp;EOMONTH([.K3];0);[$'2025-2026 Tracker'.$B$2:.$B$5000];&quot;Expense&quot;;[$'2025-2026 Tracker'.$C$2:.$C$5000];&quot;Infrastructure/Hosting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L3];[$'2025-2026 Tracker'.$A$2:.$A$5000];&quot;&lt;=&quot;&amp;EOMONTH([.L3];0);[$'2025-2026 Tracker'.$B$2:.$B$5000];&quot;Expense&quot;;[$'2025-2026 Tracker'.$C$2:.$C$5000];&quot;Infrastructure/Hosting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M3];[$'2025-2026 Tracker'.$A$2:.$A$5000];&quot;&lt;=&quot;&amp;EOMONTH([.M3];0);[$'2025-2026 Tracker'.$B$2:.$B$5000];&quot;Expense&quot;;[$'2025-2026 Tracker'.$C$2:.$C$5000];&quot;Infrastructure/Hosting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N3];[$'2025-2026 Tracker'.$A$2:.$A$5000];&quot;&lt;=&quot;&amp;EOMONTH([.N3];0);[$'2025-2026 Tracker'.$B$2:.$B$5000];&quot;Expense&quot;;[$'2025-2026 Tracker'.$C$2:.$C$5000];&quot;Infrastructure/Hosting&quot;)" office:value-type="float" office:value="0" calcext:value-type="float">
            <text:p>€0.00</text:p>
          </table:table-cell>
          <table:table-cell table:style-name="ce3" table:formula="of:=SUMIFS([$'2025-2026 Tracker'.$K$2:.$K$5000];[$'2025-2026 Tracker'.$A$2:.$A$5000];&quot;&gt;=&quot;&amp;[.O3];[$'2025-2026 Tracker'.$A$2:.$A$5000];&quot;&lt;=&quot;&amp;EOMONTH([.O3];0);[$'2025-2026 Tracker'.$B$2:.$B$5000];&quot;Expense&quot;;[$'2025-2026 Tracker'.$C$2:.$C$5000];&quot;Infrastructure/Hosting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P3];[$'2025-2026 Tracker'.$A$2:.$A$5000];&quot;&lt;=&quot;&amp;EOMONTH([.P3];0);[$'2025-2026 Tracker'.$B$2:.$B$5000];&quot;Expense&quot;;[$'2025-2026 Tracker'.$C$2:.$C$5000];&quot;Infrastructure/Hosting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Q3];[$'2025-2026 Tracker'.$A$2:.$A$5000];&quot;&lt;=&quot;&amp;EOMONTH([.Q3];0);[$'2025-2026 Tracker'.$B$2:.$B$5000];&quot;Expense&quot;;[$'2025-2026 Tracker'.$C$2:.$C$5000];&quot;Infrastructure/Hosting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R3];[$'2025-2026 Tracker'.$A$2:.$A$5000];&quot;&lt;=&quot;&amp;EOMONTH([.R3];0);[$'2025-2026 Tracker'.$B$2:.$B$5000];&quot;Expense&quot;;[$'2025-2026 Tracker'.$C$2:.$C$5000];&quot;Infrastructure/Hosting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S3];[$'2025-2026 Tracker'.$A$2:.$A$5000];&quot;&lt;=&quot;&amp;EOMONTH([.S3];0);[$'2025-2026 Tracker'.$B$2:.$B$5000];&quot;Expense&quot;;[$'2025-2026 Tracker'.$C$2:.$C$5000];&quot;Infrastructure/Hosting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T3];[$'2025-2026 Tracker'.$A$2:.$A$5000];&quot;&lt;=&quot;&amp;EOMONTH([.T3];0);[$'2025-2026 Tracker'.$B$2:.$B$5000];&quot;Expense&quot;;[$'2025-2026 Tracker'.$C$2:.$C$5000];&quot;Infrastructure/Hosting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U3];[$'2025-2026 Tracker'.$A$2:.$A$5000];&quot;&lt;=&quot;&amp;EOMONTH([.U3];0);[$'2025-2026 Tracker'.$B$2:.$B$5000];&quot;Expense&quot;;[$'2025-2026 Tracker'.$C$2:.$C$5000];&quot;Infrastructure/Hosting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V3];[$'2025-2026 Tracker'.$A$2:.$A$5000];&quot;&lt;=&quot;&amp;EOMONTH([.V3];0);[$'2025-2026 Tracker'.$B$2:.$B$5000];&quot;Expense&quot;;[$'2025-2026 Tracker'.$C$2:.$C$5000];&quot;Infrastructure/Hosting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W3];[$'2025-2026 Tracker'.$A$2:.$A$5000];&quot;&lt;=&quot;&amp;EOMONTH([.W3];0);[$'2025-2026 Tracker'.$B$2:.$B$5000];&quot;Expense&quot;;[$'2025-2026 Tracker'.$C$2:.$C$5000];&quot;Infrastructure/Hosting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X3];[$'2025-2026 Tracker'.$A$2:.$A$5000];&quot;&lt;=&quot;&amp;EOMONTH([.X3];0);[$'2025-2026 Tracker'.$B$2:.$B$5000];&quot;Expense&quot;;[$'2025-2026 Tracker'.$C$2:.$C$5000];&quot;Infrastructure/Hosting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Y3];[$'2025-2026 Tracker'.$A$2:.$A$5000];&quot;&lt;=&quot;&amp;EOMONTH([.Y3];0);[$'2025-2026 Tracker'.$B$2:.$B$5000];&quot;Expense&quot;;[$'2025-2026 Tracker'.$C$2:.$C$5000];&quot;Infrastructure/Hosting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Z3];[$'2025-2026 Tracker'.$A$2:.$A$5000];&quot;&lt;=&quot;&amp;EOMONTH([.Z3];0);[$'2025-2026 Tracker'.$B$2:.$B$5000];&quot;Expense&quot;;[$'2025-2026 Tracker'.$C$2:.$C$5000];&quot;Infrastructure/Hosting&quot;)" office:value-type="float" office:value="0" calcext:value-type="float">
            <text:p>0</text:p>
          </table:table-cell>
          <table:table-cell table:style-name="ce15" table:formula="of:=SUM([.C24:.Z24])" office:value-type="float" office:value="0" calcext:value-type="float">
            <text:p>€0.00</text:p>
          </table:table-cell>
          <table:table-cell table:number-columns-repeated="997"/>
        </table:table-row>
        <table:table-row table:style-name="ro2">
          <table:table-cell table:style-name="ce9" office:value-type="string" calcext:value-type="string">
            <text:p><text:s text:c="8"/>Travel/Meetings</text:p>
          </table:table-cell>
          <table:table-cell table:style-name="ce3"/>
          <table:table-cell table:style-name="ce15" table:formula="of:=SUMIFS([$'2025-2026 Tracker'.$K$2:.$K$5000];[$'2025-2026 Tracker'.$A$2:.$A$5000];&quot;&gt;=&quot;&amp;[.C3];[$'2025-2026 Tracker'.$A$2:.$A$5000];&quot;&lt;=&quot;&amp;EOMONTH([.C3];0);[$'2025-2026 Tracker'.$B$2:.$B$5000];&quot;Expense&quot;;[$'2025-2026 Tracker'.$C$2:.$C$5000];&quot;Travel &amp; meetings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D3];[$'2025-2026 Tracker'.$A$2:.$A$5000];&quot;&lt;=&quot;&amp;EOMONTH([.D3];0);[$'2025-2026 Tracker'.$B$2:.$B$5000];&quot;Expense&quot;;[$'2025-2026 Tracker'.$C$2:.$C$5000];&quot;Travel &amp; meetings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E3];[$'2025-2026 Tracker'.$A$2:.$A$5000];&quot;&lt;=&quot;&amp;EOMONTH([.E3];0);[$'2025-2026 Tracker'.$B$2:.$B$5000];&quot;Expense&quot;;[$'2025-2026 Tracker'.$C$2:.$C$5000];&quot;Travel &amp; meetings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F3];[$'2025-2026 Tracker'.$A$2:.$A$5000];&quot;&lt;=&quot;&amp;EOMONTH([.F3];0);[$'2025-2026 Tracker'.$B$2:.$B$5000];&quot;Expense&quot;;[$'2025-2026 Tracker'.$C$2:.$C$5000];&quot;Travel &amp; meetings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G3];[$'2025-2026 Tracker'.$A$2:.$A$5000];&quot;&lt;=&quot;&amp;EOMONTH([.G3];0);[$'2025-2026 Tracker'.$B$2:.$B$5000];&quot;Expense&quot;;[$'2025-2026 Tracker'.$C$2:.$C$5000];&quot;Travel &amp; meetings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H3];[$'2025-2026 Tracker'.$A$2:.$A$5000];&quot;&lt;=&quot;&amp;EOMONTH([.H3];0);[$'2025-2026 Tracker'.$B$2:.$B$5000];&quot;Expense&quot;;[$'2025-2026 Tracker'.$C$2:.$C$5000];&quot;Travel &amp; meetings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I3];[$'2025-2026 Tracker'.$A$2:.$A$5000];&quot;&lt;=&quot;&amp;EOMONTH([.I3];0);[$'2025-2026 Tracker'.$B$2:.$B$5000];&quot;Expense&quot;;[$'2025-2026 Tracker'.$C$2:.$C$5000];&quot;Travel &amp; meetings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J3];[$'2025-2026 Tracker'.$A$2:.$A$5000];&quot;&lt;=&quot;&amp;EOMONTH([.J3];0);[$'2025-2026 Tracker'.$B$2:.$B$5000];&quot;Expense&quot;;[$'2025-2026 Tracker'.$C$2:.$C$5000];&quot;Travel &amp; meetings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K3];[$'2025-2026 Tracker'.$A$2:.$A$5000];&quot;&lt;=&quot;&amp;EOMONTH([.K3];0);[$'2025-2026 Tracker'.$B$2:.$B$5000];&quot;Expense&quot;;[$'2025-2026 Tracker'.$C$2:.$C$5000];&quot;Travel &amp; meetings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L3];[$'2025-2026 Tracker'.$A$2:.$A$5000];&quot;&lt;=&quot;&amp;EOMONTH([.L3];0);[$'2025-2026 Tracker'.$B$2:.$B$5000];&quot;Expense&quot;;[$'2025-2026 Tracker'.$C$2:.$C$5000];&quot;Travel &amp; meetings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M3];[$'2025-2026 Tracker'.$A$2:.$A$5000];&quot;&lt;=&quot;&amp;EOMONTH([.M3];0);[$'2025-2026 Tracker'.$B$2:.$B$5000];&quot;Expense&quot;;[$'2025-2026 Tracker'.$C$2:.$C$5000];&quot;Travel &amp; meetings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N3];[$'2025-2026 Tracker'.$A$2:.$A$5000];&quot;&lt;=&quot;&amp;EOMONTH([.N3];0);[$'2025-2026 Tracker'.$B$2:.$B$5000];&quot;Expense&quot;;[$'2025-2026 Tracker'.$C$2:.$C$5000];&quot;Travel &amp; meetings&quot;)" office:value-type="float" office:value="0" calcext:value-type="float">
            <text:p>€0.00</text:p>
          </table:table-cell>
          <table:table-cell table:style-name="ce3" table:formula="of:=SUMIFS([$'2025-2026 Tracker'.$K$2:.$K$5000];[$'2025-2026 Tracker'.$A$2:.$A$5000];&quot;&gt;=&quot;&amp;[.O3];[$'2025-2026 Tracker'.$A$2:.$A$5000];&quot;&lt;=&quot;&amp;EOMONTH([.O3];0);[$'2025-2026 Tracker'.$B$2:.$B$5000];&quot;Expense&quot;;[$'2025-2026 Tracker'.$C$2:.$C$5000];&quot;Travel &amp; meetings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P3];[$'2025-2026 Tracker'.$A$2:.$A$5000];&quot;&lt;=&quot;&amp;EOMONTH([.P3];0);[$'2025-2026 Tracker'.$B$2:.$B$5000];&quot;Expense&quot;;[$'2025-2026 Tracker'.$C$2:.$C$5000];&quot;Travel &amp; meetings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Q3];[$'2025-2026 Tracker'.$A$2:.$A$5000];&quot;&lt;=&quot;&amp;EOMONTH([.Q3];0);[$'2025-2026 Tracker'.$B$2:.$B$5000];&quot;Expense&quot;;[$'2025-2026 Tracker'.$C$2:.$C$5000];&quot;Travel &amp; meetings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R3];[$'2025-2026 Tracker'.$A$2:.$A$5000];&quot;&lt;=&quot;&amp;EOMONTH([.R3];0);[$'2025-2026 Tracker'.$B$2:.$B$5000];&quot;Expense&quot;;[$'2025-2026 Tracker'.$C$2:.$C$5000];&quot;Travel &amp; meetings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S3];[$'2025-2026 Tracker'.$A$2:.$A$5000];&quot;&lt;=&quot;&amp;EOMONTH([.S3];0);[$'2025-2026 Tracker'.$B$2:.$B$5000];&quot;Expense&quot;;[$'2025-2026 Tracker'.$C$2:.$C$5000];&quot;Travel &amp; meetings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T3];[$'2025-2026 Tracker'.$A$2:.$A$5000];&quot;&lt;=&quot;&amp;EOMONTH([.T3];0);[$'2025-2026 Tracker'.$B$2:.$B$5000];&quot;Expense&quot;;[$'2025-2026 Tracker'.$C$2:.$C$5000];&quot;Travel &amp; meetings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U3];[$'2025-2026 Tracker'.$A$2:.$A$5000];&quot;&lt;=&quot;&amp;EOMONTH([.U3];0);[$'2025-2026 Tracker'.$B$2:.$B$5000];&quot;Expense&quot;;[$'2025-2026 Tracker'.$C$2:.$C$5000];&quot;Travel &amp; meetings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V3];[$'2025-2026 Tracker'.$A$2:.$A$5000];&quot;&lt;=&quot;&amp;EOMONTH([.V3];0);[$'2025-2026 Tracker'.$B$2:.$B$5000];&quot;Expense&quot;;[$'2025-2026 Tracker'.$C$2:.$C$5000];&quot;Travel &amp; meetings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W3];[$'2025-2026 Tracker'.$A$2:.$A$5000];&quot;&lt;=&quot;&amp;EOMONTH([.W3];0);[$'2025-2026 Tracker'.$B$2:.$B$5000];&quot;Expense&quot;;[$'2025-2026 Tracker'.$C$2:.$C$5000];&quot;Travel &amp; meetings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X3];[$'2025-2026 Tracker'.$A$2:.$A$5000];&quot;&lt;=&quot;&amp;EOMONTH([.X3];0);[$'2025-2026 Tracker'.$B$2:.$B$5000];&quot;Expense&quot;;[$'2025-2026 Tracker'.$C$2:.$C$5000];&quot;Travel &amp; meetings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Y3];[$'2025-2026 Tracker'.$A$2:.$A$5000];&quot;&lt;=&quot;&amp;EOMONTH([.Y3];0);[$'2025-2026 Tracker'.$B$2:.$B$5000];&quot;Expense&quot;;[$'2025-2026 Tracker'.$C$2:.$C$5000];&quot;Travel &amp; meetings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Z3];[$'2025-2026 Tracker'.$A$2:.$A$5000];&quot;&lt;=&quot;&amp;EOMONTH([.Z3];0);[$'2025-2026 Tracker'.$B$2:.$B$5000];&quot;Expense&quot;;[$'2025-2026 Tracker'.$C$2:.$C$5000];&quot;Travel &amp; meetings&quot;)" office:value-type="float" office:value="0" calcext:value-type="float">
            <text:p>0</text:p>
          </table:table-cell>
          <table:table-cell table:style-name="ce15" table:formula="of:=SUM([.C25:.Z25])" office:value-type="float" office:value="0" calcext:value-type="float">
            <text:p>€0.00</text:p>
          </table:table-cell>
          <table:table-cell table:number-columns-repeated="997"/>
        </table:table-row>
        <table:table-row table:style-name="ro2">
          <table:table-cell table:style-name="ce9" office:value-type="string" calcext:value-type="string">
            <text:p><text:s text:c="8"/>Office supplies/Equipment</text:p>
          </table:table-cell>
          <table:table-cell table:style-name="ce3"/>
          <table:table-cell table:style-name="ce15" table:formula="of:=SUMIFS([$'2025-2026 Tracker'.$K$2:.$K$5000];[$'2025-2026 Tracker'.$A$2:.$A$5000];&quot;&gt;=&quot;&amp;[.C3];[$'2025-2026 Tracker'.$A$2:.$A$5000];&quot;&lt;=&quot;&amp;EOMONTH([.C3];0);[$'2025-2026 Tracker'.$B$2:.$B$5000];&quot;Expense&quot;;[$'2025-2026 Tracker'.$C$2:.$C$5000];&quot;Office supplies &amp; equipment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D3];[$'2025-2026 Tracker'.$A$2:.$A$5000];&quot;&lt;=&quot;&amp;EOMONTH([.D3];0);[$'2025-2026 Tracker'.$B$2:.$B$5000];&quot;Expense&quot;;[$'2025-2026 Tracker'.$C$2:.$C$5000];&quot;Office supplies &amp; equipment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E3];[$'2025-2026 Tracker'.$A$2:.$A$5000];&quot;&lt;=&quot;&amp;EOMONTH([.E3];0);[$'2025-2026 Tracker'.$B$2:.$B$5000];&quot;Expense&quot;;[$'2025-2026 Tracker'.$C$2:.$C$5000];&quot;Office supplies &amp; equipment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F3];[$'2025-2026 Tracker'.$A$2:.$A$5000];&quot;&lt;=&quot;&amp;EOMONTH([.F3];0);[$'2025-2026 Tracker'.$B$2:.$B$5000];&quot;Expense&quot;;[$'2025-2026 Tracker'.$C$2:.$C$5000];&quot;Office supplies &amp; equipment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G3];[$'2025-2026 Tracker'.$A$2:.$A$5000];&quot;&lt;=&quot;&amp;EOMONTH([.G3];0);[$'2025-2026 Tracker'.$B$2:.$B$5000];&quot;Expense&quot;;[$'2025-2026 Tracker'.$C$2:.$C$5000];&quot;Office supplies &amp; equipment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H3];[$'2025-2026 Tracker'.$A$2:.$A$5000];&quot;&lt;=&quot;&amp;EOMONTH([.H3];0);[$'2025-2026 Tracker'.$B$2:.$B$5000];&quot;Expense&quot;;[$'2025-2026 Tracker'.$C$2:.$C$5000];&quot;Office supplies &amp; equipment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I3];[$'2025-2026 Tracker'.$A$2:.$A$5000];&quot;&lt;=&quot;&amp;EOMONTH([.I3];0);[$'2025-2026 Tracker'.$B$2:.$B$5000];&quot;Expense&quot;;[$'2025-2026 Tracker'.$C$2:.$C$5000];&quot;Office supplies &amp; equipment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J3];[$'2025-2026 Tracker'.$A$2:.$A$5000];&quot;&lt;=&quot;&amp;EOMONTH([.J3];0);[$'2025-2026 Tracker'.$B$2:.$B$5000];&quot;Expense&quot;;[$'2025-2026 Tracker'.$C$2:.$C$5000];&quot;Office supplies &amp; equipment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K3];[$'2025-2026 Tracker'.$A$2:.$A$5000];&quot;&lt;=&quot;&amp;EOMONTH([.K3];0);[$'2025-2026 Tracker'.$B$2:.$B$5000];&quot;Expense&quot;;[$'2025-2026 Tracker'.$C$2:.$C$5000];&quot;Office supplies &amp; equipment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L3];[$'2025-2026 Tracker'.$A$2:.$A$5000];&quot;&lt;=&quot;&amp;EOMONTH([.L3];0);[$'2025-2026 Tracker'.$B$2:.$B$5000];&quot;Expense&quot;;[$'2025-2026 Tracker'.$C$2:.$C$5000];&quot;Office supplies &amp; equipment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M3];[$'2025-2026 Tracker'.$A$2:.$A$5000];&quot;&lt;=&quot;&amp;EOMONTH([.M3];0);[$'2025-2026 Tracker'.$B$2:.$B$5000];&quot;Expense&quot;;[$'2025-2026 Tracker'.$C$2:.$C$5000];&quot;Office supplies &amp; equipment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N3];[$'2025-2026 Tracker'.$A$2:.$A$5000];&quot;&lt;=&quot;&amp;EOMONTH([.N3];0);[$'2025-2026 Tracker'.$B$2:.$B$5000];&quot;Expense&quot;;[$'2025-2026 Tracker'.$C$2:.$C$5000];&quot;Office supplies &amp; equipment&quot;)" office:value-type="float" office:value="0" calcext:value-type="float">
            <text:p>€0.00</text:p>
          </table:table-cell>
          <table:table-cell table:style-name="ce3" table:formula="of:=SUMIFS([$'2025-2026 Tracker'.$K$2:.$K$5000];[$'2025-2026 Tracker'.$A$2:.$A$5000];&quot;&gt;=&quot;&amp;[.O3];[$'2025-2026 Tracker'.$A$2:.$A$5000];&quot;&lt;=&quot;&amp;EOMONTH([.O3];0);[$'2025-2026 Tracker'.$B$2:.$B$5000];&quot;Expense&quot;;[$'2025-2026 Tracker'.$C$2:.$C$5000];&quot;Office supplies &amp; equipment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P3];[$'2025-2026 Tracker'.$A$2:.$A$5000];&quot;&lt;=&quot;&amp;EOMONTH([.P3];0);[$'2025-2026 Tracker'.$B$2:.$B$5000];&quot;Expense&quot;;[$'2025-2026 Tracker'.$C$2:.$C$5000];&quot;Office supplies &amp; equipment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Q3];[$'2025-2026 Tracker'.$A$2:.$A$5000];&quot;&lt;=&quot;&amp;EOMONTH([.Q3];0);[$'2025-2026 Tracker'.$B$2:.$B$5000];&quot;Expense&quot;;[$'2025-2026 Tracker'.$C$2:.$C$5000];&quot;Office supplies &amp; equipment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R3];[$'2025-2026 Tracker'.$A$2:.$A$5000];&quot;&lt;=&quot;&amp;EOMONTH([.R3];0);[$'2025-2026 Tracker'.$B$2:.$B$5000];&quot;Expense&quot;;[$'2025-2026 Tracker'.$C$2:.$C$5000];&quot;Office supplies &amp; equipment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S3];[$'2025-2026 Tracker'.$A$2:.$A$5000];&quot;&lt;=&quot;&amp;EOMONTH([.S3];0);[$'2025-2026 Tracker'.$B$2:.$B$5000];&quot;Expense&quot;;[$'2025-2026 Tracker'.$C$2:.$C$5000];&quot;Office supplies &amp; equipment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T3];[$'2025-2026 Tracker'.$A$2:.$A$5000];&quot;&lt;=&quot;&amp;EOMONTH([.T3];0);[$'2025-2026 Tracker'.$B$2:.$B$5000];&quot;Expense&quot;;[$'2025-2026 Tracker'.$C$2:.$C$5000];&quot;Office supplies &amp; equipment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U3];[$'2025-2026 Tracker'.$A$2:.$A$5000];&quot;&lt;=&quot;&amp;EOMONTH([.U3];0);[$'2025-2026 Tracker'.$B$2:.$B$5000];&quot;Expense&quot;;[$'2025-2026 Tracker'.$C$2:.$C$5000];&quot;Office supplies &amp; equipment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V3];[$'2025-2026 Tracker'.$A$2:.$A$5000];&quot;&lt;=&quot;&amp;EOMONTH([.V3];0);[$'2025-2026 Tracker'.$B$2:.$B$5000];&quot;Expense&quot;;[$'2025-2026 Tracker'.$C$2:.$C$5000];&quot;Office supplies &amp; equipment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W3];[$'2025-2026 Tracker'.$A$2:.$A$5000];&quot;&lt;=&quot;&amp;EOMONTH([.W3];0);[$'2025-2026 Tracker'.$B$2:.$B$5000];&quot;Expense&quot;;[$'2025-2026 Tracker'.$C$2:.$C$5000];&quot;Office supplies &amp; equipment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X3];[$'2025-2026 Tracker'.$A$2:.$A$5000];&quot;&lt;=&quot;&amp;EOMONTH([.X3];0);[$'2025-2026 Tracker'.$B$2:.$B$5000];&quot;Expense&quot;;[$'2025-2026 Tracker'.$C$2:.$C$5000];&quot;Office supplies &amp; equipment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Y3];[$'2025-2026 Tracker'.$A$2:.$A$5000];&quot;&lt;=&quot;&amp;EOMONTH([.Y3];0);[$'2025-2026 Tracker'.$B$2:.$B$5000];&quot;Expense&quot;;[$'2025-2026 Tracker'.$C$2:.$C$5000];&quot;Office supplies &amp; equipment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Z3];[$'2025-2026 Tracker'.$A$2:.$A$5000];&quot;&lt;=&quot;&amp;EOMONTH([.Z3];0);[$'2025-2026 Tracker'.$B$2:.$B$5000];&quot;Expense&quot;;[$'2025-2026 Tracker'.$C$2:.$C$5000];&quot;Office supplies &amp; equipment&quot;)" office:value-type="float" office:value="0" calcext:value-type="float">
            <text:p>0</text:p>
          </table:table-cell>
          <table:table-cell table:style-name="ce15" table:formula="of:=SUM([.C26:.Z26])" office:value-type="float" office:value="0" calcext:value-type="float">
            <text:p>€0.00</text:p>
          </table:table-cell>
          <table:table-cell table:number-columns-repeated="997"/>
        </table:table-row>
        <table:table-row table:style-name="ro2">
          <table:table-cell table:style-name="ce9" office:value-type="string" calcext:value-type="string">
            <text:p><text:s text:c="8"/>Other operational costs</text:p>
          </table:table-cell>
          <table:table-cell table:style-name="ce3"/>
          <table:table-cell table:style-name="ce15" table:formula="of:=SUMIFS([$'2025-2026 Tracker'.$K$2:.$K$5000];[$'2025-2026 Tracker'.$A$2:.$A$5000];&quot;&gt;=&quot;&amp;[.C3];[$'2025-2026 Tracker'.$A$2:.$A$5000];&quot;&lt;=&quot;&amp;EOMONTH([.C3];0);[$'2025-2026 Tracker'.$B$2:.$B$5000];&quot;Expense&quot;;[$'2025-2026 Tracker'.$C$2:.$C$5000];&quot;Other operational costs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D3];[$'2025-2026 Tracker'.$A$2:.$A$5000];&quot;&lt;=&quot;&amp;EOMONTH([.D3];0);[$'2025-2026 Tracker'.$B$2:.$B$5000];&quot;Expense&quot;;[$'2025-2026 Tracker'.$C$2:.$C$5000];&quot;Other operational costs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E3];[$'2025-2026 Tracker'.$A$2:.$A$5000];&quot;&lt;=&quot;&amp;EOMONTH([.E3];0);[$'2025-2026 Tracker'.$B$2:.$B$5000];&quot;Expense&quot;;[$'2025-2026 Tracker'.$C$2:.$C$5000];&quot;Other operational costs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F3];[$'2025-2026 Tracker'.$A$2:.$A$5000];&quot;&lt;=&quot;&amp;EOMONTH([.F3];0);[$'2025-2026 Tracker'.$B$2:.$B$5000];&quot;Expense&quot;;[$'2025-2026 Tracker'.$C$2:.$C$5000];&quot;Other operational costs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G3];[$'2025-2026 Tracker'.$A$2:.$A$5000];&quot;&lt;=&quot;&amp;EOMONTH([.G3];0);[$'2025-2026 Tracker'.$B$2:.$B$5000];&quot;Expense&quot;;[$'2025-2026 Tracker'.$C$2:.$C$5000];&quot;Other operational costs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H3];[$'2025-2026 Tracker'.$A$2:.$A$5000];&quot;&lt;=&quot;&amp;EOMONTH([.H3];0);[$'2025-2026 Tracker'.$B$2:.$B$5000];&quot;Expense&quot;;[$'2025-2026 Tracker'.$C$2:.$C$5000];&quot;Other operational costs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I3];[$'2025-2026 Tracker'.$A$2:.$A$5000];&quot;&lt;=&quot;&amp;EOMONTH([.I3];0);[$'2025-2026 Tracker'.$B$2:.$B$5000];&quot;Expense&quot;;[$'2025-2026 Tracker'.$C$2:.$C$5000];&quot;Other operational costs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J3];[$'2025-2026 Tracker'.$A$2:.$A$5000];&quot;&lt;=&quot;&amp;EOMONTH([.J3];0);[$'2025-2026 Tracker'.$B$2:.$B$5000];&quot;Expense&quot;;[$'2025-2026 Tracker'.$C$2:.$C$5000];&quot;Other operational costs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K3];[$'2025-2026 Tracker'.$A$2:.$A$5000];&quot;&lt;=&quot;&amp;EOMONTH([.K3];0);[$'2025-2026 Tracker'.$B$2:.$B$5000];&quot;Expense&quot;;[$'2025-2026 Tracker'.$C$2:.$C$5000];&quot;Other operational costs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L3];[$'2025-2026 Tracker'.$A$2:.$A$5000];&quot;&lt;=&quot;&amp;EOMONTH([.L3];0);[$'2025-2026 Tracker'.$B$2:.$B$5000];&quot;Expense&quot;;[$'2025-2026 Tracker'.$C$2:.$C$5000];&quot;Other operational costs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M3];[$'2025-2026 Tracker'.$A$2:.$A$5000];&quot;&lt;=&quot;&amp;EOMONTH([.M3];0);[$'2025-2026 Tracker'.$B$2:.$B$5000];&quot;Expense&quot;;[$'2025-2026 Tracker'.$C$2:.$C$5000];&quot;Other operational costs&quot;)" office:value-type="float" office:value="0" calcext:value-type="float">
            <text:p>€0.00</text:p>
          </table:table-cell>
          <table:table-cell table:style-name="ce15" table:formula="of:=SUMIFS([$'2025-2026 Tracker'.$K$2:.$K$5000];[$'2025-2026 Tracker'.$A$2:.$A$5000];&quot;&gt;=&quot;&amp;[.N3];[$'2025-2026 Tracker'.$A$2:.$A$5000];&quot;&lt;=&quot;&amp;EOMONTH([.N3];0);[$'2025-2026 Tracker'.$B$2:.$B$5000];&quot;Expense&quot;;[$'2025-2026 Tracker'.$C$2:.$C$5000];&quot;Other operational costs&quot;)" office:value-type="float" office:value="0" calcext:value-type="float">
            <text:p>€0.00</text:p>
          </table:table-cell>
          <table:table-cell table:style-name="ce3" table:formula="of:=SUMIFS([$'2025-2026 Tracker'.$K$2:.$K$5000];[$'2025-2026 Tracker'.$A$2:.$A$5000];&quot;&gt;=&quot;&amp;[.O3];[$'2025-2026 Tracker'.$A$2:.$A$5000];&quot;&lt;=&quot;&amp;EOMONTH([.O3];0);[$'2025-2026 Tracker'.$B$2:.$B$5000];&quot;Expense&quot;;[$'2025-2026 Tracker'.$C$2:.$C$5000];&quot;Other operational costs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P3];[$'2025-2026 Tracker'.$A$2:.$A$5000];&quot;&lt;=&quot;&amp;EOMONTH([.P3];0);[$'2025-2026 Tracker'.$B$2:.$B$5000];&quot;Expense&quot;;[$'2025-2026 Tracker'.$C$2:.$C$5000];&quot;Other operational costs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Q3];[$'2025-2026 Tracker'.$A$2:.$A$5000];&quot;&lt;=&quot;&amp;EOMONTH([.Q3];0);[$'2025-2026 Tracker'.$B$2:.$B$5000];&quot;Expense&quot;;[$'2025-2026 Tracker'.$C$2:.$C$5000];&quot;Other operational costs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R3];[$'2025-2026 Tracker'.$A$2:.$A$5000];&quot;&lt;=&quot;&amp;EOMONTH([.R3];0);[$'2025-2026 Tracker'.$B$2:.$B$5000];&quot;Expense&quot;;[$'2025-2026 Tracker'.$C$2:.$C$5000];&quot;Other operational costs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S3];[$'2025-2026 Tracker'.$A$2:.$A$5000];&quot;&lt;=&quot;&amp;EOMONTH([.S3];0);[$'2025-2026 Tracker'.$B$2:.$B$5000];&quot;Expense&quot;;[$'2025-2026 Tracker'.$C$2:.$C$5000];&quot;Other operational costs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T3];[$'2025-2026 Tracker'.$A$2:.$A$5000];&quot;&lt;=&quot;&amp;EOMONTH([.T3];0);[$'2025-2026 Tracker'.$B$2:.$B$5000];&quot;Expense&quot;;[$'2025-2026 Tracker'.$C$2:.$C$5000];&quot;Other operational costs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U3];[$'2025-2026 Tracker'.$A$2:.$A$5000];&quot;&lt;=&quot;&amp;EOMONTH([.U3];0);[$'2025-2026 Tracker'.$B$2:.$B$5000];&quot;Expense&quot;;[$'2025-2026 Tracker'.$C$2:.$C$5000];&quot;Other operational costs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V3];[$'2025-2026 Tracker'.$A$2:.$A$5000];&quot;&lt;=&quot;&amp;EOMONTH([.V3];0);[$'2025-2026 Tracker'.$B$2:.$B$5000];&quot;Expense&quot;;[$'2025-2026 Tracker'.$C$2:.$C$5000];&quot;Other operational costs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W3];[$'2025-2026 Tracker'.$A$2:.$A$5000];&quot;&lt;=&quot;&amp;EOMONTH([.W3];0);[$'2025-2026 Tracker'.$B$2:.$B$5000];&quot;Expense&quot;;[$'2025-2026 Tracker'.$C$2:.$C$5000];&quot;Other operational costs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X3];[$'2025-2026 Tracker'.$A$2:.$A$5000];&quot;&lt;=&quot;&amp;EOMONTH([.X3];0);[$'2025-2026 Tracker'.$B$2:.$B$5000];&quot;Expense&quot;;[$'2025-2026 Tracker'.$C$2:.$C$5000];&quot;Other operational costs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Y3];[$'2025-2026 Tracker'.$A$2:.$A$5000];&quot;&lt;=&quot;&amp;EOMONTH([.Y3];0);[$'2025-2026 Tracker'.$B$2:.$B$5000];&quot;Expense&quot;;[$'2025-2026 Tracker'.$C$2:.$C$5000];&quot;Other operational costs&quot;)" office:value-type="float" office:value="0" calcext:value-type="float">
            <text:p>0</text:p>
          </table:table-cell>
          <table:table-cell table:style-name="ce3" table:formula="of:=SUMIFS([$'2025-2026 Tracker'.$K$2:.$K$5000];[$'2025-2026 Tracker'.$A$2:.$A$5000];&quot;&gt;=&quot;&amp;[.Z3];[$'2025-2026 Tracker'.$A$2:.$A$5000];&quot;&lt;=&quot;&amp;EOMONTH([.Z3];0);[$'2025-2026 Tracker'.$B$2:.$B$5000];&quot;Expense&quot;;[$'2025-2026 Tracker'.$C$2:.$C$5000];&quot;Other operational costs&quot;)" office:value-type="float" office:value="0" calcext:value-type="float">
            <text:p>0</text:p>
          </table:table-cell>
          <table:table-cell table:style-name="ce15" table:formula="of:=SUM([.C27:.Z27])" office:value-type="float" office:value="0" calcext:value-type="float">
            <text:p>€0.00</text:p>
          </table:table-cell>
          <table:table-cell table:number-columns-repeated="997"/>
        </table:table-row>
        <table:table-row table:style-name="ro2">
          <table:table-cell table:style-name="ce3" table:number-columns-repeated="14"/>
          <table:table-cell table:number-columns-repeated="12"/>
          <table:table-cell table:style-name="ce3"/>
          <table:table-cell table:number-columns-repeated="997"/>
        </table:table-row>
        <table:table-row table:style-name="ro2">
          <table:table-cell table:style-name="ce8" office:value-type="string" calcext:value-type="string">
            <text:p>Net Cash Flow</text:p>
          </table:table-cell>
          <table:table-cell table:style-name="ce11"/>
          <table:table-cell table:style-name="ce14" table:formula="of:=[.C4]-[.C11]" office:value-type="float" office:value="-13.92" calcext:value-type="float">
            <text:p>-€13.92</text:p>
          </table:table-cell>
          <table:table-cell table:style-name="ce14" table:formula="of:=[.D4]-[.D11]" office:value-type="float" office:value="-59.6" calcext:value-type="float">
            <text:p>-€59.60</text:p>
          </table:table-cell>
          <table:table-cell table:style-name="ce14" table:formula="of:=[.E4]-[.E11]" office:value-type="float" office:value="-13.92" calcext:value-type="float">
            <text:p>-€13.92</text:p>
          </table:table-cell>
          <table:table-cell table:style-name="ce14" table:formula="of:=[.F4]-[.F11]" office:value-type="float" office:value="-13.92" calcext:value-type="float">
            <text:p>-€13.92</text:p>
          </table:table-cell>
          <table:table-cell table:style-name="ce14" table:formula="of:=[.G4]-[.G11]" office:value-type="float" office:value="-13.92" calcext:value-type="float">
            <text:p>-€13.92</text:p>
          </table:table-cell>
          <table:table-cell table:style-name="ce14" table:formula="of:=[.H4]-[.H11]" office:value-type="float" office:value="-13.92" calcext:value-type="float">
            <text:p>-€13.92</text:p>
          </table:table-cell>
          <table:table-cell table:style-name="ce14" table:formula="of:=[.I4]-[.I11]" office:value-type="float" office:value="-13.92" calcext:value-type="float">
            <text:p>-€13.92</text:p>
          </table:table-cell>
          <table:table-cell table:style-name="ce14" table:formula="of:=[.J4]-[.J11]" office:value-type="float" office:value="-13.92" calcext:value-type="float">
            <text:p>-€13.92</text:p>
          </table:table-cell>
          <table:table-cell table:style-name="ce14" table:formula="of:=[.K4]-[.K11]" office:value-type="float" office:value="-13.92" calcext:value-type="float">
            <text:p>-€13.92</text:p>
          </table:table-cell>
          <table:table-cell table:style-name="ce14" table:formula="of:=[.L4]-[.L11]" office:value-type="float" office:value="-13.92" calcext:value-type="float">
            <text:p>-€13.92</text:p>
          </table:table-cell>
          <table:table-cell table:style-name="ce14" table:formula="of:=[.M4]-[.M11]" office:value-type="float" office:value="-13.92" calcext:value-type="float">
            <text:p>-€13.92</text:p>
          </table:table-cell>
          <table:table-cell table:style-name="ce14" table:formula="of:=[.N4]-[.N11]" office:value-type="float" office:value="-13.92" calcext:value-type="float">
            <text:p>-€13.92</text:p>
          </table:table-cell>
          <table:table-cell table:number-columns-repeated="12"/>
          <table:table-cell table:style-name="ce14" table:formula="of:=SUM([.C29:.Z29])" office:value-type="float" office:value="-212.72" calcext:value-type="float">
            <text:p>-€212.72</text:p>
          </table:table-cell>
          <table:table-cell table:number-columns-repeated="997"/>
        </table:table-row>
        <table:table-row table:style-name="ro2">
          <table:table-cell table:style-name="ce3" table:number-columns-repeated="14"/>
          <table:table-cell table:number-columns-repeated="12"/>
          <table:table-cell table:style-name="ce3"/>
          <table:table-cell table:number-columns-repeated="997"/>
        </table:table-row>
        <table:table-row table:style-name="ro2">
          <table:table-cell table:style-name="ce8" office:value-type="string" calcext:value-type="string">
            <text:p>Starting Balance</text:p>
          </table:table-cell>
          <table:table-cell table:style-name="ce11"/>
          <table:table-cell table:style-name="ce14"/>
          <table:table-cell table:style-name="ce14" table:formula="of:=[.C33]" office:value-type="float" office:value="-13.92" calcext:value-type="float">
            <text:p>-€13.92</text:p>
          </table:table-cell>
          <table:table-cell table:style-name="ce14" table:formula="of:=[.D33]" office:value-type="float" office:value="-73.52" calcext:value-type="float">
            <text:p>-€73.52</text:p>
          </table:table-cell>
          <table:table-cell table:style-name="ce14" table:formula="of:=[.E33]" office:value-type="float" office:value="-87.44" calcext:value-type="float">
            <text:p>-€87.44</text:p>
          </table:table-cell>
          <table:table-cell table:style-name="ce14" table:formula="of:=[.F33]" office:value-type="float" office:value="-101.36" calcext:value-type="float">
            <text:p>-€101.36</text:p>
          </table:table-cell>
          <table:table-cell table:style-name="ce14" table:formula="of:=[.G33]" office:value-type="float" office:value="-115.28" calcext:value-type="float">
            <text:p>-€115.28</text:p>
          </table:table-cell>
          <table:table-cell table:style-name="ce14" table:formula="of:=[.H33]" office:value-type="float" office:value="-129.2" calcext:value-type="float">
            <text:p>-€129.20</text:p>
          </table:table-cell>
          <table:table-cell table:style-name="ce14" table:formula="of:=[.I33]" office:value-type="float" office:value="-143.12" calcext:value-type="float">
            <text:p>-€143.12</text:p>
          </table:table-cell>
          <table:table-cell table:style-name="ce14" table:formula="of:=[.J33]" office:value-type="float" office:value="-157.04" calcext:value-type="float">
            <text:p>-€157.04</text:p>
          </table:table-cell>
          <table:table-cell table:style-name="ce14" table:formula="of:=[.K33]" office:value-type="float" office:value="-170.96" calcext:value-type="float">
            <text:p>-€170.96</text:p>
          </table:table-cell>
          <table:table-cell table:style-name="ce14" table:formula="of:=[.L33]" office:value-type="float" office:value="-184.88" calcext:value-type="float">
            <text:p>-€184.88</text:p>
          </table:table-cell>
          <table:table-cell table:style-name="ce14" table:formula="of:=[.M33]" office:value-type="float" office:value="-198.8" calcext:value-type="float">
            <text:p>-€198.80</text:p>
          </table:table-cell>
          <table:table-cell table:number-columns-repeated="12"/>
          <table:table-cell table:style-name="ce14" table:formula="of:=SUM([.C31:.Z31])" office:value-type="float" office:value="-1375.52" calcext:value-type="float">
            <text:p>-€1,375.52</text:p>
          </table:table-cell>
          <table:table-cell table:number-columns-repeated="997"/>
        </table:table-row>
        <table:table-row table:style-name="ro2">
          <table:table-cell table:style-name="ce9" office:value-type="string" calcext:value-type="string">
            <text:p>Net Cash Flow</text:p>
          </table:table-cell>
          <table:table-cell table:style-name="ce3"/>
          <table:table-cell table:style-name="ce15" table:formula="of:=[.C29]" office:value-type="float" office:value="-13.92" calcext:value-type="float">
            <text:p>-€13.92</text:p>
          </table:table-cell>
          <table:table-cell table:style-name="ce15" table:formula="of:=[.D29]" office:value-type="float" office:value="-59.6" calcext:value-type="float">
            <text:p>-€59.60</text:p>
          </table:table-cell>
          <table:table-cell table:style-name="ce15" table:formula="of:=[.E29]" office:value-type="float" office:value="-13.92" calcext:value-type="float">
            <text:p>-€13.92</text:p>
          </table:table-cell>
          <table:table-cell table:style-name="ce15" table:formula="of:=[.F29]" office:value-type="float" office:value="-13.92" calcext:value-type="float">
            <text:p>-€13.92</text:p>
          </table:table-cell>
          <table:table-cell table:style-name="ce15" table:formula="of:=[.G29]" office:value-type="float" office:value="-13.92" calcext:value-type="float">
            <text:p>-€13.92</text:p>
          </table:table-cell>
          <table:table-cell table:style-name="ce15" table:formula="of:=[.H29]" office:value-type="float" office:value="-13.92" calcext:value-type="float">
            <text:p>-€13.92</text:p>
          </table:table-cell>
          <table:table-cell table:style-name="ce15" table:formula="of:=[.I29]" office:value-type="float" office:value="-13.92" calcext:value-type="float">
            <text:p>-€13.92</text:p>
          </table:table-cell>
          <table:table-cell table:style-name="ce15" table:formula="of:=[.J29]" office:value-type="float" office:value="-13.92" calcext:value-type="float">
            <text:p>-€13.92</text:p>
          </table:table-cell>
          <table:table-cell table:style-name="ce15" table:formula="of:=[.K29]" office:value-type="float" office:value="-13.92" calcext:value-type="float">
            <text:p>-€13.92</text:p>
          </table:table-cell>
          <table:table-cell table:style-name="ce15" table:formula="of:=[.L29]" office:value-type="float" office:value="-13.92" calcext:value-type="float">
            <text:p>-€13.92</text:p>
          </table:table-cell>
          <table:table-cell table:style-name="ce15" table:formula="of:=[.M29]" office:value-type="float" office:value="-13.92" calcext:value-type="float">
            <text:p>-€13.92</text:p>
          </table:table-cell>
          <table:table-cell table:style-name="ce15" table:formula="of:=[.N29]" office:value-type="float" office:value="-13.92" calcext:value-type="float">
            <text:p>-€13.92</text:p>
          </table:table-cell>
          <table:table-cell table:number-columns-repeated="12"/>
          <table:table-cell table:style-name="ce15" table:formula="of:=SUM([.C32:.Z32])" office:value-type="float" office:value="-212.72" calcext:value-type="float">
            <text:p>-€212.72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Ending Cash Balance</text:p>
          </table:table-cell>
          <table:table-cell table:style-name="ce11"/>
          <table:table-cell table:style-name="ce14" table:formula="of:=[.C31]+[.C32]" office:value-type="float" office:value="-13.92" calcext:value-type="float">
            <text:p>-€13.92</text:p>
          </table:table-cell>
          <table:table-cell table:style-name="ce14" table:formula="of:=[.D31]+[.D32]" office:value-type="float" office:value="-73.52" calcext:value-type="float">
            <text:p>-€73.52</text:p>
          </table:table-cell>
          <table:table-cell table:style-name="ce14" table:formula="of:=[.E31]+[.E32]" office:value-type="float" office:value="-87.44" calcext:value-type="float">
            <text:p>-€87.44</text:p>
          </table:table-cell>
          <table:table-cell table:style-name="ce14" table:formula="of:=[.F31]+[.F32]" office:value-type="float" office:value="-101.36" calcext:value-type="float">
            <text:p>-€101.36</text:p>
          </table:table-cell>
          <table:table-cell table:style-name="ce14" table:formula="of:=[.G31]+[.G32]" office:value-type="float" office:value="-115.28" calcext:value-type="float">
            <text:p>-€115.28</text:p>
          </table:table-cell>
          <table:table-cell table:style-name="ce14" table:formula="of:=[.H31]+[.H32]" office:value-type="float" office:value="-129.2" calcext:value-type="float">
            <text:p>-€129.20</text:p>
          </table:table-cell>
          <table:table-cell table:style-name="ce14" table:formula="of:=[.I31]+[.I32]" office:value-type="float" office:value="-143.12" calcext:value-type="float">
            <text:p>-€143.12</text:p>
          </table:table-cell>
          <table:table-cell table:style-name="ce14" table:formula="of:=[.J31]+[.J32]" office:value-type="float" office:value="-157.04" calcext:value-type="float">
            <text:p>-€157.04</text:p>
          </table:table-cell>
          <table:table-cell table:style-name="ce14" table:formula="of:=[.K31]+[.K32]" office:value-type="float" office:value="-170.96" calcext:value-type="float">
            <text:p>-€170.96</text:p>
          </table:table-cell>
          <table:table-cell table:style-name="ce14" table:formula="of:=[.L31]+[.L32]" office:value-type="float" office:value="-184.88" calcext:value-type="float">
            <text:p>-€184.88</text:p>
          </table:table-cell>
          <table:table-cell table:style-name="ce14" table:formula="of:=[.M31]+[.M32]" office:value-type="float" office:value="-198.8" calcext:value-type="float">
            <text:p>-€198.80</text:p>
          </table:table-cell>
          <table:table-cell table:style-name="ce14" table:formula="of:=[.N31]+[.N32]" office:value-type="float" office:value="-212.72" calcext:value-type="float">
            <text:p>-€212.72</text:p>
          </table:table-cell>
          <table:table-cell table:number-columns-repeated="12"/>
          <table:table-cell table:style-name="ce14" table:formula="of:=SUM([.C33:.Z33])" office:value-type="float" office:value="-1588.24" calcext:value-type="float">
            <text:p>-€1,588.24</text:p>
          </table:table-cell>
          <table:table-cell table:number-columns-repeated="997"/>
        </table:table-row>
        <table:table-row table:style-name="ro2" table:number-rows-repeated="967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023-2024 Tracker" table:style-name="ta3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6" table:number-columns-repeated="3" table:default-cell-style-name="Default"/>
        <table:table-column table:style-name="co1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number-columns-repeated="7" table:default-cell-style-name="Default"/>
        <table:table-column table:style-name="co9" table:number-columns-repeated="998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Subcategory</text:p>
          </table:table-cell>
          <table:table-cell table:style-name="ce1" office:value-type="string" calcext:value-type="string">
            <text:p>Project</text:p>
          </table:table-cell>
          <table:table-cell table:style-name="ce1" office:value-type="string" calcext:value-type="string">
            <text:p>Counterparty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Amount (orig)</text:p>
          </table:table-cell>
          <table:table-cell table:style-name="ce1" office:value-type="string" calcext:value-type="string">
            <text:p>Currency</text:p>
          </table:table-cell>
          <table:table-cell table:style-name="ce1" office:value-type="string" calcext:value-type="string">
            <text:p>FX rate (to EUR)</text:p>
          </table:table-cell>
          <table:table-cell table:style-name="ce1" office:value-type="string" calcext:value-type="string">
            <text:p>Amount (EUR)</text:p>
          </table:table-cell>
          <table:table-cell table:style-name="ce1" office:value-type="string" calcext:value-type="string">
            <text:p>Payment method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Paid by</text:p>
          </table:table-cell>
          <table:table-cell table:style-name="ce1" office:value-type="string" calcext:value-type="string">
            <text:p>Reimbursement status</text:p>
          </table:table-cell>
          <table:table-cell table:style-name="ce1" office:value-type="string" calcext:value-type="string">
            <text:p>Receipt / doc ref</text:p>
          </table:table-cell>
          <table:table-cell table:style-name="ce1" office:value-type="string" calcext:value-type="string">
            <text:p>Invoice #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Estimated?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23-08-26" calcext:value-type="date">
            <text:p>26/08/2023</text:p>
          </table:table-cell>
          <table:table-cell table:style-name="ce3" office:value-type="string" calcext:value-type="string">
            <text:p>Expense</text:p>
          </table:table-cell>
          <table:table-cell table:style-name="ce3" office:value-type="string" calcext:value-type="string">
            <text:p>Fixed costs</text:p>
          </table:table-cell>
          <table:table-cell table:style-name="ce3" office:value-type="string" calcext:value-type="string">
            <text:p>Obsidian Publish</text:p>
          </table:table-cell>
          <table:table-cell table:style-name="ce3" office:value-type="string" calcext:value-type="string">
            <text:p>ReFi BCN Website maintenance</text:p>
          </table:table-cell>
          <table:table-cell table:style-name="ce3" office:value-type="string" calcext:value-type="string">
            <text:p>Obsidian</text:p>
          </table:table-cell>
          <table:table-cell table:style-name="ce3" office:value-type="string" calcext:value-type="string">
            <text:p>Obsidian Publish subscription (monthly)</text:p>
          </table:table-cell>
          <table:table-cell table:style-name="ce4" office:value-type="float" office:value="10" calcext:value-type="float">
            <text:p>10.00</text:p>
          </table:table-cell>
          <table:table-cell table:style-name="ce3" table:content-validation-name="val3" office:value-type="string" calcext:value-type="string">
            <text:p>USD</text:p>
          </table:table-cell>
          <table:table-cell table:style-name="ce4" table:formula="of:=IFERROR(__xludf.dummyfunction(&quot;IFERROR(INDEX(GOOGLEFINANCE(&quot;&quot;CURRENCY:USDEUR&quot;&quot;,A2),2,2),&quot;&quot;&quot;&quot;)&quot;);&quot;&quot;)">
            <text:p/>
          </table:table-cell>
          <table:table-cell table:style-name="ce6" table:formula="of:=IFERROR([.H2]*[.J2];&quot;&quot;)">
            <text:p/>
          </table:table-cell>
          <table:table-cell table:style-name="ce3" office:value-type="string" calcext:value-type="string">
            <text:p>Card</text:p>
          </table:table-cell>
          <table:table-cell table:style-name="ce3" office:value-type="string" calcext:value-type="string">
            <text:p>Cleared</text:p>
          </table:table-cell>
          <table:table-cell table:style-name="ce3" office:value-type="string" calcext:value-type="string">
            <text:p>Luiz personal</text:p>
          </table:table-cell>
          <table:table-cell table:style-name="ce3" office:value-type="string" calcext:value-type="string">
            <text:p>To be reimbursed</text:p>
          </table:table-cell>
          <table:table-cell table:number-columns-repeated="2"/>
          <table:table-cell table:style-name="ce3" office:value-type="string" calcext:value-type="string">
            <text:p>Amount paid: 10 USD (convert to EUR when known). Ongoing, not settled (reimbursement pending).</text:p>
          </table:table-cell>
          <table:table-cell table:style-name="ce3" table:content-validation-name="val4"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23-09-26" calcext:value-type="date">
            <text:p>26/09/2023</text:p>
          </table:table-cell>
          <table:table-cell table:style-name="ce3" office:value-type="string" calcext:value-type="string">
            <text:p>Expense</text:p>
          </table:table-cell>
          <table:table-cell table:style-name="ce3" office:value-type="string" calcext:value-type="string">
            <text:p>Fixed costs</text:p>
          </table:table-cell>
          <table:table-cell table:style-name="ce3" office:value-type="string" calcext:value-type="string">
            <text:p>Obsidian Publish</text:p>
          </table:table-cell>
          <table:table-cell table:style-name="ce3" office:value-type="string" calcext:value-type="string">
            <text:p>ReFi BCN Website maintenance</text:p>
          </table:table-cell>
          <table:table-cell table:style-name="ce3" office:value-type="string" calcext:value-type="string">
            <text:p>Obsidian</text:p>
          </table:table-cell>
          <table:table-cell table:style-name="ce3" office:value-type="string" calcext:value-type="string">
            <text:p>Obsidian Publish subscription (monthly)</text:p>
          </table:table-cell>
          <table:table-cell table:style-name="ce4" office:value-type="float" office:value="10" calcext:value-type="float">
            <text:p>10.00</text:p>
          </table:table-cell>
          <table:table-cell table:style-name="ce3" table:content-validation-name="val3" office:value-type="string" calcext:value-type="string">
            <text:p>USD</text:p>
          </table:table-cell>
          <table:table-cell table:style-name="ce4" table:formula="of:=IFERROR(__xludf.dummyfunction(&quot;IFERROR(INDEX(GOOGLEFINANCE(&quot;&quot;CURRENCY:USDEUR&quot;&quot;,A3),2,2),&quot;&quot;&quot;&quot;)&quot;);&quot;&quot;)">
            <text:p/>
          </table:table-cell>
          <table:table-cell table:style-name="ce6" table:formula="of:=IFERROR([.H3]*[.J3];&quot;&quot;)">
            <text:p/>
          </table:table-cell>
          <table:table-cell table:style-name="ce3" office:value-type="string" calcext:value-type="string">
            <text:p>Card</text:p>
          </table:table-cell>
          <table:table-cell table:style-name="ce3" office:value-type="string" calcext:value-type="string">
            <text:p>Cleared</text:p>
          </table:table-cell>
          <table:table-cell table:style-name="ce3" office:value-type="string" calcext:value-type="string">
            <text:p>Luiz personal</text:p>
          </table:table-cell>
          <table:table-cell table:style-name="ce3" office:value-type="string" calcext:value-type="string">
            <text:p>To be reimbursed</text:p>
          </table:table-cell>
          <table:table-cell table:number-columns-repeated="2"/>
          <table:table-cell table:style-name="ce3" office:value-type="string" calcext:value-type="string">
            <text:p>Amount paid: 10 USD (convert to EUR when known). Ongoing, not settled (reimbursement pending).</text:p>
          </table:table-cell>
          <table:table-cell table:style-name="ce3" table:content-validation-name="val4"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23-10-26" calcext:value-type="date">
            <text:p>26/10/2023</text:p>
          </table:table-cell>
          <table:table-cell table:style-name="ce3" office:value-type="string" calcext:value-type="string">
            <text:p>Expense</text:p>
          </table:table-cell>
          <table:table-cell table:style-name="ce3" office:value-type="string" calcext:value-type="string">
            <text:p>Fixed costs</text:p>
          </table:table-cell>
          <table:table-cell table:style-name="ce3" office:value-type="string" calcext:value-type="string">
            <text:p>Obsidian Publish</text:p>
          </table:table-cell>
          <table:table-cell table:style-name="ce3" office:value-type="string" calcext:value-type="string">
            <text:p>ReFi BCN Website maintenance</text:p>
          </table:table-cell>
          <table:table-cell table:style-name="ce3" office:value-type="string" calcext:value-type="string">
            <text:p>Obsidian</text:p>
          </table:table-cell>
          <table:table-cell table:style-name="ce3" office:value-type="string" calcext:value-type="string">
            <text:p>Obsidian Publish subscription (monthly)</text:p>
          </table:table-cell>
          <table:table-cell table:style-name="ce4" office:value-type="float" office:value="10" calcext:value-type="float">
            <text:p>10.00</text:p>
          </table:table-cell>
          <table:table-cell table:style-name="ce3" table:content-validation-name="val3" office:value-type="string" calcext:value-type="string">
            <text:p>USD</text:p>
          </table:table-cell>
          <table:table-cell table:style-name="ce4" table:formula="of:=IFERROR(__xludf.dummyfunction(&quot;IFERROR(INDEX(GOOGLEFINANCE(&quot;&quot;CURRENCY:USDEUR&quot;&quot;,A4),2,2),&quot;&quot;&quot;&quot;)&quot;);&quot;&quot;)">
            <text:p/>
          </table:table-cell>
          <table:table-cell table:style-name="ce6" table:formula="of:=IFERROR([.H4]*[.J4];&quot;&quot;)">
            <text:p/>
          </table:table-cell>
          <table:table-cell table:style-name="ce3" office:value-type="string" calcext:value-type="string">
            <text:p>Card</text:p>
          </table:table-cell>
          <table:table-cell table:style-name="ce3" office:value-type="string" calcext:value-type="string">
            <text:p>Cleared</text:p>
          </table:table-cell>
          <table:table-cell table:style-name="ce3" office:value-type="string" calcext:value-type="string">
            <text:p>Luiz personal</text:p>
          </table:table-cell>
          <table:table-cell table:style-name="ce3" office:value-type="string" calcext:value-type="string">
            <text:p>To be reimbursed</text:p>
          </table:table-cell>
          <table:table-cell table:number-columns-repeated="2"/>
          <table:table-cell table:style-name="ce3" office:value-type="string" calcext:value-type="string">
            <text:p>Amount paid: 10 USD (convert to EUR when known). Ongoing, not settled (reimbursement pending).</text:p>
          </table:table-cell>
          <table:table-cell table:style-name="ce3" table:content-validation-name="val4"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23-11-26" calcext:value-type="date">
            <text:p>26/11/2023</text:p>
          </table:table-cell>
          <table:table-cell table:style-name="ce3" office:value-type="string" calcext:value-type="string">
            <text:p>Expense</text:p>
          </table:table-cell>
          <table:table-cell table:style-name="ce3" office:value-type="string" calcext:value-type="string">
            <text:p>Fixed costs</text:p>
          </table:table-cell>
          <table:table-cell table:style-name="ce3" office:value-type="string" calcext:value-type="string">
            <text:p>Obsidian Publish</text:p>
          </table:table-cell>
          <table:table-cell table:style-name="ce3" office:value-type="string" calcext:value-type="string">
            <text:p>ReFi BCN Website maintenance</text:p>
          </table:table-cell>
          <table:table-cell table:style-name="ce3" office:value-type="string" calcext:value-type="string">
            <text:p>Obsidian</text:p>
          </table:table-cell>
          <table:table-cell table:style-name="ce3" office:value-type="string" calcext:value-type="string">
            <text:p>Obsidian Publish subscription (monthly)</text:p>
          </table:table-cell>
          <table:table-cell table:style-name="ce4" office:value-type="float" office:value="10" calcext:value-type="float">
            <text:p>10.00</text:p>
          </table:table-cell>
          <table:table-cell table:style-name="ce3" table:content-validation-name="val3" office:value-type="string" calcext:value-type="string">
            <text:p>USD</text:p>
          </table:table-cell>
          <table:table-cell table:style-name="ce4" table:formula="of:=IFERROR(__xludf.dummyfunction(&quot;IFERROR(INDEX(GOOGLEFINANCE(&quot;&quot;CURRENCY:USDEUR&quot;&quot;,A5),2,2),&quot;&quot;&quot;&quot;)&quot;);&quot;&quot;)">
            <text:p/>
          </table:table-cell>
          <table:table-cell table:style-name="ce6" table:formula="of:=IFERROR([.H5]*[.J5];&quot;&quot;)">
            <text:p/>
          </table:table-cell>
          <table:table-cell table:style-name="ce3" office:value-type="string" calcext:value-type="string">
            <text:p>Card</text:p>
          </table:table-cell>
          <table:table-cell table:style-name="ce3" office:value-type="string" calcext:value-type="string">
            <text:p>Cleared</text:p>
          </table:table-cell>
          <table:table-cell table:style-name="ce3" office:value-type="string" calcext:value-type="string">
            <text:p>Luiz personal</text:p>
          </table:table-cell>
          <table:table-cell table:style-name="ce3" office:value-type="string" calcext:value-type="string">
            <text:p>To be reimbursed</text:p>
          </table:table-cell>
          <table:table-cell table:number-columns-repeated="2"/>
          <table:table-cell table:style-name="ce3" office:value-type="string" calcext:value-type="string">
            <text:p>Amount paid: 10 USD (convert to EUR when known). Ongoing, not settled (reimbursement pending).</text:p>
          </table:table-cell>
          <table:table-cell table:style-name="ce3" table:content-validation-name="val4"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23-12-26" calcext:value-type="date">
            <text:p>26/12/2023</text:p>
          </table:table-cell>
          <table:table-cell table:style-name="ce3" office:value-type="string" calcext:value-type="string">
            <text:p>Expense</text:p>
          </table:table-cell>
          <table:table-cell table:style-name="ce3" office:value-type="string" calcext:value-type="string">
            <text:p>Fixed costs</text:p>
          </table:table-cell>
          <table:table-cell table:style-name="ce3" office:value-type="string" calcext:value-type="string">
            <text:p>Obsidian Publish</text:p>
          </table:table-cell>
          <table:table-cell table:style-name="ce3" office:value-type="string" calcext:value-type="string">
            <text:p>ReFi BCN Website maintenance</text:p>
          </table:table-cell>
          <table:table-cell table:style-name="ce3" office:value-type="string" calcext:value-type="string">
            <text:p>Obsidian</text:p>
          </table:table-cell>
          <table:table-cell table:style-name="ce3" office:value-type="string" calcext:value-type="string">
            <text:p>Obsidian Publish subscription (monthly)</text:p>
          </table:table-cell>
          <table:table-cell table:style-name="ce4" office:value-type="float" office:value="10" calcext:value-type="float">
            <text:p>10.00</text:p>
          </table:table-cell>
          <table:table-cell table:style-name="ce3" table:content-validation-name="val3" office:value-type="string" calcext:value-type="string">
            <text:p>USD</text:p>
          </table:table-cell>
          <table:table-cell table:style-name="ce4" table:formula="of:=IFERROR(__xludf.dummyfunction(&quot;IFERROR(INDEX(GOOGLEFINANCE(&quot;&quot;CURRENCY:USDEUR&quot;&quot;,A6),2,2),&quot;&quot;&quot;&quot;)&quot;);&quot;&quot;)">
            <text:p/>
          </table:table-cell>
          <table:table-cell table:style-name="ce6" table:formula="of:=IFERROR([.H6]*[.J6];&quot;&quot;)">
            <text:p/>
          </table:table-cell>
          <table:table-cell table:style-name="ce3" office:value-type="string" calcext:value-type="string">
            <text:p>Card</text:p>
          </table:table-cell>
          <table:table-cell table:style-name="ce3" office:value-type="string" calcext:value-type="string">
            <text:p>Cleared</text:p>
          </table:table-cell>
          <table:table-cell table:style-name="ce3" office:value-type="string" calcext:value-type="string">
            <text:p>Luiz personal</text:p>
          </table:table-cell>
          <table:table-cell table:style-name="ce3" office:value-type="string" calcext:value-type="string">
            <text:p>To be reimbursed</text:p>
          </table:table-cell>
          <table:table-cell table:number-columns-repeated="2"/>
          <table:table-cell table:style-name="ce3" office:value-type="string" calcext:value-type="string">
            <text:p>Amount paid: 10 USD (convert to EUR when known). Ongoing, not settled (reimbursement pending).</text:p>
          </table:table-cell>
          <table:table-cell table:style-name="ce3" table:content-validation-name="val4"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24-01-26" calcext:value-type="date">
            <text:p>26/01/2024</text:p>
          </table:table-cell>
          <table:table-cell table:style-name="ce3" office:value-type="string" calcext:value-type="string">
            <text:p>Expense</text:p>
          </table:table-cell>
          <table:table-cell table:style-name="ce3" office:value-type="string" calcext:value-type="string">
            <text:p>Fixed costs</text:p>
          </table:table-cell>
          <table:table-cell table:style-name="ce3" office:value-type="string" calcext:value-type="string">
            <text:p>Obsidian Publish</text:p>
          </table:table-cell>
          <table:table-cell table:style-name="ce3" office:value-type="string" calcext:value-type="string">
            <text:p>ReFi BCN Website maintenance</text:p>
          </table:table-cell>
          <table:table-cell table:style-name="ce3" office:value-type="string" calcext:value-type="string">
            <text:p>Obsidian</text:p>
          </table:table-cell>
          <table:table-cell table:style-name="ce3" office:value-type="string" calcext:value-type="string">
            <text:p>Obsidian Publish subscription (monthly)</text:p>
          </table:table-cell>
          <table:table-cell table:style-name="ce4" office:value-type="float" office:value="10" calcext:value-type="float">
            <text:p>10.00</text:p>
          </table:table-cell>
          <table:table-cell table:style-name="ce3" table:content-validation-name="val3" office:value-type="string" calcext:value-type="string">
            <text:p>USD</text:p>
          </table:table-cell>
          <table:table-cell table:style-name="ce4" table:formula="of:=IFERROR(__xludf.dummyfunction(&quot;IFERROR(INDEX(GOOGLEFINANCE(&quot;&quot;CURRENCY:USDEUR&quot;&quot;,A7),2,2),&quot;&quot;&quot;&quot;)&quot;);&quot;&quot;)">
            <text:p/>
          </table:table-cell>
          <table:table-cell table:style-name="ce6" table:formula="of:=IFERROR([.H7]*[.J7];&quot;&quot;)">
            <text:p/>
          </table:table-cell>
          <table:table-cell table:style-name="ce3" office:value-type="string" calcext:value-type="string">
            <text:p>Card</text:p>
          </table:table-cell>
          <table:table-cell table:style-name="ce3" office:value-type="string" calcext:value-type="string">
            <text:p>Cleared</text:p>
          </table:table-cell>
          <table:table-cell table:style-name="ce3" office:value-type="string" calcext:value-type="string">
            <text:p>Luiz personal</text:p>
          </table:table-cell>
          <table:table-cell table:style-name="ce3" office:value-type="string" calcext:value-type="string">
            <text:p>To be reimbursed</text:p>
          </table:table-cell>
          <table:table-cell table:number-columns-repeated="2"/>
          <table:table-cell table:style-name="ce3" office:value-type="string" calcext:value-type="string">
            <text:p>Amount paid: 10 USD (convert to EUR when known). Ongoing, not settled (reimbursement pending).</text:p>
          </table:table-cell>
          <table:table-cell table:style-name="ce3" table:content-validation-name="val4"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24-02-26" calcext:value-type="date">
            <text:p>26/02/2024</text:p>
          </table:table-cell>
          <table:table-cell table:style-name="ce3" office:value-type="string" calcext:value-type="string">
            <text:p>Expense</text:p>
          </table:table-cell>
          <table:table-cell table:style-name="ce3" office:value-type="string" calcext:value-type="string">
            <text:p>Fixed costs</text:p>
          </table:table-cell>
          <table:table-cell table:style-name="ce3" office:value-type="string" calcext:value-type="string">
            <text:p>Obsidian Publish</text:p>
          </table:table-cell>
          <table:table-cell table:style-name="ce3" office:value-type="string" calcext:value-type="string">
            <text:p>ReFi BCN Website maintenance</text:p>
          </table:table-cell>
          <table:table-cell table:style-name="ce3" office:value-type="string" calcext:value-type="string">
            <text:p>Obsidian</text:p>
          </table:table-cell>
          <table:table-cell table:style-name="ce3" office:value-type="string" calcext:value-type="string">
            <text:p>Obsidian Publish subscription (monthly)</text:p>
          </table:table-cell>
          <table:table-cell table:style-name="ce4" office:value-type="float" office:value="10" calcext:value-type="float">
            <text:p>10.00</text:p>
          </table:table-cell>
          <table:table-cell table:style-name="ce3" table:content-validation-name="val3" office:value-type="string" calcext:value-type="string">
            <text:p>USD</text:p>
          </table:table-cell>
          <table:table-cell table:style-name="ce4" table:formula="of:=IFERROR(__xludf.dummyfunction(&quot;IFERROR(INDEX(GOOGLEFINANCE(&quot;&quot;CURRENCY:USDEUR&quot;&quot;,A8),2,2),&quot;&quot;&quot;&quot;)&quot;);&quot;&quot;)">
            <text:p/>
          </table:table-cell>
          <table:table-cell table:style-name="ce6" table:formula="of:=IFERROR([.H8]*[.J8];&quot;&quot;)">
            <text:p/>
          </table:table-cell>
          <table:table-cell table:style-name="ce3" office:value-type="string" calcext:value-type="string">
            <text:p>Card</text:p>
          </table:table-cell>
          <table:table-cell table:style-name="ce3" office:value-type="string" calcext:value-type="string">
            <text:p>Cleared</text:p>
          </table:table-cell>
          <table:table-cell table:style-name="ce3" office:value-type="string" calcext:value-type="string">
            <text:p>Luiz personal</text:p>
          </table:table-cell>
          <table:table-cell table:style-name="ce3" office:value-type="string" calcext:value-type="string">
            <text:p>To be reimbursed</text:p>
          </table:table-cell>
          <table:table-cell table:number-columns-repeated="2"/>
          <table:table-cell table:style-name="ce3" office:value-type="string" calcext:value-type="string">
            <text:p>Amount paid: 10 USD (convert to EUR when known). Ongoing, not settled (reimbursement pending).</text:p>
          </table:table-cell>
          <table:table-cell table:style-name="ce3" table:content-validation-name="val4"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24-03-26" calcext:value-type="date">
            <text:p>26/03/2024</text:p>
          </table:table-cell>
          <table:table-cell table:style-name="ce3" office:value-type="string" calcext:value-type="string">
            <text:p>Expense</text:p>
          </table:table-cell>
          <table:table-cell table:style-name="ce3" office:value-type="string" calcext:value-type="string">
            <text:p>Fixed costs</text:p>
          </table:table-cell>
          <table:table-cell table:style-name="ce3" office:value-type="string" calcext:value-type="string">
            <text:p>Obsidian Publish</text:p>
          </table:table-cell>
          <table:table-cell table:style-name="ce3" office:value-type="string" calcext:value-type="string">
            <text:p>ReFi BCN Website maintenance</text:p>
          </table:table-cell>
          <table:table-cell table:style-name="ce3" office:value-type="string" calcext:value-type="string">
            <text:p>Obsidian</text:p>
          </table:table-cell>
          <table:table-cell table:style-name="ce3" office:value-type="string" calcext:value-type="string">
            <text:p>Obsidian Publish subscription (monthly)</text:p>
          </table:table-cell>
          <table:table-cell table:style-name="ce4" office:value-type="float" office:value="10" calcext:value-type="float">
            <text:p>10.00</text:p>
          </table:table-cell>
          <table:table-cell table:style-name="ce3" table:content-validation-name="val3" office:value-type="string" calcext:value-type="string">
            <text:p>USD</text:p>
          </table:table-cell>
          <table:table-cell table:style-name="ce4" table:formula="of:=IFERROR(__xludf.dummyfunction(&quot;IFERROR(INDEX(GOOGLEFINANCE(&quot;&quot;CURRENCY:USDEUR&quot;&quot;,A9),2,2),&quot;&quot;&quot;&quot;)&quot;);&quot;&quot;)">
            <text:p/>
          </table:table-cell>
          <table:table-cell table:style-name="ce6" table:formula="of:=IFERROR([.H9]*[.J9];&quot;&quot;)">
            <text:p/>
          </table:table-cell>
          <table:table-cell table:style-name="ce3" office:value-type="string" calcext:value-type="string">
            <text:p>Card</text:p>
          </table:table-cell>
          <table:table-cell table:style-name="ce3" office:value-type="string" calcext:value-type="string">
            <text:p>Cleared</text:p>
          </table:table-cell>
          <table:table-cell table:style-name="ce3" office:value-type="string" calcext:value-type="string">
            <text:p>Luiz personal</text:p>
          </table:table-cell>
          <table:table-cell table:style-name="ce3" office:value-type="string" calcext:value-type="string">
            <text:p>To be reimbursed</text:p>
          </table:table-cell>
          <table:table-cell table:number-columns-repeated="2"/>
          <table:table-cell table:style-name="ce3" office:value-type="string" calcext:value-type="string">
            <text:p>Amount paid: 10 USD (convert to EUR when known). Ongoing, not settled (reimbursement pending).</text:p>
          </table:table-cell>
          <table:table-cell table:style-name="ce3" table:content-validation-name="val4"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24-04-26" calcext:value-type="date">
            <text:p>26/04/2024</text:p>
          </table:table-cell>
          <table:table-cell table:style-name="ce3" office:value-type="string" calcext:value-type="string">
            <text:p>Expense</text:p>
          </table:table-cell>
          <table:table-cell table:style-name="ce3" office:value-type="string" calcext:value-type="string">
            <text:p>Fixed costs</text:p>
          </table:table-cell>
          <table:table-cell table:style-name="ce3" office:value-type="string" calcext:value-type="string">
            <text:p>Obsidian Publish</text:p>
          </table:table-cell>
          <table:table-cell table:style-name="ce3" office:value-type="string" calcext:value-type="string">
            <text:p>ReFi BCN Website maintenance</text:p>
          </table:table-cell>
          <table:table-cell table:style-name="ce3" office:value-type="string" calcext:value-type="string">
            <text:p>Obsidian</text:p>
          </table:table-cell>
          <table:table-cell table:style-name="ce3" office:value-type="string" calcext:value-type="string">
            <text:p>Obsidian Publish subscription (monthly)</text:p>
          </table:table-cell>
          <table:table-cell table:style-name="ce4" office:value-type="float" office:value="10" calcext:value-type="float">
            <text:p>10.00</text:p>
          </table:table-cell>
          <table:table-cell table:style-name="ce3" table:content-validation-name="val3" office:value-type="string" calcext:value-type="string">
            <text:p>USD</text:p>
          </table:table-cell>
          <table:table-cell table:style-name="ce4" table:formula="of:=IFERROR(__xludf.dummyfunction(&quot;IFERROR(INDEX(GOOGLEFINANCE(&quot;&quot;CURRENCY:USDEUR&quot;&quot;,A10),2,2),&quot;&quot;&quot;&quot;)&quot;);&quot;&quot;)">
            <text:p/>
          </table:table-cell>
          <table:table-cell table:style-name="ce6" table:formula="of:=IFERROR([.H10]*[.J10];&quot;&quot;)">
            <text:p/>
          </table:table-cell>
          <table:table-cell table:style-name="ce3" office:value-type="string" calcext:value-type="string">
            <text:p>Card</text:p>
          </table:table-cell>
          <table:table-cell table:style-name="ce3" office:value-type="string" calcext:value-type="string">
            <text:p>Cleared</text:p>
          </table:table-cell>
          <table:table-cell table:style-name="ce3" office:value-type="string" calcext:value-type="string">
            <text:p>Luiz personal</text:p>
          </table:table-cell>
          <table:table-cell table:style-name="ce3" office:value-type="string" calcext:value-type="string">
            <text:p>To be reimbursed</text:p>
          </table:table-cell>
          <table:table-cell table:number-columns-repeated="2"/>
          <table:table-cell table:style-name="ce3" office:value-type="string" calcext:value-type="string">
            <text:p>Amount paid: 10 USD (convert to EUR when known). Ongoing, not settled (reimbursement pending).</text:p>
          </table:table-cell>
          <table:table-cell table:style-name="ce3" table:content-validation-name="val4"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24-05-26" calcext:value-type="date">
            <text:p>26/05/2024</text:p>
          </table:table-cell>
          <table:table-cell table:style-name="ce3" office:value-type="string" calcext:value-type="string">
            <text:p>Expense</text:p>
          </table:table-cell>
          <table:table-cell table:style-name="ce3" office:value-type="string" calcext:value-type="string">
            <text:p>Fixed costs</text:p>
          </table:table-cell>
          <table:table-cell table:style-name="ce3" office:value-type="string" calcext:value-type="string">
            <text:p>Obsidian Publish</text:p>
          </table:table-cell>
          <table:table-cell table:style-name="ce3" office:value-type="string" calcext:value-type="string">
            <text:p>ReFi BCN Website maintenance</text:p>
          </table:table-cell>
          <table:table-cell table:style-name="ce3" office:value-type="string" calcext:value-type="string">
            <text:p>Obsidian</text:p>
          </table:table-cell>
          <table:table-cell table:style-name="ce3" office:value-type="string" calcext:value-type="string">
            <text:p>Obsidian Publish subscription (monthly)</text:p>
          </table:table-cell>
          <table:table-cell table:style-name="ce4" office:value-type="float" office:value="10" calcext:value-type="float">
            <text:p>10.00</text:p>
          </table:table-cell>
          <table:table-cell table:style-name="ce3" table:content-validation-name="val3" office:value-type="string" calcext:value-type="string">
            <text:p>USD</text:p>
          </table:table-cell>
          <table:table-cell table:style-name="ce4" table:formula="of:=IFERROR(__xludf.dummyfunction(&quot;IFERROR(INDEX(GOOGLEFINANCE(&quot;&quot;CURRENCY:USDEUR&quot;&quot;,A11),2,2),&quot;&quot;&quot;&quot;)&quot;);&quot;&quot;)">
            <text:p/>
          </table:table-cell>
          <table:table-cell table:style-name="ce6" table:formula="of:=IFERROR([.H11]*[.J11];&quot;&quot;)">
            <text:p/>
          </table:table-cell>
          <table:table-cell table:style-name="ce3" office:value-type="string" calcext:value-type="string">
            <text:p>Card</text:p>
          </table:table-cell>
          <table:table-cell table:style-name="ce3" office:value-type="string" calcext:value-type="string">
            <text:p>Cleared</text:p>
          </table:table-cell>
          <table:table-cell table:style-name="ce3" office:value-type="string" calcext:value-type="string">
            <text:p>Luiz personal</text:p>
          </table:table-cell>
          <table:table-cell table:style-name="ce3" office:value-type="string" calcext:value-type="string">
            <text:p>To be reimbursed</text:p>
          </table:table-cell>
          <table:table-cell table:number-columns-repeated="2"/>
          <table:table-cell table:style-name="ce3" office:value-type="string" calcext:value-type="string">
            <text:p>Amount paid: 10 USD (convert to EUR when known). Ongoing, not settled (reimbursement pending).</text:p>
          </table:table-cell>
          <table:table-cell table:style-name="ce3" table:content-validation-name="val4"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24-06-26" calcext:value-type="date">
            <text:p>26/06/2024</text:p>
          </table:table-cell>
          <table:table-cell table:style-name="ce3" office:value-type="string" calcext:value-type="string">
            <text:p>Expense</text:p>
          </table:table-cell>
          <table:table-cell table:style-name="ce3" office:value-type="string" calcext:value-type="string">
            <text:p>Fixed costs</text:p>
          </table:table-cell>
          <table:table-cell table:style-name="ce3" office:value-type="string" calcext:value-type="string">
            <text:p>Obsidian Publish</text:p>
          </table:table-cell>
          <table:table-cell table:style-name="ce3" office:value-type="string" calcext:value-type="string">
            <text:p>ReFi BCN Website maintenance</text:p>
          </table:table-cell>
          <table:table-cell table:style-name="ce3" office:value-type="string" calcext:value-type="string">
            <text:p>Obsidian</text:p>
          </table:table-cell>
          <table:table-cell table:style-name="ce3" office:value-type="string" calcext:value-type="string">
            <text:p>Obsidian Publish subscription (monthly)</text:p>
          </table:table-cell>
          <table:table-cell table:style-name="ce4" office:value-type="float" office:value="10" calcext:value-type="float">
            <text:p>10.00</text:p>
          </table:table-cell>
          <table:table-cell table:style-name="ce3" table:content-validation-name="val3" office:value-type="string" calcext:value-type="string">
            <text:p>USD</text:p>
          </table:table-cell>
          <table:table-cell table:style-name="ce4" table:formula="of:=IFERROR(__xludf.dummyfunction(&quot;IFERROR(INDEX(GOOGLEFINANCE(&quot;&quot;CURRENCY:USDEUR&quot;&quot;,A12),2,2),&quot;&quot;&quot;&quot;)&quot;);&quot;&quot;)">
            <text:p/>
          </table:table-cell>
          <table:table-cell table:style-name="ce6" table:formula="of:=IFERROR([.H12]*[.J12];&quot;&quot;)">
            <text:p/>
          </table:table-cell>
          <table:table-cell table:style-name="ce3" office:value-type="string" calcext:value-type="string">
            <text:p>Card</text:p>
          </table:table-cell>
          <table:table-cell table:style-name="ce3" office:value-type="string" calcext:value-type="string">
            <text:p>Cleared</text:p>
          </table:table-cell>
          <table:table-cell table:style-name="ce3" office:value-type="string" calcext:value-type="string">
            <text:p>Luiz personal</text:p>
          </table:table-cell>
          <table:table-cell table:style-name="ce3" office:value-type="string" calcext:value-type="string">
            <text:p>To be reimbursed</text:p>
          </table:table-cell>
          <table:table-cell table:number-columns-repeated="2"/>
          <table:table-cell table:style-name="ce3" office:value-type="string" calcext:value-type="string">
            <text:p>Amount paid: 10 USD (convert to EUR when known). Ongoing, not settled (reimbursement pending).</text:p>
          </table:table-cell>
          <table:table-cell table:style-name="ce3" table:content-validation-name="val4"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24-07-26" calcext:value-type="date">
            <text:p>26/07/2024</text:p>
          </table:table-cell>
          <table:table-cell table:style-name="ce3" office:value-type="string" calcext:value-type="string">
            <text:p>Expense</text:p>
          </table:table-cell>
          <table:table-cell table:style-name="ce3" office:value-type="string" calcext:value-type="string">
            <text:p>Fixed costs</text:p>
          </table:table-cell>
          <table:table-cell table:style-name="ce3" office:value-type="string" calcext:value-type="string">
            <text:p>Obsidian Publish</text:p>
          </table:table-cell>
          <table:table-cell table:style-name="ce3" office:value-type="string" calcext:value-type="string">
            <text:p>ReFi BCN Website maintenance</text:p>
          </table:table-cell>
          <table:table-cell table:style-name="ce3" office:value-type="string" calcext:value-type="string">
            <text:p>Obsidian</text:p>
          </table:table-cell>
          <table:table-cell table:style-name="ce3" office:value-type="string" calcext:value-type="string">
            <text:p>Obsidian Publish subscription (monthly)</text:p>
          </table:table-cell>
          <table:table-cell table:style-name="ce4" office:value-type="float" office:value="10" calcext:value-type="float">
            <text:p>10.00</text:p>
          </table:table-cell>
          <table:table-cell table:style-name="ce3" table:content-validation-name="val3" office:value-type="string" calcext:value-type="string">
            <text:p>USD</text:p>
          </table:table-cell>
          <table:table-cell table:style-name="ce4" table:formula="of:=IFERROR(__xludf.dummyfunction(&quot;IFERROR(INDEX(GOOGLEFINANCE(&quot;&quot;CURRENCY:USDEUR&quot;&quot;,A13),2,2),&quot;&quot;&quot;&quot;)&quot;);&quot;&quot;)">
            <text:p/>
          </table:table-cell>
          <table:table-cell table:style-name="ce6" table:formula="of:=IFERROR([.H13]*[.J13];&quot;&quot;)">
            <text:p/>
          </table:table-cell>
          <table:table-cell table:style-name="ce3" office:value-type="string" calcext:value-type="string">
            <text:p>Card</text:p>
          </table:table-cell>
          <table:table-cell table:style-name="ce3" office:value-type="string" calcext:value-type="string">
            <text:p>Cleared</text:p>
          </table:table-cell>
          <table:table-cell table:style-name="ce3" office:value-type="string" calcext:value-type="string">
            <text:p>Luiz personal</text:p>
          </table:table-cell>
          <table:table-cell table:style-name="ce3" office:value-type="string" calcext:value-type="string">
            <text:p>To be reimbursed</text:p>
          </table:table-cell>
          <table:table-cell table:number-columns-repeated="2"/>
          <table:table-cell table:style-name="ce3" office:value-type="string" calcext:value-type="string">
            <text:p>Amount paid: 10 USD (convert to EUR when known). Ongoing, not settled (reimbursement pending).</text:p>
          </table:table-cell>
          <table:table-cell table:style-name="ce3" table:content-validation-name="val4"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24-08-26" calcext:value-type="date">
            <text:p>26/08/2024</text:p>
          </table:table-cell>
          <table:table-cell table:style-name="ce3" office:value-type="string" calcext:value-type="string">
            <text:p>Expense</text:p>
          </table:table-cell>
          <table:table-cell table:style-name="ce3" office:value-type="string" calcext:value-type="string">
            <text:p>Fixed costs</text:p>
          </table:table-cell>
          <table:table-cell table:style-name="ce3" office:value-type="string" calcext:value-type="string">
            <text:p>Obsidian Publish</text:p>
          </table:table-cell>
          <table:table-cell table:style-name="ce3" office:value-type="string" calcext:value-type="string">
            <text:p>ReFi BCN Website maintenance</text:p>
          </table:table-cell>
          <table:table-cell table:style-name="ce3" office:value-type="string" calcext:value-type="string">
            <text:p>Obsidian</text:p>
          </table:table-cell>
          <table:table-cell table:style-name="ce3" office:value-type="string" calcext:value-type="string">
            <text:p>Obsidian Publish subscription (monthly)</text:p>
          </table:table-cell>
          <table:table-cell table:style-name="ce4" office:value-type="float" office:value="10" calcext:value-type="float">
            <text:p>10.00</text:p>
          </table:table-cell>
          <table:table-cell table:style-name="ce3" table:content-validation-name="val3" office:value-type="string" calcext:value-type="string">
            <text:p>USD</text:p>
          </table:table-cell>
          <table:table-cell table:style-name="ce4" table:formula="of:=IFERROR(__xludf.dummyfunction(&quot;IFERROR(INDEX(GOOGLEFINANCE(&quot;&quot;CURRENCY:USDEUR&quot;&quot;,A14),2,2),&quot;&quot;&quot;&quot;)&quot;);&quot;&quot;)">
            <text:p/>
          </table:table-cell>
          <table:table-cell table:style-name="ce6" table:formula="of:=IFERROR([.H14]*[.J14];&quot;&quot;)">
            <text:p/>
          </table:table-cell>
          <table:table-cell table:style-name="ce3" office:value-type="string" calcext:value-type="string">
            <text:p>Card</text:p>
          </table:table-cell>
          <table:table-cell table:style-name="ce3" office:value-type="string" calcext:value-type="string">
            <text:p>Cleared</text:p>
          </table:table-cell>
          <table:table-cell table:style-name="ce3" office:value-type="string" calcext:value-type="string">
            <text:p>Luiz personal</text:p>
          </table:table-cell>
          <table:table-cell table:style-name="ce3" office:value-type="string" calcext:value-type="string">
            <text:p>To be reimbursed</text:p>
          </table:table-cell>
          <table:table-cell table:number-columns-repeated="2"/>
          <table:table-cell table:style-name="ce3" office:value-type="string" calcext:value-type="string">
            <text:p>Amount paid: 10 USD (convert to EUR when known). Ongoing, not settled (reimbursement pending).</text:p>
          </table:table-cell>
          <table:table-cell table:style-name="ce3" table:content-validation-name="val4"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24-09-26" calcext:value-type="date">
            <text:p>26/09/2024</text:p>
          </table:table-cell>
          <table:table-cell table:style-name="ce3" office:value-type="string" calcext:value-type="string">
            <text:p>Expense</text:p>
          </table:table-cell>
          <table:table-cell table:style-name="ce3" office:value-type="string" calcext:value-type="string">
            <text:p>Fixed costs</text:p>
          </table:table-cell>
          <table:table-cell table:style-name="ce3" office:value-type="string" calcext:value-type="string">
            <text:p>Obsidian Publish</text:p>
          </table:table-cell>
          <table:table-cell table:style-name="ce3" office:value-type="string" calcext:value-type="string">
            <text:p>ReFi BCN Website maintenance</text:p>
          </table:table-cell>
          <table:table-cell table:style-name="ce3" office:value-type="string" calcext:value-type="string">
            <text:p>Obsidian</text:p>
          </table:table-cell>
          <table:table-cell table:style-name="ce3" office:value-type="string" calcext:value-type="string">
            <text:p>Obsidian Publish subscription (monthly)</text:p>
          </table:table-cell>
          <table:table-cell table:style-name="ce4" office:value-type="float" office:value="10" calcext:value-type="float">
            <text:p>10.00</text:p>
          </table:table-cell>
          <table:table-cell table:style-name="ce3" table:content-validation-name="val3" office:value-type="string" calcext:value-type="string">
            <text:p>USD</text:p>
          </table:table-cell>
          <table:table-cell table:style-name="ce4" table:formula="of:=IFERROR(__xludf.dummyfunction(&quot;IFERROR(INDEX(GOOGLEFINANCE(&quot;&quot;CURRENCY:USDEUR&quot;&quot;,A15),2,2),&quot;&quot;&quot;&quot;)&quot;);&quot;&quot;)">
            <text:p/>
          </table:table-cell>
          <table:table-cell table:style-name="ce6" table:formula="of:=IFERROR([.H15]*[.J15];&quot;&quot;)">
            <text:p/>
          </table:table-cell>
          <table:table-cell table:style-name="ce3" office:value-type="string" calcext:value-type="string">
            <text:p>Card</text:p>
          </table:table-cell>
          <table:table-cell table:style-name="ce3" office:value-type="string" calcext:value-type="string">
            <text:p>Cleared</text:p>
          </table:table-cell>
          <table:table-cell table:style-name="ce3" office:value-type="string" calcext:value-type="string">
            <text:p>Luiz personal</text:p>
          </table:table-cell>
          <table:table-cell table:style-name="ce3" office:value-type="string" calcext:value-type="string">
            <text:p>To be reimbursed</text:p>
          </table:table-cell>
          <table:table-cell table:number-columns-repeated="2"/>
          <table:table-cell table:style-name="ce3" office:value-type="string" calcext:value-type="string">
            <text:p>Amount paid: 10 USD (convert to EUR when known). Ongoing, not settled (reimbursement pending).</text:p>
          </table:table-cell>
          <table:table-cell table:style-name="ce3" table:content-validation-name="val4"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24-10-26" calcext:value-type="date">
            <text:p>26/10/2024</text:p>
          </table:table-cell>
          <table:table-cell table:style-name="ce3" office:value-type="string" calcext:value-type="string">
            <text:p>Expense</text:p>
          </table:table-cell>
          <table:table-cell table:style-name="ce3" office:value-type="string" calcext:value-type="string">
            <text:p>Fixed costs</text:p>
          </table:table-cell>
          <table:table-cell table:style-name="ce3" office:value-type="string" calcext:value-type="string">
            <text:p>Obsidian Publish</text:p>
          </table:table-cell>
          <table:table-cell table:style-name="ce3" office:value-type="string" calcext:value-type="string">
            <text:p>ReFi BCN Website maintenance</text:p>
          </table:table-cell>
          <table:table-cell table:style-name="ce3" office:value-type="string" calcext:value-type="string">
            <text:p>Obsidian</text:p>
          </table:table-cell>
          <table:table-cell table:style-name="ce3" office:value-type="string" calcext:value-type="string">
            <text:p>Obsidian Publish subscription (monthly)</text:p>
          </table:table-cell>
          <table:table-cell table:style-name="ce4" office:value-type="float" office:value="10" calcext:value-type="float">
            <text:p>10.00</text:p>
          </table:table-cell>
          <table:table-cell table:style-name="ce3" table:content-validation-name="val3" office:value-type="string" calcext:value-type="string">
            <text:p>USD</text:p>
          </table:table-cell>
          <table:table-cell table:style-name="ce4" table:formula="of:=IFERROR(__xludf.dummyfunction(&quot;IFERROR(INDEX(GOOGLEFINANCE(&quot;&quot;CURRENCY:USDEUR&quot;&quot;,A16),2,2),&quot;&quot;&quot;&quot;)&quot;);&quot;&quot;)">
            <text:p/>
          </table:table-cell>
          <table:table-cell table:style-name="ce6" table:formula="of:=IFERROR([.H16]*[.J16];&quot;&quot;)">
            <text:p/>
          </table:table-cell>
          <table:table-cell table:style-name="ce3" office:value-type="string" calcext:value-type="string">
            <text:p>Card</text:p>
          </table:table-cell>
          <table:table-cell table:style-name="ce3" office:value-type="string" calcext:value-type="string">
            <text:p>Cleared</text:p>
          </table:table-cell>
          <table:table-cell table:style-name="ce3" office:value-type="string" calcext:value-type="string">
            <text:p>Luiz personal</text:p>
          </table:table-cell>
          <table:table-cell table:style-name="ce3" office:value-type="string" calcext:value-type="string">
            <text:p>To be reimbursed</text:p>
          </table:table-cell>
          <table:table-cell table:number-columns-repeated="2"/>
          <table:table-cell table:style-name="ce3" office:value-type="string" calcext:value-type="string">
            <text:p>Amount paid: 10 USD (convert to EUR when known). Ongoing, not settled (reimbursement pending).</text:p>
          </table:table-cell>
          <table:table-cell table:style-name="ce3" table:content-validation-name="val4"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24-11-26" calcext:value-type="date">
            <text:p>26/11/2024</text:p>
          </table:table-cell>
          <table:table-cell table:style-name="ce3" office:value-type="string" calcext:value-type="string">
            <text:p>Expense</text:p>
          </table:table-cell>
          <table:table-cell table:style-name="ce3" office:value-type="string" calcext:value-type="string">
            <text:p>Fixed costs</text:p>
          </table:table-cell>
          <table:table-cell table:style-name="ce3" office:value-type="string" calcext:value-type="string">
            <text:p>Obsidian Publish</text:p>
          </table:table-cell>
          <table:table-cell table:style-name="ce3" office:value-type="string" calcext:value-type="string">
            <text:p>ReFi BCN Website maintenance</text:p>
          </table:table-cell>
          <table:table-cell table:style-name="ce3" office:value-type="string" calcext:value-type="string">
            <text:p>Obsidian</text:p>
          </table:table-cell>
          <table:table-cell table:style-name="ce3" office:value-type="string" calcext:value-type="string">
            <text:p>Obsidian Publish subscription (monthly)</text:p>
          </table:table-cell>
          <table:table-cell table:style-name="ce4" office:value-type="float" office:value="10" calcext:value-type="float">
            <text:p>10.00</text:p>
          </table:table-cell>
          <table:table-cell table:style-name="ce3" table:content-validation-name="val3" office:value-type="string" calcext:value-type="string">
            <text:p>USD</text:p>
          </table:table-cell>
          <table:table-cell table:style-name="ce4" table:formula="of:=IFERROR(__xludf.dummyfunction(&quot;IFERROR(INDEX(GOOGLEFINANCE(&quot;&quot;CURRENCY:USDEUR&quot;&quot;,A17),2,2),&quot;&quot;&quot;&quot;)&quot;);&quot;&quot;)">
            <text:p/>
          </table:table-cell>
          <table:table-cell table:style-name="ce6" table:formula="of:=IFERROR([.H17]*[.J17];&quot;&quot;)">
            <text:p/>
          </table:table-cell>
          <table:table-cell table:style-name="ce3" office:value-type="string" calcext:value-type="string">
            <text:p>Card</text:p>
          </table:table-cell>
          <table:table-cell table:style-name="ce3" office:value-type="string" calcext:value-type="string">
            <text:p>Cleared</text:p>
          </table:table-cell>
          <table:table-cell table:style-name="ce3" office:value-type="string" calcext:value-type="string">
            <text:p>Luiz personal</text:p>
          </table:table-cell>
          <table:table-cell table:style-name="ce3" office:value-type="string" calcext:value-type="string">
            <text:p>To be reimbursed</text:p>
          </table:table-cell>
          <table:table-cell table:number-columns-repeated="2"/>
          <table:table-cell table:style-name="ce3" office:value-type="string" calcext:value-type="string">
            <text:p>Amount paid: 10 USD (convert to EUR when known). Ongoing, not settled (reimbursement pending).</text:p>
          </table:table-cell>
          <table:table-cell table:style-name="ce3" table:content-validation-name="val4"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24-12-26" calcext:value-type="date">
            <text:p>26/12/2024</text:p>
          </table:table-cell>
          <table:table-cell table:style-name="ce3" office:value-type="string" calcext:value-type="string">
            <text:p>Expense</text:p>
          </table:table-cell>
          <table:table-cell table:style-name="ce3" office:value-type="string" calcext:value-type="string">
            <text:p>Fixed costs</text:p>
          </table:table-cell>
          <table:table-cell table:style-name="ce3" office:value-type="string" calcext:value-type="string">
            <text:p>Obsidian Publish</text:p>
          </table:table-cell>
          <table:table-cell table:style-name="ce3" office:value-type="string" calcext:value-type="string">
            <text:p>ReFi BCN Website maintenance</text:p>
          </table:table-cell>
          <table:table-cell table:style-name="ce3" office:value-type="string" calcext:value-type="string">
            <text:p>Obsidian</text:p>
          </table:table-cell>
          <table:table-cell table:style-name="ce3" office:value-type="string" calcext:value-type="string">
            <text:p>Obsidian Publish subscription (monthly)</text:p>
          </table:table-cell>
          <table:table-cell table:style-name="ce4" office:value-type="float" office:value="10" calcext:value-type="float">
            <text:p>10.00</text:p>
          </table:table-cell>
          <table:table-cell table:style-name="ce3" table:content-validation-name="val3" office:value-type="string" calcext:value-type="string">
            <text:p>USD</text:p>
          </table:table-cell>
          <table:table-cell table:style-name="ce4" table:formula="of:=IFERROR(__xludf.dummyfunction(&quot;IFERROR(INDEX(GOOGLEFINANCE(&quot;&quot;CURRENCY:USDEUR&quot;&quot;,A18),2,2),&quot;&quot;&quot;&quot;)&quot;);&quot;&quot;)">
            <text:p/>
          </table:table-cell>
          <table:table-cell table:style-name="ce6" table:formula="of:=IFERROR([.H18]*[.J18];&quot;&quot;)">
            <text:p/>
          </table:table-cell>
          <table:table-cell table:style-name="ce3" office:value-type="string" calcext:value-type="string">
            <text:p>Card</text:p>
          </table:table-cell>
          <table:table-cell table:style-name="ce3" office:value-type="string" calcext:value-type="string">
            <text:p>Cleared</text:p>
          </table:table-cell>
          <table:table-cell table:style-name="ce3" office:value-type="string" calcext:value-type="string">
            <text:p>Luiz personal</text:p>
          </table:table-cell>
          <table:table-cell table:style-name="ce3" office:value-type="string" calcext:value-type="string">
            <text:p>To be reimbursed</text:p>
          </table:table-cell>
          <table:table-cell table:number-columns-repeated="2"/>
          <table:table-cell table:style-name="ce3" office:value-type="string" calcext:value-type="string">
            <text:p>Amount paid: 10 USD (convert to EUR when known). Ongoing, not settled (reimbursement pending).</text:p>
          </table:table-cell>
          <table:table-cell table:style-name="ce3" table:content-validation-name="val4"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24-02-23" calcext:value-type="date">
            <text:p>23/02/2024</text:p>
          </table:table-cell>
          <table:table-cell table:style-name="ce3" office:value-type="string" calcext:value-type="string">
            <text:p>Expense</text:p>
          </table:table-cell>
          <table:table-cell table:style-name="ce3" office:value-type="string" calcext:value-type="string">
            <text:p>Fixed costs</text:p>
          </table:table-cell>
          <table:table-cell table:style-name="ce3" office:value-type="string" calcext:value-type="string">
            <text:p>refibcn.cat domain</text:p>
          </table:table-cell>
          <table:table-cell table:style-name="ce3" office:value-type="string" calcext:value-type="string">
            <text:p>ReFi BCN Website maintenance</text:p>
          </table:table-cell>
          <table:table-cell table:style-name="ce3" office:value-type="string" calcext:value-type="string">
            <text:p>Domain registrar</text:p>
          </table:table-cell>
          <table:table-cell table:style-name="ce3" office:value-type="string" calcext:value-type="string">
            <text:p>refibcn.cat domain renewal</text:p>
          </table:table-cell>
          <table:table-cell table:style-name="ce4" office:value-type="float" office:value="6.96" calcext:value-type="float">
            <text:p>6.96</text:p>
          </table:table-cell>
          <table:table-cell table:style-name="ce3" table:content-validation-name="val3" office:value-type="string" calcext:value-type="string">
            <text:p>EUR</text:p>
          </table:table-cell>
          <table:table-cell table:style-name="ce4" office:value-type="float" office:value="1" calcext:value-type="float">
            <text:p>1.00</text:p>
          </table:table-cell>
          <table:table-cell table:style-name="ce6" office:value-type="float" office:value="6.96" calcext:value-type="float">
            <text:p>€ 6.96</text:p>
          </table:table-cell>
          <table:table-cell table:style-name="ce3" office:value-type="string" calcext:value-type="string">
            <text:p>Card</text:p>
          </table:table-cell>
          <table:table-cell table:style-name="ce3" office:value-type="string" calcext:value-type="string">
            <text:p>Cleared</text:p>
          </table:table-cell>
          <table:table-cell table:style-name="ce3" office:value-type="string" calcext:value-type="string">
            <text:p>Luiz personal</text:p>
          </table:table-cell>
          <table:table-cell table:style-name="ce3" office:value-type="string" calcext:value-type="string">
            <text:p>To be reimbursed</text:p>
          </table:table-cell>
          <table:table-cell table:number-columns-repeated="2"/>
          <table:table-cell table:style-name="ce3" office:value-type="string" calcext:value-type="string">
            <text:p>Ongoing, not settled (reimbursement pending).</text:p>
          </table:table-cell>
          <table:table-cell table:style-name="ce3" table:content-validation-name="val4"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24-11-18" calcext:value-type="date">
            <text:p>18/11/2024</text:p>
          </table:table-cell>
          <table:table-cell table:style-name="ce3" office:value-type="string" calcext:value-type="string">
            <text:p>Expense</text:p>
          </table:table-cell>
          <table:table-cell table:style-name="ce3" office:value-type="string" calcext:value-type="string">
            <text:p>Fixed costs</text:p>
          </table:table-cell>
          <table:table-cell table:style-name="ce3" office:value-type="string" calcext:value-type="string">
            <text:p>Notion</text:p>
          </table:table-cell>
          <table:table-cell table:style-name="ce3" office:value-type="string" calcext:value-type="string">
            <text:p>ReFi BCN Website maintenance</text:p>
          </table:table-cell>
          <table:table-cell table:style-name="ce3" office:value-type="string" calcext:value-type="string">
            <text:p>Notion</text:p>
          </table:table-cell>
          <table:table-cell table:style-name="ce3" office:value-type="string" calcext:value-type="string">
            <text:p>Notion subscription (monthly)</text:p>
          </table:table-cell>
          <table:table-cell table:style-name="ce4" office:value-type="float" office:value="13.92" calcext:value-type="float">
            <text:p>13.92</text:p>
          </table:table-cell>
          <table:table-cell table:style-name="ce3" table:content-validation-name="val3" office:value-type="string" calcext:value-type="string">
            <text:p>EUR</text:p>
          </table:table-cell>
          <table:table-cell table:style-name="ce4" office:value-type="float" office:value="1" calcext:value-type="float">
            <text:p>1.00</text:p>
          </table:table-cell>
          <table:table-cell table:style-name="ce6" office:value-type="float" office:value="13.92" calcext:value-type="float">
            <text:p>€ 13.92</text:p>
          </table:table-cell>
          <table:table-cell table:style-name="ce3" office:value-type="string" calcext:value-type="string">
            <text:p>Card</text:p>
          </table:table-cell>
          <table:table-cell table:style-name="ce3" office:value-type="string" calcext:value-type="string">
            <text:p>Cleared</text:p>
          </table:table-cell>
          <table:table-cell table:style-name="ce3" office:value-type="string" calcext:value-type="string">
            <text:p>Luiz personal</text:p>
          </table:table-cell>
          <table:table-cell table:style-name="ce3" office:value-type="string" calcext:value-type="string">
            <text:p>To be reimbursed</text:p>
          </table:table-cell>
          <table:table-cell table:number-columns-repeated="2"/>
          <table:table-cell table:style-name="ce3" office:value-type="string" calcext:value-type="string">
            <text:p>Ongoing, not settled (reimbursement pending).</text:p>
          </table:table-cell>
          <table:table-cell table:style-name="ce3" table:content-validation-name="val4" office:value-type="string" calcext:value-type="string">
            <text:p>No</text:p>
          </table:table-cell>
          <table:table-cell table:number-columns-repeated="1005"/>
        </table:table-row>
        <table:table-row table:style-name="ro2">
          <table:table-cell table:style-name="ce2" office:value-type="date" office:date-value="2024-12-18" calcext:value-type="date">
            <text:p>18/12/2024</text:p>
          </table:table-cell>
          <table:table-cell table:style-name="ce3" office:value-type="string" calcext:value-type="string">
            <text:p>Expense</text:p>
          </table:table-cell>
          <table:table-cell table:style-name="ce3" office:value-type="string" calcext:value-type="string">
            <text:p>Fixed costs</text:p>
          </table:table-cell>
          <table:table-cell table:style-name="ce3" office:value-type="string" calcext:value-type="string">
            <text:p>Notion</text:p>
          </table:table-cell>
          <table:table-cell table:style-name="ce3" office:value-type="string" calcext:value-type="string">
            <text:p>ReFi BCN Website maintenance</text:p>
          </table:table-cell>
          <table:table-cell table:style-name="ce3" office:value-type="string" calcext:value-type="string">
            <text:p>Notion</text:p>
          </table:table-cell>
          <table:table-cell table:style-name="ce3" office:value-type="string" calcext:value-type="string">
            <text:p>Notion subscription (monthly)</text:p>
          </table:table-cell>
          <table:table-cell table:style-name="ce4" office:value-type="float" office:value="13.92" calcext:value-type="float">
            <text:p>13.92</text:p>
          </table:table-cell>
          <table:table-cell table:style-name="ce3" table:content-validation-name="val3" office:value-type="string" calcext:value-type="string">
            <text:p>EUR</text:p>
          </table:table-cell>
          <table:table-cell table:style-name="ce4" office:value-type="float" office:value="1" calcext:value-type="float">
            <text:p>1.00</text:p>
          </table:table-cell>
          <table:table-cell table:style-name="ce6" office:value-type="float" office:value="13.92" calcext:value-type="float">
            <text:p>€ 13.92</text:p>
          </table:table-cell>
          <table:table-cell table:style-name="ce3" office:value-type="string" calcext:value-type="string">
            <text:p>Card</text:p>
          </table:table-cell>
          <table:table-cell table:style-name="ce3" office:value-type="string" calcext:value-type="string">
            <text:p>Cleared</text:p>
          </table:table-cell>
          <table:table-cell table:style-name="ce3" office:value-type="string" calcext:value-type="string">
            <text:p>Luiz personal</text:p>
          </table:table-cell>
          <table:table-cell table:style-name="ce3" office:value-type="string" calcext:value-type="string">
            <text:p>To be reimbursed</text:p>
          </table:table-cell>
          <table:table-cell table:number-columns-repeated="2"/>
          <table:table-cell table:style-name="ce3" office:value-type="string" calcext:value-type="string">
            <text:p>Ongoing, not settled (reimbursement pending).</text:p>
          </table:table-cell>
          <table:table-cell table:style-name="ce3" table:content-validation-name="val4" office:value-type="string" calcext:value-type="string">
            <text:p>No</text:p>
          </table:table-cell>
          <table:table-cell table:number-columns-repeated="1005"/>
        </table:table-row>
        <table:table-row table:style-name="ro2" table:number-rows-repeated="979">
          <table:table-cell table:number-columns-repeated="8"/>
          <table:table-cell table:style-name="ce3" table:content-validation-name="val3"/>
          <table:table-cell table:number-columns-repeated="9"/>
          <table:table-cell table:style-name="ce3" table:content-validation-name="val4"/>
          <table:table-cell table:number-columns-repeated="1005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'2025-2026 Tracker'.$A$1" table:cell-range-address="$'2023-2024 Tracker'.$A$1:.$S$1"/>
        </table:named-expressions>
      </table:table>
      <table:table table:name="2023-2024 Cash Flow" table:style-name="ta4">
        <table:table-column table:style-name="co5" table:default-cell-style-name="Default"/>
        <table:table-column table:style-name="co10" table:default-cell-style-name="Default"/>
        <table:table-column table:style-name="co1" table:default-cell-style-name="Default"/>
        <table:table-column table:style-name="co8" table:number-columns-repeated="23" table:default-cell-style-name="Default"/>
        <table:table-column table:style-name="co9" table:number-columns-repeated="998" table:default-cell-style-name="Default"/>
        <table:table-row table:style-name="ro1">
          <table:table-cell table:style-name="ce7" office:value-type="string" calcext:value-type="string">
            <text:p>Cash Flow — 2023</text:p>
          </table:table-cell>
          <table:table-cell table:style-name="ce3" table:number-columns-repeated="14"/>
          <table:table-cell table:number-columns-repeated="1009"/>
        </table:table-row>
        <table:table-row table:style-name="ro1">
          <table:table-cell table:style-name="ce3" table:number-columns-repeated="2"/>
          <table:table-cell table:style-name="ce12" office:value-type="string" calcext:value-type="string">
            <text:p>Jan</text:p>
          </table:table-cell>
          <table:table-cell table:style-name="ce12" office:value-type="string" calcext:value-type="string">
            <text:p>Feb</text:p>
          </table:table-cell>
          <table:table-cell table:style-name="ce12" office:value-type="string" calcext:value-type="string">
            <text:p>Mar</text:p>
          </table:table-cell>
          <table:table-cell table:style-name="ce12" office:value-type="string" calcext:value-type="string">
            <text:p>Apr</text:p>
          </table:table-cell>
          <table:table-cell table:style-name="ce12" office:value-type="string" calcext:value-type="string">
            <text:p>May</text:p>
          </table:table-cell>
          <table:table-cell table:style-name="ce12" office:value-type="string" calcext:value-type="string">
            <text:p>Jun</text:p>
          </table:table-cell>
          <table:table-cell table:style-name="ce12" office:value-type="string" calcext:value-type="string">
            <text:p>Jul</text:p>
          </table:table-cell>
          <table:table-cell table:style-name="ce12" office:value-type="string" calcext:value-type="string">
            <text:p>Aug</text:p>
          </table:table-cell>
          <table:table-cell table:style-name="ce12" office:value-type="string" calcext:value-type="string">
            <text:p>Sep</text:p>
          </table:table-cell>
          <table:table-cell table:style-name="ce12" office:value-type="string" calcext:value-type="string">
            <text:p>Oct</text:p>
          </table:table-cell>
          <table:table-cell table:style-name="ce12" office:value-type="string" calcext:value-type="string">
            <text:p>Nov</text:p>
          </table:table-cell>
          <table:table-cell table:style-name="ce12" office:value-type="string" calcext:value-type="string">
            <text:p>Dec</text:p>
          </table:table-cell>
          <table:table-cell table:style-name="ce12" office:value-type="string" calcext:value-type="string">
            <text:p>Total</text:p>
          </table:table-cell>
          <table:table-cell table:number-columns-repeated="1009"/>
        </table:table-row>
        <table:table-row table:style-name="ro1">
          <table:table-cell table:style-name="ce3" table:number-columns-repeated="2"/>
          <table:table-cell table:style-name="ce17" office:value-type="date" office:date-value="2023-01-01" calcext:value-type="date">
            <text:p>Jan</text:p>
          </table:table-cell>
          <table:table-cell table:style-name="ce17" office:value-type="date" office:date-value="2023-02-01" calcext:value-type="date">
            <text:p>Feb</text:p>
          </table:table-cell>
          <table:table-cell table:style-name="ce17" office:value-type="date" office:date-value="2023-03-01" calcext:value-type="date">
            <text:p>Mar</text:p>
          </table:table-cell>
          <table:table-cell table:style-name="ce17" office:value-type="date" office:date-value="2023-04-01" calcext:value-type="date">
            <text:p>Apr</text:p>
          </table:table-cell>
          <table:table-cell table:style-name="ce17" office:value-type="date" office:date-value="2023-05-01" calcext:value-type="date">
            <text:p>May</text:p>
          </table:table-cell>
          <table:table-cell table:style-name="ce17" office:value-type="date" office:date-value="2023-06-01" calcext:value-type="date">
            <text:p>Jun</text:p>
          </table:table-cell>
          <table:table-cell table:style-name="ce17" office:value-type="date" office:date-value="2023-07-01" calcext:value-type="date">
            <text:p>Jul</text:p>
          </table:table-cell>
          <table:table-cell table:style-name="ce17" office:value-type="date" office:date-value="2023-08-01" calcext:value-type="date">
            <text:p>Aug</text:p>
          </table:table-cell>
          <table:table-cell table:style-name="ce17" office:value-type="date" office:date-value="2023-09-01" calcext:value-type="date">
            <text:p>Sep</text:p>
          </table:table-cell>
          <table:table-cell table:style-name="ce17" office:value-type="date" office:date-value="2023-10-01" calcext:value-type="date">
            <text:p>Oct</text:p>
          </table:table-cell>
          <table:table-cell table:style-name="ce17" office:value-type="date" office:date-value="2023-11-01" calcext:value-type="date">
            <text:p>Nov</text:p>
          </table:table-cell>
          <table:table-cell table:style-name="ce17" office:value-type="date" office:date-value="2023-12-01" calcext:value-type="date">
            <text:p>Dec</text:p>
          </table:table-cell>
          <table:table-cell table:style-name="ce3"/>
          <table:table-cell table:number-columns-repeated="1009"/>
        </table:table-row>
        <table:table-row table:style-name="ro1">
          <table:table-cell table:style-name="ce8" office:value-type="string" calcext:value-type="string">
            <text:p>Income</text:p>
          </table:table-cell>
          <table:table-cell table:style-name="ce11"/>
          <table:table-cell table:style-name="ce14" table:formula="of:=SUM([.C5:.C9])" office:value-type="float" office:value="0" calcext:value-type="float">
            <text:p>€0.00</text:p>
          </table:table-cell>
          <table:table-cell table:style-name="ce14" table:formula="of:=SUM([.D5:.D9])" office:value-type="float" office:value="0" calcext:value-type="float">
            <text:p>€0.00</text:p>
          </table:table-cell>
          <table:table-cell table:style-name="ce14" table:formula="of:=SUM([.E5:.E9])" office:value-type="float" office:value="0" calcext:value-type="float">
            <text:p>€0.00</text:p>
          </table:table-cell>
          <table:table-cell table:style-name="ce14" table:formula="of:=SUM([.F5:.F9])" office:value-type="float" office:value="0" calcext:value-type="float">
            <text:p>€0.00</text:p>
          </table:table-cell>
          <table:table-cell table:style-name="ce14" table:formula="of:=SUM([.G5:.G9])" office:value-type="float" office:value="0" calcext:value-type="float">
            <text:p>€0.00</text:p>
          </table:table-cell>
          <table:table-cell table:style-name="ce14" table:formula="of:=SUM([.H5:.H9])" office:value-type="float" office:value="0" calcext:value-type="float">
            <text:p>€0.00</text:p>
          </table:table-cell>
          <table:table-cell table:style-name="ce14" table:formula="of:=SUM([.I5:.I9])" office:value-type="float" office:value="0" calcext:value-type="float">
            <text:p>€0.00</text:p>
          </table:table-cell>
          <table:table-cell table:style-name="ce14" table:formula="of:=SUM([.J5:.J9])" office:value-type="float" office:value="0" calcext:value-type="float">
            <text:p>€0.00</text:p>
          </table:table-cell>
          <table:table-cell table:style-name="ce14" table:formula="of:=SUM([.K5:.K9])" office:value-type="float" office:value="0" calcext:value-type="float">
            <text:p>€0.00</text:p>
          </table:table-cell>
          <table:table-cell table:style-name="ce14" table:formula="of:=SUM([.L5:.L9])" office:value-type="float" office:value="0" calcext:value-type="float">
            <text:p>€0.00</text:p>
          </table:table-cell>
          <table:table-cell table:style-name="ce14" table:formula="of:=SUM([.M5:.M9])" office:value-type="float" office:value="0" calcext:value-type="float">
            <text:p>€0.00</text:p>
          </table:table-cell>
          <table:table-cell table:style-name="ce14" table:formula="of:=SUM([.N5:.N9])" office:value-type="float" office:value="0" calcext:value-type="float">
            <text:p>€0.00</text:p>
          </table:table-cell>
          <table:table-cell table:style-name="ce14" table:formula="of:=SUM([.C4:.N4])" office:value-type="float" office:value="0" calcext:value-type="float">
            <text:p>€0.00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<text:s text:c="4"/>Project payments</text:p>
          </table:table-cell>
          <table:table-cell table:style-name="ce3"/>
          <table:table-cell table:style-name="ce15" table:formula="of:=SUMIFS([$'2023-2024 Tracker'.$K$2:.$K$5000];[$'2023-2024 Tracker'.$A$2:.$A$5000];&quot;&gt;=&quot;&amp;[.C3];[$'2023-2024 Tracker'.$A$2:.$A$5000];&quot;&lt;=&quot;&amp;EOMONTH([.C3];0);[$'2023-2024 Tracker'.$B$2:.$B$5000];&quot;Income&quot;;[$'2023-2024 Tracker'.$C$2:.$C$5000];&quot;Project payment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D3];[$'2023-2024 Tracker'.$A$2:.$A$5000];&quot;&lt;=&quot;&amp;EOMONTH([.D3];0);[$'2023-2024 Tracker'.$B$2:.$B$5000];&quot;Income&quot;;[$'2023-2024 Tracker'.$C$2:.$C$5000];&quot;Project payment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E3];[$'2023-2024 Tracker'.$A$2:.$A$5000];&quot;&lt;=&quot;&amp;EOMONTH([.E3];0);[$'2023-2024 Tracker'.$B$2:.$B$5000];&quot;Income&quot;;[$'2023-2024 Tracker'.$C$2:.$C$5000];&quot;Project payment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F3];[$'2023-2024 Tracker'.$A$2:.$A$5000];&quot;&lt;=&quot;&amp;EOMONTH([.F3];0);[$'2023-2024 Tracker'.$B$2:.$B$5000];&quot;Income&quot;;[$'2023-2024 Tracker'.$C$2:.$C$5000];&quot;Project payment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G3];[$'2023-2024 Tracker'.$A$2:.$A$5000];&quot;&lt;=&quot;&amp;EOMONTH([.G3];0);[$'2023-2024 Tracker'.$B$2:.$B$5000];&quot;Income&quot;;[$'2023-2024 Tracker'.$C$2:.$C$5000];&quot;Project payment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H3];[$'2023-2024 Tracker'.$A$2:.$A$5000];&quot;&lt;=&quot;&amp;EOMONTH([.H3];0);[$'2023-2024 Tracker'.$B$2:.$B$5000];&quot;Income&quot;;[$'2023-2024 Tracker'.$C$2:.$C$5000];&quot;Project payment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I3];[$'2023-2024 Tracker'.$A$2:.$A$5000];&quot;&lt;=&quot;&amp;EOMONTH([.I3];0);[$'2023-2024 Tracker'.$B$2:.$B$5000];&quot;Income&quot;;[$'2023-2024 Tracker'.$C$2:.$C$5000];&quot;Project payment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J3];[$'2023-2024 Tracker'.$A$2:.$A$5000];&quot;&lt;=&quot;&amp;EOMONTH([.J3];0);[$'2023-2024 Tracker'.$B$2:.$B$5000];&quot;Income&quot;;[$'2023-2024 Tracker'.$C$2:.$C$5000];&quot;Project payment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K3];[$'2023-2024 Tracker'.$A$2:.$A$5000];&quot;&lt;=&quot;&amp;EOMONTH([.K3];0);[$'2023-2024 Tracker'.$B$2:.$B$5000];&quot;Income&quot;;[$'2023-2024 Tracker'.$C$2:.$C$5000];&quot;Project payment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L3];[$'2023-2024 Tracker'.$A$2:.$A$5000];&quot;&lt;=&quot;&amp;EOMONTH([.L3];0);[$'2023-2024 Tracker'.$B$2:.$B$5000];&quot;Income&quot;;[$'2023-2024 Tracker'.$C$2:.$C$5000];&quot;Project payment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M3];[$'2023-2024 Tracker'.$A$2:.$A$5000];&quot;&lt;=&quot;&amp;EOMONTH([.M3];0);[$'2023-2024 Tracker'.$B$2:.$B$5000];&quot;Income&quot;;[$'2023-2024 Tracker'.$C$2:.$C$5000];&quot;Project payment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N3];[$'2023-2024 Tracker'.$A$2:.$A$5000];&quot;&lt;=&quot;&amp;EOMONTH([.N3];0);[$'2023-2024 Tracker'.$B$2:.$B$5000];&quot;Income&quot;;[$'2023-2024 Tracker'.$C$2:.$C$5000];&quot;Project payments&quot;)" office:value-type="float" office:value="0" calcext:value-type="float">
            <text:p>€0.00</text:p>
          </table:table-cell>
          <table:table-cell table:style-name="ce15" table:formula="of:=SUM([.C5:.N5])" office:value-type="float" office:value="0" calcext:value-type="float">
            <text:p>€0.00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<text:s text:c="4"/>Retainers</text:p>
          </table:table-cell>
          <table:table-cell table:style-name="ce3"/>
          <table:table-cell table:style-name="ce15" table:formula="of:=SUMIFS([$'2023-2024 Tracker'.$K$2:.$K$5000];[$'2023-2024 Tracker'.$A$2:.$A$5000];&quot;&gt;=&quot;&amp;[.C3];[$'2023-2024 Tracker'.$A$2:.$A$5000];&quot;&lt;=&quot;&amp;EOMONTH([.C3];0);[$'2023-2024 Tracker'.$B$2:.$B$5000];&quot;Income&quot;;[$'2023-2024 Tracker'.$C$2:.$C$5000];&quot;Retainer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D3];[$'2023-2024 Tracker'.$A$2:.$A$5000];&quot;&lt;=&quot;&amp;EOMONTH([.D3];0);[$'2023-2024 Tracker'.$B$2:.$B$5000];&quot;Income&quot;;[$'2023-2024 Tracker'.$C$2:.$C$5000];&quot;Retainer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E3];[$'2023-2024 Tracker'.$A$2:.$A$5000];&quot;&lt;=&quot;&amp;EOMONTH([.E3];0);[$'2023-2024 Tracker'.$B$2:.$B$5000];&quot;Income&quot;;[$'2023-2024 Tracker'.$C$2:.$C$5000];&quot;Retainer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F3];[$'2023-2024 Tracker'.$A$2:.$A$5000];&quot;&lt;=&quot;&amp;EOMONTH([.F3];0);[$'2023-2024 Tracker'.$B$2:.$B$5000];&quot;Income&quot;;[$'2023-2024 Tracker'.$C$2:.$C$5000];&quot;Retainer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G3];[$'2023-2024 Tracker'.$A$2:.$A$5000];&quot;&lt;=&quot;&amp;EOMONTH([.G3];0);[$'2023-2024 Tracker'.$B$2:.$B$5000];&quot;Income&quot;;[$'2023-2024 Tracker'.$C$2:.$C$5000];&quot;Retainer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H3];[$'2023-2024 Tracker'.$A$2:.$A$5000];&quot;&lt;=&quot;&amp;EOMONTH([.H3];0);[$'2023-2024 Tracker'.$B$2:.$B$5000];&quot;Income&quot;;[$'2023-2024 Tracker'.$C$2:.$C$5000];&quot;Retainer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I3];[$'2023-2024 Tracker'.$A$2:.$A$5000];&quot;&lt;=&quot;&amp;EOMONTH([.I3];0);[$'2023-2024 Tracker'.$B$2:.$B$5000];&quot;Income&quot;;[$'2023-2024 Tracker'.$C$2:.$C$5000];&quot;Retainer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J3];[$'2023-2024 Tracker'.$A$2:.$A$5000];&quot;&lt;=&quot;&amp;EOMONTH([.J3];0);[$'2023-2024 Tracker'.$B$2:.$B$5000];&quot;Income&quot;;[$'2023-2024 Tracker'.$C$2:.$C$5000];&quot;Retainer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K3];[$'2023-2024 Tracker'.$A$2:.$A$5000];&quot;&lt;=&quot;&amp;EOMONTH([.K3];0);[$'2023-2024 Tracker'.$B$2:.$B$5000];&quot;Income&quot;;[$'2023-2024 Tracker'.$C$2:.$C$5000];&quot;Retainer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L3];[$'2023-2024 Tracker'.$A$2:.$A$5000];&quot;&lt;=&quot;&amp;EOMONTH([.L3];0);[$'2023-2024 Tracker'.$B$2:.$B$5000];&quot;Income&quot;;[$'2023-2024 Tracker'.$C$2:.$C$5000];&quot;Retainer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M3];[$'2023-2024 Tracker'.$A$2:.$A$5000];&quot;&lt;=&quot;&amp;EOMONTH([.M3];0);[$'2023-2024 Tracker'.$B$2:.$B$5000];&quot;Income&quot;;[$'2023-2024 Tracker'.$C$2:.$C$5000];&quot;Retainer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N3];[$'2023-2024 Tracker'.$A$2:.$A$5000];&quot;&lt;=&quot;&amp;EOMONTH([.N3];0);[$'2023-2024 Tracker'.$B$2:.$B$5000];&quot;Income&quot;;[$'2023-2024 Tracker'.$C$2:.$C$5000];&quot;Retainers&quot;)" office:value-type="float" office:value="0" calcext:value-type="float">
            <text:p>€0.00</text:p>
          </table:table-cell>
          <table:table-cell table:style-name="ce15" table:formula="of:=SUM([.C6:.N6])" office:value-type="float" office:value="0" calcext:value-type="float">
            <text:p>€0.00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<text:s text:c="4"/>Grants</text:p>
          </table:table-cell>
          <table:table-cell table:style-name="ce3"/>
          <table:table-cell table:style-name="ce15" table:formula="of:=SUMIFS([$'2023-2024 Tracker'.$K$2:.$K$5000];[$'2023-2024 Tracker'.$A$2:.$A$5000];&quot;&gt;=&quot;&amp;[.C3];[$'2023-2024 Tracker'.$A$2:.$A$5000];&quot;&lt;=&quot;&amp;EOMONTH([.C3];0);[$'2023-2024 Tracker'.$B$2:.$B$5000];&quot;Income&quot;;[$'2023-2024 Tracker'.$C$2:.$C$5000];&quot;Grant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D3];[$'2023-2024 Tracker'.$A$2:.$A$5000];&quot;&lt;=&quot;&amp;EOMONTH([.D3];0);[$'2023-2024 Tracker'.$B$2:.$B$5000];&quot;Income&quot;;[$'2023-2024 Tracker'.$C$2:.$C$5000];&quot;Grant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E3];[$'2023-2024 Tracker'.$A$2:.$A$5000];&quot;&lt;=&quot;&amp;EOMONTH([.E3];0);[$'2023-2024 Tracker'.$B$2:.$B$5000];&quot;Income&quot;;[$'2023-2024 Tracker'.$C$2:.$C$5000];&quot;Grant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F3];[$'2023-2024 Tracker'.$A$2:.$A$5000];&quot;&lt;=&quot;&amp;EOMONTH([.F3];0);[$'2023-2024 Tracker'.$B$2:.$B$5000];&quot;Income&quot;;[$'2023-2024 Tracker'.$C$2:.$C$5000];&quot;Grant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G3];[$'2023-2024 Tracker'.$A$2:.$A$5000];&quot;&lt;=&quot;&amp;EOMONTH([.G3];0);[$'2023-2024 Tracker'.$B$2:.$B$5000];&quot;Income&quot;;[$'2023-2024 Tracker'.$C$2:.$C$5000];&quot;Grant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H3];[$'2023-2024 Tracker'.$A$2:.$A$5000];&quot;&lt;=&quot;&amp;EOMONTH([.H3];0);[$'2023-2024 Tracker'.$B$2:.$B$5000];&quot;Income&quot;;[$'2023-2024 Tracker'.$C$2:.$C$5000];&quot;Grant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I3];[$'2023-2024 Tracker'.$A$2:.$A$5000];&quot;&lt;=&quot;&amp;EOMONTH([.I3];0);[$'2023-2024 Tracker'.$B$2:.$B$5000];&quot;Income&quot;;[$'2023-2024 Tracker'.$C$2:.$C$5000];&quot;Grant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J3];[$'2023-2024 Tracker'.$A$2:.$A$5000];&quot;&lt;=&quot;&amp;EOMONTH([.J3];0);[$'2023-2024 Tracker'.$B$2:.$B$5000];&quot;Income&quot;;[$'2023-2024 Tracker'.$C$2:.$C$5000];&quot;Grant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K3];[$'2023-2024 Tracker'.$A$2:.$A$5000];&quot;&lt;=&quot;&amp;EOMONTH([.K3];0);[$'2023-2024 Tracker'.$B$2:.$B$5000];&quot;Income&quot;;[$'2023-2024 Tracker'.$C$2:.$C$5000];&quot;Grant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L3];[$'2023-2024 Tracker'.$A$2:.$A$5000];&quot;&lt;=&quot;&amp;EOMONTH([.L3];0);[$'2023-2024 Tracker'.$B$2:.$B$5000];&quot;Income&quot;;[$'2023-2024 Tracker'.$C$2:.$C$5000];&quot;Grant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M3];[$'2023-2024 Tracker'.$A$2:.$A$5000];&quot;&lt;=&quot;&amp;EOMONTH([.M3];0);[$'2023-2024 Tracker'.$B$2:.$B$5000];&quot;Income&quot;;[$'2023-2024 Tracker'.$C$2:.$C$5000];&quot;Grant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N3];[$'2023-2024 Tracker'.$A$2:.$A$5000];&quot;&lt;=&quot;&amp;EOMONTH([.N3];0);[$'2023-2024 Tracker'.$B$2:.$B$5000];&quot;Income&quot;;[$'2023-2024 Tracker'.$C$2:.$C$5000];&quot;Grants&quot;)" office:value-type="float" office:value="0" calcext:value-type="float">
            <text:p>€0.00</text:p>
          </table:table-cell>
          <table:table-cell table:style-name="ce15" table:formula="of:=SUM([.C7:.N7])" office:value-type="float" office:value="0" calcext:value-type="float">
            <text:p>€0.00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<text:s text:c="4"/>Consulting/Services</text:p>
          </table:table-cell>
          <table:table-cell table:style-name="ce3"/>
          <table:table-cell table:style-name="ce15" table:formula="of:=SUMIFS([$'2023-2024 Tracker'.$K$2:.$K$5000];[$'2023-2024 Tracker'.$A$2:.$A$5000];&quot;&gt;=&quot;&amp;[.C3];[$'2023-2024 Tracker'.$A$2:.$A$5000];&quot;&lt;=&quot;&amp;EOMONTH([.C3];0);[$'2023-2024 Tracker'.$B$2:.$B$5000];&quot;Income&quot;;[$'2023-2024 Tracker'.$C$2:.$C$5000];&quot;Consulting/Service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D3];[$'2023-2024 Tracker'.$A$2:.$A$5000];&quot;&lt;=&quot;&amp;EOMONTH([.D3];0);[$'2023-2024 Tracker'.$B$2:.$B$5000];&quot;Income&quot;;[$'2023-2024 Tracker'.$C$2:.$C$5000];&quot;Consulting/Service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E3];[$'2023-2024 Tracker'.$A$2:.$A$5000];&quot;&lt;=&quot;&amp;EOMONTH([.E3];0);[$'2023-2024 Tracker'.$B$2:.$B$5000];&quot;Income&quot;;[$'2023-2024 Tracker'.$C$2:.$C$5000];&quot;Consulting/Service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F3];[$'2023-2024 Tracker'.$A$2:.$A$5000];&quot;&lt;=&quot;&amp;EOMONTH([.F3];0);[$'2023-2024 Tracker'.$B$2:.$B$5000];&quot;Income&quot;;[$'2023-2024 Tracker'.$C$2:.$C$5000];&quot;Consulting/Service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G3];[$'2023-2024 Tracker'.$A$2:.$A$5000];&quot;&lt;=&quot;&amp;EOMONTH([.G3];0);[$'2023-2024 Tracker'.$B$2:.$B$5000];&quot;Income&quot;;[$'2023-2024 Tracker'.$C$2:.$C$5000];&quot;Consulting/Service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H3];[$'2023-2024 Tracker'.$A$2:.$A$5000];&quot;&lt;=&quot;&amp;EOMONTH([.H3];0);[$'2023-2024 Tracker'.$B$2:.$B$5000];&quot;Income&quot;;[$'2023-2024 Tracker'.$C$2:.$C$5000];&quot;Consulting/Service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I3];[$'2023-2024 Tracker'.$A$2:.$A$5000];&quot;&lt;=&quot;&amp;EOMONTH([.I3];0);[$'2023-2024 Tracker'.$B$2:.$B$5000];&quot;Income&quot;;[$'2023-2024 Tracker'.$C$2:.$C$5000];&quot;Consulting/Service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J3];[$'2023-2024 Tracker'.$A$2:.$A$5000];&quot;&lt;=&quot;&amp;EOMONTH([.J3];0);[$'2023-2024 Tracker'.$B$2:.$B$5000];&quot;Income&quot;;[$'2023-2024 Tracker'.$C$2:.$C$5000];&quot;Consulting/Service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K3];[$'2023-2024 Tracker'.$A$2:.$A$5000];&quot;&lt;=&quot;&amp;EOMONTH([.K3];0);[$'2023-2024 Tracker'.$B$2:.$B$5000];&quot;Income&quot;;[$'2023-2024 Tracker'.$C$2:.$C$5000];&quot;Consulting/Service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L3];[$'2023-2024 Tracker'.$A$2:.$A$5000];&quot;&lt;=&quot;&amp;EOMONTH([.L3];0);[$'2023-2024 Tracker'.$B$2:.$B$5000];&quot;Income&quot;;[$'2023-2024 Tracker'.$C$2:.$C$5000];&quot;Consulting/Service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M3];[$'2023-2024 Tracker'.$A$2:.$A$5000];&quot;&lt;=&quot;&amp;EOMONTH([.M3];0);[$'2023-2024 Tracker'.$B$2:.$B$5000];&quot;Income&quot;;[$'2023-2024 Tracker'.$C$2:.$C$5000];&quot;Consulting/Service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N3];[$'2023-2024 Tracker'.$A$2:.$A$5000];&quot;&lt;=&quot;&amp;EOMONTH([.N3];0);[$'2023-2024 Tracker'.$B$2:.$B$5000];&quot;Income&quot;;[$'2023-2024 Tracker'.$C$2:.$C$5000];&quot;Consulting/Services&quot;)" office:value-type="float" office:value="0" calcext:value-type="float">
            <text:p>€0.00</text:p>
          </table:table-cell>
          <table:table-cell table:style-name="ce15" table:formula="of:=SUM([.C8:.N8])" office:value-type="float" office:value="0" calcext:value-type="float">
            <text:p>€0.00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<text:s text:c="4"/>Other income</text:p>
          </table:table-cell>
          <table:table-cell table:style-name="ce3"/>
          <table:table-cell table:style-name="ce15" table:formula="of:=SUMIFS([$'2023-2024 Tracker'.$K$2:.$K$5000];[$'2023-2024 Tracker'.$A$2:.$A$5000];&quot;&gt;=&quot;&amp;[.C3];[$'2023-2024 Tracker'.$A$2:.$A$5000];&quot;&lt;=&quot;&amp;EOMONTH([.C3];0);[$'2023-2024 Tracker'.$B$2:.$B$5000];&quot;Income&quot;;[$'2023-2024 Tracker'.$C$2:.$C$5000];&quot;Other income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D3];[$'2023-2024 Tracker'.$A$2:.$A$5000];&quot;&lt;=&quot;&amp;EOMONTH([.D3];0);[$'2023-2024 Tracker'.$B$2:.$B$5000];&quot;Income&quot;;[$'2023-2024 Tracker'.$C$2:.$C$5000];&quot;Other income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E3];[$'2023-2024 Tracker'.$A$2:.$A$5000];&quot;&lt;=&quot;&amp;EOMONTH([.E3];0);[$'2023-2024 Tracker'.$B$2:.$B$5000];&quot;Income&quot;;[$'2023-2024 Tracker'.$C$2:.$C$5000];&quot;Other income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F3];[$'2023-2024 Tracker'.$A$2:.$A$5000];&quot;&lt;=&quot;&amp;EOMONTH([.F3];0);[$'2023-2024 Tracker'.$B$2:.$B$5000];&quot;Income&quot;;[$'2023-2024 Tracker'.$C$2:.$C$5000];&quot;Other income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G3];[$'2023-2024 Tracker'.$A$2:.$A$5000];&quot;&lt;=&quot;&amp;EOMONTH([.G3];0);[$'2023-2024 Tracker'.$B$2:.$B$5000];&quot;Income&quot;;[$'2023-2024 Tracker'.$C$2:.$C$5000];&quot;Other income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H3];[$'2023-2024 Tracker'.$A$2:.$A$5000];&quot;&lt;=&quot;&amp;EOMONTH([.H3];0);[$'2023-2024 Tracker'.$B$2:.$B$5000];&quot;Income&quot;;[$'2023-2024 Tracker'.$C$2:.$C$5000];&quot;Other income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I3];[$'2023-2024 Tracker'.$A$2:.$A$5000];&quot;&lt;=&quot;&amp;EOMONTH([.I3];0);[$'2023-2024 Tracker'.$B$2:.$B$5000];&quot;Income&quot;;[$'2023-2024 Tracker'.$C$2:.$C$5000];&quot;Other income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J3];[$'2023-2024 Tracker'.$A$2:.$A$5000];&quot;&lt;=&quot;&amp;EOMONTH([.J3];0);[$'2023-2024 Tracker'.$B$2:.$B$5000];&quot;Income&quot;;[$'2023-2024 Tracker'.$C$2:.$C$5000];&quot;Other income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K3];[$'2023-2024 Tracker'.$A$2:.$A$5000];&quot;&lt;=&quot;&amp;EOMONTH([.K3];0);[$'2023-2024 Tracker'.$B$2:.$B$5000];&quot;Income&quot;;[$'2023-2024 Tracker'.$C$2:.$C$5000];&quot;Other income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L3];[$'2023-2024 Tracker'.$A$2:.$A$5000];&quot;&lt;=&quot;&amp;EOMONTH([.L3];0);[$'2023-2024 Tracker'.$B$2:.$B$5000];&quot;Income&quot;;[$'2023-2024 Tracker'.$C$2:.$C$5000];&quot;Other income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M3];[$'2023-2024 Tracker'.$A$2:.$A$5000];&quot;&lt;=&quot;&amp;EOMONTH([.M3];0);[$'2023-2024 Tracker'.$B$2:.$B$5000];&quot;Income&quot;;[$'2023-2024 Tracker'.$C$2:.$C$5000];&quot;Other income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N3];[$'2023-2024 Tracker'.$A$2:.$A$5000];&quot;&lt;=&quot;&amp;EOMONTH([.N3];0);[$'2023-2024 Tracker'.$B$2:.$B$5000];&quot;Income&quot;;[$'2023-2024 Tracker'.$C$2:.$C$5000];&quot;Other income&quot;)" office:value-type="float" office:value="0" calcext:value-type="float">
            <text:p>€0.00</text:p>
          </table:table-cell>
          <table:table-cell table:style-name="ce15" table:formula="of:=SUM([.C9:.N9])" office:value-type="float" office:value="0" calcext:value-type="float">
            <text:p>€0.00</text:p>
          </table:table-cell>
          <table:table-cell table:number-columns-repeated="1009"/>
        </table:table-row>
        <table:table-row table:style-name="ro1">
          <table:table-cell table:style-name="ce3" table:number-columns-repeated="15"/>
          <table:table-cell table:number-columns-repeated="1009"/>
        </table:table-row>
        <table:table-row table:style-name="ro1">
          <table:table-cell table:style-name="ce8" office:value-type="string" calcext:value-type="string">
            <text:p>Expenses</text:p>
          </table:table-cell>
          <table:table-cell table:style-name="ce11"/>
          <table:table-cell table:style-name="ce14" table:formula="of:=[.C12]+[.C19]" office:value-type="float" office:value="0" calcext:value-type="float">
            <text:p>€0.00</text:p>
          </table:table-cell>
          <table:table-cell table:style-name="ce14" table:formula="of:=[.D12]+[.D19]" office:value-type="float" office:value="0" calcext:value-type="float">
            <text:p>€0.00</text:p>
          </table:table-cell>
          <table:table-cell table:style-name="ce14" table:formula="of:=[.E12]+[.E19]" office:value-type="float" office:value="0" calcext:value-type="float">
            <text:p>€0.00</text:p>
          </table:table-cell>
          <table:table-cell table:style-name="ce14" table:formula="of:=[.F12]+[.F19]" office:value-type="float" office:value="0" calcext:value-type="float">
            <text:p>€0.00</text:p>
          </table:table-cell>
          <table:table-cell table:style-name="ce14" table:formula="of:=[.G12]+[.G19]" office:value-type="float" office:value="0" calcext:value-type="float">
            <text:p>€0.00</text:p>
          </table:table-cell>
          <table:table-cell table:style-name="ce14" table:formula="of:=[.H12]+[.H19]" office:value-type="float" office:value="0" calcext:value-type="float">
            <text:p>€0.00</text:p>
          </table:table-cell>
          <table:table-cell table:style-name="ce14" table:formula="of:=[.I12]+[.I19]" office:value-type="float" office:value="0" calcext:value-type="float">
            <text:p>€0.00</text:p>
          </table:table-cell>
          <table:table-cell table:style-name="ce14" table:formula="of:=[.J12]+[.J19]" office:value-type="float" office:value="0" calcext:value-type="float">
            <text:p>€0.00</text:p>
          </table:table-cell>
          <table:table-cell table:style-name="ce14" table:formula="of:=[.K12]+[.K19]" office:value-type="float" office:value="0" calcext:value-type="float">
            <text:p>€0.00</text:p>
          </table:table-cell>
          <table:table-cell table:style-name="ce14" table:formula="of:=[.L12]+[.L19]" office:value-type="float" office:value="0" calcext:value-type="float">
            <text:p>€0.00</text:p>
          </table:table-cell>
          <table:table-cell table:style-name="ce14" table:formula="of:=[.M12]+[.M19]" office:value-type="float" office:value="0" calcext:value-type="float">
            <text:p>€0.00</text:p>
          </table:table-cell>
          <table:table-cell table:style-name="ce14" table:formula="of:=[.N12]+[.N19]" office:value-type="float" office:value="0" calcext:value-type="float">
            <text:p>€0.00</text:p>
          </table:table-cell>
          <table:table-cell table:style-name="ce14" table:formula="of:=SUM([.C11:.N11])" office:value-type="float" office:value="0" calcext:value-type="float">
            <text:p>€0.00</text:p>
          </table:table-cell>
          <table:table-cell table:number-columns-repeated="1009"/>
        </table:table-row>
        <table:table-row table:style-name="ro1">
          <table:table-cell table:style-name="ce10" office:value-type="string" calcext:value-type="string">
            <text:p><text:s text:c="4"/>Fixed costs</text:p>
          </table:table-cell>
          <table:table-cell table:style-name="ce3"/>
          <table:table-cell table:style-name="ce15" table:formula="of:=SUM([.C13:.C17])" office:value-type="float" office:value="0" calcext:value-type="float">
            <text:p>€0.00</text:p>
          </table:table-cell>
          <table:table-cell table:style-name="ce15" table:formula="of:=SUM([.D13:.D17])" office:value-type="float" office:value="0" calcext:value-type="float">
            <text:p>€0.00</text:p>
          </table:table-cell>
          <table:table-cell table:style-name="ce15" table:formula="of:=SUM([.E13:.E17])" office:value-type="float" office:value="0" calcext:value-type="float">
            <text:p>€0.00</text:p>
          </table:table-cell>
          <table:table-cell table:style-name="ce15" table:formula="of:=SUM([.F13:.F17])" office:value-type="float" office:value="0" calcext:value-type="float">
            <text:p>€0.00</text:p>
          </table:table-cell>
          <table:table-cell table:style-name="ce15" table:formula="of:=SUM([.G13:.G17])" office:value-type="float" office:value="0" calcext:value-type="float">
            <text:p>€0.00</text:p>
          </table:table-cell>
          <table:table-cell table:style-name="ce15" table:formula="of:=SUM([.H13:.H17])" office:value-type="float" office:value="0" calcext:value-type="float">
            <text:p>€0.00</text:p>
          </table:table-cell>
          <table:table-cell table:style-name="ce15" table:formula="of:=SUM([.I13:.I17])" office:value-type="float" office:value="0" calcext:value-type="float">
            <text:p>€0.00</text:p>
          </table:table-cell>
          <table:table-cell table:style-name="ce15" table:formula="of:=SUM([.J13:.J17])" office:value-type="float" office:value="0" calcext:value-type="float">
            <text:p>€0.00</text:p>
          </table:table-cell>
          <table:table-cell table:style-name="ce15" table:formula="of:=SUM([.K13:.K17])" office:value-type="float" office:value="0" calcext:value-type="float">
            <text:p>€0.00</text:p>
          </table:table-cell>
          <table:table-cell table:style-name="ce15" table:formula="of:=SUM([.L13:.L17])" office:value-type="float" office:value="0" calcext:value-type="float">
            <text:p>€0.00</text:p>
          </table:table-cell>
          <table:table-cell table:style-name="ce15" table:formula="of:=SUM([.M13:.M17])" office:value-type="float" office:value="0" calcext:value-type="float">
            <text:p>€0.00</text:p>
          </table:table-cell>
          <table:table-cell table:style-name="ce15" table:formula="of:=SUM([.N13:.N17])" office:value-type="float" office:value="0" calcext:value-type="float">
            <text:p>€0.00</text:p>
          </table:table-cell>
          <table:table-cell table:style-name="ce16" table:formula="of:=SUM([.C12:.N12])" office:value-type="float" office:value="0" calcext:value-type="float">
            <text:p>€0.00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<text:s text:c="8"/>Obsidian Publish</text:p>
          </table:table-cell>
          <table:table-cell table:style-name="ce3"/>
          <table:table-cell table:style-name="ce15" table:formula="of:=SUMIFS([$'2023-2024 Tracker'.$K$2:.$K$5000];[$'2023-2024 Tracker'.$A$2:.$A$5000];&quot;&gt;=&quot;&amp;[.C3];[$'2023-2024 Tracker'.$A$2:.$A$5000];&quot;&lt;=&quot;&amp;EOMONTH([.C3];0);[$'2023-2024 Tracker'.$B$2:.$B$5000];&quot;Expense&quot;;[$'2023-2024 Tracker'.$C$2:.$C$5000];&quot;Fixed costs&quot;;[$'2023-2024 Tracker'.$D$2:.$D$5000];&quot;Obsidian Publish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D3];[$'2023-2024 Tracker'.$A$2:.$A$5000];&quot;&lt;=&quot;&amp;EOMONTH([.D3];0);[$'2023-2024 Tracker'.$B$2:.$B$5000];&quot;Expense&quot;;[$'2023-2024 Tracker'.$C$2:.$C$5000];&quot;Fixed costs&quot;;[$'2023-2024 Tracker'.$D$2:.$D$5000];&quot;Obsidian Publish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E3];[$'2023-2024 Tracker'.$A$2:.$A$5000];&quot;&lt;=&quot;&amp;EOMONTH([.E3];0);[$'2023-2024 Tracker'.$B$2:.$B$5000];&quot;Expense&quot;;[$'2023-2024 Tracker'.$C$2:.$C$5000];&quot;Fixed costs&quot;;[$'2023-2024 Tracker'.$D$2:.$D$5000];&quot;Obsidian Publish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F3];[$'2023-2024 Tracker'.$A$2:.$A$5000];&quot;&lt;=&quot;&amp;EOMONTH([.F3];0);[$'2023-2024 Tracker'.$B$2:.$B$5000];&quot;Expense&quot;;[$'2023-2024 Tracker'.$C$2:.$C$5000];&quot;Fixed costs&quot;;[$'2023-2024 Tracker'.$D$2:.$D$5000];&quot;Obsidian Publish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G3];[$'2023-2024 Tracker'.$A$2:.$A$5000];&quot;&lt;=&quot;&amp;EOMONTH([.G3];0);[$'2023-2024 Tracker'.$B$2:.$B$5000];&quot;Expense&quot;;[$'2023-2024 Tracker'.$C$2:.$C$5000];&quot;Fixed costs&quot;;[$'2023-2024 Tracker'.$D$2:.$D$5000];&quot;Obsidian Publish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H3];[$'2023-2024 Tracker'.$A$2:.$A$5000];&quot;&lt;=&quot;&amp;EOMONTH([.H3];0);[$'2023-2024 Tracker'.$B$2:.$B$5000];&quot;Expense&quot;;[$'2023-2024 Tracker'.$C$2:.$C$5000];&quot;Fixed costs&quot;;[$'2023-2024 Tracker'.$D$2:.$D$5000];&quot;Obsidian Publish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I3];[$'2023-2024 Tracker'.$A$2:.$A$5000];&quot;&lt;=&quot;&amp;EOMONTH([.I3];0);[$'2023-2024 Tracker'.$B$2:.$B$5000];&quot;Expense&quot;;[$'2023-2024 Tracker'.$C$2:.$C$5000];&quot;Fixed costs&quot;;[$'2023-2024 Tracker'.$D$2:.$D$5000];&quot;Obsidian Publish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J3];[$'2023-2024 Tracker'.$A$2:.$A$5000];&quot;&lt;=&quot;&amp;EOMONTH([.J3];0);[$'2023-2024 Tracker'.$B$2:.$B$5000];&quot;Expense&quot;;[$'2023-2024 Tracker'.$C$2:.$C$5000];&quot;Fixed costs&quot;;[$'2023-2024 Tracker'.$D$2:.$D$5000];&quot;Obsidian Publish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K3];[$'2023-2024 Tracker'.$A$2:.$A$5000];&quot;&lt;=&quot;&amp;EOMONTH([.K3];0);[$'2023-2024 Tracker'.$B$2:.$B$5000];&quot;Expense&quot;;[$'2023-2024 Tracker'.$C$2:.$C$5000];&quot;Fixed costs&quot;;[$'2023-2024 Tracker'.$D$2:.$D$5000];&quot;Obsidian Publish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L3];[$'2023-2024 Tracker'.$A$2:.$A$5000];&quot;&lt;=&quot;&amp;EOMONTH([.L3];0);[$'2023-2024 Tracker'.$B$2:.$B$5000];&quot;Expense&quot;;[$'2023-2024 Tracker'.$C$2:.$C$5000];&quot;Fixed costs&quot;;[$'2023-2024 Tracker'.$D$2:.$D$5000];&quot;Obsidian Publish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M3];[$'2023-2024 Tracker'.$A$2:.$A$5000];&quot;&lt;=&quot;&amp;EOMONTH([.M3];0);[$'2023-2024 Tracker'.$B$2:.$B$5000];&quot;Expense&quot;;[$'2023-2024 Tracker'.$C$2:.$C$5000];&quot;Fixed costs&quot;;[$'2023-2024 Tracker'.$D$2:.$D$5000];&quot;Obsidian Publish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N3];[$'2023-2024 Tracker'.$A$2:.$A$5000];&quot;&lt;=&quot;&amp;EOMONTH([.N3];0);[$'2023-2024 Tracker'.$B$2:.$B$5000];&quot;Expense&quot;;[$'2023-2024 Tracker'.$C$2:.$C$5000];&quot;Fixed costs&quot;;[$'2023-2024 Tracker'.$D$2:.$D$5000];&quot;Obsidian Publish&quot;)" office:value-type="float" office:value="0" calcext:value-type="float">
            <text:p>€0.00</text:p>
          </table:table-cell>
          <table:table-cell table:style-name="ce15" table:formula="of:=SUM([.C13:.N13])" office:value-type="float" office:value="0" calcext:value-type="float">
            <text:p>€0.00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<text:s text:c="8"/>refibcn.cat domain</text:p>
          </table:table-cell>
          <table:table-cell table:style-name="ce3"/>
          <table:table-cell table:style-name="ce15" table:formula="of:=SUMIFS([$'2023-2024 Tracker'.$K$2:.$K$5000];[$'2023-2024 Tracker'.$A$2:.$A$5000];&quot;&gt;=&quot;&amp;[.C3];[$'2023-2024 Tracker'.$A$2:.$A$5000];&quot;&lt;=&quot;&amp;EOMONTH([.C3];0);[$'2023-2024 Tracker'.$B$2:.$B$5000];&quot;Expense&quot;;[$'2023-2024 Tracker'.$C$2:.$C$5000];&quot;Fixed costs&quot;;[$'2023-2024 Tracker'.$D$2:.$D$5000];&quot;refibcn.cat domain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D3];[$'2023-2024 Tracker'.$A$2:.$A$5000];&quot;&lt;=&quot;&amp;EOMONTH([.D3];0);[$'2023-2024 Tracker'.$B$2:.$B$5000];&quot;Expense&quot;;[$'2023-2024 Tracker'.$C$2:.$C$5000];&quot;Fixed costs&quot;;[$'2023-2024 Tracker'.$D$2:.$D$5000];&quot;refibcn.cat domain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E3];[$'2023-2024 Tracker'.$A$2:.$A$5000];&quot;&lt;=&quot;&amp;EOMONTH([.E3];0);[$'2023-2024 Tracker'.$B$2:.$B$5000];&quot;Expense&quot;;[$'2023-2024 Tracker'.$C$2:.$C$5000];&quot;Fixed costs&quot;;[$'2023-2024 Tracker'.$D$2:.$D$5000];&quot;refibcn.cat domain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F3];[$'2023-2024 Tracker'.$A$2:.$A$5000];&quot;&lt;=&quot;&amp;EOMONTH([.F3];0);[$'2023-2024 Tracker'.$B$2:.$B$5000];&quot;Expense&quot;;[$'2023-2024 Tracker'.$C$2:.$C$5000];&quot;Fixed costs&quot;;[$'2023-2024 Tracker'.$D$2:.$D$5000];&quot;refibcn.cat domain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G3];[$'2023-2024 Tracker'.$A$2:.$A$5000];&quot;&lt;=&quot;&amp;EOMONTH([.G3];0);[$'2023-2024 Tracker'.$B$2:.$B$5000];&quot;Expense&quot;;[$'2023-2024 Tracker'.$C$2:.$C$5000];&quot;Fixed costs&quot;;[$'2023-2024 Tracker'.$D$2:.$D$5000];&quot;refibcn.cat domain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H3];[$'2023-2024 Tracker'.$A$2:.$A$5000];&quot;&lt;=&quot;&amp;EOMONTH([.H3];0);[$'2023-2024 Tracker'.$B$2:.$B$5000];&quot;Expense&quot;;[$'2023-2024 Tracker'.$C$2:.$C$5000];&quot;Fixed costs&quot;;[$'2023-2024 Tracker'.$D$2:.$D$5000];&quot;refibcn.cat domain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I3];[$'2023-2024 Tracker'.$A$2:.$A$5000];&quot;&lt;=&quot;&amp;EOMONTH([.I3];0);[$'2023-2024 Tracker'.$B$2:.$B$5000];&quot;Expense&quot;;[$'2023-2024 Tracker'.$C$2:.$C$5000];&quot;Fixed costs&quot;;[$'2023-2024 Tracker'.$D$2:.$D$5000];&quot;refibcn.cat domain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J3];[$'2023-2024 Tracker'.$A$2:.$A$5000];&quot;&lt;=&quot;&amp;EOMONTH([.J3];0);[$'2023-2024 Tracker'.$B$2:.$B$5000];&quot;Expense&quot;;[$'2023-2024 Tracker'.$C$2:.$C$5000];&quot;Fixed costs&quot;;[$'2023-2024 Tracker'.$D$2:.$D$5000];&quot;refibcn.cat domain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K3];[$'2023-2024 Tracker'.$A$2:.$A$5000];&quot;&lt;=&quot;&amp;EOMONTH([.K3];0);[$'2023-2024 Tracker'.$B$2:.$B$5000];&quot;Expense&quot;;[$'2023-2024 Tracker'.$C$2:.$C$5000];&quot;Fixed costs&quot;;[$'2023-2024 Tracker'.$D$2:.$D$5000];&quot;refibcn.cat domain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L3];[$'2023-2024 Tracker'.$A$2:.$A$5000];&quot;&lt;=&quot;&amp;EOMONTH([.L3];0);[$'2023-2024 Tracker'.$B$2:.$B$5000];&quot;Expense&quot;;[$'2023-2024 Tracker'.$C$2:.$C$5000];&quot;Fixed costs&quot;;[$'2023-2024 Tracker'.$D$2:.$D$5000];&quot;refibcn.cat domain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M3];[$'2023-2024 Tracker'.$A$2:.$A$5000];&quot;&lt;=&quot;&amp;EOMONTH([.M3];0);[$'2023-2024 Tracker'.$B$2:.$B$5000];&quot;Expense&quot;;[$'2023-2024 Tracker'.$C$2:.$C$5000];&quot;Fixed costs&quot;;[$'2023-2024 Tracker'.$D$2:.$D$5000];&quot;refibcn.cat domain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N3];[$'2023-2024 Tracker'.$A$2:.$A$5000];&quot;&lt;=&quot;&amp;EOMONTH([.N3];0);[$'2023-2024 Tracker'.$B$2:.$B$5000];&quot;Expense&quot;;[$'2023-2024 Tracker'.$C$2:.$C$5000];&quot;Fixed costs&quot;;[$'2023-2024 Tracker'.$D$2:.$D$5000];&quot;refibcn.cat domain&quot;)" office:value-type="float" office:value="0" calcext:value-type="float">
            <text:p>€0.00</text:p>
          </table:table-cell>
          <table:table-cell table:style-name="ce15" table:formula="of:=SUM([.C14:.N14])" office:value-type="float" office:value="0" calcext:value-type="float">
            <text:p>€0.00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<text:s text:c="8"/>Notion</text:p>
          </table:table-cell>
          <table:table-cell table:style-name="ce3"/>
          <table:table-cell table:style-name="ce15" table:formula="of:=SUMIFS([$'2023-2024 Tracker'.$K$2:.$K$5000];[$'2023-2024 Tracker'.$A$2:.$A$5000];&quot;&gt;=&quot;&amp;[.C3];[$'2023-2024 Tracker'.$A$2:.$A$5000];&quot;&lt;=&quot;&amp;EOMONTH([.C3];0);[$'2023-2024 Tracker'.$B$2:.$B$5000];&quot;Expense&quot;;[$'2023-2024 Tracker'.$C$2:.$C$5000];&quot;Fixed costs&quot;;[$'2023-2024 Tracker'.$D$2:.$D$5000];&quot;Notion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D3];[$'2023-2024 Tracker'.$A$2:.$A$5000];&quot;&lt;=&quot;&amp;EOMONTH([.D3];0);[$'2023-2024 Tracker'.$B$2:.$B$5000];&quot;Expense&quot;;[$'2023-2024 Tracker'.$C$2:.$C$5000];&quot;Fixed costs&quot;;[$'2023-2024 Tracker'.$D$2:.$D$5000];&quot;Notion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E3];[$'2023-2024 Tracker'.$A$2:.$A$5000];&quot;&lt;=&quot;&amp;EOMONTH([.E3];0);[$'2023-2024 Tracker'.$B$2:.$B$5000];&quot;Expense&quot;;[$'2023-2024 Tracker'.$C$2:.$C$5000];&quot;Fixed costs&quot;;[$'2023-2024 Tracker'.$D$2:.$D$5000];&quot;Notion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F3];[$'2023-2024 Tracker'.$A$2:.$A$5000];&quot;&lt;=&quot;&amp;EOMONTH([.F3];0);[$'2023-2024 Tracker'.$B$2:.$B$5000];&quot;Expense&quot;;[$'2023-2024 Tracker'.$C$2:.$C$5000];&quot;Fixed costs&quot;;[$'2023-2024 Tracker'.$D$2:.$D$5000];&quot;Notion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G3];[$'2023-2024 Tracker'.$A$2:.$A$5000];&quot;&lt;=&quot;&amp;EOMONTH([.G3];0);[$'2023-2024 Tracker'.$B$2:.$B$5000];&quot;Expense&quot;;[$'2023-2024 Tracker'.$C$2:.$C$5000];&quot;Fixed costs&quot;;[$'2023-2024 Tracker'.$D$2:.$D$5000];&quot;Notion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H3];[$'2023-2024 Tracker'.$A$2:.$A$5000];&quot;&lt;=&quot;&amp;EOMONTH([.H3];0);[$'2023-2024 Tracker'.$B$2:.$B$5000];&quot;Expense&quot;;[$'2023-2024 Tracker'.$C$2:.$C$5000];&quot;Fixed costs&quot;;[$'2023-2024 Tracker'.$D$2:.$D$5000];&quot;Notion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I3];[$'2023-2024 Tracker'.$A$2:.$A$5000];&quot;&lt;=&quot;&amp;EOMONTH([.I3];0);[$'2023-2024 Tracker'.$B$2:.$B$5000];&quot;Expense&quot;;[$'2023-2024 Tracker'.$C$2:.$C$5000];&quot;Fixed costs&quot;;[$'2023-2024 Tracker'.$D$2:.$D$5000];&quot;Notion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J3];[$'2023-2024 Tracker'.$A$2:.$A$5000];&quot;&lt;=&quot;&amp;EOMONTH([.J3];0);[$'2023-2024 Tracker'.$B$2:.$B$5000];&quot;Expense&quot;;[$'2023-2024 Tracker'.$C$2:.$C$5000];&quot;Fixed costs&quot;;[$'2023-2024 Tracker'.$D$2:.$D$5000];&quot;Notion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K3];[$'2023-2024 Tracker'.$A$2:.$A$5000];&quot;&lt;=&quot;&amp;EOMONTH([.K3];0);[$'2023-2024 Tracker'.$B$2:.$B$5000];&quot;Expense&quot;;[$'2023-2024 Tracker'.$C$2:.$C$5000];&quot;Fixed costs&quot;;[$'2023-2024 Tracker'.$D$2:.$D$5000];&quot;Notion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L3];[$'2023-2024 Tracker'.$A$2:.$A$5000];&quot;&lt;=&quot;&amp;EOMONTH([.L3];0);[$'2023-2024 Tracker'.$B$2:.$B$5000];&quot;Expense&quot;;[$'2023-2024 Tracker'.$C$2:.$C$5000];&quot;Fixed costs&quot;;[$'2023-2024 Tracker'.$D$2:.$D$5000];&quot;Notion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M3];[$'2023-2024 Tracker'.$A$2:.$A$5000];&quot;&lt;=&quot;&amp;EOMONTH([.M3];0);[$'2023-2024 Tracker'.$B$2:.$B$5000];&quot;Expense&quot;;[$'2023-2024 Tracker'.$C$2:.$C$5000];&quot;Fixed costs&quot;;[$'2023-2024 Tracker'.$D$2:.$D$5000];&quot;Notion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N3];[$'2023-2024 Tracker'.$A$2:.$A$5000];&quot;&lt;=&quot;&amp;EOMONTH([.N3];0);[$'2023-2024 Tracker'.$B$2:.$B$5000];&quot;Expense&quot;;[$'2023-2024 Tracker'.$C$2:.$C$5000];&quot;Fixed costs&quot;;[$'2023-2024 Tracker'.$D$2:.$D$5000];&quot;Notion&quot;)" office:value-type="float" office:value="0" calcext:value-type="float">
            <text:p>€0.00</text:p>
          </table:table-cell>
          <table:table-cell table:style-name="ce15" table:formula="of:=SUM([.C15:.N15])" office:value-type="float" office:value="0" calcext:value-type="float">
            <text:p>€0.00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<text:s text:c="8"/>Cursor Team</text:p>
          </table:table-cell>
          <table:table-cell table:style-name="ce3"/>
          <table:table-cell table:style-name="ce15" table:formula="of:=SUMIFS([$'2023-2024 Tracker'.$K$2:.$K$5000];[$'2023-2024 Tracker'.$A$2:.$A$5000];&quot;&gt;=&quot;&amp;[.C3];[$'2023-2024 Tracker'.$A$2:.$A$5000];&quot;&lt;=&quot;&amp;EOMONTH([.C3];0);[$'2023-2024 Tracker'.$B$2:.$B$5000];&quot;Expense&quot;;[$'2023-2024 Tracker'.$C$2:.$C$5000];&quot;Fixed costs&quot;;[$'2023-2024 Tracker'.$D$2:.$D$5000];&quot;Cursor Team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D3];[$'2023-2024 Tracker'.$A$2:.$A$5000];&quot;&lt;=&quot;&amp;EOMONTH([.D3];0);[$'2023-2024 Tracker'.$B$2:.$B$5000];&quot;Expense&quot;;[$'2023-2024 Tracker'.$C$2:.$C$5000];&quot;Fixed costs&quot;;[$'2023-2024 Tracker'.$D$2:.$D$5000];&quot;Cursor Team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E3];[$'2023-2024 Tracker'.$A$2:.$A$5000];&quot;&lt;=&quot;&amp;EOMONTH([.E3];0);[$'2023-2024 Tracker'.$B$2:.$B$5000];&quot;Expense&quot;;[$'2023-2024 Tracker'.$C$2:.$C$5000];&quot;Fixed costs&quot;;[$'2023-2024 Tracker'.$D$2:.$D$5000];&quot;Cursor Team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F3];[$'2023-2024 Tracker'.$A$2:.$A$5000];&quot;&lt;=&quot;&amp;EOMONTH([.F3];0);[$'2023-2024 Tracker'.$B$2:.$B$5000];&quot;Expense&quot;;[$'2023-2024 Tracker'.$C$2:.$C$5000];&quot;Fixed costs&quot;;[$'2023-2024 Tracker'.$D$2:.$D$5000];&quot;Cursor Team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G3];[$'2023-2024 Tracker'.$A$2:.$A$5000];&quot;&lt;=&quot;&amp;EOMONTH([.G3];0);[$'2023-2024 Tracker'.$B$2:.$B$5000];&quot;Expense&quot;;[$'2023-2024 Tracker'.$C$2:.$C$5000];&quot;Fixed costs&quot;;[$'2023-2024 Tracker'.$D$2:.$D$5000];&quot;Cursor Team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H3];[$'2023-2024 Tracker'.$A$2:.$A$5000];&quot;&lt;=&quot;&amp;EOMONTH([.H3];0);[$'2023-2024 Tracker'.$B$2:.$B$5000];&quot;Expense&quot;;[$'2023-2024 Tracker'.$C$2:.$C$5000];&quot;Fixed costs&quot;;[$'2023-2024 Tracker'.$D$2:.$D$5000];&quot;Cursor Team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I3];[$'2023-2024 Tracker'.$A$2:.$A$5000];&quot;&lt;=&quot;&amp;EOMONTH([.I3];0);[$'2023-2024 Tracker'.$B$2:.$B$5000];&quot;Expense&quot;;[$'2023-2024 Tracker'.$C$2:.$C$5000];&quot;Fixed costs&quot;;[$'2023-2024 Tracker'.$D$2:.$D$5000];&quot;Cursor Team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J3];[$'2023-2024 Tracker'.$A$2:.$A$5000];&quot;&lt;=&quot;&amp;EOMONTH([.J3];0);[$'2023-2024 Tracker'.$B$2:.$B$5000];&quot;Expense&quot;;[$'2023-2024 Tracker'.$C$2:.$C$5000];&quot;Fixed costs&quot;;[$'2023-2024 Tracker'.$D$2:.$D$5000];&quot;Cursor Team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K3];[$'2023-2024 Tracker'.$A$2:.$A$5000];&quot;&lt;=&quot;&amp;EOMONTH([.K3];0);[$'2023-2024 Tracker'.$B$2:.$B$5000];&quot;Expense&quot;;[$'2023-2024 Tracker'.$C$2:.$C$5000];&quot;Fixed costs&quot;;[$'2023-2024 Tracker'.$D$2:.$D$5000];&quot;Cursor Team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L3];[$'2023-2024 Tracker'.$A$2:.$A$5000];&quot;&lt;=&quot;&amp;EOMONTH([.L3];0);[$'2023-2024 Tracker'.$B$2:.$B$5000];&quot;Expense&quot;;[$'2023-2024 Tracker'.$C$2:.$C$5000];&quot;Fixed costs&quot;;[$'2023-2024 Tracker'.$D$2:.$D$5000];&quot;Cursor Team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M3];[$'2023-2024 Tracker'.$A$2:.$A$5000];&quot;&lt;=&quot;&amp;EOMONTH([.M3];0);[$'2023-2024 Tracker'.$B$2:.$B$5000];&quot;Expense&quot;;[$'2023-2024 Tracker'.$C$2:.$C$5000];&quot;Fixed costs&quot;;[$'2023-2024 Tracker'.$D$2:.$D$5000];&quot;Cursor Team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N3];[$'2023-2024 Tracker'.$A$2:.$A$5000];&quot;&lt;=&quot;&amp;EOMONTH([.N3];0);[$'2023-2024 Tracker'.$B$2:.$B$5000];&quot;Expense&quot;;[$'2023-2024 Tracker'.$C$2:.$C$5000];&quot;Fixed costs&quot;;[$'2023-2024 Tracker'.$D$2:.$D$5000];&quot;Cursor Team&quot;)" office:value-type="float" office:value="0" calcext:value-type="float">
            <text:p>€0.00</text:p>
          </table:table-cell>
          <table:table-cell table:style-name="ce15" table:formula="of:=SUM([.C16:.N16])" office:value-type="float" office:value="0" calcext:value-type="float">
            <text:p>€0.00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<text:s text:c="8"/>Other fixed</text:p>
          </table:table-cell>
          <table:table-cell table:style-name="ce3"/>
          <table:table-cell table:style-name="ce15" table:number-columns-repeated="13"/>
          <table:table-cell table:number-columns-repeated="1009"/>
        </table:table-row>
        <table:table-row table:style-name="ro1">
          <table:table-cell table:style-name="ce3" table:number-columns-repeated="15"/>
          <table:table-cell table:number-columns-repeated="1009"/>
        </table:table-row>
        <table:table-row table:style-name="ro1">
          <table:table-cell table:style-name="ce10" office:value-type="string" calcext:value-type="string">
            <text:p><text:s text:c="4"/>Variable costs</text:p>
          </table:table-cell>
          <table:table-cell table:style-name="ce3"/>
          <table:table-cell table:style-name="ce15" table:formula="of:=SUM([.C20:.C27])" office:value-type="float" office:value="0" calcext:value-type="float">
            <text:p>€0.00</text:p>
          </table:table-cell>
          <table:table-cell table:style-name="ce15" table:formula="of:=SUM([.D20:.D27])" office:value-type="float" office:value="0" calcext:value-type="float">
            <text:p>€0.00</text:p>
          </table:table-cell>
          <table:table-cell table:style-name="ce15" table:formula="of:=SUM([.E20:.E27])" office:value-type="float" office:value="0" calcext:value-type="float">
            <text:p>€0.00</text:p>
          </table:table-cell>
          <table:table-cell table:style-name="ce15" table:formula="of:=SUM([.F20:.F27])" office:value-type="float" office:value="0" calcext:value-type="float">
            <text:p>€0.00</text:p>
          </table:table-cell>
          <table:table-cell table:style-name="ce15" table:formula="of:=SUM([.G20:.G27])" office:value-type="float" office:value="0" calcext:value-type="float">
            <text:p>€0.00</text:p>
          </table:table-cell>
          <table:table-cell table:style-name="ce15" table:formula="of:=SUM([.H20:.H27])" office:value-type="float" office:value="0" calcext:value-type="float">
            <text:p>€0.00</text:p>
          </table:table-cell>
          <table:table-cell table:style-name="ce15" table:formula="of:=SUM([.I20:.I27])" office:value-type="float" office:value="0" calcext:value-type="float">
            <text:p>€0.00</text:p>
          </table:table-cell>
          <table:table-cell table:style-name="ce15" table:formula="of:=SUM([.J20:.J27])" office:value-type="float" office:value="0" calcext:value-type="float">
            <text:p>€0.00</text:p>
          </table:table-cell>
          <table:table-cell table:style-name="ce15" table:formula="of:=SUM([.K20:.K27])" office:value-type="float" office:value="0" calcext:value-type="float">
            <text:p>€0.00</text:p>
          </table:table-cell>
          <table:table-cell table:style-name="ce15" table:formula="of:=SUM([.L20:.L27])" office:value-type="float" office:value="0" calcext:value-type="float">
            <text:p>€0.00</text:p>
          </table:table-cell>
          <table:table-cell table:style-name="ce15" table:formula="of:=SUM([.M20:.M27])" office:value-type="float" office:value="0" calcext:value-type="float">
            <text:p>€0.00</text:p>
          </table:table-cell>
          <table:table-cell table:style-name="ce15" table:formula="of:=SUM([.N20:.N27])" office:value-type="float" office:value="0" calcext:value-type="float">
            <text:p>€0.00</text:p>
          </table:table-cell>
          <table:table-cell table:style-name="ce16" table:formula="of:=SUM([.C19:.N19])" office:value-type="float" office:value="0" calcext:value-type="float">
            <text:p>€0.00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<text:s text:c="8"/>Project-specific expenses</text:p>
          </table:table-cell>
          <table:table-cell table:style-name="ce3"/>
          <table:table-cell table:style-name="ce15" table:formula="of:=SUMIFS([$'2023-2024 Tracker'.$K$2:.$K$5000];[$'2023-2024 Tracker'.$A$2:.$A$5000];&quot;&gt;=&quot;&amp;[.C3];[$'2023-2024 Tracker'.$A$2:.$A$5000];&quot;&lt;=&quot;&amp;EOMONTH([.C3];0);[$'2023-2024 Tracker'.$B$2:.$B$5000];&quot;Expense&quot;;[$'2023-2024 Tracker'.$C$2:.$C$5000];&quot;Project-specific expense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D3];[$'2023-2024 Tracker'.$A$2:.$A$5000];&quot;&lt;=&quot;&amp;EOMONTH([.D3];0);[$'2023-2024 Tracker'.$B$2:.$B$5000];&quot;Expense&quot;;[$'2023-2024 Tracker'.$C$2:.$C$5000];&quot;Project-specific expense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E3];[$'2023-2024 Tracker'.$A$2:.$A$5000];&quot;&lt;=&quot;&amp;EOMONTH([.E3];0);[$'2023-2024 Tracker'.$B$2:.$B$5000];&quot;Expense&quot;;[$'2023-2024 Tracker'.$C$2:.$C$5000];&quot;Project-specific expense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F3];[$'2023-2024 Tracker'.$A$2:.$A$5000];&quot;&lt;=&quot;&amp;EOMONTH([.F3];0);[$'2023-2024 Tracker'.$B$2:.$B$5000];&quot;Expense&quot;;[$'2023-2024 Tracker'.$C$2:.$C$5000];&quot;Project-specific expense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G3];[$'2023-2024 Tracker'.$A$2:.$A$5000];&quot;&lt;=&quot;&amp;EOMONTH([.G3];0);[$'2023-2024 Tracker'.$B$2:.$B$5000];&quot;Expense&quot;;[$'2023-2024 Tracker'.$C$2:.$C$5000];&quot;Project-specific expense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H3];[$'2023-2024 Tracker'.$A$2:.$A$5000];&quot;&lt;=&quot;&amp;EOMONTH([.H3];0);[$'2023-2024 Tracker'.$B$2:.$B$5000];&quot;Expense&quot;;[$'2023-2024 Tracker'.$C$2:.$C$5000];&quot;Project-specific expense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I3];[$'2023-2024 Tracker'.$A$2:.$A$5000];&quot;&lt;=&quot;&amp;EOMONTH([.I3];0);[$'2023-2024 Tracker'.$B$2:.$B$5000];&quot;Expense&quot;;[$'2023-2024 Tracker'.$C$2:.$C$5000];&quot;Project-specific expense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J3];[$'2023-2024 Tracker'.$A$2:.$A$5000];&quot;&lt;=&quot;&amp;EOMONTH([.J3];0);[$'2023-2024 Tracker'.$B$2:.$B$5000];&quot;Expense&quot;;[$'2023-2024 Tracker'.$C$2:.$C$5000];&quot;Project-specific expense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K3];[$'2023-2024 Tracker'.$A$2:.$A$5000];&quot;&lt;=&quot;&amp;EOMONTH([.K3];0);[$'2023-2024 Tracker'.$B$2:.$B$5000];&quot;Expense&quot;;[$'2023-2024 Tracker'.$C$2:.$C$5000];&quot;Project-specific expense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L3];[$'2023-2024 Tracker'.$A$2:.$A$5000];&quot;&lt;=&quot;&amp;EOMONTH([.L3];0);[$'2023-2024 Tracker'.$B$2:.$B$5000];&quot;Expense&quot;;[$'2023-2024 Tracker'.$C$2:.$C$5000];&quot;Project-specific expense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M3];[$'2023-2024 Tracker'.$A$2:.$A$5000];&quot;&lt;=&quot;&amp;EOMONTH([.M3];0);[$'2023-2024 Tracker'.$B$2:.$B$5000];&quot;Expense&quot;;[$'2023-2024 Tracker'.$C$2:.$C$5000];&quot;Project-specific expense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N3];[$'2023-2024 Tracker'.$A$2:.$A$5000];&quot;&lt;=&quot;&amp;EOMONTH([.N3];0);[$'2023-2024 Tracker'.$B$2:.$B$5000];&quot;Expense&quot;;[$'2023-2024 Tracker'.$C$2:.$C$5000];&quot;Project-specific expenses&quot;)" office:value-type="float" office:value="0" calcext:value-type="float">
            <text:p>€0.00</text:p>
          </table:table-cell>
          <table:table-cell table:style-name="ce15" table:formula="of:=SUM([.C20:.N20])" office:value-type="float" office:value="0" calcext:value-type="float">
            <text:p>€0.00</text:p>
          </table:table-cell>
          <table:table-cell table:number-columns-repeated="1009"/>
        </table:table-row>
        <table:table-row table:style-name="ro2">
          <table:table-cell table:style-name="ce9" office:value-type="string" calcext:value-type="string">
            <text:p><text:s text:c="8"/>Events &amp; workshops</text:p>
          </table:table-cell>
          <table:table-cell table:style-name="ce3"/>
          <table:table-cell table:style-name="ce15" table:formula="of:=SUMIFS([$'2023-2024 Tracker'.$K$2:.$K$5000];[$'2023-2024 Tracker'.$A$2:.$A$5000];&quot;&gt;=&quot;&amp;[.C3];[$'2023-2024 Tracker'.$A$2:.$A$5000];&quot;&lt;=&quot;&amp;EOMONTH([.C3];0);[$'2023-2024 Tracker'.$B$2:.$B$5000];&quot;Expense&quot;;[$'2023-2024 Tracker'.$C$2:.$C$5000];&quot;Events &amp; workshop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D3];[$'2023-2024 Tracker'.$A$2:.$A$5000];&quot;&lt;=&quot;&amp;EOMONTH([.D3];0);[$'2023-2024 Tracker'.$B$2:.$B$5000];&quot;Expense&quot;;[$'2023-2024 Tracker'.$C$2:.$C$5000];&quot;Events &amp; workshop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E3];[$'2023-2024 Tracker'.$A$2:.$A$5000];&quot;&lt;=&quot;&amp;EOMONTH([.E3];0);[$'2023-2024 Tracker'.$B$2:.$B$5000];&quot;Expense&quot;;[$'2023-2024 Tracker'.$C$2:.$C$5000];&quot;Events &amp; workshop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F3];[$'2023-2024 Tracker'.$A$2:.$A$5000];&quot;&lt;=&quot;&amp;EOMONTH([.F3];0);[$'2023-2024 Tracker'.$B$2:.$B$5000];&quot;Expense&quot;;[$'2023-2024 Tracker'.$C$2:.$C$5000];&quot;Events &amp; workshop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G3];[$'2023-2024 Tracker'.$A$2:.$A$5000];&quot;&lt;=&quot;&amp;EOMONTH([.G3];0);[$'2023-2024 Tracker'.$B$2:.$B$5000];&quot;Expense&quot;;[$'2023-2024 Tracker'.$C$2:.$C$5000];&quot;Events &amp; workshop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H3];[$'2023-2024 Tracker'.$A$2:.$A$5000];&quot;&lt;=&quot;&amp;EOMONTH([.H3];0);[$'2023-2024 Tracker'.$B$2:.$B$5000];&quot;Expense&quot;;[$'2023-2024 Tracker'.$C$2:.$C$5000];&quot;Events &amp; workshop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I3];[$'2023-2024 Tracker'.$A$2:.$A$5000];&quot;&lt;=&quot;&amp;EOMONTH([.I3];0);[$'2023-2024 Tracker'.$B$2:.$B$5000];&quot;Expense&quot;;[$'2023-2024 Tracker'.$C$2:.$C$5000];&quot;Events &amp; workshop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J3];[$'2023-2024 Tracker'.$A$2:.$A$5000];&quot;&lt;=&quot;&amp;EOMONTH([.J3];0);[$'2023-2024 Tracker'.$B$2:.$B$5000];&quot;Expense&quot;;[$'2023-2024 Tracker'.$C$2:.$C$5000];&quot;Events &amp; workshop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K3];[$'2023-2024 Tracker'.$A$2:.$A$5000];&quot;&lt;=&quot;&amp;EOMONTH([.K3];0);[$'2023-2024 Tracker'.$B$2:.$B$5000];&quot;Expense&quot;;[$'2023-2024 Tracker'.$C$2:.$C$5000];&quot;Events &amp; workshop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L3];[$'2023-2024 Tracker'.$A$2:.$A$5000];&quot;&lt;=&quot;&amp;EOMONTH([.L3];0);[$'2023-2024 Tracker'.$B$2:.$B$5000];&quot;Expense&quot;;[$'2023-2024 Tracker'.$C$2:.$C$5000];&quot;Events &amp; workshop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M3];[$'2023-2024 Tracker'.$A$2:.$A$5000];&quot;&lt;=&quot;&amp;EOMONTH([.M3];0);[$'2023-2024 Tracker'.$B$2:.$B$5000];&quot;Expense&quot;;[$'2023-2024 Tracker'.$C$2:.$C$5000];&quot;Events &amp; workshop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N3];[$'2023-2024 Tracker'.$A$2:.$A$5000];&quot;&lt;=&quot;&amp;EOMONTH([.N3];0);[$'2023-2024 Tracker'.$B$2:.$B$5000];&quot;Expense&quot;;[$'2023-2024 Tracker'.$C$2:.$C$5000];&quot;Events &amp; workshops&quot;)" office:value-type="float" office:value="0" calcext:value-type="float">
            <text:p>€0.00</text:p>
          </table:table-cell>
          <table:table-cell table:style-name="ce15" table:formula="of:=SUM([.C21:.N21])" office:value-type="float" office:value="0" calcext:value-type="float">
            <text:p>€0.00</text:p>
          </table:table-cell>
          <table:table-cell table:number-columns-repeated="1009"/>
        </table:table-row>
        <table:table-row table:style-name="ro2">
          <table:table-cell table:style-name="ce9" office:value-type="string" calcext:value-type="string">
            <text:p><text:s text:c="8"/>Marketing/Comms</text:p>
          </table:table-cell>
          <table:table-cell table:style-name="ce3"/>
          <table:table-cell table:style-name="ce15" table:formula="of:=SUMIFS([$'2023-2024 Tracker'.$K$2:.$K$5000];[$'2023-2024 Tracker'.$A$2:.$A$5000];&quot;&gt;=&quot;&amp;[.C3];[$'2023-2024 Tracker'.$A$2:.$A$5000];&quot;&lt;=&quot;&amp;EOMONTH([.C3];0);[$'2023-2024 Tracker'.$B$2:.$B$5000];&quot;Expense&quot;;[$'2023-2024 Tracker'.$C$2:.$C$5000];&quot;Marketing/Comm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D3];[$'2023-2024 Tracker'.$A$2:.$A$5000];&quot;&lt;=&quot;&amp;EOMONTH([.D3];0);[$'2023-2024 Tracker'.$B$2:.$B$5000];&quot;Expense&quot;;[$'2023-2024 Tracker'.$C$2:.$C$5000];&quot;Marketing/Comm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E3];[$'2023-2024 Tracker'.$A$2:.$A$5000];&quot;&lt;=&quot;&amp;EOMONTH([.E3];0);[$'2023-2024 Tracker'.$B$2:.$B$5000];&quot;Expense&quot;;[$'2023-2024 Tracker'.$C$2:.$C$5000];&quot;Marketing/Comm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F3];[$'2023-2024 Tracker'.$A$2:.$A$5000];&quot;&lt;=&quot;&amp;EOMONTH([.F3];0);[$'2023-2024 Tracker'.$B$2:.$B$5000];&quot;Expense&quot;;[$'2023-2024 Tracker'.$C$2:.$C$5000];&quot;Marketing/Comm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G3];[$'2023-2024 Tracker'.$A$2:.$A$5000];&quot;&lt;=&quot;&amp;EOMONTH([.G3];0);[$'2023-2024 Tracker'.$B$2:.$B$5000];&quot;Expense&quot;;[$'2023-2024 Tracker'.$C$2:.$C$5000];&quot;Marketing/Comm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H3];[$'2023-2024 Tracker'.$A$2:.$A$5000];&quot;&lt;=&quot;&amp;EOMONTH([.H3];0);[$'2023-2024 Tracker'.$B$2:.$B$5000];&quot;Expense&quot;;[$'2023-2024 Tracker'.$C$2:.$C$5000];&quot;Marketing/Comm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I3];[$'2023-2024 Tracker'.$A$2:.$A$5000];&quot;&lt;=&quot;&amp;EOMONTH([.I3];0);[$'2023-2024 Tracker'.$B$2:.$B$5000];&quot;Expense&quot;;[$'2023-2024 Tracker'.$C$2:.$C$5000];&quot;Marketing/Comm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J3];[$'2023-2024 Tracker'.$A$2:.$A$5000];&quot;&lt;=&quot;&amp;EOMONTH([.J3];0);[$'2023-2024 Tracker'.$B$2:.$B$5000];&quot;Expense&quot;;[$'2023-2024 Tracker'.$C$2:.$C$5000];&quot;Marketing/Comm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K3];[$'2023-2024 Tracker'.$A$2:.$A$5000];&quot;&lt;=&quot;&amp;EOMONTH([.K3];0);[$'2023-2024 Tracker'.$B$2:.$B$5000];&quot;Expense&quot;;[$'2023-2024 Tracker'.$C$2:.$C$5000];&quot;Marketing/Comm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L3];[$'2023-2024 Tracker'.$A$2:.$A$5000];&quot;&lt;=&quot;&amp;EOMONTH([.L3];0);[$'2023-2024 Tracker'.$B$2:.$B$5000];&quot;Expense&quot;;[$'2023-2024 Tracker'.$C$2:.$C$5000];&quot;Marketing/Comm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M3];[$'2023-2024 Tracker'.$A$2:.$A$5000];&quot;&lt;=&quot;&amp;EOMONTH([.M3];0);[$'2023-2024 Tracker'.$B$2:.$B$5000];&quot;Expense&quot;;[$'2023-2024 Tracker'.$C$2:.$C$5000];&quot;Marketing/Comm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N3];[$'2023-2024 Tracker'.$A$2:.$A$5000];&quot;&lt;=&quot;&amp;EOMONTH([.N3];0);[$'2023-2024 Tracker'.$B$2:.$B$5000];&quot;Expense&quot;;[$'2023-2024 Tracker'.$C$2:.$C$5000];&quot;Marketing/Comms&quot;)" office:value-type="float" office:value="0" calcext:value-type="float">
            <text:p>€0.00</text:p>
          </table:table-cell>
          <table:table-cell table:style-name="ce15" table:formula="of:=SUM([.C22:.N22])" office:value-type="float" office:value="0" calcext:value-type="float">
            <text:p>€0.00</text:p>
          </table:table-cell>
          <table:table-cell table:number-columns-repeated="1009"/>
        </table:table-row>
        <table:table-row table:style-name="ro2">
          <table:table-cell table:style-name="ce9" office:value-type="string" calcext:value-type="string">
            <text:p><text:s text:c="8"/>Professional services</text:p>
          </table:table-cell>
          <table:table-cell table:style-name="ce3"/>
          <table:table-cell table:style-name="ce15" table:formula="of:=SUMIFS([$'2023-2024 Tracker'.$K$2:.$K$5000];[$'2023-2024 Tracker'.$A$2:.$A$5000];&quot;&gt;=&quot;&amp;[.C3];[$'2023-2024 Tracker'.$A$2:.$A$5000];&quot;&lt;=&quot;&amp;EOMONTH([.C3];0);[$'2023-2024 Tracker'.$B$2:.$B$5000];&quot;Expense&quot;;[$'2023-2024 Tracker'.$C$2:.$C$5000];&quot;Professional service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D3];[$'2023-2024 Tracker'.$A$2:.$A$5000];&quot;&lt;=&quot;&amp;EOMONTH([.D3];0);[$'2023-2024 Tracker'.$B$2:.$B$5000];&quot;Expense&quot;;[$'2023-2024 Tracker'.$C$2:.$C$5000];&quot;Professional service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E3];[$'2023-2024 Tracker'.$A$2:.$A$5000];&quot;&lt;=&quot;&amp;EOMONTH([.E3];0);[$'2023-2024 Tracker'.$B$2:.$B$5000];&quot;Expense&quot;;[$'2023-2024 Tracker'.$C$2:.$C$5000];&quot;Professional service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F3];[$'2023-2024 Tracker'.$A$2:.$A$5000];&quot;&lt;=&quot;&amp;EOMONTH([.F3];0);[$'2023-2024 Tracker'.$B$2:.$B$5000];&quot;Expense&quot;;[$'2023-2024 Tracker'.$C$2:.$C$5000];&quot;Professional service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G3];[$'2023-2024 Tracker'.$A$2:.$A$5000];&quot;&lt;=&quot;&amp;EOMONTH([.G3];0);[$'2023-2024 Tracker'.$B$2:.$B$5000];&quot;Expense&quot;;[$'2023-2024 Tracker'.$C$2:.$C$5000];&quot;Professional service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H3];[$'2023-2024 Tracker'.$A$2:.$A$5000];&quot;&lt;=&quot;&amp;EOMONTH([.H3];0);[$'2023-2024 Tracker'.$B$2:.$B$5000];&quot;Expense&quot;;[$'2023-2024 Tracker'.$C$2:.$C$5000];&quot;Professional service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I3];[$'2023-2024 Tracker'.$A$2:.$A$5000];&quot;&lt;=&quot;&amp;EOMONTH([.I3];0);[$'2023-2024 Tracker'.$B$2:.$B$5000];&quot;Expense&quot;;[$'2023-2024 Tracker'.$C$2:.$C$5000];&quot;Professional service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J3];[$'2023-2024 Tracker'.$A$2:.$A$5000];&quot;&lt;=&quot;&amp;EOMONTH([.J3];0);[$'2023-2024 Tracker'.$B$2:.$B$5000];&quot;Expense&quot;;[$'2023-2024 Tracker'.$C$2:.$C$5000];&quot;Professional service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K3];[$'2023-2024 Tracker'.$A$2:.$A$5000];&quot;&lt;=&quot;&amp;EOMONTH([.K3];0);[$'2023-2024 Tracker'.$B$2:.$B$5000];&quot;Expense&quot;;[$'2023-2024 Tracker'.$C$2:.$C$5000];&quot;Professional service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L3];[$'2023-2024 Tracker'.$A$2:.$A$5000];&quot;&lt;=&quot;&amp;EOMONTH([.L3];0);[$'2023-2024 Tracker'.$B$2:.$B$5000];&quot;Expense&quot;;[$'2023-2024 Tracker'.$C$2:.$C$5000];&quot;Professional service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M3];[$'2023-2024 Tracker'.$A$2:.$A$5000];&quot;&lt;=&quot;&amp;EOMONTH([.M3];0);[$'2023-2024 Tracker'.$B$2:.$B$5000];&quot;Expense&quot;;[$'2023-2024 Tracker'.$C$2:.$C$5000];&quot;Professional service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N3];[$'2023-2024 Tracker'.$A$2:.$A$5000];&quot;&lt;=&quot;&amp;EOMONTH([.N3];0);[$'2023-2024 Tracker'.$B$2:.$B$5000];&quot;Expense&quot;;[$'2023-2024 Tracker'.$C$2:.$C$5000];&quot;Professional services&quot;)" office:value-type="float" office:value="0" calcext:value-type="float">
            <text:p>€0.00</text:p>
          </table:table-cell>
          <table:table-cell table:style-name="ce15" table:formula="of:=SUM([.C23:.N23])" office:value-type="float" office:value="0" calcext:value-type="float">
            <text:p>€0.00</text:p>
          </table:table-cell>
          <table:table-cell table:number-columns-repeated="1009"/>
        </table:table-row>
        <table:table-row table:style-name="ro2">
          <table:table-cell table:style-name="ce9" office:value-type="string" calcext:value-type="string">
            <text:p><text:s text:c="8"/>Infrastructure/Hosting</text:p>
          </table:table-cell>
          <table:table-cell table:style-name="ce3"/>
          <table:table-cell table:style-name="ce15" table:formula="of:=SUMIFS([$'2023-2024 Tracker'.$K$2:.$K$5000];[$'2023-2024 Tracker'.$A$2:.$A$5000];&quot;&gt;=&quot;&amp;[.C3];[$'2023-2024 Tracker'.$A$2:.$A$5000];&quot;&lt;=&quot;&amp;EOMONTH([.C3];0);[$'2023-2024 Tracker'.$B$2:.$B$5000];&quot;Expense&quot;;[$'2023-2024 Tracker'.$C$2:.$C$5000];&quot;Infrastructure/Hosting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D3];[$'2023-2024 Tracker'.$A$2:.$A$5000];&quot;&lt;=&quot;&amp;EOMONTH([.D3];0);[$'2023-2024 Tracker'.$B$2:.$B$5000];&quot;Expense&quot;;[$'2023-2024 Tracker'.$C$2:.$C$5000];&quot;Infrastructure/Hosting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E3];[$'2023-2024 Tracker'.$A$2:.$A$5000];&quot;&lt;=&quot;&amp;EOMONTH([.E3];0);[$'2023-2024 Tracker'.$B$2:.$B$5000];&quot;Expense&quot;;[$'2023-2024 Tracker'.$C$2:.$C$5000];&quot;Infrastructure/Hosting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F3];[$'2023-2024 Tracker'.$A$2:.$A$5000];&quot;&lt;=&quot;&amp;EOMONTH([.F3];0);[$'2023-2024 Tracker'.$B$2:.$B$5000];&quot;Expense&quot;;[$'2023-2024 Tracker'.$C$2:.$C$5000];&quot;Infrastructure/Hosting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G3];[$'2023-2024 Tracker'.$A$2:.$A$5000];&quot;&lt;=&quot;&amp;EOMONTH([.G3];0);[$'2023-2024 Tracker'.$B$2:.$B$5000];&quot;Expense&quot;;[$'2023-2024 Tracker'.$C$2:.$C$5000];&quot;Infrastructure/Hosting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H3];[$'2023-2024 Tracker'.$A$2:.$A$5000];&quot;&lt;=&quot;&amp;EOMONTH([.H3];0);[$'2023-2024 Tracker'.$B$2:.$B$5000];&quot;Expense&quot;;[$'2023-2024 Tracker'.$C$2:.$C$5000];&quot;Infrastructure/Hosting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I3];[$'2023-2024 Tracker'.$A$2:.$A$5000];&quot;&lt;=&quot;&amp;EOMONTH([.I3];0);[$'2023-2024 Tracker'.$B$2:.$B$5000];&quot;Expense&quot;;[$'2023-2024 Tracker'.$C$2:.$C$5000];&quot;Infrastructure/Hosting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J3];[$'2023-2024 Tracker'.$A$2:.$A$5000];&quot;&lt;=&quot;&amp;EOMONTH([.J3];0);[$'2023-2024 Tracker'.$B$2:.$B$5000];&quot;Expense&quot;;[$'2023-2024 Tracker'.$C$2:.$C$5000];&quot;Infrastructure/Hosting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K3];[$'2023-2024 Tracker'.$A$2:.$A$5000];&quot;&lt;=&quot;&amp;EOMONTH([.K3];0);[$'2023-2024 Tracker'.$B$2:.$B$5000];&quot;Expense&quot;;[$'2023-2024 Tracker'.$C$2:.$C$5000];&quot;Infrastructure/Hosting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L3];[$'2023-2024 Tracker'.$A$2:.$A$5000];&quot;&lt;=&quot;&amp;EOMONTH([.L3];0);[$'2023-2024 Tracker'.$B$2:.$B$5000];&quot;Expense&quot;;[$'2023-2024 Tracker'.$C$2:.$C$5000];&quot;Infrastructure/Hosting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M3];[$'2023-2024 Tracker'.$A$2:.$A$5000];&quot;&lt;=&quot;&amp;EOMONTH([.M3];0);[$'2023-2024 Tracker'.$B$2:.$B$5000];&quot;Expense&quot;;[$'2023-2024 Tracker'.$C$2:.$C$5000];&quot;Infrastructure/Hosting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N3];[$'2023-2024 Tracker'.$A$2:.$A$5000];&quot;&lt;=&quot;&amp;EOMONTH([.N3];0);[$'2023-2024 Tracker'.$B$2:.$B$5000];&quot;Expense&quot;;[$'2023-2024 Tracker'.$C$2:.$C$5000];&quot;Infrastructure/Hosting&quot;)" office:value-type="float" office:value="0" calcext:value-type="float">
            <text:p>€0.00</text:p>
          </table:table-cell>
          <table:table-cell table:style-name="ce15" table:formula="of:=SUM([.C24:.N24])" office:value-type="float" office:value="0" calcext:value-type="float">
            <text:p>€0.00</text:p>
          </table:table-cell>
          <table:table-cell table:number-columns-repeated="1009"/>
        </table:table-row>
        <table:table-row table:style-name="ro2">
          <table:table-cell table:style-name="ce9" office:value-type="string" calcext:value-type="string">
            <text:p><text:s text:c="8"/>Travel/Meetings</text:p>
          </table:table-cell>
          <table:table-cell table:style-name="ce3"/>
          <table:table-cell table:style-name="ce15" table:formula="of:=SUMIFS([$'2023-2024 Tracker'.$K$2:.$K$5000];[$'2023-2024 Tracker'.$A$2:.$A$5000];&quot;&gt;=&quot;&amp;[.C3];[$'2023-2024 Tracker'.$A$2:.$A$5000];&quot;&lt;=&quot;&amp;EOMONTH([.C3];0);[$'2023-2024 Tracker'.$B$2:.$B$5000];&quot;Expense&quot;;[$'2023-2024 Tracker'.$C$2:.$C$5000];&quot;Travel &amp; meeting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D3];[$'2023-2024 Tracker'.$A$2:.$A$5000];&quot;&lt;=&quot;&amp;EOMONTH([.D3];0);[$'2023-2024 Tracker'.$B$2:.$B$5000];&quot;Expense&quot;;[$'2023-2024 Tracker'.$C$2:.$C$5000];&quot;Travel &amp; meeting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E3];[$'2023-2024 Tracker'.$A$2:.$A$5000];&quot;&lt;=&quot;&amp;EOMONTH([.E3];0);[$'2023-2024 Tracker'.$B$2:.$B$5000];&quot;Expense&quot;;[$'2023-2024 Tracker'.$C$2:.$C$5000];&quot;Travel &amp; meeting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F3];[$'2023-2024 Tracker'.$A$2:.$A$5000];&quot;&lt;=&quot;&amp;EOMONTH([.F3];0);[$'2023-2024 Tracker'.$B$2:.$B$5000];&quot;Expense&quot;;[$'2023-2024 Tracker'.$C$2:.$C$5000];&quot;Travel &amp; meeting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G3];[$'2023-2024 Tracker'.$A$2:.$A$5000];&quot;&lt;=&quot;&amp;EOMONTH([.G3];0);[$'2023-2024 Tracker'.$B$2:.$B$5000];&quot;Expense&quot;;[$'2023-2024 Tracker'.$C$2:.$C$5000];&quot;Travel &amp; meeting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H3];[$'2023-2024 Tracker'.$A$2:.$A$5000];&quot;&lt;=&quot;&amp;EOMONTH([.H3];0);[$'2023-2024 Tracker'.$B$2:.$B$5000];&quot;Expense&quot;;[$'2023-2024 Tracker'.$C$2:.$C$5000];&quot;Travel &amp; meeting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I3];[$'2023-2024 Tracker'.$A$2:.$A$5000];&quot;&lt;=&quot;&amp;EOMONTH([.I3];0);[$'2023-2024 Tracker'.$B$2:.$B$5000];&quot;Expense&quot;;[$'2023-2024 Tracker'.$C$2:.$C$5000];&quot;Travel &amp; meeting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J3];[$'2023-2024 Tracker'.$A$2:.$A$5000];&quot;&lt;=&quot;&amp;EOMONTH([.J3];0);[$'2023-2024 Tracker'.$B$2:.$B$5000];&quot;Expense&quot;;[$'2023-2024 Tracker'.$C$2:.$C$5000];&quot;Travel &amp; meeting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K3];[$'2023-2024 Tracker'.$A$2:.$A$5000];&quot;&lt;=&quot;&amp;EOMONTH([.K3];0);[$'2023-2024 Tracker'.$B$2:.$B$5000];&quot;Expense&quot;;[$'2023-2024 Tracker'.$C$2:.$C$5000];&quot;Travel &amp; meeting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L3];[$'2023-2024 Tracker'.$A$2:.$A$5000];&quot;&lt;=&quot;&amp;EOMONTH([.L3];0);[$'2023-2024 Tracker'.$B$2:.$B$5000];&quot;Expense&quot;;[$'2023-2024 Tracker'.$C$2:.$C$5000];&quot;Travel &amp; meeting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M3];[$'2023-2024 Tracker'.$A$2:.$A$5000];&quot;&lt;=&quot;&amp;EOMONTH([.M3];0);[$'2023-2024 Tracker'.$B$2:.$B$5000];&quot;Expense&quot;;[$'2023-2024 Tracker'.$C$2:.$C$5000];&quot;Travel &amp; meeting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N3];[$'2023-2024 Tracker'.$A$2:.$A$5000];&quot;&lt;=&quot;&amp;EOMONTH([.N3];0);[$'2023-2024 Tracker'.$B$2:.$B$5000];&quot;Expense&quot;;[$'2023-2024 Tracker'.$C$2:.$C$5000];&quot;Travel &amp; meetings&quot;)" office:value-type="float" office:value="0" calcext:value-type="float">
            <text:p>€0.00</text:p>
          </table:table-cell>
          <table:table-cell table:style-name="ce15" table:formula="of:=SUM([.C25:.N25])" office:value-type="float" office:value="0" calcext:value-type="float">
            <text:p>€0.00</text:p>
          </table:table-cell>
          <table:table-cell table:number-columns-repeated="1009"/>
        </table:table-row>
        <table:table-row table:style-name="ro2">
          <table:table-cell table:style-name="ce9" office:value-type="string" calcext:value-type="string">
            <text:p><text:s text:c="8"/>Office supplies/Equipment</text:p>
          </table:table-cell>
          <table:table-cell table:style-name="ce3"/>
          <table:table-cell table:style-name="ce15" table:formula="of:=SUMIFS([$'2023-2024 Tracker'.$K$2:.$K$5000];[$'2023-2024 Tracker'.$A$2:.$A$5000];&quot;&gt;=&quot;&amp;[.C3];[$'2023-2024 Tracker'.$A$2:.$A$5000];&quot;&lt;=&quot;&amp;EOMONTH([.C3];0);[$'2023-2024 Tracker'.$B$2:.$B$5000];&quot;Expense&quot;;[$'2023-2024 Tracker'.$C$2:.$C$5000];&quot;Office supplies &amp; equipment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D3];[$'2023-2024 Tracker'.$A$2:.$A$5000];&quot;&lt;=&quot;&amp;EOMONTH([.D3];0);[$'2023-2024 Tracker'.$B$2:.$B$5000];&quot;Expense&quot;;[$'2023-2024 Tracker'.$C$2:.$C$5000];&quot;Office supplies &amp; equipment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E3];[$'2023-2024 Tracker'.$A$2:.$A$5000];&quot;&lt;=&quot;&amp;EOMONTH([.E3];0);[$'2023-2024 Tracker'.$B$2:.$B$5000];&quot;Expense&quot;;[$'2023-2024 Tracker'.$C$2:.$C$5000];&quot;Office supplies &amp; equipment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F3];[$'2023-2024 Tracker'.$A$2:.$A$5000];&quot;&lt;=&quot;&amp;EOMONTH([.F3];0);[$'2023-2024 Tracker'.$B$2:.$B$5000];&quot;Expense&quot;;[$'2023-2024 Tracker'.$C$2:.$C$5000];&quot;Office supplies &amp; equipment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G3];[$'2023-2024 Tracker'.$A$2:.$A$5000];&quot;&lt;=&quot;&amp;EOMONTH([.G3];0);[$'2023-2024 Tracker'.$B$2:.$B$5000];&quot;Expense&quot;;[$'2023-2024 Tracker'.$C$2:.$C$5000];&quot;Office supplies &amp; equipment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H3];[$'2023-2024 Tracker'.$A$2:.$A$5000];&quot;&lt;=&quot;&amp;EOMONTH([.H3];0);[$'2023-2024 Tracker'.$B$2:.$B$5000];&quot;Expense&quot;;[$'2023-2024 Tracker'.$C$2:.$C$5000];&quot;Office supplies &amp; equipment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I3];[$'2023-2024 Tracker'.$A$2:.$A$5000];&quot;&lt;=&quot;&amp;EOMONTH([.I3];0);[$'2023-2024 Tracker'.$B$2:.$B$5000];&quot;Expense&quot;;[$'2023-2024 Tracker'.$C$2:.$C$5000];&quot;Office supplies &amp; equipment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J3];[$'2023-2024 Tracker'.$A$2:.$A$5000];&quot;&lt;=&quot;&amp;EOMONTH([.J3];0);[$'2023-2024 Tracker'.$B$2:.$B$5000];&quot;Expense&quot;;[$'2023-2024 Tracker'.$C$2:.$C$5000];&quot;Office supplies &amp; equipment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K3];[$'2023-2024 Tracker'.$A$2:.$A$5000];&quot;&lt;=&quot;&amp;EOMONTH([.K3];0);[$'2023-2024 Tracker'.$B$2:.$B$5000];&quot;Expense&quot;;[$'2023-2024 Tracker'.$C$2:.$C$5000];&quot;Office supplies &amp; equipment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L3];[$'2023-2024 Tracker'.$A$2:.$A$5000];&quot;&lt;=&quot;&amp;EOMONTH([.L3];0);[$'2023-2024 Tracker'.$B$2:.$B$5000];&quot;Expense&quot;;[$'2023-2024 Tracker'.$C$2:.$C$5000];&quot;Office supplies &amp; equipment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M3];[$'2023-2024 Tracker'.$A$2:.$A$5000];&quot;&lt;=&quot;&amp;EOMONTH([.M3];0);[$'2023-2024 Tracker'.$B$2:.$B$5000];&quot;Expense&quot;;[$'2023-2024 Tracker'.$C$2:.$C$5000];&quot;Office supplies &amp; equipment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N3];[$'2023-2024 Tracker'.$A$2:.$A$5000];&quot;&lt;=&quot;&amp;EOMONTH([.N3];0);[$'2023-2024 Tracker'.$B$2:.$B$5000];&quot;Expense&quot;;[$'2023-2024 Tracker'.$C$2:.$C$5000];&quot;Office supplies &amp; equipment&quot;)" office:value-type="float" office:value="0" calcext:value-type="float">
            <text:p>€0.00</text:p>
          </table:table-cell>
          <table:table-cell table:style-name="ce15" table:formula="of:=SUM([.C26:.N26])" office:value-type="float" office:value="0" calcext:value-type="float">
            <text:p>€0.00</text:p>
          </table:table-cell>
          <table:table-cell table:number-columns-repeated="1009"/>
        </table:table-row>
        <table:table-row table:style-name="ro2">
          <table:table-cell table:style-name="ce9" office:value-type="string" calcext:value-type="string">
            <text:p><text:s text:c="8"/>Other operational costs</text:p>
          </table:table-cell>
          <table:table-cell table:style-name="ce3"/>
          <table:table-cell table:style-name="ce15" table:formula="of:=SUMIFS([$'2023-2024 Tracker'.$K$2:.$K$5000];[$'2023-2024 Tracker'.$A$2:.$A$5000];&quot;&gt;=&quot;&amp;[.C3];[$'2023-2024 Tracker'.$A$2:.$A$5000];&quot;&lt;=&quot;&amp;EOMONTH([.C3];0);[$'2023-2024 Tracker'.$B$2:.$B$5000];&quot;Expense&quot;;[$'2023-2024 Tracker'.$C$2:.$C$5000];&quot;Other operational cost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D3];[$'2023-2024 Tracker'.$A$2:.$A$5000];&quot;&lt;=&quot;&amp;EOMONTH([.D3];0);[$'2023-2024 Tracker'.$B$2:.$B$5000];&quot;Expense&quot;;[$'2023-2024 Tracker'.$C$2:.$C$5000];&quot;Other operational cost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E3];[$'2023-2024 Tracker'.$A$2:.$A$5000];&quot;&lt;=&quot;&amp;EOMONTH([.E3];0);[$'2023-2024 Tracker'.$B$2:.$B$5000];&quot;Expense&quot;;[$'2023-2024 Tracker'.$C$2:.$C$5000];&quot;Other operational cost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F3];[$'2023-2024 Tracker'.$A$2:.$A$5000];&quot;&lt;=&quot;&amp;EOMONTH([.F3];0);[$'2023-2024 Tracker'.$B$2:.$B$5000];&quot;Expense&quot;;[$'2023-2024 Tracker'.$C$2:.$C$5000];&quot;Other operational cost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G3];[$'2023-2024 Tracker'.$A$2:.$A$5000];&quot;&lt;=&quot;&amp;EOMONTH([.G3];0);[$'2023-2024 Tracker'.$B$2:.$B$5000];&quot;Expense&quot;;[$'2023-2024 Tracker'.$C$2:.$C$5000];&quot;Other operational cost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H3];[$'2023-2024 Tracker'.$A$2:.$A$5000];&quot;&lt;=&quot;&amp;EOMONTH([.H3];0);[$'2023-2024 Tracker'.$B$2:.$B$5000];&quot;Expense&quot;;[$'2023-2024 Tracker'.$C$2:.$C$5000];&quot;Other operational cost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I3];[$'2023-2024 Tracker'.$A$2:.$A$5000];&quot;&lt;=&quot;&amp;EOMONTH([.I3];0);[$'2023-2024 Tracker'.$B$2:.$B$5000];&quot;Expense&quot;;[$'2023-2024 Tracker'.$C$2:.$C$5000];&quot;Other operational cost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J3];[$'2023-2024 Tracker'.$A$2:.$A$5000];&quot;&lt;=&quot;&amp;EOMONTH([.J3];0);[$'2023-2024 Tracker'.$B$2:.$B$5000];&quot;Expense&quot;;[$'2023-2024 Tracker'.$C$2:.$C$5000];&quot;Other operational cost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K3];[$'2023-2024 Tracker'.$A$2:.$A$5000];&quot;&lt;=&quot;&amp;EOMONTH([.K3];0);[$'2023-2024 Tracker'.$B$2:.$B$5000];&quot;Expense&quot;;[$'2023-2024 Tracker'.$C$2:.$C$5000];&quot;Other operational cost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L3];[$'2023-2024 Tracker'.$A$2:.$A$5000];&quot;&lt;=&quot;&amp;EOMONTH([.L3];0);[$'2023-2024 Tracker'.$B$2:.$B$5000];&quot;Expense&quot;;[$'2023-2024 Tracker'.$C$2:.$C$5000];&quot;Other operational cost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M3];[$'2023-2024 Tracker'.$A$2:.$A$5000];&quot;&lt;=&quot;&amp;EOMONTH([.M3];0);[$'2023-2024 Tracker'.$B$2:.$B$5000];&quot;Expense&quot;;[$'2023-2024 Tracker'.$C$2:.$C$5000];&quot;Other operational cost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N3];[$'2023-2024 Tracker'.$A$2:.$A$5000];&quot;&lt;=&quot;&amp;EOMONTH([.N3];0);[$'2023-2024 Tracker'.$B$2:.$B$5000];&quot;Expense&quot;;[$'2023-2024 Tracker'.$C$2:.$C$5000];&quot;Other operational costs&quot;)" office:value-type="float" office:value="0" calcext:value-type="float">
            <text:p>€0.00</text:p>
          </table:table-cell>
          <table:table-cell table:style-name="ce15" table:formula="of:=SUM([.C27:.N27])" office:value-type="float" office:value="0" calcext:value-type="float">
            <text:p>€0.00</text:p>
          </table:table-cell>
          <table:table-cell table:number-columns-repeated="1009"/>
        </table:table-row>
        <table:table-row table:style-name="ro2">
          <table:table-cell table:style-name="ce3" table:number-columns-repeated="15"/>
          <table:table-cell table:number-columns-repeated="1009"/>
        </table:table-row>
        <table:table-row table:style-name="ro2">
          <table:table-cell table:style-name="ce8" office:value-type="string" calcext:value-type="string">
            <text:p>Net Cash Flow</text:p>
          </table:table-cell>
          <table:table-cell table:style-name="ce11"/>
          <table:table-cell table:style-name="ce14" table:formula="of:=[.C4]-[.C11]" office:value-type="float" office:value="0" calcext:value-type="float">
            <text:p>€0.00</text:p>
          </table:table-cell>
          <table:table-cell table:style-name="ce14" table:formula="of:=[.D4]-[.D11]" office:value-type="float" office:value="0" calcext:value-type="float">
            <text:p>€0.00</text:p>
          </table:table-cell>
          <table:table-cell table:style-name="ce14" table:formula="of:=[.E4]-[.E11]" office:value-type="float" office:value="0" calcext:value-type="float">
            <text:p>€0.00</text:p>
          </table:table-cell>
          <table:table-cell table:style-name="ce14" table:formula="of:=[.F4]-[.F11]" office:value-type="float" office:value="0" calcext:value-type="float">
            <text:p>€0.00</text:p>
          </table:table-cell>
          <table:table-cell table:style-name="ce14" table:formula="of:=[.G4]-[.G11]" office:value-type="float" office:value="0" calcext:value-type="float">
            <text:p>€0.00</text:p>
          </table:table-cell>
          <table:table-cell table:style-name="ce14" table:formula="of:=[.H4]-[.H11]" office:value-type="float" office:value="0" calcext:value-type="float">
            <text:p>€0.00</text:p>
          </table:table-cell>
          <table:table-cell table:style-name="ce14" table:formula="of:=[.I4]-[.I11]" office:value-type="float" office:value="0" calcext:value-type="float">
            <text:p>€0.00</text:p>
          </table:table-cell>
          <table:table-cell table:style-name="ce14" table:formula="of:=[.J4]-[.J11]" office:value-type="float" office:value="0" calcext:value-type="float">
            <text:p>€0.00</text:p>
          </table:table-cell>
          <table:table-cell table:style-name="ce14" table:formula="of:=[.K4]-[.K11]" office:value-type="float" office:value="0" calcext:value-type="float">
            <text:p>€0.00</text:p>
          </table:table-cell>
          <table:table-cell table:style-name="ce14" table:formula="of:=[.L4]-[.L11]" office:value-type="float" office:value="0" calcext:value-type="float">
            <text:p>€0.00</text:p>
          </table:table-cell>
          <table:table-cell table:style-name="ce14" table:formula="of:=[.M4]-[.M11]" office:value-type="float" office:value="0" calcext:value-type="float">
            <text:p>€0.00</text:p>
          </table:table-cell>
          <table:table-cell table:style-name="ce14" table:formula="of:=[.N4]-[.N11]" office:value-type="float" office:value="0" calcext:value-type="float">
            <text:p>€0.00</text:p>
          </table:table-cell>
          <table:table-cell table:style-name="ce14" table:formula="of:=SUM([.C29:.N29])" office:value-type="float" office:value="0" calcext:value-type="float">
            <text:p>€0.00</text:p>
          </table:table-cell>
          <table:table-cell table:number-columns-repeated="1009"/>
        </table:table-row>
        <table:table-row table:style-name="ro2">
          <table:table-cell table:style-name="ce3" table:number-columns-repeated="15"/>
          <table:table-cell table:number-columns-repeated="1009"/>
        </table:table-row>
        <table:table-row table:style-name="ro2">
          <table:table-cell table:style-name="ce8" office:value-type="string" calcext:value-type="string">
            <text:p>Starting Balance</text:p>
          </table:table-cell>
          <table:table-cell table:style-name="ce11"/>
          <table:table-cell table:style-name="ce14"/>
          <table:table-cell table:style-name="ce14" table:formula="of:=[.C33]" office:value-type="float" office:value="0" calcext:value-type="float">
            <text:p>€0.00</text:p>
          </table:table-cell>
          <table:table-cell table:style-name="ce14" table:formula="of:=[.D33]" office:value-type="float" office:value="0" calcext:value-type="float">
            <text:p>€0.00</text:p>
          </table:table-cell>
          <table:table-cell table:style-name="ce14" table:formula="of:=[.E33]" office:value-type="float" office:value="0" calcext:value-type="float">
            <text:p>€0.00</text:p>
          </table:table-cell>
          <table:table-cell table:style-name="ce14" table:formula="of:=[.F33]" office:value-type="float" office:value="0" calcext:value-type="float">
            <text:p>€0.00</text:p>
          </table:table-cell>
          <table:table-cell table:style-name="ce14" table:formula="of:=[.G33]" office:value-type="float" office:value="0" calcext:value-type="float">
            <text:p>€0.00</text:p>
          </table:table-cell>
          <table:table-cell table:style-name="ce14" table:formula="of:=[.H33]" office:value-type="float" office:value="0" calcext:value-type="float">
            <text:p>€0.00</text:p>
          </table:table-cell>
          <table:table-cell table:style-name="ce14" table:formula="of:=[.I33]" office:value-type="float" office:value="0" calcext:value-type="float">
            <text:p>€0.00</text:p>
          </table:table-cell>
          <table:table-cell table:style-name="ce14" table:formula="of:=[.J33]" office:value-type="float" office:value="0" calcext:value-type="float">
            <text:p>€0.00</text:p>
          </table:table-cell>
          <table:table-cell table:style-name="ce14" table:formula="of:=[.K33]" office:value-type="float" office:value="0" calcext:value-type="float">
            <text:p>€0.00</text:p>
          </table:table-cell>
          <table:table-cell table:style-name="ce14" table:formula="of:=[.L33]" office:value-type="float" office:value="0" calcext:value-type="float">
            <text:p>€0.00</text:p>
          </table:table-cell>
          <table:table-cell table:style-name="ce14" table:formula="of:=[.M33]" office:value-type="float" office:value="0" calcext:value-type="float">
            <text:p>€0.00</text:p>
          </table:table-cell>
          <table:table-cell table:style-name="ce18"/>
          <table:table-cell table:number-columns-repeated="1009"/>
        </table:table-row>
        <table:table-row table:style-name="ro2">
          <table:table-cell table:style-name="ce9" office:value-type="string" calcext:value-type="string">
            <text:p>Net Cash Flow</text:p>
          </table:table-cell>
          <table:table-cell table:style-name="ce3"/>
          <table:table-cell table:style-name="ce15" table:formula="of:=[.C29]" office:value-type="float" office:value="0" calcext:value-type="float">
            <text:p>€0.00</text:p>
          </table:table-cell>
          <table:table-cell table:style-name="ce15" table:formula="of:=[.D29]" office:value-type="float" office:value="0" calcext:value-type="float">
            <text:p>€0.00</text:p>
          </table:table-cell>
          <table:table-cell table:style-name="ce15" table:formula="of:=[.E29]" office:value-type="float" office:value="0" calcext:value-type="float">
            <text:p>€0.00</text:p>
          </table:table-cell>
          <table:table-cell table:style-name="ce15" table:formula="of:=[.F29]" office:value-type="float" office:value="0" calcext:value-type="float">
            <text:p>€0.00</text:p>
          </table:table-cell>
          <table:table-cell table:style-name="ce15" table:formula="of:=[.G29]" office:value-type="float" office:value="0" calcext:value-type="float">
            <text:p>€0.00</text:p>
          </table:table-cell>
          <table:table-cell table:style-name="ce15" table:formula="of:=[.H29]" office:value-type="float" office:value="0" calcext:value-type="float">
            <text:p>€0.00</text:p>
          </table:table-cell>
          <table:table-cell table:style-name="ce15" table:formula="of:=[.I29]" office:value-type="float" office:value="0" calcext:value-type="float">
            <text:p>€0.00</text:p>
          </table:table-cell>
          <table:table-cell table:style-name="ce15" table:formula="of:=[.J29]" office:value-type="float" office:value="0" calcext:value-type="float">
            <text:p>€0.00</text:p>
          </table:table-cell>
          <table:table-cell table:style-name="ce15" table:formula="of:=[.K29]" office:value-type="float" office:value="0" calcext:value-type="float">
            <text:p>€0.00</text:p>
          </table:table-cell>
          <table:table-cell table:style-name="ce15" table:formula="of:=[.L29]" office:value-type="float" office:value="0" calcext:value-type="float">
            <text:p>€0.00</text:p>
          </table:table-cell>
          <table:table-cell table:style-name="ce15" table:formula="of:=[.M29]" office:value-type="float" office:value="0" calcext:value-type="float">
            <text:p>€0.00</text:p>
          </table:table-cell>
          <table:table-cell table:style-name="ce15" table:formula="of:=[.N29]" office:value-type="float" office:value="0" calcext:value-type="float">
            <text:p>€0.00</text:p>
          </table:table-cell>
          <table:table-cell table:style-name="ce15" table:formula="of:=SUM([.C32:.N32])" office:value-type="float" office:value="0" calcext:value-type="float">
            <text:p>€0.00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Ending Cash Balance</text:p>
          </table:table-cell>
          <table:table-cell table:style-name="ce11"/>
          <table:table-cell table:style-name="ce14" table:formula="of:=[.C31]+[.C32]" office:value-type="float" office:value="0" calcext:value-type="float">
            <text:p>€0.00</text:p>
          </table:table-cell>
          <table:table-cell table:style-name="ce14" table:formula="of:=[.D31]+[.D32]" office:value-type="float" office:value="0" calcext:value-type="float">
            <text:p>€0.00</text:p>
          </table:table-cell>
          <table:table-cell table:style-name="ce14" table:formula="of:=[.E31]+[.E32]" office:value-type="float" office:value="0" calcext:value-type="float">
            <text:p>€0.00</text:p>
          </table:table-cell>
          <table:table-cell table:style-name="ce14" table:formula="of:=[.F31]+[.F32]" office:value-type="float" office:value="0" calcext:value-type="float">
            <text:p>€0.00</text:p>
          </table:table-cell>
          <table:table-cell table:style-name="ce14" table:formula="of:=[.G31]+[.G32]" office:value-type="float" office:value="0" calcext:value-type="float">
            <text:p>€0.00</text:p>
          </table:table-cell>
          <table:table-cell table:style-name="ce14" table:formula="of:=[.H31]+[.H32]" office:value-type="float" office:value="0" calcext:value-type="float">
            <text:p>€0.00</text:p>
          </table:table-cell>
          <table:table-cell table:style-name="ce14" table:formula="of:=[.I31]+[.I32]" office:value-type="float" office:value="0" calcext:value-type="float">
            <text:p>€0.00</text:p>
          </table:table-cell>
          <table:table-cell table:style-name="ce14" table:formula="of:=[.J31]+[.J32]" office:value-type="float" office:value="0" calcext:value-type="float">
            <text:p>€0.00</text:p>
          </table:table-cell>
          <table:table-cell table:style-name="ce14" table:formula="of:=[.K31]+[.K32]" office:value-type="float" office:value="0" calcext:value-type="float">
            <text:p>€0.00</text:p>
          </table:table-cell>
          <table:table-cell table:style-name="ce14" table:formula="of:=[.L31]+[.L32]" office:value-type="float" office:value="0" calcext:value-type="float">
            <text:p>€0.00</text:p>
          </table:table-cell>
          <table:table-cell table:style-name="ce14" table:formula="of:=[.M31]+[.M32]" office:value-type="float" office:value="0" calcext:value-type="float">
            <text:p>€0.00</text:p>
          </table:table-cell>
          <table:table-cell table:style-name="ce14" table:formula="of:=[.N31]+[.N32]" office:value-type="float" office:value="0" calcext:value-type="float">
            <text:p>€0.00</text:p>
          </table:table-cell>
          <table:table-cell table:style-name="ce14" table:formula="of:=[.N33]" office:value-type="float" office:value="0" calcext:value-type="float">
            <text:p>€0.00</text:p>
          </table:table-cell>
          <table:table-cell table:number-columns-repeated="1009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style-name="ce7" office:value-type="string" calcext:value-type="string">
            <text:p>Cash Flow — 2024</text:p>
          </table:table-cell>
          <table:table-cell table:style-name="ce3" table:number-columns-repeated="14"/>
          <table:table-cell table:number-columns-repeated="1009"/>
        </table:table-row>
        <table:table-row table:style-name="ro2">
          <table:table-cell table:style-name="ce3" table:number-columns-repeated="2"/>
          <table:table-cell table:style-name="ce12" office:value-type="string" calcext:value-type="string">
            <text:p>Jan</text:p>
          </table:table-cell>
          <table:table-cell table:style-name="ce12" office:value-type="string" calcext:value-type="string">
            <text:p>Feb</text:p>
          </table:table-cell>
          <table:table-cell table:style-name="ce12" office:value-type="string" calcext:value-type="string">
            <text:p>Mar</text:p>
          </table:table-cell>
          <table:table-cell table:style-name="ce12" office:value-type="string" calcext:value-type="string">
            <text:p>Apr</text:p>
          </table:table-cell>
          <table:table-cell table:style-name="ce12" office:value-type="string" calcext:value-type="string">
            <text:p>May</text:p>
          </table:table-cell>
          <table:table-cell table:style-name="ce12" office:value-type="string" calcext:value-type="string">
            <text:p>Jun</text:p>
          </table:table-cell>
          <table:table-cell table:style-name="ce12" office:value-type="string" calcext:value-type="string">
            <text:p>Jul</text:p>
          </table:table-cell>
          <table:table-cell table:style-name="ce12" office:value-type="string" calcext:value-type="string">
            <text:p>Aug</text:p>
          </table:table-cell>
          <table:table-cell table:style-name="ce12" office:value-type="string" calcext:value-type="string">
            <text:p>Sep</text:p>
          </table:table-cell>
          <table:table-cell table:style-name="ce12" office:value-type="string" calcext:value-type="string">
            <text:p>Oct</text:p>
          </table:table-cell>
          <table:table-cell table:style-name="ce12" office:value-type="string" calcext:value-type="string">
            <text:p>Nov</text:p>
          </table:table-cell>
          <table:table-cell table:style-name="ce12" office:value-type="string" calcext:value-type="string">
            <text:p>Dec</text:p>
          </table:table-cell>
          <table:table-cell table:style-name="ce12" office:value-type="string" calcext:value-type="string">
            <text:p>Total</text:p>
          </table:table-cell>
          <table:table-cell table:number-columns-repeated="1009"/>
        </table:table-row>
        <table:table-row table:style-name="ro2">
          <table:table-cell table:style-name="ce3" table:number-columns-repeated="2"/>
          <table:table-cell table:style-name="ce17" office:value-type="date" office:date-value="2024-01-01" calcext:value-type="date">
            <text:p>Jan</text:p>
          </table:table-cell>
          <table:table-cell table:style-name="ce17" office:value-type="date" office:date-value="2024-02-01" calcext:value-type="date">
            <text:p>Feb</text:p>
          </table:table-cell>
          <table:table-cell table:style-name="ce17" office:value-type="date" office:date-value="2024-03-01" calcext:value-type="date">
            <text:p>Mar</text:p>
          </table:table-cell>
          <table:table-cell table:style-name="ce17" office:value-type="date" office:date-value="2024-04-01" calcext:value-type="date">
            <text:p>Apr</text:p>
          </table:table-cell>
          <table:table-cell table:style-name="ce17" office:value-type="date" office:date-value="2024-05-01" calcext:value-type="date">
            <text:p>May</text:p>
          </table:table-cell>
          <table:table-cell table:style-name="ce17" office:value-type="date" office:date-value="2024-06-01" calcext:value-type="date">
            <text:p>Jun</text:p>
          </table:table-cell>
          <table:table-cell table:style-name="ce17" office:value-type="date" office:date-value="2024-07-01" calcext:value-type="date">
            <text:p>Jul</text:p>
          </table:table-cell>
          <table:table-cell table:style-name="ce17" office:value-type="date" office:date-value="2024-08-01" calcext:value-type="date">
            <text:p>Aug</text:p>
          </table:table-cell>
          <table:table-cell table:style-name="ce17" office:value-type="date" office:date-value="2024-09-01" calcext:value-type="date">
            <text:p>Sep</text:p>
          </table:table-cell>
          <table:table-cell table:style-name="ce17" office:value-type="date" office:date-value="2024-10-01" calcext:value-type="date">
            <text:p>Oct</text:p>
          </table:table-cell>
          <table:table-cell table:style-name="ce17" office:value-type="date" office:date-value="2024-11-01" calcext:value-type="date">
            <text:p>Nov</text:p>
          </table:table-cell>
          <table:table-cell table:style-name="ce17" office:value-type="date" office:date-value="2024-12-01" calcext:value-type="date">
            <text:p>Dec</text:p>
          </table:table-cell>
          <table:table-cell table:style-name="ce3"/>
          <table:table-cell table:number-columns-repeated="1009"/>
        </table:table-row>
        <table:table-row table:style-name="ro2">
          <table:table-cell table:style-name="ce8" office:value-type="string" calcext:value-type="string">
            <text:p>Income</text:p>
          </table:table-cell>
          <table:table-cell table:style-name="ce11"/>
          <table:table-cell table:style-name="ce14" table:formula="of:=SUM([.C5:.C9])" office:value-type="float" office:value="0" calcext:value-type="float">
            <text:p>€0.00</text:p>
          </table:table-cell>
          <table:table-cell table:style-name="ce14" table:formula="of:=SUM([.D5:.D9])" office:value-type="float" office:value="0" calcext:value-type="float">
            <text:p>€0.00</text:p>
          </table:table-cell>
          <table:table-cell table:style-name="ce14" table:formula="of:=SUM([.E5:.E9])" office:value-type="float" office:value="0" calcext:value-type="float">
            <text:p>€0.00</text:p>
          </table:table-cell>
          <table:table-cell table:style-name="ce14" table:formula="of:=SUM([.F5:.F9])" office:value-type="float" office:value="0" calcext:value-type="float">
            <text:p>€0.00</text:p>
          </table:table-cell>
          <table:table-cell table:style-name="ce14" table:formula="of:=SUM([.G5:.G9])" office:value-type="float" office:value="0" calcext:value-type="float">
            <text:p>€0.00</text:p>
          </table:table-cell>
          <table:table-cell table:style-name="ce14" table:formula="of:=SUM([.H5:.H9])" office:value-type="float" office:value="0" calcext:value-type="float">
            <text:p>€0.00</text:p>
          </table:table-cell>
          <table:table-cell table:style-name="ce14" table:formula="of:=SUM([.I5:.I9])" office:value-type="float" office:value="0" calcext:value-type="float">
            <text:p>€0.00</text:p>
          </table:table-cell>
          <table:table-cell table:style-name="ce14" table:formula="of:=SUM([.J5:.J9])" office:value-type="float" office:value="0" calcext:value-type="float">
            <text:p>€0.00</text:p>
          </table:table-cell>
          <table:table-cell table:style-name="ce14" table:formula="of:=SUM([.K5:.K9])" office:value-type="float" office:value="0" calcext:value-type="float">
            <text:p>€0.00</text:p>
          </table:table-cell>
          <table:table-cell table:style-name="ce14" table:formula="of:=SUM([.L5:.L9])" office:value-type="float" office:value="0" calcext:value-type="float">
            <text:p>€0.00</text:p>
          </table:table-cell>
          <table:table-cell table:style-name="ce14" table:formula="of:=SUM([.M5:.M9])" office:value-type="float" office:value="0" calcext:value-type="float">
            <text:p>€0.00</text:p>
          </table:table-cell>
          <table:table-cell table:style-name="ce14" table:formula="of:=SUM([.N5:.N9])" office:value-type="float" office:value="0" calcext:value-type="float">
            <text:p>€0.00</text:p>
          </table:table-cell>
          <table:table-cell table:style-name="ce14" table:formula="of:=SUM([.C4:.N4])" office:value-type="float" office:value="0" calcext:value-type="float">
            <text:p>€0.00</text:p>
          </table:table-cell>
          <table:table-cell table:number-columns-repeated="1009"/>
        </table:table-row>
        <table:table-row table:style-name="ro2">
          <table:table-cell table:style-name="ce9" office:value-type="string" calcext:value-type="string">
            <text:p><text:s text:c="4"/>Project payments</text:p>
          </table:table-cell>
          <table:table-cell table:style-name="ce3"/>
          <table:table-cell table:style-name="ce15" table:formula="of:=SUMIFS([$'2023-2024 Tracker'.$K$2:.$K$5000];[$'2023-2024 Tracker'.$A$2:.$A$5000];&quot;&gt;=&quot;&amp;[.C3];[$'2023-2024 Tracker'.$A$2:.$A$5000];&quot;&lt;=&quot;&amp;EOMONTH([.C3];0);[$'2023-2024 Tracker'.$B$2:.$B$5000];&quot;Income&quot;;[$'2023-2024 Tracker'.$C$2:.$C$5000];&quot;Project payment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D3];[$'2023-2024 Tracker'.$A$2:.$A$5000];&quot;&lt;=&quot;&amp;EOMONTH([.D3];0);[$'2023-2024 Tracker'.$B$2:.$B$5000];&quot;Income&quot;;[$'2023-2024 Tracker'.$C$2:.$C$5000];&quot;Project payment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E3];[$'2023-2024 Tracker'.$A$2:.$A$5000];&quot;&lt;=&quot;&amp;EOMONTH([.E3];0);[$'2023-2024 Tracker'.$B$2:.$B$5000];&quot;Income&quot;;[$'2023-2024 Tracker'.$C$2:.$C$5000];&quot;Project payment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F3];[$'2023-2024 Tracker'.$A$2:.$A$5000];&quot;&lt;=&quot;&amp;EOMONTH([.F3];0);[$'2023-2024 Tracker'.$B$2:.$B$5000];&quot;Income&quot;;[$'2023-2024 Tracker'.$C$2:.$C$5000];&quot;Project payment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G3];[$'2023-2024 Tracker'.$A$2:.$A$5000];&quot;&lt;=&quot;&amp;EOMONTH([.G3];0);[$'2023-2024 Tracker'.$B$2:.$B$5000];&quot;Income&quot;;[$'2023-2024 Tracker'.$C$2:.$C$5000];&quot;Project payment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H3];[$'2023-2024 Tracker'.$A$2:.$A$5000];&quot;&lt;=&quot;&amp;EOMONTH([.H3];0);[$'2023-2024 Tracker'.$B$2:.$B$5000];&quot;Income&quot;;[$'2023-2024 Tracker'.$C$2:.$C$5000];&quot;Project payment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I3];[$'2023-2024 Tracker'.$A$2:.$A$5000];&quot;&lt;=&quot;&amp;EOMONTH([.I3];0);[$'2023-2024 Tracker'.$B$2:.$B$5000];&quot;Income&quot;;[$'2023-2024 Tracker'.$C$2:.$C$5000];&quot;Project payment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J3];[$'2023-2024 Tracker'.$A$2:.$A$5000];&quot;&lt;=&quot;&amp;EOMONTH([.J3];0);[$'2023-2024 Tracker'.$B$2:.$B$5000];&quot;Income&quot;;[$'2023-2024 Tracker'.$C$2:.$C$5000];&quot;Project payment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K3];[$'2023-2024 Tracker'.$A$2:.$A$5000];&quot;&lt;=&quot;&amp;EOMONTH([.K3];0);[$'2023-2024 Tracker'.$B$2:.$B$5000];&quot;Income&quot;;[$'2023-2024 Tracker'.$C$2:.$C$5000];&quot;Project payment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L3];[$'2023-2024 Tracker'.$A$2:.$A$5000];&quot;&lt;=&quot;&amp;EOMONTH([.L3];0);[$'2023-2024 Tracker'.$B$2:.$B$5000];&quot;Income&quot;;[$'2023-2024 Tracker'.$C$2:.$C$5000];&quot;Project payment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M3];[$'2023-2024 Tracker'.$A$2:.$A$5000];&quot;&lt;=&quot;&amp;EOMONTH([.M3];0);[$'2023-2024 Tracker'.$B$2:.$B$5000];&quot;Income&quot;;[$'2023-2024 Tracker'.$C$2:.$C$5000];&quot;Project payment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N3];[$'2023-2024 Tracker'.$A$2:.$A$5000];&quot;&lt;=&quot;&amp;EOMONTH([.N3];0);[$'2023-2024 Tracker'.$B$2:.$B$5000];&quot;Income&quot;;[$'2023-2024 Tracker'.$C$2:.$C$5000];&quot;Project payments&quot;)" office:value-type="float" office:value="0" calcext:value-type="float">
            <text:p>€0.00</text:p>
          </table:table-cell>
          <table:table-cell table:style-name="ce15" table:formula="of:=SUM([.C5:.N5])" office:value-type="float" office:value="0" calcext:value-type="float">
            <text:p>€0.00</text:p>
          </table:table-cell>
          <table:table-cell table:number-columns-repeated="1009"/>
        </table:table-row>
        <table:table-row table:style-name="ro2">
          <table:table-cell table:style-name="ce9" office:value-type="string" calcext:value-type="string">
            <text:p><text:s text:c="4"/>Retainers</text:p>
          </table:table-cell>
          <table:table-cell table:style-name="ce3"/>
          <table:table-cell table:style-name="ce15" table:formula="of:=SUMIFS([$'2023-2024 Tracker'.$K$2:.$K$5000];[$'2023-2024 Tracker'.$A$2:.$A$5000];&quot;&gt;=&quot;&amp;[.C3];[$'2023-2024 Tracker'.$A$2:.$A$5000];&quot;&lt;=&quot;&amp;EOMONTH([.C3];0);[$'2023-2024 Tracker'.$B$2:.$B$5000];&quot;Income&quot;;[$'2023-2024 Tracker'.$C$2:.$C$5000];&quot;Retainer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D3];[$'2023-2024 Tracker'.$A$2:.$A$5000];&quot;&lt;=&quot;&amp;EOMONTH([.D3];0);[$'2023-2024 Tracker'.$B$2:.$B$5000];&quot;Income&quot;;[$'2023-2024 Tracker'.$C$2:.$C$5000];&quot;Retainer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E3];[$'2023-2024 Tracker'.$A$2:.$A$5000];&quot;&lt;=&quot;&amp;EOMONTH([.E3];0);[$'2023-2024 Tracker'.$B$2:.$B$5000];&quot;Income&quot;;[$'2023-2024 Tracker'.$C$2:.$C$5000];&quot;Retainer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F3];[$'2023-2024 Tracker'.$A$2:.$A$5000];&quot;&lt;=&quot;&amp;EOMONTH([.F3];0);[$'2023-2024 Tracker'.$B$2:.$B$5000];&quot;Income&quot;;[$'2023-2024 Tracker'.$C$2:.$C$5000];&quot;Retainer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G3];[$'2023-2024 Tracker'.$A$2:.$A$5000];&quot;&lt;=&quot;&amp;EOMONTH([.G3];0);[$'2023-2024 Tracker'.$B$2:.$B$5000];&quot;Income&quot;;[$'2023-2024 Tracker'.$C$2:.$C$5000];&quot;Retainer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H3];[$'2023-2024 Tracker'.$A$2:.$A$5000];&quot;&lt;=&quot;&amp;EOMONTH([.H3];0);[$'2023-2024 Tracker'.$B$2:.$B$5000];&quot;Income&quot;;[$'2023-2024 Tracker'.$C$2:.$C$5000];&quot;Retainer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I3];[$'2023-2024 Tracker'.$A$2:.$A$5000];&quot;&lt;=&quot;&amp;EOMONTH([.I3];0);[$'2023-2024 Tracker'.$B$2:.$B$5000];&quot;Income&quot;;[$'2023-2024 Tracker'.$C$2:.$C$5000];&quot;Retainer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J3];[$'2023-2024 Tracker'.$A$2:.$A$5000];&quot;&lt;=&quot;&amp;EOMONTH([.J3];0);[$'2023-2024 Tracker'.$B$2:.$B$5000];&quot;Income&quot;;[$'2023-2024 Tracker'.$C$2:.$C$5000];&quot;Retainer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K3];[$'2023-2024 Tracker'.$A$2:.$A$5000];&quot;&lt;=&quot;&amp;EOMONTH([.K3];0);[$'2023-2024 Tracker'.$B$2:.$B$5000];&quot;Income&quot;;[$'2023-2024 Tracker'.$C$2:.$C$5000];&quot;Retainer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L3];[$'2023-2024 Tracker'.$A$2:.$A$5000];&quot;&lt;=&quot;&amp;EOMONTH([.L3];0);[$'2023-2024 Tracker'.$B$2:.$B$5000];&quot;Income&quot;;[$'2023-2024 Tracker'.$C$2:.$C$5000];&quot;Retainer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M3];[$'2023-2024 Tracker'.$A$2:.$A$5000];&quot;&lt;=&quot;&amp;EOMONTH([.M3];0);[$'2023-2024 Tracker'.$B$2:.$B$5000];&quot;Income&quot;;[$'2023-2024 Tracker'.$C$2:.$C$5000];&quot;Retainer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N3];[$'2023-2024 Tracker'.$A$2:.$A$5000];&quot;&lt;=&quot;&amp;EOMONTH([.N3];0);[$'2023-2024 Tracker'.$B$2:.$B$5000];&quot;Income&quot;;[$'2023-2024 Tracker'.$C$2:.$C$5000];&quot;Retainers&quot;)" office:value-type="float" office:value="0" calcext:value-type="float">
            <text:p>€0.00</text:p>
          </table:table-cell>
          <table:table-cell table:style-name="ce15" table:formula="of:=SUM([.C6:.N6])" office:value-type="float" office:value="0" calcext:value-type="float">
            <text:p>€0.00</text:p>
          </table:table-cell>
          <table:table-cell table:number-columns-repeated="1009"/>
        </table:table-row>
        <table:table-row table:style-name="ro2">
          <table:table-cell table:style-name="ce9" office:value-type="string" calcext:value-type="string">
            <text:p><text:s text:c="4"/>Grants</text:p>
          </table:table-cell>
          <table:table-cell table:style-name="ce3"/>
          <table:table-cell table:style-name="ce15" table:formula="of:=SUMIFS([$'2023-2024 Tracker'.$K$2:.$K$5000];[$'2023-2024 Tracker'.$A$2:.$A$5000];&quot;&gt;=&quot;&amp;[.C3];[$'2023-2024 Tracker'.$A$2:.$A$5000];&quot;&lt;=&quot;&amp;EOMONTH([.C3];0);[$'2023-2024 Tracker'.$B$2:.$B$5000];&quot;Income&quot;;[$'2023-2024 Tracker'.$C$2:.$C$5000];&quot;Grant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D3];[$'2023-2024 Tracker'.$A$2:.$A$5000];&quot;&lt;=&quot;&amp;EOMONTH([.D3];0);[$'2023-2024 Tracker'.$B$2:.$B$5000];&quot;Income&quot;;[$'2023-2024 Tracker'.$C$2:.$C$5000];&quot;Grant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E3];[$'2023-2024 Tracker'.$A$2:.$A$5000];&quot;&lt;=&quot;&amp;EOMONTH([.E3];0);[$'2023-2024 Tracker'.$B$2:.$B$5000];&quot;Income&quot;;[$'2023-2024 Tracker'.$C$2:.$C$5000];&quot;Grant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F3];[$'2023-2024 Tracker'.$A$2:.$A$5000];&quot;&lt;=&quot;&amp;EOMONTH([.F3];0);[$'2023-2024 Tracker'.$B$2:.$B$5000];&quot;Income&quot;;[$'2023-2024 Tracker'.$C$2:.$C$5000];&quot;Grant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G3];[$'2023-2024 Tracker'.$A$2:.$A$5000];&quot;&lt;=&quot;&amp;EOMONTH([.G3];0);[$'2023-2024 Tracker'.$B$2:.$B$5000];&quot;Income&quot;;[$'2023-2024 Tracker'.$C$2:.$C$5000];&quot;Grant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H3];[$'2023-2024 Tracker'.$A$2:.$A$5000];&quot;&lt;=&quot;&amp;EOMONTH([.H3];0);[$'2023-2024 Tracker'.$B$2:.$B$5000];&quot;Income&quot;;[$'2023-2024 Tracker'.$C$2:.$C$5000];&quot;Grant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I3];[$'2023-2024 Tracker'.$A$2:.$A$5000];&quot;&lt;=&quot;&amp;EOMONTH([.I3];0);[$'2023-2024 Tracker'.$B$2:.$B$5000];&quot;Income&quot;;[$'2023-2024 Tracker'.$C$2:.$C$5000];&quot;Grant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J3];[$'2023-2024 Tracker'.$A$2:.$A$5000];&quot;&lt;=&quot;&amp;EOMONTH([.J3];0);[$'2023-2024 Tracker'.$B$2:.$B$5000];&quot;Income&quot;;[$'2023-2024 Tracker'.$C$2:.$C$5000];&quot;Grant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K3];[$'2023-2024 Tracker'.$A$2:.$A$5000];&quot;&lt;=&quot;&amp;EOMONTH([.K3];0);[$'2023-2024 Tracker'.$B$2:.$B$5000];&quot;Income&quot;;[$'2023-2024 Tracker'.$C$2:.$C$5000];&quot;Grant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L3];[$'2023-2024 Tracker'.$A$2:.$A$5000];&quot;&lt;=&quot;&amp;EOMONTH([.L3];0);[$'2023-2024 Tracker'.$B$2:.$B$5000];&quot;Income&quot;;[$'2023-2024 Tracker'.$C$2:.$C$5000];&quot;Grant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M3];[$'2023-2024 Tracker'.$A$2:.$A$5000];&quot;&lt;=&quot;&amp;EOMONTH([.M3];0);[$'2023-2024 Tracker'.$B$2:.$B$5000];&quot;Income&quot;;[$'2023-2024 Tracker'.$C$2:.$C$5000];&quot;Grant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N3];[$'2023-2024 Tracker'.$A$2:.$A$5000];&quot;&lt;=&quot;&amp;EOMONTH([.N3];0);[$'2023-2024 Tracker'.$B$2:.$B$5000];&quot;Income&quot;;[$'2023-2024 Tracker'.$C$2:.$C$5000];&quot;Grants&quot;)" office:value-type="float" office:value="0" calcext:value-type="float">
            <text:p>€0.00</text:p>
          </table:table-cell>
          <table:table-cell table:style-name="ce15" table:formula="of:=SUM([.C7:.N7])" office:value-type="float" office:value="0" calcext:value-type="float">
            <text:p>€0.00</text:p>
          </table:table-cell>
          <table:table-cell table:number-columns-repeated="1009"/>
        </table:table-row>
        <table:table-row table:style-name="ro2">
          <table:table-cell table:style-name="ce9" office:value-type="string" calcext:value-type="string">
            <text:p><text:s text:c="4"/>Consulting/Services</text:p>
          </table:table-cell>
          <table:table-cell table:style-name="ce3"/>
          <table:table-cell table:style-name="ce15" table:formula="of:=SUMIFS([$'2023-2024 Tracker'.$K$2:.$K$5000];[$'2023-2024 Tracker'.$A$2:.$A$5000];&quot;&gt;=&quot;&amp;[.C3];[$'2023-2024 Tracker'.$A$2:.$A$5000];&quot;&lt;=&quot;&amp;EOMONTH([.C3];0);[$'2023-2024 Tracker'.$B$2:.$B$5000];&quot;Income&quot;;[$'2023-2024 Tracker'.$C$2:.$C$5000];&quot;Consulting/Service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D3];[$'2023-2024 Tracker'.$A$2:.$A$5000];&quot;&lt;=&quot;&amp;EOMONTH([.D3];0);[$'2023-2024 Tracker'.$B$2:.$B$5000];&quot;Income&quot;;[$'2023-2024 Tracker'.$C$2:.$C$5000];&quot;Consulting/Service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E3];[$'2023-2024 Tracker'.$A$2:.$A$5000];&quot;&lt;=&quot;&amp;EOMONTH([.E3];0);[$'2023-2024 Tracker'.$B$2:.$B$5000];&quot;Income&quot;;[$'2023-2024 Tracker'.$C$2:.$C$5000];&quot;Consulting/Service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F3];[$'2023-2024 Tracker'.$A$2:.$A$5000];&quot;&lt;=&quot;&amp;EOMONTH([.F3];0);[$'2023-2024 Tracker'.$B$2:.$B$5000];&quot;Income&quot;;[$'2023-2024 Tracker'.$C$2:.$C$5000];&quot;Consulting/Service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G3];[$'2023-2024 Tracker'.$A$2:.$A$5000];&quot;&lt;=&quot;&amp;EOMONTH([.G3];0);[$'2023-2024 Tracker'.$B$2:.$B$5000];&quot;Income&quot;;[$'2023-2024 Tracker'.$C$2:.$C$5000];&quot;Consulting/Service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H3];[$'2023-2024 Tracker'.$A$2:.$A$5000];&quot;&lt;=&quot;&amp;EOMONTH([.H3];0);[$'2023-2024 Tracker'.$B$2:.$B$5000];&quot;Income&quot;;[$'2023-2024 Tracker'.$C$2:.$C$5000];&quot;Consulting/Service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I3];[$'2023-2024 Tracker'.$A$2:.$A$5000];&quot;&lt;=&quot;&amp;EOMONTH([.I3];0);[$'2023-2024 Tracker'.$B$2:.$B$5000];&quot;Income&quot;;[$'2023-2024 Tracker'.$C$2:.$C$5000];&quot;Consulting/Service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J3];[$'2023-2024 Tracker'.$A$2:.$A$5000];&quot;&lt;=&quot;&amp;EOMONTH([.J3];0);[$'2023-2024 Tracker'.$B$2:.$B$5000];&quot;Income&quot;;[$'2023-2024 Tracker'.$C$2:.$C$5000];&quot;Consulting/Service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K3];[$'2023-2024 Tracker'.$A$2:.$A$5000];&quot;&lt;=&quot;&amp;EOMONTH([.K3];0);[$'2023-2024 Tracker'.$B$2:.$B$5000];&quot;Income&quot;;[$'2023-2024 Tracker'.$C$2:.$C$5000];&quot;Consulting/Service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L3];[$'2023-2024 Tracker'.$A$2:.$A$5000];&quot;&lt;=&quot;&amp;EOMONTH([.L3];0);[$'2023-2024 Tracker'.$B$2:.$B$5000];&quot;Income&quot;;[$'2023-2024 Tracker'.$C$2:.$C$5000];&quot;Consulting/Service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M3];[$'2023-2024 Tracker'.$A$2:.$A$5000];&quot;&lt;=&quot;&amp;EOMONTH([.M3];0);[$'2023-2024 Tracker'.$B$2:.$B$5000];&quot;Income&quot;;[$'2023-2024 Tracker'.$C$2:.$C$5000];&quot;Consulting/Service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N3];[$'2023-2024 Tracker'.$A$2:.$A$5000];&quot;&lt;=&quot;&amp;EOMONTH([.N3];0);[$'2023-2024 Tracker'.$B$2:.$B$5000];&quot;Income&quot;;[$'2023-2024 Tracker'.$C$2:.$C$5000];&quot;Consulting/Services&quot;)" office:value-type="float" office:value="0" calcext:value-type="float">
            <text:p>€0.00</text:p>
          </table:table-cell>
          <table:table-cell table:style-name="ce15" table:formula="of:=SUM([.C8:.N8])" office:value-type="float" office:value="0" calcext:value-type="float">
            <text:p>€0.00</text:p>
          </table:table-cell>
          <table:table-cell table:number-columns-repeated="1009"/>
        </table:table-row>
        <table:table-row table:style-name="ro2">
          <table:table-cell table:style-name="ce9" office:value-type="string" calcext:value-type="string">
            <text:p><text:s text:c="4"/>Other income</text:p>
          </table:table-cell>
          <table:table-cell table:style-name="ce3"/>
          <table:table-cell table:style-name="ce15" table:formula="of:=SUMIFS([$'2023-2024 Tracker'.$K$2:.$K$5000];[$'2023-2024 Tracker'.$A$2:.$A$5000];&quot;&gt;=&quot;&amp;[.C3];[$'2023-2024 Tracker'.$A$2:.$A$5000];&quot;&lt;=&quot;&amp;EOMONTH([.C3];0);[$'2023-2024 Tracker'.$B$2:.$B$5000];&quot;Income&quot;;[$'2023-2024 Tracker'.$C$2:.$C$5000];&quot;Other income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D3];[$'2023-2024 Tracker'.$A$2:.$A$5000];&quot;&lt;=&quot;&amp;EOMONTH([.D3];0);[$'2023-2024 Tracker'.$B$2:.$B$5000];&quot;Income&quot;;[$'2023-2024 Tracker'.$C$2:.$C$5000];&quot;Other income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E3];[$'2023-2024 Tracker'.$A$2:.$A$5000];&quot;&lt;=&quot;&amp;EOMONTH([.E3];0);[$'2023-2024 Tracker'.$B$2:.$B$5000];&quot;Income&quot;;[$'2023-2024 Tracker'.$C$2:.$C$5000];&quot;Other income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F3];[$'2023-2024 Tracker'.$A$2:.$A$5000];&quot;&lt;=&quot;&amp;EOMONTH([.F3];0);[$'2023-2024 Tracker'.$B$2:.$B$5000];&quot;Income&quot;;[$'2023-2024 Tracker'.$C$2:.$C$5000];&quot;Other income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G3];[$'2023-2024 Tracker'.$A$2:.$A$5000];&quot;&lt;=&quot;&amp;EOMONTH([.G3];0);[$'2023-2024 Tracker'.$B$2:.$B$5000];&quot;Income&quot;;[$'2023-2024 Tracker'.$C$2:.$C$5000];&quot;Other income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H3];[$'2023-2024 Tracker'.$A$2:.$A$5000];&quot;&lt;=&quot;&amp;EOMONTH([.H3];0);[$'2023-2024 Tracker'.$B$2:.$B$5000];&quot;Income&quot;;[$'2023-2024 Tracker'.$C$2:.$C$5000];&quot;Other income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I3];[$'2023-2024 Tracker'.$A$2:.$A$5000];&quot;&lt;=&quot;&amp;EOMONTH([.I3];0);[$'2023-2024 Tracker'.$B$2:.$B$5000];&quot;Income&quot;;[$'2023-2024 Tracker'.$C$2:.$C$5000];&quot;Other income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J3];[$'2023-2024 Tracker'.$A$2:.$A$5000];&quot;&lt;=&quot;&amp;EOMONTH([.J3];0);[$'2023-2024 Tracker'.$B$2:.$B$5000];&quot;Income&quot;;[$'2023-2024 Tracker'.$C$2:.$C$5000];&quot;Other income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K3];[$'2023-2024 Tracker'.$A$2:.$A$5000];&quot;&lt;=&quot;&amp;EOMONTH([.K3];0);[$'2023-2024 Tracker'.$B$2:.$B$5000];&quot;Income&quot;;[$'2023-2024 Tracker'.$C$2:.$C$5000];&quot;Other income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L3];[$'2023-2024 Tracker'.$A$2:.$A$5000];&quot;&lt;=&quot;&amp;EOMONTH([.L3];0);[$'2023-2024 Tracker'.$B$2:.$B$5000];&quot;Income&quot;;[$'2023-2024 Tracker'.$C$2:.$C$5000];&quot;Other income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M3];[$'2023-2024 Tracker'.$A$2:.$A$5000];&quot;&lt;=&quot;&amp;EOMONTH([.M3];0);[$'2023-2024 Tracker'.$B$2:.$B$5000];&quot;Income&quot;;[$'2023-2024 Tracker'.$C$2:.$C$5000];&quot;Other income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N3];[$'2023-2024 Tracker'.$A$2:.$A$5000];&quot;&lt;=&quot;&amp;EOMONTH([.N3];0);[$'2023-2024 Tracker'.$B$2:.$B$5000];&quot;Income&quot;;[$'2023-2024 Tracker'.$C$2:.$C$5000];&quot;Other income&quot;)" office:value-type="float" office:value="0" calcext:value-type="float">
            <text:p>€0.00</text:p>
          </table:table-cell>
          <table:table-cell table:style-name="ce15" table:formula="of:=SUM([.C9:.N9])" office:value-type="float" office:value="0" calcext:value-type="float">
            <text:p>€0.00</text:p>
          </table:table-cell>
          <table:table-cell table:number-columns-repeated="1009"/>
        </table:table-row>
        <table:table-row table:style-name="ro2">
          <table:table-cell table:style-name="ce3" table:number-columns-repeated="15"/>
          <table:table-cell table:number-columns-repeated="1009"/>
        </table:table-row>
        <table:table-row table:style-name="ro2">
          <table:table-cell table:style-name="ce8" office:value-type="string" calcext:value-type="string">
            <text:p>Expenses</text:p>
          </table:table-cell>
          <table:table-cell table:style-name="ce11"/>
          <table:table-cell table:style-name="ce14" table:formula="of:=[.C12]+[.C19]" office:value-type="float" office:value="0" calcext:value-type="float">
            <text:p>€0.00</text:p>
          </table:table-cell>
          <table:table-cell table:style-name="ce14" table:formula="of:=[.D12]+[.D19]" office:value-type="float" office:value="0" calcext:value-type="float">
            <text:p>€0.00</text:p>
          </table:table-cell>
          <table:table-cell table:style-name="ce14" table:formula="of:=[.E12]+[.E19]" office:value-type="float" office:value="0" calcext:value-type="float">
            <text:p>€0.00</text:p>
          </table:table-cell>
          <table:table-cell table:style-name="ce14" table:formula="of:=[.F12]+[.F19]" office:value-type="float" office:value="0" calcext:value-type="float">
            <text:p>€0.00</text:p>
          </table:table-cell>
          <table:table-cell table:style-name="ce14" table:formula="of:=[.G12]+[.G19]" office:value-type="float" office:value="0" calcext:value-type="float">
            <text:p>€0.00</text:p>
          </table:table-cell>
          <table:table-cell table:style-name="ce14" table:formula="of:=[.H12]+[.H19]" office:value-type="float" office:value="0" calcext:value-type="float">
            <text:p>€0.00</text:p>
          </table:table-cell>
          <table:table-cell table:style-name="ce14" table:formula="of:=[.I12]+[.I19]" office:value-type="float" office:value="0" calcext:value-type="float">
            <text:p>€0.00</text:p>
          </table:table-cell>
          <table:table-cell table:style-name="ce14" table:formula="of:=[.J12]+[.J19]" office:value-type="float" office:value="0" calcext:value-type="float">
            <text:p>€0.00</text:p>
          </table:table-cell>
          <table:table-cell table:style-name="ce14" table:formula="of:=[.K12]+[.K19]" office:value-type="float" office:value="0" calcext:value-type="float">
            <text:p>€0.00</text:p>
          </table:table-cell>
          <table:table-cell table:style-name="ce14" table:formula="of:=[.L12]+[.L19]" office:value-type="float" office:value="0" calcext:value-type="float">
            <text:p>€0.00</text:p>
          </table:table-cell>
          <table:table-cell table:style-name="ce14" table:formula="of:=[.M12]+[.M19]" office:value-type="float" office:value="0" calcext:value-type="float">
            <text:p>€0.00</text:p>
          </table:table-cell>
          <table:table-cell table:style-name="ce14" table:formula="of:=[.N12]+[.N19]" office:value-type="float" office:value="0" calcext:value-type="float">
            <text:p>€0.00</text:p>
          </table:table-cell>
          <table:table-cell table:style-name="ce14" table:formula="of:=SUM([.C11:.N11])" office:value-type="float" office:value="0" calcext:value-type="float">
            <text:p>€0.00</text:p>
          </table:table-cell>
          <table:table-cell table:number-columns-repeated="1009"/>
        </table:table-row>
        <table:table-row table:style-name="ro2">
          <table:table-cell table:style-name="ce10" office:value-type="string" calcext:value-type="string">
            <text:p><text:s text:c="4"/>Fixed costs</text:p>
          </table:table-cell>
          <table:table-cell table:style-name="ce3"/>
          <table:table-cell table:style-name="ce15" table:formula="of:=SUM([.C13:.C17])" office:value-type="float" office:value="0" calcext:value-type="float">
            <text:p>€0.00</text:p>
          </table:table-cell>
          <table:table-cell table:style-name="ce15" table:formula="of:=SUM([.D13:.D17])" office:value-type="float" office:value="0" calcext:value-type="float">
            <text:p>€0.00</text:p>
          </table:table-cell>
          <table:table-cell table:style-name="ce15" table:formula="of:=SUM([.E13:.E17])" office:value-type="float" office:value="0" calcext:value-type="float">
            <text:p>€0.00</text:p>
          </table:table-cell>
          <table:table-cell table:style-name="ce15" table:formula="of:=SUM([.F13:.F17])" office:value-type="float" office:value="0" calcext:value-type="float">
            <text:p>€0.00</text:p>
          </table:table-cell>
          <table:table-cell table:style-name="ce15" table:formula="of:=SUM([.G13:.G17])" office:value-type="float" office:value="0" calcext:value-type="float">
            <text:p>€0.00</text:p>
          </table:table-cell>
          <table:table-cell table:style-name="ce15" table:formula="of:=SUM([.H13:.H17])" office:value-type="float" office:value="0" calcext:value-type="float">
            <text:p>€0.00</text:p>
          </table:table-cell>
          <table:table-cell table:style-name="ce15" table:formula="of:=SUM([.I13:.I17])" office:value-type="float" office:value="0" calcext:value-type="float">
            <text:p>€0.00</text:p>
          </table:table-cell>
          <table:table-cell table:style-name="ce15" table:formula="of:=SUM([.J13:.J17])" office:value-type="float" office:value="0" calcext:value-type="float">
            <text:p>€0.00</text:p>
          </table:table-cell>
          <table:table-cell table:style-name="ce15" table:formula="of:=SUM([.K13:.K17])" office:value-type="float" office:value="0" calcext:value-type="float">
            <text:p>€0.00</text:p>
          </table:table-cell>
          <table:table-cell table:style-name="ce15" table:formula="of:=SUM([.L13:.L17])" office:value-type="float" office:value="0" calcext:value-type="float">
            <text:p>€0.00</text:p>
          </table:table-cell>
          <table:table-cell table:style-name="ce15" table:formula="of:=SUM([.M13:.M17])" office:value-type="float" office:value="0" calcext:value-type="float">
            <text:p>€0.00</text:p>
          </table:table-cell>
          <table:table-cell table:style-name="ce15" table:formula="of:=SUM([.N13:.N17])" office:value-type="float" office:value="0" calcext:value-type="float">
            <text:p>€0.00</text:p>
          </table:table-cell>
          <table:table-cell table:style-name="ce16" table:formula="of:=SUM([.C12:.N12])" office:value-type="float" office:value="0" calcext:value-type="float">
            <text:p>€0.00</text:p>
          </table:table-cell>
          <table:table-cell table:number-columns-repeated="1009"/>
        </table:table-row>
        <table:table-row table:style-name="ro2">
          <table:table-cell table:style-name="ce9" office:value-type="string" calcext:value-type="string">
            <text:p><text:s text:c="8"/>Obsidian Publish</text:p>
          </table:table-cell>
          <table:table-cell table:style-name="ce3"/>
          <table:table-cell table:style-name="ce15" table:formula="of:=SUMIFS([$'2023-2024 Tracker'.$K$2:.$K$5000];[$'2023-2024 Tracker'.$A$2:.$A$5000];&quot;&gt;=&quot;&amp;[.C3];[$'2023-2024 Tracker'.$A$2:.$A$5000];&quot;&lt;=&quot;&amp;EOMONTH([.C3];0);[$'2023-2024 Tracker'.$B$2:.$B$5000];&quot;Expense&quot;;[$'2023-2024 Tracker'.$C$2:.$C$5000];&quot;Fixed costs&quot;;[$'2023-2024 Tracker'.$D$2:.$D$5000];&quot;Obsidian Publish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D3];[$'2023-2024 Tracker'.$A$2:.$A$5000];&quot;&lt;=&quot;&amp;EOMONTH([.D3];0);[$'2023-2024 Tracker'.$B$2:.$B$5000];&quot;Expense&quot;;[$'2023-2024 Tracker'.$C$2:.$C$5000];&quot;Fixed costs&quot;;[$'2023-2024 Tracker'.$D$2:.$D$5000];&quot;Obsidian Publish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E3];[$'2023-2024 Tracker'.$A$2:.$A$5000];&quot;&lt;=&quot;&amp;EOMONTH([.E3];0);[$'2023-2024 Tracker'.$B$2:.$B$5000];&quot;Expense&quot;;[$'2023-2024 Tracker'.$C$2:.$C$5000];&quot;Fixed costs&quot;;[$'2023-2024 Tracker'.$D$2:.$D$5000];&quot;Obsidian Publish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F3];[$'2023-2024 Tracker'.$A$2:.$A$5000];&quot;&lt;=&quot;&amp;EOMONTH([.F3];0);[$'2023-2024 Tracker'.$B$2:.$B$5000];&quot;Expense&quot;;[$'2023-2024 Tracker'.$C$2:.$C$5000];&quot;Fixed costs&quot;;[$'2023-2024 Tracker'.$D$2:.$D$5000];&quot;Obsidian Publish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G3];[$'2023-2024 Tracker'.$A$2:.$A$5000];&quot;&lt;=&quot;&amp;EOMONTH([.G3];0);[$'2023-2024 Tracker'.$B$2:.$B$5000];&quot;Expense&quot;;[$'2023-2024 Tracker'.$C$2:.$C$5000];&quot;Fixed costs&quot;;[$'2023-2024 Tracker'.$D$2:.$D$5000];&quot;Obsidian Publish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H3];[$'2023-2024 Tracker'.$A$2:.$A$5000];&quot;&lt;=&quot;&amp;EOMONTH([.H3];0);[$'2023-2024 Tracker'.$B$2:.$B$5000];&quot;Expense&quot;;[$'2023-2024 Tracker'.$C$2:.$C$5000];&quot;Fixed costs&quot;;[$'2023-2024 Tracker'.$D$2:.$D$5000];&quot;Obsidian Publish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I3];[$'2023-2024 Tracker'.$A$2:.$A$5000];&quot;&lt;=&quot;&amp;EOMONTH([.I3];0);[$'2023-2024 Tracker'.$B$2:.$B$5000];&quot;Expense&quot;;[$'2023-2024 Tracker'.$C$2:.$C$5000];&quot;Fixed costs&quot;;[$'2023-2024 Tracker'.$D$2:.$D$5000];&quot;Obsidian Publish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J3];[$'2023-2024 Tracker'.$A$2:.$A$5000];&quot;&lt;=&quot;&amp;EOMONTH([.J3];0);[$'2023-2024 Tracker'.$B$2:.$B$5000];&quot;Expense&quot;;[$'2023-2024 Tracker'.$C$2:.$C$5000];&quot;Fixed costs&quot;;[$'2023-2024 Tracker'.$D$2:.$D$5000];&quot;Obsidian Publish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K3];[$'2023-2024 Tracker'.$A$2:.$A$5000];&quot;&lt;=&quot;&amp;EOMONTH([.K3];0);[$'2023-2024 Tracker'.$B$2:.$B$5000];&quot;Expense&quot;;[$'2023-2024 Tracker'.$C$2:.$C$5000];&quot;Fixed costs&quot;;[$'2023-2024 Tracker'.$D$2:.$D$5000];&quot;Obsidian Publish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L3];[$'2023-2024 Tracker'.$A$2:.$A$5000];&quot;&lt;=&quot;&amp;EOMONTH([.L3];0);[$'2023-2024 Tracker'.$B$2:.$B$5000];&quot;Expense&quot;;[$'2023-2024 Tracker'.$C$2:.$C$5000];&quot;Fixed costs&quot;;[$'2023-2024 Tracker'.$D$2:.$D$5000];&quot;Obsidian Publish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M3];[$'2023-2024 Tracker'.$A$2:.$A$5000];&quot;&lt;=&quot;&amp;EOMONTH([.M3];0);[$'2023-2024 Tracker'.$B$2:.$B$5000];&quot;Expense&quot;;[$'2023-2024 Tracker'.$C$2:.$C$5000];&quot;Fixed costs&quot;;[$'2023-2024 Tracker'.$D$2:.$D$5000];&quot;Obsidian Publish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N3];[$'2023-2024 Tracker'.$A$2:.$A$5000];&quot;&lt;=&quot;&amp;EOMONTH([.N3];0);[$'2023-2024 Tracker'.$B$2:.$B$5000];&quot;Expense&quot;;[$'2023-2024 Tracker'.$C$2:.$C$5000];&quot;Fixed costs&quot;;[$'2023-2024 Tracker'.$D$2:.$D$5000];&quot;Obsidian Publish&quot;)" office:value-type="float" office:value="0" calcext:value-type="float">
            <text:p>€0.00</text:p>
          </table:table-cell>
          <table:table-cell table:style-name="ce15" table:formula="of:=SUM([.C13:.N13])" office:value-type="float" office:value="0" calcext:value-type="float">
            <text:p>€0.00</text:p>
          </table:table-cell>
          <table:table-cell table:number-columns-repeated="1009"/>
        </table:table-row>
        <table:table-row table:style-name="ro2">
          <table:table-cell table:style-name="ce9" office:value-type="string" calcext:value-type="string">
            <text:p><text:s text:c="8"/>refibcn.cat domain</text:p>
          </table:table-cell>
          <table:table-cell table:style-name="ce3"/>
          <table:table-cell table:style-name="ce15" table:formula="of:=SUMIFS([$'2023-2024 Tracker'.$K$2:.$K$5000];[$'2023-2024 Tracker'.$A$2:.$A$5000];&quot;&gt;=&quot;&amp;[.C3];[$'2023-2024 Tracker'.$A$2:.$A$5000];&quot;&lt;=&quot;&amp;EOMONTH([.C3];0);[$'2023-2024 Tracker'.$B$2:.$B$5000];&quot;Expense&quot;;[$'2023-2024 Tracker'.$C$2:.$C$5000];&quot;Fixed costs&quot;;[$'2023-2024 Tracker'.$D$2:.$D$5000];&quot;refibcn.cat domain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D3];[$'2023-2024 Tracker'.$A$2:.$A$5000];&quot;&lt;=&quot;&amp;EOMONTH([.D3];0);[$'2023-2024 Tracker'.$B$2:.$B$5000];&quot;Expense&quot;;[$'2023-2024 Tracker'.$C$2:.$C$5000];&quot;Fixed costs&quot;;[$'2023-2024 Tracker'.$D$2:.$D$5000];&quot;refibcn.cat domain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E3];[$'2023-2024 Tracker'.$A$2:.$A$5000];&quot;&lt;=&quot;&amp;EOMONTH([.E3];0);[$'2023-2024 Tracker'.$B$2:.$B$5000];&quot;Expense&quot;;[$'2023-2024 Tracker'.$C$2:.$C$5000];&quot;Fixed costs&quot;;[$'2023-2024 Tracker'.$D$2:.$D$5000];&quot;refibcn.cat domain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F3];[$'2023-2024 Tracker'.$A$2:.$A$5000];&quot;&lt;=&quot;&amp;EOMONTH([.F3];0);[$'2023-2024 Tracker'.$B$2:.$B$5000];&quot;Expense&quot;;[$'2023-2024 Tracker'.$C$2:.$C$5000];&quot;Fixed costs&quot;;[$'2023-2024 Tracker'.$D$2:.$D$5000];&quot;refibcn.cat domain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G3];[$'2023-2024 Tracker'.$A$2:.$A$5000];&quot;&lt;=&quot;&amp;EOMONTH([.G3];0);[$'2023-2024 Tracker'.$B$2:.$B$5000];&quot;Expense&quot;;[$'2023-2024 Tracker'.$C$2:.$C$5000];&quot;Fixed costs&quot;;[$'2023-2024 Tracker'.$D$2:.$D$5000];&quot;refibcn.cat domain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H3];[$'2023-2024 Tracker'.$A$2:.$A$5000];&quot;&lt;=&quot;&amp;EOMONTH([.H3];0);[$'2023-2024 Tracker'.$B$2:.$B$5000];&quot;Expense&quot;;[$'2023-2024 Tracker'.$C$2:.$C$5000];&quot;Fixed costs&quot;;[$'2023-2024 Tracker'.$D$2:.$D$5000];&quot;refibcn.cat domain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I3];[$'2023-2024 Tracker'.$A$2:.$A$5000];&quot;&lt;=&quot;&amp;EOMONTH([.I3];0);[$'2023-2024 Tracker'.$B$2:.$B$5000];&quot;Expense&quot;;[$'2023-2024 Tracker'.$C$2:.$C$5000];&quot;Fixed costs&quot;;[$'2023-2024 Tracker'.$D$2:.$D$5000];&quot;refibcn.cat domain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J3];[$'2023-2024 Tracker'.$A$2:.$A$5000];&quot;&lt;=&quot;&amp;EOMONTH([.J3];0);[$'2023-2024 Tracker'.$B$2:.$B$5000];&quot;Expense&quot;;[$'2023-2024 Tracker'.$C$2:.$C$5000];&quot;Fixed costs&quot;;[$'2023-2024 Tracker'.$D$2:.$D$5000];&quot;refibcn.cat domain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K3];[$'2023-2024 Tracker'.$A$2:.$A$5000];&quot;&lt;=&quot;&amp;EOMONTH([.K3];0);[$'2023-2024 Tracker'.$B$2:.$B$5000];&quot;Expense&quot;;[$'2023-2024 Tracker'.$C$2:.$C$5000];&quot;Fixed costs&quot;;[$'2023-2024 Tracker'.$D$2:.$D$5000];&quot;refibcn.cat domain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L3];[$'2023-2024 Tracker'.$A$2:.$A$5000];&quot;&lt;=&quot;&amp;EOMONTH([.L3];0);[$'2023-2024 Tracker'.$B$2:.$B$5000];&quot;Expense&quot;;[$'2023-2024 Tracker'.$C$2:.$C$5000];&quot;Fixed costs&quot;;[$'2023-2024 Tracker'.$D$2:.$D$5000];&quot;refibcn.cat domain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M3];[$'2023-2024 Tracker'.$A$2:.$A$5000];&quot;&lt;=&quot;&amp;EOMONTH([.M3];0);[$'2023-2024 Tracker'.$B$2:.$B$5000];&quot;Expense&quot;;[$'2023-2024 Tracker'.$C$2:.$C$5000];&quot;Fixed costs&quot;;[$'2023-2024 Tracker'.$D$2:.$D$5000];&quot;refibcn.cat domain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N3];[$'2023-2024 Tracker'.$A$2:.$A$5000];&quot;&lt;=&quot;&amp;EOMONTH([.N3];0);[$'2023-2024 Tracker'.$B$2:.$B$5000];&quot;Expense&quot;;[$'2023-2024 Tracker'.$C$2:.$C$5000];&quot;Fixed costs&quot;;[$'2023-2024 Tracker'.$D$2:.$D$5000];&quot;refibcn.cat domain&quot;)" office:value-type="float" office:value="0" calcext:value-type="float">
            <text:p>€0.00</text:p>
          </table:table-cell>
          <table:table-cell table:style-name="ce15" table:formula="of:=SUM([.C14:.N14])" office:value-type="float" office:value="0" calcext:value-type="float">
            <text:p>€0.00</text:p>
          </table:table-cell>
          <table:table-cell table:number-columns-repeated="1009"/>
        </table:table-row>
        <table:table-row table:style-name="ro2">
          <table:table-cell table:style-name="ce9" office:value-type="string" calcext:value-type="string">
            <text:p><text:s text:c="8"/>Notion</text:p>
          </table:table-cell>
          <table:table-cell table:style-name="ce3"/>
          <table:table-cell table:style-name="ce15" table:formula="of:=SUMIFS([$'2023-2024 Tracker'.$K$2:.$K$5000];[$'2023-2024 Tracker'.$A$2:.$A$5000];&quot;&gt;=&quot;&amp;[.C3];[$'2023-2024 Tracker'.$A$2:.$A$5000];&quot;&lt;=&quot;&amp;EOMONTH([.C3];0);[$'2023-2024 Tracker'.$B$2:.$B$5000];&quot;Expense&quot;;[$'2023-2024 Tracker'.$C$2:.$C$5000];&quot;Fixed costs&quot;;[$'2023-2024 Tracker'.$D$2:.$D$5000];&quot;Notion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D3];[$'2023-2024 Tracker'.$A$2:.$A$5000];&quot;&lt;=&quot;&amp;EOMONTH([.D3];0);[$'2023-2024 Tracker'.$B$2:.$B$5000];&quot;Expense&quot;;[$'2023-2024 Tracker'.$C$2:.$C$5000];&quot;Fixed costs&quot;;[$'2023-2024 Tracker'.$D$2:.$D$5000];&quot;Notion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E3];[$'2023-2024 Tracker'.$A$2:.$A$5000];&quot;&lt;=&quot;&amp;EOMONTH([.E3];0);[$'2023-2024 Tracker'.$B$2:.$B$5000];&quot;Expense&quot;;[$'2023-2024 Tracker'.$C$2:.$C$5000];&quot;Fixed costs&quot;;[$'2023-2024 Tracker'.$D$2:.$D$5000];&quot;Notion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F3];[$'2023-2024 Tracker'.$A$2:.$A$5000];&quot;&lt;=&quot;&amp;EOMONTH([.F3];0);[$'2023-2024 Tracker'.$B$2:.$B$5000];&quot;Expense&quot;;[$'2023-2024 Tracker'.$C$2:.$C$5000];&quot;Fixed costs&quot;;[$'2023-2024 Tracker'.$D$2:.$D$5000];&quot;Notion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G3];[$'2023-2024 Tracker'.$A$2:.$A$5000];&quot;&lt;=&quot;&amp;EOMONTH([.G3];0);[$'2023-2024 Tracker'.$B$2:.$B$5000];&quot;Expense&quot;;[$'2023-2024 Tracker'.$C$2:.$C$5000];&quot;Fixed costs&quot;;[$'2023-2024 Tracker'.$D$2:.$D$5000];&quot;Notion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H3];[$'2023-2024 Tracker'.$A$2:.$A$5000];&quot;&lt;=&quot;&amp;EOMONTH([.H3];0);[$'2023-2024 Tracker'.$B$2:.$B$5000];&quot;Expense&quot;;[$'2023-2024 Tracker'.$C$2:.$C$5000];&quot;Fixed costs&quot;;[$'2023-2024 Tracker'.$D$2:.$D$5000];&quot;Notion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I3];[$'2023-2024 Tracker'.$A$2:.$A$5000];&quot;&lt;=&quot;&amp;EOMONTH([.I3];0);[$'2023-2024 Tracker'.$B$2:.$B$5000];&quot;Expense&quot;;[$'2023-2024 Tracker'.$C$2:.$C$5000];&quot;Fixed costs&quot;;[$'2023-2024 Tracker'.$D$2:.$D$5000];&quot;Notion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J3];[$'2023-2024 Tracker'.$A$2:.$A$5000];&quot;&lt;=&quot;&amp;EOMONTH([.J3];0);[$'2023-2024 Tracker'.$B$2:.$B$5000];&quot;Expense&quot;;[$'2023-2024 Tracker'.$C$2:.$C$5000];&quot;Fixed costs&quot;;[$'2023-2024 Tracker'.$D$2:.$D$5000];&quot;Notion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K3];[$'2023-2024 Tracker'.$A$2:.$A$5000];&quot;&lt;=&quot;&amp;EOMONTH([.K3];0);[$'2023-2024 Tracker'.$B$2:.$B$5000];&quot;Expense&quot;;[$'2023-2024 Tracker'.$C$2:.$C$5000];&quot;Fixed costs&quot;;[$'2023-2024 Tracker'.$D$2:.$D$5000];&quot;Notion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L3];[$'2023-2024 Tracker'.$A$2:.$A$5000];&quot;&lt;=&quot;&amp;EOMONTH([.L3];0);[$'2023-2024 Tracker'.$B$2:.$B$5000];&quot;Expense&quot;;[$'2023-2024 Tracker'.$C$2:.$C$5000];&quot;Fixed costs&quot;;[$'2023-2024 Tracker'.$D$2:.$D$5000];&quot;Notion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M3];[$'2023-2024 Tracker'.$A$2:.$A$5000];&quot;&lt;=&quot;&amp;EOMONTH([.M3];0);[$'2023-2024 Tracker'.$B$2:.$B$5000];&quot;Expense&quot;;[$'2023-2024 Tracker'.$C$2:.$C$5000];&quot;Fixed costs&quot;;[$'2023-2024 Tracker'.$D$2:.$D$5000];&quot;Notion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N3];[$'2023-2024 Tracker'.$A$2:.$A$5000];&quot;&lt;=&quot;&amp;EOMONTH([.N3];0);[$'2023-2024 Tracker'.$B$2:.$B$5000];&quot;Expense&quot;;[$'2023-2024 Tracker'.$C$2:.$C$5000];&quot;Fixed costs&quot;;[$'2023-2024 Tracker'.$D$2:.$D$5000];&quot;Notion&quot;)" office:value-type="float" office:value="0" calcext:value-type="float">
            <text:p>€0.00</text:p>
          </table:table-cell>
          <table:table-cell table:style-name="ce15" table:formula="of:=SUM([.C15:.N15])" office:value-type="float" office:value="0" calcext:value-type="float">
            <text:p>€0.00</text:p>
          </table:table-cell>
          <table:table-cell table:number-columns-repeated="1009"/>
        </table:table-row>
        <table:table-row table:style-name="ro2">
          <table:table-cell table:style-name="ce9" office:value-type="string" calcext:value-type="string">
            <text:p><text:s text:c="8"/>Cursor Team</text:p>
          </table:table-cell>
          <table:table-cell table:style-name="ce3"/>
          <table:table-cell table:style-name="ce15" table:formula="of:=SUMIFS([$'2023-2024 Tracker'.$K$2:.$K$5000];[$'2023-2024 Tracker'.$A$2:.$A$5000];&quot;&gt;=&quot;&amp;[.C3];[$'2023-2024 Tracker'.$A$2:.$A$5000];&quot;&lt;=&quot;&amp;EOMONTH([.C3];0);[$'2023-2024 Tracker'.$B$2:.$B$5000];&quot;Expense&quot;;[$'2023-2024 Tracker'.$C$2:.$C$5000];&quot;Fixed costs&quot;;[$'2023-2024 Tracker'.$D$2:.$D$5000];&quot;Cursor Team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D3];[$'2023-2024 Tracker'.$A$2:.$A$5000];&quot;&lt;=&quot;&amp;EOMONTH([.D3];0);[$'2023-2024 Tracker'.$B$2:.$B$5000];&quot;Expense&quot;;[$'2023-2024 Tracker'.$C$2:.$C$5000];&quot;Fixed costs&quot;;[$'2023-2024 Tracker'.$D$2:.$D$5000];&quot;Cursor Team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E3];[$'2023-2024 Tracker'.$A$2:.$A$5000];&quot;&lt;=&quot;&amp;EOMONTH([.E3];0);[$'2023-2024 Tracker'.$B$2:.$B$5000];&quot;Expense&quot;;[$'2023-2024 Tracker'.$C$2:.$C$5000];&quot;Fixed costs&quot;;[$'2023-2024 Tracker'.$D$2:.$D$5000];&quot;Cursor Team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F3];[$'2023-2024 Tracker'.$A$2:.$A$5000];&quot;&lt;=&quot;&amp;EOMONTH([.F3];0);[$'2023-2024 Tracker'.$B$2:.$B$5000];&quot;Expense&quot;;[$'2023-2024 Tracker'.$C$2:.$C$5000];&quot;Fixed costs&quot;;[$'2023-2024 Tracker'.$D$2:.$D$5000];&quot;Cursor Team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G3];[$'2023-2024 Tracker'.$A$2:.$A$5000];&quot;&lt;=&quot;&amp;EOMONTH([.G3];0);[$'2023-2024 Tracker'.$B$2:.$B$5000];&quot;Expense&quot;;[$'2023-2024 Tracker'.$C$2:.$C$5000];&quot;Fixed costs&quot;;[$'2023-2024 Tracker'.$D$2:.$D$5000];&quot;Cursor Team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H3];[$'2023-2024 Tracker'.$A$2:.$A$5000];&quot;&lt;=&quot;&amp;EOMONTH([.H3];0);[$'2023-2024 Tracker'.$B$2:.$B$5000];&quot;Expense&quot;;[$'2023-2024 Tracker'.$C$2:.$C$5000];&quot;Fixed costs&quot;;[$'2023-2024 Tracker'.$D$2:.$D$5000];&quot;Cursor Team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I3];[$'2023-2024 Tracker'.$A$2:.$A$5000];&quot;&lt;=&quot;&amp;EOMONTH([.I3];0);[$'2023-2024 Tracker'.$B$2:.$B$5000];&quot;Expense&quot;;[$'2023-2024 Tracker'.$C$2:.$C$5000];&quot;Fixed costs&quot;;[$'2023-2024 Tracker'.$D$2:.$D$5000];&quot;Cursor Team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J3];[$'2023-2024 Tracker'.$A$2:.$A$5000];&quot;&lt;=&quot;&amp;EOMONTH([.J3];0);[$'2023-2024 Tracker'.$B$2:.$B$5000];&quot;Expense&quot;;[$'2023-2024 Tracker'.$C$2:.$C$5000];&quot;Fixed costs&quot;;[$'2023-2024 Tracker'.$D$2:.$D$5000];&quot;Cursor Team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K3];[$'2023-2024 Tracker'.$A$2:.$A$5000];&quot;&lt;=&quot;&amp;EOMONTH([.K3];0);[$'2023-2024 Tracker'.$B$2:.$B$5000];&quot;Expense&quot;;[$'2023-2024 Tracker'.$C$2:.$C$5000];&quot;Fixed costs&quot;;[$'2023-2024 Tracker'.$D$2:.$D$5000];&quot;Cursor Team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L3];[$'2023-2024 Tracker'.$A$2:.$A$5000];&quot;&lt;=&quot;&amp;EOMONTH([.L3];0);[$'2023-2024 Tracker'.$B$2:.$B$5000];&quot;Expense&quot;;[$'2023-2024 Tracker'.$C$2:.$C$5000];&quot;Fixed costs&quot;;[$'2023-2024 Tracker'.$D$2:.$D$5000];&quot;Cursor Team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M3];[$'2023-2024 Tracker'.$A$2:.$A$5000];&quot;&lt;=&quot;&amp;EOMONTH([.M3];0);[$'2023-2024 Tracker'.$B$2:.$B$5000];&quot;Expense&quot;;[$'2023-2024 Tracker'.$C$2:.$C$5000];&quot;Fixed costs&quot;;[$'2023-2024 Tracker'.$D$2:.$D$5000];&quot;Cursor Team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N3];[$'2023-2024 Tracker'.$A$2:.$A$5000];&quot;&lt;=&quot;&amp;EOMONTH([.N3];0);[$'2023-2024 Tracker'.$B$2:.$B$5000];&quot;Expense&quot;;[$'2023-2024 Tracker'.$C$2:.$C$5000];&quot;Fixed costs&quot;;[$'2023-2024 Tracker'.$D$2:.$D$5000];&quot;Cursor Team&quot;)" office:value-type="float" office:value="0" calcext:value-type="float">
            <text:p>€0.00</text:p>
          </table:table-cell>
          <table:table-cell table:style-name="ce15" table:formula="of:=SUM([.C16:.N16])" office:value-type="float" office:value="0" calcext:value-type="float">
            <text:p>€0.00</text:p>
          </table:table-cell>
          <table:table-cell table:number-columns-repeated="1009"/>
        </table:table-row>
        <table:table-row table:style-name="ro2">
          <table:table-cell table:style-name="ce9" office:value-type="string" calcext:value-type="string">
            <text:p><text:s text:c="8"/>Other fixed</text:p>
          </table:table-cell>
          <table:table-cell table:style-name="ce3"/>
          <table:table-cell table:style-name="ce15" table:formula="of:=[.C12]-SUM([.C13:.C16])" office:value-type="float" office:value="0" calcext:value-type="float">
            <text:p>€0.00</text:p>
          </table:table-cell>
          <table:table-cell table:style-name="ce15" table:formula="of:=[.D12]-SUM([.D13:.D16])" office:value-type="float" office:value="0" calcext:value-type="float">
            <text:p>€0.00</text:p>
          </table:table-cell>
          <table:table-cell table:style-name="ce15" table:formula="of:=[.E12]-SUM([.E13:.E16])" office:value-type="float" office:value="0" calcext:value-type="float">
            <text:p>€0.00</text:p>
          </table:table-cell>
          <table:table-cell table:style-name="ce15" table:formula="of:=[.F12]-SUM([.F13:.F16])" office:value-type="float" office:value="0" calcext:value-type="float">
            <text:p>€0.00</text:p>
          </table:table-cell>
          <table:table-cell table:style-name="ce15" table:formula="of:=[.G12]-SUM([.G13:.G16])" office:value-type="float" office:value="0" calcext:value-type="float">
            <text:p>€0.00</text:p>
          </table:table-cell>
          <table:table-cell table:style-name="ce15" table:formula="of:=[.H12]-SUM([.H13:.H16])" office:value-type="float" office:value="0" calcext:value-type="float">
            <text:p>€0.00</text:p>
          </table:table-cell>
          <table:table-cell table:style-name="ce15" table:formula="of:=[.I12]-SUM([.I13:.I16])" office:value-type="float" office:value="0" calcext:value-type="float">
            <text:p>€0.00</text:p>
          </table:table-cell>
          <table:table-cell table:style-name="ce15" table:formula="of:=[.J12]-SUM([.J13:.J16])" office:value-type="float" office:value="0" calcext:value-type="float">
            <text:p>€0.00</text:p>
          </table:table-cell>
          <table:table-cell table:style-name="ce15" table:formula="of:=[.K12]-SUM([.K13:.K16])" office:value-type="float" office:value="0" calcext:value-type="float">
            <text:p>€0.00</text:p>
          </table:table-cell>
          <table:table-cell table:style-name="ce15" table:formula="of:=[.L12]-SUM([.L13:.L16])" office:value-type="float" office:value="0" calcext:value-type="float">
            <text:p>€0.00</text:p>
          </table:table-cell>
          <table:table-cell table:style-name="ce15" table:formula="of:=[.M12]-SUM([.M13:.M16])" office:value-type="float" office:value="0" calcext:value-type="float">
            <text:p>€0.00</text:p>
          </table:table-cell>
          <table:table-cell table:style-name="ce15" table:formula="of:=[.N12]-SUM([.N13:.N16])" office:value-type="float" office:value="0" calcext:value-type="float">
            <text:p>€0.00</text:p>
          </table:table-cell>
          <table:table-cell table:style-name="ce15" table:formula="of:=SUM([.C17:.N17])" office:value-type="float" office:value="0" calcext:value-type="float">
            <text:p>€0.00</text:p>
          </table:table-cell>
          <table:table-cell table:number-columns-repeated="1009"/>
        </table:table-row>
        <table:table-row table:style-name="ro2">
          <table:table-cell table:style-name="ce3" table:number-columns-repeated="15"/>
          <table:table-cell table:number-columns-repeated="1009"/>
        </table:table-row>
        <table:table-row table:style-name="ro2">
          <table:table-cell table:style-name="ce10" office:value-type="string" calcext:value-type="string">
            <text:p><text:s text:c="4"/>Variable costs</text:p>
          </table:table-cell>
          <table:table-cell table:style-name="ce3"/>
          <table:table-cell table:style-name="ce15" table:formula="of:=SUM([.C20:.C27])" office:value-type="float" office:value="0" calcext:value-type="float">
            <text:p>€0.00</text:p>
          </table:table-cell>
          <table:table-cell table:style-name="ce15" table:formula="of:=SUM([.D20:.D27])" office:value-type="float" office:value="0" calcext:value-type="float">
            <text:p>€0.00</text:p>
          </table:table-cell>
          <table:table-cell table:style-name="ce15" table:formula="of:=SUM([.E20:.E27])" office:value-type="float" office:value="0" calcext:value-type="float">
            <text:p>€0.00</text:p>
          </table:table-cell>
          <table:table-cell table:style-name="ce15" table:formula="of:=SUM([.F20:.F27])" office:value-type="float" office:value="0" calcext:value-type="float">
            <text:p>€0.00</text:p>
          </table:table-cell>
          <table:table-cell table:style-name="ce15" table:formula="of:=SUM([.G20:.G27])" office:value-type="float" office:value="0" calcext:value-type="float">
            <text:p>€0.00</text:p>
          </table:table-cell>
          <table:table-cell table:style-name="ce15" table:formula="of:=SUM([.H20:.H27])" office:value-type="float" office:value="0" calcext:value-type="float">
            <text:p>€0.00</text:p>
          </table:table-cell>
          <table:table-cell table:style-name="ce15" table:formula="of:=SUM([.I20:.I27])" office:value-type="float" office:value="0" calcext:value-type="float">
            <text:p>€0.00</text:p>
          </table:table-cell>
          <table:table-cell table:style-name="ce15" table:formula="of:=SUM([.J20:.J27])" office:value-type="float" office:value="0" calcext:value-type="float">
            <text:p>€0.00</text:p>
          </table:table-cell>
          <table:table-cell table:style-name="ce15" table:formula="of:=SUM([.K20:.K27])" office:value-type="float" office:value="0" calcext:value-type="float">
            <text:p>€0.00</text:p>
          </table:table-cell>
          <table:table-cell table:style-name="ce15" table:formula="of:=SUM([.L20:.L27])" office:value-type="float" office:value="0" calcext:value-type="float">
            <text:p>€0.00</text:p>
          </table:table-cell>
          <table:table-cell table:style-name="ce15" table:formula="of:=SUM([.M20:.M27])" office:value-type="float" office:value="0" calcext:value-type="float">
            <text:p>€0.00</text:p>
          </table:table-cell>
          <table:table-cell table:style-name="ce15" table:formula="of:=SUM([.N20:.N27])" office:value-type="float" office:value="0" calcext:value-type="float">
            <text:p>€0.00</text:p>
          </table:table-cell>
          <table:table-cell table:style-name="ce16" table:formula="of:=SUM([.C19:.N19])" office:value-type="float" office:value="0" calcext:value-type="float">
            <text:p>€0.00</text:p>
          </table:table-cell>
          <table:table-cell table:number-columns-repeated="1009"/>
        </table:table-row>
        <table:table-row table:style-name="ro2">
          <table:table-cell table:style-name="ce9" office:value-type="string" calcext:value-type="string">
            <text:p><text:s text:c="8"/>Project-specific expenses</text:p>
          </table:table-cell>
          <table:table-cell table:style-name="ce3"/>
          <table:table-cell table:style-name="ce15" table:formula="of:=SUMIFS([$'2023-2024 Tracker'.$K$2:.$K$5000];[$'2023-2024 Tracker'.$A$2:.$A$5000];&quot;&gt;=&quot;&amp;[.C3];[$'2023-2024 Tracker'.$A$2:.$A$5000];&quot;&lt;=&quot;&amp;EOMONTH([.C3];0);[$'2023-2024 Tracker'.$B$2:.$B$5000];&quot;Expense&quot;;[$'2023-2024 Tracker'.$C$2:.$C$5000];&quot;Project-specific expense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D3];[$'2023-2024 Tracker'.$A$2:.$A$5000];&quot;&lt;=&quot;&amp;EOMONTH([.D3];0);[$'2023-2024 Tracker'.$B$2:.$B$5000];&quot;Expense&quot;;[$'2023-2024 Tracker'.$C$2:.$C$5000];&quot;Project-specific expense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E3];[$'2023-2024 Tracker'.$A$2:.$A$5000];&quot;&lt;=&quot;&amp;EOMONTH([.E3];0);[$'2023-2024 Tracker'.$B$2:.$B$5000];&quot;Expense&quot;;[$'2023-2024 Tracker'.$C$2:.$C$5000];&quot;Project-specific expense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F3];[$'2023-2024 Tracker'.$A$2:.$A$5000];&quot;&lt;=&quot;&amp;EOMONTH([.F3];0);[$'2023-2024 Tracker'.$B$2:.$B$5000];&quot;Expense&quot;;[$'2023-2024 Tracker'.$C$2:.$C$5000];&quot;Project-specific expense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G3];[$'2023-2024 Tracker'.$A$2:.$A$5000];&quot;&lt;=&quot;&amp;EOMONTH([.G3];0);[$'2023-2024 Tracker'.$B$2:.$B$5000];&quot;Expense&quot;;[$'2023-2024 Tracker'.$C$2:.$C$5000];&quot;Project-specific expense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H3];[$'2023-2024 Tracker'.$A$2:.$A$5000];&quot;&lt;=&quot;&amp;EOMONTH([.H3];0);[$'2023-2024 Tracker'.$B$2:.$B$5000];&quot;Expense&quot;;[$'2023-2024 Tracker'.$C$2:.$C$5000];&quot;Project-specific expense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I3];[$'2023-2024 Tracker'.$A$2:.$A$5000];&quot;&lt;=&quot;&amp;EOMONTH([.I3];0);[$'2023-2024 Tracker'.$B$2:.$B$5000];&quot;Expense&quot;;[$'2023-2024 Tracker'.$C$2:.$C$5000];&quot;Project-specific expense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J3];[$'2023-2024 Tracker'.$A$2:.$A$5000];&quot;&lt;=&quot;&amp;EOMONTH([.J3];0);[$'2023-2024 Tracker'.$B$2:.$B$5000];&quot;Expense&quot;;[$'2023-2024 Tracker'.$C$2:.$C$5000];&quot;Project-specific expense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K3];[$'2023-2024 Tracker'.$A$2:.$A$5000];&quot;&lt;=&quot;&amp;EOMONTH([.K3];0);[$'2023-2024 Tracker'.$B$2:.$B$5000];&quot;Expense&quot;;[$'2023-2024 Tracker'.$C$2:.$C$5000];&quot;Project-specific expense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L3];[$'2023-2024 Tracker'.$A$2:.$A$5000];&quot;&lt;=&quot;&amp;EOMONTH([.L3];0);[$'2023-2024 Tracker'.$B$2:.$B$5000];&quot;Expense&quot;;[$'2023-2024 Tracker'.$C$2:.$C$5000];&quot;Project-specific expense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M3];[$'2023-2024 Tracker'.$A$2:.$A$5000];&quot;&lt;=&quot;&amp;EOMONTH([.M3];0);[$'2023-2024 Tracker'.$B$2:.$B$5000];&quot;Expense&quot;;[$'2023-2024 Tracker'.$C$2:.$C$5000];&quot;Project-specific expense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N3];[$'2023-2024 Tracker'.$A$2:.$A$5000];&quot;&lt;=&quot;&amp;EOMONTH([.N3];0);[$'2023-2024 Tracker'.$B$2:.$B$5000];&quot;Expense&quot;;[$'2023-2024 Tracker'.$C$2:.$C$5000];&quot;Project-specific expenses&quot;)" office:value-type="float" office:value="0" calcext:value-type="float">
            <text:p>€0.00</text:p>
          </table:table-cell>
          <table:table-cell table:style-name="ce15" table:formula="of:=SUM([.C20:.N20])" office:value-type="float" office:value="0" calcext:value-type="float">
            <text:p>€0.00</text:p>
          </table:table-cell>
          <table:table-cell table:number-columns-repeated="1009"/>
        </table:table-row>
        <table:table-row table:style-name="ro2">
          <table:table-cell table:style-name="ce9" office:value-type="string" calcext:value-type="string">
            <text:p><text:s text:c="8"/>Events &amp; workshops</text:p>
          </table:table-cell>
          <table:table-cell table:style-name="ce3"/>
          <table:table-cell table:style-name="ce15" table:formula="of:=SUMIFS([$'2023-2024 Tracker'.$K$2:.$K$5000];[$'2023-2024 Tracker'.$A$2:.$A$5000];&quot;&gt;=&quot;&amp;[.C3];[$'2023-2024 Tracker'.$A$2:.$A$5000];&quot;&lt;=&quot;&amp;EOMONTH([.C3];0);[$'2023-2024 Tracker'.$B$2:.$B$5000];&quot;Expense&quot;;[$'2023-2024 Tracker'.$C$2:.$C$5000];&quot;Events &amp; workshop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D3];[$'2023-2024 Tracker'.$A$2:.$A$5000];&quot;&lt;=&quot;&amp;EOMONTH([.D3];0);[$'2023-2024 Tracker'.$B$2:.$B$5000];&quot;Expense&quot;;[$'2023-2024 Tracker'.$C$2:.$C$5000];&quot;Events &amp; workshop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E3];[$'2023-2024 Tracker'.$A$2:.$A$5000];&quot;&lt;=&quot;&amp;EOMONTH([.E3];0);[$'2023-2024 Tracker'.$B$2:.$B$5000];&quot;Expense&quot;;[$'2023-2024 Tracker'.$C$2:.$C$5000];&quot;Events &amp; workshop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F3];[$'2023-2024 Tracker'.$A$2:.$A$5000];&quot;&lt;=&quot;&amp;EOMONTH([.F3];0);[$'2023-2024 Tracker'.$B$2:.$B$5000];&quot;Expense&quot;;[$'2023-2024 Tracker'.$C$2:.$C$5000];&quot;Events &amp; workshop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G3];[$'2023-2024 Tracker'.$A$2:.$A$5000];&quot;&lt;=&quot;&amp;EOMONTH([.G3];0);[$'2023-2024 Tracker'.$B$2:.$B$5000];&quot;Expense&quot;;[$'2023-2024 Tracker'.$C$2:.$C$5000];&quot;Events &amp; workshop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H3];[$'2023-2024 Tracker'.$A$2:.$A$5000];&quot;&lt;=&quot;&amp;EOMONTH([.H3];0);[$'2023-2024 Tracker'.$B$2:.$B$5000];&quot;Expense&quot;;[$'2023-2024 Tracker'.$C$2:.$C$5000];&quot;Events &amp; workshop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I3];[$'2023-2024 Tracker'.$A$2:.$A$5000];&quot;&lt;=&quot;&amp;EOMONTH([.I3];0);[$'2023-2024 Tracker'.$B$2:.$B$5000];&quot;Expense&quot;;[$'2023-2024 Tracker'.$C$2:.$C$5000];&quot;Events &amp; workshop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J3];[$'2023-2024 Tracker'.$A$2:.$A$5000];&quot;&lt;=&quot;&amp;EOMONTH([.J3];0);[$'2023-2024 Tracker'.$B$2:.$B$5000];&quot;Expense&quot;;[$'2023-2024 Tracker'.$C$2:.$C$5000];&quot;Events &amp; workshop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K3];[$'2023-2024 Tracker'.$A$2:.$A$5000];&quot;&lt;=&quot;&amp;EOMONTH([.K3];0);[$'2023-2024 Tracker'.$B$2:.$B$5000];&quot;Expense&quot;;[$'2023-2024 Tracker'.$C$2:.$C$5000];&quot;Events &amp; workshop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L3];[$'2023-2024 Tracker'.$A$2:.$A$5000];&quot;&lt;=&quot;&amp;EOMONTH([.L3];0);[$'2023-2024 Tracker'.$B$2:.$B$5000];&quot;Expense&quot;;[$'2023-2024 Tracker'.$C$2:.$C$5000];&quot;Events &amp; workshop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M3];[$'2023-2024 Tracker'.$A$2:.$A$5000];&quot;&lt;=&quot;&amp;EOMONTH([.M3];0);[$'2023-2024 Tracker'.$B$2:.$B$5000];&quot;Expense&quot;;[$'2023-2024 Tracker'.$C$2:.$C$5000];&quot;Events &amp; workshop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N3];[$'2023-2024 Tracker'.$A$2:.$A$5000];&quot;&lt;=&quot;&amp;EOMONTH([.N3];0);[$'2023-2024 Tracker'.$B$2:.$B$5000];&quot;Expense&quot;;[$'2023-2024 Tracker'.$C$2:.$C$5000];&quot;Events &amp; workshops&quot;)" office:value-type="float" office:value="0" calcext:value-type="float">
            <text:p>€0.00</text:p>
          </table:table-cell>
          <table:table-cell table:style-name="ce15" table:formula="of:=SUM([.C21:.N21])" office:value-type="float" office:value="0" calcext:value-type="float">
            <text:p>€0.00</text:p>
          </table:table-cell>
          <table:table-cell table:number-columns-repeated="1009"/>
        </table:table-row>
        <table:table-row table:style-name="ro2">
          <table:table-cell table:style-name="ce9" office:value-type="string" calcext:value-type="string">
            <text:p><text:s text:c="8"/>Marketing/Comms</text:p>
          </table:table-cell>
          <table:table-cell table:style-name="ce3"/>
          <table:table-cell table:style-name="ce15" table:formula="of:=SUMIFS([$'2023-2024 Tracker'.$K$2:.$K$5000];[$'2023-2024 Tracker'.$A$2:.$A$5000];&quot;&gt;=&quot;&amp;[.C3];[$'2023-2024 Tracker'.$A$2:.$A$5000];&quot;&lt;=&quot;&amp;EOMONTH([.C3];0);[$'2023-2024 Tracker'.$B$2:.$B$5000];&quot;Expense&quot;;[$'2023-2024 Tracker'.$C$2:.$C$5000];&quot;Marketing/Comm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D3];[$'2023-2024 Tracker'.$A$2:.$A$5000];&quot;&lt;=&quot;&amp;EOMONTH([.D3];0);[$'2023-2024 Tracker'.$B$2:.$B$5000];&quot;Expense&quot;;[$'2023-2024 Tracker'.$C$2:.$C$5000];&quot;Marketing/Comm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E3];[$'2023-2024 Tracker'.$A$2:.$A$5000];&quot;&lt;=&quot;&amp;EOMONTH([.E3];0);[$'2023-2024 Tracker'.$B$2:.$B$5000];&quot;Expense&quot;;[$'2023-2024 Tracker'.$C$2:.$C$5000];&quot;Marketing/Comm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F3];[$'2023-2024 Tracker'.$A$2:.$A$5000];&quot;&lt;=&quot;&amp;EOMONTH([.F3];0);[$'2023-2024 Tracker'.$B$2:.$B$5000];&quot;Expense&quot;;[$'2023-2024 Tracker'.$C$2:.$C$5000];&quot;Marketing/Comm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G3];[$'2023-2024 Tracker'.$A$2:.$A$5000];&quot;&lt;=&quot;&amp;EOMONTH([.G3];0);[$'2023-2024 Tracker'.$B$2:.$B$5000];&quot;Expense&quot;;[$'2023-2024 Tracker'.$C$2:.$C$5000];&quot;Marketing/Comm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H3];[$'2023-2024 Tracker'.$A$2:.$A$5000];&quot;&lt;=&quot;&amp;EOMONTH([.H3];0);[$'2023-2024 Tracker'.$B$2:.$B$5000];&quot;Expense&quot;;[$'2023-2024 Tracker'.$C$2:.$C$5000];&quot;Marketing/Comm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I3];[$'2023-2024 Tracker'.$A$2:.$A$5000];&quot;&lt;=&quot;&amp;EOMONTH([.I3];0);[$'2023-2024 Tracker'.$B$2:.$B$5000];&quot;Expense&quot;;[$'2023-2024 Tracker'.$C$2:.$C$5000];&quot;Marketing/Comm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J3];[$'2023-2024 Tracker'.$A$2:.$A$5000];&quot;&lt;=&quot;&amp;EOMONTH([.J3];0);[$'2023-2024 Tracker'.$B$2:.$B$5000];&quot;Expense&quot;;[$'2023-2024 Tracker'.$C$2:.$C$5000];&quot;Marketing/Comm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K3];[$'2023-2024 Tracker'.$A$2:.$A$5000];&quot;&lt;=&quot;&amp;EOMONTH([.K3];0);[$'2023-2024 Tracker'.$B$2:.$B$5000];&quot;Expense&quot;;[$'2023-2024 Tracker'.$C$2:.$C$5000];&quot;Marketing/Comm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L3];[$'2023-2024 Tracker'.$A$2:.$A$5000];&quot;&lt;=&quot;&amp;EOMONTH([.L3];0);[$'2023-2024 Tracker'.$B$2:.$B$5000];&quot;Expense&quot;;[$'2023-2024 Tracker'.$C$2:.$C$5000];&quot;Marketing/Comm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M3];[$'2023-2024 Tracker'.$A$2:.$A$5000];&quot;&lt;=&quot;&amp;EOMONTH([.M3];0);[$'2023-2024 Tracker'.$B$2:.$B$5000];&quot;Expense&quot;;[$'2023-2024 Tracker'.$C$2:.$C$5000];&quot;Marketing/Comm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N3];[$'2023-2024 Tracker'.$A$2:.$A$5000];&quot;&lt;=&quot;&amp;EOMONTH([.N3];0);[$'2023-2024 Tracker'.$B$2:.$B$5000];&quot;Expense&quot;;[$'2023-2024 Tracker'.$C$2:.$C$5000];&quot;Marketing/Comms&quot;)" office:value-type="float" office:value="0" calcext:value-type="float">
            <text:p>€0.00</text:p>
          </table:table-cell>
          <table:table-cell table:style-name="ce15" table:formula="of:=SUM([.C22:.N22])" office:value-type="float" office:value="0" calcext:value-type="float">
            <text:p>€0.00</text:p>
          </table:table-cell>
          <table:table-cell table:number-columns-repeated="1009"/>
        </table:table-row>
        <table:table-row table:style-name="ro2">
          <table:table-cell table:style-name="ce9" office:value-type="string" calcext:value-type="string">
            <text:p><text:s text:c="8"/>Professional services</text:p>
          </table:table-cell>
          <table:table-cell table:style-name="ce3"/>
          <table:table-cell table:style-name="ce15" table:formula="of:=SUMIFS([$'2023-2024 Tracker'.$K$2:.$K$5000];[$'2023-2024 Tracker'.$A$2:.$A$5000];&quot;&gt;=&quot;&amp;[.C3];[$'2023-2024 Tracker'.$A$2:.$A$5000];&quot;&lt;=&quot;&amp;EOMONTH([.C3];0);[$'2023-2024 Tracker'.$B$2:.$B$5000];&quot;Expense&quot;;[$'2023-2024 Tracker'.$C$2:.$C$5000];&quot;Professional service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D3];[$'2023-2024 Tracker'.$A$2:.$A$5000];&quot;&lt;=&quot;&amp;EOMONTH([.D3];0);[$'2023-2024 Tracker'.$B$2:.$B$5000];&quot;Expense&quot;;[$'2023-2024 Tracker'.$C$2:.$C$5000];&quot;Professional service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E3];[$'2023-2024 Tracker'.$A$2:.$A$5000];&quot;&lt;=&quot;&amp;EOMONTH([.E3];0);[$'2023-2024 Tracker'.$B$2:.$B$5000];&quot;Expense&quot;;[$'2023-2024 Tracker'.$C$2:.$C$5000];&quot;Professional service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F3];[$'2023-2024 Tracker'.$A$2:.$A$5000];&quot;&lt;=&quot;&amp;EOMONTH([.F3];0);[$'2023-2024 Tracker'.$B$2:.$B$5000];&quot;Expense&quot;;[$'2023-2024 Tracker'.$C$2:.$C$5000];&quot;Professional service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G3];[$'2023-2024 Tracker'.$A$2:.$A$5000];&quot;&lt;=&quot;&amp;EOMONTH([.G3];0);[$'2023-2024 Tracker'.$B$2:.$B$5000];&quot;Expense&quot;;[$'2023-2024 Tracker'.$C$2:.$C$5000];&quot;Professional service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H3];[$'2023-2024 Tracker'.$A$2:.$A$5000];&quot;&lt;=&quot;&amp;EOMONTH([.H3];0);[$'2023-2024 Tracker'.$B$2:.$B$5000];&quot;Expense&quot;;[$'2023-2024 Tracker'.$C$2:.$C$5000];&quot;Professional service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I3];[$'2023-2024 Tracker'.$A$2:.$A$5000];&quot;&lt;=&quot;&amp;EOMONTH([.I3];0);[$'2023-2024 Tracker'.$B$2:.$B$5000];&quot;Expense&quot;;[$'2023-2024 Tracker'.$C$2:.$C$5000];&quot;Professional service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J3];[$'2023-2024 Tracker'.$A$2:.$A$5000];&quot;&lt;=&quot;&amp;EOMONTH([.J3];0);[$'2023-2024 Tracker'.$B$2:.$B$5000];&quot;Expense&quot;;[$'2023-2024 Tracker'.$C$2:.$C$5000];&quot;Professional service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K3];[$'2023-2024 Tracker'.$A$2:.$A$5000];&quot;&lt;=&quot;&amp;EOMONTH([.K3];0);[$'2023-2024 Tracker'.$B$2:.$B$5000];&quot;Expense&quot;;[$'2023-2024 Tracker'.$C$2:.$C$5000];&quot;Professional service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L3];[$'2023-2024 Tracker'.$A$2:.$A$5000];&quot;&lt;=&quot;&amp;EOMONTH([.L3];0);[$'2023-2024 Tracker'.$B$2:.$B$5000];&quot;Expense&quot;;[$'2023-2024 Tracker'.$C$2:.$C$5000];&quot;Professional service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M3];[$'2023-2024 Tracker'.$A$2:.$A$5000];&quot;&lt;=&quot;&amp;EOMONTH([.M3];0);[$'2023-2024 Tracker'.$B$2:.$B$5000];&quot;Expense&quot;;[$'2023-2024 Tracker'.$C$2:.$C$5000];&quot;Professional service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N3];[$'2023-2024 Tracker'.$A$2:.$A$5000];&quot;&lt;=&quot;&amp;EOMONTH([.N3];0);[$'2023-2024 Tracker'.$B$2:.$B$5000];&quot;Expense&quot;;[$'2023-2024 Tracker'.$C$2:.$C$5000];&quot;Professional services&quot;)" office:value-type="float" office:value="0" calcext:value-type="float">
            <text:p>€0.00</text:p>
          </table:table-cell>
          <table:table-cell table:style-name="ce15" table:formula="of:=SUM([.C23:.N23])" office:value-type="float" office:value="0" calcext:value-type="float">
            <text:p>€0.00</text:p>
          </table:table-cell>
          <table:table-cell table:number-columns-repeated="1009"/>
        </table:table-row>
        <table:table-row table:style-name="ro2">
          <table:table-cell table:style-name="ce9" office:value-type="string" calcext:value-type="string">
            <text:p><text:s text:c="8"/>Infrastructure/Hosting</text:p>
          </table:table-cell>
          <table:table-cell table:style-name="ce3"/>
          <table:table-cell table:style-name="ce15" table:formula="of:=SUMIFS([$'2023-2024 Tracker'.$K$2:.$K$5000];[$'2023-2024 Tracker'.$A$2:.$A$5000];&quot;&gt;=&quot;&amp;[.C3];[$'2023-2024 Tracker'.$A$2:.$A$5000];&quot;&lt;=&quot;&amp;EOMONTH([.C3];0);[$'2023-2024 Tracker'.$B$2:.$B$5000];&quot;Expense&quot;;[$'2023-2024 Tracker'.$C$2:.$C$5000];&quot;Infrastructure/Hosting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D3];[$'2023-2024 Tracker'.$A$2:.$A$5000];&quot;&lt;=&quot;&amp;EOMONTH([.D3];0);[$'2023-2024 Tracker'.$B$2:.$B$5000];&quot;Expense&quot;;[$'2023-2024 Tracker'.$C$2:.$C$5000];&quot;Infrastructure/Hosting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E3];[$'2023-2024 Tracker'.$A$2:.$A$5000];&quot;&lt;=&quot;&amp;EOMONTH([.E3];0);[$'2023-2024 Tracker'.$B$2:.$B$5000];&quot;Expense&quot;;[$'2023-2024 Tracker'.$C$2:.$C$5000];&quot;Infrastructure/Hosting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F3];[$'2023-2024 Tracker'.$A$2:.$A$5000];&quot;&lt;=&quot;&amp;EOMONTH([.F3];0);[$'2023-2024 Tracker'.$B$2:.$B$5000];&quot;Expense&quot;;[$'2023-2024 Tracker'.$C$2:.$C$5000];&quot;Infrastructure/Hosting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G3];[$'2023-2024 Tracker'.$A$2:.$A$5000];&quot;&lt;=&quot;&amp;EOMONTH([.G3];0);[$'2023-2024 Tracker'.$B$2:.$B$5000];&quot;Expense&quot;;[$'2023-2024 Tracker'.$C$2:.$C$5000];&quot;Infrastructure/Hosting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H3];[$'2023-2024 Tracker'.$A$2:.$A$5000];&quot;&lt;=&quot;&amp;EOMONTH([.H3];0);[$'2023-2024 Tracker'.$B$2:.$B$5000];&quot;Expense&quot;;[$'2023-2024 Tracker'.$C$2:.$C$5000];&quot;Infrastructure/Hosting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I3];[$'2023-2024 Tracker'.$A$2:.$A$5000];&quot;&lt;=&quot;&amp;EOMONTH([.I3];0);[$'2023-2024 Tracker'.$B$2:.$B$5000];&quot;Expense&quot;;[$'2023-2024 Tracker'.$C$2:.$C$5000];&quot;Infrastructure/Hosting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J3];[$'2023-2024 Tracker'.$A$2:.$A$5000];&quot;&lt;=&quot;&amp;EOMONTH([.J3];0);[$'2023-2024 Tracker'.$B$2:.$B$5000];&quot;Expense&quot;;[$'2023-2024 Tracker'.$C$2:.$C$5000];&quot;Infrastructure/Hosting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K3];[$'2023-2024 Tracker'.$A$2:.$A$5000];&quot;&lt;=&quot;&amp;EOMONTH([.K3];0);[$'2023-2024 Tracker'.$B$2:.$B$5000];&quot;Expense&quot;;[$'2023-2024 Tracker'.$C$2:.$C$5000];&quot;Infrastructure/Hosting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L3];[$'2023-2024 Tracker'.$A$2:.$A$5000];&quot;&lt;=&quot;&amp;EOMONTH([.L3];0);[$'2023-2024 Tracker'.$B$2:.$B$5000];&quot;Expense&quot;;[$'2023-2024 Tracker'.$C$2:.$C$5000];&quot;Infrastructure/Hosting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M3];[$'2023-2024 Tracker'.$A$2:.$A$5000];&quot;&lt;=&quot;&amp;EOMONTH([.M3];0);[$'2023-2024 Tracker'.$B$2:.$B$5000];&quot;Expense&quot;;[$'2023-2024 Tracker'.$C$2:.$C$5000];&quot;Infrastructure/Hosting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N3];[$'2023-2024 Tracker'.$A$2:.$A$5000];&quot;&lt;=&quot;&amp;EOMONTH([.N3];0);[$'2023-2024 Tracker'.$B$2:.$B$5000];&quot;Expense&quot;;[$'2023-2024 Tracker'.$C$2:.$C$5000];&quot;Infrastructure/Hosting&quot;)" office:value-type="float" office:value="0" calcext:value-type="float">
            <text:p>€0.00</text:p>
          </table:table-cell>
          <table:table-cell table:style-name="ce15" table:formula="of:=SUM([.C24:.N24])" office:value-type="float" office:value="0" calcext:value-type="float">
            <text:p>€0.00</text:p>
          </table:table-cell>
          <table:table-cell table:number-columns-repeated="1009"/>
        </table:table-row>
        <table:table-row table:style-name="ro2">
          <table:table-cell table:style-name="ce9" office:value-type="string" calcext:value-type="string">
            <text:p><text:s text:c="8"/>Travel/Meetings</text:p>
          </table:table-cell>
          <table:table-cell table:style-name="ce3"/>
          <table:table-cell table:style-name="ce15" table:formula="of:=SUMIFS([$'2023-2024 Tracker'.$K$2:.$K$5000];[$'2023-2024 Tracker'.$A$2:.$A$5000];&quot;&gt;=&quot;&amp;[.C3];[$'2023-2024 Tracker'.$A$2:.$A$5000];&quot;&lt;=&quot;&amp;EOMONTH([.C3];0);[$'2023-2024 Tracker'.$B$2:.$B$5000];&quot;Expense&quot;;[$'2023-2024 Tracker'.$C$2:.$C$5000];&quot;Travel &amp; meeting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D3];[$'2023-2024 Tracker'.$A$2:.$A$5000];&quot;&lt;=&quot;&amp;EOMONTH([.D3];0);[$'2023-2024 Tracker'.$B$2:.$B$5000];&quot;Expense&quot;;[$'2023-2024 Tracker'.$C$2:.$C$5000];&quot;Travel &amp; meeting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E3];[$'2023-2024 Tracker'.$A$2:.$A$5000];&quot;&lt;=&quot;&amp;EOMONTH([.E3];0);[$'2023-2024 Tracker'.$B$2:.$B$5000];&quot;Expense&quot;;[$'2023-2024 Tracker'.$C$2:.$C$5000];&quot;Travel &amp; meeting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F3];[$'2023-2024 Tracker'.$A$2:.$A$5000];&quot;&lt;=&quot;&amp;EOMONTH([.F3];0);[$'2023-2024 Tracker'.$B$2:.$B$5000];&quot;Expense&quot;;[$'2023-2024 Tracker'.$C$2:.$C$5000];&quot;Travel &amp; meeting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G3];[$'2023-2024 Tracker'.$A$2:.$A$5000];&quot;&lt;=&quot;&amp;EOMONTH([.G3];0);[$'2023-2024 Tracker'.$B$2:.$B$5000];&quot;Expense&quot;;[$'2023-2024 Tracker'.$C$2:.$C$5000];&quot;Travel &amp; meeting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H3];[$'2023-2024 Tracker'.$A$2:.$A$5000];&quot;&lt;=&quot;&amp;EOMONTH([.H3];0);[$'2023-2024 Tracker'.$B$2:.$B$5000];&quot;Expense&quot;;[$'2023-2024 Tracker'.$C$2:.$C$5000];&quot;Travel &amp; meeting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I3];[$'2023-2024 Tracker'.$A$2:.$A$5000];&quot;&lt;=&quot;&amp;EOMONTH([.I3];0);[$'2023-2024 Tracker'.$B$2:.$B$5000];&quot;Expense&quot;;[$'2023-2024 Tracker'.$C$2:.$C$5000];&quot;Travel &amp; meeting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J3];[$'2023-2024 Tracker'.$A$2:.$A$5000];&quot;&lt;=&quot;&amp;EOMONTH([.J3];0);[$'2023-2024 Tracker'.$B$2:.$B$5000];&quot;Expense&quot;;[$'2023-2024 Tracker'.$C$2:.$C$5000];&quot;Travel &amp; meeting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K3];[$'2023-2024 Tracker'.$A$2:.$A$5000];&quot;&lt;=&quot;&amp;EOMONTH([.K3];0);[$'2023-2024 Tracker'.$B$2:.$B$5000];&quot;Expense&quot;;[$'2023-2024 Tracker'.$C$2:.$C$5000];&quot;Travel &amp; meeting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L3];[$'2023-2024 Tracker'.$A$2:.$A$5000];&quot;&lt;=&quot;&amp;EOMONTH([.L3];0);[$'2023-2024 Tracker'.$B$2:.$B$5000];&quot;Expense&quot;;[$'2023-2024 Tracker'.$C$2:.$C$5000];&quot;Travel &amp; meeting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M3];[$'2023-2024 Tracker'.$A$2:.$A$5000];&quot;&lt;=&quot;&amp;EOMONTH([.M3];0);[$'2023-2024 Tracker'.$B$2:.$B$5000];&quot;Expense&quot;;[$'2023-2024 Tracker'.$C$2:.$C$5000];&quot;Travel &amp; meeting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N3];[$'2023-2024 Tracker'.$A$2:.$A$5000];&quot;&lt;=&quot;&amp;EOMONTH([.N3];0);[$'2023-2024 Tracker'.$B$2:.$B$5000];&quot;Expense&quot;;[$'2023-2024 Tracker'.$C$2:.$C$5000];&quot;Travel &amp; meetings&quot;)" office:value-type="float" office:value="0" calcext:value-type="float">
            <text:p>€0.00</text:p>
          </table:table-cell>
          <table:table-cell table:style-name="ce15" table:formula="of:=SUM([.C25:.N25])" office:value-type="float" office:value="0" calcext:value-type="float">
            <text:p>€0.00</text:p>
          </table:table-cell>
          <table:table-cell table:number-columns-repeated="1009"/>
        </table:table-row>
        <table:table-row table:style-name="ro2">
          <table:table-cell table:style-name="ce9" office:value-type="string" calcext:value-type="string">
            <text:p><text:s text:c="8"/>Office supplies/Equipment</text:p>
          </table:table-cell>
          <table:table-cell table:style-name="ce3"/>
          <table:table-cell table:style-name="ce15" table:formula="of:=SUMIFS([$'2023-2024 Tracker'.$K$2:.$K$5000];[$'2023-2024 Tracker'.$A$2:.$A$5000];&quot;&gt;=&quot;&amp;[.C3];[$'2023-2024 Tracker'.$A$2:.$A$5000];&quot;&lt;=&quot;&amp;EOMONTH([.C3];0);[$'2023-2024 Tracker'.$B$2:.$B$5000];&quot;Expense&quot;;[$'2023-2024 Tracker'.$C$2:.$C$5000];&quot;Office supplies &amp; equipment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D3];[$'2023-2024 Tracker'.$A$2:.$A$5000];&quot;&lt;=&quot;&amp;EOMONTH([.D3];0);[$'2023-2024 Tracker'.$B$2:.$B$5000];&quot;Expense&quot;;[$'2023-2024 Tracker'.$C$2:.$C$5000];&quot;Office supplies &amp; equipment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E3];[$'2023-2024 Tracker'.$A$2:.$A$5000];&quot;&lt;=&quot;&amp;EOMONTH([.E3];0);[$'2023-2024 Tracker'.$B$2:.$B$5000];&quot;Expense&quot;;[$'2023-2024 Tracker'.$C$2:.$C$5000];&quot;Office supplies &amp; equipment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F3];[$'2023-2024 Tracker'.$A$2:.$A$5000];&quot;&lt;=&quot;&amp;EOMONTH([.F3];0);[$'2023-2024 Tracker'.$B$2:.$B$5000];&quot;Expense&quot;;[$'2023-2024 Tracker'.$C$2:.$C$5000];&quot;Office supplies &amp; equipment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G3];[$'2023-2024 Tracker'.$A$2:.$A$5000];&quot;&lt;=&quot;&amp;EOMONTH([.G3];0);[$'2023-2024 Tracker'.$B$2:.$B$5000];&quot;Expense&quot;;[$'2023-2024 Tracker'.$C$2:.$C$5000];&quot;Office supplies &amp; equipment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H3];[$'2023-2024 Tracker'.$A$2:.$A$5000];&quot;&lt;=&quot;&amp;EOMONTH([.H3];0);[$'2023-2024 Tracker'.$B$2:.$B$5000];&quot;Expense&quot;;[$'2023-2024 Tracker'.$C$2:.$C$5000];&quot;Office supplies &amp; equipment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I3];[$'2023-2024 Tracker'.$A$2:.$A$5000];&quot;&lt;=&quot;&amp;EOMONTH([.I3];0);[$'2023-2024 Tracker'.$B$2:.$B$5000];&quot;Expense&quot;;[$'2023-2024 Tracker'.$C$2:.$C$5000];&quot;Office supplies &amp; equipment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J3];[$'2023-2024 Tracker'.$A$2:.$A$5000];&quot;&lt;=&quot;&amp;EOMONTH([.J3];0);[$'2023-2024 Tracker'.$B$2:.$B$5000];&quot;Expense&quot;;[$'2023-2024 Tracker'.$C$2:.$C$5000];&quot;Office supplies &amp; equipment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K3];[$'2023-2024 Tracker'.$A$2:.$A$5000];&quot;&lt;=&quot;&amp;EOMONTH([.K3];0);[$'2023-2024 Tracker'.$B$2:.$B$5000];&quot;Expense&quot;;[$'2023-2024 Tracker'.$C$2:.$C$5000];&quot;Office supplies &amp; equipment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L3];[$'2023-2024 Tracker'.$A$2:.$A$5000];&quot;&lt;=&quot;&amp;EOMONTH([.L3];0);[$'2023-2024 Tracker'.$B$2:.$B$5000];&quot;Expense&quot;;[$'2023-2024 Tracker'.$C$2:.$C$5000];&quot;Office supplies &amp; equipment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M3];[$'2023-2024 Tracker'.$A$2:.$A$5000];&quot;&lt;=&quot;&amp;EOMONTH([.M3];0);[$'2023-2024 Tracker'.$B$2:.$B$5000];&quot;Expense&quot;;[$'2023-2024 Tracker'.$C$2:.$C$5000];&quot;Office supplies &amp; equipment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N3];[$'2023-2024 Tracker'.$A$2:.$A$5000];&quot;&lt;=&quot;&amp;EOMONTH([.N3];0);[$'2023-2024 Tracker'.$B$2:.$B$5000];&quot;Expense&quot;;[$'2023-2024 Tracker'.$C$2:.$C$5000];&quot;Office supplies &amp; equipment&quot;)" office:value-type="float" office:value="0" calcext:value-type="float">
            <text:p>€0.00</text:p>
          </table:table-cell>
          <table:table-cell table:style-name="ce15" table:formula="of:=SUM([.C26:.N26])" office:value-type="float" office:value="0" calcext:value-type="float">
            <text:p>€0.00</text:p>
          </table:table-cell>
          <table:table-cell table:number-columns-repeated="1009"/>
        </table:table-row>
        <table:table-row table:style-name="ro2">
          <table:table-cell table:style-name="ce9" office:value-type="string" calcext:value-type="string">
            <text:p><text:s text:c="8"/>Other operational costs</text:p>
          </table:table-cell>
          <table:table-cell table:style-name="ce3"/>
          <table:table-cell table:style-name="ce15" table:formula="of:=SUMIFS([$'2023-2024 Tracker'.$K$2:.$K$5000];[$'2023-2024 Tracker'.$A$2:.$A$5000];&quot;&gt;=&quot;&amp;[.C3];[$'2023-2024 Tracker'.$A$2:.$A$5000];&quot;&lt;=&quot;&amp;EOMONTH([.C3];0);[$'2023-2024 Tracker'.$B$2:.$B$5000];&quot;Expense&quot;;[$'2023-2024 Tracker'.$C$2:.$C$5000];&quot;Other operational cost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D3];[$'2023-2024 Tracker'.$A$2:.$A$5000];&quot;&lt;=&quot;&amp;EOMONTH([.D3];0);[$'2023-2024 Tracker'.$B$2:.$B$5000];&quot;Expense&quot;;[$'2023-2024 Tracker'.$C$2:.$C$5000];&quot;Other operational cost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E3];[$'2023-2024 Tracker'.$A$2:.$A$5000];&quot;&lt;=&quot;&amp;EOMONTH([.E3];0);[$'2023-2024 Tracker'.$B$2:.$B$5000];&quot;Expense&quot;;[$'2023-2024 Tracker'.$C$2:.$C$5000];&quot;Other operational cost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F3];[$'2023-2024 Tracker'.$A$2:.$A$5000];&quot;&lt;=&quot;&amp;EOMONTH([.F3];0);[$'2023-2024 Tracker'.$B$2:.$B$5000];&quot;Expense&quot;;[$'2023-2024 Tracker'.$C$2:.$C$5000];&quot;Other operational cost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G3];[$'2023-2024 Tracker'.$A$2:.$A$5000];&quot;&lt;=&quot;&amp;EOMONTH([.G3];0);[$'2023-2024 Tracker'.$B$2:.$B$5000];&quot;Expense&quot;;[$'2023-2024 Tracker'.$C$2:.$C$5000];&quot;Other operational cost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H3];[$'2023-2024 Tracker'.$A$2:.$A$5000];&quot;&lt;=&quot;&amp;EOMONTH([.H3];0);[$'2023-2024 Tracker'.$B$2:.$B$5000];&quot;Expense&quot;;[$'2023-2024 Tracker'.$C$2:.$C$5000];&quot;Other operational cost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I3];[$'2023-2024 Tracker'.$A$2:.$A$5000];&quot;&lt;=&quot;&amp;EOMONTH([.I3];0);[$'2023-2024 Tracker'.$B$2:.$B$5000];&quot;Expense&quot;;[$'2023-2024 Tracker'.$C$2:.$C$5000];&quot;Other operational cost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J3];[$'2023-2024 Tracker'.$A$2:.$A$5000];&quot;&lt;=&quot;&amp;EOMONTH([.J3];0);[$'2023-2024 Tracker'.$B$2:.$B$5000];&quot;Expense&quot;;[$'2023-2024 Tracker'.$C$2:.$C$5000];&quot;Other operational cost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K3];[$'2023-2024 Tracker'.$A$2:.$A$5000];&quot;&lt;=&quot;&amp;EOMONTH([.K3];0);[$'2023-2024 Tracker'.$B$2:.$B$5000];&quot;Expense&quot;;[$'2023-2024 Tracker'.$C$2:.$C$5000];&quot;Other operational cost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L3];[$'2023-2024 Tracker'.$A$2:.$A$5000];&quot;&lt;=&quot;&amp;EOMONTH([.L3];0);[$'2023-2024 Tracker'.$B$2:.$B$5000];&quot;Expense&quot;;[$'2023-2024 Tracker'.$C$2:.$C$5000];&quot;Other operational cost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M3];[$'2023-2024 Tracker'.$A$2:.$A$5000];&quot;&lt;=&quot;&amp;EOMONTH([.M3];0);[$'2023-2024 Tracker'.$B$2:.$B$5000];&quot;Expense&quot;;[$'2023-2024 Tracker'.$C$2:.$C$5000];&quot;Other operational costs&quot;)" office:value-type="float" office:value="0" calcext:value-type="float">
            <text:p>€0.00</text:p>
          </table:table-cell>
          <table:table-cell table:style-name="ce15" table:formula="of:=SUMIFS([$'2023-2024 Tracker'.$K$2:.$K$5000];[$'2023-2024 Tracker'.$A$2:.$A$5000];&quot;&gt;=&quot;&amp;[.N3];[$'2023-2024 Tracker'.$A$2:.$A$5000];&quot;&lt;=&quot;&amp;EOMONTH([.N3];0);[$'2023-2024 Tracker'.$B$2:.$B$5000];&quot;Expense&quot;;[$'2023-2024 Tracker'.$C$2:.$C$5000];&quot;Other operational costs&quot;)" office:value-type="float" office:value="0" calcext:value-type="float">
            <text:p>€0.00</text:p>
          </table:table-cell>
          <table:table-cell table:style-name="ce15" table:formula="of:=SUM([.C27:.N27])" office:value-type="float" office:value="0" calcext:value-type="float">
            <text:p>€0.00</text:p>
          </table:table-cell>
          <table:table-cell table:number-columns-repeated="1009"/>
        </table:table-row>
        <table:table-row table:style-name="ro2">
          <table:table-cell table:style-name="ce3" table:number-columns-repeated="15"/>
          <table:table-cell table:number-columns-repeated="1009"/>
        </table:table-row>
        <table:table-row table:style-name="ro2">
          <table:table-cell table:style-name="ce8" office:value-type="string" calcext:value-type="string">
            <text:p>Net Cash Flow</text:p>
          </table:table-cell>
          <table:table-cell table:style-name="ce11"/>
          <table:table-cell table:style-name="ce14" table:formula="of:=[.C4]-[.C11]" office:value-type="float" office:value="0" calcext:value-type="float">
            <text:p>€0.00</text:p>
          </table:table-cell>
          <table:table-cell table:style-name="ce14" table:formula="of:=[.D4]-[.D11]" office:value-type="float" office:value="0" calcext:value-type="float">
            <text:p>€0.00</text:p>
          </table:table-cell>
          <table:table-cell table:style-name="ce14" table:formula="of:=[.E4]-[.E11]" office:value-type="float" office:value="0" calcext:value-type="float">
            <text:p>€0.00</text:p>
          </table:table-cell>
          <table:table-cell table:style-name="ce14" table:formula="of:=[.F4]-[.F11]" office:value-type="float" office:value="0" calcext:value-type="float">
            <text:p>€0.00</text:p>
          </table:table-cell>
          <table:table-cell table:style-name="ce14" table:formula="of:=[.G4]-[.G11]" office:value-type="float" office:value="0" calcext:value-type="float">
            <text:p>€0.00</text:p>
          </table:table-cell>
          <table:table-cell table:style-name="ce14" table:formula="of:=[.H4]-[.H11]" office:value-type="float" office:value="0" calcext:value-type="float">
            <text:p>€0.00</text:p>
          </table:table-cell>
          <table:table-cell table:style-name="ce14" table:formula="of:=[.I4]-[.I11]" office:value-type="float" office:value="0" calcext:value-type="float">
            <text:p>€0.00</text:p>
          </table:table-cell>
          <table:table-cell table:style-name="ce14" table:formula="of:=[.J4]-[.J11]" office:value-type="float" office:value="0" calcext:value-type="float">
            <text:p>€0.00</text:p>
          </table:table-cell>
          <table:table-cell table:style-name="ce14" table:formula="of:=[.K4]-[.K11]" office:value-type="float" office:value="0" calcext:value-type="float">
            <text:p>€0.00</text:p>
          </table:table-cell>
          <table:table-cell table:style-name="ce14" table:formula="of:=[.L4]-[.L11]" office:value-type="float" office:value="0" calcext:value-type="float">
            <text:p>€0.00</text:p>
          </table:table-cell>
          <table:table-cell table:style-name="ce14" table:formula="of:=[.M4]-[.M11]" office:value-type="float" office:value="0" calcext:value-type="float">
            <text:p>€0.00</text:p>
          </table:table-cell>
          <table:table-cell table:style-name="ce14" table:formula="of:=[.N4]-[.N11]" office:value-type="float" office:value="0" calcext:value-type="float">
            <text:p>€0.00</text:p>
          </table:table-cell>
          <table:table-cell table:style-name="ce14" table:formula="of:=SUM([.C29:.N29])" office:value-type="float" office:value="0" calcext:value-type="float">
            <text:p>€0.00</text:p>
          </table:table-cell>
          <table:table-cell table:number-columns-repeated="1009"/>
        </table:table-row>
        <table:table-row table:style-name="ro2">
          <table:table-cell table:style-name="ce3" table:number-columns-repeated="15"/>
          <table:table-cell table:number-columns-repeated="1009"/>
        </table:table-row>
        <table:table-row table:style-name="ro2">
          <table:table-cell table:style-name="ce8" office:value-type="string" calcext:value-type="string">
            <text:p>Starting Balance</text:p>
          </table:table-cell>
          <table:table-cell table:style-name="ce11"/>
          <table:table-cell table:style-name="ce14"/>
          <table:table-cell table:style-name="ce14" table:formula="of:=[.C33]" office:value-type="float" office:value="0" calcext:value-type="float">
            <text:p>€0.00</text:p>
          </table:table-cell>
          <table:table-cell table:style-name="ce14" table:formula="of:=[.D33]" office:value-type="float" office:value="0" calcext:value-type="float">
            <text:p>€0.00</text:p>
          </table:table-cell>
          <table:table-cell table:style-name="ce14" table:formula="of:=[.E33]" office:value-type="float" office:value="0" calcext:value-type="float">
            <text:p>€0.00</text:p>
          </table:table-cell>
          <table:table-cell table:style-name="ce14" table:formula="of:=[.F33]" office:value-type="float" office:value="0" calcext:value-type="float">
            <text:p>€0.00</text:p>
          </table:table-cell>
          <table:table-cell table:style-name="ce14" table:formula="of:=[.G33]" office:value-type="float" office:value="0" calcext:value-type="float">
            <text:p>€0.00</text:p>
          </table:table-cell>
          <table:table-cell table:style-name="ce14" table:formula="of:=[.H33]" office:value-type="float" office:value="0" calcext:value-type="float">
            <text:p>€0.00</text:p>
          </table:table-cell>
          <table:table-cell table:style-name="ce14" table:formula="of:=[.I33]" office:value-type="float" office:value="0" calcext:value-type="float">
            <text:p>€0.00</text:p>
          </table:table-cell>
          <table:table-cell table:style-name="ce14" table:formula="of:=[.J33]" office:value-type="float" office:value="0" calcext:value-type="float">
            <text:p>€0.00</text:p>
          </table:table-cell>
          <table:table-cell table:style-name="ce14" table:formula="of:=[.K33]" office:value-type="float" office:value="0" calcext:value-type="float">
            <text:p>€0.00</text:p>
          </table:table-cell>
          <table:table-cell table:style-name="ce14" table:formula="of:=[.L33]" office:value-type="float" office:value="0" calcext:value-type="float">
            <text:p>€0.00</text:p>
          </table:table-cell>
          <table:table-cell table:style-name="ce14" table:formula="of:=[.M33]" office:value-type="float" office:value="0" calcext:value-type="float">
            <text:p>€0.00</text:p>
          </table:table-cell>
          <table:table-cell table:style-name="ce18"/>
          <table:table-cell table:number-columns-repeated="1009"/>
        </table:table-row>
        <table:table-row table:style-name="ro2">
          <table:table-cell table:style-name="ce9" office:value-type="string" calcext:value-type="string">
            <text:p>Net Cash Flow</text:p>
          </table:table-cell>
          <table:table-cell table:style-name="ce3"/>
          <table:table-cell table:style-name="ce15" table:formula="of:=[.C29]" office:value-type="float" office:value="0" calcext:value-type="float">
            <text:p>€0.00</text:p>
          </table:table-cell>
          <table:table-cell table:style-name="ce15" table:formula="of:=[.D29]" office:value-type="float" office:value="0" calcext:value-type="float">
            <text:p>€0.00</text:p>
          </table:table-cell>
          <table:table-cell table:style-name="ce15" table:formula="of:=[.E29]" office:value-type="float" office:value="0" calcext:value-type="float">
            <text:p>€0.00</text:p>
          </table:table-cell>
          <table:table-cell table:style-name="ce15" table:formula="of:=[.F29]" office:value-type="float" office:value="0" calcext:value-type="float">
            <text:p>€0.00</text:p>
          </table:table-cell>
          <table:table-cell table:style-name="ce15" table:formula="of:=[.G29]" office:value-type="float" office:value="0" calcext:value-type="float">
            <text:p>€0.00</text:p>
          </table:table-cell>
          <table:table-cell table:style-name="ce15" table:formula="of:=[.H29]" office:value-type="float" office:value="0" calcext:value-type="float">
            <text:p>€0.00</text:p>
          </table:table-cell>
          <table:table-cell table:style-name="ce15" table:formula="of:=[.I29]" office:value-type="float" office:value="0" calcext:value-type="float">
            <text:p>€0.00</text:p>
          </table:table-cell>
          <table:table-cell table:style-name="ce15" table:formula="of:=[.J29]" office:value-type="float" office:value="0" calcext:value-type="float">
            <text:p>€0.00</text:p>
          </table:table-cell>
          <table:table-cell table:style-name="ce15" table:formula="of:=[.K29]" office:value-type="float" office:value="0" calcext:value-type="float">
            <text:p>€0.00</text:p>
          </table:table-cell>
          <table:table-cell table:style-name="ce15" table:formula="of:=[.L29]" office:value-type="float" office:value="0" calcext:value-type="float">
            <text:p>€0.00</text:p>
          </table:table-cell>
          <table:table-cell table:style-name="ce15" table:formula="of:=[.M29]" office:value-type="float" office:value="0" calcext:value-type="float">
            <text:p>€0.00</text:p>
          </table:table-cell>
          <table:table-cell table:style-name="ce15" table:formula="of:=[.N29]" office:value-type="float" office:value="0" calcext:value-type="float">
            <text:p>€0.00</text:p>
          </table:table-cell>
          <table:table-cell table:style-name="ce15" table:formula="of:=SUM([.C32:.N32])" office:value-type="float" office:value="0" calcext:value-type="float">
            <text:p>€0.00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Ending Cash Balance</text:p>
          </table:table-cell>
          <table:table-cell table:style-name="ce11"/>
          <table:table-cell table:style-name="ce14" table:formula="of:=[.C31]+[.C32]" office:value-type="float" office:value="0" calcext:value-type="float">
            <text:p>€0.00</text:p>
          </table:table-cell>
          <table:table-cell table:style-name="ce14" table:formula="of:=[.D31]+[.D32]" office:value-type="float" office:value="0" calcext:value-type="float">
            <text:p>€0.00</text:p>
          </table:table-cell>
          <table:table-cell table:style-name="ce14" table:formula="of:=[.E31]+[.E32]" office:value-type="float" office:value="0" calcext:value-type="float">
            <text:p>€0.00</text:p>
          </table:table-cell>
          <table:table-cell table:style-name="ce14" table:formula="of:=[.F31]+[.F32]" office:value-type="float" office:value="0" calcext:value-type="float">
            <text:p>€0.00</text:p>
          </table:table-cell>
          <table:table-cell table:style-name="ce14" table:formula="of:=[.G31]+[.G32]" office:value-type="float" office:value="0" calcext:value-type="float">
            <text:p>€0.00</text:p>
          </table:table-cell>
          <table:table-cell table:style-name="ce14" table:formula="of:=[.H31]+[.H32]" office:value-type="float" office:value="0" calcext:value-type="float">
            <text:p>€0.00</text:p>
          </table:table-cell>
          <table:table-cell table:style-name="ce14" table:formula="of:=[.I31]+[.I32]" office:value-type="float" office:value="0" calcext:value-type="float">
            <text:p>€0.00</text:p>
          </table:table-cell>
          <table:table-cell table:style-name="ce14" table:formula="of:=[.J31]+[.J32]" office:value-type="float" office:value="0" calcext:value-type="float">
            <text:p>€0.00</text:p>
          </table:table-cell>
          <table:table-cell table:style-name="ce14" table:formula="of:=[.K31]+[.K32]" office:value-type="float" office:value="0" calcext:value-type="float">
            <text:p>€0.00</text:p>
          </table:table-cell>
          <table:table-cell table:style-name="ce14" table:formula="of:=[.L31]+[.L32]" office:value-type="float" office:value="0" calcext:value-type="float">
            <text:p>€0.00</text:p>
          </table:table-cell>
          <table:table-cell table:style-name="ce14" table:formula="of:=[.M31]+[.M32]" office:value-type="float" office:value="0" calcext:value-type="float">
            <text:p>€0.00</text:p>
          </table:table-cell>
          <table:table-cell table:style-name="ce14" table:formula="of:=[.N31]+[.N32]" office:value-type="float" office:value="0" calcext:value-type="float">
            <text:p>€0.00</text:p>
          </table:table-cell>
          <table:table-cell table:style-name="ce14" table:formula="of:=[.N33]" office:value-type="float" office:value="0" calcext:value-type="float">
            <text:p>€0.00</text:p>
          </table:table-cell>
          <table:table-cell table:number-columns-repeated="1009"/>
        </table:table-row>
        <table:table-row table:style-name="ro2" table:number-rows-repeated="93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ists" table:style-name="ta5">
        <table:table-column table:style-name="co8" table:number-columns-repeated="26" table:default-cell-style-name="Default"/>
        <table:table-column table:style-name="co9" table:number-columns-repeated="998" table:default-cell-style-name="Default"/>
        <table:table-row table:style-name="ro1"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PaymentMethod</text:p>
          </table:table-cell>
          <table:table-cell table:style-name="ce3" office:value-type="string" calcext:value-type="string">
            <text:p>PaidBy</text:p>
          </table:table-cell>
          <table:table-cell table:style-name="ce3" office:value-type="string" calcext:value-type="string">
            <text:p>ReimbStatus</text:p>
          </table:table-cell>
          <table:table-cell table:style-name="ce3" office:value-type="string" calcext:value-type="string">
            <text:p>IncomeCategory</text:p>
          </table:table-cell>
          <table:table-cell table:style-name="ce3" office:value-type="string" calcext:value-type="string">
            <text:p>ExpenseCategory</text:p>
          </table:table-cell>
          <table:table-cell table:style-name="ce3" office:value-type="string" calcext:value-type="string">
            <text:p>FixedCostSubcat</text:p>
          </table:table-cell>
          <table:table-cell table:style-name="ce3" office:value-type="string" calcext:value-type="string">
            <text:p>CombinedCategory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Income</text:p>
          </table:table-cell>
          <table:table-cell table:style-name="ce3" office:value-type="string" calcext:value-type="string">
            <text:p>Cleared</text:p>
          </table:table-cell>
          <table:table-cell table:style-name="ce3" office:value-type="string" calcext:value-type="string">
            <text:p>Bank transfer</text:p>
          </table:table-cell>
          <table:table-cell table:number-columns-repeated="2" table:style-name="ce3" office:value-type="string" calcext:value-type="string">
            <text:p>N/A</text:p>
          </table:table-cell>
          <table:table-cell table:style-name="ce3" office:value-type="string" calcext:value-type="string">
            <text:p>Project payments</text:p>
          </table:table-cell>
          <table:table-cell table:style-name="ce3" office:value-type="string" calcext:value-type="string">
            <text:p>Fixed costs</text:p>
          </table:table-cell>
          <table:table-cell table:style-name="ce3" office:value-type="string" calcext:value-type="string">
            <text:p>Obsidian Publish</text:p>
          </table:table-cell>
          <table:table-cell table:style-name="ce3" office:value-type="string" calcext:value-type="string">
            <text:p>Project payment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Expense</text:p>
          </table:table-cell>
          <table:table-cell table:style-name="ce3" office:value-type="string" calcext:value-type="string">
            <text:p>Pending</text:p>
          </table:table-cell>
          <table:table-cell table:style-name="ce3" office:value-type="string" calcext:value-type="string">
            <text:p>Card</text:p>
          </table:table-cell>
          <table:table-cell table:style-name="ce3" office:value-type="string" calcext:value-type="string">
            <text:p>Luiz personal</text:p>
          </table:table-cell>
          <table:table-cell table:style-name="ce3" office:value-type="string" calcext:value-type="string">
            <text:p>To be reimbursed</text:p>
          </table:table-cell>
          <table:table-cell table:style-name="ce3" office:value-type="string" calcext:value-type="string">
            <text:p>Retainers</text:p>
          </table:table-cell>
          <table:table-cell table:style-name="ce3" office:value-type="string" calcext:value-type="string">
            <text:p>Project-specific expenses</text:p>
          </table:table-cell>
          <table:table-cell table:style-name="ce3" office:value-type="string" calcext:value-type="string">
            <text:p>refibcn.cat domain</text:p>
          </table:table-cell>
          <table:table-cell table:style-name="ce3" office:value-type="string" calcext:value-type="string">
            <text:p>Retainers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3" office:value-type="string" calcext:value-type="string">
            <text:p>Expected</text:p>
          </table:table-cell>
          <table:table-cell table:style-name="ce3" office:value-type="string" calcext:value-type="string">
            <text:p>Cash</text:p>
          </table:table-cell>
          <table:table-cell table:style-name="ce3" office:value-type="string" calcext:value-type="string">
            <text:p>ReFi BCN entity</text:p>
          </table:table-cell>
          <table:table-cell table:style-name="ce3" office:value-type="string" calcext:value-type="string">
            <text:p>Reimbursed</text:p>
          </table:table-cell>
          <table:table-cell table:style-name="ce3" office:value-type="string" calcext:value-type="string">
            <text:p>Grants</text:p>
          </table:table-cell>
          <table:table-cell table:style-name="ce3" office:value-type="string" calcext:value-type="string">
            <text:p>Events &amp; workshops</text:p>
          </table:table-cell>
          <table:table-cell table:style-name="ce3" office:value-type="string" calcext:value-type="string">
            <text:p>Notion</text:p>
          </table:table-cell>
          <table:table-cell table:style-name="ce3" office:value-type="string" calcext:value-type="string">
            <text:p>Grants</text:p>
          </table:table-cell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Crypto</text:p>
          </table:table-cell>
          <table:table-cell table:style-name="ce3" office:value-type="string" calcext:value-type="string">
            <text:p>Other</text:p>
          </table:table-cell>
          <table:table-cell table:style-name="ce3"/>
          <table:table-cell table:style-name="ce3" office:value-type="string" calcext:value-type="string">
            <text:p>Consulting/Services</text:p>
          </table:table-cell>
          <table:table-cell table:style-name="ce3" office:value-type="string" calcext:value-type="string">
            <text:p>Marketing/Comms</text:p>
          </table:table-cell>
          <table:table-cell table:style-name="ce3" office:value-type="string" calcext:value-type="string">
            <text:p>Cursor Team</text:p>
          </table:table-cell>
          <table:table-cell table:style-name="ce3" office:value-type="string" calcext:value-type="string">
            <text:p>Consulting/Services</text:p>
          </table:table-cell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Other</text:p>
          </table:table-cell>
          <table:table-cell table:style-name="ce3" table:number-columns-repeated="2"/>
          <table:table-cell table:style-name="ce3" office:value-type="string" calcext:value-type="string">
            <text:p>Other income</text:p>
          </table:table-cell>
          <table:table-cell table:style-name="ce3" office:value-type="string" calcext:value-type="string">
            <text:p>Professional services</text:p>
          </table:table-cell>
          <table:table-cell table:style-name="ce3" office:value-type="string" calcext:value-type="string">
            <text:p>Other fixed</text:p>
          </table:table-cell>
          <table:table-cell table:style-name="ce3" office:value-type="string" calcext:value-type="string">
            <text:p>Other income</text:p>
          </table:table-cell>
          <table:table-cell table:number-columns-repeated="1015"/>
        </table:table-row>
        <table:table-row table:style-name="ro1">
          <table:table-cell table:style-name="ce3" table:number-columns-repeated="6"/>
          <table:table-cell table:style-name="ce3" office:value-type="string" calcext:value-type="string">
            <text:p>Infrastructure/Hosting</text:p>
          </table:table-cell>
          <table:table-cell table:style-name="ce3"/>
          <table:table-cell table:style-name="ce3" office:value-type="string" calcext:value-type="string">
            <text:p>Fixed costs</text:p>
          </table:table-cell>
          <table:table-cell table:number-columns-repeated="1015"/>
        </table:table-row>
        <table:table-row table:style-name="ro1">
          <table:table-cell table:style-name="ce3" table:number-columns-repeated="6"/>
          <table:table-cell table:style-name="ce3" office:value-type="string" calcext:value-type="string">
            <text:p>Travel &amp; meetings</text:p>
          </table:table-cell>
          <table:table-cell table:style-name="ce3"/>
          <table:table-cell table:style-name="ce3" office:value-type="string" calcext:value-type="string">
            <text:p>Project-specific expenses</text:p>
          </table:table-cell>
          <table:table-cell table:number-columns-repeated="1015"/>
        </table:table-row>
        <table:table-row table:style-name="ro1">
          <table:table-cell table:style-name="ce3" table:number-columns-repeated="6"/>
          <table:table-cell table:style-name="ce3" office:value-type="string" calcext:value-type="string">
            <text:p>Office supplies &amp; equipment</text:p>
          </table:table-cell>
          <table:table-cell table:style-name="ce3"/>
          <table:table-cell table:style-name="ce3" office:value-type="string" calcext:value-type="string">
            <text:p>Events &amp; workshops</text:p>
          </table:table-cell>
          <table:table-cell table:number-columns-repeated="1015"/>
        </table:table-row>
        <table:table-row table:style-name="ro1">
          <table:table-cell table:style-name="ce3" table:number-columns-repeated="6"/>
          <table:table-cell table:style-name="ce3" office:value-type="string" calcext:value-type="string">
            <text:p>Other operational costs</text:p>
          </table:table-cell>
          <table:table-cell table:style-name="ce3"/>
          <table:table-cell table:style-name="ce3" office:value-type="string" calcext:value-type="string">
            <text:p>Marketing/Comms</text:p>
          </table:table-cell>
          <table:table-cell table:number-columns-repeated="1015"/>
        </table:table-row>
        <table:table-row table:style-name="ro1">
          <table:table-cell table:style-name="ce3" table:number-columns-repeated="8"/>
          <table:table-cell table:style-name="ce3" office:value-type="string" calcext:value-type="string">
            <text:p>Professional services</text:p>
          </table:table-cell>
          <table:table-cell table:number-columns-repeated="1015"/>
        </table:table-row>
        <table:table-row table:style-name="ro1">
          <table:table-cell table:style-name="ce3" table:number-columns-repeated="8"/>
          <table:table-cell table:style-name="ce3" office:value-type="string" calcext:value-type="string">
            <text:p>Infrastructure/Hosting</text:p>
          </table:table-cell>
          <table:table-cell table:number-columns-repeated="1015"/>
        </table:table-row>
        <table:table-row table:style-name="ro1">
          <table:table-cell table:style-name="ce3" table:number-columns-repeated="8"/>
          <table:table-cell table:style-name="ce3" office:value-type="string" calcext:value-type="string">
            <text:p>Travel &amp; meetings</text:p>
          </table:table-cell>
          <table:table-cell table:number-columns-repeated="1015"/>
        </table:table-row>
        <table:table-row table:style-name="ro1">
          <table:table-cell table:style-name="ce3" table:number-columns-repeated="8"/>
          <table:table-cell table:style-name="ce3" office:value-type="string" calcext:value-type="string">
            <text:p>Office supplies &amp; equipment</text:p>
          </table:table-cell>
          <table:table-cell table:number-columns-repeated="1015"/>
        </table:table-row>
        <table:table-row table:style-name="ro1">
          <table:table-cell table:style-name="ce3" table:number-columns-repeated="8"/>
          <table:table-cell table:style-name="ce3" office:value-type="string" calcext:value-type="string">
            <text:p>Other operational costs</text:p>
          </table:table-cell>
          <table:table-cell table:number-columns-repeated="1015"/>
        </table:table-row>
        <table:table-row table:style-name="ro3" table:number-rows-repeated="5">
          <table:table-cell table:number-columns-repeated="1024"/>
        </table:table-row>
        <table:table-row table:style-name="ro2" table:number-rows-repeated="98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ixed Costs Reference" table:style-name="ta6">
        <table:table-column table:style-name="co11" table:default-cell-style-name="Default"/>
        <table:table-column table:style-name="co3" table:default-cell-style-name="Default"/>
        <table:table-column table:style-name="co8" table:default-cell-style-name="Default"/>
        <table:table-column table:style-name="co6" table:default-cell-style-name="Default"/>
        <table:table-column table:style-name="co8" table:default-cell-style-name="Default"/>
        <table:table-column table:style-name="co3" table:default-cell-style-name="Default"/>
        <table:table-column table:style-name="co6" table:default-cell-style-name="Default"/>
        <table:table-column table:style-name="co1" table:default-cell-style-name="Default"/>
        <table:table-column table:style-name="co8" table:default-cell-style-name="Default"/>
        <table:table-column table:style-name="co4" table:default-cell-style-name="Default"/>
        <table:table-column table:style-name="co12" table:default-cell-style-name="Default"/>
        <table:table-column table:style-name="co8" table:number-columns-repeated="15" table:default-cell-style-name="Default"/>
        <table:table-column table:style-name="co9" table:number-columns-repeated="998" table:default-cell-style-name="Default"/>
        <table:table-row table:style-name="ro4">
          <table:table-cell table:style-name="ce19" office:value-type="string" calcext:value-type="string">
            <text:p>ReFi BCN — Fixed Costs Reference</text:p>
          </table:table-cell>
          <table:table-cell table:style-name="ce3" table:number-columns-repeated="11"/>
          <table:table-cell table:number-columns-repeated="1012"/>
        </table:table-row>
        <table:table-row table:style-name="ro1">
          <table:table-cell table:style-name="ce20" office:value-type="string" calcext:value-type="string">
            <text:p>Enter recurring services here. Monthly/Annual totals auto-calculate.</text:p>
          </table:table-cell>
          <table:table-cell table:style-name="ce3" table:number-columns-repeated="11"/>
          <table:table-cell table:number-columns-repeated="1012"/>
        </table:table-row>
        <table:table-row table:style-name="ro1">
          <table:table-cell table:style-name="ce21" office:value-type="string" calcext:value-type="string">
            <text:p>Total Monthly Fixed Costs (EUR)</text:p>
          </table:table-cell>
          <table:table-cell table:style-name="ce25" table:formula="of:=SUM([.K6:.K200])" office:value-type="float" office:value="0" calcext:value-type="float">
            <text:p>- </text:p>
          </table:table-cell>
          <table:table-cell table:style-name="ce3"/>
          <table:table-cell table:style-name="ce21" office:value-type="string" calcext:value-type="string">
            <text:p>Total Annual Fixed Costs (EUR)</text:p>
          </table:table-cell>
          <table:table-cell table:style-name="ce25" table:formula="of:=SUM([.L6:.L200])" office:value-type="float" office:value="0" calcext:value-type="float">
            <text:p>- 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 table:style-name="ce3" table:number-columns-repeated="12"/>
          <table:table-cell table:number-columns-repeated="1012"/>
        </table:table-row>
        <table:table-row table:style-name="ro5">
          <table:table-cell table:style-name="ce22" office:value-type="string" calcext:value-type="string">
            <text:p>Fixed Costs List</text:p>
          </table:table-cell>
          <table:table-cell table:style-name="ce3" table:number-columns-repeated="11"/>
          <table:table-cell table:number-columns-repeated="1012"/>
        </table:table-row>
        <table:table-row table:style-name="ro6">
          <table:table-cell table:style-name="ce23" office:value-type="string" calcext:value-type="string">
            <text:p>Service name</text:p>
          </table:table-cell>
          <table:table-cell table:style-name="ce23" office:value-type="string" calcext:value-type="string">
            <text:p>Provider</text:p>
          </table:table-cell>
          <table:table-cell table:style-name="ce23" office:value-type="string" calcext:value-type="string">
            <text:p>Cost per period (EUR)</text:p>
          </table:table-cell>
          <table:table-cell table:style-name="ce23" office:value-type="string" calcext:value-type="string">
            <text:p>Billing frequency</text:p>
          </table:table-cell>
          <table:table-cell table:style-name="ce23" office:value-type="string" calcext:value-type="string">
            <text:p>Payment method</text:p>
          </table:table-cell>
          <table:table-cell table:style-name="ce23" office:value-type="string" calcext:value-type="string">
            <text:p>Account holder</text:p>
          </table:table-cell>
          <table:table-cell table:style-name="ce23" office:value-type="string" calcext:value-type="string">
            <text:p>Renewal date</text:p>
          </table:table-cell>
          <table:table-cell table:style-name="ce23" office:value-type="string" calcext:value-type="string">
            <text:p>Status</text:p>
          </table:table-cell>
          <table:table-cell table:style-name="ce23" office:value-type="string" calcext:value-type="string">
            <text:p>Start date</text:p>
          </table:table-cell>
          <table:table-cell table:style-name="ce23" office:value-type="string" calcext:value-type="string">
            <text:p>Notes</text:p>
          </table:table-cell>
          <table:table-cell table:style-name="ce23" office:value-type="string" calcext:value-type="string">
            <text:p>Monthly equivalent</text:p>
          </table:table-cell>
          <table:table-cell table:style-name="ce23" office:value-type="string" calcext:value-type="string">
            <text:p>Annual equivalent</text:p>
          </table:table-cell>
          <table:table-cell table:number-columns-repeated="1012"/>
        </table:table-row>
        <table:table-row table:style-name="ro1">
          <table:table-cell table:style-name="ce24" office:value-type="string" calcext:value-type="string">
            <text:p>Obsidian Publish</text:p>
          </table:table-cell>
          <table:table-cell table:style-name="ce24" office:value-type="string" calcext:value-type="string">
            <text:p>Obsidian</text:p>
          </table:table-cell>
          <table:table-cell table:style-name="ce26" office:value-type="string" calcext:value-type="string">
            <text:p>10 USD</text:p>
          </table:table-cell>
          <table:table-cell table:style-name="ce27" office:value-type="string" calcext:value-type="string">
            <text:p>Monthly</text:p>
          </table:table-cell>
          <table:table-cell table:style-name="ce27" office:value-type="string" calcext:value-type="string">
            <text:p>Card</text:p>
          </table:table-cell>
          <table:table-cell table:style-name="ce27" office:value-type="string" calcext:value-type="string">
            <text:p>Luiz personal</text:p>
          </table:table-cell>
          <table:table-cell table:style-name="ce28" office:value-type="string" calcext:value-type="string">
            <text:p>26th each month</text:p>
          </table:table-cell>
          <table:table-cell table:style-name="ce27" office:value-type="string" calcext:value-type="string">
            <text:p>Active</text:p>
          </table:table-cell>
          <table:table-cell table:style-name="ce28" office:value-type="date" office:date-value="2023-08-26" calcext:value-type="date">
            <text:p>26/08/2023</text:p>
          </table:table-cell>
          <table:table-cell table:style-name="ce24" office:value-type="string" calcext:value-type="string">
            <text:p>Monthly until 2025-04-05; switched to annual on 2025-05-15 (96 USD/year). Ongoing, not settled (reimbursement pending).</text:p>
          </table:table-cell>
          <table:table-cell table:style-name="ce25" table:number-columns-repeated="2"/>
          <table:table-cell table:number-columns-repeated="1012"/>
        </table:table-row>
        <table:table-row table:style-name="ro1">
          <table:table-cell table:style-name="ce24" office:value-type="string" calcext:value-type="string">
            <text:p>Obsidian Publish (annual)</text:p>
          </table:table-cell>
          <table:table-cell table:style-name="ce24" office:value-type="string" calcext:value-type="string">
            <text:p>Obsidian</text:p>
          </table:table-cell>
          <table:table-cell table:style-name="ce26" office:value-type="string" calcext:value-type="string">
            <text:p>96 USD</text:p>
          </table:table-cell>
          <table:table-cell table:style-name="ce27" office:value-type="string" calcext:value-type="string">
            <text:p>Annual</text:p>
          </table:table-cell>
          <table:table-cell table:style-name="ce27" office:value-type="string" calcext:value-type="string">
            <text:p>Card</text:p>
          </table:table-cell>
          <table:table-cell table:style-name="ce27" office:value-type="string" calcext:value-type="string">
            <text:p>Luiz personal</text:p>
          </table:table-cell>
          <table:table-cell table:style-name="ce28" office:value-type="date" office:date-value="2026-05-15" calcext:value-type="date">
            <text:p>15/05/2026</text:p>
          </table:table-cell>
          <table:table-cell table:style-name="ce27" office:value-type="string" calcext:value-type="string">
            <text:p>Active</text:p>
          </table:table-cell>
          <table:table-cell table:style-name="ce28" office:value-type="date" office:date-value="2025-05-15" calcext:value-type="date">
            <text:p>15/05/2025</text:p>
          </table:table-cell>
          <table:table-cell table:style-name="ce24" office:value-type="string" calcext:value-type="string">
            <text:p>Annual plan since 2025-05-15. Expected renewal every May 15. Ongoing, not settled.</text:p>
          </table:table-cell>
          <table:table-cell table:style-name="ce25" table:number-columns-repeated="2"/>
          <table:table-cell table:number-columns-repeated="1012"/>
        </table:table-row>
        <table:table-row table:style-name="ro1">
          <table:table-cell table:style-name="ce24" office:value-type="string" calcext:value-type="string">
            <text:p>refibcn.cat domain</text:p>
          </table:table-cell>
          <table:table-cell table:style-name="ce24" office:value-type="string" calcext:value-type="string">
            <text:p>Domain registrar</text:p>
          </table:table-cell>
          <table:table-cell table:style-name="ce26" office:value-type="string" calcext:value-type="string">
            <text:p>45.68 EUR</text:p>
          </table:table-cell>
          <table:table-cell table:style-name="ce27" office:value-type="string" calcext:value-type="string">
            <text:p>Annual</text:p>
          </table:table-cell>
          <table:table-cell table:style-name="ce27" office:value-type="string" calcext:value-type="string">
            <text:p>Card</text:p>
          </table:table-cell>
          <table:table-cell table:style-name="ce27" office:value-type="string" calcext:value-type="string">
            <text:p>Luiz personal</text:p>
          </table:table-cell>
          <table:table-cell table:style-name="ce28" office:value-type="date" office:date-value="2026-02-26" calcext:value-type="date">
            <text:p>26/02/2026</text:p>
          </table:table-cell>
          <table:table-cell table:style-name="ce27" office:value-type="string" calcext:value-type="string">
            <text:p>Active</text:p>
          </table:table-cell>
          <table:table-cell table:style-name="ce28" office:value-type="date" office:date-value="2024-02-23" calcext:value-type="date">
            <text:p>23/02/2024</text:p>
          </table:table-cell>
          <table:table-cell table:style-name="ce24" office:value-type="string" calcext:value-type="string">
            <text:p>Known renewals: 6.96 EUR on 23/02/2024; 45.68 EUR on 26/02/2025. Ongoing, not settled (reimbursement pending).</text:p>
          </table:table-cell>
          <table:table-cell table:style-name="ce25" table:number-columns-repeated="2"/>
          <table:table-cell table:number-columns-repeated="1012"/>
        </table:table-row>
        <table:table-row table:style-name="ro1">
          <table:table-cell table:number-columns-repeated="2" table:style-name="ce24" office:value-type="string" calcext:value-type="string">
            <text:p>Notion</text:p>
          </table:table-cell>
          <table:table-cell table:style-name="ce26" office:value-type="string" calcext:value-type="string">
            <text:p>13.92 EUR</text:p>
          </table:table-cell>
          <table:table-cell table:style-name="ce27" office:value-type="string" calcext:value-type="string">
            <text:p>Monthly</text:p>
          </table:table-cell>
          <table:table-cell table:style-name="ce27" office:value-type="string" calcext:value-type="string">
            <text:p>Card</text:p>
          </table:table-cell>
          <table:table-cell table:style-name="ce27" office:value-type="string" calcext:value-type="string">
            <text:p>Luiz personal</text:p>
          </table:table-cell>
          <table:table-cell table:style-name="ce28" office:value-type="string" calcext:value-type="string">
            <text:p>18th each month</text:p>
          </table:table-cell>
          <table:table-cell table:style-name="ce27" office:value-type="string" calcext:value-type="string">
            <text:p>Active</text:p>
          </table:table-cell>
          <table:table-cell table:style-name="ce28" office:value-type="date" office:date-value="2024-11-18" calcext:value-type="date">
            <text:p>18/11/2024</text:p>
          </table:table-cell>
          <table:table-cell table:style-name="ce24" office:value-type="string" calcext:value-type="string">
            <text:p>Monthly since 18/11/2024. Ongoing, not settled (reimbursement pending).</text:p>
          </table:table-cell>
          <table:table-cell table:style-name="ce25" table:number-columns-repeated="2"/>
          <table:table-cell table:number-columns-repeated="1012"/>
        </table:table-row>
        <table:table-row table:style-name="ro1" table:number-rows-repeated="10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number-columns-repeated="2"/>
          <table:table-cell table:number-columns-repeated="1012"/>
        </table:table-row>
        <table:table-row table:style-name="ro2" table:number-rows-repeated="26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number-columns-repeated="2"/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47]=&quot;Monthly&quot;;[.C47];IF([.D47]=&quot;Annual&quot;;[.C47]/12;IF([.D47]=&quot;Quarterly&quot;;[.C47]/3;&quot;&quot;)))">
            <text:p/>
          </table:table-cell>
          <table:table-cell table:style-name="ce25" table:formula="of:=IF([.D47]=&quot;Monthly&quot;;[.C47]*12;IF([.D47]=&quot;Annual&quot;;[.C47];IF([.D47]=&quot;Quarterly&quot;;[.C47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48]=&quot;Monthly&quot;;[.C48];IF([.D48]=&quot;Annual&quot;;[.C48]/12;IF([.D48]=&quot;Quarterly&quot;;[.C48]/3;&quot;&quot;)))">
            <text:p/>
          </table:table-cell>
          <table:table-cell table:style-name="ce25" table:formula="of:=IF([.D48]=&quot;Monthly&quot;;[.C48]*12;IF([.D48]=&quot;Annual&quot;;[.C48];IF([.D48]=&quot;Quarterly&quot;;[.C48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49]=&quot;Monthly&quot;;[.C49];IF([.D49]=&quot;Annual&quot;;[.C49]/12;IF([.D49]=&quot;Quarterly&quot;;[.C49]/3;&quot;&quot;)))">
            <text:p/>
          </table:table-cell>
          <table:table-cell table:style-name="ce25" table:formula="of:=IF([.D49]=&quot;Monthly&quot;;[.C49]*12;IF([.D49]=&quot;Annual&quot;;[.C49];IF([.D49]=&quot;Quarterly&quot;;[.C49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50]=&quot;Monthly&quot;;[.C50];IF([.D50]=&quot;Annual&quot;;[.C50]/12;IF([.D50]=&quot;Quarterly&quot;;[.C50]/3;&quot;&quot;)))">
            <text:p/>
          </table:table-cell>
          <table:table-cell table:style-name="ce25" table:formula="of:=IF([.D50]=&quot;Monthly&quot;;[.C50]*12;IF([.D50]=&quot;Annual&quot;;[.C50];IF([.D50]=&quot;Quarterly&quot;;[.C50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51]=&quot;Monthly&quot;;[.C51];IF([.D51]=&quot;Annual&quot;;[.C51]/12;IF([.D51]=&quot;Quarterly&quot;;[.C51]/3;&quot;&quot;)))">
            <text:p/>
          </table:table-cell>
          <table:table-cell table:style-name="ce25" table:formula="of:=IF([.D51]=&quot;Monthly&quot;;[.C51]*12;IF([.D51]=&quot;Annual&quot;;[.C51];IF([.D51]=&quot;Quarterly&quot;;[.C51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52]=&quot;Monthly&quot;;[.C52];IF([.D52]=&quot;Annual&quot;;[.C52]/12;IF([.D52]=&quot;Quarterly&quot;;[.C52]/3;&quot;&quot;)))">
            <text:p/>
          </table:table-cell>
          <table:table-cell table:style-name="ce25" table:formula="of:=IF([.D52]=&quot;Monthly&quot;;[.C52]*12;IF([.D52]=&quot;Annual&quot;;[.C52];IF([.D52]=&quot;Quarterly&quot;;[.C52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53]=&quot;Monthly&quot;;[.C53];IF([.D53]=&quot;Annual&quot;;[.C53]/12;IF([.D53]=&quot;Quarterly&quot;;[.C53]/3;&quot;&quot;)))">
            <text:p/>
          </table:table-cell>
          <table:table-cell table:style-name="ce25" table:formula="of:=IF([.D53]=&quot;Monthly&quot;;[.C53]*12;IF([.D53]=&quot;Annual&quot;;[.C53];IF([.D53]=&quot;Quarterly&quot;;[.C53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54]=&quot;Monthly&quot;;[.C54];IF([.D54]=&quot;Annual&quot;;[.C54]/12;IF([.D54]=&quot;Quarterly&quot;;[.C54]/3;&quot;&quot;)))">
            <text:p/>
          </table:table-cell>
          <table:table-cell table:style-name="ce25" table:formula="of:=IF([.D54]=&quot;Monthly&quot;;[.C54]*12;IF([.D54]=&quot;Annual&quot;;[.C54];IF([.D54]=&quot;Quarterly&quot;;[.C54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55]=&quot;Monthly&quot;;[.C55];IF([.D55]=&quot;Annual&quot;;[.C55]/12;IF([.D55]=&quot;Quarterly&quot;;[.C55]/3;&quot;&quot;)))">
            <text:p/>
          </table:table-cell>
          <table:table-cell table:style-name="ce25" table:formula="of:=IF([.D55]=&quot;Monthly&quot;;[.C55]*12;IF([.D55]=&quot;Annual&quot;;[.C55];IF([.D55]=&quot;Quarterly&quot;;[.C55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56]=&quot;Monthly&quot;;[.C56];IF([.D56]=&quot;Annual&quot;;[.C56]/12;IF([.D56]=&quot;Quarterly&quot;;[.C56]/3;&quot;&quot;)))">
            <text:p/>
          </table:table-cell>
          <table:table-cell table:style-name="ce25" table:formula="of:=IF([.D56]=&quot;Monthly&quot;;[.C56]*12;IF([.D56]=&quot;Annual&quot;;[.C56];IF([.D56]=&quot;Quarterly&quot;;[.C56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57]=&quot;Monthly&quot;;[.C57];IF([.D57]=&quot;Annual&quot;;[.C57]/12;IF([.D57]=&quot;Quarterly&quot;;[.C57]/3;&quot;&quot;)))">
            <text:p/>
          </table:table-cell>
          <table:table-cell table:style-name="ce25" table:formula="of:=IF([.D57]=&quot;Monthly&quot;;[.C57]*12;IF([.D57]=&quot;Annual&quot;;[.C57];IF([.D57]=&quot;Quarterly&quot;;[.C57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58]=&quot;Monthly&quot;;[.C58];IF([.D58]=&quot;Annual&quot;;[.C58]/12;IF([.D58]=&quot;Quarterly&quot;;[.C58]/3;&quot;&quot;)))">
            <text:p/>
          </table:table-cell>
          <table:table-cell table:style-name="ce25" table:formula="of:=IF([.D58]=&quot;Monthly&quot;;[.C58]*12;IF([.D58]=&quot;Annual&quot;;[.C58];IF([.D58]=&quot;Quarterly&quot;;[.C58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59]=&quot;Monthly&quot;;[.C59];IF([.D59]=&quot;Annual&quot;;[.C59]/12;IF([.D59]=&quot;Quarterly&quot;;[.C59]/3;&quot;&quot;)))">
            <text:p/>
          </table:table-cell>
          <table:table-cell table:style-name="ce25" table:formula="of:=IF([.D59]=&quot;Monthly&quot;;[.C59]*12;IF([.D59]=&quot;Annual&quot;;[.C59];IF([.D59]=&quot;Quarterly&quot;;[.C59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60]=&quot;Monthly&quot;;[.C60];IF([.D60]=&quot;Annual&quot;;[.C60]/12;IF([.D60]=&quot;Quarterly&quot;;[.C60]/3;&quot;&quot;)))">
            <text:p/>
          </table:table-cell>
          <table:table-cell table:style-name="ce25" table:formula="of:=IF([.D60]=&quot;Monthly&quot;;[.C60]*12;IF([.D60]=&quot;Annual&quot;;[.C60];IF([.D60]=&quot;Quarterly&quot;;[.C60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61]=&quot;Monthly&quot;;[.C61];IF([.D61]=&quot;Annual&quot;;[.C61]/12;IF([.D61]=&quot;Quarterly&quot;;[.C61]/3;&quot;&quot;)))">
            <text:p/>
          </table:table-cell>
          <table:table-cell table:style-name="ce25" table:formula="of:=IF([.D61]=&quot;Monthly&quot;;[.C61]*12;IF([.D61]=&quot;Annual&quot;;[.C61];IF([.D61]=&quot;Quarterly&quot;;[.C61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62]=&quot;Monthly&quot;;[.C62];IF([.D62]=&quot;Annual&quot;;[.C62]/12;IF([.D62]=&quot;Quarterly&quot;;[.C62]/3;&quot;&quot;)))">
            <text:p/>
          </table:table-cell>
          <table:table-cell table:style-name="ce25" table:formula="of:=IF([.D62]=&quot;Monthly&quot;;[.C62]*12;IF([.D62]=&quot;Annual&quot;;[.C62];IF([.D62]=&quot;Quarterly&quot;;[.C62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63]=&quot;Monthly&quot;;[.C63];IF([.D63]=&quot;Annual&quot;;[.C63]/12;IF([.D63]=&quot;Quarterly&quot;;[.C63]/3;&quot;&quot;)))">
            <text:p/>
          </table:table-cell>
          <table:table-cell table:style-name="ce25" table:formula="of:=IF([.D63]=&quot;Monthly&quot;;[.C63]*12;IF([.D63]=&quot;Annual&quot;;[.C63];IF([.D63]=&quot;Quarterly&quot;;[.C63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64]=&quot;Monthly&quot;;[.C64];IF([.D64]=&quot;Annual&quot;;[.C64]/12;IF([.D64]=&quot;Quarterly&quot;;[.C64]/3;&quot;&quot;)))">
            <text:p/>
          </table:table-cell>
          <table:table-cell table:style-name="ce25" table:formula="of:=IF([.D64]=&quot;Monthly&quot;;[.C64]*12;IF([.D64]=&quot;Annual&quot;;[.C64];IF([.D64]=&quot;Quarterly&quot;;[.C64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65]=&quot;Monthly&quot;;[.C65];IF([.D65]=&quot;Annual&quot;;[.C65]/12;IF([.D65]=&quot;Quarterly&quot;;[.C65]/3;&quot;&quot;)))">
            <text:p/>
          </table:table-cell>
          <table:table-cell table:style-name="ce25" table:formula="of:=IF([.D65]=&quot;Monthly&quot;;[.C65]*12;IF([.D65]=&quot;Annual&quot;;[.C65];IF([.D65]=&quot;Quarterly&quot;;[.C65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66]=&quot;Monthly&quot;;[.C66];IF([.D66]=&quot;Annual&quot;;[.C66]/12;IF([.D66]=&quot;Quarterly&quot;;[.C66]/3;&quot;&quot;)))">
            <text:p/>
          </table:table-cell>
          <table:table-cell table:style-name="ce25" table:formula="of:=IF([.D66]=&quot;Monthly&quot;;[.C66]*12;IF([.D66]=&quot;Annual&quot;;[.C66];IF([.D66]=&quot;Quarterly&quot;;[.C66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67]=&quot;Monthly&quot;;[.C67];IF([.D67]=&quot;Annual&quot;;[.C67]/12;IF([.D67]=&quot;Quarterly&quot;;[.C67]/3;&quot;&quot;)))">
            <text:p/>
          </table:table-cell>
          <table:table-cell table:style-name="ce25" table:formula="of:=IF([.D67]=&quot;Monthly&quot;;[.C67]*12;IF([.D67]=&quot;Annual&quot;;[.C67];IF([.D67]=&quot;Quarterly&quot;;[.C67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68]=&quot;Monthly&quot;;[.C68];IF([.D68]=&quot;Annual&quot;;[.C68]/12;IF([.D68]=&quot;Quarterly&quot;;[.C68]/3;&quot;&quot;)))">
            <text:p/>
          </table:table-cell>
          <table:table-cell table:style-name="ce25" table:formula="of:=IF([.D68]=&quot;Monthly&quot;;[.C68]*12;IF([.D68]=&quot;Annual&quot;;[.C68];IF([.D68]=&quot;Quarterly&quot;;[.C68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69]=&quot;Monthly&quot;;[.C69];IF([.D69]=&quot;Annual&quot;;[.C69]/12;IF([.D69]=&quot;Quarterly&quot;;[.C69]/3;&quot;&quot;)))">
            <text:p/>
          </table:table-cell>
          <table:table-cell table:style-name="ce25" table:formula="of:=IF([.D69]=&quot;Monthly&quot;;[.C69]*12;IF([.D69]=&quot;Annual&quot;;[.C69];IF([.D69]=&quot;Quarterly&quot;;[.C69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70]=&quot;Monthly&quot;;[.C70];IF([.D70]=&quot;Annual&quot;;[.C70]/12;IF([.D70]=&quot;Quarterly&quot;;[.C70]/3;&quot;&quot;)))">
            <text:p/>
          </table:table-cell>
          <table:table-cell table:style-name="ce25" table:formula="of:=IF([.D70]=&quot;Monthly&quot;;[.C70]*12;IF([.D70]=&quot;Annual&quot;;[.C70];IF([.D70]=&quot;Quarterly&quot;;[.C70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71]=&quot;Monthly&quot;;[.C71];IF([.D71]=&quot;Annual&quot;;[.C71]/12;IF([.D71]=&quot;Quarterly&quot;;[.C71]/3;&quot;&quot;)))">
            <text:p/>
          </table:table-cell>
          <table:table-cell table:style-name="ce25" table:formula="of:=IF([.D71]=&quot;Monthly&quot;;[.C71]*12;IF([.D71]=&quot;Annual&quot;;[.C71];IF([.D71]=&quot;Quarterly&quot;;[.C71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72]=&quot;Monthly&quot;;[.C72];IF([.D72]=&quot;Annual&quot;;[.C72]/12;IF([.D72]=&quot;Quarterly&quot;;[.C72]/3;&quot;&quot;)))">
            <text:p/>
          </table:table-cell>
          <table:table-cell table:style-name="ce25" table:formula="of:=IF([.D72]=&quot;Monthly&quot;;[.C72]*12;IF([.D72]=&quot;Annual&quot;;[.C72];IF([.D72]=&quot;Quarterly&quot;;[.C72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73]=&quot;Monthly&quot;;[.C73];IF([.D73]=&quot;Annual&quot;;[.C73]/12;IF([.D73]=&quot;Quarterly&quot;;[.C73]/3;&quot;&quot;)))">
            <text:p/>
          </table:table-cell>
          <table:table-cell table:style-name="ce25" table:formula="of:=IF([.D73]=&quot;Monthly&quot;;[.C73]*12;IF([.D73]=&quot;Annual&quot;;[.C73];IF([.D73]=&quot;Quarterly&quot;;[.C73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74]=&quot;Monthly&quot;;[.C74];IF([.D74]=&quot;Annual&quot;;[.C74]/12;IF([.D74]=&quot;Quarterly&quot;;[.C74]/3;&quot;&quot;)))">
            <text:p/>
          </table:table-cell>
          <table:table-cell table:style-name="ce25" table:formula="of:=IF([.D74]=&quot;Monthly&quot;;[.C74]*12;IF([.D74]=&quot;Annual&quot;;[.C74];IF([.D74]=&quot;Quarterly&quot;;[.C74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75]=&quot;Monthly&quot;;[.C75];IF([.D75]=&quot;Annual&quot;;[.C75]/12;IF([.D75]=&quot;Quarterly&quot;;[.C75]/3;&quot;&quot;)))">
            <text:p/>
          </table:table-cell>
          <table:table-cell table:style-name="ce25" table:formula="of:=IF([.D75]=&quot;Monthly&quot;;[.C75]*12;IF([.D75]=&quot;Annual&quot;;[.C75];IF([.D75]=&quot;Quarterly&quot;;[.C75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76]=&quot;Monthly&quot;;[.C76];IF([.D76]=&quot;Annual&quot;;[.C76]/12;IF([.D76]=&quot;Quarterly&quot;;[.C76]/3;&quot;&quot;)))">
            <text:p/>
          </table:table-cell>
          <table:table-cell table:style-name="ce25" table:formula="of:=IF([.D76]=&quot;Monthly&quot;;[.C76]*12;IF([.D76]=&quot;Annual&quot;;[.C76];IF([.D76]=&quot;Quarterly&quot;;[.C76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77]=&quot;Monthly&quot;;[.C77];IF([.D77]=&quot;Annual&quot;;[.C77]/12;IF([.D77]=&quot;Quarterly&quot;;[.C77]/3;&quot;&quot;)))">
            <text:p/>
          </table:table-cell>
          <table:table-cell table:style-name="ce25" table:formula="of:=IF([.D77]=&quot;Monthly&quot;;[.C77]*12;IF([.D77]=&quot;Annual&quot;;[.C77];IF([.D77]=&quot;Quarterly&quot;;[.C77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78]=&quot;Monthly&quot;;[.C78];IF([.D78]=&quot;Annual&quot;;[.C78]/12;IF([.D78]=&quot;Quarterly&quot;;[.C78]/3;&quot;&quot;)))">
            <text:p/>
          </table:table-cell>
          <table:table-cell table:style-name="ce25" table:formula="of:=IF([.D78]=&quot;Monthly&quot;;[.C78]*12;IF([.D78]=&quot;Annual&quot;;[.C78];IF([.D78]=&quot;Quarterly&quot;;[.C78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79]=&quot;Monthly&quot;;[.C79];IF([.D79]=&quot;Annual&quot;;[.C79]/12;IF([.D79]=&quot;Quarterly&quot;;[.C79]/3;&quot;&quot;)))">
            <text:p/>
          </table:table-cell>
          <table:table-cell table:style-name="ce25" table:formula="of:=IF([.D79]=&quot;Monthly&quot;;[.C79]*12;IF([.D79]=&quot;Annual&quot;;[.C79];IF([.D79]=&quot;Quarterly&quot;;[.C79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80]=&quot;Monthly&quot;;[.C80];IF([.D80]=&quot;Annual&quot;;[.C80]/12;IF([.D80]=&quot;Quarterly&quot;;[.C80]/3;&quot;&quot;)))">
            <text:p/>
          </table:table-cell>
          <table:table-cell table:style-name="ce25" table:formula="of:=IF([.D80]=&quot;Monthly&quot;;[.C80]*12;IF([.D80]=&quot;Annual&quot;;[.C80];IF([.D80]=&quot;Quarterly&quot;;[.C80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81]=&quot;Monthly&quot;;[.C81];IF([.D81]=&quot;Annual&quot;;[.C81]/12;IF([.D81]=&quot;Quarterly&quot;;[.C81]/3;&quot;&quot;)))">
            <text:p/>
          </table:table-cell>
          <table:table-cell table:style-name="ce25" table:formula="of:=IF([.D81]=&quot;Monthly&quot;;[.C81]*12;IF([.D81]=&quot;Annual&quot;;[.C81];IF([.D81]=&quot;Quarterly&quot;;[.C81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82]=&quot;Monthly&quot;;[.C82];IF([.D82]=&quot;Annual&quot;;[.C82]/12;IF([.D82]=&quot;Quarterly&quot;;[.C82]/3;&quot;&quot;)))">
            <text:p/>
          </table:table-cell>
          <table:table-cell table:style-name="ce25" table:formula="of:=IF([.D82]=&quot;Monthly&quot;;[.C82]*12;IF([.D82]=&quot;Annual&quot;;[.C82];IF([.D82]=&quot;Quarterly&quot;;[.C82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83]=&quot;Monthly&quot;;[.C83];IF([.D83]=&quot;Annual&quot;;[.C83]/12;IF([.D83]=&quot;Quarterly&quot;;[.C83]/3;&quot;&quot;)))">
            <text:p/>
          </table:table-cell>
          <table:table-cell table:style-name="ce25" table:formula="of:=IF([.D83]=&quot;Monthly&quot;;[.C83]*12;IF([.D83]=&quot;Annual&quot;;[.C83];IF([.D83]=&quot;Quarterly&quot;;[.C83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84]=&quot;Monthly&quot;;[.C84];IF([.D84]=&quot;Annual&quot;;[.C84]/12;IF([.D84]=&quot;Quarterly&quot;;[.C84]/3;&quot;&quot;)))">
            <text:p/>
          </table:table-cell>
          <table:table-cell table:style-name="ce25" table:formula="of:=IF([.D84]=&quot;Monthly&quot;;[.C84]*12;IF([.D84]=&quot;Annual&quot;;[.C84];IF([.D84]=&quot;Quarterly&quot;;[.C84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85]=&quot;Monthly&quot;;[.C85];IF([.D85]=&quot;Annual&quot;;[.C85]/12;IF([.D85]=&quot;Quarterly&quot;;[.C85]/3;&quot;&quot;)))">
            <text:p/>
          </table:table-cell>
          <table:table-cell table:style-name="ce25" table:formula="of:=IF([.D85]=&quot;Monthly&quot;;[.C85]*12;IF([.D85]=&quot;Annual&quot;;[.C85];IF([.D85]=&quot;Quarterly&quot;;[.C85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86]=&quot;Monthly&quot;;[.C86];IF([.D86]=&quot;Annual&quot;;[.C86]/12;IF([.D86]=&quot;Quarterly&quot;;[.C86]/3;&quot;&quot;)))">
            <text:p/>
          </table:table-cell>
          <table:table-cell table:style-name="ce25" table:formula="of:=IF([.D86]=&quot;Monthly&quot;;[.C86]*12;IF([.D86]=&quot;Annual&quot;;[.C86];IF([.D86]=&quot;Quarterly&quot;;[.C86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87]=&quot;Monthly&quot;;[.C87];IF([.D87]=&quot;Annual&quot;;[.C87]/12;IF([.D87]=&quot;Quarterly&quot;;[.C87]/3;&quot;&quot;)))">
            <text:p/>
          </table:table-cell>
          <table:table-cell table:style-name="ce25" table:formula="of:=IF([.D87]=&quot;Monthly&quot;;[.C87]*12;IF([.D87]=&quot;Annual&quot;;[.C87];IF([.D87]=&quot;Quarterly&quot;;[.C87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88]=&quot;Monthly&quot;;[.C88];IF([.D88]=&quot;Annual&quot;;[.C88]/12;IF([.D88]=&quot;Quarterly&quot;;[.C88]/3;&quot;&quot;)))">
            <text:p/>
          </table:table-cell>
          <table:table-cell table:style-name="ce25" table:formula="of:=IF([.D88]=&quot;Monthly&quot;;[.C88]*12;IF([.D88]=&quot;Annual&quot;;[.C88];IF([.D88]=&quot;Quarterly&quot;;[.C88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89]=&quot;Monthly&quot;;[.C89];IF([.D89]=&quot;Annual&quot;;[.C89]/12;IF([.D89]=&quot;Quarterly&quot;;[.C89]/3;&quot;&quot;)))">
            <text:p/>
          </table:table-cell>
          <table:table-cell table:style-name="ce25" table:formula="of:=IF([.D89]=&quot;Monthly&quot;;[.C89]*12;IF([.D89]=&quot;Annual&quot;;[.C89];IF([.D89]=&quot;Quarterly&quot;;[.C89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90]=&quot;Monthly&quot;;[.C90];IF([.D90]=&quot;Annual&quot;;[.C90]/12;IF([.D90]=&quot;Quarterly&quot;;[.C90]/3;&quot;&quot;)))">
            <text:p/>
          </table:table-cell>
          <table:table-cell table:style-name="ce25" table:formula="of:=IF([.D90]=&quot;Monthly&quot;;[.C90]*12;IF([.D90]=&quot;Annual&quot;;[.C90];IF([.D90]=&quot;Quarterly&quot;;[.C90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91]=&quot;Monthly&quot;;[.C91];IF([.D91]=&quot;Annual&quot;;[.C91]/12;IF([.D91]=&quot;Quarterly&quot;;[.C91]/3;&quot;&quot;)))">
            <text:p/>
          </table:table-cell>
          <table:table-cell table:style-name="ce25" table:formula="of:=IF([.D91]=&quot;Monthly&quot;;[.C91]*12;IF([.D91]=&quot;Annual&quot;;[.C91];IF([.D91]=&quot;Quarterly&quot;;[.C91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92]=&quot;Monthly&quot;;[.C92];IF([.D92]=&quot;Annual&quot;;[.C92]/12;IF([.D92]=&quot;Quarterly&quot;;[.C92]/3;&quot;&quot;)))">
            <text:p/>
          </table:table-cell>
          <table:table-cell table:style-name="ce25" table:formula="of:=IF([.D92]=&quot;Monthly&quot;;[.C92]*12;IF([.D92]=&quot;Annual&quot;;[.C92];IF([.D92]=&quot;Quarterly&quot;;[.C92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93]=&quot;Monthly&quot;;[.C93];IF([.D93]=&quot;Annual&quot;;[.C93]/12;IF([.D93]=&quot;Quarterly&quot;;[.C93]/3;&quot;&quot;)))">
            <text:p/>
          </table:table-cell>
          <table:table-cell table:style-name="ce25" table:formula="of:=IF([.D93]=&quot;Monthly&quot;;[.C93]*12;IF([.D93]=&quot;Annual&quot;;[.C93];IF([.D93]=&quot;Quarterly&quot;;[.C93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94]=&quot;Monthly&quot;;[.C94];IF([.D94]=&quot;Annual&quot;;[.C94]/12;IF([.D94]=&quot;Quarterly&quot;;[.C94]/3;&quot;&quot;)))">
            <text:p/>
          </table:table-cell>
          <table:table-cell table:style-name="ce25" table:formula="of:=IF([.D94]=&quot;Monthly&quot;;[.C94]*12;IF([.D94]=&quot;Annual&quot;;[.C94];IF([.D94]=&quot;Quarterly&quot;;[.C94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95]=&quot;Monthly&quot;;[.C95];IF([.D95]=&quot;Annual&quot;;[.C95]/12;IF([.D95]=&quot;Quarterly&quot;;[.C95]/3;&quot;&quot;)))">
            <text:p/>
          </table:table-cell>
          <table:table-cell table:style-name="ce25" table:formula="of:=IF([.D95]=&quot;Monthly&quot;;[.C95]*12;IF([.D95]=&quot;Annual&quot;;[.C95];IF([.D95]=&quot;Quarterly&quot;;[.C95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96]=&quot;Monthly&quot;;[.C96];IF([.D96]=&quot;Annual&quot;;[.C96]/12;IF([.D96]=&quot;Quarterly&quot;;[.C96]/3;&quot;&quot;)))">
            <text:p/>
          </table:table-cell>
          <table:table-cell table:style-name="ce25" table:formula="of:=IF([.D96]=&quot;Monthly&quot;;[.C96]*12;IF([.D96]=&quot;Annual&quot;;[.C96];IF([.D96]=&quot;Quarterly&quot;;[.C96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97]=&quot;Monthly&quot;;[.C97];IF([.D97]=&quot;Annual&quot;;[.C97]/12;IF([.D97]=&quot;Quarterly&quot;;[.C97]/3;&quot;&quot;)))">
            <text:p/>
          </table:table-cell>
          <table:table-cell table:style-name="ce25" table:formula="of:=IF([.D97]=&quot;Monthly&quot;;[.C97]*12;IF([.D97]=&quot;Annual&quot;;[.C97];IF([.D97]=&quot;Quarterly&quot;;[.C97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98]=&quot;Monthly&quot;;[.C98];IF([.D98]=&quot;Annual&quot;;[.C98]/12;IF([.D98]=&quot;Quarterly&quot;;[.C98]/3;&quot;&quot;)))">
            <text:p/>
          </table:table-cell>
          <table:table-cell table:style-name="ce25" table:formula="of:=IF([.D98]=&quot;Monthly&quot;;[.C98]*12;IF([.D98]=&quot;Annual&quot;;[.C98];IF([.D98]=&quot;Quarterly&quot;;[.C98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99]=&quot;Monthly&quot;;[.C99];IF([.D99]=&quot;Annual&quot;;[.C99]/12;IF([.D99]=&quot;Quarterly&quot;;[.C99]/3;&quot;&quot;)))">
            <text:p/>
          </table:table-cell>
          <table:table-cell table:style-name="ce25" table:formula="of:=IF([.D99]=&quot;Monthly&quot;;[.C99]*12;IF([.D99]=&quot;Annual&quot;;[.C99];IF([.D99]=&quot;Quarterly&quot;;[.C99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100]=&quot;Monthly&quot;;[.C100];IF([.D100]=&quot;Annual&quot;;[.C100]/12;IF([.D100]=&quot;Quarterly&quot;;[.C100]/3;&quot;&quot;)))">
            <text:p/>
          </table:table-cell>
          <table:table-cell table:style-name="ce25" table:formula="of:=IF([.D100]=&quot;Monthly&quot;;[.C100]*12;IF([.D100]=&quot;Annual&quot;;[.C100];IF([.D100]=&quot;Quarterly&quot;;[.C100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101]=&quot;Monthly&quot;;[.C101];IF([.D101]=&quot;Annual&quot;;[.C101]/12;IF([.D101]=&quot;Quarterly&quot;;[.C101]/3;&quot;&quot;)))">
            <text:p/>
          </table:table-cell>
          <table:table-cell table:style-name="ce25" table:formula="of:=IF([.D101]=&quot;Monthly&quot;;[.C101]*12;IF([.D101]=&quot;Annual&quot;;[.C101];IF([.D101]=&quot;Quarterly&quot;;[.C101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102]=&quot;Monthly&quot;;[.C102];IF([.D102]=&quot;Annual&quot;;[.C102]/12;IF([.D102]=&quot;Quarterly&quot;;[.C102]/3;&quot;&quot;)))">
            <text:p/>
          </table:table-cell>
          <table:table-cell table:style-name="ce25" table:formula="of:=IF([.D102]=&quot;Monthly&quot;;[.C102]*12;IF([.D102]=&quot;Annual&quot;;[.C102];IF([.D102]=&quot;Quarterly&quot;;[.C102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103]=&quot;Monthly&quot;;[.C103];IF([.D103]=&quot;Annual&quot;;[.C103]/12;IF([.D103]=&quot;Quarterly&quot;;[.C103]/3;&quot;&quot;)))">
            <text:p/>
          </table:table-cell>
          <table:table-cell table:style-name="ce25" table:formula="of:=IF([.D103]=&quot;Monthly&quot;;[.C103]*12;IF([.D103]=&quot;Annual&quot;;[.C103];IF([.D103]=&quot;Quarterly&quot;;[.C103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104]=&quot;Monthly&quot;;[.C104];IF([.D104]=&quot;Annual&quot;;[.C104]/12;IF([.D104]=&quot;Quarterly&quot;;[.C104]/3;&quot;&quot;)))">
            <text:p/>
          </table:table-cell>
          <table:table-cell table:style-name="ce25" table:formula="of:=IF([.D104]=&quot;Monthly&quot;;[.C104]*12;IF([.D104]=&quot;Annual&quot;;[.C104];IF([.D104]=&quot;Quarterly&quot;;[.C104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105]=&quot;Monthly&quot;;[.C105];IF([.D105]=&quot;Annual&quot;;[.C105]/12;IF([.D105]=&quot;Quarterly&quot;;[.C105]/3;&quot;&quot;)))">
            <text:p/>
          </table:table-cell>
          <table:table-cell table:style-name="ce25" table:formula="of:=IF([.D105]=&quot;Monthly&quot;;[.C105]*12;IF([.D105]=&quot;Annual&quot;;[.C105];IF([.D105]=&quot;Quarterly&quot;;[.C105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106]=&quot;Monthly&quot;;[.C106];IF([.D106]=&quot;Annual&quot;;[.C106]/12;IF([.D106]=&quot;Quarterly&quot;;[.C106]/3;&quot;&quot;)))">
            <text:p/>
          </table:table-cell>
          <table:table-cell table:style-name="ce25" table:formula="of:=IF([.D106]=&quot;Monthly&quot;;[.C106]*12;IF([.D106]=&quot;Annual&quot;;[.C106];IF([.D106]=&quot;Quarterly&quot;;[.C106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107]=&quot;Monthly&quot;;[.C107];IF([.D107]=&quot;Annual&quot;;[.C107]/12;IF([.D107]=&quot;Quarterly&quot;;[.C107]/3;&quot;&quot;)))">
            <text:p/>
          </table:table-cell>
          <table:table-cell table:style-name="ce25" table:formula="of:=IF([.D107]=&quot;Monthly&quot;;[.C107]*12;IF([.D107]=&quot;Annual&quot;;[.C107];IF([.D107]=&quot;Quarterly&quot;;[.C107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108]=&quot;Monthly&quot;;[.C108];IF([.D108]=&quot;Annual&quot;;[.C108]/12;IF([.D108]=&quot;Quarterly&quot;;[.C108]/3;&quot;&quot;)))">
            <text:p/>
          </table:table-cell>
          <table:table-cell table:style-name="ce25" table:formula="of:=IF([.D108]=&quot;Monthly&quot;;[.C108]*12;IF([.D108]=&quot;Annual&quot;;[.C108];IF([.D108]=&quot;Quarterly&quot;;[.C108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109]=&quot;Monthly&quot;;[.C109];IF([.D109]=&quot;Annual&quot;;[.C109]/12;IF([.D109]=&quot;Quarterly&quot;;[.C109]/3;&quot;&quot;)))">
            <text:p/>
          </table:table-cell>
          <table:table-cell table:style-name="ce25" table:formula="of:=IF([.D109]=&quot;Monthly&quot;;[.C109]*12;IF([.D109]=&quot;Annual&quot;;[.C109];IF([.D109]=&quot;Quarterly&quot;;[.C109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110]=&quot;Monthly&quot;;[.C110];IF([.D110]=&quot;Annual&quot;;[.C110]/12;IF([.D110]=&quot;Quarterly&quot;;[.C110]/3;&quot;&quot;)))">
            <text:p/>
          </table:table-cell>
          <table:table-cell table:style-name="ce25" table:formula="of:=IF([.D110]=&quot;Monthly&quot;;[.C110]*12;IF([.D110]=&quot;Annual&quot;;[.C110];IF([.D110]=&quot;Quarterly&quot;;[.C110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111]=&quot;Monthly&quot;;[.C111];IF([.D111]=&quot;Annual&quot;;[.C111]/12;IF([.D111]=&quot;Quarterly&quot;;[.C111]/3;&quot;&quot;)))">
            <text:p/>
          </table:table-cell>
          <table:table-cell table:style-name="ce25" table:formula="of:=IF([.D111]=&quot;Monthly&quot;;[.C111]*12;IF([.D111]=&quot;Annual&quot;;[.C111];IF([.D111]=&quot;Quarterly&quot;;[.C111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112]=&quot;Monthly&quot;;[.C112];IF([.D112]=&quot;Annual&quot;;[.C112]/12;IF([.D112]=&quot;Quarterly&quot;;[.C112]/3;&quot;&quot;)))">
            <text:p/>
          </table:table-cell>
          <table:table-cell table:style-name="ce25" table:formula="of:=IF([.D112]=&quot;Monthly&quot;;[.C112]*12;IF([.D112]=&quot;Annual&quot;;[.C112];IF([.D112]=&quot;Quarterly&quot;;[.C112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113]=&quot;Monthly&quot;;[.C113];IF([.D113]=&quot;Annual&quot;;[.C113]/12;IF([.D113]=&quot;Quarterly&quot;;[.C113]/3;&quot;&quot;)))">
            <text:p/>
          </table:table-cell>
          <table:table-cell table:style-name="ce25" table:formula="of:=IF([.D113]=&quot;Monthly&quot;;[.C113]*12;IF([.D113]=&quot;Annual&quot;;[.C113];IF([.D113]=&quot;Quarterly&quot;;[.C113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114]=&quot;Monthly&quot;;[.C114];IF([.D114]=&quot;Annual&quot;;[.C114]/12;IF([.D114]=&quot;Quarterly&quot;;[.C114]/3;&quot;&quot;)))">
            <text:p/>
          </table:table-cell>
          <table:table-cell table:style-name="ce25" table:formula="of:=IF([.D114]=&quot;Monthly&quot;;[.C114]*12;IF([.D114]=&quot;Annual&quot;;[.C114];IF([.D114]=&quot;Quarterly&quot;;[.C114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115]=&quot;Monthly&quot;;[.C115];IF([.D115]=&quot;Annual&quot;;[.C115]/12;IF([.D115]=&quot;Quarterly&quot;;[.C115]/3;&quot;&quot;)))">
            <text:p/>
          </table:table-cell>
          <table:table-cell table:style-name="ce25" table:formula="of:=IF([.D115]=&quot;Monthly&quot;;[.C115]*12;IF([.D115]=&quot;Annual&quot;;[.C115];IF([.D115]=&quot;Quarterly&quot;;[.C115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116]=&quot;Monthly&quot;;[.C116];IF([.D116]=&quot;Annual&quot;;[.C116]/12;IF([.D116]=&quot;Quarterly&quot;;[.C116]/3;&quot;&quot;)))">
            <text:p/>
          </table:table-cell>
          <table:table-cell table:style-name="ce25" table:formula="of:=IF([.D116]=&quot;Monthly&quot;;[.C116]*12;IF([.D116]=&quot;Annual&quot;;[.C116];IF([.D116]=&quot;Quarterly&quot;;[.C116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117]=&quot;Monthly&quot;;[.C117];IF([.D117]=&quot;Annual&quot;;[.C117]/12;IF([.D117]=&quot;Quarterly&quot;;[.C117]/3;&quot;&quot;)))">
            <text:p/>
          </table:table-cell>
          <table:table-cell table:style-name="ce25" table:formula="of:=IF([.D117]=&quot;Monthly&quot;;[.C117]*12;IF([.D117]=&quot;Annual&quot;;[.C117];IF([.D117]=&quot;Quarterly&quot;;[.C117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118]=&quot;Monthly&quot;;[.C118];IF([.D118]=&quot;Annual&quot;;[.C118]/12;IF([.D118]=&quot;Quarterly&quot;;[.C118]/3;&quot;&quot;)))">
            <text:p/>
          </table:table-cell>
          <table:table-cell table:style-name="ce25" table:formula="of:=IF([.D118]=&quot;Monthly&quot;;[.C118]*12;IF([.D118]=&quot;Annual&quot;;[.C118];IF([.D118]=&quot;Quarterly&quot;;[.C118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119]=&quot;Monthly&quot;;[.C119];IF([.D119]=&quot;Annual&quot;;[.C119]/12;IF([.D119]=&quot;Quarterly&quot;;[.C119]/3;&quot;&quot;)))">
            <text:p/>
          </table:table-cell>
          <table:table-cell table:style-name="ce25" table:formula="of:=IF([.D119]=&quot;Monthly&quot;;[.C119]*12;IF([.D119]=&quot;Annual&quot;;[.C119];IF([.D119]=&quot;Quarterly&quot;;[.C119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120]=&quot;Monthly&quot;;[.C120];IF([.D120]=&quot;Annual&quot;;[.C120]/12;IF([.D120]=&quot;Quarterly&quot;;[.C120]/3;&quot;&quot;)))">
            <text:p/>
          </table:table-cell>
          <table:table-cell table:style-name="ce25" table:formula="of:=IF([.D120]=&quot;Monthly&quot;;[.C120]*12;IF([.D120]=&quot;Annual&quot;;[.C120];IF([.D120]=&quot;Quarterly&quot;;[.C120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121]=&quot;Monthly&quot;;[.C121];IF([.D121]=&quot;Annual&quot;;[.C121]/12;IF([.D121]=&quot;Quarterly&quot;;[.C121]/3;&quot;&quot;)))">
            <text:p/>
          </table:table-cell>
          <table:table-cell table:style-name="ce25" table:formula="of:=IF([.D121]=&quot;Monthly&quot;;[.C121]*12;IF([.D121]=&quot;Annual&quot;;[.C121];IF([.D121]=&quot;Quarterly&quot;;[.C121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122]=&quot;Monthly&quot;;[.C122];IF([.D122]=&quot;Annual&quot;;[.C122]/12;IF([.D122]=&quot;Quarterly&quot;;[.C122]/3;&quot;&quot;)))">
            <text:p/>
          </table:table-cell>
          <table:table-cell table:style-name="ce25" table:formula="of:=IF([.D122]=&quot;Monthly&quot;;[.C122]*12;IF([.D122]=&quot;Annual&quot;;[.C122];IF([.D122]=&quot;Quarterly&quot;;[.C122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123]=&quot;Monthly&quot;;[.C123];IF([.D123]=&quot;Annual&quot;;[.C123]/12;IF([.D123]=&quot;Quarterly&quot;;[.C123]/3;&quot;&quot;)))">
            <text:p/>
          </table:table-cell>
          <table:table-cell table:style-name="ce25" table:formula="of:=IF([.D123]=&quot;Monthly&quot;;[.C123]*12;IF([.D123]=&quot;Annual&quot;;[.C123];IF([.D123]=&quot;Quarterly&quot;;[.C123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124]=&quot;Monthly&quot;;[.C124];IF([.D124]=&quot;Annual&quot;;[.C124]/12;IF([.D124]=&quot;Quarterly&quot;;[.C124]/3;&quot;&quot;)))">
            <text:p/>
          </table:table-cell>
          <table:table-cell table:style-name="ce25" table:formula="of:=IF([.D124]=&quot;Monthly&quot;;[.C124]*12;IF([.D124]=&quot;Annual&quot;;[.C124];IF([.D124]=&quot;Quarterly&quot;;[.C124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125]=&quot;Monthly&quot;;[.C125];IF([.D125]=&quot;Annual&quot;;[.C125]/12;IF([.D125]=&quot;Quarterly&quot;;[.C125]/3;&quot;&quot;)))">
            <text:p/>
          </table:table-cell>
          <table:table-cell table:style-name="ce25" table:formula="of:=IF([.D125]=&quot;Monthly&quot;;[.C125]*12;IF([.D125]=&quot;Annual&quot;;[.C125];IF([.D125]=&quot;Quarterly&quot;;[.C125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126]=&quot;Monthly&quot;;[.C126];IF([.D126]=&quot;Annual&quot;;[.C126]/12;IF([.D126]=&quot;Quarterly&quot;;[.C126]/3;&quot;&quot;)))">
            <text:p/>
          </table:table-cell>
          <table:table-cell table:style-name="ce25" table:formula="of:=IF([.D126]=&quot;Monthly&quot;;[.C126]*12;IF([.D126]=&quot;Annual&quot;;[.C126];IF([.D126]=&quot;Quarterly&quot;;[.C126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127]=&quot;Monthly&quot;;[.C127];IF([.D127]=&quot;Annual&quot;;[.C127]/12;IF([.D127]=&quot;Quarterly&quot;;[.C127]/3;&quot;&quot;)))">
            <text:p/>
          </table:table-cell>
          <table:table-cell table:style-name="ce25" table:formula="of:=IF([.D127]=&quot;Monthly&quot;;[.C127]*12;IF([.D127]=&quot;Annual&quot;;[.C127];IF([.D127]=&quot;Quarterly&quot;;[.C127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128]=&quot;Monthly&quot;;[.C128];IF([.D128]=&quot;Annual&quot;;[.C128]/12;IF([.D128]=&quot;Quarterly&quot;;[.C128]/3;&quot;&quot;)))">
            <text:p/>
          </table:table-cell>
          <table:table-cell table:style-name="ce25" table:formula="of:=IF([.D128]=&quot;Monthly&quot;;[.C128]*12;IF([.D128]=&quot;Annual&quot;;[.C128];IF([.D128]=&quot;Quarterly&quot;;[.C128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129]=&quot;Monthly&quot;;[.C129];IF([.D129]=&quot;Annual&quot;;[.C129]/12;IF([.D129]=&quot;Quarterly&quot;;[.C129]/3;&quot;&quot;)))">
            <text:p/>
          </table:table-cell>
          <table:table-cell table:style-name="ce25" table:formula="of:=IF([.D129]=&quot;Monthly&quot;;[.C129]*12;IF([.D129]=&quot;Annual&quot;;[.C129];IF([.D129]=&quot;Quarterly&quot;;[.C129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130]=&quot;Monthly&quot;;[.C130];IF([.D130]=&quot;Annual&quot;;[.C130]/12;IF([.D130]=&quot;Quarterly&quot;;[.C130]/3;&quot;&quot;)))">
            <text:p/>
          </table:table-cell>
          <table:table-cell table:style-name="ce25" table:formula="of:=IF([.D130]=&quot;Monthly&quot;;[.C130]*12;IF([.D130]=&quot;Annual&quot;;[.C130];IF([.D130]=&quot;Quarterly&quot;;[.C130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131]=&quot;Monthly&quot;;[.C131];IF([.D131]=&quot;Annual&quot;;[.C131]/12;IF([.D131]=&quot;Quarterly&quot;;[.C131]/3;&quot;&quot;)))">
            <text:p/>
          </table:table-cell>
          <table:table-cell table:style-name="ce25" table:formula="of:=IF([.D131]=&quot;Monthly&quot;;[.C131]*12;IF([.D131]=&quot;Annual&quot;;[.C131];IF([.D131]=&quot;Quarterly&quot;;[.C131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132]=&quot;Monthly&quot;;[.C132];IF([.D132]=&quot;Annual&quot;;[.C132]/12;IF([.D132]=&quot;Quarterly&quot;;[.C132]/3;&quot;&quot;)))">
            <text:p/>
          </table:table-cell>
          <table:table-cell table:style-name="ce25" table:formula="of:=IF([.D132]=&quot;Monthly&quot;;[.C132]*12;IF([.D132]=&quot;Annual&quot;;[.C132];IF([.D132]=&quot;Quarterly&quot;;[.C132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133]=&quot;Monthly&quot;;[.C133];IF([.D133]=&quot;Annual&quot;;[.C133]/12;IF([.D133]=&quot;Quarterly&quot;;[.C133]/3;&quot;&quot;)))">
            <text:p/>
          </table:table-cell>
          <table:table-cell table:style-name="ce25" table:formula="of:=IF([.D133]=&quot;Monthly&quot;;[.C133]*12;IF([.D133]=&quot;Annual&quot;;[.C133];IF([.D133]=&quot;Quarterly&quot;;[.C133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134]=&quot;Monthly&quot;;[.C134];IF([.D134]=&quot;Annual&quot;;[.C134]/12;IF([.D134]=&quot;Quarterly&quot;;[.C134]/3;&quot;&quot;)))">
            <text:p/>
          </table:table-cell>
          <table:table-cell table:style-name="ce25" table:formula="of:=IF([.D134]=&quot;Monthly&quot;;[.C134]*12;IF([.D134]=&quot;Annual&quot;;[.C134];IF([.D134]=&quot;Quarterly&quot;;[.C134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135]=&quot;Monthly&quot;;[.C135];IF([.D135]=&quot;Annual&quot;;[.C135]/12;IF([.D135]=&quot;Quarterly&quot;;[.C135]/3;&quot;&quot;)))">
            <text:p/>
          </table:table-cell>
          <table:table-cell table:style-name="ce25" table:formula="of:=IF([.D135]=&quot;Monthly&quot;;[.C135]*12;IF([.D135]=&quot;Annual&quot;;[.C135];IF([.D135]=&quot;Quarterly&quot;;[.C135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136]=&quot;Monthly&quot;;[.C136];IF([.D136]=&quot;Annual&quot;;[.C136]/12;IF([.D136]=&quot;Quarterly&quot;;[.C136]/3;&quot;&quot;)))">
            <text:p/>
          </table:table-cell>
          <table:table-cell table:style-name="ce25" table:formula="of:=IF([.D136]=&quot;Monthly&quot;;[.C136]*12;IF([.D136]=&quot;Annual&quot;;[.C136];IF([.D136]=&quot;Quarterly&quot;;[.C136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137]=&quot;Monthly&quot;;[.C137];IF([.D137]=&quot;Annual&quot;;[.C137]/12;IF([.D137]=&quot;Quarterly&quot;;[.C137]/3;&quot;&quot;)))">
            <text:p/>
          </table:table-cell>
          <table:table-cell table:style-name="ce25" table:formula="of:=IF([.D137]=&quot;Monthly&quot;;[.C137]*12;IF([.D137]=&quot;Annual&quot;;[.C137];IF([.D137]=&quot;Quarterly&quot;;[.C137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138]=&quot;Monthly&quot;;[.C138];IF([.D138]=&quot;Annual&quot;;[.C138]/12;IF([.D138]=&quot;Quarterly&quot;;[.C138]/3;&quot;&quot;)))">
            <text:p/>
          </table:table-cell>
          <table:table-cell table:style-name="ce25" table:formula="of:=IF([.D138]=&quot;Monthly&quot;;[.C138]*12;IF([.D138]=&quot;Annual&quot;;[.C138];IF([.D138]=&quot;Quarterly&quot;;[.C138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139]=&quot;Monthly&quot;;[.C139];IF([.D139]=&quot;Annual&quot;;[.C139]/12;IF([.D139]=&quot;Quarterly&quot;;[.C139]/3;&quot;&quot;)))">
            <text:p/>
          </table:table-cell>
          <table:table-cell table:style-name="ce25" table:formula="of:=IF([.D139]=&quot;Monthly&quot;;[.C139]*12;IF([.D139]=&quot;Annual&quot;;[.C139];IF([.D139]=&quot;Quarterly&quot;;[.C139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140]=&quot;Monthly&quot;;[.C140];IF([.D140]=&quot;Annual&quot;;[.C140]/12;IF([.D140]=&quot;Quarterly&quot;;[.C140]/3;&quot;&quot;)))">
            <text:p/>
          </table:table-cell>
          <table:table-cell table:style-name="ce25" table:formula="of:=IF([.D140]=&quot;Monthly&quot;;[.C140]*12;IF([.D140]=&quot;Annual&quot;;[.C140];IF([.D140]=&quot;Quarterly&quot;;[.C140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141]=&quot;Monthly&quot;;[.C141];IF([.D141]=&quot;Annual&quot;;[.C141]/12;IF([.D141]=&quot;Quarterly&quot;;[.C141]/3;&quot;&quot;)))">
            <text:p/>
          </table:table-cell>
          <table:table-cell table:style-name="ce25" table:formula="of:=IF([.D141]=&quot;Monthly&quot;;[.C141]*12;IF([.D141]=&quot;Annual&quot;;[.C141];IF([.D141]=&quot;Quarterly&quot;;[.C141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142]=&quot;Monthly&quot;;[.C142];IF([.D142]=&quot;Annual&quot;;[.C142]/12;IF([.D142]=&quot;Quarterly&quot;;[.C142]/3;&quot;&quot;)))">
            <text:p/>
          </table:table-cell>
          <table:table-cell table:style-name="ce25" table:formula="of:=IF([.D142]=&quot;Monthly&quot;;[.C142]*12;IF([.D142]=&quot;Annual&quot;;[.C142];IF([.D142]=&quot;Quarterly&quot;;[.C142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143]=&quot;Monthly&quot;;[.C143];IF([.D143]=&quot;Annual&quot;;[.C143]/12;IF([.D143]=&quot;Quarterly&quot;;[.C143]/3;&quot;&quot;)))">
            <text:p/>
          </table:table-cell>
          <table:table-cell table:style-name="ce25" table:formula="of:=IF([.D143]=&quot;Monthly&quot;;[.C143]*12;IF([.D143]=&quot;Annual&quot;;[.C143];IF([.D143]=&quot;Quarterly&quot;;[.C143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144]=&quot;Monthly&quot;;[.C144];IF([.D144]=&quot;Annual&quot;;[.C144]/12;IF([.D144]=&quot;Quarterly&quot;;[.C144]/3;&quot;&quot;)))">
            <text:p/>
          </table:table-cell>
          <table:table-cell table:style-name="ce25" table:formula="of:=IF([.D144]=&quot;Monthly&quot;;[.C144]*12;IF([.D144]=&quot;Annual&quot;;[.C144];IF([.D144]=&quot;Quarterly&quot;;[.C144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145]=&quot;Monthly&quot;;[.C145];IF([.D145]=&quot;Annual&quot;;[.C145]/12;IF([.D145]=&quot;Quarterly&quot;;[.C145]/3;&quot;&quot;)))">
            <text:p/>
          </table:table-cell>
          <table:table-cell table:style-name="ce25" table:formula="of:=IF([.D145]=&quot;Monthly&quot;;[.C145]*12;IF([.D145]=&quot;Annual&quot;;[.C145];IF([.D145]=&quot;Quarterly&quot;;[.C145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146]=&quot;Monthly&quot;;[.C146];IF([.D146]=&quot;Annual&quot;;[.C146]/12;IF([.D146]=&quot;Quarterly&quot;;[.C146]/3;&quot;&quot;)))">
            <text:p/>
          </table:table-cell>
          <table:table-cell table:style-name="ce25" table:formula="of:=IF([.D146]=&quot;Monthly&quot;;[.C146]*12;IF([.D146]=&quot;Annual&quot;;[.C146];IF([.D146]=&quot;Quarterly&quot;;[.C146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147]=&quot;Monthly&quot;;[.C147];IF([.D147]=&quot;Annual&quot;;[.C147]/12;IF([.D147]=&quot;Quarterly&quot;;[.C147]/3;&quot;&quot;)))">
            <text:p/>
          </table:table-cell>
          <table:table-cell table:style-name="ce25" table:formula="of:=IF([.D147]=&quot;Monthly&quot;;[.C147]*12;IF([.D147]=&quot;Annual&quot;;[.C147];IF([.D147]=&quot;Quarterly&quot;;[.C147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148]=&quot;Monthly&quot;;[.C148];IF([.D148]=&quot;Annual&quot;;[.C148]/12;IF([.D148]=&quot;Quarterly&quot;;[.C148]/3;&quot;&quot;)))">
            <text:p/>
          </table:table-cell>
          <table:table-cell table:style-name="ce25" table:formula="of:=IF([.D148]=&quot;Monthly&quot;;[.C148]*12;IF([.D148]=&quot;Annual&quot;;[.C148];IF([.D148]=&quot;Quarterly&quot;;[.C148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149]=&quot;Monthly&quot;;[.C149];IF([.D149]=&quot;Annual&quot;;[.C149]/12;IF([.D149]=&quot;Quarterly&quot;;[.C149]/3;&quot;&quot;)))">
            <text:p/>
          </table:table-cell>
          <table:table-cell table:style-name="ce25" table:formula="of:=IF([.D149]=&quot;Monthly&quot;;[.C149]*12;IF([.D149]=&quot;Annual&quot;;[.C149];IF([.D149]=&quot;Quarterly&quot;;[.C149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150]=&quot;Monthly&quot;;[.C150];IF([.D150]=&quot;Annual&quot;;[.C150]/12;IF([.D150]=&quot;Quarterly&quot;;[.C150]/3;&quot;&quot;)))">
            <text:p/>
          </table:table-cell>
          <table:table-cell table:style-name="ce25" table:formula="of:=IF([.D150]=&quot;Monthly&quot;;[.C150]*12;IF([.D150]=&quot;Annual&quot;;[.C150];IF([.D150]=&quot;Quarterly&quot;;[.C150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151]=&quot;Monthly&quot;;[.C151];IF([.D151]=&quot;Annual&quot;;[.C151]/12;IF([.D151]=&quot;Quarterly&quot;;[.C151]/3;&quot;&quot;)))">
            <text:p/>
          </table:table-cell>
          <table:table-cell table:style-name="ce25" table:formula="of:=IF([.D151]=&quot;Monthly&quot;;[.C151]*12;IF([.D151]=&quot;Annual&quot;;[.C151];IF([.D151]=&quot;Quarterly&quot;;[.C151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152]=&quot;Monthly&quot;;[.C152];IF([.D152]=&quot;Annual&quot;;[.C152]/12;IF([.D152]=&quot;Quarterly&quot;;[.C152]/3;&quot;&quot;)))">
            <text:p/>
          </table:table-cell>
          <table:table-cell table:style-name="ce25" table:formula="of:=IF([.D152]=&quot;Monthly&quot;;[.C152]*12;IF([.D152]=&quot;Annual&quot;;[.C152];IF([.D152]=&quot;Quarterly&quot;;[.C152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153]=&quot;Monthly&quot;;[.C153];IF([.D153]=&quot;Annual&quot;;[.C153]/12;IF([.D153]=&quot;Quarterly&quot;;[.C153]/3;&quot;&quot;)))">
            <text:p/>
          </table:table-cell>
          <table:table-cell table:style-name="ce25" table:formula="of:=IF([.D153]=&quot;Monthly&quot;;[.C153]*12;IF([.D153]=&quot;Annual&quot;;[.C153];IF([.D153]=&quot;Quarterly&quot;;[.C153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154]=&quot;Monthly&quot;;[.C154];IF([.D154]=&quot;Annual&quot;;[.C154]/12;IF([.D154]=&quot;Quarterly&quot;;[.C154]/3;&quot;&quot;)))">
            <text:p/>
          </table:table-cell>
          <table:table-cell table:style-name="ce25" table:formula="of:=IF([.D154]=&quot;Monthly&quot;;[.C154]*12;IF([.D154]=&quot;Annual&quot;;[.C154];IF([.D154]=&quot;Quarterly&quot;;[.C154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155]=&quot;Monthly&quot;;[.C155];IF([.D155]=&quot;Annual&quot;;[.C155]/12;IF([.D155]=&quot;Quarterly&quot;;[.C155]/3;&quot;&quot;)))">
            <text:p/>
          </table:table-cell>
          <table:table-cell table:style-name="ce25" table:formula="of:=IF([.D155]=&quot;Monthly&quot;;[.C155]*12;IF([.D155]=&quot;Annual&quot;;[.C155];IF([.D155]=&quot;Quarterly&quot;;[.C155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156]=&quot;Monthly&quot;;[.C156];IF([.D156]=&quot;Annual&quot;;[.C156]/12;IF([.D156]=&quot;Quarterly&quot;;[.C156]/3;&quot;&quot;)))">
            <text:p/>
          </table:table-cell>
          <table:table-cell table:style-name="ce25" table:formula="of:=IF([.D156]=&quot;Monthly&quot;;[.C156]*12;IF([.D156]=&quot;Annual&quot;;[.C156];IF([.D156]=&quot;Quarterly&quot;;[.C156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157]=&quot;Monthly&quot;;[.C157];IF([.D157]=&quot;Annual&quot;;[.C157]/12;IF([.D157]=&quot;Quarterly&quot;;[.C157]/3;&quot;&quot;)))">
            <text:p/>
          </table:table-cell>
          <table:table-cell table:style-name="ce25" table:formula="of:=IF([.D157]=&quot;Monthly&quot;;[.C157]*12;IF([.D157]=&quot;Annual&quot;;[.C157];IF([.D157]=&quot;Quarterly&quot;;[.C157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158]=&quot;Monthly&quot;;[.C158];IF([.D158]=&quot;Annual&quot;;[.C158]/12;IF([.D158]=&quot;Quarterly&quot;;[.C158]/3;&quot;&quot;)))">
            <text:p/>
          </table:table-cell>
          <table:table-cell table:style-name="ce25" table:formula="of:=IF([.D158]=&quot;Monthly&quot;;[.C158]*12;IF([.D158]=&quot;Annual&quot;;[.C158];IF([.D158]=&quot;Quarterly&quot;;[.C158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159]=&quot;Monthly&quot;;[.C159];IF([.D159]=&quot;Annual&quot;;[.C159]/12;IF([.D159]=&quot;Quarterly&quot;;[.C159]/3;&quot;&quot;)))">
            <text:p/>
          </table:table-cell>
          <table:table-cell table:style-name="ce25" table:formula="of:=IF([.D159]=&quot;Monthly&quot;;[.C159]*12;IF([.D159]=&quot;Annual&quot;;[.C159];IF([.D159]=&quot;Quarterly&quot;;[.C159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160]=&quot;Monthly&quot;;[.C160];IF([.D160]=&quot;Annual&quot;;[.C160]/12;IF([.D160]=&quot;Quarterly&quot;;[.C160]/3;&quot;&quot;)))">
            <text:p/>
          </table:table-cell>
          <table:table-cell table:style-name="ce25" table:formula="of:=IF([.D160]=&quot;Monthly&quot;;[.C160]*12;IF([.D160]=&quot;Annual&quot;;[.C160];IF([.D160]=&quot;Quarterly&quot;;[.C160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161]=&quot;Monthly&quot;;[.C161];IF([.D161]=&quot;Annual&quot;;[.C161]/12;IF([.D161]=&quot;Quarterly&quot;;[.C161]/3;&quot;&quot;)))">
            <text:p/>
          </table:table-cell>
          <table:table-cell table:style-name="ce25" table:formula="of:=IF([.D161]=&quot;Monthly&quot;;[.C161]*12;IF([.D161]=&quot;Annual&quot;;[.C161];IF([.D161]=&quot;Quarterly&quot;;[.C161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162]=&quot;Monthly&quot;;[.C162];IF([.D162]=&quot;Annual&quot;;[.C162]/12;IF([.D162]=&quot;Quarterly&quot;;[.C162]/3;&quot;&quot;)))">
            <text:p/>
          </table:table-cell>
          <table:table-cell table:style-name="ce25" table:formula="of:=IF([.D162]=&quot;Monthly&quot;;[.C162]*12;IF([.D162]=&quot;Annual&quot;;[.C162];IF([.D162]=&quot;Quarterly&quot;;[.C162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163]=&quot;Monthly&quot;;[.C163];IF([.D163]=&quot;Annual&quot;;[.C163]/12;IF([.D163]=&quot;Quarterly&quot;;[.C163]/3;&quot;&quot;)))">
            <text:p/>
          </table:table-cell>
          <table:table-cell table:style-name="ce25" table:formula="of:=IF([.D163]=&quot;Monthly&quot;;[.C163]*12;IF([.D163]=&quot;Annual&quot;;[.C163];IF([.D163]=&quot;Quarterly&quot;;[.C163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164]=&quot;Monthly&quot;;[.C164];IF([.D164]=&quot;Annual&quot;;[.C164]/12;IF([.D164]=&quot;Quarterly&quot;;[.C164]/3;&quot;&quot;)))">
            <text:p/>
          </table:table-cell>
          <table:table-cell table:style-name="ce25" table:formula="of:=IF([.D164]=&quot;Monthly&quot;;[.C164]*12;IF([.D164]=&quot;Annual&quot;;[.C164];IF([.D164]=&quot;Quarterly&quot;;[.C164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165]=&quot;Monthly&quot;;[.C165];IF([.D165]=&quot;Annual&quot;;[.C165]/12;IF([.D165]=&quot;Quarterly&quot;;[.C165]/3;&quot;&quot;)))">
            <text:p/>
          </table:table-cell>
          <table:table-cell table:style-name="ce25" table:formula="of:=IF([.D165]=&quot;Monthly&quot;;[.C165]*12;IF([.D165]=&quot;Annual&quot;;[.C165];IF([.D165]=&quot;Quarterly&quot;;[.C165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166]=&quot;Monthly&quot;;[.C166];IF([.D166]=&quot;Annual&quot;;[.C166]/12;IF([.D166]=&quot;Quarterly&quot;;[.C166]/3;&quot;&quot;)))">
            <text:p/>
          </table:table-cell>
          <table:table-cell table:style-name="ce25" table:formula="of:=IF([.D166]=&quot;Monthly&quot;;[.C166]*12;IF([.D166]=&quot;Annual&quot;;[.C166];IF([.D166]=&quot;Quarterly&quot;;[.C166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167]=&quot;Monthly&quot;;[.C167];IF([.D167]=&quot;Annual&quot;;[.C167]/12;IF([.D167]=&quot;Quarterly&quot;;[.C167]/3;&quot;&quot;)))">
            <text:p/>
          </table:table-cell>
          <table:table-cell table:style-name="ce25" table:formula="of:=IF([.D167]=&quot;Monthly&quot;;[.C167]*12;IF([.D167]=&quot;Annual&quot;;[.C167];IF([.D167]=&quot;Quarterly&quot;;[.C167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168]=&quot;Monthly&quot;;[.C168];IF([.D168]=&quot;Annual&quot;;[.C168]/12;IF([.D168]=&quot;Quarterly&quot;;[.C168]/3;&quot;&quot;)))">
            <text:p/>
          </table:table-cell>
          <table:table-cell table:style-name="ce25" table:formula="of:=IF([.D168]=&quot;Monthly&quot;;[.C168]*12;IF([.D168]=&quot;Annual&quot;;[.C168];IF([.D168]=&quot;Quarterly&quot;;[.C168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169]=&quot;Monthly&quot;;[.C169];IF([.D169]=&quot;Annual&quot;;[.C169]/12;IF([.D169]=&quot;Quarterly&quot;;[.C169]/3;&quot;&quot;)))">
            <text:p/>
          </table:table-cell>
          <table:table-cell table:style-name="ce25" table:formula="of:=IF([.D169]=&quot;Monthly&quot;;[.C169]*12;IF([.D169]=&quot;Annual&quot;;[.C169];IF([.D169]=&quot;Quarterly&quot;;[.C169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170]=&quot;Monthly&quot;;[.C170];IF([.D170]=&quot;Annual&quot;;[.C170]/12;IF([.D170]=&quot;Quarterly&quot;;[.C170]/3;&quot;&quot;)))">
            <text:p/>
          </table:table-cell>
          <table:table-cell table:style-name="ce25" table:formula="of:=IF([.D170]=&quot;Monthly&quot;;[.C170]*12;IF([.D170]=&quot;Annual&quot;;[.C170];IF([.D170]=&quot;Quarterly&quot;;[.C170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171]=&quot;Monthly&quot;;[.C171];IF([.D171]=&quot;Annual&quot;;[.C171]/12;IF([.D171]=&quot;Quarterly&quot;;[.C171]/3;&quot;&quot;)))">
            <text:p/>
          </table:table-cell>
          <table:table-cell table:style-name="ce25" table:formula="of:=IF([.D171]=&quot;Monthly&quot;;[.C171]*12;IF([.D171]=&quot;Annual&quot;;[.C171];IF([.D171]=&quot;Quarterly&quot;;[.C171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172]=&quot;Monthly&quot;;[.C172];IF([.D172]=&quot;Annual&quot;;[.C172]/12;IF([.D172]=&quot;Quarterly&quot;;[.C172]/3;&quot;&quot;)))">
            <text:p/>
          </table:table-cell>
          <table:table-cell table:style-name="ce25" table:formula="of:=IF([.D172]=&quot;Monthly&quot;;[.C172]*12;IF([.D172]=&quot;Annual&quot;;[.C172];IF([.D172]=&quot;Quarterly&quot;;[.C172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173]=&quot;Monthly&quot;;[.C173];IF([.D173]=&quot;Annual&quot;;[.C173]/12;IF([.D173]=&quot;Quarterly&quot;;[.C173]/3;&quot;&quot;)))">
            <text:p/>
          </table:table-cell>
          <table:table-cell table:style-name="ce25" table:formula="of:=IF([.D173]=&quot;Monthly&quot;;[.C173]*12;IF([.D173]=&quot;Annual&quot;;[.C173];IF([.D173]=&quot;Quarterly&quot;;[.C173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174]=&quot;Monthly&quot;;[.C174];IF([.D174]=&quot;Annual&quot;;[.C174]/12;IF([.D174]=&quot;Quarterly&quot;;[.C174]/3;&quot;&quot;)))">
            <text:p/>
          </table:table-cell>
          <table:table-cell table:style-name="ce25" table:formula="of:=IF([.D174]=&quot;Monthly&quot;;[.C174]*12;IF([.D174]=&quot;Annual&quot;;[.C174];IF([.D174]=&quot;Quarterly&quot;;[.C174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175]=&quot;Monthly&quot;;[.C175];IF([.D175]=&quot;Annual&quot;;[.C175]/12;IF([.D175]=&quot;Quarterly&quot;;[.C175]/3;&quot;&quot;)))">
            <text:p/>
          </table:table-cell>
          <table:table-cell table:style-name="ce25" table:formula="of:=IF([.D175]=&quot;Monthly&quot;;[.C175]*12;IF([.D175]=&quot;Annual&quot;;[.C175];IF([.D175]=&quot;Quarterly&quot;;[.C175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176]=&quot;Monthly&quot;;[.C176];IF([.D176]=&quot;Annual&quot;;[.C176]/12;IF([.D176]=&quot;Quarterly&quot;;[.C176]/3;&quot;&quot;)))">
            <text:p/>
          </table:table-cell>
          <table:table-cell table:style-name="ce25" table:formula="of:=IF([.D176]=&quot;Monthly&quot;;[.C176]*12;IF([.D176]=&quot;Annual&quot;;[.C176];IF([.D176]=&quot;Quarterly&quot;;[.C176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177]=&quot;Monthly&quot;;[.C177];IF([.D177]=&quot;Annual&quot;;[.C177]/12;IF([.D177]=&quot;Quarterly&quot;;[.C177]/3;&quot;&quot;)))">
            <text:p/>
          </table:table-cell>
          <table:table-cell table:style-name="ce25" table:formula="of:=IF([.D177]=&quot;Monthly&quot;;[.C177]*12;IF([.D177]=&quot;Annual&quot;;[.C177];IF([.D177]=&quot;Quarterly&quot;;[.C177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178]=&quot;Monthly&quot;;[.C178];IF([.D178]=&quot;Annual&quot;;[.C178]/12;IF([.D178]=&quot;Quarterly&quot;;[.C178]/3;&quot;&quot;)))">
            <text:p/>
          </table:table-cell>
          <table:table-cell table:style-name="ce25" table:formula="of:=IF([.D178]=&quot;Monthly&quot;;[.C178]*12;IF([.D178]=&quot;Annual&quot;;[.C178];IF([.D178]=&quot;Quarterly&quot;;[.C178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179]=&quot;Monthly&quot;;[.C179];IF([.D179]=&quot;Annual&quot;;[.C179]/12;IF([.D179]=&quot;Quarterly&quot;;[.C179]/3;&quot;&quot;)))">
            <text:p/>
          </table:table-cell>
          <table:table-cell table:style-name="ce25" table:formula="of:=IF([.D179]=&quot;Monthly&quot;;[.C179]*12;IF([.D179]=&quot;Annual&quot;;[.C179];IF([.D179]=&quot;Quarterly&quot;;[.C179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180]=&quot;Monthly&quot;;[.C180];IF([.D180]=&quot;Annual&quot;;[.C180]/12;IF([.D180]=&quot;Quarterly&quot;;[.C180]/3;&quot;&quot;)))">
            <text:p/>
          </table:table-cell>
          <table:table-cell table:style-name="ce25" table:formula="of:=IF([.D180]=&quot;Monthly&quot;;[.C180]*12;IF([.D180]=&quot;Annual&quot;;[.C180];IF([.D180]=&quot;Quarterly&quot;;[.C180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181]=&quot;Monthly&quot;;[.C181];IF([.D181]=&quot;Annual&quot;;[.C181]/12;IF([.D181]=&quot;Quarterly&quot;;[.C181]/3;&quot;&quot;)))">
            <text:p/>
          </table:table-cell>
          <table:table-cell table:style-name="ce25" table:formula="of:=IF([.D181]=&quot;Monthly&quot;;[.C181]*12;IF([.D181]=&quot;Annual&quot;;[.C181];IF([.D181]=&quot;Quarterly&quot;;[.C181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182]=&quot;Monthly&quot;;[.C182];IF([.D182]=&quot;Annual&quot;;[.C182]/12;IF([.D182]=&quot;Quarterly&quot;;[.C182]/3;&quot;&quot;)))">
            <text:p/>
          </table:table-cell>
          <table:table-cell table:style-name="ce25" table:formula="of:=IF([.D182]=&quot;Monthly&quot;;[.C182]*12;IF([.D182]=&quot;Annual&quot;;[.C182];IF([.D182]=&quot;Quarterly&quot;;[.C182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183]=&quot;Monthly&quot;;[.C183];IF([.D183]=&quot;Annual&quot;;[.C183]/12;IF([.D183]=&quot;Quarterly&quot;;[.C183]/3;&quot;&quot;)))">
            <text:p/>
          </table:table-cell>
          <table:table-cell table:style-name="ce25" table:formula="of:=IF([.D183]=&quot;Monthly&quot;;[.C183]*12;IF([.D183]=&quot;Annual&quot;;[.C183];IF([.D183]=&quot;Quarterly&quot;;[.C183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184]=&quot;Monthly&quot;;[.C184];IF([.D184]=&quot;Annual&quot;;[.C184]/12;IF([.D184]=&quot;Quarterly&quot;;[.C184]/3;&quot;&quot;)))">
            <text:p/>
          </table:table-cell>
          <table:table-cell table:style-name="ce25" table:formula="of:=IF([.D184]=&quot;Monthly&quot;;[.C184]*12;IF([.D184]=&quot;Annual&quot;;[.C184];IF([.D184]=&quot;Quarterly&quot;;[.C184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185]=&quot;Monthly&quot;;[.C185];IF([.D185]=&quot;Annual&quot;;[.C185]/12;IF([.D185]=&quot;Quarterly&quot;;[.C185]/3;&quot;&quot;)))">
            <text:p/>
          </table:table-cell>
          <table:table-cell table:style-name="ce25" table:formula="of:=IF([.D185]=&quot;Monthly&quot;;[.C185]*12;IF([.D185]=&quot;Annual&quot;;[.C185];IF([.D185]=&quot;Quarterly&quot;;[.C185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186]=&quot;Monthly&quot;;[.C186];IF([.D186]=&quot;Annual&quot;;[.C186]/12;IF([.D186]=&quot;Quarterly&quot;;[.C186]/3;&quot;&quot;)))">
            <text:p/>
          </table:table-cell>
          <table:table-cell table:style-name="ce25" table:formula="of:=IF([.D186]=&quot;Monthly&quot;;[.C186]*12;IF([.D186]=&quot;Annual&quot;;[.C186];IF([.D186]=&quot;Quarterly&quot;;[.C186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187]=&quot;Monthly&quot;;[.C187];IF([.D187]=&quot;Annual&quot;;[.C187]/12;IF([.D187]=&quot;Quarterly&quot;;[.C187]/3;&quot;&quot;)))">
            <text:p/>
          </table:table-cell>
          <table:table-cell table:style-name="ce25" table:formula="of:=IF([.D187]=&quot;Monthly&quot;;[.C187]*12;IF([.D187]=&quot;Annual&quot;;[.C187];IF([.D187]=&quot;Quarterly&quot;;[.C187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188]=&quot;Monthly&quot;;[.C188];IF([.D188]=&quot;Annual&quot;;[.C188]/12;IF([.D188]=&quot;Quarterly&quot;;[.C188]/3;&quot;&quot;)))">
            <text:p/>
          </table:table-cell>
          <table:table-cell table:style-name="ce25" table:formula="of:=IF([.D188]=&quot;Monthly&quot;;[.C188]*12;IF([.D188]=&quot;Annual&quot;;[.C188];IF([.D188]=&quot;Quarterly&quot;;[.C188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189]=&quot;Monthly&quot;;[.C189];IF([.D189]=&quot;Annual&quot;;[.C189]/12;IF([.D189]=&quot;Quarterly&quot;;[.C189]/3;&quot;&quot;)))">
            <text:p/>
          </table:table-cell>
          <table:table-cell table:style-name="ce25" table:formula="of:=IF([.D189]=&quot;Monthly&quot;;[.C189]*12;IF([.D189]=&quot;Annual&quot;;[.C189];IF([.D189]=&quot;Quarterly&quot;;[.C189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190]=&quot;Monthly&quot;;[.C190];IF([.D190]=&quot;Annual&quot;;[.C190]/12;IF([.D190]=&quot;Quarterly&quot;;[.C190]/3;&quot;&quot;)))">
            <text:p/>
          </table:table-cell>
          <table:table-cell table:style-name="ce25" table:formula="of:=IF([.D190]=&quot;Monthly&quot;;[.C190]*12;IF([.D190]=&quot;Annual&quot;;[.C190];IF([.D190]=&quot;Quarterly&quot;;[.C190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191]=&quot;Monthly&quot;;[.C191];IF([.D191]=&quot;Annual&quot;;[.C191]/12;IF([.D191]=&quot;Quarterly&quot;;[.C191]/3;&quot;&quot;)))">
            <text:p/>
          </table:table-cell>
          <table:table-cell table:style-name="ce25" table:formula="of:=IF([.D191]=&quot;Monthly&quot;;[.C191]*12;IF([.D191]=&quot;Annual&quot;;[.C191];IF([.D191]=&quot;Quarterly&quot;;[.C191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192]=&quot;Monthly&quot;;[.C192];IF([.D192]=&quot;Annual&quot;;[.C192]/12;IF([.D192]=&quot;Quarterly&quot;;[.C192]/3;&quot;&quot;)))">
            <text:p/>
          </table:table-cell>
          <table:table-cell table:style-name="ce25" table:formula="of:=IF([.D192]=&quot;Monthly&quot;;[.C192]*12;IF([.D192]=&quot;Annual&quot;;[.C192];IF([.D192]=&quot;Quarterly&quot;;[.C192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193]=&quot;Monthly&quot;;[.C193];IF([.D193]=&quot;Annual&quot;;[.C193]/12;IF([.D193]=&quot;Quarterly&quot;;[.C193]/3;&quot;&quot;)))">
            <text:p/>
          </table:table-cell>
          <table:table-cell table:style-name="ce25" table:formula="of:=IF([.D193]=&quot;Monthly&quot;;[.C193]*12;IF([.D193]=&quot;Annual&quot;;[.C193];IF([.D193]=&quot;Quarterly&quot;;[.C193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194]=&quot;Monthly&quot;;[.C194];IF([.D194]=&quot;Annual&quot;;[.C194]/12;IF([.D194]=&quot;Quarterly&quot;;[.C194]/3;&quot;&quot;)))">
            <text:p/>
          </table:table-cell>
          <table:table-cell table:style-name="ce25" table:formula="of:=IF([.D194]=&quot;Monthly&quot;;[.C194]*12;IF([.D194]=&quot;Annual&quot;;[.C194];IF([.D194]=&quot;Quarterly&quot;;[.C194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195]=&quot;Monthly&quot;;[.C195];IF([.D195]=&quot;Annual&quot;;[.C195]/12;IF([.D195]=&quot;Quarterly&quot;;[.C195]/3;&quot;&quot;)))">
            <text:p/>
          </table:table-cell>
          <table:table-cell table:style-name="ce25" table:formula="of:=IF([.D195]=&quot;Monthly&quot;;[.C195]*12;IF([.D195]=&quot;Annual&quot;;[.C195];IF([.D195]=&quot;Quarterly&quot;;[.C195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196]=&quot;Monthly&quot;;[.C196];IF([.D196]=&quot;Annual&quot;;[.C196]/12;IF([.D196]=&quot;Quarterly&quot;;[.C196]/3;&quot;&quot;)))">
            <text:p/>
          </table:table-cell>
          <table:table-cell table:style-name="ce25" table:formula="of:=IF([.D196]=&quot;Monthly&quot;;[.C196]*12;IF([.D196]=&quot;Annual&quot;;[.C196];IF([.D196]=&quot;Quarterly&quot;;[.C196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197]=&quot;Monthly&quot;;[.C197];IF([.D197]=&quot;Annual&quot;;[.C197]/12;IF([.D197]=&quot;Quarterly&quot;;[.C197]/3;&quot;&quot;)))">
            <text:p/>
          </table:table-cell>
          <table:table-cell table:style-name="ce25" table:formula="of:=IF([.D197]=&quot;Monthly&quot;;[.C197]*12;IF([.D197]=&quot;Annual&quot;;[.C197];IF([.D197]=&quot;Quarterly&quot;;[.C197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198]=&quot;Monthly&quot;;[.C198];IF([.D198]=&quot;Annual&quot;;[.C198]/12;IF([.D198]=&quot;Quarterly&quot;;[.C198]/3;&quot;&quot;)))">
            <text:p/>
          </table:table-cell>
          <table:table-cell table:style-name="ce25" table:formula="of:=IF([.D198]=&quot;Monthly&quot;;[.C198]*12;IF([.D198]=&quot;Annual&quot;;[.C198];IF([.D198]=&quot;Quarterly&quot;;[.C198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199]=&quot;Monthly&quot;;[.C199];IF([.D199]=&quot;Annual&quot;;[.C199]/12;IF([.D199]=&quot;Quarterly&quot;;[.C199]/3;&quot;&quot;)))">
            <text:p/>
          </table:table-cell>
          <table:table-cell table:style-name="ce25" table:formula="of:=IF([.D199]=&quot;Monthly&quot;;[.C199]*12;IF([.D199]=&quot;Annual&quot;;[.C199];IF([.D199]=&quot;Quarterly&quot;;[.C199]*4;&quot;&quot;)))">
            <text:p/>
          </table:table-cell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26"/>
          <table:table-cell table:style-name="ce27" table:number-columns-repeated="3"/>
          <table:table-cell table:style-name="ce28"/>
          <table:table-cell table:style-name="ce27"/>
          <table:table-cell table:style-name="ce28"/>
          <table:table-cell table:style-name="ce24"/>
          <table:table-cell table:style-name="ce25" table:formula="of:=IF([.D200]=&quot;Monthly&quot;;[.C200];IF([.D200]=&quot;Annual&quot;;[.C200]/12;IF([.D200]=&quot;Quarterly&quot;;[.C200]/3;&quot;&quot;)))">
            <text:p/>
          </table:table-cell>
          <table:table-cell table:style-name="ce25" table:formula="of:=IF([.D200]=&quot;Monthly&quot;;[.C200]*12;IF([.D200]=&quot;Annual&quot;;[.C200];IF([.D200]=&quot;Quarterly&quot;;[.C200]*4;&quot;&quot;)))">
            <text:p/>
          </table:table-cell>
          <table:table-cell table:number-columns-repeated="1012"/>
        </table:table-row>
        <table:table-row table:style-name="ro2" table:number-rows-repeated="80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ject Tracking" table:style-name="ta7">
        <table:table-column table:style-name="co4" table:default-cell-style-name="Default"/>
        <table:table-column table:style-name="co1" table:default-cell-style-name="Default"/>
        <table:table-column table:style-name="co8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1" table:default-cell-style-name="Default"/>
        <table:table-column table:style-name="co8" table:number-columns-repeated="10" table:default-cell-style-name="Default"/>
        <table:table-column table:style-name="co9" table:number-columns-repeated="998" table:default-cell-style-name="Default"/>
        <table:table-row table:style-name="ro4">
          <table:table-cell table:style-name="ce19" office:value-type="string" calcext:value-type="string">
            <text:p>ReFi BCN — Project Tracking &amp; Closure</text:p>
          </table:table-cell>
          <table:table-cell table:style-name="ce3" table:number-columns-repeated="17"/>
          <table:table-cell table:number-columns-repeated="1006"/>
        </table:table-row>
        <table:table-row table:style-name="ro1">
          <table:table-cell table:style-name="ce20" office:value-type="string" calcext:value-type="string">
            <text:p>Totals auto-sum across 2023–2026 using the Project allocation columns in yearly sheets.</text:p>
          </table:table-cell>
          <table:table-cell table:style-name="ce3" table:number-columns-repeated="17"/>
          <table:table-cell table:number-columns-repeated="1006"/>
        </table:table-row>
        <table:table-row table:style-name="ro1">
          <table:table-cell table:style-name="ce3" table:number-columns-repeated="18"/>
          <table:table-cell table:number-columns-repeated="1006"/>
        </table:table-row>
        <table:table-row table:style-name="ro5">
          <table:table-cell table:style-name="ce22" office:value-type="string" calcext:value-type="string">
            <text:p>Projects</text:p>
          </table:table-cell>
          <table:table-cell table:style-name="ce3" table:number-columns-repeated="17"/>
          <table:table-cell table:number-columns-repeated="1006"/>
        </table:table-row>
        <table:table-row table:style-name="ro6">
          <table:table-cell table:style-name="ce23" office:value-type="string" calcext:value-type="string">
            <text:p>Project name</text:p>
          </table:table-cell>
          <table:table-cell table:style-name="ce23" office:value-type="string" calcext:value-type="string">
            <text:p>Start date</text:p>
          </table:table-cell>
          <table:table-cell table:style-name="ce23" office:value-type="string" calcext:value-type="string">
            <text:p>End date</text:p>
          </table:table-cell>
          <table:table-cell table:style-name="ce23" office:value-type="string" calcext:value-type="string">
            <text:p>Status</text:p>
          </table:table-cell>
          <table:table-cell table:style-name="ce23" office:value-type="string" calcext:value-type="string">
            <text:p>Total income received</text:p>
          </table:table-cell>
          <table:table-cell table:style-name="ce23" office:value-type="string" calcext:value-type="string">
            <text:p>Total expenses paid</text:p>
          </table:table-cell>
          <table:table-cell table:style-name="ce23" office:value-type="string" calcext:value-type="string">
            <text:p>Net profit/loss</text:p>
          </table:table-cell>
          <table:table-cell table:style-name="ce23" office:value-type="string" calcext:value-type="string">
            <text:p>Outstanding payments (pending/expected)</text:p>
          </table:table-cell>
          <table:table-cell table:style-name="ce23" office:value-type="string" calcext:value-type="string">
            <text:p>Closure status</text:p>
          </table:table-cell>
          <table:table-cell table:style-name="ce23" office:value-type="string" calcext:value-type="string">
            <text:p>Invoices sent</text:p>
          </table:table-cell>
          <table:table-cell table:style-name="ce23" office:value-type="string" calcext:value-type="string">
            <text:p>Payments received</text:p>
          </table:table-cell>
          <table:table-cell table:style-name="ce23" office:value-type="string" calcext:value-type="string">
            <text:p>Expenses documented</text:p>
          </table:table-cell>
          <table:table-cell table:style-name="ce23" office:value-type="string" calcext:value-type="string">
            <text:p>Final deliverables done</text:p>
          </table:table-cell>
          <table:table-cell table:style-name="ce23" office:value-type="string" calcext:value-type="string">
            <text:p>Lessons learned documented</text:p>
          </table:table-cell>
          <table:table-cell table:style-name="ce23" office:value-type="string" calcext:value-type="string">
            <text:p>Archive noted</text:p>
          </table:table-cell>
          <table:table-cell table:style-name="ce23" office:value-type="string" calcext:value-type="string">
            <text:p>Closure notes</text:p>
          </table:table-cell>
          <table:table-cell table:style-name="ce23" office:value-type="string" calcext:value-type="string">
            <text:p>Related documents</text:p>
          </table:table-cell>
          <table:table-cell table:style-name="ce3" office:value-type="string" calcext:value-type="string">
            <text:p>Accounting scope</text:p>
          </table:table-cell>
          <table:table-cell table:number-columns-repeated="1006"/>
        </table:table-row>
        <table:table-row table:style-name="ro1">
          <table:table-cell table:style-name="ce29" office:value-type="string" calcext:value-type="string">
            <text:p>Cycles Collaboration</text:p>
          </table:table-cell>
          <table:table-cell table:style-name="ce29" table:number-columns-repeated="2"/>
          <table:table-cell table:style-name="ce29" office:value-type="string" calcext:value-type="string">
            <text:p>Suspended</text:p>
          </table:table-cell>
          <table:table-cell table:style-name="ce30" table:formula="of:=IF([.$A6]=&quot;&quot;;&quot;&quot;;SUMIFS([$'2023-2024 Tracker'.$K$2:.$K$5000];[$'2023-2024 Tracker'.$B$2:.$B$5000];&quot;Income&quot;;[$'2023-2024 Tracker'.$E$2:.$E$5000];[.$A6];[$'2023-2024 Tracker'.$M$2:.$M$5000];&quot;Cleared&quot;)+SUMIFS([$'2025-2026 Tracker'.$K$2:.$K$5000];[$'2025-2026 Tracker'.$B$2:.$B$5000];&quot;Income&quot;;[$'2025-2026 Tracker'.$E$2:.$E$5000];[.$A6];[$'2025-2026 Tracker'.$M$2:.$M$5000];&quot;Cleared&quot;))" office:value-type="float" office:value="0" calcext:value-type="float">
            <text:p>€ 0.00</text:p>
          </table:table-cell>
          <table:table-cell table:style-name="ce30" table:formula="of:=IF([.$A6]=&quot;&quot;;&quot;&quot;;SUMIFS([$'2023-2024 Tracker'.$K$2:.$K$5000];[$'2023-2024 Tracker'.$B$2:.$B$5000];&quot;Expense&quot;;[$'2023-2024 Tracker'.$E$2:.$E$5000];[.$A6];[$'2023-2024 Tracker'.$M$2:.$M$5000];&quot;Cleared&quot;)+SUMIFS([$'2025-2026 Tracker'.$K$2:.$K$5000];[$'2025-2026 Tracker'.$B$2:.$B$5000];&quot;Expense&quot;;[$'2025-2026 Tracker'.$E$2:.$E$5000];[.$A6];[$'2025-2026 Tracker'.$M$2:.$M$5000];&quot;Cleared&quot;))" office:value-type="float" office:value="0" calcext:value-type="float">
            <text:p>€ 0.00</text:p>
          </table:table-cell>
          <table:table-cell table:style-name="ce30" table:formula="of:=IF([.$A6]=&quot;&quot;;&quot;&quot;;[.E6]-[.F6])" office:value-type="float" office:value="0" calcext:value-type="float">
            <text:p>€ 0.00</text:p>
          </table:table-cell>
          <table:table-cell table:style-name="ce30" table:formula="of:=IF([.$A6]=&quot;&quot;;&quot;&quot;;SUMIFS([$'2023-2024 Tracker'.$K$2:.$K$5000];[$'2023-2024 Tracker'.$B$2:.$B$5000];&quot;Income&quot;;[$'2023-2024 Tracker'.$E$2:.$E$5000];[.$A6];[$'2023-2024 Tracker'.$M$2:.$M$5000];&quot;Pending&quot;)+SUMIFS([$'2023-2024 Tracker'.$K$2:.$K$5000];[$'2023-2024 Tracker'.$B$2:.$B$5000];&quot;Income&quot;;[$'2023-2024 Tracker'.$E$2:.$E$5000];[.$A6];[$'2023-2024 Tracker'.$M$2:.$M$5000];&quot;Expected&quot;)+SUMIFS([$'2025-2026 Tracker'.$K$2:.$K$5000];[$'2025-2026 Tracker'.$B$2:.$B$5000];&quot;Income&quot;;[$'2025-2026 Tracker'.$E$2:.$E$5000];[.$A6];[$'2025-2026 Tracker'.$M$2:.$M$5000];&quot;Pending&quot;)+SUMIFS([$'2025-2026 Tracker'.$K$2:.$K$5000];[$'2025-2026 Tracker'.$B$2:.$B$5000];&quot;Income&quot;;[$'2025-2026 Tracker'.$E$2:.$E$5000];[.$A6];[$'2025-2026 Tracker'.$M$2:.$M$5000];&quot;Expected&quot;))" office:value-type="float" office:value="0" calcext:value-type="float">
            <text:p>€ 0.00</text:p>
          </table:table-cell>
          <table:table-cell table:style-name="ce29" office:value-type="string" calcext:value-type="string">
            <text:p>Open</text:p>
          </table:table-cell>
          <table:table-cell table:style-name="ce29" table:number-columns-repeated="8"/>
          <table:table-cell table:style-name="ce3" office:value-type="string" calcext:value-type="string">
            <text:p>General</text:p>
          </table:table-cell>
          <table:table-cell table:number-columns-repeated="1006"/>
        </table:table-row>
        <table:table-row table:style-name="ro1">
          <table:table-cell table:style-name="ce29" office:value-type="string" calcext:value-type="string">
            <text:p>Regenerant Catalunya / GG24 — Phase 1</text:p>
          </table:table-cell>
          <table:table-cell table:style-name="ce29" table:number-columns-repeated="2"/>
          <table:table-cell table:style-name="ce29" office:value-type="string" calcext:value-type="string">
            <text:p>Active</text:p>
          </table:table-cell>
          <table:table-cell table:style-name="ce30" table:formula="of:=IF([.$A7]=&quot;&quot;;&quot;&quot;;SUMIFS([$'2023-2024 Tracker'.$K$2:.$K$5000];[$'2023-2024 Tracker'.$B$2:.$B$5000];&quot;Income&quot;;[$'2023-2024 Tracker'.$E$2:.$E$5000];[.$A7];[$'2023-2024 Tracker'.$M$2:.$M$5000];&quot;Cleared&quot;)+SUMIFS([$'2025-2026 Tracker'.$K$2:.$K$5000];[$'2025-2026 Tracker'.$B$2:.$B$5000];&quot;Income&quot;;[$'2025-2026 Tracker'.$E$2:.$E$5000];[.$A7];[$'2025-2026 Tracker'.$M$2:.$M$5000];&quot;Cleared&quot;))" office:value-type="float" office:value="0" calcext:value-type="float">
            <text:p>€ 0.00</text:p>
          </table:table-cell>
          <table:table-cell table:style-name="ce30" table:formula="of:=IF([.$A7]=&quot;&quot;;&quot;&quot;;SUMIFS([$'2023-2024 Tracker'.$K$2:.$K$5000];[$'2023-2024 Tracker'.$B$2:.$B$5000];&quot;Expense&quot;;[$'2023-2024 Tracker'.$E$2:.$E$5000];[.$A7];[$'2023-2024 Tracker'.$M$2:.$M$5000];&quot;Cleared&quot;)+SUMIFS([$'2025-2026 Tracker'.$K$2:.$K$5000];[$'2025-2026 Tracker'.$B$2:.$B$5000];&quot;Expense&quot;;[$'2025-2026 Tracker'.$E$2:.$E$5000];[.$A7];[$'2025-2026 Tracker'.$M$2:.$M$5000];&quot;Cleared&quot;))" office:value-type="float" office:value="0" calcext:value-type="float">
            <text:p>€ 0.00</text:p>
          </table:table-cell>
          <table:table-cell table:style-name="ce30" table:formula="of:=IF([.$A7]=&quot;&quot;;&quot;&quot;;[.E7]-[.F7])" office:value-type="float" office:value="0" calcext:value-type="float">
            <text:p>€ 0.00</text:p>
          </table:table-cell>
          <table:table-cell table:style-name="ce30" table:formula="of:=IF([.$A7]=&quot;&quot;;&quot;&quot;;SUMIFS([$'2023-2024 Tracker'.$K$2:.$K$5000];[$'2023-2024 Tracker'.$B$2:.$B$5000];&quot;Income&quot;;[$'2023-2024 Tracker'.$E$2:.$E$5000];[.$A7];[$'2023-2024 Tracker'.$M$2:.$M$5000];&quot;Pending&quot;)+SUMIFS([$'2023-2024 Tracker'.$K$2:.$K$5000];[$'2023-2024 Tracker'.$B$2:.$B$5000];&quot;Income&quot;;[$'2023-2024 Tracker'.$E$2:.$E$5000];[.$A7];[$'2023-2024 Tracker'.$M$2:.$M$5000];&quot;Expected&quot;)+SUMIFS([$'2025-2026 Tracker'.$K$2:.$K$5000];[$'2025-2026 Tracker'.$B$2:.$B$5000];&quot;Income&quot;;[$'2025-2026 Tracker'.$E$2:.$E$5000];[.$A7];[$'2025-2026 Tracker'.$M$2:.$M$5000];&quot;Pending&quot;)+SUMIFS([$'2025-2026 Tracker'.$K$2:.$K$5000];[$'2025-2026 Tracker'.$B$2:.$B$5000];&quot;Income&quot;;[$'2025-2026 Tracker'.$E$2:.$E$5000];[.$A7];[$'2025-2026 Tracker'.$M$2:.$M$5000];&quot;Expected&quot;))" office:value-type="float" office:value="0" calcext:value-type="float">
            <text:p>€ 0.00</text:p>
          </table:table-cell>
          <table:table-cell table:style-name="ce29" office:value-type="string" calcext:value-type="string">
            <text:p>Open</text:p>
          </table:table-cell>
          <table:table-cell table:style-name="ce29" table:number-columns-repeated="8"/>
          <table:table-cell table:style-name="ce3" office:value-type="string" calcext:value-type="string">
            <text:p>General</text:p>
          </table:table-cell>
          <table:table-cell table:number-columns-repeated="1006"/>
        </table:table-row>
        <table:table-row table:style-name="ro1">
          <table:table-cell table:style-name="ce29" office:value-type="string" calcext:value-type="string">
            <text:p>Regenerant Catalunya / GG24 — Phase 2</text:p>
          </table:table-cell>
          <table:table-cell table:style-name="ce29" table:number-columns-repeated="2"/>
          <table:table-cell table:style-name="ce29" office:value-type="string" calcext:value-type="string">
            <text:p>Active</text:p>
          </table:table-cell>
          <table:table-cell table:style-name="ce30" table:formula="of:=IF([.$A8]=&quot;&quot;;&quot;&quot;;SUMIFS([$'2023-2024 Tracker'.$K$2:.$K$5000];[$'2023-2024 Tracker'.$B$2:.$B$5000];&quot;Income&quot;;[$'2023-2024 Tracker'.$E$2:.$E$5000];[.$A8];[$'2023-2024 Tracker'.$M$2:.$M$5000];&quot;Cleared&quot;)+SUMIFS([$'2025-2026 Tracker'.$K$2:.$K$5000];[$'2025-2026 Tracker'.$B$2:.$B$5000];&quot;Income&quot;;[$'2025-2026 Tracker'.$E$2:.$E$5000];[.$A8];[$'2025-2026 Tracker'.$M$2:.$M$5000];&quot;Cleared&quot;))" office:value-type="float" office:value="0" calcext:value-type="float">
            <text:p>€ 0.00</text:p>
          </table:table-cell>
          <table:table-cell table:style-name="ce30" table:formula="of:=IF([.$A8]=&quot;&quot;;&quot;&quot;;SUMIFS([$'2023-2024 Tracker'.$K$2:.$K$5000];[$'2023-2024 Tracker'.$B$2:.$B$5000];&quot;Expense&quot;;[$'2023-2024 Tracker'.$E$2:.$E$5000];[.$A8];[$'2023-2024 Tracker'.$M$2:.$M$5000];&quot;Cleared&quot;)+SUMIFS([$'2025-2026 Tracker'.$K$2:.$K$5000];[$'2025-2026 Tracker'.$B$2:.$B$5000];&quot;Expense&quot;;[$'2025-2026 Tracker'.$E$2:.$E$5000];[.$A8];[$'2025-2026 Tracker'.$M$2:.$M$5000];&quot;Cleared&quot;))" office:value-type="float" office:value="0" calcext:value-type="float">
            <text:p>€ 0.00</text:p>
          </table:table-cell>
          <table:table-cell table:style-name="ce30" table:formula="of:=IF([.$A8]=&quot;&quot;;&quot;&quot;;[.E8]-[.F8])" office:value-type="float" office:value="0" calcext:value-type="float">
            <text:p>€ 0.00</text:p>
          </table:table-cell>
          <table:table-cell table:style-name="ce30" table:formula="of:=IF([.$A8]=&quot;&quot;;&quot;&quot;;SUMIFS([$'2023-2024 Tracker'.$K$2:.$K$5000];[$'2023-2024 Tracker'.$B$2:.$B$5000];&quot;Income&quot;;[$'2023-2024 Tracker'.$E$2:.$E$5000];[.$A8];[$'2023-2024 Tracker'.$M$2:.$M$5000];&quot;Pending&quot;)+SUMIFS([$'2023-2024 Tracker'.$K$2:.$K$5000];[$'2023-2024 Tracker'.$B$2:.$B$5000];&quot;Income&quot;;[$'2023-2024 Tracker'.$E$2:.$E$5000];[.$A8];[$'2023-2024 Tracker'.$M$2:.$M$5000];&quot;Expected&quot;)+SUMIFS([$'2025-2026 Tracker'.$K$2:.$K$5000];[$'2025-2026 Tracker'.$B$2:.$B$5000];&quot;Income&quot;;[$'2025-2026 Tracker'.$E$2:.$E$5000];[.$A8];[$'2025-2026 Tracker'.$M$2:.$M$5000];&quot;Pending&quot;)+SUMIFS([$'2025-2026 Tracker'.$K$2:.$K$5000];[$'2025-2026 Tracker'.$B$2:.$B$5000];&quot;Income&quot;;[$'2025-2026 Tracker'.$E$2:.$E$5000];[.$A8];[$'2025-2026 Tracker'.$M$2:.$M$5000];&quot;Expected&quot;))" office:value-type="float" office:value="0" calcext:value-type="float">
            <text:p>€ 0.00</text:p>
          </table:table-cell>
          <table:table-cell table:style-name="ce29" office:value-type="string" calcext:value-type="string">
            <text:p>Open</text:p>
          </table:table-cell>
          <table:table-cell table:style-name="ce29" table:number-columns-repeated="8"/>
          <table:table-cell table:style-name="ce3" office:value-type="string" calcext:value-type="string">
            <text:p>General</text:p>
          </table:table-cell>
          <table:table-cell table:number-columns-repeated="1006"/>
        </table:table-row>
        <table:table-row table:style-name="ro1">
          <table:table-cell table:style-name="ce29" office:value-type="string" calcext:value-type="string">
            <text:p>Fundació Seira job application</text:p>
          </table:table-cell>
          <table:table-cell table:style-name="ce29" table:number-columns-repeated="2"/>
          <table:table-cell table:style-name="ce29" office:value-type="string" calcext:value-type="string">
            <text:p>Active</text:p>
          </table:table-cell>
          <table:table-cell table:style-name="ce30" table:formula="of:=IF([.$A9]=&quot;&quot;;&quot;&quot;;SUMIFS([$'2023-2024 Tracker'.$K$2:.$K$5000];[$'2023-2024 Tracker'.$B$2:.$B$5000];&quot;Income&quot;;[$'2023-2024 Tracker'.$E$2:.$E$5000];[.$A9];[$'2023-2024 Tracker'.$M$2:.$M$5000];&quot;Cleared&quot;)+SUMIFS([$'2025-2026 Tracker'.$K$2:.$K$5000];[$'2025-2026 Tracker'.$B$2:.$B$5000];&quot;Income&quot;;[$'2025-2026 Tracker'.$E$2:.$E$5000];[.$A9];[$'2025-2026 Tracker'.$M$2:.$M$5000];&quot;Cleared&quot;))" office:value-type="float" office:value="0" calcext:value-type="float">
            <text:p>€ 0.00</text:p>
          </table:table-cell>
          <table:table-cell table:style-name="ce30" table:formula="of:=IF([.$A9]=&quot;&quot;;&quot;&quot;;SUMIFS([$'2023-2024 Tracker'.$K$2:.$K$5000];[$'2023-2024 Tracker'.$B$2:.$B$5000];&quot;Expense&quot;;[$'2023-2024 Tracker'.$E$2:.$E$5000];[.$A9];[$'2023-2024 Tracker'.$M$2:.$M$5000];&quot;Cleared&quot;)+SUMIFS([$'2025-2026 Tracker'.$K$2:.$K$5000];[$'2025-2026 Tracker'.$B$2:.$B$5000];&quot;Expense&quot;;[$'2025-2026 Tracker'.$E$2:.$E$5000];[.$A9];[$'2025-2026 Tracker'.$M$2:.$M$5000];&quot;Cleared&quot;))" office:value-type="float" office:value="0" calcext:value-type="float">
            <text:p>€ 0.00</text:p>
          </table:table-cell>
          <table:table-cell table:style-name="ce30" table:formula="of:=IF([.$A9]=&quot;&quot;;&quot;&quot;;[.E9]-[.F9])" office:value-type="float" office:value="0" calcext:value-type="float">
            <text:p>€ 0.00</text:p>
          </table:table-cell>
          <table:table-cell table:style-name="ce30" table:formula="of:=IF([.$A9]=&quot;&quot;;&quot;&quot;;SUMIFS([$'2023-2024 Tracker'.$K$2:.$K$5000];[$'2023-2024 Tracker'.$B$2:.$B$5000];&quot;Income&quot;;[$'2023-2024 Tracker'.$E$2:.$E$5000];[.$A9];[$'2023-2024 Tracker'.$M$2:.$M$5000];&quot;Pending&quot;)+SUMIFS([$'2023-2024 Tracker'.$K$2:.$K$5000];[$'2023-2024 Tracker'.$B$2:.$B$5000];&quot;Income&quot;;[$'2023-2024 Tracker'.$E$2:.$E$5000];[.$A9];[$'2023-2024 Tracker'.$M$2:.$M$5000];&quot;Expected&quot;)+SUMIFS([$'2025-2026 Tracker'.$K$2:.$K$5000];[$'2025-2026 Tracker'.$B$2:.$B$5000];&quot;Income&quot;;[$'2025-2026 Tracker'.$E$2:.$E$5000];[.$A9];[$'2025-2026 Tracker'.$M$2:.$M$5000];&quot;Pending&quot;)+SUMIFS([$'2025-2026 Tracker'.$K$2:.$K$5000];[$'2025-2026 Tracker'.$B$2:.$B$5000];&quot;Income&quot;;[$'2025-2026 Tracker'.$E$2:.$E$5000];[.$A9];[$'2025-2026 Tracker'.$M$2:.$M$5000];&quot;Expected&quot;))" office:value-type="float" office:value="0" calcext:value-type="float">
            <text:p>€ 0.00</text:p>
          </table:table-cell>
          <table:table-cell table:style-name="ce29" office:value-type="string" calcext:value-type="string">
            <text:p>Open</text:p>
          </table:table-cell>
          <table:table-cell table:style-name="ce29" table:number-columns-repeated="8"/>
          <table:table-cell table:style-name="ce3" office:value-type="string" calcext:value-type="string">
            <text:p>General</text:p>
          </table:table-cell>
          <table:table-cell table:number-columns-repeated="1006"/>
        </table:table-row>
        <table:table-row table:style-name="ro1">
          <table:table-cell table:style-name="ce29" office:value-type="string" calcext:value-type="string">
            <text:p>ReFi BCN Website maintenance</text:p>
          </table:table-cell>
          <table:table-cell table:style-name="ce29" table:number-columns-repeated="2"/>
          <table:table-cell table:style-name="ce29" office:value-type="string" calcext:value-type="string">
            <text:p>Active</text:p>
          </table:table-cell>
          <table:table-cell table:style-name="ce30" table:formula="of:=IF([.$A10]=&quot;&quot;;&quot;&quot;;SUMIFS([$'2023-2024 Tracker'.$K$2:.$K$5000];[$'2023-2024 Tracker'.$B$2:.$B$5000];&quot;Income&quot;;[$'2023-2024 Tracker'.$E$2:.$E$5000];[.$A10];[$'2023-2024 Tracker'.$M$2:.$M$5000];&quot;Cleared&quot;)+SUMIFS([$'2025-2026 Tracker'.$K$2:.$K$5000];[$'2025-2026 Tracker'.$B$2:.$B$5000];&quot;Income&quot;;[$'2025-2026 Tracker'.$E$2:.$E$5000];[.$A10];[$'2025-2026 Tracker'.$M$2:.$M$5000];&quot;Cleared&quot;))" office:value-type="float" office:value="0" calcext:value-type="float">
            <text:p>€ 0.00</text:p>
          </table:table-cell>
          <table:table-cell table:style-name="ce30" table:formula="of:=IF([.$A10]=&quot;&quot;;&quot;&quot;;SUMIFS([$'2023-2024 Tracker'.$K$2:.$K$5000];[$'2023-2024 Tracker'.$B$2:.$B$5000];&quot;Expense&quot;;[$'2023-2024 Tracker'.$E$2:.$E$5000];[.$A10];[$'2023-2024 Tracker'.$M$2:.$M$5000];&quot;Cleared&quot;)+SUMIFS([$'2025-2026 Tracker'.$K$2:.$K$5000];[$'2025-2026 Tracker'.$B$2:.$B$5000];&quot;Expense&quot;;[$'2025-2026 Tracker'.$E$2:.$E$5000];[.$A10];[$'2025-2026 Tracker'.$M$2:.$M$5000];&quot;Cleared&quot;))" office:value-type="float" office:value="261.44" calcext:value-type="float">
            <text:p>€ 261.44</text:p>
          </table:table-cell>
          <table:table-cell table:style-name="ce30" table:formula="of:=IF([.$A10]=&quot;&quot;;&quot;&quot;;[.E10]-[.F10])" office:value-type="float" office:value="-261.44" calcext:value-type="float">
            <text:p>-€ 261.44</text:p>
          </table:table-cell>
          <table:table-cell table:style-name="ce30" table:formula="of:=IF([.$A10]=&quot;&quot;;&quot;&quot;;SUMIFS([$'2023-2024 Tracker'.$K$2:.$K$5000];[$'2023-2024 Tracker'.$B$2:.$B$5000];&quot;Income&quot;;[$'2023-2024 Tracker'.$E$2:.$E$5000];[.$A10];[$'2023-2024 Tracker'.$M$2:.$M$5000];&quot;Pending&quot;)+SUMIFS([$'2023-2024 Tracker'.$K$2:.$K$5000];[$'2023-2024 Tracker'.$B$2:.$B$5000];&quot;Income&quot;;[$'2023-2024 Tracker'.$E$2:.$E$5000];[.$A10];[$'2023-2024 Tracker'.$M$2:.$M$5000];&quot;Expected&quot;)+SUMIFS([$'2025-2026 Tracker'.$K$2:.$K$5000];[$'2025-2026 Tracker'.$B$2:.$B$5000];&quot;Income&quot;;[$'2025-2026 Tracker'.$E$2:.$E$5000];[.$A10];[$'2025-2026 Tracker'.$M$2:.$M$5000];&quot;Pending&quot;)+SUMIFS([$'2025-2026 Tracker'.$K$2:.$K$5000];[$'2025-2026 Tracker'.$B$2:.$B$5000];&quot;Income&quot;;[$'2025-2026 Tracker'.$E$2:.$E$5000];[.$A10];[$'2025-2026 Tracker'.$M$2:.$M$5000];&quot;Expected&quot;))" office:value-type="float" office:value="0" calcext:value-type="float">
            <text:p>€ 0.00</text:p>
          </table:table-cell>
          <table:table-cell table:style-name="ce29" office:value-type="string" calcext:value-type="string">
            <text:p>Open</text:p>
          </table:table-cell>
          <table:table-cell table:style-name="ce29" table:number-columns-repeated="8"/>
          <table:table-cell table:style-name="ce3" office:value-type="string" calcext:value-type="string">
            <text:p>General</text:p>
          </table:table-cell>
          <table:table-cell table:number-columns-repeated="1006"/>
        </table:table-row>
        <table:table-row table:style-name="ro1">
          <table:table-cell table:style-name="ce29" office:value-type="string" calcext:value-type="string">
            <text:p>Bloc4 incubation (mini-grant)</text:p>
          </table:table-cell>
          <table:table-cell table:style-name="ce29" table:number-columns-repeated="2"/>
          <table:table-cell table:style-name="ce29" office:value-type="string" calcext:value-type="string">
            <text:p>Active</text:p>
          </table:table-cell>
          <table:table-cell table:style-name="ce30" table:formula="of:=IF([.$A11]=&quot;&quot;;&quot;&quot;;SUMIFS([$'2023-2024 Tracker'.$K$2:.$K$5000];[$'2023-2024 Tracker'.$B$2:.$B$5000];&quot;Income&quot;;[$'2023-2024 Tracker'.$E$2:.$E$5000];[.$A11];[$'2023-2024 Tracker'.$M$2:.$M$5000];&quot;Cleared&quot;)+SUMIFS([$'2025-2026 Tracker'.$K$2:.$K$5000];[$'2025-2026 Tracker'.$B$2:.$B$5000];&quot;Income&quot;;[$'2025-2026 Tracker'.$E$2:.$E$5000];[.$A11];[$'2025-2026 Tracker'.$M$2:.$M$5000];&quot;Cleared&quot;))" office:value-type="float" office:value="0" calcext:value-type="float">
            <text:p>€ 0.00</text:p>
          </table:table-cell>
          <table:table-cell table:style-name="ce30" table:formula="of:=IF([.$A11]=&quot;&quot;;&quot;&quot;;SUMIFS([$'2023-2024 Tracker'.$K$2:.$K$5000];[$'2023-2024 Tracker'.$B$2:.$B$5000];&quot;Expense&quot;;[$'2023-2024 Tracker'.$E$2:.$E$5000];[.$A11];[$'2023-2024 Tracker'.$M$2:.$M$5000];&quot;Cleared&quot;)+SUMIFS([$'2025-2026 Tracker'.$K$2:.$K$5000];[$'2025-2026 Tracker'.$B$2:.$B$5000];&quot;Expense&quot;;[$'2025-2026 Tracker'.$E$2:.$E$5000];[.$A11];[$'2025-2026 Tracker'.$M$2:.$M$5000];&quot;Cleared&quot;))" office:value-type="float" office:value="0" calcext:value-type="float">
            <text:p>€ 0.00</text:p>
          </table:table-cell>
          <table:table-cell table:style-name="ce30" table:formula="of:=IF([.$A11]=&quot;&quot;;&quot;&quot;;[.E11]-[.F11])" office:value-type="float" office:value="0" calcext:value-type="float">
            <text:p>€ 0.00</text:p>
          </table:table-cell>
          <table:table-cell table:style-name="ce30" table:formula="of:=IF([.$A11]=&quot;&quot;;&quot;&quot;;SUMIFS([$'2023-2024 Tracker'.$K$2:.$K$5000];[$'2023-2024 Tracker'.$B$2:.$B$5000];&quot;Income&quot;;[$'2023-2024 Tracker'.$E$2:.$E$5000];[.$A11];[$'2023-2024 Tracker'.$M$2:.$M$5000];&quot;Pending&quot;)+SUMIFS([$'2023-2024 Tracker'.$K$2:.$K$5000];[$'2023-2024 Tracker'.$B$2:.$B$5000];&quot;Income&quot;;[$'2023-2024 Tracker'.$E$2:.$E$5000];[.$A11];[$'2023-2024 Tracker'.$M$2:.$M$5000];&quot;Expected&quot;)+SUMIFS([$'2025-2026 Tracker'.$K$2:.$K$5000];[$'2025-2026 Tracker'.$B$2:.$B$5000];&quot;Income&quot;;[$'2025-2026 Tracker'.$E$2:.$E$5000];[.$A11];[$'2025-2026 Tracker'.$M$2:.$M$5000];&quot;Pending&quot;)+SUMIFS([$'2025-2026 Tracker'.$K$2:.$K$5000];[$'2025-2026 Tracker'.$B$2:.$B$5000];&quot;Income&quot;;[$'2025-2026 Tracker'.$E$2:.$E$5000];[.$A11];[$'2025-2026 Tracker'.$M$2:.$M$5000];&quot;Expected&quot;))" office:value-type="float" office:value="0" calcext:value-type="float">
            <text:p>€ 0.00</text:p>
          </table:table-cell>
          <table:table-cell table:style-name="ce29" office:value-type="string" calcext:value-type="string">
            <text:p>Open</text:p>
          </table:table-cell>
          <table:table-cell table:style-name="ce29" table:number-columns-repeated="8"/>
          <table:table-cell table:style-name="ce3" office:value-type="string" calcext:value-type="string">
            <text:p>General</text:p>
          </table:table-cell>
          <table:table-cell table:number-columns-repeated="1006"/>
        </table:table-row>
        <table:table-row table:style-name="ro1">
          <table:table-cell table:style-name="ce29" office:value-type="string" calcext:value-type="string">
            <text:p>ReFi Unconference BCN 2024</text:p>
          </table:table-cell>
          <table:table-cell table:style-name="ce29" table:number-columns-repeated="3"/>
          <table:table-cell table:style-name="ce31" table:formula="of:=IF([.$A12]=&quot;&quot;;&quot;&quot;;SUMIFS([$'2023-2024 Tracker'.$K$2:.$K$5000];[$'2023-2024 Tracker'.$B$2:.$B$5000];&quot;Income&quot;;[$'2023-2024 Tracker'.$E$2:.$E$5000];[.$A12];[$'2023-2024 Tracker'.$M$2:.$M$5000];&quot;Cleared&quot;)+SUMIFS([$'2025-2026 Tracker'.$K$2:.$K$5000];[$'2025-2026 Tracker'.$B$2:.$B$5000];&quot;Income&quot;;[$'2025-2026 Tracker'.$E$2:.$E$5000];[.$A12];[$'2025-2026 Tracker'.$M$2:.$M$5000];&quot;Cleared&quot;))" office:value-type="float" office:value="0" calcext:value-type="float">
            <text:p>€ 0.00</text:p>
          </table:table-cell>
          <table:table-cell table:style-name="ce31" table:formula="of:=IF([.$A12]=&quot;&quot;;&quot;&quot;;SUMIFS([$'2023-2024 Tracker'.$K$2:.$K$5000];[$'2023-2024 Tracker'.$B$2:.$B$5000];&quot;Expense&quot;;[$'2023-2024 Tracker'.$E$2:.$E$5000];[.$A12];[$'2023-2024 Tracker'.$M$2:.$M$5000];&quot;Cleared&quot;)+SUMIFS([$'2025-2026 Tracker'.$K$2:.$K$5000];[$'2025-2026 Tracker'.$B$2:.$B$5000];&quot;Expense&quot;;[$'2025-2026 Tracker'.$E$2:.$E$5000];[.$A12];[$'2025-2026 Tracker'.$M$2:.$M$5000];&quot;Cleared&quot;))" office:value-type="float" office:value="0" calcext:value-type="float">
            <text:p>€ 0.00</text:p>
          </table:table-cell>
          <table:table-cell table:style-name="ce31" table:formula="of:=IF([.$A12]=&quot;&quot;;&quot;&quot;;[.E12]-[.F12])" office:value-type="float" office:value="0" calcext:value-type="float">
            <text:p>€ 0.00</text:p>
          </table:table-cell>
          <table:table-cell table:style-name="ce31" table:formula="of:=IF([.$A12]=&quot;&quot;;&quot;&quot;;SUMIFS([$'2023-2024 Tracker'.$K$2:.$K$5000];[$'2023-2024 Tracker'.$B$2:.$B$5000];&quot;Income&quot;;[$'2023-2024 Tracker'.$E$2:.$E$5000];[.$A12];[$'2023-2024 Tracker'.$M$2:.$M$5000];&quot;Pending&quot;)+SUMIFS([$'2023-2024 Tracker'.$K$2:.$K$5000];[$'2023-2024 Tracker'.$B$2:.$B$5000];&quot;Income&quot;;[$'2023-2024 Tracker'.$E$2:.$E$5000];[.$A12];[$'2023-2024 Tracker'.$M$2:.$M$5000];&quot;Expected&quot;)+SUMIFS([$'2025-2026 Tracker'.$K$2:.$K$5000];[$'2025-2026 Tracker'.$B$2:.$B$5000];&quot;Income&quot;;[$'2025-2026 Tracker'.$E$2:.$E$5000];[.$A12];[$'2025-2026 Tracker'.$M$2:.$M$5000];&quot;Pending&quot;)+SUMIFS([$'2025-2026 Tracker'.$K$2:.$K$5000];[$'2025-2026 Tracker'.$B$2:.$B$5000];&quot;Income&quot;;[$'2025-2026 Tracker'.$E$2:.$E$5000];[.$A12];[$'2025-2026 Tracker'.$M$2:.$M$5000];&quot;Expected&quot;))" office:value-type="float" office:value="0" calcext:value-type="float">
            <text:p>€ 0.00</text:p>
          </table:table-cell>
          <table:table-cell table:style-name="ce29" office:value-type="string" calcext:value-type="string">
            <text:p>Open</text:p>
          </table:table-cell>
          <table:table-cell table:style-name="ce29" table:number-columns-repeated="8"/>
          <table:table-cell table:style-name="ce3" office:value-type="string" calcext:value-type="string">
            <text:p>Separate</text:p>
          </table:table-cell>
          <table:table-cell table:number-columns-repeated="1006"/>
        </table:table-row>
        <table:table-row table:style-name="ro1">
          <table:table-cell table:style-name="ce29" office:value-type="string" calcext:value-type="string">
            <text:p>BioFi BCN 2025</text:p>
          </table:table-cell>
          <table:table-cell table:style-name="ce29" table:number-columns-repeated="3"/>
          <table:table-cell table:style-name="ce31" table:formula="of:=IF([.$A13]=&quot;&quot;;&quot;&quot;;SUMIFS([$'2023-2024 Tracker'.$K$2:.$K$5000];[$'2023-2024 Tracker'.$B$2:.$B$5000];&quot;Income&quot;;[$'2023-2024 Tracker'.$E$2:.$E$5000];[.$A13];[$'2023-2024 Tracker'.$M$2:.$M$5000];&quot;Cleared&quot;)+SUMIFS([$'2025-2026 Tracker'.$K$2:.$K$5000];[$'2025-2026 Tracker'.$B$2:.$B$5000];&quot;Income&quot;;[$'2025-2026 Tracker'.$E$2:.$E$5000];[.$A13];[$'2025-2026 Tracker'.$M$2:.$M$5000];&quot;Cleared&quot;))" office:value-type="float" office:value="0" calcext:value-type="float">
            <text:p>€ 0.00</text:p>
          </table:table-cell>
          <table:table-cell table:style-name="ce31" table:formula="of:=IF([.$A13]=&quot;&quot;;&quot;&quot;;SUMIFS([$'2023-2024 Tracker'.$K$2:.$K$5000];[$'2023-2024 Tracker'.$B$2:.$B$5000];&quot;Expense&quot;;[$'2023-2024 Tracker'.$E$2:.$E$5000];[.$A13];[$'2023-2024 Tracker'.$M$2:.$M$5000];&quot;Cleared&quot;)+SUMIFS([$'2025-2026 Tracker'.$K$2:.$K$5000];[$'2025-2026 Tracker'.$B$2:.$B$5000];&quot;Expense&quot;;[$'2025-2026 Tracker'.$E$2:.$E$5000];[.$A13];[$'2025-2026 Tracker'.$M$2:.$M$5000];&quot;Cleared&quot;))" office:value-type="float" office:value="0" calcext:value-type="float">
            <text:p>€ 0.00</text:p>
          </table:table-cell>
          <table:table-cell table:style-name="ce31" table:formula="of:=IF([.$A13]=&quot;&quot;;&quot;&quot;;[.E13]-[.F13])" office:value-type="float" office:value="0" calcext:value-type="float">
            <text:p>€ 0.00</text:p>
          </table:table-cell>
          <table:table-cell table:style-name="ce31" table:formula="of:=IF([.$A13]=&quot;&quot;;&quot;&quot;;SUMIFS([$'2023-2024 Tracker'.$K$2:.$K$5000];[$'2023-2024 Tracker'.$B$2:.$B$5000];&quot;Income&quot;;[$'2023-2024 Tracker'.$E$2:.$E$5000];[.$A13];[$'2023-2024 Tracker'.$M$2:.$M$5000];&quot;Pending&quot;)+SUMIFS([$'2023-2024 Tracker'.$K$2:.$K$5000];[$'2023-2024 Tracker'.$B$2:.$B$5000];&quot;Income&quot;;[$'2023-2024 Tracker'.$E$2:.$E$5000];[.$A13];[$'2023-2024 Tracker'.$M$2:.$M$5000];&quot;Expected&quot;)+SUMIFS([$'2025-2026 Tracker'.$K$2:.$K$5000];[$'2025-2026 Tracker'.$B$2:.$B$5000];&quot;Income&quot;;[$'2025-2026 Tracker'.$E$2:.$E$5000];[.$A13];[$'2025-2026 Tracker'.$M$2:.$M$5000];&quot;Pending&quot;)+SUMIFS([$'2025-2026 Tracker'.$K$2:.$K$5000];[$'2025-2026 Tracker'.$B$2:.$B$5000];&quot;Income&quot;;[$'2025-2026 Tracker'.$E$2:.$E$5000];[.$A13];[$'2025-2026 Tracker'.$M$2:.$M$5000];&quot;Expected&quot;))" office:value-type="float" office:value="0" calcext:value-type="float">
            <text:p>€ 0.00</text:p>
          </table:table-cell>
          <table:table-cell table:style-name="ce29" office:value-type="string" calcext:value-type="string">
            <text:p>Open</text:p>
          </table:table-cell>
          <table:table-cell table:style-name="ce29" table:number-columns-repeated="8"/>
          <table:table-cell table:style-name="ce3" office:value-type="string" calcext:value-type="string">
            <text:p>Separate</text:p>
          </table:table-cell>
          <table:table-cell table:number-columns-repeated="1006"/>
        </table:table-row>
        <table:table-row table:style-name="ro1">
          <table:table-cell table:style-name="ce29" office:value-type="string" calcext:value-type="string">
            <text:p>Cycles 2025-2026</text:p>
          </table:table-cell>
          <table:table-cell table:style-name="ce29" table:number-columns-repeated="3"/>
          <table:table-cell table:style-name="ce31" table:formula="of:=IF([.$A14]=&quot;&quot;;&quot;&quot;;SUMIFS([$'2023-2024 Tracker'.$K$2:.$K$5000];[$'2023-2024 Tracker'.$B$2:.$B$5000];&quot;Income&quot;;[$'2023-2024 Tracker'.$E$2:.$E$5000];[.$A14];[$'2023-2024 Tracker'.$M$2:.$M$5000];&quot;Cleared&quot;)+SUMIFS([$'2025-2026 Tracker'.$K$2:.$K$5000];[$'2025-2026 Tracker'.$B$2:.$B$5000];&quot;Income&quot;;[$'2025-2026 Tracker'.$E$2:.$E$5000];[.$A14];[$'2025-2026 Tracker'.$M$2:.$M$5000];&quot;Cleared&quot;))" office:value-type="float" office:value="0" calcext:value-type="float">
            <text:p>€ 0.00</text:p>
          </table:table-cell>
          <table:table-cell table:style-name="ce31" table:formula="of:=IF([.$A14]=&quot;&quot;;&quot;&quot;;SUMIFS([$'2023-2024 Tracker'.$K$2:.$K$5000];[$'2023-2024 Tracker'.$B$2:.$B$5000];&quot;Expense&quot;;[$'2023-2024 Tracker'.$E$2:.$E$5000];[.$A14];[$'2023-2024 Tracker'.$M$2:.$M$5000];&quot;Cleared&quot;)+SUMIFS([$'2025-2026 Tracker'.$K$2:.$K$5000];[$'2025-2026 Tracker'.$B$2:.$B$5000];&quot;Expense&quot;;[$'2025-2026 Tracker'.$E$2:.$E$5000];[.$A14];[$'2025-2026 Tracker'.$M$2:.$M$5000];&quot;Cleared&quot;))" office:value-type="float" office:value="0" calcext:value-type="float">
            <text:p>€ 0.00</text:p>
          </table:table-cell>
          <table:table-cell table:style-name="ce31" table:formula="of:=IF([.$A14]=&quot;&quot;;&quot;&quot;;[.E14]-[.F14])" office:value-type="float" office:value="0" calcext:value-type="float">
            <text:p>€ 0.00</text:p>
          </table:table-cell>
          <table:table-cell table:style-name="ce31" table:formula="of:=IF([.$A14]=&quot;&quot;;&quot;&quot;;SUMIFS([$'2023-2024 Tracker'.$K$2:.$K$5000];[$'2023-2024 Tracker'.$B$2:.$B$5000];&quot;Income&quot;;[$'2023-2024 Tracker'.$E$2:.$E$5000];[.$A14];[$'2023-2024 Tracker'.$M$2:.$M$5000];&quot;Pending&quot;)+SUMIFS([$'2023-2024 Tracker'.$K$2:.$K$5000];[$'2023-2024 Tracker'.$B$2:.$B$5000];&quot;Income&quot;;[$'2023-2024 Tracker'.$E$2:.$E$5000];[.$A14];[$'2023-2024 Tracker'.$M$2:.$M$5000];&quot;Expected&quot;)+SUMIFS([$'2025-2026 Tracker'.$K$2:.$K$5000];[$'2025-2026 Tracker'.$B$2:.$B$5000];&quot;Income&quot;;[$'2025-2026 Tracker'.$E$2:.$E$5000];[.$A14];[$'2025-2026 Tracker'.$M$2:.$M$5000];&quot;Pending&quot;)+SUMIFS([$'2025-2026 Tracker'.$K$2:.$K$5000];[$'2025-2026 Tracker'.$B$2:.$B$5000];&quot;Income&quot;;[$'2025-2026 Tracker'.$E$2:.$E$5000];[.$A14];[$'2025-2026 Tracker'.$M$2:.$M$5000];&quot;Expected&quot;))" office:value-type="float" office:value="0" calcext:value-type="float">
            <text:p>€ 0.00</text:p>
          </table:table-cell>
          <table:table-cell table:style-name="ce29" office:value-type="string" calcext:value-type="string">
            <text:p>Open</text:p>
          </table:table-cell>
          <table:table-cell table:style-name="ce29" table:number-columns-repeated="8"/>
          <table:table-cell table:style-name="ce3" office:value-type="string" calcext:value-type="string">
            <text:p>Separate</text:p>
          </table:table-cell>
          <table:table-cell table:number-columns-repeated="1006"/>
        </table:table-row>
        <table:table-row table:style-name="ro1">
          <table:table-cell table:style-name="ce29" office:value-type="string" calcext:value-type="string">
            <text:p>Regenerant Catalunya 2025-2026</text:p>
          </table:table-cell>
          <table:table-cell table:style-name="ce29" table:number-columns-repeated="3"/>
          <table:table-cell table:style-name="ce31" table:formula="of:=IF([.$A15]=&quot;&quot;;&quot;&quot;;SUMIFS([$'2023-2024 Tracker'.$K$2:.$K$5000];[$'2023-2024 Tracker'.$B$2:.$B$5000];&quot;Income&quot;;[$'2023-2024 Tracker'.$E$2:.$E$5000];[.$A15];[$'2023-2024 Tracker'.$M$2:.$M$5000];&quot;Cleared&quot;)+SUMIFS([$'2025-2026 Tracker'.$K$2:.$K$5000];[$'2025-2026 Tracker'.$B$2:.$B$5000];&quot;Income&quot;;[$'2025-2026 Tracker'.$E$2:.$E$5000];[.$A15];[$'2025-2026 Tracker'.$M$2:.$M$5000];&quot;Cleared&quot;))" office:value-type="float" office:value="0" calcext:value-type="float">
            <text:p>€ 0.00</text:p>
          </table:table-cell>
          <table:table-cell table:style-name="ce31" table:formula="of:=IF([.$A15]=&quot;&quot;;&quot;&quot;;SUMIFS([$'2023-2024 Tracker'.$K$2:.$K$5000];[$'2023-2024 Tracker'.$B$2:.$B$5000];&quot;Expense&quot;;[$'2023-2024 Tracker'.$E$2:.$E$5000];[.$A15];[$'2023-2024 Tracker'.$M$2:.$M$5000];&quot;Cleared&quot;)+SUMIFS([$'2025-2026 Tracker'.$K$2:.$K$5000];[$'2025-2026 Tracker'.$B$2:.$B$5000];&quot;Expense&quot;;[$'2025-2026 Tracker'.$E$2:.$E$5000];[.$A15];[$'2025-2026 Tracker'.$M$2:.$M$5000];&quot;Cleared&quot;))" office:value-type="float" office:value="0" calcext:value-type="float">
            <text:p>€ 0.00</text:p>
          </table:table-cell>
          <table:table-cell table:style-name="ce31" table:formula="of:=IF([.$A15]=&quot;&quot;;&quot;&quot;;[.E15]-[.F15])" office:value-type="float" office:value="0" calcext:value-type="float">
            <text:p>€ 0.00</text:p>
          </table:table-cell>
          <table:table-cell table:style-name="ce31" table:formula="of:=IF([.$A15]=&quot;&quot;;&quot;&quot;;SUMIFS([$'2023-2024 Tracker'.$K$2:.$K$5000];[$'2023-2024 Tracker'.$B$2:.$B$5000];&quot;Income&quot;;[$'2023-2024 Tracker'.$E$2:.$E$5000];[.$A15];[$'2023-2024 Tracker'.$M$2:.$M$5000];&quot;Pending&quot;)+SUMIFS([$'2023-2024 Tracker'.$K$2:.$K$5000];[$'2023-2024 Tracker'.$B$2:.$B$5000];&quot;Income&quot;;[$'2023-2024 Tracker'.$E$2:.$E$5000];[.$A15];[$'2023-2024 Tracker'.$M$2:.$M$5000];&quot;Expected&quot;)+SUMIFS([$'2025-2026 Tracker'.$K$2:.$K$5000];[$'2025-2026 Tracker'.$B$2:.$B$5000];&quot;Income&quot;;[$'2025-2026 Tracker'.$E$2:.$E$5000];[.$A15];[$'2025-2026 Tracker'.$M$2:.$M$5000];&quot;Pending&quot;)+SUMIFS([$'2025-2026 Tracker'.$K$2:.$K$5000];[$'2025-2026 Tracker'.$B$2:.$B$5000];&quot;Income&quot;;[$'2025-2026 Tracker'.$E$2:.$E$5000];[.$A15];[$'2025-2026 Tracker'.$M$2:.$M$5000];&quot;Expected&quot;))" office:value-type="float" office:value="0" calcext:value-type="float">
            <text:p>€ 0.00</text:p>
          </table:table-cell>
          <table:table-cell table:style-name="ce29" office:value-type="string" calcext:value-type="string">
            <text:p>Open</text:p>
          </table:table-cell>
          <table:table-cell table:style-name="ce29" table:number-columns-repeated="8"/>
          <table:table-cell table:style-name="ce3" office:value-type="string" calcext:value-type="string">
            <text:p>Separate</text:p>
          </table:table-cell>
          <table:table-cell table:number-columns-repeated="1006"/>
        </table:table-row>
        <table:table-row table:style-name="ro1">
          <table:table-cell table:style-name="ce29" table:number-columns-repeated="4"/>
          <table:table-cell table:style-name="ce32" table:formula="of:=IF([.$A16]=&quot;&quot;;&quot;&quot;;SUMIFS('2023 financial tracker'!$h$26:$h$525;'2023 financial tracker'!$b$26:$b$525;&quot;Income&quot;;'2023 financial tracker'!$e$26:$e$525;[.$A16];'2023 financial tracker'!$j$26:$j$525;&quot;Cleared&quot;)+SUMIFS('2024 financial tracker'!$h$26:$h$525;'2024 financial tracker'!$b$26:$b$525;&quot;Income&quot;;'2024 financial tracker'!$e$26:$e$525;[.$A16];'2024 financial tracker'!$j$26:$j$525;&quot;Cleared&quot;)+SUMIFS('2025 financial tracker'!$h$26:$h$525;'2025 financial tracker'!$b$26:$b$525;&quot;Income&quot;;'2025 financial tracker'!$e$26:$e$525;[.$A16];'2025 financial tracker'!$j$26:$j$525;&quot;Cleared&quot;)+SUMIFS('2026 financial tracker'!$h$26:$h$525;'2026 financial tracker'!$b$26:$b$525;&quot;Income&quot;;'2026 financial tracker'!$e$26:$e$525;[.$A16];'2026 financial tracker'!$j$26:$j$525;&quot;Cleared&quot;))">
            <text:p/>
          </table:table-cell>
          <table:table-cell table:style-name="ce32" table:formula="of:=IF([.$A16]=&quot;&quot;;&quot;&quot;;SUMIFS('2023 financial tracker'!$h$26:$h$525;'2023 financial tracker'!$b$26:$b$525;&quot;Expense&quot;;'2023 financial tracker'!$e$26:$e$525;[.$A16];'2023 financial tracker'!$j$26:$j$525;&quot;Cleared&quot;)+SUMIFS('2024 financial tracker'!$h$26:$h$525;'2024 financial tracker'!$b$26:$b$525;&quot;Expense&quot;;'2024 financial tracker'!$e$26:$e$525;[.$A16];'2024 financial tracker'!$j$26:$j$525;&quot;Cleared&quot;)+SUMIFS('2025 financial tracker'!$h$26:$h$525;'2025 financial tracker'!$b$26:$b$525;&quot;Expense&quot;;'2025 financial tracker'!$e$26:$e$525;[.$A16];'2025 financial tracker'!$j$26:$j$525;&quot;Cleared&quot;)+SUMIFS('2026 financial tracker'!$h$26:$h$525;'2026 financial tracker'!$b$26:$b$525;&quot;Expense&quot;;'2026 financial tracker'!$e$26:$e$525;[.$A16];'2026 financial tracker'!$j$26:$j$525;&quot;Cleared&quot;))">
            <text:p/>
          </table:table-cell>
          <table:table-cell table:style-name="ce32" table:formula="of:=IF([.$A16]=&quot;&quot;;&quot;&quot;;[.E16]-[.F16])">
            <text:p/>
          </table:table-cell>
          <table:table-cell table:style-name="ce32" table:formula="of:=IF([.$A16]=&quot;&quot;;&quot;&quot;;SUMIFS('2023 financial tracker'!$h$26:$h$525;'2023 financial tracker'!$b$26:$b$525;&quot;Income&quot;;'2023 financial tracker'!$e$26:$e$525;[.$A16];'2023 financial tracker'!$j$26:$j$525;&quot;Pending&quot;)+SUMIFS('2023 financial tracker'!$h$26:$h$525;'2023 financial tracker'!$b$26:$b$525;&quot;Income&quot;;'2023 financial tracker'!$e$26:$e$525;[.$A16];'2023 financial tracker'!$j$26:$j$525;&quot;Expected&quot;)+SUMIFS('2024 financial tracker'!$h$26:$h$525;'2024 financial tracker'!$b$26:$b$525;&quot;Income&quot;;'2024 financial tracker'!$e$26:$e$525;[.$A16];'2024 financial tracker'!$j$26:$j$525;&quot;Pending&quot;)+SUMIFS('2024 financial tracker'!$h$26:$h$525;'2024 financial tracker'!$b$26:$b$525;&quot;Income&quot;;'2024 financial tracker'!$e$26:$e$525;[.$A16];'2024 financial tracker'!$j$26:$j$525;&quot;Expected&quot;)+SUMIFS('2025 financial tracker'!$h$26:$h$525;'2025 financial tracker'!$b$26:$b$525;&quot;Income&quot;;'2025 financial tracker'!$e$26:$e$525;[.$A16];'2025 financial tracker'!$j$26:$j$525;&quot;Pending&quot;)+SUMIFS('2025 financial tracker'!$h$26:$h$525;'2025 financial tracker'!$b$26:$b$525;&quot;Income&quot;;'2025 financial tracker'!$e$26:$e$525;[.$A16];'2025 financial tracker'!$j$26:$j$525;&quot;Expected&quot;)+SUMIFS('2026 financial tracker'!$h$26:$h$525;'2026 financial tracker'!$b$26:$b$525;&quot;Income&quot;;'2026 financial tracker'!$e$26:$e$525;[.$A16];'2026 financial tracker'!$j$26:$j$525;&quot;Pending&quot;)+SUMIFS('2026 financial tracker'!$h$26:$h$525;'2026 financial tracker'!$b$26:$b$525;&quot;Income&quot;;'2026 financial tracker'!$e$26:$e$525;[.$A16];'2026 financial tracker'!$j$26:$j$525;&quot;Expected&quot;))">
            <text:p/>
          </table:table-cell>
          <table:table-cell table:style-name="ce29" table:number-columns-repeated="9"/>
          <table:table-cell table:style-name="ce3"/>
          <table:table-cell table:number-columns-repeated="1006"/>
        </table:table-row>
        <table:table-row table:style-name="ro1">
          <table:table-cell table:style-name="ce29" table:number-columns-repeated="4"/>
          <table:table-cell table:style-name="ce32" table:formula="of:=IF([.$A17]=&quot;&quot;;&quot;&quot;;SUMIFS('2023 financial tracker'!$h$26:$h$525;'2023 financial tracker'!$b$26:$b$525;&quot;Income&quot;;'2023 financial tracker'!$e$26:$e$525;[.$A17];'2023 financial tracker'!$j$26:$j$525;&quot;Cleared&quot;)+SUMIFS('2024 financial tracker'!$h$26:$h$525;'2024 financial tracker'!$b$26:$b$525;&quot;Income&quot;;'2024 financial tracker'!$e$26:$e$525;[.$A17];'2024 financial tracker'!$j$26:$j$525;&quot;Cleared&quot;)+SUMIFS('2025 financial tracker'!$h$26:$h$525;'2025 financial tracker'!$b$26:$b$525;&quot;Income&quot;;'2025 financial tracker'!$e$26:$e$525;[.$A17];'2025 financial tracker'!$j$26:$j$525;&quot;Cleared&quot;)+SUMIFS('2026 financial tracker'!$h$26:$h$525;'2026 financial tracker'!$b$26:$b$525;&quot;Income&quot;;'2026 financial tracker'!$e$26:$e$525;[.$A17];'2026 financial tracker'!$j$26:$j$525;&quot;Cleared&quot;))">
            <text:p/>
          </table:table-cell>
          <table:table-cell table:style-name="ce32" table:formula="of:=IF([.$A17]=&quot;&quot;;&quot;&quot;;SUMIFS('2023 financial tracker'!$h$26:$h$525;'2023 financial tracker'!$b$26:$b$525;&quot;Expense&quot;;'2023 financial tracker'!$e$26:$e$525;[.$A17];'2023 financial tracker'!$j$26:$j$525;&quot;Cleared&quot;)+SUMIFS('2024 financial tracker'!$h$26:$h$525;'2024 financial tracker'!$b$26:$b$525;&quot;Expense&quot;;'2024 financial tracker'!$e$26:$e$525;[.$A17];'2024 financial tracker'!$j$26:$j$525;&quot;Cleared&quot;)+SUMIFS('2025 financial tracker'!$h$26:$h$525;'2025 financial tracker'!$b$26:$b$525;&quot;Expense&quot;;'2025 financial tracker'!$e$26:$e$525;[.$A17];'2025 financial tracker'!$j$26:$j$525;&quot;Cleared&quot;)+SUMIFS('2026 financial tracker'!$h$26:$h$525;'2026 financial tracker'!$b$26:$b$525;&quot;Expense&quot;;'2026 financial tracker'!$e$26:$e$525;[.$A17];'2026 financial tracker'!$j$26:$j$525;&quot;Cleared&quot;))">
            <text:p/>
          </table:table-cell>
          <table:table-cell table:style-name="ce32" table:formula="of:=IF([.$A17]=&quot;&quot;;&quot;&quot;;[.E17]-[.F17])">
            <text:p/>
          </table:table-cell>
          <table:table-cell table:style-name="ce32" table:formula="of:=IF([.$A17]=&quot;&quot;;&quot;&quot;;SUMIFS('2023 financial tracker'!$h$26:$h$525;'2023 financial tracker'!$b$26:$b$525;&quot;Income&quot;;'2023 financial tracker'!$e$26:$e$525;[.$A17];'2023 financial tracker'!$j$26:$j$525;&quot;Pending&quot;)+SUMIFS('2023 financial tracker'!$h$26:$h$525;'2023 financial tracker'!$b$26:$b$525;&quot;Income&quot;;'2023 financial tracker'!$e$26:$e$525;[.$A17];'2023 financial tracker'!$j$26:$j$525;&quot;Expected&quot;)+SUMIFS('2024 financial tracker'!$h$26:$h$525;'2024 financial tracker'!$b$26:$b$525;&quot;Income&quot;;'2024 financial tracker'!$e$26:$e$525;[.$A17];'2024 financial tracker'!$j$26:$j$525;&quot;Pending&quot;)+SUMIFS('2024 financial tracker'!$h$26:$h$525;'2024 financial tracker'!$b$26:$b$525;&quot;Income&quot;;'2024 financial tracker'!$e$26:$e$525;[.$A17];'2024 financial tracker'!$j$26:$j$525;&quot;Expected&quot;)+SUMIFS('2025 financial tracker'!$h$26:$h$525;'2025 financial tracker'!$b$26:$b$525;&quot;Income&quot;;'2025 financial tracker'!$e$26:$e$525;[.$A17];'2025 financial tracker'!$j$26:$j$525;&quot;Pending&quot;)+SUMIFS('2025 financial tracker'!$h$26:$h$525;'2025 financial tracker'!$b$26:$b$525;&quot;Income&quot;;'2025 financial tracker'!$e$26:$e$525;[.$A17];'2025 financial tracker'!$j$26:$j$525;&quot;Expected&quot;)+SUMIFS('2026 financial tracker'!$h$26:$h$525;'2026 financial tracker'!$b$26:$b$525;&quot;Income&quot;;'2026 financial tracker'!$e$26:$e$525;[.$A17];'2026 financial tracker'!$j$26:$j$525;&quot;Pending&quot;)+SUMIFS('2026 financial tracker'!$h$26:$h$525;'2026 financial tracker'!$b$26:$b$525;&quot;Income&quot;;'2026 financial tracker'!$e$26:$e$525;[.$A17];'2026 financial tracker'!$j$26:$j$525;&quot;Expected&quot;))">
            <text:p/>
          </table:table-cell>
          <table:table-cell table:style-name="ce29" table:number-columns-repeated="9"/>
          <table:table-cell table:style-name="ce3"/>
          <table:table-cell table:number-columns-repeated="1006"/>
        </table:table-row>
        <table:table-row table:style-name="ro1">
          <table:table-cell table:style-name="ce29" table:number-columns-repeated="4"/>
          <table:table-cell table:style-name="ce32" table:formula="of:=IF([.$A18]=&quot;&quot;;&quot;&quot;;SUMIFS('2023 financial tracker'!$h$26:$h$525;'2023 financial tracker'!$b$26:$b$525;&quot;Income&quot;;'2023 financial tracker'!$e$26:$e$525;[.$A18];'2023 financial tracker'!$j$26:$j$525;&quot;Cleared&quot;)+SUMIFS('2024 financial tracker'!$h$26:$h$525;'2024 financial tracker'!$b$26:$b$525;&quot;Income&quot;;'2024 financial tracker'!$e$26:$e$525;[.$A18];'2024 financial tracker'!$j$26:$j$525;&quot;Cleared&quot;)+SUMIFS('2025 financial tracker'!$h$26:$h$525;'2025 financial tracker'!$b$26:$b$525;&quot;Income&quot;;'2025 financial tracker'!$e$26:$e$525;[.$A18];'2025 financial tracker'!$j$26:$j$525;&quot;Cleared&quot;)+SUMIFS('2026 financial tracker'!$h$26:$h$525;'2026 financial tracker'!$b$26:$b$525;&quot;Income&quot;;'2026 financial tracker'!$e$26:$e$525;[.$A18];'2026 financial tracker'!$j$26:$j$525;&quot;Cleared&quot;))">
            <text:p/>
          </table:table-cell>
          <table:table-cell table:style-name="ce32" table:formula="of:=IF([.$A18]=&quot;&quot;;&quot;&quot;;SUMIFS('2023 financial tracker'!$h$26:$h$525;'2023 financial tracker'!$b$26:$b$525;&quot;Expense&quot;;'2023 financial tracker'!$e$26:$e$525;[.$A18];'2023 financial tracker'!$j$26:$j$525;&quot;Cleared&quot;)+SUMIFS('2024 financial tracker'!$h$26:$h$525;'2024 financial tracker'!$b$26:$b$525;&quot;Expense&quot;;'2024 financial tracker'!$e$26:$e$525;[.$A18];'2024 financial tracker'!$j$26:$j$525;&quot;Cleared&quot;)+SUMIFS('2025 financial tracker'!$h$26:$h$525;'2025 financial tracker'!$b$26:$b$525;&quot;Expense&quot;;'2025 financial tracker'!$e$26:$e$525;[.$A18];'2025 financial tracker'!$j$26:$j$525;&quot;Cleared&quot;)+SUMIFS('2026 financial tracker'!$h$26:$h$525;'2026 financial tracker'!$b$26:$b$525;&quot;Expense&quot;;'2026 financial tracker'!$e$26:$e$525;[.$A18];'2026 financial tracker'!$j$26:$j$525;&quot;Cleared&quot;))">
            <text:p/>
          </table:table-cell>
          <table:table-cell table:style-name="ce32" table:formula="of:=IF([.$A18]=&quot;&quot;;&quot;&quot;;[.E18]-[.F18])">
            <text:p/>
          </table:table-cell>
          <table:table-cell table:style-name="ce32" table:formula="of:=IF([.$A18]=&quot;&quot;;&quot;&quot;;SUMIFS('2023 financial tracker'!$h$26:$h$525;'2023 financial tracker'!$b$26:$b$525;&quot;Income&quot;;'2023 financial tracker'!$e$26:$e$525;[.$A18];'2023 financial tracker'!$j$26:$j$525;&quot;Pending&quot;)+SUMIFS('2023 financial tracker'!$h$26:$h$525;'2023 financial tracker'!$b$26:$b$525;&quot;Income&quot;;'2023 financial tracker'!$e$26:$e$525;[.$A18];'2023 financial tracker'!$j$26:$j$525;&quot;Expected&quot;)+SUMIFS('2024 financial tracker'!$h$26:$h$525;'2024 financial tracker'!$b$26:$b$525;&quot;Income&quot;;'2024 financial tracker'!$e$26:$e$525;[.$A18];'2024 financial tracker'!$j$26:$j$525;&quot;Pending&quot;)+SUMIFS('2024 financial tracker'!$h$26:$h$525;'2024 financial tracker'!$b$26:$b$525;&quot;Income&quot;;'2024 financial tracker'!$e$26:$e$525;[.$A18];'2024 financial tracker'!$j$26:$j$525;&quot;Expected&quot;)+SUMIFS('2025 financial tracker'!$h$26:$h$525;'2025 financial tracker'!$b$26:$b$525;&quot;Income&quot;;'2025 financial tracker'!$e$26:$e$525;[.$A18];'2025 financial tracker'!$j$26:$j$525;&quot;Pending&quot;)+SUMIFS('2025 financial tracker'!$h$26:$h$525;'2025 financial tracker'!$b$26:$b$525;&quot;Income&quot;;'2025 financial tracker'!$e$26:$e$525;[.$A18];'2025 financial tracker'!$j$26:$j$525;&quot;Expected&quot;)+SUMIFS('2026 financial tracker'!$h$26:$h$525;'2026 financial tracker'!$b$26:$b$525;&quot;Income&quot;;'2026 financial tracker'!$e$26:$e$525;[.$A18];'2026 financial tracker'!$j$26:$j$525;&quot;Pending&quot;)+SUMIFS('2026 financial tracker'!$h$26:$h$525;'2026 financial tracker'!$b$26:$b$525;&quot;Income&quot;;'2026 financial tracker'!$e$26:$e$525;[.$A18];'2026 financial tracker'!$j$26:$j$525;&quot;Expected&quot;))">
            <text:p/>
          </table:table-cell>
          <table:table-cell table:style-name="ce29" table:number-columns-repeated="9"/>
          <table:table-cell table:style-name="ce3"/>
          <table:table-cell table:number-columns-repeated="1006"/>
        </table:table-row>
        <table:table-row table:style-name="ro1">
          <table:table-cell table:style-name="ce29" table:number-columns-repeated="4"/>
          <table:table-cell table:style-name="ce32" table:formula="of:=IF([.$A19]=&quot;&quot;;&quot;&quot;;SUMIFS('2023 financial tracker'!$h$26:$h$525;'2023 financial tracker'!$b$26:$b$525;&quot;Income&quot;;'2023 financial tracker'!$e$26:$e$525;[.$A19];'2023 financial tracker'!$j$26:$j$525;&quot;Cleared&quot;)+SUMIFS('2024 financial tracker'!$h$26:$h$525;'2024 financial tracker'!$b$26:$b$525;&quot;Income&quot;;'2024 financial tracker'!$e$26:$e$525;[.$A19];'2024 financial tracker'!$j$26:$j$525;&quot;Cleared&quot;)+SUMIFS('2025 financial tracker'!$h$26:$h$525;'2025 financial tracker'!$b$26:$b$525;&quot;Income&quot;;'2025 financial tracker'!$e$26:$e$525;[.$A19];'2025 financial tracker'!$j$26:$j$525;&quot;Cleared&quot;)+SUMIFS('2026 financial tracker'!$h$26:$h$525;'2026 financial tracker'!$b$26:$b$525;&quot;Income&quot;;'2026 financial tracker'!$e$26:$e$525;[.$A19];'2026 financial tracker'!$j$26:$j$525;&quot;Cleared&quot;))">
            <text:p/>
          </table:table-cell>
          <table:table-cell table:style-name="ce32" table:formula="of:=IF([.$A19]=&quot;&quot;;&quot;&quot;;SUMIFS('2023 financial tracker'!$h$26:$h$525;'2023 financial tracker'!$b$26:$b$525;&quot;Expense&quot;;'2023 financial tracker'!$e$26:$e$525;[.$A19];'2023 financial tracker'!$j$26:$j$525;&quot;Cleared&quot;)+SUMIFS('2024 financial tracker'!$h$26:$h$525;'2024 financial tracker'!$b$26:$b$525;&quot;Expense&quot;;'2024 financial tracker'!$e$26:$e$525;[.$A19];'2024 financial tracker'!$j$26:$j$525;&quot;Cleared&quot;)+SUMIFS('2025 financial tracker'!$h$26:$h$525;'2025 financial tracker'!$b$26:$b$525;&quot;Expense&quot;;'2025 financial tracker'!$e$26:$e$525;[.$A19];'2025 financial tracker'!$j$26:$j$525;&quot;Cleared&quot;)+SUMIFS('2026 financial tracker'!$h$26:$h$525;'2026 financial tracker'!$b$26:$b$525;&quot;Expense&quot;;'2026 financial tracker'!$e$26:$e$525;[.$A19];'2026 financial tracker'!$j$26:$j$525;&quot;Cleared&quot;))">
            <text:p/>
          </table:table-cell>
          <table:table-cell table:style-name="ce32" table:formula="of:=IF([.$A19]=&quot;&quot;;&quot;&quot;;[.E19]-[.F19])">
            <text:p/>
          </table:table-cell>
          <table:table-cell table:style-name="ce32" table:formula="of:=IF([.$A19]=&quot;&quot;;&quot;&quot;;SUMIFS('2023 financial tracker'!$h$26:$h$525;'2023 financial tracker'!$b$26:$b$525;&quot;Income&quot;;'2023 financial tracker'!$e$26:$e$525;[.$A19];'2023 financial tracker'!$j$26:$j$525;&quot;Pending&quot;)+SUMIFS('2023 financial tracker'!$h$26:$h$525;'2023 financial tracker'!$b$26:$b$525;&quot;Income&quot;;'2023 financial tracker'!$e$26:$e$525;[.$A19];'2023 financial tracker'!$j$26:$j$525;&quot;Expected&quot;)+SUMIFS('2024 financial tracker'!$h$26:$h$525;'2024 financial tracker'!$b$26:$b$525;&quot;Income&quot;;'2024 financial tracker'!$e$26:$e$525;[.$A19];'2024 financial tracker'!$j$26:$j$525;&quot;Pending&quot;)+SUMIFS('2024 financial tracker'!$h$26:$h$525;'2024 financial tracker'!$b$26:$b$525;&quot;Income&quot;;'2024 financial tracker'!$e$26:$e$525;[.$A19];'2024 financial tracker'!$j$26:$j$525;&quot;Expected&quot;)+SUMIFS('2025 financial tracker'!$h$26:$h$525;'2025 financial tracker'!$b$26:$b$525;&quot;Income&quot;;'2025 financial tracker'!$e$26:$e$525;[.$A19];'2025 financial tracker'!$j$26:$j$525;&quot;Pending&quot;)+SUMIFS('2025 financial tracker'!$h$26:$h$525;'2025 financial tracker'!$b$26:$b$525;&quot;Income&quot;;'2025 financial tracker'!$e$26:$e$525;[.$A19];'2025 financial tracker'!$j$26:$j$525;&quot;Expected&quot;)+SUMIFS('2026 financial tracker'!$h$26:$h$525;'2026 financial tracker'!$b$26:$b$525;&quot;Income&quot;;'2026 financial tracker'!$e$26:$e$525;[.$A19];'2026 financial tracker'!$j$26:$j$525;&quot;Pending&quot;)+SUMIFS('2026 financial tracker'!$h$26:$h$525;'2026 financial tracker'!$b$26:$b$525;&quot;Income&quot;;'2026 financial tracker'!$e$26:$e$525;[.$A19];'2026 financial tracker'!$j$26:$j$525;&quot;Expected&quot;))">
            <text:p/>
          </table:table-cell>
          <table:table-cell table:style-name="ce29" table:number-columns-repeated="9"/>
          <table:table-cell table:style-name="ce3"/>
          <table:table-cell table:number-columns-repeated="1006"/>
        </table:table-row>
        <table:table-row table:style-name="ro1">
          <table:table-cell table:style-name="ce29" table:number-columns-repeated="4"/>
          <table:table-cell table:style-name="ce32" table:formula="of:=IF([.$A20]=&quot;&quot;;&quot;&quot;;SUMIFS('2023 financial tracker'!$h$26:$h$525;'2023 financial tracker'!$b$26:$b$525;&quot;Income&quot;;'2023 financial tracker'!$e$26:$e$525;[.$A20];'2023 financial tracker'!$j$26:$j$525;&quot;Cleared&quot;)+SUMIFS('2024 financial tracker'!$h$26:$h$525;'2024 financial tracker'!$b$26:$b$525;&quot;Income&quot;;'2024 financial tracker'!$e$26:$e$525;[.$A20];'2024 financial tracker'!$j$26:$j$525;&quot;Cleared&quot;)+SUMIFS('2025 financial tracker'!$h$26:$h$525;'2025 financial tracker'!$b$26:$b$525;&quot;Income&quot;;'2025 financial tracker'!$e$26:$e$525;[.$A20];'2025 financial tracker'!$j$26:$j$525;&quot;Cleared&quot;)+SUMIFS('2026 financial tracker'!$h$26:$h$525;'2026 financial tracker'!$b$26:$b$525;&quot;Income&quot;;'2026 financial tracker'!$e$26:$e$525;[.$A20];'2026 financial tracker'!$j$26:$j$525;&quot;Cleared&quot;))">
            <text:p/>
          </table:table-cell>
          <table:table-cell table:style-name="ce32" table:formula="of:=IF([.$A20]=&quot;&quot;;&quot;&quot;;SUMIFS('2023 financial tracker'!$h$26:$h$525;'2023 financial tracker'!$b$26:$b$525;&quot;Expense&quot;;'2023 financial tracker'!$e$26:$e$525;[.$A20];'2023 financial tracker'!$j$26:$j$525;&quot;Cleared&quot;)+SUMIFS('2024 financial tracker'!$h$26:$h$525;'2024 financial tracker'!$b$26:$b$525;&quot;Expense&quot;;'2024 financial tracker'!$e$26:$e$525;[.$A20];'2024 financial tracker'!$j$26:$j$525;&quot;Cleared&quot;)+SUMIFS('2025 financial tracker'!$h$26:$h$525;'2025 financial tracker'!$b$26:$b$525;&quot;Expense&quot;;'2025 financial tracker'!$e$26:$e$525;[.$A20];'2025 financial tracker'!$j$26:$j$525;&quot;Cleared&quot;)+SUMIFS('2026 financial tracker'!$h$26:$h$525;'2026 financial tracker'!$b$26:$b$525;&quot;Expense&quot;;'2026 financial tracker'!$e$26:$e$525;[.$A20];'2026 financial tracker'!$j$26:$j$525;&quot;Cleared&quot;))">
            <text:p/>
          </table:table-cell>
          <table:table-cell table:style-name="ce32" table:formula="of:=IF([.$A20]=&quot;&quot;;&quot;&quot;;[.E20]-[.F20])">
            <text:p/>
          </table:table-cell>
          <table:table-cell table:style-name="ce32" table:formula="of:=IF([.$A20]=&quot;&quot;;&quot;&quot;;SUMIFS('2023 financial tracker'!$h$26:$h$525;'2023 financial tracker'!$b$26:$b$525;&quot;Income&quot;;'2023 financial tracker'!$e$26:$e$525;[.$A20];'2023 financial tracker'!$j$26:$j$525;&quot;Pending&quot;)+SUMIFS('2023 financial tracker'!$h$26:$h$525;'2023 financial tracker'!$b$26:$b$525;&quot;Income&quot;;'2023 financial tracker'!$e$26:$e$525;[.$A20];'2023 financial tracker'!$j$26:$j$525;&quot;Expected&quot;)+SUMIFS('2024 financial tracker'!$h$26:$h$525;'2024 financial tracker'!$b$26:$b$525;&quot;Income&quot;;'2024 financial tracker'!$e$26:$e$525;[.$A20];'2024 financial tracker'!$j$26:$j$525;&quot;Pending&quot;)+SUMIFS('2024 financial tracker'!$h$26:$h$525;'2024 financial tracker'!$b$26:$b$525;&quot;Income&quot;;'2024 financial tracker'!$e$26:$e$525;[.$A20];'2024 financial tracker'!$j$26:$j$525;&quot;Expected&quot;)+SUMIFS('2025 financial tracker'!$h$26:$h$525;'2025 financial tracker'!$b$26:$b$525;&quot;Income&quot;;'2025 financial tracker'!$e$26:$e$525;[.$A20];'2025 financial tracker'!$j$26:$j$525;&quot;Pending&quot;)+SUMIFS('2025 financial tracker'!$h$26:$h$525;'2025 financial tracker'!$b$26:$b$525;&quot;Income&quot;;'2025 financial tracker'!$e$26:$e$525;[.$A20];'2025 financial tracker'!$j$26:$j$525;&quot;Expected&quot;)+SUMIFS('2026 financial tracker'!$h$26:$h$525;'2026 financial tracker'!$b$26:$b$525;&quot;Income&quot;;'2026 financial tracker'!$e$26:$e$525;[.$A20];'2026 financial tracker'!$j$26:$j$525;&quot;Pending&quot;)+SUMIFS('2026 financial tracker'!$h$26:$h$525;'2026 financial tracker'!$b$26:$b$525;&quot;Income&quot;;'2026 financial tracker'!$e$26:$e$525;[.$A20];'2026 financial tracker'!$j$26:$j$525;&quot;Expected&quot;))">
            <text:p/>
          </table:table-cell>
          <table:table-cell table:style-name="ce29" table:number-columns-repeated="9"/>
          <table:table-cell table:style-name="ce3"/>
          <table:table-cell table:number-columns-repeated="1006"/>
        </table:table-row>
        <table:table-row table:style-name="ro2">
          <table:table-cell table:style-name="ce29" table:number-columns-repeated="4"/>
          <table:table-cell table:style-name="ce32" table:formula="of:=IF([.$A21]=&quot;&quot;;&quot;&quot;;SUMIFS('2023 financial tracker'!$h$26:$h$525;'2023 financial tracker'!$b$26:$b$525;&quot;Income&quot;;'2023 financial tracker'!$e$26:$e$525;[.$A21];'2023 financial tracker'!$j$26:$j$525;&quot;Cleared&quot;)+SUMIFS('2024 financial tracker'!$h$26:$h$525;'2024 financial tracker'!$b$26:$b$525;&quot;Income&quot;;'2024 financial tracker'!$e$26:$e$525;[.$A21];'2024 financial tracker'!$j$26:$j$525;&quot;Cleared&quot;)+SUMIFS('2025 financial tracker'!$h$26:$h$525;'2025 financial tracker'!$b$26:$b$525;&quot;Income&quot;;'2025 financial tracker'!$e$26:$e$525;[.$A21];'2025 financial tracker'!$j$26:$j$525;&quot;Cleared&quot;)+SUMIFS('2026 financial tracker'!$h$26:$h$525;'2026 financial tracker'!$b$26:$b$525;&quot;Income&quot;;'2026 financial tracker'!$e$26:$e$525;[.$A21];'2026 financial tracker'!$j$26:$j$525;&quot;Cleared&quot;))">
            <text:p/>
          </table:table-cell>
          <table:table-cell table:style-name="ce32" table:formula="of:=IF([.$A21]=&quot;&quot;;&quot;&quot;;SUMIFS('2023 financial tracker'!$h$26:$h$525;'2023 financial tracker'!$b$26:$b$525;&quot;Expense&quot;;'2023 financial tracker'!$e$26:$e$525;[.$A21];'2023 financial tracker'!$j$26:$j$525;&quot;Cleared&quot;)+SUMIFS('2024 financial tracker'!$h$26:$h$525;'2024 financial tracker'!$b$26:$b$525;&quot;Expense&quot;;'2024 financial tracker'!$e$26:$e$525;[.$A21];'2024 financial tracker'!$j$26:$j$525;&quot;Cleared&quot;)+SUMIFS('2025 financial tracker'!$h$26:$h$525;'2025 financial tracker'!$b$26:$b$525;&quot;Expense&quot;;'2025 financial tracker'!$e$26:$e$525;[.$A21];'2025 financial tracker'!$j$26:$j$525;&quot;Cleared&quot;)+SUMIFS('2026 financial tracker'!$h$26:$h$525;'2026 financial tracker'!$b$26:$b$525;&quot;Expense&quot;;'2026 financial tracker'!$e$26:$e$525;[.$A21];'2026 financial tracker'!$j$26:$j$525;&quot;Cleared&quot;))">
            <text:p/>
          </table:table-cell>
          <table:table-cell table:style-name="ce32" table:formula="of:=IF([.$A21]=&quot;&quot;;&quot;&quot;;[.E21]-[.F21])">
            <text:p/>
          </table:table-cell>
          <table:table-cell table:style-name="ce32" table:formula="of:=IF([.$A21]=&quot;&quot;;&quot;&quot;;SUMIFS('2023 financial tracker'!$h$26:$h$525;'2023 financial tracker'!$b$26:$b$525;&quot;Income&quot;;'2023 financial tracker'!$e$26:$e$525;[.$A21];'2023 financial tracker'!$j$26:$j$525;&quot;Pending&quot;)+SUMIFS('2023 financial tracker'!$h$26:$h$525;'2023 financial tracker'!$b$26:$b$525;&quot;Income&quot;;'2023 financial tracker'!$e$26:$e$525;[.$A21];'2023 financial tracker'!$j$26:$j$525;&quot;Expected&quot;)+SUMIFS('2024 financial tracker'!$h$26:$h$525;'2024 financial tracker'!$b$26:$b$525;&quot;Income&quot;;'2024 financial tracker'!$e$26:$e$525;[.$A21];'2024 financial tracker'!$j$26:$j$525;&quot;Pending&quot;)+SUMIFS('2024 financial tracker'!$h$26:$h$525;'2024 financial tracker'!$b$26:$b$525;&quot;Income&quot;;'2024 financial tracker'!$e$26:$e$525;[.$A21];'2024 financial tracker'!$j$26:$j$525;&quot;Expected&quot;)+SUMIFS('2025 financial tracker'!$h$26:$h$525;'2025 financial tracker'!$b$26:$b$525;&quot;Income&quot;;'2025 financial tracker'!$e$26:$e$525;[.$A21];'2025 financial tracker'!$j$26:$j$525;&quot;Pending&quot;)+SUMIFS('2025 financial tracker'!$h$26:$h$525;'2025 financial tracker'!$b$26:$b$525;&quot;Income&quot;;'2025 financial tracker'!$e$26:$e$525;[.$A21];'2025 financial tracker'!$j$26:$j$525;&quot;Expected&quot;)+SUMIFS('2026 financial tracker'!$h$26:$h$525;'2026 financial tracker'!$b$26:$b$525;&quot;Income&quot;;'2026 financial tracker'!$e$26:$e$525;[.$A21];'2026 financial tracker'!$j$26:$j$525;&quot;Pending&quot;)+SUMIFS('2026 financial tracker'!$h$26:$h$525;'2026 financial tracker'!$b$26:$b$525;&quot;Income&quot;;'2026 financial tracker'!$e$26:$e$525;[.$A21];'2026 financial tracker'!$j$26:$j$525;&quot;Expected&quot;))">
            <text:p/>
          </table:table-cell>
          <table:table-cell table:style-name="ce29" table:number-columns-repeated="9"/>
          <table:table-cell table:style-name="ce3"/>
          <table:table-cell table:number-columns-repeated="1006"/>
        </table:table-row>
        <table:table-row table:style-name="ro2">
          <table:table-cell table:style-name="ce29" table:number-columns-repeated="4"/>
          <table:table-cell table:style-name="ce32" table:formula="of:=IF([.$A22]=&quot;&quot;;&quot;&quot;;SUMIFS('2023 financial tracker'!$h$26:$h$525;'2023 financial tracker'!$b$26:$b$525;&quot;Income&quot;;'2023 financial tracker'!$e$26:$e$525;[.$A22];'2023 financial tracker'!$j$26:$j$525;&quot;Cleared&quot;)+SUMIFS('2024 financial tracker'!$h$26:$h$525;'2024 financial tracker'!$b$26:$b$525;&quot;Income&quot;;'2024 financial tracker'!$e$26:$e$525;[.$A22];'2024 financial tracker'!$j$26:$j$525;&quot;Cleared&quot;)+SUMIFS('2025 financial tracker'!$h$26:$h$525;'2025 financial tracker'!$b$26:$b$525;&quot;Income&quot;;'2025 financial tracker'!$e$26:$e$525;[.$A22];'2025 financial tracker'!$j$26:$j$525;&quot;Cleared&quot;)+SUMIFS('2026 financial tracker'!$h$26:$h$525;'2026 financial tracker'!$b$26:$b$525;&quot;Income&quot;;'2026 financial tracker'!$e$26:$e$525;[.$A22];'2026 financial tracker'!$j$26:$j$525;&quot;Cleared&quot;))">
            <text:p/>
          </table:table-cell>
          <table:table-cell table:style-name="ce32" table:formula="of:=IF([.$A22]=&quot;&quot;;&quot;&quot;;SUMIFS('2023 financial tracker'!$h$26:$h$525;'2023 financial tracker'!$b$26:$b$525;&quot;Expense&quot;;'2023 financial tracker'!$e$26:$e$525;[.$A22];'2023 financial tracker'!$j$26:$j$525;&quot;Cleared&quot;)+SUMIFS('2024 financial tracker'!$h$26:$h$525;'2024 financial tracker'!$b$26:$b$525;&quot;Expense&quot;;'2024 financial tracker'!$e$26:$e$525;[.$A22];'2024 financial tracker'!$j$26:$j$525;&quot;Cleared&quot;)+SUMIFS('2025 financial tracker'!$h$26:$h$525;'2025 financial tracker'!$b$26:$b$525;&quot;Expense&quot;;'2025 financial tracker'!$e$26:$e$525;[.$A22];'2025 financial tracker'!$j$26:$j$525;&quot;Cleared&quot;)+SUMIFS('2026 financial tracker'!$h$26:$h$525;'2026 financial tracker'!$b$26:$b$525;&quot;Expense&quot;;'2026 financial tracker'!$e$26:$e$525;[.$A22];'2026 financial tracker'!$j$26:$j$525;&quot;Cleared&quot;))">
            <text:p/>
          </table:table-cell>
          <table:table-cell table:style-name="ce32" table:formula="of:=IF([.$A22]=&quot;&quot;;&quot;&quot;;[.E22]-[.F22])">
            <text:p/>
          </table:table-cell>
          <table:table-cell table:style-name="ce32" table:formula="of:=IF([.$A22]=&quot;&quot;;&quot;&quot;;SUMIFS('2023 financial tracker'!$h$26:$h$525;'2023 financial tracker'!$b$26:$b$525;&quot;Income&quot;;'2023 financial tracker'!$e$26:$e$525;[.$A22];'2023 financial tracker'!$j$26:$j$525;&quot;Pending&quot;)+SUMIFS('2023 financial tracker'!$h$26:$h$525;'2023 financial tracker'!$b$26:$b$525;&quot;Income&quot;;'2023 financial tracker'!$e$26:$e$525;[.$A22];'2023 financial tracker'!$j$26:$j$525;&quot;Expected&quot;)+SUMIFS('2024 financial tracker'!$h$26:$h$525;'2024 financial tracker'!$b$26:$b$525;&quot;Income&quot;;'2024 financial tracker'!$e$26:$e$525;[.$A22];'2024 financial tracker'!$j$26:$j$525;&quot;Pending&quot;)+SUMIFS('2024 financial tracker'!$h$26:$h$525;'2024 financial tracker'!$b$26:$b$525;&quot;Income&quot;;'2024 financial tracker'!$e$26:$e$525;[.$A22];'2024 financial tracker'!$j$26:$j$525;&quot;Expected&quot;)+SUMIFS('2025 financial tracker'!$h$26:$h$525;'2025 financial tracker'!$b$26:$b$525;&quot;Income&quot;;'2025 financial tracker'!$e$26:$e$525;[.$A22];'2025 financial tracker'!$j$26:$j$525;&quot;Pending&quot;)+SUMIFS('2025 financial tracker'!$h$26:$h$525;'2025 financial tracker'!$b$26:$b$525;&quot;Income&quot;;'2025 financial tracker'!$e$26:$e$525;[.$A22];'2025 financial tracker'!$j$26:$j$525;&quot;Expected&quot;)+SUMIFS('2026 financial tracker'!$h$26:$h$525;'2026 financial tracker'!$b$26:$b$525;&quot;Income&quot;;'2026 financial tracker'!$e$26:$e$525;[.$A22];'2026 financial tracker'!$j$26:$j$525;&quot;Pending&quot;)+SUMIFS('2026 financial tracker'!$h$26:$h$525;'2026 financial tracker'!$b$26:$b$525;&quot;Income&quot;;'2026 financial tracker'!$e$26:$e$525;[.$A22];'2026 financial tracker'!$j$26:$j$525;&quot;Expected&quot;))">
            <text:p/>
          </table:table-cell>
          <table:table-cell table:style-name="ce29" table:number-columns-repeated="9"/>
          <table:table-cell table:style-name="ce3"/>
          <table:table-cell table:number-columns-repeated="1006"/>
        </table:table-row>
        <table:table-row table:style-name="ro2">
          <table:table-cell table:style-name="ce29" table:number-columns-repeated="4"/>
          <table:table-cell table:style-name="ce32" table:formula="of:=IF([.$A23]=&quot;&quot;;&quot;&quot;;SUMIFS('2023 financial tracker'!$h$26:$h$525;'2023 financial tracker'!$b$26:$b$525;&quot;Income&quot;;'2023 financial tracker'!$e$26:$e$525;[.$A23];'2023 financial tracker'!$j$26:$j$525;&quot;Cleared&quot;)+SUMIFS('2024 financial tracker'!$h$26:$h$525;'2024 financial tracker'!$b$26:$b$525;&quot;Income&quot;;'2024 financial tracker'!$e$26:$e$525;[.$A23];'2024 financial tracker'!$j$26:$j$525;&quot;Cleared&quot;)+SUMIFS('2025 financial tracker'!$h$26:$h$525;'2025 financial tracker'!$b$26:$b$525;&quot;Income&quot;;'2025 financial tracker'!$e$26:$e$525;[.$A23];'2025 financial tracker'!$j$26:$j$525;&quot;Cleared&quot;)+SUMIFS('2026 financial tracker'!$h$26:$h$525;'2026 financial tracker'!$b$26:$b$525;&quot;Income&quot;;'2026 financial tracker'!$e$26:$e$525;[.$A23];'2026 financial tracker'!$j$26:$j$525;&quot;Cleared&quot;))">
            <text:p/>
          </table:table-cell>
          <table:table-cell table:style-name="ce32" table:formula="of:=IF([.$A23]=&quot;&quot;;&quot;&quot;;SUMIFS('2023 financial tracker'!$h$26:$h$525;'2023 financial tracker'!$b$26:$b$525;&quot;Expense&quot;;'2023 financial tracker'!$e$26:$e$525;[.$A23];'2023 financial tracker'!$j$26:$j$525;&quot;Cleared&quot;)+SUMIFS('2024 financial tracker'!$h$26:$h$525;'2024 financial tracker'!$b$26:$b$525;&quot;Expense&quot;;'2024 financial tracker'!$e$26:$e$525;[.$A23];'2024 financial tracker'!$j$26:$j$525;&quot;Cleared&quot;)+SUMIFS('2025 financial tracker'!$h$26:$h$525;'2025 financial tracker'!$b$26:$b$525;&quot;Expense&quot;;'2025 financial tracker'!$e$26:$e$525;[.$A23];'2025 financial tracker'!$j$26:$j$525;&quot;Cleared&quot;)+SUMIFS('2026 financial tracker'!$h$26:$h$525;'2026 financial tracker'!$b$26:$b$525;&quot;Expense&quot;;'2026 financial tracker'!$e$26:$e$525;[.$A23];'2026 financial tracker'!$j$26:$j$525;&quot;Cleared&quot;))">
            <text:p/>
          </table:table-cell>
          <table:table-cell table:style-name="ce32" table:formula="of:=IF([.$A23]=&quot;&quot;;&quot;&quot;;[.E23]-[.F23])">
            <text:p/>
          </table:table-cell>
          <table:table-cell table:style-name="ce32" table:formula="of:=IF([.$A23]=&quot;&quot;;&quot;&quot;;SUMIFS('2023 financial tracker'!$h$26:$h$525;'2023 financial tracker'!$b$26:$b$525;&quot;Income&quot;;'2023 financial tracker'!$e$26:$e$525;[.$A23];'2023 financial tracker'!$j$26:$j$525;&quot;Pending&quot;)+SUMIFS('2023 financial tracker'!$h$26:$h$525;'2023 financial tracker'!$b$26:$b$525;&quot;Income&quot;;'2023 financial tracker'!$e$26:$e$525;[.$A23];'2023 financial tracker'!$j$26:$j$525;&quot;Expected&quot;)+SUMIFS('2024 financial tracker'!$h$26:$h$525;'2024 financial tracker'!$b$26:$b$525;&quot;Income&quot;;'2024 financial tracker'!$e$26:$e$525;[.$A23];'2024 financial tracker'!$j$26:$j$525;&quot;Pending&quot;)+SUMIFS('2024 financial tracker'!$h$26:$h$525;'2024 financial tracker'!$b$26:$b$525;&quot;Income&quot;;'2024 financial tracker'!$e$26:$e$525;[.$A23];'2024 financial tracker'!$j$26:$j$525;&quot;Expected&quot;)+SUMIFS('2025 financial tracker'!$h$26:$h$525;'2025 financial tracker'!$b$26:$b$525;&quot;Income&quot;;'2025 financial tracker'!$e$26:$e$525;[.$A23];'2025 financial tracker'!$j$26:$j$525;&quot;Pending&quot;)+SUMIFS('2025 financial tracker'!$h$26:$h$525;'2025 financial tracker'!$b$26:$b$525;&quot;Income&quot;;'2025 financial tracker'!$e$26:$e$525;[.$A23];'2025 financial tracker'!$j$26:$j$525;&quot;Expected&quot;)+SUMIFS('2026 financial tracker'!$h$26:$h$525;'2026 financial tracker'!$b$26:$b$525;&quot;Income&quot;;'2026 financial tracker'!$e$26:$e$525;[.$A23];'2026 financial tracker'!$j$26:$j$525;&quot;Pending&quot;)+SUMIFS('2026 financial tracker'!$h$26:$h$525;'2026 financial tracker'!$b$26:$b$525;&quot;Income&quot;;'2026 financial tracker'!$e$26:$e$525;[.$A23];'2026 financial tracker'!$j$26:$j$525;&quot;Expected&quot;))">
            <text:p/>
          </table:table-cell>
          <table:table-cell table:style-name="ce29" table:number-columns-repeated="9"/>
          <table:table-cell table:style-name="ce3"/>
          <table:table-cell table:number-columns-repeated="1006"/>
        </table:table-row>
        <table:table-row table:style-name="ro2">
          <table:table-cell table:style-name="ce29" table:number-columns-repeated="4"/>
          <table:table-cell table:style-name="ce32" table:formula="of:=IF([.$A24]=&quot;&quot;;&quot;&quot;;SUMIFS('2023 financial tracker'!$h$26:$h$525;'2023 financial tracker'!$b$26:$b$525;&quot;Income&quot;;'2023 financial tracker'!$e$26:$e$525;[.$A24];'2023 financial tracker'!$j$26:$j$525;&quot;Cleared&quot;)+SUMIFS('2024 financial tracker'!$h$26:$h$525;'2024 financial tracker'!$b$26:$b$525;&quot;Income&quot;;'2024 financial tracker'!$e$26:$e$525;[.$A24];'2024 financial tracker'!$j$26:$j$525;&quot;Cleared&quot;)+SUMIFS('2025 financial tracker'!$h$26:$h$525;'2025 financial tracker'!$b$26:$b$525;&quot;Income&quot;;'2025 financial tracker'!$e$26:$e$525;[.$A24];'2025 financial tracker'!$j$26:$j$525;&quot;Cleared&quot;)+SUMIFS('2026 financial tracker'!$h$26:$h$525;'2026 financial tracker'!$b$26:$b$525;&quot;Income&quot;;'2026 financial tracker'!$e$26:$e$525;[.$A24];'2026 financial tracker'!$j$26:$j$525;&quot;Cleared&quot;))">
            <text:p/>
          </table:table-cell>
          <table:table-cell table:style-name="ce32" table:formula="of:=IF([.$A24]=&quot;&quot;;&quot;&quot;;SUMIFS('2023 financial tracker'!$h$26:$h$525;'2023 financial tracker'!$b$26:$b$525;&quot;Expense&quot;;'2023 financial tracker'!$e$26:$e$525;[.$A24];'2023 financial tracker'!$j$26:$j$525;&quot;Cleared&quot;)+SUMIFS('2024 financial tracker'!$h$26:$h$525;'2024 financial tracker'!$b$26:$b$525;&quot;Expense&quot;;'2024 financial tracker'!$e$26:$e$525;[.$A24];'2024 financial tracker'!$j$26:$j$525;&quot;Cleared&quot;)+SUMIFS('2025 financial tracker'!$h$26:$h$525;'2025 financial tracker'!$b$26:$b$525;&quot;Expense&quot;;'2025 financial tracker'!$e$26:$e$525;[.$A24];'2025 financial tracker'!$j$26:$j$525;&quot;Cleared&quot;)+SUMIFS('2026 financial tracker'!$h$26:$h$525;'2026 financial tracker'!$b$26:$b$525;&quot;Expense&quot;;'2026 financial tracker'!$e$26:$e$525;[.$A24];'2026 financial tracker'!$j$26:$j$525;&quot;Cleared&quot;))">
            <text:p/>
          </table:table-cell>
          <table:table-cell table:style-name="ce32" table:formula="of:=IF([.$A24]=&quot;&quot;;&quot;&quot;;[.E24]-[.F24])">
            <text:p/>
          </table:table-cell>
          <table:table-cell table:style-name="ce32" table:formula="of:=IF([.$A24]=&quot;&quot;;&quot;&quot;;SUMIFS('2023 financial tracker'!$h$26:$h$525;'2023 financial tracker'!$b$26:$b$525;&quot;Income&quot;;'2023 financial tracker'!$e$26:$e$525;[.$A24];'2023 financial tracker'!$j$26:$j$525;&quot;Pending&quot;)+SUMIFS('2023 financial tracker'!$h$26:$h$525;'2023 financial tracker'!$b$26:$b$525;&quot;Income&quot;;'2023 financial tracker'!$e$26:$e$525;[.$A24];'2023 financial tracker'!$j$26:$j$525;&quot;Expected&quot;)+SUMIFS('2024 financial tracker'!$h$26:$h$525;'2024 financial tracker'!$b$26:$b$525;&quot;Income&quot;;'2024 financial tracker'!$e$26:$e$525;[.$A24];'2024 financial tracker'!$j$26:$j$525;&quot;Pending&quot;)+SUMIFS('2024 financial tracker'!$h$26:$h$525;'2024 financial tracker'!$b$26:$b$525;&quot;Income&quot;;'2024 financial tracker'!$e$26:$e$525;[.$A24];'2024 financial tracker'!$j$26:$j$525;&quot;Expected&quot;)+SUMIFS('2025 financial tracker'!$h$26:$h$525;'2025 financial tracker'!$b$26:$b$525;&quot;Income&quot;;'2025 financial tracker'!$e$26:$e$525;[.$A24];'2025 financial tracker'!$j$26:$j$525;&quot;Pending&quot;)+SUMIFS('2025 financial tracker'!$h$26:$h$525;'2025 financial tracker'!$b$26:$b$525;&quot;Income&quot;;'2025 financial tracker'!$e$26:$e$525;[.$A24];'2025 financial tracker'!$j$26:$j$525;&quot;Expected&quot;)+SUMIFS('2026 financial tracker'!$h$26:$h$525;'2026 financial tracker'!$b$26:$b$525;&quot;Income&quot;;'2026 financial tracker'!$e$26:$e$525;[.$A24];'2026 financial tracker'!$j$26:$j$525;&quot;Pending&quot;)+SUMIFS('2026 financial tracker'!$h$26:$h$525;'2026 financial tracker'!$b$26:$b$525;&quot;Income&quot;;'2026 financial tracker'!$e$26:$e$525;[.$A24];'2026 financial tracker'!$j$26:$j$525;&quot;Expected&quot;))">
            <text:p/>
          </table:table-cell>
          <table:table-cell table:style-name="ce29" table:number-columns-repeated="9"/>
          <table:table-cell table:style-name="ce3"/>
          <table:table-cell table:number-columns-repeated="1006"/>
        </table:table-row>
        <table:table-row table:style-name="ro2">
          <table:table-cell table:style-name="ce29" table:number-columns-repeated="4"/>
          <table:table-cell table:style-name="ce32" table:formula="of:=IF([.$A25]=&quot;&quot;;&quot;&quot;;SUMIFS('2023 financial tracker'!$h$26:$h$525;'2023 financial tracker'!$b$26:$b$525;&quot;Income&quot;;'2023 financial tracker'!$e$26:$e$525;[.$A25];'2023 financial tracker'!$j$26:$j$525;&quot;Cleared&quot;)+SUMIFS('2024 financial tracker'!$h$26:$h$525;'2024 financial tracker'!$b$26:$b$525;&quot;Income&quot;;'2024 financial tracker'!$e$26:$e$525;[.$A25];'2024 financial tracker'!$j$26:$j$525;&quot;Cleared&quot;)+SUMIFS('2025 financial tracker'!$h$26:$h$525;'2025 financial tracker'!$b$26:$b$525;&quot;Income&quot;;'2025 financial tracker'!$e$26:$e$525;[.$A25];'2025 financial tracker'!$j$26:$j$525;&quot;Cleared&quot;)+SUMIFS('2026 financial tracker'!$h$26:$h$525;'2026 financial tracker'!$b$26:$b$525;&quot;Income&quot;;'2026 financial tracker'!$e$26:$e$525;[.$A25];'2026 financial tracker'!$j$26:$j$525;&quot;Cleared&quot;))">
            <text:p/>
          </table:table-cell>
          <table:table-cell table:style-name="ce32" table:formula="of:=IF([.$A25]=&quot;&quot;;&quot;&quot;;SUMIFS('2023 financial tracker'!$h$26:$h$525;'2023 financial tracker'!$b$26:$b$525;&quot;Expense&quot;;'2023 financial tracker'!$e$26:$e$525;[.$A25];'2023 financial tracker'!$j$26:$j$525;&quot;Cleared&quot;)+SUMIFS('2024 financial tracker'!$h$26:$h$525;'2024 financial tracker'!$b$26:$b$525;&quot;Expense&quot;;'2024 financial tracker'!$e$26:$e$525;[.$A25];'2024 financial tracker'!$j$26:$j$525;&quot;Cleared&quot;)+SUMIFS('2025 financial tracker'!$h$26:$h$525;'2025 financial tracker'!$b$26:$b$525;&quot;Expense&quot;;'2025 financial tracker'!$e$26:$e$525;[.$A25];'2025 financial tracker'!$j$26:$j$525;&quot;Cleared&quot;)+SUMIFS('2026 financial tracker'!$h$26:$h$525;'2026 financial tracker'!$b$26:$b$525;&quot;Expense&quot;;'2026 financial tracker'!$e$26:$e$525;[.$A25];'2026 financial tracker'!$j$26:$j$525;&quot;Cleared&quot;))">
            <text:p/>
          </table:table-cell>
          <table:table-cell table:style-name="ce32" table:formula="of:=IF([.$A25]=&quot;&quot;;&quot;&quot;;[.E25]-[.F25])">
            <text:p/>
          </table:table-cell>
          <table:table-cell table:style-name="ce32" table:formula="of:=IF([.$A25]=&quot;&quot;;&quot;&quot;;SUMIFS('2023 financial tracker'!$h$26:$h$525;'2023 financial tracker'!$b$26:$b$525;&quot;Income&quot;;'2023 financial tracker'!$e$26:$e$525;[.$A25];'2023 financial tracker'!$j$26:$j$525;&quot;Pending&quot;)+SUMIFS('2023 financial tracker'!$h$26:$h$525;'2023 financial tracker'!$b$26:$b$525;&quot;Income&quot;;'2023 financial tracker'!$e$26:$e$525;[.$A25];'2023 financial tracker'!$j$26:$j$525;&quot;Expected&quot;)+SUMIFS('2024 financial tracker'!$h$26:$h$525;'2024 financial tracker'!$b$26:$b$525;&quot;Income&quot;;'2024 financial tracker'!$e$26:$e$525;[.$A25];'2024 financial tracker'!$j$26:$j$525;&quot;Pending&quot;)+SUMIFS('2024 financial tracker'!$h$26:$h$525;'2024 financial tracker'!$b$26:$b$525;&quot;Income&quot;;'2024 financial tracker'!$e$26:$e$525;[.$A25];'2024 financial tracker'!$j$26:$j$525;&quot;Expected&quot;)+SUMIFS('2025 financial tracker'!$h$26:$h$525;'2025 financial tracker'!$b$26:$b$525;&quot;Income&quot;;'2025 financial tracker'!$e$26:$e$525;[.$A25];'2025 financial tracker'!$j$26:$j$525;&quot;Pending&quot;)+SUMIFS('2025 financial tracker'!$h$26:$h$525;'2025 financial tracker'!$b$26:$b$525;&quot;Income&quot;;'2025 financial tracker'!$e$26:$e$525;[.$A25];'2025 financial tracker'!$j$26:$j$525;&quot;Expected&quot;)+SUMIFS('2026 financial tracker'!$h$26:$h$525;'2026 financial tracker'!$b$26:$b$525;&quot;Income&quot;;'2026 financial tracker'!$e$26:$e$525;[.$A25];'2026 financial tracker'!$j$26:$j$525;&quot;Pending&quot;)+SUMIFS('2026 financial tracker'!$h$26:$h$525;'2026 financial tracker'!$b$26:$b$525;&quot;Income&quot;;'2026 financial tracker'!$e$26:$e$525;[.$A25];'2026 financial tracker'!$j$26:$j$525;&quot;Expected&quot;))">
            <text:p/>
          </table:table-cell>
          <table:table-cell table:style-name="ce29" table:number-columns-repeated="9"/>
          <table:table-cell table:style-name="ce3"/>
          <table:table-cell table:number-columns-repeated="1006"/>
        </table:table-row>
        <table:table-row table:style-name="ro2">
          <table:table-cell table:style-name="ce29" table:number-columns-repeated="4"/>
          <table:table-cell table:style-name="ce32" table:formula="of:=IF([.$A26]=&quot;&quot;;&quot;&quot;;SUMIFS('2023 financial tracker'!$h$26:$h$525;'2023 financial tracker'!$b$26:$b$525;&quot;Income&quot;;'2023 financial tracker'!$e$26:$e$525;[.$A26];'2023 financial tracker'!$j$26:$j$525;&quot;Cleared&quot;)+SUMIFS('2024 financial tracker'!$h$26:$h$525;'2024 financial tracker'!$b$26:$b$525;&quot;Income&quot;;'2024 financial tracker'!$e$26:$e$525;[.$A26];'2024 financial tracker'!$j$26:$j$525;&quot;Cleared&quot;)+SUMIFS('2025 financial tracker'!$h$26:$h$525;'2025 financial tracker'!$b$26:$b$525;&quot;Income&quot;;'2025 financial tracker'!$e$26:$e$525;[.$A26];'2025 financial tracker'!$j$26:$j$525;&quot;Cleared&quot;)+SUMIFS('2026 financial tracker'!$h$26:$h$525;'2026 financial tracker'!$b$26:$b$525;&quot;Income&quot;;'2026 financial tracker'!$e$26:$e$525;[.$A26];'2026 financial tracker'!$j$26:$j$525;&quot;Cleared&quot;))">
            <text:p/>
          </table:table-cell>
          <table:table-cell table:style-name="ce32" table:formula="of:=IF([.$A26]=&quot;&quot;;&quot;&quot;;SUMIFS('2023 financial tracker'!$h$26:$h$525;'2023 financial tracker'!$b$26:$b$525;&quot;Expense&quot;;'2023 financial tracker'!$e$26:$e$525;[.$A26];'2023 financial tracker'!$j$26:$j$525;&quot;Cleared&quot;)+SUMIFS('2024 financial tracker'!$h$26:$h$525;'2024 financial tracker'!$b$26:$b$525;&quot;Expense&quot;;'2024 financial tracker'!$e$26:$e$525;[.$A26];'2024 financial tracker'!$j$26:$j$525;&quot;Cleared&quot;)+SUMIFS('2025 financial tracker'!$h$26:$h$525;'2025 financial tracker'!$b$26:$b$525;&quot;Expense&quot;;'2025 financial tracker'!$e$26:$e$525;[.$A26];'2025 financial tracker'!$j$26:$j$525;&quot;Cleared&quot;)+SUMIFS('2026 financial tracker'!$h$26:$h$525;'2026 financial tracker'!$b$26:$b$525;&quot;Expense&quot;;'2026 financial tracker'!$e$26:$e$525;[.$A26];'2026 financial tracker'!$j$26:$j$525;&quot;Cleared&quot;))">
            <text:p/>
          </table:table-cell>
          <table:table-cell table:style-name="ce32" table:formula="of:=IF([.$A26]=&quot;&quot;;&quot;&quot;;[.E26]-[.F26])">
            <text:p/>
          </table:table-cell>
          <table:table-cell table:style-name="ce32" table:formula="of:=IF([.$A26]=&quot;&quot;;&quot;&quot;;SUMIFS('2023 financial tracker'!$h$26:$h$525;'2023 financial tracker'!$b$26:$b$525;&quot;Income&quot;;'2023 financial tracker'!$e$26:$e$525;[.$A26];'2023 financial tracker'!$j$26:$j$525;&quot;Pending&quot;)+SUMIFS('2023 financial tracker'!$h$26:$h$525;'2023 financial tracker'!$b$26:$b$525;&quot;Income&quot;;'2023 financial tracker'!$e$26:$e$525;[.$A26];'2023 financial tracker'!$j$26:$j$525;&quot;Expected&quot;)+SUMIFS('2024 financial tracker'!$h$26:$h$525;'2024 financial tracker'!$b$26:$b$525;&quot;Income&quot;;'2024 financial tracker'!$e$26:$e$525;[.$A26];'2024 financial tracker'!$j$26:$j$525;&quot;Pending&quot;)+SUMIFS('2024 financial tracker'!$h$26:$h$525;'2024 financial tracker'!$b$26:$b$525;&quot;Income&quot;;'2024 financial tracker'!$e$26:$e$525;[.$A26];'2024 financial tracker'!$j$26:$j$525;&quot;Expected&quot;)+SUMIFS('2025 financial tracker'!$h$26:$h$525;'2025 financial tracker'!$b$26:$b$525;&quot;Income&quot;;'2025 financial tracker'!$e$26:$e$525;[.$A26];'2025 financial tracker'!$j$26:$j$525;&quot;Pending&quot;)+SUMIFS('2025 financial tracker'!$h$26:$h$525;'2025 financial tracker'!$b$26:$b$525;&quot;Income&quot;;'2025 financial tracker'!$e$26:$e$525;[.$A26];'2025 financial tracker'!$j$26:$j$525;&quot;Expected&quot;)+SUMIFS('2026 financial tracker'!$h$26:$h$525;'2026 financial tracker'!$b$26:$b$525;&quot;Income&quot;;'2026 financial tracker'!$e$26:$e$525;[.$A26];'2026 financial tracker'!$j$26:$j$525;&quot;Pending&quot;)+SUMIFS('2026 financial tracker'!$h$26:$h$525;'2026 financial tracker'!$b$26:$b$525;&quot;Income&quot;;'2026 financial tracker'!$e$26:$e$525;[.$A26];'2026 financial tracker'!$j$26:$j$525;&quot;Expected&quot;))">
            <text:p/>
          </table:table-cell>
          <table:table-cell table:style-name="ce29" table:number-columns-repeated="9"/>
          <table:table-cell table:style-name="ce3"/>
          <table:table-cell table:number-columns-repeated="1006"/>
        </table:table-row>
        <table:table-row table:style-name="ro2">
          <table:table-cell table:style-name="ce29" table:number-columns-repeated="4"/>
          <table:table-cell table:style-name="ce32" table:formula="of:=IF([.$A27]=&quot;&quot;;&quot;&quot;;SUMIFS('2023 financial tracker'!$h$26:$h$525;'2023 financial tracker'!$b$26:$b$525;&quot;Income&quot;;'2023 financial tracker'!$e$26:$e$525;[.$A27];'2023 financial tracker'!$j$26:$j$525;&quot;Cleared&quot;)+SUMIFS('2024 financial tracker'!$h$26:$h$525;'2024 financial tracker'!$b$26:$b$525;&quot;Income&quot;;'2024 financial tracker'!$e$26:$e$525;[.$A27];'2024 financial tracker'!$j$26:$j$525;&quot;Cleared&quot;)+SUMIFS('2025 financial tracker'!$h$26:$h$525;'2025 financial tracker'!$b$26:$b$525;&quot;Income&quot;;'2025 financial tracker'!$e$26:$e$525;[.$A27];'2025 financial tracker'!$j$26:$j$525;&quot;Cleared&quot;)+SUMIFS('2026 financial tracker'!$h$26:$h$525;'2026 financial tracker'!$b$26:$b$525;&quot;Income&quot;;'2026 financial tracker'!$e$26:$e$525;[.$A27];'2026 financial tracker'!$j$26:$j$525;&quot;Cleared&quot;))">
            <text:p/>
          </table:table-cell>
          <table:table-cell table:style-name="ce32" table:formula="of:=IF([.$A27]=&quot;&quot;;&quot;&quot;;SUMIFS('2023 financial tracker'!$h$26:$h$525;'2023 financial tracker'!$b$26:$b$525;&quot;Expense&quot;;'2023 financial tracker'!$e$26:$e$525;[.$A27];'2023 financial tracker'!$j$26:$j$525;&quot;Cleared&quot;)+SUMIFS('2024 financial tracker'!$h$26:$h$525;'2024 financial tracker'!$b$26:$b$525;&quot;Expense&quot;;'2024 financial tracker'!$e$26:$e$525;[.$A27];'2024 financial tracker'!$j$26:$j$525;&quot;Cleared&quot;)+SUMIFS('2025 financial tracker'!$h$26:$h$525;'2025 financial tracker'!$b$26:$b$525;&quot;Expense&quot;;'2025 financial tracker'!$e$26:$e$525;[.$A27];'2025 financial tracker'!$j$26:$j$525;&quot;Cleared&quot;)+SUMIFS('2026 financial tracker'!$h$26:$h$525;'2026 financial tracker'!$b$26:$b$525;&quot;Expense&quot;;'2026 financial tracker'!$e$26:$e$525;[.$A27];'2026 financial tracker'!$j$26:$j$525;&quot;Cleared&quot;))">
            <text:p/>
          </table:table-cell>
          <table:table-cell table:style-name="ce32" table:formula="of:=IF([.$A27]=&quot;&quot;;&quot;&quot;;[.E27]-[.F27])">
            <text:p/>
          </table:table-cell>
          <table:table-cell table:style-name="ce32" table:formula="of:=IF([.$A27]=&quot;&quot;;&quot;&quot;;SUMIFS('2023 financial tracker'!$h$26:$h$525;'2023 financial tracker'!$b$26:$b$525;&quot;Income&quot;;'2023 financial tracker'!$e$26:$e$525;[.$A27];'2023 financial tracker'!$j$26:$j$525;&quot;Pending&quot;)+SUMIFS('2023 financial tracker'!$h$26:$h$525;'2023 financial tracker'!$b$26:$b$525;&quot;Income&quot;;'2023 financial tracker'!$e$26:$e$525;[.$A27];'2023 financial tracker'!$j$26:$j$525;&quot;Expected&quot;)+SUMIFS('2024 financial tracker'!$h$26:$h$525;'2024 financial tracker'!$b$26:$b$525;&quot;Income&quot;;'2024 financial tracker'!$e$26:$e$525;[.$A27];'2024 financial tracker'!$j$26:$j$525;&quot;Pending&quot;)+SUMIFS('2024 financial tracker'!$h$26:$h$525;'2024 financial tracker'!$b$26:$b$525;&quot;Income&quot;;'2024 financial tracker'!$e$26:$e$525;[.$A27];'2024 financial tracker'!$j$26:$j$525;&quot;Expected&quot;)+SUMIFS('2025 financial tracker'!$h$26:$h$525;'2025 financial tracker'!$b$26:$b$525;&quot;Income&quot;;'2025 financial tracker'!$e$26:$e$525;[.$A27];'2025 financial tracker'!$j$26:$j$525;&quot;Pending&quot;)+SUMIFS('2025 financial tracker'!$h$26:$h$525;'2025 financial tracker'!$b$26:$b$525;&quot;Income&quot;;'2025 financial tracker'!$e$26:$e$525;[.$A27];'2025 financial tracker'!$j$26:$j$525;&quot;Expected&quot;)+SUMIFS('2026 financial tracker'!$h$26:$h$525;'2026 financial tracker'!$b$26:$b$525;&quot;Income&quot;;'2026 financial tracker'!$e$26:$e$525;[.$A27];'2026 financial tracker'!$j$26:$j$525;&quot;Pending&quot;)+SUMIFS('2026 financial tracker'!$h$26:$h$525;'2026 financial tracker'!$b$26:$b$525;&quot;Income&quot;;'2026 financial tracker'!$e$26:$e$525;[.$A27];'2026 financial tracker'!$j$26:$j$525;&quot;Expected&quot;))">
            <text:p/>
          </table:table-cell>
          <table:table-cell table:style-name="ce29" table:number-columns-repeated="9"/>
          <table:table-cell table:style-name="ce3"/>
          <table:table-cell table:number-columns-repeated="1006"/>
        </table:table-row>
        <table:table-row table:style-name="ro2">
          <table:table-cell table:style-name="ce29" table:number-columns-repeated="4"/>
          <table:table-cell table:style-name="ce32" table:formula="of:=IF([.$A28]=&quot;&quot;;&quot;&quot;;SUMIFS('2023 financial tracker'!$h$26:$h$525;'2023 financial tracker'!$b$26:$b$525;&quot;Income&quot;;'2023 financial tracker'!$e$26:$e$525;[.$A28];'2023 financial tracker'!$j$26:$j$525;&quot;Cleared&quot;)+SUMIFS('2024 financial tracker'!$h$26:$h$525;'2024 financial tracker'!$b$26:$b$525;&quot;Income&quot;;'2024 financial tracker'!$e$26:$e$525;[.$A28];'2024 financial tracker'!$j$26:$j$525;&quot;Cleared&quot;)+SUMIFS('2025 financial tracker'!$h$26:$h$525;'2025 financial tracker'!$b$26:$b$525;&quot;Income&quot;;'2025 financial tracker'!$e$26:$e$525;[.$A28];'2025 financial tracker'!$j$26:$j$525;&quot;Cleared&quot;)+SUMIFS('2026 financial tracker'!$h$26:$h$525;'2026 financial tracker'!$b$26:$b$525;&quot;Income&quot;;'2026 financial tracker'!$e$26:$e$525;[.$A28];'2026 financial tracker'!$j$26:$j$525;&quot;Cleared&quot;))">
            <text:p/>
          </table:table-cell>
          <table:table-cell table:style-name="ce32" table:formula="of:=IF([.$A28]=&quot;&quot;;&quot;&quot;;SUMIFS('2023 financial tracker'!$h$26:$h$525;'2023 financial tracker'!$b$26:$b$525;&quot;Expense&quot;;'2023 financial tracker'!$e$26:$e$525;[.$A28];'2023 financial tracker'!$j$26:$j$525;&quot;Cleared&quot;)+SUMIFS('2024 financial tracker'!$h$26:$h$525;'2024 financial tracker'!$b$26:$b$525;&quot;Expense&quot;;'2024 financial tracker'!$e$26:$e$525;[.$A28];'2024 financial tracker'!$j$26:$j$525;&quot;Cleared&quot;)+SUMIFS('2025 financial tracker'!$h$26:$h$525;'2025 financial tracker'!$b$26:$b$525;&quot;Expense&quot;;'2025 financial tracker'!$e$26:$e$525;[.$A28];'2025 financial tracker'!$j$26:$j$525;&quot;Cleared&quot;)+SUMIFS('2026 financial tracker'!$h$26:$h$525;'2026 financial tracker'!$b$26:$b$525;&quot;Expense&quot;;'2026 financial tracker'!$e$26:$e$525;[.$A28];'2026 financial tracker'!$j$26:$j$525;&quot;Cleared&quot;))">
            <text:p/>
          </table:table-cell>
          <table:table-cell table:style-name="ce32" table:formula="of:=IF([.$A28]=&quot;&quot;;&quot;&quot;;[.E28]-[.F28])">
            <text:p/>
          </table:table-cell>
          <table:table-cell table:style-name="ce32" table:formula="of:=IF([.$A28]=&quot;&quot;;&quot;&quot;;SUMIFS('2023 financial tracker'!$h$26:$h$525;'2023 financial tracker'!$b$26:$b$525;&quot;Income&quot;;'2023 financial tracker'!$e$26:$e$525;[.$A28];'2023 financial tracker'!$j$26:$j$525;&quot;Pending&quot;)+SUMIFS('2023 financial tracker'!$h$26:$h$525;'2023 financial tracker'!$b$26:$b$525;&quot;Income&quot;;'2023 financial tracker'!$e$26:$e$525;[.$A28];'2023 financial tracker'!$j$26:$j$525;&quot;Expected&quot;)+SUMIFS('2024 financial tracker'!$h$26:$h$525;'2024 financial tracker'!$b$26:$b$525;&quot;Income&quot;;'2024 financial tracker'!$e$26:$e$525;[.$A28];'2024 financial tracker'!$j$26:$j$525;&quot;Pending&quot;)+SUMIFS('2024 financial tracker'!$h$26:$h$525;'2024 financial tracker'!$b$26:$b$525;&quot;Income&quot;;'2024 financial tracker'!$e$26:$e$525;[.$A28];'2024 financial tracker'!$j$26:$j$525;&quot;Expected&quot;)+SUMIFS('2025 financial tracker'!$h$26:$h$525;'2025 financial tracker'!$b$26:$b$525;&quot;Income&quot;;'2025 financial tracker'!$e$26:$e$525;[.$A28];'2025 financial tracker'!$j$26:$j$525;&quot;Pending&quot;)+SUMIFS('2025 financial tracker'!$h$26:$h$525;'2025 financial tracker'!$b$26:$b$525;&quot;Income&quot;;'2025 financial tracker'!$e$26:$e$525;[.$A28];'2025 financial tracker'!$j$26:$j$525;&quot;Expected&quot;)+SUMIFS('2026 financial tracker'!$h$26:$h$525;'2026 financial tracker'!$b$26:$b$525;&quot;Income&quot;;'2026 financial tracker'!$e$26:$e$525;[.$A28];'2026 financial tracker'!$j$26:$j$525;&quot;Pending&quot;)+SUMIFS('2026 financial tracker'!$h$26:$h$525;'2026 financial tracker'!$b$26:$b$525;&quot;Income&quot;;'2026 financial tracker'!$e$26:$e$525;[.$A28];'2026 financial tracker'!$j$26:$j$525;&quot;Expected&quot;))">
            <text:p/>
          </table:table-cell>
          <table:table-cell table:style-name="ce29" table:number-columns-repeated="9"/>
          <table:table-cell table:style-name="ce3"/>
          <table:table-cell table:number-columns-repeated="1006"/>
        </table:table-row>
        <table:table-row table:style-name="ro2">
          <table:table-cell table:style-name="ce29" table:number-columns-repeated="4"/>
          <table:table-cell table:style-name="ce32" table:formula="of:=IF([.$A29]=&quot;&quot;;&quot;&quot;;SUMIFS('2023 financial tracker'!$h$26:$h$525;'2023 financial tracker'!$b$26:$b$525;&quot;Income&quot;;'2023 financial tracker'!$e$26:$e$525;[.$A29];'2023 financial tracker'!$j$26:$j$525;&quot;Cleared&quot;)+SUMIFS('2024 financial tracker'!$h$26:$h$525;'2024 financial tracker'!$b$26:$b$525;&quot;Income&quot;;'2024 financial tracker'!$e$26:$e$525;[.$A29];'2024 financial tracker'!$j$26:$j$525;&quot;Cleared&quot;)+SUMIFS('2025 financial tracker'!$h$26:$h$525;'2025 financial tracker'!$b$26:$b$525;&quot;Income&quot;;'2025 financial tracker'!$e$26:$e$525;[.$A29];'2025 financial tracker'!$j$26:$j$525;&quot;Cleared&quot;)+SUMIFS('2026 financial tracker'!$h$26:$h$525;'2026 financial tracker'!$b$26:$b$525;&quot;Income&quot;;'2026 financial tracker'!$e$26:$e$525;[.$A29];'2026 financial tracker'!$j$26:$j$525;&quot;Cleared&quot;))">
            <text:p/>
          </table:table-cell>
          <table:table-cell table:style-name="ce32" table:formula="of:=IF([.$A29]=&quot;&quot;;&quot;&quot;;SUMIFS('2023 financial tracker'!$h$26:$h$525;'2023 financial tracker'!$b$26:$b$525;&quot;Expense&quot;;'2023 financial tracker'!$e$26:$e$525;[.$A29];'2023 financial tracker'!$j$26:$j$525;&quot;Cleared&quot;)+SUMIFS('2024 financial tracker'!$h$26:$h$525;'2024 financial tracker'!$b$26:$b$525;&quot;Expense&quot;;'2024 financial tracker'!$e$26:$e$525;[.$A29];'2024 financial tracker'!$j$26:$j$525;&quot;Cleared&quot;)+SUMIFS('2025 financial tracker'!$h$26:$h$525;'2025 financial tracker'!$b$26:$b$525;&quot;Expense&quot;;'2025 financial tracker'!$e$26:$e$525;[.$A29];'2025 financial tracker'!$j$26:$j$525;&quot;Cleared&quot;)+SUMIFS('2026 financial tracker'!$h$26:$h$525;'2026 financial tracker'!$b$26:$b$525;&quot;Expense&quot;;'2026 financial tracker'!$e$26:$e$525;[.$A29];'2026 financial tracker'!$j$26:$j$525;&quot;Cleared&quot;))">
            <text:p/>
          </table:table-cell>
          <table:table-cell table:style-name="ce32" table:formula="of:=IF([.$A29]=&quot;&quot;;&quot;&quot;;[.E29]-[.F29])">
            <text:p/>
          </table:table-cell>
          <table:table-cell table:style-name="ce32" table:formula="of:=IF([.$A29]=&quot;&quot;;&quot;&quot;;SUMIFS('2023 financial tracker'!$h$26:$h$525;'2023 financial tracker'!$b$26:$b$525;&quot;Income&quot;;'2023 financial tracker'!$e$26:$e$525;[.$A29];'2023 financial tracker'!$j$26:$j$525;&quot;Pending&quot;)+SUMIFS('2023 financial tracker'!$h$26:$h$525;'2023 financial tracker'!$b$26:$b$525;&quot;Income&quot;;'2023 financial tracker'!$e$26:$e$525;[.$A29];'2023 financial tracker'!$j$26:$j$525;&quot;Expected&quot;)+SUMIFS('2024 financial tracker'!$h$26:$h$525;'2024 financial tracker'!$b$26:$b$525;&quot;Income&quot;;'2024 financial tracker'!$e$26:$e$525;[.$A29];'2024 financial tracker'!$j$26:$j$525;&quot;Pending&quot;)+SUMIFS('2024 financial tracker'!$h$26:$h$525;'2024 financial tracker'!$b$26:$b$525;&quot;Income&quot;;'2024 financial tracker'!$e$26:$e$525;[.$A29];'2024 financial tracker'!$j$26:$j$525;&quot;Expected&quot;)+SUMIFS('2025 financial tracker'!$h$26:$h$525;'2025 financial tracker'!$b$26:$b$525;&quot;Income&quot;;'2025 financial tracker'!$e$26:$e$525;[.$A29];'2025 financial tracker'!$j$26:$j$525;&quot;Pending&quot;)+SUMIFS('2025 financial tracker'!$h$26:$h$525;'2025 financial tracker'!$b$26:$b$525;&quot;Income&quot;;'2025 financial tracker'!$e$26:$e$525;[.$A29];'2025 financial tracker'!$j$26:$j$525;&quot;Expected&quot;)+SUMIFS('2026 financial tracker'!$h$26:$h$525;'2026 financial tracker'!$b$26:$b$525;&quot;Income&quot;;'2026 financial tracker'!$e$26:$e$525;[.$A29];'2026 financial tracker'!$j$26:$j$525;&quot;Pending&quot;)+SUMIFS('2026 financial tracker'!$h$26:$h$525;'2026 financial tracker'!$b$26:$b$525;&quot;Income&quot;;'2026 financial tracker'!$e$26:$e$525;[.$A29];'2026 financial tracker'!$j$26:$j$525;&quot;Expected&quot;))">
            <text:p/>
          </table:table-cell>
          <table:table-cell table:style-name="ce29" table:number-columns-repeated="9"/>
          <table:table-cell table:style-name="ce3"/>
          <table:table-cell table:number-columns-repeated="1006"/>
        </table:table-row>
        <table:table-row table:style-name="ro2">
          <table:table-cell table:style-name="ce29" table:number-columns-repeated="4"/>
          <table:table-cell table:style-name="ce32" table:formula="of:=IF([.$A30]=&quot;&quot;;&quot;&quot;;SUMIFS('2023 financial tracker'!$h$26:$h$525;'2023 financial tracker'!$b$26:$b$525;&quot;Income&quot;;'2023 financial tracker'!$e$26:$e$525;[.$A30];'2023 financial tracker'!$j$26:$j$525;&quot;Cleared&quot;)+SUMIFS('2024 financial tracker'!$h$26:$h$525;'2024 financial tracker'!$b$26:$b$525;&quot;Income&quot;;'2024 financial tracker'!$e$26:$e$525;[.$A30];'2024 financial tracker'!$j$26:$j$525;&quot;Cleared&quot;)+SUMIFS('2025 financial tracker'!$h$26:$h$525;'2025 financial tracker'!$b$26:$b$525;&quot;Income&quot;;'2025 financial tracker'!$e$26:$e$525;[.$A30];'2025 financial tracker'!$j$26:$j$525;&quot;Cleared&quot;)+SUMIFS('2026 financial tracker'!$h$26:$h$525;'2026 financial tracker'!$b$26:$b$525;&quot;Income&quot;;'2026 financial tracker'!$e$26:$e$525;[.$A30];'2026 financial tracker'!$j$26:$j$525;&quot;Cleared&quot;))">
            <text:p/>
          </table:table-cell>
          <table:table-cell table:style-name="ce32" table:formula="of:=IF([.$A30]=&quot;&quot;;&quot;&quot;;SUMIFS('2023 financial tracker'!$h$26:$h$525;'2023 financial tracker'!$b$26:$b$525;&quot;Expense&quot;;'2023 financial tracker'!$e$26:$e$525;[.$A30];'2023 financial tracker'!$j$26:$j$525;&quot;Cleared&quot;)+SUMIFS('2024 financial tracker'!$h$26:$h$525;'2024 financial tracker'!$b$26:$b$525;&quot;Expense&quot;;'2024 financial tracker'!$e$26:$e$525;[.$A30];'2024 financial tracker'!$j$26:$j$525;&quot;Cleared&quot;)+SUMIFS('2025 financial tracker'!$h$26:$h$525;'2025 financial tracker'!$b$26:$b$525;&quot;Expense&quot;;'2025 financial tracker'!$e$26:$e$525;[.$A30];'2025 financial tracker'!$j$26:$j$525;&quot;Cleared&quot;)+SUMIFS('2026 financial tracker'!$h$26:$h$525;'2026 financial tracker'!$b$26:$b$525;&quot;Expense&quot;;'2026 financial tracker'!$e$26:$e$525;[.$A30];'2026 financial tracker'!$j$26:$j$525;&quot;Cleared&quot;))">
            <text:p/>
          </table:table-cell>
          <table:table-cell table:style-name="ce32" table:formula="of:=IF([.$A30]=&quot;&quot;;&quot;&quot;;[.E30]-[.F30])">
            <text:p/>
          </table:table-cell>
          <table:table-cell table:style-name="ce32" table:formula="of:=IF([.$A30]=&quot;&quot;;&quot;&quot;;SUMIFS('2023 financial tracker'!$h$26:$h$525;'2023 financial tracker'!$b$26:$b$525;&quot;Income&quot;;'2023 financial tracker'!$e$26:$e$525;[.$A30];'2023 financial tracker'!$j$26:$j$525;&quot;Pending&quot;)+SUMIFS('2023 financial tracker'!$h$26:$h$525;'2023 financial tracker'!$b$26:$b$525;&quot;Income&quot;;'2023 financial tracker'!$e$26:$e$525;[.$A30];'2023 financial tracker'!$j$26:$j$525;&quot;Expected&quot;)+SUMIFS('2024 financial tracker'!$h$26:$h$525;'2024 financial tracker'!$b$26:$b$525;&quot;Income&quot;;'2024 financial tracker'!$e$26:$e$525;[.$A30];'2024 financial tracker'!$j$26:$j$525;&quot;Pending&quot;)+SUMIFS('2024 financial tracker'!$h$26:$h$525;'2024 financial tracker'!$b$26:$b$525;&quot;Income&quot;;'2024 financial tracker'!$e$26:$e$525;[.$A30];'2024 financial tracker'!$j$26:$j$525;&quot;Expected&quot;)+SUMIFS('2025 financial tracker'!$h$26:$h$525;'2025 financial tracker'!$b$26:$b$525;&quot;Income&quot;;'2025 financial tracker'!$e$26:$e$525;[.$A30];'2025 financial tracker'!$j$26:$j$525;&quot;Pending&quot;)+SUMIFS('2025 financial tracker'!$h$26:$h$525;'2025 financial tracker'!$b$26:$b$525;&quot;Income&quot;;'2025 financial tracker'!$e$26:$e$525;[.$A30];'2025 financial tracker'!$j$26:$j$525;&quot;Expected&quot;)+SUMIFS('2026 financial tracker'!$h$26:$h$525;'2026 financial tracker'!$b$26:$b$525;&quot;Income&quot;;'2026 financial tracker'!$e$26:$e$525;[.$A30];'2026 financial tracker'!$j$26:$j$525;&quot;Pending&quot;)+SUMIFS('2026 financial tracker'!$h$26:$h$525;'2026 financial tracker'!$b$26:$b$525;&quot;Income&quot;;'2026 financial tracker'!$e$26:$e$525;[.$A30];'2026 financial tracker'!$j$26:$j$525;&quot;Expected&quot;))">
            <text:p/>
          </table:table-cell>
          <table:table-cell table:style-name="ce29" table:number-columns-repeated="9"/>
          <table:table-cell table:style-name="ce3"/>
          <table:table-cell table:number-columns-repeated="1006"/>
        </table:table-row>
        <table:table-row table:style-name="ro2">
          <table:table-cell table:style-name="ce29" table:number-columns-repeated="4"/>
          <table:table-cell table:style-name="ce32" table:formula="of:=IF([.$A31]=&quot;&quot;;&quot;&quot;;SUMIFS('2023 financial tracker'!$h$26:$h$525;'2023 financial tracker'!$b$26:$b$525;&quot;Income&quot;;'2023 financial tracker'!$e$26:$e$525;[.$A31];'2023 financial tracker'!$j$26:$j$525;&quot;Cleared&quot;)+SUMIFS('2024 financial tracker'!$h$26:$h$525;'2024 financial tracker'!$b$26:$b$525;&quot;Income&quot;;'2024 financial tracker'!$e$26:$e$525;[.$A31];'2024 financial tracker'!$j$26:$j$525;&quot;Cleared&quot;)+SUMIFS('2025 financial tracker'!$h$26:$h$525;'2025 financial tracker'!$b$26:$b$525;&quot;Income&quot;;'2025 financial tracker'!$e$26:$e$525;[.$A31];'2025 financial tracker'!$j$26:$j$525;&quot;Cleared&quot;)+SUMIFS('2026 financial tracker'!$h$26:$h$525;'2026 financial tracker'!$b$26:$b$525;&quot;Income&quot;;'2026 financial tracker'!$e$26:$e$525;[.$A31];'2026 financial tracker'!$j$26:$j$525;&quot;Cleared&quot;))">
            <text:p/>
          </table:table-cell>
          <table:table-cell table:style-name="ce32" table:formula="of:=IF([.$A31]=&quot;&quot;;&quot;&quot;;SUMIFS('2023 financial tracker'!$h$26:$h$525;'2023 financial tracker'!$b$26:$b$525;&quot;Expense&quot;;'2023 financial tracker'!$e$26:$e$525;[.$A31];'2023 financial tracker'!$j$26:$j$525;&quot;Cleared&quot;)+SUMIFS('2024 financial tracker'!$h$26:$h$525;'2024 financial tracker'!$b$26:$b$525;&quot;Expense&quot;;'2024 financial tracker'!$e$26:$e$525;[.$A31];'2024 financial tracker'!$j$26:$j$525;&quot;Cleared&quot;)+SUMIFS('2025 financial tracker'!$h$26:$h$525;'2025 financial tracker'!$b$26:$b$525;&quot;Expense&quot;;'2025 financial tracker'!$e$26:$e$525;[.$A31];'2025 financial tracker'!$j$26:$j$525;&quot;Cleared&quot;)+SUMIFS('2026 financial tracker'!$h$26:$h$525;'2026 financial tracker'!$b$26:$b$525;&quot;Expense&quot;;'2026 financial tracker'!$e$26:$e$525;[.$A31];'2026 financial tracker'!$j$26:$j$525;&quot;Cleared&quot;))">
            <text:p/>
          </table:table-cell>
          <table:table-cell table:style-name="ce32" table:formula="of:=IF([.$A31]=&quot;&quot;;&quot;&quot;;[.E31]-[.F31])">
            <text:p/>
          </table:table-cell>
          <table:table-cell table:style-name="ce32" table:formula="of:=IF([.$A31]=&quot;&quot;;&quot;&quot;;SUMIFS('2023 financial tracker'!$h$26:$h$525;'2023 financial tracker'!$b$26:$b$525;&quot;Income&quot;;'2023 financial tracker'!$e$26:$e$525;[.$A31];'2023 financial tracker'!$j$26:$j$525;&quot;Pending&quot;)+SUMIFS('2023 financial tracker'!$h$26:$h$525;'2023 financial tracker'!$b$26:$b$525;&quot;Income&quot;;'2023 financial tracker'!$e$26:$e$525;[.$A31];'2023 financial tracker'!$j$26:$j$525;&quot;Expected&quot;)+SUMIFS('2024 financial tracker'!$h$26:$h$525;'2024 financial tracker'!$b$26:$b$525;&quot;Income&quot;;'2024 financial tracker'!$e$26:$e$525;[.$A31];'2024 financial tracker'!$j$26:$j$525;&quot;Pending&quot;)+SUMIFS('2024 financial tracker'!$h$26:$h$525;'2024 financial tracker'!$b$26:$b$525;&quot;Income&quot;;'2024 financial tracker'!$e$26:$e$525;[.$A31];'2024 financial tracker'!$j$26:$j$525;&quot;Expected&quot;)+SUMIFS('2025 financial tracker'!$h$26:$h$525;'2025 financial tracker'!$b$26:$b$525;&quot;Income&quot;;'2025 financial tracker'!$e$26:$e$525;[.$A31];'2025 financial tracker'!$j$26:$j$525;&quot;Pending&quot;)+SUMIFS('2025 financial tracker'!$h$26:$h$525;'2025 financial tracker'!$b$26:$b$525;&quot;Income&quot;;'2025 financial tracker'!$e$26:$e$525;[.$A31];'2025 financial tracker'!$j$26:$j$525;&quot;Expected&quot;)+SUMIFS('2026 financial tracker'!$h$26:$h$525;'2026 financial tracker'!$b$26:$b$525;&quot;Income&quot;;'2026 financial tracker'!$e$26:$e$525;[.$A31];'2026 financial tracker'!$j$26:$j$525;&quot;Pending&quot;)+SUMIFS('2026 financial tracker'!$h$26:$h$525;'2026 financial tracker'!$b$26:$b$525;&quot;Income&quot;;'2026 financial tracker'!$e$26:$e$525;[.$A31];'2026 financial tracker'!$j$26:$j$525;&quot;Expected&quot;))">
            <text:p/>
          </table:table-cell>
          <table:table-cell table:style-name="ce29" table:number-columns-repeated="9"/>
          <table:table-cell table:style-name="ce3"/>
          <table:table-cell table:number-columns-repeated="1006"/>
        </table:table-row>
        <table:table-row table:style-name="ro2">
          <table:table-cell table:style-name="ce29" table:number-columns-repeated="4"/>
          <table:table-cell table:style-name="ce32" table:formula="of:=IF([.$A32]=&quot;&quot;;&quot;&quot;;SUMIFS('2023 financial tracker'!$h$26:$h$525;'2023 financial tracker'!$b$26:$b$525;&quot;Income&quot;;'2023 financial tracker'!$e$26:$e$525;[.$A32];'2023 financial tracker'!$j$26:$j$525;&quot;Cleared&quot;)+SUMIFS('2024 financial tracker'!$h$26:$h$525;'2024 financial tracker'!$b$26:$b$525;&quot;Income&quot;;'2024 financial tracker'!$e$26:$e$525;[.$A32];'2024 financial tracker'!$j$26:$j$525;&quot;Cleared&quot;)+SUMIFS('2025 financial tracker'!$h$26:$h$525;'2025 financial tracker'!$b$26:$b$525;&quot;Income&quot;;'2025 financial tracker'!$e$26:$e$525;[.$A32];'2025 financial tracker'!$j$26:$j$525;&quot;Cleared&quot;)+SUMIFS('2026 financial tracker'!$h$26:$h$525;'2026 financial tracker'!$b$26:$b$525;&quot;Income&quot;;'2026 financial tracker'!$e$26:$e$525;[.$A32];'2026 financial tracker'!$j$26:$j$525;&quot;Cleared&quot;))">
            <text:p/>
          </table:table-cell>
          <table:table-cell table:style-name="ce32" table:formula="of:=IF([.$A32]=&quot;&quot;;&quot;&quot;;SUMIFS('2023 financial tracker'!$h$26:$h$525;'2023 financial tracker'!$b$26:$b$525;&quot;Expense&quot;;'2023 financial tracker'!$e$26:$e$525;[.$A32];'2023 financial tracker'!$j$26:$j$525;&quot;Cleared&quot;)+SUMIFS('2024 financial tracker'!$h$26:$h$525;'2024 financial tracker'!$b$26:$b$525;&quot;Expense&quot;;'2024 financial tracker'!$e$26:$e$525;[.$A32];'2024 financial tracker'!$j$26:$j$525;&quot;Cleared&quot;)+SUMIFS('2025 financial tracker'!$h$26:$h$525;'2025 financial tracker'!$b$26:$b$525;&quot;Expense&quot;;'2025 financial tracker'!$e$26:$e$525;[.$A32];'2025 financial tracker'!$j$26:$j$525;&quot;Cleared&quot;)+SUMIFS('2026 financial tracker'!$h$26:$h$525;'2026 financial tracker'!$b$26:$b$525;&quot;Expense&quot;;'2026 financial tracker'!$e$26:$e$525;[.$A32];'2026 financial tracker'!$j$26:$j$525;&quot;Cleared&quot;))">
            <text:p/>
          </table:table-cell>
          <table:table-cell table:style-name="ce32" table:formula="of:=IF([.$A32]=&quot;&quot;;&quot;&quot;;[.E32]-[.F32])">
            <text:p/>
          </table:table-cell>
          <table:table-cell table:style-name="ce32" table:formula="of:=IF([.$A32]=&quot;&quot;;&quot;&quot;;SUMIFS('2023 financial tracker'!$h$26:$h$525;'2023 financial tracker'!$b$26:$b$525;&quot;Income&quot;;'2023 financial tracker'!$e$26:$e$525;[.$A32];'2023 financial tracker'!$j$26:$j$525;&quot;Pending&quot;)+SUMIFS('2023 financial tracker'!$h$26:$h$525;'2023 financial tracker'!$b$26:$b$525;&quot;Income&quot;;'2023 financial tracker'!$e$26:$e$525;[.$A32];'2023 financial tracker'!$j$26:$j$525;&quot;Expected&quot;)+SUMIFS('2024 financial tracker'!$h$26:$h$525;'2024 financial tracker'!$b$26:$b$525;&quot;Income&quot;;'2024 financial tracker'!$e$26:$e$525;[.$A32];'2024 financial tracker'!$j$26:$j$525;&quot;Pending&quot;)+SUMIFS('2024 financial tracker'!$h$26:$h$525;'2024 financial tracker'!$b$26:$b$525;&quot;Income&quot;;'2024 financial tracker'!$e$26:$e$525;[.$A32];'2024 financial tracker'!$j$26:$j$525;&quot;Expected&quot;)+SUMIFS('2025 financial tracker'!$h$26:$h$525;'2025 financial tracker'!$b$26:$b$525;&quot;Income&quot;;'2025 financial tracker'!$e$26:$e$525;[.$A32];'2025 financial tracker'!$j$26:$j$525;&quot;Pending&quot;)+SUMIFS('2025 financial tracker'!$h$26:$h$525;'2025 financial tracker'!$b$26:$b$525;&quot;Income&quot;;'2025 financial tracker'!$e$26:$e$525;[.$A32];'2025 financial tracker'!$j$26:$j$525;&quot;Expected&quot;)+SUMIFS('2026 financial tracker'!$h$26:$h$525;'2026 financial tracker'!$b$26:$b$525;&quot;Income&quot;;'2026 financial tracker'!$e$26:$e$525;[.$A32];'2026 financial tracker'!$j$26:$j$525;&quot;Pending&quot;)+SUMIFS('2026 financial tracker'!$h$26:$h$525;'2026 financial tracker'!$b$26:$b$525;&quot;Income&quot;;'2026 financial tracker'!$e$26:$e$525;[.$A32];'2026 financial tracker'!$j$26:$j$525;&quot;Expected&quot;))">
            <text:p/>
          </table:table-cell>
          <table:table-cell table:style-name="ce29" table:number-columns-repeated="9"/>
          <table:table-cell table:style-name="ce3"/>
          <table:table-cell table:number-columns-repeated="1006"/>
        </table:table-row>
        <table:table-row table:style-name="ro2">
          <table:table-cell table:style-name="ce29" table:number-columns-repeated="4"/>
          <table:table-cell table:style-name="ce32" table:formula="of:=IF([.$A33]=&quot;&quot;;&quot;&quot;;SUMIFS('2023 financial tracker'!$h$26:$h$525;'2023 financial tracker'!$b$26:$b$525;&quot;Income&quot;;'2023 financial tracker'!$e$26:$e$525;[.$A33];'2023 financial tracker'!$j$26:$j$525;&quot;Cleared&quot;)+SUMIFS('2024 financial tracker'!$h$26:$h$525;'2024 financial tracker'!$b$26:$b$525;&quot;Income&quot;;'2024 financial tracker'!$e$26:$e$525;[.$A33];'2024 financial tracker'!$j$26:$j$525;&quot;Cleared&quot;)+SUMIFS('2025 financial tracker'!$h$26:$h$525;'2025 financial tracker'!$b$26:$b$525;&quot;Income&quot;;'2025 financial tracker'!$e$26:$e$525;[.$A33];'2025 financial tracker'!$j$26:$j$525;&quot;Cleared&quot;)+SUMIFS('2026 financial tracker'!$h$26:$h$525;'2026 financial tracker'!$b$26:$b$525;&quot;Income&quot;;'2026 financial tracker'!$e$26:$e$525;[.$A33];'2026 financial tracker'!$j$26:$j$525;&quot;Cleared&quot;))">
            <text:p/>
          </table:table-cell>
          <table:table-cell table:style-name="ce32" table:formula="of:=IF([.$A33]=&quot;&quot;;&quot;&quot;;SUMIFS('2023 financial tracker'!$h$26:$h$525;'2023 financial tracker'!$b$26:$b$525;&quot;Expense&quot;;'2023 financial tracker'!$e$26:$e$525;[.$A33];'2023 financial tracker'!$j$26:$j$525;&quot;Cleared&quot;)+SUMIFS('2024 financial tracker'!$h$26:$h$525;'2024 financial tracker'!$b$26:$b$525;&quot;Expense&quot;;'2024 financial tracker'!$e$26:$e$525;[.$A33];'2024 financial tracker'!$j$26:$j$525;&quot;Cleared&quot;)+SUMIFS('2025 financial tracker'!$h$26:$h$525;'2025 financial tracker'!$b$26:$b$525;&quot;Expense&quot;;'2025 financial tracker'!$e$26:$e$525;[.$A33];'2025 financial tracker'!$j$26:$j$525;&quot;Cleared&quot;)+SUMIFS('2026 financial tracker'!$h$26:$h$525;'2026 financial tracker'!$b$26:$b$525;&quot;Expense&quot;;'2026 financial tracker'!$e$26:$e$525;[.$A33];'2026 financial tracker'!$j$26:$j$525;&quot;Cleared&quot;))">
            <text:p/>
          </table:table-cell>
          <table:table-cell table:style-name="ce32" table:formula="of:=IF([.$A33]=&quot;&quot;;&quot;&quot;;[.E33]-[.F33])">
            <text:p/>
          </table:table-cell>
          <table:table-cell table:style-name="ce32" table:formula="of:=IF([.$A33]=&quot;&quot;;&quot;&quot;;SUMIFS('2023 financial tracker'!$h$26:$h$525;'2023 financial tracker'!$b$26:$b$525;&quot;Income&quot;;'2023 financial tracker'!$e$26:$e$525;[.$A33];'2023 financial tracker'!$j$26:$j$525;&quot;Pending&quot;)+SUMIFS('2023 financial tracker'!$h$26:$h$525;'2023 financial tracker'!$b$26:$b$525;&quot;Income&quot;;'2023 financial tracker'!$e$26:$e$525;[.$A33];'2023 financial tracker'!$j$26:$j$525;&quot;Expected&quot;)+SUMIFS('2024 financial tracker'!$h$26:$h$525;'2024 financial tracker'!$b$26:$b$525;&quot;Income&quot;;'2024 financial tracker'!$e$26:$e$525;[.$A33];'2024 financial tracker'!$j$26:$j$525;&quot;Pending&quot;)+SUMIFS('2024 financial tracker'!$h$26:$h$525;'2024 financial tracker'!$b$26:$b$525;&quot;Income&quot;;'2024 financial tracker'!$e$26:$e$525;[.$A33];'2024 financial tracker'!$j$26:$j$525;&quot;Expected&quot;)+SUMIFS('2025 financial tracker'!$h$26:$h$525;'2025 financial tracker'!$b$26:$b$525;&quot;Income&quot;;'2025 financial tracker'!$e$26:$e$525;[.$A33];'2025 financial tracker'!$j$26:$j$525;&quot;Pending&quot;)+SUMIFS('2025 financial tracker'!$h$26:$h$525;'2025 financial tracker'!$b$26:$b$525;&quot;Income&quot;;'2025 financial tracker'!$e$26:$e$525;[.$A33];'2025 financial tracker'!$j$26:$j$525;&quot;Expected&quot;)+SUMIFS('2026 financial tracker'!$h$26:$h$525;'2026 financial tracker'!$b$26:$b$525;&quot;Income&quot;;'2026 financial tracker'!$e$26:$e$525;[.$A33];'2026 financial tracker'!$j$26:$j$525;&quot;Pending&quot;)+SUMIFS('2026 financial tracker'!$h$26:$h$525;'2026 financial tracker'!$b$26:$b$525;&quot;Income&quot;;'2026 financial tracker'!$e$26:$e$525;[.$A33];'2026 financial tracker'!$j$26:$j$525;&quot;Expected&quot;))">
            <text:p/>
          </table:table-cell>
          <table:table-cell table:style-name="ce29" table:number-columns-repeated="9"/>
          <table:table-cell table:style-name="ce3"/>
          <table:table-cell table:number-columns-repeated="1006"/>
        </table:table-row>
        <table:table-row table:style-name="ro2">
          <table:table-cell table:style-name="ce29" table:number-columns-repeated="4"/>
          <table:table-cell table:style-name="ce32" table:formula="of:=IF([.$A34]=&quot;&quot;;&quot;&quot;;SUMIFS('2023 financial tracker'!$h$26:$h$525;'2023 financial tracker'!$b$26:$b$525;&quot;Income&quot;;'2023 financial tracker'!$e$26:$e$525;[.$A34];'2023 financial tracker'!$j$26:$j$525;&quot;Cleared&quot;)+SUMIFS('2024 financial tracker'!$h$26:$h$525;'2024 financial tracker'!$b$26:$b$525;&quot;Income&quot;;'2024 financial tracker'!$e$26:$e$525;[.$A34];'2024 financial tracker'!$j$26:$j$525;&quot;Cleared&quot;)+SUMIFS('2025 financial tracker'!$h$26:$h$525;'2025 financial tracker'!$b$26:$b$525;&quot;Income&quot;;'2025 financial tracker'!$e$26:$e$525;[.$A34];'2025 financial tracker'!$j$26:$j$525;&quot;Cleared&quot;)+SUMIFS('2026 financial tracker'!$h$26:$h$525;'2026 financial tracker'!$b$26:$b$525;&quot;Income&quot;;'2026 financial tracker'!$e$26:$e$525;[.$A34];'2026 financial tracker'!$j$26:$j$525;&quot;Cleared&quot;))">
            <text:p/>
          </table:table-cell>
          <table:table-cell table:style-name="ce32" table:formula="of:=IF([.$A34]=&quot;&quot;;&quot;&quot;;SUMIFS('2023 financial tracker'!$h$26:$h$525;'2023 financial tracker'!$b$26:$b$525;&quot;Expense&quot;;'2023 financial tracker'!$e$26:$e$525;[.$A34];'2023 financial tracker'!$j$26:$j$525;&quot;Cleared&quot;)+SUMIFS('2024 financial tracker'!$h$26:$h$525;'2024 financial tracker'!$b$26:$b$525;&quot;Expense&quot;;'2024 financial tracker'!$e$26:$e$525;[.$A34];'2024 financial tracker'!$j$26:$j$525;&quot;Cleared&quot;)+SUMIFS('2025 financial tracker'!$h$26:$h$525;'2025 financial tracker'!$b$26:$b$525;&quot;Expense&quot;;'2025 financial tracker'!$e$26:$e$525;[.$A34];'2025 financial tracker'!$j$26:$j$525;&quot;Cleared&quot;)+SUMIFS('2026 financial tracker'!$h$26:$h$525;'2026 financial tracker'!$b$26:$b$525;&quot;Expense&quot;;'2026 financial tracker'!$e$26:$e$525;[.$A34];'2026 financial tracker'!$j$26:$j$525;&quot;Cleared&quot;))">
            <text:p/>
          </table:table-cell>
          <table:table-cell table:style-name="ce32" table:formula="of:=IF([.$A34]=&quot;&quot;;&quot;&quot;;[.E34]-[.F34])">
            <text:p/>
          </table:table-cell>
          <table:table-cell table:style-name="ce32" table:formula="of:=IF([.$A34]=&quot;&quot;;&quot;&quot;;SUMIFS('2023 financial tracker'!$h$26:$h$525;'2023 financial tracker'!$b$26:$b$525;&quot;Income&quot;;'2023 financial tracker'!$e$26:$e$525;[.$A34];'2023 financial tracker'!$j$26:$j$525;&quot;Pending&quot;)+SUMIFS('2023 financial tracker'!$h$26:$h$525;'2023 financial tracker'!$b$26:$b$525;&quot;Income&quot;;'2023 financial tracker'!$e$26:$e$525;[.$A34];'2023 financial tracker'!$j$26:$j$525;&quot;Expected&quot;)+SUMIFS('2024 financial tracker'!$h$26:$h$525;'2024 financial tracker'!$b$26:$b$525;&quot;Income&quot;;'2024 financial tracker'!$e$26:$e$525;[.$A34];'2024 financial tracker'!$j$26:$j$525;&quot;Pending&quot;)+SUMIFS('2024 financial tracker'!$h$26:$h$525;'2024 financial tracker'!$b$26:$b$525;&quot;Income&quot;;'2024 financial tracker'!$e$26:$e$525;[.$A34];'2024 financial tracker'!$j$26:$j$525;&quot;Expected&quot;)+SUMIFS('2025 financial tracker'!$h$26:$h$525;'2025 financial tracker'!$b$26:$b$525;&quot;Income&quot;;'2025 financial tracker'!$e$26:$e$525;[.$A34];'2025 financial tracker'!$j$26:$j$525;&quot;Pending&quot;)+SUMIFS('2025 financial tracker'!$h$26:$h$525;'2025 financial tracker'!$b$26:$b$525;&quot;Income&quot;;'2025 financial tracker'!$e$26:$e$525;[.$A34];'2025 financial tracker'!$j$26:$j$525;&quot;Expected&quot;)+SUMIFS('2026 financial tracker'!$h$26:$h$525;'2026 financial tracker'!$b$26:$b$525;&quot;Income&quot;;'2026 financial tracker'!$e$26:$e$525;[.$A34];'2026 financial tracker'!$j$26:$j$525;&quot;Pending&quot;)+SUMIFS('2026 financial tracker'!$h$26:$h$525;'2026 financial tracker'!$b$26:$b$525;&quot;Income&quot;;'2026 financial tracker'!$e$26:$e$525;[.$A34];'2026 financial tracker'!$j$26:$j$525;&quot;Expected&quot;))">
            <text:p/>
          </table:table-cell>
          <table:table-cell table:style-name="ce29" table:number-columns-repeated="9"/>
          <table:table-cell table:style-name="ce3"/>
          <table:table-cell table:number-columns-repeated="1006"/>
        </table:table-row>
        <table:table-row table:style-name="ro2">
          <table:table-cell table:style-name="ce29" table:number-columns-repeated="4"/>
          <table:table-cell table:style-name="ce32" table:formula="of:=IF([.$A35]=&quot;&quot;;&quot;&quot;;SUMIFS('2023 financial tracker'!$h$26:$h$525;'2023 financial tracker'!$b$26:$b$525;&quot;Income&quot;;'2023 financial tracker'!$e$26:$e$525;[.$A35];'2023 financial tracker'!$j$26:$j$525;&quot;Cleared&quot;)+SUMIFS('2024 financial tracker'!$h$26:$h$525;'2024 financial tracker'!$b$26:$b$525;&quot;Income&quot;;'2024 financial tracker'!$e$26:$e$525;[.$A35];'2024 financial tracker'!$j$26:$j$525;&quot;Cleared&quot;)+SUMIFS('2025 financial tracker'!$h$26:$h$525;'2025 financial tracker'!$b$26:$b$525;&quot;Income&quot;;'2025 financial tracker'!$e$26:$e$525;[.$A35];'2025 financial tracker'!$j$26:$j$525;&quot;Cleared&quot;)+SUMIFS('2026 financial tracker'!$h$26:$h$525;'2026 financial tracker'!$b$26:$b$525;&quot;Income&quot;;'2026 financial tracker'!$e$26:$e$525;[.$A35];'2026 financial tracker'!$j$26:$j$525;&quot;Cleared&quot;))">
            <text:p/>
          </table:table-cell>
          <table:table-cell table:style-name="ce32" table:formula="of:=IF([.$A35]=&quot;&quot;;&quot;&quot;;SUMIFS('2023 financial tracker'!$h$26:$h$525;'2023 financial tracker'!$b$26:$b$525;&quot;Expense&quot;;'2023 financial tracker'!$e$26:$e$525;[.$A35];'2023 financial tracker'!$j$26:$j$525;&quot;Cleared&quot;)+SUMIFS('2024 financial tracker'!$h$26:$h$525;'2024 financial tracker'!$b$26:$b$525;&quot;Expense&quot;;'2024 financial tracker'!$e$26:$e$525;[.$A35];'2024 financial tracker'!$j$26:$j$525;&quot;Cleared&quot;)+SUMIFS('2025 financial tracker'!$h$26:$h$525;'2025 financial tracker'!$b$26:$b$525;&quot;Expense&quot;;'2025 financial tracker'!$e$26:$e$525;[.$A35];'2025 financial tracker'!$j$26:$j$525;&quot;Cleared&quot;)+SUMIFS('2026 financial tracker'!$h$26:$h$525;'2026 financial tracker'!$b$26:$b$525;&quot;Expense&quot;;'2026 financial tracker'!$e$26:$e$525;[.$A35];'2026 financial tracker'!$j$26:$j$525;&quot;Cleared&quot;))">
            <text:p/>
          </table:table-cell>
          <table:table-cell table:style-name="ce32" table:formula="of:=IF([.$A35]=&quot;&quot;;&quot;&quot;;[.E35]-[.F35])">
            <text:p/>
          </table:table-cell>
          <table:table-cell table:style-name="ce32" table:formula="of:=IF([.$A35]=&quot;&quot;;&quot;&quot;;SUMIFS('2023 financial tracker'!$h$26:$h$525;'2023 financial tracker'!$b$26:$b$525;&quot;Income&quot;;'2023 financial tracker'!$e$26:$e$525;[.$A35];'2023 financial tracker'!$j$26:$j$525;&quot;Pending&quot;)+SUMIFS('2023 financial tracker'!$h$26:$h$525;'2023 financial tracker'!$b$26:$b$525;&quot;Income&quot;;'2023 financial tracker'!$e$26:$e$525;[.$A35];'2023 financial tracker'!$j$26:$j$525;&quot;Expected&quot;)+SUMIFS('2024 financial tracker'!$h$26:$h$525;'2024 financial tracker'!$b$26:$b$525;&quot;Income&quot;;'2024 financial tracker'!$e$26:$e$525;[.$A35];'2024 financial tracker'!$j$26:$j$525;&quot;Pending&quot;)+SUMIFS('2024 financial tracker'!$h$26:$h$525;'2024 financial tracker'!$b$26:$b$525;&quot;Income&quot;;'2024 financial tracker'!$e$26:$e$525;[.$A35];'2024 financial tracker'!$j$26:$j$525;&quot;Expected&quot;)+SUMIFS('2025 financial tracker'!$h$26:$h$525;'2025 financial tracker'!$b$26:$b$525;&quot;Income&quot;;'2025 financial tracker'!$e$26:$e$525;[.$A35];'2025 financial tracker'!$j$26:$j$525;&quot;Pending&quot;)+SUMIFS('2025 financial tracker'!$h$26:$h$525;'2025 financial tracker'!$b$26:$b$525;&quot;Income&quot;;'2025 financial tracker'!$e$26:$e$525;[.$A35];'2025 financial tracker'!$j$26:$j$525;&quot;Expected&quot;)+SUMIFS('2026 financial tracker'!$h$26:$h$525;'2026 financial tracker'!$b$26:$b$525;&quot;Income&quot;;'2026 financial tracker'!$e$26:$e$525;[.$A35];'2026 financial tracker'!$j$26:$j$525;&quot;Pending&quot;)+SUMIFS('2026 financial tracker'!$h$26:$h$525;'2026 financial tracker'!$b$26:$b$525;&quot;Income&quot;;'2026 financial tracker'!$e$26:$e$525;[.$A35];'2026 financial tracker'!$j$26:$j$525;&quot;Expected&quot;))">
            <text:p/>
          </table:table-cell>
          <table:table-cell table:style-name="ce29" table:number-columns-repeated="9"/>
          <table:table-cell table:style-name="ce3"/>
          <table:table-cell table:number-columns-repeated="1006"/>
        </table:table-row>
        <table:table-row table:style-name="ro2">
          <table:table-cell table:style-name="ce29" table:number-columns-repeated="4"/>
          <table:table-cell table:style-name="ce32" table:formula="of:=IF([.$A36]=&quot;&quot;;&quot;&quot;;SUMIFS('2023 financial tracker'!$h$26:$h$525;'2023 financial tracker'!$b$26:$b$525;&quot;Income&quot;;'2023 financial tracker'!$e$26:$e$525;[.$A36];'2023 financial tracker'!$j$26:$j$525;&quot;Cleared&quot;)+SUMIFS('2024 financial tracker'!$h$26:$h$525;'2024 financial tracker'!$b$26:$b$525;&quot;Income&quot;;'2024 financial tracker'!$e$26:$e$525;[.$A36];'2024 financial tracker'!$j$26:$j$525;&quot;Cleared&quot;)+SUMIFS('2025 financial tracker'!$h$26:$h$525;'2025 financial tracker'!$b$26:$b$525;&quot;Income&quot;;'2025 financial tracker'!$e$26:$e$525;[.$A36];'2025 financial tracker'!$j$26:$j$525;&quot;Cleared&quot;)+SUMIFS('2026 financial tracker'!$h$26:$h$525;'2026 financial tracker'!$b$26:$b$525;&quot;Income&quot;;'2026 financial tracker'!$e$26:$e$525;[.$A36];'2026 financial tracker'!$j$26:$j$525;&quot;Cleared&quot;))">
            <text:p/>
          </table:table-cell>
          <table:table-cell table:style-name="ce32" table:formula="of:=IF([.$A36]=&quot;&quot;;&quot;&quot;;SUMIFS('2023 financial tracker'!$h$26:$h$525;'2023 financial tracker'!$b$26:$b$525;&quot;Expense&quot;;'2023 financial tracker'!$e$26:$e$525;[.$A36];'2023 financial tracker'!$j$26:$j$525;&quot;Cleared&quot;)+SUMIFS('2024 financial tracker'!$h$26:$h$525;'2024 financial tracker'!$b$26:$b$525;&quot;Expense&quot;;'2024 financial tracker'!$e$26:$e$525;[.$A36];'2024 financial tracker'!$j$26:$j$525;&quot;Cleared&quot;)+SUMIFS('2025 financial tracker'!$h$26:$h$525;'2025 financial tracker'!$b$26:$b$525;&quot;Expense&quot;;'2025 financial tracker'!$e$26:$e$525;[.$A36];'2025 financial tracker'!$j$26:$j$525;&quot;Cleared&quot;)+SUMIFS('2026 financial tracker'!$h$26:$h$525;'2026 financial tracker'!$b$26:$b$525;&quot;Expense&quot;;'2026 financial tracker'!$e$26:$e$525;[.$A36];'2026 financial tracker'!$j$26:$j$525;&quot;Cleared&quot;))">
            <text:p/>
          </table:table-cell>
          <table:table-cell table:style-name="ce32" table:formula="of:=IF([.$A36]=&quot;&quot;;&quot;&quot;;[.E36]-[.F36])">
            <text:p/>
          </table:table-cell>
          <table:table-cell table:style-name="ce32" table:formula="of:=IF([.$A36]=&quot;&quot;;&quot;&quot;;SUMIFS('2023 financial tracker'!$h$26:$h$525;'2023 financial tracker'!$b$26:$b$525;&quot;Income&quot;;'2023 financial tracker'!$e$26:$e$525;[.$A36];'2023 financial tracker'!$j$26:$j$525;&quot;Pending&quot;)+SUMIFS('2023 financial tracker'!$h$26:$h$525;'2023 financial tracker'!$b$26:$b$525;&quot;Income&quot;;'2023 financial tracker'!$e$26:$e$525;[.$A36];'2023 financial tracker'!$j$26:$j$525;&quot;Expected&quot;)+SUMIFS('2024 financial tracker'!$h$26:$h$525;'2024 financial tracker'!$b$26:$b$525;&quot;Income&quot;;'2024 financial tracker'!$e$26:$e$525;[.$A36];'2024 financial tracker'!$j$26:$j$525;&quot;Pending&quot;)+SUMIFS('2024 financial tracker'!$h$26:$h$525;'2024 financial tracker'!$b$26:$b$525;&quot;Income&quot;;'2024 financial tracker'!$e$26:$e$525;[.$A36];'2024 financial tracker'!$j$26:$j$525;&quot;Expected&quot;)+SUMIFS('2025 financial tracker'!$h$26:$h$525;'2025 financial tracker'!$b$26:$b$525;&quot;Income&quot;;'2025 financial tracker'!$e$26:$e$525;[.$A36];'2025 financial tracker'!$j$26:$j$525;&quot;Pending&quot;)+SUMIFS('2025 financial tracker'!$h$26:$h$525;'2025 financial tracker'!$b$26:$b$525;&quot;Income&quot;;'2025 financial tracker'!$e$26:$e$525;[.$A36];'2025 financial tracker'!$j$26:$j$525;&quot;Expected&quot;)+SUMIFS('2026 financial tracker'!$h$26:$h$525;'2026 financial tracker'!$b$26:$b$525;&quot;Income&quot;;'2026 financial tracker'!$e$26:$e$525;[.$A36];'2026 financial tracker'!$j$26:$j$525;&quot;Pending&quot;)+SUMIFS('2026 financial tracker'!$h$26:$h$525;'2026 financial tracker'!$b$26:$b$525;&quot;Income&quot;;'2026 financial tracker'!$e$26:$e$525;[.$A36];'2026 financial tracker'!$j$26:$j$525;&quot;Expected&quot;))">
            <text:p/>
          </table:table-cell>
          <table:table-cell table:style-name="ce29" table:number-columns-repeated="9"/>
          <table:table-cell table:style-name="ce3"/>
          <table:table-cell table:number-columns-repeated="1006"/>
        </table:table-row>
        <table:table-row table:style-name="ro2">
          <table:table-cell table:style-name="ce29" table:number-columns-repeated="4"/>
          <table:table-cell table:style-name="ce32" table:formula="of:=IF([.$A37]=&quot;&quot;;&quot;&quot;;SUMIFS('2023 financial tracker'!$h$26:$h$525;'2023 financial tracker'!$b$26:$b$525;&quot;Income&quot;;'2023 financial tracker'!$e$26:$e$525;[.$A37];'2023 financial tracker'!$j$26:$j$525;&quot;Cleared&quot;)+SUMIFS('2024 financial tracker'!$h$26:$h$525;'2024 financial tracker'!$b$26:$b$525;&quot;Income&quot;;'2024 financial tracker'!$e$26:$e$525;[.$A37];'2024 financial tracker'!$j$26:$j$525;&quot;Cleared&quot;)+SUMIFS('2025 financial tracker'!$h$26:$h$525;'2025 financial tracker'!$b$26:$b$525;&quot;Income&quot;;'2025 financial tracker'!$e$26:$e$525;[.$A37];'2025 financial tracker'!$j$26:$j$525;&quot;Cleared&quot;)+SUMIFS('2026 financial tracker'!$h$26:$h$525;'2026 financial tracker'!$b$26:$b$525;&quot;Income&quot;;'2026 financial tracker'!$e$26:$e$525;[.$A37];'2026 financial tracker'!$j$26:$j$525;&quot;Cleared&quot;))">
            <text:p/>
          </table:table-cell>
          <table:table-cell table:style-name="ce32" table:formula="of:=IF([.$A37]=&quot;&quot;;&quot;&quot;;SUMIFS('2023 financial tracker'!$h$26:$h$525;'2023 financial tracker'!$b$26:$b$525;&quot;Expense&quot;;'2023 financial tracker'!$e$26:$e$525;[.$A37];'2023 financial tracker'!$j$26:$j$525;&quot;Cleared&quot;)+SUMIFS('2024 financial tracker'!$h$26:$h$525;'2024 financial tracker'!$b$26:$b$525;&quot;Expense&quot;;'2024 financial tracker'!$e$26:$e$525;[.$A37];'2024 financial tracker'!$j$26:$j$525;&quot;Cleared&quot;)+SUMIFS('2025 financial tracker'!$h$26:$h$525;'2025 financial tracker'!$b$26:$b$525;&quot;Expense&quot;;'2025 financial tracker'!$e$26:$e$525;[.$A37];'2025 financial tracker'!$j$26:$j$525;&quot;Cleared&quot;)+SUMIFS('2026 financial tracker'!$h$26:$h$525;'2026 financial tracker'!$b$26:$b$525;&quot;Expense&quot;;'2026 financial tracker'!$e$26:$e$525;[.$A37];'2026 financial tracker'!$j$26:$j$525;&quot;Cleared&quot;))">
            <text:p/>
          </table:table-cell>
          <table:table-cell table:style-name="ce32" table:formula="of:=IF([.$A37]=&quot;&quot;;&quot;&quot;;[.E37]-[.F37])">
            <text:p/>
          </table:table-cell>
          <table:table-cell table:style-name="ce32" table:formula="of:=IF([.$A37]=&quot;&quot;;&quot;&quot;;SUMIFS('2023 financial tracker'!$h$26:$h$525;'2023 financial tracker'!$b$26:$b$525;&quot;Income&quot;;'2023 financial tracker'!$e$26:$e$525;[.$A37];'2023 financial tracker'!$j$26:$j$525;&quot;Pending&quot;)+SUMIFS('2023 financial tracker'!$h$26:$h$525;'2023 financial tracker'!$b$26:$b$525;&quot;Income&quot;;'2023 financial tracker'!$e$26:$e$525;[.$A37];'2023 financial tracker'!$j$26:$j$525;&quot;Expected&quot;)+SUMIFS('2024 financial tracker'!$h$26:$h$525;'2024 financial tracker'!$b$26:$b$525;&quot;Income&quot;;'2024 financial tracker'!$e$26:$e$525;[.$A37];'2024 financial tracker'!$j$26:$j$525;&quot;Pending&quot;)+SUMIFS('2024 financial tracker'!$h$26:$h$525;'2024 financial tracker'!$b$26:$b$525;&quot;Income&quot;;'2024 financial tracker'!$e$26:$e$525;[.$A37];'2024 financial tracker'!$j$26:$j$525;&quot;Expected&quot;)+SUMIFS('2025 financial tracker'!$h$26:$h$525;'2025 financial tracker'!$b$26:$b$525;&quot;Income&quot;;'2025 financial tracker'!$e$26:$e$525;[.$A37];'2025 financial tracker'!$j$26:$j$525;&quot;Pending&quot;)+SUMIFS('2025 financial tracker'!$h$26:$h$525;'2025 financial tracker'!$b$26:$b$525;&quot;Income&quot;;'2025 financial tracker'!$e$26:$e$525;[.$A37];'2025 financial tracker'!$j$26:$j$525;&quot;Expected&quot;)+SUMIFS('2026 financial tracker'!$h$26:$h$525;'2026 financial tracker'!$b$26:$b$525;&quot;Income&quot;;'2026 financial tracker'!$e$26:$e$525;[.$A37];'2026 financial tracker'!$j$26:$j$525;&quot;Pending&quot;)+SUMIFS('2026 financial tracker'!$h$26:$h$525;'2026 financial tracker'!$b$26:$b$525;&quot;Income&quot;;'2026 financial tracker'!$e$26:$e$525;[.$A37];'2026 financial tracker'!$j$26:$j$525;&quot;Expected&quot;))">
            <text:p/>
          </table:table-cell>
          <table:table-cell table:style-name="ce29" table:number-columns-repeated="9"/>
          <table:table-cell table:style-name="ce3"/>
          <table:table-cell table:number-columns-repeated="1006"/>
        </table:table-row>
        <table:table-row table:style-name="ro2">
          <table:table-cell table:style-name="ce29" table:number-columns-repeated="4"/>
          <table:table-cell table:style-name="ce32" table:formula="of:=IF([.$A38]=&quot;&quot;;&quot;&quot;;SUMIFS('2023 financial tracker'!$h$26:$h$525;'2023 financial tracker'!$b$26:$b$525;&quot;Income&quot;;'2023 financial tracker'!$e$26:$e$525;[.$A38];'2023 financial tracker'!$j$26:$j$525;&quot;Cleared&quot;)+SUMIFS('2024 financial tracker'!$h$26:$h$525;'2024 financial tracker'!$b$26:$b$525;&quot;Income&quot;;'2024 financial tracker'!$e$26:$e$525;[.$A38];'2024 financial tracker'!$j$26:$j$525;&quot;Cleared&quot;)+SUMIFS('2025 financial tracker'!$h$26:$h$525;'2025 financial tracker'!$b$26:$b$525;&quot;Income&quot;;'2025 financial tracker'!$e$26:$e$525;[.$A38];'2025 financial tracker'!$j$26:$j$525;&quot;Cleared&quot;)+SUMIFS('2026 financial tracker'!$h$26:$h$525;'2026 financial tracker'!$b$26:$b$525;&quot;Income&quot;;'2026 financial tracker'!$e$26:$e$525;[.$A38];'2026 financial tracker'!$j$26:$j$525;&quot;Cleared&quot;))">
            <text:p/>
          </table:table-cell>
          <table:table-cell table:style-name="ce32" table:formula="of:=IF([.$A38]=&quot;&quot;;&quot;&quot;;SUMIFS('2023 financial tracker'!$h$26:$h$525;'2023 financial tracker'!$b$26:$b$525;&quot;Expense&quot;;'2023 financial tracker'!$e$26:$e$525;[.$A38];'2023 financial tracker'!$j$26:$j$525;&quot;Cleared&quot;)+SUMIFS('2024 financial tracker'!$h$26:$h$525;'2024 financial tracker'!$b$26:$b$525;&quot;Expense&quot;;'2024 financial tracker'!$e$26:$e$525;[.$A38];'2024 financial tracker'!$j$26:$j$525;&quot;Cleared&quot;)+SUMIFS('2025 financial tracker'!$h$26:$h$525;'2025 financial tracker'!$b$26:$b$525;&quot;Expense&quot;;'2025 financial tracker'!$e$26:$e$525;[.$A38];'2025 financial tracker'!$j$26:$j$525;&quot;Cleared&quot;)+SUMIFS('2026 financial tracker'!$h$26:$h$525;'2026 financial tracker'!$b$26:$b$525;&quot;Expense&quot;;'2026 financial tracker'!$e$26:$e$525;[.$A38];'2026 financial tracker'!$j$26:$j$525;&quot;Cleared&quot;))">
            <text:p/>
          </table:table-cell>
          <table:table-cell table:style-name="ce32" table:formula="of:=IF([.$A38]=&quot;&quot;;&quot;&quot;;[.E38]-[.F38])">
            <text:p/>
          </table:table-cell>
          <table:table-cell table:style-name="ce32" table:formula="of:=IF([.$A38]=&quot;&quot;;&quot;&quot;;SUMIFS('2023 financial tracker'!$h$26:$h$525;'2023 financial tracker'!$b$26:$b$525;&quot;Income&quot;;'2023 financial tracker'!$e$26:$e$525;[.$A38];'2023 financial tracker'!$j$26:$j$525;&quot;Pending&quot;)+SUMIFS('2023 financial tracker'!$h$26:$h$525;'2023 financial tracker'!$b$26:$b$525;&quot;Income&quot;;'2023 financial tracker'!$e$26:$e$525;[.$A38];'2023 financial tracker'!$j$26:$j$525;&quot;Expected&quot;)+SUMIFS('2024 financial tracker'!$h$26:$h$525;'2024 financial tracker'!$b$26:$b$525;&quot;Income&quot;;'2024 financial tracker'!$e$26:$e$525;[.$A38];'2024 financial tracker'!$j$26:$j$525;&quot;Pending&quot;)+SUMIFS('2024 financial tracker'!$h$26:$h$525;'2024 financial tracker'!$b$26:$b$525;&quot;Income&quot;;'2024 financial tracker'!$e$26:$e$525;[.$A38];'2024 financial tracker'!$j$26:$j$525;&quot;Expected&quot;)+SUMIFS('2025 financial tracker'!$h$26:$h$525;'2025 financial tracker'!$b$26:$b$525;&quot;Income&quot;;'2025 financial tracker'!$e$26:$e$525;[.$A38];'2025 financial tracker'!$j$26:$j$525;&quot;Pending&quot;)+SUMIFS('2025 financial tracker'!$h$26:$h$525;'2025 financial tracker'!$b$26:$b$525;&quot;Income&quot;;'2025 financial tracker'!$e$26:$e$525;[.$A38];'2025 financial tracker'!$j$26:$j$525;&quot;Expected&quot;)+SUMIFS('2026 financial tracker'!$h$26:$h$525;'2026 financial tracker'!$b$26:$b$525;&quot;Income&quot;;'2026 financial tracker'!$e$26:$e$525;[.$A38];'2026 financial tracker'!$j$26:$j$525;&quot;Pending&quot;)+SUMIFS('2026 financial tracker'!$h$26:$h$525;'2026 financial tracker'!$b$26:$b$525;&quot;Income&quot;;'2026 financial tracker'!$e$26:$e$525;[.$A38];'2026 financial tracker'!$j$26:$j$525;&quot;Expected&quot;))">
            <text:p/>
          </table:table-cell>
          <table:table-cell table:style-name="ce29" table:number-columns-repeated="9"/>
          <table:table-cell table:style-name="ce3"/>
          <table:table-cell table:number-columns-repeated="1006"/>
        </table:table-row>
        <table:table-row table:style-name="ro2">
          <table:table-cell table:style-name="ce29" table:number-columns-repeated="4"/>
          <table:table-cell table:style-name="ce32" table:formula="of:=IF([.$A39]=&quot;&quot;;&quot;&quot;;SUMIFS('2023 financial tracker'!$h$26:$h$525;'2023 financial tracker'!$b$26:$b$525;&quot;Income&quot;;'2023 financial tracker'!$e$26:$e$525;[.$A39];'2023 financial tracker'!$j$26:$j$525;&quot;Cleared&quot;)+SUMIFS('2024 financial tracker'!$h$26:$h$525;'2024 financial tracker'!$b$26:$b$525;&quot;Income&quot;;'2024 financial tracker'!$e$26:$e$525;[.$A39];'2024 financial tracker'!$j$26:$j$525;&quot;Cleared&quot;)+SUMIFS('2025 financial tracker'!$h$26:$h$525;'2025 financial tracker'!$b$26:$b$525;&quot;Income&quot;;'2025 financial tracker'!$e$26:$e$525;[.$A39];'2025 financial tracker'!$j$26:$j$525;&quot;Cleared&quot;)+SUMIFS('2026 financial tracker'!$h$26:$h$525;'2026 financial tracker'!$b$26:$b$525;&quot;Income&quot;;'2026 financial tracker'!$e$26:$e$525;[.$A39];'2026 financial tracker'!$j$26:$j$525;&quot;Cleared&quot;))">
            <text:p/>
          </table:table-cell>
          <table:table-cell table:style-name="ce32" table:formula="of:=IF([.$A39]=&quot;&quot;;&quot;&quot;;SUMIFS('2023 financial tracker'!$h$26:$h$525;'2023 financial tracker'!$b$26:$b$525;&quot;Expense&quot;;'2023 financial tracker'!$e$26:$e$525;[.$A39];'2023 financial tracker'!$j$26:$j$525;&quot;Cleared&quot;)+SUMIFS('2024 financial tracker'!$h$26:$h$525;'2024 financial tracker'!$b$26:$b$525;&quot;Expense&quot;;'2024 financial tracker'!$e$26:$e$525;[.$A39];'2024 financial tracker'!$j$26:$j$525;&quot;Cleared&quot;)+SUMIFS('2025 financial tracker'!$h$26:$h$525;'2025 financial tracker'!$b$26:$b$525;&quot;Expense&quot;;'2025 financial tracker'!$e$26:$e$525;[.$A39];'2025 financial tracker'!$j$26:$j$525;&quot;Cleared&quot;)+SUMIFS('2026 financial tracker'!$h$26:$h$525;'2026 financial tracker'!$b$26:$b$525;&quot;Expense&quot;;'2026 financial tracker'!$e$26:$e$525;[.$A39];'2026 financial tracker'!$j$26:$j$525;&quot;Cleared&quot;))">
            <text:p/>
          </table:table-cell>
          <table:table-cell table:style-name="ce32" table:formula="of:=IF([.$A39]=&quot;&quot;;&quot;&quot;;[.E39]-[.F39])">
            <text:p/>
          </table:table-cell>
          <table:table-cell table:style-name="ce32" table:formula="of:=IF([.$A39]=&quot;&quot;;&quot;&quot;;SUMIFS('2023 financial tracker'!$h$26:$h$525;'2023 financial tracker'!$b$26:$b$525;&quot;Income&quot;;'2023 financial tracker'!$e$26:$e$525;[.$A39];'2023 financial tracker'!$j$26:$j$525;&quot;Pending&quot;)+SUMIFS('2023 financial tracker'!$h$26:$h$525;'2023 financial tracker'!$b$26:$b$525;&quot;Income&quot;;'2023 financial tracker'!$e$26:$e$525;[.$A39];'2023 financial tracker'!$j$26:$j$525;&quot;Expected&quot;)+SUMIFS('2024 financial tracker'!$h$26:$h$525;'2024 financial tracker'!$b$26:$b$525;&quot;Income&quot;;'2024 financial tracker'!$e$26:$e$525;[.$A39];'2024 financial tracker'!$j$26:$j$525;&quot;Pending&quot;)+SUMIFS('2024 financial tracker'!$h$26:$h$525;'2024 financial tracker'!$b$26:$b$525;&quot;Income&quot;;'2024 financial tracker'!$e$26:$e$525;[.$A39];'2024 financial tracker'!$j$26:$j$525;&quot;Expected&quot;)+SUMIFS('2025 financial tracker'!$h$26:$h$525;'2025 financial tracker'!$b$26:$b$525;&quot;Income&quot;;'2025 financial tracker'!$e$26:$e$525;[.$A39];'2025 financial tracker'!$j$26:$j$525;&quot;Pending&quot;)+SUMIFS('2025 financial tracker'!$h$26:$h$525;'2025 financial tracker'!$b$26:$b$525;&quot;Income&quot;;'2025 financial tracker'!$e$26:$e$525;[.$A39];'2025 financial tracker'!$j$26:$j$525;&quot;Expected&quot;)+SUMIFS('2026 financial tracker'!$h$26:$h$525;'2026 financial tracker'!$b$26:$b$525;&quot;Income&quot;;'2026 financial tracker'!$e$26:$e$525;[.$A39];'2026 financial tracker'!$j$26:$j$525;&quot;Pending&quot;)+SUMIFS('2026 financial tracker'!$h$26:$h$525;'2026 financial tracker'!$b$26:$b$525;&quot;Income&quot;;'2026 financial tracker'!$e$26:$e$525;[.$A39];'2026 financial tracker'!$j$26:$j$525;&quot;Expected&quot;))">
            <text:p/>
          </table:table-cell>
          <table:table-cell table:style-name="ce29" table:number-columns-repeated="9"/>
          <table:table-cell table:style-name="ce3"/>
          <table:table-cell table:number-columns-repeated="1006"/>
        </table:table-row>
        <table:table-row table:style-name="ro2">
          <table:table-cell table:style-name="ce29" table:number-columns-repeated="4"/>
          <table:table-cell table:style-name="ce32" table:formula="of:=IF([.$A40]=&quot;&quot;;&quot;&quot;;SUMIFS('2023 financial tracker'!$h$26:$h$525;'2023 financial tracker'!$b$26:$b$525;&quot;Income&quot;;'2023 financial tracker'!$e$26:$e$525;[.$A40];'2023 financial tracker'!$j$26:$j$525;&quot;Cleared&quot;)+SUMIFS('2024 financial tracker'!$h$26:$h$525;'2024 financial tracker'!$b$26:$b$525;&quot;Income&quot;;'2024 financial tracker'!$e$26:$e$525;[.$A40];'2024 financial tracker'!$j$26:$j$525;&quot;Cleared&quot;)+SUMIFS('2025 financial tracker'!$h$26:$h$525;'2025 financial tracker'!$b$26:$b$525;&quot;Income&quot;;'2025 financial tracker'!$e$26:$e$525;[.$A40];'2025 financial tracker'!$j$26:$j$525;&quot;Cleared&quot;)+SUMIFS('2026 financial tracker'!$h$26:$h$525;'2026 financial tracker'!$b$26:$b$525;&quot;Income&quot;;'2026 financial tracker'!$e$26:$e$525;[.$A40];'2026 financial tracker'!$j$26:$j$525;&quot;Cleared&quot;))">
            <text:p/>
          </table:table-cell>
          <table:table-cell table:style-name="ce32" table:formula="of:=IF([.$A40]=&quot;&quot;;&quot;&quot;;SUMIFS('2023 financial tracker'!$h$26:$h$525;'2023 financial tracker'!$b$26:$b$525;&quot;Expense&quot;;'2023 financial tracker'!$e$26:$e$525;[.$A40];'2023 financial tracker'!$j$26:$j$525;&quot;Cleared&quot;)+SUMIFS('2024 financial tracker'!$h$26:$h$525;'2024 financial tracker'!$b$26:$b$525;&quot;Expense&quot;;'2024 financial tracker'!$e$26:$e$525;[.$A40];'2024 financial tracker'!$j$26:$j$525;&quot;Cleared&quot;)+SUMIFS('2025 financial tracker'!$h$26:$h$525;'2025 financial tracker'!$b$26:$b$525;&quot;Expense&quot;;'2025 financial tracker'!$e$26:$e$525;[.$A40];'2025 financial tracker'!$j$26:$j$525;&quot;Cleared&quot;)+SUMIFS('2026 financial tracker'!$h$26:$h$525;'2026 financial tracker'!$b$26:$b$525;&quot;Expense&quot;;'2026 financial tracker'!$e$26:$e$525;[.$A40];'2026 financial tracker'!$j$26:$j$525;&quot;Cleared&quot;))">
            <text:p/>
          </table:table-cell>
          <table:table-cell table:style-name="ce32" table:formula="of:=IF([.$A40]=&quot;&quot;;&quot;&quot;;[.E40]-[.F40])">
            <text:p/>
          </table:table-cell>
          <table:table-cell table:style-name="ce32" table:formula="of:=IF([.$A40]=&quot;&quot;;&quot;&quot;;SUMIFS('2023 financial tracker'!$h$26:$h$525;'2023 financial tracker'!$b$26:$b$525;&quot;Income&quot;;'2023 financial tracker'!$e$26:$e$525;[.$A40];'2023 financial tracker'!$j$26:$j$525;&quot;Pending&quot;)+SUMIFS('2023 financial tracker'!$h$26:$h$525;'2023 financial tracker'!$b$26:$b$525;&quot;Income&quot;;'2023 financial tracker'!$e$26:$e$525;[.$A40];'2023 financial tracker'!$j$26:$j$525;&quot;Expected&quot;)+SUMIFS('2024 financial tracker'!$h$26:$h$525;'2024 financial tracker'!$b$26:$b$525;&quot;Income&quot;;'2024 financial tracker'!$e$26:$e$525;[.$A40];'2024 financial tracker'!$j$26:$j$525;&quot;Pending&quot;)+SUMIFS('2024 financial tracker'!$h$26:$h$525;'2024 financial tracker'!$b$26:$b$525;&quot;Income&quot;;'2024 financial tracker'!$e$26:$e$525;[.$A40];'2024 financial tracker'!$j$26:$j$525;&quot;Expected&quot;)+SUMIFS('2025 financial tracker'!$h$26:$h$525;'2025 financial tracker'!$b$26:$b$525;&quot;Income&quot;;'2025 financial tracker'!$e$26:$e$525;[.$A40];'2025 financial tracker'!$j$26:$j$525;&quot;Pending&quot;)+SUMIFS('2025 financial tracker'!$h$26:$h$525;'2025 financial tracker'!$b$26:$b$525;&quot;Income&quot;;'2025 financial tracker'!$e$26:$e$525;[.$A40];'2025 financial tracker'!$j$26:$j$525;&quot;Expected&quot;)+SUMIFS('2026 financial tracker'!$h$26:$h$525;'2026 financial tracker'!$b$26:$b$525;&quot;Income&quot;;'2026 financial tracker'!$e$26:$e$525;[.$A40];'2026 financial tracker'!$j$26:$j$525;&quot;Pending&quot;)+SUMIFS('2026 financial tracker'!$h$26:$h$525;'2026 financial tracker'!$b$26:$b$525;&quot;Income&quot;;'2026 financial tracker'!$e$26:$e$525;[.$A40];'2026 financial tracker'!$j$26:$j$525;&quot;Expected&quot;))">
            <text:p/>
          </table:table-cell>
          <table:table-cell table:style-name="ce29" table:number-columns-repeated="9"/>
          <table:table-cell table:style-name="ce3"/>
          <table:table-cell table:number-columns-repeated="1006"/>
        </table:table-row>
        <table:table-row table:style-name="ro2">
          <table:table-cell table:style-name="ce29" table:number-columns-repeated="4"/>
          <table:table-cell table:style-name="ce32" table:formula="of:=IF([.$A41]=&quot;&quot;;&quot;&quot;;SUMIFS('2023 financial tracker'!$h$26:$h$525;'2023 financial tracker'!$b$26:$b$525;&quot;Income&quot;;'2023 financial tracker'!$e$26:$e$525;[.$A41];'2023 financial tracker'!$j$26:$j$525;&quot;Cleared&quot;)+SUMIFS('2024 financial tracker'!$h$26:$h$525;'2024 financial tracker'!$b$26:$b$525;&quot;Income&quot;;'2024 financial tracker'!$e$26:$e$525;[.$A41];'2024 financial tracker'!$j$26:$j$525;&quot;Cleared&quot;)+SUMIFS('2025 financial tracker'!$h$26:$h$525;'2025 financial tracker'!$b$26:$b$525;&quot;Income&quot;;'2025 financial tracker'!$e$26:$e$525;[.$A41];'2025 financial tracker'!$j$26:$j$525;&quot;Cleared&quot;)+SUMIFS('2026 financial tracker'!$h$26:$h$525;'2026 financial tracker'!$b$26:$b$525;&quot;Income&quot;;'2026 financial tracker'!$e$26:$e$525;[.$A41];'2026 financial tracker'!$j$26:$j$525;&quot;Cleared&quot;))">
            <text:p/>
          </table:table-cell>
          <table:table-cell table:style-name="ce32" table:formula="of:=IF([.$A41]=&quot;&quot;;&quot;&quot;;SUMIFS('2023 financial tracker'!$h$26:$h$525;'2023 financial tracker'!$b$26:$b$525;&quot;Expense&quot;;'2023 financial tracker'!$e$26:$e$525;[.$A41];'2023 financial tracker'!$j$26:$j$525;&quot;Cleared&quot;)+SUMIFS('2024 financial tracker'!$h$26:$h$525;'2024 financial tracker'!$b$26:$b$525;&quot;Expense&quot;;'2024 financial tracker'!$e$26:$e$525;[.$A41];'2024 financial tracker'!$j$26:$j$525;&quot;Cleared&quot;)+SUMIFS('2025 financial tracker'!$h$26:$h$525;'2025 financial tracker'!$b$26:$b$525;&quot;Expense&quot;;'2025 financial tracker'!$e$26:$e$525;[.$A41];'2025 financial tracker'!$j$26:$j$525;&quot;Cleared&quot;)+SUMIFS('2026 financial tracker'!$h$26:$h$525;'2026 financial tracker'!$b$26:$b$525;&quot;Expense&quot;;'2026 financial tracker'!$e$26:$e$525;[.$A41];'2026 financial tracker'!$j$26:$j$525;&quot;Cleared&quot;))">
            <text:p/>
          </table:table-cell>
          <table:table-cell table:style-name="ce32" table:formula="of:=IF([.$A41]=&quot;&quot;;&quot;&quot;;[.E41]-[.F41])">
            <text:p/>
          </table:table-cell>
          <table:table-cell table:style-name="ce32" table:formula="of:=IF([.$A41]=&quot;&quot;;&quot;&quot;;SUMIFS('2023 financial tracker'!$h$26:$h$525;'2023 financial tracker'!$b$26:$b$525;&quot;Income&quot;;'2023 financial tracker'!$e$26:$e$525;[.$A41];'2023 financial tracker'!$j$26:$j$525;&quot;Pending&quot;)+SUMIFS('2023 financial tracker'!$h$26:$h$525;'2023 financial tracker'!$b$26:$b$525;&quot;Income&quot;;'2023 financial tracker'!$e$26:$e$525;[.$A41];'2023 financial tracker'!$j$26:$j$525;&quot;Expected&quot;)+SUMIFS('2024 financial tracker'!$h$26:$h$525;'2024 financial tracker'!$b$26:$b$525;&quot;Income&quot;;'2024 financial tracker'!$e$26:$e$525;[.$A41];'2024 financial tracker'!$j$26:$j$525;&quot;Pending&quot;)+SUMIFS('2024 financial tracker'!$h$26:$h$525;'2024 financial tracker'!$b$26:$b$525;&quot;Income&quot;;'2024 financial tracker'!$e$26:$e$525;[.$A41];'2024 financial tracker'!$j$26:$j$525;&quot;Expected&quot;)+SUMIFS('2025 financial tracker'!$h$26:$h$525;'2025 financial tracker'!$b$26:$b$525;&quot;Income&quot;;'2025 financial tracker'!$e$26:$e$525;[.$A41];'2025 financial tracker'!$j$26:$j$525;&quot;Pending&quot;)+SUMIFS('2025 financial tracker'!$h$26:$h$525;'2025 financial tracker'!$b$26:$b$525;&quot;Income&quot;;'2025 financial tracker'!$e$26:$e$525;[.$A41];'2025 financial tracker'!$j$26:$j$525;&quot;Expected&quot;)+SUMIFS('2026 financial tracker'!$h$26:$h$525;'2026 financial tracker'!$b$26:$b$525;&quot;Income&quot;;'2026 financial tracker'!$e$26:$e$525;[.$A41];'2026 financial tracker'!$j$26:$j$525;&quot;Pending&quot;)+SUMIFS('2026 financial tracker'!$h$26:$h$525;'2026 financial tracker'!$b$26:$b$525;&quot;Income&quot;;'2026 financial tracker'!$e$26:$e$525;[.$A41];'2026 financial tracker'!$j$26:$j$525;&quot;Expected&quot;))">
            <text:p/>
          </table:table-cell>
          <table:table-cell table:style-name="ce29" table:number-columns-repeated="9"/>
          <table:table-cell table:style-name="ce3"/>
          <table:table-cell table:number-columns-repeated="1006"/>
        </table:table-row>
        <table:table-row table:style-name="ro2">
          <table:table-cell table:style-name="ce29" table:number-columns-repeated="4"/>
          <table:table-cell table:style-name="ce32" table:formula="of:=IF([.$A42]=&quot;&quot;;&quot;&quot;;SUMIFS('2023 financial tracker'!$h$26:$h$525;'2023 financial tracker'!$b$26:$b$525;&quot;Income&quot;;'2023 financial tracker'!$e$26:$e$525;[.$A42];'2023 financial tracker'!$j$26:$j$525;&quot;Cleared&quot;)+SUMIFS('2024 financial tracker'!$h$26:$h$525;'2024 financial tracker'!$b$26:$b$525;&quot;Income&quot;;'2024 financial tracker'!$e$26:$e$525;[.$A42];'2024 financial tracker'!$j$26:$j$525;&quot;Cleared&quot;)+SUMIFS('2025 financial tracker'!$h$26:$h$525;'2025 financial tracker'!$b$26:$b$525;&quot;Income&quot;;'2025 financial tracker'!$e$26:$e$525;[.$A42];'2025 financial tracker'!$j$26:$j$525;&quot;Cleared&quot;)+SUMIFS('2026 financial tracker'!$h$26:$h$525;'2026 financial tracker'!$b$26:$b$525;&quot;Income&quot;;'2026 financial tracker'!$e$26:$e$525;[.$A42];'2026 financial tracker'!$j$26:$j$525;&quot;Cleared&quot;))">
            <text:p/>
          </table:table-cell>
          <table:table-cell table:style-name="ce32" table:formula="of:=IF([.$A42]=&quot;&quot;;&quot;&quot;;SUMIFS('2023 financial tracker'!$h$26:$h$525;'2023 financial tracker'!$b$26:$b$525;&quot;Expense&quot;;'2023 financial tracker'!$e$26:$e$525;[.$A42];'2023 financial tracker'!$j$26:$j$525;&quot;Cleared&quot;)+SUMIFS('2024 financial tracker'!$h$26:$h$525;'2024 financial tracker'!$b$26:$b$525;&quot;Expense&quot;;'2024 financial tracker'!$e$26:$e$525;[.$A42];'2024 financial tracker'!$j$26:$j$525;&quot;Cleared&quot;)+SUMIFS('2025 financial tracker'!$h$26:$h$525;'2025 financial tracker'!$b$26:$b$525;&quot;Expense&quot;;'2025 financial tracker'!$e$26:$e$525;[.$A42];'2025 financial tracker'!$j$26:$j$525;&quot;Cleared&quot;)+SUMIFS('2026 financial tracker'!$h$26:$h$525;'2026 financial tracker'!$b$26:$b$525;&quot;Expense&quot;;'2026 financial tracker'!$e$26:$e$525;[.$A42];'2026 financial tracker'!$j$26:$j$525;&quot;Cleared&quot;))">
            <text:p/>
          </table:table-cell>
          <table:table-cell table:style-name="ce32" table:formula="of:=IF([.$A42]=&quot;&quot;;&quot;&quot;;[.E42]-[.F42])">
            <text:p/>
          </table:table-cell>
          <table:table-cell table:style-name="ce32" table:formula="of:=IF([.$A42]=&quot;&quot;;&quot;&quot;;SUMIFS('2023 financial tracker'!$h$26:$h$525;'2023 financial tracker'!$b$26:$b$525;&quot;Income&quot;;'2023 financial tracker'!$e$26:$e$525;[.$A42];'2023 financial tracker'!$j$26:$j$525;&quot;Pending&quot;)+SUMIFS('2023 financial tracker'!$h$26:$h$525;'2023 financial tracker'!$b$26:$b$525;&quot;Income&quot;;'2023 financial tracker'!$e$26:$e$525;[.$A42];'2023 financial tracker'!$j$26:$j$525;&quot;Expected&quot;)+SUMIFS('2024 financial tracker'!$h$26:$h$525;'2024 financial tracker'!$b$26:$b$525;&quot;Income&quot;;'2024 financial tracker'!$e$26:$e$525;[.$A42];'2024 financial tracker'!$j$26:$j$525;&quot;Pending&quot;)+SUMIFS('2024 financial tracker'!$h$26:$h$525;'2024 financial tracker'!$b$26:$b$525;&quot;Income&quot;;'2024 financial tracker'!$e$26:$e$525;[.$A42];'2024 financial tracker'!$j$26:$j$525;&quot;Expected&quot;)+SUMIFS('2025 financial tracker'!$h$26:$h$525;'2025 financial tracker'!$b$26:$b$525;&quot;Income&quot;;'2025 financial tracker'!$e$26:$e$525;[.$A42];'2025 financial tracker'!$j$26:$j$525;&quot;Pending&quot;)+SUMIFS('2025 financial tracker'!$h$26:$h$525;'2025 financial tracker'!$b$26:$b$525;&quot;Income&quot;;'2025 financial tracker'!$e$26:$e$525;[.$A42];'2025 financial tracker'!$j$26:$j$525;&quot;Expected&quot;)+SUMIFS('2026 financial tracker'!$h$26:$h$525;'2026 financial tracker'!$b$26:$b$525;&quot;Income&quot;;'2026 financial tracker'!$e$26:$e$525;[.$A42];'2026 financial tracker'!$j$26:$j$525;&quot;Pending&quot;)+SUMIFS('2026 financial tracker'!$h$26:$h$525;'2026 financial tracker'!$b$26:$b$525;&quot;Income&quot;;'2026 financial tracker'!$e$26:$e$525;[.$A42];'2026 financial tracker'!$j$26:$j$525;&quot;Expected&quot;))">
            <text:p/>
          </table:table-cell>
          <table:table-cell table:style-name="ce29" table:number-columns-repeated="9"/>
          <table:table-cell table:style-name="ce3"/>
          <table:table-cell table:number-columns-repeated="1006"/>
        </table:table-row>
        <table:table-row table:style-name="ro2">
          <table:table-cell table:style-name="ce29" table:number-columns-repeated="4"/>
          <table:table-cell table:style-name="ce32" table:formula="of:=IF([.$A43]=&quot;&quot;;&quot;&quot;;SUMIFS('2023 financial tracker'!$h$26:$h$525;'2023 financial tracker'!$b$26:$b$525;&quot;Income&quot;;'2023 financial tracker'!$e$26:$e$525;[.$A43];'2023 financial tracker'!$j$26:$j$525;&quot;Cleared&quot;)+SUMIFS('2024 financial tracker'!$h$26:$h$525;'2024 financial tracker'!$b$26:$b$525;&quot;Income&quot;;'2024 financial tracker'!$e$26:$e$525;[.$A43];'2024 financial tracker'!$j$26:$j$525;&quot;Cleared&quot;)+SUMIFS('2025 financial tracker'!$h$26:$h$525;'2025 financial tracker'!$b$26:$b$525;&quot;Income&quot;;'2025 financial tracker'!$e$26:$e$525;[.$A43];'2025 financial tracker'!$j$26:$j$525;&quot;Cleared&quot;)+SUMIFS('2026 financial tracker'!$h$26:$h$525;'2026 financial tracker'!$b$26:$b$525;&quot;Income&quot;;'2026 financial tracker'!$e$26:$e$525;[.$A43];'2026 financial tracker'!$j$26:$j$525;&quot;Cleared&quot;))">
            <text:p/>
          </table:table-cell>
          <table:table-cell table:style-name="ce32" table:formula="of:=IF([.$A43]=&quot;&quot;;&quot;&quot;;SUMIFS('2023 financial tracker'!$h$26:$h$525;'2023 financial tracker'!$b$26:$b$525;&quot;Expense&quot;;'2023 financial tracker'!$e$26:$e$525;[.$A43];'2023 financial tracker'!$j$26:$j$525;&quot;Cleared&quot;)+SUMIFS('2024 financial tracker'!$h$26:$h$525;'2024 financial tracker'!$b$26:$b$525;&quot;Expense&quot;;'2024 financial tracker'!$e$26:$e$525;[.$A43];'2024 financial tracker'!$j$26:$j$525;&quot;Cleared&quot;)+SUMIFS('2025 financial tracker'!$h$26:$h$525;'2025 financial tracker'!$b$26:$b$525;&quot;Expense&quot;;'2025 financial tracker'!$e$26:$e$525;[.$A43];'2025 financial tracker'!$j$26:$j$525;&quot;Cleared&quot;)+SUMIFS('2026 financial tracker'!$h$26:$h$525;'2026 financial tracker'!$b$26:$b$525;&quot;Expense&quot;;'2026 financial tracker'!$e$26:$e$525;[.$A43];'2026 financial tracker'!$j$26:$j$525;&quot;Cleared&quot;))">
            <text:p/>
          </table:table-cell>
          <table:table-cell table:style-name="ce32" table:formula="of:=IF([.$A43]=&quot;&quot;;&quot;&quot;;[.E43]-[.F43])">
            <text:p/>
          </table:table-cell>
          <table:table-cell table:style-name="ce32" table:formula="of:=IF([.$A43]=&quot;&quot;;&quot;&quot;;SUMIFS('2023 financial tracker'!$h$26:$h$525;'2023 financial tracker'!$b$26:$b$525;&quot;Income&quot;;'2023 financial tracker'!$e$26:$e$525;[.$A43];'2023 financial tracker'!$j$26:$j$525;&quot;Pending&quot;)+SUMIFS('2023 financial tracker'!$h$26:$h$525;'2023 financial tracker'!$b$26:$b$525;&quot;Income&quot;;'2023 financial tracker'!$e$26:$e$525;[.$A43];'2023 financial tracker'!$j$26:$j$525;&quot;Expected&quot;)+SUMIFS('2024 financial tracker'!$h$26:$h$525;'2024 financial tracker'!$b$26:$b$525;&quot;Income&quot;;'2024 financial tracker'!$e$26:$e$525;[.$A43];'2024 financial tracker'!$j$26:$j$525;&quot;Pending&quot;)+SUMIFS('2024 financial tracker'!$h$26:$h$525;'2024 financial tracker'!$b$26:$b$525;&quot;Income&quot;;'2024 financial tracker'!$e$26:$e$525;[.$A43];'2024 financial tracker'!$j$26:$j$525;&quot;Expected&quot;)+SUMIFS('2025 financial tracker'!$h$26:$h$525;'2025 financial tracker'!$b$26:$b$525;&quot;Income&quot;;'2025 financial tracker'!$e$26:$e$525;[.$A43];'2025 financial tracker'!$j$26:$j$525;&quot;Pending&quot;)+SUMIFS('2025 financial tracker'!$h$26:$h$525;'2025 financial tracker'!$b$26:$b$525;&quot;Income&quot;;'2025 financial tracker'!$e$26:$e$525;[.$A43];'2025 financial tracker'!$j$26:$j$525;&quot;Expected&quot;)+SUMIFS('2026 financial tracker'!$h$26:$h$525;'2026 financial tracker'!$b$26:$b$525;&quot;Income&quot;;'2026 financial tracker'!$e$26:$e$525;[.$A43];'2026 financial tracker'!$j$26:$j$525;&quot;Pending&quot;)+SUMIFS('2026 financial tracker'!$h$26:$h$525;'2026 financial tracker'!$b$26:$b$525;&quot;Income&quot;;'2026 financial tracker'!$e$26:$e$525;[.$A43];'2026 financial tracker'!$j$26:$j$525;&quot;Expected&quot;))">
            <text:p/>
          </table:table-cell>
          <table:table-cell table:style-name="ce29" table:number-columns-repeated="9"/>
          <table:table-cell table:style-name="ce3"/>
          <table:table-cell table:number-columns-repeated="1006"/>
        </table:table-row>
        <table:table-row table:style-name="ro2">
          <table:table-cell table:style-name="ce29" table:number-columns-repeated="4"/>
          <table:table-cell table:style-name="ce32" table:formula="of:=IF([.$A44]=&quot;&quot;;&quot;&quot;;SUMIFS('2023 financial tracker'!$h$26:$h$525;'2023 financial tracker'!$b$26:$b$525;&quot;Income&quot;;'2023 financial tracker'!$e$26:$e$525;[.$A44];'2023 financial tracker'!$j$26:$j$525;&quot;Cleared&quot;)+SUMIFS('2024 financial tracker'!$h$26:$h$525;'2024 financial tracker'!$b$26:$b$525;&quot;Income&quot;;'2024 financial tracker'!$e$26:$e$525;[.$A44];'2024 financial tracker'!$j$26:$j$525;&quot;Cleared&quot;)+SUMIFS('2025 financial tracker'!$h$26:$h$525;'2025 financial tracker'!$b$26:$b$525;&quot;Income&quot;;'2025 financial tracker'!$e$26:$e$525;[.$A44];'2025 financial tracker'!$j$26:$j$525;&quot;Cleared&quot;)+SUMIFS('2026 financial tracker'!$h$26:$h$525;'2026 financial tracker'!$b$26:$b$525;&quot;Income&quot;;'2026 financial tracker'!$e$26:$e$525;[.$A44];'2026 financial tracker'!$j$26:$j$525;&quot;Cleared&quot;))">
            <text:p/>
          </table:table-cell>
          <table:table-cell table:style-name="ce32" table:formula="of:=IF([.$A44]=&quot;&quot;;&quot;&quot;;SUMIFS('2023 financial tracker'!$h$26:$h$525;'2023 financial tracker'!$b$26:$b$525;&quot;Expense&quot;;'2023 financial tracker'!$e$26:$e$525;[.$A44];'2023 financial tracker'!$j$26:$j$525;&quot;Cleared&quot;)+SUMIFS('2024 financial tracker'!$h$26:$h$525;'2024 financial tracker'!$b$26:$b$525;&quot;Expense&quot;;'2024 financial tracker'!$e$26:$e$525;[.$A44];'2024 financial tracker'!$j$26:$j$525;&quot;Cleared&quot;)+SUMIFS('2025 financial tracker'!$h$26:$h$525;'2025 financial tracker'!$b$26:$b$525;&quot;Expense&quot;;'2025 financial tracker'!$e$26:$e$525;[.$A44];'2025 financial tracker'!$j$26:$j$525;&quot;Cleared&quot;)+SUMIFS('2026 financial tracker'!$h$26:$h$525;'2026 financial tracker'!$b$26:$b$525;&quot;Expense&quot;;'2026 financial tracker'!$e$26:$e$525;[.$A44];'2026 financial tracker'!$j$26:$j$525;&quot;Cleared&quot;))">
            <text:p/>
          </table:table-cell>
          <table:table-cell table:style-name="ce32" table:formula="of:=IF([.$A44]=&quot;&quot;;&quot;&quot;;[.E44]-[.F44])">
            <text:p/>
          </table:table-cell>
          <table:table-cell table:style-name="ce32" table:formula="of:=IF([.$A44]=&quot;&quot;;&quot;&quot;;SUMIFS('2023 financial tracker'!$h$26:$h$525;'2023 financial tracker'!$b$26:$b$525;&quot;Income&quot;;'2023 financial tracker'!$e$26:$e$525;[.$A44];'2023 financial tracker'!$j$26:$j$525;&quot;Pending&quot;)+SUMIFS('2023 financial tracker'!$h$26:$h$525;'2023 financial tracker'!$b$26:$b$525;&quot;Income&quot;;'2023 financial tracker'!$e$26:$e$525;[.$A44];'2023 financial tracker'!$j$26:$j$525;&quot;Expected&quot;)+SUMIFS('2024 financial tracker'!$h$26:$h$525;'2024 financial tracker'!$b$26:$b$525;&quot;Income&quot;;'2024 financial tracker'!$e$26:$e$525;[.$A44];'2024 financial tracker'!$j$26:$j$525;&quot;Pending&quot;)+SUMIFS('2024 financial tracker'!$h$26:$h$525;'2024 financial tracker'!$b$26:$b$525;&quot;Income&quot;;'2024 financial tracker'!$e$26:$e$525;[.$A44];'2024 financial tracker'!$j$26:$j$525;&quot;Expected&quot;)+SUMIFS('2025 financial tracker'!$h$26:$h$525;'2025 financial tracker'!$b$26:$b$525;&quot;Income&quot;;'2025 financial tracker'!$e$26:$e$525;[.$A44];'2025 financial tracker'!$j$26:$j$525;&quot;Pending&quot;)+SUMIFS('2025 financial tracker'!$h$26:$h$525;'2025 financial tracker'!$b$26:$b$525;&quot;Income&quot;;'2025 financial tracker'!$e$26:$e$525;[.$A44];'2025 financial tracker'!$j$26:$j$525;&quot;Expected&quot;)+SUMIFS('2026 financial tracker'!$h$26:$h$525;'2026 financial tracker'!$b$26:$b$525;&quot;Income&quot;;'2026 financial tracker'!$e$26:$e$525;[.$A44];'2026 financial tracker'!$j$26:$j$525;&quot;Pending&quot;)+SUMIFS('2026 financial tracker'!$h$26:$h$525;'2026 financial tracker'!$b$26:$b$525;&quot;Income&quot;;'2026 financial tracker'!$e$26:$e$525;[.$A44];'2026 financial tracker'!$j$26:$j$525;&quot;Expected&quot;))">
            <text:p/>
          </table:table-cell>
          <table:table-cell table:style-name="ce29" table:number-columns-repeated="9"/>
          <table:table-cell table:style-name="ce3"/>
          <table:table-cell table:number-columns-repeated="1006"/>
        </table:table-row>
        <table:table-row table:style-name="ro2">
          <table:table-cell table:style-name="ce29" table:number-columns-repeated="4"/>
          <table:table-cell table:style-name="ce32" table:formula="of:=IF([.$A45]=&quot;&quot;;&quot;&quot;;SUMIFS('2023 financial tracker'!$h$26:$h$525;'2023 financial tracker'!$b$26:$b$525;&quot;Income&quot;;'2023 financial tracker'!$e$26:$e$525;[.$A45];'2023 financial tracker'!$j$26:$j$525;&quot;Cleared&quot;)+SUMIFS('2024 financial tracker'!$h$26:$h$525;'2024 financial tracker'!$b$26:$b$525;&quot;Income&quot;;'2024 financial tracker'!$e$26:$e$525;[.$A45];'2024 financial tracker'!$j$26:$j$525;&quot;Cleared&quot;)+SUMIFS('2025 financial tracker'!$h$26:$h$525;'2025 financial tracker'!$b$26:$b$525;&quot;Income&quot;;'2025 financial tracker'!$e$26:$e$525;[.$A45];'2025 financial tracker'!$j$26:$j$525;&quot;Cleared&quot;)+SUMIFS('2026 financial tracker'!$h$26:$h$525;'2026 financial tracker'!$b$26:$b$525;&quot;Income&quot;;'2026 financial tracker'!$e$26:$e$525;[.$A45];'2026 financial tracker'!$j$26:$j$525;&quot;Cleared&quot;))">
            <text:p/>
          </table:table-cell>
          <table:table-cell table:style-name="ce32" table:formula="of:=IF([.$A45]=&quot;&quot;;&quot;&quot;;SUMIFS('2023 financial tracker'!$h$26:$h$525;'2023 financial tracker'!$b$26:$b$525;&quot;Expense&quot;;'2023 financial tracker'!$e$26:$e$525;[.$A45];'2023 financial tracker'!$j$26:$j$525;&quot;Cleared&quot;)+SUMIFS('2024 financial tracker'!$h$26:$h$525;'2024 financial tracker'!$b$26:$b$525;&quot;Expense&quot;;'2024 financial tracker'!$e$26:$e$525;[.$A45];'2024 financial tracker'!$j$26:$j$525;&quot;Cleared&quot;)+SUMIFS('2025 financial tracker'!$h$26:$h$525;'2025 financial tracker'!$b$26:$b$525;&quot;Expense&quot;;'2025 financial tracker'!$e$26:$e$525;[.$A45];'2025 financial tracker'!$j$26:$j$525;&quot;Cleared&quot;)+SUMIFS('2026 financial tracker'!$h$26:$h$525;'2026 financial tracker'!$b$26:$b$525;&quot;Expense&quot;;'2026 financial tracker'!$e$26:$e$525;[.$A45];'2026 financial tracker'!$j$26:$j$525;&quot;Cleared&quot;))">
            <text:p/>
          </table:table-cell>
          <table:table-cell table:style-name="ce32" table:formula="of:=IF([.$A45]=&quot;&quot;;&quot;&quot;;[.E45]-[.F45])">
            <text:p/>
          </table:table-cell>
          <table:table-cell table:style-name="ce32" table:formula="of:=IF([.$A45]=&quot;&quot;;&quot;&quot;;SUMIFS('2023 financial tracker'!$h$26:$h$525;'2023 financial tracker'!$b$26:$b$525;&quot;Income&quot;;'2023 financial tracker'!$e$26:$e$525;[.$A45];'2023 financial tracker'!$j$26:$j$525;&quot;Pending&quot;)+SUMIFS('2023 financial tracker'!$h$26:$h$525;'2023 financial tracker'!$b$26:$b$525;&quot;Income&quot;;'2023 financial tracker'!$e$26:$e$525;[.$A45];'2023 financial tracker'!$j$26:$j$525;&quot;Expected&quot;)+SUMIFS('2024 financial tracker'!$h$26:$h$525;'2024 financial tracker'!$b$26:$b$525;&quot;Income&quot;;'2024 financial tracker'!$e$26:$e$525;[.$A45];'2024 financial tracker'!$j$26:$j$525;&quot;Pending&quot;)+SUMIFS('2024 financial tracker'!$h$26:$h$525;'2024 financial tracker'!$b$26:$b$525;&quot;Income&quot;;'2024 financial tracker'!$e$26:$e$525;[.$A45];'2024 financial tracker'!$j$26:$j$525;&quot;Expected&quot;)+SUMIFS('2025 financial tracker'!$h$26:$h$525;'2025 financial tracker'!$b$26:$b$525;&quot;Income&quot;;'2025 financial tracker'!$e$26:$e$525;[.$A45];'2025 financial tracker'!$j$26:$j$525;&quot;Pending&quot;)+SUMIFS('2025 financial tracker'!$h$26:$h$525;'2025 financial tracker'!$b$26:$b$525;&quot;Income&quot;;'2025 financial tracker'!$e$26:$e$525;[.$A45];'2025 financial tracker'!$j$26:$j$525;&quot;Expected&quot;)+SUMIFS('2026 financial tracker'!$h$26:$h$525;'2026 financial tracker'!$b$26:$b$525;&quot;Income&quot;;'2026 financial tracker'!$e$26:$e$525;[.$A45];'2026 financial tracker'!$j$26:$j$525;&quot;Pending&quot;)+SUMIFS('2026 financial tracker'!$h$26:$h$525;'2026 financial tracker'!$b$26:$b$525;&quot;Income&quot;;'2026 financial tracker'!$e$26:$e$525;[.$A45];'2026 financial tracker'!$j$26:$j$525;&quot;Expected&quot;))">
            <text:p/>
          </table:table-cell>
          <table:table-cell table:style-name="ce29" table:number-columns-repeated="9"/>
          <table:table-cell table:style-name="ce3"/>
          <table:table-cell table:number-columns-repeated="1006"/>
        </table:table-row>
        <table:table-row table:style-name="ro2">
          <table:table-cell table:style-name="ce29" table:number-columns-repeated="4"/>
          <table:table-cell table:style-name="ce32" table:formula="of:=IF([.$A46]=&quot;&quot;;&quot;&quot;;SUMIFS('2023 financial tracker'!$h$26:$h$525;'2023 financial tracker'!$b$26:$b$525;&quot;Income&quot;;'2023 financial tracker'!$e$26:$e$525;[.$A46];'2023 financial tracker'!$j$26:$j$525;&quot;Cleared&quot;)+SUMIFS('2024 financial tracker'!$h$26:$h$525;'2024 financial tracker'!$b$26:$b$525;&quot;Income&quot;;'2024 financial tracker'!$e$26:$e$525;[.$A46];'2024 financial tracker'!$j$26:$j$525;&quot;Cleared&quot;)+SUMIFS('2025 financial tracker'!$h$26:$h$525;'2025 financial tracker'!$b$26:$b$525;&quot;Income&quot;;'2025 financial tracker'!$e$26:$e$525;[.$A46];'2025 financial tracker'!$j$26:$j$525;&quot;Cleared&quot;)+SUMIFS('2026 financial tracker'!$h$26:$h$525;'2026 financial tracker'!$b$26:$b$525;&quot;Income&quot;;'2026 financial tracker'!$e$26:$e$525;[.$A46];'2026 financial tracker'!$j$26:$j$525;&quot;Cleared&quot;))">
            <text:p/>
          </table:table-cell>
          <table:table-cell table:style-name="ce32" table:formula="of:=IF([.$A46]=&quot;&quot;;&quot;&quot;;SUMIFS('2023 financial tracker'!$h$26:$h$525;'2023 financial tracker'!$b$26:$b$525;&quot;Expense&quot;;'2023 financial tracker'!$e$26:$e$525;[.$A46];'2023 financial tracker'!$j$26:$j$525;&quot;Cleared&quot;)+SUMIFS('2024 financial tracker'!$h$26:$h$525;'2024 financial tracker'!$b$26:$b$525;&quot;Expense&quot;;'2024 financial tracker'!$e$26:$e$525;[.$A46];'2024 financial tracker'!$j$26:$j$525;&quot;Cleared&quot;)+SUMIFS('2025 financial tracker'!$h$26:$h$525;'2025 financial tracker'!$b$26:$b$525;&quot;Expense&quot;;'2025 financial tracker'!$e$26:$e$525;[.$A46];'2025 financial tracker'!$j$26:$j$525;&quot;Cleared&quot;)+SUMIFS('2026 financial tracker'!$h$26:$h$525;'2026 financial tracker'!$b$26:$b$525;&quot;Expense&quot;;'2026 financial tracker'!$e$26:$e$525;[.$A46];'2026 financial tracker'!$j$26:$j$525;&quot;Cleared&quot;))">
            <text:p/>
          </table:table-cell>
          <table:table-cell table:style-name="ce32" table:formula="of:=IF([.$A46]=&quot;&quot;;&quot;&quot;;[.E46]-[.F46])">
            <text:p/>
          </table:table-cell>
          <table:table-cell table:style-name="ce32" table:formula="of:=IF([.$A46]=&quot;&quot;;&quot;&quot;;SUMIFS('2023 financial tracker'!$h$26:$h$525;'2023 financial tracker'!$b$26:$b$525;&quot;Income&quot;;'2023 financial tracker'!$e$26:$e$525;[.$A46];'2023 financial tracker'!$j$26:$j$525;&quot;Pending&quot;)+SUMIFS('2023 financial tracker'!$h$26:$h$525;'2023 financial tracker'!$b$26:$b$525;&quot;Income&quot;;'2023 financial tracker'!$e$26:$e$525;[.$A46];'2023 financial tracker'!$j$26:$j$525;&quot;Expected&quot;)+SUMIFS('2024 financial tracker'!$h$26:$h$525;'2024 financial tracker'!$b$26:$b$525;&quot;Income&quot;;'2024 financial tracker'!$e$26:$e$525;[.$A46];'2024 financial tracker'!$j$26:$j$525;&quot;Pending&quot;)+SUMIFS('2024 financial tracker'!$h$26:$h$525;'2024 financial tracker'!$b$26:$b$525;&quot;Income&quot;;'2024 financial tracker'!$e$26:$e$525;[.$A46];'2024 financial tracker'!$j$26:$j$525;&quot;Expected&quot;)+SUMIFS('2025 financial tracker'!$h$26:$h$525;'2025 financial tracker'!$b$26:$b$525;&quot;Income&quot;;'2025 financial tracker'!$e$26:$e$525;[.$A46];'2025 financial tracker'!$j$26:$j$525;&quot;Pending&quot;)+SUMIFS('2025 financial tracker'!$h$26:$h$525;'2025 financial tracker'!$b$26:$b$525;&quot;Income&quot;;'2025 financial tracker'!$e$26:$e$525;[.$A46];'2025 financial tracker'!$j$26:$j$525;&quot;Expected&quot;)+SUMIFS('2026 financial tracker'!$h$26:$h$525;'2026 financial tracker'!$b$26:$b$525;&quot;Income&quot;;'2026 financial tracker'!$e$26:$e$525;[.$A46];'2026 financial tracker'!$j$26:$j$525;&quot;Pending&quot;)+SUMIFS('2026 financial tracker'!$h$26:$h$525;'2026 financial tracker'!$b$26:$b$525;&quot;Income&quot;;'2026 financial tracker'!$e$26:$e$525;[.$A46];'2026 financial tracker'!$j$26:$j$525;&quot;Expected&quot;))">
            <text:p/>
          </table:table-cell>
          <table:table-cell table:style-name="ce29" table:number-columns-repeated="9"/>
          <table:table-cell table:style-name="ce3"/>
          <table:table-cell table:number-columns-repeated="1006"/>
        </table:table-row>
        <table:table-row table:style-name="ro2">
          <table:table-cell table:style-name="ce29" table:number-columns-repeated="4"/>
          <table:table-cell table:style-name="ce32" table:formula="of:=IF([.$A47]=&quot;&quot;;&quot;&quot;;SUMIFS('2023 financial tracker'!$h$26:$h$525;'2023 financial tracker'!$b$26:$b$525;&quot;Income&quot;;'2023 financial tracker'!$e$26:$e$525;[.$A47];'2023 financial tracker'!$j$26:$j$525;&quot;Cleared&quot;)+SUMIFS('2024 financial tracker'!$h$26:$h$525;'2024 financial tracker'!$b$26:$b$525;&quot;Income&quot;;'2024 financial tracker'!$e$26:$e$525;[.$A47];'2024 financial tracker'!$j$26:$j$525;&quot;Cleared&quot;)+SUMIFS('2025 financial tracker'!$h$26:$h$525;'2025 financial tracker'!$b$26:$b$525;&quot;Income&quot;;'2025 financial tracker'!$e$26:$e$525;[.$A47];'2025 financial tracker'!$j$26:$j$525;&quot;Cleared&quot;)+SUMIFS('2026 financial tracker'!$h$26:$h$525;'2026 financial tracker'!$b$26:$b$525;&quot;Income&quot;;'2026 financial tracker'!$e$26:$e$525;[.$A47];'2026 financial tracker'!$j$26:$j$525;&quot;Cleared&quot;))">
            <text:p/>
          </table:table-cell>
          <table:table-cell table:style-name="ce32" table:formula="of:=IF([.$A47]=&quot;&quot;;&quot;&quot;;SUMIFS('2023 financial tracker'!$h$26:$h$525;'2023 financial tracker'!$b$26:$b$525;&quot;Expense&quot;;'2023 financial tracker'!$e$26:$e$525;[.$A47];'2023 financial tracker'!$j$26:$j$525;&quot;Cleared&quot;)+SUMIFS('2024 financial tracker'!$h$26:$h$525;'2024 financial tracker'!$b$26:$b$525;&quot;Expense&quot;;'2024 financial tracker'!$e$26:$e$525;[.$A47];'2024 financial tracker'!$j$26:$j$525;&quot;Cleared&quot;)+SUMIFS('2025 financial tracker'!$h$26:$h$525;'2025 financial tracker'!$b$26:$b$525;&quot;Expense&quot;;'2025 financial tracker'!$e$26:$e$525;[.$A47];'2025 financial tracker'!$j$26:$j$525;&quot;Cleared&quot;)+SUMIFS('2026 financial tracker'!$h$26:$h$525;'2026 financial tracker'!$b$26:$b$525;&quot;Expense&quot;;'2026 financial tracker'!$e$26:$e$525;[.$A47];'2026 financial tracker'!$j$26:$j$525;&quot;Cleared&quot;))">
            <text:p/>
          </table:table-cell>
          <table:table-cell table:style-name="ce32" table:formula="of:=IF([.$A47]=&quot;&quot;;&quot;&quot;;[.E47]-[.F47])">
            <text:p/>
          </table:table-cell>
          <table:table-cell table:style-name="ce32" table:formula="of:=IF([.$A47]=&quot;&quot;;&quot;&quot;;SUMIFS('2023 financial tracker'!$h$26:$h$525;'2023 financial tracker'!$b$26:$b$525;&quot;Income&quot;;'2023 financial tracker'!$e$26:$e$525;[.$A47];'2023 financial tracker'!$j$26:$j$525;&quot;Pending&quot;)+SUMIFS('2023 financial tracker'!$h$26:$h$525;'2023 financial tracker'!$b$26:$b$525;&quot;Income&quot;;'2023 financial tracker'!$e$26:$e$525;[.$A47];'2023 financial tracker'!$j$26:$j$525;&quot;Expected&quot;)+SUMIFS('2024 financial tracker'!$h$26:$h$525;'2024 financial tracker'!$b$26:$b$525;&quot;Income&quot;;'2024 financial tracker'!$e$26:$e$525;[.$A47];'2024 financial tracker'!$j$26:$j$525;&quot;Pending&quot;)+SUMIFS('2024 financial tracker'!$h$26:$h$525;'2024 financial tracker'!$b$26:$b$525;&quot;Income&quot;;'2024 financial tracker'!$e$26:$e$525;[.$A47];'2024 financial tracker'!$j$26:$j$525;&quot;Expected&quot;)+SUMIFS('2025 financial tracker'!$h$26:$h$525;'2025 financial tracker'!$b$26:$b$525;&quot;Income&quot;;'2025 financial tracker'!$e$26:$e$525;[.$A47];'2025 financial tracker'!$j$26:$j$525;&quot;Pending&quot;)+SUMIFS('2025 financial tracker'!$h$26:$h$525;'2025 financial tracker'!$b$26:$b$525;&quot;Income&quot;;'2025 financial tracker'!$e$26:$e$525;[.$A47];'2025 financial tracker'!$j$26:$j$525;&quot;Expected&quot;)+SUMIFS('2026 financial tracker'!$h$26:$h$525;'2026 financial tracker'!$b$26:$b$525;&quot;Income&quot;;'2026 financial tracker'!$e$26:$e$525;[.$A47];'2026 financial tracker'!$j$26:$j$525;&quot;Pending&quot;)+SUMIFS('2026 financial tracker'!$h$26:$h$525;'2026 financial tracker'!$b$26:$b$525;&quot;Income&quot;;'2026 financial tracker'!$e$26:$e$525;[.$A47];'2026 financial tracker'!$j$26:$j$525;&quot;Expected&quot;))">
            <text:p/>
          </table:table-cell>
          <table:table-cell table:style-name="ce29" table:number-columns-repeated="9"/>
          <table:table-cell table:style-name="ce3"/>
          <table:table-cell table:number-columns-repeated="1006"/>
        </table:table-row>
        <table:table-row table:style-name="ro2">
          <table:table-cell table:style-name="ce29" table:number-columns-repeated="4"/>
          <table:table-cell table:style-name="ce32" table:formula="of:=IF([.$A48]=&quot;&quot;;&quot;&quot;;SUMIFS('2023 financial tracker'!$h$26:$h$525;'2023 financial tracker'!$b$26:$b$525;&quot;Income&quot;;'2023 financial tracker'!$e$26:$e$525;[.$A48];'2023 financial tracker'!$j$26:$j$525;&quot;Cleared&quot;)+SUMIFS('2024 financial tracker'!$h$26:$h$525;'2024 financial tracker'!$b$26:$b$525;&quot;Income&quot;;'2024 financial tracker'!$e$26:$e$525;[.$A48];'2024 financial tracker'!$j$26:$j$525;&quot;Cleared&quot;)+SUMIFS('2025 financial tracker'!$h$26:$h$525;'2025 financial tracker'!$b$26:$b$525;&quot;Income&quot;;'2025 financial tracker'!$e$26:$e$525;[.$A48];'2025 financial tracker'!$j$26:$j$525;&quot;Cleared&quot;)+SUMIFS('2026 financial tracker'!$h$26:$h$525;'2026 financial tracker'!$b$26:$b$525;&quot;Income&quot;;'2026 financial tracker'!$e$26:$e$525;[.$A48];'2026 financial tracker'!$j$26:$j$525;&quot;Cleared&quot;))">
            <text:p/>
          </table:table-cell>
          <table:table-cell table:style-name="ce32" table:formula="of:=IF([.$A48]=&quot;&quot;;&quot;&quot;;SUMIFS('2023 financial tracker'!$h$26:$h$525;'2023 financial tracker'!$b$26:$b$525;&quot;Expense&quot;;'2023 financial tracker'!$e$26:$e$525;[.$A48];'2023 financial tracker'!$j$26:$j$525;&quot;Cleared&quot;)+SUMIFS('2024 financial tracker'!$h$26:$h$525;'2024 financial tracker'!$b$26:$b$525;&quot;Expense&quot;;'2024 financial tracker'!$e$26:$e$525;[.$A48];'2024 financial tracker'!$j$26:$j$525;&quot;Cleared&quot;)+SUMIFS('2025 financial tracker'!$h$26:$h$525;'2025 financial tracker'!$b$26:$b$525;&quot;Expense&quot;;'2025 financial tracker'!$e$26:$e$525;[.$A48];'2025 financial tracker'!$j$26:$j$525;&quot;Cleared&quot;)+SUMIFS('2026 financial tracker'!$h$26:$h$525;'2026 financial tracker'!$b$26:$b$525;&quot;Expense&quot;;'2026 financial tracker'!$e$26:$e$525;[.$A48];'2026 financial tracker'!$j$26:$j$525;&quot;Cleared&quot;))">
            <text:p/>
          </table:table-cell>
          <table:table-cell table:style-name="ce32" table:formula="of:=IF([.$A48]=&quot;&quot;;&quot;&quot;;[.E48]-[.F48])">
            <text:p/>
          </table:table-cell>
          <table:table-cell table:style-name="ce32" table:formula="of:=IF([.$A48]=&quot;&quot;;&quot;&quot;;SUMIFS('2023 financial tracker'!$h$26:$h$525;'2023 financial tracker'!$b$26:$b$525;&quot;Income&quot;;'2023 financial tracker'!$e$26:$e$525;[.$A48];'2023 financial tracker'!$j$26:$j$525;&quot;Pending&quot;)+SUMIFS('2023 financial tracker'!$h$26:$h$525;'2023 financial tracker'!$b$26:$b$525;&quot;Income&quot;;'2023 financial tracker'!$e$26:$e$525;[.$A48];'2023 financial tracker'!$j$26:$j$525;&quot;Expected&quot;)+SUMIFS('2024 financial tracker'!$h$26:$h$525;'2024 financial tracker'!$b$26:$b$525;&quot;Income&quot;;'2024 financial tracker'!$e$26:$e$525;[.$A48];'2024 financial tracker'!$j$26:$j$525;&quot;Pending&quot;)+SUMIFS('2024 financial tracker'!$h$26:$h$525;'2024 financial tracker'!$b$26:$b$525;&quot;Income&quot;;'2024 financial tracker'!$e$26:$e$525;[.$A48];'2024 financial tracker'!$j$26:$j$525;&quot;Expected&quot;)+SUMIFS('2025 financial tracker'!$h$26:$h$525;'2025 financial tracker'!$b$26:$b$525;&quot;Income&quot;;'2025 financial tracker'!$e$26:$e$525;[.$A48];'2025 financial tracker'!$j$26:$j$525;&quot;Pending&quot;)+SUMIFS('2025 financial tracker'!$h$26:$h$525;'2025 financial tracker'!$b$26:$b$525;&quot;Income&quot;;'2025 financial tracker'!$e$26:$e$525;[.$A48];'2025 financial tracker'!$j$26:$j$525;&quot;Expected&quot;)+SUMIFS('2026 financial tracker'!$h$26:$h$525;'2026 financial tracker'!$b$26:$b$525;&quot;Income&quot;;'2026 financial tracker'!$e$26:$e$525;[.$A48];'2026 financial tracker'!$j$26:$j$525;&quot;Pending&quot;)+SUMIFS('2026 financial tracker'!$h$26:$h$525;'2026 financial tracker'!$b$26:$b$525;&quot;Income&quot;;'2026 financial tracker'!$e$26:$e$525;[.$A48];'2026 financial tracker'!$j$26:$j$525;&quot;Expected&quot;))">
            <text:p/>
          </table:table-cell>
          <table:table-cell table:style-name="ce29" table:number-columns-repeated="9"/>
          <table:table-cell table:style-name="ce3"/>
          <table:table-cell table:number-columns-repeated="1006"/>
        </table:table-row>
        <table:table-row table:style-name="ro2">
          <table:table-cell table:style-name="ce29" table:number-columns-repeated="4"/>
          <table:table-cell table:style-name="ce32" table:formula="of:=IF([.$A49]=&quot;&quot;;&quot;&quot;;SUMIFS('2023 financial tracker'!$h$26:$h$525;'2023 financial tracker'!$b$26:$b$525;&quot;Income&quot;;'2023 financial tracker'!$e$26:$e$525;[.$A49];'2023 financial tracker'!$j$26:$j$525;&quot;Cleared&quot;)+SUMIFS('2024 financial tracker'!$h$26:$h$525;'2024 financial tracker'!$b$26:$b$525;&quot;Income&quot;;'2024 financial tracker'!$e$26:$e$525;[.$A49];'2024 financial tracker'!$j$26:$j$525;&quot;Cleared&quot;)+SUMIFS('2025 financial tracker'!$h$26:$h$525;'2025 financial tracker'!$b$26:$b$525;&quot;Income&quot;;'2025 financial tracker'!$e$26:$e$525;[.$A49];'2025 financial tracker'!$j$26:$j$525;&quot;Cleared&quot;)+SUMIFS('2026 financial tracker'!$h$26:$h$525;'2026 financial tracker'!$b$26:$b$525;&quot;Income&quot;;'2026 financial tracker'!$e$26:$e$525;[.$A49];'2026 financial tracker'!$j$26:$j$525;&quot;Cleared&quot;))">
            <text:p/>
          </table:table-cell>
          <table:table-cell table:style-name="ce32" table:formula="of:=IF([.$A49]=&quot;&quot;;&quot;&quot;;SUMIFS('2023 financial tracker'!$h$26:$h$525;'2023 financial tracker'!$b$26:$b$525;&quot;Expense&quot;;'2023 financial tracker'!$e$26:$e$525;[.$A49];'2023 financial tracker'!$j$26:$j$525;&quot;Cleared&quot;)+SUMIFS('2024 financial tracker'!$h$26:$h$525;'2024 financial tracker'!$b$26:$b$525;&quot;Expense&quot;;'2024 financial tracker'!$e$26:$e$525;[.$A49];'2024 financial tracker'!$j$26:$j$525;&quot;Cleared&quot;)+SUMIFS('2025 financial tracker'!$h$26:$h$525;'2025 financial tracker'!$b$26:$b$525;&quot;Expense&quot;;'2025 financial tracker'!$e$26:$e$525;[.$A49];'2025 financial tracker'!$j$26:$j$525;&quot;Cleared&quot;)+SUMIFS('2026 financial tracker'!$h$26:$h$525;'2026 financial tracker'!$b$26:$b$525;&quot;Expense&quot;;'2026 financial tracker'!$e$26:$e$525;[.$A49];'2026 financial tracker'!$j$26:$j$525;&quot;Cleared&quot;))">
            <text:p/>
          </table:table-cell>
          <table:table-cell table:style-name="ce32" table:formula="of:=IF([.$A49]=&quot;&quot;;&quot;&quot;;[.E49]-[.F49])">
            <text:p/>
          </table:table-cell>
          <table:table-cell table:style-name="ce32" table:formula="of:=IF([.$A49]=&quot;&quot;;&quot;&quot;;SUMIFS('2023 financial tracker'!$h$26:$h$525;'2023 financial tracker'!$b$26:$b$525;&quot;Income&quot;;'2023 financial tracker'!$e$26:$e$525;[.$A49];'2023 financial tracker'!$j$26:$j$525;&quot;Pending&quot;)+SUMIFS('2023 financial tracker'!$h$26:$h$525;'2023 financial tracker'!$b$26:$b$525;&quot;Income&quot;;'2023 financial tracker'!$e$26:$e$525;[.$A49];'2023 financial tracker'!$j$26:$j$525;&quot;Expected&quot;)+SUMIFS('2024 financial tracker'!$h$26:$h$525;'2024 financial tracker'!$b$26:$b$525;&quot;Income&quot;;'2024 financial tracker'!$e$26:$e$525;[.$A49];'2024 financial tracker'!$j$26:$j$525;&quot;Pending&quot;)+SUMIFS('2024 financial tracker'!$h$26:$h$525;'2024 financial tracker'!$b$26:$b$525;&quot;Income&quot;;'2024 financial tracker'!$e$26:$e$525;[.$A49];'2024 financial tracker'!$j$26:$j$525;&quot;Expected&quot;)+SUMIFS('2025 financial tracker'!$h$26:$h$525;'2025 financial tracker'!$b$26:$b$525;&quot;Income&quot;;'2025 financial tracker'!$e$26:$e$525;[.$A49];'2025 financial tracker'!$j$26:$j$525;&quot;Pending&quot;)+SUMIFS('2025 financial tracker'!$h$26:$h$525;'2025 financial tracker'!$b$26:$b$525;&quot;Income&quot;;'2025 financial tracker'!$e$26:$e$525;[.$A49];'2025 financial tracker'!$j$26:$j$525;&quot;Expected&quot;)+SUMIFS('2026 financial tracker'!$h$26:$h$525;'2026 financial tracker'!$b$26:$b$525;&quot;Income&quot;;'2026 financial tracker'!$e$26:$e$525;[.$A49];'2026 financial tracker'!$j$26:$j$525;&quot;Pending&quot;)+SUMIFS('2026 financial tracker'!$h$26:$h$525;'2026 financial tracker'!$b$26:$b$525;&quot;Income&quot;;'2026 financial tracker'!$e$26:$e$525;[.$A49];'2026 financial tracker'!$j$26:$j$525;&quot;Expected&quot;))">
            <text:p/>
          </table:table-cell>
          <table:table-cell table:style-name="ce29" table:number-columns-repeated="9"/>
          <table:table-cell table:style-name="ce3"/>
          <table:table-cell table:number-columns-repeated="1006"/>
        </table:table-row>
        <table:table-row table:style-name="ro2">
          <table:table-cell table:style-name="ce29" table:number-columns-repeated="4"/>
          <table:table-cell table:style-name="ce32" table:formula="of:=IF([.$A50]=&quot;&quot;;&quot;&quot;;SUMIFS('2023 financial tracker'!$h$26:$h$525;'2023 financial tracker'!$b$26:$b$525;&quot;Income&quot;;'2023 financial tracker'!$e$26:$e$525;[.$A50];'2023 financial tracker'!$j$26:$j$525;&quot;Cleared&quot;)+SUMIFS('2024 financial tracker'!$h$26:$h$525;'2024 financial tracker'!$b$26:$b$525;&quot;Income&quot;;'2024 financial tracker'!$e$26:$e$525;[.$A50];'2024 financial tracker'!$j$26:$j$525;&quot;Cleared&quot;)+SUMIFS('2025 financial tracker'!$h$26:$h$525;'2025 financial tracker'!$b$26:$b$525;&quot;Income&quot;;'2025 financial tracker'!$e$26:$e$525;[.$A50];'2025 financial tracker'!$j$26:$j$525;&quot;Cleared&quot;)+SUMIFS('2026 financial tracker'!$h$26:$h$525;'2026 financial tracker'!$b$26:$b$525;&quot;Income&quot;;'2026 financial tracker'!$e$26:$e$525;[.$A50];'2026 financial tracker'!$j$26:$j$525;&quot;Cleared&quot;))">
            <text:p/>
          </table:table-cell>
          <table:table-cell table:style-name="ce32" table:formula="of:=IF([.$A50]=&quot;&quot;;&quot;&quot;;SUMIFS('2023 financial tracker'!$h$26:$h$525;'2023 financial tracker'!$b$26:$b$525;&quot;Expense&quot;;'2023 financial tracker'!$e$26:$e$525;[.$A50];'2023 financial tracker'!$j$26:$j$525;&quot;Cleared&quot;)+SUMIFS('2024 financial tracker'!$h$26:$h$525;'2024 financial tracker'!$b$26:$b$525;&quot;Expense&quot;;'2024 financial tracker'!$e$26:$e$525;[.$A50];'2024 financial tracker'!$j$26:$j$525;&quot;Cleared&quot;)+SUMIFS('2025 financial tracker'!$h$26:$h$525;'2025 financial tracker'!$b$26:$b$525;&quot;Expense&quot;;'2025 financial tracker'!$e$26:$e$525;[.$A50];'2025 financial tracker'!$j$26:$j$525;&quot;Cleared&quot;)+SUMIFS('2026 financial tracker'!$h$26:$h$525;'2026 financial tracker'!$b$26:$b$525;&quot;Expense&quot;;'2026 financial tracker'!$e$26:$e$525;[.$A50];'2026 financial tracker'!$j$26:$j$525;&quot;Cleared&quot;))">
            <text:p/>
          </table:table-cell>
          <table:table-cell table:style-name="ce32" table:formula="of:=IF([.$A50]=&quot;&quot;;&quot;&quot;;[.E50]-[.F50])">
            <text:p/>
          </table:table-cell>
          <table:table-cell table:style-name="ce32" table:formula="of:=IF([.$A50]=&quot;&quot;;&quot;&quot;;SUMIFS('2023 financial tracker'!$h$26:$h$525;'2023 financial tracker'!$b$26:$b$525;&quot;Income&quot;;'2023 financial tracker'!$e$26:$e$525;[.$A50];'2023 financial tracker'!$j$26:$j$525;&quot;Pending&quot;)+SUMIFS('2023 financial tracker'!$h$26:$h$525;'2023 financial tracker'!$b$26:$b$525;&quot;Income&quot;;'2023 financial tracker'!$e$26:$e$525;[.$A50];'2023 financial tracker'!$j$26:$j$525;&quot;Expected&quot;)+SUMIFS('2024 financial tracker'!$h$26:$h$525;'2024 financial tracker'!$b$26:$b$525;&quot;Income&quot;;'2024 financial tracker'!$e$26:$e$525;[.$A50];'2024 financial tracker'!$j$26:$j$525;&quot;Pending&quot;)+SUMIFS('2024 financial tracker'!$h$26:$h$525;'2024 financial tracker'!$b$26:$b$525;&quot;Income&quot;;'2024 financial tracker'!$e$26:$e$525;[.$A50];'2024 financial tracker'!$j$26:$j$525;&quot;Expected&quot;)+SUMIFS('2025 financial tracker'!$h$26:$h$525;'2025 financial tracker'!$b$26:$b$525;&quot;Income&quot;;'2025 financial tracker'!$e$26:$e$525;[.$A50];'2025 financial tracker'!$j$26:$j$525;&quot;Pending&quot;)+SUMIFS('2025 financial tracker'!$h$26:$h$525;'2025 financial tracker'!$b$26:$b$525;&quot;Income&quot;;'2025 financial tracker'!$e$26:$e$525;[.$A50];'2025 financial tracker'!$j$26:$j$525;&quot;Expected&quot;)+SUMIFS('2026 financial tracker'!$h$26:$h$525;'2026 financial tracker'!$b$26:$b$525;&quot;Income&quot;;'2026 financial tracker'!$e$26:$e$525;[.$A50];'2026 financial tracker'!$j$26:$j$525;&quot;Pending&quot;)+SUMIFS('2026 financial tracker'!$h$26:$h$525;'2026 financial tracker'!$b$26:$b$525;&quot;Income&quot;;'2026 financial tracker'!$e$26:$e$525;[.$A50];'2026 financial tracker'!$j$26:$j$525;&quot;Expected&quot;))">
            <text:p/>
          </table:table-cell>
          <table:table-cell table:style-name="ce29" table:number-columns-repeated="9"/>
          <table:table-cell table:style-name="ce3"/>
          <table:table-cell table:number-columns-repeated="1006"/>
        </table:table-row>
        <table:table-row table:style-name="ro2">
          <table:table-cell table:style-name="ce29" table:number-columns-repeated="4"/>
          <table:table-cell table:style-name="ce32" table:formula="of:=IF([.$A51]=&quot;&quot;;&quot;&quot;;SUMIFS('2023 financial tracker'!$h$26:$h$525;'2023 financial tracker'!$b$26:$b$525;&quot;Income&quot;;'2023 financial tracker'!$e$26:$e$525;[.$A51];'2023 financial tracker'!$j$26:$j$525;&quot;Cleared&quot;)+SUMIFS('2024 financial tracker'!$h$26:$h$525;'2024 financial tracker'!$b$26:$b$525;&quot;Income&quot;;'2024 financial tracker'!$e$26:$e$525;[.$A51];'2024 financial tracker'!$j$26:$j$525;&quot;Cleared&quot;)+SUMIFS('2025 financial tracker'!$h$26:$h$525;'2025 financial tracker'!$b$26:$b$525;&quot;Income&quot;;'2025 financial tracker'!$e$26:$e$525;[.$A51];'2025 financial tracker'!$j$26:$j$525;&quot;Cleared&quot;)+SUMIFS('2026 financial tracker'!$h$26:$h$525;'2026 financial tracker'!$b$26:$b$525;&quot;Income&quot;;'2026 financial tracker'!$e$26:$e$525;[.$A51];'2026 financial tracker'!$j$26:$j$525;&quot;Cleared&quot;))">
            <text:p/>
          </table:table-cell>
          <table:table-cell table:style-name="ce32" table:formula="of:=IF([.$A51]=&quot;&quot;;&quot;&quot;;SUMIFS('2023 financial tracker'!$h$26:$h$525;'2023 financial tracker'!$b$26:$b$525;&quot;Expense&quot;;'2023 financial tracker'!$e$26:$e$525;[.$A51];'2023 financial tracker'!$j$26:$j$525;&quot;Cleared&quot;)+SUMIFS('2024 financial tracker'!$h$26:$h$525;'2024 financial tracker'!$b$26:$b$525;&quot;Expense&quot;;'2024 financial tracker'!$e$26:$e$525;[.$A51];'2024 financial tracker'!$j$26:$j$525;&quot;Cleared&quot;)+SUMIFS('2025 financial tracker'!$h$26:$h$525;'2025 financial tracker'!$b$26:$b$525;&quot;Expense&quot;;'2025 financial tracker'!$e$26:$e$525;[.$A51];'2025 financial tracker'!$j$26:$j$525;&quot;Cleared&quot;)+SUMIFS('2026 financial tracker'!$h$26:$h$525;'2026 financial tracker'!$b$26:$b$525;&quot;Expense&quot;;'2026 financial tracker'!$e$26:$e$525;[.$A51];'2026 financial tracker'!$j$26:$j$525;&quot;Cleared&quot;))">
            <text:p/>
          </table:table-cell>
          <table:table-cell table:style-name="ce32" table:formula="of:=IF([.$A51]=&quot;&quot;;&quot;&quot;;[.E51]-[.F51])">
            <text:p/>
          </table:table-cell>
          <table:table-cell table:style-name="ce32" table:formula="of:=IF([.$A51]=&quot;&quot;;&quot;&quot;;SUMIFS('2023 financial tracker'!$h$26:$h$525;'2023 financial tracker'!$b$26:$b$525;&quot;Income&quot;;'2023 financial tracker'!$e$26:$e$525;[.$A51];'2023 financial tracker'!$j$26:$j$525;&quot;Pending&quot;)+SUMIFS('2023 financial tracker'!$h$26:$h$525;'2023 financial tracker'!$b$26:$b$525;&quot;Income&quot;;'2023 financial tracker'!$e$26:$e$525;[.$A51];'2023 financial tracker'!$j$26:$j$525;&quot;Expected&quot;)+SUMIFS('2024 financial tracker'!$h$26:$h$525;'2024 financial tracker'!$b$26:$b$525;&quot;Income&quot;;'2024 financial tracker'!$e$26:$e$525;[.$A51];'2024 financial tracker'!$j$26:$j$525;&quot;Pending&quot;)+SUMIFS('2024 financial tracker'!$h$26:$h$525;'2024 financial tracker'!$b$26:$b$525;&quot;Income&quot;;'2024 financial tracker'!$e$26:$e$525;[.$A51];'2024 financial tracker'!$j$26:$j$525;&quot;Expected&quot;)+SUMIFS('2025 financial tracker'!$h$26:$h$525;'2025 financial tracker'!$b$26:$b$525;&quot;Income&quot;;'2025 financial tracker'!$e$26:$e$525;[.$A51];'2025 financial tracker'!$j$26:$j$525;&quot;Pending&quot;)+SUMIFS('2025 financial tracker'!$h$26:$h$525;'2025 financial tracker'!$b$26:$b$525;&quot;Income&quot;;'2025 financial tracker'!$e$26:$e$525;[.$A51];'2025 financial tracker'!$j$26:$j$525;&quot;Expected&quot;)+SUMIFS('2026 financial tracker'!$h$26:$h$525;'2026 financial tracker'!$b$26:$b$525;&quot;Income&quot;;'2026 financial tracker'!$e$26:$e$525;[.$A51];'2026 financial tracker'!$j$26:$j$525;&quot;Pending&quot;)+SUMIFS('2026 financial tracker'!$h$26:$h$525;'2026 financial tracker'!$b$26:$b$525;&quot;Income&quot;;'2026 financial tracker'!$e$26:$e$525;[.$A51];'2026 financial tracker'!$j$26:$j$525;&quot;Expected&quot;))">
            <text:p/>
          </table:table-cell>
          <table:table-cell table:style-name="ce29" table:number-columns-repeated="9"/>
          <table:table-cell table:style-name="ce3"/>
          <table:table-cell table:number-columns-repeated="1006"/>
        </table:table-row>
        <table:table-row table:style-name="ro2">
          <table:table-cell table:style-name="ce29" table:number-columns-repeated="4"/>
          <table:table-cell table:style-name="ce32" table:formula="of:=IF([.$A52]=&quot;&quot;;&quot;&quot;;SUMIFS('2023 financial tracker'!$h$26:$h$525;'2023 financial tracker'!$b$26:$b$525;&quot;Income&quot;;'2023 financial tracker'!$e$26:$e$525;[.$A52];'2023 financial tracker'!$j$26:$j$525;&quot;Cleared&quot;)+SUMIFS('2024 financial tracker'!$h$26:$h$525;'2024 financial tracker'!$b$26:$b$525;&quot;Income&quot;;'2024 financial tracker'!$e$26:$e$525;[.$A52];'2024 financial tracker'!$j$26:$j$525;&quot;Cleared&quot;)+SUMIFS('2025 financial tracker'!$h$26:$h$525;'2025 financial tracker'!$b$26:$b$525;&quot;Income&quot;;'2025 financial tracker'!$e$26:$e$525;[.$A52];'2025 financial tracker'!$j$26:$j$525;&quot;Cleared&quot;)+SUMIFS('2026 financial tracker'!$h$26:$h$525;'2026 financial tracker'!$b$26:$b$525;&quot;Income&quot;;'2026 financial tracker'!$e$26:$e$525;[.$A52];'2026 financial tracker'!$j$26:$j$525;&quot;Cleared&quot;))">
            <text:p/>
          </table:table-cell>
          <table:table-cell table:style-name="ce32" table:formula="of:=IF([.$A52]=&quot;&quot;;&quot;&quot;;SUMIFS('2023 financial tracker'!$h$26:$h$525;'2023 financial tracker'!$b$26:$b$525;&quot;Expense&quot;;'2023 financial tracker'!$e$26:$e$525;[.$A52];'2023 financial tracker'!$j$26:$j$525;&quot;Cleared&quot;)+SUMIFS('2024 financial tracker'!$h$26:$h$525;'2024 financial tracker'!$b$26:$b$525;&quot;Expense&quot;;'2024 financial tracker'!$e$26:$e$525;[.$A52];'2024 financial tracker'!$j$26:$j$525;&quot;Cleared&quot;)+SUMIFS('2025 financial tracker'!$h$26:$h$525;'2025 financial tracker'!$b$26:$b$525;&quot;Expense&quot;;'2025 financial tracker'!$e$26:$e$525;[.$A52];'2025 financial tracker'!$j$26:$j$525;&quot;Cleared&quot;)+SUMIFS('2026 financial tracker'!$h$26:$h$525;'2026 financial tracker'!$b$26:$b$525;&quot;Expense&quot;;'2026 financial tracker'!$e$26:$e$525;[.$A52];'2026 financial tracker'!$j$26:$j$525;&quot;Cleared&quot;))">
            <text:p/>
          </table:table-cell>
          <table:table-cell table:style-name="ce32" table:formula="of:=IF([.$A52]=&quot;&quot;;&quot;&quot;;[.E52]-[.F52])">
            <text:p/>
          </table:table-cell>
          <table:table-cell table:style-name="ce32" table:formula="of:=IF([.$A52]=&quot;&quot;;&quot;&quot;;SUMIFS('2023 financial tracker'!$h$26:$h$525;'2023 financial tracker'!$b$26:$b$525;&quot;Income&quot;;'2023 financial tracker'!$e$26:$e$525;[.$A52];'2023 financial tracker'!$j$26:$j$525;&quot;Pending&quot;)+SUMIFS('2023 financial tracker'!$h$26:$h$525;'2023 financial tracker'!$b$26:$b$525;&quot;Income&quot;;'2023 financial tracker'!$e$26:$e$525;[.$A52];'2023 financial tracker'!$j$26:$j$525;&quot;Expected&quot;)+SUMIFS('2024 financial tracker'!$h$26:$h$525;'2024 financial tracker'!$b$26:$b$525;&quot;Income&quot;;'2024 financial tracker'!$e$26:$e$525;[.$A52];'2024 financial tracker'!$j$26:$j$525;&quot;Pending&quot;)+SUMIFS('2024 financial tracker'!$h$26:$h$525;'2024 financial tracker'!$b$26:$b$525;&quot;Income&quot;;'2024 financial tracker'!$e$26:$e$525;[.$A52];'2024 financial tracker'!$j$26:$j$525;&quot;Expected&quot;)+SUMIFS('2025 financial tracker'!$h$26:$h$525;'2025 financial tracker'!$b$26:$b$525;&quot;Income&quot;;'2025 financial tracker'!$e$26:$e$525;[.$A52];'2025 financial tracker'!$j$26:$j$525;&quot;Pending&quot;)+SUMIFS('2025 financial tracker'!$h$26:$h$525;'2025 financial tracker'!$b$26:$b$525;&quot;Income&quot;;'2025 financial tracker'!$e$26:$e$525;[.$A52];'2025 financial tracker'!$j$26:$j$525;&quot;Expected&quot;)+SUMIFS('2026 financial tracker'!$h$26:$h$525;'2026 financial tracker'!$b$26:$b$525;&quot;Income&quot;;'2026 financial tracker'!$e$26:$e$525;[.$A52];'2026 financial tracker'!$j$26:$j$525;&quot;Pending&quot;)+SUMIFS('2026 financial tracker'!$h$26:$h$525;'2026 financial tracker'!$b$26:$b$525;&quot;Income&quot;;'2026 financial tracker'!$e$26:$e$525;[.$A52];'2026 financial tracker'!$j$26:$j$525;&quot;Expected&quot;))">
            <text:p/>
          </table:table-cell>
          <table:table-cell table:style-name="ce29" table:number-columns-repeated="9"/>
          <table:table-cell table:style-name="ce3"/>
          <table:table-cell table:number-columns-repeated="1006"/>
        </table:table-row>
        <table:table-row table:style-name="ro2">
          <table:table-cell table:style-name="ce29" table:number-columns-repeated="4"/>
          <table:table-cell table:style-name="ce32" table:formula="of:=IF([.$A53]=&quot;&quot;;&quot;&quot;;SUMIFS('2023 financial tracker'!$h$26:$h$525;'2023 financial tracker'!$b$26:$b$525;&quot;Income&quot;;'2023 financial tracker'!$e$26:$e$525;[.$A53];'2023 financial tracker'!$j$26:$j$525;&quot;Cleared&quot;)+SUMIFS('2024 financial tracker'!$h$26:$h$525;'2024 financial tracker'!$b$26:$b$525;&quot;Income&quot;;'2024 financial tracker'!$e$26:$e$525;[.$A53];'2024 financial tracker'!$j$26:$j$525;&quot;Cleared&quot;)+SUMIFS('2025 financial tracker'!$h$26:$h$525;'2025 financial tracker'!$b$26:$b$525;&quot;Income&quot;;'2025 financial tracker'!$e$26:$e$525;[.$A53];'2025 financial tracker'!$j$26:$j$525;&quot;Cleared&quot;)+SUMIFS('2026 financial tracker'!$h$26:$h$525;'2026 financial tracker'!$b$26:$b$525;&quot;Income&quot;;'2026 financial tracker'!$e$26:$e$525;[.$A53];'2026 financial tracker'!$j$26:$j$525;&quot;Cleared&quot;))">
            <text:p/>
          </table:table-cell>
          <table:table-cell table:style-name="ce32" table:formula="of:=IF([.$A53]=&quot;&quot;;&quot;&quot;;SUMIFS('2023 financial tracker'!$h$26:$h$525;'2023 financial tracker'!$b$26:$b$525;&quot;Expense&quot;;'2023 financial tracker'!$e$26:$e$525;[.$A53];'2023 financial tracker'!$j$26:$j$525;&quot;Cleared&quot;)+SUMIFS('2024 financial tracker'!$h$26:$h$525;'2024 financial tracker'!$b$26:$b$525;&quot;Expense&quot;;'2024 financial tracker'!$e$26:$e$525;[.$A53];'2024 financial tracker'!$j$26:$j$525;&quot;Cleared&quot;)+SUMIFS('2025 financial tracker'!$h$26:$h$525;'2025 financial tracker'!$b$26:$b$525;&quot;Expense&quot;;'2025 financial tracker'!$e$26:$e$525;[.$A53];'2025 financial tracker'!$j$26:$j$525;&quot;Cleared&quot;)+SUMIFS('2026 financial tracker'!$h$26:$h$525;'2026 financial tracker'!$b$26:$b$525;&quot;Expense&quot;;'2026 financial tracker'!$e$26:$e$525;[.$A53];'2026 financial tracker'!$j$26:$j$525;&quot;Cleared&quot;))">
            <text:p/>
          </table:table-cell>
          <table:table-cell table:style-name="ce32" table:formula="of:=IF([.$A53]=&quot;&quot;;&quot;&quot;;[.E53]-[.F53])">
            <text:p/>
          </table:table-cell>
          <table:table-cell table:style-name="ce32" table:formula="of:=IF([.$A53]=&quot;&quot;;&quot;&quot;;SUMIFS('2023 financial tracker'!$h$26:$h$525;'2023 financial tracker'!$b$26:$b$525;&quot;Income&quot;;'2023 financial tracker'!$e$26:$e$525;[.$A53];'2023 financial tracker'!$j$26:$j$525;&quot;Pending&quot;)+SUMIFS('2023 financial tracker'!$h$26:$h$525;'2023 financial tracker'!$b$26:$b$525;&quot;Income&quot;;'2023 financial tracker'!$e$26:$e$525;[.$A53];'2023 financial tracker'!$j$26:$j$525;&quot;Expected&quot;)+SUMIFS('2024 financial tracker'!$h$26:$h$525;'2024 financial tracker'!$b$26:$b$525;&quot;Income&quot;;'2024 financial tracker'!$e$26:$e$525;[.$A53];'2024 financial tracker'!$j$26:$j$525;&quot;Pending&quot;)+SUMIFS('2024 financial tracker'!$h$26:$h$525;'2024 financial tracker'!$b$26:$b$525;&quot;Income&quot;;'2024 financial tracker'!$e$26:$e$525;[.$A53];'2024 financial tracker'!$j$26:$j$525;&quot;Expected&quot;)+SUMIFS('2025 financial tracker'!$h$26:$h$525;'2025 financial tracker'!$b$26:$b$525;&quot;Income&quot;;'2025 financial tracker'!$e$26:$e$525;[.$A53];'2025 financial tracker'!$j$26:$j$525;&quot;Pending&quot;)+SUMIFS('2025 financial tracker'!$h$26:$h$525;'2025 financial tracker'!$b$26:$b$525;&quot;Income&quot;;'2025 financial tracker'!$e$26:$e$525;[.$A53];'2025 financial tracker'!$j$26:$j$525;&quot;Expected&quot;)+SUMIFS('2026 financial tracker'!$h$26:$h$525;'2026 financial tracker'!$b$26:$b$525;&quot;Income&quot;;'2026 financial tracker'!$e$26:$e$525;[.$A53];'2026 financial tracker'!$j$26:$j$525;&quot;Pending&quot;)+SUMIFS('2026 financial tracker'!$h$26:$h$525;'2026 financial tracker'!$b$26:$b$525;&quot;Income&quot;;'2026 financial tracker'!$e$26:$e$525;[.$A53];'2026 financial tracker'!$j$26:$j$525;&quot;Expected&quot;))">
            <text:p/>
          </table:table-cell>
          <table:table-cell table:style-name="ce29" table:number-columns-repeated="9"/>
          <table:table-cell table:style-name="ce3"/>
          <table:table-cell table:number-columns-repeated="1006"/>
        </table:table-row>
        <table:table-row table:style-name="ro2">
          <table:table-cell table:style-name="ce29" table:number-columns-repeated="4"/>
          <table:table-cell table:style-name="ce32" table:formula="of:=IF([.$A54]=&quot;&quot;;&quot;&quot;;SUMIFS('2023 financial tracker'!$h$26:$h$525;'2023 financial tracker'!$b$26:$b$525;&quot;Income&quot;;'2023 financial tracker'!$e$26:$e$525;[.$A54];'2023 financial tracker'!$j$26:$j$525;&quot;Cleared&quot;)+SUMIFS('2024 financial tracker'!$h$26:$h$525;'2024 financial tracker'!$b$26:$b$525;&quot;Income&quot;;'2024 financial tracker'!$e$26:$e$525;[.$A54];'2024 financial tracker'!$j$26:$j$525;&quot;Cleared&quot;)+SUMIFS('2025 financial tracker'!$h$26:$h$525;'2025 financial tracker'!$b$26:$b$525;&quot;Income&quot;;'2025 financial tracker'!$e$26:$e$525;[.$A54];'2025 financial tracker'!$j$26:$j$525;&quot;Cleared&quot;)+SUMIFS('2026 financial tracker'!$h$26:$h$525;'2026 financial tracker'!$b$26:$b$525;&quot;Income&quot;;'2026 financial tracker'!$e$26:$e$525;[.$A54];'2026 financial tracker'!$j$26:$j$525;&quot;Cleared&quot;))">
            <text:p/>
          </table:table-cell>
          <table:table-cell table:style-name="ce32" table:formula="of:=IF([.$A54]=&quot;&quot;;&quot;&quot;;SUMIFS('2023 financial tracker'!$h$26:$h$525;'2023 financial tracker'!$b$26:$b$525;&quot;Expense&quot;;'2023 financial tracker'!$e$26:$e$525;[.$A54];'2023 financial tracker'!$j$26:$j$525;&quot;Cleared&quot;)+SUMIFS('2024 financial tracker'!$h$26:$h$525;'2024 financial tracker'!$b$26:$b$525;&quot;Expense&quot;;'2024 financial tracker'!$e$26:$e$525;[.$A54];'2024 financial tracker'!$j$26:$j$525;&quot;Cleared&quot;)+SUMIFS('2025 financial tracker'!$h$26:$h$525;'2025 financial tracker'!$b$26:$b$525;&quot;Expense&quot;;'2025 financial tracker'!$e$26:$e$525;[.$A54];'2025 financial tracker'!$j$26:$j$525;&quot;Cleared&quot;)+SUMIFS('2026 financial tracker'!$h$26:$h$525;'2026 financial tracker'!$b$26:$b$525;&quot;Expense&quot;;'2026 financial tracker'!$e$26:$e$525;[.$A54];'2026 financial tracker'!$j$26:$j$525;&quot;Cleared&quot;))">
            <text:p/>
          </table:table-cell>
          <table:table-cell table:style-name="ce32" table:formula="of:=IF([.$A54]=&quot;&quot;;&quot;&quot;;[.E54]-[.F54])">
            <text:p/>
          </table:table-cell>
          <table:table-cell table:style-name="ce32" table:formula="of:=IF([.$A54]=&quot;&quot;;&quot;&quot;;SUMIFS('2023 financial tracker'!$h$26:$h$525;'2023 financial tracker'!$b$26:$b$525;&quot;Income&quot;;'2023 financial tracker'!$e$26:$e$525;[.$A54];'2023 financial tracker'!$j$26:$j$525;&quot;Pending&quot;)+SUMIFS('2023 financial tracker'!$h$26:$h$525;'2023 financial tracker'!$b$26:$b$525;&quot;Income&quot;;'2023 financial tracker'!$e$26:$e$525;[.$A54];'2023 financial tracker'!$j$26:$j$525;&quot;Expected&quot;)+SUMIFS('2024 financial tracker'!$h$26:$h$525;'2024 financial tracker'!$b$26:$b$525;&quot;Income&quot;;'2024 financial tracker'!$e$26:$e$525;[.$A54];'2024 financial tracker'!$j$26:$j$525;&quot;Pending&quot;)+SUMIFS('2024 financial tracker'!$h$26:$h$525;'2024 financial tracker'!$b$26:$b$525;&quot;Income&quot;;'2024 financial tracker'!$e$26:$e$525;[.$A54];'2024 financial tracker'!$j$26:$j$525;&quot;Expected&quot;)+SUMIFS('2025 financial tracker'!$h$26:$h$525;'2025 financial tracker'!$b$26:$b$525;&quot;Income&quot;;'2025 financial tracker'!$e$26:$e$525;[.$A54];'2025 financial tracker'!$j$26:$j$525;&quot;Pending&quot;)+SUMIFS('2025 financial tracker'!$h$26:$h$525;'2025 financial tracker'!$b$26:$b$525;&quot;Income&quot;;'2025 financial tracker'!$e$26:$e$525;[.$A54];'2025 financial tracker'!$j$26:$j$525;&quot;Expected&quot;)+SUMIFS('2026 financial tracker'!$h$26:$h$525;'2026 financial tracker'!$b$26:$b$525;&quot;Income&quot;;'2026 financial tracker'!$e$26:$e$525;[.$A54];'2026 financial tracker'!$j$26:$j$525;&quot;Pending&quot;)+SUMIFS('2026 financial tracker'!$h$26:$h$525;'2026 financial tracker'!$b$26:$b$525;&quot;Income&quot;;'2026 financial tracker'!$e$26:$e$525;[.$A54];'2026 financial tracker'!$j$26:$j$525;&quot;Expected&quot;))">
            <text:p/>
          </table:table-cell>
          <table:table-cell table:style-name="ce29" table:number-columns-repeated="9"/>
          <table:table-cell table:style-name="ce3"/>
          <table:table-cell table:number-columns-repeated="1006"/>
        </table:table-row>
        <table:table-row table:style-name="ro2">
          <table:table-cell table:style-name="ce29" table:number-columns-repeated="4"/>
          <table:table-cell table:style-name="ce32" table:formula="of:=IF([.$A55]=&quot;&quot;;&quot;&quot;;SUMIFS('2023 financial tracker'!$h$26:$h$525;'2023 financial tracker'!$b$26:$b$525;&quot;Income&quot;;'2023 financial tracker'!$e$26:$e$525;[.$A55];'2023 financial tracker'!$j$26:$j$525;&quot;Cleared&quot;)+SUMIFS('2024 financial tracker'!$h$26:$h$525;'2024 financial tracker'!$b$26:$b$525;&quot;Income&quot;;'2024 financial tracker'!$e$26:$e$525;[.$A55];'2024 financial tracker'!$j$26:$j$525;&quot;Cleared&quot;)+SUMIFS('2025 financial tracker'!$h$26:$h$525;'2025 financial tracker'!$b$26:$b$525;&quot;Income&quot;;'2025 financial tracker'!$e$26:$e$525;[.$A55];'2025 financial tracker'!$j$26:$j$525;&quot;Cleared&quot;)+SUMIFS('2026 financial tracker'!$h$26:$h$525;'2026 financial tracker'!$b$26:$b$525;&quot;Income&quot;;'2026 financial tracker'!$e$26:$e$525;[.$A55];'2026 financial tracker'!$j$26:$j$525;&quot;Cleared&quot;))">
            <text:p/>
          </table:table-cell>
          <table:table-cell table:style-name="ce32" table:formula="of:=IF([.$A55]=&quot;&quot;;&quot;&quot;;SUMIFS('2023 financial tracker'!$h$26:$h$525;'2023 financial tracker'!$b$26:$b$525;&quot;Expense&quot;;'2023 financial tracker'!$e$26:$e$525;[.$A55];'2023 financial tracker'!$j$26:$j$525;&quot;Cleared&quot;)+SUMIFS('2024 financial tracker'!$h$26:$h$525;'2024 financial tracker'!$b$26:$b$525;&quot;Expense&quot;;'2024 financial tracker'!$e$26:$e$525;[.$A55];'2024 financial tracker'!$j$26:$j$525;&quot;Cleared&quot;)+SUMIFS('2025 financial tracker'!$h$26:$h$525;'2025 financial tracker'!$b$26:$b$525;&quot;Expense&quot;;'2025 financial tracker'!$e$26:$e$525;[.$A55];'2025 financial tracker'!$j$26:$j$525;&quot;Cleared&quot;)+SUMIFS('2026 financial tracker'!$h$26:$h$525;'2026 financial tracker'!$b$26:$b$525;&quot;Expense&quot;;'2026 financial tracker'!$e$26:$e$525;[.$A55];'2026 financial tracker'!$j$26:$j$525;&quot;Cleared&quot;))">
            <text:p/>
          </table:table-cell>
          <table:table-cell table:style-name="ce32" table:formula="of:=IF([.$A55]=&quot;&quot;;&quot;&quot;;[.E55]-[.F55])">
            <text:p/>
          </table:table-cell>
          <table:table-cell table:style-name="ce32" table:formula="of:=IF([.$A55]=&quot;&quot;;&quot;&quot;;SUMIFS('2023 financial tracker'!$h$26:$h$525;'2023 financial tracker'!$b$26:$b$525;&quot;Income&quot;;'2023 financial tracker'!$e$26:$e$525;[.$A55];'2023 financial tracker'!$j$26:$j$525;&quot;Pending&quot;)+SUMIFS('2023 financial tracker'!$h$26:$h$525;'2023 financial tracker'!$b$26:$b$525;&quot;Income&quot;;'2023 financial tracker'!$e$26:$e$525;[.$A55];'2023 financial tracker'!$j$26:$j$525;&quot;Expected&quot;)+SUMIFS('2024 financial tracker'!$h$26:$h$525;'2024 financial tracker'!$b$26:$b$525;&quot;Income&quot;;'2024 financial tracker'!$e$26:$e$525;[.$A55];'2024 financial tracker'!$j$26:$j$525;&quot;Pending&quot;)+SUMIFS('2024 financial tracker'!$h$26:$h$525;'2024 financial tracker'!$b$26:$b$525;&quot;Income&quot;;'2024 financial tracker'!$e$26:$e$525;[.$A55];'2024 financial tracker'!$j$26:$j$525;&quot;Expected&quot;)+SUMIFS('2025 financial tracker'!$h$26:$h$525;'2025 financial tracker'!$b$26:$b$525;&quot;Income&quot;;'2025 financial tracker'!$e$26:$e$525;[.$A55];'2025 financial tracker'!$j$26:$j$525;&quot;Pending&quot;)+SUMIFS('2025 financial tracker'!$h$26:$h$525;'2025 financial tracker'!$b$26:$b$525;&quot;Income&quot;;'2025 financial tracker'!$e$26:$e$525;[.$A55];'2025 financial tracker'!$j$26:$j$525;&quot;Expected&quot;)+SUMIFS('2026 financial tracker'!$h$26:$h$525;'2026 financial tracker'!$b$26:$b$525;&quot;Income&quot;;'2026 financial tracker'!$e$26:$e$525;[.$A55];'2026 financial tracker'!$j$26:$j$525;&quot;Pending&quot;)+SUMIFS('2026 financial tracker'!$h$26:$h$525;'2026 financial tracker'!$b$26:$b$525;&quot;Income&quot;;'2026 financial tracker'!$e$26:$e$525;[.$A55];'2026 financial tracker'!$j$26:$j$525;&quot;Expected&quot;))">
            <text:p/>
          </table:table-cell>
          <table:table-cell table:style-name="ce29" table:number-columns-repeated="9"/>
          <table:table-cell table:style-name="ce3"/>
          <table:table-cell table:number-columns-repeated="1006"/>
        </table:table-row>
        <table:table-row table:style-name="ro2">
          <table:table-cell table:style-name="ce29" table:number-columns-repeated="4"/>
          <table:table-cell table:style-name="ce32" table:formula="of:=IF([.$A56]=&quot;&quot;;&quot;&quot;;SUMIFS('2023 financial tracker'!$h$26:$h$525;'2023 financial tracker'!$b$26:$b$525;&quot;Income&quot;;'2023 financial tracker'!$e$26:$e$525;[.$A56];'2023 financial tracker'!$j$26:$j$525;&quot;Cleared&quot;)+SUMIFS('2024 financial tracker'!$h$26:$h$525;'2024 financial tracker'!$b$26:$b$525;&quot;Income&quot;;'2024 financial tracker'!$e$26:$e$525;[.$A56];'2024 financial tracker'!$j$26:$j$525;&quot;Cleared&quot;)+SUMIFS('2025 financial tracker'!$h$26:$h$525;'2025 financial tracker'!$b$26:$b$525;&quot;Income&quot;;'2025 financial tracker'!$e$26:$e$525;[.$A56];'2025 financial tracker'!$j$26:$j$525;&quot;Cleared&quot;)+SUMIFS('2026 financial tracker'!$h$26:$h$525;'2026 financial tracker'!$b$26:$b$525;&quot;Income&quot;;'2026 financial tracker'!$e$26:$e$525;[.$A56];'2026 financial tracker'!$j$26:$j$525;&quot;Cleared&quot;))">
            <text:p/>
          </table:table-cell>
          <table:table-cell table:style-name="ce32" table:formula="of:=IF([.$A56]=&quot;&quot;;&quot;&quot;;SUMIFS('2023 financial tracker'!$h$26:$h$525;'2023 financial tracker'!$b$26:$b$525;&quot;Expense&quot;;'2023 financial tracker'!$e$26:$e$525;[.$A56];'2023 financial tracker'!$j$26:$j$525;&quot;Cleared&quot;)+SUMIFS('2024 financial tracker'!$h$26:$h$525;'2024 financial tracker'!$b$26:$b$525;&quot;Expense&quot;;'2024 financial tracker'!$e$26:$e$525;[.$A56];'2024 financial tracker'!$j$26:$j$525;&quot;Cleared&quot;)+SUMIFS('2025 financial tracker'!$h$26:$h$525;'2025 financial tracker'!$b$26:$b$525;&quot;Expense&quot;;'2025 financial tracker'!$e$26:$e$525;[.$A56];'2025 financial tracker'!$j$26:$j$525;&quot;Cleared&quot;)+SUMIFS('2026 financial tracker'!$h$26:$h$525;'2026 financial tracker'!$b$26:$b$525;&quot;Expense&quot;;'2026 financial tracker'!$e$26:$e$525;[.$A56];'2026 financial tracker'!$j$26:$j$525;&quot;Cleared&quot;))">
            <text:p/>
          </table:table-cell>
          <table:table-cell table:style-name="ce32" table:formula="of:=IF([.$A56]=&quot;&quot;;&quot;&quot;;[.E56]-[.F56])">
            <text:p/>
          </table:table-cell>
          <table:table-cell table:style-name="ce32" table:formula="of:=IF([.$A56]=&quot;&quot;;&quot;&quot;;SUMIFS('2023 financial tracker'!$h$26:$h$525;'2023 financial tracker'!$b$26:$b$525;&quot;Income&quot;;'2023 financial tracker'!$e$26:$e$525;[.$A56];'2023 financial tracker'!$j$26:$j$525;&quot;Pending&quot;)+SUMIFS('2023 financial tracker'!$h$26:$h$525;'2023 financial tracker'!$b$26:$b$525;&quot;Income&quot;;'2023 financial tracker'!$e$26:$e$525;[.$A56];'2023 financial tracker'!$j$26:$j$525;&quot;Expected&quot;)+SUMIFS('2024 financial tracker'!$h$26:$h$525;'2024 financial tracker'!$b$26:$b$525;&quot;Income&quot;;'2024 financial tracker'!$e$26:$e$525;[.$A56];'2024 financial tracker'!$j$26:$j$525;&quot;Pending&quot;)+SUMIFS('2024 financial tracker'!$h$26:$h$525;'2024 financial tracker'!$b$26:$b$525;&quot;Income&quot;;'2024 financial tracker'!$e$26:$e$525;[.$A56];'2024 financial tracker'!$j$26:$j$525;&quot;Expected&quot;)+SUMIFS('2025 financial tracker'!$h$26:$h$525;'2025 financial tracker'!$b$26:$b$525;&quot;Income&quot;;'2025 financial tracker'!$e$26:$e$525;[.$A56];'2025 financial tracker'!$j$26:$j$525;&quot;Pending&quot;)+SUMIFS('2025 financial tracker'!$h$26:$h$525;'2025 financial tracker'!$b$26:$b$525;&quot;Income&quot;;'2025 financial tracker'!$e$26:$e$525;[.$A56];'2025 financial tracker'!$j$26:$j$525;&quot;Expected&quot;)+SUMIFS('2026 financial tracker'!$h$26:$h$525;'2026 financial tracker'!$b$26:$b$525;&quot;Income&quot;;'2026 financial tracker'!$e$26:$e$525;[.$A56];'2026 financial tracker'!$j$26:$j$525;&quot;Pending&quot;)+SUMIFS('2026 financial tracker'!$h$26:$h$525;'2026 financial tracker'!$b$26:$b$525;&quot;Income&quot;;'2026 financial tracker'!$e$26:$e$525;[.$A56];'2026 financial tracker'!$j$26:$j$525;&quot;Expected&quot;))">
            <text:p/>
          </table:table-cell>
          <table:table-cell table:style-name="ce29" table:number-columns-repeated="9"/>
          <table:table-cell table:style-name="ce3"/>
          <table:table-cell table:number-columns-repeated="1006"/>
        </table:table-row>
        <table:table-row table:style-name="ro2">
          <table:table-cell table:style-name="ce29" table:number-columns-repeated="4"/>
          <table:table-cell table:style-name="ce32" table:formula="of:=IF([.$A57]=&quot;&quot;;&quot;&quot;;SUMIFS('2023 financial tracker'!$h$26:$h$525;'2023 financial tracker'!$b$26:$b$525;&quot;Income&quot;;'2023 financial tracker'!$e$26:$e$525;[.$A57];'2023 financial tracker'!$j$26:$j$525;&quot;Cleared&quot;)+SUMIFS('2024 financial tracker'!$h$26:$h$525;'2024 financial tracker'!$b$26:$b$525;&quot;Income&quot;;'2024 financial tracker'!$e$26:$e$525;[.$A57];'2024 financial tracker'!$j$26:$j$525;&quot;Cleared&quot;)+SUMIFS('2025 financial tracker'!$h$26:$h$525;'2025 financial tracker'!$b$26:$b$525;&quot;Income&quot;;'2025 financial tracker'!$e$26:$e$525;[.$A57];'2025 financial tracker'!$j$26:$j$525;&quot;Cleared&quot;)+SUMIFS('2026 financial tracker'!$h$26:$h$525;'2026 financial tracker'!$b$26:$b$525;&quot;Income&quot;;'2026 financial tracker'!$e$26:$e$525;[.$A57];'2026 financial tracker'!$j$26:$j$525;&quot;Cleared&quot;))">
            <text:p/>
          </table:table-cell>
          <table:table-cell table:style-name="ce32" table:formula="of:=IF([.$A57]=&quot;&quot;;&quot;&quot;;SUMIFS('2023 financial tracker'!$h$26:$h$525;'2023 financial tracker'!$b$26:$b$525;&quot;Expense&quot;;'2023 financial tracker'!$e$26:$e$525;[.$A57];'2023 financial tracker'!$j$26:$j$525;&quot;Cleared&quot;)+SUMIFS('2024 financial tracker'!$h$26:$h$525;'2024 financial tracker'!$b$26:$b$525;&quot;Expense&quot;;'2024 financial tracker'!$e$26:$e$525;[.$A57];'2024 financial tracker'!$j$26:$j$525;&quot;Cleared&quot;)+SUMIFS('2025 financial tracker'!$h$26:$h$525;'2025 financial tracker'!$b$26:$b$525;&quot;Expense&quot;;'2025 financial tracker'!$e$26:$e$525;[.$A57];'2025 financial tracker'!$j$26:$j$525;&quot;Cleared&quot;)+SUMIFS('2026 financial tracker'!$h$26:$h$525;'2026 financial tracker'!$b$26:$b$525;&quot;Expense&quot;;'2026 financial tracker'!$e$26:$e$525;[.$A57];'2026 financial tracker'!$j$26:$j$525;&quot;Cleared&quot;))">
            <text:p/>
          </table:table-cell>
          <table:table-cell table:style-name="ce32" table:formula="of:=IF([.$A57]=&quot;&quot;;&quot;&quot;;[.E57]-[.F57])">
            <text:p/>
          </table:table-cell>
          <table:table-cell table:style-name="ce32" table:formula="of:=IF([.$A57]=&quot;&quot;;&quot;&quot;;SUMIFS('2023 financial tracker'!$h$26:$h$525;'2023 financial tracker'!$b$26:$b$525;&quot;Income&quot;;'2023 financial tracker'!$e$26:$e$525;[.$A57];'2023 financial tracker'!$j$26:$j$525;&quot;Pending&quot;)+SUMIFS('2023 financial tracker'!$h$26:$h$525;'2023 financial tracker'!$b$26:$b$525;&quot;Income&quot;;'2023 financial tracker'!$e$26:$e$525;[.$A57];'2023 financial tracker'!$j$26:$j$525;&quot;Expected&quot;)+SUMIFS('2024 financial tracker'!$h$26:$h$525;'2024 financial tracker'!$b$26:$b$525;&quot;Income&quot;;'2024 financial tracker'!$e$26:$e$525;[.$A57];'2024 financial tracker'!$j$26:$j$525;&quot;Pending&quot;)+SUMIFS('2024 financial tracker'!$h$26:$h$525;'2024 financial tracker'!$b$26:$b$525;&quot;Income&quot;;'2024 financial tracker'!$e$26:$e$525;[.$A57];'2024 financial tracker'!$j$26:$j$525;&quot;Expected&quot;)+SUMIFS('2025 financial tracker'!$h$26:$h$525;'2025 financial tracker'!$b$26:$b$525;&quot;Income&quot;;'2025 financial tracker'!$e$26:$e$525;[.$A57];'2025 financial tracker'!$j$26:$j$525;&quot;Pending&quot;)+SUMIFS('2025 financial tracker'!$h$26:$h$525;'2025 financial tracker'!$b$26:$b$525;&quot;Income&quot;;'2025 financial tracker'!$e$26:$e$525;[.$A57];'2025 financial tracker'!$j$26:$j$525;&quot;Expected&quot;)+SUMIFS('2026 financial tracker'!$h$26:$h$525;'2026 financial tracker'!$b$26:$b$525;&quot;Income&quot;;'2026 financial tracker'!$e$26:$e$525;[.$A57];'2026 financial tracker'!$j$26:$j$525;&quot;Pending&quot;)+SUMIFS('2026 financial tracker'!$h$26:$h$525;'2026 financial tracker'!$b$26:$b$525;&quot;Income&quot;;'2026 financial tracker'!$e$26:$e$525;[.$A57];'2026 financial tracker'!$j$26:$j$525;&quot;Expected&quot;))">
            <text:p/>
          </table:table-cell>
          <table:table-cell table:style-name="ce29" table:number-columns-repeated="9"/>
          <table:table-cell table:style-name="ce3"/>
          <table:table-cell table:number-columns-repeated="1006"/>
        </table:table-row>
        <table:table-row table:style-name="ro2">
          <table:table-cell table:style-name="ce29" table:number-columns-repeated="4"/>
          <table:table-cell table:style-name="ce32" table:formula="of:=IF([.$A58]=&quot;&quot;;&quot;&quot;;SUMIFS('2023 financial tracker'!$h$26:$h$525;'2023 financial tracker'!$b$26:$b$525;&quot;Income&quot;;'2023 financial tracker'!$e$26:$e$525;[.$A58];'2023 financial tracker'!$j$26:$j$525;&quot;Cleared&quot;)+SUMIFS('2024 financial tracker'!$h$26:$h$525;'2024 financial tracker'!$b$26:$b$525;&quot;Income&quot;;'2024 financial tracker'!$e$26:$e$525;[.$A58];'2024 financial tracker'!$j$26:$j$525;&quot;Cleared&quot;)+SUMIFS('2025 financial tracker'!$h$26:$h$525;'2025 financial tracker'!$b$26:$b$525;&quot;Income&quot;;'2025 financial tracker'!$e$26:$e$525;[.$A58];'2025 financial tracker'!$j$26:$j$525;&quot;Cleared&quot;)+SUMIFS('2026 financial tracker'!$h$26:$h$525;'2026 financial tracker'!$b$26:$b$525;&quot;Income&quot;;'2026 financial tracker'!$e$26:$e$525;[.$A58];'2026 financial tracker'!$j$26:$j$525;&quot;Cleared&quot;))">
            <text:p/>
          </table:table-cell>
          <table:table-cell table:style-name="ce32" table:formula="of:=IF([.$A58]=&quot;&quot;;&quot;&quot;;SUMIFS('2023 financial tracker'!$h$26:$h$525;'2023 financial tracker'!$b$26:$b$525;&quot;Expense&quot;;'2023 financial tracker'!$e$26:$e$525;[.$A58];'2023 financial tracker'!$j$26:$j$525;&quot;Cleared&quot;)+SUMIFS('2024 financial tracker'!$h$26:$h$525;'2024 financial tracker'!$b$26:$b$525;&quot;Expense&quot;;'2024 financial tracker'!$e$26:$e$525;[.$A58];'2024 financial tracker'!$j$26:$j$525;&quot;Cleared&quot;)+SUMIFS('2025 financial tracker'!$h$26:$h$525;'2025 financial tracker'!$b$26:$b$525;&quot;Expense&quot;;'2025 financial tracker'!$e$26:$e$525;[.$A58];'2025 financial tracker'!$j$26:$j$525;&quot;Cleared&quot;)+SUMIFS('2026 financial tracker'!$h$26:$h$525;'2026 financial tracker'!$b$26:$b$525;&quot;Expense&quot;;'2026 financial tracker'!$e$26:$e$525;[.$A58];'2026 financial tracker'!$j$26:$j$525;&quot;Cleared&quot;))">
            <text:p/>
          </table:table-cell>
          <table:table-cell table:style-name="ce32" table:formula="of:=IF([.$A58]=&quot;&quot;;&quot;&quot;;[.E58]-[.F58])">
            <text:p/>
          </table:table-cell>
          <table:table-cell table:style-name="ce32" table:formula="of:=IF([.$A58]=&quot;&quot;;&quot;&quot;;SUMIFS('2023 financial tracker'!$h$26:$h$525;'2023 financial tracker'!$b$26:$b$525;&quot;Income&quot;;'2023 financial tracker'!$e$26:$e$525;[.$A58];'2023 financial tracker'!$j$26:$j$525;&quot;Pending&quot;)+SUMIFS('2023 financial tracker'!$h$26:$h$525;'2023 financial tracker'!$b$26:$b$525;&quot;Income&quot;;'2023 financial tracker'!$e$26:$e$525;[.$A58];'2023 financial tracker'!$j$26:$j$525;&quot;Expected&quot;)+SUMIFS('2024 financial tracker'!$h$26:$h$525;'2024 financial tracker'!$b$26:$b$525;&quot;Income&quot;;'2024 financial tracker'!$e$26:$e$525;[.$A58];'2024 financial tracker'!$j$26:$j$525;&quot;Pending&quot;)+SUMIFS('2024 financial tracker'!$h$26:$h$525;'2024 financial tracker'!$b$26:$b$525;&quot;Income&quot;;'2024 financial tracker'!$e$26:$e$525;[.$A58];'2024 financial tracker'!$j$26:$j$525;&quot;Expected&quot;)+SUMIFS('2025 financial tracker'!$h$26:$h$525;'2025 financial tracker'!$b$26:$b$525;&quot;Income&quot;;'2025 financial tracker'!$e$26:$e$525;[.$A58];'2025 financial tracker'!$j$26:$j$525;&quot;Pending&quot;)+SUMIFS('2025 financial tracker'!$h$26:$h$525;'2025 financial tracker'!$b$26:$b$525;&quot;Income&quot;;'2025 financial tracker'!$e$26:$e$525;[.$A58];'2025 financial tracker'!$j$26:$j$525;&quot;Expected&quot;)+SUMIFS('2026 financial tracker'!$h$26:$h$525;'2026 financial tracker'!$b$26:$b$525;&quot;Income&quot;;'2026 financial tracker'!$e$26:$e$525;[.$A58];'2026 financial tracker'!$j$26:$j$525;&quot;Pending&quot;)+SUMIFS('2026 financial tracker'!$h$26:$h$525;'2026 financial tracker'!$b$26:$b$525;&quot;Income&quot;;'2026 financial tracker'!$e$26:$e$525;[.$A58];'2026 financial tracker'!$j$26:$j$525;&quot;Expected&quot;))">
            <text:p/>
          </table:table-cell>
          <table:table-cell table:style-name="ce29" table:number-columns-repeated="9"/>
          <table:table-cell table:style-name="ce3"/>
          <table:table-cell table:number-columns-repeated="1006"/>
        </table:table-row>
        <table:table-row table:style-name="ro2">
          <table:table-cell table:style-name="ce29" table:number-columns-repeated="4"/>
          <table:table-cell table:style-name="ce32" table:formula="of:=IF([.$A59]=&quot;&quot;;&quot;&quot;;SUMIFS('2023 financial tracker'!$h$26:$h$525;'2023 financial tracker'!$b$26:$b$525;&quot;Income&quot;;'2023 financial tracker'!$e$26:$e$525;[.$A59];'2023 financial tracker'!$j$26:$j$525;&quot;Cleared&quot;)+SUMIFS('2024 financial tracker'!$h$26:$h$525;'2024 financial tracker'!$b$26:$b$525;&quot;Income&quot;;'2024 financial tracker'!$e$26:$e$525;[.$A59];'2024 financial tracker'!$j$26:$j$525;&quot;Cleared&quot;)+SUMIFS('2025 financial tracker'!$h$26:$h$525;'2025 financial tracker'!$b$26:$b$525;&quot;Income&quot;;'2025 financial tracker'!$e$26:$e$525;[.$A59];'2025 financial tracker'!$j$26:$j$525;&quot;Cleared&quot;)+SUMIFS('2026 financial tracker'!$h$26:$h$525;'2026 financial tracker'!$b$26:$b$525;&quot;Income&quot;;'2026 financial tracker'!$e$26:$e$525;[.$A59];'2026 financial tracker'!$j$26:$j$525;&quot;Cleared&quot;))">
            <text:p/>
          </table:table-cell>
          <table:table-cell table:style-name="ce32" table:formula="of:=IF([.$A59]=&quot;&quot;;&quot;&quot;;SUMIFS('2023 financial tracker'!$h$26:$h$525;'2023 financial tracker'!$b$26:$b$525;&quot;Expense&quot;;'2023 financial tracker'!$e$26:$e$525;[.$A59];'2023 financial tracker'!$j$26:$j$525;&quot;Cleared&quot;)+SUMIFS('2024 financial tracker'!$h$26:$h$525;'2024 financial tracker'!$b$26:$b$525;&quot;Expense&quot;;'2024 financial tracker'!$e$26:$e$525;[.$A59];'2024 financial tracker'!$j$26:$j$525;&quot;Cleared&quot;)+SUMIFS('2025 financial tracker'!$h$26:$h$525;'2025 financial tracker'!$b$26:$b$525;&quot;Expense&quot;;'2025 financial tracker'!$e$26:$e$525;[.$A59];'2025 financial tracker'!$j$26:$j$525;&quot;Cleared&quot;)+SUMIFS('2026 financial tracker'!$h$26:$h$525;'2026 financial tracker'!$b$26:$b$525;&quot;Expense&quot;;'2026 financial tracker'!$e$26:$e$525;[.$A59];'2026 financial tracker'!$j$26:$j$525;&quot;Cleared&quot;))">
            <text:p/>
          </table:table-cell>
          <table:table-cell table:style-name="ce32" table:formula="of:=IF([.$A59]=&quot;&quot;;&quot;&quot;;[.E59]-[.F59])">
            <text:p/>
          </table:table-cell>
          <table:table-cell table:style-name="ce32" table:formula="of:=IF([.$A59]=&quot;&quot;;&quot;&quot;;SUMIFS('2023 financial tracker'!$h$26:$h$525;'2023 financial tracker'!$b$26:$b$525;&quot;Income&quot;;'2023 financial tracker'!$e$26:$e$525;[.$A59];'2023 financial tracker'!$j$26:$j$525;&quot;Pending&quot;)+SUMIFS('2023 financial tracker'!$h$26:$h$525;'2023 financial tracker'!$b$26:$b$525;&quot;Income&quot;;'2023 financial tracker'!$e$26:$e$525;[.$A59];'2023 financial tracker'!$j$26:$j$525;&quot;Expected&quot;)+SUMIFS('2024 financial tracker'!$h$26:$h$525;'2024 financial tracker'!$b$26:$b$525;&quot;Income&quot;;'2024 financial tracker'!$e$26:$e$525;[.$A59];'2024 financial tracker'!$j$26:$j$525;&quot;Pending&quot;)+SUMIFS('2024 financial tracker'!$h$26:$h$525;'2024 financial tracker'!$b$26:$b$525;&quot;Income&quot;;'2024 financial tracker'!$e$26:$e$525;[.$A59];'2024 financial tracker'!$j$26:$j$525;&quot;Expected&quot;)+SUMIFS('2025 financial tracker'!$h$26:$h$525;'2025 financial tracker'!$b$26:$b$525;&quot;Income&quot;;'2025 financial tracker'!$e$26:$e$525;[.$A59];'2025 financial tracker'!$j$26:$j$525;&quot;Pending&quot;)+SUMIFS('2025 financial tracker'!$h$26:$h$525;'2025 financial tracker'!$b$26:$b$525;&quot;Income&quot;;'2025 financial tracker'!$e$26:$e$525;[.$A59];'2025 financial tracker'!$j$26:$j$525;&quot;Expected&quot;)+SUMIFS('2026 financial tracker'!$h$26:$h$525;'2026 financial tracker'!$b$26:$b$525;&quot;Income&quot;;'2026 financial tracker'!$e$26:$e$525;[.$A59];'2026 financial tracker'!$j$26:$j$525;&quot;Pending&quot;)+SUMIFS('2026 financial tracker'!$h$26:$h$525;'2026 financial tracker'!$b$26:$b$525;&quot;Income&quot;;'2026 financial tracker'!$e$26:$e$525;[.$A59];'2026 financial tracker'!$j$26:$j$525;&quot;Expected&quot;))">
            <text:p/>
          </table:table-cell>
          <table:table-cell table:style-name="ce29" table:number-columns-repeated="9"/>
          <table:table-cell table:style-name="ce3"/>
          <table:table-cell table:number-columns-repeated="1006"/>
        </table:table-row>
        <table:table-row table:style-name="ro2">
          <table:table-cell table:style-name="ce29" table:number-columns-repeated="4"/>
          <table:table-cell table:style-name="ce32" table:formula="of:=IF([.$A60]=&quot;&quot;;&quot;&quot;;SUMIFS('2023 financial tracker'!$h$26:$h$525;'2023 financial tracker'!$b$26:$b$525;&quot;Income&quot;;'2023 financial tracker'!$e$26:$e$525;[.$A60];'2023 financial tracker'!$j$26:$j$525;&quot;Cleared&quot;)+SUMIFS('2024 financial tracker'!$h$26:$h$525;'2024 financial tracker'!$b$26:$b$525;&quot;Income&quot;;'2024 financial tracker'!$e$26:$e$525;[.$A60];'2024 financial tracker'!$j$26:$j$525;&quot;Cleared&quot;)+SUMIFS('2025 financial tracker'!$h$26:$h$525;'2025 financial tracker'!$b$26:$b$525;&quot;Income&quot;;'2025 financial tracker'!$e$26:$e$525;[.$A60];'2025 financial tracker'!$j$26:$j$525;&quot;Cleared&quot;)+SUMIFS('2026 financial tracker'!$h$26:$h$525;'2026 financial tracker'!$b$26:$b$525;&quot;Income&quot;;'2026 financial tracker'!$e$26:$e$525;[.$A60];'2026 financial tracker'!$j$26:$j$525;&quot;Cleared&quot;))">
            <text:p/>
          </table:table-cell>
          <table:table-cell table:style-name="ce32" table:formula="of:=IF([.$A60]=&quot;&quot;;&quot;&quot;;SUMIFS('2023 financial tracker'!$h$26:$h$525;'2023 financial tracker'!$b$26:$b$525;&quot;Expense&quot;;'2023 financial tracker'!$e$26:$e$525;[.$A60];'2023 financial tracker'!$j$26:$j$525;&quot;Cleared&quot;)+SUMIFS('2024 financial tracker'!$h$26:$h$525;'2024 financial tracker'!$b$26:$b$525;&quot;Expense&quot;;'2024 financial tracker'!$e$26:$e$525;[.$A60];'2024 financial tracker'!$j$26:$j$525;&quot;Cleared&quot;)+SUMIFS('2025 financial tracker'!$h$26:$h$525;'2025 financial tracker'!$b$26:$b$525;&quot;Expense&quot;;'2025 financial tracker'!$e$26:$e$525;[.$A60];'2025 financial tracker'!$j$26:$j$525;&quot;Cleared&quot;)+SUMIFS('2026 financial tracker'!$h$26:$h$525;'2026 financial tracker'!$b$26:$b$525;&quot;Expense&quot;;'2026 financial tracker'!$e$26:$e$525;[.$A60];'2026 financial tracker'!$j$26:$j$525;&quot;Cleared&quot;))">
            <text:p/>
          </table:table-cell>
          <table:table-cell table:style-name="ce32" table:formula="of:=IF([.$A60]=&quot;&quot;;&quot;&quot;;[.E60]-[.F60])">
            <text:p/>
          </table:table-cell>
          <table:table-cell table:style-name="ce32" table:formula="of:=IF([.$A60]=&quot;&quot;;&quot;&quot;;SUMIFS('2023 financial tracker'!$h$26:$h$525;'2023 financial tracker'!$b$26:$b$525;&quot;Income&quot;;'2023 financial tracker'!$e$26:$e$525;[.$A60];'2023 financial tracker'!$j$26:$j$525;&quot;Pending&quot;)+SUMIFS('2023 financial tracker'!$h$26:$h$525;'2023 financial tracker'!$b$26:$b$525;&quot;Income&quot;;'2023 financial tracker'!$e$26:$e$525;[.$A60];'2023 financial tracker'!$j$26:$j$525;&quot;Expected&quot;)+SUMIFS('2024 financial tracker'!$h$26:$h$525;'2024 financial tracker'!$b$26:$b$525;&quot;Income&quot;;'2024 financial tracker'!$e$26:$e$525;[.$A60];'2024 financial tracker'!$j$26:$j$525;&quot;Pending&quot;)+SUMIFS('2024 financial tracker'!$h$26:$h$525;'2024 financial tracker'!$b$26:$b$525;&quot;Income&quot;;'2024 financial tracker'!$e$26:$e$525;[.$A60];'2024 financial tracker'!$j$26:$j$525;&quot;Expected&quot;)+SUMIFS('2025 financial tracker'!$h$26:$h$525;'2025 financial tracker'!$b$26:$b$525;&quot;Income&quot;;'2025 financial tracker'!$e$26:$e$525;[.$A60];'2025 financial tracker'!$j$26:$j$525;&quot;Pending&quot;)+SUMIFS('2025 financial tracker'!$h$26:$h$525;'2025 financial tracker'!$b$26:$b$525;&quot;Income&quot;;'2025 financial tracker'!$e$26:$e$525;[.$A60];'2025 financial tracker'!$j$26:$j$525;&quot;Expected&quot;)+SUMIFS('2026 financial tracker'!$h$26:$h$525;'2026 financial tracker'!$b$26:$b$525;&quot;Income&quot;;'2026 financial tracker'!$e$26:$e$525;[.$A60];'2026 financial tracker'!$j$26:$j$525;&quot;Pending&quot;)+SUMIFS('2026 financial tracker'!$h$26:$h$525;'2026 financial tracker'!$b$26:$b$525;&quot;Income&quot;;'2026 financial tracker'!$e$26:$e$525;[.$A60];'2026 financial tracker'!$j$26:$j$525;&quot;Expected&quot;))">
            <text:p/>
          </table:table-cell>
          <table:table-cell table:style-name="ce29" table:number-columns-repeated="9"/>
          <table:table-cell table:style-name="ce3"/>
          <table:table-cell table:number-columns-repeated="1006"/>
        </table:table-row>
        <table:table-row table:style-name="ro2">
          <table:table-cell table:style-name="ce29" table:number-columns-repeated="4"/>
          <table:table-cell table:style-name="ce32" table:formula="of:=IF([.$A61]=&quot;&quot;;&quot;&quot;;SUMIFS('2023 financial tracker'!$h$26:$h$525;'2023 financial tracker'!$b$26:$b$525;&quot;Income&quot;;'2023 financial tracker'!$e$26:$e$525;[.$A61];'2023 financial tracker'!$j$26:$j$525;&quot;Cleared&quot;)+SUMIFS('2024 financial tracker'!$h$26:$h$525;'2024 financial tracker'!$b$26:$b$525;&quot;Income&quot;;'2024 financial tracker'!$e$26:$e$525;[.$A61];'2024 financial tracker'!$j$26:$j$525;&quot;Cleared&quot;)+SUMIFS('2025 financial tracker'!$h$26:$h$525;'2025 financial tracker'!$b$26:$b$525;&quot;Income&quot;;'2025 financial tracker'!$e$26:$e$525;[.$A61];'2025 financial tracker'!$j$26:$j$525;&quot;Cleared&quot;)+SUMIFS('2026 financial tracker'!$h$26:$h$525;'2026 financial tracker'!$b$26:$b$525;&quot;Income&quot;;'2026 financial tracker'!$e$26:$e$525;[.$A61];'2026 financial tracker'!$j$26:$j$525;&quot;Cleared&quot;))">
            <text:p/>
          </table:table-cell>
          <table:table-cell table:style-name="ce32" table:formula="of:=IF([.$A61]=&quot;&quot;;&quot;&quot;;SUMIFS('2023 financial tracker'!$h$26:$h$525;'2023 financial tracker'!$b$26:$b$525;&quot;Expense&quot;;'2023 financial tracker'!$e$26:$e$525;[.$A61];'2023 financial tracker'!$j$26:$j$525;&quot;Cleared&quot;)+SUMIFS('2024 financial tracker'!$h$26:$h$525;'2024 financial tracker'!$b$26:$b$525;&quot;Expense&quot;;'2024 financial tracker'!$e$26:$e$525;[.$A61];'2024 financial tracker'!$j$26:$j$525;&quot;Cleared&quot;)+SUMIFS('2025 financial tracker'!$h$26:$h$525;'2025 financial tracker'!$b$26:$b$525;&quot;Expense&quot;;'2025 financial tracker'!$e$26:$e$525;[.$A61];'2025 financial tracker'!$j$26:$j$525;&quot;Cleared&quot;)+SUMIFS('2026 financial tracker'!$h$26:$h$525;'2026 financial tracker'!$b$26:$b$525;&quot;Expense&quot;;'2026 financial tracker'!$e$26:$e$525;[.$A61];'2026 financial tracker'!$j$26:$j$525;&quot;Cleared&quot;))">
            <text:p/>
          </table:table-cell>
          <table:table-cell table:style-name="ce32" table:formula="of:=IF([.$A61]=&quot;&quot;;&quot;&quot;;[.E61]-[.F61])">
            <text:p/>
          </table:table-cell>
          <table:table-cell table:style-name="ce32" table:formula="of:=IF([.$A61]=&quot;&quot;;&quot;&quot;;SUMIFS('2023 financial tracker'!$h$26:$h$525;'2023 financial tracker'!$b$26:$b$525;&quot;Income&quot;;'2023 financial tracker'!$e$26:$e$525;[.$A61];'2023 financial tracker'!$j$26:$j$525;&quot;Pending&quot;)+SUMIFS('2023 financial tracker'!$h$26:$h$525;'2023 financial tracker'!$b$26:$b$525;&quot;Income&quot;;'2023 financial tracker'!$e$26:$e$525;[.$A61];'2023 financial tracker'!$j$26:$j$525;&quot;Expected&quot;)+SUMIFS('2024 financial tracker'!$h$26:$h$525;'2024 financial tracker'!$b$26:$b$525;&quot;Income&quot;;'2024 financial tracker'!$e$26:$e$525;[.$A61];'2024 financial tracker'!$j$26:$j$525;&quot;Pending&quot;)+SUMIFS('2024 financial tracker'!$h$26:$h$525;'2024 financial tracker'!$b$26:$b$525;&quot;Income&quot;;'2024 financial tracker'!$e$26:$e$525;[.$A61];'2024 financial tracker'!$j$26:$j$525;&quot;Expected&quot;)+SUMIFS('2025 financial tracker'!$h$26:$h$525;'2025 financial tracker'!$b$26:$b$525;&quot;Income&quot;;'2025 financial tracker'!$e$26:$e$525;[.$A61];'2025 financial tracker'!$j$26:$j$525;&quot;Pending&quot;)+SUMIFS('2025 financial tracker'!$h$26:$h$525;'2025 financial tracker'!$b$26:$b$525;&quot;Income&quot;;'2025 financial tracker'!$e$26:$e$525;[.$A61];'2025 financial tracker'!$j$26:$j$525;&quot;Expected&quot;)+SUMIFS('2026 financial tracker'!$h$26:$h$525;'2026 financial tracker'!$b$26:$b$525;&quot;Income&quot;;'2026 financial tracker'!$e$26:$e$525;[.$A61];'2026 financial tracker'!$j$26:$j$525;&quot;Pending&quot;)+SUMIFS('2026 financial tracker'!$h$26:$h$525;'2026 financial tracker'!$b$26:$b$525;&quot;Income&quot;;'2026 financial tracker'!$e$26:$e$525;[.$A61];'2026 financial tracker'!$j$26:$j$525;&quot;Expected&quot;))">
            <text:p/>
          </table:table-cell>
          <table:table-cell table:style-name="ce29" table:number-columns-repeated="9"/>
          <table:table-cell table:style-name="ce3"/>
          <table:table-cell table:number-columns-repeated="1006"/>
        </table:table-row>
        <table:table-row table:style-name="ro2">
          <table:table-cell table:style-name="ce29" table:number-columns-repeated="4"/>
          <table:table-cell table:style-name="ce32" table:formula="of:=IF([.$A62]=&quot;&quot;;&quot;&quot;;SUMIFS('2023 financial tracker'!$h$26:$h$525;'2023 financial tracker'!$b$26:$b$525;&quot;Income&quot;;'2023 financial tracker'!$e$26:$e$525;[.$A62];'2023 financial tracker'!$j$26:$j$525;&quot;Cleared&quot;)+SUMIFS('2024 financial tracker'!$h$26:$h$525;'2024 financial tracker'!$b$26:$b$525;&quot;Income&quot;;'2024 financial tracker'!$e$26:$e$525;[.$A62];'2024 financial tracker'!$j$26:$j$525;&quot;Cleared&quot;)+SUMIFS('2025 financial tracker'!$h$26:$h$525;'2025 financial tracker'!$b$26:$b$525;&quot;Income&quot;;'2025 financial tracker'!$e$26:$e$525;[.$A62];'2025 financial tracker'!$j$26:$j$525;&quot;Cleared&quot;)+SUMIFS('2026 financial tracker'!$h$26:$h$525;'2026 financial tracker'!$b$26:$b$525;&quot;Income&quot;;'2026 financial tracker'!$e$26:$e$525;[.$A62];'2026 financial tracker'!$j$26:$j$525;&quot;Cleared&quot;))">
            <text:p/>
          </table:table-cell>
          <table:table-cell table:style-name="ce32" table:formula="of:=IF([.$A62]=&quot;&quot;;&quot;&quot;;SUMIFS('2023 financial tracker'!$h$26:$h$525;'2023 financial tracker'!$b$26:$b$525;&quot;Expense&quot;;'2023 financial tracker'!$e$26:$e$525;[.$A62];'2023 financial tracker'!$j$26:$j$525;&quot;Cleared&quot;)+SUMIFS('2024 financial tracker'!$h$26:$h$525;'2024 financial tracker'!$b$26:$b$525;&quot;Expense&quot;;'2024 financial tracker'!$e$26:$e$525;[.$A62];'2024 financial tracker'!$j$26:$j$525;&quot;Cleared&quot;)+SUMIFS('2025 financial tracker'!$h$26:$h$525;'2025 financial tracker'!$b$26:$b$525;&quot;Expense&quot;;'2025 financial tracker'!$e$26:$e$525;[.$A62];'2025 financial tracker'!$j$26:$j$525;&quot;Cleared&quot;)+SUMIFS('2026 financial tracker'!$h$26:$h$525;'2026 financial tracker'!$b$26:$b$525;&quot;Expense&quot;;'2026 financial tracker'!$e$26:$e$525;[.$A62];'2026 financial tracker'!$j$26:$j$525;&quot;Cleared&quot;))">
            <text:p/>
          </table:table-cell>
          <table:table-cell table:style-name="ce32" table:formula="of:=IF([.$A62]=&quot;&quot;;&quot;&quot;;[.E62]-[.F62])">
            <text:p/>
          </table:table-cell>
          <table:table-cell table:style-name="ce32" table:formula="of:=IF([.$A62]=&quot;&quot;;&quot;&quot;;SUMIFS('2023 financial tracker'!$h$26:$h$525;'2023 financial tracker'!$b$26:$b$525;&quot;Income&quot;;'2023 financial tracker'!$e$26:$e$525;[.$A62];'2023 financial tracker'!$j$26:$j$525;&quot;Pending&quot;)+SUMIFS('2023 financial tracker'!$h$26:$h$525;'2023 financial tracker'!$b$26:$b$525;&quot;Income&quot;;'2023 financial tracker'!$e$26:$e$525;[.$A62];'2023 financial tracker'!$j$26:$j$525;&quot;Expected&quot;)+SUMIFS('2024 financial tracker'!$h$26:$h$525;'2024 financial tracker'!$b$26:$b$525;&quot;Income&quot;;'2024 financial tracker'!$e$26:$e$525;[.$A62];'2024 financial tracker'!$j$26:$j$525;&quot;Pending&quot;)+SUMIFS('2024 financial tracker'!$h$26:$h$525;'2024 financial tracker'!$b$26:$b$525;&quot;Income&quot;;'2024 financial tracker'!$e$26:$e$525;[.$A62];'2024 financial tracker'!$j$26:$j$525;&quot;Expected&quot;)+SUMIFS('2025 financial tracker'!$h$26:$h$525;'2025 financial tracker'!$b$26:$b$525;&quot;Income&quot;;'2025 financial tracker'!$e$26:$e$525;[.$A62];'2025 financial tracker'!$j$26:$j$525;&quot;Pending&quot;)+SUMIFS('2025 financial tracker'!$h$26:$h$525;'2025 financial tracker'!$b$26:$b$525;&quot;Income&quot;;'2025 financial tracker'!$e$26:$e$525;[.$A62];'2025 financial tracker'!$j$26:$j$525;&quot;Expected&quot;)+SUMIFS('2026 financial tracker'!$h$26:$h$525;'2026 financial tracker'!$b$26:$b$525;&quot;Income&quot;;'2026 financial tracker'!$e$26:$e$525;[.$A62];'2026 financial tracker'!$j$26:$j$525;&quot;Pending&quot;)+SUMIFS('2026 financial tracker'!$h$26:$h$525;'2026 financial tracker'!$b$26:$b$525;&quot;Income&quot;;'2026 financial tracker'!$e$26:$e$525;[.$A62];'2026 financial tracker'!$j$26:$j$525;&quot;Expected&quot;))">
            <text:p/>
          </table:table-cell>
          <table:table-cell table:style-name="ce29" table:number-columns-repeated="9"/>
          <table:table-cell table:style-name="ce3"/>
          <table:table-cell table:number-columns-repeated="1006"/>
        </table:table-row>
        <table:table-row table:style-name="ro2">
          <table:table-cell table:style-name="ce3" table:number-columns-repeated="4"/>
          <table:table-cell table:style-name="ce33" table:formula="of:=IF([.$A63]=&quot;&quot;;&quot;&quot;;SUMIFS('2023 financial tracker'!$h$26:$h$525;'2023 financial tracker'!$b$26:$b$525;&quot;Income&quot;;'2023 financial tracker'!$e$26:$e$525;[.$A63];'2023 financial tracker'!$j$26:$j$525;&quot;Cleared&quot;)+SUMIFS('2024 financial tracker'!$h$26:$h$525;'2024 financial tracker'!$b$26:$b$525;&quot;Income&quot;;'2024 financial tracker'!$e$26:$e$525;[.$A63];'2024 financial tracker'!$j$26:$j$525;&quot;Cleared&quot;)+SUMIFS('2025 financial tracker'!$h$26:$h$525;'2025 financial tracker'!$b$26:$b$525;&quot;Income&quot;;'2025 financial tracker'!$e$26:$e$525;[.$A63];'2025 financial tracker'!$j$26:$j$525;&quot;Cleared&quot;)+SUMIFS('2026 financial tracker'!$h$26:$h$525;'2026 financial tracker'!$b$26:$b$525;&quot;Income&quot;;'2026 financial tracker'!$e$26:$e$525;[.$A63];'2026 financial tracker'!$j$26:$j$525;&quot;Cleared&quot;))">
            <text:p/>
          </table:table-cell>
          <table:table-cell table:style-name="ce33" table:formula="of:=IF([.$A63]=&quot;&quot;;&quot;&quot;;SUMIFS('2023 financial tracker'!$h$26:$h$525;'2023 financial tracker'!$b$26:$b$525;&quot;Expense&quot;;'2023 financial tracker'!$e$26:$e$525;[.$A63];'2023 financial tracker'!$j$26:$j$525;&quot;Cleared&quot;)+SUMIFS('2024 financial tracker'!$h$26:$h$525;'2024 financial tracker'!$b$26:$b$525;&quot;Expense&quot;;'2024 financial tracker'!$e$26:$e$525;[.$A63];'2024 financial tracker'!$j$26:$j$525;&quot;Cleared&quot;)+SUMIFS('2025 financial tracker'!$h$26:$h$525;'2025 financial tracker'!$b$26:$b$525;&quot;Expense&quot;;'2025 financial tracker'!$e$26:$e$525;[.$A63];'2025 financial tracker'!$j$26:$j$525;&quot;Cleared&quot;)+SUMIFS('2026 financial tracker'!$h$26:$h$525;'2026 financial tracker'!$b$26:$b$525;&quot;Expense&quot;;'2026 financial tracker'!$e$26:$e$525;[.$A63];'2026 financial tracker'!$j$26:$j$525;&quot;Cleared&quot;))">
            <text:p/>
          </table:table-cell>
          <table:table-cell table:style-name="ce33" table:formula="of:=IF([.$A63]=&quot;&quot;;&quot;&quot;;[.E63]-[.F63])">
            <text:p/>
          </table:table-cell>
          <table:table-cell table:style-name="ce33" table:formula="of:=IF([.$A63]=&quot;&quot;;&quot;&quot;;SUMIFS('2023 financial tracker'!$h$26:$h$525;'2023 financial tracker'!$b$26:$b$525;&quot;Income&quot;;'2023 financial tracker'!$e$26:$e$525;[.$A63];'2023 financial tracker'!$j$26:$j$525;&quot;Pending&quot;)+SUMIFS('2023 financial tracker'!$h$26:$h$525;'2023 financial tracker'!$b$26:$b$525;&quot;Income&quot;;'2023 financial tracker'!$e$26:$e$525;[.$A63];'2023 financial tracker'!$j$26:$j$525;&quot;Expected&quot;)+SUMIFS('2024 financial tracker'!$h$26:$h$525;'2024 financial tracker'!$b$26:$b$525;&quot;Income&quot;;'2024 financial tracker'!$e$26:$e$525;[.$A63];'2024 financial tracker'!$j$26:$j$525;&quot;Pending&quot;)+SUMIFS('2024 financial tracker'!$h$26:$h$525;'2024 financial tracker'!$b$26:$b$525;&quot;Income&quot;;'2024 financial tracker'!$e$26:$e$525;[.$A63];'2024 financial tracker'!$j$26:$j$525;&quot;Expected&quot;)+SUMIFS('2025 financial tracker'!$h$26:$h$525;'2025 financial tracker'!$b$26:$b$525;&quot;Income&quot;;'2025 financial tracker'!$e$26:$e$525;[.$A63];'2025 financial tracker'!$j$26:$j$525;&quot;Pending&quot;)+SUMIFS('2025 financial tracker'!$h$26:$h$525;'2025 financial tracker'!$b$26:$b$525;&quot;Income&quot;;'2025 financial tracker'!$e$26:$e$525;[.$A63];'2025 financial tracker'!$j$26:$j$525;&quot;Expected&quot;)+SUMIFS('2026 financial tracker'!$h$26:$h$525;'2026 financial tracker'!$b$26:$b$525;&quot;Income&quot;;'2026 financial tracker'!$e$26:$e$525;[.$A63];'2026 financial tracker'!$j$26:$j$525;&quot;Pending&quot;)+SUMIFS('2026 financial tracker'!$h$26:$h$525;'2026 financial tracker'!$b$26:$b$525;&quot;Income&quot;;'2026 financial tracker'!$e$26:$e$525;[.$A63];'2026 financial tracker'!$j$26:$j$525;&quot;Expected&quot;))">
            <text:p/>
          </table:table-cell>
          <table:table-cell table:style-name="ce3" table:number-columns-repeated="10"/>
          <table:table-cell table:number-columns-repeated="1006"/>
        </table:table-row>
        <table:table-row table:style-name="ro2">
          <table:table-cell table:style-name="ce3" table:number-columns-repeated="4"/>
          <table:table-cell table:style-name="ce33" table:formula="of:=IF([.$A64]=&quot;&quot;;&quot;&quot;;SUMIFS('2023 financial tracker'!$h$26:$h$525;'2023 financial tracker'!$b$26:$b$525;&quot;Income&quot;;'2023 financial tracker'!$e$26:$e$525;[.$A64];'2023 financial tracker'!$j$26:$j$525;&quot;Cleared&quot;)+SUMIFS('2024 financial tracker'!$h$26:$h$525;'2024 financial tracker'!$b$26:$b$525;&quot;Income&quot;;'2024 financial tracker'!$e$26:$e$525;[.$A64];'2024 financial tracker'!$j$26:$j$525;&quot;Cleared&quot;)+SUMIFS('2025 financial tracker'!$h$26:$h$525;'2025 financial tracker'!$b$26:$b$525;&quot;Income&quot;;'2025 financial tracker'!$e$26:$e$525;[.$A64];'2025 financial tracker'!$j$26:$j$525;&quot;Cleared&quot;)+SUMIFS('2026 financial tracker'!$h$26:$h$525;'2026 financial tracker'!$b$26:$b$525;&quot;Income&quot;;'2026 financial tracker'!$e$26:$e$525;[.$A64];'2026 financial tracker'!$j$26:$j$525;&quot;Cleared&quot;))">
            <text:p/>
          </table:table-cell>
          <table:table-cell table:style-name="ce33" table:formula="of:=IF([.$A64]=&quot;&quot;;&quot;&quot;;SUMIFS('2023 financial tracker'!$h$26:$h$525;'2023 financial tracker'!$b$26:$b$525;&quot;Expense&quot;;'2023 financial tracker'!$e$26:$e$525;[.$A64];'2023 financial tracker'!$j$26:$j$525;&quot;Cleared&quot;)+SUMIFS('2024 financial tracker'!$h$26:$h$525;'2024 financial tracker'!$b$26:$b$525;&quot;Expense&quot;;'2024 financial tracker'!$e$26:$e$525;[.$A64];'2024 financial tracker'!$j$26:$j$525;&quot;Cleared&quot;)+SUMIFS('2025 financial tracker'!$h$26:$h$525;'2025 financial tracker'!$b$26:$b$525;&quot;Expense&quot;;'2025 financial tracker'!$e$26:$e$525;[.$A64];'2025 financial tracker'!$j$26:$j$525;&quot;Cleared&quot;)+SUMIFS('2026 financial tracker'!$h$26:$h$525;'2026 financial tracker'!$b$26:$b$525;&quot;Expense&quot;;'2026 financial tracker'!$e$26:$e$525;[.$A64];'2026 financial tracker'!$j$26:$j$525;&quot;Cleared&quot;))">
            <text:p/>
          </table:table-cell>
          <table:table-cell table:style-name="ce33" table:formula="of:=IF([.$A64]=&quot;&quot;;&quot;&quot;;[.E64]-[.F64])">
            <text:p/>
          </table:table-cell>
          <table:table-cell table:style-name="ce33" table:formula="of:=IF([.$A64]=&quot;&quot;;&quot;&quot;;SUMIFS('2023 financial tracker'!$h$26:$h$525;'2023 financial tracker'!$b$26:$b$525;&quot;Income&quot;;'2023 financial tracker'!$e$26:$e$525;[.$A64];'2023 financial tracker'!$j$26:$j$525;&quot;Pending&quot;)+SUMIFS('2023 financial tracker'!$h$26:$h$525;'2023 financial tracker'!$b$26:$b$525;&quot;Income&quot;;'2023 financial tracker'!$e$26:$e$525;[.$A64];'2023 financial tracker'!$j$26:$j$525;&quot;Expected&quot;)+SUMIFS('2024 financial tracker'!$h$26:$h$525;'2024 financial tracker'!$b$26:$b$525;&quot;Income&quot;;'2024 financial tracker'!$e$26:$e$525;[.$A64];'2024 financial tracker'!$j$26:$j$525;&quot;Pending&quot;)+SUMIFS('2024 financial tracker'!$h$26:$h$525;'2024 financial tracker'!$b$26:$b$525;&quot;Income&quot;;'2024 financial tracker'!$e$26:$e$525;[.$A64];'2024 financial tracker'!$j$26:$j$525;&quot;Expected&quot;)+SUMIFS('2025 financial tracker'!$h$26:$h$525;'2025 financial tracker'!$b$26:$b$525;&quot;Income&quot;;'2025 financial tracker'!$e$26:$e$525;[.$A64];'2025 financial tracker'!$j$26:$j$525;&quot;Pending&quot;)+SUMIFS('2025 financial tracker'!$h$26:$h$525;'2025 financial tracker'!$b$26:$b$525;&quot;Income&quot;;'2025 financial tracker'!$e$26:$e$525;[.$A64];'2025 financial tracker'!$j$26:$j$525;&quot;Expected&quot;)+SUMIFS('2026 financial tracker'!$h$26:$h$525;'2026 financial tracker'!$b$26:$b$525;&quot;Income&quot;;'2026 financial tracker'!$e$26:$e$525;[.$A64];'2026 financial tracker'!$j$26:$j$525;&quot;Pending&quot;)+SUMIFS('2026 financial tracker'!$h$26:$h$525;'2026 financial tracker'!$b$26:$b$525;&quot;Income&quot;;'2026 financial tracker'!$e$26:$e$525;[.$A64];'2026 financial tracker'!$j$26:$j$525;&quot;Expected&quot;))">
            <text:p/>
          </table:table-cell>
          <table:table-cell table:style-name="ce3" table:number-columns-repeated="10"/>
          <table:table-cell table:number-columns-repeated="1006"/>
        </table:table-row>
        <table:table-row table:style-name="ro2">
          <table:table-cell table:style-name="ce3" table:number-columns-repeated="4"/>
          <table:table-cell table:style-name="ce33" table:formula="of:=IF([.$A65]=&quot;&quot;;&quot;&quot;;SUMIFS('2023 financial tracker'!$h$26:$h$525;'2023 financial tracker'!$b$26:$b$525;&quot;Income&quot;;'2023 financial tracker'!$e$26:$e$525;[.$A65];'2023 financial tracker'!$j$26:$j$525;&quot;Cleared&quot;)+SUMIFS('2024 financial tracker'!$h$26:$h$525;'2024 financial tracker'!$b$26:$b$525;&quot;Income&quot;;'2024 financial tracker'!$e$26:$e$525;[.$A65];'2024 financial tracker'!$j$26:$j$525;&quot;Cleared&quot;)+SUMIFS('2025 financial tracker'!$h$26:$h$525;'2025 financial tracker'!$b$26:$b$525;&quot;Income&quot;;'2025 financial tracker'!$e$26:$e$525;[.$A65];'2025 financial tracker'!$j$26:$j$525;&quot;Cleared&quot;)+SUMIFS('2026 financial tracker'!$h$26:$h$525;'2026 financial tracker'!$b$26:$b$525;&quot;Income&quot;;'2026 financial tracker'!$e$26:$e$525;[.$A65];'2026 financial tracker'!$j$26:$j$525;&quot;Cleared&quot;))">
            <text:p/>
          </table:table-cell>
          <table:table-cell table:style-name="ce33" table:formula="of:=IF([.$A65]=&quot;&quot;;&quot;&quot;;SUMIFS('2023 financial tracker'!$h$26:$h$525;'2023 financial tracker'!$b$26:$b$525;&quot;Expense&quot;;'2023 financial tracker'!$e$26:$e$525;[.$A65];'2023 financial tracker'!$j$26:$j$525;&quot;Cleared&quot;)+SUMIFS('2024 financial tracker'!$h$26:$h$525;'2024 financial tracker'!$b$26:$b$525;&quot;Expense&quot;;'2024 financial tracker'!$e$26:$e$525;[.$A65];'2024 financial tracker'!$j$26:$j$525;&quot;Cleared&quot;)+SUMIFS('2025 financial tracker'!$h$26:$h$525;'2025 financial tracker'!$b$26:$b$525;&quot;Expense&quot;;'2025 financial tracker'!$e$26:$e$525;[.$A65];'2025 financial tracker'!$j$26:$j$525;&quot;Cleared&quot;)+SUMIFS('2026 financial tracker'!$h$26:$h$525;'2026 financial tracker'!$b$26:$b$525;&quot;Expense&quot;;'2026 financial tracker'!$e$26:$e$525;[.$A65];'2026 financial tracker'!$j$26:$j$525;&quot;Cleared&quot;))">
            <text:p/>
          </table:table-cell>
          <table:table-cell table:style-name="ce33" table:formula="of:=IF([.$A65]=&quot;&quot;;&quot;&quot;;[.E65]-[.F65])">
            <text:p/>
          </table:table-cell>
          <table:table-cell table:style-name="ce33" table:formula="of:=IF([.$A65]=&quot;&quot;;&quot;&quot;;SUMIFS('2023 financial tracker'!$h$26:$h$525;'2023 financial tracker'!$b$26:$b$525;&quot;Income&quot;;'2023 financial tracker'!$e$26:$e$525;[.$A65];'2023 financial tracker'!$j$26:$j$525;&quot;Pending&quot;)+SUMIFS('2023 financial tracker'!$h$26:$h$525;'2023 financial tracker'!$b$26:$b$525;&quot;Income&quot;;'2023 financial tracker'!$e$26:$e$525;[.$A65];'2023 financial tracker'!$j$26:$j$525;&quot;Expected&quot;)+SUMIFS('2024 financial tracker'!$h$26:$h$525;'2024 financial tracker'!$b$26:$b$525;&quot;Income&quot;;'2024 financial tracker'!$e$26:$e$525;[.$A65];'2024 financial tracker'!$j$26:$j$525;&quot;Pending&quot;)+SUMIFS('2024 financial tracker'!$h$26:$h$525;'2024 financial tracker'!$b$26:$b$525;&quot;Income&quot;;'2024 financial tracker'!$e$26:$e$525;[.$A65];'2024 financial tracker'!$j$26:$j$525;&quot;Expected&quot;)+SUMIFS('2025 financial tracker'!$h$26:$h$525;'2025 financial tracker'!$b$26:$b$525;&quot;Income&quot;;'2025 financial tracker'!$e$26:$e$525;[.$A65];'2025 financial tracker'!$j$26:$j$525;&quot;Pending&quot;)+SUMIFS('2025 financial tracker'!$h$26:$h$525;'2025 financial tracker'!$b$26:$b$525;&quot;Income&quot;;'2025 financial tracker'!$e$26:$e$525;[.$A65];'2025 financial tracker'!$j$26:$j$525;&quot;Expected&quot;)+SUMIFS('2026 financial tracker'!$h$26:$h$525;'2026 financial tracker'!$b$26:$b$525;&quot;Income&quot;;'2026 financial tracker'!$e$26:$e$525;[.$A65];'2026 financial tracker'!$j$26:$j$525;&quot;Pending&quot;)+SUMIFS('2026 financial tracker'!$h$26:$h$525;'2026 financial tracker'!$b$26:$b$525;&quot;Income&quot;;'2026 financial tracker'!$e$26:$e$525;[.$A65];'2026 financial tracker'!$j$26:$j$525;&quot;Expected&quot;))">
            <text:p/>
          </table:table-cell>
          <table:table-cell table:style-name="ce3" table:number-columns-repeated="10"/>
          <table:table-cell table:number-columns-repeated="1006"/>
        </table:table-row>
        <table:table-row table:style-name="ro2">
          <table:table-cell table:style-name="ce3" table:number-columns-repeated="4"/>
          <table:table-cell table:style-name="ce33" table:formula="of:=IF([.$A66]=&quot;&quot;;&quot;&quot;;SUMIFS('2023 financial tracker'!$h$26:$h$525;'2023 financial tracker'!$b$26:$b$525;&quot;Income&quot;;'2023 financial tracker'!$e$26:$e$525;[.$A66];'2023 financial tracker'!$j$26:$j$525;&quot;Cleared&quot;)+SUMIFS('2024 financial tracker'!$h$26:$h$525;'2024 financial tracker'!$b$26:$b$525;&quot;Income&quot;;'2024 financial tracker'!$e$26:$e$525;[.$A66];'2024 financial tracker'!$j$26:$j$525;&quot;Cleared&quot;)+SUMIFS('2025 financial tracker'!$h$26:$h$525;'2025 financial tracker'!$b$26:$b$525;&quot;Income&quot;;'2025 financial tracker'!$e$26:$e$525;[.$A66];'2025 financial tracker'!$j$26:$j$525;&quot;Cleared&quot;)+SUMIFS('2026 financial tracker'!$h$26:$h$525;'2026 financial tracker'!$b$26:$b$525;&quot;Income&quot;;'2026 financial tracker'!$e$26:$e$525;[.$A66];'2026 financial tracker'!$j$26:$j$525;&quot;Cleared&quot;))">
            <text:p/>
          </table:table-cell>
          <table:table-cell table:style-name="ce33" table:formula="of:=IF([.$A66]=&quot;&quot;;&quot;&quot;;SUMIFS('2023 financial tracker'!$h$26:$h$525;'2023 financial tracker'!$b$26:$b$525;&quot;Expense&quot;;'2023 financial tracker'!$e$26:$e$525;[.$A66];'2023 financial tracker'!$j$26:$j$525;&quot;Cleared&quot;)+SUMIFS('2024 financial tracker'!$h$26:$h$525;'2024 financial tracker'!$b$26:$b$525;&quot;Expense&quot;;'2024 financial tracker'!$e$26:$e$525;[.$A66];'2024 financial tracker'!$j$26:$j$525;&quot;Cleared&quot;)+SUMIFS('2025 financial tracker'!$h$26:$h$525;'2025 financial tracker'!$b$26:$b$525;&quot;Expense&quot;;'2025 financial tracker'!$e$26:$e$525;[.$A66];'2025 financial tracker'!$j$26:$j$525;&quot;Cleared&quot;)+SUMIFS('2026 financial tracker'!$h$26:$h$525;'2026 financial tracker'!$b$26:$b$525;&quot;Expense&quot;;'2026 financial tracker'!$e$26:$e$525;[.$A66];'2026 financial tracker'!$j$26:$j$525;&quot;Cleared&quot;))">
            <text:p/>
          </table:table-cell>
          <table:table-cell table:style-name="ce33" table:formula="of:=IF([.$A66]=&quot;&quot;;&quot;&quot;;[.E66]-[.F66])">
            <text:p/>
          </table:table-cell>
          <table:table-cell table:style-name="ce33" table:formula="of:=IF([.$A66]=&quot;&quot;;&quot;&quot;;SUMIFS('2023 financial tracker'!$h$26:$h$525;'2023 financial tracker'!$b$26:$b$525;&quot;Income&quot;;'2023 financial tracker'!$e$26:$e$525;[.$A66];'2023 financial tracker'!$j$26:$j$525;&quot;Pending&quot;)+SUMIFS('2023 financial tracker'!$h$26:$h$525;'2023 financial tracker'!$b$26:$b$525;&quot;Income&quot;;'2023 financial tracker'!$e$26:$e$525;[.$A66];'2023 financial tracker'!$j$26:$j$525;&quot;Expected&quot;)+SUMIFS('2024 financial tracker'!$h$26:$h$525;'2024 financial tracker'!$b$26:$b$525;&quot;Income&quot;;'2024 financial tracker'!$e$26:$e$525;[.$A66];'2024 financial tracker'!$j$26:$j$525;&quot;Pending&quot;)+SUMIFS('2024 financial tracker'!$h$26:$h$525;'2024 financial tracker'!$b$26:$b$525;&quot;Income&quot;;'2024 financial tracker'!$e$26:$e$525;[.$A66];'2024 financial tracker'!$j$26:$j$525;&quot;Expected&quot;)+SUMIFS('2025 financial tracker'!$h$26:$h$525;'2025 financial tracker'!$b$26:$b$525;&quot;Income&quot;;'2025 financial tracker'!$e$26:$e$525;[.$A66];'2025 financial tracker'!$j$26:$j$525;&quot;Pending&quot;)+SUMIFS('2025 financial tracker'!$h$26:$h$525;'2025 financial tracker'!$b$26:$b$525;&quot;Income&quot;;'2025 financial tracker'!$e$26:$e$525;[.$A66];'2025 financial tracker'!$j$26:$j$525;&quot;Expected&quot;)+SUMIFS('2026 financial tracker'!$h$26:$h$525;'2026 financial tracker'!$b$26:$b$525;&quot;Income&quot;;'2026 financial tracker'!$e$26:$e$525;[.$A66];'2026 financial tracker'!$j$26:$j$525;&quot;Pending&quot;)+SUMIFS('2026 financial tracker'!$h$26:$h$525;'2026 financial tracker'!$b$26:$b$525;&quot;Income&quot;;'2026 financial tracker'!$e$26:$e$525;[.$A66];'2026 financial tracker'!$j$26:$j$525;&quot;Expected&quot;))">
            <text:p/>
          </table:table-cell>
          <table:table-cell table:style-name="ce3" table:number-columns-repeated="10"/>
          <table:table-cell table:number-columns-repeated="1006"/>
        </table:table-row>
        <table:table-row table:style-name="ro2">
          <table:table-cell table:style-name="ce3" table:number-columns-repeated="4"/>
          <table:table-cell table:style-name="ce33" table:formula="of:=IF([.$A67]=&quot;&quot;;&quot;&quot;;SUMIFS('2023 financial tracker'!$h$26:$h$525;'2023 financial tracker'!$b$26:$b$525;&quot;Income&quot;;'2023 financial tracker'!$e$26:$e$525;[.$A67];'2023 financial tracker'!$j$26:$j$525;&quot;Cleared&quot;)+SUMIFS('2024 financial tracker'!$h$26:$h$525;'2024 financial tracker'!$b$26:$b$525;&quot;Income&quot;;'2024 financial tracker'!$e$26:$e$525;[.$A67];'2024 financial tracker'!$j$26:$j$525;&quot;Cleared&quot;)+SUMIFS('2025 financial tracker'!$h$26:$h$525;'2025 financial tracker'!$b$26:$b$525;&quot;Income&quot;;'2025 financial tracker'!$e$26:$e$525;[.$A67];'2025 financial tracker'!$j$26:$j$525;&quot;Cleared&quot;)+SUMIFS('2026 financial tracker'!$h$26:$h$525;'2026 financial tracker'!$b$26:$b$525;&quot;Income&quot;;'2026 financial tracker'!$e$26:$e$525;[.$A67];'2026 financial tracker'!$j$26:$j$525;&quot;Cleared&quot;))">
            <text:p/>
          </table:table-cell>
          <table:table-cell table:style-name="ce33" table:formula="of:=IF([.$A67]=&quot;&quot;;&quot;&quot;;SUMIFS('2023 financial tracker'!$h$26:$h$525;'2023 financial tracker'!$b$26:$b$525;&quot;Expense&quot;;'2023 financial tracker'!$e$26:$e$525;[.$A67];'2023 financial tracker'!$j$26:$j$525;&quot;Cleared&quot;)+SUMIFS('2024 financial tracker'!$h$26:$h$525;'2024 financial tracker'!$b$26:$b$525;&quot;Expense&quot;;'2024 financial tracker'!$e$26:$e$525;[.$A67];'2024 financial tracker'!$j$26:$j$525;&quot;Cleared&quot;)+SUMIFS('2025 financial tracker'!$h$26:$h$525;'2025 financial tracker'!$b$26:$b$525;&quot;Expense&quot;;'2025 financial tracker'!$e$26:$e$525;[.$A67];'2025 financial tracker'!$j$26:$j$525;&quot;Cleared&quot;)+SUMIFS('2026 financial tracker'!$h$26:$h$525;'2026 financial tracker'!$b$26:$b$525;&quot;Expense&quot;;'2026 financial tracker'!$e$26:$e$525;[.$A67];'2026 financial tracker'!$j$26:$j$525;&quot;Cleared&quot;))">
            <text:p/>
          </table:table-cell>
          <table:table-cell table:style-name="ce33" table:formula="of:=IF([.$A67]=&quot;&quot;;&quot;&quot;;[.E67]-[.F67])">
            <text:p/>
          </table:table-cell>
          <table:table-cell table:style-name="ce33" table:formula="of:=IF([.$A67]=&quot;&quot;;&quot;&quot;;SUMIFS('2023 financial tracker'!$h$26:$h$525;'2023 financial tracker'!$b$26:$b$525;&quot;Income&quot;;'2023 financial tracker'!$e$26:$e$525;[.$A67];'2023 financial tracker'!$j$26:$j$525;&quot;Pending&quot;)+SUMIFS('2023 financial tracker'!$h$26:$h$525;'2023 financial tracker'!$b$26:$b$525;&quot;Income&quot;;'2023 financial tracker'!$e$26:$e$525;[.$A67];'2023 financial tracker'!$j$26:$j$525;&quot;Expected&quot;)+SUMIFS('2024 financial tracker'!$h$26:$h$525;'2024 financial tracker'!$b$26:$b$525;&quot;Income&quot;;'2024 financial tracker'!$e$26:$e$525;[.$A67];'2024 financial tracker'!$j$26:$j$525;&quot;Pending&quot;)+SUMIFS('2024 financial tracker'!$h$26:$h$525;'2024 financial tracker'!$b$26:$b$525;&quot;Income&quot;;'2024 financial tracker'!$e$26:$e$525;[.$A67];'2024 financial tracker'!$j$26:$j$525;&quot;Expected&quot;)+SUMIFS('2025 financial tracker'!$h$26:$h$525;'2025 financial tracker'!$b$26:$b$525;&quot;Income&quot;;'2025 financial tracker'!$e$26:$e$525;[.$A67];'2025 financial tracker'!$j$26:$j$525;&quot;Pending&quot;)+SUMIFS('2025 financial tracker'!$h$26:$h$525;'2025 financial tracker'!$b$26:$b$525;&quot;Income&quot;;'2025 financial tracker'!$e$26:$e$525;[.$A67];'2025 financial tracker'!$j$26:$j$525;&quot;Expected&quot;)+SUMIFS('2026 financial tracker'!$h$26:$h$525;'2026 financial tracker'!$b$26:$b$525;&quot;Income&quot;;'2026 financial tracker'!$e$26:$e$525;[.$A67];'2026 financial tracker'!$j$26:$j$525;&quot;Pending&quot;)+SUMIFS('2026 financial tracker'!$h$26:$h$525;'2026 financial tracker'!$b$26:$b$525;&quot;Income&quot;;'2026 financial tracker'!$e$26:$e$525;[.$A67];'2026 financial tracker'!$j$26:$j$525;&quot;Expected&quot;))">
            <text:p/>
          </table:table-cell>
          <table:table-cell table:style-name="ce3" table:number-columns-repeated="10"/>
          <table:table-cell table:number-columns-repeated="1006"/>
        </table:table-row>
        <table:table-row table:style-name="ro2">
          <table:table-cell table:style-name="ce3" table:number-columns-repeated="4"/>
          <table:table-cell table:style-name="ce33" table:formula="of:=IF([.$A68]=&quot;&quot;;&quot;&quot;;SUMIFS('2023 financial tracker'!$h$26:$h$525;'2023 financial tracker'!$b$26:$b$525;&quot;Income&quot;;'2023 financial tracker'!$e$26:$e$525;[.$A68];'2023 financial tracker'!$j$26:$j$525;&quot;Cleared&quot;)+SUMIFS('2024 financial tracker'!$h$26:$h$525;'2024 financial tracker'!$b$26:$b$525;&quot;Income&quot;;'2024 financial tracker'!$e$26:$e$525;[.$A68];'2024 financial tracker'!$j$26:$j$525;&quot;Cleared&quot;)+SUMIFS('2025 financial tracker'!$h$26:$h$525;'2025 financial tracker'!$b$26:$b$525;&quot;Income&quot;;'2025 financial tracker'!$e$26:$e$525;[.$A68];'2025 financial tracker'!$j$26:$j$525;&quot;Cleared&quot;)+SUMIFS('2026 financial tracker'!$h$26:$h$525;'2026 financial tracker'!$b$26:$b$525;&quot;Income&quot;;'2026 financial tracker'!$e$26:$e$525;[.$A68];'2026 financial tracker'!$j$26:$j$525;&quot;Cleared&quot;))">
            <text:p/>
          </table:table-cell>
          <table:table-cell table:style-name="ce33" table:formula="of:=IF([.$A68]=&quot;&quot;;&quot;&quot;;SUMIFS('2023 financial tracker'!$h$26:$h$525;'2023 financial tracker'!$b$26:$b$525;&quot;Expense&quot;;'2023 financial tracker'!$e$26:$e$525;[.$A68];'2023 financial tracker'!$j$26:$j$525;&quot;Cleared&quot;)+SUMIFS('2024 financial tracker'!$h$26:$h$525;'2024 financial tracker'!$b$26:$b$525;&quot;Expense&quot;;'2024 financial tracker'!$e$26:$e$525;[.$A68];'2024 financial tracker'!$j$26:$j$525;&quot;Cleared&quot;)+SUMIFS('2025 financial tracker'!$h$26:$h$525;'2025 financial tracker'!$b$26:$b$525;&quot;Expense&quot;;'2025 financial tracker'!$e$26:$e$525;[.$A68];'2025 financial tracker'!$j$26:$j$525;&quot;Cleared&quot;)+SUMIFS('2026 financial tracker'!$h$26:$h$525;'2026 financial tracker'!$b$26:$b$525;&quot;Expense&quot;;'2026 financial tracker'!$e$26:$e$525;[.$A68];'2026 financial tracker'!$j$26:$j$525;&quot;Cleared&quot;))">
            <text:p/>
          </table:table-cell>
          <table:table-cell table:style-name="ce33" table:formula="of:=IF([.$A68]=&quot;&quot;;&quot;&quot;;[.E68]-[.F68])">
            <text:p/>
          </table:table-cell>
          <table:table-cell table:style-name="ce33" table:formula="of:=IF([.$A68]=&quot;&quot;;&quot;&quot;;SUMIFS('2023 financial tracker'!$h$26:$h$525;'2023 financial tracker'!$b$26:$b$525;&quot;Income&quot;;'2023 financial tracker'!$e$26:$e$525;[.$A68];'2023 financial tracker'!$j$26:$j$525;&quot;Pending&quot;)+SUMIFS('2023 financial tracker'!$h$26:$h$525;'2023 financial tracker'!$b$26:$b$525;&quot;Income&quot;;'2023 financial tracker'!$e$26:$e$525;[.$A68];'2023 financial tracker'!$j$26:$j$525;&quot;Expected&quot;)+SUMIFS('2024 financial tracker'!$h$26:$h$525;'2024 financial tracker'!$b$26:$b$525;&quot;Income&quot;;'2024 financial tracker'!$e$26:$e$525;[.$A68];'2024 financial tracker'!$j$26:$j$525;&quot;Pending&quot;)+SUMIFS('2024 financial tracker'!$h$26:$h$525;'2024 financial tracker'!$b$26:$b$525;&quot;Income&quot;;'2024 financial tracker'!$e$26:$e$525;[.$A68];'2024 financial tracker'!$j$26:$j$525;&quot;Expected&quot;)+SUMIFS('2025 financial tracker'!$h$26:$h$525;'2025 financial tracker'!$b$26:$b$525;&quot;Income&quot;;'2025 financial tracker'!$e$26:$e$525;[.$A68];'2025 financial tracker'!$j$26:$j$525;&quot;Pending&quot;)+SUMIFS('2025 financial tracker'!$h$26:$h$525;'2025 financial tracker'!$b$26:$b$525;&quot;Income&quot;;'2025 financial tracker'!$e$26:$e$525;[.$A68];'2025 financial tracker'!$j$26:$j$525;&quot;Expected&quot;)+SUMIFS('2026 financial tracker'!$h$26:$h$525;'2026 financial tracker'!$b$26:$b$525;&quot;Income&quot;;'2026 financial tracker'!$e$26:$e$525;[.$A68];'2026 financial tracker'!$j$26:$j$525;&quot;Pending&quot;)+SUMIFS('2026 financial tracker'!$h$26:$h$525;'2026 financial tracker'!$b$26:$b$525;&quot;Income&quot;;'2026 financial tracker'!$e$26:$e$525;[.$A68];'2026 financial tracker'!$j$26:$j$525;&quot;Expected&quot;))">
            <text:p/>
          </table:table-cell>
          <table:table-cell table:style-name="ce3" table:number-columns-repeated="10"/>
          <table:table-cell table:number-columns-repeated="1006"/>
        </table:table-row>
        <table:table-row table:style-name="ro2">
          <table:table-cell table:style-name="ce3" table:number-columns-repeated="4"/>
          <table:table-cell table:style-name="ce33" table:formula="of:=IF([.$A69]=&quot;&quot;;&quot;&quot;;SUMIFS('2023 financial tracker'!$h$26:$h$525;'2023 financial tracker'!$b$26:$b$525;&quot;Income&quot;;'2023 financial tracker'!$e$26:$e$525;[.$A69];'2023 financial tracker'!$j$26:$j$525;&quot;Cleared&quot;)+SUMIFS('2024 financial tracker'!$h$26:$h$525;'2024 financial tracker'!$b$26:$b$525;&quot;Income&quot;;'2024 financial tracker'!$e$26:$e$525;[.$A69];'2024 financial tracker'!$j$26:$j$525;&quot;Cleared&quot;)+SUMIFS('2025 financial tracker'!$h$26:$h$525;'2025 financial tracker'!$b$26:$b$525;&quot;Income&quot;;'2025 financial tracker'!$e$26:$e$525;[.$A69];'2025 financial tracker'!$j$26:$j$525;&quot;Cleared&quot;)+SUMIFS('2026 financial tracker'!$h$26:$h$525;'2026 financial tracker'!$b$26:$b$525;&quot;Income&quot;;'2026 financial tracker'!$e$26:$e$525;[.$A69];'2026 financial tracker'!$j$26:$j$525;&quot;Cleared&quot;))">
            <text:p/>
          </table:table-cell>
          <table:table-cell table:style-name="ce33" table:formula="of:=IF([.$A69]=&quot;&quot;;&quot;&quot;;SUMIFS('2023 financial tracker'!$h$26:$h$525;'2023 financial tracker'!$b$26:$b$525;&quot;Expense&quot;;'2023 financial tracker'!$e$26:$e$525;[.$A69];'2023 financial tracker'!$j$26:$j$525;&quot;Cleared&quot;)+SUMIFS('2024 financial tracker'!$h$26:$h$525;'2024 financial tracker'!$b$26:$b$525;&quot;Expense&quot;;'2024 financial tracker'!$e$26:$e$525;[.$A69];'2024 financial tracker'!$j$26:$j$525;&quot;Cleared&quot;)+SUMIFS('2025 financial tracker'!$h$26:$h$525;'2025 financial tracker'!$b$26:$b$525;&quot;Expense&quot;;'2025 financial tracker'!$e$26:$e$525;[.$A69];'2025 financial tracker'!$j$26:$j$525;&quot;Cleared&quot;)+SUMIFS('2026 financial tracker'!$h$26:$h$525;'2026 financial tracker'!$b$26:$b$525;&quot;Expense&quot;;'2026 financial tracker'!$e$26:$e$525;[.$A69];'2026 financial tracker'!$j$26:$j$525;&quot;Cleared&quot;))">
            <text:p/>
          </table:table-cell>
          <table:table-cell table:style-name="ce33" table:formula="of:=IF([.$A69]=&quot;&quot;;&quot;&quot;;[.E69]-[.F69])">
            <text:p/>
          </table:table-cell>
          <table:table-cell table:style-name="ce33" table:formula="of:=IF([.$A69]=&quot;&quot;;&quot;&quot;;SUMIFS('2023 financial tracker'!$h$26:$h$525;'2023 financial tracker'!$b$26:$b$525;&quot;Income&quot;;'2023 financial tracker'!$e$26:$e$525;[.$A69];'2023 financial tracker'!$j$26:$j$525;&quot;Pending&quot;)+SUMIFS('2023 financial tracker'!$h$26:$h$525;'2023 financial tracker'!$b$26:$b$525;&quot;Income&quot;;'2023 financial tracker'!$e$26:$e$525;[.$A69];'2023 financial tracker'!$j$26:$j$525;&quot;Expected&quot;)+SUMIFS('2024 financial tracker'!$h$26:$h$525;'2024 financial tracker'!$b$26:$b$525;&quot;Income&quot;;'2024 financial tracker'!$e$26:$e$525;[.$A69];'2024 financial tracker'!$j$26:$j$525;&quot;Pending&quot;)+SUMIFS('2024 financial tracker'!$h$26:$h$525;'2024 financial tracker'!$b$26:$b$525;&quot;Income&quot;;'2024 financial tracker'!$e$26:$e$525;[.$A69];'2024 financial tracker'!$j$26:$j$525;&quot;Expected&quot;)+SUMIFS('2025 financial tracker'!$h$26:$h$525;'2025 financial tracker'!$b$26:$b$525;&quot;Income&quot;;'2025 financial tracker'!$e$26:$e$525;[.$A69];'2025 financial tracker'!$j$26:$j$525;&quot;Pending&quot;)+SUMIFS('2025 financial tracker'!$h$26:$h$525;'2025 financial tracker'!$b$26:$b$525;&quot;Income&quot;;'2025 financial tracker'!$e$26:$e$525;[.$A69];'2025 financial tracker'!$j$26:$j$525;&quot;Expected&quot;)+SUMIFS('2026 financial tracker'!$h$26:$h$525;'2026 financial tracker'!$b$26:$b$525;&quot;Income&quot;;'2026 financial tracker'!$e$26:$e$525;[.$A69];'2026 financial tracker'!$j$26:$j$525;&quot;Pending&quot;)+SUMIFS('2026 financial tracker'!$h$26:$h$525;'2026 financial tracker'!$b$26:$b$525;&quot;Income&quot;;'2026 financial tracker'!$e$26:$e$525;[.$A69];'2026 financial tracker'!$j$26:$j$525;&quot;Expected&quot;))">
            <text:p/>
          </table:table-cell>
          <table:table-cell table:style-name="ce3" table:number-columns-repeated="10"/>
          <table:table-cell table:number-columns-repeated="1006"/>
        </table:table-row>
        <table:table-row table:style-name="ro2">
          <table:table-cell table:style-name="ce3" table:number-columns-repeated="4"/>
          <table:table-cell table:style-name="ce33" table:formula="of:=IF([.$A70]=&quot;&quot;;&quot;&quot;;SUMIFS('2023 financial tracker'!$h$26:$h$525;'2023 financial tracker'!$b$26:$b$525;&quot;Income&quot;;'2023 financial tracker'!$e$26:$e$525;[.$A70];'2023 financial tracker'!$j$26:$j$525;&quot;Cleared&quot;)+SUMIFS('2024 financial tracker'!$h$26:$h$525;'2024 financial tracker'!$b$26:$b$525;&quot;Income&quot;;'2024 financial tracker'!$e$26:$e$525;[.$A70];'2024 financial tracker'!$j$26:$j$525;&quot;Cleared&quot;)+SUMIFS('2025 financial tracker'!$h$26:$h$525;'2025 financial tracker'!$b$26:$b$525;&quot;Income&quot;;'2025 financial tracker'!$e$26:$e$525;[.$A70];'2025 financial tracker'!$j$26:$j$525;&quot;Cleared&quot;)+SUMIFS('2026 financial tracker'!$h$26:$h$525;'2026 financial tracker'!$b$26:$b$525;&quot;Income&quot;;'2026 financial tracker'!$e$26:$e$525;[.$A70];'2026 financial tracker'!$j$26:$j$525;&quot;Cleared&quot;))">
            <text:p/>
          </table:table-cell>
          <table:table-cell table:style-name="ce33" table:formula="of:=IF([.$A70]=&quot;&quot;;&quot;&quot;;SUMIFS('2023 financial tracker'!$h$26:$h$525;'2023 financial tracker'!$b$26:$b$525;&quot;Expense&quot;;'2023 financial tracker'!$e$26:$e$525;[.$A70];'2023 financial tracker'!$j$26:$j$525;&quot;Cleared&quot;)+SUMIFS('2024 financial tracker'!$h$26:$h$525;'2024 financial tracker'!$b$26:$b$525;&quot;Expense&quot;;'2024 financial tracker'!$e$26:$e$525;[.$A70];'2024 financial tracker'!$j$26:$j$525;&quot;Cleared&quot;)+SUMIFS('2025 financial tracker'!$h$26:$h$525;'2025 financial tracker'!$b$26:$b$525;&quot;Expense&quot;;'2025 financial tracker'!$e$26:$e$525;[.$A70];'2025 financial tracker'!$j$26:$j$525;&quot;Cleared&quot;)+SUMIFS('2026 financial tracker'!$h$26:$h$525;'2026 financial tracker'!$b$26:$b$525;&quot;Expense&quot;;'2026 financial tracker'!$e$26:$e$525;[.$A70];'2026 financial tracker'!$j$26:$j$525;&quot;Cleared&quot;))">
            <text:p/>
          </table:table-cell>
          <table:table-cell table:style-name="ce33" table:formula="of:=IF([.$A70]=&quot;&quot;;&quot;&quot;;[.E70]-[.F70])">
            <text:p/>
          </table:table-cell>
          <table:table-cell table:style-name="ce33" table:formula="of:=IF([.$A70]=&quot;&quot;;&quot;&quot;;SUMIFS('2023 financial tracker'!$h$26:$h$525;'2023 financial tracker'!$b$26:$b$525;&quot;Income&quot;;'2023 financial tracker'!$e$26:$e$525;[.$A70];'2023 financial tracker'!$j$26:$j$525;&quot;Pending&quot;)+SUMIFS('2023 financial tracker'!$h$26:$h$525;'2023 financial tracker'!$b$26:$b$525;&quot;Income&quot;;'2023 financial tracker'!$e$26:$e$525;[.$A70];'2023 financial tracker'!$j$26:$j$525;&quot;Expected&quot;)+SUMIFS('2024 financial tracker'!$h$26:$h$525;'2024 financial tracker'!$b$26:$b$525;&quot;Income&quot;;'2024 financial tracker'!$e$26:$e$525;[.$A70];'2024 financial tracker'!$j$26:$j$525;&quot;Pending&quot;)+SUMIFS('2024 financial tracker'!$h$26:$h$525;'2024 financial tracker'!$b$26:$b$525;&quot;Income&quot;;'2024 financial tracker'!$e$26:$e$525;[.$A70];'2024 financial tracker'!$j$26:$j$525;&quot;Expected&quot;)+SUMIFS('2025 financial tracker'!$h$26:$h$525;'2025 financial tracker'!$b$26:$b$525;&quot;Income&quot;;'2025 financial tracker'!$e$26:$e$525;[.$A70];'2025 financial tracker'!$j$26:$j$525;&quot;Pending&quot;)+SUMIFS('2025 financial tracker'!$h$26:$h$525;'2025 financial tracker'!$b$26:$b$525;&quot;Income&quot;;'2025 financial tracker'!$e$26:$e$525;[.$A70];'2025 financial tracker'!$j$26:$j$525;&quot;Expected&quot;)+SUMIFS('2026 financial tracker'!$h$26:$h$525;'2026 financial tracker'!$b$26:$b$525;&quot;Income&quot;;'2026 financial tracker'!$e$26:$e$525;[.$A70];'2026 financial tracker'!$j$26:$j$525;&quot;Pending&quot;)+SUMIFS('2026 financial tracker'!$h$26:$h$525;'2026 financial tracker'!$b$26:$b$525;&quot;Income&quot;;'2026 financial tracker'!$e$26:$e$525;[.$A70];'2026 financial tracker'!$j$26:$j$525;&quot;Expected&quot;))">
            <text:p/>
          </table:table-cell>
          <table:table-cell table:style-name="ce3" table:number-columns-repeated="10"/>
          <table:table-cell table:number-columns-repeated="1006"/>
        </table:table-row>
        <table:table-row table:style-name="ro2">
          <table:table-cell table:style-name="ce3" table:number-columns-repeated="4"/>
          <table:table-cell table:style-name="ce33" table:formula="of:=IF([.$A71]=&quot;&quot;;&quot;&quot;;SUMIFS('2023 financial tracker'!$h$26:$h$525;'2023 financial tracker'!$b$26:$b$525;&quot;Income&quot;;'2023 financial tracker'!$e$26:$e$525;[.$A71];'2023 financial tracker'!$j$26:$j$525;&quot;Cleared&quot;)+SUMIFS('2024 financial tracker'!$h$26:$h$525;'2024 financial tracker'!$b$26:$b$525;&quot;Income&quot;;'2024 financial tracker'!$e$26:$e$525;[.$A71];'2024 financial tracker'!$j$26:$j$525;&quot;Cleared&quot;)+SUMIFS('2025 financial tracker'!$h$26:$h$525;'2025 financial tracker'!$b$26:$b$525;&quot;Income&quot;;'2025 financial tracker'!$e$26:$e$525;[.$A71];'2025 financial tracker'!$j$26:$j$525;&quot;Cleared&quot;)+SUMIFS('2026 financial tracker'!$h$26:$h$525;'2026 financial tracker'!$b$26:$b$525;&quot;Income&quot;;'2026 financial tracker'!$e$26:$e$525;[.$A71];'2026 financial tracker'!$j$26:$j$525;&quot;Cleared&quot;))">
            <text:p/>
          </table:table-cell>
          <table:table-cell table:style-name="ce33" table:formula="of:=IF([.$A71]=&quot;&quot;;&quot;&quot;;SUMIFS('2023 financial tracker'!$h$26:$h$525;'2023 financial tracker'!$b$26:$b$525;&quot;Expense&quot;;'2023 financial tracker'!$e$26:$e$525;[.$A71];'2023 financial tracker'!$j$26:$j$525;&quot;Cleared&quot;)+SUMIFS('2024 financial tracker'!$h$26:$h$525;'2024 financial tracker'!$b$26:$b$525;&quot;Expense&quot;;'2024 financial tracker'!$e$26:$e$525;[.$A71];'2024 financial tracker'!$j$26:$j$525;&quot;Cleared&quot;)+SUMIFS('2025 financial tracker'!$h$26:$h$525;'2025 financial tracker'!$b$26:$b$525;&quot;Expense&quot;;'2025 financial tracker'!$e$26:$e$525;[.$A71];'2025 financial tracker'!$j$26:$j$525;&quot;Cleared&quot;)+SUMIFS('2026 financial tracker'!$h$26:$h$525;'2026 financial tracker'!$b$26:$b$525;&quot;Expense&quot;;'2026 financial tracker'!$e$26:$e$525;[.$A71];'2026 financial tracker'!$j$26:$j$525;&quot;Cleared&quot;))">
            <text:p/>
          </table:table-cell>
          <table:table-cell table:style-name="ce33" table:formula="of:=IF([.$A71]=&quot;&quot;;&quot;&quot;;[.E71]-[.F71])">
            <text:p/>
          </table:table-cell>
          <table:table-cell table:style-name="ce33" table:formula="of:=IF([.$A71]=&quot;&quot;;&quot;&quot;;SUMIFS('2023 financial tracker'!$h$26:$h$525;'2023 financial tracker'!$b$26:$b$525;&quot;Income&quot;;'2023 financial tracker'!$e$26:$e$525;[.$A71];'2023 financial tracker'!$j$26:$j$525;&quot;Pending&quot;)+SUMIFS('2023 financial tracker'!$h$26:$h$525;'2023 financial tracker'!$b$26:$b$525;&quot;Income&quot;;'2023 financial tracker'!$e$26:$e$525;[.$A71];'2023 financial tracker'!$j$26:$j$525;&quot;Expected&quot;)+SUMIFS('2024 financial tracker'!$h$26:$h$525;'2024 financial tracker'!$b$26:$b$525;&quot;Income&quot;;'2024 financial tracker'!$e$26:$e$525;[.$A71];'2024 financial tracker'!$j$26:$j$525;&quot;Pending&quot;)+SUMIFS('2024 financial tracker'!$h$26:$h$525;'2024 financial tracker'!$b$26:$b$525;&quot;Income&quot;;'2024 financial tracker'!$e$26:$e$525;[.$A71];'2024 financial tracker'!$j$26:$j$525;&quot;Expected&quot;)+SUMIFS('2025 financial tracker'!$h$26:$h$525;'2025 financial tracker'!$b$26:$b$525;&quot;Income&quot;;'2025 financial tracker'!$e$26:$e$525;[.$A71];'2025 financial tracker'!$j$26:$j$525;&quot;Pending&quot;)+SUMIFS('2025 financial tracker'!$h$26:$h$525;'2025 financial tracker'!$b$26:$b$525;&quot;Income&quot;;'2025 financial tracker'!$e$26:$e$525;[.$A71];'2025 financial tracker'!$j$26:$j$525;&quot;Expected&quot;)+SUMIFS('2026 financial tracker'!$h$26:$h$525;'2026 financial tracker'!$b$26:$b$525;&quot;Income&quot;;'2026 financial tracker'!$e$26:$e$525;[.$A71];'2026 financial tracker'!$j$26:$j$525;&quot;Pending&quot;)+SUMIFS('2026 financial tracker'!$h$26:$h$525;'2026 financial tracker'!$b$26:$b$525;&quot;Income&quot;;'2026 financial tracker'!$e$26:$e$525;[.$A71];'2026 financial tracker'!$j$26:$j$525;&quot;Expected&quot;))">
            <text:p/>
          </table:table-cell>
          <table:table-cell table:style-name="ce3" table:number-columns-repeated="10"/>
          <table:table-cell table:number-columns-repeated="1006"/>
        </table:table-row>
        <table:table-row table:style-name="ro2">
          <table:table-cell table:style-name="ce3" table:number-columns-repeated="4"/>
          <table:table-cell table:style-name="ce33" table:formula="of:=IF([.$A72]=&quot;&quot;;&quot;&quot;;SUMIFS('2023 financial tracker'!$h$26:$h$525;'2023 financial tracker'!$b$26:$b$525;&quot;Income&quot;;'2023 financial tracker'!$e$26:$e$525;[.$A72];'2023 financial tracker'!$j$26:$j$525;&quot;Cleared&quot;)+SUMIFS('2024 financial tracker'!$h$26:$h$525;'2024 financial tracker'!$b$26:$b$525;&quot;Income&quot;;'2024 financial tracker'!$e$26:$e$525;[.$A72];'2024 financial tracker'!$j$26:$j$525;&quot;Cleared&quot;)+SUMIFS('2025 financial tracker'!$h$26:$h$525;'2025 financial tracker'!$b$26:$b$525;&quot;Income&quot;;'2025 financial tracker'!$e$26:$e$525;[.$A72];'2025 financial tracker'!$j$26:$j$525;&quot;Cleared&quot;)+SUMIFS('2026 financial tracker'!$h$26:$h$525;'2026 financial tracker'!$b$26:$b$525;&quot;Income&quot;;'2026 financial tracker'!$e$26:$e$525;[.$A72];'2026 financial tracker'!$j$26:$j$525;&quot;Cleared&quot;))">
            <text:p/>
          </table:table-cell>
          <table:table-cell table:style-name="ce33" table:formula="of:=IF([.$A72]=&quot;&quot;;&quot;&quot;;SUMIFS('2023 financial tracker'!$h$26:$h$525;'2023 financial tracker'!$b$26:$b$525;&quot;Expense&quot;;'2023 financial tracker'!$e$26:$e$525;[.$A72];'2023 financial tracker'!$j$26:$j$525;&quot;Cleared&quot;)+SUMIFS('2024 financial tracker'!$h$26:$h$525;'2024 financial tracker'!$b$26:$b$525;&quot;Expense&quot;;'2024 financial tracker'!$e$26:$e$525;[.$A72];'2024 financial tracker'!$j$26:$j$525;&quot;Cleared&quot;)+SUMIFS('2025 financial tracker'!$h$26:$h$525;'2025 financial tracker'!$b$26:$b$525;&quot;Expense&quot;;'2025 financial tracker'!$e$26:$e$525;[.$A72];'2025 financial tracker'!$j$26:$j$525;&quot;Cleared&quot;)+SUMIFS('2026 financial tracker'!$h$26:$h$525;'2026 financial tracker'!$b$26:$b$525;&quot;Expense&quot;;'2026 financial tracker'!$e$26:$e$525;[.$A72];'2026 financial tracker'!$j$26:$j$525;&quot;Cleared&quot;))">
            <text:p/>
          </table:table-cell>
          <table:table-cell table:style-name="ce33" table:formula="of:=IF([.$A72]=&quot;&quot;;&quot;&quot;;[.E72]-[.F72])">
            <text:p/>
          </table:table-cell>
          <table:table-cell table:style-name="ce33" table:formula="of:=IF([.$A72]=&quot;&quot;;&quot;&quot;;SUMIFS('2023 financial tracker'!$h$26:$h$525;'2023 financial tracker'!$b$26:$b$525;&quot;Income&quot;;'2023 financial tracker'!$e$26:$e$525;[.$A72];'2023 financial tracker'!$j$26:$j$525;&quot;Pending&quot;)+SUMIFS('2023 financial tracker'!$h$26:$h$525;'2023 financial tracker'!$b$26:$b$525;&quot;Income&quot;;'2023 financial tracker'!$e$26:$e$525;[.$A72];'2023 financial tracker'!$j$26:$j$525;&quot;Expected&quot;)+SUMIFS('2024 financial tracker'!$h$26:$h$525;'2024 financial tracker'!$b$26:$b$525;&quot;Income&quot;;'2024 financial tracker'!$e$26:$e$525;[.$A72];'2024 financial tracker'!$j$26:$j$525;&quot;Pending&quot;)+SUMIFS('2024 financial tracker'!$h$26:$h$525;'2024 financial tracker'!$b$26:$b$525;&quot;Income&quot;;'2024 financial tracker'!$e$26:$e$525;[.$A72];'2024 financial tracker'!$j$26:$j$525;&quot;Expected&quot;)+SUMIFS('2025 financial tracker'!$h$26:$h$525;'2025 financial tracker'!$b$26:$b$525;&quot;Income&quot;;'2025 financial tracker'!$e$26:$e$525;[.$A72];'2025 financial tracker'!$j$26:$j$525;&quot;Pending&quot;)+SUMIFS('2025 financial tracker'!$h$26:$h$525;'2025 financial tracker'!$b$26:$b$525;&quot;Income&quot;;'2025 financial tracker'!$e$26:$e$525;[.$A72];'2025 financial tracker'!$j$26:$j$525;&quot;Expected&quot;)+SUMIFS('2026 financial tracker'!$h$26:$h$525;'2026 financial tracker'!$b$26:$b$525;&quot;Income&quot;;'2026 financial tracker'!$e$26:$e$525;[.$A72];'2026 financial tracker'!$j$26:$j$525;&quot;Pending&quot;)+SUMIFS('2026 financial tracker'!$h$26:$h$525;'2026 financial tracker'!$b$26:$b$525;&quot;Income&quot;;'2026 financial tracker'!$e$26:$e$525;[.$A72];'2026 financial tracker'!$j$26:$j$525;&quot;Expected&quot;))">
            <text:p/>
          </table:table-cell>
          <table:table-cell table:style-name="ce3" table:number-columns-repeated="10"/>
          <table:table-cell table:number-columns-repeated="1006"/>
        </table:table-row>
        <table:table-row table:style-name="ro2">
          <table:table-cell table:style-name="ce3" table:number-columns-repeated="4"/>
          <table:table-cell table:style-name="ce33" table:formula="of:=IF([.$A73]=&quot;&quot;;&quot;&quot;;SUMIFS('2023 financial tracker'!$h$26:$h$525;'2023 financial tracker'!$b$26:$b$525;&quot;Income&quot;;'2023 financial tracker'!$e$26:$e$525;[.$A73];'2023 financial tracker'!$j$26:$j$525;&quot;Cleared&quot;)+SUMIFS('2024 financial tracker'!$h$26:$h$525;'2024 financial tracker'!$b$26:$b$525;&quot;Income&quot;;'2024 financial tracker'!$e$26:$e$525;[.$A73];'2024 financial tracker'!$j$26:$j$525;&quot;Cleared&quot;)+SUMIFS('2025 financial tracker'!$h$26:$h$525;'2025 financial tracker'!$b$26:$b$525;&quot;Income&quot;;'2025 financial tracker'!$e$26:$e$525;[.$A73];'2025 financial tracker'!$j$26:$j$525;&quot;Cleared&quot;)+SUMIFS('2026 financial tracker'!$h$26:$h$525;'2026 financial tracker'!$b$26:$b$525;&quot;Income&quot;;'2026 financial tracker'!$e$26:$e$525;[.$A73];'2026 financial tracker'!$j$26:$j$525;&quot;Cleared&quot;))">
            <text:p/>
          </table:table-cell>
          <table:table-cell table:style-name="ce33" table:formula="of:=IF([.$A73]=&quot;&quot;;&quot;&quot;;SUMIFS('2023 financial tracker'!$h$26:$h$525;'2023 financial tracker'!$b$26:$b$525;&quot;Expense&quot;;'2023 financial tracker'!$e$26:$e$525;[.$A73];'2023 financial tracker'!$j$26:$j$525;&quot;Cleared&quot;)+SUMIFS('2024 financial tracker'!$h$26:$h$525;'2024 financial tracker'!$b$26:$b$525;&quot;Expense&quot;;'2024 financial tracker'!$e$26:$e$525;[.$A73];'2024 financial tracker'!$j$26:$j$525;&quot;Cleared&quot;)+SUMIFS('2025 financial tracker'!$h$26:$h$525;'2025 financial tracker'!$b$26:$b$525;&quot;Expense&quot;;'2025 financial tracker'!$e$26:$e$525;[.$A73];'2025 financial tracker'!$j$26:$j$525;&quot;Cleared&quot;)+SUMIFS('2026 financial tracker'!$h$26:$h$525;'2026 financial tracker'!$b$26:$b$525;&quot;Expense&quot;;'2026 financial tracker'!$e$26:$e$525;[.$A73];'2026 financial tracker'!$j$26:$j$525;&quot;Cleared&quot;))">
            <text:p/>
          </table:table-cell>
          <table:table-cell table:style-name="ce33" table:formula="of:=IF([.$A73]=&quot;&quot;;&quot;&quot;;[.E73]-[.F73])">
            <text:p/>
          </table:table-cell>
          <table:table-cell table:style-name="ce33" table:formula="of:=IF([.$A73]=&quot;&quot;;&quot;&quot;;SUMIFS('2023 financial tracker'!$h$26:$h$525;'2023 financial tracker'!$b$26:$b$525;&quot;Income&quot;;'2023 financial tracker'!$e$26:$e$525;[.$A73];'2023 financial tracker'!$j$26:$j$525;&quot;Pending&quot;)+SUMIFS('2023 financial tracker'!$h$26:$h$525;'2023 financial tracker'!$b$26:$b$525;&quot;Income&quot;;'2023 financial tracker'!$e$26:$e$525;[.$A73];'2023 financial tracker'!$j$26:$j$525;&quot;Expected&quot;)+SUMIFS('2024 financial tracker'!$h$26:$h$525;'2024 financial tracker'!$b$26:$b$525;&quot;Income&quot;;'2024 financial tracker'!$e$26:$e$525;[.$A73];'2024 financial tracker'!$j$26:$j$525;&quot;Pending&quot;)+SUMIFS('2024 financial tracker'!$h$26:$h$525;'2024 financial tracker'!$b$26:$b$525;&quot;Income&quot;;'2024 financial tracker'!$e$26:$e$525;[.$A73];'2024 financial tracker'!$j$26:$j$525;&quot;Expected&quot;)+SUMIFS('2025 financial tracker'!$h$26:$h$525;'2025 financial tracker'!$b$26:$b$525;&quot;Income&quot;;'2025 financial tracker'!$e$26:$e$525;[.$A73];'2025 financial tracker'!$j$26:$j$525;&quot;Pending&quot;)+SUMIFS('2025 financial tracker'!$h$26:$h$525;'2025 financial tracker'!$b$26:$b$525;&quot;Income&quot;;'2025 financial tracker'!$e$26:$e$525;[.$A73];'2025 financial tracker'!$j$26:$j$525;&quot;Expected&quot;)+SUMIFS('2026 financial tracker'!$h$26:$h$525;'2026 financial tracker'!$b$26:$b$525;&quot;Income&quot;;'2026 financial tracker'!$e$26:$e$525;[.$A73];'2026 financial tracker'!$j$26:$j$525;&quot;Pending&quot;)+SUMIFS('2026 financial tracker'!$h$26:$h$525;'2026 financial tracker'!$b$26:$b$525;&quot;Income&quot;;'2026 financial tracker'!$e$26:$e$525;[.$A73];'2026 financial tracker'!$j$26:$j$525;&quot;Expected&quot;))">
            <text:p/>
          </table:table-cell>
          <table:table-cell table:style-name="ce3" table:number-columns-repeated="10"/>
          <table:table-cell table:number-columns-repeated="1006"/>
        </table:table-row>
        <table:table-row table:style-name="ro2">
          <table:table-cell table:style-name="ce3" table:number-columns-repeated="4"/>
          <table:table-cell table:style-name="ce33" table:formula="of:=IF([.$A74]=&quot;&quot;;&quot;&quot;;SUMIFS('2023 financial tracker'!$h$26:$h$525;'2023 financial tracker'!$b$26:$b$525;&quot;Income&quot;;'2023 financial tracker'!$e$26:$e$525;[.$A74];'2023 financial tracker'!$j$26:$j$525;&quot;Cleared&quot;)+SUMIFS('2024 financial tracker'!$h$26:$h$525;'2024 financial tracker'!$b$26:$b$525;&quot;Income&quot;;'2024 financial tracker'!$e$26:$e$525;[.$A74];'2024 financial tracker'!$j$26:$j$525;&quot;Cleared&quot;)+SUMIFS('2025 financial tracker'!$h$26:$h$525;'2025 financial tracker'!$b$26:$b$525;&quot;Income&quot;;'2025 financial tracker'!$e$26:$e$525;[.$A74];'2025 financial tracker'!$j$26:$j$525;&quot;Cleared&quot;)+SUMIFS('2026 financial tracker'!$h$26:$h$525;'2026 financial tracker'!$b$26:$b$525;&quot;Income&quot;;'2026 financial tracker'!$e$26:$e$525;[.$A74];'2026 financial tracker'!$j$26:$j$525;&quot;Cleared&quot;))">
            <text:p/>
          </table:table-cell>
          <table:table-cell table:style-name="ce33" table:formula="of:=IF([.$A74]=&quot;&quot;;&quot;&quot;;SUMIFS('2023 financial tracker'!$h$26:$h$525;'2023 financial tracker'!$b$26:$b$525;&quot;Expense&quot;;'2023 financial tracker'!$e$26:$e$525;[.$A74];'2023 financial tracker'!$j$26:$j$525;&quot;Cleared&quot;)+SUMIFS('2024 financial tracker'!$h$26:$h$525;'2024 financial tracker'!$b$26:$b$525;&quot;Expense&quot;;'2024 financial tracker'!$e$26:$e$525;[.$A74];'2024 financial tracker'!$j$26:$j$525;&quot;Cleared&quot;)+SUMIFS('2025 financial tracker'!$h$26:$h$525;'2025 financial tracker'!$b$26:$b$525;&quot;Expense&quot;;'2025 financial tracker'!$e$26:$e$525;[.$A74];'2025 financial tracker'!$j$26:$j$525;&quot;Cleared&quot;)+SUMIFS('2026 financial tracker'!$h$26:$h$525;'2026 financial tracker'!$b$26:$b$525;&quot;Expense&quot;;'2026 financial tracker'!$e$26:$e$525;[.$A74];'2026 financial tracker'!$j$26:$j$525;&quot;Cleared&quot;))">
            <text:p/>
          </table:table-cell>
          <table:table-cell table:style-name="ce33" table:formula="of:=IF([.$A74]=&quot;&quot;;&quot;&quot;;[.E74]-[.F74])">
            <text:p/>
          </table:table-cell>
          <table:table-cell table:style-name="ce33" table:formula="of:=IF([.$A74]=&quot;&quot;;&quot;&quot;;SUMIFS('2023 financial tracker'!$h$26:$h$525;'2023 financial tracker'!$b$26:$b$525;&quot;Income&quot;;'2023 financial tracker'!$e$26:$e$525;[.$A74];'2023 financial tracker'!$j$26:$j$525;&quot;Pending&quot;)+SUMIFS('2023 financial tracker'!$h$26:$h$525;'2023 financial tracker'!$b$26:$b$525;&quot;Income&quot;;'2023 financial tracker'!$e$26:$e$525;[.$A74];'2023 financial tracker'!$j$26:$j$525;&quot;Expected&quot;)+SUMIFS('2024 financial tracker'!$h$26:$h$525;'2024 financial tracker'!$b$26:$b$525;&quot;Income&quot;;'2024 financial tracker'!$e$26:$e$525;[.$A74];'2024 financial tracker'!$j$26:$j$525;&quot;Pending&quot;)+SUMIFS('2024 financial tracker'!$h$26:$h$525;'2024 financial tracker'!$b$26:$b$525;&quot;Income&quot;;'2024 financial tracker'!$e$26:$e$525;[.$A74];'2024 financial tracker'!$j$26:$j$525;&quot;Expected&quot;)+SUMIFS('2025 financial tracker'!$h$26:$h$525;'2025 financial tracker'!$b$26:$b$525;&quot;Income&quot;;'2025 financial tracker'!$e$26:$e$525;[.$A74];'2025 financial tracker'!$j$26:$j$525;&quot;Pending&quot;)+SUMIFS('2025 financial tracker'!$h$26:$h$525;'2025 financial tracker'!$b$26:$b$525;&quot;Income&quot;;'2025 financial tracker'!$e$26:$e$525;[.$A74];'2025 financial tracker'!$j$26:$j$525;&quot;Expected&quot;)+SUMIFS('2026 financial tracker'!$h$26:$h$525;'2026 financial tracker'!$b$26:$b$525;&quot;Income&quot;;'2026 financial tracker'!$e$26:$e$525;[.$A74];'2026 financial tracker'!$j$26:$j$525;&quot;Pending&quot;)+SUMIFS('2026 financial tracker'!$h$26:$h$525;'2026 financial tracker'!$b$26:$b$525;&quot;Income&quot;;'2026 financial tracker'!$e$26:$e$525;[.$A74];'2026 financial tracker'!$j$26:$j$525;&quot;Expected&quot;))">
            <text:p/>
          </table:table-cell>
          <table:table-cell table:style-name="ce3" table:number-columns-repeated="10"/>
          <table:table-cell table:number-columns-repeated="1006"/>
        </table:table-row>
        <table:table-row table:style-name="ro2">
          <table:table-cell table:style-name="ce3" table:number-columns-repeated="4"/>
          <table:table-cell table:style-name="ce33" table:formula="of:=IF([.$A75]=&quot;&quot;;&quot;&quot;;SUMIFS('2023 financial tracker'!$h$26:$h$525;'2023 financial tracker'!$b$26:$b$525;&quot;Income&quot;;'2023 financial tracker'!$e$26:$e$525;[.$A75];'2023 financial tracker'!$j$26:$j$525;&quot;Cleared&quot;)+SUMIFS('2024 financial tracker'!$h$26:$h$525;'2024 financial tracker'!$b$26:$b$525;&quot;Income&quot;;'2024 financial tracker'!$e$26:$e$525;[.$A75];'2024 financial tracker'!$j$26:$j$525;&quot;Cleared&quot;)+SUMIFS('2025 financial tracker'!$h$26:$h$525;'2025 financial tracker'!$b$26:$b$525;&quot;Income&quot;;'2025 financial tracker'!$e$26:$e$525;[.$A75];'2025 financial tracker'!$j$26:$j$525;&quot;Cleared&quot;)+SUMIFS('2026 financial tracker'!$h$26:$h$525;'2026 financial tracker'!$b$26:$b$525;&quot;Income&quot;;'2026 financial tracker'!$e$26:$e$525;[.$A75];'2026 financial tracker'!$j$26:$j$525;&quot;Cleared&quot;))">
            <text:p/>
          </table:table-cell>
          <table:table-cell table:style-name="ce33" table:formula="of:=IF([.$A75]=&quot;&quot;;&quot;&quot;;SUMIFS('2023 financial tracker'!$h$26:$h$525;'2023 financial tracker'!$b$26:$b$525;&quot;Expense&quot;;'2023 financial tracker'!$e$26:$e$525;[.$A75];'2023 financial tracker'!$j$26:$j$525;&quot;Cleared&quot;)+SUMIFS('2024 financial tracker'!$h$26:$h$525;'2024 financial tracker'!$b$26:$b$525;&quot;Expense&quot;;'2024 financial tracker'!$e$26:$e$525;[.$A75];'2024 financial tracker'!$j$26:$j$525;&quot;Cleared&quot;)+SUMIFS('2025 financial tracker'!$h$26:$h$525;'2025 financial tracker'!$b$26:$b$525;&quot;Expense&quot;;'2025 financial tracker'!$e$26:$e$525;[.$A75];'2025 financial tracker'!$j$26:$j$525;&quot;Cleared&quot;)+SUMIFS('2026 financial tracker'!$h$26:$h$525;'2026 financial tracker'!$b$26:$b$525;&quot;Expense&quot;;'2026 financial tracker'!$e$26:$e$525;[.$A75];'2026 financial tracker'!$j$26:$j$525;&quot;Cleared&quot;))">
            <text:p/>
          </table:table-cell>
          <table:table-cell table:style-name="ce33" table:formula="of:=IF([.$A75]=&quot;&quot;;&quot;&quot;;[.E75]-[.F75])">
            <text:p/>
          </table:table-cell>
          <table:table-cell table:style-name="ce33" table:formula="of:=IF([.$A75]=&quot;&quot;;&quot;&quot;;SUMIFS('2023 financial tracker'!$h$26:$h$525;'2023 financial tracker'!$b$26:$b$525;&quot;Income&quot;;'2023 financial tracker'!$e$26:$e$525;[.$A75];'2023 financial tracker'!$j$26:$j$525;&quot;Pending&quot;)+SUMIFS('2023 financial tracker'!$h$26:$h$525;'2023 financial tracker'!$b$26:$b$525;&quot;Income&quot;;'2023 financial tracker'!$e$26:$e$525;[.$A75];'2023 financial tracker'!$j$26:$j$525;&quot;Expected&quot;)+SUMIFS('2024 financial tracker'!$h$26:$h$525;'2024 financial tracker'!$b$26:$b$525;&quot;Income&quot;;'2024 financial tracker'!$e$26:$e$525;[.$A75];'2024 financial tracker'!$j$26:$j$525;&quot;Pending&quot;)+SUMIFS('2024 financial tracker'!$h$26:$h$525;'2024 financial tracker'!$b$26:$b$525;&quot;Income&quot;;'2024 financial tracker'!$e$26:$e$525;[.$A75];'2024 financial tracker'!$j$26:$j$525;&quot;Expected&quot;)+SUMIFS('2025 financial tracker'!$h$26:$h$525;'2025 financial tracker'!$b$26:$b$525;&quot;Income&quot;;'2025 financial tracker'!$e$26:$e$525;[.$A75];'2025 financial tracker'!$j$26:$j$525;&quot;Pending&quot;)+SUMIFS('2025 financial tracker'!$h$26:$h$525;'2025 financial tracker'!$b$26:$b$525;&quot;Income&quot;;'2025 financial tracker'!$e$26:$e$525;[.$A75];'2025 financial tracker'!$j$26:$j$525;&quot;Expected&quot;)+SUMIFS('2026 financial tracker'!$h$26:$h$525;'2026 financial tracker'!$b$26:$b$525;&quot;Income&quot;;'2026 financial tracker'!$e$26:$e$525;[.$A75];'2026 financial tracker'!$j$26:$j$525;&quot;Pending&quot;)+SUMIFS('2026 financial tracker'!$h$26:$h$525;'2026 financial tracker'!$b$26:$b$525;&quot;Income&quot;;'2026 financial tracker'!$e$26:$e$525;[.$A75];'2026 financial tracker'!$j$26:$j$525;&quot;Expected&quot;))">
            <text:p/>
          </table:table-cell>
          <table:table-cell table:style-name="ce3" table:number-columns-repeated="10"/>
          <table:table-cell table:number-columns-repeated="1006"/>
        </table:table-row>
        <table:table-row table:style-name="ro2">
          <table:table-cell table:style-name="ce3" table:number-columns-repeated="4"/>
          <table:table-cell table:style-name="ce33" table:formula="of:=IF([.$A76]=&quot;&quot;;&quot;&quot;;SUMIFS('2023 financial tracker'!$h$26:$h$525;'2023 financial tracker'!$b$26:$b$525;&quot;Income&quot;;'2023 financial tracker'!$e$26:$e$525;[.$A76];'2023 financial tracker'!$j$26:$j$525;&quot;Cleared&quot;)+SUMIFS('2024 financial tracker'!$h$26:$h$525;'2024 financial tracker'!$b$26:$b$525;&quot;Income&quot;;'2024 financial tracker'!$e$26:$e$525;[.$A76];'2024 financial tracker'!$j$26:$j$525;&quot;Cleared&quot;)+SUMIFS('2025 financial tracker'!$h$26:$h$525;'2025 financial tracker'!$b$26:$b$525;&quot;Income&quot;;'2025 financial tracker'!$e$26:$e$525;[.$A76];'2025 financial tracker'!$j$26:$j$525;&quot;Cleared&quot;)+SUMIFS('2026 financial tracker'!$h$26:$h$525;'2026 financial tracker'!$b$26:$b$525;&quot;Income&quot;;'2026 financial tracker'!$e$26:$e$525;[.$A76];'2026 financial tracker'!$j$26:$j$525;&quot;Cleared&quot;))">
            <text:p/>
          </table:table-cell>
          <table:table-cell table:style-name="ce33" table:formula="of:=IF([.$A76]=&quot;&quot;;&quot;&quot;;SUMIFS('2023 financial tracker'!$h$26:$h$525;'2023 financial tracker'!$b$26:$b$525;&quot;Expense&quot;;'2023 financial tracker'!$e$26:$e$525;[.$A76];'2023 financial tracker'!$j$26:$j$525;&quot;Cleared&quot;)+SUMIFS('2024 financial tracker'!$h$26:$h$525;'2024 financial tracker'!$b$26:$b$525;&quot;Expense&quot;;'2024 financial tracker'!$e$26:$e$525;[.$A76];'2024 financial tracker'!$j$26:$j$525;&quot;Cleared&quot;)+SUMIFS('2025 financial tracker'!$h$26:$h$525;'2025 financial tracker'!$b$26:$b$525;&quot;Expense&quot;;'2025 financial tracker'!$e$26:$e$525;[.$A76];'2025 financial tracker'!$j$26:$j$525;&quot;Cleared&quot;)+SUMIFS('2026 financial tracker'!$h$26:$h$525;'2026 financial tracker'!$b$26:$b$525;&quot;Expense&quot;;'2026 financial tracker'!$e$26:$e$525;[.$A76];'2026 financial tracker'!$j$26:$j$525;&quot;Cleared&quot;))">
            <text:p/>
          </table:table-cell>
          <table:table-cell table:style-name="ce33" table:formula="of:=IF([.$A76]=&quot;&quot;;&quot;&quot;;[.E76]-[.F76])">
            <text:p/>
          </table:table-cell>
          <table:table-cell table:style-name="ce33" table:formula="of:=IF([.$A76]=&quot;&quot;;&quot;&quot;;SUMIFS('2023 financial tracker'!$h$26:$h$525;'2023 financial tracker'!$b$26:$b$525;&quot;Income&quot;;'2023 financial tracker'!$e$26:$e$525;[.$A76];'2023 financial tracker'!$j$26:$j$525;&quot;Pending&quot;)+SUMIFS('2023 financial tracker'!$h$26:$h$525;'2023 financial tracker'!$b$26:$b$525;&quot;Income&quot;;'2023 financial tracker'!$e$26:$e$525;[.$A76];'2023 financial tracker'!$j$26:$j$525;&quot;Expected&quot;)+SUMIFS('2024 financial tracker'!$h$26:$h$525;'2024 financial tracker'!$b$26:$b$525;&quot;Income&quot;;'2024 financial tracker'!$e$26:$e$525;[.$A76];'2024 financial tracker'!$j$26:$j$525;&quot;Pending&quot;)+SUMIFS('2024 financial tracker'!$h$26:$h$525;'2024 financial tracker'!$b$26:$b$525;&quot;Income&quot;;'2024 financial tracker'!$e$26:$e$525;[.$A76];'2024 financial tracker'!$j$26:$j$525;&quot;Expected&quot;)+SUMIFS('2025 financial tracker'!$h$26:$h$525;'2025 financial tracker'!$b$26:$b$525;&quot;Income&quot;;'2025 financial tracker'!$e$26:$e$525;[.$A76];'2025 financial tracker'!$j$26:$j$525;&quot;Pending&quot;)+SUMIFS('2025 financial tracker'!$h$26:$h$525;'2025 financial tracker'!$b$26:$b$525;&quot;Income&quot;;'2025 financial tracker'!$e$26:$e$525;[.$A76];'2025 financial tracker'!$j$26:$j$525;&quot;Expected&quot;)+SUMIFS('2026 financial tracker'!$h$26:$h$525;'2026 financial tracker'!$b$26:$b$525;&quot;Income&quot;;'2026 financial tracker'!$e$26:$e$525;[.$A76];'2026 financial tracker'!$j$26:$j$525;&quot;Pending&quot;)+SUMIFS('2026 financial tracker'!$h$26:$h$525;'2026 financial tracker'!$b$26:$b$525;&quot;Income&quot;;'2026 financial tracker'!$e$26:$e$525;[.$A76];'2026 financial tracker'!$j$26:$j$525;&quot;Expected&quot;))">
            <text:p/>
          </table:table-cell>
          <table:table-cell table:style-name="ce3" table:number-columns-repeated="10"/>
          <table:table-cell table:number-columns-repeated="1006"/>
        </table:table-row>
        <table:table-row table:style-name="ro2">
          <table:table-cell table:style-name="ce3" table:number-columns-repeated="4"/>
          <table:table-cell table:style-name="ce33" table:formula="of:=IF([.$A77]=&quot;&quot;;&quot;&quot;;SUMIFS('2023 financial tracker'!$h$26:$h$525;'2023 financial tracker'!$b$26:$b$525;&quot;Income&quot;;'2023 financial tracker'!$e$26:$e$525;[.$A77];'2023 financial tracker'!$j$26:$j$525;&quot;Cleared&quot;)+SUMIFS('2024 financial tracker'!$h$26:$h$525;'2024 financial tracker'!$b$26:$b$525;&quot;Income&quot;;'2024 financial tracker'!$e$26:$e$525;[.$A77];'2024 financial tracker'!$j$26:$j$525;&quot;Cleared&quot;)+SUMIFS('2025 financial tracker'!$h$26:$h$525;'2025 financial tracker'!$b$26:$b$525;&quot;Income&quot;;'2025 financial tracker'!$e$26:$e$525;[.$A77];'2025 financial tracker'!$j$26:$j$525;&quot;Cleared&quot;)+SUMIFS('2026 financial tracker'!$h$26:$h$525;'2026 financial tracker'!$b$26:$b$525;&quot;Income&quot;;'2026 financial tracker'!$e$26:$e$525;[.$A77];'2026 financial tracker'!$j$26:$j$525;&quot;Cleared&quot;))">
            <text:p/>
          </table:table-cell>
          <table:table-cell table:style-name="ce33" table:formula="of:=IF([.$A77]=&quot;&quot;;&quot;&quot;;SUMIFS('2023 financial tracker'!$h$26:$h$525;'2023 financial tracker'!$b$26:$b$525;&quot;Expense&quot;;'2023 financial tracker'!$e$26:$e$525;[.$A77];'2023 financial tracker'!$j$26:$j$525;&quot;Cleared&quot;)+SUMIFS('2024 financial tracker'!$h$26:$h$525;'2024 financial tracker'!$b$26:$b$525;&quot;Expense&quot;;'2024 financial tracker'!$e$26:$e$525;[.$A77];'2024 financial tracker'!$j$26:$j$525;&quot;Cleared&quot;)+SUMIFS('2025 financial tracker'!$h$26:$h$525;'2025 financial tracker'!$b$26:$b$525;&quot;Expense&quot;;'2025 financial tracker'!$e$26:$e$525;[.$A77];'2025 financial tracker'!$j$26:$j$525;&quot;Cleared&quot;)+SUMIFS('2026 financial tracker'!$h$26:$h$525;'2026 financial tracker'!$b$26:$b$525;&quot;Expense&quot;;'2026 financial tracker'!$e$26:$e$525;[.$A77];'2026 financial tracker'!$j$26:$j$525;&quot;Cleared&quot;))">
            <text:p/>
          </table:table-cell>
          <table:table-cell table:style-name="ce33" table:formula="of:=IF([.$A77]=&quot;&quot;;&quot;&quot;;[.E77]-[.F77])">
            <text:p/>
          </table:table-cell>
          <table:table-cell table:style-name="ce33" table:formula="of:=IF([.$A77]=&quot;&quot;;&quot;&quot;;SUMIFS('2023 financial tracker'!$h$26:$h$525;'2023 financial tracker'!$b$26:$b$525;&quot;Income&quot;;'2023 financial tracker'!$e$26:$e$525;[.$A77];'2023 financial tracker'!$j$26:$j$525;&quot;Pending&quot;)+SUMIFS('2023 financial tracker'!$h$26:$h$525;'2023 financial tracker'!$b$26:$b$525;&quot;Income&quot;;'2023 financial tracker'!$e$26:$e$525;[.$A77];'2023 financial tracker'!$j$26:$j$525;&quot;Expected&quot;)+SUMIFS('2024 financial tracker'!$h$26:$h$525;'2024 financial tracker'!$b$26:$b$525;&quot;Income&quot;;'2024 financial tracker'!$e$26:$e$525;[.$A77];'2024 financial tracker'!$j$26:$j$525;&quot;Pending&quot;)+SUMIFS('2024 financial tracker'!$h$26:$h$525;'2024 financial tracker'!$b$26:$b$525;&quot;Income&quot;;'2024 financial tracker'!$e$26:$e$525;[.$A77];'2024 financial tracker'!$j$26:$j$525;&quot;Expected&quot;)+SUMIFS('2025 financial tracker'!$h$26:$h$525;'2025 financial tracker'!$b$26:$b$525;&quot;Income&quot;;'2025 financial tracker'!$e$26:$e$525;[.$A77];'2025 financial tracker'!$j$26:$j$525;&quot;Pending&quot;)+SUMIFS('2025 financial tracker'!$h$26:$h$525;'2025 financial tracker'!$b$26:$b$525;&quot;Income&quot;;'2025 financial tracker'!$e$26:$e$525;[.$A77];'2025 financial tracker'!$j$26:$j$525;&quot;Expected&quot;)+SUMIFS('2026 financial tracker'!$h$26:$h$525;'2026 financial tracker'!$b$26:$b$525;&quot;Income&quot;;'2026 financial tracker'!$e$26:$e$525;[.$A77];'2026 financial tracker'!$j$26:$j$525;&quot;Pending&quot;)+SUMIFS('2026 financial tracker'!$h$26:$h$525;'2026 financial tracker'!$b$26:$b$525;&quot;Income&quot;;'2026 financial tracker'!$e$26:$e$525;[.$A77];'2026 financial tracker'!$j$26:$j$525;&quot;Expected&quot;))">
            <text:p/>
          </table:table-cell>
          <table:table-cell table:style-name="ce3" table:number-columns-repeated="10"/>
          <table:table-cell table:number-columns-repeated="1006"/>
        </table:table-row>
        <table:table-row table:style-name="ro2">
          <table:table-cell table:style-name="ce3" table:number-columns-repeated="4"/>
          <table:table-cell table:style-name="ce33" table:formula="of:=IF([.$A78]=&quot;&quot;;&quot;&quot;;SUMIFS('2023 financial tracker'!$h$26:$h$525;'2023 financial tracker'!$b$26:$b$525;&quot;Income&quot;;'2023 financial tracker'!$e$26:$e$525;[.$A78];'2023 financial tracker'!$j$26:$j$525;&quot;Cleared&quot;)+SUMIFS('2024 financial tracker'!$h$26:$h$525;'2024 financial tracker'!$b$26:$b$525;&quot;Income&quot;;'2024 financial tracker'!$e$26:$e$525;[.$A78];'2024 financial tracker'!$j$26:$j$525;&quot;Cleared&quot;)+SUMIFS('2025 financial tracker'!$h$26:$h$525;'2025 financial tracker'!$b$26:$b$525;&quot;Income&quot;;'2025 financial tracker'!$e$26:$e$525;[.$A78];'2025 financial tracker'!$j$26:$j$525;&quot;Cleared&quot;)+SUMIFS('2026 financial tracker'!$h$26:$h$525;'2026 financial tracker'!$b$26:$b$525;&quot;Income&quot;;'2026 financial tracker'!$e$26:$e$525;[.$A78];'2026 financial tracker'!$j$26:$j$525;&quot;Cleared&quot;))">
            <text:p/>
          </table:table-cell>
          <table:table-cell table:style-name="ce33" table:formula="of:=IF([.$A78]=&quot;&quot;;&quot;&quot;;SUMIFS('2023 financial tracker'!$h$26:$h$525;'2023 financial tracker'!$b$26:$b$525;&quot;Expense&quot;;'2023 financial tracker'!$e$26:$e$525;[.$A78];'2023 financial tracker'!$j$26:$j$525;&quot;Cleared&quot;)+SUMIFS('2024 financial tracker'!$h$26:$h$525;'2024 financial tracker'!$b$26:$b$525;&quot;Expense&quot;;'2024 financial tracker'!$e$26:$e$525;[.$A78];'2024 financial tracker'!$j$26:$j$525;&quot;Cleared&quot;)+SUMIFS('2025 financial tracker'!$h$26:$h$525;'2025 financial tracker'!$b$26:$b$525;&quot;Expense&quot;;'2025 financial tracker'!$e$26:$e$525;[.$A78];'2025 financial tracker'!$j$26:$j$525;&quot;Cleared&quot;)+SUMIFS('2026 financial tracker'!$h$26:$h$525;'2026 financial tracker'!$b$26:$b$525;&quot;Expense&quot;;'2026 financial tracker'!$e$26:$e$525;[.$A78];'2026 financial tracker'!$j$26:$j$525;&quot;Cleared&quot;))">
            <text:p/>
          </table:table-cell>
          <table:table-cell table:style-name="ce33" table:formula="of:=IF([.$A78]=&quot;&quot;;&quot;&quot;;[.E78]-[.F78])">
            <text:p/>
          </table:table-cell>
          <table:table-cell table:style-name="ce33" table:formula="of:=IF([.$A78]=&quot;&quot;;&quot;&quot;;SUMIFS('2023 financial tracker'!$h$26:$h$525;'2023 financial tracker'!$b$26:$b$525;&quot;Income&quot;;'2023 financial tracker'!$e$26:$e$525;[.$A78];'2023 financial tracker'!$j$26:$j$525;&quot;Pending&quot;)+SUMIFS('2023 financial tracker'!$h$26:$h$525;'2023 financial tracker'!$b$26:$b$525;&quot;Income&quot;;'2023 financial tracker'!$e$26:$e$525;[.$A78];'2023 financial tracker'!$j$26:$j$525;&quot;Expected&quot;)+SUMIFS('2024 financial tracker'!$h$26:$h$525;'2024 financial tracker'!$b$26:$b$525;&quot;Income&quot;;'2024 financial tracker'!$e$26:$e$525;[.$A78];'2024 financial tracker'!$j$26:$j$525;&quot;Pending&quot;)+SUMIFS('2024 financial tracker'!$h$26:$h$525;'2024 financial tracker'!$b$26:$b$525;&quot;Income&quot;;'2024 financial tracker'!$e$26:$e$525;[.$A78];'2024 financial tracker'!$j$26:$j$525;&quot;Expected&quot;)+SUMIFS('2025 financial tracker'!$h$26:$h$525;'2025 financial tracker'!$b$26:$b$525;&quot;Income&quot;;'2025 financial tracker'!$e$26:$e$525;[.$A78];'2025 financial tracker'!$j$26:$j$525;&quot;Pending&quot;)+SUMIFS('2025 financial tracker'!$h$26:$h$525;'2025 financial tracker'!$b$26:$b$525;&quot;Income&quot;;'2025 financial tracker'!$e$26:$e$525;[.$A78];'2025 financial tracker'!$j$26:$j$525;&quot;Expected&quot;)+SUMIFS('2026 financial tracker'!$h$26:$h$525;'2026 financial tracker'!$b$26:$b$525;&quot;Income&quot;;'2026 financial tracker'!$e$26:$e$525;[.$A78];'2026 financial tracker'!$j$26:$j$525;&quot;Pending&quot;)+SUMIFS('2026 financial tracker'!$h$26:$h$525;'2026 financial tracker'!$b$26:$b$525;&quot;Income&quot;;'2026 financial tracker'!$e$26:$e$525;[.$A78];'2026 financial tracker'!$j$26:$j$525;&quot;Expected&quot;))">
            <text:p/>
          </table:table-cell>
          <table:table-cell table:style-name="ce3" table:number-columns-repeated="10"/>
          <table:table-cell table:number-columns-repeated="1006"/>
        </table:table-row>
        <table:table-row table:style-name="ro2">
          <table:table-cell table:style-name="ce3" table:number-columns-repeated="4"/>
          <table:table-cell table:style-name="ce33" table:formula="of:=IF([.$A79]=&quot;&quot;;&quot;&quot;;SUMIFS('2023 financial tracker'!$h$26:$h$525;'2023 financial tracker'!$b$26:$b$525;&quot;Income&quot;;'2023 financial tracker'!$e$26:$e$525;[.$A79];'2023 financial tracker'!$j$26:$j$525;&quot;Cleared&quot;)+SUMIFS('2024 financial tracker'!$h$26:$h$525;'2024 financial tracker'!$b$26:$b$525;&quot;Income&quot;;'2024 financial tracker'!$e$26:$e$525;[.$A79];'2024 financial tracker'!$j$26:$j$525;&quot;Cleared&quot;)+SUMIFS('2025 financial tracker'!$h$26:$h$525;'2025 financial tracker'!$b$26:$b$525;&quot;Income&quot;;'2025 financial tracker'!$e$26:$e$525;[.$A79];'2025 financial tracker'!$j$26:$j$525;&quot;Cleared&quot;)+SUMIFS('2026 financial tracker'!$h$26:$h$525;'2026 financial tracker'!$b$26:$b$525;&quot;Income&quot;;'2026 financial tracker'!$e$26:$e$525;[.$A79];'2026 financial tracker'!$j$26:$j$525;&quot;Cleared&quot;))">
            <text:p/>
          </table:table-cell>
          <table:table-cell table:style-name="ce33" table:formula="of:=IF([.$A79]=&quot;&quot;;&quot;&quot;;SUMIFS('2023 financial tracker'!$h$26:$h$525;'2023 financial tracker'!$b$26:$b$525;&quot;Expense&quot;;'2023 financial tracker'!$e$26:$e$525;[.$A79];'2023 financial tracker'!$j$26:$j$525;&quot;Cleared&quot;)+SUMIFS('2024 financial tracker'!$h$26:$h$525;'2024 financial tracker'!$b$26:$b$525;&quot;Expense&quot;;'2024 financial tracker'!$e$26:$e$525;[.$A79];'2024 financial tracker'!$j$26:$j$525;&quot;Cleared&quot;)+SUMIFS('2025 financial tracker'!$h$26:$h$525;'2025 financial tracker'!$b$26:$b$525;&quot;Expense&quot;;'2025 financial tracker'!$e$26:$e$525;[.$A79];'2025 financial tracker'!$j$26:$j$525;&quot;Cleared&quot;)+SUMIFS('2026 financial tracker'!$h$26:$h$525;'2026 financial tracker'!$b$26:$b$525;&quot;Expense&quot;;'2026 financial tracker'!$e$26:$e$525;[.$A79];'2026 financial tracker'!$j$26:$j$525;&quot;Cleared&quot;))">
            <text:p/>
          </table:table-cell>
          <table:table-cell table:style-name="ce33" table:formula="of:=IF([.$A79]=&quot;&quot;;&quot;&quot;;[.E79]-[.F79])">
            <text:p/>
          </table:table-cell>
          <table:table-cell table:style-name="ce33" table:formula="of:=IF([.$A79]=&quot;&quot;;&quot;&quot;;SUMIFS('2023 financial tracker'!$h$26:$h$525;'2023 financial tracker'!$b$26:$b$525;&quot;Income&quot;;'2023 financial tracker'!$e$26:$e$525;[.$A79];'2023 financial tracker'!$j$26:$j$525;&quot;Pending&quot;)+SUMIFS('2023 financial tracker'!$h$26:$h$525;'2023 financial tracker'!$b$26:$b$525;&quot;Income&quot;;'2023 financial tracker'!$e$26:$e$525;[.$A79];'2023 financial tracker'!$j$26:$j$525;&quot;Expected&quot;)+SUMIFS('2024 financial tracker'!$h$26:$h$525;'2024 financial tracker'!$b$26:$b$525;&quot;Income&quot;;'2024 financial tracker'!$e$26:$e$525;[.$A79];'2024 financial tracker'!$j$26:$j$525;&quot;Pending&quot;)+SUMIFS('2024 financial tracker'!$h$26:$h$525;'2024 financial tracker'!$b$26:$b$525;&quot;Income&quot;;'2024 financial tracker'!$e$26:$e$525;[.$A79];'2024 financial tracker'!$j$26:$j$525;&quot;Expected&quot;)+SUMIFS('2025 financial tracker'!$h$26:$h$525;'2025 financial tracker'!$b$26:$b$525;&quot;Income&quot;;'2025 financial tracker'!$e$26:$e$525;[.$A79];'2025 financial tracker'!$j$26:$j$525;&quot;Pending&quot;)+SUMIFS('2025 financial tracker'!$h$26:$h$525;'2025 financial tracker'!$b$26:$b$525;&quot;Income&quot;;'2025 financial tracker'!$e$26:$e$525;[.$A79];'2025 financial tracker'!$j$26:$j$525;&quot;Expected&quot;)+SUMIFS('2026 financial tracker'!$h$26:$h$525;'2026 financial tracker'!$b$26:$b$525;&quot;Income&quot;;'2026 financial tracker'!$e$26:$e$525;[.$A79];'2026 financial tracker'!$j$26:$j$525;&quot;Pending&quot;)+SUMIFS('2026 financial tracker'!$h$26:$h$525;'2026 financial tracker'!$b$26:$b$525;&quot;Income&quot;;'2026 financial tracker'!$e$26:$e$525;[.$A79];'2026 financial tracker'!$j$26:$j$525;&quot;Expected&quot;))">
            <text:p/>
          </table:table-cell>
          <table:table-cell table:style-name="ce3" table:number-columns-repeated="10"/>
          <table:table-cell table:number-columns-repeated="1006"/>
        </table:table-row>
        <table:table-row table:style-name="ro2">
          <table:table-cell table:style-name="ce3" table:number-columns-repeated="4"/>
          <table:table-cell table:style-name="ce33" table:formula="of:=IF([.$A80]=&quot;&quot;;&quot;&quot;;SUMIFS('2023 financial tracker'!$h$26:$h$525;'2023 financial tracker'!$b$26:$b$525;&quot;Income&quot;;'2023 financial tracker'!$e$26:$e$525;[.$A80];'2023 financial tracker'!$j$26:$j$525;&quot;Cleared&quot;)+SUMIFS('2024 financial tracker'!$h$26:$h$525;'2024 financial tracker'!$b$26:$b$525;&quot;Income&quot;;'2024 financial tracker'!$e$26:$e$525;[.$A80];'2024 financial tracker'!$j$26:$j$525;&quot;Cleared&quot;)+SUMIFS('2025 financial tracker'!$h$26:$h$525;'2025 financial tracker'!$b$26:$b$525;&quot;Income&quot;;'2025 financial tracker'!$e$26:$e$525;[.$A80];'2025 financial tracker'!$j$26:$j$525;&quot;Cleared&quot;)+SUMIFS('2026 financial tracker'!$h$26:$h$525;'2026 financial tracker'!$b$26:$b$525;&quot;Income&quot;;'2026 financial tracker'!$e$26:$e$525;[.$A80];'2026 financial tracker'!$j$26:$j$525;&quot;Cleared&quot;))">
            <text:p/>
          </table:table-cell>
          <table:table-cell table:style-name="ce33" table:formula="of:=IF([.$A80]=&quot;&quot;;&quot;&quot;;SUMIFS('2023 financial tracker'!$h$26:$h$525;'2023 financial tracker'!$b$26:$b$525;&quot;Expense&quot;;'2023 financial tracker'!$e$26:$e$525;[.$A80];'2023 financial tracker'!$j$26:$j$525;&quot;Cleared&quot;)+SUMIFS('2024 financial tracker'!$h$26:$h$525;'2024 financial tracker'!$b$26:$b$525;&quot;Expense&quot;;'2024 financial tracker'!$e$26:$e$525;[.$A80];'2024 financial tracker'!$j$26:$j$525;&quot;Cleared&quot;)+SUMIFS('2025 financial tracker'!$h$26:$h$525;'2025 financial tracker'!$b$26:$b$525;&quot;Expense&quot;;'2025 financial tracker'!$e$26:$e$525;[.$A80];'2025 financial tracker'!$j$26:$j$525;&quot;Cleared&quot;)+SUMIFS('2026 financial tracker'!$h$26:$h$525;'2026 financial tracker'!$b$26:$b$525;&quot;Expense&quot;;'2026 financial tracker'!$e$26:$e$525;[.$A80];'2026 financial tracker'!$j$26:$j$525;&quot;Cleared&quot;))">
            <text:p/>
          </table:table-cell>
          <table:table-cell table:style-name="ce33" table:formula="of:=IF([.$A80]=&quot;&quot;;&quot;&quot;;[.E80]-[.F80])">
            <text:p/>
          </table:table-cell>
          <table:table-cell table:style-name="ce33" table:formula="of:=IF([.$A80]=&quot;&quot;;&quot;&quot;;SUMIFS('2023 financial tracker'!$h$26:$h$525;'2023 financial tracker'!$b$26:$b$525;&quot;Income&quot;;'2023 financial tracker'!$e$26:$e$525;[.$A80];'2023 financial tracker'!$j$26:$j$525;&quot;Pending&quot;)+SUMIFS('2023 financial tracker'!$h$26:$h$525;'2023 financial tracker'!$b$26:$b$525;&quot;Income&quot;;'2023 financial tracker'!$e$26:$e$525;[.$A80];'2023 financial tracker'!$j$26:$j$525;&quot;Expected&quot;)+SUMIFS('2024 financial tracker'!$h$26:$h$525;'2024 financial tracker'!$b$26:$b$525;&quot;Income&quot;;'2024 financial tracker'!$e$26:$e$525;[.$A80];'2024 financial tracker'!$j$26:$j$525;&quot;Pending&quot;)+SUMIFS('2024 financial tracker'!$h$26:$h$525;'2024 financial tracker'!$b$26:$b$525;&quot;Income&quot;;'2024 financial tracker'!$e$26:$e$525;[.$A80];'2024 financial tracker'!$j$26:$j$525;&quot;Expected&quot;)+SUMIFS('2025 financial tracker'!$h$26:$h$525;'2025 financial tracker'!$b$26:$b$525;&quot;Income&quot;;'2025 financial tracker'!$e$26:$e$525;[.$A80];'2025 financial tracker'!$j$26:$j$525;&quot;Pending&quot;)+SUMIFS('2025 financial tracker'!$h$26:$h$525;'2025 financial tracker'!$b$26:$b$525;&quot;Income&quot;;'2025 financial tracker'!$e$26:$e$525;[.$A80];'2025 financial tracker'!$j$26:$j$525;&quot;Expected&quot;)+SUMIFS('2026 financial tracker'!$h$26:$h$525;'2026 financial tracker'!$b$26:$b$525;&quot;Income&quot;;'2026 financial tracker'!$e$26:$e$525;[.$A80];'2026 financial tracker'!$j$26:$j$525;&quot;Pending&quot;)+SUMIFS('2026 financial tracker'!$h$26:$h$525;'2026 financial tracker'!$b$26:$b$525;&quot;Income&quot;;'2026 financial tracker'!$e$26:$e$525;[.$A80];'2026 financial tracker'!$j$26:$j$525;&quot;Expected&quot;))">
            <text:p/>
          </table:table-cell>
          <table:table-cell table:style-name="ce3" table:number-columns-repeated="10"/>
          <table:table-cell table:number-columns-repeated="1006"/>
        </table:table-row>
        <table:table-row table:style-name="ro2">
          <table:table-cell table:style-name="ce3" table:number-columns-repeated="4"/>
          <table:table-cell table:style-name="ce33" table:formula="of:=IF([.$A81]=&quot;&quot;;&quot;&quot;;SUMIFS('2023 financial tracker'!$h$26:$h$525;'2023 financial tracker'!$b$26:$b$525;&quot;Income&quot;;'2023 financial tracker'!$e$26:$e$525;[.$A81];'2023 financial tracker'!$j$26:$j$525;&quot;Cleared&quot;)+SUMIFS('2024 financial tracker'!$h$26:$h$525;'2024 financial tracker'!$b$26:$b$525;&quot;Income&quot;;'2024 financial tracker'!$e$26:$e$525;[.$A81];'2024 financial tracker'!$j$26:$j$525;&quot;Cleared&quot;)+SUMIFS('2025 financial tracker'!$h$26:$h$525;'2025 financial tracker'!$b$26:$b$525;&quot;Income&quot;;'2025 financial tracker'!$e$26:$e$525;[.$A81];'2025 financial tracker'!$j$26:$j$525;&quot;Cleared&quot;)+SUMIFS('2026 financial tracker'!$h$26:$h$525;'2026 financial tracker'!$b$26:$b$525;&quot;Income&quot;;'2026 financial tracker'!$e$26:$e$525;[.$A81];'2026 financial tracker'!$j$26:$j$525;&quot;Cleared&quot;))">
            <text:p/>
          </table:table-cell>
          <table:table-cell table:style-name="ce33" table:formula="of:=IF([.$A81]=&quot;&quot;;&quot;&quot;;SUMIFS('2023 financial tracker'!$h$26:$h$525;'2023 financial tracker'!$b$26:$b$525;&quot;Expense&quot;;'2023 financial tracker'!$e$26:$e$525;[.$A81];'2023 financial tracker'!$j$26:$j$525;&quot;Cleared&quot;)+SUMIFS('2024 financial tracker'!$h$26:$h$525;'2024 financial tracker'!$b$26:$b$525;&quot;Expense&quot;;'2024 financial tracker'!$e$26:$e$525;[.$A81];'2024 financial tracker'!$j$26:$j$525;&quot;Cleared&quot;)+SUMIFS('2025 financial tracker'!$h$26:$h$525;'2025 financial tracker'!$b$26:$b$525;&quot;Expense&quot;;'2025 financial tracker'!$e$26:$e$525;[.$A81];'2025 financial tracker'!$j$26:$j$525;&quot;Cleared&quot;)+SUMIFS('2026 financial tracker'!$h$26:$h$525;'2026 financial tracker'!$b$26:$b$525;&quot;Expense&quot;;'2026 financial tracker'!$e$26:$e$525;[.$A81];'2026 financial tracker'!$j$26:$j$525;&quot;Cleared&quot;))">
            <text:p/>
          </table:table-cell>
          <table:table-cell table:style-name="ce33" table:formula="of:=IF([.$A81]=&quot;&quot;;&quot;&quot;;[.E81]-[.F81])">
            <text:p/>
          </table:table-cell>
          <table:table-cell table:style-name="ce33" table:formula="of:=IF([.$A81]=&quot;&quot;;&quot;&quot;;SUMIFS('2023 financial tracker'!$h$26:$h$525;'2023 financial tracker'!$b$26:$b$525;&quot;Income&quot;;'2023 financial tracker'!$e$26:$e$525;[.$A81];'2023 financial tracker'!$j$26:$j$525;&quot;Pending&quot;)+SUMIFS('2023 financial tracker'!$h$26:$h$525;'2023 financial tracker'!$b$26:$b$525;&quot;Income&quot;;'2023 financial tracker'!$e$26:$e$525;[.$A81];'2023 financial tracker'!$j$26:$j$525;&quot;Expected&quot;)+SUMIFS('2024 financial tracker'!$h$26:$h$525;'2024 financial tracker'!$b$26:$b$525;&quot;Income&quot;;'2024 financial tracker'!$e$26:$e$525;[.$A81];'2024 financial tracker'!$j$26:$j$525;&quot;Pending&quot;)+SUMIFS('2024 financial tracker'!$h$26:$h$525;'2024 financial tracker'!$b$26:$b$525;&quot;Income&quot;;'2024 financial tracker'!$e$26:$e$525;[.$A81];'2024 financial tracker'!$j$26:$j$525;&quot;Expected&quot;)+SUMIFS('2025 financial tracker'!$h$26:$h$525;'2025 financial tracker'!$b$26:$b$525;&quot;Income&quot;;'2025 financial tracker'!$e$26:$e$525;[.$A81];'2025 financial tracker'!$j$26:$j$525;&quot;Pending&quot;)+SUMIFS('2025 financial tracker'!$h$26:$h$525;'2025 financial tracker'!$b$26:$b$525;&quot;Income&quot;;'2025 financial tracker'!$e$26:$e$525;[.$A81];'2025 financial tracker'!$j$26:$j$525;&quot;Expected&quot;)+SUMIFS('2026 financial tracker'!$h$26:$h$525;'2026 financial tracker'!$b$26:$b$525;&quot;Income&quot;;'2026 financial tracker'!$e$26:$e$525;[.$A81];'2026 financial tracker'!$j$26:$j$525;&quot;Pending&quot;)+SUMIFS('2026 financial tracker'!$h$26:$h$525;'2026 financial tracker'!$b$26:$b$525;&quot;Income&quot;;'2026 financial tracker'!$e$26:$e$525;[.$A81];'2026 financial tracker'!$j$26:$j$525;&quot;Expected&quot;))">
            <text:p/>
          </table:table-cell>
          <table:table-cell table:style-name="ce3" table:number-columns-repeated="10"/>
          <table:table-cell table:number-columns-repeated="1006"/>
        </table:table-row>
        <table:table-row table:style-name="ro2">
          <table:table-cell table:style-name="ce3" table:number-columns-repeated="4"/>
          <table:table-cell table:style-name="ce33" table:formula="of:=IF([.$A82]=&quot;&quot;;&quot;&quot;;SUMIFS('2023 financial tracker'!$h$26:$h$525;'2023 financial tracker'!$b$26:$b$525;&quot;Income&quot;;'2023 financial tracker'!$e$26:$e$525;[.$A82];'2023 financial tracker'!$j$26:$j$525;&quot;Cleared&quot;)+SUMIFS('2024 financial tracker'!$h$26:$h$525;'2024 financial tracker'!$b$26:$b$525;&quot;Income&quot;;'2024 financial tracker'!$e$26:$e$525;[.$A82];'2024 financial tracker'!$j$26:$j$525;&quot;Cleared&quot;)+SUMIFS('2025 financial tracker'!$h$26:$h$525;'2025 financial tracker'!$b$26:$b$525;&quot;Income&quot;;'2025 financial tracker'!$e$26:$e$525;[.$A82];'2025 financial tracker'!$j$26:$j$525;&quot;Cleared&quot;)+SUMIFS('2026 financial tracker'!$h$26:$h$525;'2026 financial tracker'!$b$26:$b$525;&quot;Income&quot;;'2026 financial tracker'!$e$26:$e$525;[.$A82];'2026 financial tracker'!$j$26:$j$525;&quot;Cleared&quot;))">
            <text:p/>
          </table:table-cell>
          <table:table-cell table:style-name="ce33" table:formula="of:=IF([.$A82]=&quot;&quot;;&quot;&quot;;SUMIFS('2023 financial tracker'!$h$26:$h$525;'2023 financial tracker'!$b$26:$b$525;&quot;Expense&quot;;'2023 financial tracker'!$e$26:$e$525;[.$A82];'2023 financial tracker'!$j$26:$j$525;&quot;Cleared&quot;)+SUMIFS('2024 financial tracker'!$h$26:$h$525;'2024 financial tracker'!$b$26:$b$525;&quot;Expense&quot;;'2024 financial tracker'!$e$26:$e$525;[.$A82];'2024 financial tracker'!$j$26:$j$525;&quot;Cleared&quot;)+SUMIFS('2025 financial tracker'!$h$26:$h$525;'2025 financial tracker'!$b$26:$b$525;&quot;Expense&quot;;'2025 financial tracker'!$e$26:$e$525;[.$A82];'2025 financial tracker'!$j$26:$j$525;&quot;Cleared&quot;)+SUMIFS('2026 financial tracker'!$h$26:$h$525;'2026 financial tracker'!$b$26:$b$525;&quot;Expense&quot;;'2026 financial tracker'!$e$26:$e$525;[.$A82];'2026 financial tracker'!$j$26:$j$525;&quot;Cleared&quot;))">
            <text:p/>
          </table:table-cell>
          <table:table-cell table:style-name="ce33" table:formula="of:=IF([.$A82]=&quot;&quot;;&quot;&quot;;[.E82]-[.F82])">
            <text:p/>
          </table:table-cell>
          <table:table-cell table:style-name="ce33" table:formula="of:=IF([.$A82]=&quot;&quot;;&quot;&quot;;SUMIFS('2023 financial tracker'!$h$26:$h$525;'2023 financial tracker'!$b$26:$b$525;&quot;Income&quot;;'2023 financial tracker'!$e$26:$e$525;[.$A82];'2023 financial tracker'!$j$26:$j$525;&quot;Pending&quot;)+SUMIFS('2023 financial tracker'!$h$26:$h$525;'2023 financial tracker'!$b$26:$b$525;&quot;Income&quot;;'2023 financial tracker'!$e$26:$e$525;[.$A82];'2023 financial tracker'!$j$26:$j$525;&quot;Expected&quot;)+SUMIFS('2024 financial tracker'!$h$26:$h$525;'2024 financial tracker'!$b$26:$b$525;&quot;Income&quot;;'2024 financial tracker'!$e$26:$e$525;[.$A82];'2024 financial tracker'!$j$26:$j$525;&quot;Pending&quot;)+SUMIFS('2024 financial tracker'!$h$26:$h$525;'2024 financial tracker'!$b$26:$b$525;&quot;Income&quot;;'2024 financial tracker'!$e$26:$e$525;[.$A82];'2024 financial tracker'!$j$26:$j$525;&quot;Expected&quot;)+SUMIFS('2025 financial tracker'!$h$26:$h$525;'2025 financial tracker'!$b$26:$b$525;&quot;Income&quot;;'2025 financial tracker'!$e$26:$e$525;[.$A82];'2025 financial tracker'!$j$26:$j$525;&quot;Pending&quot;)+SUMIFS('2025 financial tracker'!$h$26:$h$525;'2025 financial tracker'!$b$26:$b$525;&quot;Income&quot;;'2025 financial tracker'!$e$26:$e$525;[.$A82];'2025 financial tracker'!$j$26:$j$525;&quot;Expected&quot;)+SUMIFS('2026 financial tracker'!$h$26:$h$525;'2026 financial tracker'!$b$26:$b$525;&quot;Income&quot;;'2026 financial tracker'!$e$26:$e$525;[.$A82];'2026 financial tracker'!$j$26:$j$525;&quot;Pending&quot;)+SUMIFS('2026 financial tracker'!$h$26:$h$525;'2026 financial tracker'!$b$26:$b$525;&quot;Income&quot;;'2026 financial tracker'!$e$26:$e$525;[.$A82];'2026 financial tracker'!$j$26:$j$525;&quot;Expected&quot;))">
            <text:p/>
          </table:table-cell>
          <table:table-cell table:style-name="ce3" table:number-columns-repeated="10"/>
          <table:table-cell table:number-columns-repeated="1006"/>
        </table:table-row>
        <table:table-row table:style-name="ro2">
          <table:table-cell table:style-name="ce3" table:number-columns-repeated="4"/>
          <table:table-cell table:style-name="ce33" table:formula="of:=IF([.$A83]=&quot;&quot;;&quot;&quot;;SUMIFS('2023 financial tracker'!$h$26:$h$525;'2023 financial tracker'!$b$26:$b$525;&quot;Income&quot;;'2023 financial tracker'!$e$26:$e$525;[.$A83];'2023 financial tracker'!$j$26:$j$525;&quot;Cleared&quot;)+SUMIFS('2024 financial tracker'!$h$26:$h$525;'2024 financial tracker'!$b$26:$b$525;&quot;Income&quot;;'2024 financial tracker'!$e$26:$e$525;[.$A83];'2024 financial tracker'!$j$26:$j$525;&quot;Cleared&quot;)+SUMIFS('2025 financial tracker'!$h$26:$h$525;'2025 financial tracker'!$b$26:$b$525;&quot;Income&quot;;'2025 financial tracker'!$e$26:$e$525;[.$A83];'2025 financial tracker'!$j$26:$j$525;&quot;Cleared&quot;)+SUMIFS('2026 financial tracker'!$h$26:$h$525;'2026 financial tracker'!$b$26:$b$525;&quot;Income&quot;;'2026 financial tracker'!$e$26:$e$525;[.$A83];'2026 financial tracker'!$j$26:$j$525;&quot;Cleared&quot;))">
            <text:p/>
          </table:table-cell>
          <table:table-cell table:style-name="ce33" table:formula="of:=IF([.$A83]=&quot;&quot;;&quot;&quot;;SUMIFS('2023 financial tracker'!$h$26:$h$525;'2023 financial tracker'!$b$26:$b$525;&quot;Expense&quot;;'2023 financial tracker'!$e$26:$e$525;[.$A83];'2023 financial tracker'!$j$26:$j$525;&quot;Cleared&quot;)+SUMIFS('2024 financial tracker'!$h$26:$h$525;'2024 financial tracker'!$b$26:$b$525;&quot;Expense&quot;;'2024 financial tracker'!$e$26:$e$525;[.$A83];'2024 financial tracker'!$j$26:$j$525;&quot;Cleared&quot;)+SUMIFS('2025 financial tracker'!$h$26:$h$525;'2025 financial tracker'!$b$26:$b$525;&quot;Expense&quot;;'2025 financial tracker'!$e$26:$e$525;[.$A83];'2025 financial tracker'!$j$26:$j$525;&quot;Cleared&quot;)+SUMIFS('2026 financial tracker'!$h$26:$h$525;'2026 financial tracker'!$b$26:$b$525;&quot;Expense&quot;;'2026 financial tracker'!$e$26:$e$525;[.$A83];'2026 financial tracker'!$j$26:$j$525;&quot;Cleared&quot;))">
            <text:p/>
          </table:table-cell>
          <table:table-cell table:style-name="ce33" table:formula="of:=IF([.$A83]=&quot;&quot;;&quot;&quot;;[.E83]-[.F83])">
            <text:p/>
          </table:table-cell>
          <table:table-cell table:style-name="ce33" table:formula="of:=IF([.$A83]=&quot;&quot;;&quot;&quot;;SUMIFS('2023 financial tracker'!$h$26:$h$525;'2023 financial tracker'!$b$26:$b$525;&quot;Income&quot;;'2023 financial tracker'!$e$26:$e$525;[.$A83];'2023 financial tracker'!$j$26:$j$525;&quot;Pending&quot;)+SUMIFS('2023 financial tracker'!$h$26:$h$525;'2023 financial tracker'!$b$26:$b$525;&quot;Income&quot;;'2023 financial tracker'!$e$26:$e$525;[.$A83];'2023 financial tracker'!$j$26:$j$525;&quot;Expected&quot;)+SUMIFS('2024 financial tracker'!$h$26:$h$525;'2024 financial tracker'!$b$26:$b$525;&quot;Income&quot;;'2024 financial tracker'!$e$26:$e$525;[.$A83];'2024 financial tracker'!$j$26:$j$525;&quot;Pending&quot;)+SUMIFS('2024 financial tracker'!$h$26:$h$525;'2024 financial tracker'!$b$26:$b$525;&quot;Income&quot;;'2024 financial tracker'!$e$26:$e$525;[.$A83];'2024 financial tracker'!$j$26:$j$525;&quot;Expected&quot;)+SUMIFS('2025 financial tracker'!$h$26:$h$525;'2025 financial tracker'!$b$26:$b$525;&quot;Income&quot;;'2025 financial tracker'!$e$26:$e$525;[.$A83];'2025 financial tracker'!$j$26:$j$525;&quot;Pending&quot;)+SUMIFS('2025 financial tracker'!$h$26:$h$525;'2025 financial tracker'!$b$26:$b$525;&quot;Income&quot;;'2025 financial tracker'!$e$26:$e$525;[.$A83];'2025 financial tracker'!$j$26:$j$525;&quot;Expected&quot;)+SUMIFS('2026 financial tracker'!$h$26:$h$525;'2026 financial tracker'!$b$26:$b$525;&quot;Income&quot;;'2026 financial tracker'!$e$26:$e$525;[.$A83];'2026 financial tracker'!$j$26:$j$525;&quot;Pending&quot;)+SUMIFS('2026 financial tracker'!$h$26:$h$525;'2026 financial tracker'!$b$26:$b$525;&quot;Income&quot;;'2026 financial tracker'!$e$26:$e$525;[.$A83];'2026 financial tracker'!$j$26:$j$525;&quot;Expected&quot;))">
            <text:p/>
          </table:table-cell>
          <table:table-cell table:style-name="ce3" table:number-columns-repeated="10"/>
          <table:table-cell table:number-columns-repeated="1006"/>
        </table:table-row>
        <table:table-row table:style-name="ro2">
          <table:table-cell table:style-name="ce3" table:number-columns-repeated="4"/>
          <table:table-cell table:style-name="ce33" table:formula="of:=IF([.$A84]=&quot;&quot;;&quot;&quot;;SUMIFS('2023 financial tracker'!$h$26:$h$525;'2023 financial tracker'!$b$26:$b$525;&quot;Income&quot;;'2023 financial tracker'!$e$26:$e$525;[.$A84];'2023 financial tracker'!$j$26:$j$525;&quot;Cleared&quot;)+SUMIFS('2024 financial tracker'!$h$26:$h$525;'2024 financial tracker'!$b$26:$b$525;&quot;Income&quot;;'2024 financial tracker'!$e$26:$e$525;[.$A84];'2024 financial tracker'!$j$26:$j$525;&quot;Cleared&quot;)+SUMIFS('2025 financial tracker'!$h$26:$h$525;'2025 financial tracker'!$b$26:$b$525;&quot;Income&quot;;'2025 financial tracker'!$e$26:$e$525;[.$A84];'2025 financial tracker'!$j$26:$j$525;&quot;Cleared&quot;)+SUMIFS('2026 financial tracker'!$h$26:$h$525;'2026 financial tracker'!$b$26:$b$525;&quot;Income&quot;;'2026 financial tracker'!$e$26:$e$525;[.$A84];'2026 financial tracker'!$j$26:$j$525;&quot;Cleared&quot;))">
            <text:p/>
          </table:table-cell>
          <table:table-cell table:style-name="ce33" table:formula="of:=IF([.$A84]=&quot;&quot;;&quot;&quot;;SUMIFS('2023 financial tracker'!$h$26:$h$525;'2023 financial tracker'!$b$26:$b$525;&quot;Expense&quot;;'2023 financial tracker'!$e$26:$e$525;[.$A84];'2023 financial tracker'!$j$26:$j$525;&quot;Cleared&quot;)+SUMIFS('2024 financial tracker'!$h$26:$h$525;'2024 financial tracker'!$b$26:$b$525;&quot;Expense&quot;;'2024 financial tracker'!$e$26:$e$525;[.$A84];'2024 financial tracker'!$j$26:$j$525;&quot;Cleared&quot;)+SUMIFS('2025 financial tracker'!$h$26:$h$525;'2025 financial tracker'!$b$26:$b$525;&quot;Expense&quot;;'2025 financial tracker'!$e$26:$e$525;[.$A84];'2025 financial tracker'!$j$26:$j$525;&quot;Cleared&quot;)+SUMIFS('2026 financial tracker'!$h$26:$h$525;'2026 financial tracker'!$b$26:$b$525;&quot;Expense&quot;;'2026 financial tracker'!$e$26:$e$525;[.$A84];'2026 financial tracker'!$j$26:$j$525;&quot;Cleared&quot;))">
            <text:p/>
          </table:table-cell>
          <table:table-cell table:style-name="ce33" table:formula="of:=IF([.$A84]=&quot;&quot;;&quot;&quot;;[.E84]-[.F84])">
            <text:p/>
          </table:table-cell>
          <table:table-cell table:style-name="ce33" table:formula="of:=IF([.$A84]=&quot;&quot;;&quot;&quot;;SUMIFS('2023 financial tracker'!$h$26:$h$525;'2023 financial tracker'!$b$26:$b$525;&quot;Income&quot;;'2023 financial tracker'!$e$26:$e$525;[.$A84];'2023 financial tracker'!$j$26:$j$525;&quot;Pending&quot;)+SUMIFS('2023 financial tracker'!$h$26:$h$525;'2023 financial tracker'!$b$26:$b$525;&quot;Income&quot;;'2023 financial tracker'!$e$26:$e$525;[.$A84];'2023 financial tracker'!$j$26:$j$525;&quot;Expected&quot;)+SUMIFS('2024 financial tracker'!$h$26:$h$525;'2024 financial tracker'!$b$26:$b$525;&quot;Income&quot;;'2024 financial tracker'!$e$26:$e$525;[.$A84];'2024 financial tracker'!$j$26:$j$525;&quot;Pending&quot;)+SUMIFS('2024 financial tracker'!$h$26:$h$525;'2024 financial tracker'!$b$26:$b$525;&quot;Income&quot;;'2024 financial tracker'!$e$26:$e$525;[.$A84];'2024 financial tracker'!$j$26:$j$525;&quot;Expected&quot;)+SUMIFS('2025 financial tracker'!$h$26:$h$525;'2025 financial tracker'!$b$26:$b$525;&quot;Income&quot;;'2025 financial tracker'!$e$26:$e$525;[.$A84];'2025 financial tracker'!$j$26:$j$525;&quot;Pending&quot;)+SUMIFS('2025 financial tracker'!$h$26:$h$525;'2025 financial tracker'!$b$26:$b$525;&quot;Income&quot;;'2025 financial tracker'!$e$26:$e$525;[.$A84];'2025 financial tracker'!$j$26:$j$525;&quot;Expected&quot;)+SUMIFS('2026 financial tracker'!$h$26:$h$525;'2026 financial tracker'!$b$26:$b$525;&quot;Income&quot;;'2026 financial tracker'!$e$26:$e$525;[.$A84];'2026 financial tracker'!$j$26:$j$525;&quot;Pending&quot;)+SUMIFS('2026 financial tracker'!$h$26:$h$525;'2026 financial tracker'!$b$26:$b$525;&quot;Income&quot;;'2026 financial tracker'!$e$26:$e$525;[.$A84];'2026 financial tracker'!$j$26:$j$525;&quot;Expected&quot;))">
            <text:p/>
          </table:table-cell>
          <table:table-cell table:style-name="ce3" table:number-columns-repeated="10"/>
          <table:table-cell table:number-columns-repeated="1006"/>
        </table:table-row>
        <table:table-row table:style-name="ro2">
          <table:table-cell table:style-name="ce3" table:number-columns-repeated="4"/>
          <table:table-cell table:style-name="ce33" table:formula="of:=IF([.$A85]=&quot;&quot;;&quot;&quot;;SUMIFS('2023 financial tracker'!$h$26:$h$525;'2023 financial tracker'!$b$26:$b$525;&quot;Income&quot;;'2023 financial tracker'!$e$26:$e$525;[.$A85];'2023 financial tracker'!$j$26:$j$525;&quot;Cleared&quot;)+SUMIFS('2024 financial tracker'!$h$26:$h$525;'2024 financial tracker'!$b$26:$b$525;&quot;Income&quot;;'2024 financial tracker'!$e$26:$e$525;[.$A85];'2024 financial tracker'!$j$26:$j$525;&quot;Cleared&quot;)+SUMIFS('2025 financial tracker'!$h$26:$h$525;'2025 financial tracker'!$b$26:$b$525;&quot;Income&quot;;'2025 financial tracker'!$e$26:$e$525;[.$A85];'2025 financial tracker'!$j$26:$j$525;&quot;Cleared&quot;)+SUMIFS('2026 financial tracker'!$h$26:$h$525;'2026 financial tracker'!$b$26:$b$525;&quot;Income&quot;;'2026 financial tracker'!$e$26:$e$525;[.$A85];'2026 financial tracker'!$j$26:$j$525;&quot;Cleared&quot;))">
            <text:p/>
          </table:table-cell>
          <table:table-cell table:style-name="ce33" table:formula="of:=IF([.$A85]=&quot;&quot;;&quot;&quot;;SUMIFS('2023 financial tracker'!$h$26:$h$525;'2023 financial tracker'!$b$26:$b$525;&quot;Expense&quot;;'2023 financial tracker'!$e$26:$e$525;[.$A85];'2023 financial tracker'!$j$26:$j$525;&quot;Cleared&quot;)+SUMIFS('2024 financial tracker'!$h$26:$h$525;'2024 financial tracker'!$b$26:$b$525;&quot;Expense&quot;;'2024 financial tracker'!$e$26:$e$525;[.$A85];'2024 financial tracker'!$j$26:$j$525;&quot;Cleared&quot;)+SUMIFS('2025 financial tracker'!$h$26:$h$525;'2025 financial tracker'!$b$26:$b$525;&quot;Expense&quot;;'2025 financial tracker'!$e$26:$e$525;[.$A85];'2025 financial tracker'!$j$26:$j$525;&quot;Cleared&quot;)+SUMIFS('2026 financial tracker'!$h$26:$h$525;'2026 financial tracker'!$b$26:$b$525;&quot;Expense&quot;;'2026 financial tracker'!$e$26:$e$525;[.$A85];'2026 financial tracker'!$j$26:$j$525;&quot;Cleared&quot;))">
            <text:p/>
          </table:table-cell>
          <table:table-cell table:style-name="ce33" table:formula="of:=IF([.$A85]=&quot;&quot;;&quot;&quot;;[.E85]-[.F85])">
            <text:p/>
          </table:table-cell>
          <table:table-cell table:style-name="ce33" table:formula="of:=IF([.$A85]=&quot;&quot;;&quot;&quot;;SUMIFS('2023 financial tracker'!$h$26:$h$525;'2023 financial tracker'!$b$26:$b$525;&quot;Income&quot;;'2023 financial tracker'!$e$26:$e$525;[.$A85];'2023 financial tracker'!$j$26:$j$525;&quot;Pending&quot;)+SUMIFS('2023 financial tracker'!$h$26:$h$525;'2023 financial tracker'!$b$26:$b$525;&quot;Income&quot;;'2023 financial tracker'!$e$26:$e$525;[.$A85];'2023 financial tracker'!$j$26:$j$525;&quot;Expected&quot;)+SUMIFS('2024 financial tracker'!$h$26:$h$525;'2024 financial tracker'!$b$26:$b$525;&quot;Income&quot;;'2024 financial tracker'!$e$26:$e$525;[.$A85];'2024 financial tracker'!$j$26:$j$525;&quot;Pending&quot;)+SUMIFS('2024 financial tracker'!$h$26:$h$525;'2024 financial tracker'!$b$26:$b$525;&quot;Income&quot;;'2024 financial tracker'!$e$26:$e$525;[.$A85];'2024 financial tracker'!$j$26:$j$525;&quot;Expected&quot;)+SUMIFS('2025 financial tracker'!$h$26:$h$525;'2025 financial tracker'!$b$26:$b$525;&quot;Income&quot;;'2025 financial tracker'!$e$26:$e$525;[.$A85];'2025 financial tracker'!$j$26:$j$525;&quot;Pending&quot;)+SUMIFS('2025 financial tracker'!$h$26:$h$525;'2025 financial tracker'!$b$26:$b$525;&quot;Income&quot;;'2025 financial tracker'!$e$26:$e$525;[.$A85];'2025 financial tracker'!$j$26:$j$525;&quot;Expected&quot;)+SUMIFS('2026 financial tracker'!$h$26:$h$525;'2026 financial tracker'!$b$26:$b$525;&quot;Income&quot;;'2026 financial tracker'!$e$26:$e$525;[.$A85];'2026 financial tracker'!$j$26:$j$525;&quot;Pending&quot;)+SUMIFS('2026 financial tracker'!$h$26:$h$525;'2026 financial tracker'!$b$26:$b$525;&quot;Income&quot;;'2026 financial tracker'!$e$26:$e$525;[.$A85];'2026 financial tracker'!$j$26:$j$525;&quot;Expected&quot;))">
            <text:p/>
          </table:table-cell>
          <table:table-cell table:style-name="ce3" table:number-columns-repeated="10"/>
          <table:table-cell table:number-columns-repeated="1006"/>
        </table:table-row>
        <table:table-row table:style-name="ro2">
          <table:table-cell table:style-name="ce3" table:number-columns-repeated="4"/>
          <table:table-cell table:style-name="ce33" table:formula="of:=IF([.$A86]=&quot;&quot;;&quot;&quot;;SUMIFS('2023 financial tracker'!$h$26:$h$525;'2023 financial tracker'!$b$26:$b$525;&quot;Income&quot;;'2023 financial tracker'!$e$26:$e$525;[.$A86];'2023 financial tracker'!$j$26:$j$525;&quot;Cleared&quot;)+SUMIFS('2024 financial tracker'!$h$26:$h$525;'2024 financial tracker'!$b$26:$b$525;&quot;Income&quot;;'2024 financial tracker'!$e$26:$e$525;[.$A86];'2024 financial tracker'!$j$26:$j$525;&quot;Cleared&quot;)+SUMIFS('2025 financial tracker'!$h$26:$h$525;'2025 financial tracker'!$b$26:$b$525;&quot;Income&quot;;'2025 financial tracker'!$e$26:$e$525;[.$A86];'2025 financial tracker'!$j$26:$j$525;&quot;Cleared&quot;)+SUMIFS('2026 financial tracker'!$h$26:$h$525;'2026 financial tracker'!$b$26:$b$525;&quot;Income&quot;;'2026 financial tracker'!$e$26:$e$525;[.$A86];'2026 financial tracker'!$j$26:$j$525;&quot;Cleared&quot;))">
            <text:p/>
          </table:table-cell>
          <table:table-cell table:style-name="ce33" table:formula="of:=IF([.$A86]=&quot;&quot;;&quot;&quot;;SUMIFS('2023 financial tracker'!$h$26:$h$525;'2023 financial tracker'!$b$26:$b$525;&quot;Expense&quot;;'2023 financial tracker'!$e$26:$e$525;[.$A86];'2023 financial tracker'!$j$26:$j$525;&quot;Cleared&quot;)+SUMIFS('2024 financial tracker'!$h$26:$h$525;'2024 financial tracker'!$b$26:$b$525;&quot;Expense&quot;;'2024 financial tracker'!$e$26:$e$525;[.$A86];'2024 financial tracker'!$j$26:$j$525;&quot;Cleared&quot;)+SUMIFS('2025 financial tracker'!$h$26:$h$525;'2025 financial tracker'!$b$26:$b$525;&quot;Expense&quot;;'2025 financial tracker'!$e$26:$e$525;[.$A86];'2025 financial tracker'!$j$26:$j$525;&quot;Cleared&quot;)+SUMIFS('2026 financial tracker'!$h$26:$h$525;'2026 financial tracker'!$b$26:$b$525;&quot;Expense&quot;;'2026 financial tracker'!$e$26:$e$525;[.$A86];'2026 financial tracker'!$j$26:$j$525;&quot;Cleared&quot;))">
            <text:p/>
          </table:table-cell>
          <table:table-cell table:style-name="ce33" table:formula="of:=IF([.$A86]=&quot;&quot;;&quot;&quot;;[.E86]-[.F86])">
            <text:p/>
          </table:table-cell>
          <table:table-cell table:style-name="ce33" table:formula="of:=IF([.$A86]=&quot;&quot;;&quot;&quot;;SUMIFS('2023 financial tracker'!$h$26:$h$525;'2023 financial tracker'!$b$26:$b$525;&quot;Income&quot;;'2023 financial tracker'!$e$26:$e$525;[.$A86];'2023 financial tracker'!$j$26:$j$525;&quot;Pending&quot;)+SUMIFS('2023 financial tracker'!$h$26:$h$525;'2023 financial tracker'!$b$26:$b$525;&quot;Income&quot;;'2023 financial tracker'!$e$26:$e$525;[.$A86];'2023 financial tracker'!$j$26:$j$525;&quot;Expected&quot;)+SUMIFS('2024 financial tracker'!$h$26:$h$525;'2024 financial tracker'!$b$26:$b$525;&quot;Income&quot;;'2024 financial tracker'!$e$26:$e$525;[.$A86];'2024 financial tracker'!$j$26:$j$525;&quot;Pending&quot;)+SUMIFS('2024 financial tracker'!$h$26:$h$525;'2024 financial tracker'!$b$26:$b$525;&quot;Income&quot;;'2024 financial tracker'!$e$26:$e$525;[.$A86];'2024 financial tracker'!$j$26:$j$525;&quot;Expected&quot;)+SUMIFS('2025 financial tracker'!$h$26:$h$525;'2025 financial tracker'!$b$26:$b$525;&quot;Income&quot;;'2025 financial tracker'!$e$26:$e$525;[.$A86];'2025 financial tracker'!$j$26:$j$525;&quot;Pending&quot;)+SUMIFS('2025 financial tracker'!$h$26:$h$525;'2025 financial tracker'!$b$26:$b$525;&quot;Income&quot;;'2025 financial tracker'!$e$26:$e$525;[.$A86];'2025 financial tracker'!$j$26:$j$525;&quot;Expected&quot;)+SUMIFS('2026 financial tracker'!$h$26:$h$525;'2026 financial tracker'!$b$26:$b$525;&quot;Income&quot;;'2026 financial tracker'!$e$26:$e$525;[.$A86];'2026 financial tracker'!$j$26:$j$525;&quot;Pending&quot;)+SUMIFS('2026 financial tracker'!$h$26:$h$525;'2026 financial tracker'!$b$26:$b$525;&quot;Income&quot;;'2026 financial tracker'!$e$26:$e$525;[.$A86];'2026 financial tracker'!$j$26:$j$525;&quot;Expected&quot;))">
            <text:p/>
          </table:table-cell>
          <table:table-cell table:style-name="ce3" table:number-columns-repeated="10"/>
          <table:table-cell table:number-columns-repeated="1006"/>
        </table:table-row>
        <table:table-row table:style-name="ro2">
          <table:table-cell table:style-name="ce3" table:number-columns-repeated="4"/>
          <table:table-cell table:style-name="ce33" table:formula="of:=IF([.$A87]=&quot;&quot;;&quot;&quot;;SUMIFS('2023 financial tracker'!$h$26:$h$525;'2023 financial tracker'!$b$26:$b$525;&quot;Income&quot;;'2023 financial tracker'!$e$26:$e$525;[.$A87];'2023 financial tracker'!$j$26:$j$525;&quot;Cleared&quot;)+SUMIFS('2024 financial tracker'!$h$26:$h$525;'2024 financial tracker'!$b$26:$b$525;&quot;Income&quot;;'2024 financial tracker'!$e$26:$e$525;[.$A87];'2024 financial tracker'!$j$26:$j$525;&quot;Cleared&quot;)+SUMIFS('2025 financial tracker'!$h$26:$h$525;'2025 financial tracker'!$b$26:$b$525;&quot;Income&quot;;'2025 financial tracker'!$e$26:$e$525;[.$A87];'2025 financial tracker'!$j$26:$j$525;&quot;Cleared&quot;)+SUMIFS('2026 financial tracker'!$h$26:$h$525;'2026 financial tracker'!$b$26:$b$525;&quot;Income&quot;;'2026 financial tracker'!$e$26:$e$525;[.$A87];'2026 financial tracker'!$j$26:$j$525;&quot;Cleared&quot;))">
            <text:p/>
          </table:table-cell>
          <table:table-cell table:style-name="ce33" table:formula="of:=IF([.$A87]=&quot;&quot;;&quot;&quot;;SUMIFS('2023 financial tracker'!$h$26:$h$525;'2023 financial tracker'!$b$26:$b$525;&quot;Expense&quot;;'2023 financial tracker'!$e$26:$e$525;[.$A87];'2023 financial tracker'!$j$26:$j$525;&quot;Cleared&quot;)+SUMIFS('2024 financial tracker'!$h$26:$h$525;'2024 financial tracker'!$b$26:$b$525;&quot;Expense&quot;;'2024 financial tracker'!$e$26:$e$525;[.$A87];'2024 financial tracker'!$j$26:$j$525;&quot;Cleared&quot;)+SUMIFS('2025 financial tracker'!$h$26:$h$525;'2025 financial tracker'!$b$26:$b$525;&quot;Expense&quot;;'2025 financial tracker'!$e$26:$e$525;[.$A87];'2025 financial tracker'!$j$26:$j$525;&quot;Cleared&quot;)+SUMIFS('2026 financial tracker'!$h$26:$h$525;'2026 financial tracker'!$b$26:$b$525;&quot;Expense&quot;;'2026 financial tracker'!$e$26:$e$525;[.$A87];'2026 financial tracker'!$j$26:$j$525;&quot;Cleared&quot;))">
            <text:p/>
          </table:table-cell>
          <table:table-cell table:style-name="ce33" table:formula="of:=IF([.$A87]=&quot;&quot;;&quot;&quot;;[.E87]-[.F87])">
            <text:p/>
          </table:table-cell>
          <table:table-cell table:style-name="ce33" table:formula="of:=IF([.$A87]=&quot;&quot;;&quot;&quot;;SUMIFS('2023 financial tracker'!$h$26:$h$525;'2023 financial tracker'!$b$26:$b$525;&quot;Income&quot;;'2023 financial tracker'!$e$26:$e$525;[.$A87];'2023 financial tracker'!$j$26:$j$525;&quot;Pending&quot;)+SUMIFS('2023 financial tracker'!$h$26:$h$525;'2023 financial tracker'!$b$26:$b$525;&quot;Income&quot;;'2023 financial tracker'!$e$26:$e$525;[.$A87];'2023 financial tracker'!$j$26:$j$525;&quot;Expected&quot;)+SUMIFS('2024 financial tracker'!$h$26:$h$525;'2024 financial tracker'!$b$26:$b$525;&quot;Income&quot;;'2024 financial tracker'!$e$26:$e$525;[.$A87];'2024 financial tracker'!$j$26:$j$525;&quot;Pending&quot;)+SUMIFS('2024 financial tracker'!$h$26:$h$525;'2024 financial tracker'!$b$26:$b$525;&quot;Income&quot;;'2024 financial tracker'!$e$26:$e$525;[.$A87];'2024 financial tracker'!$j$26:$j$525;&quot;Expected&quot;)+SUMIFS('2025 financial tracker'!$h$26:$h$525;'2025 financial tracker'!$b$26:$b$525;&quot;Income&quot;;'2025 financial tracker'!$e$26:$e$525;[.$A87];'2025 financial tracker'!$j$26:$j$525;&quot;Pending&quot;)+SUMIFS('2025 financial tracker'!$h$26:$h$525;'2025 financial tracker'!$b$26:$b$525;&quot;Income&quot;;'2025 financial tracker'!$e$26:$e$525;[.$A87];'2025 financial tracker'!$j$26:$j$525;&quot;Expected&quot;)+SUMIFS('2026 financial tracker'!$h$26:$h$525;'2026 financial tracker'!$b$26:$b$525;&quot;Income&quot;;'2026 financial tracker'!$e$26:$e$525;[.$A87];'2026 financial tracker'!$j$26:$j$525;&quot;Pending&quot;)+SUMIFS('2026 financial tracker'!$h$26:$h$525;'2026 financial tracker'!$b$26:$b$525;&quot;Income&quot;;'2026 financial tracker'!$e$26:$e$525;[.$A87];'2026 financial tracker'!$j$26:$j$525;&quot;Expected&quot;))">
            <text:p/>
          </table:table-cell>
          <table:table-cell table:style-name="ce3" table:number-columns-repeated="10"/>
          <table:table-cell table:number-columns-repeated="1006"/>
        </table:table-row>
        <table:table-row table:style-name="ro2">
          <table:table-cell table:style-name="ce3" table:number-columns-repeated="4"/>
          <table:table-cell table:style-name="ce33" table:formula="of:=IF([.$A88]=&quot;&quot;;&quot;&quot;;SUMIFS('2023 financial tracker'!$h$26:$h$525;'2023 financial tracker'!$b$26:$b$525;&quot;Income&quot;;'2023 financial tracker'!$e$26:$e$525;[.$A88];'2023 financial tracker'!$j$26:$j$525;&quot;Cleared&quot;)+SUMIFS('2024 financial tracker'!$h$26:$h$525;'2024 financial tracker'!$b$26:$b$525;&quot;Income&quot;;'2024 financial tracker'!$e$26:$e$525;[.$A88];'2024 financial tracker'!$j$26:$j$525;&quot;Cleared&quot;)+SUMIFS('2025 financial tracker'!$h$26:$h$525;'2025 financial tracker'!$b$26:$b$525;&quot;Income&quot;;'2025 financial tracker'!$e$26:$e$525;[.$A88];'2025 financial tracker'!$j$26:$j$525;&quot;Cleared&quot;)+SUMIFS('2026 financial tracker'!$h$26:$h$525;'2026 financial tracker'!$b$26:$b$525;&quot;Income&quot;;'2026 financial tracker'!$e$26:$e$525;[.$A88];'2026 financial tracker'!$j$26:$j$525;&quot;Cleared&quot;))">
            <text:p/>
          </table:table-cell>
          <table:table-cell table:style-name="ce33" table:formula="of:=IF([.$A88]=&quot;&quot;;&quot;&quot;;SUMIFS('2023 financial tracker'!$h$26:$h$525;'2023 financial tracker'!$b$26:$b$525;&quot;Expense&quot;;'2023 financial tracker'!$e$26:$e$525;[.$A88];'2023 financial tracker'!$j$26:$j$525;&quot;Cleared&quot;)+SUMIFS('2024 financial tracker'!$h$26:$h$525;'2024 financial tracker'!$b$26:$b$525;&quot;Expense&quot;;'2024 financial tracker'!$e$26:$e$525;[.$A88];'2024 financial tracker'!$j$26:$j$525;&quot;Cleared&quot;)+SUMIFS('2025 financial tracker'!$h$26:$h$525;'2025 financial tracker'!$b$26:$b$525;&quot;Expense&quot;;'2025 financial tracker'!$e$26:$e$525;[.$A88];'2025 financial tracker'!$j$26:$j$525;&quot;Cleared&quot;)+SUMIFS('2026 financial tracker'!$h$26:$h$525;'2026 financial tracker'!$b$26:$b$525;&quot;Expense&quot;;'2026 financial tracker'!$e$26:$e$525;[.$A88];'2026 financial tracker'!$j$26:$j$525;&quot;Cleared&quot;))">
            <text:p/>
          </table:table-cell>
          <table:table-cell table:style-name="ce33" table:formula="of:=IF([.$A88]=&quot;&quot;;&quot;&quot;;[.E88]-[.F88])">
            <text:p/>
          </table:table-cell>
          <table:table-cell table:style-name="ce33" table:formula="of:=IF([.$A88]=&quot;&quot;;&quot;&quot;;SUMIFS('2023 financial tracker'!$h$26:$h$525;'2023 financial tracker'!$b$26:$b$525;&quot;Income&quot;;'2023 financial tracker'!$e$26:$e$525;[.$A88];'2023 financial tracker'!$j$26:$j$525;&quot;Pending&quot;)+SUMIFS('2023 financial tracker'!$h$26:$h$525;'2023 financial tracker'!$b$26:$b$525;&quot;Income&quot;;'2023 financial tracker'!$e$26:$e$525;[.$A88];'2023 financial tracker'!$j$26:$j$525;&quot;Expected&quot;)+SUMIFS('2024 financial tracker'!$h$26:$h$525;'2024 financial tracker'!$b$26:$b$525;&quot;Income&quot;;'2024 financial tracker'!$e$26:$e$525;[.$A88];'2024 financial tracker'!$j$26:$j$525;&quot;Pending&quot;)+SUMIFS('2024 financial tracker'!$h$26:$h$525;'2024 financial tracker'!$b$26:$b$525;&quot;Income&quot;;'2024 financial tracker'!$e$26:$e$525;[.$A88];'2024 financial tracker'!$j$26:$j$525;&quot;Expected&quot;)+SUMIFS('2025 financial tracker'!$h$26:$h$525;'2025 financial tracker'!$b$26:$b$525;&quot;Income&quot;;'2025 financial tracker'!$e$26:$e$525;[.$A88];'2025 financial tracker'!$j$26:$j$525;&quot;Pending&quot;)+SUMIFS('2025 financial tracker'!$h$26:$h$525;'2025 financial tracker'!$b$26:$b$525;&quot;Income&quot;;'2025 financial tracker'!$e$26:$e$525;[.$A88];'2025 financial tracker'!$j$26:$j$525;&quot;Expected&quot;)+SUMIFS('2026 financial tracker'!$h$26:$h$525;'2026 financial tracker'!$b$26:$b$525;&quot;Income&quot;;'2026 financial tracker'!$e$26:$e$525;[.$A88];'2026 financial tracker'!$j$26:$j$525;&quot;Pending&quot;)+SUMIFS('2026 financial tracker'!$h$26:$h$525;'2026 financial tracker'!$b$26:$b$525;&quot;Income&quot;;'2026 financial tracker'!$e$26:$e$525;[.$A88];'2026 financial tracker'!$j$26:$j$525;&quot;Expected&quot;))">
            <text:p/>
          </table:table-cell>
          <table:table-cell table:style-name="ce3" table:number-columns-repeated="10"/>
          <table:table-cell table:number-columns-repeated="1006"/>
        </table:table-row>
        <table:table-row table:style-name="ro2">
          <table:table-cell table:style-name="ce3" table:number-columns-repeated="4"/>
          <table:table-cell table:style-name="ce33" table:formula="of:=IF([.$A89]=&quot;&quot;;&quot;&quot;;SUMIFS('2023 financial tracker'!$h$26:$h$525;'2023 financial tracker'!$b$26:$b$525;&quot;Income&quot;;'2023 financial tracker'!$e$26:$e$525;[.$A89];'2023 financial tracker'!$j$26:$j$525;&quot;Cleared&quot;)+SUMIFS('2024 financial tracker'!$h$26:$h$525;'2024 financial tracker'!$b$26:$b$525;&quot;Income&quot;;'2024 financial tracker'!$e$26:$e$525;[.$A89];'2024 financial tracker'!$j$26:$j$525;&quot;Cleared&quot;)+SUMIFS('2025 financial tracker'!$h$26:$h$525;'2025 financial tracker'!$b$26:$b$525;&quot;Income&quot;;'2025 financial tracker'!$e$26:$e$525;[.$A89];'2025 financial tracker'!$j$26:$j$525;&quot;Cleared&quot;)+SUMIFS('2026 financial tracker'!$h$26:$h$525;'2026 financial tracker'!$b$26:$b$525;&quot;Income&quot;;'2026 financial tracker'!$e$26:$e$525;[.$A89];'2026 financial tracker'!$j$26:$j$525;&quot;Cleared&quot;))">
            <text:p/>
          </table:table-cell>
          <table:table-cell table:style-name="ce33" table:formula="of:=IF([.$A89]=&quot;&quot;;&quot;&quot;;SUMIFS('2023 financial tracker'!$h$26:$h$525;'2023 financial tracker'!$b$26:$b$525;&quot;Expense&quot;;'2023 financial tracker'!$e$26:$e$525;[.$A89];'2023 financial tracker'!$j$26:$j$525;&quot;Cleared&quot;)+SUMIFS('2024 financial tracker'!$h$26:$h$525;'2024 financial tracker'!$b$26:$b$525;&quot;Expense&quot;;'2024 financial tracker'!$e$26:$e$525;[.$A89];'2024 financial tracker'!$j$26:$j$525;&quot;Cleared&quot;)+SUMIFS('2025 financial tracker'!$h$26:$h$525;'2025 financial tracker'!$b$26:$b$525;&quot;Expense&quot;;'2025 financial tracker'!$e$26:$e$525;[.$A89];'2025 financial tracker'!$j$26:$j$525;&quot;Cleared&quot;)+SUMIFS('2026 financial tracker'!$h$26:$h$525;'2026 financial tracker'!$b$26:$b$525;&quot;Expense&quot;;'2026 financial tracker'!$e$26:$e$525;[.$A89];'2026 financial tracker'!$j$26:$j$525;&quot;Cleared&quot;))">
            <text:p/>
          </table:table-cell>
          <table:table-cell table:style-name="ce33" table:formula="of:=IF([.$A89]=&quot;&quot;;&quot;&quot;;[.E89]-[.F89])">
            <text:p/>
          </table:table-cell>
          <table:table-cell table:style-name="ce33" table:formula="of:=IF([.$A89]=&quot;&quot;;&quot;&quot;;SUMIFS('2023 financial tracker'!$h$26:$h$525;'2023 financial tracker'!$b$26:$b$525;&quot;Income&quot;;'2023 financial tracker'!$e$26:$e$525;[.$A89];'2023 financial tracker'!$j$26:$j$525;&quot;Pending&quot;)+SUMIFS('2023 financial tracker'!$h$26:$h$525;'2023 financial tracker'!$b$26:$b$525;&quot;Income&quot;;'2023 financial tracker'!$e$26:$e$525;[.$A89];'2023 financial tracker'!$j$26:$j$525;&quot;Expected&quot;)+SUMIFS('2024 financial tracker'!$h$26:$h$525;'2024 financial tracker'!$b$26:$b$525;&quot;Income&quot;;'2024 financial tracker'!$e$26:$e$525;[.$A89];'2024 financial tracker'!$j$26:$j$525;&quot;Pending&quot;)+SUMIFS('2024 financial tracker'!$h$26:$h$525;'2024 financial tracker'!$b$26:$b$525;&quot;Income&quot;;'2024 financial tracker'!$e$26:$e$525;[.$A89];'2024 financial tracker'!$j$26:$j$525;&quot;Expected&quot;)+SUMIFS('2025 financial tracker'!$h$26:$h$525;'2025 financial tracker'!$b$26:$b$525;&quot;Income&quot;;'2025 financial tracker'!$e$26:$e$525;[.$A89];'2025 financial tracker'!$j$26:$j$525;&quot;Pending&quot;)+SUMIFS('2025 financial tracker'!$h$26:$h$525;'2025 financial tracker'!$b$26:$b$525;&quot;Income&quot;;'2025 financial tracker'!$e$26:$e$525;[.$A89];'2025 financial tracker'!$j$26:$j$525;&quot;Expected&quot;)+SUMIFS('2026 financial tracker'!$h$26:$h$525;'2026 financial tracker'!$b$26:$b$525;&quot;Income&quot;;'2026 financial tracker'!$e$26:$e$525;[.$A89];'2026 financial tracker'!$j$26:$j$525;&quot;Pending&quot;)+SUMIFS('2026 financial tracker'!$h$26:$h$525;'2026 financial tracker'!$b$26:$b$525;&quot;Income&quot;;'2026 financial tracker'!$e$26:$e$525;[.$A89];'2026 financial tracker'!$j$26:$j$525;&quot;Expected&quot;))">
            <text:p/>
          </table:table-cell>
          <table:table-cell table:style-name="ce3" table:number-columns-repeated="10"/>
          <table:table-cell table:number-columns-repeated="1006"/>
        </table:table-row>
        <table:table-row table:style-name="ro2">
          <table:table-cell table:style-name="ce3" table:number-columns-repeated="4"/>
          <table:table-cell table:style-name="ce33" table:formula="of:=IF([.$A90]=&quot;&quot;;&quot;&quot;;SUMIFS('2023 financial tracker'!$h$26:$h$525;'2023 financial tracker'!$b$26:$b$525;&quot;Income&quot;;'2023 financial tracker'!$e$26:$e$525;[.$A90];'2023 financial tracker'!$j$26:$j$525;&quot;Cleared&quot;)+SUMIFS('2024 financial tracker'!$h$26:$h$525;'2024 financial tracker'!$b$26:$b$525;&quot;Income&quot;;'2024 financial tracker'!$e$26:$e$525;[.$A90];'2024 financial tracker'!$j$26:$j$525;&quot;Cleared&quot;)+SUMIFS('2025 financial tracker'!$h$26:$h$525;'2025 financial tracker'!$b$26:$b$525;&quot;Income&quot;;'2025 financial tracker'!$e$26:$e$525;[.$A90];'2025 financial tracker'!$j$26:$j$525;&quot;Cleared&quot;)+SUMIFS('2026 financial tracker'!$h$26:$h$525;'2026 financial tracker'!$b$26:$b$525;&quot;Income&quot;;'2026 financial tracker'!$e$26:$e$525;[.$A90];'2026 financial tracker'!$j$26:$j$525;&quot;Cleared&quot;))">
            <text:p/>
          </table:table-cell>
          <table:table-cell table:style-name="ce33" table:formula="of:=IF([.$A90]=&quot;&quot;;&quot;&quot;;SUMIFS('2023 financial tracker'!$h$26:$h$525;'2023 financial tracker'!$b$26:$b$525;&quot;Expense&quot;;'2023 financial tracker'!$e$26:$e$525;[.$A90];'2023 financial tracker'!$j$26:$j$525;&quot;Cleared&quot;)+SUMIFS('2024 financial tracker'!$h$26:$h$525;'2024 financial tracker'!$b$26:$b$525;&quot;Expense&quot;;'2024 financial tracker'!$e$26:$e$525;[.$A90];'2024 financial tracker'!$j$26:$j$525;&quot;Cleared&quot;)+SUMIFS('2025 financial tracker'!$h$26:$h$525;'2025 financial tracker'!$b$26:$b$525;&quot;Expense&quot;;'2025 financial tracker'!$e$26:$e$525;[.$A90];'2025 financial tracker'!$j$26:$j$525;&quot;Cleared&quot;)+SUMIFS('2026 financial tracker'!$h$26:$h$525;'2026 financial tracker'!$b$26:$b$525;&quot;Expense&quot;;'2026 financial tracker'!$e$26:$e$525;[.$A90];'2026 financial tracker'!$j$26:$j$525;&quot;Cleared&quot;))">
            <text:p/>
          </table:table-cell>
          <table:table-cell table:style-name="ce33" table:formula="of:=IF([.$A90]=&quot;&quot;;&quot;&quot;;[.E90]-[.F90])">
            <text:p/>
          </table:table-cell>
          <table:table-cell table:style-name="ce33" table:formula="of:=IF([.$A90]=&quot;&quot;;&quot;&quot;;SUMIFS('2023 financial tracker'!$h$26:$h$525;'2023 financial tracker'!$b$26:$b$525;&quot;Income&quot;;'2023 financial tracker'!$e$26:$e$525;[.$A90];'2023 financial tracker'!$j$26:$j$525;&quot;Pending&quot;)+SUMIFS('2023 financial tracker'!$h$26:$h$525;'2023 financial tracker'!$b$26:$b$525;&quot;Income&quot;;'2023 financial tracker'!$e$26:$e$525;[.$A90];'2023 financial tracker'!$j$26:$j$525;&quot;Expected&quot;)+SUMIFS('2024 financial tracker'!$h$26:$h$525;'2024 financial tracker'!$b$26:$b$525;&quot;Income&quot;;'2024 financial tracker'!$e$26:$e$525;[.$A90];'2024 financial tracker'!$j$26:$j$525;&quot;Pending&quot;)+SUMIFS('2024 financial tracker'!$h$26:$h$525;'2024 financial tracker'!$b$26:$b$525;&quot;Income&quot;;'2024 financial tracker'!$e$26:$e$525;[.$A90];'2024 financial tracker'!$j$26:$j$525;&quot;Expected&quot;)+SUMIFS('2025 financial tracker'!$h$26:$h$525;'2025 financial tracker'!$b$26:$b$525;&quot;Income&quot;;'2025 financial tracker'!$e$26:$e$525;[.$A90];'2025 financial tracker'!$j$26:$j$525;&quot;Pending&quot;)+SUMIFS('2025 financial tracker'!$h$26:$h$525;'2025 financial tracker'!$b$26:$b$525;&quot;Income&quot;;'2025 financial tracker'!$e$26:$e$525;[.$A90];'2025 financial tracker'!$j$26:$j$525;&quot;Expected&quot;)+SUMIFS('2026 financial tracker'!$h$26:$h$525;'2026 financial tracker'!$b$26:$b$525;&quot;Income&quot;;'2026 financial tracker'!$e$26:$e$525;[.$A90];'2026 financial tracker'!$j$26:$j$525;&quot;Pending&quot;)+SUMIFS('2026 financial tracker'!$h$26:$h$525;'2026 financial tracker'!$b$26:$b$525;&quot;Income&quot;;'2026 financial tracker'!$e$26:$e$525;[.$A90];'2026 financial tracker'!$j$26:$j$525;&quot;Expected&quot;))">
            <text:p/>
          </table:table-cell>
          <table:table-cell table:style-name="ce3" table:number-columns-repeated="10"/>
          <table:table-cell table:number-columns-repeated="1006"/>
        </table:table-row>
        <table:table-row table:style-name="ro2">
          <table:table-cell table:style-name="ce3" table:number-columns-repeated="4"/>
          <table:table-cell table:style-name="ce33" table:formula="of:=IF([.$A91]=&quot;&quot;;&quot;&quot;;SUMIFS('2023 financial tracker'!$h$26:$h$525;'2023 financial tracker'!$b$26:$b$525;&quot;Income&quot;;'2023 financial tracker'!$e$26:$e$525;[.$A91];'2023 financial tracker'!$j$26:$j$525;&quot;Cleared&quot;)+SUMIFS('2024 financial tracker'!$h$26:$h$525;'2024 financial tracker'!$b$26:$b$525;&quot;Income&quot;;'2024 financial tracker'!$e$26:$e$525;[.$A91];'2024 financial tracker'!$j$26:$j$525;&quot;Cleared&quot;)+SUMIFS('2025 financial tracker'!$h$26:$h$525;'2025 financial tracker'!$b$26:$b$525;&quot;Income&quot;;'2025 financial tracker'!$e$26:$e$525;[.$A91];'2025 financial tracker'!$j$26:$j$525;&quot;Cleared&quot;)+SUMIFS('2026 financial tracker'!$h$26:$h$525;'2026 financial tracker'!$b$26:$b$525;&quot;Income&quot;;'2026 financial tracker'!$e$26:$e$525;[.$A91];'2026 financial tracker'!$j$26:$j$525;&quot;Cleared&quot;))">
            <text:p/>
          </table:table-cell>
          <table:table-cell table:style-name="ce33" table:formula="of:=IF([.$A91]=&quot;&quot;;&quot;&quot;;SUMIFS('2023 financial tracker'!$h$26:$h$525;'2023 financial tracker'!$b$26:$b$525;&quot;Expense&quot;;'2023 financial tracker'!$e$26:$e$525;[.$A91];'2023 financial tracker'!$j$26:$j$525;&quot;Cleared&quot;)+SUMIFS('2024 financial tracker'!$h$26:$h$525;'2024 financial tracker'!$b$26:$b$525;&quot;Expense&quot;;'2024 financial tracker'!$e$26:$e$525;[.$A91];'2024 financial tracker'!$j$26:$j$525;&quot;Cleared&quot;)+SUMIFS('2025 financial tracker'!$h$26:$h$525;'2025 financial tracker'!$b$26:$b$525;&quot;Expense&quot;;'2025 financial tracker'!$e$26:$e$525;[.$A91];'2025 financial tracker'!$j$26:$j$525;&quot;Cleared&quot;)+SUMIFS('2026 financial tracker'!$h$26:$h$525;'2026 financial tracker'!$b$26:$b$525;&quot;Expense&quot;;'2026 financial tracker'!$e$26:$e$525;[.$A91];'2026 financial tracker'!$j$26:$j$525;&quot;Cleared&quot;))">
            <text:p/>
          </table:table-cell>
          <table:table-cell table:style-name="ce33" table:formula="of:=IF([.$A91]=&quot;&quot;;&quot;&quot;;[.E91]-[.F91])">
            <text:p/>
          </table:table-cell>
          <table:table-cell table:style-name="ce33" table:formula="of:=IF([.$A91]=&quot;&quot;;&quot;&quot;;SUMIFS('2023 financial tracker'!$h$26:$h$525;'2023 financial tracker'!$b$26:$b$525;&quot;Income&quot;;'2023 financial tracker'!$e$26:$e$525;[.$A91];'2023 financial tracker'!$j$26:$j$525;&quot;Pending&quot;)+SUMIFS('2023 financial tracker'!$h$26:$h$525;'2023 financial tracker'!$b$26:$b$525;&quot;Income&quot;;'2023 financial tracker'!$e$26:$e$525;[.$A91];'2023 financial tracker'!$j$26:$j$525;&quot;Expected&quot;)+SUMIFS('2024 financial tracker'!$h$26:$h$525;'2024 financial tracker'!$b$26:$b$525;&quot;Income&quot;;'2024 financial tracker'!$e$26:$e$525;[.$A91];'2024 financial tracker'!$j$26:$j$525;&quot;Pending&quot;)+SUMIFS('2024 financial tracker'!$h$26:$h$525;'2024 financial tracker'!$b$26:$b$525;&quot;Income&quot;;'2024 financial tracker'!$e$26:$e$525;[.$A91];'2024 financial tracker'!$j$26:$j$525;&quot;Expected&quot;)+SUMIFS('2025 financial tracker'!$h$26:$h$525;'2025 financial tracker'!$b$26:$b$525;&quot;Income&quot;;'2025 financial tracker'!$e$26:$e$525;[.$A91];'2025 financial tracker'!$j$26:$j$525;&quot;Pending&quot;)+SUMIFS('2025 financial tracker'!$h$26:$h$525;'2025 financial tracker'!$b$26:$b$525;&quot;Income&quot;;'2025 financial tracker'!$e$26:$e$525;[.$A91];'2025 financial tracker'!$j$26:$j$525;&quot;Expected&quot;)+SUMIFS('2026 financial tracker'!$h$26:$h$525;'2026 financial tracker'!$b$26:$b$525;&quot;Income&quot;;'2026 financial tracker'!$e$26:$e$525;[.$A91];'2026 financial tracker'!$j$26:$j$525;&quot;Pending&quot;)+SUMIFS('2026 financial tracker'!$h$26:$h$525;'2026 financial tracker'!$b$26:$b$525;&quot;Income&quot;;'2026 financial tracker'!$e$26:$e$525;[.$A91];'2026 financial tracker'!$j$26:$j$525;&quot;Expected&quot;))">
            <text:p/>
          </table:table-cell>
          <table:table-cell table:style-name="ce3" table:number-columns-repeated="10"/>
          <table:table-cell table:number-columns-repeated="1006"/>
        </table:table-row>
        <table:table-row table:style-name="ro2">
          <table:table-cell table:style-name="ce3" table:number-columns-repeated="4"/>
          <table:table-cell table:style-name="ce33" table:formula="of:=IF([.$A92]=&quot;&quot;;&quot;&quot;;SUMIFS('2023 financial tracker'!$h$26:$h$525;'2023 financial tracker'!$b$26:$b$525;&quot;Income&quot;;'2023 financial tracker'!$e$26:$e$525;[.$A92];'2023 financial tracker'!$j$26:$j$525;&quot;Cleared&quot;)+SUMIFS('2024 financial tracker'!$h$26:$h$525;'2024 financial tracker'!$b$26:$b$525;&quot;Income&quot;;'2024 financial tracker'!$e$26:$e$525;[.$A92];'2024 financial tracker'!$j$26:$j$525;&quot;Cleared&quot;)+SUMIFS('2025 financial tracker'!$h$26:$h$525;'2025 financial tracker'!$b$26:$b$525;&quot;Income&quot;;'2025 financial tracker'!$e$26:$e$525;[.$A92];'2025 financial tracker'!$j$26:$j$525;&quot;Cleared&quot;)+SUMIFS('2026 financial tracker'!$h$26:$h$525;'2026 financial tracker'!$b$26:$b$525;&quot;Income&quot;;'2026 financial tracker'!$e$26:$e$525;[.$A92];'2026 financial tracker'!$j$26:$j$525;&quot;Cleared&quot;))">
            <text:p/>
          </table:table-cell>
          <table:table-cell table:style-name="ce33" table:formula="of:=IF([.$A92]=&quot;&quot;;&quot;&quot;;SUMIFS('2023 financial tracker'!$h$26:$h$525;'2023 financial tracker'!$b$26:$b$525;&quot;Expense&quot;;'2023 financial tracker'!$e$26:$e$525;[.$A92];'2023 financial tracker'!$j$26:$j$525;&quot;Cleared&quot;)+SUMIFS('2024 financial tracker'!$h$26:$h$525;'2024 financial tracker'!$b$26:$b$525;&quot;Expense&quot;;'2024 financial tracker'!$e$26:$e$525;[.$A92];'2024 financial tracker'!$j$26:$j$525;&quot;Cleared&quot;)+SUMIFS('2025 financial tracker'!$h$26:$h$525;'2025 financial tracker'!$b$26:$b$525;&quot;Expense&quot;;'2025 financial tracker'!$e$26:$e$525;[.$A92];'2025 financial tracker'!$j$26:$j$525;&quot;Cleared&quot;)+SUMIFS('2026 financial tracker'!$h$26:$h$525;'2026 financial tracker'!$b$26:$b$525;&quot;Expense&quot;;'2026 financial tracker'!$e$26:$e$525;[.$A92];'2026 financial tracker'!$j$26:$j$525;&quot;Cleared&quot;))">
            <text:p/>
          </table:table-cell>
          <table:table-cell table:style-name="ce33" table:formula="of:=IF([.$A92]=&quot;&quot;;&quot;&quot;;[.E92]-[.F92])">
            <text:p/>
          </table:table-cell>
          <table:table-cell table:style-name="ce33" table:formula="of:=IF([.$A92]=&quot;&quot;;&quot;&quot;;SUMIFS('2023 financial tracker'!$h$26:$h$525;'2023 financial tracker'!$b$26:$b$525;&quot;Income&quot;;'2023 financial tracker'!$e$26:$e$525;[.$A92];'2023 financial tracker'!$j$26:$j$525;&quot;Pending&quot;)+SUMIFS('2023 financial tracker'!$h$26:$h$525;'2023 financial tracker'!$b$26:$b$525;&quot;Income&quot;;'2023 financial tracker'!$e$26:$e$525;[.$A92];'2023 financial tracker'!$j$26:$j$525;&quot;Expected&quot;)+SUMIFS('2024 financial tracker'!$h$26:$h$525;'2024 financial tracker'!$b$26:$b$525;&quot;Income&quot;;'2024 financial tracker'!$e$26:$e$525;[.$A92];'2024 financial tracker'!$j$26:$j$525;&quot;Pending&quot;)+SUMIFS('2024 financial tracker'!$h$26:$h$525;'2024 financial tracker'!$b$26:$b$525;&quot;Income&quot;;'2024 financial tracker'!$e$26:$e$525;[.$A92];'2024 financial tracker'!$j$26:$j$525;&quot;Expected&quot;)+SUMIFS('2025 financial tracker'!$h$26:$h$525;'2025 financial tracker'!$b$26:$b$525;&quot;Income&quot;;'2025 financial tracker'!$e$26:$e$525;[.$A92];'2025 financial tracker'!$j$26:$j$525;&quot;Pending&quot;)+SUMIFS('2025 financial tracker'!$h$26:$h$525;'2025 financial tracker'!$b$26:$b$525;&quot;Income&quot;;'2025 financial tracker'!$e$26:$e$525;[.$A92];'2025 financial tracker'!$j$26:$j$525;&quot;Expected&quot;)+SUMIFS('2026 financial tracker'!$h$26:$h$525;'2026 financial tracker'!$b$26:$b$525;&quot;Income&quot;;'2026 financial tracker'!$e$26:$e$525;[.$A92];'2026 financial tracker'!$j$26:$j$525;&quot;Pending&quot;)+SUMIFS('2026 financial tracker'!$h$26:$h$525;'2026 financial tracker'!$b$26:$b$525;&quot;Income&quot;;'2026 financial tracker'!$e$26:$e$525;[.$A92];'2026 financial tracker'!$j$26:$j$525;&quot;Expected&quot;))">
            <text:p/>
          </table:table-cell>
          <table:table-cell table:style-name="ce3" table:number-columns-repeated="10"/>
          <table:table-cell table:number-columns-repeated="1006"/>
        </table:table-row>
        <table:table-row table:style-name="ro2">
          <table:table-cell table:style-name="ce3" table:number-columns-repeated="4"/>
          <table:table-cell table:style-name="ce33" table:formula="of:=IF([.$A93]=&quot;&quot;;&quot;&quot;;SUMIFS('2023 financial tracker'!$h$26:$h$525;'2023 financial tracker'!$b$26:$b$525;&quot;Income&quot;;'2023 financial tracker'!$e$26:$e$525;[.$A93];'2023 financial tracker'!$j$26:$j$525;&quot;Cleared&quot;)+SUMIFS('2024 financial tracker'!$h$26:$h$525;'2024 financial tracker'!$b$26:$b$525;&quot;Income&quot;;'2024 financial tracker'!$e$26:$e$525;[.$A93];'2024 financial tracker'!$j$26:$j$525;&quot;Cleared&quot;)+SUMIFS('2025 financial tracker'!$h$26:$h$525;'2025 financial tracker'!$b$26:$b$525;&quot;Income&quot;;'2025 financial tracker'!$e$26:$e$525;[.$A93];'2025 financial tracker'!$j$26:$j$525;&quot;Cleared&quot;)+SUMIFS('2026 financial tracker'!$h$26:$h$525;'2026 financial tracker'!$b$26:$b$525;&quot;Income&quot;;'2026 financial tracker'!$e$26:$e$525;[.$A93];'2026 financial tracker'!$j$26:$j$525;&quot;Cleared&quot;))">
            <text:p/>
          </table:table-cell>
          <table:table-cell table:style-name="ce33" table:formula="of:=IF([.$A93]=&quot;&quot;;&quot;&quot;;SUMIFS('2023 financial tracker'!$h$26:$h$525;'2023 financial tracker'!$b$26:$b$525;&quot;Expense&quot;;'2023 financial tracker'!$e$26:$e$525;[.$A93];'2023 financial tracker'!$j$26:$j$525;&quot;Cleared&quot;)+SUMIFS('2024 financial tracker'!$h$26:$h$525;'2024 financial tracker'!$b$26:$b$525;&quot;Expense&quot;;'2024 financial tracker'!$e$26:$e$525;[.$A93];'2024 financial tracker'!$j$26:$j$525;&quot;Cleared&quot;)+SUMIFS('2025 financial tracker'!$h$26:$h$525;'2025 financial tracker'!$b$26:$b$525;&quot;Expense&quot;;'2025 financial tracker'!$e$26:$e$525;[.$A93];'2025 financial tracker'!$j$26:$j$525;&quot;Cleared&quot;)+SUMIFS('2026 financial tracker'!$h$26:$h$525;'2026 financial tracker'!$b$26:$b$525;&quot;Expense&quot;;'2026 financial tracker'!$e$26:$e$525;[.$A93];'2026 financial tracker'!$j$26:$j$525;&quot;Cleared&quot;))">
            <text:p/>
          </table:table-cell>
          <table:table-cell table:style-name="ce33" table:formula="of:=IF([.$A93]=&quot;&quot;;&quot;&quot;;[.E93]-[.F93])">
            <text:p/>
          </table:table-cell>
          <table:table-cell table:style-name="ce33" table:formula="of:=IF([.$A93]=&quot;&quot;;&quot;&quot;;SUMIFS('2023 financial tracker'!$h$26:$h$525;'2023 financial tracker'!$b$26:$b$525;&quot;Income&quot;;'2023 financial tracker'!$e$26:$e$525;[.$A93];'2023 financial tracker'!$j$26:$j$525;&quot;Pending&quot;)+SUMIFS('2023 financial tracker'!$h$26:$h$525;'2023 financial tracker'!$b$26:$b$525;&quot;Income&quot;;'2023 financial tracker'!$e$26:$e$525;[.$A93];'2023 financial tracker'!$j$26:$j$525;&quot;Expected&quot;)+SUMIFS('2024 financial tracker'!$h$26:$h$525;'2024 financial tracker'!$b$26:$b$525;&quot;Income&quot;;'2024 financial tracker'!$e$26:$e$525;[.$A93];'2024 financial tracker'!$j$26:$j$525;&quot;Pending&quot;)+SUMIFS('2024 financial tracker'!$h$26:$h$525;'2024 financial tracker'!$b$26:$b$525;&quot;Income&quot;;'2024 financial tracker'!$e$26:$e$525;[.$A93];'2024 financial tracker'!$j$26:$j$525;&quot;Expected&quot;)+SUMIFS('2025 financial tracker'!$h$26:$h$525;'2025 financial tracker'!$b$26:$b$525;&quot;Income&quot;;'2025 financial tracker'!$e$26:$e$525;[.$A93];'2025 financial tracker'!$j$26:$j$525;&quot;Pending&quot;)+SUMIFS('2025 financial tracker'!$h$26:$h$525;'2025 financial tracker'!$b$26:$b$525;&quot;Income&quot;;'2025 financial tracker'!$e$26:$e$525;[.$A93];'2025 financial tracker'!$j$26:$j$525;&quot;Expected&quot;)+SUMIFS('2026 financial tracker'!$h$26:$h$525;'2026 financial tracker'!$b$26:$b$525;&quot;Income&quot;;'2026 financial tracker'!$e$26:$e$525;[.$A93];'2026 financial tracker'!$j$26:$j$525;&quot;Pending&quot;)+SUMIFS('2026 financial tracker'!$h$26:$h$525;'2026 financial tracker'!$b$26:$b$525;&quot;Income&quot;;'2026 financial tracker'!$e$26:$e$525;[.$A93];'2026 financial tracker'!$j$26:$j$525;&quot;Expected&quot;))">
            <text:p/>
          </table:table-cell>
          <table:table-cell table:style-name="ce3" table:number-columns-repeated="10"/>
          <table:table-cell table:number-columns-repeated="1006"/>
        </table:table-row>
        <table:table-row table:style-name="ro2">
          <table:table-cell table:style-name="ce3" table:number-columns-repeated="4"/>
          <table:table-cell table:style-name="ce33" table:formula="of:=IF([.$A94]=&quot;&quot;;&quot;&quot;;SUMIFS('2023 financial tracker'!$h$26:$h$525;'2023 financial tracker'!$b$26:$b$525;&quot;Income&quot;;'2023 financial tracker'!$e$26:$e$525;[.$A94];'2023 financial tracker'!$j$26:$j$525;&quot;Cleared&quot;)+SUMIFS('2024 financial tracker'!$h$26:$h$525;'2024 financial tracker'!$b$26:$b$525;&quot;Income&quot;;'2024 financial tracker'!$e$26:$e$525;[.$A94];'2024 financial tracker'!$j$26:$j$525;&quot;Cleared&quot;)+SUMIFS('2025 financial tracker'!$h$26:$h$525;'2025 financial tracker'!$b$26:$b$525;&quot;Income&quot;;'2025 financial tracker'!$e$26:$e$525;[.$A94];'2025 financial tracker'!$j$26:$j$525;&quot;Cleared&quot;)+SUMIFS('2026 financial tracker'!$h$26:$h$525;'2026 financial tracker'!$b$26:$b$525;&quot;Income&quot;;'2026 financial tracker'!$e$26:$e$525;[.$A94];'2026 financial tracker'!$j$26:$j$525;&quot;Cleared&quot;))">
            <text:p/>
          </table:table-cell>
          <table:table-cell table:style-name="ce33" table:formula="of:=IF([.$A94]=&quot;&quot;;&quot;&quot;;SUMIFS('2023 financial tracker'!$h$26:$h$525;'2023 financial tracker'!$b$26:$b$525;&quot;Expense&quot;;'2023 financial tracker'!$e$26:$e$525;[.$A94];'2023 financial tracker'!$j$26:$j$525;&quot;Cleared&quot;)+SUMIFS('2024 financial tracker'!$h$26:$h$525;'2024 financial tracker'!$b$26:$b$525;&quot;Expense&quot;;'2024 financial tracker'!$e$26:$e$525;[.$A94];'2024 financial tracker'!$j$26:$j$525;&quot;Cleared&quot;)+SUMIFS('2025 financial tracker'!$h$26:$h$525;'2025 financial tracker'!$b$26:$b$525;&quot;Expense&quot;;'2025 financial tracker'!$e$26:$e$525;[.$A94];'2025 financial tracker'!$j$26:$j$525;&quot;Cleared&quot;)+SUMIFS('2026 financial tracker'!$h$26:$h$525;'2026 financial tracker'!$b$26:$b$525;&quot;Expense&quot;;'2026 financial tracker'!$e$26:$e$525;[.$A94];'2026 financial tracker'!$j$26:$j$525;&quot;Cleared&quot;))">
            <text:p/>
          </table:table-cell>
          <table:table-cell table:style-name="ce33" table:formula="of:=IF([.$A94]=&quot;&quot;;&quot;&quot;;[.E94]-[.F94])">
            <text:p/>
          </table:table-cell>
          <table:table-cell table:style-name="ce33" table:formula="of:=IF([.$A94]=&quot;&quot;;&quot;&quot;;SUMIFS('2023 financial tracker'!$h$26:$h$525;'2023 financial tracker'!$b$26:$b$525;&quot;Income&quot;;'2023 financial tracker'!$e$26:$e$525;[.$A94];'2023 financial tracker'!$j$26:$j$525;&quot;Pending&quot;)+SUMIFS('2023 financial tracker'!$h$26:$h$525;'2023 financial tracker'!$b$26:$b$525;&quot;Income&quot;;'2023 financial tracker'!$e$26:$e$525;[.$A94];'2023 financial tracker'!$j$26:$j$525;&quot;Expected&quot;)+SUMIFS('2024 financial tracker'!$h$26:$h$525;'2024 financial tracker'!$b$26:$b$525;&quot;Income&quot;;'2024 financial tracker'!$e$26:$e$525;[.$A94];'2024 financial tracker'!$j$26:$j$525;&quot;Pending&quot;)+SUMIFS('2024 financial tracker'!$h$26:$h$525;'2024 financial tracker'!$b$26:$b$525;&quot;Income&quot;;'2024 financial tracker'!$e$26:$e$525;[.$A94];'2024 financial tracker'!$j$26:$j$525;&quot;Expected&quot;)+SUMIFS('2025 financial tracker'!$h$26:$h$525;'2025 financial tracker'!$b$26:$b$525;&quot;Income&quot;;'2025 financial tracker'!$e$26:$e$525;[.$A94];'2025 financial tracker'!$j$26:$j$525;&quot;Pending&quot;)+SUMIFS('2025 financial tracker'!$h$26:$h$525;'2025 financial tracker'!$b$26:$b$525;&quot;Income&quot;;'2025 financial tracker'!$e$26:$e$525;[.$A94];'2025 financial tracker'!$j$26:$j$525;&quot;Expected&quot;)+SUMIFS('2026 financial tracker'!$h$26:$h$525;'2026 financial tracker'!$b$26:$b$525;&quot;Income&quot;;'2026 financial tracker'!$e$26:$e$525;[.$A94];'2026 financial tracker'!$j$26:$j$525;&quot;Pending&quot;)+SUMIFS('2026 financial tracker'!$h$26:$h$525;'2026 financial tracker'!$b$26:$b$525;&quot;Income&quot;;'2026 financial tracker'!$e$26:$e$525;[.$A94];'2026 financial tracker'!$j$26:$j$525;&quot;Expected&quot;))">
            <text:p/>
          </table:table-cell>
          <table:table-cell table:style-name="ce3" table:number-columns-repeated="10"/>
          <table:table-cell table:number-columns-repeated="1006"/>
        </table:table-row>
        <table:table-row table:style-name="ro2">
          <table:table-cell table:style-name="ce3" table:number-columns-repeated="4"/>
          <table:table-cell table:style-name="ce33" table:formula="of:=IF([.$A95]=&quot;&quot;;&quot;&quot;;SUMIFS('2023 financial tracker'!$h$26:$h$525;'2023 financial tracker'!$b$26:$b$525;&quot;Income&quot;;'2023 financial tracker'!$e$26:$e$525;[.$A95];'2023 financial tracker'!$j$26:$j$525;&quot;Cleared&quot;)+SUMIFS('2024 financial tracker'!$h$26:$h$525;'2024 financial tracker'!$b$26:$b$525;&quot;Income&quot;;'2024 financial tracker'!$e$26:$e$525;[.$A95];'2024 financial tracker'!$j$26:$j$525;&quot;Cleared&quot;)+SUMIFS('2025 financial tracker'!$h$26:$h$525;'2025 financial tracker'!$b$26:$b$525;&quot;Income&quot;;'2025 financial tracker'!$e$26:$e$525;[.$A95];'2025 financial tracker'!$j$26:$j$525;&quot;Cleared&quot;)+SUMIFS('2026 financial tracker'!$h$26:$h$525;'2026 financial tracker'!$b$26:$b$525;&quot;Income&quot;;'2026 financial tracker'!$e$26:$e$525;[.$A95];'2026 financial tracker'!$j$26:$j$525;&quot;Cleared&quot;))">
            <text:p/>
          </table:table-cell>
          <table:table-cell table:style-name="ce33" table:formula="of:=IF([.$A95]=&quot;&quot;;&quot;&quot;;SUMIFS('2023 financial tracker'!$h$26:$h$525;'2023 financial tracker'!$b$26:$b$525;&quot;Expense&quot;;'2023 financial tracker'!$e$26:$e$525;[.$A95];'2023 financial tracker'!$j$26:$j$525;&quot;Cleared&quot;)+SUMIFS('2024 financial tracker'!$h$26:$h$525;'2024 financial tracker'!$b$26:$b$525;&quot;Expense&quot;;'2024 financial tracker'!$e$26:$e$525;[.$A95];'2024 financial tracker'!$j$26:$j$525;&quot;Cleared&quot;)+SUMIFS('2025 financial tracker'!$h$26:$h$525;'2025 financial tracker'!$b$26:$b$525;&quot;Expense&quot;;'2025 financial tracker'!$e$26:$e$525;[.$A95];'2025 financial tracker'!$j$26:$j$525;&quot;Cleared&quot;)+SUMIFS('2026 financial tracker'!$h$26:$h$525;'2026 financial tracker'!$b$26:$b$525;&quot;Expense&quot;;'2026 financial tracker'!$e$26:$e$525;[.$A95];'2026 financial tracker'!$j$26:$j$525;&quot;Cleared&quot;))">
            <text:p/>
          </table:table-cell>
          <table:table-cell table:style-name="ce33" table:formula="of:=IF([.$A95]=&quot;&quot;;&quot;&quot;;[.E95]-[.F95])">
            <text:p/>
          </table:table-cell>
          <table:table-cell table:style-name="ce33" table:formula="of:=IF([.$A95]=&quot;&quot;;&quot;&quot;;SUMIFS('2023 financial tracker'!$h$26:$h$525;'2023 financial tracker'!$b$26:$b$525;&quot;Income&quot;;'2023 financial tracker'!$e$26:$e$525;[.$A95];'2023 financial tracker'!$j$26:$j$525;&quot;Pending&quot;)+SUMIFS('2023 financial tracker'!$h$26:$h$525;'2023 financial tracker'!$b$26:$b$525;&quot;Income&quot;;'2023 financial tracker'!$e$26:$e$525;[.$A95];'2023 financial tracker'!$j$26:$j$525;&quot;Expected&quot;)+SUMIFS('2024 financial tracker'!$h$26:$h$525;'2024 financial tracker'!$b$26:$b$525;&quot;Income&quot;;'2024 financial tracker'!$e$26:$e$525;[.$A95];'2024 financial tracker'!$j$26:$j$525;&quot;Pending&quot;)+SUMIFS('2024 financial tracker'!$h$26:$h$525;'2024 financial tracker'!$b$26:$b$525;&quot;Income&quot;;'2024 financial tracker'!$e$26:$e$525;[.$A95];'2024 financial tracker'!$j$26:$j$525;&quot;Expected&quot;)+SUMIFS('2025 financial tracker'!$h$26:$h$525;'2025 financial tracker'!$b$26:$b$525;&quot;Income&quot;;'2025 financial tracker'!$e$26:$e$525;[.$A95];'2025 financial tracker'!$j$26:$j$525;&quot;Pending&quot;)+SUMIFS('2025 financial tracker'!$h$26:$h$525;'2025 financial tracker'!$b$26:$b$525;&quot;Income&quot;;'2025 financial tracker'!$e$26:$e$525;[.$A95];'2025 financial tracker'!$j$26:$j$525;&quot;Expected&quot;)+SUMIFS('2026 financial tracker'!$h$26:$h$525;'2026 financial tracker'!$b$26:$b$525;&quot;Income&quot;;'2026 financial tracker'!$e$26:$e$525;[.$A95];'2026 financial tracker'!$j$26:$j$525;&quot;Pending&quot;)+SUMIFS('2026 financial tracker'!$h$26:$h$525;'2026 financial tracker'!$b$26:$b$525;&quot;Income&quot;;'2026 financial tracker'!$e$26:$e$525;[.$A95];'2026 financial tracker'!$j$26:$j$525;&quot;Expected&quot;))">
            <text:p/>
          </table:table-cell>
          <table:table-cell table:style-name="ce3" table:number-columns-repeated="10"/>
          <table:table-cell table:number-columns-repeated="1006"/>
        </table:table-row>
        <table:table-row table:style-name="ro2">
          <table:table-cell table:style-name="ce3" table:number-columns-repeated="4"/>
          <table:table-cell table:style-name="ce33" table:formula="of:=IF([.$A96]=&quot;&quot;;&quot;&quot;;SUMIFS('2023 financial tracker'!$h$26:$h$525;'2023 financial tracker'!$b$26:$b$525;&quot;Income&quot;;'2023 financial tracker'!$e$26:$e$525;[.$A96];'2023 financial tracker'!$j$26:$j$525;&quot;Cleared&quot;)+SUMIFS('2024 financial tracker'!$h$26:$h$525;'2024 financial tracker'!$b$26:$b$525;&quot;Income&quot;;'2024 financial tracker'!$e$26:$e$525;[.$A96];'2024 financial tracker'!$j$26:$j$525;&quot;Cleared&quot;)+SUMIFS('2025 financial tracker'!$h$26:$h$525;'2025 financial tracker'!$b$26:$b$525;&quot;Income&quot;;'2025 financial tracker'!$e$26:$e$525;[.$A96];'2025 financial tracker'!$j$26:$j$525;&quot;Cleared&quot;)+SUMIFS('2026 financial tracker'!$h$26:$h$525;'2026 financial tracker'!$b$26:$b$525;&quot;Income&quot;;'2026 financial tracker'!$e$26:$e$525;[.$A96];'2026 financial tracker'!$j$26:$j$525;&quot;Cleared&quot;))">
            <text:p/>
          </table:table-cell>
          <table:table-cell table:style-name="ce33" table:formula="of:=IF([.$A96]=&quot;&quot;;&quot;&quot;;SUMIFS('2023 financial tracker'!$h$26:$h$525;'2023 financial tracker'!$b$26:$b$525;&quot;Expense&quot;;'2023 financial tracker'!$e$26:$e$525;[.$A96];'2023 financial tracker'!$j$26:$j$525;&quot;Cleared&quot;)+SUMIFS('2024 financial tracker'!$h$26:$h$525;'2024 financial tracker'!$b$26:$b$525;&quot;Expense&quot;;'2024 financial tracker'!$e$26:$e$525;[.$A96];'2024 financial tracker'!$j$26:$j$525;&quot;Cleared&quot;)+SUMIFS('2025 financial tracker'!$h$26:$h$525;'2025 financial tracker'!$b$26:$b$525;&quot;Expense&quot;;'2025 financial tracker'!$e$26:$e$525;[.$A96];'2025 financial tracker'!$j$26:$j$525;&quot;Cleared&quot;)+SUMIFS('2026 financial tracker'!$h$26:$h$525;'2026 financial tracker'!$b$26:$b$525;&quot;Expense&quot;;'2026 financial tracker'!$e$26:$e$525;[.$A96];'2026 financial tracker'!$j$26:$j$525;&quot;Cleared&quot;))">
            <text:p/>
          </table:table-cell>
          <table:table-cell table:style-name="ce33" table:formula="of:=IF([.$A96]=&quot;&quot;;&quot;&quot;;[.E96]-[.F96])">
            <text:p/>
          </table:table-cell>
          <table:table-cell table:style-name="ce33" table:formula="of:=IF([.$A96]=&quot;&quot;;&quot;&quot;;SUMIFS('2023 financial tracker'!$h$26:$h$525;'2023 financial tracker'!$b$26:$b$525;&quot;Income&quot;;'2023 financial tracker'!$e$26:$e$525;[.$A96];'2023 financial tracker'!$j$26:$j$525;&quot;Pending&quot;)+SUMIFS('2023 financial tracker'!$h$26:$h$525;'2023 financial tracker'!$b$26:$b$525;&quot;Income&quot;;'2023 financial tracker'!$e$26:$e$525;[.$A96];'2023 financial tracker'!$j$26:$j$525;&quot;Expected&quot;)+SUMIFS('2024 financial tracker'!$h$26:$h$525;'2024 financial tracker'!$b$26:$b$525;&quot;Income&quot;;'2024 financial tracker'!$e$26:$e$525;[.$A96];'2024 financial tracker'!$j$26:$j$525;&quot;Pending&quot;)+SUMIFS('2024 financial tracker'!$h$26:$h$525;'2024 financial tracker'!$b$26:$b$525;&quot;Income&quot;;'2024 financial tracker'!$e$26:$e$525;[.$A96];'2024 financial tracker'!$j$26:$j$525;&quot;Expected&quot;)+SUMIFS('2025 financial tracker'!$h$26:$h$525;'2025 financial tracker'!$b$26:$b$525;&quot;Income&quot;;'2025 financial tracker'!$e$26:$e$525;[.$A96];'2025 financial tracker'!$j$26:$j$525;&quot;Pending&quot;)+SUMIFS('2025 financial tracker'!$h$26:$h$525;'2025 financial tracker'!$b$26:$b$525;&quot;Income&quot;;'2025 financial tracker'!$e$26:$e$525;[.$A96];'2025 financial tracker'!$j$26:$j$525;&quot;Expected&quot;)+SUMIFS('2026 financial tracker'!$h$26:$h$525;'2026 financial tracker'!$b$26:$b$525;&quot;Income&quot;;'2026 financial tracker'!$e$26:$e$525;[.$A96];'2026 financial tracker'!$j$26:$j$525;&quot;Pending&quot;)+SUMIFS('2026 financial tracker'!$h$26:$h$525;'2026 financial tracker'!$b$26:$b$525;&quot;Income&quot;;'2026 financial tracker'!$e$26:$e$525;[.$A96];'2026 financial tracker'!$j$26:$j$525;&quot;Expected&quot;))">
            <text:p/>
          </table:table-cell>
          <table:table-cell table:style-name="ce3" table:number-columns-repeated="10"/>
          <table:table-cell table:number-columns-repeated="1006"/>
        </table:table-row>
        <table:table-row table:style-name="ro2">
          <table:table-cell table:style-name="ce3" table:number-columns-repeated="4"/>
          <table:table-cell table:style-name="ce33" table:formula="of:=IF([.$A97]=&quot;&quot;;&quot;&quot;;SUMIFS('2023 financial tracker'!$h$26:$h$525;'2023 financial tracker'!$b$26:$b$525;&quot;Income&quot;;'2023 financial tracker'!$e$26:$e$525;[.$A97];'2023 financial tracker'!$j$26:$j$525;&quot;Cleared&quot;)+SUMIFS('2024 financial tracker'!$h$26:$h$525;'2024 financial tracker'!$b$26:$b$525;&quot;Income&quot;;'2024 financial tracker'!$e$26:$e$525;[.$A97];'2024 financial tracker'!$j$26:$j$525;&quot;Cleared&quot;)+SUMIFS('2025 financial tracker'!$h$26:$h$525;'2025 financial tracker'!$b$26:$b$525;&quot;Income&quot;;'2025 financial tracker'!$e$26:$e$525;[.$A97];'2025 financial tracker'!$j$26:$j$525;&quot;Cleared&quot;)+SUMIFS('2026 financial tracker'!$h$26:$h$525;'2026 financial tracker'!$b$26:$b$525;&quot;Income&quot;;'2026 financial tracker'!$e$26:$e$525;[.$A97];'2026 financial tracker'!$j$26:$j$525;&quot;Cleared&quot;))">
            <text:p/>
          </table:table-cell>
          <table:table-cell table:style-name="ce33" table:formula="of:=IF([.$A97]=&quot;&quot;;&quot;&quot;;SUMIFS('2023 financial tracker'!$h$26:$h$525;'2023 financial tracker'!$b$26:$b$525;&quot;Expense&quot;;'2023 financial tracker'!$e$26:$e$525;[.$A97];'2023 financial tracker'!$j$26:$j$525;&quot;Cleared&quot;)+SUMIFS('2024 financial tracker'!$h$26:$h$525;'2024 financial tracker'!$b$26:$b$525;&quot;Expense&quot;;'2024 financial tracker'!$e$26:$e$525;[.$A97];'2024 financial tracker'!$j$26:$j$525;&quot;Cleared&quot;)+SUMIFS('2025 financial tracker'!$h$26:$h$525;'2025 financial tracker'!$b$26:$b$525;&quot;Expense&quot;;'2025 financial tracker'!$e$26:$e$525;[.$A97];'2025 financial tracker'!$j$26:$j$525;&quot;Cleared&quot;)+SUMIFS('2026 financial tracker'!$h$26:$h$525;'2026 financial tracker'!$b$26:$b$525;&quot;Expense&quot;;'2026 financial tracker'!$e$26:$e$525;[.$A97];'2026 financial tracker'!$j$26:$j$525;&quot;Cleared&quot;))">
            <text:p/>
          </table:table-cell>
          <table:table-cell table:style-name="ce33" table:formula="of:=IF([.$A97]=&quot;&quot;;&quot;&quot;;[.E97]-[.F97])">
            <text:p/>
          </table:table-cell>
          <table:table-cell table:style-name="ce33" table:formula="of:=IF([.$A97]=&quot;&quot;;&quot;&quot;;SUMIFS('2023 financial tracker'!$h$26:$h$525;'2023 financial tracker'!$b$26:$b$525;&quot;Income&quot;;'2023 financial tracker'!$e$26:$e$525;[.$A97];'2023 financial tracker'!$j$26:$j$525;&quot;Pending&quot;)+SUMIFS('2023 financial tracker'!$h$26:$h$525;'2023 financial tracker'!$b$26:$b$525;&quot;Income&quot;;'2023 financial tracker'!$e$26:$e$525;[.$A97];'2023 financial tracker'!$j$26:$j$525;&quot;Expected&quot;)+SUMIFS('2024 financial tracker'!$h$26:$h$525;'2024 financial tracker'!$b$26:$b$525;&quot;Income&quot;;'2024 financial tracker'!$e$26:$e$525;[.$A97];'2024 financial tracker'!$j$26:$j$525;&quot;Pending&quot;)+SUMIFS('2024 financial tracker'!$h$26:$h$525;'2024 financial tracker'!$b$26:$b$525;&quot;Income&quot;;'2024 financial tracker'!$e$26:$e$525;[.$A97];'2024 financial tracker'!$j$26:$j$525;&quot;Expected&quot;)+SUMIFS('2025 financial tracker'!$h$26:$h$525;'2025 financial tracker'!$b$26:$b$525;&quot;Income&quot;;'2025 financial tracker'!$e$26:$e$525;[.$A97];'2025 financial tracker'!$j$26:$j$525;&quot;Pending&quot;)+SUMIFS('2025 financial tracker'!$h$26:$h$525;'2025 financial tracker'!$b$26:$b$525;&quot;Income&quot;;'2025 financial tracker'!$e$26:$e$525;[.$A97];'2025 financial tracker'!$j$26:$j$525;&quot;Expected&quot;)+SUMIFS('2026 financial tracker'!$h$26:$h$525;'2026 financial tracker'!$b$26:$b$525;&quot;Income&quot;;'2026 financial tracker'!$e$26:$e$525;[.$A97];'2026 financial tracker'!$j$26:$j$525;&quot;Pending&quot;)+SUMIFS('2026 financial tracker'!$h$26:$h$525;'2026 financial tracker'!$b$26:$b$525;&quot;Income&quot;;'2026 financial tracker'!$e$26:$e$525;[.$A97];'2026 financial tracker'!$j$26:$j$525;&quot;Expected&quot;))">
            <text:p/>
          </table:table-cell>
          <table:table-cell table:style-name="ce3" table:number-columns-repeated="10"/>
          <table:table-cell table:number-columns-repeated="1006"/>
        </table:table-row>
        <table:table-row table:style-name="ro2">
          <table:table-cell table:style-name="ce3" table:number-columns-repeated="4"/>
          <table:table-cell table:style-name="ce33" table:formula="of:=IF([.$A98]=&quot;&quot;;&quot;&quot;;SUMIFS('2023 financial tracker'!$h$26:$h$525;'2023 financial tracker'!$b$26:$b$525;&quot;Income&quot;;'2023 financial tracker'!$e$26:$e$525;[.$A98];'2023 financial tracker'!$j$26:$j$525;&quot;Cleared&quot;)+SUMIFS('2024 financial tracker'!$h$26:$h$525;'2024 financial tracker'!$b$26:$b$525;&quot;Income&quot;;'2024 financial tracker'!$e$26:$e$525;[.$A98];'2024 financial tracker'!$j$26:$j$525;&quot;Cleared&quot;)+SUMIFS('2025 financial tracker'!$h$26:$h$525;'2025 financial tracker'!$b$26:$b$525;&quot;Income&quot;;'2025 financial tracker'!$e$26:$e$525;[.$A98];'2025 financial tracker'!$j$26:$j$525;&quot;Cleared&quot;)+SUMIFS('2026 financial tracker'!$h$26:$h$525;'2026 financial tracker'!$b$26:$b$525;&quot;Income&quot;;'2026 financial tracker'!$e$26:$e$525;[.$A98];'2026 financial tracker'!$j$26:$j$525;&quot;Cleared&quot;))">
            <text:p/>
          </table:table-cell>
          <table:table-cell table:style-name="ce33" table:formula="of:=IF([.$A98]=&quot;&quot;;&quot;&quot;;SUMIFS('2023 financial tracker'!$h$26:$h$525;'2023 financial tracker'!$b$26:$b$525;&quot;Expense&quot;;'2023 financial tracker'!$e$26:$e$525;[.$A98];'2023 financial tracker'!$j$26:$j$525;&quot;Cleared&quot;)+SUMIFS('2024 financial tracker'!$h$26:$h$525;'2024 financial tracker'!$b$26:$b$525;&quot;Expense&quot;;'2024 financial tracker'!$e$26:$e$525;[.$A98];'2024 financial tracker'!$j$26:$j$525;&quot;Cleared&quot;)+SUMIFS('2025 financial tracker'!$h$26:$h$525;'2025 financial tracker'!$b$26:$b$525;&quot;Expense&quot;;'2025 financial tracker'!$e$26:$e$525;[.$A98];'2025 financial tracker'!$j$26:$j$525;&quot;Cleared&quot;)+SUMIFS('2026 financial tracker'!$h$26:$h$525;'2026 financial tracker'!$b$26:$b$525;&quot;Expense&quot;;'2026 financial tracker'!$e$26:$e$525;[.$A98];'2026 financial tracker'!$j$26:$j$525;&quot;Cleared&quot;))">
            <text:p/>
          </table:table-cell>
          <table:table-cell table:style-name="ce33" table:formula="of:=IF([.$A98]=&quot;&quot;;&quot;&quot;;[.E98]-[.F98])">
            <text:p/>
          </table:table-cell>
          <table:table-cell table:style-name="ce33" table:formula="of:=IF([.$A98]=&quot;&quot;;&quot;&quot;;SUMIFS('2023 financial tracker'!$h$26:$h$525;'2023 financial tracker'!$b$26:$b$525;&quot;Income&quot;;'2023 financial tracker'!$e$26:$e$525;[.$A98];'2023 financial tracker'!$j$26:$j$525;&quot;Pending&quot;)+SUMIFS('2023 financial tracker'!$h$26:$h$525;'2023 financial tracker'!$b$26:$b$525;&quot;Income&quot;;'2023 financial tracker'!$e$26:$e$525;[.$A98];'2023 financial tracker'!$j$26:$j$525;&quot;Expected&quot;)+SUMIFS('2024 financial tracker'!$h$26:$h$525;'2024 financial tracker'!$b$26:$b$525;&quot;Income&quot;;'2024 financial tracker'!$e$26:$e$525;[.$A98];'2024 financial tracker'!$j$26:$j$525;&quot;Pending&quot;)+SUMIFS('2024 financial tracker'!$h$26:$h$525;'2024 financial tracker'!$b$26:$b$525;&quot;Income&quot;;'2024 financial tracker'!$e$26:$e$525;[.$A98];'2024 financial tracker'!$j$26:$j$525;&quot;Expected&quot;)+SUMIFS('2025 financial tracker'!$h$26:$h$525;'2025 financial tracker'!$b$26:$b$525;&quot;Income&quot;;'2025 financial tracker'!$e$26:$e$525;[.$A98];'2025 financial tracker'!$j$26:$j$525;&quot;Pending&quot;)+SUMIFS('2025 financial tracker'!$h$26:$h$525;'2025 financial tracker'!$b$26:$b$525;&quot;Income&quot;;'2025 financial tracker'!$e$26:$e$525;[.$A98];'2025 financial tracker'!$j$26:$j$525;&quot;Expected&quot;)+SUMIFS('2026 financial tracker'!$h$26:$h$525;'2026 financial tracker'!$b$26:$b$525;&quot;Income&quot;;'2026 financial tracker'!$e$26:$e$525;[.$A98];'2026 financial tracker'!$j$26:$j$525;&quot;Pending&quot;)+SUMIFS('2026 financial tracker'!$h$26:$h$525;'2026 financial tracker'!$b$26:$b$525;&quot;Income&quot;;'2026 financial tracker'!$e$26:$e$525;[.$A98];'2026 financial tracker'!$j$26:$j$525;&quot;Expected&quot;))">
            <text:p/>
          </table:table-cell>
          <table:table-cell table:style-name="ce3" table:number-columns-repeated="10"/>
          <table:table-cell table:number-columns-repeated="1006"/>
        </table:table-row>
        <table:table-row table:style-name="ro2">
          <table:table-cell table:style-name="ce3" table:number-columns-repeated="4"/>
          <table:table-cell table:style-name="ce33" table:formula="of:=IF([.$A99]=&quot;&quot;;&quot;&quot;;SUMIFS('2023 financial tracker'!$h$26:$h$525;'2023 financial tracker'!$b$26:$b$525;&quot;Income&quot;;'2023 financial tracker'!$e$26:$e$525;[.$A99];'2023 financial tracker'!$j$26:$j$525;&quot;Cleared&quot;)+SUMIFS('2024 financial tracker'!$h$26:$h$525;'2024 financial tracker'!$b$26:$b$525;&quot;Income&quot;;'2024 financial tracker'!$e$26:$e$525;[.$A99];'2024 financial tracker'!$j$26:$j$525;&quot;Cleared&quot;)+SUMIFS('2025 financial tracker'!$h$26:$h$525;'2025 financial tracker'!$b$26:$b$525;&quot;Income&quot;;'2025 financial tracker'!$e$26:$e$525;[.$A99];'2025 financial tracker'!$j$26:$j$525;&quot;Cleared&quot;)+SUMIFS('2026 financial tracker'!$h$26:$h$525;'2026 financial tracker'!$b$26:$b$525;&quot;Income&quot;;'2026 financial tracker'!$e$26:$e$525;[.$A99];'2026 financial tracker'!$j$26:$j$525;&quot;Cleared&quot;))">
            <text:p/>
          </table:table-cell>
          <table:table-cell table:style-name="ce33" table:formula="of:=IF([.$A99]=&quot;&quot;;&quot;&quot;;SUMIFS('2023 financial tracker'!$h$26:$h$525;'2023 financial tracker'!$b$26:$b$525;&quot;Expense&quot;;'2023 financial tracker'!$e$26:$e$525;[.$A99];'2023 financial tracker'!$j$26:$j$525;&quot;Cleared&quot;)+SUMIFS('2024 financial tracker'!$h$26:$h$525;'2024 financial tracker'!$b$26:$b$525;&quot;Expense&quot;;'2024 financial tracker'!$e$26:$e$525;[.$A99];'2024 financial tracker'!$j$26:$j$525;&quot;Cleared&quot;)+SUMIFS('2025 financial tracker'!$h$26:$h$525;'2025 financial tracker'!$b$26:$b$525;&quot;Expense&quot;;'2025 financial tracker'!$e$26:$e$525;[.$A99];'2025 financial tracker'!$j$26:$j$525;&quot;Cleared&quot;)+SUMIFS('2026 financial tracker'!$h$26:$h$525;'2026 financial tracker'!$b$26:$b$525;&quot;Expense&quot;;'2026 financial tracker'!$e$26:$e$525;[.$A99];'2026 financial tracker'!$j$26:$j$525;&quot;Cleared&quot;))">
            <text:p/>
          </table:table-cell>
          <table:table-cell table:style-name="ce33" table:formula="of:=IF([.$A99]=&quot;&quot;;&quot;&quot;;[.E99]-[.F99])">
            <text:p/>
          </table:table-cell>
          <table:table-cell table:style-name="ce33" table:formula="of:=IF([.$A99]=&quot;&quot;;&quot;&quot;;SUMIFS('2023 financial tracker'!$h$26:$h$525;'2023 financial tracker'!$b$26:$b$525;&quot;Income&quot;;'2023 financial tracker'!$e$26:$e$525;[.$A99];'2023 financial tracker'!$j$26:$j$525;&quot;Pending&quot;)+SUMIFS('2023 financial tracker'!$h$26:$h$525;'2023 financial tracker'!$b$26:$b$525;&quot;Income&quot;;'2023 financial tracker'!$e$26:$e$525;[.$A99];'2023 financial tracker'!$j$26:$j$525;&quot;Expected&quot;)+SUMIFS('2024 financial tracker'!$h$26:$h$525;'2024 financial tracker'!$b$26:$b$525;&quot;Income&quot;;'2024 financial tracker'!$e$26:$e$525;[.$A99];'2024 financial tracker'!$j$26:$j$525;&quot;Pending&quot;)+SUMIFS('2024 financial tracker'!$h$26:$h$525;'2024 financial tracker'!$b$26:$b$525;&quot;Income&quot;;'2024 financial tracker'!$e$26:$e$525;[.$A99];'2024 financial tracker'!$j$26:$j$525;&quot;Expected&quot;)+SUMIFS('2025 financial tracker'!$h$26:$h$525;'2025 financial tracker'!$b$26:$b$525;&quot;Income&quot;;'2025 financial tracker'!$e$26:$e$525;[.$A99];'2025 financial tracker'!$j$26:$j$525;&quot;Pending&quot;)+SUMIFS('2025 financial tracker'!$h$26:$h$525;'2025 financial tracker'!$b$26:$b$525;&quot;Income&quot;;'2025 financial tracker'!$e$26:$e$525;[.$A99];'2025 financial tracker'!$j$26:$j$525;&quot;Expected&quot;)+SUMIFS('2026 financial tracker'!$h$26:$h$525;'2026 financial tracker'!$b$26:$b$525;&quot;Income&quot;;'2026 financial tracker'!$e$26:$e$525;[.$A99];'2026 financial tracker'!$j$26:$j$525;&quot;Pending&quot;)+SUMIFS('2026 financial tracker'!$h$26:$h$525;'2026 financial tracker'!$b$26:$b$525;&quot;Income&quot;;'2026 financial tracker'!$e$26:$e$525;[.$A99];'2026 financial tracker'!$j$26:$j$525;&quot;Expected&quot;))">
            <text:p/>
          </table:table-cell>
          <table:table-cell table:style-name="ce3" table:number-columns-repeated="10"/>
          <table:table-cell table:number-columns-repeated="1006"/>
        </table:table-row>
        <table:table-row table:style-name="ro2">
          <table:table-cell table:style-name="ce3" table:number-columns-repeated="4"/>
          <table:table-cell table:style-name="ce33" table:formula="of:=IF([.$A100]=&quot;&quot;;&quot;&quot;;SUMIFS('2023 financial tracker'!$h$26:$h$525;'2023 financial tracker'!$b$26:$b$525;&quot;Income&quot;;'2023 financial tracker'!$e$26:$e$525;[.$A100];'2023 financial tracker'!$j$26:$j$525;&quot;Cleared&quot;)+SUMIFS('2024 financial tracker'!$h$26:$h$525;'2024 financial tracker'!$b$26:$b$525;&quot;Income&quot;;'2024 financial tracker'!$e$26:$e$525;[.$A100];'2024 financial tracker'!$j$26:$j$525;&quot;Cleared&quot;)+SUMIFS('2025 financial tracker'!$h$26:$h$525;'2025 financial tracker'!$b$26:$b$525;&quot;Income&quot;;'2025 financial tracker'!$e$26:$e$525;[.$A100];'2025 financial tracker'!$j$26:$j$525;&quot;Cleared&quot;)+SUMIFS('2026 financial tracker'!$h$26:$h$525;'2026 financial tracker'!$b$26:$b$525;&quot;Income&quot;;'2026 financial tracker'!$e$26:$e$525;[.$A100];'2026 financial tracker'!$j$26:$j$525;&quot;Cleared&quot;))">
            <text:p/>
          </table:table-cell>
          <table:table-cell table:style-name="ce33" table:formula="of:=IF([.$A100]=&quot;&quot;;&quot;&quot;;SUMIFS('2023 financial tracker'!$h$26:$h$525;'2023 financial tracker'!$b$26:$b$525;&quot;Expense&quot;;'2023 financial tracker'!$e$26:$e$525;[.$A100];'2023 financial tracker'!$j$26:$j$525;&quot;Cleared&quot;)+SUMIFS('2024 financial tracker'!$h$26:$h$525;'2024 financial tracker'!$b$26:$b$525;&quot;Expense&quot;;'2024 financial tracker'!$e$26:$e$525;[.$A100];'2024 financial tracker'!$j$26:$j$525;&quot;Cleared&quot;)+SUMIFS('2025 financial tracker'!$h$26:$h$525;'2025 financial tracker'!$b$26:$b$525;&quot;Expense&quot;;'2025 financial tracker'!$e$26:$e$525;[.$A100];'2025 financial tracker'!$j$26:$j$525;&quot;Cleared&quot;)+SUMIFS('2026 financial tracker'!$h$26:$h$525;'2026 financial tracker'!$b$26:$b$525;&quot;Expense&quot;;'2026 financial tracker'!$e$26:$e$525;[.$A100];'2026 financial tracker'!$j$26:$j$525;&quot;Cleared&quot;))">
            <text:p/>
          </table:table-cell>
          <table:table-cell table:style-name="ce33" table:formula="of:=IF([.$A100]=&quot;&quot;;&quot;&quot;;[.E100]-[.F100])">
            <text:p/>
          </table:table-cell>
          <table:table-cell table:style-name="ce33" table:formula="of:=IF([.$A100]=&quot;&quot;;&quot;&quot;;SUMIFS('2023 financial tracker'!$h$26:$h$525;'2023 financial tracker'!$b$26:$b$525;&quot;Income&quot;;'2023 financial tracker'!$e$26:$e$525;[.$A100];'2023 financial tracker'!$j$26:$j$525;&quot;Pending&quot;)+SUMIFS('2023 financial tracker'!$h$26:$h$525;'2023 financial tracker'!$b$26:$b$525;&quot;Income&quot;;'2023 financial tracker'!$e$26:$e$525;[.$A100];'2023 financial tracker'!$j$26:$j$525;&quot;Expected&quot;)+SUMIFS('2024 financial tracker'!$h$26:$h$525;'2024 financial tracker'!$b$26:$b$525;&quot;Income&quot;;'2024 financial tracker'!$e$26:$e$525;[.$A100];'2024 financial tracker'!$j$26:$j$525;&quot;Pending&quot;)+SUMIFS('2024 financial tracker'!$h$26:$h$525;'2024 financial tracker'!$b$26:$b$525;&quot;Income&quot;;'2024 financial tracker'!$e$26:$e$525;[.$A100];'2024 financial tracker'!$j$26:$j$525;&quot;Expected&quot;)+SUMIFS('2025 financial tracker'!$h$26:$h$525;'2025 financial tracker'!$b$26:$b$525;&quot;Income&quot;;'2025 financial tracker'!$e$26:$e$525;[.$A100];'2025 financial tracker'!$j$26:$j$525;&quot;Pending&quot;)+SUMIFS('2025 financial tracker'!$h$26:$h$525;'2025 financial tracker'!$b$26:$b$525;&quot;Income&quot;;'2025 financial tracker'!$e$26:$e$525;[.$A100];'2025 financial tracker'!$j$26:$j$525;&quot;Expected&quot;)+SUMIFS('2026 financial tracker'!$h$26:$h$525;'2026 financial tracker'!$b$26:$b$525;&quot;Income&quot;;'2026 financial tracker'!$e$26:$e$525;[.$A100];'2026 financial tracker'!$j$26:$j$525;&quot;Pending&quot;)+SUMIFS('2026 financial tracker'!$h$26:$h$525;'2026 financial tracker'!$b$26:$b$525;&quot;Income&quot;;'2026 financial tracker'!$e$26:$e$525;[.$A100];'2026 financial tracker'!$j$26:$j$525;&quot;Expected&quot;))">
            <text:p/>
          </table:table-cell>
          <table:table-cell table:style-name="ce3" table:number-columns-repeated="10"/>
          <table:table-cell table:number-columns-repeated="1006"/>
        </table:table-row>
        <table:table-row table:style-name="ro2">
          <table:table-cell table:style-name="ce3" table:number-columns-repeated="4"/>
          <table:table-cell table:style-name="ce33" table:formula="of:=IF([.$A101]=&quot;&quot;;&quot;&quot;;SUMIFS('2023 financial tracker'!$h$26:$h$525;'2023 financial tracker'!$b$26:$b$525;&quot;Income&quot;;'2023 financial tracker'!$e$26:$e$525;[.$A101];'2023 financial tracker'!$j$26:$j$525;&quot;Cleared&quot;)+SUMIFS('2024 financial tracker'!$h$26:$h$525;'2024 financial tracker'!$b$26:$b$525;&quot;Income&quot;;'2024 financial tracker'!$e$26:$e$525;[.$A101];'2024 financial tracker'!$j$26:$j$525;&quot;Cleared&quot;)+SUMIFS('2025 financial tracker'!$h$26:$h$525;'2025 financial tracker'!$b$26:$b$525;&quot;Income&quot;;'2025 financial tracker'!$e$26:$e$525;[.$A101];'2025 financial tracker'!$j$26:$j$525;&quot;Cleared&quot;)+SUMIFS('2026 financial tracker'!$h$26:$h$525;'2026 financial tracker'!$b$26:$b$525;&quot;Income&quot;;'2026 financial tracker'!$e$26:$e$525;[.$A101];'2026 financial tracker'!$j$26:$j$525;&quot;Cleared&quot;))">
            <text:p/>
          </table:table-cell>
          <table:table-cell table:style-name="ce33" table:formula="of:=IF([.$A101]=&quot;&quot;;&quot;&quot;;SUMIFS('2023 financial tracker'!$h$26:$h$525;'2023 financial tracker'!$b$26:$b$525;&quot;Expense&quot;;'2023 financial tracker'!$e$26:$e$525;[.$A101];'2023 financial tracker'!$j$26:$j$525;&quot;Cleared&quot;)+SUMIFS('2024 financial tracker'!$h$26:$h$525;'2024 financial tracker'!$b$26:$b$525;&quot;Expense&quot;;'2024 financial tracker'!$e$26:$e$525;[.$A101];'2024 financial tracker'!$j$26:$j$525;&quot;Cleared&quot;)+SUMIFS('2025 financial tracker'!$h$26:$h$525;'2025 financial tracker'!$b$26:$b$525;&quot;Expense&quot;;'2025 financial tracker'!$e$26:$e$525;[.$A101];'2025 financial tracker'!$j$26:$j$525;&quot;Cleared&quot;)+SUMIFS('2026 financial tracker'!$h$26:$h$525;'2026 financial tracker'!$b$26:$b$525;&quot;Expense&quot;;'2026 financial tracker'!$e$26:$e$525;[.$A101];'2026 financial tracker'!$j$26:$j$525;&quot;Cleared&quot;))">
            <text:p/>
          </table:table-cell>
          <table:table-cell table:style-name="ce33" table:formula="of:=IF([.$A101]=&quot;&quot;;&quot;&quot;;[.E101]-[.F101])">
            <text:p/>
          </table:table-cell>
          <table:table-cell table:style-name="ce33" table:formula="of:=IF([.$A101]=&quot;&quot;;&quot;&quot;;SUMIFS('2023 financial tracker'!$h$26:$h$525;'2023 financial tracker'!$b$26:$b$525;&quot;Income&quot;;'2023 financial tracker'!$e$26:$e$525;[.$A101];'2023 financial tracker'!$j$26:$j$525;&quot;Pending&quot;)+SUMIFS('2023 financial tracker'!$h$26:$h$525;'2023 financial tracker'!$b$26:$b$525;&quot;Income&quot;;'2023 financial tracker'!$e$26:$e$525;[.$A101];'2023 financial tracker'!$j$26:$j$525;&quot;Expected&quot;)+SUMIFS('2024 financial tracker'!$h$26:$h$525;'2024 financial tracker'!$b$26:$b$525;&quot;Income&quot;;'2024 financial tracker'!$e$26:$e$525;[.$A101];'2024 financial tracker'!$j$26:$j$525;&quot;Pending&quot;)+SUMIFS('2024 financial tracker'!$h$26:$h$525;'2024 financial tracker'!$b$26:$b$525;&quot;Income&quot;;'2024 financial tracker'!$e$26:$e$525;[.$A101];'2024 financial tracker'!$j$26:$j$525;&quot;Expected&quot;)+SUMIFS('2025 financial tracker'!$h$26:$h$525;'2025 financial tracker'!$b$26:$b$525;&quot;Income&quot;;'2025 financial tracker'!$e$26:$e$525;[.$A101];'2025 financial tracker'!$j$26:$j$525;&quot;Pending&quot;)+SUMIFS('2025 financial tracker'!$h$26:$h$525;'2025 financial tracker'!$b$26:$b$525;&quot;Income&quot;;'2025 financial tracker'!$e$26:$e$525;[.$A101];'2025 financial tracker'!$j$26:$j$525;&quot;Expected&quot;)+SUMIFS('2026 financial tracker'!$h$26:$h$525;'2026 financial tracker'!$b$26:$b$525;&quot;Income&quot;;'2026 financial tracker'!$e$26:$e$525;[.$A101];'2026 financial tracker'!$j$26:$j$525;&quot;Pending&quot;)+SUMIFS('2026 financial tracker'!$h$26:$h$525;'2026 financial tracker'!$b$26:$b$525;&quot;Income&quot;;'2026 financial tracker'!$e$26:$e$525;[.$A101];'2026 financial tracker'!$j$26:$j$525;&quot;Expected&quot;))">
            <text:p/>
          </table:table-cell>
          <table:table-cell table:style-name="ce3" table:number-columns-repeated="10"/>
          <table:table-cell table:number-columns-repeated="1006"/>
        </table:table-row>
        <table:table-row table:style-name="ro2">
          <table:table-cell table:style-name="ce3" table:number-columns-repeated="4"/>
          <table:table-cell table:style-name="ce33" table:formula="of:=IF([.$A102]=&quot;&quot;;&quot;&quot;;SUMIFS('2023 financial tracker'!$h$26:$h$525;'2023 financial tracker'!$b$26:$b$525;&quot;Income&quot;;'2023 financial tracker'!$e$26:$e$525;[.$A102];'2023 financial tracker'!$j$26:$j$525;&quot;Cleared&quot;)+SUMIFS('2024 financial tracker'!$h$26:$h$525;'2024 financial tracker'!$b$26:$b$525;&quot;Income&quot;;'2024 financial tracker'!$e$26:$e$525;[.$A102];'2024 financial tracker'!$j$26:$j$525;&quot;Cleared&quot;)+SUMIFS('2025 financial tracker'!$h$26:$h$525;'2025 financial tracker'!$b$26:$b$525;&quot;Income&quot;;'2025 financial tracker'!$e$26:$e$525;[.$A102];'2025 financial tracker'!$j$26:$j$525;&quot;Cleared&quot;)+SUMIFS('2026 financial tracker'!$h$26:$h$525;'2026 financial tracker'!$b$26:$b$525;&quot;Income&quot;;'2026 financial tracker'!$e$26:$e$525;[.$A102];'2026 financial tracker'!$j$26:$j$525;&quot;Cleared&quot;))">
            <text:p/>
          </table:table-cell>
          <table:table-cell table:style-name="ce33" table:formula="of:=IF([.$A102]=&quot;&quot;;&quot;&quot;;SUMIFS('2023 financial tracker'!$h$26:$h$525;'2023 financial tracker'!$b$26:$b$525;&quot;Expense&quot;;'2023 financial tracker'!$e$26:$e$525;[.$A102];'2023 financial tracker'!$j$26:$j$525;&quot;Cleared&quot;)+SUMIFS('2024 financial tracker'!$h$26:$h$525;'2024 financial tracker'!$b$26:$b$525;&quot;Expense&quot;;'2024 financial tracker'!$e$26:$e$525;[.$A102];'2024 financial tracker'!$j$26:$j$525;&quot;Cleared&quot;)+SUMIFS('2025 financial tracker'!$h$26:$h$525;'2025 financial tracker'!$b$26:$b$525;&quot;Expense&quot;;'2025 financial tracker'!$e$26:$e$525;[.$A102];'2025 financial tracker'!$j$26:$j$525;&quot;Cleared&quot;)+SUMIFS('2026 financial tracker'!$h$26:$h$525;'2026 financial tracker'!$b$26:$b$525;&quot;Expense&quot;;'2026 financial tracker'!$e$26:$e$525;[.$A102];'2026 financial tracker'!$j$26:$j$525;&quot;Cleared&quot;))">
            <text:p/>
          </table:table-cell>
          <table:table-cell table:style-name="ce33" table:formula="of:=IF([.$A102]=&quot;&quot;;&quot;&quot;;[.E102]-[.F102])">
            <text:p/>
          </table:table-cell>
          <table:table-cell table:style-name="ce33" table:formula="of:=IF([.$A102]=&quot;&quot;;&quot;&quot;;SUMIFS('2023 financial tracker'!$h$26:$h$525;'2023 financial tracker'!$b$26:$b$525;&quot;Income&quot;;'2023 financial tracker'!$e$26:$e$525;[.$A102];'2023 financial tracker'!$j$26:$j$525;&quot;Pending&quot;)+SUMIFS('2023 financial tracker'!$h$26:$h$525;'2023 financial tracker'!$b$26:$b$525;&quot;Income&quot;;'2023 financial tracker'!$e$26:$e$525;[.$A102];'2023 financial tracker'!$j$26:$j$525;&quot;Expected&quot;)+SUMIFS('2024 financial tracker'!$h$26:$h$525;'2024 financial tracker'!$b$26:$b$525;&quot;Income&quot;;'2024 financial tracker'!$e$26:$e$525;[.$A102];'2024 financial tracker'!$j$26:$j$525;&quot;Pending&quot;)+SUMIFS('2024 financial tracker'!$h$26:$h$525;'2024 financial tracker'!$b$26:$b$525;&quot;Income&quot;;'2024 financial tracker'!$e$26:$e$525;[.$A102];'2024 financial tracker'!$j$26:$j$525;&quot;Expected&quot;)+SUMIFS('2025 financial tracker'!$h$26:$h$525;'2025 financial tracker'!$b$26:$b$525;&quot;Income&quot;;'2025 financial tracker'!$e$26:$e$525;[.$A102];'2025 financial tracker'!$j$26:$j$525;&quot;Pending&quot;)+SUMIFS('2025 financial tracker'!$h$26:$h$525;'2025 financial tracker'!$b$26:$b$525;&quot;Income&quot;;'2025 financial tracker'!$e$26:$e$525;[.$A102];'2025 financial tracker'!$j$26:$j$525;&quot;Expected&quot;)+SUMIFS('2026 financial tracker'!$h$26:$h$525;'2026 financial tracker'!$b$26:$b$525;&quot;Income&quot;;'2026 financial tracker'!$e$26:$e$525;[.$A102];'2026 financial tracker'!$j$26:$j$525;&quot;Pending&quot;)+SUMIFS('2026 financial tracker'!$h$26:$h$525;'2026 financial tracker'!$b$26:$b$525;&quot;Income&quot;;'2026 financial tracker'!$e$26:$e$525;[.$A102];'2026 financial tracker'!$j$26:$j$525;&quot;Expected&quot;))">
            <text:p/>
          </table:table-cell>
          <table:table-cell table:style-name="ce3" table:number-columns-repeated="10"/>
          <table:table-cell table:number-columns-repeated="1006"/>
        </table:table-row>
        <table:table-row table:style-name="ro2">
          <table:table-cell table:style-name="ce3" table:number-columns-repeated="4"/>
          <table:table-cell table:style-name="ce33" table:formula="of:=IF([.$A103]=&quot;&quot;;&quot;&quot;;SUMIFS('2023 financial tracker'!$h$26:$h$525;'2023 financial tracker'!$b$26:$b$525;&quot;Income&quot;;'2023 financial tracker'!$e$26:$e$525;[.$A103];'2023 financial tracker'!$j$26:$j$525;&quot;Cleared&quot;)+SUMIFS('2024 financial tracker'!$h$26:$h$525;'2024 financial tracker'!$b$26:$b$525;&quot;Income&quot;;'2024 financial tracker'!$e$26:$e$525;[.$A103];'2024 financial tracker'!$j$26:$j$525;&quot;Cleared&quot;)+SUMIFS('2025 financial tracker'!$h$26:$h$525;'2025 financial tracker'!$b$26:$b$525;&quot;Income&quot;;'2025 financial tracker'!$e$26:$e$525;[.$A103];'2025 financial tracker'!$j$26:$j$525;&quot;Cleared&quot;)+SUMIFS('2026 financial tracker'!$h$26:$h$525;'2026 financial tracker'!$b$26:$b$525;&quot;Income&quot;;'2026 financial tracker'!$e$26:$e$525;[.$A103];'2026 financial tracker'!$j$26:$j$525;&quot;Cleared&quot;))">
            <text:p/>
          </table:table-cell>
          <table:table-cell table:style-name="ce33" table:formula="of:=IF([.$A103]=&quot;&quot;;&quot;&quot;;SUMIFS('2023 financial tracker'!$h$26:$h$525;'2023 financial tracker'!$b$26:$b$525;&quot;Expense&quot;;'2023 financial tracker'!$e$26:$e$525;[.$A103];'2023 financial tracker'!$j$26:$j$525;&quot;Cleared&quot;)+SUMIFS('2024 financial tracker'!$h$26:$h$525;'2024 financial tracker'!$b$26:$b$525;&quot;Expense&quot;;'2024 financial tracker'!$e$26:$e$525;[.$A103];'2024 financial tracker'!$j$26:$j$525;&quot;Cleared&quot;)+SUMIFS('2025 financial tracker'!$h$26:$h$525;'2025 financial tracker'!$b$26:$b$525;&quot;Expense&quot;;'2025 financial tracker'!$e$26:$e$525;[.$A103];'2025 financial tracker'!$j$26:$j$525;&quot;Cleared&quot;)+SUMIFS('2026 financial tracker'!$h$26:$h$525;'2026 financial tracker'!$b$26:$b$525;&quot;Expense&quot;;'2026 financial tracker'!$e$26:$e$525;[.$A103];'2026 financial tracker'!$j$26:$j$525;&quot;Cleared&quot;))">
            <text:p/>
          </table:table-cell>
          <table:table-cell table:style-name="ce33" table:formula="of:=IF([.$A103]=&quot;&quot;;&quot;&quot;;[.E103]-[.F103])">
            <text:p/>
          </table:table-cell>
          <table:table-cell table:style-name="ce33" table:formula="of:=IF([.$A103]=&quot;&quot;;&quot;&quot;;SUMIFS('2023 financial tracker'!$h$26:$h$525;'2023 financial tracker'!$b$26:$b$525;&quot;Income&quot;;'2023 financial tracker'!$e$26:$e$525;[.$A103];'2023 financial tracker'!$j$26:$j$525;&quot;Pending&quot;)+SUMIFS('2023 financial tracker'!$h$26:$h$525;'2023 financial tracker'!$b$26:$b$525;&quot;Income&quot;;'2023 financial tracker'!$e$26:$e$525;[.$A103];'2023 financial tracker'!$j$26:$j$525;&quot;Expected&quot;)+SUMIFS('2024 financial tracker'!$h$26:$h$525;'2024 financial tracker'!$b$26:$b$525;&quot;Income&quot;;'2024 financial tracker'!$e$26:$e$525;[.$A103];'2024 financial tracker'!$j$26:$j$525;&quot;Pending&quot;)+SUMIFS('2024 financial tracker'!$h$26:$h$525;'2024 financial tracker'!$b$26:$b$525;&quot;Income&quot;;'2024 financial tracker'!$e$26:$e$525;[.$A103];'2024 financial tracker'!$j$26:$j$525;&quot;Expected&quot;)+SUMIFS('2025 financial tracker'!$h$26:$h$525;'2025 financial tracker'!$b$26:$b$525;&quot;Income&quot;;'2025 financial tracker'!$e$26:$e$525;[.$A103];'2025 financial tracker'!$j$26:$j$525;&quot;Pending&quot;)+SUMIFS('2025 financial tracker'!$h$26:$h$525;'2025 financial tracker'!$b$26:$b$525;&quot;Income&quot;;'2025 financial tracker'!$e$26:$e$525;[.$A103];'2025 financial tracker'!$j$26:$j$525;&quot;Expected&quot;)+SUMIFS('2026 financial tracker'!$h$26:$h$525;'2026 financial tracker'!$b$26:$b$525;&quot;Income&quot;;'2026 financial tracker'!$e$26:$e$525;[.$A103];'2026 financial tracker'!$j$26:$j$525;&quot;Pending&quot;)+SUMIFS('2026 financial tracker'!$h$26:$h$525;'2026 financial tracker'!$b$26:$b$525;&quot;Income&quot;;'2026 financial tracker'!$e$26:$e$525;[.$A103];'2026 financial tracker'!$j$26:$j$525;&quot;Expected&quot;))">
            <text:p/>
          </table:table-cell>
          <table:table-cell table:style-name="ce3" table:number-columns-repeated="10"/>
          <table:table-cell table:number-columns-repeated="1006"/>
        </table:table-row>
        <table:table-row table:style-name="ro2">
          <table:table-cell table:style-name="ce3" table:number-columns-repeated="4"/>
          <table:table-cell table:style-name="ce33" table:formula="of:=IF([.$A104]=&quot;&quot;;&quot;&quot;;SUMIFS('2023 financial tracker'!$h$26:$h$525;'2023 financial tracker'!$b$26:$b$525;&quot;Income&quot;;'2023 financial tracker'!$e$26:$e$525;[.$A104];'2023 financial tracker'!$j$26:$j$525;&quot;Cleared&quot;)+SUMIFS('2024 financial tracker'!$h$26:$h$525;'2024 financial tracker'!$b$26:$b$525;&quot;Income&quot;;'2024 financial tracker'!$e$26:$e$525;[.$A104];'2024 financial tracker'!$j$26:$j$525;&quot;Cleared&quot;)+SUMIFS('2025 financial tracker'!$h$26:$h$525;'2025 financial tracker'!$b$26:$b$525;&quot;Income&quot;;'2025 financial tracker'!$e$26:$e$525;[.$A104];'2025 financial tracker'!$j$26:$j$525;&quot;Cleared&quot;)+SUMIFS('2026 financial tracker'!$h$26:$h$525;'2026 financial tracker'!$b$26:$b$525;&quot;Income&quot;;'2026 financial tracker'!$e$26:$e$525;[.$A104];'2026 financial tracker'!$j$26:$j$525;&quot;Cleared&quot;))">
            <text:p/>
          </table:table-cell>
          <table:table-cell table:style-name="ce33" table:formula="of:=IF([.$A104]=&quot;&quot;;&quot;&quot;;SUMIFS('2023 financial tracker'!$h$26:$h$525;'2023 financial tracker'!$b$26:$b$525;&quot;Expense&quot;;'2023 financial tracker'!$e$26:$e$525;[.$A104];'2023 financial tracker'!$j$26:$j$525;&quot;Cleared&quot;)+SUMIFS('2024 financial tracker'!$h$26:$h$525;'2024 financial tracker'!$b$26:$b$525;&quot;Expense&quot;;'2024 financial tracker'!$e$26:$e$525;[.$A104];'2024 financial tracker'!$j$26:$j$525;&quot;Cleared&quot;)+SUMIFS('2025 financial tracker'!$h$26:$h$525;'2025 financial tracker'!$b$26:$b$525;&quot;Expense&quot;;'2025 financial tracker'!$e$26:$e$525;[.$A104];'2025 financial tracker'!$j$26:$j$525;&quot;Cleared&quot;)+SUMIFS('2026 financial tracker'!$h$26:$h$525;'2026 financial tracker'!$b$26:$b$525;&quot;Expense&quot;;'2026 financial tracker'!$e$26:$e$525;[.$A104];'2026 financial tracker'!$j$26:$j$525;&quot;Cleared&quot;))">
            <text:p/>
          </table:table-cell>
          <table:table-cell table:style-name="ce33" table:formula="of:=IF([.$A104]=&quot;&quot;;&quot;&quot;;[.E104]-[.F104])">
            <text:p/>
          </table:table-cell>
          <table:table-cell table:style-name="ce33" table:formula="of:=IF([.$A104]=&quot;&quot;;&quot;&quot;;SUMIFS('2023 financial tracker'!$h$26:$h$525;'2023 financial tracker'!$b$26:$b$525;&quot;Income&quot;;'2023 financial tracker'!$e$26:$e$525;[.$A104];'2023 financial tracker'!$j$26:$j$525;&quot;Pending&quot;)+SUMIFS('2023 financial tracker'!$h$26:$h$525;'2023 financial tracker'!$b$26:$b$525;&quot;Income&quot;;'2023 financial tracker'!$e$26:$e$525;[.$A104];'2023 financial tracker'!$j$26:$j$525;&quot;Expected&quot;)+SUMIFS('2024 financial tracker'!$h$26:$h$525;'2024 financial tracker'!$b$26:$b$525;&quot;Income&quot;;'2024 financial tracker'!$e$26:$e$525;[.$A104];'2024 financial tracker'!$j$26:$j$525;&quot;Pending&quot;)+SUMIFS('2024 financial tracker'!$h$26:$h$525;'2024 financial tracker'!$b$26:$b$525;&quot;Income&quot;;'2024 financial tracker'!$e$26:$e$525;[.$A104];'2024 financial tracker'!$j$26:$j$525;&quot;Expected&quot;)+SUMIFS('2025 financial tracker'!$h$26:$h$525;'2025 financial tracker'!$b$26:$b$525;&quot;Income&quot;;'2025 financial tracker'!$e$26:$e$525;[.$A104];'2025 financial tracker'!$j$26:$j$525;&quot;Pending&quot;)+SUMIFS('2025 financial tracker'!$h$26:$h$525;'2025 financial tracker'!$b$26:$b$525;&quot;Income&quot;;'2025 financial tracker'!$e$26:$e$525;[.$A104];'2025 financial tracker'!$j$26:$j$525;&quot;Expected&quot;)+SUMIFS('2026 financial tracker'!$h$26:$h$525;'2026 financial tracker'!$b$26:$b$525;&quot;Income&quot;;'2026 financial tracker'!$e$26:$e$525;[.$A104];'2026 financial tracker'!$j$26:$j$525;&quot;Pending&quot;)+SUMIFS('2026 financial tracker'!$h$26:$h$525;'2026 financial tracker'!$b$26:$b$525;&quot;Income&quot;;'2026 financial tracker'!$e$26:$e$525;[.$A104];'2026 financial tracker'!$j$26:$j$525;&quot;Expected&quot;))">
            <text:p/>
          </table:table-cell>
          <table:table-cell table:style-name="ce3" table:number-columns-repeated="10"/>
          <table:table-cell table:number-columns-repeated="1006"/>
        </table:table-row>
        <table:table-row table:style-name="ro2">
          <table:table-cell table:style-name="ce3" table:number-columns-repeated="4"/>
          <table:table-cell table:style-name="ce33" table:formula="of:=IF([.$A105]=&quot;&quot;;&quot;&quot;;SUMIFS('2023 financial tracker'!$h$26:$h$525;'2023 financial tracker'!$b$26:$b$525;&quot;Income&quot;;'2023 financial tracker'!$e$26:$e$525;[.$A105];'2023 financial tracker'!$j$26:$j$525;&quot;Cleared&quot;)+SUMIFS('2024 financial tracker'!$h$26:$h$525;'2024 financial tracker'!$b$26:$b$525;&quot;Income&quot;;'2024 financial tracker'!$e$26:$e$525;[.$A105];'2024 financial tracker'!$j$26:$j$525;&quot;Cleared&quot;)+SUMIFS('2025 financial tracker'!$h$26:$h$525;'2025 financial tracker'!$b$26:$b$525;&quot;Income&quot;;'2025 financial tracker'!$e$26:$e$525;[.$A105];'2025 financial tracker'!$j$26:$j$525;&quot;Cleared&quot;)+SUMIFS('2026 financial tracker'!$h$26:$h$525;'2026 financial tracker'!$b$26:$b$525;&quot;Income&quot;;'2026 financial tracker'!$e$26:$e$525;[.$A105];'2026 financial tracker'!$j$26:$j$525;&quot;Cleared&quot;))">
            <text:p/>
          </table:table-cell>
          <table:table-cell table:style-name="ce33" table:formula="of:=IF([.$A105]=&quot;&quot;;&quot;&quot;;SUMIFS('2023 financial tracker'!$h$26:$h$525;'2023 financial tracker'!$b$26:$b$525;&quot;Expense&quot;;'2023 financial tracker'!$e$26:$e$525;[.$A105];'2023 financial tracker'!$j$26:$j$525;&quot;Cleared&quot;)+SUMIFS('2024 financial tracker'!$h$26:$h$525;'2024 financial tracker'!$b$26:$b$525;&quot;Expense&quot;;'2024 financial tracker'!$e$26:$e$525;[.$A105];'2024 financial tracker'!$j$26:$j$525;&quot;Cleared&quot;)+SUMIFS('2025 financial tracker'!$h$26:$h$525;'2025 financial tracker'!$b$26:$b$525;&quot;Expense&quot;;'2025 financial tracker'!$e$26:$e$525;[.$A105];'2025 financial tracker'!$j$26:$j$525;&quot;Cleared&quot;)+SUMIFS('2026 financial tracker'!$h$26:$h$525;'2026 financial tracker'!$b$26:$b$525;&quot;Expense&quot;;'2026 financial tracker'!$e$26:$e$525;[.$A105];'2026 financial tracker'!$j$26:$j$525;&quot;Cleared&quot;))">
            <text:p/>
          </table:table-cell>
          <table:table-cell table:style-name="ce33" table:formula="of:=IF([.$A105]=&quot;&quot;;&quot;&quot;;[.E105]-[.F105])">
            <text:p/>
          </table:table-cell>
          <table:table-cell table:style-name="ce33" table:formula="of:=IF([.$A105]=&quot;&quot;;&quot;&quot;;SUMIFS('2023 financial tracker'!$h$26:$h$525;'2023 financial tracker'!$b$26:$b$525;&quot;Income&quot;;'2023 financial tracker'!$e$26:$e$525;[.$A105];'2023 financial tracker'!$j$26:$j$525;&quot;Pending&quot;)+SUMIFS('2023 financial tracker'!$h$26:$h$525;'2023 financial tracker'!$b$26:$b$525;&quot;Income&quot;;'2023 financial tracker'!$e$26:$e$525;[.$A105];'2023 financial tracker'!$j$26:$j$525;&quot;Expected&quot;)+SUMIFS('2024 financial tracker'!$h$26:$h$525;'2024 financial tracker'!$b$26:$b$525;&quot;Income&quot;;'2024 financial tracker'!$e$26:$e$525;[.$A105];'2024 financial tracker'!$j$26:$j$525;&quot;Pending&quot;)+SUMIFS('2024 financial tracker'!$h$26:$h$525;'2024 financial tracker'!$b$26:$b$525;&quot;Income&quot;;'2024 financial tracker'!$e$26:$e$525;[.$A105];'2024 financial tracker'!$j$26:$j$525;&quot;Expected&quot;)+SUMIFS('2025 financial tracker'!$h$26:$h$525;'2025 financial tracker'!$b$26:$b$525;&quot;Income&quot;;'2025 financial tracker'!$e$26:$e$525;[.$A105];'2025 financial tracker'!$j$26:$j$525;&quot;Pending&quot;)+SUMIFS('2025 financial tracker'!$h$26:$h$525;'2025 financial tracker'!$b$26:$b$525;&quot;Income&quot;;'2025 financial tracker'!$e$26:$e$525;[.$A105];'2025 financial tracker'!$j$26:$j$525;&quot;Expected&quot;)+SUMIFS('2026 financial tracker'!$h$26:$h$525;'2026 financial tracker'!$b$26:$b$525;&quot;Income&quot;;'2026 financial tracker'!$e$26:$e$525;[.$A105];'2026 financial tracker'!$j$26:$j$525;&quot;Pending&quot;)+SUMIFS('2026 financial tracker'!$h$26:$h$525;'2026 financial tracker'!$b$26:$b$525;&quot;Income&quot;;'2026 financial tracker'!$e$26:$e$525;[.$A105];'2026 financial tracker'!$j$26:$j$525;&quot;Expected&quot;))">
            <text:p/>
          </table:table-cell>
          <table:table-cell table:style-name="ce3" table:number-columns-repeated="10"/>
          <table:table-cell table:number-columns-repeated="1006"/>
        </table:table-row>
        <table:table-row table:style-name="ro2">
          <table:table-cell table:style-name="ce3" table:number-columns-repeated="4"/>
          <table:table-cell table:style-name="ce33" table:formula="of:=IF([.$A106]=&quot;&quot;;&quot;&quot;;SUMIFS('2023 financial tracker'!$h$26:$h$525;'2023 financial tracker'!$b$26:$b$525;&quot;Income&quot;;'2023 financial tracker'!$e$26:$e$525;[.$A106];'2023 financial tracker'!$j$26:$j$525;&quot;Cleared&quot;)+SUMIFS('2024 financial tracker'!$h$26:$h$525;'2024 financial tracker'!$b$26:$b$525;&quot;Income&quot;;'2024 financial tracker'!$e$26:$e$525;[.$A106];'2024 financial tracker'!$j$26:$j$525;&quot;Cleared&quot;)+SUMIFS('2025 financial tracker'!$h$26:$h$525;'2025 financial tracker'!$b$26:$b$525;&quot;Income&quot;;'2025 financial tracker'!$e$26:$e$525;[.$A106];'2025 financial tracker'!$j$26:$j$525;&quot;Cleared&quot;)+SUMIFS('2026 financial tracker'!$h$26:$h$525;'2026 financial tracker'!$b$26:$b$525;&quot;Income&quot;;'2026 financial tracker'!$e$26:$e$525;[.$A106];'2026 financial tracker'!$j$26:$j$525;&quot;Cleared&quot;))">
            <text:p/>
          </table:table-cell>
          <table:table-cell table:style-name="ce33" table:formula="of:=IF([.$A106]=&quot;&quot;;&quot;&quot;;SUMIFS('2023 financial tracker'!$h$26:$h$525;'2023 financial tracker'!$b$26:$b$525;&quot;Expense&quot;;'2023 financial tracker'!$e$26:$e$525;[.$A106];'2023 financial tracker'!$j$26:$j$525;&quot;Cleared&quot;)+SUMIFS('2024 financial tracker'!$h$26:$h$525;'2024 financial tracker'!$b$26:$b$525;&quot;Expense&quot;;'2024 financial tracker'!$e$26:$e$525;[.$A106];'2024 financial tracker'!$j$26:$j$525;&quot;Cleared&quot;)+SUMIFS('2025 financial tracker'!$h$26:$h$525;'2025 financial tracker'!$b$26:$b$525;&quot;Expense&quot;;'2025 financial tracker'!$e$26:$e$525;[.$A106];'2025 financial tracker'!$j$26:$j$525;&quot;Cleared&quot;)+SUMIFS('2026 financial tracker'!$h$26:$h$525;'2026 financial tracker'!$b$26:$b$525;&quot;Expense&quot;;'2026 financial tracker'!$e$26:$e$525;[.$A106];'2026 financial tracker'!$j$26:$j$525;&quot;Cleared&quot;))">
            <text:p/>
          </table:table-cell>
          <table:table-cell table:style-name="ce33" table:formula="of:=IF([.$A106]=&quot;&quot;;&quot;&quot;;[.E106]-[.F106])">
            <text:p/>
          </table:table-cell>
          <table:table-cell table:style-name="ce33" table:formula="of:=IF([.$A106]=&quot;&quot;;&quot;&quot;;SUMIFS('2023 financial tracker'!$h$26:$h$525;'2023 financial tracker'!$b$26:$b$525;&quot;Income&quot;;'2023 financial tracker'!$e$26:$e$525;[.$A106];'2023 financial tracker'!$j$26:$j$525;&quot;Pending&quot;)+SUMIFS('2023 financial tracker'!$h$26:$h$525;'2023 financial tracker'!$b$26:$b$525;&quot;Income&quot;;'2023 financial tracker'!$e$26:$e$525;[.$A106];'2023 financial tracker'!$j$26:$j$525;&quot;Expected&quot;)+SUMIFS('2024 financial tracker'!$h$26:$h$525;'2024 financial tracker'!$b$26:$b$525;&quot;Income&quot;;'2024 financial tracker'!$e$26:$e$525;[.$A106];'2024 financial tracker'!$j$26:$j$525;&quot;Pending&quot;)+SUMIFS('2024 financial tracker'!$h$26:$h$525;'2024 financial tracker'!$b$26:$b$525;&quot;Income&quot;;'2024 financial tracker'!$e$26:$e$525;[.$A106];'2024 financial tracker'!$j$26:$j$525;&quot;Expected&quot;)+SUMIFS('2025 financial tracker'!$h$26:$h$525;'2025 financial tracker'!$b$26:$b$525;&quot;Income&quot;;'2025 financial tracker'!$e$26:$e$525;[.$A106];'2025 financial tracker'!$j$26:$j$525;&quot;Pending&quot;)+SUMIFS('2025 financial tracker'!$h$26:$h$525;'2025 financial tracker'!$b$26:$b$525;&quot;Income&quot;;'2025 financial tracker'!$e$26:$e$525;[.$A106];'2025 financial tracker'!$j$26:$j$525;&quot;Expected&quot;)+SUMIFS('2026 financial tracker'!$h$26:$h$525;'2026 financial tracker'!$b$26:$b$525;&quot;Income&quot;;'2026 financial tracker'!$e$26:$e$525;[.$A106];'2026 financial tracker'!$j$26:$j$525;&quot;Pending&quot;)+SUMIFS('2026 financial tracker'!$h$26:$h$525;'2026 financial tracker'!$b$26:$b$525;&quot;Income&quot;;'2026 financial tracker'!$e$26:$e$525;[.$A106];'2026 financial tracker'!$j$26:$j$525;&quot;Expected&quot;))">
            <text:p/>
          </table:table-cell>
          <table:table-cell table:style-name="ce3" table:number-columns-repeated="10"/>
          <table:table-cell table:number-columns-repeated="1006"/>
        </table:table-row>
        <table:table-row table:style-name="ro2">
          <table:table-cell table:style-name="ce3" table:number-columns-repeated="4"/>
          <table:table-cell table:style-name="ce33" table:formula="of:=IF([.$A107]=&quot;&quot;;&quot;&quot;;SUMIFS('2023 financial tracker'!$h$26:$h$525;'2023 financial tracker'!$b$26:$b$525;&quot;Income&quot;;'2023 financial tracker'!$e$26:$e$525;[.$A107];'2023 financial tracker'!$j$26:$j$525;&quot;Cleared&quot;)+SUMIFS('2024 financial tracker'!$h$26:$h$525;'2024 financial tracker'!$b$26:$b$525;&quot;Income&quot;;'2024 financial tracker'!$e$26:$e$525;[.$A107];'2024 financial tracker'!$j$26:$j$525;&quot;Cleared&quot;)+SUMIFS('2025 financial tracker'!$h$26:$h$525;'2025 financial tracker'!$b$26:$b$525;&quot;Income&quot;;'2025 financial tracker'!$e$26:$e$525;[.$A107];'2025 financial tracker'!$j$26:$j$525;&quot;Cleared&quot;)+SUMIFS('2026 financial tracker'!$h$26:$h$525;'2026 financial tracker'!$b$26:$b$525;&quot;Income&quot;;'2026 financial tracker'!$e$26:$e$525;[.$A107];'2026 financial tracker'!$j$26:$j$525;&quot;Cleared&quot;))">
            <text:p/>
          </table:table-cell>
          <table:table-cell table:style-name="ce33" table:formula="of:=IF([.$A107]=&quot;&quot;;&quot;&quot;;SUMIFS('2023 financial tracker'!$h$26:$h$525;'2023 financial tracker'!$b$26:$b$525;&quot;Expense&quot;;'2023 financial tracker'!$e$26:$e$525;[.$A107];'2023 financial tracker'!$j$26:$j$525;&quot;Cleared&quot;)+SUMIFS('2024 financial tracker'!$h$26:$h$525;'2024 financial tracker'!$b$26:$b$525;&quot;Expense&quot;;'2024 financial tracker'!$e$26:$e$525;[.$A107];'2024 financial tracker'!$j$26:$j$525;&quot;Cleared&quot;)+SUMIFS('2025 financial tracker'!$h$26:$h$525;'2025 financial tracker'!$b$26:$b$525;&quot;Expense&quot;;'2025 financial tracker'!$e$26:$e$525;[.$A107];'2025 financial tracker'!$j$26:$j$525;&quot;Cleared&quot;)+SUMIFS('2026 financial tracker'!$h$26:$h$525;'2026 financial tracker'!$b$26:$b$525;&quot;Expense&quot;;'2026 financial tracker'!$e$26:$e$525;[.$A107];'2026 financial tracker'!$j$26:$j$525;&quot;Cleared&quot;))">
            <text:p/>
          </table:table-cell>
          <table:table-cell table:style-name="ce33" table:formula="of:=IF([.$A107]=&quot;&quot;;&quot;&quot;;[.E107]-[.F107])">
            <text:p/>
          </table:table-cell>
          <table:table-cell table:style-name="ce33" table:formula="of:=IF([.$A107]=&quot;&quot;;&quot;&quot;;SUMIFS('2023 financial tracker'!$h$26:$h$525;'2023 financial tracker'!$b$26:$b$525;&quot;Income&quot;;'2023 financial tracker'!$e$26:$e$525;[.$A107];'2023 financial tracker'!$j$26:$j$525;&quot;Pending&quot;)+SUMIFS('2023 financial tracker'!$h$26:$h$525;'2023 financial tracker'!$b$26:$b$525;&quot;Income&quot;;'2023 financial tracker'!$e$26:$e$525;[.$A107];'2023 financial tracker'!$j$26:$j$525;&quot;Expected&quot;)+SUMIFS('2024 financial tracker'!$h$26:$h$525;'2024 financial tracker'!$b$26:$b$525;&quot;Income&quot;;'2024 financial tracker'!$e$26:$e$525;[.$A107];'2024 financial tracker'!$j$26:$j$525;&quot;Pending&quot;)+SUMIFS('2024 financial tracker'!$h$26:$h$525;'2024 financial tracker'!$b$26:$b$525;&quot;Income&quot;;'2024 financial tracker'!$e$26:$e$525;[.$A107];'2024 financial tracker'!$j$26:$j$525;&quot;Expected&quot;)+SUMIFS('2025 financial tracker'!$h$26:$h$525;'2025 financial tracker'!$b$26:$b$525;&quot;Income&quot;;'2025 financial tracker'!$e$26:$e$525;[.$A107];'2025 financial tracker'!$j$26:$j$525;&quot;Pending&quot;)+SUMIFS('2025 financial tracker'!$h$26:$h$525;'2025 financial tracker'!$b$26:$b$525;&quot;Income&quot;;'2025 financial tracker'!$e$26:$e$525;[.$A107];'2025 financial tracker'!$j$26:$j$525;&quot;Expected&quot;)+SUMIFS('2026 financial tracker'!$h$26:$h$525;'2026 financial tracker'!$b$26:$b$525;&quot;Income&quot;;'2026 financial tracker'!$e$26:$e$525;[.$A107];'2026 financial tracker'!$j$26:$j$525;&quot;Pending&quot;)+SUMIFS('2026 financial tracker'!$h$26:$h$525;'2026 financial tracker'!$b$26:$b$525;&quot;Income&quot;;'2026 financial tracker'!$e$26:$e$525;[.$A107];'2026 financial tracker'!$j$26:$j$525;&quot;Expected&quot;))">
            <text:p/>
          </table:table-cell>
          <table:table-cell table:style-name="ce3" table:number-columns-repeated="10"/>
          <table:table-cell table:number-columns-repeated="1006"/>
        </table:table-row>
        <table:table-row table:style-name="ro2">
          <table:table-cell table:style-name="ce3" table:number-columns-repeated="4"/>
          <table:table-cell table:style-name="ce33" table:formula="of:=IF([.$A108]=&quot;&quot;;&quot;&quot;;SUMIFS('2023 financial tracker'!$h$26:$h$525;'2023 financial tracker'!$b$26:$b$525;&quot;Income&quot;;'2023 financial tracker'!$e$26:$e$525;[.$A108];'2023 financial tracker'!$j$26:$j$525;&quot;Cleared&quot;)+SUMIFS('2024 financial tracker'!$h$26:$h$525;'2024 financial tracker'!$b$26:$b$525;&quot;Income&quot;;'2024 financial tracker'!$e$26:$e$525;[.$A108];'2024 financial tracker'!$j$26:$j$525;&quot;Cleared&quot;)+SUMIFS('2025 financial tracker'!$h$26:$h$525;'2025 financial tracker'!$b$26:$b$525;&quot;Income&quot;;'2025 financial tracker'!$e$26:$e$525;[.$A108];'2025 financial tracker'!$j$26:$j$525;&quot;Cleared&quot;)+SUMIFS('2026 financial tracker'!$h$26:$h$525;'2026 financial tracker'!$b$26:$b$525;&quot;Income&quot;;'2026 financial tracker'!$e$26:$e$525;[.$A108];'2026 financial tracker'!$j$26:$j$525;&quot;Cleared&quot;))">
            <text:p/>
          </table:table-cell>
          <table:table-cell table:style-name="ce33" table:formula="of:=IF([.$A108]=&quot;&quot;;&quot;&quot;;SUMIFS('2023 financial tracker'!$h$26:$h$525;'2023 financial tracker'!$b$26:$b$525;&quot;Expense&quot;;'2023 financial tracker'!$e$26:$e$525;[.$A108];'2023 financial tracker'!$j$26:$j$525;&quot;Cleared&quot;)+SUMIFS('2024 financial tracker'!$h$26:$h$525;'2024 financial tracker'!$b$26:$b$525;&quot;Expense&quot;;'2024 financial tracker'!$e$26:$e$525;[.$A108];'2024 financial tracker'!$j$26:$j$525;&quot;Cleared&quot;)+SUMIFS('2025 financial tracker'!$h$26:$h$525;'2025 financial tracker'!$b$26:$b$525;&quot;Expense&quot;;'2025 financial tracker'!$e$26:$e$525;[.$A108];'2025 financial tracker'!$j$26:$j$525;&quot;Cleared&quot;)+SUMIFS('2026 financial tracker'!$h$26:$h$525;'2026 financial tracker'!$b$26:$b$525;&quot;Expense&quot;;'2026 financial tracker'!$e$26:$e$525;[.$A108];'2026 financial tracker'!$j$26:$j$525;&quot;Cleared&quot;))">
            <text:p/>
          </table:table-cell>
          <table:table-cell table:style-name="ce33" table:formula="of:=IF([.$A108]=&quot;&quot;;&quot;&quot;;[.E108]-[.F108])">
            <text:p/>
          </table:table-cell>
          <table:table-cell table:style-name="ce33" table:formula="of:=IF([.$A108]=&quot;&quot;;&quot;&quot;;SUMIFS('2023 financial tracker'!$h$26:$h$525;'2023 financial tracker'!$b$26:$b$525;&quot;Income&quot;;'2023 financial tracker'!$e$26:$e$525;[.$A108];'2023 financial tracker'!$j$26:$j$525;&quot;Pending&quot;)+SUMIFS('2023 financial tracker'!$h$26:$h$525;'2023 financial tracker'!$b$26:$b$525;&quot;Income&quot;;'2023 financial tracker'!$e$26:$e$525;[.$A108];'2023 financial tracker'!$j$26:$j$525;&quot;Expected&quot;)+SUMIFS('2024 financial tracker'!$h$26:$h$525;'2024 financial tracker'!$b$26:$b$525;&quot;Income&quot;;'2024 financial tracker'!$e$26:$e$525;[.$A108];'2024 financial tracker'!$j$26:$j$525;&quot;Pending&quot;)+SUMIFS('2024 financial tracker'!$h$26:$h$525;'2024 financial tracker'!$b$26:$b$525;&quot;Income&quot;;'2024 financial tracker'!$e$26:$e$525;[.$A108];'2024 financial tracker'!$j$26:$j$525;&quot;Expected&quot;)+SUMIFS('2025 financial tracker'!$h$26:$h$525;'2025 financial tracker'!$b$26:$b$525;&quot;Income&quot;;'2025 financial tracker'!$e$26:$e$525;[.$A108];'2025 financial tracker'!$j$26:$j$525;&quot;Pending&quot;)+SUMIFS('2025 financial tracker'!$h$26:$h$525;'2025 financial tracker'!$b$26:$b$525;&quot;Income&quot;;'2025 financial tracker'!$e$26:$e$525;[.$A108];'2025 financial tracker'!$j$26:$j$525;&quot;Expected&quot;)+SUMIFS('2026 financial tracker'!$h$26:$h$525;'2026 financial tracker'!$b$26:$b$525;&quot;Income&quot;;'2026 financial tracker'!$e$26:$e$525;[.$A108];'2026 financial tracker'!$j$26:$j$525;&quot;Pending&quot;)+SUMIFS('2026 financial tracker'!$h$26:$h$525;'2026 financial tracker'!$b$26:$b$525;&quot;Income&quot;;'2026 financial tracker'!$e$26:$e$525;[.$A108];'2026 financial tracker'!$j$26:$j$525;&quot;Expected&quot;))">
            <text:p/>
          </table:table-cell>
          <table:table-cell table:style-name="ce3" table:number-columns-repeated="10"/>
          <table:table-cell table:number-columns-repeated="1006"/>
        </table:table-row>
        <table:table-row table:style-name="ro2">
          <table:table-cell table:style-name="ce3" table:number-columns-repeated="4"/>
          <table:table-cell table:style-name="ce33" table:formula="of:=IF([.$A109]=&quot;&quot;;&quot;&quot;;SUMIFS('2023 financial tracker'!$h$26:$h$525;'2023 financial tracker'!$b$26:$b$525;&quot;Income&quot;;'2023 financial tracker'!$e$26:$e$525;[.$A109];'2023 financial tracker'!$j$26:$j$525;&quot;Cleared&quot;)+SUMIFS('2024 financial tracker'!$h$26:$h$525;'2024 financial tracker'!$b$26:$b$525;&quot;Income&quot;;'2024 financial tracker'!$e$26:$e$525;[.$A109];'2024 financial tracker'!$j$26:$j$525;&quot;Cleared&quot;)+SUMIFS('2025 financial tracker'!$h$26:$h$525;'2025 financial tracker'!$b$26:$b$525;&quot;Income&quot;;'2025 financial tracker'!$e$26:$e$525;[.$A109];'2025 financial tracker'!$j$26:$j$525;&quot;Cleared&quot;)+SUMIFS('2026 financial tracker'!$h$26:$h$525;'2026 financial tracker'!$b$26:$b$525;&quot;Income&quot;;'2026 financial tracker'!$e$26:$e$525;[.$A109];'2026 financial tracker'!$j$26:$j$525;&quot;Cleared&quot;))">
            <text:p/>
          </table:table-cell>
          <table:table-cell table:style-name="ce33" table:formula="of:=IF([.$A109]=&quot;&quot;;&quot;&quot;;SUMIFS('2023 financial tracker'!$h$26:$h$525;'2023 financial tracker'!$b$26:$b$525;&quot;Expense&quot;;'2023 financial tracker'!$e$26:$e$525;[.$A109];'2023 financial tracker'!$j$26:$j$525;&quot;Cleared&quot;)+SUMIFS('2024 financial tracker'!$h$26:$h$525;'2024 financial tracker'!$b$26:$b$525;&quot;Expense&quot;;'2024 financial tracker'!$e$26:$e$525;[.$A109];'2024 financial tracker'!$j$26:$j$525;&quot;Cleared&quot;)+SUMIFS('2025 financial tracker'!$h$26:$h$525;'2025 financial tracker'!$b$26:$b$525;&quot;Expense&quot;;'2025 financial tracker'!$e$26:$e$525;[.$A109];'2025 financial tracker'!$j$26:$j$525;&quot;Cleared&quot;)+SUMIFS('2026 financial tracker'!$h$26:$h$525;'2026 financial tracker'!$b$26:$b$525;&quot;Expense&quot;;'2026 financial tracker'!$e$26:$e$525;[.$A109];'2026 financial tracker'!$j$26:$j$525;&quot;Cleared&quot;))">
            <text:p/>
          </table:table-cell>
          <table:table-cell table:style-name="ce33" table:formula="of:=IF([.$A109]=&quot;&quot;;&quot;&quot;;[.E109]-[.F109])">
            <text:p/>
          </table:table-cell>
          <table:table-cell table:style-name="ce33" table:formula="of:=IF([.$A109]=&quot;&quot;;&quot;&quot;;SUMIFS('2023 financial tracker'!$h$26:$h$525;'2023 financial tracker'!$b$26:$b$525;&quot;Income&quot;;'2023 financial tracker'!$e$26:$e$525;[.$A109];'2023 financial tracker'!$j$26:$j$525;&quot;Pending&quot;)+SUMIFS('2023 financial tracker'!$h$26:$h$525;'2023 financial tracker'!$b$26:$b$525;&quot;Income&quot;;'2023 financial tracker'!$e$26:$e$525;[.$A109];'2023 financial tracker'!$j$26:$j$525;&quot;Expected&quot;)+SUMIFS('2024 financial tracker'!$h$26:$h$525;'2024 financial tracker'!$b$26:$b$525;&quot;Income&quot;;'2024 financial tracker'!$e$26:$e$525;[.$A109];'2024 financial tracker'!$j$26:$j$525;&quot;Pending&quot;)+SUMIFS('2024 financial tracker'!$h$26:$h$525;'2024 financial tracker'!$b$26:$b$525;&quot;Income&quot;;'2024 financial tracker'!$e$26:$e$525;[.$A109];'2024 financial tracker'!$j$26:$j$525;&quot;Expected&quot;)+SUMIFS('2025 financial tracker'!$h$26:$h$525;'2025 financial tracker'!$b$26:$b$525;&quot;Income&quot;;'2025 financial tracker'!$e$26:$e$525;[.$A109];'2025 financial tracker'!$j$26:$j$525;&quot;Pending&quot;)+SUMIFS('2025 financial tracker'!$h$26:$h$525;'2025 financial tracker'!$b$26:$b$525;&quot;Income&quot;;'2025 financial tracker'!$e$26:$e$525;[.$A109];'2025 financial tracker'!$j$26:$j$525;&quot;Expected&quot;)+SUMIFS('2026 financial tracker'!$h$26:$h$525;'2026 financial tracker'!$b$26:$b$525;&quot;Income&quot;;'2026 financial tracker'!$e$26:$e$525;[.$A109];'2026 financial tracker'!$j$26:$j$525;&quot;Pending&quot;)+SUMIFS('2026 financial tracker'!$h$26:$h$525;'2026 financial tracker'!$b$26:$b$525;&quot;Income&quot;;'2026 financial tracker'!$e$26:$e$525;[.$A109];'2026 financial tracker'!$j$26:$j$525;&quot;Expected&quot;))">
            <text:p/>
          </table:table-cell>
          <table:table-cell table:style-name="ce3" table:number-columns-repeated="10"/>
          <table:table-cell table:number-columns-repeated="1006"/>
        </table:table-row>
        <table:table-row table:style-name="ro2">
          <table:table-cell table:style-name="ce3" table:number-columns-repeated="4"/>
          <table:table-cell table:style-name="ce33" table:formula="of:=IF([.$A110]=&quot;&quot;;&quot;&quot;;SUMIFS('2023 financial tracker'!$h$26:$h$525;'2023 financial tracker'!$b$26:$b$525;&quot;Income&quot;;'2023 financial tracker'!$e$26:$e$525;[.$A110];'2023 financial tracker'!$j$26:$j$525;&quot;Cleared&quot;)+SUMIFS('2024 financial tracker'!$h$26:$h$525;'2024 financial tracker'!$b$26:$b$525;&quot;Income&quot;;'2024 financial tracker'!$e$26:$e$525;[.$A110];'2024 financial tracker'!$j$26:$j$525;&quot;Cleared&quot;)+SUMIFS('2025 financial tracker'!$h$26:$h$525;'2025 financial tracker'!$b$26:$b$525;&quot;Income&quot;;'2025 financial tracker'!$e$26:$e$525;[.$A110];'2025 financial tracker'!$j$26:$j$525;&quot;Cleared&quot;)+SUMIFS('2026 financial tracker'!$h$26:$h$525;'2026 financial tracker'!$b$26:$b$525;&quot;Income&quot;;'2026 financial tracker'!$e$26:$e$525;[.$A110];'2026 financial tracker'!$j$26:$j$525;&quot;Cleared&quot;))">
            <text:p/>
          </table:table-cell>
          <table:table-cell table:style-name="ce33" table:formula="of:=IF([.$A110]=&quot;&quot;;&quot;&quot;;SUMIFS('2023 financial tracker'!$h$26:$h$525;'2023 financial tracker'!$b$26:$b$525;&quot;Expense&quot;;'2023 financial tracker'!$e$26:$e$525;[.$A110];'2023 financial tracker'!$j$26:$j$525;&quot;Cleared&quot;)+SUMIFS('2024 financial tracker'!$h$26:$h$525;'2024 financial tracker'!$b$26:$b$525;&quot;Expense&quot;;'2024 financial tracker'!$e$26:$e$525;[.$A110];'2024 financial tracker'!$j$26:$j$525;&quot;Cleared&quot;)+SUMIFS('2025 financial tracker'!$h$26:$h$525;'2025 financial tracker'!$b$26:$b$525;&quot;Expense&quot;;'2025 financial tracker'!$e$26:$e$525;[.$A110];'2025 financial tracker'!$j$26:$j$525;&quot;Cleared&quot;)+SUMIFS('2026 financial tracker'!$h$26:$h$525;'2026 financial tracker'!$b$26:$b$525;&quot;Expense&quot;;'2026 financial tracker'!$e$26:$e$525;[.$A110];'2026 financial tracker'!$j$26:$j$525;&quot;Cleared&quot;))">
            <text:p/>
          </table:table-cell>
          <table:table-cell table:style-name="ce33" table:formula="of:=IF([.$A110]=&quot;&quot;;&quot;&quot;;[.E110]-[.F110])">
            <text:p/>
          </table:table-cell>
          <table:table-cell table:style-name="ce33" table:formula="of:=IF([.$A110]=&quot;&quot;;&quot;&quot;;SUMIFS('2023 financial tracker'!$h$26:$h$525;'2023 financial tracker'!$b$26:$b$525;&quot;Income&quot;;'2023 financial tracker'!$e$26:$e$525;[.$A110];'2023 financial tracker'!$j$26:$j$525;&quot;Pending&quot;)+SUMIFS('2023 financial tracker'!$h$26:$h$525;'2023 financial tracker'!$b$26:$b$525;&quot;Income&quot;;'2023 financial tracker'!$e$26:$e$525;[.$A110];'2023 financial tracker'!$j$26:$j$525;&quot;Expected&quot;)+SUMIFS('2024 financial tracker'!$h$26:$h$525;'2024 financial tracker'!$b$26:$b$525;&quot;Income&quot;;'2024 financial tracker'!$e$26:$e$525;[.$A110];'2024 financial tracker'!$j$26:$j$525;&quot;Pending&quot;)+SUMIFS('2024 financial tracker'!$h$26:$h$525;'2024 financial tracker'!$b$26:$b$525;&quot;Income&quot;;'2024 financial tracker'!$e$26:$e$525;[.$A110];'2024 financial tracker'!$j$26:$j$525;&quot;Expected&quot;)+SUMIFS('2025 financial tracker'!$h$26:$h$525;'2025 financial tracker'!$b$26:$b$525;&quot;Income&quot;;'2025 financial tracker'!$e$26:$e$525;[.$A110];'2025 financial tracker'!$j$26:$j$525;&quot;Pending&quot;)+SUMIFS('2025 financial tracker'!$h$26:$h$525;'2025 financial tracker'!$b$26:$b$525;&quot;Income&quot;;'2025 financial tracker'!$e$26:$e$525;[.$A110];'2025 financial tracker'!$j$26:$j$525;&quot;Expected&quot;)+SUMIFS('2026 financial tracker'!$h$26:$h$525;'2026 financial tracker'!$b$26:$b$525;&quot;Income&quot;;'2026 financial tracker'!$e$26:$e$525;[.$A110];'2026 financial tracker'!$j$26:$j$525;&quot;Pending&quot;)+SUMIFS('2026 financial tracker'!$h$26:$h$525;'2026 financial tracker'!$b$26:$b$525;&quot;Income&quot;;'2026 financial tracker'!$e$26:$e$525;[.$A110];'2026 financial tracker'!$j$26:$j$525;&quot;Expected&quot;))">
            <text:p/>
          </table:table-cell>
          <table:table-cell table:style-name="ce3" table:number-columns-repeated="10"/>
          <table:table-cell table:number-columns-repeated="1006"/>
        </table:table-row>
        <table:table-row table:style-name="ro2">
          <table:table-cell table:style-name="ce3" table:number-columns-repeated="4"/>
          <table:table-cell table:style-name="ce33" table:formula="of:=IF([.$A111]=&quot;&quot;;&quot;&quot;;SUMIFS('2023 financial tracker'!$h$26:$h$525;'2023 financial tracker'!$b$26:$b$525;&quot;Income&quot;;'2023 financial tracker'!$e$26:$e$525;[.$A111];'2023 financial tracker'!$j$26:$j$525;&quot;Cleared&quot;)+SUMIFS('2024 financial tracker'!$h$26:$h$525;'2024 financial tracker'!$b$26:$b$525;&quot;Income&quot;;'2024 financial tracker'!$e$26:$e$525;[.$A111];'2024 financial tracker'!$j$26:$j$525;&quot;Cleared&quot;)+SUMIFS('2025 financial tracker'!$h$26:$h$525;'2025 financial tracker'!$b$26:$b$525;&quot;Income&quot;;'2025 financial tracker'!$e$26:$e$525;[.$A111];'2025 financial tracker'!$j$26:$j$525;&quot;Cleared&quot;)+SUMIFS('2026 financial tracker'!$h$26:$h$525;'2026 financial tracker'!$b$26:$b$525;&quot;Income&quot;;'2026 financial tracker'!$e$26:$e$525;[.$A111];'2026 financial tracker'!$j$26:$j$525;&quot;Cleared&quot;))">
            <text:p/>
          </table:table-cell>
          <table:table-cell table:style-name="ce33" table:formula="of:=IF([.$A111]=&quot;&quot;;&quot;&quot;;SUMIFS('2023 financial tracker'!$h$26:$h$525;'2023 financial tracker'!$b$26:$b$525;&quot;Expense&quot;;'2023 financial tracker'!$e$26:$e$525;[.$A111];'2023 financial tracker'!$j$26:$j$525;&quot;Cleared&quot;)+SUMIFS('2024 financial tracker'!$h$26:$h$525;'2024 financial tracker'!$b$26:$b$525;&quot;Expense&quot;;'2024 financial tracker'!$e$26:$e$525;[.$A111];'2024 financial tracker'!$j$26:$j$525;&quot;Cleared&quot;)+SUMIFS('2025 financial tracker'!$h$26:$h$525;'2025 financial tracker'!$b$26:$b$525;&quot;Expense&quot;;'2025 financial tracker'!$e$26:$e$525;[.$A111];'2025 financial tracker'!$j$26:$j$525;&quot;Cleared&quot;)+SUMIFS('2026 financial tracker'!$h$26:$h$525;'2026 financial tracker'!$b$26:$b$525;&quot;Expense&quot;;'2026 financial tracker'!$e$26:$e$525;[.$A111];'2026 financial tracker'!$j$26:$j$525;&quot;Cleared&quot;))">
            <text:p/>
          </table:table-cell>
          <table:table-cell table:style-name="ce33" table:formula="of:=IF([.$A111]=&quot;&quot;;&quot;&quot;;[.E111]-[.F111])">
            <text:p/>
          </table:table-cell>
          <table:table-cell table:style-name="ce33" table:formula="of:=IF([.$A111]=&quot;&quot;;&quot;&quot;;SUMIFS('2023 financial tracker'!$h$26:$h$525;'2023 financial tracker'!$b$26:$b$525;&quot;Income&quot;;'2023 financial tracker'!$e$26:$e$525;[.$A111];'2023 financial tracker'!$j$26:$j$525;&quot;Pending&quot;)+SUMIFS('2023 financial tracker'!$h$26:$h$525;'2023 financial tracker'!$b$26:$b$525;&quot;Income&quot;;'2023 financial tracker'!$e$26:$e$525;[.$A111];'2023 financial tracker'!$j$26:$j$525;&quot;Expected&quot;)+SUMIFS('2024 financial tracker'!$h$26:$h$525;'2024 financial tracker'!$b$26:$b$525;&quot;Income&quot;;'2024 financial tracker'!$e$26:$e$525;[.$A111];'2024 financial tracker'!$j$26:$j$525;&quot;Pending&quot;)+SUMIFS('2024 financial tracker'!$h$26:$h$525;'2024 financial tracker'!$b$26:$b$525;&quot;Income&quot;;'2024 financial tracker'!$e$26:$e$525;[.$A111];'2024 financial tracker'!$j$26:$j$525;&quot;Expected&quot;)+SUMIFS('2025 financial tracker'!$h$26:$h$525;'2025 financial tracker'!$b$26:$b$525;&quot;Income&quot;;'2025 financial tracker'!$e$26:$e$525;[.$A111];'2025 financial tracker'!$j$26:$j$525;&quot;Pending&quot;)+SUMIFS('2025 financial tracker'!$h$26:$h$525;'2025 financial tracker'!$b$26:$b$525;&quot;Income&quot;;'2025 financial tracker'!$e$26:$e$525;[.$A111];'2025 financial tracker'!$j$26:$j$525;&quot;Expected&quot;)+SUMIFS('2026 financial tracker'!$h$26:$h$525;'2026 financial tracker'!$b$26:$b$525;&quot;Income&quot;;'2026 financial tracker'!$e$26:$e$525;[.$A111];'2026 financial tracker'!$j$26:$j$525;&quot;Pending&quot;)+SUMIFS('2026 financial tracker'!$h$26:$h$525;'2026 financial tracker'!$b$26:$b$525;&quot;Income&quot;;'2026 financial tracker'!$e$26:$e$525;[.$A111];'2026 financial tracker'!$j$26:$j$525;&quot;Expected&quot;))">
            <text:p/>
          </table:table-cell>
          <table:table-cell table:style-name="ce3" table:number-columns-repeated="10"/>
          <table:table-cell table:number-columns-repeated="1006"/>
        </table:table-row>
        <table:table-row table:style-name="ro2">
          <table:table-cell table:style-name="ce3" table:number-columns-repeated="4"/>
          <table:table-cell table:style-name="ce33" table:formula="of:=IF([.$A112]=&quot;&quot;;&quot;&quot;;SUMIFS('2023 financial tracker'!$h$26:$h$525;'2023 financial tracker'!$b$26:$b$525;&quot;Income&quot;;'2023 financial tracker'!$e$26:$e$525;[.$A112];'2023 financial tracker'!$j$26:$j$525;&quot;Cleared&quot;)+SUMIFS('2024 financial tracker'!$h$26:$h$525;'2024 financial tracker'!$b$26:$b$525;&quot;Income&quot;;'2024 financial tracker'!$e$26:$e$525;[.$A112];'2024 financial tracker'!$j$26:$j$525;&quot;Cleared&quot;)+SUMIFS('2025 financial tracker'!$h$26:$h$525;'2025 financial tracker'!$b$26:$b$525;&quot;Income&quot;;'2025 financial tracker'!$e$26:$e$525;[.$A112];'2025 financial tracker'!$j$26:$j$525;&quot;Cleared&quot;)+SUMIFS('2026 financial tracker'!$h$26:$h$525;'2026 financial tracker'!$b$26:$b$525;&quot;Income&quot;;'2026 financial tracker'!$e$26:$e$525;[.$A112];'2026 financial tracker'!$j$26:$j$525;&quot;Cleared&quot;))">
            <text:p/>
          </table:table-cell>
          <table:table-cell table:style-name="ce33" table:formula="of:=IF([.$A112]=&quot;&quot;;&quot;&quot;;SUMIFS('2023 financial tracker'!$h$26:$h$525;'2023 financial tracker'!$b$26:$b$525;&quot;Expense&quot;;'2023 financial tracker'!$e$26:$e$525;[.$A112];'2023 financial tracker'!$j$26:$j$525;&quot;Cleared&quot;)+SUMIFS('2024 financial tracker'!$h$26:$h$525;'2024 financial tracker'!$b$26:$b$525;&quot;Expense&quot;;'2024 financial tracker'!$e$26:$e$525;[.$A112];'2024 financial tracker'!$j$26:$j$525;&quot;Cleared&quot;)+SUMIFS('2025 financial tracker'!$h$26:$h$525;'2025 financial tracker'!$b$26:$b$525;&quot;Expense&quot;;'2025 financial tracker'!$e$26:$e$525;[.$A112];'2025 financial tracker'!$j$26:$j$525;&quot;Cleared&quot;)+SUMIFS('2026 financial tracker'!$h$26:$h$525;'2026 financial tracker'!$b$26:$b$525;&quot;Expense&quot;;'2026 financial tracker'!$e$26:$e$525;[.$A112];'2026 financial tracker'!$j$26:$j$525;&quot;Cleared&quot;))">
            <text:p/>
          </table:table-cell>
          <table:table-cell table:style-name="ce33" table:formula="of:=IF([.$A112]=&quot;&quot;;&quot;&quot;;[.E112]-[.F112])">
            <text:p/>
          </table:table-cell>
          <table:table-cell table:style-name="ce33" table:formula="of:=IF([.$A112]=&quot;&quot;;&quot;&quot;;SUMIFS('2023 financial tracker'!$h$26:$h$525;'2023 financial tracker'!$b$26:$b$525;&quot;Income&quot;;'2023 financial tracker'!$e$26:$e$525;[.$A112];'2023 financial tracker'!$j$26:$j$525;&quot;Pending&quot;)+SUMIFS('2023 financial tracker'!$h$26:$h$525;'2023 financial tracker'!$b$26:$b$525;&quot;Income&quot;;'2023 financial tracker'!$e$26:$e$525;[.$A112];'2023 financial tracker'!$j$26:$j$525;&quot;Expected&quot;)+SUMIFS('2024 financial tracker'!$h$26:$h$525;'2024 financial tracker'!$b$26:$b$525;&quot;Income&quot;;'2024 financial tracker'!$e$26:$e$525;[.$A112];'2024 financial tracker'!$j$26:$j$525;&quot;Pending&quot;)+SUMIFS('2024 financial tracker'!$h$26:$h$525;'2024 financial tracker'!$b$26:$b$525;&quot;Income&quot;;'2024 financial tracker'!$e$26:$e$525;[.$A112];'2024 financial tracker'!$j$26:$j$525;&quot;Expected&quot;)+SUMIFS('2025 financial tracker'!$h$26:$h$525;'2025 financial tracker'!$b$26:$b$525;&quot;Income&quot;;'2025 financial tracker'!$e$26:$e$525;[.$A112];'2025 financial tracker'!$j$26:$j$525;&quot;Pending&quot;)+SUMIFS('2025 financial tracker'!$h$26:$h$525;'2025 financial tracker'!$b$26:$b$525;&quot;Income&quot;;'2025 financial tracker'!$e$26:$e$525;[.$A112];'2025 financial tracker'!$j$26:$j$525;&quot;Expected&quot;)+SUMIFS('2026 financial tracker'!$h$26:$h$525;'2026 financial tracker'!$b$26:$b$525;&quot;Income&quot;;'2026 financial tracker'!$e$26:$e$525;[.$A112];'2026 financial tracker'!$j$26:$j$525;&quot;Pending&quot;)+SUMIFS('2026 financial tracker'!$h$26:$h$525;'2026 financial tracker'!$b$26:$b$525;&quot;Income&quot;;'2026 financial tracker'!$e$26:$e$525;[.$A112];'2026 financial tracker'!$j$26:$j$525;&quot;Expected&quot;))">
            <text:p/>
          </table:table-cell>
          <table:table-cell table:style-name="ce3" table:number-columns-repeated="10"/>
          <table:table-cell table:number-columns-repeated="1006"/>
        </table:table-row>
        <table:table-row table:style-name="ro2">
          <table:table-cell table:style-name="ce3" table:number-columns-repeated="4"/>
          <table:table-cell table:style-name="ce33" table:formula="of:=IF([.$A113]=&quot;&quot;;&quot;&quot;;SUMIFS('2023 financial tracker'!$h$26:$h$525;'2023 financial tracker'!$b$26:$b$525;&quot;Income&quot;;'2023 financial tracker'!$e$26:$e$525;[.$A113];'2023 financial tracker'!$j$26:$j$525;&quot;Cleared&quot;)+SUMIFS('2024 financial tracker'!$h$26:$h$525;'2024 financial tracker'!$b$26:$b$525;&quot;Income&quot;;'2024 financial tracker'!$e$26:$e$525;[.$A113];'2024 financial tracker'!$j$26:$j$525;&quot;Cleared&quot;)+SUMIFS('2025 financial tracker'!$h$26:$h$525;'2025 financial tracker'!$b$26:$b$525;&quot;Income&quot;;'2025 financial tracker'!$e$26:$e$525;[.$A113];'2025 financial tracker'!$j$26:$j$525;&quot;Cleared&quot;)+SUMIFS('2026 financial tracker'!$h$26:$h$525;'2026 financial tracker'!$b$26:$b$525;&quot;Income&quot;;'2026 financial tracker'!$e$26:$e$525;[.$A113];'2026 financial tracker'!$j$26:$j$525;&quot;Cleared&quot;))">
            <text:p/>
          </table:table-cell>
          <table:table-cell table:style-name="ce33" table:formula="of:=IF([.$A113]=&quot;&quot;;&quot;&quot;;SUMIFS('2023 financial tracker'!$h$26:$h$525;'2023 financial tracker'!$b$26:$b$525;&quot;Expense&quot;;'2023 financial tracker'!$e$26:$e$525;[.$A113];'2023 financial tracker'!$j$26:$j$525;&quot;Cleared&quot;)+SUMIFS('2024 financial tracker'!$h$26:$h$525;'2024 financial tracker'!$b$26:$b$525;&quot;Expense&quot;;'2024 financial tracker'!$e$26:$e$525;[.$A113];'2024 financial tracker'!$j$26:$j$525;&quot;Cleared&quot;)+SUMIFS('2025 financial tracker'!$h$26:$h$525;'2025 financial tracker'!$b$26:$b$525;&quot;Expense&quot;;'2025 financial tracker'!$e$26:$e$525;[.$A113];'2025 financial tracker'!$j$26:$j$525;&quot;Cleared&quot;)+SUMIFS('2026 financial tracker'!$h$26:$h$525;'2026 financial tracker'!$b$26:$b$525;&quot;Expense&quot;;'2026 financial tracker'!$e$26:$e$525;[.$A113];'2026 financial tracker'!$j$26:$j$525;&quot;Cleared&quot;))">
            <text:p/>
          </table:table-cell>
          <table:table-cell table:style-name="ce33" table:formula="of:=IF([.$A113]=&quot;&quot;;&quot;&quot;;[.E113]-[.F113])">
            <text:p/>
          </table:table-cell>
          <table:table-cell table:style-name="ce33" table:formula="of:=IF([.$A113]=&quot;&quot;;&quot;&quot;;SUMIFS('2023 financial tracker'!$h$26:$h$525;'2023 financial tracker'!$b$26:$b$525;&quot;Income&quot;;'2023 financial tracker'!$e$26:$e$525;[.$A113];'2023 financial tracker'!$j$26:$j$525;&quot;Pending&quot;)+SUMIFS('2023 financial tracker'!$h$26:$h$525;'2023 financial tracker'!$b$26:$b$525;&quot;Income&quot;;'2023 financial tracker'!$e$26:$e$525;[.$A113];'2023 financial tracker'!$j$26:$j$525;&quot;Expected&quot;)+SUMIFS('2024 financial tracker'!$h$26:$h$525;'2024 financial tracker'!$b$26:$b$525;&quot;Income&quot;;'2024 financial tracker'!$e$26:$e$525;[.$A113];'2024 financial tracker'!$j$26:$j$525;&quot;Pending&quot;)+SUMIFS('2024 financial tracker'!$h$26:$h$525;'2024 financial tracker'!$b$26:$b$525;&quot;Income&quot;;'2024 financial tracker'!$e$26:$e$525;[.$A113];'2024 financial tracker'!$j$26:$j$525;&quot;Expected&quot;)+SUMIFS('2025 financial tracker'!$h$26:$h$525;'2025 financial tracker'!$b$26:$b$525;&quot;Income&quot;;'2025 financial tracker'!$e$26:$e$525;[.$A113];'2025 financial tracker'!$j$26:$j$525;&quot;Pending&quot;)+SUMIFS('2025 financial tracker'!$h$26:$h$525;'2025 financial tracker'!$b$26:$b$525;&quot;Income&quot;;'2025 financial tracker'!$e$26:$e$525;[.$A113];'2025 financial tracker'!$j$26:$j$525;&quot;Expected&quot;)+SUMIFS('2026 financial tracker'!$h$26:$h$525;'2026 financial tracker'!$b$26:$b$525;&quot;Income&quot;;'2026 financial tracker'!$e$26:$e$525;[.$A113];'2026 financial tracker'!$j$26:$j$525;&quot;Pending&quot;)+SUMIFS('2026 financial tracker'!$h$26:$h$525;'2026 financial tracker'!$b$26:$b$525;&quot;Income&quot;;'2026 financial tracker'!$e$26:$e$525;[.$A113];'2026 financial tracker'!$j$26:$j$525;&quot;Expected&quot;))">
            <text:p/>
          </table:table-cell>
          <table:table-cell table:style-name="ce3" table:number-columns-repeated="10"/>
          <table:table-cell table:number-columns-repeated="1006"/>
        </table:table-row>
        <table:table-row table:style-name="ro2">
          <table:table-cell table:style-name="ce3" table:number-columns-repeated="4"/>
          <table:table-cell table:style-name="ce33" table:formula="of:=IF([.$A114]=&quot;&quot;;&quot;&quot;;SUMIFS('2023 financial tracker'!$h$26:$h$525;'2023 financial tracker'!$b$26:$b$525;&quot;Income&quot;;'2023 financial tracker'!$e$26:$e$525;[.$A114];'2023 financial tracker'!$j$26:$j$525;&quot;Cleared&quot;)+SUMIFS('2024 financial tracker'!$h$26:$h$525;'2024 financial tracker'!$b$26:$b$525;&quot;Income&quot;;'2024 financial tracker'!$e$26:$e$525;[.$A114];'2024 financial tracker'!$j$26:$j$525;&quot;Cleared&quot;)+SUMIFS('2025 financial tracker'!$h$26:$h$525;'2025 financial tracker'!$b$26:$b$525;&quot;Income&quot;;'2025 financial tracker'!$e$26:$e$525;[.$A114];'2025 financial tracker'!$j$26:$j$525;&quot;Cleared&quot;)+SUMIFS('2026 financial tracker'!$h$26:$h$525;'2026 financial tracker'!$b$26:$b$525;&quot;Income&quot;;'2026 financial tracker'!$e$26:$e$525;[.$A114];'2026 financial tracker'!$j$26:$j$525;&quot;Cleared&quot;))">
            <text:p/>
          </table:table-cell>
          <table:table-cell table:style-name="ce33" table:formula="of:=IF([.$A114]=&quot;&quot;;&quot;&quot;;SUMIFS('2023 financial tracker'!$h$26:$h$525;'2023 financial tracker'!$b$26:$b$525;&quot;Expense&quot;;'2023 financial tracker'!$e$26:$e$525;[.$A114];'2023 financial tracker'!$j$26:$j$525;&quot;Cleared&quot;)+SUMIFS('2024 financial tracker'!$h$26:$h$525;'2024 financial tracker'!$b$26:$b$525;&quot;Expense&quot;;'2024 financial tracker'!$e$26:$e$525;[.$A114];'2024 financial tracker'!$j$26:$j$525;&quot;Cleared&quot;)+SUMIFS('2025 financial tracker'!$h$26:$h$525;'2025 financial tracker'!$b$26:$b$525;&quot;Expense&quot;;'2025 financial tracker'!$e$26:$e$525;[.$A114];'2025 financial tracker'!$j$26:$j$525;&quot;Cleared&quot;)+SUMIFS('2026 financial tracker'!$h$26:$h$525;'2026 financial tracker'!$b$26:$b$525;&quot;Expense&quot;;'2026 financial tracker'!$e$26:$e$525;[.$A114];'2026 financial tracker'!$j$26:$j$525;&quot;Cleared&quot;))">
            <text:p/>
          </table:table-cell>
          <table:table-cell table:style-name="ce33" table:formula="of:=IF([.$A114]=&quot;&quot;;&quot;&quot;;[.E114]-[.F114])">
            <text:p/>
          </table:table-cell>
          <table:table-cell table:style-name="ce33" table:formula="of:=IF([.$A114]=&quot;&quot;;&quot;&quot;;SUMIFS('2023 financial tracker'!$h$26:$h$525;'2023 financial tracker'!$b$26:$b$525;&quot;Income&quot;;'2023 financial tracker'!$e$26:$e$525;[.$A114];'2023 financial tracker'!$j$26:$j$525;&quot;Pending&quot;)+SUMIFS('2023 financial tracker'!$h$26:$h$525;'2023 financial tracker'!$b$26:$b$525;&quot;Income&quot;;'2023 financial tracker'!$e$26:$e$525;[.$A114];'2023 financial tracker'!$j$26:$j$525;&quot;Expected&quot;)+SUMIFS('2024 financial tracker'!$h$26:$h$525;'2024 financial tracker'!$b$26:$b$525;&quot;Income&quot;;'2024 financial tracker'!$e$26:$e$525;[.$A114];'2024 financial tracker'!$j$26:$j$525;&quot;Pending&quot;)+SUMIFS('2024 financial tracker'!$h$26:$h$525;'2024 financial tracker'!$b$26:$b$525;&quot;Income&quot;;'2024 financial tracker'!$e$26:$e$525;[.$A114];'2024 financial tracker'!$j$26:$j$525;&quot;Expected&quot;)+SUMIFS('2025 financial tracker'!$h$26:$h$525;'2025 financial tracker'!$b$26:$b$525;&quot;Income&quot;;'2025 financial tracker'!$e$26:$e$525;[.$A114];'2025 financial tracker'!$j$26:$j$525;&quot;Pending&quot;)+SUMIFS('2025 financial tracker'!$h$26:$h$525;'2025 financial tracker'!$b$26:$b$525;&quot;Income&quot;;'2025 financial tracker'!$e$26:$e$525;[.$A114];'2025 financial tracker'!$j$26:$j$525;&quot;Expected&quot;)+SUMIFS('2026 financial tracker'!$h$26:$h$525;'2026 financial tracker'!$b$26:$b$525;&quot;Income&quot;;'2026 financial tracker'!$e$26:$e$525;[.$A114];'2026 financial tracker'!$j$26:$j$525;&quot;Pending&quot;)+SUMIFS('2026 financial tracker'!$h$26:$h$525;'2026 financial tracker'!$b$26:$b$525;&quot;Income&quot;;'2026 financial tracker'!$e$26:$e$525;[.$A114];'2026 financial tracker'!$j$26:$j$525;&quot;Expected&quot;))">
            <text:p/>
          </table:table-cell>
          <table:table-cell table:style-name="ce3" table:number-columns-repeated="10"/>
          <table:table-cell table:number-columns-repeated="1006"/>
        </table:table-row>
        <table:table-row table:style-name="ro2">
          <table:table-cell table:style-name="ce3" table:number-columns-repeated="4"/>
          <table:table-cell table:style-name="ce33" table:formula="of:=IF([.$A115]=&quot;&quot;;&quot;&quot;;SUMIFS('2023 financial tracker'!$h$26:$h$525;'2023 financial tracker'!$b$26:$b$525;&quot;Income&quot;;'2023 financial tracker'!$e$26:$e$525;[.$A115];'2023 financial tracker'!$j$26:$j$525;&quot;Cleared&quot;)+SUMIFS('2024 financial tracker'!$h$26:$h$525;'2024 financial tracker'!$b$26:$b$525;&quot;Income&quot;;'2024 financial tracker'!$e$26:$e$525;[.$A115];'2024 financial tracker'!$j$26:$j$525;&quot;Cleared&quot;)+SUMIFS('2025 financial tracker'!$h$26:$h$525;'2025 financial tracker'!$b$26:$b$525;&quot;Income&quot;;'2025 financial tracker'!$e$26:$e$525;[.$A115];'2025 financial tracker'!$j$26:$j$525;&quot;Cleared&quot;)+SUMIFS('2026 financial tracker'!$h$26:$h$525;'2026 financial tracker'!$b$26:$b$525;&quot;Income&quot;;'2026 financial tracker'!$e$26:$e$525;[.$A115];'2026 financial tracker'!$j$26:$j$525;&quot;Cleared&quot;))">
            <text:p/>
          </table:table-cell>
          <table:table-cell table:style-name="ce33" table:formula="of:=IF([.$A115]=&quot;&quot;;&quot;&quot;;SUMIFS('2023 financial tracker'!$h$26:$h$525;'2023 financial tracker'!$b$26:$b$525;&quot;Expense&quot;;'2023 financial tracker'!$e$26:$e$525;[.$A115];'2023 financial tracker'!$j$26:$j$525;&quot;Cleared&quot;)+SUMIFS('2024 financial tracker'!$h$26:$h$525;'2024 financial tracker'!$b$26:$b$525;&quot;Expense&quot;;'2024 financial tracker'!$e$26:$e$525;[.$A115];'2024 financial tracker'!$j$26:$j$525;&quot;Cleared&quot;)+SUMIFS('2025 financial tracker'!$h$26:$h$525;'2025 financial tracker'!$b$26:$b$525;&quot;Expense&quot;;'2025 financial tracker'!$e$26:$e$525;[.$A115];'2025 financial tracker'!$j$26:$j$525;&quot;Cleared&quot;)+SUMIFS('2026 financial tracker'!$h$26:$h$525;'2026 financial tracker'!$b$26:$b$525;&quot;Expense&quot;;'2026 financial tracker'!$e$26:$e$525;[.$A115];'2026 financial tracker'!$j$26:$j$525;&quot;Cleared&quot;))">
            <text:p/>
          </table:table-cell>
          <table:table-cell table:style-name="ce33" table:formula="of:=IF([.$A115]=&quot;&quot;;&quot;&quot;;[.E115]-[.F115])">
            <text:p/>
          </table:table-cell>
          <table:table-cell table:style-name="ce33" table:formula="of:=IF([.$A115]=&quot;&quot;;&quot;&quot;;SUMIFS('2023 financial tracker'!$h$26:$h$525;'2023 financial tracker'!$b$26:$b$525;&quot;Income&quot;;'2023 financial tracker'!$e$26:$e$525;[.$A115];'2023 financial tracker'!$j$26:$j$525;&quot;Pending&quot;)+SUMIFS('2023 financial tracker'!$h$26:$h$525;'2023 financial tracker'!$b$26:$b$525;&quot;Income&quot;;'2023 financial tracker'!$e$26:$e$525;[.$A115];'2023 financial tracker'!$j$26:$j$525;&quot;Expected&quot;)+SUMIFS('2024 financial tracker'!$h$26:$h$525;'2024 financial tracker'!$b$26:$b$525;&quot;Income&quot;;'2024 financial tracker'!$e$26:$e$525;[.$A115];'2024 financial tracker'!$j$26:$j$525;&quot;Pending&quot;)+SUMIFS('2024 financial tracker'!$h$26:$h$525;'2024 financial tracker'!$b$26:$b$525;&quot;Income&quot;;'2024 financial tracker'!$e$26:$e$525;[.$A115];'2024 financial tracker'!$j$26:$j$525;&quot;Expected&quot;)+SUMIFS('2025 financial tracker'!$h$26:$h$525;'2025 financial tracker'!$b$26:$b$525;&quot;Income&quot;;'2025 financial tracker'!$e$26:$e$525;[.$A115];'2025 financial tracker'!$j$26:$j$525;&quot;Pending&quot;)+SUMIFS('2025 financial tracker'!$h$26:$h$525;'2025 financial tracker'!$b$26:$b$525;&quot;Income&quot;;'2025 financial tracker'!$e$26:$e$525;[.$A115];'2025 financial tracker'!$j$26:$j$525;&quot;Expected&quot;)+SUMIFS('2026 financial tracker'!$h$26:$h$525;'2026 financial tracker'!$b$26:$b$525;&quot;Income&quot;;'2026 financial tracker'!$e$26:$e$525;[.$A115];'2026 financial tracker'!$j$26:$j$525;&quot;Pending&quot;)+SUMIFS('2026 financial tracker'!$h$26:$h$525;'2026 financial tracker'!$b$26:$b$525;&quot;Income&quot;;'2026 financial tracker'!$e$26:$e$525;[.$A115];'2026 financial tracker'!$j$26:$j$525;&quot;Expected&quot;))">
            <text:p/>
          </table:table-cell>
          <table:table-cell table:style-name="ce3" table:number-columns-repeated="10"/>
          <table:table-cell table:number-columns-repeated="1006"/>
        </table:table-row>
        <table:table-row table:style-name="ro2">
          <table:table-cell table:style-name="ce3" table:number-columns-repeated="4"/>
          <table:table-cell table:style-name="ce33" table:formula="of:=IF([.$A116]=&quot;&quot;;&quot;&quot;;SUMIFS('2023 financial tracker'!$h$26:$h$525;'2023 financial tracker'!$b$26:$b$525;&quot;Income&quot;;'2023 financial tracker'!$e$26:$e$525;[.$A116];'2023 financial tracker'!$j$26:$j$525;&quot;Cleared&quot;)+SUMIFS('2024 financial tracker'!$h$26:$h$525;'2024 financial tracker'!$b$26:$b$525;&quot;Income&quot;;'2024 financial tracker'!$e$26:$e$525;[.$A116];'2024 financial tracker'!$j$26:$j$525;&quot;Cleared&quot;)+SUMIFS('2025 financial tracker'!$h$26:$h$525;'2025 financial tracker'!$b$26:$b$525;&quot;Income&quot;;'2025 financial tracker'!$e$26:$e$525;[.$A116];'2025 financial tracker'!$j$26:$j$525;&quot;Cleared&quot;)+SUMIFS('2026 financial tracker'!$h$26:$h$525;'2026 financial tracker'!$b$26:$b$525;&quot;Income&quot;;'2026 financial tracker'!$e$26:$e$525;[.$A116];'2026 financial tracker'!$j$26:$j$525;&quot;Cleared&quot;))">
            <text:p/>
          </table:table-cell>
          <table:table-cell table:style-name="ce33" table:formula="of:=IF([.$A116]=&quot;&quot;;&quot;&quot;;SUMIFS('2023 financial tracker'!$h$26:$h$525;'2023 financial tracker'!$b$26:$b$525;&quot;Expense&quot;;'2023 financial tracker'!$e$26:$e$525;[.$A116];'2023 financial tracker'!$j$26:$j$525;&quot;Cleared&quot;)+SUMIFS('2024 financial tracker'!$h$26:$h$525;'2024 financial tracker'!$b$26:$b$525;&quot;Expense&quot;;'2024 financial tracker'!$e$26:$e$525;[.$A116];'2024 financial tracker'!$j$26:$j$525;&quot;Cleared&quot;)+SUMIFS('2025 financial tracker'!$h$26:$h$525;'2025 financial tracker'!$b$26:$b$525;&quot;Expense&quot;;'2025 financial tracker'!$e$26:$e$525;[.$A116];'2025 financial tracker'!$j$26:$j$525;&quot;Cleared&quot;)+SUMIFS('2026 financial tracker'!$h$26:$h$525;'2026 financial tracker'!$b$26:$b$525;&quot;Expense&quot;;'2026 financial tracker'!$e$26:$e$525;[.$A116];'2026 financial tracker'!$j$26:$j$525;&quot;Cleared&quot;))">
            <text:p/>
          </table:table-cell>
          <table:table-cell table:style-name="ce33" table:formula="of:=IF([.$A116]=&quot;&quot;;&quot;&quot;;[.E116]-[.F116])">
            <text:p/>
          </table:table-cell>
          <table:table-cell table:style-name="ce33" table:formula="of:=IF([.$A116]=&quot;&quot;;&quot;&quot;;SUMIFS('2023 financial tracker'!$h$26:$h$525;'2023 financial tracker'!$b$26:$b$525;&quot;Income&quot;;'2023 financial tracker'!$e$26:$e$525;[.$A116];'2023 financial tracker'!$j$26:$j$525;&quot;Pending&quot;)+SUMIFS('2023 financial tracker'!$h$26:$h$525;'2023 financial tracker'!$b$26:$b$525;&quot;Income&quot;;'2023 financial tracker'!$e$26:$e$525;[.$A116];'2023 financial tracker'!$j$26:$j$525;&quot;Expected&quot;)+SUMIFS('2024 financial tracker'!$h$26:$h$525;'2024 financial tracker'!$b$26:$b$525;&quot;Income&quot;;'2024 financial tracker'!$e$26:$e$525;[.$A116];'2024 financial tracker'!$j$26:$j$525;&quot;Pending&quot;)+SUMIFS('2024 financial tracker'!$h$26:$h$525;'2024 financial tracker'!$b$26:$b$525;&quot;Income&quot;;'2024 financial tracker'!$e$26:$e$525;[.$A116];'2024 financial tracker'!$j$26:$j$525;&quot;Expected&quot;)+SUMIFS('2025 financial tracker'!$h$26:$h$525;'2025 financial tracker'!$b$26:$b$525;&quot;Income&quot;;'2025 financial tracker'!$e$26:$e$525;[.$A116];'2025 financial tracker'!$j$26:$j$525;&quot;Pending&quot;)+SUMIFS('2025 financial tracker'!$h$26:$h$525;'2025 financial tracker'!$b$26:$b$525;&quot;Income&quot;;'2025 financial tracker'!$e$26:$e$525;[.$A116];'2025 financial tracker'!$j$26:$j$525;&quot;Expected&quot;)+SUMIFS('2026 financial tracker'!$h$26:$h$525;'2026 financial tracker'!$b$26:$b$525;&quot;Income&quot;;'2026 financial tracker'!$e$26:$e$525;[.$A116];'2026 financial tracker'!$j$26:$j$525;&quot;Pending&quot;)+SUMIFS('2026 financial tracker'!$h$26:$h$525;'2026 financial tracker'!$b$26:$b$525;&quot;Income&quot;;'2026 financial tracker'!$e$26:$e$525;[.$A116];'2026 financial tracker'!$j$26:$j$525;&quot;Expected&quot;))">
            <text:p/>
          </table:table-cell>
          <table:table-cell table:style-name="ce3" table:number-columns-repeated="10"/>
          <table:table-cell table:number-columns-repeated="1006"/>
        </table:table-row>
        <table:table-row table:style-name="ro2">
          <table:table-cell table:style-name="ce3" table:number-columns-repeated="4"/>
          <table:table-cell table:style-name="ce33" table:formula="of:=IF([.$A117]=&quot;&quot;;&quot;&quot;;SUMIFS('2023 financial tracker'!$h$26:$h$525;'2023 financial tracker'!$b$26:$b$525;&quot;Income&quot;;'2023 financial tracker'!$e$26:$e$525;[.$A117];'2023 financial tracker'!$j$26:$j$525;&quot;Cleared&quot;)+SUMIFS('2024 financial tracker'!$h$26:$h$525;'2024 financial tracker'!$b$26:$b$525;&quot;Income&quot;;'2024 financial tracker'!$e$26:$e$525;[.$A117];'2024 financial tracker'!$j$26:$j$525;&quot;Cleared&quot;)+SUMIFS('2025 financial tracker'!$h$26:$h$525;'2025 financial tracker'!$b$26:$b$525;&quot;Income&quot;;'2025 financial tracker'!$e$26:$e$525;[.$A117];'2025 financial tracker'!$j$26:$j$525;&quot;Cleared&quot;)+SUMIFS('2026 financial tracker'!$h$26:$h$525;'2026 financial tracker'!$b$26:$b$525;&quot;Income&quot;;'2026 financial tracker'!$e$26:$e$525;[.$A117];'2026 financial tracker'!$j$26:$j$525;&quot;Cleared&quot;))">
            <text:p/>
          </table:table-cell>
          <table:table-cell table:style-name="ce33" table:formula="of:=IF([.$A117]=&quot;&quot;;&quot;&quot;;SUMIFS('2023 financial tracker'!$h$26:$h$525;'2023 financial tracker'!$b$26:$b$525;&quot;Expense&quot;;'2023 financial tracker'!$e$26:$e$525;[.$A117];'2023 financial tracker'!$j$26:$j$525;&quot;Cleared&quot;)+SUMIFS('2024 financial tracker'!$h$26:$h$525;'2024 financial tracker'!$b$26:$b$525;&quot;Expense&quot;;'2024 financial tracker'!$e$26:$e$525;[.$A117];'2024 financial tracker'!$j$26:$j$525;&quot;Cleared&quot;)+SUMIFS('2025 financial tracker'!$h$26:$h$525;'2025 financial tracker'!$b$26:$b$525;&quot;Expense&quot;;'2025 financial tracker'!$e$26:$e$525;[.$A117];'2025 financial tracker'!$j$26:$j$525;&quot;Cleared&quot;)+SUMIFS('2026 financial tracker'!$h$26:$h$525;'2026 financial tracker'!$b$26:$b$525;&quot;Expense&quot;;'2026 financial tracker'!$e$26:$e$525;[.$A117];'2026 financial tracker'!$j$26:$j$525;&quot;Cleared&quot;))">
            <text:p/>
          </table:table-cell>
          <table:table-cell table:style-name="ce33" table:formula="of:=IF([.$A117]=&quot;&quot;;&quot;&quot;;[.E117]-[.F117])">
            <text:p/>
          </table:table-cell>
          <table:table-cell table:style-name="ce33" table:formula="of:=IF([.$A117]=&quot;&quot;;&quot;&quot;;SUMIFS('2023 financial tracker'!$h$26:$h$525;'2023 financial tracker'!$b$26:$b$525;&quot;Income&quot;;'2023 financial tracker'!$e$26:$e$525;[.$A117];'2023 financial tracker'!$j$26:$j$525;&quot;Pending&quot;)+SUMIFS('2023 financial tracker'!$h$26:$h$525;'2023 financial tracker'!$b$26:$b$525;&quot;Income&quot;;'2023 financial tracker'!$e$26:$e$525;[.$A117];'2023 financial tracker'!$j$26:$j$525;&quot;Expected&quot;)+SUMIFS('2024 financial tracker'!$h$26:$h$525;'2024 financial tracker'!$b$26:$b$525;&quot;Income&quot;;'2024 financial tracker'!$e$26:$e$525;[.$A117];'2024 financial tracker'!$j$26:$j$525;&quot;Pending&quot;)+SUMIFS('2024 financial tracker'!$h$26:$h$525;'2024 financial tracker'!$b$26:$b$525;&quot;Income&quot;;'2024 financial tracker'!$e$26:$e$525;[.$A117];'2024 financial tracker'!$j$26:$j$525;&quot;Expected&quot;)+SUMIFS('2025 financial tracker'!$h$26:$h$525;'2025 financial tracker'!$b$26:$b$525;&quot;Income&quot;;'2025 financial tracker'!$e$26:$e$525;[.$A117];'2025 financial tracker'!$j$26:$j$525;&quot;Pending&quot;)+SUMIFS('2025 financial tracker'!$h$26:$h$525;'2025 financial tracker'!$b$26:$b$525;&quot;Income&quot;;'2025 financial tracker'!$e$26:$e$525;[.$A117];'2025 financial tracker'!$j$26:$j$525;&quot;Expected&quot;)+SUMIFS('2026 financial tracker'!$h$26:$h$525;'2026 financial tracker'!$b$26:$b$525;&quot;Income&quot;;'2026 financial tracker'!$e$26:$e$525;[.$A117];'2026 financial tracker'!$j$26:$j$525;&quot;Pending&quot;)+SUMIFS('2026 financial tracker'!$h$26:$h$525;'2026 financial tracker'!$b$26:$b$525;&quot;Income&quot;;'2026 financial tracker'!$e$26:$e$525;[.$A117];'2026 financial tracker'!$j$26:$j$525;&quot;Expected&quot;))">
            <text:p/>
          </table:table-cell>
          <table:table-cell table:style-name="ce3" table:number-columns-repeated="10"/>
          <table:table-cell table:number-columns-repeated="1006"/>
        </table:table-row>
        <table:table-row table:style-name="ro2">
          <table:table-cell table:style-name="ce3" table:number-columns-repeated="4"/>
          <table:table-cell table:style-name="ce33" table:formula="of:=IF([.$A118]=&quot;&quot;;&quot;&quot;;SUMIFS('2023 financial tracker'!$h$26:$h$525;'2023 financial tracker'!$b$26:$b$525;&quot;Income&quot;;'2023 financial tracker'!$e$26:$e$525;[.$A118];'2023 financial tracker'!$j$26:$j$525;&quot;Cleared&quot;)+SUMIFS('2024 financial tracker'!$h$26:$h$525;'2024 financial tracker'!$b$26:$b$525;&quot;Income&quot;;'2024 financial tracker'!$e$26:$e$525;[.$A118];'2024 financial tracker'!$j$26:$j$525;&quot;Cleared&quot;)+SUMIFS('2025 financial tracker'!$h$26:$h$525;'2025 financial tracker'!$b$26:$b$525;&quot;Income&quot;;'2025 financial tracker'!$e$26:$e$525;[.$A118];'2025 financial tracker'!$j$26:$j$525;&quot;Cleared&quot;)+SUMIFS('2026 financial tracker'!$h$26:$h$525;'2026 financial tracker'!$b$26:$b$525;&quot;Income&quot;;'2026 financial tracker'!$e$26:$e$525;[.$A118];'2026 financial tracker'!$j$26:$j$525;&quot;Cleared&quot;))">
            <text:p/>
          </table:table-cell>
          <table:table-cell table:style-name="ce33" table:formula="of:=IF([.$A118]=&quot;&quot;;&quot;&quot;;SUMIFS('2023 financial tracker'!$h$26:$h$525;'2023 financial tracker'!$b$26:$b$525;&quot;Expense&quot;;'2023 financial tracker'!$e$26:$e$525;[.$A118];'2023 financial tracker'!$j$26:$j$525;&quot;Cleared&quot;)+SUMIFS('2024 financial tracker'!$h$26:$h$525;'2024 financial tracker'!$b$26:$b$525;&quot;Expense&quot;;'2024 financial tracker'!$e$26:$e$525;[.$A118];'2024 financial tracker'!$j$26:$j$525;&quot;Cleared&quot;)+SUMIFS('2025 financial tracker'!$h$26:$h$525;'2025 financial tracker'!$b$26:$b$525;&quot;Expense&quot;;'2025 financial tracker'!$e$26:$e$525;[.$A118];'2025 financial tracker'!$j$26:$j$525;&quot;Cleared&quot;)+SUMIFS('2026 financial tracker'!$h$26:$h$525;'2026 financial tracker'!$b$26:$b$525;&quot;Expense&quot;;'2026 financial tracker'!$e$26:$e$525;[.$A118];'2026 financial tracker'!$j$26:$j$525;&quot;Cleared&quot;))">
            <text:p/>
          </table:table-cell>
          <table:table-cell table:style-name="ce33" table:formula="of:=IF([.$A118]=&quot;&quot;;&quot;&quot;;[.E118]-[.F118])">
            <text:p/>
          </table:table-cell>
          <table:table-cell table:style-name="ce33" table:formula="of:=IF([.$A118]=&quot;&quot;;&quot;&quot;;SUMIFS('2023 financial tracker'!$h$26:$h$525;'2023 financial tracker'!$b$26:$b$525;&quot;Income&quot;;'2023 financial tracker'!$e$26:$e$525;[.$A118];'2023 financial tracker'!$j$26:$j$525;&quot;Pending&quot;)+SUMIFS('2023 financial tracker'!$h$26:$h$525;'2023 financial tracker'!$b$26:$b$525;&quot;Income&quot;;'2023 financial tracker'!$e$26:$e$525;[.$A118];'2023 financial tracker'!$j$26:$j$525;&quot;Expected&quot;)+SUMIFS('2024 financial tracker'!$h$26:$h$525;'2024 financial tracker'!$b$26:$b$525;&quot;Income&quot;;'2024 financial tracker'!$e$26:$e$525;[.$A118];'2024 financial tracker'!$j$26:$j$525;&quot;Pending&quot;)+SUMIFS('2024 financial tracker'!$h$26:$h$525;'2024 financial tracker'!$b$26:$b$525;&quot;Income&quot;;'2024 financial tracker'!$e$26:$e$525;[.$A118];'2024 financial tracker'!$j$26:$j$525;&quot;Expected&quot;)+SUMIFS('2025 financial tracker'!$h$26:$h$525;'2025 financial tracker'!$b$26:$b$525;&quot;Income&quot;;'2025 financial tracker'!$e$26:$e$525;[.$A118];'2025 financial tracker'!$j$26:$j$525;&quot;Pending&quot;)+SUMIFS('2025 financial tracker'!$h$26:$h$525;'2025 financial tracker'!$b$26:$b$525;&quot;Income&quot;;'2025 financial tracker'!$e$26:$e$525;[.$A118];'2025 financial tracker'!$j$26:$j$525;&quot;Expected&quot;)+SUMIFS('2026 financial tracker'!$h$26:$h$525;'2026 financial tracker'!$b$26:$b$525;&quot;Income&quot;;'2026 financial tracker'!$e$26:$e$525;[.$A118];'2026 financial tracker'!$j$26:$j$525;&quot;Pending&quot;)+SUMIFS('2026 financial tracker'!$h$26:$h$525;'2026 financial tracker'!$b$26:$b$525;&quot;Income&quot;;'2026 financial tracker'!$e$26:$e$525;[.$A118];'2026 financial tracker'!$j$26:$j$525;&quot;Expected&quot;))">
            <text:p/>
          </table:table-cell>
          <table:table-cell table:style-name="ce3" table:number-columns-repeated="10"/>
          <table:table-cell table:number-columns-repeated="1006"/>
        </table:table-row>
        <table:table-row table:style-name="ro2">
          <table:table-cell table:style-name="ce3" table:number-columns-repeated="4"/>
          <table:table-cell table:style-name="ce33" table:formula="of:=IF([.$A119]=&quot;&quot;;&quot;&quot;;SUMIFS('2023 financial tracker'!$h$26:$h$525;'2023 financial tracker'!$b$26:$b$525;&quot;Income&quot;;'2023 financial tracker'!$e$26:$e$525;[.$A119];'2023 financial tracker'!$j$26:$j$525;&quot;Cleared&quot;)+SUMIFS('2024 financial tracker'!$h$26:$h$525;'2024 financial tracker'!$b$26:$b$525;&quot;Income&quot;;'2024 financial tracker'!$e$26:$e$525;[.$A119];'2024 financial tracker'!$j$26:$j$525;&quot;Cleared&quot;)+SUMIFS('2025 financial tracker'!$h$26:$h$525;'2025 financial tracker'!$b$26:$b$525;&quot;Income&quot;;'2025 financial tracker'!$e$26:$e$525;[.$A119];'2025 financial tracker'!$j$26:$j$525;&quot;Cleared&quot;)+SUMIFS('2026 financial tracker'!$h$26:$h$525;'2026 financial tracker'!$b$26:$b$525;&quot;Income&quot;;'2026 financial tracker'!$e$26:$e$525;[.$A119];'2026 financial tracker'!$j$26:$j$525;&quot;Cleared&quot;))">
            <text:p/>
          </table:table-cell>
          <table:table-cell table:style-name="ce33" table:formula="of:=IF([.$A119]=&quot;&quot;;&quot;&quot;;SUMIFS('2023 financial tracker'!$h$26:$h$525;'2023 financial tracker'!$b$26:$b$525;&quot;Expense&quot;;'2023 financial tracker'!$e$26:$e$525;[.$A119];'2023 financial tracker'!$j$26:$j$525;&quot;Cleared&quot;)+SUMIFS('2024 financial tracker'!$h$26:$h$525;'2024 financial tracker'!$b$26:$b$525;&quot;Expense&quot;;'2024 financial tracker'!$e$26:$e$525;[.$A119];'2024 financial tracker'!$j$26:$j$525;&quot;Cleared&quot;)+SUMIFS('2025 financial tracker'!$h$26:$h$525;'2025 financial tracker'!$b$26:$b$525;&quot;Expense&quot;;'2025 financial tracker'!$e$26:$e$525;[.$A119];'2025 financial tracker'!$j$26:$j$525;&quot;Cleared&quot;)+SUMIFS('2026 financial tracker'!$h$26:$h$525;'2026 financial tracker'!$b$26:$b$525;&quot;Expense&quot;;'2026 financial tracker'!$e$26:$e$525;[.$A119];'2026 financial tracker'!$j$26:$j$525;&quot;Cleared&quot;))">
            <text:p/>
          </table:table-cell>
          <table:table-cell table:style-name="ce33" table:formula="of:=IF([.$A119]=&quot;&quot;;&quot;&quot;;[.E119]-[.F119])">
            <text:p/>
          </table:table-cell>
          <table:table-cell table:style-name="ce33" table:formula="of:=IF([.$A119]=&quot;&quot;;&quot;&quot;;SUMIFS('2023 financial tracker'!$h$26:$h$525;'2023 financial tracker'!$b$26:$b$525;&quot;Income&quot;;'2023 financial tracker'!$e$26:$e$525;[.$A119];'2023 financial tracker'!$j$26:$j$525;&quot;Pending&quot;)+SUMIFS('2023 financial tracker'!$h$26:$h$525;'2023 financial tracker'!$b$26:$b$525;&quot;Income&quot;;'2023 financial tracker'!$e$26:$e$525;[.$A119];'2023 financial tracker'!$j$26:$j$525;&quot;Expected&quot;)+SUMIFS('2024 financial tracker'!$h$26:$h$525;'2024 financial tracker'!$b$26:$b$525;&quot;Income&quot;;'2024 financial tracker'!$e$26:$e$525;[.$A119];'2024 financial tracker'!$j$26:$j$525;&quot;Pending&quot;)+SUMIFS('2024 financial tracker'!$h$26:$h$525;'2024 financial tracker'!$b$26:$b$525;&quot;Income&quot;;'2024 financial tracker'!$e$26:$e$525;[.$A119];'2024 financial tracker'!$j$26:$j$525;&quot;Expected&quot;)+SUMIFS('2025 financial tracker'!$h$26:$h$525;'2025 financial tracker'!$b$26:$b$525;&quot;Income&quot;;'2025 financial tracker'!$e$26:$e$525;[.$A119];'2025 financial tracker'!$j$26:$j$525;&quot;Pending&quot;)+SUMIFS('2025 financial tracker'!$h$26:$h$525;'2025 financial tracker'!$b$26:$b$525;&quot;Income&quot;;'2025 financial tracker'!$e$26:$e$525;[.$A119];'2025 financial tracker'!$j$26:$j$525;&quot;Expected&quot;)+SUMIFS('2026 financial tracker'!$h$26:$h$525;'2026 financial tracker'!$b$26:$b$525;&quot;Income&quot;;'2026 financial tracker'!$e$26:$e$525;[.$A119];'2026 financial tracker'!$j$26:$j$525;&quot;Pending&quot;)+SUMIFS('2026 financial tracker'!$h$26:$h$525;'2026 financial tracker'!$b$26:$b$525;&quot;Income&quot;;'2026 financial tracker'!$e$26:$e$525;[.$A119];'2026 financial tracker'!$j$26:$j$525;&quot;Expected&quot;))">
            <text:p/>
          </table:table-cell>
          <table:table-cell table:style-name="ce3" table:number-columns-repeated="10"/>
          <table:table-cell table:number-columns-repeated="1006"/>
        </table:table-row>
        <table:table-row table:style-name="ro2">
          <table:table-cell table:style-name="ce3" table:number-columns-repeated="4"/>
          <table:table-cell table:style-name="ce33" table:formula="of:=IF([.$A120]=&quot;&quot;;&quot;&quot;;SUMIFS('2023 financial tracker'!$h$26:$h$525;'2023 financial tracker'!$b$26:$b$525;&quot;Income&quot;;'2023 financial tracker'!$e$26:$e$525;[.$A120];'2023 financial tracker'!$j$26:$j$525;&quot;Cleared&quot;)+SUMIFS('2024 financial tracker'!$h$26:$h$525;'2024 financial tracker'!$b$26:$b$525;&quot;Income&quot;;'2024 financial tracker'!$e$26:$e$525;[.$A120];'2024 financial tracker'!$j$26:$j$525;&quot;Cleared&quot;)+SUMIFS('2025 financial tracker'!$h$26:$h$525;'2025 financial tracker'!$b$26:$b$525;&quot;Income&quot;;'2025 financial tracker'!$e$26:$e$525;[.$A120];'2025 financial tracker'!$j$26:$j$525;&quot;Cleared&quot;)+SUMIFS('2026 financial tracker'!$h$26:$h$525;'2026 financial tracker'!$b$26:$b$525;&quot;Income&quot;;'2026 financial tracker'!$e$26:$e$525;[.$A120];'2026 financial tracker'!$j$26:$j$525;&quot;Cleared&quot;))">
            <text:p/>
          </table:table-cell>
          <table:table-cell table:style-name="ce33" table:formula="of:=IF([.$A120]=&quot;&quot;;&quot;&quot;;SUMIFS('2023 financial tracker'!$h$26:$h$525;'2023 financial tracker'!$b$26:$b$525;&quot;Expense&quot;;'2023 financial tracker'!$e$26:$e$525;[.$A120];'2023 financial tracker'!$j$26:$j$525;&quot;Cleared&quot;)+SUMIFS('2024 financial tracker'!$h$26:$h$525;'2024 financial tracker'!$b$26:$b$525;&quot;Expense&quot;;'2024 financial tracker'!$e$26:$e$525;[.$A120];'2024 financial tracker'!$j$26:$j$525;&quot;Cleared&quot;)+SUMIFS('2025 financial tracker'!$h$26:$h$525;'2025 financial tracker'!$b$26:$b$525;&quot;Expense&quot;;'2025 financial tracker'!$e$26:$e$525;[.$A120];'2025 financial tracker'!$j$26:$j$525;&quot;Cleared&quot;)+SUMIFS('2026 financial tracker'!$h$26:$h$525;'2026 financial tracker'!$b$26:$b$525;&quot;Expense&quot;;'2026 financial tracker'!$e$26:$e$525;[.$A120];'2026 financial tracker'!$j$26:$j$525;&quot;Cleared&quot;))">
            <text:p/>
          </table:table-cell>
          <table:table-cell table:style-name="ce33" table:formula="of:=IF([.$A120]=&quot;&quot;;&quot;&quot;;[.E120]-[.F120])">
            <text:p/>
          </table:table-cell>
          <table:table-cell table:style-name="ce33" table:formula="of:=IF([.$A120]=&quot;&quot;;&quot;&quot;;SUMIFS('2023 financial tracker'!$h$26:$h$525;'2023 financial tracker'!$b$26:$b$525;&quot;Income&quot;;'2023 financial tracker'!$e$26:$e$525;[.$A120];'2023 financial tracker'!$j$26:$j$525;&quot;Pending&quot;)+SUMIFS('2023 financial tracker'!$h$26:$h$525;'2023 financial tracker'!$b$26:$b$525;&quot;Income&quot;;'2023 financial tracker'!$e$26:$e$525;[.$A120];'2023 financial tracker'!$j$26:$j$525;&quot;Expected&quot;)+SUMIFS('2024 financial tracker'!$h$26:$h$525;'2024 financial tracker'!$b$26:$b$525;&quot;Income&quot;;'2024 financial tracker'!$e$26:$e$525;[.$A120];'2024 financial tracker'!$j$26:$j$525;&quot;Pending&quot;)+SUMIFS('2024 financial tracker'!$h$26:$h$525;'2024 financial tracker'!$b$26:$b$525;&quot;Income&quot;;'2024 financial tracker'!$e$26:$e$525;[.$A120];'2024 financial tracker'!$j$26:$j$525;&quot;Expected&quot;)+SUMIFS('2025 financial tracker'!$h$26:$h$525;'2025 financial tracker'!$b$26:$b$525;&quot;Income&quot;;'2025 financial tracker'!$e$26:$e$525;[.$A120];'2025 financial tracker'!$j$26:$j$525;&quot;Pending&quot;)+SUMIFS('2025 financial tracker'!$h$26:$h$525;'2025 financial tracker'!$b$26:$b$525;&quot;Income&quot;;'2025 financial tracker'!$e$26:$e$525;[.$A120];'2025 financial tracker'!$j$26:$j$525;&quot;Expected&quot;)+SUMIFS('2026 financial tracker'!$h$26:$h$525;'2026 financial tracker'!$b$26:$b$525;&quot;Income&quot;;'2026 financial tracker'!$e$26:$e$525;[.$A120];'2026 financial tracker'!$j$26:$j$525;&quot;Pending&quot;)+SUMIFS('2026 financial tracker'!$h$26:$h$525;'2026 financial tracker'!$b$26:$b$525;&quot;Income&quot;;'2026 financial tracker'!$e$26:$e$525;[.$A120];'2026 financial tracker'!$j$26:$j$525;&quot;Expected&quot;))">
            <text:p/>
          </table:table-cell>
          <table:table-cell table:style-name="ce3" table:number-columns-repeated="10"/>
          <table:table-cell table:number-columns-repeated="1006"/>
        </table:table-row>
        <table:table-row table:style-name="ro2">
          <table:table-cell table:style-name="ce3" table:number-columns-repeated="4"/>
          <table:table-cell table:style-name="ce33" table:formula="of:=IF([.$A121]=&quot;&quot;;&quot;&quot;;SUMIFS('2023 financial tracker'!$h$26:$h$525;'2023 financial tracker'!$b$26:$b$525;&quot;Income&quot;;'2023 financial tracker'!$e$26:$e$525;[.$A121];'2023 financial tracker'!$j$26:$j$525;&quot;Cleared&quot;)+SUMIFS('2024 financial tracker'!$h$26:$h$525;'2024 financial tracker'!$b$26:$b$525;&quot;Income&quot;;'2024 financial tracker'!$e$26:$e$525;[.$A121];'2024 financial tracker'!$j$26:$j$525;&quot;Cleared&quot;)+SUMIFS('2025 financial tracker'!$h$26:$h$525;'2025 financial tracker'!$b$26:$b$525;&quot;Income&quot;;'2025 financial tracker'!$e$26:$e$525;[.$A121];'2025 financial tracker'!$j$26:$j$525;&quot;Cleared&quot;)+SUMIFS('2026 financial tracker'!$h$26:$h$525;'2026 financial tracker'!$b$26:$b$525;&quot;Income&quot;;'2026 financial tracker'!$e$26:$e$525;[.$A121];'2026 financial tracker'!$j$26:$j$525;&quot;Cleared&quot;))">
            <text:p/>
          </table:table-cell>
          <table:table-cell table:style-name="ce33" table:formula="of:=IF([.$A121]=&quot;&quot;;&quot;&quot;;SUMIFS('2023 financial tracker'!$h$26:$h$525;'2023 financial tracker'!$b$26:$b$525;&quot;Expense&quot;;'2023 financial tracker'!$e$26:$e$525;[.$A121];'2023 financial tracker'!$j$26:$j$525;&quot;Cleared&quot;)+SUMIFS('2024 financial tracker'!$h$26:$h$525;'2024 financial tracker'!$b$26:$b$525;&quot;Expense&quot;;'2024 financial tracker'!$e$26:$e$525;[.$A121];'2024 financial tracker'!$j$26:$j$525;&quot;Cleared&quot;)+SUMIFS('2025 financial tracker'!$h$26:$h$525;'2025 financial tracker'!$b$26:$b$525;&quot;Expense&quot;;'2025 financial tracker'!$e$26:$e$525;[.$A121];'2025 financial tracker'!$j$26:$j$525;&quot;Cleared&quot;)+SUMIFS('2026 financial tracker'!$h$26:$h$525;'2026 financial tracker'!$b$26:$b$525;&quot;Expense&quot;;'2026 financial tracker'!$e$26:$e$525;[.$A121];'2026 financial tracker'!$j$26:$j$525;&quot;Cleared&quot;))">
            <text:p/>
          </table:table-cell>
          <table:table-cell table:style-name="ce33" table:formula="of:=IF([.$A121]=&quot;&quot;;&quot;&quot;;[.E121]-[.F121])">
            <text:p/>
          </table:table-cell>
          <table:table-cell table:style-name="ce33" table:formula="of:=IF([.$A121]=&quot;&quot;;&quot;&quot;;SUMIFS('2023 financial tracker'!$h$26:$h$525;'2023 financial tracker'!$b$26:$b$525;&quot;Income&quot;;'2023 financial tracker'!$e$26:$e$525;[.$A121];'2023 financial tracker'!$j$26:$j$525;&quot;Pending&quot;)+SUMIFS('2023 financial tracker'!$h$26:$h$525;'2023 financial tracker'!$b$26:$b$525;&quot;Income&quot;;'2023 financial tracker'!$e$26:$e$525;[.$A121];'2023 financial tracker'!$j$26:$j$525;&quot;Expected&quot;)+SUMIFS('2024 financial tracker'!$h$26:$h$525;'2024 financial tracker'!$b$26:$b$525;&quot;Income&quot;;'2024 financial tracker'!$e$26:$e$525;[.$A121];'2024 financial tracker'!$j$26:$j$525;&quot;Pending&quot;)+SUMIFS('2024 financial tracker'!$h$26:$h$525;'2024 financial tracker'!$b$26:$b$525;&quot;Income&quot;;'2024 financial tracker'!$e$26:$e$525;[.$A121];'2024 financial tracker'!$j$26:$j$525;&quot;Expected&quot;)+SUMIFS('2025 financial tracker'!$h$26:$h$525;'2025 financial tracker'!$b$26:$b$525;&quot;Income&quot;;'2025 financial tracker'!$e$26:$e$525;[.$A121];'2025 financial tracker'!$j$26:$j$525;&quot;Pending&quot;)+SUMIFS('2025 financial tracker'!$h$26:$h$525;'2025 financial tracker'!$b$26:$b$525;&quot;Income&quot;;'2025 financial tracker'!$e$26:$e$525;[.$A121];'2025 financial tracker'!$j$26:$j$525;&quot;Expected&quot;)+SUMIFS('2026 financial tracker'!$h$26:$h$525;'2026 financial tracker'!$b$26:$b$525;&quot;Income&quot;;'2026 financial tracker'!$e$26:$e$525;[.$A121];'2026 financial tracker'!$j$26:$j$525;&quot;Pending&quot;)+SUMIFS('2026 financial tracker'!$h$26:$h$525;'2026 financial tracker'!$b$26:$b$525;&quot;Income&quot;;'2026 financial tracker'!$e$26:$e$525;[.$A121];'2026 financial tracker'!$j$26:$j$525;&quot;Expected&quot;))">
            <text:p/>
          </table:table-cell>
          <table:table-cell table:style-name="ce3" table:number-columns-repeated="10"/>
          <table:table-cell table:number-columns-repeated="1006"/>
        </table:table-row>
        <table:table-row table:style-name="ro2">
          <table:table-cell table:style-name="ce3" table:number-columns-repeated="4"/>
          <table:table-cell table:style-name="ce33" table:formula="of:=IF([.$A122]=&quot;&quot;;&quot;&quot;;SUMIFS('2023 financial tracker'!$h$26:$h$525;'2023 financial tracker'!$b$26:$b$525;&quot;Income&quot;;'2023 financial tracker'!$e$26:$e$525;[.$A122];'2023 financial tracker'!$j$26:$j$525;&quot;Cleared&quot;)+SUMIFS('2024 financial tracker'!$h$26:$h$525;'2024 financial tracker'!$b$26:$b$525;&quot;Income&quot;;'2024 financial tracker'!$e$26:$e$525;[.$A122];'2024 financial tracker'!$j$26:$j$525;&quot;Cleared&quot;)+SUMIFS('2025 financial tracker'!$h$26:$h$525;'2025 financial tracker'!$b$26:$b$525;&quot;Income&quot;;'2025 financial tracker'!$e$26:$e$525;[.$A122];'2025 financial tracker'!$j$26:$j$525;&quot;Cleared&quot;)+SUMIFS('2026 financial tracker'!$h$26:$h$525;'2026 financial tracker'!$b$26:$b$525;&quot;Income&quot;;'2026 financial tracker'!$e$26:$e$525;[.$A122];'2026 financial tracker'!$j$26:$j$525;&quot;Cleared&quot;))">
            <text:p/>
          </table:table-cell>
          <table:table-cell table:style-name="ce33" table:formula="of:=IF([.$A122]=&quot;&quot;;&quot;&quot;;SUMIFS('2023 financial tracker'!$h$26:$h$525;'2023 financial tracker'!$b$26:$b$525;&quot;Expense&quot;;'2023 financial tracker'!$e$26:$e$525;[.$A122];'2023 financial tracker'!$j$26:$j$525;&quot;Cleared&quot;)+SUMIFS('2024 financial tracker'!$h$26:$h$525;'2024 financial tracker'!$b$26:$b$525;&quot;Expense&quot;;'2024 financial tracker'!$e$26:$e$525;[.$A122];'2024 financial tracker'!$j$26:$j$525;&quot;Cleared&quot;)+SUMIFS('2025 financial tracker'!$h$26:$h$525;'2025 financial tracker'!$b$26:$b$525;&quot;Expense&quot;;'2025 financial tracker'!$e$26:$e$525;[.$A122];'2025 financial tracker'!$j$26:$j$525;&quot;Cleared&quot;)+SUMIFS('2026 financial tracker'!$h$26:$h$525;'2026 financial tracker'!$b$26:$b$525;&quot;Expense&quot;;'2026 financial tracker'!$e$26:$e$525;[.$A122];'2026 financial tracker'!$j$26:$j$525;&quot;Cleared&quot;))">
            <text:p/>
          </table:table-cell>
          <table:table-cell table:style-name="ce33" table:formula="of:=IF([.$A122]=&quot;&quot;;&quot;&quot;;[.E122]-[.F122])">
            <text:p/>
          </table:table-cell>
          <table:table-cell table:style-name="ce33" table:formula="of:=IF([.$A122]=&quot;&quot;;&quot;&quot;;SUMIFS('2023 financial tracker'!$h$26:$h$525;'2023 financial tracker'!$b$26:$b$525;&quot;Income&quot;;'2023 financial tracker'!$e$26:$e$525;[.$A122];'2023 financial tracker'!$j$26:$j$525;&quot;Pending&quot;)+SUMIFS('2023 financial tracker'!$h$26:$h$525;'2023 financial tracker'!$b$26:$b$525;&quot;Income&quot;;'2023 financial tracker'!$e$26:$e$525;[.$A122];'2023 financial tracker'!$j$26:$j$525;&quot;Expected&quot;)+SUMIFS('2024 financial tracker'!$h$26:$h$525;'2024 financial tracker'!$b$26:$b$525;&quot;Income&quot;;'2024 financial tracker'!$e$26:$e$525;[.$A122];'2024 financial tracker'!$j$26:$j$525;&quot;Pending&quot;)+SUMIFS('2024 financial tracker'!$h$26:$h$525;'2024 financial tracker'!$b$26:$b$525;&quot;Income&quot;;'2024 financial tracker'!$e$26:$e$525;[.$A122];'2024 financial tracker'!$j$26:$j$525;&quot;Expected&quot;)+SUMIFS('2025 financial tracker'!$h$26:$h$525;'2025 financial tracker'!$b$26:$b$525;&quot;Income&quot;;'2025 financial tracker'!$e$26:$e$525;[.$A122];'2025 financial tracker'!$j$26:$j$525;&quot;Pending&quot;)+SUMIFS('2025 financial tracker'!$h$26:$h$525;'2025 financial tracker'!$b$26:$b$525;&quot;Income&quot;;'2025 financial tracker'!$e$26:$e$525;[.$A122];'2025 financial tracker'!$j$26:$j$525;&quot;Expected&quot;)+SUMIFS('2026 financial tracker'!$h$26:$h$525;'2026 financial tracker'!$b$26:$b$525;&quot;Income&quot;;'2026 financial tracker'!$e$26:$e$525;[.$A122];'2026 financial tracker'!$j$26:$j$525;&quot;Pending&quot;)+SUMIFS('2026 financial tracker'!$h$26:$h$525;'2026 financial tracker'!$b$26:$b$525;&quot;Income&quot;;'2026 financial tracker'!$e$26:$e$525;[.$A122];'2026 financial tracker'!$j$26:$j$525;&quot;Expected&quot;))">
            <text:p/>
          </table:table-cell>
          <table:table-cell table:style-name="ce3" table:number-columns-repeated="10"/>
          <table:table-cell table:number-columns-repeated="1006"/>
        </table:table-row>
        <table:table-row table:style-name="ro2">
          <table:table-cell table:style-name="ce3" table:number-columns-repeated="4"/>
          <table:table-cell table:style-name="ce33" table:formula="of:=IF([.$A123]=&quot;&quot;;&quot;&quot;;SUMIFS('2023 financial tracker'!$h$26:$h$525;'2023 financial tracker'!$b$26:$b$525;&quot;Income&quot;;'2023 financial tracker'!$e$26:$e$525;[.$A123];'2023 financial tracker'!$j$26:$j$525;&quot;Cleared&quot;)+SUMIFS('2024 financial tracker'!$h$26:$h$525;'2024 financial tracker'!$b$26:$b$525;&quot;Income&quot;;'2024 financial tracker'!$e$26:$e$525;[.$A123];'2024 financial tracker'!$j$26:$j$525;&quot;Cleared&quot;)+SUMIFS('2025 financial tracker'!$h$26:$h$525;'2025 financial tracker'!$b$26:$b$525;&quot;Income&quot;;'2025 financial tracker'!$e$26:$e$525;[.$A123];'2025 financial tracker'!$j$26:$j$525;&quot;Cleared&quot;)+SUMIFS('2026 financial tracker'!$h$26:$h$525;'2026 financial tracker'!$b$26:$b$525;&quot;Income&quot;;'2026 financial tracker'!$e$26:$e$525;[.$A123];'2026 financial tracker'!$j$26:$j$525;&quot;Cleared&quot;))">
            <text:p/>
          </table:table-cell>
          <table:table-cell table:style-name="ce33" table:formula="of:=IF([.$A123]=&quot;&quot;;&quot;&quot;;SUMIFS('2023 financial tracker'!$h$26:$h$525;'2023 financial tracker'!$b$26:$b$525;&quot;Expense&quot;;'2023 financial tracker'!$e$26:$e$525;[.$A123];'2023 financial tracker'!$j$26:$j$525;&quot;Cleared&quot;)+SUMIFS('2024 financial tracker'!$h$26:$h$525;'2024 financial tracker'!$b$26:$b$525;&quot;Expense&quot;;'2024 financial tracker'!$e$26:$e$525;[.$A123];'2024 financial tracker'!$j$26:$j$525;&quot;Cleared&quot;)+SUMIFS('2025 financial tracker'!$h$26:$h$525;'2025 financial tracker'!$b$26:$b$525;&quot;Expense&quot;;'2025 financial tracker'!$e$26:$e$525;[.$A123];'2025 financial tracker'!$j$26:$j$525;&quot;Cleared&quot;)+SUMIFS('2026 financial tracker'!$h$26:$h$525;'2026 financial tracker'!$b$26:$b$525;&quot;Expense&quot;;'2026 financial tracker'!$e$26:$e$525;[.$A123];'2026 financial tracker'!$j$26:$j$525;&quot;Cleared&quot;))">
            <text:p/>
          </table:table-cell>
          <table:table-cell table:style-name="ce33" table:formula="of:=IF([.$A123]=&quot;&quot;;&quot;&quot;;[.E123]-[.F123])">
            <text:p/>
          </table:table-cell>
          <table:table-cell table:style-name="ce33" table:formula="of:=IF([.$A123]=&quot;&quot;;&quot;&quot;;SUMIFS('2023 financial tracker'!$h$26:$h$525;'2023 financial tracker'!$b$26:$b$525;&quot;Income&quot;;'2023 financial tracker'!$e$26:$e$525;[.$A123];'2023 financial tracker'!$j$26:$j$525;&quot;Pending&quot;)+SUMIFS('2023 financial tracker'!$h$26:$h$525;'2023 financial tracker'!$b$26:$b$525;&quot;Income&quot;;'2023 financial tracker'!$e$26:$e$525;[.$A123];'2023 financial tracker'!$j$26:$j$525;&quot;Expected&quot;)+SUMIFS('2024 financial tracker'!$h$26:$h$525;'2024 financial tracker'!$b$26:$b$525;&quot;Income&quot;;'2024 financial tracker'!$e$26:$e$525;[.$A123];'2024 financial tracker'!$j$26:$j$525;&quot;Pending&quot;)+SUMIFS('2024 financial tracker'!$h$26:$h$525;'2024 financial tracker'!$b$26:$b$525;&quot;Income&quot;;'2024 financial tracker'!$e$26:$e$525;[.$A123];'2024 financial tracker'!$j$26:$j$525;&quot;Expected&quot;)+SUMIFS('2025 financial tracker'!$h$26:$h$525;'2025 financial tracker'!$b$26:$b$525;&quot;Income&quot;;'2025 financial tracker'!$e$26:$e$525;[.$A123];'2025 financial tracker'!$j$26:$j$525;&quot;Pending&quot;)+SUMIFS('2025 financial tracker'!$h$26:$h$525;'2025 financial tracker'!$b$26:$b$525;&quot;Income&quot;;'2025 financial tracker'!$e$26:$e$525;[.$A123];'2025 financial tracker'!$j$26:$j$525;&quot;Expected&quot;)+SUMIFS('2026 financial tracker'!$h$26:$h$525;'2026 financial tracker'!$b$26:$b$525;&quot;Income&quot;;'2026 financial tracker'!$e$26:$e$525;[.$A123];'2026 financial tracker'!$j$26:$j$525;&quot;Pending&quot;)+SUMIFS('2026 financial tracker'!$h$26:$h$525;'2026 financial tracker'!$b$26:$b$525;&quot;Income&quot;;'2026 financial tracker'!$e$26:$e$525;[.$A123];'2026 financial tracker'!$j$26:$j$525;&quot;Expected&quot;))">
            <text:p/>
          </table:table-cell>
          <table:table-cell table:style-name="ce3" table:number-columns-repeated="10"/>
          <table:table-cell table:number-columns-repeated="1006"/>
        </table:table-row>
        <table:table-row table:style-name="ro2">
          <table:table-cell table:style-name="ce3" table:number-columns-repeated="4"/>
          <table:table-cell table:style-name="ce33" table:formula="of:=IF([.$A124]=&quot;&quot;;&quot;&quot;;SUMIFS('2023 financial tracker'!$h$26:$h$525;'2023 financial tracker'!$b$26:$b$525;&quot;Income&quot;;'2023 financial tracker'!$e$26:$e$525;[.$A124];'2023 financial tracker'!$j$26:$j$525;&quot;Cleared&quot;)+SUMIFS('2024 financial tracker'!$h$26:$h$525;'2024 financial tracker'!$b$26:$b$525;&quot;Income&quot;;'2024 financial tracker'!$e$26:$e$525;[.$A124];'2024 financial tracker'!$j$26:$j$525;&quot;Cleared&quot;)+SUMIFS('2025 financial tracker'!$h$26:$h$525;'2025 financial tracker'!$b$26:$b$525;&quot;Income&quot;;'2025 financial tracker'!$e$26:$e$525;[.$A124];'2025 financial tracker'!$j$26:$j$525;&quot;Cleared&quot;)+SUMIFS('2026 financial tracker'!$h$26:$h$525;'2026 financial tracker'!$b$26:$b$525;&quot;Income&quot;;'2026 financial tracker'!$e$26:$e$525;[.$A124];'2026 financial tracker'!$j$26:$j$525;&quot;Cleared&quot;))">
            <text:p/>
          </table:table-cell>
          <table:table-cell table:style-name="ce33" table:formula="of:=IF([.$A124]=&quot;&quot;;&quot;&quot;;SUMIFS('2023 financial tracker'!$h$26:$h$525;'2023 financial tracker'!$b$26:$b$525;&quot;Expense&quot;;'2023 financial tracker'!$e$26:$e$525;[.$A124];'2023 financial tracker'!$j$26:$j$525;&quot;Cleared&quot;)+SUMIFS('2024 financial tracker'!$h$26:$h$525;'2024 financial tracker'!$b$26:$b$525;&quot;Expense&quot;;'2024 financial tracker'!$e$26:$e$525;[.$A124];'2024 financial tracker'!$j$26:$j$525;&quot;Cleared&quot;)+SUMIFS('2025 financial tracker'!$h$26:$h$525;'2025 financial tracker'!$b$26:$b$525;&quot;Expense&quot;;'2025 financial tracker'!$e$26:$e$525;[.$A124];'2025 financial tracker'!$j$26:$j$525;&quot;Cleared&quot;)+SUMIFS('2026 financial tracker'!$h$26:$h$525;'2026 financial tracker'!$b$26:$b$525;&quot;Expense&quot;;'2026 financial tracker'!$e$26:$e$525;[.$A124];'2026 financial tracker'!$j$26:$j$525;&quot;Cleared&quot;))">
            <text:p/>
          </table:table-cell>
          <table:table-cell table:style-name="ce33" table:formula="of:=IF([.$A124]=&quot;&quot;;&quot;&quot;;[.E124]-[.F124])">
            <text:p/>
          </table:table-cell>
          <table:table-cell table:style-name="ce33" table:formula="of:=IF([.$A124]=&quot;&quot;;&quot;&quot;;SUMIFS('2023 financial tracker'!$h$26:$h$525;'2023 financial tracker'!$b$26:$b$525;&quot;Income&quot;;'2023 financial tracker'!$e$26:$e$525;[.$A124];'2023 financial tracker'!$j$26:$j$525;&quot;Pending&quot;)+SUMIFS('2023 financial tracker'!$h$26:$h$525;'2023 financial tracker'!$b$26:$b$525;&quot;Income&quot;;'2023 financial tracker'!$e$26:$e$525;[.$A124];'2023 financial tracker'!$j$26:$j$525;&quot;Expected&quot;)+SUMIFS('2024 financial tracker'!$h$26:$h$525;'2024 financial tracker'!$b$26:$b$525;&quot;Income&quot;;'2024 financial tracker'!$e$26:$e$525;[.$A124];'2024 financial tracker'!$j$26:$j$525;&quot;Pending&quot;)+SUMIFS('2024 financial tracker'!$h$26:$h$525;'2024 financial tracker'!$b$26:$b$525;&quot;Income&quot;;'2024 financial tracker'!$e$26:$e$525;[.$A124];'2024 financial tracker'!$j$26:$j$525;&quot;Expected&quot;)+SUMIFS('2025 financial tracker'!$h$26:$h$525;'2025 financial tracker'!$b$26:$b$525;&quot;Income&quot;;'2025 financial tracker'!$e$26:$e$525;[.$A124];'2025 financial tracker'!$j$26:$j$525;&quot;Pending&quot;)+SUMIFS('2025 financial tracker'!$h$26:$h$525;'2025 financial tracker'!$b$26:$b$525;&quot;Income&quot;;'2025 financial tracker'!$e$26:$e$525;[.$A124];'2025 financial tracker'!$j$26:$j$525;&quot;Expected&quot;)+SUMIFS('2026 financial tracker'!$h$26:$h$525;'2026 financial tracker'!$b$26:$b$525;&quot;Income&quot;;'2026 financial tracker'!$e$26:$e$525;[.$A124];'2026 financial tracker'!$j$26:$j$525;&quot;Pending&quot;)+SUMIFS('2026 financial tracker'!$h$26:$h$525;'2026 financial tracker'!$b$26:$b$525;&quot;Income&quot;;'2026 financial tracker'!$e$26:$e$525;[.$A124];'2026 financial tracker'!$j$26:$j$525;&quot;Expected&quot;))">
            <text:p/>
          </table:table-cell>
          <table:table-cell table:style-name="ce3" table:number-columns-repeated="10"/>
          <table:table-cell table:number-columns-repeated="1006"/>
        </table:table-row>
        <table:table-row table:style-name="ro2">
          <table:table-cell table:style-name="ce3" table:number-columns-repeated="4"/>
          <table:table-cell table:style-name="ce33" table:formula="of:=IF([.$A125]=&quot;&quot;;&quot;&quot;;SUMIFS('2023 financial tracker'!$h$26:$h$525;'2023 financial tracker'!$b$26:$b$525;&quot;Income&quot;;'2023 financial tracker'!$e$26:$e$525;[.$A125];'2023 financial tracker'!$j$26:$j$525;&quot;Cleared&quot;)+SUMIFS('2024 financial tracker'!$h$26:$h$525;'2024 financial tracker'!$b$26:$b$525;&quot;Income&quot;;'2024 financial tracker'!$e$26:$e$525;[.$A125];'2024 financial tracker'!$j$26:$j$525;&quot;Cleared&quot;)+SUMIFS('2025 financial tracker'!$h$26:$h$525;'2025 financial tracker'!$b$26:$b$525;&quot;Income&quot;;'2025 financial tracker'!$e$26:$e$525;[.$A125];'2025 financial tracker'!$j$26:$j$525;&quot;Cleared&quot;)+SUMIFS('2026 financial tracker'!$h$26:$h$525;'2026 financial tracker'!$b$26:$b$525;&quot;Income&quot;;'2026 financial tracker'!$e$26:$e$525;[.$A125];'2026 financial tracker'!$j$26:$j$525;&quot;Cleared&quot;))">
            <text:p/>
          </table:table-cell>
          <table:table-cell table:style-name="ce33" table:formula="of:=IF([.$A125]=&quot;&quot;;&quot;&quot;;SUMIFS('2023 financial tracker'!$h$26:$h$525;'2023 financial tracker'!$b$26:$b$525;&quot;Expense&quot;;'2023 financial tracker'!$e$26:$e$525;[.$A125];'2023 financial tracker'!$j$26:$j$525;&quot;Cleared&quot;)+SUMIFS('2024 financial tracker'!$h$26:$h$525;'2024 financial tracker'!$b$26:$b$525;&quot;Expense&quot;;'2024 financial tracker'!$e$26:$e$525;[.$A125];'2024 financial tracker'!$j$26:$j$525;&quot;Cleared&quot;)+SUMIFS('2025 financial tracker'!$h$26:$h$525;'2025 financial tracker'!$b$26:$b$525;&quot;Expense&quot;;'2025 financial tracker'!$e$26:$e$525;[.$A125];'2025 financial tracker'!$j$26:$j$525;&quot;Cleared&quot;)+SUMIFS('2026 financial tracker'!$h$26:$h$525;'2026 financial tracker'!$b$26:$b$525;&quot;Expense&quot;;'2026 financial tracker'!$e$26:$e$525;[.$A125];'2026 financial tracker'!$j$26:$j$525;&quot;Cleared&quot;))">
            <text:p/>
          </table:table-cell>
          <table:table-cell table:style-name="ce33" table:formula="of:=IF([.$A125]=&quot;&quot;;&quot;&quot;;[.E125]-[.F125])">
            <text:p/>
          </table:table-cell>
          <table:table-cell table:style-name="ce33" table:formula="of:=IF([.$A125]=&quot;&quot;;&quot;&quot;;SUMIFS('2023 financial tracker'!$h$26:$h$525;'2023 financial tracker'!$b$26:$b$525;&quot;Income&quot;;'2023 financial tracker'!$e$26:$e$525;[.$A125];'2023 financial tracker'!$j$26:$j$525;&quot;Pending&quot;)+SUMIFS('2023 financial tracker'!$h$26:$h$525;'2023 financial tracker'!$b$26:$b$525;&quot;Income&quot;;'2023 financial tracker'!$e$26:$e$525;[.$A125];'2023 financial tracker'!$j$26:$j$525;&quot;Expected&quot;)+SUMIFS('2024 financial tracker'!$h$26:$h$525;'2024 financial tracker'!$b$26:$b$525;&quot;Income&quot;;'2024 financial tracker'!$e$26:$e$525;[.$A125];'2024 financial tracker'!$j$26:$j$525;&quot;Pending&quot;)+SUMIFS('2024 financial tracker'!$h$26:$h$525;'2024 financial tracker'!$b$26:$b$525;&quot;Income&quot;;'2024 financial tracker'!$e$26:$e$525;[.$A125];'2024 financial tracker'!$j$26:$j$525;&quot;Expected&quot;)+SUMIFS('2025 financial tracker'!$h$26:$h$525;'2025 financial tracker'!$b$26:$b$525;&quot;Income&quot;;'2025 financial tracker'!$e$26:$e$525;[.$A125];'2025 financial tracker'!$j$26:$j$525;&quot;Pending&quot;)+SUMIFS('2025 financial tracker'!$h$26:$h$525;'2025 financial tracker'!$b$26:$b$525;&quot;Income&quot;;'2025 financial tracker'!$e$26:$e$525;[.$A125];'2025 financial tracker'!$j$26:$j$525;&quot;Expected&quot;)+SUMIFS('2026 financial tracker'!$h$26:$h$525;'2026 financial tracker'!$b$26:$b$525;&quot;Income&quot;;'2026 financial tracker'!$e$26:$e$525;[.$A125];'2026 financial tracker'!$j$26:$j$525;&quot;Pending&quot;)+SUMIFS('2026 financial tracker'!$h$26:$h$525;'2026 financial tracker'!$b$26:$b$525;&quot;Income&quot;;'2026 financial tracker'!$e$26:$e$525;[.$A125];'2026 financial tracker'!$j$26:$j$525;&quot;Expected&quot;))">
            <text:p/>
          </table:table-cell>
          <table:table-cell table:style-name="ce3" table:number-columns-repeated="10"/>
          <table:table-cell table:number-columns-repeated="1006"/>
        </table:table-row>
        <table:table-row table:style-name="ro2">
          <table:table-cell table:style-name="ce3" table:number-columns-repeated="4"/>
          <table:table-cell table:style-name="ce33" table:formula="of:=IF([.$A126]=&quot;&quot;;&quot;&quot;;SUMIFS('2023 financial tracker'!$h$26:$h$525;'2023 financial tracker'!$b$26:$b$525;&quot;Income&quot;;'2023 financial tracker'!$e$26:$e$525;[.$A126];'2023 financial tracker'!$j$26:$j$525;&quot;Cleared&quot;)+SUMIFS('2024 financial tracker'!$h$26:$h$525;'2024 financial tracker'!$b$26:$b$525;&quot;Income&quot;;'2024 financial tracker'!$e$26:$e$525;[.$A126];'2024 financial tracker'!$j$26:$j$525;&quot;Cleared&quot;)+SUMIFS('2025 financial tracker'!$h$26:$h$525;'2025 financial tracker'!$b$26:$b$525;&quot;Income&quot;;'2025 financial tracker'!$e$26:$e$525;[.$A126];'2025 financial tracker'!$j$26:$j$525;&quot;Cleared&quot;)+SUMIFS('2026 financial tracker'!$h$26:$h$525;'2026 financial tracker'!$b$26:$b$525;&quot;Income&quot;;'2026 financial tracker'!$e$26:$e$525;[.$A126];'2026 financial tracker'!$j$26:$j$525;&quot;Cleared&quot;))">
            <text:p/>
          </table:table-cell>
          <table:table-cell table:style-name="ce33" table:formula="of:=IF([.$A126]=&quot;&quot;;&quot;&quot;;SUMIFS('2023 financial tracker'!$h$26:$h$525;'2023 financial tracker'!$b$26:$b$525;&quot;Expense&quot;;'2023 financial tracker'!$e$26:$e$525;[.$A126];'2023 financial tracker'!$j$26:$j$525;&quot;Cleared&quot;)+SUMIFS('2024 financial tracker'!$h$26:$h$525;'2024 financial tracker'!$b$26:$b$525;&quot;Expense&quot;;'2024 financial tracker'!$e$26:$e$525;[.$A126];'2024 financial tracker'!$j$26:$j$525;&quot;Cleared&quot;)+SUMIFS('2025 financial tracker'!$h$26:$h$525;'2025 financial tracker'!$b$26:$b$525;&quot;Expense&quot;;'2025 financial tracker'!$e$26:$e$525;[.$A126];'2025 financial tracker'!$j$26:$j$525;&quot;Cleared&quot;)+SUMIFS('2026 financial tracker'!$h$26:$h$525;'2026 financial tracker'!$b$26:$b$525;&quot;Expense&quot;;'2026 financial tracker'!$e$26:$e$525;[.$A126];'2026 financial tracker'!$j$26:$j$525;&quot;Cleared&quot;))">
            <text:p/>
          </table:table-cell>
          <table:table-cell table:style-name="ce33" table:formula="of:=IF([.$A126]=&quot;&quot;;&quot;&quot;;[.E126]-[.F126])">
            <text:p/>
          </table:table-cell>
          <table:table-cell table:style-name="ce33" table:formula="of:=IF([.$A126]=&quot;&quot;;&quot;&quot;;SUMIFS('2023 financial tracker'!$h$26:$h$525;'2023 financial tracker'!$b$26:$b$525;&quot;Income&quot;;'2023 financial tracker'!$e$26:$e$525;[.$A126];'2023 financial tracker'!$j$26:$j$525;&quot;Pending&quot;)+SUMIFS('2023 financial tracker'!$h$26:$h$525;'2023 financial tracker'!$b$26:$b$525;&quot;Income&quot;;'2023 financial tracker'!$e$26:$e$525;[.$A126];'2023 financial tracker'!$j$26:$j$525;&quot;Expected&quot;)+SUMIFS('2024 financial tracker'!$h$26:$h$525;'2024 financial tracker'!$b$26:$b$525;&quot;Income&quot;;'2024 financial tracker'!$e$26:$e$525;[.$A126];'2024 financial tracker'!$j$26:$j$525;&quot;Pending&quot;)+SUMIFS('2024 financial tracker'!$h$26:$h$525;'2024 financial tracker'!$b$26:$b$525;&quot;Income&quot;;'2024 financial tracker'!$e$26:$e$525;[.$A126];'2024 financial tracker'!$j$26:$j$525;&quot;Expected&quot;)+SUMIFS('2025 financial tracker'!$h$26:$h$525;'2025 financial tracker'!$b$26:$b$525;&quot;Income&quot;;'2025 financial tracker'!$e$26:$e$525;[.$A126];'2025 financial tracker'!$j$26:$j$525;&quot;Pending&quot;)+SUMIFS('2025 financial tracker'!$h$26:$h$525;'2025 financial tracker'!$b$26:$b$525;&quot;Income&quot;;'2025 financial tracker'!$e$26:$e$525;[.$A126];'2025 financial tracker'!$j$26:$j$525;&quot;Expected&quot;)+SUMIFS('2026 financial tracker'!$h$26:$h$525;'2026 financial tracker'!$b$26:$b$525;&quot;Income&quot;;'2026 financial tracker'!$e$26:$e$525;[.$A126];'2026 financial tracker'!$j$26:$j$525;&quot;Pending&quot;)+SUMIFS('2026 financial tracker'!$h$26:$h$525;'2026 financial tracker'!$b$26:$b$525;&quot;Income&quot;;'2026 financial tracker'!$e$26:$e$525;[.$A126];'2026 financial tracker'!$j$26:$j$525;&quot;Expected&quot;))">
            <text:p/>
          </table:table-cell>
          <table:table-cell table:style-name="ce3" table:number-columns-repeated="10"/>
          <table:table-cell table:number-columns-repeated="1006"/>
        </table:table-row>
        <table:table-row table:style-name="ro2">
          <table:table-cell table:style-name="ce3" table:number-columns-repeated="4"/>
          <table:table-cell table:style-name="ce33" table:formula="of:=IF([.$A127]=&quot;&quot;;&quot;&quot;;SUMIFS('2023 financial tracker'!$h$26:$h$525;'2023 financial tracker'!$b$26:$b$525;&quot;Income&quot;;'2023 financial tracker'!$e$26:$e$525;[.$A127];'2023 financial tracker'!$j$26:$j$525;&quot;Cleared&quot;)+SUMIFS('2024 financial tracker'!$h$26:$h$525;'2024 financial tracker'!$b$26:$b$525;&quot;Income&quot;;'2024 financial tracker'!$e$26:$e$525;[.$A127];'2024 financial tracker'!$j$26:$j$525;&quot;Cleared&quot;)+SUMIFS('2025 financial tracker'!$h$26:$h$525;'2025 financial tracker'!$b$26:$b$525;&quot;Income&quot;;'2025 financial tracker'!$e$26:$e$525;[.$A127];'2025 financial tracker'!$j$26:$j$525;&quot;Cleared&quot;)+SUMIFS('2026 financial tracker'!$h$26:$h$525;'2026 financial tracker'!$b$26:$b$525;&quot;Income&quot;;'2026 financial tracker'!$e$26:$e$525;[.$A127];'2026 financial tracker'!$j$26:$j$525;&quot;Cleared&quot;))">
            <text:p/>
          </table:table-cell>
          <table:table-cell table:style-name="ce33" table:formula="of:=IF([.$A127]=&quot;&quot;;&quot;&quot;;SUMIFS('2023 financial tracker'!$h$26:$h$525;'2023 financial tracker'!$b$26:$b$525;&quot;Expense&quot;;'2023 financial tracker'!$e$26:$e$525;[.$A127];'2023 financial tracker'!$j$26:$j$525;&quot;Cleared&quot;)+SUMIFS('2024 financial tracker'!$h$26:$h$525;'2024 financial tracker'!$b$26:$b$525;&quot;Expense&quot;;'2024 financial tracker'!$e$26:$e$525;[.$A127];'2024 financial tracker'!$j$26:$j$525;&quot;Cleared&quot;)+SUMIFS('2025 financial tracker'!$h$26:$h$525;'2025 financial tracker'!$b$26:$b$525;&quot;Expense&quot;;'2025 financial tracker'!$e$26:$e$525;[.$A127];'2025 financial tracker'!$j$26:$j$525;&quot;Cleared&quot;)+SUMIFS('2026 financial tracker'!$h$26:$h$525;'2026 financial tracker'!$b$26:$b$525;&quot;Expense&quot;;'2026 financial tracker'!$e$26:$e$525;[.$A127];'2026 financial tracker'!$j$26:$j$525;&quot;Cleared&quot;))">
            <text:p/>
          </table:table-cell>
          <table:table-cell table:style-name="ce33" table:formula="of:=IF([.$A127]=&quot;&quot;;&quot;&quot;;[.E127]-[.F127])">
            <text:p/>
          </table:table-cell>
          <table:table-cell table:style-name="ce33" table:formula="of:=IF([.$A127]=&quot;&quot;;&quot;&quot;;SUMIFS('2023 financial tracker'!$h$26:$h$525;'2023 financial tracker'!$b$26:$b$525;&quot;Income&quot;;'2023 financial tracker'!$e$26:$e$525;[.$A127];'2023 financial tracker'!$j$26:$j$525;&quot;Pending&quot;)+SUMIFS('2023 financial tracker'!$h$26:$h$525;'2023 financial tracker'!$b$26:$b$525;&quot;Income&quot;;'2023 financial tracker'!$e$26:$e$525;[.$A127];'2023 financial tracker'!$j$26:$j$525;&quot;Expected&quot;)+SUMIFS('2024 financial tracker'!$h$26:$h$525;'2024 financial tracker'!$b$26:$b$525;&quot;Income&quot;;'2024 financial tracker'!$e$26:$e$525;[.$A127];'2024 financial tracker'!$j$26:$j$525;&quot;Pending&quot;)+SUMIFS('2024 financial tracker'!$h$26:$h$525;'2024 financial tracker'!$b$26:$b$525;&quot;Income&quot;;'2024 financial tracker'!$e$26:$e$525;[.$A127];'2024 financial tracker'!$j$26:$j$525;&quot;Expected&quot;)+SUMIFS('2025 financial tracker'!$h$26:$h$525;'2025 financial tracker'!$b$26:$b$525;&quot;Income&quot;;'2025 financial tracker'!$e$26:$e$525;[.$A127];'2025 financial tracker'!$j$26:$j$525;&quot;Pending&quot;)+SUMIFS('2025 financial tracker'!$h$26:$h$525;'2025 financial tracker'!$b$26:$b$525;&quot;Income&quot;;'2025 financial tracker'!$e$26:$e$525;[.$A127];'2025 financial tracker'!$j$26:$j$525;&quot;Expected&quot;)+SUMIFS('2026 financial tracker'!$h$26:$h$525;'2026 financial tracker'!$b$26:$b$525;&quot;Income&quot;;'2026 financial tracker'!$e$26:$e$525;[.$A127];'2026 financial tracker'!$j$26:$j$525;&quot;Pending&quot;)+SUMIFS('2026 financial tracker'!$h$26:$h$525;'2026 financial tracker'!$b$26:$b$525;&quot;Income&quot;;'2026 financial tracker'!$e$26:$e$525;[.$A127];'2026 financial tracker'!$j$26:$j$525;&quot;Expected&quot;))">
            <text:p/>
          </table:table-cell>
          <table:table-cell table:style-name="ce3" table:number-columns-repeated="10"/>
          <table:table-cell table:number-columns-repeated="1006"/>
        </table:table-row>
        <table:table-row table:style-name="ro2">
          <table:table-cell table:style-name="ce3" table:number-columns-repeated="4"/>
          <table:table-cell table:style-name="ce33" table:formula="of:=IF([.$A128]=&quot;&quot;;&quot;&quot;;SUMIFS('2023 financial tracker'!$h$26:$h$525;'2023 financial tracker'!$b$26:$b$525;&quot;Income&quot;;'2023 financial tracker'!$e$26:$e$525;[.$A128];'2023 financial tracker'!$j$26:$j$525;&quot;Cleared&quot;)+SUMIFS('2024 financial tracker'!$h$26:$h$525;'2024 financial tracker'!$b$26:$b$525;&quot;Income&quot;;'2024 financial tracker'!$e$26:$e$525;[.$A128];'2024 financial tracker'!$j$26:$j$525;&quot;Cleared&quot;)+SUMIFS('2025 financial tracker'!$h$26:$h$525;'2025 financial tracker'!$b$26:$b$525;&quot;Income&quot;;'2025 financial tracker'!$e$26:$e$525;[.$A128];'2025 financial tracker'!$j$26:$j$525;&quot;Cleared&quot;)+SUMIFS('2026 financial tracker'!$h$26:$h$525;'2026 financial tracker'!$b$26:$b$525;&quot;Income&quot;;'2026 financial tracker'!$e$26:$e$525;[.$A128];'2026 financial tracker'!$j$26:$j$525;&quot;Cleared&quot;))">
            <text:p/>
          </table:table-cell>
          <table:table-cell table:style-name="ce33" table:formula="of:=IF([.$A128]=&quot;&quot;;&quot;&quot;;SUMIFS('2023 financial tracker'!$h$26:$h$525;'2023 financial tracker'!$b$26:$b$525;&quot;Expense&quot;;'2023 financial tracker'!$e$26:$e$525;[.$A128];'2023 financial tracker'!$j$26:$j$525;&quot;Cleared&quot;)+SUMIFS('2024 financial tracker'!$h$26:$h$525;'2024 financial tracker'!$b$26:$b$525;&quot;Expense&quot;;'2024 financial tracker'!$e$26:$e$525;[.$A128];'2024 financial tracker'!$j$26:$j$525;&quot;Cleared&quot;)+SUMIFS('2025 financial tracker'!$h$26:$h$525;'2025 financial tracker'!$b$26:$b$525;&quot;Expense&quot;;'2025 financial tracker'!$e$26:$e$525;[.$A128];'2025 financial tracker'!$j$26:$j$525;&quot;Cleared&quot;)+SUMIFS('2026 financial tracker'!$h$26:$h$525;'2026 financial tracker'!$b$26:$b$525;&quot;Expense&quot;;'2026 financial tracker'!$e$26:$e$525;[.$A128];'2026 financial tracker'!$j$26:$j$525;&quot;Cleared&quot;))">
            <text:p/>
          </table:table-cell>
          <table:table-cell table:style-name="ce33" table:formula="of:=IF([.$A128]=&quot;&quot;;&quot;&quot;;[.E128]-[.F128])">
            <text:p/>
          </table:table-cell>
          <table:table-cell table:style-name="ce33" table:formula="of:=IF([.$A128]=&quot;&quot;;&quot;&quot;;SUMIFS('2023 financial tracker'!$h$26:$h$525;'2023 financial tracker'!$b$26:$b$525;&quot;Income&quot;;'2023 financial tracker'!$e$26:$e$525;[.$A128];'2023 financial tracker'!$j$26:$j$525;&quot;Pending&quot;)+SUMIFS('2023 financial tracker'!$h$26:$h$525;'2023 financial tracker'!$b$26:$b$525;&quot;Income&quot;;'2023 financial tracker'!$e$26:$e$525;[.$A128];'2023 financial tracker'!$j$26:$j$525;&quot;Expected&quot;)+SUMIFS('2024 financial tracker'!$h$26:$h$525;'2024 financial tracker'!$b$26:$b$525;&quot;Income&quot;;'2024 financial tracker'!$e$26:$e$525;[.$A128];'2024 financial tracker'!$j$26:$j$525;&quot;Pending&quot;)+SUMIFS('2024 financial tracker'!$h$26:$h$525;'2024 financial tracker'!$b$26:$b$525;&quot;Income&quot;;'2024 financial tracker'!$e$26:$e$525;[.$A128];'2024 financial tracker'!$j$26:$j$525;&quot;Expected&quot;)+SUMIFS('2025 financial tracker'!$h$26:$h$525;'2025 financial tracker'!$b$26:$b$525;&quot;Income&quot;;'2025 financial tracker'!$e$26:$e$525;[.$A128];'2025 financial tracker'!$j$26:$j$525;&quot;Pending&quot;)+SUMIFS('2025 financial tracker'!$h$26:$h$525;'2025 financial tracker'!$b$26:$b$525;&quot;Income&quot;;'2025 financial tracker'!$e$26:$e$525;[.$A128];'2025 financial tracker'!$j$26:$j$525;&quot;Expected&quot;)+SUMIFS('2026 financial tracker'!$h$26:$h$525;'2026 financial tracker'!$b$26:$b$525;&quot;Income&quot;;'2026 financial tracker'!$e$26:$e$525;[.$A128];'2026 financial tracker'!$j$26:$j$525;&quot;Pending&quot;)+SUMIFS('2026 financial tracker'!$h$26:$h$525;'2026 financial tracker'!$b$26:$b$525;&quot;Income&quot;;'2026 financial tracker'!$e$26:$e$525;[.$A128];'2026 financial tracker'!$j$26:$j$525;&quot;Expected&quot;))">
            <text:p/>
          </table:table-cell>
          <table:table-cell table:style-name="ce3" table:number-columns-repeated="10"/>
          <table:table-cell table:number-columns-repeated="1006"/>
        </table:table-row>
        <table:table-row table:style-name="ro2">
          <table:table-cell table:style-name="ce3" table:number-columns-repeated="4"/>
          <table:table-cell table:style-name="ce33" table:formula="of:=IF([.$A129]=&quot;&quot;;&quot;&quot;;SUMIFS('2023 financial tracker'!$h$26:$h$525;'2023 financial tracker'!$b$26:$b$525;&quot;Income&quot;;'2023 financial tracker'!$e$26:$e$525;[.$A129];'2023 financial tracker'!$j$26:$j$525;&quot;Cleared&quot;)+SUMIFS('2024 financial tracker'!$h$26:$h$525;'2024 financial tracker'!$b$26:$b$525;&quot;Income&quot;;'2024 financial tracker'!$e$26:$e$525;[.$A129];'2024 financial tracker'!$j$26:$j$525;&quot;Cleared&quot;)+SUMIFS('2025 financial tracker'!$h$26:$h$525;'2025 financial tracker'!$b$26:$b$525;&quot;Income&quot;;'2025 financial tracker'!$e$26:$e$525;[.$A129];'2025 financial tracker'!$j$26:$j$525;&quot;Cleared&quot;)+SUMIFS('2026 financial tracker'!$h$26:$h$525;'2026 financial tracker'!$b$26:$b$525;&quot;Income&quot;;'2026 financial tracker'!$e$26:$e$525;[.$A129];'2026 financial tracker'!$j$26:$j$525;&quot;Cleared&quot;))">
            <text:p/>
          </table:table-cell>
          <table:table-cell table:style-name="ce33" table:formula="of:=IF([.$A129]=&quot;&quot;;&quot;&quot;;SUMIFS('2023 financial tracker'!$h$26:$h$525;'2023 financial tracker'!$b$26:$b$525;&quot;Expense&quot;;'2023 financial tracker'!$e$26:$e$525;[.$A129];'2023 financial tracker'!$j$26:$j$525;&quot;Cleared&quot;)+SUMIFS('2024 financial tracker'!$h$26:$h$525;'2024 financial tracker'!$b$26:$b$525;&quot;Expense&quot;;'2024 financial tracker'!$e$26:$e$525;[.$A129];'2024 financial tracker'!$j$26:$j$525;&quot;Cleared&quot;)+SUMIFS('2025 financial tracker'!$h$26:$h$525;'2025 financial tracker'!$b$26:$b$525;&quot;Expense&quot;;'2025 financial tracker'!$e$26:$e$525;[.$A129];'2025 financial tracker'!$j$26:$j$525;&quot;Cleared&quot;)+SUMIFS('2026 financial tracker'!$h$26:$h$525;'2026 financial tracker'!$b$26:$b$525;&quot;Expense&quot;;'2026 financial tracker'!$e$26:$e$525;[.$A129];'2026 financial tracker'!$j$26:$j$525;&quot;Cleared&quot;))">
            <text:p/>
          </table:table-cell>
          <table:table-cell table:style-name="ce33" table:formula="of:=IF([.$A129]=&quot;&quot;;&quot;&quot;;[.E129]-[.F129])">
            <text:p/>
          </table:table-cell>
          <table:table-cell table:style-name="ce33" table:formula="of:=IF([.$A129]=&quot;&quot;;&quot;&quot;;SUMIFS('2023 financial tracker'!$h$26:$h$525;'2023 financial tracker'!$b$26:$b$525;&quot;Income&quot;;'2023 financial tracker'!$e$26:$e$525;[.$A129];'2023 financial tracker'!$j$26:$j$525;&quot;Pending&quot;)+SUMIFS('2023 financial tracker'!$h$26:$h$525;'2023 financial tracker'!$b$26:$b$525;&quot;Income&quot;;'2023 financial tracker'!$e$26:$e$525;[.$A129];'2023 financial tracker'!$j$26:$j$525;&quot;Expected&quot;)+SUMIFS('2024 financial tracker'!$h$26:$h$525;'2024 financial tracker'!$b$26:$b$525;&quot;Income&quot;;'2024 financial tracker'!$e$26:$e$525;[.$A129];'2024 financial tracker'!$j$26:$j$525;&quot;Pending&quot;)+SUMIFS('2024 financial tracker'!$h$26:$h$525;'2024 financial tracker'!$b$26:$b$525;&quot;Income&quot;;'2024 financial tracker'!$e$26:$e$525;[.$A129];'2024 financial tracker'!$j$26:$j$525;&quot;Expected&quot;)+SUMIFS('2025 financial tracker'!$h$26:$h$525;'2025 financial tracker'!$b$26:$b$525;&quot;Income&quot;;'2025 financial tracker'!$e$26:$e$525;[.$A129];'2025 financial tracker'!$j$26:$j$525;&quot;Pending&quot;)+SUMIFS('2025 financial tracker'!$h$26:$h$525;'2025 financial tracker'!$b$26:$b$525;&quot;Income&quot;;'2025 financial tracker'!$e$26:$e$525;[.$A129];'2025 financial tracker'!$j$26:$j$525;&quot;Expected&quot;)+SUMIFS('2026 financial tracker'!$h$26:$h$525;'2026 financial tracker'!$b$26:$b$525;&quot;Income&quot;;'2026 financial tracker'!$e$26:$e$525;[.$A129];'2026 financial tracker'!$j$26:$j$525;&quot;Pending&quot;)+SUMIFS('2026 financial tracker'!$h$26:$h$525;'2026 financial tracker'!$b$26:$b$525;&quot;Income&quot;;'2026 financial tracker'!$e$26:$e$525;[.$A129];'2026 financial tracker'!$j$26:$j$525;&quot;Expected&quot;))">
            <text:p/>
          </table:table-cell>
          <table:table-cell table:style-name="ce3" table:number-columns-repeated="10"/>
          <table:table-cell table:number-columns-repeated="1006"/>
        </table:table-row>
        <table:table-row table:style-name="ro2">
          <table:table-cell table:style-name="ce3" table:number-columns-repeated="4"/>
          <table:table-cell table:style-name="ce33" table:formula="of:=IF([.$A130]=&quot;&quot;;&quot;&quot;;SUMIFS('2023 financial tracker'!$h$26:$h$525;'2023 financial tracker'!$b$26:$b$525;&quot;Income&quot;;'2023 financial tracker'!$e$26:$e$525;[.$A130];'2023 financial tracker'!$j$26:$j$525;&quot;Cleared&quot;)+SUMIFS('2024 financial tracker'!$h$26:$h$525;'2024 financial tracker'!$b$26:$b$525;&quot;Income&quot;;'2024 financial tracker'!$e$26:$e$525;[.$A130];'2024 financial tracker'!$j$26:$j$525;&quot;Cleared&quot;)+SUMIFS('2025 financial tracker'!$h$26:$h$525;'2025 financial tracker'!$b$26:$b$525;&quot;Income&quot;;'2025 financial tracker'!$e$26:$e$525;[.$A130];'2025 financial tracker'!$j$26:$j$525;&quot;Cleared&quot;)+SUMIFS('2026 financial tracker'!$h$26:$h$525;'2026 financial tracker'!$b$26:$b$525;&quot;Income&quot;;'2026 financial tracker'!$e$26:$e$525;[.$A130];'2026 financial tracker'!$j$26:$j$525;&quot;Cleared&quot;))">
            <text:p/>
          </table:table-cell>
          <table:table-cell table:style-name="ce33" table:formula="of:=IF([.$A130]=&quot;&quot;;&quot;&quot;;SUMIFS('2023 financial tracker'!$h$26:$h$525;'2023 financial tracker'!$b$26:$b$525;&quot;Expense&quot;;'2023 financial tracker'!$e$26:$e$525;[.$A130];'2023 financial tracker'!$j$26:$j$525;&quot;Cleared&quot;)+SUMIFS('2024 financial tracker'!$h$26:$h$525;'2024 financial tracker'!$b$26:$b$525;&quot;Expense&quot;;'2024 financial tracker'!$e$26:$e$525;[.$A130];'2024 financial tracker'!$j$26:$j$525;&quot;Cleared&quot;)+SUMIFS('2025 financial tracker'!$h$26:$h$525;'2025 financial tracker'!$b$26:$b$525;&quot;Expense&quot;;'2025 financial tracker'!$e$26:$e$525;[.$A130];'2025 financial tracker'!$j$26:$j$525;&quot;Cleared&quot;)+SUMIFS('2026 financial tracker'!$h$26:$h$525;'2026 financial tracker'!$b$26:$b$525;&quot;Expense&quot;;'2026 financial tracker'!$e$26:$e$525;[.$A130];'2026 financial tracker'!$j$26:$j$525;&quot;Cleared&quot;))">
            <text:p/>
          </table:table-cell>
          <table:table-cell table:style-name="ce33" table:formula="of:=IF([.$A130]=&quot;&quot;;&quot;&quot;;[.E130]-[.F130])">
            <text:p/>
          </table:table-cell>
          <table:table-cell table:style-name="ce33" table:formula="of:=IF([.$A130]=&quot;&quot;;&quot;&quot;;SUMIFS('2023 financial tracker'!$h$26:$h$525;'2023 financial tracker'!$b$26:$b$525;&quot;Income&quot;;'2023 financial tracker'!$e$26:$e$525;[.$A130];'2023 financial tracker'!$j$26:$j$525;&quot;Pending&quot;)+SUMIFS('2023 financial tracker'!$h$26:$h$525;'2023 financial tracker'!$b$26:$b$525;&quot;Income&quot;;'2023 financial tracker'!$e$26:$e$525;[.$A130];'2023 financial tracker'!$j$26:$j$525;&quot;Expected&quot;)+SUMIFS('2024 financial tracker'!$h$26:$h$525;'2024 financial tracker'!$b$26:$b$525;&quot;Income&quot;;'2024 financial tracker'!$e$26:$e$525;[.$A130];'2024 financial tracker'!$j$26:$j$525;&quot;Pending&quot;)+SUMIFS('2024 financial tracker'!$h$26:$h$525;'2024 financial tracker'!$b$26:$b$525;&quot;Income&quot;;'2024 financial tracker'!$e$26:$e$525;[.$A130];'2024 financial tracker'!$j$26:$j$525;&quot;Expected&quot;)+SUMIFS('2025 financial tracker'!$h$26:$h$525;'2025 financial tracker'!$b$26:$b$525;&quot;Income&quot;;'2025 financial tracker'!$e$26:$e$525;[.$A130];'2025 financial tracker'!$j$26:$j$525;&quot;Pending&quot;)+SUMIFS('2025 financial tracker'!$h$26:$h$525;'2025 financial tracker'!$b$26:$b$525;&quot;Income&quot;;'2025 financial tracker'!$e$26:$e$525;[.$A130];'2025 financial tracker'!$j$26:$j$525;&quot;Expected&quot;)+SUMIFS('2026 financial tracker'!$h$26:$h$525;'2026 financial tracker'!$b$26:$b$525;&quot;Income&quot;;'2026 financial tracker'!$e$26:$e$525;[.$A130];'2026 financial tracker'!$j$26:$j$525;&quot;Pending&quot;)+SUMIFS('2026 financial tracker'!$h$26:$h$525;'2026 financial tracker'!$b$26:$b$525;&quot;Income&quot;;'2026 financial tracker'!$e$26:$e$525;[.$A130];'2026 financial tracker'!$j$26:$j$525;&quot;Expected&quot;))">
            <text:p/>
          </table:table-cell>
          <table:table-cell table:style-name="ce3" table:number-columns-repeated="10"/>
          <table:table-cell table:number-columns-repeated="1006"/>
        </table:table-row>
        <table:table-row table:style-name="ro2">
          <table:table-cell table:style-name="ce3" table:number-columns-repeated="4"/>
          <table:table-cell table:style-name="ce33" table:formula="of:=IF([.$A131]=&quot;&quot;;&quot;&quot;;SUMIFS('2023 financial tracker'!$h$26:$h$525;'2023 financial tracker'!$b$26:$b$525;&quot;Income&quot;;'2023 financial tracker'!$e$26:$e$525;[.$A131];'2023 financial tracker'!$j$26:$j$525;&quot;Cleared&quot;)+SUMIFS('2024 financial tracker'!$h$26:$h$525;'2024 financial tracker'!$b$26:$b$525;&quot;Income&quot;;'2024 financial tracker'!$e$26:$e$525;[.$A131];'2024 financial tracker'!$j$26:$j$525;&quot;Cleared&quot;)+SUMIFS('2025 financial tracker'!$h$26:$h$525;'2025 financial tracker'!$b$26:$b$525;&quot;Income&quot;;'2025 financial tracker'!$e$26:$e$525;[.$A131];'2025 financial tracker'!$j$26:$j$525;&quot;Cleared&quot;)+SUMIFS('2026 financial tracker'!$h$26:$h$525;'2026 financial tracker'!$b$26:$b$525;&quot;Income&quot;;'2026 financial tracker'!$e$26:$e$525;[.$A131];'2026 financial tracker'!$j$26:$j$525;&quot;Cleared&quot;))">
            <text:p/>
          </table:table-cell>
          <table:table-cell table:style-name="ce33" table:formula="of:=IF([.$A131]=&quot;&quot;;&quot;&quot;;SUMIFS('2023 financial tracker'!$h$26:$h$525;'2023 financial tracker'!$b$26:$b$525;&quot;Expense&quot;;'2023 financial tracker'!$e$26:$e$525;[.$A131];'2023 financial tracker'!$j$26:$j$525;&quot;Cleared&quot;)+SUMIFS('2024 financial tracker'!$h$26:$h$525;'2024 financial tracker'!$b$26:$b$525;&quot;Expense&quot;;'2024 financial tracker'!$e$26:$e$525;[.$A131];'2024 financial tracker'!$j$26:$j$525;&quot;Cleared&quot;)+SUMIFS('2025 financial tracker'!$h$26:$h$525;'2025 financial tracker'!$b$26:$b$525;&quot;Expense&quot;;'2025 financial tracker'!$e$26:$e$525;[.$A131];'2025 financial tracker'!$j$26:$j$525;&quot;Cleared&quot;)+SUMIFS('2026 financial tracker'!$h$26:$h$525;'2026 financial tracker'!$b$26:$b$525;&quot;Expense&quot;;'2026 financial tracker'!$e$26:$e$525;[.$A131];'2026 financial tracker'!$j$26:$j$525;&quot;Cleared&quot;))">
            <text:p/>
          </table:table-cell>
          <table:table-cell table:style-name="ce33" table:formula="of:=IF([.$A131]=&quot;&quot;;&quot;&quot;;[.E131]-[.F131])">
            <text:p/>
          </table:table-cell>
          <table:table-cell table:style-name="ce33" table:formula="of:=IF([.$A131]=&quot;&quot;;&quot;&quot;;SUMIFS('2023 financial tracker'!$h$26:$h$525;'2023 financial tracker'!$b$26:$b$525;&quot;Income&quot;;'2023 financial tracker'!$e$26:$e$525;[.$A131];'2023 financial tracker'!$j$26:$j$525;&quot;Pending&quot;)+SUMIFS('2023 financial tracker'!$h$26:$h$525;'2023 financial tracker'!$b$26:$b$525;&quot;Income&quot;;'2023 financial tracker'!$e$26:$e$525;[.$A131];'2023 financial tracker'!$j$26:$j$525;&quot;Expected&quot;)+SUMIFS('2024 financial tracker'!$h$26:$h$525;'2024 financial tracker'!$b$26:$b$525;&quot;Income&quot;;'2024 financial tracker'!$e$26:$e$525;[.$A131];'2024 financial tracker'!$j$26:$j$525;&quot;Pending&quot;)+SUMIFS('2024 financial tracker'!$h$26:$h$525;'2024 financial tracker'!$b$26:$b$525;&quot;Income&quot;;'2024 financial tracker'!$e$26:$e$525;[.$A131];'2024 financial tracker'!$j$26:$j$525;&quot;Expected&quot;)+SUMIFS('2025 financial tracker'!$h$26:$h$525;'2025 financial tracker'!$b$26:$b$525;&quot;Income&quot;;'2025 financial tracker'!$e$26:$e$525;[.$A131];'2025 financial tracker'!$j$26:$j$525;&quot;Pending&quot;)+SUMIFS('2025 financial tracker'!$h$26:$h$525;'2025 financial tracker'!$b$26:$b$525;&quot;Income&quot;;'2025 financial tracker'!$e$26:$e$525;[.$A131];'2025 financial tracker'!$j$26:$j$525;&quot;Expected&quot;)+SUMIFS('2026 financial tracker'!$h$26:$h$525;'2026 financial tracker'!$b$26:$b$525;&quot;Income&quot;;'2026 financial tracker'!$e$26:$e$525;[.$A131];'2026 financial tracker'!$j$26:$j$525;&quot;Pending&quot;)+SUMIFS('2026 financial tracker'!$h$26:$h$525;'2026 financial tracker'!$b$26:$b$525;&quot;Income&quot;;'2026 financial tracker'!$e$26:$e$525;[.$A131];'2026 financial tracker'!$j$26:$j$525;&quot;Expected&quot;))">
            <text:p/>
          </table:table-cell>
          <table:table-cell table:style-name="ce3" table:number-columns-repeated="10"/>
          <table:table-cell table:number-columns-repeated="1006"/>
        </table:table-row>
        <table:table-row table:style-name="ro2">
          <table:table-cell table:style-name="ce3" table:number-columns-repeated="4"/>
          <table:table-cell table:style-name="ce33" table:formula="of:=IF([.$A132]=&quot;&quot;;&quot;&quot;;SUMIFS('2023 financial tracker'!$h$26:$h$525;'2023 financial tracker'!$b$26:$b$525;&quot;Income&quot;;'2023 financial tracker'!$e$26:$e$525;[.$A132];'2023 financial tracker'!$j$26:$j$525;&quot;Cleared&quot;)+SUMIFS('2024 financial tracker'!$h$26:$h$525;'2024 financial tracker'!$b$26:$b$525;&quot;Income&quot;;'2024 financial tracker'!$e$26:$e$525;[.$A132];'2024 financial tracker'!$j$26:$j$525;&quot;Cleared&quot;)+SUMIFS('2025 financial tracker'!$h$26:$h$525;'2025 financial tracker'!$b$26:$b$525;&quot;Income&quot;;'2025 financial tracker'!$e$26:$e$525;[.$A132];'2025 financial tracker'!$j$26:$j$525;&quot;Cleared&quot;)+SUMIFS('2026 financial tracker'!$h$26:$h$525;'2026 financial tracker'!$b$26:$b$525;&quot;Income&quot;;'2026 financial tracker'!$e$26:$e$525;[.$A132];'2026 financial tracker'!$j$26:$j$525;&quot;Cleared&quot;))">
            <text:p/>
          </table:table-cell>
          <table:table-cell table:style-name="ce33" table:formula="of:=IF([.$A132]=&quot;&quot;;&quot;&quot;;SUMIFS('2023 financial tracker'!$h$26:$h$525;'2023 financial tracker'!$b$26:$b$525;&quot;Expense&quot;;'2023 financial tracker'!$e$26:$e$525;[.$A132];'2023 financial tracker'!$j$26:$j$525;&quot;Cleared&quot;)+SUMIFS('2024 financial tracker'!$h$26:$h$525;'2024 financial tracker'!$b$26:$b$525;&quot;Expense&quot;;'2024 financial tracker'!$e$26:$e$525;[.$A132];'2024 financial tracker'!$j$26:$j$525;&quot;Cleared&quot;)+SUMIFS('2025 financial tracker'!$h$26:$h$525;'2025 financial tracker'!$b$26:$b$525;&quot;Expense&quot;;'2025 financial tracker'!$e$26:$e$525;[.$A132];'2025 financial tracker'!$j$26:$j$525;&quot;Cleared&quot;)+SUMIFS('2026 financial tracker'!$h$26:$h$525;'2026 financial tracker'!$b$26:$b$525;&quot;Expense&quot;;'2026 financial tracker'!$e$26:$e$525;[.$A132];'2026 financial tracker'!$j$26:$j$525;&quot;Cleared&quot;))">
            <text:p/>
          </table:table-cell>
          <table:table-cell table:style-name="ce33" table:formula="of:=IF([.$A132]=&quot;&quot;;&quot;&quot;;[.E132]-[.F132])">
            <text:p/>
          </table:table-cell>
          <table:table-cell table:style-name="ce33" table:formula="of:=IF([.$A132]=&quot;&quot;;&quot;&quot;;SUMIFS('2023 financial tracker'!$h$26:$h$525;'2023 financial tracker'!$b$26:$b$525;&quot;Income&quot;;'2023 financial tracker'!$e$26:$e$525;[.$A132];'2023 financial tracker'!$j$26:$j$525;&quot;Pending&quot;)+SUMIFS('2023 financial tracker'!$h$26:$h$525;'2023 financial tracker'!$b$26:$b$525;&quot;Income&quot;;'2023 financial tracker'!$e$26:$e$525;[.$A132];'2023 financial tracker'!$j$26:$j$525;&quot;Expected&quot;)+SUMIFS('2024 financial tracker'!$h$26:$h$525;'2024 financial tracker'!$b$26:$b$525;&quot;Income&quot;;'2024 financial tracker'!$e$26:$e$525;[.$A132];'2024 financial tracker'!$j$26:$j$525;&quot;Pending&quot;)+SUMIFS('2024 financial tracker'!$h$26:$h$525;'2024 financial tracker'!$b$26:$b$525;&quot;Income&quot;;'2024 financial tracker'!$e$26:$e$525;[.$A132];'2024 financial tracker'!$j$26:$j$525;&quot;Expected&quot;)+SUMIFS('2025 financial tracker'!$h$26:$h$525;'2025 financial tracker'!$b$26:$b$525;&quot;Income&quot;;'2025 financial tracker'!$e$26:$e$525;[.$A132];'2025 financial tracker'!$j$26:$j$525;&quot;Pending&quot;)+SUMIFS('2025 financial tracker'!$h$26:$h$525;'2025 financial tracker'!$b$26:$b$525;&quot;Income&quot;;'2025 financial tracker'!$e$26:$e$525;[.$A132];'2025 financial tracker'!$j$26:$j$525;&quot;Expected&quot;)+SUMIFS('2026 financial tracker'!$h$26:$h$525;'2026 financial tracker'!$b$26:$b$525;&quot;Income&quot;;'2026 financial tracker'!$e$26:$e$525;[.$A132];'2026 financial tracker'!$j$26:$j$525;&quot;Pending&quot;)+SUMIFS('2026 financial tracker'!$h$26:$h$525;'2026 financial tracker'!$b$26:$b$525;&quot;Income&quot;;'2026 financial tracker'!$e$26:$e$525;[.$A132];'2026 financial tracker'!$j$26:$j$525;&quot;Expected&quot;))">
            <text:p/>
          </table:table-cell>
          <table:table-cell table:style-name="ce3" table:number-columns-repeated="10"/>
          <table:table-cell table:number-columns-repeated="1006"/>
        </table:table-row>
        <table:table-row table:style-name="ro2">
          <table:table-cell table:style-name="ce3" table:number-columns-repeated="4"/>
          <table:table-cell table:style-name="ce33" table:formula="of:=IF([.$A133]=&quot;&quot;;&quot;&quot;;SUMIFS('2023 financial tracker'!$h$26:$h$525;'2023 financial tracker'!$b$26:$b$525;&quot;Income&quot;;'2023 financial tracker'!$e$26:$e$525;[.$A133];'2023 financial tracker'!$j$26:$j$525;&quot;Cleared&quot;)+SUMIFS('2024 financial tracker'!$h$26:$h$525;'2024 financial tracker'!$b$26:$b$525;&quot;Income&quot;;'2024 financial tracker'!$e$26:$e$525;[.$A133];'2024 financial tracker'!$j$26:$j$525;&quot;Cleared&quot;)+SUMIFS('2025 financial tracker'!$h$26:$h$525;'2025 financial tracker'!$b$26:$b$525;&quot;Income&quot;;'2025 financial tracker'!$e$26:$e$525;[.$A133];'2025 financial tracker'!$j$26:$j$525;&quot;Cleared&quot;)+SUMIFS('2026 financial tracker'!$h$26:$h$525;'2026 financial tracker'!$b$26:$b$525;&quot;Income&quot;;'2026 financial tracker'!$e$26:$e$525;[.$A133];'2026 financial tracker'!$j$26:$j$525;&quot;Cleared&quot;))">
            <text:p/>
          </table:table-cell>
          <table:table-cell table:style-name="ce33" table:formula="of:=IF([.$A133]=&quot;&quot;;&quot;&quot;;SUMIFS('2023 financial tracker'!$h$26:$h$525;'2023 financial tracker'!$b$26:$b$525;&quot;Expense&quot;;'2023 financial tracker'!$e$26:$e$525;[.$A133];'2023 financial tracker'!$j$26:$j$525;&quot;Cleared&quot;)+SUMIFS('2024 financial tracker'!$h$26:$h$525;'2024 financial tracker'!$b$26:$b$525;&quot;Expense&quot;;'2024 financial tracker'!$e$26:$e$525;[.$A133];'2024 financial tracker'!$j$26:$j$525;&quot;Cleared&quot;)+SUMIFS('2025 financial tracker'!$h$26:$h$525;'2025 financial tracker'!$b$26:$b$525;&quot;Expense&quot;;'2025 financial tracker'!$e$26:$e$525;[.$A133];'2025 financial tracker'!$j$26:$j$525;&quot;Cleared&quot;)+SUMIFS('2026 financial tracker'!$h$26:$h$525;'2026 financial tracker'!$b$26:$b$525;&quot;Expense&quot;;'2026 financial tracker'!$e$26:$e$525;[.$A133];'2026 financial tracker'!$j$26:$j$525;&quot;Cleared&quot;))">
            <text:p/>
          </table:table-cell>
          <table:table-cell table:style-name="ce33" table:formula="of:=IF([.$A133]=&quot;&quot;;&quot;&quot;;[.E133]-[.F133])">
            <text:p/>
          </table:table-cell>
          <table:table-cell table:style-name="ce33" table:formula="of:=IF([.$A133]=&quot;&quot;;&quot;&quot;;SUMIFS('2023 financial tracker'!$h$26:$h$525;'2023 financial tracker'!$b$26:$b$525;&quot;Income&quot;;'2023 financial tracker'!$e$26:$e$525;[.$A133];'2023 financial tracker'!$j$26:$j$525;&quot;Pending&quot;)+SUMIFS('2023 financial tracker'!$h$26:$h$525;'2023 financial tracker'!$b$26:$b$525;&quot;Income&quot;;'2023 financial tracker'!$e$26:$e$525;[.$A133];'2023 financial tracker'!$j$26:$j$525;&quot;Expected&quot;)+SUMIFS('2024 financial tracker'!$h$26:$h$525;'2024 financial tracker'!$b$26:$b$525;&quot;Income&quot;;'2024 financial tracker'!$e$26:$e$525;[.$A133];'2024 financial tracker'!$j$26:$j$525;&quot;Pending&quot;)+SUMIFS('2024 financial tracker'!$h$26:$h$525;'2024 financial tracker'!$b$26:$b$525;&quot;Income&quot;;'2024 financial tracker'!$e$26:$e$525;[.$A133];'2024 financial tracker'!$j$26:$j$525;&quot;Expected&quot;)+SUMIFS('2025 financial tracker'!$h$26:$h$525;'2025 financial tracker'!$b$26:$b$525;&quot;Income&quot;;'2025 financial tracker'!$e$26:$e$525;[.$A133];'2025 financial tracker'!$j$26:$j$525;&quot;Pending&quot;)+SUMIFS('2025 financial tracker'!$h$26:$h$525;'2025 financial tracker'!$b$26:$b$525;&quot;Income&quot;;'2025 financial tracker'!$e$26:$e$525;[.$A133];'2025 financial tracker'!$j$26:$j$525;&quot;Expected&quot;)+SUMIFS('2026 financial tracker'!$h$26:$h$525;'2026 financial tracker'!$b$26:$b$525;&quot;Income&quot;;'2026 financial tracker'!$e$26:$e$525;[.$A133];'2026 financial tracker'!$j$26:$j$525;&quot;Pending&quot;)+SUMIFS('2026 financial tracker'!$h$26:$h$525;'2026 financial tracker'!$b$26:$b$525;&quot;Income&quot;;'2026 financial tracker'!$e$26:$e$525;[.$A133];'2026 financial tracker'!$j$26:$j$525;&quot;Expected&quot;))">
            <text:p/>
          </table:table-cell>
          <table:table-cell table:style-name="ce3" table:number-columns-repeated="10"/>
          <table:table-cell table:number-columns-repeated="1006"/>
        </table:table-row>
        <table:table-row table:style-name="ro2">
          <table:table-cell table:style-name="ce3" table:number-columns-repeated="4"/>
          <table:table-cell table:style-name="ce33" table:formula="of:=IF([.$A134]=&quot;&quot;;&quot;&quot;;SUMIFS('2023 financial tracker'!$h$26:$h$525;'2023 financial tracker'!$b$26:$b$525;&quot;Income&quot;;'2023 financial tracker'!$e$26:$e$525;[.$A134];'2023 financial tracker'!$j$26:$j$525;&quot;Cleared&quot;)+SUMIFS('2024 financial tracker'!$h$26:$h$525;'2024 financial tracker'!$b$26:$b$525;&quot;Income&quot;;'2024 financial tracker'!$e$26:$e$525;[.$A134];'2024 financial tracker'!$j$26:$j$525;&quot;Cleared&quot;)+SUMIFS('2025 financial tracker'!$h$26:$h$525;'2025 financial tracker'!$b$26:$b$525;&quot;Income&quot;;'2025 financial tracker'!$e$26:$e$525;[.$A134];'2025 financial tracker'!$j$26:$j$525;&quot;Cleared&quot;)+SUMIFS('2026 financial tracker'!$h$26:$h$525;'2026 financial tracker'!$b$26:$b$525;&quot;Income&quot;;'2026 financial tracker'!$e$26:$e$525;[.$A134];'2026 financial tracker'!$j$26:$j$525;&quot;Cleared&quot;))">
            <text:p/>
          </table:table-cell>
          <table:table-cell table:style-name="ce33" table:formula="of:=IF([.$A134]=&quot;&quot;;&quot;&quot;;SUMIFS('2023 financial tracker'!$h$26:$h$525;'2023 financial tracker'!$b$26:$b$525;&quot;Expense&quot;;'2023 financial tracker'!$e$26:$e$525;[.$A134];'2023 financial tracker'!$j$26:$j$525;&quot;Cleared&quot;)+SUMIFS('2024 financial tracker'!$h$26:$h$525;'2024 financial tracker'!$b$26:$b$525;&quot;Expense&quot;;'2024 financial tracker'!$e$26:$e$525;[.$A134];'2024 financial tracker'!$j$26:$j$525;&quot;Cleared&quot;)+SUMIFS('2025 financial tracker'!$h$26:$h$525;'2025 financial tracker'!$b$26:$b$525;&quot;Expense&quot;;'2025 financial tracker'!$e$26:$e$525;[.$A134];'2025 financial tracker'!$j$26:$j$525;&quot;Cleared&quot;)+SUMIFS('2026 financial tracker'!$h$26:$h$525;'2026 financial tracker'!$b$26:$b$525;&quot;Expense&quot;;'2026 financial tracker'!$e$26:$e$525;[.$A134];'2026 financial tracker'!$j$26:$j$525;&quot;Cleared&quot;))">
            <text:p/>
          </table:table-cell>
          <table:table-cell table:style-name="ce33" table:formula="of:=IF([.$A134]=&quot;&quot;;&quot;&quot;;[.E134]-[.F134])">
            <text:p/>
          </table:table-cell>
          <table:table-cell table:style-name="ce33" table:formula="of:=IF([.$A134]=&quot;&quot;;&quot;&quot;;SUMIFS('2023 financial tracker'!$h$26:$h$525;'2023 financial tracker'!$b$26:$b$525;&quot;Income&quot;;'2023 financial tracker'!$e$26:$e$525;[.$A134];'2023 financial tracker'!$j$26:$j$525;&quot;Pending&quot;)+SUMIFS('2023 financial tracker'!$h$26:$h$525;'2023 financial tracker'!$b$26:$b$525;&quot;Income&quot;;'2023 financial tracker'!$e$26:$e$525;[.$A134];'2023 financial tracker'!$j$26:$j$525;&quot;Expected&quot;)+SUMIFS('2024 financial tracker'!$h$26:$h$525;'2024 financial tracker'!$b$26:$b$525;&quot;Income&quot;;'2024 financial tracker'!$e$26:$e$525;[.$A134];'2024 financial tracker'!$j$26:$j$525;&quot;Pending&quot;)+SUMIFS('2024 financial tracker'!$h$26:$h$525;'2024 financial tracker'!$b$26:$b$525;&quot;Income&quot;;'2024 financial tracker'!$e$26:$e$525;[.$A134];'2024 financial tracker'!$j$26:$j$525;&quot;Expected&quot;)+SUMIFS('2025 financial tracker'!$h$26:$h$525;'2025 financial tracker'!$b$26:$b$525;&quot;Income&quot;;'2025 financial tracker'!$e$26:$e$525;[.$A134];'2025 financial tracker'!$j$26:$j$525;&quot;Pending&quot;)+SUMIFS('2025 financial tracker'!$h$26:$h$525;'2025 financial tracker'!$b$26:$b$525;&quot;Income&quot;;'2025 financial tracker'!$e$26:$e$525;[.$A134];'2025 financial tracker'!$j$26:$j$525;&quot;Expected&quot;)+SUMIFS('2026 financial tracker'!$h$26:$h$525;'2026 financial tracker'!$b$26:$b$525;&quot;Income&quot;;'2026 financial tracker'!$e$26:$e$525;[.$A134];'2026 financial tracker'!$j$26:$j$525;&quot;Pending&quot;)+SUMIFS('2026 financial tracker'!$h$26:$h$525;'2026 financial tracker'!$b$26:$b$525;&quot;Income&quot;;'2026 financial tracker'!$e$26:$e$525;[.$A134];'2026 financial tracker'!$j$26:$j$525;&quot;Expected&quot;))">
            <text:p/>
          </table:table-cell>
          <table:table-cell table:style-name="ce3" table:number-columns-repeated="10"/>
          <table:table-cell table:number-columns-repeated="1006"/>
        </table:table-row>
        <table:table-row table:style-name="ro2">
          <table:table-cell table:style-name="ce3" table:number-columns-repeated="4"/>
          <table:table-cell table:style-name="ce33" table:formula="of:=IF([.$A135]=&quot;&quot;;&quot;&quot;;SUMIFS('2023 financial tracker'!$h$26:$h$525;'2023 financial tracker'!$b$26:$b$525;&quot;Income&quot;;'2023 financial tracker'!$e$26:$e$525;[.$A135];'2023 financial tracker'!$j$26:$j$525;&quot;Cleared&quot;)+SUMIFS('2024 financial tracker'!$h$26:$h$525;'2024 financial tracker'!$b$26:$b$525;&quot;Income&quot;;'2024 financial tracker'!$e$26:$e$525;[.$A135];'2024 financial tracker'!$j$26:$j$525;&quot;Cleared&quot;)+SUMIFS('2025 financial tracker'!$h$26:$h$525;'2025 financial tracker'!$b$26:$b$525;&quot;Income&quot;;'2025 financial tracker'!$e$26:$e$525;[.$A135];'2025 financial tracker'!$j$26:$j$525;&quot;Cleared&quot;)+SUMIFS('2026 financial tracker'!$h$26:$h$525;'2026 financial tracker'!$b$26:$b$525;&quot;Income&quot;;'2026 financial tracker'!$e$26:$e$525;[.$A135];'2026 financial tracker'!$j$26:$j$525;&quot;Cleared&quot;))">
            <text:p/>
          </table:table-cell>
          <table:table-cell table:style-name="ce33" table:formula="of:=IF([.$A135]=&quot;&quot;;&quot;&quot;;SUMIFS('2023 financial tracker'!$h$26:$h$525;'2023 financial tracker'!$b$26:$b$525;&quot;Expense&quot;;'2023 financial tracker'!$e$26:$e$525;[.$A135];'2023 financial tracker'!$j$26:$j$525;&quot;Cleared&quot;)+SUMIFS('2024 financial tracker'!$h$26:$h$525;'2024 financial tracker'!$b$26:$b$525;&quot;Expense&quot;;'2024 financial tracker'!$e$26:$e$525;[.$A135];'2024 financial tracker'!$j$26:$j$525;&quot;Cleared&quot;)+SUMIFS('2025 financial tracker'!$h$26:$h$525;'2025 financial tracker'!$b$26:$b$525;&quot;Expense&quot;;'2025 financial tracker'!$e$26:$e$525;[.$A135];'2025 financial tracker'!$j$26:$j$525;&quot;Cleared&quot;)+SUMIFS('2026 financial tracker'!$h$26:$h$525;'2026 financial tracker'!$b$26:$b$525;&quot;Expense&quot;;'2026 financial tracker'!$e$26:$e$525;[.$A135];'2026 financial tracker'!$j$26:$j$525;&quot;Cleared&quot;))">
            <text:p/>
          </table:table-cell>
          <table:table-cell table:style-name="ce33" table:formula="of:=IF([.$A135]=&quot;&quot;;&quot;&quot;;[.E135]-[.F135])">
            <text:p/>
          </table:table-cell>
          <table:table-cell table:style-name="ce33" table:formula="of:=IF([.$A135]=&quot;&quot;;&quot;&quot;;SUMIFS('2023 financial tracker'!$h$26:$h$525;'2023 financial tracker'!$b$26:$b$525;&quot;Income&quot;;'2023 financial tracker'!$e$26:$e$525;[.$A135];'2023 financial tracker'!$j$26:$j$525;&quot;Pending&quot;)+SUMIFS('2023 financial tracker'!$h$26:$h$525;'2023 financial tracker'!$b$26:$b$525;&quot;Income&quot;;'2023 financial tracker'!$e$26:$e$525;[.$A135];'2023 financial tracker'!$j$26:$j$525;&quot;Expected&quot;)+SUMIFS('2024 financial tracker'!$h$26:$h$525;'2024 financial tracker'!$b$26:$b$525;&quot;Income&quot;;'2024 financial tracker'!$e$26:$e$525;[.$A135];'2024 financial tracker'!$j$26:$j$525;&quot;Pending&quot;)+SUMIFS('2024 financial tracker'!$h$26:$h$525;'2024 financial tracker'!$b$26:$b$525;&quot;Income&quot;;'2024 financial tracker'!$e$26:$e$525;[.$A135];'2024 financial tracker'!$j$26:$j$525;&quot;Expected&quot;)+SUMIFS('2025 financial tracker'!$h$26:$h$525;'2025 financial tracker'!$b$26:$b$525;&quot;Income&quot;;'2025 financial tracker'!$e$26:$e$525;[.$A135];'2025 financial tracker'!$j$26:$j$525;&quot;Pending&quot;)+SUMIFS('2025 financial tracker'!$h$26:$h$525;'2025 financial tracker'!$b$26:$b$525;&quot;Income&quot;;'2025 financial tracker'!$e$26:$e$525;[.$A135];'2025 financial tracker'!$j$26:$j$525;&quot;Expected&quot;)+SUMIFS('2026 financial tracker'!$h$26:$h$525;'2026 financial tracker'!$b$26:$b$525;&quot;Income&quot;;'2026 financial tracker'!$e$26:$e$525;[.$A135];'2026 financial tracker'!$j$26:$j$525;&quot;Pending&quot;)+SUMIFS('2026 financial tracker'!$h$26:$h$525;'2026 financial tracker'!$b$26:$b$525;&quot;Income&quot;;'2026 financial tracker'!$e$26:$e$525;[.$A135];'2026 financial tracker'!$j$26:$j$525;&quot;Expected&quot;))">
            <text:p/>
          </table:table-cell>
          <table:table-cell table:style-name="ce3" table:number-columns-repeated="10"/>
          <table:table-cell table:number-columns-repeated="1006"/>
        </table:table-row>
        <table:table-row table:style-name="ro2">
          <table:table-cell table:style-name="ce3" table:number-columns-repeated="4"/>
          <table:table-cell table:style-name="ce33" table:formula="of:=IF([.$A136]=&quot;&quot;;&quot;&quot;;SUMIFS('2023 financial tracker'!$h$26:$h$525;'2023 financial tracker'!$b$26:$b$525;&quot;Income&quot;;'2023 financial tracker'!$e$26:$e$525;[.$A136];'2023 financial tracker'!$j$26:$j$525;&quot;Cleared&quot;)+SUMIFS('2024 financial tracker'!$h$26:$h$525;'2024 financial tracker'!$b$26:$b$525;&quot;Income&quot;;'2024 financial tracker'!$e$26:$e$525;[.$A136];'2024 financial tracker'!$j$26:$j$525;&quot;Cleared&quot;)+SUMIFS('2025 financial tracker'!$h$26:$h$525;'2025 financial tracker'!$b$26:$b$525;&quot;Income&quot;;'2025 financial tracker'!$e$26:$e$525;[.$A136];'2025 financial tracker'!$j$26:$j$525;&quot;Cleared&quot;)+SUMIFS('2026 financial tracker'!$h$26:$h$525;'2026 financial tracker'!$b$26:$b$525;&quot;Income&quot;;'2026 financial tracker'!$e$26:$e$525;[.$A136];'2026 financial tracker'!$j$26:$j$525;&quot;Cleared&quot;))">
            <text:p/>
          </table:table-cell>
          <table:table-cell table:style-name="ce33" table:formula="of:=IF([.$A136]=&quot;&quot;;&quot;&quot;;SUMIFS('2023 financial tracker'!$h$26:$h$525;'2023 financial tracker'!$b$26:$b$525;&quot;Expense&quot;;'2023 financial tracker'!$e$26:$e$525;[.$A136];'2023 financial tracker'!$j$26:$j$525;&quot;Cleared&quot;)+SUMIFS('2024 financial tracker'!$h$26:$h$525;'2024 financial tracker'!$b$26:$b$525;&quot;Expense&quot;;'2024 financial tracker'!$e$26:$e$525;[.$A136];'2024 financial tracker'!$j$26:$j$525;&quot;Cleared&quot;)+SUMIFS('2025 financial tracker'!$h$26:$h$525;'2025 financial tracker'!$b$26:$b$525;&quot;Expense&quot;;'2025 financial tracker'!$e$26:$e$525;[.$A136];'2025 financial tracker'!$j$26:$j$525;&quot;Cleared&quot;)+SUMIFS('2026 financial tracker'!$h$26:$h$525;'2026 financial tracker'!$b$26:$b$525;&quot;Expense&quot;;'2026 financial tracker'!$e$26:$e$525;[.$A136];'2026 financial tracker'!$j$26:$j$525;&quot;Cleared&quot;))">
            <text:p/>
          </table:table-cell>
          <table:table-cell table:style-name="ce33" table:formula="of:=IF([.$A136]=&quot;&quot;;&quot;&quot;;[.E136]-[.F136])">
            <text:p/>
          </table:table-cell>
          <table:table-cell table:style-name="ce33" table:formula="of:=IF([.$A136]=&quot;&quot;;&quot;&quot;;SUMIFS('2023 financial tracker'!$h$26:$h$525;'2023 financial tracker'!$b$26:$b$525;&quot;Income&quot;;'2023 financial tracker'!$e$26:$e$525;[.$A136];'2023 financial tracker'!$j$26:$j$525;&quot;Pending&quot;)+SUMIFS('2023 financial tracker'!$h$26:$h$525;'2023 financial tracker'!$b$26:$b$525;&quot;Income&quot;;'2023 financial tracker'!$e$26:$e$525;[.$A136];'2023 financial tracker'!$j$26:$j$525;&quot;Expected&quot;)+SUMIFS('2024 financial tracker'!$h$26:$h$525;'2024 financial tracker'!$b$26:$b$525;&quot;Income&quot;;'2024 financial tracker'!$e$26:$e$525;[.$A136];'2024 financial tracker'!$j$26:$j$525;&quot;Pending&quot;)+SUMIFS('2024 financial tracker'!$h$26:$h$525;'2024 financial tracker'!$b$26:$b$525;&quot;Income&quot;;'2024 financial tracker'!$e$26:$e$525;[.$A136];'2024 financial tracker'!$j$26:$j$525;&quot;Expected&quot;)+SUMIFS('2025 financial tracker'!$h$26:$h$525;'2025 financial tracker'!$b$26:$b$525;&quot;Income&quot;;'2025 financial tracker'!$e$26:$e$525;[.$A136];'2025 financial tracker'!$j$26:$j$525;&quot;Pending&quot;)+SUMIFS('2025 financial tracker'!$h$26:$h$525;'2025 financial tracker'!$b$26:$b$525;&quot;Income&quot;;'2025 financial tracker'!$e$26:$e$525;[.$A136];'2025 financial tracker'!$j$26:$j$525;&quot;Expected&quot;)+SUMIFS('2026 financial tracker'!$h$26:$h$525;'2026 financial tracker'!$b$26:$b$525;&quot;Income&quot;;'2026 financial tracker'!$e$26:$e$525;[.$A136];'2026 financial tracker'!$j$26:$j$525;&quot;Pending&quot;)+SUMIFS('2026 financial tracker'!$h$26:$h$525;'2026 financial tracker'!$b$26:$b$525;&quot;Income&quot;;'2026 financial tracker'!$e$26:$e$525;[.$A136];'2026 financial tracker'!$j$26:$j$525;&quot;Expected&quot;))">
            <text:p/>
          </table:table-cell>
          <table:table-cell table:style-name="ce3" table:number-columns-repeated="10"/>
          <table:table-cell table:number-columns-repeated="1006"/>
        </table:table-row>
        <table:table-row table:style-name="ro2">
          <table:table-cell table:style-name="ce3" table:number-columns-repeated="4"/>
          <table:table-cell table:style-name="ce33" table:formula="of:=IF([.$A137]=&quot;&quot;;&quot;&quot;;SUMIFS('2023 financial tracker'!$h$26:$h$525;'2023 financial tracker'!$b$26:$b$525;&quot;Income&quot;;'2023 financial tracker'!$e$26:$e$525;[.$A137];'2023 financial tracker'!$j$26:$j$525;&quot;Cleared&quot;)+SUMIFS('2024 financial tracker'!$h$26:$h$525;'2024 financial tracker'!$b$26:$b$525;&quot;Income&quot;;'2024 financial tracker'!$e$26:$e$525;[.$A137];'2024 financial tracker'!$j$26:$j$525;&quot;Cleared&quot;)+SUMIFS('2025 financial tracker'!$h$26:$h$525;'2025 financial tracker'!$b$26:$b$525;&quot;Income&quot;;'2025 financial tracker'!$e$26:$e$525;[.$A137];'2025 financial tracker'!$j$26:$j$525;&quot;Cleared&quot;)+SUMIFS('2026 financial tracker'!$h$26:$h$525;'2026 financial tracker'!$b$26:$b$525;&quot;Income&quot;;'2026 financial tracker'!$e$26:$e$525;[.$A137];'2026 financial tracker'!$j$26:$j$525;&quot;Cleared&quot;))">
            <text:p/>
          </table:table-cell>
          <table:table-cell table:style-name="ce33" table:formula="of:=IF([.$A137]=&quot;&quot;;&quot;&quot;;SUMIFS('2023 financial tracker'!$h$26:$h$525;'2023 financial tracker'!$b$26:$b$525;&quot;Expense&quot;;'2023 financial tracker'!$e$26:$e$525;[.$A137];'2023 financial tracker'!$j$26:$j$525;&quot;Cleared&quot;)+SUMIFS('2024 financial tracker'!$h$26:$h$525;'2024 financial tracker'!$b$26:$b$525;&quot;Expense&quot;;'2024 financial tracker'!$e$26:$e$525;[.$A137];'2024 financial tracker'!$j$26:$j$525;&quot;Cleared&quot;)+SUMIFS('2025 financial tracker'!$h$26:$h$525;'2025 financial tracker'!$b$26:$b$525;&quot;Expense&quot;;'2025 financial tracker'!$e$26:$e$525;[.$A137];'2025 financial tracker'!$j$26:$j$525;&quot;Cleared&quot;)+SUMIFS('2026 financial tracker'!$h$26:$h$525;'2026 financial tracker'!$b$26:$b$525;&quot;Expense&quot;;'2026 financial tracker'!$e$26:$e$525;[.$A137];'2026 financial tracker'!$j$26:$j$525;&quot;Cleared&quot;))">
            <text:p/>
          </table:table-cell>
          <table:table-cell table:style-name="ce33" table:formula="of:=IF([.$A137]=&quot;&quot;;&quot;&quot;;[.E137]-[.F137])">
            <text:p/>
          </table:table-cell>
          <table:table-cell table:style-name="ce33" table:formula="of:=IF([.$A137]=&quot;&quot;;&quot;&quot;;SUMIFS('2023 financial tracker'!$h$26:$h$525;'2023 financial tracker'!$b$26:$b$525;&quot;Income&quot;;'2023 financial tracker'!$e$26:$e$525;[.$A137];'2023 financial tracker'!$j$26:$j$525;&quot;Pending&quot;)+SUMIFS('2023 financial tracker'!$h$26:$h$525;'2023 financial tracker'!$b$26:$b$525;&quot;Income&quot;;'2023 financial tracker'!$e$26:$e$525;[.$A137];'2023 financial tracker'!$j$26:$j$525;&quot;Expected&quot;)+SUMIFS('2024 financial tracker'!$h$26:$h$525;'2024 financial tracker'!$b$26:$b$525;&quot;Income&quot;;'2024 financial tracker'!$e$26:$e$525;[.$A137];'2024 financial tracker'!$j$26:$j$525;&quot;Pending&quot;)+SUMIFS('2024 financial tracker'!$h$26:$h$525;'2024 financial tracker'!$b$26:$b$525;&quot;Income&quot;;'2024 financial tracker'!$e$26:$e$525;[.$A137];'2024 financial tracker'!$j$26:$j$525;&quot;Expected&quot;)+SUMIFS('2025 financial tracker'!$h$26:$h$525;'2025 financial tracker'!$b$26:$b$525;&quot;Income&quot;;'2025 financial tracker'!$e$26:$e$525;[.$A137];'2025 financial tracker'!$j$26:$j$525;&quot;Pending&quot;)+SUMIFS('2025 financial tracker'!$h$26:$h$525;'2025 financial tracker'!$b$26:$b$525;&quot;Income&quot;;'2025 financial tracker'!$e$26:$e$525;[.$A137];'2025 financial tracker'!$j$26:$j$525;&quot;Expected&quot;)+SUMIFS('2026 financial tracker'!$h$26:$h$525;'2026 financial tracker'!$b$26:$b$525;&quot;Income&quot;;'2026 financial tracker'!$e$26:$e$525;[.$A137];'2026 financial tracker'!$j$26:$j$525;&quot;Pending&quot;)+SUMIFS('2026 financial tracker'!$h$26:$h$525;'2026 financial tracker'!$b$26:$b$525;&quot;Income&quot;;'2026 financial tracker'!$e$26:$e$525;[.$A137];'2026 financial tracker'!$j$26:$j$525;&quot;Expected&quot;))">
            <text:p/>
          </table:table-cell>
          <table:table-cell table:style-name="ce3" table:number-columns-repeated="10"/>
          <table:table-cell table:number-columns-repeated="1006"/>
        </table:table-row>
        <table:table-row table:style-name="ro2">
          <table:table-cell table:style-name="ce3" table:number-columns-repeated="4"/>
          <table:table-cell table:style-name="ce33" table:formula="of:=IF([.$A138]=&quot;&quot;;&quot;&quot;;SUMIFS('2023 financial tracker'!$h$26:$h$525;'2023 financial tracker'!$b$26:$b$525;&quot;Income&quot;;'2023 financial tracker'!$e$26:$e$525;[.$A138];'2023 financial tracker'!$j$26:$j$525;&quot;Cleared&quot;)+SUMIFS('2024 financial tracker'!$h$26:$h$525;'2024 financial tracker'!$b$26:$b$525;&quot;Income&quot;;'2024 financial tracker'!$e$26:$e$525;[.$A138];'2024 financial tracker'!$j$26:$j$525;&quot;Cleared&quot;)+SUMIFS('2025 financial tracker'!$h$26:$h$525;'2025 financial tracker'!$b$26:$b$525;&quot;Income&quot;;'2025 financial tracker'!$e$26:$e$525;[.$A138];'2025 financial tracker'!$j$26:$j$525;&quot;Cleared&quot;)+SUMIFS('2026 financial tracker'!$h$26:$h$525;'2026 financial tracker'!$b$26:$b$525;&quot;Income&quot;;'2026 financial tracker'!$e$26:$e$525;[.$A138];'2026 financial tracker'!$j$26:$j$525;&quot;Cleared&quot;))">
            <text:p/>
          </table:table-cell>
          <table:table-cell table:style-name="ce33" table:formula="of:=IF([.$A138]=&quot;&quot;;&quot;&quot;;SUMIFS('2023 financial tracker'!$h$26:$h$525;'2023 financial tracker'!$b$26:$b$525;&quot;Expense&quot;;'2023 financial tracker'!$e$26:$e$525;[.$A138];'2023 financial tracker'!$j$26:$j$525;&quot;Cleared&quot;)+SUMIFS('2024 financial tracker'!$h$26:$h$525;'2024 financial tracker'!$b$26:$b$525;&quot;Expense&quot;;'2024 financial tracker'!$e$26:$e$525;[.$A138];'2024 financial tracker'!$j$26:$j$525;&quot;Cleared&quot;)+SUMIFS('2025 financial tracker'!$h$26:$h$525;'2025 financial tracker'!$b$26:$b$525;&quot;Expense&quot;;'2025 financial tracker'!$e$26:$e$525;[.$A138];'2025 financial tracker'!$j$26:$j$525;&quot;Cleared&quot;)+SUMIFS('2026 financial tracker'!$h$26:$h$525;'2026 financial tracker'!$b$26:$b$525;&quot;Expense&quot;;'2026 financial tracker'!$e$26:$e$525;[.$A138];'2026 financial tracker'!$j$26:$j$525;&quot;Cleared&quot;))">
            <text:p/>
          </table:table-cell>
          <table:table-cell table:style-name="ce33" table:formula="of:=IF([.$A138]=&quot;&quot;;&quot;&quot;;[.E138]-[.F138])">
            <text:p/>
          </table:table-cell>
          <table:table-cell table:style-name="ce33" table:formula="of:=IF([.$A138]=&quot;&quot;;&quot;&quot;;SUMIFS('2023 financial tracker'!$h$26:$h$525;'2023 financial tracker'!$b$26:$b$525;&quot;Income&quot;;'2023 financial tracker'!$e$26:$e$525;[.$A138];'2023 financial tracker'!$j$26:$j$525;&quot;Pending&quot;)+SUMIFS('2023 financial tracker'!$h$26:$h$525;'2023 financial tracker'!$b$26:$b$525;&quot;Income&quot;;'2023 financial tracker'!$e$26:$e$525;[.$A138];'2023 financial tracker'!$j$26:$j$525;&quot;Expected&quot;)+SUMIFS('2024 financial tracker'!$h$26:$h$525;'2024 financial tracker'!$b$26:$b$525;&quot;Income&quot;;'2024 financial tracker'!$e$26:$e$525;[.$A138];'2024 financial tracker'!$j$26:$j$525;&quot;Pending&quot;)+SUMIFS('2024 financial tracker'!$h$26:$h$525;'2024 financial tracker'!$b$26:$b$525;&quot;Income&quot;;'2024 financial tracker'!$e$26:$e$525;[.$A138];'2024 financial tracker'!$j$26:$j$525;&quot;Expected&quot;)+SUMIFS('2025 financial tracker'!$h$26:$h$525;'2025 financial tracker'!$b$26:$b$525;&quot;Income&quot;;'2025 financial tracker'!$e$26:$e$525;[.$A138];'2025 financial tracker'!$j$26:$j$525;&quot;Pending&quot;)+SUMIFS('2025 financial tracker'!$h$26:$h$525;'2025 financial tracker'!$b$26:$b$525;&quot;Income&quot;;'2025 financial tracker'!$e$26:$e$525;[.$A138];'2025 financial tracker'!$j$26:$j$525;&quot;Expected&quot;)+SUMIFS('2026 financial tracker'!$h$26:$h$525;'2026 financial tracker'!$b$26:$b$525;&quot;Income&quot;;'2026 financial tracker'!$e$26:$e$525;[.$A138];'2026 financial tracker'!$j$26:$j$525;&quot;Pending&quot;)+SUMIFS('2026 financial tracker'!$h$26:$h$525;'2026 financial tracker'!$b$26:$b$525;&quot;Income&quot;;'2026 financial tracker'!$e$26:$e$525;[.$A138];'2026 financial tracker'!$j$26:$j$525;&quot;Expected&quot;))">
            <text:p/>
          </table:table-cell>
          <table:table-cell table:style-name="ce3" table:number-columns-repeated="10"/>
          <table:table-cell table:number-columns-repeated="1006"/>
        </table:table-row>
        <table:table-row table:style-name="ro2">
          <table:table-cell table:style-name="ce3" table:number-columns-repeated="4"/>
          <table:table-cell table:style-name="ce33" table:formula="of:=IF([.$A139]=&quot;&quot;;&quot;&quot;;SUMIFS('2023 financial tracker'!$h$26:$h$525;'2023 financial tracker'!$b$26:$b$525;&quot;Income&quot;;'2023 financial tracker'!$e$26:$e$525;[.$A139];'2023 financial tracker'!$j$26:$j$525;&quot;Cleared&quot;)+SUMIFS('2024 financial tracker'!$h$26:$h$525;'2024 financial tracker'!$b$26:$b$525;&quot;Income&quot;;'2024 financial tracker'!$e$26:$e$525;[.$A139];'2024 financial tracker'!$j$26:$j$525;&quot;Cleared&quot;)+SUMIFS('2025 financial tracker'!$h$26:$h$525;'2025 financial tracker'!$b$26:$b$525;&quot;Income&quot;;'2025 financial tracker'!$e$26:$e$525;[.$A139];'2025 financial tracker'!$j$26:$j$525;&quot;Cleared&quot;)+SUMIFS('2026 financial tracker'!$h$26:$h$525;'2026 financial tracker'!$b$26:$b$525;&quot;Income&quot;;'2026 financial tracker'!$e$26:$e$525;[.$A139];'2026 financial tracker'!$j$26:$j$525;&quot;Cleared&quot;))">
            <text:p/>
          </table:table-cell>
          <table:table-cell table:style-name="ce33" table:formula="of:=IF([.$A139]=&quot;&quot;;&quot;&quot;;SUMIFS('2023 financial tracker'!$h$26:$h$525;'2023 financial tracker'!$b$26:$b$525;&quot;Expense&quot;;'2023 financial tracker'!$e$26:$e$525;[.$A139];'2023 financial tracker'!$j$26:$j$525;&quot;Cleared&quot;)+SUMIFS('2024 financial tracker'!$h$26:$h$525;'2024 financial tracker'!$b$26:$b$525;&quot;Expense&quot;;'2024 financial tracker'!$e$26:$e$525;[.$A139];'2024 financial tracker'!$j$26:$j$525;&quot;Cleared&quot;)+SUMIFS('2025 financial tracker'!$h$26:$h$525;'2025 financial tracker'!$b$26:$b$525;&quot;Expense&quot;;'2025 financial tracker'!$e$26:$e$525;[.$A139];'2025 financial tracker'!$j$26:$j$525;&quot;Cleared&quot;)+SUMIFS('2026 financial tracker'!$h$26:$h$525;'2026 financial tracker'!$b$26:$b$525;&quot;Expense&quot;;'2026 financial tracker'!$e$26:$e$525;[.$A139];'2026 financial tracker'!$j$26:$j$525;&quot;Cleared&quot;))">
            <text:p/>
          </table:table-cell>
          <table:table-cell table:style-name="ce33" table:formula="of:=IF([.$A139]=&quot;&quot;;&quot;&quot;;[.E139]-[.F139])">
            <text:p/>
          </table:table-cell>
          <table:table-cell table:style-name="ce33" table:formula="of:=IF([.$A139]=&quot;&quot;;&quot;&quot;;SUMIFS('2023 financial tracker'!$h$26:$h$525;'2023 financial tracker'!$b$26:$b$525;&quot;Income&quot;;'2023 financial tracker'!$e$26:$e$525;[.$A139];'2023 financial tracker'!$j$26:$j$525;&quot;Pending&quot;)+SUMIFS('2023 financial tracker'!$h$26:$h$525;'2023 financial tracker'!$b$26:$b$525;&quot;Income&quot;;'2023 financial tracker'!$e$26:$e$525;[.$A139];'2023 financial tracker'!$j$26:$j$525;&quot;Expected&quot;)+SUMIFS('2024 financial tracker'!$h$26:$h$525;'2024 financial tracker'!$b$26:$b$525;&quot;Income&quot;;'2024 financial tracker'!$e$26:$e$525;[.$A139];'2024 financial tracker'!$j$26:$j$525;&quot;Pending&quot;)+SUMIFS('2024 financial tracker'!$h$26:$h$525;'2024 financial tracker'!$b$26:$b$525;&quot;Income&quot;;'2024 financial tracker'!$e$26:$e$525;[.$A139];'2024 financial tracker'!$j$26:$j$525;&quot;Expected&quot;)+SUMIFS('2025 financial tracker'!$h$26:$h$525;'2025 financial tracker'!$b$26:$b$525;&quot;Income&quot;;'2025 financial tracker'!$e$26:$e$525;[.$A139];'2025 financial tracker'!$j$26:$j$525;&quot;Pending&quot;)+SUMIFS('2025 financial tracker'!$h$26:$h$525;'2025 financial tracker'!$b$26:$b$525;&quot;Income&quot;;'2025 financial tracker'!$e$26:$e$525;[.$A139];'2025 financial tracker'!$j$26:$j$525;&quot;Expected&quot;)+SUMIFS('2026 financial tracker'!$h$26:$h$525;'2026 financial tracker'!$b$26:$b$525;&quot;Income&quot;;'2026 financial tracker'!$e$26:$e$525;[.$A139];'2026 financial tracker'!$j$26:$j$525;&quot;Pending&quot;)+SUMIFS('2026 financial tracker'!$h$26:$h$525;'2026 financial tracker'!$b$26:$b$525;&quot;Income&quot;;'2026 financial tracker'!$e$26:$e$525;[.$A139];'2026 financial tracker'!$j$26:$j$525;&quot;Expected&quot;))">
            <text:p/>
          </table:table-cell>
          <table:table-cell table:style-name="ce3" table:number-columns-repeated="10"/>
          <table:table-cell table:number-columns-repeated="1006"/>
        </table:table-row>
        <table:table-row table:style-name="ro2">
          <table:table-cell table:style-name="ce3" table:number-columns-repeated="4"/>
          <table:table-cell table:style-name="ce33" table:formula="of:=IF([.$A140]=&quot;&quot;;&quot;&quot;;SUMIFS('2023 financial tracker'!$h$26:$h$525;'2023 financial tracker'!$b$26:$b$525;&quot;Income&quot;;'2023 financial tracker'!$e$26:$e$525;[.$A140];'2023 financial tracker'!$j$26:$j$525;&quot;Cleared&quot;)+SUMIFS('2024 financial tracker'!$h$26:$h$525;'2024 financial tracker'!$b$26:$b$525;&quot;Income&quot;;'2024 financial tracker'!$e$26:$e$525;[.$A140];'2024 financial tracker'!$j$26:$j$525;&quot;Cleared&quot;)+SUMIFS('2025 financial tracker'!$h$26:$h$525;'2025 financial tracker'!$b$26:$b$525;&quot;Income&quot;;'2025 financial tracker'!$e$26:$e$525;[.$A140];'2025 financial tracker'!$j$26:$j$525;&quot;Cleared&quot;)+SUMIFS('2026 financial tracker'!$h$26:$h$525;'2026 financial tracker'!$b$26:$b$525;&quot;Income&quot;;'2026 financial tracker'!$e$26:$e$525;[.$A140];'2026 financial tracker'!$j$26:$j$525;&quot;Cleared&quot;))">
            <text:p/>
          </table:table-cell>
          <table:table-cell table:style-name="ce33" table:formula="of:=IF([.$A140]=&quot;&quot;;&quot;&quot;;SUMIFS('2023 financial tracker'!$h$26:$h$525;'2023 financial tracker'!$b$26:$b$525;&quot;Expense&quot;;'2023 financial tracker'!$e$26:$e$525;[.$A140];'2023 financial tracker'!$j$26:$j$525;&quot;Cleared&quot;)+SUMIFS('2024 financial tracker'!$h$26:$h$525;'2024 financial tracker'!$b$26:$b$525;&quot;Expense&quot;;'2024 financial tracker'!$e$26:$e$525;[.$A140];'2024 financial tracker'!$j$26:$j$525;&quot;Cleared&quot;)+SUMIFS('2025 financial tracker'!$h$26:$h$525;'2025 financial tracker'!$b$26:$b$525;&quot;Expense&quot;;'2025 financial tracker'!$e$26:$e$525;[.$A140];'2025 financial tracker'!$j$26:$j$525;&quot;Cleared&quot;)+SUMIFS('2026 financial tracker'!$h$26:$h$525;'2026 financial tracker'!$b$26:$b$525;&quot;Expense&quot;;'2026 financial tracker'!$e$26:$e$525;[.$A140];'2026 financial tracker'!$j$26:$j$525;&quot;Cleared&quot;))">
            <text:p/>
          </table:table-cell>
          <table:table-cell table:style-name="ce33" table:formula="of:=IF([.$A140]=&quot;&quot;;&quot;&quot;;[.E140]-[.F140])">
            <text:p/>
          </table:table-cell>
          <table:table-cell table:style-name="ce33" table:formula="of:=IF([.$A140]=&quot;&quot;;&quot;&quot;;SUMIFS('2023 financial tracker'!$h$26:$h$525;'2023 financial tracker'!$b$26:$b$525;&quot;Income&quot;;'2023 financial tracker'!$e$26:$e$525;[.$A140];'2023 financial tracker'!$j$26:$j$525;&quot;Pending&quot;)+SUMIFS('2023 financial tracker'!$h$26:$h$525;'2023 financial tracker'!$b$26:$b$525;&quot;Income&quot;;'2023 financial tracker'!$e$26:$e$525;[.$A140];'2023 financial tracker'!$j$26:$j$525;&quot;Expected&quot;)+SUMIFS('2024 financial tracker'!$h$26:$h$525;'2024 financial tracker'!$b$26:$b$525;&quot;Income&quot;;'2024 financial tracker'!$e$26:$e$525;[.$A140];'2024 financial tracker'!$j$26:$j$525;&quot;Pending&quot;)+SUMIFS('2024 financial tracker'!$h$26:$h$525;'2024 financial tracker'!$b$26:$b$525;&quot;Income&quot;;'2024 financial tracker'!$e$26:$e$525;[.$A140];'2024 financial tracker'!$j$26:$j$525;&quot;Expected&quot;)+SUMIFS('2025 financial tracker'!$h$26:$h$525;'2025 financial tracker'!$b$26:$b$525;&quot;Income&quot;;'2025 financial tracker'!$e$26:$e$525;[.$A140];'2025 financial tracker'!$j$26:$j$525;&quot;Pending&quot;)+SUMIFS('2025 financial tracker'!$h$26:$h$525;'2025 financial tracker'!$b$26:$b$525;&quot;Income&quot;;'2025 financial tracker'!$e$26:$e$525;[.$A140];'2025 financial tracker'!$j$26:$j$525;&quot;Expected&quot;)+SUMIFS('2026 financial tracker'!$h$26:$h$525;'2026 financial tracker'!$b$26:$b$525;&quot;Income&quot;;'2026 financial tracker'!$e$26:$e$525;[.$A140];'2026 financial tracker'!$j$26:$j$525;&quot;Pending&quot;)+SUMIFS('2026 financial tracker'!$h$26:$h$525;'2026 financial tracker'!$b$26:$b$525;&quot;Income&quot;;'2026 financial tracker'!$e$26:$e$525;[.$A140];'2026 financial tracker'!$j$26:$j$525;&quot;Expected&quot;))">
            <text:p/>
          </table:table-cell>
          <table:table-cell table:style-name="ce3" table:number-columns-repeated="10"/>
          <table:table-cell table:number-columns-repeated="1006"/>
        </table:table-row>
        <table:table-row table:style-name="ro2">
          <table:table-cell table:style-name="ce3" table:number-columns-repeated="4"/>
          <table:table-cell table:style-name="ce33" table:formula="of:=IF([.$A141]=&quot;&quot;;&quot;&quot;;SUMIFS('2023 financial tracker'!$h$26:$h$525;'2023 financial tracker'!$b$26:$b$525;&quot;Income&quot;;'2023 financial tracker'!$e$26:$e$525;[.$A141];'2023 financial tracker'!$j$26:$j$525;&quot;Cleared&quot;)+SUMIFS('2024 financial tracker'!$h$26:$h$525;'2024 financial tracker'!$b$26:$b$525;&quot;Income&quot;;'2024 financial tracker'!$e$26:$e$525;[.$A141];'2024 financial tracker'!$j$26:$j$525;&quot;Cleared&quot;)+SUMIFS('2025 financial tracker'!$h$26:$h$525;'2025 financial tracker'!$b$26:$b$525;&quot;Income&quot;;'2025 financial tracker'!$e$26:$e$525;[.$A141];'2025 financial tracker'!$j$26:$j$525;&quot;Cleared&quot;)+SUMIFS('2026 financial tracker'!$h$26:$h$525;'2026 financial tracker'!$b$26:$b$525;&quot;Income&quot;;'2026 financial tracker'!$e$26:$e$525;[.$A141];'2026 financial tracker'!$j$26:$j$525;&quot;Cleared&quot;))">
            <text:p/>
          </table:table-cell>
          <table:table-cell table:style-name="ce33" table:formula="of:=IF([.$A141]=&quot;&quot;;&quot;&quot;;SUMIFS('2023 financial tracker'!$h$26:$h$525;'2023 financial tracker'!$b$26:$b$525;&quot;Expense&quot;;'2023 financial tracker'!$e$26:$e$525;[.$A141];'2023 financial tracker'!$j$26:$j$525;&quot;Cleared&quot;)+SUMIFS('2024 financial tracker'!$h$26:$h$525;'2024 financial tracker'!$b$26:$b$525;&quot;Expense&quot;;'2024 financial tracker'!$e$26:$e$525;[.$A141];'2024 financial tracker'!$j$26:$j$525;&quot;Cleared&quot;)+SUMIFS('2025 financial tracker'!$h$26:$h$525;'2025 financial tracker'!$b$26:$b$525;&quot;Expense&quot;;'2025 financial tracker'!$e$26:$e$525;[.$A141];'2025 financial tracker'!$j$26:$j$525;&quot;Cleared&quot;)+SUMIFS('2026 financial tracker'!$h$26:$h$525;'2026 financial tracker'!$b$26:$b$525;&quot;Expense&quot;;'2026 financial tracker'!$e$26:$e$525;[.$A141];'2026 financial tracker'!$j$26:$j$525;&quot;Cleared&quot;))">
            <text:p/>
          </table:table-cell>
          <table:table-cell table:style-name="ce33" table:formula="of:=IF([.$A141]=&quot;&quot;;&quot;&quot;;[.E141]-[.F141])">
            <text:p/>
          </table:table-cell>
          <table:table-cell table:style-name="ce33" table:formula="of:=IF([.$A141]=&quot;&quot;;&quot;&quot;;SUMIFS('2023 financial tracker'!$h$26:$h$525;'2023 financial tracker'!$b$26:$b$525;&quot;Income&quot;;'2023 financial tracker'!$e$26:$e$525;[.$A141];'2023 financial tracker'!$j$26:$j$525;&quot;Pending&quot;)+SUMIFS('2023 financial tracker'!$h$26:$h$525;'2023 financial tracker'!$b$26:$b$525;&quot;Income&quot;;'2023 financial tracker'!$e$26:$e$525;[.$A141];'2023 financial tracker'!$j$26:$j$525;&quot;Expected&quot;)+SUMIFS('2024 financial tracker'!$h$26:$h$525;'2024 financial tracker'!$b$26:$b$525;&quot;Income&quot;;'2024 financial tracker'!$e$26:$e$525;[.$A141];'2024 financial tracker'!$j$26:$j$525;&quot;Pending&quot;)+SUMIFS('2024 financial tracker'!$h$26:$h$525;'2024 financial tracker'!$b$26:$b$525;&quot;Income&quot;;'2024 financial tracker'!$e$26:$e$525;[.$A141];'2024 financial tracker'!$j$26:$j$525;&quot;Expected&quot;)+SUMIFS('2025 financial tracker'!$h$26:$h$525;'2025 financial tracker'!$b$26:$b$525;&quot;Income&quot;;'2025 financial tracker'!$e$26:$e$525;[.$A141];'2025 financial tracker'!$j$26:$j$525;&quot;Pending&quot;)+SUMIFS('2025 financial tracker'!$h$26:$h$525;'2025 financial tracker'!$b$26:$b$525;&quot;Income&quot;;'2025 financial tracker'!$e$26:$e$525;[.$A141];'2025 financial tracker'!$j$26:$j$525;&quot;Expected&quot;)+SUMIFS('2026 financial tracker'!$h$26:$h$525;'2026 financial tracker'!$b$26:$b$525;&quot;Income&quot;;'2026 financial tracker'!$e$26:$e$525;[.$A141];'2026 financial tracker'!$j$26:$j$525;&quot;Pending&quot;)+SUMIFS('2026 financial tracker'!$h$26:$h$525;'2026 financial tracker'!$b$26:$b$525;&quot;Income&quot;;'2026 financial tracker'!$e$26:$e$525;[.$A141];'2026 financial tracker'!$j$26:$j$525;&quot;Expected&quot;))">
            <text:p/>
          </table:table-cell>
          <table:table-cell table:style-name="ce3" table:number-columns-repeated="10"/>
          <table:table-cell table:number-columns-repeated="1006"/>
        </table:table-row>
        <table:table-row table:style-name="ro2">
          <table:table-cell table:style-name="ce3" table:number-columns-repeated="4"/>
          <table:table-cell table:style-name="ce33" table:formula="of:=IF([.$A142]=&quot;&quot;;&quot;&quot;;SUMIFS('2023 financial tracker'!$h$26:$h$525;'2023 financial tracker'!$b$26:$b$525;&quot;Income&quot;;'2023 financial tracker'!$e$26:$e$525;[.$A142];'2023 financial tracker'!$j$26:$j$525;&quot;Cleared&quot;)+SUMIFS('2024 financial tracker'!$h$26:$h$525;'2024 financial tracker'!$b$26:$b$525;&quot;Income&quot;;'2024 financial tracker'!$e$26:$e$525;[.$A142];'2024 financial tracker'!$j$26:$j$525;&quot;Cleared&quot;)+SUMIFS('2025 financial tracker'!$h$26:$h$525;'2025 financial tracker'!$b$26:$b$525;&quot;Income&quot;;'2025 financial tracker'!$e$26:$e$525;[.$A142];'2025 financial tracker'!$j$26:$j$525;&quot;Cleared&quot;)+SUMIFS('2026 financial tracker'!$h$26:$h$525;'2026 financial tracker'!$b$26:$b$525;&quot;Income&quot;;'2026 financial tracker'!$e$26:$e$525;[.$A142];'2026 financial tracker'!$j$26:$j$525;&quot;Cleared&quot;))">
            <text:p/>
          </table:table-cell>
          <table:table-cell table:style-name="ce33" table:formula="of:=IF([.$A142]=&quot;&quot;;&quot;&quot;;SUMIFS('2023 financial tracker'!$h$26:$h$525;'2023 financial tracker'!$b$26:$b$525;&quot;Expense&quot;;'2023 financial tracker'!$e$26:$e$525;[.$A142];'2023 financial tracker'!$j$26:$j$525;&quot;Cleared&quot;)+SUMIFS('2024 financial tracker'!$h$26:$h$525;'2024 financial tracker'!$b$26:$b$525;&quot;Expense&quot;;'2024 financial tracker'!$e$26:$e$525;[.$A142];'2024 financial tracker'!$j$26:$j$525;&quot;Cleared&quot;)+SUMIFS('2025 financial tracker'!$h$26:$h$525;'2025 financial tracker'!$b$26:$b$525;&quot;Expense&quot;;'2025 financial tracker'!$e$26:$e$525;[.$A142];'2025 financial tracker'!$j$26:$j$525;&quot;Cleared&quot;)+SUMIFS('2026 financial tracker'!$h$26:$h$525;'2026 financial tracker'!$b$26:$b$525;&quot;Expense&quot;;'2026 financial tracker'!$e$26:$e$525;[.$A142];'2026 financial tracker'!$j$26:$j$525;&quot;Cleared&quot;))">
            <text:p/>
          </table:table-cell>
          <table:table-cell table:style-name="ce33" table:formula="of:=IF([.$A142]=&quot;&quot;;&quot;&quot;;[.E142]-[.F142])">
            <text:p/>
          </table:table-cell>
          <table:table-cell table:style-name="ce33" table:formula="of:=IF([.$A142]=&quot;&quot;;&quot;&quot;;SUMIFS('2023 financial tracker'!$h$26:$h$525;'2023 financial tracker'!$b$26:$b$525;&quot;Income&quot;;'2023 financial tracker'!$e$26:$e$525;[.$A142];'2023 financial tracker'!$j$26:$j$525;&quot;Pending&quot;)+SUMIFS('2023 financial tracker'!$h$26:$h$525;'2023 financial tracker'!$b$26:$b$525;&quot;Income&quot;;'2023 financial tracker'!$e$26:$e$525;[.$A142];'2023 financial tracker'!$j$26:$j$525;&quot;Expected&quot;)+SUMIFS('2024 financial tracker'!$h$26:$h$525;'2024 financial tracker'!$b$26:$b$525;&quot;Income&quot;;'2024 financial tracker'!$e$26:$e$525;[.$A142];'2024 financial tracker'!$j$26:$j$525;&quot;Pending&quot;)+SUMIFS('2024 financial tracker'!$h$26:$h$525;'2024 financial tracker'!$b$26:$b$525;&quot;Income&quot;;'2024 financial tracker'!$e$26:$e$525;[.$A142];'2024 financial tracker'!$j$26:$j$525;&quot;Expected&quot;)+SUMIFS('2025 financial tracker'!$h$26:$h$525;'2025 financial tracker'!$b$26:$b$525;&quot;Income&quot;;'2025 financial tracker'!$e$26:$e$525;[.$A142];'2025 financial tracker'!$j$26:$j$525;&quot;Pending&quot;)+SUMIFS('2025 financial tracker'!$h$26:$h$525;'2025 financial tracker'!$b$26:$b$525;&quot;Income&quot;;'2025 financial tracker'!$e$26:$e$525;[.$A142];'2025 financial tracker'!$j$26:$j$525;&quot;Expected&quot;)+SUMIFS('2026 financial tracker'!$h$26:$h$525;'2026 financial tracker'!$b$26:$b$525;&quot;Income&quot;;'2026 financial tracker'!$e$26:$e$525;[.$A142];'2026 financial tracker'!$j$26:$j$525;&quot;Pending&quot;)+SUMIFS('2026 financial tracker'!$h$26:$h$525;'2026 financial tracker'!$b$26:$b$525;&quot;Income&quot;;'2026 financial tracker'!$e$26:$e$525;[.$A142];'2026 financial tracker'!$j$26:$j$525;&quot;Expected&quot;))">
            <text:p/>
          </table:table-cell>
          <table:table-cell table:style-name="ce3" table:number-columns-repeated="10"/>
          <table:table-cell table:number-columns-repeated="1006"/>
        </table:table-row>
        <table:table-row table:style-name="ro2">
          <table:table-cell table:style-name="ce3" table:number-columns-repeated="4"/>
          <table:table-cell table:style-name="ce33" table:formula="of:=IF([.$A143]=&quot;&quot;;&quot;&quot;;SUMIFS('2023 financial tracker'!$h$26:$h$525;'2023 financial tracker'!$b$26:$b$525;&quot;Income&quot;;'2023 financial tracker'!$e$26:$e$525;[.$A143];'2023 financial tracker'!$j$26:$j$525;&quot;Cleared&quot;)+SUMIFS('2024 financial tracker'!$h$26:$h$525;'2024 financial tracker'!$b$26:$b$525;&quot;Income&quot;;'2024 financial tracker'!$e$26:$e$525;[.$A143];'2024 financial tracker'!$j$26:$j$525;&quot;Cleared&quot;)+SUMIFS('2025 financial tracker'!$h$26:$h$525;'2025 financial tracker'!$b$26:$b$525;&quot;Income&quot;;'2025 financial tracker'!$e$26:$e$525;[.$A143];'2025 financial tracker'!$j$26:$j$525;&quot;Cleared&quot;)+SUMIFS('2026 financial tracker'!$h$26:$h$525;'2026 financial tracker'!$b$26:$b$525;&quot;Income&quot;;'2026 financial tracker'!$e$26:$e$525;[.$A143];'2026 financial tracker'!$j$26:$j$525;&quot;Cleared&quot;))">
            <text:p/>
          </table:table-cell>
          <table:table-cell table:style-name="ce33" table:formula="of:=IF([.$A143]=&quot;&quot;;&quot;&quot;;SUMIFS('2023 financial tracker'!$h$26:$h$525;'2023 financial tracker'!$b$26:$b$525;&quot;Expense&quot;;'2023 financial tracker'!$e$26:$e$525;[.$A143];'2023 financial tracker'!$j$26:$j$525;&quot;Cleared&quot;)+SUMIFS('2024 financial tracker'!$h$26:$h$525;'2024 financial tracker'!$b$26:$b$525;&quot;Expense&quot;;'2024 financial tracker'!$e$26:$e$525;[.$A143];'2024 financial tracker'!$j$26:$j$525;&quot;Cleared&quot;)+SUMIFS('2025 financial tracker'!$h$26:$h$525;'2025 financial tracker'!$b$26:$b$525;&quot;Expense&quot;;'2025 financial tracker'!$e$26:$e$525;[.$A143];'2025 financial tracker'!$j$26:$j$525;&quot;Cleared&quot;)+SUMIFS('2026 financial tracker'!$h$26:$h$525;'2026 financial tracker'!$b$26:$b$525;&quot;Expense&quot;;'2026 financial tracker'!$e$26:$e$525;[.$A143];'2026 financial tracker'!$j$26:$j$525;&quot;Cleared&quot;))">
            <text:p/>
          </table:table-cell>
          <table:table-cell table:style-name="ce33" table:formula="of:=IF([.$A143]=&quot;&quot;;&quot;&quot;;[.E143]-[.F143])">
            <text:p/>
          </table:table-cell>
          <table:table-cell table:style-name="ce33" table:formula="of:=IF([.$A143]=&quot;&quot;;&quot;&quot;;SUMIFS('2023 financial tracker'!$h$26:$h$525;'2023 financial tracker'!$b$26:$b$525;&quot;Income&quot;;'2023 financial tracker'!$e$26:$e$525;[.$A143];'2023 financial tracker'!$j$26:$j$525;&quot;Pending&quot;)+SUMIFS('2023 financial tracker'!$h$26:$h$525;'2023 financial tracker'!$b$26:$b$525;&quot;Income&quot;;'2023 financial tracker'!$e$26:$e$525;[.$A143];'2023 financial tracker'!$j$26:$j$525;&quot;Expected&quot;)+SUMIFS('2024 financial tracker'!$h$26:$h$525;'2024 financial tracker'!$b$26:$b$525;&quot;Income&quot;;'2024 financial tracker'!$e$26:$e$525;[.$A143];'2024 financial tracker'!$j$26:$j$525;&quot;Pending&quot;)+SUMIFS('2024 financial tracker'!$h$26:$h$525;'2024 financial tracker'!$b$26:$b$525;&quot;Income&quot;;'2024 financial tracker'!$e$26:$e$525;[.$A143];'2024 financial tracker'!$j$26:$j$525;&quot;Expected&quot;)+SUMIFS('2025 financial tracker'!$h$26:$h$525;'2025 financial tracker'!$b$26:$b$525;&quot;Income&quot;;'2025 financial tracker'!$e$26:$e$525;[.$A143];'2025 financial tracker'!$j$26:$j$525;&quot;Pending&quot;)+SUMIFS('2025 financial tracker'!$h$26:$h$525;'2025 financial tracker'!$b$26:$b$525;&quot;Income&quot;;'2025 financial tracker'!$e$26:$e$525;[.$A143];'2025 financial tracker'!$j$26:$j$525;&quot;Expected&quot;)+SUMIFS('2026 financial tracker'!$h$26:$h$525;'2026 financial tracker'!$b$26:$b$525;&quot;Income&quot;;'2026 financial tracker'!$e$26:$e$525;[.$A143];'2026 financial tracker'!$j$26:$j$525;&quot;Pending&quot;)+SUMIFS('2026 financial tracker'!$h$26:$h$525;'2026 financial tracker'!$b$26:$b$525;&quot;Income&quot;;'2026 financial tracker'!$e$26:$e$525;[.$A143];'2026 financial tracker'!$j$26:$j$525;&quot;Expected&quot;))">
            <text:p/>
          </table:table-cell>
          <table:table-cell table:style-name="ce3" table:number-columns-repeated="10"/>
          <table:table-cell table:number-columns-repeated="1006"/>
        </table:table-row>
        <table:table-row table:style-name="ro2">
          <table:table-cell table:style-name="ce3" table:number-columns-repeated="4"/>
          <table:table-cell table:style-name="ce33" table:formula="of:=IF([.$A144]=&quot;&quot;;&quot;&quot;;SUMIFS('2023 financial tracker'!$h$26:$h$525;'2023 financial tracker'!$b$26:$b$525;&quot;Income&quot;;'2023 financial tracker'!$e$26:$e$525;[.$A144];'2023 financial tracker'!$j$26:$j$525;&quot;Cleared&quot;)+SUMIFS('2024 financial tracker'!$h$26:$h$525;'2024 financial tracker'!$b$26:$b$525;&quot;Income&quot;;'2024 financial tracker'!$e$26:$e$525;[.$A144];'2024 financial tracker'!$j$26:$j$525;&quot;Cleared&quot;)+SUMIFS('2025 financial tracker'!$h$26:$h$525;'2025 financial tracker'!$b$26:$b$525;&quot;Income&quot;;'2025 financial tracker'!$e$26:$e$525;[.$A144];'2025 financial tracker'!$j$26:$j$525;&quot;Cleared&quot;)+SUMIFS('2026 financial tracker'!$h$26:$h$525;'2026 financial tracker'!$b$26:$b$525;&quot;Income&quot;;'2026 financial tracker'!$e$26:$e$525;[.$A144];'2026 financial tracker'!$j$26:$j$525;&quot;Cleared&quot;))">
            <text:p/>
          </table:table-cell>
          <table:table-cell table:style-name="ce33" table:formula="of:=IF([.$A144]=&quot;&quot;;&quot;&quot;;SUMIFS('2023 financial tracker'!$h$26:$h$525;'2023 financial tracker'!$b$26:$b$525;&quot;Expense&quot;;'2023 financial tracker'!$e$26:$e$525;[.$A144];'2023 financial tracker'!$j$26:$j$525;&quot;Cleared&quot;)+SUMIFS('2024 financial tracker'!$h$26:$h$525;'2024 financial tracker'!$b$26:$b$525;&quot;Expense&quot;;'2024 financial tracker'!$e$26:$e$525;[.$A144];'2024 financial tracker'!$j$26:$j$525;&quot;Cleared&quot;)+SUMIFS('2025 financial tracker'!$h$26:$h$525;'2025 financial tracker'!$b$26:$b$525;&quot;Expense&quot;;'2025 financial tracker'!$e$26:$e$525;[.$A144];'2025 financial tracker'!$j$26:$j$525;&quot;Cleared&quot;)+SUMIFS('2026 financial tracker'!$h$26:$h$525;'2026 financial tracker'!$b$26:$b$525;&quot;Expense&quot;;'2026 financial tracker'!$e$26:$e$525;[.$A144];'2026 financial tracker'!$j$26:$j$525;&quot;Cleared&quot;))">
            <text:p/>
          </table:table-cell>
          <table:table-cell table:style-name="ce33" table:formula="of:=IF([.$A144]=&quot;&quot;;&quot;&quot;;[.E144]-[.F144])">
            <text:p/>
          </table:table-cell>
          <table:table-cell table:style-name="ce33" table:formula="of:=IF([.$A144]=&quot;&quot;;&quot;&quot;;SUMIFS('2023 financial tracker'!$h$26:$h$525;'2023 financial tracker'!$b$26:$b$525;&quot;Income&quot;;'2023 financial tracker'!$e$26:$e$525;[.$A144];'2023 financial tracker'!$j$26:$j$525;&quot;Pending&quot;)+SUMIFS('2023 financial tracker'!$h$26:$h$525;'2023 financial tracker'!$b$26:$b$525;&quot;Income&quot;;'2023 financial tracker'!$e$26:$e$525;[.$A144];'2023 financial tracker'!$j$26:$j$525;&quot;Expected&quot;)+SUMIFS('2024 financial tracker'!$h$26:$h$525;'2024 financial tracker'!$b$26:$b$525;&quot;Income&quot;;'2024 financial tracker'!$e$26:$e$525;[.$A144];'2024 financial tracker'!$j$26:$j$525;&quot;Pending&quot;)+SUMIFS('2024 financial tracker'!$h$26:$h$525;'2024 financial tracker'!$b$26:$b$525;&quot;Income&quot;;'2024 financial tracker'!$e$26:$e$525;[.$A144];'2024 financial tracker'!$j$26:$j$525;&quot;Expected&quot;)+SUMIFS('2025 financial tracker'!$h$26:$h$525;'2025 financial tracker'!$b$26:$b$525;&quot;Income&quot;;'2025 financial tracker'!$e$26:$e$525;[.$A144];'2025 financial tracker'!$j$26:$j$525;&quot;Pending&quot;)+SUMIFS('2025 financial tracker'!$h$26:$h$525;'2025 financial tracker'!$b$26:$b$525;&quot;Income&quot;;'2025 financial tracker'!$e$26:$e$525;[.$A144];'2025 financial tracker'!$j$26:$j$525;&quot;Expected&quot;)+SUMIFS('2026 financial tracker'!$h$26:$h$525;'2026 financial tracker'!$b$26:$b$525;&quot;Income&quot;;'2026 financial tracker'!$e$26:$e$525;[.$A144];'2026 financial tracker'!$j$26:$j$525;&quot;Pending&quot;)+SUMIFS('2026 financial tracker'!$h$26:$h$525;'2026 financial tracker'!$b$26:$b$525;&quot;Income&quot;;'2026 financial tracker'!$e$26:$e$525;[.$A144];'2026 financial tracker'!$j$26:$j$525;&quot;Expected&quot;))">
            <text:p/>
          </table:table-cell>
          <table:table-cell table:style-name="ce3" table:number-columns-repeated="10"/>
          <table:table-cell table:number-columns-repeated="1006"/>
        </table:table-row>
        <table:table-row table:style-name="ro2">
          <table:table-cell table:style-name="ce3" table:number-columns-repeated="4"/>
          <table:table-cell table:style-name="ce33" table:formula="of:=IF([.$A145]=&quot;&quot;;&quot;&quot;;SUMIFS('2023 financial tracker'!$h$26:$h$525;'2023 financial tracker'!$b$26:$b$525;&quot;Income&quot;;'2023 financial tracker'!$e$26:$e$525;[.$A145];'2023 financial tracker'!$j$26:$j$525;&quot;Cleared&quot;)+SUMIFS('2024 financial tracker'!$h$26:$h$525;'2024 financial tracker'!$b$26:$b$525;&quot;Income&quot;;'2024 financial tracker'!$e$26:$e$525;[.$A145];'2024 financial tracker'!$j$26:$j$525;&quot;Cleared&quot;)+SUMIFS('2025 financial tracker'!$h$26:$h$525;'2025 financial tracker'!$b$26:$b$525;&quot;Income&quot;;'2025 financial tracker'!$e$26:$e$525;[.$A145];'2025 financial tracker'!$j$26:$j$525;&quot;Cleared&quot;)+SUMIFS('2026 financial tracker'!$h$26:$h$525;'2026 financial tracker'!$b$26:$b$525;&quot;Income&quot;;'2026 financial tracker'!$e$26:$e$525;[.$A145];'2026 financial tracker'!$j$26:$j$525;&quot;Cleared&quot;))">
            <text:p/>
          </table:table-cell>
          <table:table-cell table:style-name="ce33" table:formula="of:=IF([.$A145]=&quot;&quot;;&quot;&quot;;SUMIFS('2023 financial tracker'!$h$26:$h$525;'2023 financial tracker'!$b$26:$b$525;&quot;Expense&quot;;'2023 financial tracker'!$e$26:$e$525;[.$A145];'2023 financial tracker'!$j$26:$j$525;&quot;Cleared&quot;)+SUMIFS('2024 financial tracker'!$h$26:$h$525;'2024 financial tracker'!$b$26:$b$525;&quot;Expense&quot;;'2024 financial tracker'!$e$26:$e$525;[.$A145];'2024 financial tracker'!$j$26:$j$525;&quot;Cleared&quot;)+SUMIFS('2025 financial tracker'!$h$26:$h$525;'2025 financial tracker'!$b$26:$b$525;&quot;Expense&quot;;'2025 financial tracker'!$e$26:$e$525;[.$A145];'2025 financial tracker'!$j$26:$j$525;&quot;Cleared&quot;)+SUMIFS('2026 financial tracker'!$h$26:$h$525;'2026 financial tracker'!$b$26:$b$525;&quot;Expense&quot;;'2026 financial tracker'!$e$26:$e$525;[.$A145];'2026 financial tracker'!$j$26:$j$525;&quot;Cleared&quot;))">
            <text:p/>
          </table:table-cell>
          <table:table-cell table:style-name="ce33" table:formula="of:=IF([.$A145]=&quot;&quot;;&quot;&quot;;[.E145]-[.F145])">
            <text:p/>
          </table:table-cell>
          <table:table-cell table:style-name="ce33" table:formula="of:=IF([.$A145]=&quot;&quot;;&quot;&quot;;SUMIFS('2023 financial tracker'!$h$26:$h$525;'2023 financial tracker'!$b$26:$b$525;&quot;Income&quot;;'2023 financial tracker'!$e$26:$e$525;[.$A145];'2023 financial tracker'!$j$26:$j$525;&quot;Pending&quot;)+SUMIFS('2023 financial tracker'!$h$26:$h$525;'2023 financial tracker'!$b$26:$b$525;&quot;Income&quot;;'2023 financial tracker'!$e$26:$e$525;[.$A145];'2023 financial tracker'!$j$26:$j$525;&quot;Expected&quot;)+SUMIFS('2024 financial tracker'!$h$26:$h$525;'2024 financial tracker'!$b$26:$b$525;&quot;Income&quot;;'2024 financial tracker'!$e$26:$e$525;[.$A145];'2024 financial tracker'!$j$26:$j$525;&quot;Pending&quot;)+SUMIFS('2024 financial tracker'!$h$26:$h$525;'2024 financial tracker'!$b$26:$b$525;&quot;Income&quot;;'2024 financial tracker'!$e$26:$e$525;[.$A145];'2024 financial tracker'!$j$26:$j$525;&quot;Expected&quot;)+SUMIFS('2025 financial tracker'!$h$26:$h$525;'2025 financial tracker'!$b$26:$b$525;&quot;Income&quot;;'2025 financial tracker'!$e$26:$e$525;[.$A145];'2025 financial tracker'!$j$26:$j$525;&quot;Pending&quot;)+SUMIFS('2025 financial tracker'!$h$26:$h$525;'2025 financial tracker'!$b$26:$b$525;&quot;Income&quot;;'2025 financial tracker'!$e$26:$e$525;[.$A145];'2025 financial tracker'!$j$26:$j$525;&quot;Expected&quot;)+SUMIFS('2026 financial tracker'!$h$26:$h$525;'2026 financial tracker'!$b$26:$b$525;&quot;Income&quot;;'2026 financial tracker'!$e$26:$e$525;[.$A145];'2026 financial tracker'!$j$26:$j$525;&quot;Pending&quot;)+SUMIFS('2026 financial tracker'!$h$26:$h$525;'2026 financial tracker'!$b$26:$b$525;&quot;Income&quot;;'2026 financial tracker'!$e$26:$e$525;[.$A145];'2026 financial tracker'!$j$26:$j$525;&quot;Expected&quot;))">
            <text:p/>
          </table:table-cell>
          <table:table-cell table:style-name="ce3" table:number-columns-repeated="10"/>
          <table:table-cell table:number-columns-repeated="1006"/>
        </table:table-row>
        <table:table-row table:style-name="ro2">
          <table:table-cell table:style-name="ce3" table:number-columns-repeated="4"/>
          <table:table-cell table:style-name="ce33" table:formula="of:=IF([.$A146]=&quot;&quot;;&quot;&quot;;SUMIFS('2023 financial tracker'!$h$26:$h$525;'2023 financial tracker'!$b$26:$b$525;&quot;Income&quot;;'2023 financial tracker'!$e$26:$e$525;[.$A146];'2023 financial tracker'!$j$26:$j$525;&quot;Cleared&quot;)+SUMIFS('2024 financial tracker'!$h$26:$h$525;'2024 financial tracker'!$b$26:$b$525;&quot;Income&quot;;'2024 financial tracker'!$e$26:$e$525;[.$A146];'2024 financial tracker'!$j$26:$j$525;&quot;Cleared&quot;)+SUMIFS('2025 financial tracker'!$h$26:$h$525;'2025 financial tracker'!$b$26:$b$525;&quot;Income&quot;;'2025 financial tracker'!$e$26:$e$525;[.$A146];'2025 financial tracker'!$j$26:$j$525;&quot;Cleared&quot;)+SUMIFS('2026 financial tracker'!$h$26:$h$525;'2026 financial tracker'!$b$26:$b$525;&quot;Income&quot;;'2026 financial tracker'!$e$26:$e$525;[.$A146];'2026 financial tracker'!$j$26:$j$525;&quot;Cleared&quot;))">
            <text:p/>
          </table:table-cell>
          <table:table-cell table:style-name="ce33" table:formula="of:=IF([.$A146]=&quot;&quot;;&quot;&quot;;SUMIFS('2023 financial tracker'!$h$26:$h$525;'2023 financial tracker'!$b$26:$b$525;&quot;Expense&quot;;'2023 financial tracker'!$e$26:$e$525;[.$A146];'2023 financial tracker'!$j$26:$j$525;&quot;Cleared&quot;)+SUMIFS('2024 financial tracker'!$h$26:$h$525;'2024 financial tracker'!$b$26:$b$525;&quot;Expense&quot;;'2024 financial tracker'!$e$26:$e$525;[.$A146];'2024 financial tracker'!$j$26:$j$525;&quot;Cleared&quot;)+SUMIFS('2025 financial tracker'!$h$26:$h$525;'2025 financial tracker'!$b$26:$b$525;&quot;Expense&quot;;'2025 financial tracker'!$e$26:$e$525;[.$A146];'2025 financial tracker'!$j$26:$j$525;&quot;Cleared&quot;)+SUMIFS('2026 financial tracker'!$h$26:$h$525;'2026 financial tracker'!$b$26:$b$525;&quot;Expense&quot;;'2026 financial tracker'!$e$26:$e$525;[.$A146];'2026 financial tracker'!$j$26:$j$525;&quot;Cleared&quot;))">
            <text:p/>
          </table:table-cell>
          <table:table-cell table:style-name="ce33" table:formula="of:=IF([.$A146]=&quot;&quot;;&quot;&quot;;[.E146]-[.F146])">
            <text:p/>
          </table:table-cell>
          <table:table-cell table:style-name="ce33" table:formula="of:=IF([.$A146]=&quot;&quot;;&quot;&quot;;SUMIFS('2023 financial tracker'!$h$26:$h$525;'2023 financial tracker'!$b$26:$b$525;&quot;Income&quot;;'2023 financial tracker'!$e$26:$e$525;[.$A146];'2023 financial tracker'!$j$26:$j$525;&quot;Pending&quot;)+SUMIFS('2023 financial tracker'!$h$26:$h$525;'2023 financial tracker'!$b$26:$b$525;&quot;Income&quot;;'2023 financial tracker'!$e$26:$e$525;[.$A146];'2023 financial tracker'!$j$26:$j$525;&quot;Expected&quot;)+SUMIFS('2024 financial tracker'!$h$26:$h$525;'2024 financial tracker'!$b$26:$b$525;&quot;Income&quot;;'2024 financial tracker'!$e$26:$e$525;[.$A146];'2024 financial tracker'!$j$26:$j$525;&quot;Pending&quot;)+SUMIFS('2024 financial tracker'!$h$26:$h$525;'2024 financial tracker'!$b$26:$b$525;&quot;Income&quot;;'2024 financial tracker'!$e$26:$e$525;[.$A146];'2024 financial tracker'!$j$26:$j$525;&quot;Expected&quot;)+SUMIFS('2025 financial tracker'!$h$26:$h$525;'2025 financial tracker'!$b$26:$b$525;&quot;Income&quot;;'2025 financial tracker'!$e$26:$e$525;[.$A146];'2025 financial tracker'!$j$26:$j$525;&quot;Pending&quot;)+SUMIFS('2025 financial tracker'!$h$26:$h$525;'2025 financial tracker'!$b$26:$b$525;&quot;Income&quot;;'2025 financial tracker'!$e$26:$e$525;[.$A146];'2025 financial tracker'!$j$26:$j$525;&quot;Expected&quot;)+SUMIFS('2026 financial tracker'!$h$26:$h$525;'2026 financial tracker'!$b$26:$b$525;&quot;Income&quot;;'2026 financial tracker'!$e$26:$e$525;[.$A146];'2026 financial tracker'!$j$26:$j$525;&quot;Pending&quot;)+SUMIFS('2026 financial tracker'!$h$26:$h$525;'2026 financial tracker'!$b$26:$b$525;&quot;Income&quot;;'2026 financial tracker'!$e$26:$e$525;[.$A146];'2026 financial tracker'!$j$26:$j$525;&quot;Expected&quot;))">
            <text:p/>
          </table:table-cell>
          <table:table-cell table:style-name="ce3" table:number-columns-repeated="10"/>
          <table:table-cell table:number-columns-repeated="1006"/>
        </table:table-row>
        <table:table-row table:style-name="ro2">
          <table:table-cell table:style-name="ce3" table:number-columns-repeated="4"/>
          <table:table-cell table:style-name="ce33" table:formula="of:=IF([.$A147]=&quot;&quot;;&quot;&quot;;SUMIFS('2023 financial tracker'!$h$26:$h$525;'2023 financial tracker'!$b$26:$b$525;&quot;Income&quot;;'2023 financial tracker'!$e$26:$e$525;[.$A147];'2023 financial tracker'!$j$26:$j$525;&quot;Cleared&quot;)+SUMIFS('2024 financial tracker'!$h$26:$h$525;'2024 financial tracker'!$b$26:$b$525;&quot;Income&quot;;'2024 financial tracker'!$e$26:$e$525;[.$A147];'2024 financial tracker'!$j$26:$j$525;&quot;Cleared&quot;)+SUMIFS('2025 financial tracker'!$h$26:$h$525;'2025 financial tracker'!$b$26:$b$525;&quot;Income&quot;;'2025 financial tracker'!$e$26:$e$525;[.$A147];'2025 financial tracker'!$j$26:$j$525;&quot;Cleared&quot;)+SUMIFS('2026 financial tracker'!$h$26:$h$525;'2026 financial tracker'!$b$26:$b$525;&quot;Income&quot;;'2026 financial tracker'!$e$26:$e$525;[.$A147];'2026 financial tracker'!$j$26:$j$525;&quot;Cleared&quot;))">
            <text:p/>
          </table:table-cell>
          <table:table-cell table:style-name="ce33" table:formula="of:=IF([.$A147]=&quot;&quot;;&quot;&quot;;SUMIFS('2023 financial tracker'!$h$26:$h$525;'2023 financial tracker'!$b$26:$b$525;&quot;Expense&quot;;'2023 financial tracker'!$e$26:$e$525;[.$A147];'2023 financial tracker'!$j$26:$j$525;&quot;Cleared&quot;)+SUMIFS('2024 financial tracker'!$h$26:$h$525;'2024 financial tracker'!$b$26:$b$525;&quot;Expense&quot;;'2024 financial tracker'!$e$26:$e$525;[.$A147];'2024 financial tracker'!$j$26:$j$525;&quot;Cleared&quot;)+SUMIFS('2025 financial tracker'!$h$26:$h$525;'2025 financial tracker'!$b$26:$b$525;&quot;Expense&quot;;'2025 financial tracker'!$e$26:$e$525;[.$A147];'2025 financial tracker'!$j$26:$j$525;&quot;Cleared&quot;)+SUMIFS('2026 financial tracker'!$h$26:$h$525;'2026 financial tracker'!$b$26:$b$525;&quot;Expense&quot;;'2026 financial tracker'!$e$26:$e$525;[.$A147];'2026 financial tracker'!$j$26:$j$525;&quot;Cleared&quot;))">
            <text:p/>
          </table:table-cell>
          <table:table-cell table:style-name="ce33" table:formula="of:=IF([.$A147]=&quot;&quot;;&quot;&quot;;[.E147]-[.F147])">
            <text:p/>
          </table:table-cell>
          <table:table-cell table:style-name="ce33" table:formula="of:=IF([.$A147]=&quot;&quot;;&quot;&quot;;SUMIFS('2023 financial tracker'!$h$26:$h$525;'2023 financial tracker'!$b$26:$b$525;&quot;Income&quot;;'2023 financial tracker'!$e$26:$e$525;[.$A147];'2023 financial tracker'!$j$26:$j$525;&quot;Pending&quot;)+SUMIFS('2023 financial tracker'!$h$26:$h$525;'2023 financial tracker'!$b$26:$b$525;&quot;Income&quot;;'2023 financial tracker'!$e$26:$e$525;[.$A147];'2023 financial tracker'!$j$26:$j$525;&quot;Expected&quot;)+SUMIFS('2024 financial tracker'!$h$26:$h$525;'2024 financial tracker'!$b$26:$b$525;&quot;Income&quot;;'2024 financial tracker'!$e$26:$e$525;[.$A147];'2024 financial tracker'!$j$26:$j$525;&quot;Pending&quot;)+SUMIFS('2024 financial tracker'!$h$26:$h$525;'2024 financial tracker'!$b$26:$b$525;&quot;Income&quot;;'2024 financial tracker'!$e$26:$e$525;[.$A147];'2024 financial tracker'!$j$26:$j$525;&quot;Expected&quot;)+SUMIFS('2025 financial tracker'!$h$26:$h$525;'2025 financial tracker'!$b$26:$b$525;&quot;Income&quot;;'2025 financial tracker'!$e$26:$e$525;[.$A147];'2025 financial tracker'!$j$26:$j$525;&quot;Pending&quot;)+SUMIFS('2025 financial tracker'!$h$26:$h$525;'2025 financial tracker'!$b$26:$b$525;&quot;Income&quot;;'2025 financial tracker'!$e$26:$e$525;[.$A147];'2025 financial tracker'!$j$26:$j$525;&quot;Expected&quot;)+SUMIFS('2026 financial tracker'!$h$26:$h$525;'2026 financial tracker'!$b$26:$b$525;&quot;Income&quot;;'2026 financial tracker'!$e$26:$e$525;[.$A147];'2026 financial tracker'!$j$26:$j$525;&quot;Pending&quot;)+SUMIFS('2026 financial tracker'!$h$26:$h$525;'2026 financial tracker'!$b$26:$b$525;&quot;Income&quot;;'2026 financial tracker'!$e$26:$e$525;[.$A147];'2026 financial tracker'!$j$26:$j$525;&quot;Expected&quot;))">
            <text:p/>
          </table:table-cell>
          <table:table-cell table:style-name="ce3" table:number-columns-repeated="10"/>
          <table:table-cell table:number-columns-repeated="1006"/>
        </table:table-row>
        <table:table-row table:style-name="ro2">
          <table:table-cell table:style-name="ce3" table:number-columns-repeated="4"/>
          <table:table-cell table:style-name="ce33" table:formula="of:=IF([.$A148]=&quot;&quot;;&quot;&quot;;SUMIFS('2023 financial tracker'!$h$26:$h$525;'2023 financial tracker'!$b$26:$b$525;&quot;Income&quot;;'2023 financial tracker'!$e$26:$e$525;[.$A148];'2023 financial tracker'!$j$26:$j$525;&quot;Cleared&quot;)+SUMIFS('2024 financial tracker'!$h$26:$h$525;'2024 financial tracker'!$b$26:$b$525;&quot;Income&quot;;'2024 financial tracker'!$e$26:$e$525;[.$A148];'2024 financial tracker'!$j$26:$j$525;&quot;Cleared&quot;)+SUMIFS('2025 financial tracker'!$h$26:$h$525;'2025 financial tracker'!$b$26:$b$525;&quot;Income&quot;;'2025 financial tracker'!$e$26:$e$525;[.$A148];'2025 financial tracker'!$j$26:$j$525;&quot;Cleared&quot;)+SUMIFS('2026 financial tracker'!$h$26:$h$525;'2026 financial tracker'!$b$26:$b$525;&quot;Income&quot;;'2026 financial tracker'!$e$26:$e$525;[.$A148];'2026 financial tracker'!$j$26:$j$525;&quot;Cleared&quot;))">
            <text:p/>
          </table:table-cell>
          <table:table-cell table:style-name="ce33" table:formula="of:=IF([.$A148]=&quot;&quot;;&quot;&quot;;SUMIFS('2023 financial tracker'!$h$26:$h$525;'2023 financial tracker'!$b$26:$b$525;&quot;Expense&quot;;'2023 financial tracker'!$e$26:$e$525;[.$A148];'2023 financial tracker'!$j$26:$j$525;&quot;Cleared&quot;)+SUMIFS('2024 financial tracker'!$h$26:$h$525;'2024 financial tracker'!$b$26:$b$525;&quot;Expense&quot;;'2024 financial tracker'!$e$26:$e$525;[.$A148];'2024 financial tracker'!$j$26:$j$525;&quot;Cleared&quot;)+SUMIFS('2025 financial tracker'!$h$26:$h$525;'2025 financial tracker'!$b$26:$b$525;&quot;Expense&quot;;'2025 financial tracker'!$e$26:$e$525;[.$A148];'2025 financial tracker'!$j$26:$j$525;&quot;Cleared&quot;)+SUMIFS('2026 financial tracker'!$h$26:$h$525;'2026 financial tracker'!$b$26:$b$525;&quot;Expense&quot;;'2026 financial tracker'!$e$26:$e$525;[.$A148];'2026 financial tracker'!$j$26:$j$525;&quot;Cleared&quot;))">
            <text:p/>
          </table:table-cell>
          <table:table-cell table:style-name="ce33" table:formula="of:=IF([.$A148]=&quot;&quot;;&quot;&quot;;[.E148]-[.F148])">
            <text:p/>
          </table:table-cell>
          <table:table-cell table:style-name="ce33" table:formula="of:=IF([.$A148]=&quot;&quot;;&quot;&quot;;SUMIFS('2023 financial tracker'!$h$26:$h$525;'2023 financial tracker'!$b$26:$b$525;&quot;Income&quot;;'2023 financial tracker'!$e$26:$e$525;[.$A148];'2023 financial tracker'!$j$26:$j$525;&quot;Pending&quot;)+SUMIFS('2023 financial tracker'!$h$26:$h$525;'2023 financial tracker'!$b$26:$b$525;&quot;Income&quot;;'2023 financial tracker'!$e$26:$e$525;[.$A148];'2023 financial tracker'!$j$26:$j$525;&quot;Expected&quot;)+SUMIFS('2024 financial tracker'!$h$26:$h$525;'2024 financial tracker'!$b$26:$b$525;&quot;Income&quot;;'2024 financial tracker'!$e$26:$e$525;[.$A148];'2024 financial tracker'!$j$26:$j$525;&quot;Pending&quot;)+SUMIFS('2024 financial tracker'!$h$26:$h$525;'2024 financial tracker'!$b$26:$b$525;&quot;Income&quot;;'2024 financial tracker'!$e$26:$e$525;[.$A148];'2024 financial tracker'!$j$26:$j$525;&quot;Expected&quot;)+SUMIFS('2025 financial tracker'!$h$26:$h$525;'2025 financial tracker'!$b$26:$b$525;&quot;Income&quot;;'2025 financial tracker'!$e$26:$e$525;[.$A148];'2025 financial tracker'!$j$26:$j$525;&quot;Pending&quot;)+SUMIFS('2025 financial tracker'!$h$26:$h$525;'2025 financial tracker'!$b$26:$b$525;&quot;Income&quot;;'2025 financial tracker'!$e$26:$e$525;[.$A148];'2025 financial tracker'!$j$26:$j$525;&quot;Expected&quot;)+SUMIFS('2026 financial tracker'!$h$26:$h$525;'2026 financial tracker'!$b$26:$b$525;&quot;Income&quot;;'2026 financial tracker'!$e$26:$e$525;[.$A148];'2026 financial tracker'!$j$26:$j$525;&quot;Pending&quot;)+SUMIFS('2026 financial tracker'!$h$26:$h$525;'2026 financial tracker'!$b$26:$b$525;&quot;Income&quot;;'2026 financial tracker'!$e$26:$e$525;[.$A148];'2026 financial tracker'!$j$26:$j$525;&quot;Expected&quot;))">
            <text:p/>
          </table:table-cell>
          <table:table-cell table:style-name="ce3" table:number-columns-repeated="10"/>
          <table:table-cell table:number-columns-repeated="1006"/>
        </table:table-row>
        <table:table-row table:style-name="ro2">
          <table:table-cell table:style-name="ce3" table:number-columns-repeated="4"/>
          <table:table-cell table:style-name="ce33" table:formula="of:=IF([.$A149]=&quot;&quot;;&quot;&quot;;SUMIFS('2023 financial tracker'!$h$26:$h$525;'2023 financial tracker'!$b$26:$b$525;&quot;Income&quot;;'2023 financial tracker'!$e$26:$e$525;[.$A149];'2023 financial tracker'!$j$26:$j$525;&quot;Cleared&quot;)+SUMIFS('2024 financial tracker'!$h$26:$h$525;'2024 financial tracker'!$b$26:$b$525;&quot;Income&quot;;'2024 financial tracker'!$e$26:$e$525;[.$A149];'2024 financial tracker'!$j$26:$j$525;&quot;Cleared&quot;)+SUMIFS('2025 financial tracker'!$h$26:$h$525;'2025 financial tracker'!$b$26:$b$525;&quot;Income&quot;;'2025 financial tracker'!$e$26:$e$525;[.$A149];'2025 financial tracker'!$j$26:$j$525;&quot;Cleared&quot;)+SUMIFS('2026 financial tracker'!$h$26:$h$525;'2026 financial tracker'!$b$26:$b$525;&quot;Income&quot;;'2026 financial tracker'!$e$26:$e$525;[.$A149];'2026 financial tracker'!$j$26:$j$525;&quot;Cleared&quot;))">
            <text:p/>
          </table:table-cell>
          <table:table-cell table:style-name="ce33" table:formula="of:=IF([.$A149]=&quot;&quot;;&quot;&quot;;SUMIFS('2023 financial tracker'!$h$26:$h$525;'2023 financial tracker'!$b$26:$b$525;&quot;Expense&quot;;'2023 financial tracker'!$e$26:$e$525;[.$A149];'2023 financial tracker'!$j$26:$j$525;&quot;Cleared&quot;)+SUMIFS('2024 financial tracker'!$h$26:$h$525;'2024 financial tracker'!$b$26:$b$525;&quot;Expense&quot;;'2024 financial tracker'!$e$26:$e$525;[.$A149];'2024 financial tracker'!$j$26:$j$525;&quot;Cleared&quot;)+SUMIFS('2025 financial tracker'!$h$26:$h$525;'2025 financial tracker'!$b$26:$b$525;&quot;Expense&quot;;'2025 financial tracker'!$e$26:$e$525;[.$A149];'2025 financial tracker'!$j$26:$j$525;&quot;Cleared&quot;)+SUMIFS('2026 financial tracker'!$h$26:$h$525;'2026 financial tracker'!$b$26:$b$525;&quot;Expense&quot;;'2026 financial tracker'!$e$26:$e$525;[.$A149];'2026 financial tracker'!$j$26:$j$525;&quot;Cleared&quot;))">
            <text:p/>
          </table:table-cell>
          <table:table-cell table:style-name="ce33" table:formula="of:=IF([.$A149]=&quot;&quot;;&quot;&quot;;[.E149]-[.F149])">
            <text:p/>
          </table:table-cell>
          <table:table-cell table:style-name="ce33" table:formula="of:=IF([.$A149]=&quot;&quot;;&quot;&quot;;SUMIFS('2023 financial tracker'!$h$26:$h$525;'2023 financial tracker'!$b$26:$b$525;&quot;Income&quot;;'2023 financial tracker'!$e$26:$e$525;[.$A149];'2023 financial tracker'!$j$26:$j$525;&quot;Pending&quot;)+SUMIFS('2023 financial tracker'!$h$26:$h$525;'2023 financial tracker'!$b$26:$b$525;&quot;Income&quot;;'2023 financial tracker'!$e$26:$e$525;[.$A149];'2023 financial tracker'!$j$26:$j$525;&quot;Expected&quot;)+SUMIFS('2024 financial tracker'!$h$26:$h$525;'2024 financial tracker'!$b$26:$b$525;&quot;Income&quot;;'2024 financial tracker'!$e$26:$e$525;[.$A149];'2024 financial tracker'!$j$26:$j$525;&quot;Pending&quot;)+SUMIFS('2024 financial tracker'!$h$26:$h$525;'2024 financial tracker'!$b$26:$b$525;&quot;Income&quot;;'2024 financial tracker'!$e$26:$e$525;[.$A149];'2024 financial tracker'!$j$26:$j$525;&quot;Expected&quot;)+SUMIFS('2025 financial tracker'!$h$26:$h$525;'2025 financial tracker'!$b$26:$b$525;&quot;Income&quot;;'2025 financial tracker'!$e$26:$e$525;[.$A149];'2025 financial tracker'!$j$26:$j$525;&quot;Pending&quot;)+SUMIFS('2025 financial tracker'!$h$26:$h$525;'2025 financial tracker'!$b$26:$b$525;&quot;Income&quot;;'2025 financial tracker'!$e$26:$e$525;[.$A149];'2025 financial tracker'!$j$26:$j$525;&quot;Expected&quot;)+SUMIFS('2026 financial tracker'!$h$26:$h$525;'2026 financial tracker'!$b$26:$b$525;&quot;Income&quot;;'2026 financial tracker'!$e$26:$e$525;[.$A149];'2026 financial tracker'!$j$26:$j$525;&quot;Pending&quot;)+SUMIFS('2026 financial tracker'!$h$26:$h$525;'2026 financial tracker'!$b$26:$b$525;&quot;Income&quot;;'2026 financial tracker'!$e$26:$e$525;[.$A149];'2026 financial tracker'!$j$26:$j$525;&quot;Expected&quot;))">
            <text:p/>
          </table:table-cell>
          <table:table-cell table:style-name="ce3" table:number-columns-repeated="10"/>
          <table:table-cell table:number-columns-repeated="1006"/>
        </table:table-row>
        <table:table-row table:style-name="ro2">
          <table:table-cell table:style-name="ce3" table:number-columns-repeated="4"/>
          <table:table-cell table:style-name="ce33" table:formula="of:=IF([.$A150]=&quot;&quot;;&quot;&quot;;SUMIFS('2023 financial tracker'!$h$26:$h$525;'2023 financial tracker'!$b$26:$b$525;&quot;Income&quot;;'2023 financial tracker'!$e$26:$e$525;[.$A150];'2023 financial tracker'!$j$26:$j$525;&quot;Cleared&quot;)+SUMIFS('2024 financial tracker'!$h$26:$h$525;'2024 financial tracker'!$b$26:$b$525;&quot;Income&quot;;'2024 financial tracker'!$e$26:$e$525;[.$A150];'2024 financial tracker'!$j$26:$j$525;&quot;Cleared&quot;)+SUMIFS('2025 financial tracker'!$h$26:$h$525;'2025 financial tracker'!$b$26:$b$525;&quot;Income&quot;;'2025 financial tracker'!$e$26:$e$525;[.$A150];'2025 financial tracker'!$j$26:$j$525;&quot;Cleared&quot;)+SUMIFS('2026 financial tracker'!$h$26:$h$525;'2026 financial tracker'!$b$26:$b$525;&quot;Income&quot;;'2026 financial tracker'!$e$26:$e$525;[.$A150];'2026 financial tracker'!$j$26:$j$525;&quot;Cleared&quot;))">
            <text:p/>
          </table:table-cell>
          <table:table-cell table:style-name="ce33" table:formula="of:=IF([.$A150]=&quot;&quot;;&quot;&quot;;SUMIFS('2023 financial tracker'!$h$26:$h$525;'2023 financial tracker'!$b$26:$b$525;&quot;Expense&quot;;'2023 financial tracker'!$e$26:$e$525;[.$A150];'2023 financial tracker'!$j$26:$j$525;&quot;Cleared&quot;)+SUMIFS('2024 financial tracker'!$h$26:$h$525;'2024 financial tracker'!$b$26:$b$525;&quot;Expense&quot;;'2024 financial tracker'!$e$26:$e$525;[.$A150];'2024 financial tracker'!$j$26:$j$525;&quot;Cleared&quot;)+SUMIFS('2025 financial tracker'!$h$26:$h$525;'2025 financial tracker'!$b$26:$b$525;&quot;Expense&quot;;'2025 financial tracker'!$e$26:$e$525;[.$A150];'2025 financial tracker'!$j$26:$j$525;&quot;Cleared&quot;)+SUMIFS('2026 financial tracker'!$h$26:$h$525;'2026 financial tracker'!$b$26:$b$525;&quot;Expense&quot;;'2026 financial tracker'!$e$26:$e$525;[.$A150];'2026 financial tracker'!$j$26:$j$525;&quot;Cleared&quot;))">
            <text:p/>
          </table:table-cell>
          <table:table-cell table:style-name="ce33" table:formula="of:=IF([.$A150]=&quot;&quot;;&quot;&quot;;[.E150]-[.F150])">
            <text:p/>
          </table:table-cell>
          <table:table-cell table:style-name="ce33" table:formula="of:=IF([.$A150]=&quot;&quot;;&quot;&quot;;SUMIFS('2023 financial tracker'!$h$26:$h$525;'2023 financial tracker'!$b$26:$b$525;&quot;Income&quot;;'2023 financial tracker'!$e$26:$e$525;[.$A150];'2023 financial tracker'!$j$26:$j$525;&quot;Pending&quot;)+SUMIFS('2023 financial tracker'!$h$26:$h$525;'2023 financial tracker'!$b$26:$b$525;&quot;Income&quot;;'2023 financial tracker'!$e$26:$e$525;[.$A150];'2023 financial tracker'!$j$26:$j$525;&quot;Expected&quot;)+SUMIFS('2024 financial tracker'!$h$26:$h$525;'2024 financial tracker'!$b$26:$b$525;&quot;Income&quot;;'2024 financial tracker'!$e$26:$e$525;[.$A150];'2024 financial tracker'!$j$26:$j$525;&quot;Pending&quot;)+SUMIFS('2024 financial tracker'!$h$26:$h$525;'2024 financial tracker'!$b$26:$b$525;&quot;Income&quot;;'2024 financial tracker'!$e$26:$e$525;[.$A150];'2024 financial tracker'!$j$26:$j$525;&quot;Expected&quot;)+SUMIFS('2025 financial tracker'!$h$26:$h$525;'2025 financial tracker'!$b$26:$b$525;&quot;Income&quot;;'2025 financial tracker'!$e$26:$e$525;[.$A150];'2025 financial tracker'!$j$26:$j$525;&quot;Pending&quot;)+SUMIFS('2025 financial tracker'!$h$26:$h$525;'2025 financial tracker'!$b$26:$b$525;&quot;Income&quot;;'2025 financial tracker'!$e$26:$e$525;[.$A150];'2025 financial tracker'!$j$26:$j$525;&quot;Expected&quot;)+SUMIFS('2026 financial tracker'!$h$26:$h$525;'2026 financial tracker'!$b$26:$b$525;&quot;Income&quot;;'2026 financial tracker'!$e$26:$e$525;[.$A150];'2026 financial tracker'!$j$26:$j$525;&quot;Pending&quot;)+SUMIFS('2026 financial tracker'!$h$26:$h$525;'2026 financial tracker'!$b$26:$b$525;&quot;Income&quot;;'2026 financial tracker'!$e$26:$e$525;[.$A150];'2026 financial tracker'!$j$26:$j$525;&quot;Expected&quot;))">
            <text:p/>
          </table:table-cell>
          <table:table-cell table:style-name="ce3" table:number-columns-repeated="10"/>
          <table:table-cell table:number-columns-repeated="1006"/>
        </table:table-row>
        <table:table-row table:style-name="ro2">
          <table:table-cell table:style-name="ce3" table:number-columns-repeated="4"/>
          <table:table-cell table:style-name="ce33" table:formula="of:=IF([.$A151]=&quot;&quot;;&quot;&quot;;SUMIFS('2023 financial tracker'!$h$26:$h$525;'2023 financial tracker'!$b$26:$b$525;&quot;Income&quot;;'2023 financial tracker'!$e$26:$e$525;[.$A151];'2023 financial tracker'!$j$26:$j$525;&quot;Cleared&quot;)+SUMIFS('2024 financial tracker'!$h$26:$h$525;'2024 financial tracker'!$b$26:$b$525;&quot;Income&quot;;'2024 financial tracker'!$e$26:$e$525;[.$A151];'2024 financial tracker'!$j$26:$j$525;&quot;Cleared&quot;)+SUMIFS('2025 financial tracker'!$h$26:$h$525;'2025 financial tracker'!$b$26:$b$525;&quot;Income&quot;;'2025 financial tracker'!$e$26:$e$525;[.$A151];'2025 financial tracker'!$j$26:$j$525;&quot;Cleared&quot;)+SUMIFS('2026 financial tracker'!$h$26:$h$525;'2026 financial tracker'!$b$26:$b$525;&quot;Income&quot;;'2026 financial tracker'!$e$26:$e$525;[.$A151];'2026 financial tracker'!$j$26:$j$525;&quot;Cleared&quot;))">
            <text:p/>
          </table:table-cell>
          <table:table-cell table:style-name="ce33" table:formula="of:=IF([.$A151]=&quot;&quot;;&quot;&quot;;SUMIFS('2023 financial tracker'!$h$26:$h$525;'2023 financial tracker'!$b$26:$b$525;&quot;Expense&quot;;'2023 financial tracker'!$e$26:$e$525;[.$A151];'2023 financial tracker'!$j$26:$j$525;&quot;Cleared&quot;)+SUMIFS('2024 financial tracker'!$h$26:$h$525;'2024 financial tracker'!$b$26:$b$525;&quot;Expense&quot;;'2024 financial tracker'!$e$26:$e$525;[.$A151];'2024 financial tracker'!$j$26:$j$525;&quot;Cleared&quot;)+SUMIFS('2025 financial tracker'!$h$26:$h$525;'2025 financial tracker'!$b$26:$b$525;&quot;Expense&quot;;'2025 financial tracker'!$e$26:$e$525;[.$A151];'2025 financial tracker'!$j$26:$j$525;&quot;Cleared&quot;)+SUMIFS('2026 financial tracker'!$h$26:$h$525;'2026 financial tracker'!$b$26:$b$525;&quot;Expense&quot;;'2026 financial tracker'!$e$26:$e$525;[.$A151];'2026 financial tracker'!$j$26:$j$525;&quot;Cleared&quot;))">
            <text:p/>
          </table:table-cell>
          <table:table-cell table:style-name="ce33" table:formula="of:=IF([.$A151]=&quot;&quot;;&quot;&quot;;[.E151]-[.F151])">
            <text:p/>
          </table:table-cell>
          <table:table-cell table:style-name="ce33" table:formula="of:=IF([.$A151]=&quot;&quot;;&quot;&quot;;SUMIFS('2023 financial tracker'!$h$26:$h$525;'2023 financial tracker'!$b$26:$b$525;&quot;Income&quot;;'2023 financial tracker'!$e$26:$e$525;[.$A151];'2023 financial tracker'!$j$26:$j$525;&quot;Pending&quot;)+SUMIFS('2023 financial tracker'!$h$26:$h$525;'2023 financial tracker'!$b$26:$b$525;&quot;Income&quot;;'2023 financial tracker'!$e$26:$e$525;[.$A151];'2023 financial tracker'!$j$26:$j$525;&quot;Expected&quot;)+SUMIFS('2024 financial tracker'!$h$26:$h$525;'2024 financial tracker'!$b$26:$b$525;&quot;Income&quot;;'2024 financial tracker'!$e$26:$e$525;[.$A151];'2024 financial tracker'!$j$26:$j$525;&quot;Pending&quot;)+SUMIFS('2024 financial tracker'!$h$26:$h$525;'2024 financial tracker'!$b$26:$b$525;&quot;Income&quot;;'2024 financial tracker'!$e$26:$e$525;[.$A151];'2024 financial tracker'!$j$26:$j$525;&quot;Expected&quot;)+SUMIFS('2025 financial tracker'!$h$26:$h$525;'2025 financial tracker'!$b$26:$b$525;&quot;Income&quot;;'2025 financial tracker'!$e$26:$e$525;[.$A151];'2025 financial tracker'!$j$26:$j$525;&quot;Pending&quot;)+SUMIFS('2025 financial tracker'!$h$26:$h$525;'2025 financial tracker'!$b$26:$b$525;&quot;Income&quot;;'2025 financial tracker'!$e$26:$e$525;[.$A151];'2025 financial tracker'!$j$26:$j$525;&quot;Expected&quot;)+SUMIFS('2026 financial tracker'!$h$26:$h$525;'2026 financial tracker'!$b$26:$b$525;&quot;Income&quot;;'2026 financial tracker'!$e$26:$e$525;[.$A151];'2026 financial tracker'!$j$26:$j$525;&quot;Pending&quot;)+SUMIFS('2026 financial tracker'!$h$26:$h$525;'2026 financial tracker'!$b$26:$b$525;&quot;Income&quot;;'2026 financial tracker'!$e$26:$e$525;[.$A151];'2026 financial tracker'!$j$26:$j$525;&quot;Expected&quot;))">
            <text:p/>
          </table:table-cell>
          <table:table-cell table:style-name="ce3" table:number-columns-repeated="10"/>
          <table:table-cell table:number-columns-repeated="1006"/>
        </table:table-row>
        <table:table-row table:style-name="ro2">
          <table:table-cell table:style-name="ce3" table:number-columns-repeated="4"/>
          <table:table-cell table:style-name="ce33" table:formula="of:=IF([.$A152]=&quot;&quot;;&quot;&quot;;SUMIFS('2023 financial tracker'!$h$26:$h$525;'2023 financial tracker'!$b$26:$b$525;&quot;Income&quot;;'2023 financial tracker'!$e$26:$e$525;[.$A152];'2023 financial tracker'!$j$26:$j$525;&quot;Cleared&quot;)+SUMIFS('2024 financial tracker'!$h$26:$h$525;'2024 financial tracker'!$b$26:$b$525;&quot;Income&quot;;'2024 financial tracker'!$e$26:$e$525;[.$A152];'2024 financial tracker'!$j$26:$j$525;&quot;Cleared&quot;)+SUMIFS('2025 financial tracker'!$h$26:$h$525;'2025 financial tracker'!$b$26:$b$525;&quot;Income&quot;;'2025 financial tracker'!$e$26:$e$525;[.$A152];'2025 financial tracker'!$j$26:$j$525;&quot;Cleared&quot;)+SUMIFS('2026 financial tracker'!$h$26:$h$525;'2026 financial tracker'!$b$26:$b$525;&quot;Income&quot;;'2026 financial tracker'!$e$26:$e$525;[.$A152];'2026 financial tracker'!$j$26:$j$525;&quot;Cleared&quot;))">
            <text:p/>
          </table:table-cell>
          <table:table-cell table:style-name="ce33" table:formula="of:=IF([.$A152]=&quot;&quot;;&quot;&quot;;SUMIFS('2023 financial tracker'!$h$26:$h$525;'2023 financial tracker'!$b$26:$b$525;&quot;Expense&quot;;'2023 financial tracker'!$e$26:$e$525;[.$A152];'2023 financial tracker'!$j$26:$j$525;&quot;Cleared&quot;)+SUMIFS('2024 financial tracker'!$h$26:$h$525;'2024 financial tracker'!$b$26:$b$525;&quot;Expense&quot;;'2024 financial tracker'!$e$26:$e$525;[.$A152];'2024 financial tracker'!$j$26:$j$525;&quot;Cleared&quot;)+SUMIFS('2025 financial tracker'!$h$26:$h$525;'2025 financial tracker'!$b$26:$b$525;&quot;Expense&quot;;'2025 financial tracker'!$e$26:$e$525;[.$A152];'2025 financial tracker'!$j$26:$j$525;&quot;Cleared&quot;)+SUMIFS('2026 financial tracker'!$h$26:$h$525;'2026 financial tracker'!$b$26:$b$525;&quot;Expense&quot;;'2026 financial tracker'!$e$26:$e$525;[.$A152];'2026 financial tracker'!$j$26:$j$525;&quot;Cleared&quot;))">
            <text:p/>
          </table:table-cell>
          <table:table-cell table:style-name="ce33" table:formula="of:=IF([.$A152]=&quot;&quot;;&quot;&quot;;[.E152]-[.F152])">
            <text:p/>
          </table:table-cell>
          <table:table-cell table:style-name="ce33" table:formula="of:=IF([.$A152]=&quot;&quot;;&quot;&quot;;SUMIFS('2023 financial tracker'!$h$26:$h$525;'2023 financial tracker'!$b$26:$b$525;&quot;Income&quot;;'2023 financial tracker'!$e$26:$e$525;[.$A152];'2023 financial tracker'!$j$26:$j$525;&quot;Pending&quot;)+SUMIFS('2023 financial tracker'!$h$26:$h$525;'2023 financial tracker'!$b$26:$b$525;&quot;Income&quot;;'2023 financial tracker'!$e$26:$e$525;[.$A152];'2023 financial tracker'!$j$26:$j$525;&quot;Expected&quot;)+SUMIFS('2024 financial tracker'!$h$26:$h$525;'2024 financial tracker'!$b$26:$b$525;&quot;Income&quot;;'2024 financial tracker'!$e$26:$e$525;[.$A152];'2024 financial tracker'!$j$26:$j$525;&quot;Pending&quot;)+SUMIFS('2024 financial tracker'!$h$26:$h$525;'2024 financial tracker'!$b$26:$b$525;&quot;Income&quot;;'2024 financial tracker'!$e$26:$e$525;[.$A152];'2024 financial tracker'!$j$26:$j$525;&quot;Expected&quot;)+SUMIFS('2025 financial tracker'!$h$26:$h$525;'2025 financial tracker'!$b$26:$b$525;&quot;Income&quot;;'2025 financial tracker'!$e$26:$e$525;[.$A152];'2025 financial tracker'!$j$26:$j$525;&quot;Pending&quot;)+SUMIFS('2025 financial tracker'!$h$26:$h$525;'2025 financial tracker'!$b$26:$b$525;&quot;Income&quot;;'2025 financial tracker'!$e$26:$e$525;[.$A152];'2025 financial tracker'!$j$26:$j$525;&quot;Expected&quot;)+SUMIFS('2026 financial tracker'!$h$26:$h$525;'2026 financial tracker'!$b$26:$b$525;&quot;Income&quot;;'2026 financial tracker'!$e$26:$e$525;[.$A152];'2026 financial tracker'!$j$26:$j$525;&quot;Pending&quot;)+SUMIFS('2026 financial tracker'!$h$26:$h$525;'2026 financial tracker'!$b$26:$b$525;&quot;Income&quot;;'2026 financial tracker'!$e$26:$e$525;[.$A152];'2026 financial tracker'!$j$26:$j$525;&quot;Expected&quot;))">
            <text:p/>
          </table:table-cell>
          <table:table-cell table:style-name="ce3" table:number-columns-repeated="10"/>
          <table:table-cell table:number-columns-repeated="1006"/>
        </table:table-row>
        <table:table-row table:style-name="ro2">
          <table:table-cell table:style-name="ce3" table:number-columns-repeated="4"/>
          <table:table-cell table:style-name="ce33" table:formula="of:=IF([.$A153]=&quot;&quot;;&quot;&quot;;SUMIFS('2023 financial tracker'!$h$26:$h$525;'2023 financial tracker'!$b$26:$b$525;&quot;Income&quot;;'2023 financial tracker'!$e$26:$e$525;[.$A153];'2023 financial tracker'!$j$26:$j$525;&quot;Cleared&quot;)+SUMIFS('2024 financial tracker'!$h$26:$h$525;'2024 financial tracker'!$b$26:$b$525;&quot;Income&quot;;'2024 financial tracker'!$e$26:$e$525;[.$A153];'2024 financial tracker'!$j$26:$j$525;&quot;Cleared&quot;)+SUMIFS('2025 financial tracker'!$h$26:$h$525;'2025 financial tracker'!$b$26:$b$525;&quot;Income&quot;;'2025 financial tracker'!$e$26:$e$525;[.$A153];'2025 financial tracker'!$j$26:$j$525;&quot;Cleared&quot;)+SUMIFS('2026 financial tracker'!$h$26:$h$525;'2026 financial tracker'!$b$26:$b$525;&quot;Income&quot;;'2026 financial tracker'!$e$26:$e$525;[.$A153];'2026 financial tracker'!$j$26:$j$525;&quot;Cleared&quot;))">
            <text:p/>
          </table:table-cell>
          <table:table-cell table:style-name="ce33" table:formula="of:=IF([.$A153]=&quot;&quot;;&quot;&quot;;SUMIFS('2023 financial tracker'!$h$26:$h$525;'2023 financial tracker'!$b$26:$b$525;&quot;Expense&quot;;'2023 financial tracker'!$e$26:$e$525;[.$A153];'2023 financial tracker'!$j$26:$j$525;&quot;Cleared&quot;)+SUMIFS('2024 financial tracker'!$h$26:$h$525;'2024 financial tracker'!$b$26:$b$525;&quot;Expense&quot;;'2024 financial tracker'!$e$26:$e$525;[.$A153];'2024 financial tracker'!$j$26:$j$525;&quot;Cleared&quot;)+SUMIFS('2025 financial tracker'!$h$26:$h$525;'2025 financial tracker'!$b$26:$b$525;&quot;Expense&quot;;'2025 financial tracker'!$e$26:$e$525;[.$A153];'2025 financial tracker'!$j$26:$j$525;&quot;Cleared&quot;)+SUMIFS('2026 financial tracker'!$h$26:$h$525;'2026 financial tracker'!$b$26:$b$525;&quot;Expense&quot;;'2026 financial tracker'!$e$26:$e$525;[.$A153];'2026 financial tracker'!$j$26:$j$525;&quot;Cleared&quot;))">
            <text:p/>
          </table:table-cell>
          <table:table-cell table:style-name="ce33" table:formula="of:=IF([.$A153]=&quot;&quot;;&quot;&quot;;[.E153]-[.F153])">
            <text:p/>
          </table:table-cell>
          <table:table-cell table:style-name="ce33" table:formula="of:=IF([.$A153]=&quot;&quot;;&quot;&quot;;SUMIFS('2023 financial tracker'!$h$26:$h$525;'2023 financial tracker'!$b$26:$b$525;&quot;Income&quot;;'2023 financial tracker'!$e$26:$e$525;[.$A153];'2023 financial tracker'!$j$26:$j$525;&quot;Pending&quot;)+SUMIFS('2023 financial tracker'!$h$26:$h$525;'2023 financial tracker'!$b$26:$b$525;&quot;Income&quot;;'2023 financial tracker'!$e$26:$e$525;[.$A153];'2023 financial tracker'!$j$26:$j$525;&quot;Expected&quot;)+SUMIFS('2024 financial tracker'!$h$26:$h$525;'2024 financial tracker'!$b$26:$b$525;&quot;Income&quot;;'2024 financial tracker'!$e$26:$e$525;[.$A153];'2024 financial tracker'!$j$26:$j$525;&quot;Pending&quot;)+SUMIFS('2024 financial tracker'!$h$26:$h$525;'2024 financial tracker'!$b$26:$b$525;&quot;Income&quot;;'2024 financial tracker'!$e$26:$e$525;[.$A153];'2024 financial tracker'!$j$26:$j$525;&quot;Expected&quot;)+SUMIFS('2025 financial tracker'!$h$26:$h$525;'2025 financial tracker'!$b$26:$b$525;&quot;Income&quot;;'2025 financial tracker'!$e$26:$e$525;[.$A153];'2025 financial tracker'!$j$26:$j$525;&quot;Pending&quot;)+SUMIFS('2025 financial tracker'!$h$26:$h$525;'2025 financial tracker'!$b$26:$b$525;&quot;Income&quot;;'2025 financial tracker'!$e$26:$e$525;[.$A153];'2025 financial tracker'!$j$26:$j$525;&quot;Expected&quot;)+SUMIFS('2026 financial tracker'!$h$26:$h$525;'2026 financial tracker'!$b$26:$b$525;&quot;Income&quot;;'2026 financial tracker'!$e$26:$e$525;[.$A153];'2026 financial tracker'!$j$26:$j$525;&quot;Pending&quot;)+SUMIFS('2026 financial tracker'!$h$26:$h$525;'2026 financial tracker'!$b$26:$b$525;&quot;Income&quot;;'2026 financial tracker'!$e$26:$e$525;[.$A153];'2026 financial tracker'!$j$26:$j$525;&quot;Expected&quot;))">
            <text:p/>
          </table:table-cell>
          <table:table-cell table:style-name="ce3" table:number-columns-repeated="10"/>
          <table:table-cell table:number-columns-repeated="1006"/>
        </table:table-row>
        <table:table-row table:style-name="ro2">
          <table:table-cell table:style-name="ce3" table:number-columns-repeated="4"/>
          <table:table-cell table:style-name="ce33" table:formula="of:=IF([.$A154]=&quot;&quot;;&quot;&quot;;SUMIFS('2023 financial tracker'!$h$26:$h$525;'2023 financial tracker'!$b$26:$b$525;&quot;Income&quot;;'2023 financial tracker'!$e$26:$e$525;[.$A154];'2023 financial tracker'!$j$26:$j$525;&quot;Cleared&quot;)+SUMIFS('2024 financial tracker'!$h$26:$h$525;'2024 financial tracker'!$b$26:$b$525;&quot;Income&quot;;'2024 financial tracker'!$e$26:$e$525;[.$A154];'2024 financial tracker'!$j$26:$j$525;&quot;Cleared&quot;)+SUMIFS('2025 financial tracker'!$h$26:$h$525;'2025 financial tracker'!$b$26:$b$525;&quot;Income&quot;;'2025 financial tracker'!$e$26:$e$525;[.$A154];'2025 financial tracker'!$j$26:$j$525;&quot;Cleared&quot;)+SUMIFS('2026 financial tracker'!$h$26:$h$525;'2026 financial tracker'!$b$26:$b$525;&quot;Income&quot;;'2026 financial tracker'!$e$26:$e$525;[.$A154];'2026 financial tracker'!$j$26:$j$525;&quot;Cleared&quot;))">
            <text:p/>
          </table:table-cell>
          <table:table-cell table:style-name="ce33" table:formula="of:=IF([.$A154]=&quot;&quot;;&quot;&quot;;SUMIFS('2023 financial tracker'!$h$26:$h$525;'2023 financial tracker'!$b$26:$b$525;&quot;Expense&quot;;'2023 financial tracker'!$e$26:$e$525;[.$A154];'2023 financial tracker'!$j$26:$j$525;&quot;Cleared&quot;)+SUMIFS('2024 financial tracker'!$h$26:$h$525;'2024 financial tracker'!$b$26:$b$525;&quot;Expense&quot;;'2024 financial tracker'!$e$26:$e$525;[.$A154];'2024 financial tracker'!$j$26:$j$525;&quot;Cleared&quot;)+SUMIFS('2025 financial tracker'!$h$26:$h$525;'2025 financial tracker'!$b$26:$b$525;&quot;Expense&quot;;'2025 financial tracker'!$e$26:$e$525;[.$A154];'2025 financial tracker'!$j$26:$j$525;&quot;Cleared&quot;)+SUMIFS('2026 financial tracker'!$h$26:$h$525;'2026 financial tracker'!$b$26:$b$525;&quot;Expense&quot;;'2026 financial tracker'!$e$26:$e$525;[.$A154];'2026 financial tracker'!$j$26:$j$525;&quot;Cleared&quot;))">
            <text:p/>
          </table:table-cell>
          <table:table-cell table:style-name="ce33" table:formula="of:=IF([.$A154]=&quot;&quot;;&quot;&quot;;[.E154]-[.F154])">
            <text:p/>
          </table:table-cell>
          <table:table-cell table:style-name="ce33" table:formula="of:=IF([.$A154]=&quot;&quot;;&quot;&quot;;SUMIFS('2023 financial tracker'!$h$26:$h$525;'2023 financial tracker'!$b$26:$b$525;&quot;Income&quot;;'2023 financial tracker'!$e$26:$e$525;[.$A154];'2023 financial tracker'!$j$26:$j$525;&quot;Pending&quot;)+SUMIFS('2023 financial tracker'!$h$26:$h$525;'2023 financial tracker'!$b$26:$b$525;&quot;Income&quot;;'2023 financial tracker'!$e$26:$e$525;[.$A154];'2023 financial tracker'!$j$26:$j$525;&quot;Expected&quot;)+SUMIFS('2024 financial tracker'!$h$26:$h$525;'2024 financial tracker'!$b$26:$b$525;&quot;Income&quot;;'2024 financial tracker'!$e$26:$e$525;[.$A154];'2024 financial tracker'!$j$26:$j$525;&quot;Pending&quot;)+SUMIFS('2024 financial tracker'!$h$26:$h$525;'2024 financial tracker'!$b$26:$b$525;&quot;Income&quot;;'2024 financial tracker'!$e$26:$e$525;[.$A154];'2024 financial tracker'!$j$26:$j$525;&quot;Expected&quot;)+SUMIFS('2025 financial tracker'!$h$26:$h$525;'2025 financial tracker'!$b$26:$b$525;&quot;Income&quot;;'2025 financial tracker'!$e$26:$e$525;[.$A154];'2025 financial tracker'!$j$26:$j$525;&quot;Pending&quot;)+SUMIFS('2025 financial tracker'!$h$26:$h$525;'2025 financial tracker'!$b$26:$b$525;&quot;Income&quot;;'2025 financial tracker'!$e$26:$e$525;[.$A154];'2025 financial tracker'!$j$26:$j$525;&quot;Expected&quot;)+SUMIFS('2026 financial tracker'!$h$26:$h$525;'2026 financial tracker'!$b$26:$b$525;&quot;Income&quot;;'2026 financial tracker'!$e$26:$e$525;[.$A154];'2026 financial tracker'!$j$26:$j$525;&quot;Pending&quot;)+SUMIFS('2026 financial tracker'!$h$26:$h$525;'2026 financial tracker'!$b$26:$b$525;&quot;Income&quot;;'2026 financial tracker'!$e$26:$e$525;[.$A154];'2026 financial tracker'!$j$26:$j$525;&quot;Expected&quot;))">
            <text:p/>
          </table:table-cell>
          <table:table-cell table:style-name="ce3" table:number-columns-repeated="10"/>
          <table:table-cell table:number-columns-repeated="1006"/>
        </table:table-row>
        <table:table-row table:style-name="ro2">
          <table:table-cell table:style-name="ce3" table:number-columns-repeated="4"/>
          <table:table-cell table:style-name="ce33" table:formula="of:=IF([.$A155]=&quot;&quot;;&quot;&quot;;SUMIFS('2023 financial tracker'!$h$26:$h$525;'2023 financial tracker'!$b$26:$b$525;&quot;Income&quot;;'2023 financial tracker'!$e$26:$e$525;[.$A155];'2023 financial tracker'!$j$26:$j$525;&quot;Cleared&quot;)+SUMIFS('2024 financial tracker'!$h$26:$h$525;'2024 financial tracker'!$b$26:$b$525;&quot;Income&quot;;'2024 financial tracker'!$e$26:$e$525;[.$A155];'2024 financial tracker'!$j$26:$j$525;&quot;Cleared&quot;)+SUMIFS('2025 financial tracker'!$h$26:$h$525;'2025 financial tracker'!$b$26:$b$525;&quot;Income&quot;;'2025 financial tracker'!$e$26:$e$525;[.$A155];'2025 financial tracker'!$j$26:$j$525;&quot;Cleared&quot;)+SUMIFS('2026 financial tracker'!$h$26:$h$525;'2026 financial tracker'!$b$26:$b$525;&quot;Income&quot;;'2026 financial tracker'!$e$26:$e$525;[.$A155];'2026 financial tracker'!$j$26:$j$525;&quot;Cleared&quot;))">
            <text:p/>
          </table:table-cell>
          <table:table-cell table:style-name="ce33" table:formula="of:=IF([.$A155]=&quot;&quot;;&quot;&quot;;SUMIFS('2023 financial tracker'!$h$26:$h$525;'2023 financial tracker'!$b$26:$b$525;&quot;Expense&quot;;'2023 financial tracker'!$e$26:$e$525;[.$A155];'2023 financial tracker'!$j$26:$j$525;&quot;Cleared&quot;)+SUMIFS('2024 financial tracker'!$h$26:$h$525;'2024 financial tracker'!$b$26:$b$525;&quot;Expense&quot;;'2024 financial tracker'!$e$26:$e$525;[.$A155];'2024 financial tracker'!$j$26:$j$525;&quot;Cleared&quot;)+SUMIFS('2025 financial tracker'!$h$26:$h$525;'2025 financial tracker'!$b$26:$b$525;&quot;Expense&quot;;'2025 financial tracker'!$e$26:$e$525;[.$A155];'2025 financial tracker'!$j$26:$j$525;&quot;Cleared&quot;)+SUMIFS('2026 financial tracker'!$h$26:$h$525;'2026 financial tracker'!$b$26:$b$525;&quot;Expense&quot;;'2026 financial tracker'!$e$26:$e$525;[.$A155];'2026 financial tracker'!$j$26:$j$525;&quot;Cleared&quot;))">
            <text:p/>
          </table:table-cell>
          <table:table-cell table:style-name="ce33" table:formula="of:=IF([.$A155]=&quot;&quot;;&quot;&quot;;[.E155]-[.F155])">
            <text:p/>
          </table:table-cell>
          <table:table-cell table:style-name="ce33" table:formula="of:=IF([.$A155]=&quot;&quot;;&quot;&quot;;SUMIFS('2023 financial tracker'!$h$26:$h$525;'2023 financial tracker'!$b$26:$b$525;&quot;Income&quot;;'2023 financial tracker'!$e$26:$e$525;[.$A155];'2023 financial tracker'!$j$26:$j$525;&quot;Pending&quot;)+SUMIFS('2023 financial tracker'!$h$26:$h$525;'2023 financial tracker'!$b$26:$b$525;&quot;Income&quot;;'2023 financial tracker'!$e$26:$e$525;[.$A155];'2023 financial tracker'!$j$26:$j$525;&quot;Expected&quot;)+SUMIFS('2024 financial tracker'!$h$26:$h$525;'2024 financial tracker'!$b$26:$b$525;&quot;Income&quot;;'2024 financial tracker'!$e$26:$e$525;[.$A155];'2024 financial tracker'!$j$26:$j$525;&quot;Pending&quot;)+SUMIFS('2024 financial tracker'!$h$26:$h$525;'2024 financial tracker'!$b$26:$b$525;&quot;Income&quot;;'2024 financial tracker'!$e$26:$e$525;[.$A155];'2024 financial tracker'!$j$26:$j$525;&quot;Expected&quot;)+SUMIFS('2025 financial tracker'!$h$26:$h$525;'2025 financial tracker'!$b$26:$b$525;&quot;Income&quot;;'2025 financial tracker'!$e$26:$e$525;[.$A155];'2025 financial tracker'!$j$26:$j$525;&quot;Pending&quot;)+SUMIFS('2025 financial tracker'!$h$26:$h$525;'2025 financial tracker'!$b$26:$b$525;&quot;Income&quot;;'2025 financial tracker'!$e$26:$e$525;[.$A155];'2025 financial tracker'!$j$26:$j$525;&quot;Expected&quot;)+SUMIFS('2026 financial tracker'!$h$26:$h$525;'2026 financial tracker'!$b$26:$b$525;&quot;Income&quot;;'2026 financial tracker'!$e$26:$e$525;[.$A155];'2026 financial tracker'!$j$26:$j$525;&quot;Pending&quot;)+SUMIFS('2026 financial tracker'!$h$26:$h$525;'2026 financial tracker'!$b$26:$b$525;&quot;Income&quot;;'2026 financial tracker'!$e$26:$e$525;[.$A155];'2026 financial tracker'!$j$26:$j$525;&quot;Expected&quot;))">
            <text:p/>
          </table:table-cell>
          <table:table-cell table:style-name="ce3" table:number-columns-repeated="10"/>
          <table:table-cell table:number-columns-repeated="1006"/>
        </table:table-row>
        <table:table-row table:style-name="ro2">
          <table:table-cell table:style-name="ce3" table:number-columns-repeated="4"/>
          <table:table-cell table:style-name="ce33" table:formula="of:=IF([.$A156]=&quot;&quot;;&quot;&quot;;SUMIFS('2023 financial tracker'!$h$26:$h$525;'2023 financial tracker'!$b$26:$b$525;&quot;Income&quot;;'2023 financial tracker'!$e$26:$e$525;[.$A156];'2023 financial tracker'!$j$26:$j$525;&quot;Cleared&quot;)+SUMIFS('2024 financial tracker'!$h$26:$h$525;'2024 financial tracker'!$b$26:$b$525;&quot;Income&quot;;'2024 financial tracker'!$e$26:$e$525;[.$A156];'2024 financial tracker'!$j$26:$j$525;&quot;Cleared&quot;)+SUMIFS('2025 financial tracker'!$h$26:$h$525;'2025 financial tracker'!$b$26:$b$525;&quot;Income&quot;;'2025 financial tracker'!$e$26:$e$525;[.$A156];'2025 financial tracker'!$j$26:$j$525;&quot;Cleared&quot;)+SUMIFS('2026 financial tracker'!$h$26:$h$525;'2026 financial tracker'!$b$26:$b$525;&quot;Income&quot;;'2026 financial tracker'!$e$26:$e$525;[.$A156];'2026 financial tracker'!$j$26:$j$525;&quot;Cleared&quot;))">
            <text:p/>
          </table:table-cell>
          <table:table-cell table:style-name="ce33" table:formula="of:=IF([.$A156]=&quot;&quot;;&quot;&quot;;SUMIFS('2023 financial tracker'!$h$26:$h$525;'2023 financial tracker'!$b$26:$b$525;&quot;Expense&quot;;'2023 financial tracker'!$e$26:$e$525;[.$A156];'2023 financial tracker'!$j$26:$j$525;&quot;Cleared&quot;)+SUMIFS('2024 financial tracker'!$h$26:$h$525;'2024 financial tracker'!$b$26:$b$525;&quot;Expense&quot;;'2024 financial tracker'!$e$26:$e$525;[.$A156];'2024 financial tracker'!$j$26:$j$525;&quot;Cleared&quot;)+SUMIFS('2025 financial tracker'!$h$26:$h$525;'2025 financial tracker'!$b$26:$b$525;&quot;Expense&quot;;'2025 financial tracker'!$e$26:$e$525;[.$A156];'2025 financial tracker'!$j$26:$j$525;&quot;Cleared&quot;)+SUMIFS('2026 financial tracker'!$h$26:$h$525;'2026 financial tracker'!$b$26:$b$525;&quot;Expense&quot;;'2026 financial tracker'!$e$26:$e$525;[.$A156];'2026 financial tracker'!$j$26:$j$525;&quot;Cleared&quot;))">
            <text:p/>
          </table:table-cell>
          <table:table-cell table:style-name="ce33" table:formula="of:=IF([.$A156]=&quot;&quot;;&quot;&quot;;[.E156]-[.F156])">
            <text:p/>
          </table:table-cell>
          <table:table-cell table:style-name="ce33" table:formula="of:=IF([.$A156]=&quot;&quot;;&quot;&quot;;SUMIFS('2023 financial tracker'!$h$26:$h$525;'2023 financial tracker'!$b$26:$b$525;&quot;Income&quot;;'2023 financial tracker'!$e$26:$e$525;[.$A156];'2023 financial tracker'!$j$26:$j$525;&quot;Pending&quot;)+SUMIFS('2023 financial tracker'!$h$26:$h$525;'2023 financial tracker'!$b$26:$b$525;&quot;Income&quot;;'2023 financial tracker'!$e$26:$e$525;[.$A156];'2023 financial tracker'!$j$26:$j$525;&quot;Expected&quot;)+SUMIFS('2024 financial tracker'!$h$26:$h$525;'2024 financial tracker'!$b$26:$b$525;&quot;Income&quot;;'2024 financial tracker'!$e$26:$e$525;[.$A156];'2024 financial tracker'!$j$26:$j$525;&quot;Pending&quot;)+SUMIFS('2024 financial tracker'!$h$26:$h$525;'2024 financial tracker'!$b$26:$b$525;&quot;Income&quot;;'2024 financial tracker'!$e$26:$e$525;[.$A156];'2024 financial tracker'!$j$26:$j$525;&quot;Expected&quot;)+SUMIFS('2025 financial tracker'!$h$26:$h$525;'2025 financial tracker'!$b$26:$b$525;&quot;Income&quot;;'2025 financial tracker'!$e$26:$e$525;[.$A156];'2025 financial tracker'!$j$26:$j$525;&quot;Pending&quot;)+SUMIFS('2025 financial tracker'!$h$26:$h$525;'2025 financial tracker'!$b$26:$b$525;&quot;Income&quot;;'2025 financial tracker'!$e$26:$e$525;[.$A156];'2025 financial tracker'!$j$26:$j$525;&quot;Expected&quot;)+SUMIFS('2026 financial tracker'!$h$26:$h$525;'2026 financial tracker'!$b$26:$b$525;&quot;Income&quot;;'2026 financial tracker'!$e$26:$e$525;[.$A156];'2026 financial tracker'!$j$26:$j$525;&quot;Pending&quot;)+SUMIFS('2026 financial tracker'!$h$26:$h$525;'2026 financial tracker'!$b$26:$b$525;&quot;Income&quot;;'2026 financial tracker'!$e$26:$e$525;[.$A156];'2026 financial tracker'!$j$26:$j$525;&quot;Expected&quot;))">
            <text:p/>
          </table:table-cell>
          <table:table-cell table:style-name="ce3" table:number-columns-repeated="10"/>
          <table:table-cell table:number-columns-repeated="1006"/>
        </table:table-row>
        <table:table-row table:style-name="ro2">
          <table:table-cell table:style-name="ce3" table:number-columns-repeated="4"/>
          <table:table-cell table:style-name="ce33" table:formula="of:=IF([.$A157]=&quot;&quot;;&quot;&quot;;SUMIFS('2023 financial tracker'!$h$26:$h$525;'2023 financial tracker'!$b$26:$b$525;&quot;Income&quot;;'2023 financial tracker'!$e$26:$e$525;[.$A157];'2023 financial tracker'!$j$26:$j$525;&quot;Cleared&quot;)+SUMIFS('2024 financial tracker'!$h$26:$h$525;'2024 financial tracker'!$b$26:$b$525;&quot;Income&quot;;'2024 financial tracker'!$e$26:$e$525;[.$A157];'2024 financial tracker'!$j$26:$j$525;&quot;Cleared&quot;)+SUMIFS('2025 financial tracker'!$h$26:$h$525;'2025 financial tracker'!$b$26:$b$525;&quot;Income&quot;;'2025 financial tracker'!$e$26:$e$525;[.$A157];'2025 financial tracker'!$j$26:$j$525;&quot;Cleared&quot;)+SUMIFS('2026 financial tracker'!$h$26:$h$525;'2026 financial tracker'!$b$26:$b$525;&quot;Income&quot;;'2026 financial tracker'!$e$26:$e$525;[.$A157];'2026 financial tracker'!$j$26:$j$525;&quot;Cleared&quot;))">
            <text:p/>
          </table:table-cell>
          <table:table-cell table:style-name="ce33" table:formula="of:=IF([.$A157]=&quot;&quot;;&quot;&quot;;SUMIFS('2023 financial tracker'!$h$26:$h$525;'2023 financial tracker'!$b$26:$b$525;&quot;Expense&quot;;'2023 financial tracker'!$e$26:$e$525;[.$A157];'2023 financial tracker'!$j$26:$j$525;&quot;Cleared&quot;)+SUMIFS('2024 financial tracker'!$h$26:$h$525;'2024 financial tracker'!$b$26:$b$525;&quot;Expense&quot;;'2024 financial tracker'!$e$26:$e$525;[.$A157];'2024 financial tracker'!$j$26:$j$525;&quot;Cleared&quot;)+SUMIFS('2025 financial tracker'!$h$26:$h$525;'2025 financial tracker'!$b$26:$b$525;&quot;Expense&quot;;'2025 financial tracker'!$e$26:$e$525;[.$A157];'2025 financial tracker'!$j$26:$j$525;&quot;Cleared&quot;)+SUMIFS('2026 financial tracker'!$h$26:$h$525;'2026 financial tracker'!$b$26:$b$525;&quot;Expense&quot;;'2026 financial tracker'!$e$26:$e$525;[.$A157];'2026 financial tracker'!$j$26:$j$525;&quot;Cleared&quot;))">
            <text:p/>
          </table:table-cell>
          <table:table-cell table:style-name="ce33" table:formula="of:=IF([.$A157]=&quot;&quot;;&quot;&quot;;[.E157]-[.F157])">
            <text:p/>
          </table:table-cell>
          <table:table-cell table:style-name="ce33" table:formula="of:=IF([.$A157]=&quot;&quot;;&quot;&quot;;SUMIFS('2023 financial tracker'!$h$26:$h$525;'2023 financial tracker'!$b$26:$b$525;&quot;Income&quot;;'2023 financial tracker'!$e$26:$e$525;[.$A157];'2023 financial tracker'!$j$26:$j$525;&quot;Pending&quot;)+SUMIFS('2023 financial tracker'!$h$26:$h$525;'2023 financial tracker'!$b$26:$b$525;&quot;Income&quot;;'2023 financial tracker'!$e$26:$e$525;[.$A157];'2023 financial tracker'!$j$26:$j$525;&quot;Expected&quot;)+SUMIFS('2024 financial tracker'!$h$26:$h$525;'2024 financial tracker'!$b$26:$b$525;&quot;Income&quot;;'2024 financial tracker'!$e$26:$e$525;[.$A157];'2024 financial tracker'!$j$26:$j$525;&quot;Pending&quot;)+SUMIFS('2024 financial tracker'!$h$26:$h$525;'2024 financial tracker'!$b$26:$b$525;&quot;Income&quot;;'2024 financial tracker'!$e$26:$e$525;[.$A157];'2024 financial tracker'!$j$26:$j$525;&quot;Expected&quot;)+SUMIFS('2025 financial tracker'!$h$26:$h$525;'2025 financial tracker'!$b$26:$b$525;&quot;Income&quot;;'2025 financial tracker'!$e$26:$e$525;[.$A157];'2025 financial tracker'!$j$26:$j$525;&quot;Pending&quot;)+SUMIFS('2025 financial tracker'!$h$26:$h$525;'2025 financial tracker'!$b$26:$b$525;&quot;Income&quot;;'2025 financial tracker'!$e$26:$e$525;[.$A157];'2025 financial tracker'!$j$26:$j$525;&quot;Expected&quot;)+SUMIFS('2026 financial tracker'!$h$26:$h$525;'2026 financial tracker'!$b$26:$b$525;&quot;Income&quot;;'2026 financial tracker'!$e$26:$e$525;[.$A157];'2026 financial tracker'!$j$26:$j$525;&quot;Pending&quot;)+SUMIFS('2026 financial tracker'!$h$26:$h$525;'2026 financial tracker'!$b$26:$b$525;&quot;Income&quot;;'2026 financial tracker'!$e$26:$e$525;[.$A157];'2026 financial tracker'!$j$26:$j$525;&quot;Expected&quot;))">
            <text:p/>
          </table:table-cell>
          <table:table-cell table:style-name="ce3" table:number-columns-repeated="10"/>
          <table:table-cell table:number-columns-repeated="1006"/>
        </table:table-row>
        <table:table-row table:style-name="ro2">
          <table:table-cell table:style-name="ce3" table:number-columns-repeated="4"/>
          <table:table-cell table:style-name="ce33" table:formula="of:=IF([.$A158]=&quot;&quot;;&quot;&quot;;SUMIFS('2023 financial tracker'!$h$26:$h$525;'2023 financial tracker'!$b$26:$b$525;&quot;Income&quot;;'2023 financial tracker'!$e$26:$e$525;[.$A158];'2023 financial tracker'!$j$26:$j$525;&quot;Cleared&quot;)+SUMIFS('2024 financial tracker'!$h$26:$h$525;'2024 financial tracker'!$b$26:$b$525;&quot;Income&quot;;'2024 financial tracker'!$e$26:$e$525;[.$A158];'2024 financial tracker'!$j$26:$j$525;&quot;Cleared&quot;)+SUMIFS('2025 financial tracker'!$h$26:$h$525;'2025 financial tracker'!$b$26:$b$525;&quot;Income&quot;;'2025 financial tracker'!$e$26:$e$525;[.$A158];'2025 financial tracker'!$j$26:$j$525;&quot;Cleared&quot;)+SUMIFS('2026 financial tracker'!$h$26:$h$525;'2026 financial tracker'!$b$26:$b$525;&quot;Income&quot;;'2026 financial tracker'!$e$26:$e$525;[.$A158];'2026 financial tracker'!$j$26:$j$525;&quot;Cleared&quot;))">
            <text:p/>
          </table:table-cell>
          <table:table-cell table:style-name="ce33" table:formula="of:=IF([.$A158]=&quot;&quot;;&quot;&quot;;SUMIFS('2023 financial tracker'!$h$26:$h$525;'2023 financial tracker'!$b$26:$b$525;&quot;Expense&quot;;'2023 financial tracker'!$e$26:$e$525;[.$A158];'2023 financial tracker'!$j$26:$j$525;&quot;Cleared&quot;)+SUMIFS('2024 financial tracker'!$h$26:$h$525;'2024 financial tracker'!$b$26:$b$525;&quot;Expense&quot;;'2024 financial tracker'!$e$26:$e$525;[.$A158];'2024 financial tracker'!$j$26:$j$525;&quot;Cleared&quot;)+SUMIFS('2025 financial tracker'!$h$26:$h$525;'2025 financial tracker'!$b$26:$b$525;&quot;Expense&quot;;'2025 financial tracker'!$e$26:$e$525;[.$A158];'2025 financial tracker'!$j$26:$j$525;&quot;Cleared&quot;)+SUMIFS('2026 financial tracker'!$h$26:$h$525;'2026 financial tracker'!$b$26:$b$525;&quot;Expense&quot;;'2026 financial tracker'!$e$26:$e$525;[.$A158];'2026 financial tracker'!$j$26:$j$525;&quot;Cleared&quot;))">
            <text:p/>
          </table:table-cell>
          <table:table-cell table:style-name="ce33" table:formula="of:=IF([.$A158]=&quot;&quot;;&quot;&quot;;[.E158]-[.F158])">
            <text:p/>
          </table:table-cell>
          <table:table-cell table:style-name="ce33" table:formula="of:=IF([.$A158]=&quot;&quot;;&quot;&quot;;SUMIFS('2023 financial tracker'!$h$26:$h$525;'2023 financial tracker'!$b$26:$b$525;&quot;Income&quot;;'2023 financial tracker'!$e$26:$e$525;[.$A158];'2023 financial tracker'!$j$26:$j$525;&quot;Pending&quot;)+SUMIFS('2023 financial tracker'!$h$26:$h$525;'2023 financial tracker'!$b$26:$b$525;&quot;Income&quot;;'2023 financial tracker'!$e$26:$e$525;[.$A158];'2023 financial tracker'!$j$26:$j$525;&quot;Expected&quot;)+SUMIFS('2024 financial tracker'!$h$26:$h$525;'2024 financial tracker'!$b$26:$b$525;&quot;Income&quot;;'2024 financial tracker'!$e$26:$e$525;[.$A158];'2024 financial tracker'!$j$26:$j$525;&quot;Pending&quot;)+SUMIFS('2024 financial tracker'!$h$26:$h$525;'2024 financial tracker'!$b$26:$b$525;&quot;Income&quot;;'2024 financial tracker'!$e$26:$e$525;[.$A158];'2024 financial tracker'!$j$26:$j$525;&quot;Expected&quot;)+SUMIFS('2025 financial tracker'!$h$26:$h$525;'2025 financial tracker'!$b$26:$b$525;&quot;Income&quot;;'2025 financial tracker'!$e$26:$e$525;[.$A158];'2025 financial tracker'!$j$26:$j$525;&quot;Pending&quot;)+SUMIFS('2025 financial tracker'!$h$26:$h$525;'2025 financial tracker'!$b$26:$b$525;&quot;Income&quot;;'2025 financial tracker'!$e$26:$e$525;[.$A158];'2025 financial tracker'!$j$26:$j$525;&quot;Expected&quot;)+SUMIFS('2026 financial tracker'!$h$26:$h$525;'2026 financial tracker'!$b$26:$b$525;&quot;Income&quot;;'2026 financial tracker'!$e$26:$e$525;[.$A158];'2026 financial tracker'!$j$26:$j$525;&quot;Pending&quot;)+SUMIFS('2026 financial tracker'!$h$26:$h$525;'2026 financial tracker'!$b$26:$b$525;&quot;Income&quot;;'2026 financial tracker'!$e$26:$e$525;[.$A158];'2026 financial tracker'!$j$26:$j$525;&quot;Expected&quot;))">
            <text:p/>
          </table:table-cell>
          <table:table-cell table:style-name="ce3" table:number-columns-repeated="10"/>
          <table:table-cell table:number-columns-repeated="1006"/>
        </table:table-row>
        <table:table-row table:style-name="ro2">
          <table:table-cell table:style-name="ce3" table:number-columns-repeated="4"/>
          <table:table-cell table:style-name="ce33" table:formula="of:=IF([.$A159]=&quot;&quot;;&quot;&quot;;SUMIFS('2023 financial tracker'!$h$26:$h$525;'2023 financial tracker'!$b$26:$b$525;&quot;Income&quot;;'2023 financial tracker'!$e$26:$e$525;[.$A159];'2023 financial tracker'!$j$26:$j$525;&quot;Cleared&quot;)+SUMIFS('2024 financial tracker'!$h$26:$h$525;'2024 financial tracker'!$b$26:$b$525;&quot;Income&quot;;'2024 financial tracker'!$e$26:$e$525;[.$A159];'2024 financial tracker'!$j$26:$j$525;&quot;Cleared&quot;)+SUMIFS('2025 financial tracker'!$h$26:$h$525;'2025 financial tracker'!$b$26:$b$525;&quot;Income&quot;;'2025 financial tracker'!$e$26:$e$525;[.$A159];'2025 financial tracker'!$j$26:$j$525;&quot;Cleared&quot;)+SUMIFS('2026 financial tracker'!$h$26:$h$525;'2026 financial tracker'!$b$26:$b$525;&quot;Income&quot;;'2026 financial tracker'!$e$26:$e$525;[.$A159];'2026 financial tracker'!$j$26:$j$525;&quot;Cleared&quot;))">
            <text:p/>
          </table:table-cell>
          <table:table-cell table:style-name="ce33" table:formula="of:=IF([.$A159]=&quot;&quot;;&quot;&quot;;SUMIFS('2023 financial tracker'!$h$26:$h$525;'2023 financial tracker'!$b$26:$b$525;&quot;Expense&quot;;'2023 financial tracker'!$e$26:$e$525;[.$A159];'2023 financial tracker'!$j$26:$j$525;&quot;Cleared&quot;)+SUMIFS('2024 financial tracker'!$h$26:$h$525;'2024 financial tracker'!$b$26:$b$525;&quot;Expense&quot;;'2024 financial tracker'!$e$26:$e$525;[.$A159];'2024 financial tracker'!$j$26:$j$525;&quot;Cleared&quot;)+SUMIFS('2025 financial tracker'!$h$26:$h$525;'2025 financial tracker'!$b$26:$b$525;&quot;Expense&quot;;'2025 financial tracker'!$e$26:$e$525;[.$A159];'2025 financial tracker'!$j$26:$j$525;&quot;Cleared&quot;)+SUMIFS('2026 financial tracker'!$h$26:$h$525;'2026 financial tracker'!$b$26:$b$525;&quot;Expense&quot;;'2026 financial tracker'!$e$26:$e$525;[.$A159];'2026 financial tracker'!$j$26:$j$525;&quot;Cleared&quot;))">
            <text:p/>
          </table:table-cell>
          <table:table-cell table:style-name="ce33" table:formula="of:=IF([.$A159]=&quot;&quot;;&quot;&quot;;[.E159]-[.F159])">
            <text:p/>
          </table:table-cell>
          <table:table-cell table:style-name="ce33" table:formula="of:=IF([.$A159]=&quot;&quot;;&quot;&quot;;SUMIFS('2023 financial tracker'!$h$26:$h$525;'2023 financial tracker'!$b$26:$b$525;&quot;Income&quot;;'2023 financial tracker'!$e$26:$e$525;[.$A159];'2023 financial tracker'!$j$26:$j$525;&quot;Pending&quot;)+SUMIFS('2023 financial tracker'!$h$26:$h$525;'2023 financial tracker'!$b$26:$b$525;&quot;Income&quot;;'2023 financial tracker'!$e$26:$e$525;[.$A159];'2023 financial tracker'!$j$26:$j$525;&quot;Expected&quot;)+SUMIFS('2024 financial tracker'!$h$26:$h$525;'2024 financial tracker'!$b$26:$b$525;&quot;Income&quot;;'2024 financial tracker'!$e$26:$e$525;[.$A159];'2024 financial tracker'!$j$26:$j$525;&quot;Pending&quot;)+SUMIFS('2024 financial tracker'!$h$26:$h$525;'2024 financial tracker'!$b$26:$b$525;&quot;Income&quot;;'2024 financial tracker'!$e$26:$e$525;[.$A159];'2024 financial tracker'!$j$26:$j$525;&quot;Expected&quot;)+SUMIFS('2025 financial tracker'!$h$26:$h$525;'2025 financial tracker'!$b$26:$b$525;&quot;Income&quot;;'2025 financial tracker'!$e$26:$e$525;[.$A159];'2025 financial tracker'!$j$26:$j$525;&quot;Pending&quot;)+SUMIFS('2025 financial tracker'!$h$26:$h$525;'2025 financial tracker'!$b$26:$b$525;&quot;Income&quot;;'2025 financial tracker'!$e$26:$e$525;[.$A159];'2025 financial tracker'!$j$26:$j$525;&quot;Expected&quot;)+SUMIFS('2026 financial tracker'!$h$26:$h$525;'2026 financial tracker'!$b$26:$b$525;&quot;Income&quot;;'2026 financial tracker'!$e$26:$e$525;[.$A159];'2026 financial tracker'!$j$26:$j$525;&quot;Pending&quot;)+SUMIFS('2026 financial tracker'!$h$26:$h$525;'2026 financial tracker'!$b$26:$b$525;&quot;Income&quot;;'2026 financial tracker'!$e$26:$e$525;[.$A159];'2026 financial tracker'!$j$26:$j$525;&quot;Expected&quot;))">
            <text:p/>
          </table:table-cell>
          <table:table-cell table:style-name="ce3" table:number-columns-repeated="10"/>
          <table:table-cell table:number-columns-repeated="1006"/>
        </table:table-row>
        <table:table-row table:style-name="ro2">
          <table:table-cell table:style-name="ce3" table:number-columns-repeated="4"/>
          <table:table-cell table:style-name="ce33" table:formula="of:=IF([.$A160]=&quot;&quot;;&quot;&quot;;SUMIFS('2023 financial tracker'!$h$26:$h$525;'2023 financial tracker'!$b$26:$b$525;&quot;Income&quot;;'2023 financial tracker'!$e$26:$e$525;[.$A160];'2023 financial tracker'!$j$26:$j$525;&quot;Cleared&quot;)+SUMIFS('2024 financial tracker'!$h$26:$h$525;'2024 financial tracker'!$b$26:$b$525;&quot;Income&quot;;'2024 financial tracker'!$e$26:$e$525;[.$A160];'2024 financial tracker'!$j$26:$j$525;&quot;Cleared&quot;)+SUMIFS('2025 financial tracker'!$h$26:$h$525;'2025 financial tracker'!$b$26:$b$525;&quot;Income&quot;;'2025 financial tracker'!$e$26:$e$525;[.$A160];'2025 financial tracker'!$j$26:$j$525;&quot;Cleared&quot;)+SUMIFS('2026 financial tracker'!$h$26:$h$525;'2026 financial tracker'!$b$26:$b$525;&quot;Income&quot;;'2026 financial tracker'!$e$26:$e$525;[.$A160];'2026 financial tracker'!$j$26:$j$525;&quot;Cleared&quot;))">
            <text:p/>
          </table:table-cell>
          <table:table-cell table:style-name="ce33" table:formula="of:=IF([.$A160]=&quot;&quot;;&quot;&quot;;SUMIFS('2023 financial tracker'!$h$26:$h$525;'2023 financial tracker'!$b$26:$b$525;&quot;Expense&quot;;'2023 financial tracker'!$e$26:$e$525;[.$A160];'2023 financial tracker'!$j$26:$j$525;&quot;Cleared&quot;)+SUMIFS('2024 financial tracker'!$h$26:$h$525;'2024 financial tracker'!$b$26:$b$525;&quot;Expense&quot;;'2024 financial tracker'!$e$26:$e$525;[.$A160];'2024 financial tracker'!$j$26:$j$525;&quot;Cleared&quot;)+SUMIFS('2025 financial tracker'!$h$26:$h$525;'2025 financial tracker'!$b$26:$b$525;&quot;Expense&quot;;'2025 financial tracker'!$e$26:$e$525;[.$A160];'2025 financial tracker'!$j$26:$j$525;&quot;Cleared&quot;)+SUMIFS('2026 financial tracker'!$h$26:$h$525;'2026 financial tracker'!$b$26:$b$525;&quot;Expense&quot;;'2026 financial tracker'!$e$26:$e$525;[.$A160];'2026 financial tracker'!$j$26:$j$525;&quot;Cleared&quot;))">
            <text:p/>
          </table:table-cell>
          <table:table-cell table:style-name="ce33" table:formula="of:=IF([.$A160]=&quot;&quot;;&quot;&quot;;[.E160]-[.F160])">
            <text:p/>
          </table:table-cell>
          <table:table-cell table:style-name="ce33" table:formula="of:=IF([.$A160]=&quot;&quot;;&quot;&quot;;SUMIFS('2023 financial tracker'!$h$26:$h$525;'2023 financial tracker'!$b$26:$b$525;&quot;Income&quot;;'2023 financial tracker'!$e$26:$e$525;[.$A160];'2023 financial tracker'!$j$26:$j$525;&quot;Pending&quot;)+SUMIFS('2023 financial tracker'!$h$26:$h$525;'2023 financial tracker'!$b$26:$b$525;&quot;Income&quot;;'2023 financial tracker'!$e$26:$e$525;[.$A160];'2023 financial tracker'!$j$26:$j$525;&quot;Expected&quot;)+SUMIFS('2024 financial tracker'!$h$26:$h$525;'2024 financial tracker'!$b$26:$b$525;&quot;Income&quot;;'2024 financial tracker'!$e$26:$e$525;[.$A160];'2024 financial tracker'!$j$26:$j$525;&quot;Pending&quot;)+SUMIFS('2024 financial tracker'!$h$26:$h$525;'2024 financial tracker'!$b$26:$b$525;&quot;Income&quot;;'2024 financial tracker'!$e$26:$e$525;[.$A160];'2024 financial tracker'!$j$26:$j$525;&quot;Expected&quot;)+SUMIFS('2025 financial tracker'!$h$26:$h$525;'2025 financial tracker'!$b$26:$b$525;&quot;Income&quot;;'2025 financial tracker'!$e$26:$e$525;[.$A160];'2025 financial tracker'!$j$26:$j$525;&quot;Pending&quot;)+SUMIFS('2025 financial tracker'!$h$26:$h$525;'2025 financial tracker'!$b$26:$b$525;&quot;Income&quot;;'2025 financial tracker'!$e$26:$e$525;[.$A160];'2025 financial tracker'!$j$26:$j$525;&quot;Expected&quot;)+SUMIFS('2026 financial tracker'!$h$26:$h$525;'2026 financial tracker'!$b$26:$b$525;&quot;Income&quot;;'2026 financial tracker'!$e$26:$e$525;[.$A160];'2026 financial tracker'!$j$26:$j$525;&quot;Pending&quot;)+SUMIFS('2026 financial tracker'!$h$26:$h$525;'2026 financial tracker'!$b$26:$b$525;&quot;Income&quot;;'2026 financial tracker'!$e$26:$e$525;[.$A160];'2026 financial tracker'!$j$26:$j$525;&quot;Expected&quot;))">
            <text:p/>
          </table:table-cell>
          <table:table-cell table:style-name="ce3" table:number-columns-repeated="10"/>
          <table:table-cell table:number-columns-repeated="1006"/>
        </table:table-row>
        <table:table-row table:style-name="ro2">
          <table:table-cell table:style-name="ce3" table:number-columns-repeated="4"/>
          <table:table-cell table:style-name="ce33" table:formula="of:=IF([.$A161]=&quot;&quot;;&quot;&quot;;SUMIFS('2023 financial tracker'!$h$26:$h$525;'2023 financial tracker'!$b$26:$b$525;&quot;Income&quot;;'2023 financial tracker'!$e$26:$e$525;[.$A161];'2023 financial tracker'!$j$26:$j$525;&quot;Cleared&quot;)+SUMIFS('2024 financial tracker'!$h$26:$h$525;'2024 financial tracker'!$b$26:$b$525;&quot;Income&quot;;'2024 financial tracker'!$e$26:$e$525;[.$A161];'2024 financial tracker'!$j$26:$j$525;&quot;Cleared&quot;)+SUMIFS('2025 financial tracker'!$h$26:$h$525;'2025 financial tracker'!$b$26:$b$525;&quot;Income&quot;;'2025 financial tracker'!$e$26:$e$525;[.$A161];'2025 financial tracker'!$j$26:$j$525;&quot;Cleared&quot;)+SUMIFS('2026 financial tracker'!$h$26:$h$525;'2026 financial tracker'!$b$26:$b$525;&quot;Income&quot;;'2026 financial tracker'!$e$26:$e$525;[.$A161];'2026 financial tracker'!$j$26:$j$525;&quot;Cleared&quot;))">
            <text:p/>
          </table:table-cell>
          <table:table-cell table:style-name="ce33" table:formula="of:=IF([.$A161]=&quot;&quot;;&quot;&quot;;SUMIFS('2023 financial tracker'!$h$26:$h$525;'2023 financial tracker'!$b$26:$b$525;&quot;Expense&quot;;'2023 financial tracker'!$e$26:$e$525;[.$A161];'2023 financial tracker'!$j$26:$j$525;&quot;Cleared&quot;)+SUMIFS('2024 financial tracker'!$h$26:$h$525;'2024 financial tracker'!$b$26:$b$525;&quot;Expense&quot;;'2024 financial tracker'!$e$26:$e$525;[.$A161];'2024 financial tracker'!$j$26:$j$525;&quot;Cleared&quot;)+SUMIFS('2025 financial tracker'!$h$26:$h$525;'2025 financial tracker'!$b$26:$b$525;&quot;Expense&quot;;'2025 financial tracker'!$e$26:$e$525;[.$A161];'2025 financial tracker'!$j$26:$j$525;&quot;Cleared&quot;)+SUMIFS('2026 financial tracker'!$h$26:$h$525;'2026 financial tracker'!$b$26:$b$525;&quot;Expense&quot;;'2026 financial tracker'!$e$26:$e$525;[.$A161];'2026 financial tracker'!$j$26:$j$525;&quot;Cleared&quot;))">
            <text:p/>
          </table:table-cell>
          <table:table-cell table:style-name="ce33" table:formula="of:=IF([.$A161]=&quot;&quot;;&quot;&quot;;[.E161]-[.F161])">
            <text:p/>
          </table:table-cell>
          <table:table-cell table:style-name="ce33" table:formula="of:=IF([.$A161]=&quot;&quot;;&quot;&quot;;SUMIFS('2023 financial tracker'!$h$26:$h$525;'2023 financial tracker'!$b$26:$b$525;&quot;Income&quot;;'2023 financial tracker'!$e$26:$e$525;[.$A161];'2023 financial tracker'!$j$26:$j$525;&quot;Pending&quot;)+SUMIFS('2023 financial tracker'!$h$26:$h$525;'2023 financial tracker'!$b$26:$b$525;&quot;Income&quot;;'2023 financial tracker'!$e$26:$e$525;[.$A161];'2023 financial tracker'!$j$26:$j$525;&quot;Expected&quot;)+SUMIFS('2024 financial tracker'!$h$26:$h$525;'2024 financial tracker'!$b$26:$b$525;&quot;Income&quot;;'2024 financial tracker'!$e$26:$e$525;[.$A161];'2024 financial tracker'!$j$26:$j$525;&quot;Pending&quot;)+SUMIFS('2024 financial tracker'!$h$26:$h$525;'2024 financial tracker'!$b$26:$b$525;&quot;Income&quot;;'2024 financial tracker'!$e$26:$e$525;[.$A161];'2024 financial tracker'!$j$26:$j$525;&quot;Expected&quot;)+SUMIFS('2025 financial tracker'!$h$26:$h$525;'2025 financial tracker'!$b$26:$b$525;&quot;Income&quot;;'2025 financial tracker'!$e$26:$e$525;[.$A161];'2025 financial tracker'!$j$26:$j$525;&quot;Pending&quot;)+SUMIFS('2025 financial tracker'!$h$26:$h$525;'2025 financial tracker'!$b$26:$b$525;&quot;Income&quot;;'2025 financial tracker'!$e$26:$e$525;[.$A161];'2025 financial tracker'!$j$26:$j$525;&quot;Expected&quot;)+SUMIFS('2026 financial tracker'!$h$26:$h$525;'2026 financial tracker'!$b$26:$b$525;&quot;Income&quot;;'2026 financial tracker'!$e$26:$e$525;[.$A161];'2026 financial tracker'!$j$26:$j$525;&quot;Pending&quot;)+SUMIFS('2026 financial tracker'!$h$26:$h$525;'2026 financial tracker'!$b$26:$b$525;&quot;Income&quot;;'2026 financial tracker'!$e$26:$e$525;[.$A161];'2026 financial tracker'!$j$26:$j$525;&quot;Expected&quot;))">
            <text:p/>
          </table:table-cell>
          <table:table-cell table:style-name="ce3" table:number-columns-repeated="10"/>
          <table:table-cell table:number-columns-repeated="1006"/>
        </table:table-row>
        <table:table-row table:style-name="ro2">
          <table:table-cell table:style-name="ce3" table:number-columns-repeated="4"/>
          <table:table-cell table:style-name="ce33" table:formula="of:=IF([.$A162]=&quot;&quot;;&quot;&quot;;SUMIFS('2023 financial tracker'!$h$26:$h$525;'2023 financial tracker'!$b$26:$b$525;&quot;Income&quot;;'2023 financial tracker'!$e$26:$e$525;[.$A162];'2023 financial tracker'!$j$26:$j$525;&quot;Cleared&quot;)+SUMIFS('2024 financial tracker'!$h$26:$h$525;'2024 financial tracker'!$b$26:$b$525;&quot;Income&quot;;'2024 financial tracker'!$e$26:$e$525;[.$A162];'2024 financial tracker'!$j$26:$j$525;&quot;Cleared&quot;)+SUMIFS('2025 financial tracker'!$h$26:$h$525;'2025 financial tracker'!$b$26:$b$525;&quot;Income&quot;;'2025 financial tracker'!$e$26:$e$525;[.$A162];'2025 financial tracker'!$j$26:$j$525;&quot;Cleared&quot;)+SUMIFS('2026 financial tracker'!$h$26:$h$525;'2026 financial tracker'!$b$26:$b$525;&quot;Income&quot;;'2026 financial tracker'!$e$26:$e$525;[.$A162];'2026 financial tracker'!$j$26:$j$525;&quot;Cleared&quot;))">
            <text:p/>
          </table:table-cell>
          <table:table-cell table:style-name="ce33" table:formula="of:=IF([.$A162]=&quot;&quot;;&quot;&quot;;SUMIFS('2023 financial tracker'!$h$26:$h$525;'2023 financial tracker'!$b$26:$b$525;&quot;Expense&quot;;'2023 financial tracker'!$e$26:$e$525;[.$A162];'2023 financial tracker'!$j$26:$j$525;&quot;Cleared&quot;)+SUMIFS('2024 financial tracker'!$h$26:$h$525;'2024 financial tracker'!$b$26:$b$525;&quot;Expense&quot;;'2024 financial tracker'!$e$26:$e$525;[.$A162];'2024 financial tracker'!$j$26:$j$525;&quot;Cleared&quot;)+SUMIFS('2025 financial tracker'!$h$26:$h$525;'2025 financial tracker'!$b$26:$b$525;&quot;Expense&quot;;'2025 financial tracker'!$e$26:$e$525;[.$A162];'2025 financial tracker'!$j$26:$j$525;&quot;Cleared&quot;)+SUMIFS('2026 financial tracker'!$h$26:$h$525;'2026 financial tracker'!$b$26:$b$525;&quot;Expense&quot;;'2026 financial tracker'!$e$26:$e$525;[.$A162];'2026 financial tracker'!$j$26:$j$525;&quot;Cleared&quot;))">
            <text:p/>
          </table:table-cell>
          <table:table-cell table:style-name="ce33" table:formula="of:=IF([.$A162]=&quot;&quot;;&quot;&quot;;[.E162]-[.F162])">
            <text:p/>
          </table:table-cell>
          <table:table-cell table:style-name="ce33" table:formula="of:=IF([.$A162]=&quot;&quot;;&quot;&quot;;SUMIFS('2023 financial tracker'!$h$26:$h$525;'2023 financial tracker'!$b$26:$b$525;&quot;Income&quot;;'2023 financial tracker'!$e$26:$e$525;[.$A162];'2023 financial tracker'!$j$26:$j$525;&quot;Pending&quot;)+SUMIFS('2023 financial tracker'!$h$26:$h$525;'2023 financial tracker'!$b$26:$b$525;&quot;Income&quot;;'2023 financial tracker'!$e$26:$e$525;[.$A162];'2023 financial tracker'!$j$26:$j$525;&quot;Expected&quot;)+SUMIFS('2024 financial tracker'!$h$26:$h$525;'2024 financial tracker'!$b$26:$b$525;&quot;Income&quot;;'2024 financial tracker'!$e$26:$e$525;[.$A162];'2024 financial tracker'!$j$26:$j$525;&quot;Pending&quot;)+SUMIFS('2024 financial tracker'!$h$26:$h$525;'2024 financial tracker'!$b$26:$b$525;&quot;Income&quot;;'2024 financial tracker'!$e$26:$e$525;[.$A162];'2024 financial tracker'!$j$26:$j$525;&quot;Expected&quot;)+SUMIFS('2025 financial tracker'!$h$26:$h$525;'2025 financial tracker'!$b$26:$b$525;&quot;Income&quot;;'2025 financial tracker'!$e$26:$e$525;[.$A162];'2025 financial tracker'!$j$26:$j$525;&quot;Pending&quot;)+SUMIFS('2025 financial tracker'!$h$26:$h$525;'2025 financial tracker'!$b$26:$b$525;&quot;Income&quot;;'2025 financial tracker'!$e$26:$e$525;[.$A162];'2025 financial tracker'!$j$26:$j$525;&quot;Expected&quot;)+SUMIFS('2026 financial tracker'!$h$26:$h$525;'2026 financial tracker'!$b$26:$b$525;&quot;Income&quot;;'2026 financial tracker'!$e$26:$e$525;[.$A162];'2026 financial tracker'!$j$26:$j$525;&quot;Pending&quot;)+SUMIFS('2026 financial tracker'!$h$26:$h$525;'2026 financial tracker'!$b$26:$b$525;&quot;Income&quot;;'2026 financial tracker'!$e$26:$e$525;[.$A162];'2026 financial tracker'!$j$26:$j$525;&quot;Expected&quot;))">
            <text:p/>
          </table:table-cell>
          <table:table-cell table:style-name="ce3" table:number-columns-repeated="10"/>
          <table:table-cell table:number-columns-repeated="1006"/>
        </table:table-row>
        <table:table-row table:style-name="ro2">
          <table:table-cell table:style-name="ce3" table:number-columns-repeated="4"/>
          <table:table-cell table:style-name="ce33" table:formula="of:=IF([.$A163]=&quot;&quot;;&quot;&quot;;SUMIFS('2023 financial tracker'!$h$26:$h$525;'2023 financial tracker'!$b$26:$b$525;&quot;Income&quot;;'2023 financial tracker'!$e$26:$e$525;[.$A163];'2023 financial tracker'!$j$26:$j$525;&quot;Cleared&quot;)+SUMIFS('2024 financial tracker'!$h$26:$h$525;'2024 financial tracker'!$b$26:$b$525;&quot;Income&quot;;'2024 financial tracker'!$e$26:$e$525;[.$A163];'2024 financial tracker'!$j$26:$j$525;&quot;Cleared&quot;)+SUMIFS('2025 financial tracker'!$h$26:$h$525;'2025 financial tracker'!$b$26:$b$525;&quot;Income&quot;;'2025 financial tracker'!$e$26:$e$525;[.$A163];'2025 financial tracker'!$j$26:$j$525;&quot;Cleared&quot;)+SUMIFS('2026 financial tracker'!$h$26:$h$525;'2026 financial tracker'!$b$26:$b$525;&quot;Income&quot;;'2026 financial tracker'!$e$26:$e$525;[.$A163];'2026 financial tracker'!$j$26:$j$525;&quot;Cleared&quot;))">
            <text:p/>
          </table:table-cell>
          <table:table-cell table:style-name="ce33" table:formula="of:=IF([.$A163]=&quot;&quot;;&quot;&quot;;SUMIFS('2023 financial tracker'!$h$26:$h$525;'2023 financial tracker'!$b$26:$b$525;&quot;Expense&quot;;'2023 financial tracker'!$e$26:$e$525;[.$A163];'2023 financial tracker'!$j$26:$j$525;&quot;Cleared&quot;)+SUMIFS('2024 financial tracker'!$h$26:$h$525;'2024 financial tracker'!$b$26:$b$525;&quot;Expense&quot;;'2024 financial tracker'!$e$26:$e$525;[.$A163];'2024 financial tracker'!$j$26:$j$525;&quot;Cleared&quot;)+SUMIFS('2025 financial tracker'!$h$26:$h$525;'2025 financial tracker'!$b$26:$b$525;&quot;Expense&quot;;'2025 financial tracker'!$e$26:$e$525;[.$A163];'2025 financial tracker'!$j$26:$j$525;&quot;Cleared&quot;)+SUMIFS('2026 financial tracker'!$h$26:$h$525;'2026 financial tracker'!$b$26:$b$525;&quot;Expense&quot;;'2026 financial tracker'!$e$26:$e$525;[.$A163];'2026 financial tracker'!$j$26:$j$525;&quot;Cleared&quot;))">
            <text:p/>
          </table:table-cell>
          <table:table-cell table:style-name="ce33" table:formula="of:=IF([.$A163]=&quot;&quot;;&quot;&quot;;[.E163]-[.F163])">
            <text:p/>
          </table:table-cell>
          <table:table-cell table:style-name="ce33" table:formula="of:=IF([.$A163]=&quot;&quot;;&quot;&quot;;SUMIFS('2023 financial tracker'!$h$26:$h$525;'2023 financial tracker'!$b$26:$b$525;&quot;Income&quot;;'2023 financial tracker'!$e$26:$e$525;[.$A163];'2023 financial tracker'!$j$26:$j$525;&quot;Pending&quot;)+SUMIFS('2023 financial tracker'!$h$26:$h$525;'2023 financial tracker'!$b$26:$b$525;&quot;Income&quot;;'2023 financial tracker'!$e$26:$e$525;[.$A163];'2023 financial tracker'!$j$26:$j$525;&quot;Expected&quot;)+SUMIFS('2024 financial tracker'!$h$26:$h$525;'2024 financial tracker'!$b$26:$b$525;&quot;Income&quot;;'2024 financial tracker'!$e$26:$e$525;[.$A163];'2024 financial tracker'!$j$26:$j$525;&quot;Pending&quot;)+SUMIFS('2024 financial tracker'!$h$26:$h$525;'2024 financial tracker'!$b$26:$b$525;&quot;Income&quot;;'2024 financial tracker'!$e$26:$e$525;[.$A163];'2024 financial tracker'!$j$26:$j$525;&quot;Expected&quot;)+SUMIFS('2025 financial tracker'!$h$26:$h$525;'2025 financial tracker'!$b$26:$b$525;&quot;Income&quot;;'2025 financial tracker'!$e$26:$e$525;[.$A163];'2025 financial tracker'!$j$26:$j$525;&quot;Pending&quot;)+SUMIFS('2025 financial tracker'!$h$26:$h$525;'2025 financial tracker'!$b$26:$b$525;&quot;Income&quot;;'2025 financial tracker'!$e$26:$e$525;[.$A163];'2025 financial tracker'!$j$26:$j$525;&quot;Expected&quot;)+SUMIFS('2026 financial tracker'!$h$26:$h$525;'2026 financial tracker'!$b$26:$b$525;&quot;Income&quot;;'2026 financial tracker'!$e$26:$e$525;[.$A163];'2026 financial tracker'!$j$26:$j$525;&quot;Pending&quot;)+SUMIFS('2026 financial tracker'!$h$26:$h$525;'2026 financial tracker'!$b$26:$b$525;&quot;Income&quot;;'2026 financial tracker'!$e$26:$e$525;[.$A163];'2026 financial tracker'!$j$26:$j$525;&quot;Expected&quot;))">
            <text:p/>
          </table:table-cell>
          <table:table-cell table:style-name="ce3" table:number-columns-repeated="10"/>
          <table:table-cell table:number-columns-repeated="1006"/>
        </table:table-row>
        <table:table-row table:style-name="ro2">
          <table:table-cell table:style-name="ce3" table:number-columns-repeated="4"/>
          <table:table-cell table:style-name="ce33" table:formula="of:=IF([.$A164]=&quot;&quot;;&quot;&quot;;SUMIFS('2023 financial tracker'!$h$26:$h$525;'2023 financial tracker'!$b$26:$b$525;&quot;Income&quot;;'2023 financial tracker'!$e$26:$e$525;[.$A164];'2023 financial tracker'!$j$26:$j$525;&quot;Cleared&quot;)+SUMIFS('2024 financial tracker'!$h$26:$h$525;'2024 financial tracker'!$b$26:$b$525;&quot;Income&quot;;'2024 financial tracker'!$e$26:$e$525;[.$A164];'2024 financial tracker'!$j$26:$j$525;&quot;Cleared&quot;)+SUMIFS('2025 financial tracker'!$h$26:$h$525;'2025 financial tracker'!$b$26:$b$525;&quot;Income&quot;;'2025 financial tracker'!$e$26:$e$525;[.$A164];'2025 financial tracker'!$j$26:$j$525;&quot;Cleared&quot;)+SUMIFS('2026 financial tracker'!$h$26:$h$525;'2026 financial tracker'!$b$26:$b$525;&quot;Income&quot;;'2026 financial tracker'!$e$26:$e$525;[.$A164];'2026 financial tracker'!$j$26:$j$525;&quot;Cleared&quot;))">
            <text:p/>
          </table:table-cell>
          <table:table-cell table:style-name="ce33" table:formula="of:=IF([.$A164]=&quot;&quot;;&quot;&quot;;SUMIFS('2023 financial tracker'!$h$26:$h$525;'2023 financial tracker'!$b$26:$b$525;&quot;Expense&quot;;'2023 financial tracker'!$e$26:$e$525;[.$A164];'2023 financial tracker'!$j$26:$j$525;&quot;Cleared&quot;)+SUMIFS('2024 financial tracker'!$h$26:$h$525;'2024 financial tracker'!$b$26:$b$525;&quot;Expense&quot;;'2024 financial tracker'!$e$26:$e$525;[.$A164];'2024 financial tracker'!$j$26:$j$525;&quot;Cleared&quot;)+SUMIFS('2025 financial tracker'!$h$26:$h$525;'2025 financial tracker'!$b$26:$b$525;&quot;Expense&quot;;'2025 financial tracker'!$e$26:$e$525;[.$A164];'2025 financial tracker'!$j$26:$j$525;&quot;Cleared&quot;)+SUMIFS('2026 financial tracker'!$h$26:$h$525;'2026 financial tracker'!$b$26:$b$525;&quot;Expense&quot;;'2026 financial tracker'!$e$26:$e$525;[.$A164];'2026 financial tracker'!$j$26:$j$525;&quot;Cleared&quot;))">
            <text:p/>
          </table:table-cell>
          <table:table-cell table:style-name="ce33" table:formula="of:=IF([.$A164]=&quot;&quot;;&quot;&quot;;[.E164]-[.F164])">
            <text:p/>
          </table:table-cell>
          <table:table-cell table:style-name="ce33" table:formula="of:=IF([.$A164]=&quot;&quot;;&quot;&quot;;SUMIFS('2023 financial tracker'!$h$26:$h$525;'2023 financial tracker'!$b$26:$b$525;&quot;Income&quot;;'2023 financial tracker'!$e$26:$e$525;[.$A164];'2023 financial tracker'!$j$26:$j$525;&quot;Pending&quot;)+SUMIFS('2023 financial tracker'!$h$26:$h$525;'2023 financial tracker'!$b$26:$b$525;&quot;Income&quot;;'2023 financial tracker'!$e$26:$e$525;[.$A164];'2023 financial tracker'!$j$26:$j$525;&quot;Expected&quot;)+SUMIFS('2024 financial tracker'!$h$26:$h$525;'2024 financial tracker'!$b$26:$b$525;&quot;Income&quot;;'2024 financial tracker'!$e$26:$e$525;[.$A164];'2024 financial tracker'!$j$26:$j$525;&quot;Pending&quot;)+SUMIFS('2024 financial tracker'!$h$26:$h$525;'2024 financial tracker'!$b$26:$b$525;&quot;Income&quot;;'2024 financial tracker'!$e$26:$e$525;[.$A164];'2024 financial tracker'!$j$26:$j$525;&quot;Expected&quot;)+SUMIFS('2025 financial tracker'!$h$26:$h$525;'2025 financial tracker'!$b$26:$b$525;&quot;Income&quot;;'2025 financial tracker'!$e$26:$e$525;[.$A164];'2025 financial tracker'!$j$26:$j$525;&quot;Pending&quot;)+SUMIFS('2025 financial tracker'!$h$26:$h$525;'2025 financial tracker'!$b$26:$b$525;&quot;Income&quot;;'2025 financial tracker'!$e$26:$e$525;[.$A164];'2025 financial tracker'!$j$26:$j$525;&quot;Expected&quot;)+SUMIFS('2026 financial tracker'!$h$26:$h$525;'2026 financial tracker'!$b$26:$b$525;&quot;Income&quot;;'2026 financial tracker'!$e$26:$e$525;[.$A164];'2026 financial tracker'!$j$26:$j$525;&quot;Pending&quot;)+SUMIFS('2026 financial tracker'!$h$26:$h$525;'2026 financial tracker'!$b$26:$b$525;&quot;Income&quot;;'2026 financial tracker'!$e$26:$e$525;[.$A164];'2026 financial tracker'!$j$26:$j$525;&quot;Expected&quot;))">
            <text:p/>
          </table:table-cell>
          <table:table-cell table:style-name="ce3" table:number-columns-repeated="10"/>
          <table:table-cell table:number-columns-repeated="1006"/>
        </table:table-row>
        <table:table-row table:style-name="ro2">
          <table:table-cell table:style-name="ce3" table:number-columns-repeated="4"/>
          <table:table-cell table:style-name="ce33" table:formula="of:=IF([.$A165]=&quot;&quot;;&quot;&quot;;SUMIFS('2023 financial tracker'!$h$26:$h$525;'2023 financial tracker'!$b$26:$b$525;&quot;Income&quot;;'2023 financial tracker'!$e$26:$e$525;[.$A165];'2023 financial tracker'!$j$26:$j$525;&quot;Cleared&quot;)+SUMIFS('2024 financial tracker'!$h$26:$h$525;'2024 financial tracker'!$b$26:$b$525;&quot;Income&quot;;'2024 financial tracker'!$e$26:$e$525;[.$A165];'2024 financial tracker'!$j$26:$j$525;&quot;Cleared&quot;)+SUMIFS('2025 financial tracker'!$h$26:$h$525;'2025 financial tracker'!$b$26:$b$525;&quot;Income&quot;;'2025 financial tracker'!$e$26:$e$525;[.$A165];'2025 financial tracker'!$j$26:$j$525;&quot;Cleared&quot;)+SUMIFS('2026 financial tracker'!$h$26:$h$525;'2026 financial tracker'!$b$26:$b$525;&quot;Income&quot;;'2026 financial tracker'!$e$26:$e$525;[.$A165];'2026 financial tracker'!$j$26:$j$525;&quot;Cleared&quot;))">
            <text:p/>
          </table:table-cell>
          <table:table-cell table:style-name="ce33" table:formula="of:=IF([.$A165]=&quot;&quot;;&quot;&quot;;SUMIFS('2023 financial tracker'!$h$26:$h$525;'2023 financial tracker'!$b$26:$b$525;&quot;Expense&quot;;'2023 financial tracker'!$e$26:$e$525;[.$A165];'2023 financial tracker'!$j$26:$j$525;&quot;Cleared&quot;)+SUMIFS('2024 financial tracker'!$h$26:$h$525;'2024 financial tracker'!$b$26:$b$525;&quot;Expense&quot;;'2024 financial tracker'!$e$26:$e$525;[.$A165];'2024 financial tracker'!$j$26:$j$525;&quot;Cleared&quot;)+SUMIFS('2025 financial tracker'!$h$26:$h$525;'2025 financial tracker'!$b$26:$b$525;&quot;Expense&quot;;'2025 financial tracker'!$e$26:$e$525;[.$A165];'2025 financial tracker'!$j$26:$j$525;&quot;Cleared&quot;)+SUMIFS('2026 financial tracker'!$h$26:$h$525;'2026 financial tracker'!$b$26:$b$525;&quot;Expense&quot;;'2026 financial tracker'!$e$26:$e$525;[.$A165];'2026 financial tracker'!$j$26:$j$525;&quot;Cleared&quot;))">
            <text:p/>
          </table:table-cell>
          <table:table-cell table:style-name="ce33" table:formula="of:=IF([.$A165]=&quot;&quot;;&quot;&quot;;[.E165]-[.F165])">
            <text:p/>
          </table:table-cell>
          <table:table-cell table:style-name="ce33" table:formula="of:=IF([.$A165]=&quot;&quot;;&quot;&quot;;SUMIFS('2023 financial tracker'!$h$26:$h$525;'2023 financial tracker'!$b$26:$b$525;&quot;Income&quot;;'2023 financial tracker'!$e$26:$e$525;[.$A165];'2023 financial tracker'!$j$26:$j$525;&quot;Pending&quot;)+SUMIFS('2023 financial tracker'!$h$26:$h$525;'2023 financial tracker'!$b$26:$b$525;&quot;Income&quot;;'2023 financial tracker'!$e$26:$e$525;[.$A165];'2023 financial tracker'!$j$26:$j$525;&quot;Expected&quot;)+SUMIFS('2024 financial tracker'!$h$26:$h$525;'2024 financial tracker'!$b$26:$b$525;&quot;Income&quot;;'2024 financial tracker'!$e$26:$e$525;[.$A165];'2024 financial tracker'!$j$26:$j$525;&quot;Pending&quot;)+SUMIFS('2024 financial tracker'!$h$26:$h$525;'2024 financial tracker'!$b$26:$b$525;&quot;Income&quot;;'2024 financial tracker'!$e$26:$e$525;[.$A165];'2024 financial tracker'!$j$26:$j$525;&quot;Expected&quot;)+SUMIFS('2025 financial tracker'!$h$26:$h$525;'2025 financial tracker'!$b$26:$b$525;&quot;Income&quot;;'2025 financial tracker'!$e$26:$e$525;[.$A165];'2025 financial tracker'!$j$26:$j$525;&quot;Pending&quot;)+SUMIFS('2025 financial tracker'!$h$26:$h$525;'2025 financial tracker'!$b$26:$b$525;&quot;Income&quot;;'2025 financial tracker'!$e$26:$e$525;[.$A165];'2025 financial tracker'!$j$26:$j$525;&quot;Expected&quot;)+SUMIFS('2026 financial tracker'!$h$26:$h$525;'2026 financial tracker'!$b$26:$b$525;&quot;Income&quot;;'2026 financial tracker'!$e$26:$e$525;[.$A165];'2026 financial tracker'!$j$26:$j$525;&quot;Pending&quot;)+SUMIFS('2026 financial tracker'!$h$26:$h$525;'2026 financial tracker'!$b$26:$b$525;&quot;Income&quot;;'2026 financial tracker'!$e$26:$e$525;[.$A165];'2026 financial tracker'!$j$26:$j$525;&quot;Expected&quot;))">
            <text:p/>
          </table:table-cell>
          <table:table-cell table:style-name="ce3" table:number-columns-repeated="10"/>
          <table:table-cell table:number-columns-repeated="1006"/>
        </table:table-row>
        <table:table-row table:style-name="ro2">
          <table:table-cell table:style-name="ce3" table:number-columns-repeated="4"/>
          <table:table-cell table:style-name="ce33" table:formula="of:=IF([.$A166]=&quot;&quot;;&quot;&quot;;SUMIFS('2023 financial tracker'!$h$26:$h$525;'2023 financial tracker'!$b$26:$b$525;&quot;Income&quot;;'2023 financial tracker'!$e$26:$e$525;[.$A166];'2023 financial tracker'!$j$26:$j$525;&quot;Cleared&quot;)+SUMIFS('2024 financial tracker'!$h$26:$h$525;'2024 financial tracker'!$b$26:$b$525;&quot;Income&quot;;'2024 financial tracker'!$e$26:$e$525;[.$A166];'2024 financial tracker'!$j$26:$j$525;&quot;Cleared&quot;)+SUMIFS('2025 financial tracker'!$h$26:$h$525;'2025 financial tracker'!$b$26:$b$525;&quot;Income&quot;;'2025 financial tracker'!$e$26:$e$525;[.$A166];'2025 financial tracker'!$j$26:$j$525;&quot;Cleared&quot;)+SUMIFS('2026 financial tracker'!$h$26:$h$525;'2026 financial tracker'!$b$26:$b$525;&quot;Income&quot;;'2026 financial tracker'!$e$26:$e$525;[.$A166];'2026 financial tracker'!$j$26:$j$525;&quot;Cleared&quot;))">
            <text:p/>
          </table:table-cell>
          <table:table-cell table:style-name="ce33" table:formula="of:=IF([.$A166]=&quot;&quot;;&quot;&quot;;SUMIFS('2023 financial tracker'!$h$26:$h$525;'2023 financial tracker'!$b$26:$b$525;&quot;Expense&quot;;'2023 financial tracker'!$e$26:$e$525;[.$A166];'2023 financial tracker'!$j$26:$j$525;&quot;Cleared&quot;)+SUMIFS('2024 financial tracker'!$h$26:$h$525;'2024 financial tracker'!$b$26:$b$525;&quot;Expense&quot;;'2024 financial tracker'!$e$26:$e$525;[.$A166];'2024 financial tracker'!$j$26:$j$525;&quot;Cleared&quot;)+SUMIFS('2025 financial tracker'!$h$26:$h$525;'2025 financial tracker'!$b$26:$b$525;&quot;Expense&quot;;'2025 financial tracker'!$e$26:$e$525;[.$A166];'2025 financial tracker'!$j$26:$j$525;&quot;Cleared&quot;)+SUMIFS('2026 financial tracker'!$h$26:$h$525;'2026 financial tracker'!$b$26:$b$525;&quot;Expense&quot;;'2026 financial tracker'!$e$26:$e$525;[.$A166];'2026 financial tracker'!$j$26:$j$525;&quot;Cleared&quot;))">
            <text:p/>
          </table:table-cell>
          <table:table-cell table:style-name="ce33" table:formula="of:=IF([.$A166]=&quot;&quot;;&quot;&quot;;[.E166]-[.F166])">
            <text:p/>
          </table:table-cell>
          <table:table-cell table:style-name="ce33" table:formula="of:=IF([.$A166]=&quot;&quot;;&quot;&quot;;SUMIFS('2023 financial tracker'!$h$26:$h$525;'2023 financial tracker'!$b$26:$b$525;&quot;Income&quot;;'2023 financial tracker'!$e$26:$e$525;[.$A166];'2023 financial tracker'!$j$26:$j$525;&quot;Pending&quot;)+SUMIFS('2023 financial tracker'!$h$26:$h$525;'2023 financial tracker'!$b$26:$b$525;&quot;Income&quot;;'2023 financial tracker'!$e$26:$e$525;[.$A166];'2023 financial tracker'!$j$26:$j$525;&quot;Expected&quot;)+SUMIFS('2024 financial tracker'!$h$26:$h$525;'2024 financial tracker'!$b$26:$b$525;&quot;Income&quot;;'2024 financial tracker'!$e$26:$e$525;[.$A166];'2024 financial tracker'!$j$26:$j$525;&quot;Pending&quot;)+SUMIFS('2024 financial tracker'!$h$26:$h$525;'2024 financial tracker'!$b$26:$b$525;&quot;Income&quot;;'2024 financial tracker'!$e$26:$e$525;[.$A166];'2024 financial tracker'!$j$26:$j$525;&quot;Expected&quot;)+SUMIFS('2025 financial tracker'!$h$26:$h$525;'2025 financial tracker'!$b$26:$b$525;&quot;Income&quot;;'2025 financial tracker'!$e$26:$e$525;[.$A166];'2025 financial tracker'!$j$26:$j$525;&quot;Pending&quot;)+SUMIFS('2025 financial tracker'!$h$26:$h$525;'2025 financial tracker'!$b$26:$b$525;&quot;Income&quot;;'2025 financial tracker'!$e$26:$e$525;[.$A166];'2025 financial tracker'!$j$26:$j$525;&quot;Expected&quot;)+SUMIFS('2026 financial tracker'!$h$26:$h$525;'2026 financial tracker'!$b$26:$b$525;&quot;Income&quot;;'2026 financial tracker'!$e$26:$e$525;[.$A166];'2026 financial tracker'!$j$26:$j$525;&quot;Pending&quot;)+SUMIFS('2026 financial tracker'!$h$26:$h$525;'2026 financial tracker'!$b$26:$b$525;&quot;Income&quot;;'2026 financial tracker'!$e$26:$e$525;[.$A166];'2026 financial tracker'!$j$26:$j$525;&quot;Expected&quot;))">
            <text:p/>
          </table:table-cell>
          <table:table-cell table:style-name="ce3" table:number-columns-repeated="10"/>
          <table:table-cell table:number-columns-repeated="1006"/>
        </table:table-row>
        <table:table-row table:style-name="ro2">
          <table:table-cell table:style-name="ce3" table:number-columns-repeated="4"/>
          <table:table-cell table:style-name="ce33" table:formula="of:=IF([.$A167]=&quot;&quot;;&quot;&quot;;SUMIFS('2023 financial tracker'!$h$26:$h$525;'2023 financial tracker'!$b$26:$b$525;&quot;Income&quot;;'2023 financial tracker'!$e$26:$e$525;[.$A167];'2023 financial tracker'!$j$26:$j$525;&quot;Cleared&quot;)+SUMIFS('2024 financial tracker'!$h$26:$h$525;'2024 financial tracker'!$b$26:$b$525;&quot;Income&quot;;'2024 financial tracker'!$e$26:$e$525;[.$A167];'2024 financial tracker'!$j$26:$j$525;&quot;Cleared&quot;)+SUMIFS('2025 financial tracker'!$h$26:$h$525;'2025 financial tracker'!$b$26:$b$525;&quot;Income&quot;;'2025 financial tracker'!$e$26:$e$525;[.$A167];'2025 financial tracker'!$j$26:$j$525;&quot;Cleared&quot;)+SUMIFS('2026 financial tracker'!$h$26:$h$525;'2026 financial tracker'!$b$26:$b$525;&quot;Income&quot;;'2026 financial tracker'!$e$26:$e$525;[.$A167];'2026 financial tracker'!$j$26:$j$525;&quot;Cleared&quot;))">
            <text:p/>
          </table:table-cell>
          <table:table-cell table:style-name="ce33" table:formula="of:=IF([.$A167]=&quot;&quot;;&quot;&quot;;SUMIFS('2023 financial tracker'!$h$26:$h$525;'2023 financial tracker'!$b$26:$b$525;&quot;Expense&quot;;'2023 financial tracker'!$e$26:$e$525;[.$A167];'2023 financial tracker'!$j$26:$j$525;&quot;Cleared&quot;)+SUMIFS('2024 financial tracker'!$h$26:$h$525;'2024 financial tracker'!$b$26:$b$525;&quot;Expense&quot;;'2024 financial tracker'!$e$26:$e$525;[.$A167];'2024 financial tracker'!$j$26:$j$525;&quot;Cleared&quot;)+SUMIFS('2025 financial tracker'!$h$26:$h$525;'2025 financial tracker'!$b$26:$b$525;&quot;Expense&quot;;'2025 financial tracker'!$e$26:$e$525;[.$A167];'2025 financial tracker'!$j$26:$j$525;&quot;Cleared&quot;)+SUMIFS('2026 financial tracker'!$h$26:$h$525;'2026 financial tracker'!$b$26:$b$525;&quot;Expense&quot;;'2026 financial tracker'!$e$26:$e$525;[.$A167];'2026 financial tracker'!$j$26:$j$525;&quot;Cleared&quot;))">
            <text:p/>
          </table:table-cell>
          <table:table-cell table:style-name="ce33" table:formula="of:=IF([.$A167]=&quot;&quot;;&quot;&quot;;[.E167]-[.F167])">
            <text:p/>
          </table:table-cell>
          <table:table-cell table:style-name="ce33" table:formula="of:=IF([.$A167]=&quot;&quot;;&quot;&quot;;SUMIFS('2023 financial tracker'!$h$26:$h$525;'2023 financial tracker'!$b$26:$b$525;&quot;Income&quot;;'2023 financial tracker'!$e$26:$e$525;[.$A167];'2023 financial tracker'!$j$26:$j$525;&quot;Pending&quot;)+SUMIFS('2023 financial tracker'!$h$26:$h$525;'2023 financial tracker'!$b$26:$b$525;&quot;Income&quot;;'2023 financial tracker'!$e$26:$e$525;[.$A167];'2023 financial tracker'!$j$26:$j$525;&quot;Expected&quot;)+SUMIFS('2024 financial tracker'!$h$26:$h$525;'2024 financial tracker'!$b$26:$b$525;&quot;Income&quot;;'2024 financial tracker'!$e$26:$e$525;[.$A167];'2024 financial tracker'!$j$26:$j$525;&quot;Pending&quot;)+SUMIFS('2024 financial tracker'!$h$26:$h$525;'2024 financial tracker'!$b$26:$b$525;&quot;Income&quot;;'2024 financial tracker'!$e$26:$e$525;[.$A167];'2024 financial tracker'!$j$26:$j$525;&quot;Expected&quot;)+SUMIFS('2025 financial tracker'!$h$26:$h$525;'2025 financial tracker'!$b$26:$b$525;&quot;Income&quot;;'2025 financial tracker'!$e$26:$e$525;[.$A167];'2025 financial tracker'!$j$26:$j$525;&quot;Pending&quot;)+SUMIFS('2025 financial tracker'!$h$26:$h$525;'2025 financial tracker'!$b$26:$b$525;&quot;Income&quot;;'2025 financial tracker'!$e$26:$e$525;[.$A167];'2025 financial tracker'!$j$26:$j$525;&quot;Expected&quot;)+SUMIFS('2026 financial tracker'!$h$26:$h$525;'2026 financial tracker'!$b$26:$b$525;&quot;Income&quot;;'2026 financial tracker'!$e$26:$e$525;[.$A167];'2026 financial tracker'!$j$26:$j$525;&quot;Pending&quot;)+SUMIFS('2026 financial tracker'!$h$26:$h$525;'2026 financial tracker'!$b$26:$b$525;&quot;Income&quot;;'2026 financial tracker'!$e$26:$e$525;[.$A167];'2026 financial tracker'!$j$26:$j$525;&quot;Expected&quot;))">
            <text:p/>
          </table:table-cell>
          <table:table-cell table:style-name="ce3" table:number-columns-repeated="10"/>
          <table:table-cell table:number-columns-repeated="1006"/>
        </table:table-row>
        <table:table-row table:style-name="ro2">
          <table:table-cell table:style-name="ce3" table:number-columns-repeated="4"/>
          <table:table-cell table:style-name="ce33" table:formula="of:=IF([.$A168]=&quot;&quot;;&quot;&quot;;SUMIFS('2023 financial tracker'!$h$26:$h$525;'2023 financial tracker'!$b$26:$b$525;&quot;Income&quot;;'2023 financial tracker'!$e$26:$e$525;[.$A168];'2023 financial tracker'!$j$26:$j$525;&quot;Cleared&quot;)+SUMIFS('2024 financial tracker'!$h$26:$h$525;'2024 financial tracker'!$b$26:$b$525;&quot;Income&quot;;'2024 financial tracker'!$e$26:$e$525;[.$A168];'2024 financial tracker'!$j$26:$j$525;&quot;Cleared&quot;)+SUMIFS('2025 financial tracker'!$h$26:$h$525;'2025 financial tracker'!$b$26:$b$525;&quot;Income&quot;;'2025 financial tracker'!$e$26:$e$525;[.$A168];'2025 financial tracker'!$j$26:$j$525;&quot;Cleared&quot;)+SUMIFS('2026 financial tracker'!$h$26:$h$525;'2026 financial tracker'!$b$26:$b$525;&quot;Income&quot;;'2026 financial tracker'!$e$26:$e$525;[.$A168];'2026 financial tracker'!$j$26:$j$525;&quot;Cleared&quot;))">
            <text:p/>
          </table:table-cell>
          <table:table-cell table:style-name="ce33" table:formula="of:=IF([.$A168]=&quot;&quot;;&quot;&quot;;SUMIFS('2023 financial tracker'!$h$26:$h$525;'2023 financial tracker'!$b$26:$b$525;&quot;Expense&quot;;'2023 financial tracker'!$e$26:$e$525;[.$A168];'2023 financial tracker'!$j$26:$j$525;&quot;Cleared&quot;)+SUMIFS('2024 financial tracker'!$h$26:$h$525;'2024 financial tracker'!$b$26:$b$525;&quot;Expense&quot;;'2024 financial tracker'!$e$26:$e$525;[.$A168];'2024 financial tracker'!$j$26:$j$525;&quot;Cleared&quot;)+SUMIFS('2025 financial tracker'!$h$26:$h$525;'2025 financial tracker'!$b$26:$b$525;&quot;Expense&quot;;'2025 financial tracker'!$e$26:$e$525;[.$A168];'2025 financial tracker'!$j$26:$j$525;&quot;Cleared&quot;)+SUMIFS('2026 financial tracker'!$h$26:$h$525;'2026 financial tracker'!$b$26:$b$525;&quot;Expense&quot;;'2026 financial tracker'!$e$26:$e$525;[.$A168];'2026 financial tracker'!$j$26:$j$525;&quot;Cleared&quot;))">
            <text:p/>
          </table:table-cell>
          <table:table-cell table:style-name="ce33" table:formula="of:=IF([.$A168]=&quot;&quot;;&quot;&quot;;[.E168]-[.F168])">
            <text:p/>
          </table:table-cell>
          <table:table-cell table:style-name="ce33" table:formula="of:=IF([.$A168]=&quot;&quot;;&quot;&quot;;SUMIFS('2023 financial tracker'!$h$26:$h$525;'2023 financial tracker'!$b$26:$b$525;&quot;Income&quot;;'2023 financial tracker'!$e$26:$e$525;[.$A168];'2023 financial tracker'!$j$26:$j$525;&quot;Pending&quot;)+SUMIFS('2023 financial tracker'!$h$26:$h$525;'2023 financial tracker'!$b$26:$b$525;&quot;Income&quot;;'2023 financial tracker'!$e$26:$e$525;[.$A168];'2023 financial tracker'!$j$26:$j$525;&quot;Expected&quot;)+SUMIFS('2024 financial tracker'!$h$26:$h$525;'2024 financial tracker'!$b$26:$b$525;&quot;Income&quot;;'2024 financial tracker'!$e$26:$e$525;[.$A168];'2024 financial tracker'!$j$26:$j$525;&quot;Pending&quot;)+SUMIFS('2024 financial tracker'!$h$26:$h$525;'2024 financial tracker'!$b$26:$b$525;&quot;Income&quot;;'2024 financial tracker'!$e$26:$e$525;[.$A168];'2024 financial tracker'!$j$26:$j$525;&quot;Expected&quot;)+SUMIFS('2025 financial tracker'!$h$26:$h$525;'2025 financial tracker'!$b$26:$b$525;&quot;Income&quot;;'2025 financial tracker'!$e$26:$e$525;[.$A168];'2025 financial tracker'!$j$26:$j$525;&quot;Pending&quot;)+SUMIFS('2025 financial tracker'!$h$26:$h$525;'2025 financial tracker'!$b$26:$b$525;&quot;Income&quot;;'2025 financial tracker'!$e$26:$e$525;[.$A168];'2025 financial tracker'!$j$26:$j$525;&quot;Expected&quot;)+SUMIFS('2026 financial tracker'!$h$26:$h$525;'2026 financial tracker'!$b$26:$b$525;&quot;Income&quot;;'2026 financial tracker'!$e$26:$e$525;[.$A168];'2026 financial tracker'!$j$26:$j$525;&quot;Pending&quot;)+SUMIFS('2026 financial tracker'!$h$26:$h$525;'2026 financial tracker'!$b$26:$b$525;&quot;Income&quot;;'2026 financial tracker'!$e$26:$e$525;[.$A168];'2026 financial tracker'!$j$26:$j$525;&quot;Expected&quot;))">
            <text:p/>
          </table:table-cell>
          <table:table-cell table:style-name="ce3" table:number-columns-repeated="10"/>
          <table:table-cell table:number-columns-repeated="1006"/>
        </table:table-row>
        <table:table-row table:style-name="ro2">
          <table:table-cell table:style-name="ce3" table:number-columns-repeated="4"/>
          <table:table-cell table:style-name="ce33" table:formula="of:=IF([.$A169]=&quot;&quot;;&quot;&quot;;SUMIFS('2023 financial tracker'!$h$26:$h$525;'2023 financial tracker'!$b$26:$b$525;&quot;Income&quot;;'2023 financial tracker'!$e$26:$e$525;[.$A169];'2023 financial tracker'!$j$26:$j$525;&quot;Cleared&quot;)+SUMIFS('2024 financial tracker'!$h$26:$h$525;'2024 financial tracker'!$b$26:$b$525;&quot;Income&quot;;'2024 financial tracker'!$e$26:$e$525;[.$A169];'2024 financial tracker'!$j$26:$j$525;&quot;Cleared&quot;)+SUMIFS('2025 financial tracker'!$h$26:$h$525;'2025 financial tracker'!$b$26:$b$525;&quot;Income&quot;;'2025 financial tracker'!$e$26:$e$525;[.$A169];'2025 financial tracker'!$j$26:$j$525;&quot;Cleared&quot;)+SUMIFS('2026 financial tracker'!$h$26:$h$525;'2026 financial tracker'!$b$26:$b$525;&quot;Income&quot;;'2026 financial tracker'!$e$26:$e$525;[.$A169];'2026 financial tracker'!$j$26:$j$525;&quot;Cleared&quot;))">
            <text:p/>
          </table:table-cell>
          <table:table-cell table:style-name="ce33" table:formula="of:=IF([.$A169]=&quot;&quot;;&quot;&quot;;SUMIFS('2023 financial tracker'!$h$26:$h$525;'2023 financial tracker'!$b$26:$b$525;&quot;Expense&quot;;'2023 financial tracker'!$e$26:$e$525;[.$A169];'2023 financial tracker'!$j$26:$j$525;&quot;Cleared&quot;)+SUMIFS('2024 financial tracker'!$h$26:$h$525;'2024 financial tracker'!$b$26:$b$525;&quot;Expense&quot;;'2024 financial tracker'!$e$26:$e$525;[.$A169];'2024 financial tracker'!$j$26:$j$525;&quot;Cleared&quot;)+SUMIFS('2025 financial tracker'!$h$26:$h$525;'2025 financial tracker'!$b$26:$b$525;&quot;Expense&quot;;'2025 financial tracker'!$e$26:$e$525;[.$A169];'2025 financial tracker'!$j$26:$j$525;&quot;Cleared&quot;)+SUMIFS('2026 financial tracker'!$h$26:$h$525;'2026 financial tracker'!$b$26:$b$525;&quot;Expense&quot;;'2026 financial tracker'!$e$26:$e$525;[.$A169];'2026 financial tracker'!$j$26:$j$525;&quot;Cleared&quot;))">
            <text:p/>
          </table:table-cell>
          <table:table-cell table:style-name="ce33" table:formula="of:=IF([.$A169]=&quot;&quot;;&quot;&quot;;[.E169]-[.F169])">
            <text:p/>
          </table:table-cell>
          <table:table-cell table:style-name="ce33" table:formula="of:=IF([.$A169]=&quot;&quot;;&quot;&quot;;SUMIFS('2023 financial tracker'!$h$26:$h$525;'2023 financial tracker'!$b$26:$b$525;&quot;Income&quot;;'2023 financial tracker'!$e$26:$e$525;[.$A169];'2023 financial tracker'!$j$26:$j$525;&quot;Pending&quot;)+SUMIFS('2023 financial tracker'!$h$26:$h$525;'2023 financial tracker'!$b$26:$b$525;&quot;Income&quot;;'2023 financial tracker'!$e$26:$e$525;[.$A169];'2023 financial tracker'!$j$26:$j$525;&quot;Expected&quot;)+SUMIFS('2024 financial tracker'!$h$26:$h$525;'2024 financial tracker'!$b$26:$b$525;&quot;Income&quot;;'2024 financial tracker'!$e$26:$e$525;[.$A169];'2024 financial tracker'!$j$26:$j$525;&quot;Pending&quot;)+SUMIFS('2024 financial tracker'!$h$26:$h$525;'2024 financial tracker'!$b$26:$b$525;&quot;Income&quot;;'2024 financial tracker'!$e$26:$e$525;[.$A169];'2024 financial tracker'!$j$26:$j$525;&quot;Expected&quot;)+SUMIFS('2025 financial tracker'!$h$26:$h$525;'2025 financial tracker'!$b$26:$b$525;&quot;Income&quot;;'2025 financial tracker'!$e$26:$e$525;[.$A169];'2025 financial tracker'!$j$26:$j$525;&quot;Pending&quot;)+SUMIFS('2025 financial tracker'!$h$26:$h$525;'2025 financial tracker'!$b$26:$b$525;&quot;Income&quot;;'2025 financial tracker'!$e$26:$e$525;[.$A169];'2025 financial tracker'!$j$26:$j$525;&quot;Expected&quot;)+SUMIFS('2026 financial tracker'!$h$26:$h$525;'2026 financial tracker'!$b$26:$b$525;&quot;Income&quot;;'2026 financial tracker'!$e$26:$e$525;[.$A169];'2026 financial tracker'!$j$26:$j$525;&quot;Pending&quot;)+SUMIFS('2026 financial tracker'!$h$26:$h$525;'2026 financial tracker'!$b$26:$b$525;&quot;Income&quot;;'2026 financial tracker'!$e$26:$e$525;[.$A169];'2026 financial tracker'!$j$26:$j$525;&quot;Expected&quot;))">
            <text:p/>
          </table:table-cell>
          <table:table-cell table:style-name="ce3" table:number-columns-repeated="10"/>
          <table:table-cell table:number-columns-repeated="1006"/>
        </table:table-row>
        <table:table-row table:style-name="ro2">
          <table:table-cell table:style-name="ce3" table:number-columns-repeated="4"/>
          <table:table-cell table:style-name="ce33" table:formula="of:=IF([.$A170]=&quot;&quot;;&quot;&quot;;SUMIFS('2023 financial tracker'!$h$26:$h$525;'2023 financial tracker'!$b$26:$b$525;&quot;Income&quot;;'2023 financial tracker'!$e$26:$e$525;[.$A170];'2023 financial tracker'!$j$26:$j$525;&quot;Cleared&quot;)+SUMIFS('2024 financial tracker'!$h$26:$h$525;'2024 financial tracker'!$b$26:$b$525;&quot;Income&quot;;'2024 financial tracker'!$e$26:$e$525;[.$A170];'2024 financial tracker'!$j$26:$j$525;&quot;Cleared&quot;)+SUMIFS('2025 financial tracker'!$h$26:$h$525;'2025 financial tracker'!$b$26:$b$525;&quot;Income&quot;;'2025 financial tracker'!$e$26:$e$525;[.$A170];'2025 financial tracker'!$j$26:$j$525;&quot;Cleared&quot;)+SUMIFS('2026 financial tracker'!$h$26:$h$525;'2026 financial tracker'!$b$26:$b$525;&quot;Income&quot;;'2026 financial tracker'!$e$26:$e$525;[.$A170];'2026 financial tracker'!$j$26:$j$525;&quot;Cleared&quot;))">
            <text:p/>
          </table:table-cell>
          <table:table-cell table:style-name="ce33" table:formula="of:=IF([.$A170]=&quot;&quot;;&quot;&quot;;SUMIFS('2023 financial tracker'!$h$26:$h$525;'2023 financial tracker'!$b$26:$b$525;&quot;Expense&quot;;'2023 financial tracker'!$e$26:$e$525;[.$A170];'2023 financial tracker'!$j$26:$j$525;&quot;Cleared&quot;)+SUMIFS('2024 financial tracker'!$h$26:$h$525;'2024 financial tracker'!$b$26:$b$525;&quot;Expense&quot;;'2024 financial tracker'!$e$26:$e$525;[.$A170];'2024 financial tracker'!$j$26:$j$525;&quot;Cleared&quot;)+SUMIFS('2025 financial tracker'!$h$26:$h$525;'2025 financial tracker'!$b$26:$b$525;&quot;Expense&quot;;'2025 financial tracker'!$e$26:$e$525;[.$A170];'2025 financial tracker'!$j$26:$j$525;&quot;Cleared&quot;)+SUMIFS('2026 financial tracker'!$h$26:$h$525;'2026 financial tracker'!$b$26:$b$525;&quot;Expense&quot;;'2026 financial tracker'!$e$26:$e$525;[.$A170];'2026 financial tracker'!$j$26:$j$525;&quot;Cleared&quot;))">
            <text:p/>
          </table:table-cell>
          <table:table-cell table:style-name="ce33" table:formula="of:=IF([.$A170]=&quot;&quot;;&quot;&quot;;[.E170]-[.F170])">
            <text:p/>
          </table:table-cell>
          <table:table-cell table:style-name="ce33" table:formula="of:=IF([.$A170]=&quot;&quot;;&quot;&quot;;SUMIFS('2023 financial tracker'!$h$26:$h$525;'2023 financial tracker'!$b$26:$b$525;&quot;Income&quot;;'2023 financial tracker'!$e$26:$e$525;[.$A170];'2023 financial tracker'!$j$26:$j$525;&quot;Pending&quot;)+SUMIFS('2023 financial tracker'!$h$26:$h$525;'2023 financial tracker'!$b$26:$b$525;&quot;Income&quot;;'2023 financial tracker'!$e$26:$e$525;[.$A170];'2023 financial tracker'!$j$26:$j$525;&quot;Expected&quot;)+SUMIFS('2024 financial tracker'!$h$26:$h$525;'2024 financial tracker'!$b$26:$b$525;&quot;Income&quot;;'2024 financial tracker'!$e$26:$e$525;[.$A170];'2024 financial tracker'!$j$26:$j$525;&quot;Pending&quot;)+SUMIFS('2024 financial tracker'!$h$26:$h$525;'2024 financial tracker'!$b$26:$b$525;&quot;Income&quot;;'2024 financial tracker'!$e$26:$e$525;[.$A170];'2024 financial tracker'!$j$26:$j$525;&quot;Expected&quot;)+SUMIFS('2025 financial tracker'!$h$26:$h$525;'2025 financial tracker'!$b$26:$b$525;&quot;Income&quot;;'2025 financial tracker'!$e$26:$e$525;[.$A170];'2025 financial tracker'!$j$26:$j$525;&quot;Pending&quot;)+SUMIFS('2025 financial tracker'!$h$26:$h$525;'2025 financial tracker'!$b$26:$b$525;&quot;Income&quot;;'2025 financial tracker'!$e$26:$e$525;[.$A170];'2025 financial tracker'!$j$26:$j$525;&quot;Expected&quot;)+SUMIFS('2026 financial tracker'!$h$26:$h$525;'2026 financial tracker'!$b$26:$b$525;&quot;Income&quot;;'2026 financial tracker'!$e$26:$e$525;[.$A170];'2026 financial tracker'!$j$26:$j$525;&quot;Pending&quot;)+SUMIFS('2026 financial tracker'!$h$26:$h$525;'2026 financial tracker'!$b$26:$b$525;&quot;Income&quot;;'2026 financial tracker'!$e$26:$e$525;[.$A170];'2026 financial tracker'!$j$26:$j$525;&quot;Expected&quot;))">
            <text:p/>
          </table:table-cell>
          <table:table-cell table:style-name="ce3" table:number-columns-repeated="10"/>
          <table:table-cell table:number-columns-repeated="1006"/>
        </table:table-row>
        <table:table-row table:style-name="ro2">
          <table:table-cell table:style-name="ce3" table:number-columns-repeated="4"/>
          <table:table-cell table:style-name="ce33" table:formula="of:=IF([.$A171]=&quot;&quot;;&quot;&quot;;SUMIFS('2023 financial tracker'!$h$26:$h$525;'2023 financial tracker'!$b$26:$b$525;&quot;Income&quot;;'2023 financial tracker'!$e$26:$e$525;[.$A171];'2023 financial tracker'!$j$26:$j$525;&quot;Cleared&quot;)+SUMIFS('2024 financial tracker'!$h$26:$h$525;'2024 financial tracker'!$b$26:$b$525;&quot;Income&quot;;'2024 financial tracker'!$e$26:$e$525;[.$A171];'2024 financial tracker'!$j$26:$j$525;&quot;Cleared&quot;)+SUMIFS('2025 financial tracker'!$h$26:$h$525;'2025 financial tracker'!$b$26:$b$525;&quot;Income&quot;;'2025 financial tracker'!$e$26:$e$525;[.$A171];'2025 financial tracker'!$j$26:$j$525;&quot;Cleared&quot;)+SUMIFS('2026 financial tracker'!$h$26:$h$525;'2026 financial tracker'!$b$26:$b$525;&quot;Income&quot;;'2026 financial tracker'!$e$26:$e$525;[.$A171];'2026 financial tracker'!$j$26:$j$525;&quot;Cleared&quot;))">
            <text:p/>
          </table:table-cell>
          <table:table-cell table:style-name="ce33" table:formula="of:=IF([.$A171]=&quot;&quot;;&quot;&quot;;SUMIFS('2023 financial tracker'!$h$26:$h$525;'2023 financial tracker'!$b$26:$b$525;&quot;Expense&quot;;'2023 financial tracker'!$e$26:$e$525;[.$A171];'2023 financial tracker'!$j$26:$j$525;&quot;Cleared&quot;)+SUMIFS('2024 financial tracker'!$h$26:$h$525;'2024 financial tracker'!$b$26:$b$525;&quot;Expense&quot;;'2024 financial tracker'!$e$26:$e$525;[.$A171];'2024 financial tracker'!$j$26:$j$525;&quot;Cleared&quot;)+SUMIFS('2025 financial tracker'!$h$26:$h$525;'2025 financial tracker'!$b$26:$b$525;&quot;Expense&quot;;'2025 financial tracker'!$e$26:$e$525;[.$A171];'2025 financial tracker'!$j$26:$j$525;&quot;Cleared&quot;)+SUMIFS('2026 financial tracker'!$h$26:$h$525;'2026 financial tracker'!$b$26:$b$525;&quot;Expense&quot;;'2026 financial tracker'!$e$26:$e$525;[.$A171];'2026 financial tracker'!$j$26:$j$525;&quot;Cleared&quot;))">
            <text:p/>
          </table:table-cell>
          <table:table-cell table:style-name="ce33" table:formula="of:=IF([.$A171]=&quot;&quot;;&quot;&quot;;[.E171]-[.F171])">
            <text:p/>
          </table:table-cell>
          <table:table-cell table:style-name="ce33" table:formula="of:=IF([.$A171]=&quot;&quot;;&quot;&quot;;SUMIFS('2023 financial tracker'!$h$26:$h$525;'2023 financial tracker'!$b$26:$b$525;&quot;Income&quot;;'2023 financial tracker'!$e$26:$e$525;[.$A171];'2023 financial tracker'!$j$26:$j$525;&quot;Pending&quot;)+SUMIFS('2023 financial tracker'!$h$26:$h$525;'2023 financial tracker'!$b$26:$b$525;&quot;Income&quot;;'2023 financial tracker'!$e$26:$e$525;[.$A171];'2023 financial tracker'!$j$26:$j$525;&quot;Expected&quot;)+SUMIFS('2024 financial tracker'!$h$26:$h$525;'2024 financial tracker'!$b$26:$b$525;&quot;Income&quot;;'2024 financial tracker'!$e$26:$e$525;[.$A171];'2024 financial tracker'!$j$26:$j$525;&quot;Pending&quot;)+SUMIFS('2024 financial tracker'!$h$26:$h$525;'2024 financial tracker'!$b$26:$b$525;&quot;Income&quot;;'2024 financial tracker'!$e$26:$e$525;[.$A171];'2024 financial tracker'!$j$26:$j$525;&quot;Expected&quot;)+SUMIFS('2025 financial tracker'!$h$26:$h$525;'2025 financial tracker'!$b$26:$b$525;&quot;Income&quot;;'2025 financial tracker'!$e$26:$e$525;[.$A171];'2025 financial tracker'!$j$26:$j$525;&quot;Pending&quot;)+SUMIFS('2025 financial tracker'!$h$26:$h$525;'2025 financial tracker'!$b$26:$b$525;&quot;Income&quot;;'2025 financial tracker'!$e$26:$e$525;[.$A171];'2025 financial tracker'!$j$26:$j$525;&quot;Expected&quot;)+SUMIFS('2026 financial tracker'!$h$26:$h$525;'2026 financial tracker'!$b$26:$b$525;&quot;Income&quot;;'2026 financial tracker'!$e$26:$e$525;[.$A171];'2026 financial tracker'!$j$26:$j$525;&quot;Pending&quot;)+SUMIFS('2026 financial tracker'!$h$26:$h$525;'2026 financial tracker'!$b$26:$b$525;&quot;Income&quot;;'2026 financial tracker'!$e$26:$e$525;[.$A171];'2026 financial tracker'!$j$26:$j$525;&quot;Expected&quot;))">
            <text:p/>
          </table:table-cell>
          <table:table-cell table:style-name="ce3" table:number-columns-repeated="10"/>
          <table:table-cell table:number-columns-repeated="1006"/>
        </table:table-row>
        <table:table-row table:style-name="ro2">
          <table:table-cell table:style-name="ce3" table:number-columns-repeated="4"/>
          <table:table-cell table:style-name="ce33" table:formula="of:=IF([.$A172]=&quot;&quot;;&quot;&quot;;SUMIFS('2023 financial tracker'!$h$26:$h$525;'2023 financial tracker'!$b$26:$b$525;&quot;Income&quot;;'2023 financial tracker'!$e$26:$e$525;[.$A172];'2023 financial tracker'!$j$26:$j$525;&quot;Cleared&quot;)+SUMIFS('2024 financial tracker'!$h$26:$h$525;'2024 financial tracker'!$b$26:$b$525;&quot;Income&quot;;'2024 financial tracker'!$e$26:$e$525;[.$A172];'2024 financial tracker'!$j$26:$j$525;&quot;Cleared&quot;)+SUMIFS('2025 financial tracker'!$h$26:$h$525;'2025 financial tracker'!$b$26:$b$525;&quot;Income&quot;;'2025 financial tracker'!$e$26:$e$525;[.$A172];'2025 financial tracker'!$j$26:$j$525;&quot;Cleared&quot;)+SUMIFS('2026 financial tracker'!$h$26:$h$525;'2026 financial tracker'!$b$26:$b$525;&quot;Income&quot;;'2026 financial tracker'!$e$26:$e$525;[.$A172];'2026 financial tracker'!$j$26:$j$525;&quot;Cleared&quot;))">
            <text:p/>
          </table:table-cell>
          <table:table-cell table:style-name="ce33" table:formula="of:=IF([.$A172]=&quot;&quot;;&quot;&quot;;SUMIFS('2023 financial tracker'!$h$26:$h$525;'2023 financial tracker'!$b$26:$b$525;&quot;Expense&quot;;'2023 financial tracker'!$e$26:$e$525;[.$A172];'2023 financial tracker'!$j$26:$j$525;&quot;Cleared&quot;)+SUMIFS('2024 financial tracker'!$h$26:$h$525;'2024 financial tracker'!$b$26:$b$525;&quot;Expense&quot;;'2024 financial tracker'!$e$26:$e$525;[.$A172];'2024 financial tracker'!$j$26:$j$525;&quot;Cleared&quot;)+SUMIFS('2025 financial tracker'!$h$26:$h$525;'2025 financial tracker'!$b$26:$b$525;&quot;Expense&quot;;'2025 financial tracker'!$e$26:$e$525;[.$A172];'2025 financial tracker'!$j$26:$j$525;&quot;Cleared&quot;)+SUMIFS('2026 financial tracker'!$h$26:$h$525;'2026 financial tracker'!$b$26:$b$525;&quot;Expense&quot;;'2026 financial tracker'!$e$26:$e$525;[.$A172];'2026 financial tracker'!$j$26:$j$525;&quot;Cleared&quot;))">
            <text:p/>
          </table:table-cell>
          <table:table-cell table:style-name="ce33" table:formula="of:=IF([.$A172]=&quot;&quot;;&quot;&quot;;[.E172]-[.F172])">
            <text:p/>
          </table:table-cell>
          <table:table-cell table:style-name="ce33" table:formula="of:=IF([.$A172]=&quot;&quot;;&quot;&quot;;SUMIFS('2023 financial tracker'!$h$26:$h$525;'2023 financial tracker'!$b$26:$b$525;&quot;Income&quot;;'2023 financial tracker'!$e$26:$e$525;[.$A172];'2023 financial tracker'!$j$26:$j$525;&quot;Pending&quot;)+SUMIFS('2023 financial tracker'!$h$26:$h$525;'2023 financial tracker'!$b$26:$b$525;&quot;Income&quot;;'2023 financial tracker'!$e$26:$e$525;[.$A172];'2023 financial tracker'!$j$26:$j$525;&quot;Expected&quot;)+SUMIFS('2024 financial tracker'!$h$26:$h$525;'2024 financial tracker'!$b$26:$b$525;&quot;Income&quot;;'2024 financial tracker'!$e$26:$e$525;[.$A172];'2024 financial tracker'!$j$26:$j$525;&quot;Pending&quot;)+SUMIFS('2024 financial tracker'!$h$26:$h$525;'2024 financial tracker'!$b$26:$b$525;&quot;Income&quot;;'2024 financial tracker'!$e$26:$e$525;[.$A172];'2024 financial tracker'!$j$26:$j$525;&quot;Expected&quot;)+SUMIFS('2025 financial tracker'!$h$26:$h$525;'2025 financial tracker'!$b$26:$b$525;&quot;Income&quot;;'2025 financial tracker'!$e$26:$e$525;[.$A172];'2025 financial tracker'!$j$26:$j$525;&quot;Pending&quot;)+SUMIFS('2025 financial tracker'!$h$26:$h$525;'2025 financial tracker'!$b$26:$b$525;&quot;Income&quot;;'2025 financial tracker'!$e$26:$e$525;[.$A172];'2025 financial tracker'!$j$26:$j$525;&quot;Expected&quot;)+SUMIFS('2026 financial tracker'!$h$26:$h$525;'2026 financial tracker'!$b$26:$b$525;&quot;Income&quot;;'2026 financial tracker'!$e$26:$e$525;[.$A172];'2026 financial tracker'!$j$26:$j$525;&quot;Pending&quot;)+SUMIFS('2026 financial tracker'!$h$26:$h$525;'2026 financial tracker'!$b$26:$b$525;&quot;Income&quot;;'2026 financial tracker'!$e$26:$e$525;[.$A172];'2026 financial tracker'!$j$26:$j$525;&quot;Expected&quot;))">
            <text:p/>
          </table:table-cell>
          <table:table-cell table:style-name="ce3" table:number-columns-repeated="10"/>
          <table:table-cell table:number-columns-repeated="1006"/>
        </table:table-row>
        <table:table-row table:style-name="ro2">
          <table:table-cell table:style-name="ce3" table:number-columns-repeated="4"/>
          <table:table-cell table:style-name="ce33" table:formula="of:=IF([.$A173]=&quot;&quot;;&quot;&quot;;SUMIFS('2023 financial tracker'!$h$26:$h$525;'2023 financial tracker'!$b$26:$b$525;&quot;Income&quot;;'2023 financial tracker'!$e$26:$e$525;[.$A173];'2023 financial tracker'!$j$26:$j$525;&quot;Cleared&quot;)+SUMIFS('2024 financial tracker'!$h$26:$h$525;'2024 financial tracker'!$b$26:$b$525;&quot;Income&quot;;'2024 financial tracker'!$e$26:$e$525;[.$A173];'2024 financial tracker'!$j$26:$j$525;&quot;Cleared&quot;)+SUMIFS('2025 financial tracker'!$h$26:$h$525;'2025 financial tracker'!$b$26:$b$525;&quot;Income&quot;;'2025 financial tracker'!$e$26:$e$525;[.$A173];'2025 financial tracker'!$j$26:$j$525;&quot;Cleared&quot;)+SUMIFS('2026 financial tracker'!$h$26:$h$525;'2026 financial tracker'!$b$26:$b$525;&quot;Income&quot;;'2026 financial tracker'!$e$26:$e$525;[.$A173];'2026 financial tracker'!$j$26:$j$525;&quot;Cleared&quot;))">
            <text:p/>
          </table:table-cell>
          <table:table-cell table:style-name="ce33" table:formula="of:=IF([.$A173]=&quot;&quot;;&quot;&quot;;SUMIFS('2023 financial tracker'!$h$26:$h$525;'2023 financial tracker'!$b$26:$b$525;&quot;Expense&quot;;'2023 financial tracker'!$e$26:$e$525;[.$A173];'2023 financial tracker'!$j$26:$j$525;&quot;Cleared&quot;)+SUMIFS('2024 financial tracker'!$h$26:$h$525;'2024 financial tracker'!$b$26:$b$525;&quot;Expense&quot;;'2024 financial tracker'!$e$26:$e$525;[.$A173];'2024 financial tracker'!$j$26:$j$525;&quot;Cleared&quot;)+SUMIFS('2025 financial tracker'!$h$26:$h$525;'2025 financial tracker'!$b$26:$b$525;&quot;Expense&quot;;'2025 financial tracker'!$e$26:$e$525;[.$A173];'2025 financial tracker'!$j$26:$j$525;&quot;Cleared&quot;)+SUMIFS('2026 financial tracker'!$h$26:$h$525;'2026 financial tracker'!$b$26:$b$525;&quot;Expense&quot;;'2026 financial tracker'!$e$26:$e$525;[.$A173];'2026 financial tracker'!$j$26:$j$525;&quot;Cleared&quot;))">
            <text:p/>
          </table:table-cell>
          <table:table-cell table:style-name="ce33" table:formula="of:=IF([.$A173]=&quot;&quot;;&quot;&quot;;[.E173]-[.F173])">
            <text:p/>
          </table:table-cell>
          <table:table-cell table:style-name="ce33" table:formula="of:=IF([.$A173]=&quot;&quot;;&quot;&quot;;SUMIFS('2023 financial tracker'!$h$26:$h$525;'2023 financial tracker'!$b$26:$b$525;&quot;Income&quot;;'2023 financial tracker'!$e$26:$e$525;[.$A173];'2023 financial tracker'!$j$26:$j$525;&quot;Pending&quot;)+SUMIFS('2023 financial tracker'!$h$26:$h$525;'2023 financial tracker'!$b$26:$b$525;&quot;Income&quot;;'2023 financial tracker'!$e$26:$e$525;[.$A173];'2023 financial tracker'!$j$26:$j$525;&quot;Expected&quot;)+SUMIFS('2024 financial tracker'!$h$26:$h$525;'2024 financial tracker'!$b$26:$b$525;&quot;Income&quot;;'2024 financial tracker'!$e$26:$e$525;[.$A173];'2024 financial tracker'!$j$26:$j$525;&quot;Pending&quot;)+SUMIFS('2024 financial tracker'!$h$26:$h$525;'2024 financial tracker'!$b$26:$b$525;&quot;Income&quot;;'2024 financial tracker'!$e$26:$e$525;[.$A173];'2024 financial tracker'!$j$26:$j$525;&quot;Expected&quot;)+SUMIFS('2025 financial tracker'!$h$26:$h$525;'2025 financial tracker'!$b$26:$b$525;&quot;Income&quot;;'2025 financial tracker'!$e$26:$e$525;[.$A173];'2025 financial tracker'!$j$26:$j$525;&quot;Pending&quot;)+SUMIFS('2025 financial tracker'!$h$26:$h$525;'2025 financial tracker'!$b$26:$b$525;&quot;Income&quot;;'2025 financial tracker'!$e$26:$e$525;[.$A173];'2025 financial tracker'!$j$26:$j$525;&quot;Expected&quot;)+SUMIFS('2026 financial tracker'!$h$26:$h$525;'2026 financial tracker'!$b$26:$b$525;&quot;Income&quot;;'2026 financial tracker'!$e$26:$e$525;[.$A173];'2026 financial tracker'!$j$26:$j$525;&quot;Pending&quot;)+SUMIFS('2026 financial tracker'!$h$26:$h$525;'2026 financial tracker'!$b$26:$b$525;&quot;Income&quot;;'2026 financial tracker'!$e$26:$e$525;[.$A173];'2026 financial tracker'!$j$26:$j$525;&quot;Expected&quot;))">
            <text:p/>
          </table:table-cell>
          <table:table-cell table:style-name="ce3" table:number-columns-repeated="10"/>
          <table:table-cell table:number-columns-repeated="1006"/>
        </table:table-row>
        <table:table-row table:style-name="ro2">
          <table:table-cell table:style-name="ce3" table:number-columns-repeated="4"/>
          <table:table-cell table:style-name="ce33" table:formula="of:=IF([.$A174]=&quot;&quot;;&quot;&quot;;SUMIFS('2023 financial tracker'!$h$26:$h$525;'2023 financial tracker'!$b$26:$b$525;&quot;Income&quot;;'2023 financial tracker'!$e$26:$e$525;[.$A174];'2023 financial tracker'!$j$26:$j$525;&quot;Cleared&quot;)+SUMIFS('2024 financial tracker'!$h$26:$h$525;'2024 financial tracker'!$b$26:$b$525;&quot;Income&quot;;'2024 financial tracker'!$e$26:$e$525;[.$A174];'2024 financial tracker'!$j$26:$j$525;&quot;Cleared&quot;)+SUMIFS('2025 financial tracker'!$h$26:$h$525;'2025 financial tracker'!$b$26:$b$525;&quot;Income&quot;;'2025 financial tracker'!$e$26:$e$525;[.$A174];'2025 financial tracker'!$j$26:$j$525;&quot;Cleared&quot;)+SUMIFS('2026 financial tracker'!$h$26:$h$525;'2026 financial tracker'!$b$26:$b$525;&quot;Income&quot;;'2026 financial tracker'!$e$26:$e$525;[.$A174];'2026 financial tracker'!$j$26:$j$525;&quot;Cleared&quot;))">
            <text:p/>
          </table:table-cell>
          <table:table-cell table:style-name="ce33" table:formula="of:=IF([.$A174]=&quot;&quot;;&quot;&quot;;SUMIFS('2023 financial tracker'!$h$26:$h$525;'2023 financial tracker'!$b$26:$b$525;&quot;Expense&quot;;'2023 financial tracker'!$e$26:$e$525;[.$A174];'2023 financial tracker'!$j$26:$j$525;&quot;Cleared&quot;)+SUMIFS('2024 financial tracker'!$h$26:$h$525;'2024 financial tracker'!$b$26:$b$525;&quot;Expense&quot;;'2024 financial tracker'!$e$26:$e$525;[.$A174];'2024 financial tracker'!$j$26:$j$525;&quot;Cleared&quot;)+SUMIFS('2025 financial tracker'!$h$26:$h$525;'2025 financial tracker'!$b$26:$b$525;&quot;Expense&quot;;'2025 financial tracker'!$e$26:$e$525;[.$A174];'2025 financial tracker'!$j$26:$j$525;&quot;Cleared&quot;)+SUMIFS('2026 financial tracker'!$h$26:$h$525;'2026 financial tracker'!$b$26:$b$525;&quot;Expense&quot;;'2026 financial tracker'!$e$26:$e$525;[.$A174];'2026 financial tracker'!$j$26:$j$525;&quot;Cleared&quot;))">
            <text:p/>
          </table:table-cell>
          <table:table-cell table:style-name="ce33" table:formula="of:=IF([.$A174]=&quot;&quot;;&quot;&quot;;[.E174]-[.F174])">
            <text:p/>
          </table:table-cell>
          <table:table-cell table:style-name="ce33" table:formula="of:=IF([.$A174]=&quot;&quot;;&quot;&quot;;SUMIFS('2023 financial tracker'!$h$26:$h$525;'2023 financial tracker'!$b$26:$b$525;&quot;Income&quot;;'2023 financial tracker'!$e$26:$e$525;[.$A174];'2023 financial tracker'!$j$26:$j$525;&quot;Pending&quot;)+SUMIFS('2023 financial tracker'!$h$26:$h$525;'2023 financial tracker'!$b$26:$b$525;&quot;Income&quot;;'2023 financial tracker'!$e$26:$e$525;[.$A174];'2023 financial tracker'!$j$26:$j$525;&quot;Expected&quot;)+SUMIFS('2024 financial tracker'!$h$26:$h$525;'2024 financial tracker'!$b$26:$b$525;&quot;Income&quot;;'2024 financial tracker'!$e$26:$e$525;[.$A174];'2024 financial tracker'!$j$26:$j$525;&quot;Pending&quot;)+SUMIFS('2024 financial tracker'!$h$26:$h$525;'2024 financial tracker'!$b$26:$b$525;&quot;Income&quot;;'2024 financial tracker'!$e$26:$e$525;[.$A174];'2024 financial tracker'!$j$26:$j$525;&quot;Expected&quot;)+SUMIFS('2025 financial tracker'!$h$26:$h$525;'2025 financial tracker'!$b$26:$b$525;&quot;Income&quot;;'2025 financial tracker'!$e$26:$e$525;[.$A174];'2025 financial tracker'!$j$26:$j$525;&quot;Pending&quot;)+SUMIFS('2025 financial tracker'!$h$26:$h$525;'2025 financial tracker'!$b$26:$b$525;&quot;Income&quot;;'2025 financial tracker'!$e$26:$e$525;[.$A174];'2025 financial tracker'!$j$26:$j$525;&quot;Expected&quot;)+SUMIFS('2026 financial tracker'!$h$26:$h$525;'2026 financial tracker'!$b$26:$b$525;&quot;Income&quot;;'2026 financial tracker'!$e$26:$e$525;[.$A174];'2026 financial tracker'!$j$26:$j$525;&quot;Pending&quot;)+SUMIFS('2026 financial tracker'!$h$26:$h$525;'2026 financial tracker'!$b$26:$b$525;&quot;Income&quot;;'2026 financial tracker'!$e$26:$e$525;[.$A174];'2026 financial tracker'!$j$26:$j$525;&quot;Expected&quot;))">
            <text:p/>
          </table:table-cell>
          <table:table-cell table:style-name="ce3" table:number-columns-repeated="10"/>
          <table:table-cell table:number-columns-repeated="1006"/>
        </table:table-row>
        <table:table-row table:style-name="ro2">
          <table:table-cell table:style-name="ce3" table:number-columns-repeated="4"/>
          <table:table-cell table:style-name="ce33" table:formula="of:=IF([.$A175]=&quot;&quot;;&quot;&quot;;SUMIFS('2023 financial tracker'!$h$26:$h$525;'2023 financial tracker'!$b$26:$b$525;&quot;Income&quot;;'2023 financial tracker'!$e$26:$e$525;[.$A175];'2023 financial tracker'!$j$26:$j$525;&quot;Cleared&quot;)+SUMIFS('2024 financial tracker'!$h$26:$h$525;'2024 financial tracker'!$b$26:$b$525;&quot;Income&quot;;'2024 financial tracker'!$e$26:$e$525;[.$A175];'2024 financial tracker'!$j$26:$j$525;&quot;Cleared&quot;)+SUMIFS('2025 financial tracker'!$h$26:$h$525;'2025 financial tracker'!$b$26:$b$525;&quot;Income&quot;;'2025 financial tracker'!$e$26:$e$525;[.$A175];'2025 financial tracker'!$j$26:$j$525;&quot;Cleared&quot;)+SUMIFS('2026 financial tracker'!$h$26:$h$525;'2026 financial tracker'!$b$26:$b$525;&quot;Income&quot;;'2026 financial tracker'!$e$26:$e$525;[.$A175];'2026 financial tracker'!$j$26:$j$525;&quot;Cleared&quot;))">
            <text:p/>
          </table:table-cell>
          <table:table-cell table:style-name="ce33" table:formula="of:=IF([.$A175]=&quot;&quot;;&quot;&quot;;SUMIFS('2023 financial tracker'!$h$26:$h$525;'2023 financial tracker'!$b$26:$b$525;&quot;Expense&quot;;'2023 financial tracker'!$e$26:$e$525;[.$A175];'2023 financial tracker'!$j$26:$j$525;&quot;Cleared&quot;)+SUMIFS('2024 financial tracker'!$h$26:$h$525;'2024 financial tracker'!$b$26:$b$525;&quot;Expense&quot;;'2024 financial tracker'!$e$26:$e$525;[.$A175];'2024 financial tracker'!$j$26:$j$525;&quot;Cleared&quot;)+SUMIFS('2025 financial tracker'!$h$26:$h$525;'2025 financial tracker'!$b$26:$b$525;&quot;Expense&quot;;'2025 financial tracker'!$e$26:$e$525;[.$A175];'2025 financial tracker'!$j$26:$j$525;&quot;Cleared&quot;)+SUMIFS('2026 financial tracker'!$h$26:$h$525;'2026 financial tracker'!$b$26:$b$525;&quot;Expense&quot;;'2026 financial tracker'!$e$26:$e$525;[.$A175];'2026 financial tracker'!$j$26:$j$525;&quot;Cleared&quot;))">
            <text:p/>
          </table:table-cell>
          <table:table-cell table:style-name="ce33" table:formula="of:=IF([.$A175]=&quot;&quot;;&quot;&quot;;[.E175]-[.F175])">
            <text:p/>
          </table:table-cell>
          <table:table-cell table:style-name="ce33" table:formula="of:=IF([.$A175]=&quot;&quot;;&quot;&quot;;SUMIFS('2023 financial tracker'!$h$26:$h$525;'2023 financial tracker'!$b$26:$b$525;&quot;Income&quot;;'2023 financial tracker'!$e$26:$e$525;[.$A175];'2023 financial tracker'!$j$26:$j$525;&quot;Pending&quot;)+SUMIFS('2023 financial tracker'!$h$26:$h$525;'2023 financial tracker'!$b$26:$b$525;&quot;Income&quot;;'2023 financial tracker'!$e$26:$e$525;[.$A175];'2023 financial tracker'!$j$26:$j$525;&quot;Expected&quot;)+SUMIFS('2024 financial tracker'!$h$26:$h$525;'2024 financial tracker'!$b$26:$b$525;&quot;Income&quot;;'2024 financial tracker'!$e$26:$e$525;[.$A175];'2024 financial tracker'!$j$26:$j$525;&quot;Pending&quot;)+SUMIFS('2024 financial tracker'!$h$26:$h$525;'2024 financial tracker'!$b$26:$b$525;&quot;Income&quot;;'2024 financial tracker'!$e$26:$e$525;[.$A175];'2024 financial tracker'!$j$26:$j$525;&quot;Expected&quot;)+SUMIFS('2025 financial tracker'!$h$26:$h$525;'2025 financial tracker'!$b$26:$b$525;&quot;Income&quot;;'2025 financial tracker'!$e$26:$e$525;[.$A175];'2025 financial tracker'!$j$26:$j$525;&quot;Pending&quot;)+SUMIFS('2025 financial tracker'!$h$26:$h$525;'2025 financial tracker'!$b$26:$b$525;&quot;Income&quot;;'2025 financial tracker'!$e$26:$e$525;[.$A175];'2025 financial tracker'!$j$26:$j$525;&quot;Expected&quot;)+SUMIFS('2026 financial tracker'!$h$26:$h$525;'2026 financial tracker'!$b$26:$b$525;&quot;Income&quot;;'2026 financial tracker'!$e$26:$e$525;[.$A175];'2026 financial tracker'!$j$26:$j$525;&quot;Pending&quot;)+SUMIFS('2026 financial tracker'!$h$26:$h$525;'2026 financial tracker'!$b$26:$b$525;&quot;Income&quot;;'2026 financial tracker'!$e$26:$e$525;[.$A175];'2026 financial tracker'!$j$26:$j$525;&quot;Expected&quot;))">
            <text:p/>
          </table:table-cell>
          <table:table-cell table:style-name="ce3" table:number-columns-repeated="10"/>
          <table:table-cell table:number-columns-repeated="1006"/>
        </table:table-row>
        <table:table-row table:style-name="ro2">
          <table:table-cell table:style-name="ce3" table:number-columns-repeated="4"/>
          <table:table-cell table:style-name="ce33" table:formula="of:=IF([.$A176]=&quot;&quot;;&quot;&quot;;SUMIFS('2023 financial tracker'!$h$26:$h$525;'2023 financial tracker'!$b$26:$b$525;&quot;Income&quot;;'2023 financial tracker'!$e$26:$e$525;[.$A176];'2023 financial tracker'!$j$26:$j$525;&quot;Cleared&quot;)+SUMIFS('2024 financial tracker'!$h$26:$h$525;'2024 financial tracker'!$b$26:$b$525;&quot;Income&quot;;'2024 financial tracker'!$e$26:$e$525;[.$A176];'2024 financial tracker'!$j$26:$j$525;&quot;Cleared&quot;)+SUMIFS('2025 financial tracker'!$h$26:$h$525;'2025 financial tracker'!$b$26:$b$525;&quot;Income&quot;;'2025 financial tracker'!$e$26:$e$525;[.$A176];'2025 financial tracker'!$j$26:$j$525;&quot;Cleared&quot;)+SUMIFS('2026 financial tracker'!$h$26:$h$525;'2026 financial tracker'!$b$26:$b$525;&quot;Income&quot;;'2026 financial tracker'!$e$26:$e$525;[.$A176];'2026 financial tracker'!$j$26:$j$525;&quot;Cleared&quot;))">
            <text:p/>
          </table:table-cell>
          <table:table-cell table:style-name="ce33" table:formula="of:=IF([.$A176]=&quot;&quot;;&quot;&quot;;SUMIFS('2023 financial tracker'!$h$26:$h$525;'2023 financial tracker'!$b$26:$b$525;&quot;Expense&quot;;'2023 financial tracker'!$e$26:$e$525;[.$A176];'2023 financial tracker'!$j$26:$j$525;&quot;Cleared&quot;)+SUMIFS('2024 financial tracker'!$h$26:$h$525;'2024 financial tracker'!$b$26:$b$525;&quot;Expense&quot;;'2024 financial tracker'!$e$26:$e$525;[.$A176];'2024 financial tracker'!$j$26:$j$525;&quot;Cleared&quot;)+SUMIFS('2025 financial tracker'!$h$26:$h$525;'2025 financial tracker'!$b$26:$b$525;&quot;Expense&quot;;'2025 financial tracker'!$e$26:$e$525;[.$A176];'2025 financial tracker'!$j$26:$j$525;&quot;Cleared&quot;)+SUMIFS('2026 financial tracker'!$h$26:$h$525;'2026 financial tracker'!$b$26:$b$525;&quot;Expense&quot;;'2026 financial tracker'!$e$26:$e$525;[.$A176];'2026 financial tracker'!$j$26:$j$525;&quot;Cleared&quot;))">
            <text:p/>
          </table:table-cell>
          <table:table-cell table:style-name="ce33" table:formula="of:=IF([.$A176]=&quot;&quot;;&quot;&quot;;[.E176]-[.F176])">
            <text:p/>
          </table:table-cell>
          <table:table-cell table:style-name="ce33" table:formula="of:=IF([.$A176]=&quot;&quot;;&quot;&quot;;SUMIFS('2023 financial tracker'!$h$26:$h$525;'2023 financial tracker'!$b$26:$b$525;&quot;Income&quot;;'2023 financial tracker'!$e$26:$e$525;[.$A176];'2023 financial tracker'!$j$26:$j$525;&quot;Pending&quot;)+SUMIFS('2023 financial tracker'!$h$26:$h$525;'2023 financial tracker'!$b$26:$b$525;&quot;Income&quot;;'2023 financial tracker'!$e$26:$e$525;[.$A176];'2023 financial tracker'!$j$26:$j$525;&quot;Expected&quot;)+SUMIFS('2024 financial tracker'!$h$26:$h$525;'2024 financial tracker'!$b$26:$b$525;&quot;Income&quot;;'2024 financial tracker'!$e$26:$e$525;[.$A176];'2024 financial tracker'!$j$26:$j$525;&quot;Pending&quot;)+SUMIFS('2024 financial tracker'!$h$26:$h$525;'2024 financial tracker'!$b$26:$b$525;&quot;Income&quot;;'2024 financial tracker'!$e$26:$e$525;[.$A176];'2024 financial tracker'!$j$26:$j$525;&quot;Expected&quot;)+SUMIFS('2025 financial tracker'!$h$26:$h$525;'2025 financial tracker'!$b$26:$b$525;&quot;Income&quot;;'2025 financial tracker'!$e$26:$e$525;[.$A176];'2025 financial tracker'!$j$26:$j$525;&quot;Pending&quot;)+SUMIFS('2025 financial tracker'!$h$26:$h$525;'2025 financial tracker'!$b$26:$b$525;&quot;Income&quot;;'2025 financial tracker'!$e$26:$e$525;[.$A176];'2025 financial tracker'!$j$26:$j$525;&quot;Expected&quot;)+SUMIFS('2026 financial tracker'!$h$26:$h$525;'2026 financial tracker'!$b$26:$b$525;&quot;Income&quot;;'2026 financial tracker'!$e$26:$e$525;[.$A176];'2026 financial tracker'!$j$26:$j$525;&quot;Pending&quot;)+SUMIFS('2026 financial tracker'!$h$26:$h$525;'2026 financial tracker'!$b$26:$b$525;&quot;Income&quot;;'2026 financial tracker'!$e$26:$e$525;[.$A176];'2026 financial tracker'!$j$26:$j$525;&quot;Expected&quot;))">
            <text:p/>
          </table:table-cell>
          <table:table-cell table:style-name="ce3" table:number-columns-repeated="10"/>
          <table:table-cell table:number-columns-repeated="1006"/>
        </table:table-row>
        <table:table-row table:style-name="ro2">
          <table:table-cell table:style-name="ce3" table:number-columns-repeated="4"/>
          <table:table-cell table:style-name="ce33" table:formula="of:=IF([.$A177]=&quot;&quot;;&quot;&quot;;SUMIFS('2023 financial tracker'!$h$26:$h$525;'2023 financial tracker'!$b$26:$b$525;&quot;Income&quot;;'2023 financial tracker'!$e$26:$e$525;[.$A177];'2023 financial tracker'!$j$26:$j$525;&quot;Cleared&quot;)+SUMIFS('2024 financial tracker'!$h$26:$h$525;'2024 financial tracker'!$b$26:$b$525;&quot;Income&quot;;'2024 financial tracker'!$e$26:$e$525;[.$A177];'2024 financial tracker'!$j$26:$j$525;&quot;Cleared&quot;)+SUMIFS('2025 financial tracker'!$h$26:$h$525;'2025 financial tracker'!$b$26:$b$525;&quot;Income&quot;;'2025 financial tracker'!$e$26:$e$525;[.$A177];'2025 financial tracker'!$j$26:$j$525;&quot;Cleared&quot;)+SUMIFS('2026 financial tracker'!$h$26:$h$525;'2026 financial tracker'!$b$26:$b$525;&quot;Income&quot;;'2026 financial tracker'!$e$26:$e$525;[.$A177];'2026 financial tracker'!$j$26:$j$525;&quot;Cleared&quot;))">
            <text:p/>
          </table:table-cell>
          <table:table-cell table:style-name="ce33" table:formula="of:=IF([.$A177]=&quot;&quot;;&quot;&quot;;SUMIFS('2023 financial tracker'!$h$26:$h$525;'2023 financial tracker'!$b$26:$b$525;&quot;Expense&quot;;'2023 financial tracker'!$e$26:$e$525;[.$A177];'2023 financial tracker'!$j$26:$j$525;&quot;Cleared&quot;)+SUMIFS('2024 financial tracker'!$h$26:$h$525;'2024 financial tracker'!$b$26:$b$525;&quot;Expense&quot;;'2024 financial tracker'!$e$26:$e$525;[.$A177];'2024 financial tracker'!$j$26:$j$525;&quot;Cleared&quot;)+SUMIFS('2025 financial tracker'!$h$26:$h$525;'2025 financial tracker'!$b$26:$b$525;&quot;Expense&quot;;'2025 financial tracker'!$e$26:$e$525;[.$A177];'2025 financial tracker'!$j$26:$j$525;&quot;Cleared&quot;)+SUMIFS('2026 financial tracker'!$h$26:$h$525;'2026 financial tracker'!$b$26:$b$525;&quot;Expense&quot;;'2026 financial tracker'!$e$26:$e$525;[.$A177];'2026 financial tracker'!$j$26:$j$525;&quot;Cleared&quot;))">
            <text:p/>
          </table:table-cell>
          <table:table-cell table:style-name="ce33" table:formula="of:=IF([.$A177]=&quot;&quot;;&quot;&quot;;[.E177]-[.F177])">
            <text:p/>
          </table:table-cell>
          <table:table-cell table:style-name="ce33" table:formula="of:=IF([.$A177]=&quot;&quot;;&quot;&quot;;SUMIFS('2023 financial tracker'!$h$26:$h$525;'2023 financial tracker'!$b$26:$b$525;&quot;Income&quot;;'2023 financial tracker'!$e$26:$e$525;[.$A177];'2023 financial tracker'!$j$26:$j$525;&quot;Pending&quot;)+SUMIFS('2023 financial tracker'!$h$26:$h$525;'2023 financial tracker'!$b$26:$b$525;&quot;Income&quot;;'2023 financial tracker'!$e$26:$e$525;[.$A177];'2023 financial tracker'!$j$26:$j$525;&quot;Expected&quot;)+SUMIFS('2024 financial tracker'!$h$26:$h$525;'2024 financial tracker'!$b$26:$b$525;&quot;Income&quot;;'2024 financial tracker'!$e$26:$e$525;[.$A177];'2024 financial tracker'!$j$26:$j$525;&quot;Pending&quot;)+SUMIFS('2024 financial tracker'!$h$26:$h$525;'2024 financial tracker'!$b$26:$b$525;&quot;Income&quot;;'2024 financial tracker'!$e$26:$e$525;[.$A177];'2024 financial tracker'!$j$26:$j$525;&quot;Expected&quot;)+SUMIFS('2025 financial tracker'!$h$26:$h$525;'2025 financial tracker'!$b$26:$b$525;&quot;Income&quot;;'2025 financial tracker'!$e$26:$e$525;[.$A177];'2025 financial tracker'!$j$26:$j$525;&quot;Pending&quot;)+SUMIFS('2025 financial tracker'!$h$26:$h$525;'2025 financial tracker'!$b$26:$b$525;&quot;Income&quot;;'2025 financial tracker'!$e$26:$e$525;[.$A177];'2025 financial tracker'!$j$26:$j$525;&quot;Expected&quot;)+SUMIFS('2026 financial tracker'!$h$26:$h$525;'2026 financial tracker'!$b$26:$b$525;&quot;Income&quot;;'2026 financial tracker'!$e$26:$e$525;[.$A177];'2026 financial tracker'!$j$26:$j$525;&quot;Pending&quot;)+SUMIFS('2026 financial tracker'!$h$26:$h$525;'2026 financial tracker'!$b$26:$b$525;&quot;Income&quot;;'2026 financial tracker'!$e$26:$e$525;[.$A177];'2026 financial tracker'!$j$26:$j$525;&quot;Expected&quot;))">
            <text:p/>
          </table:table-cell>
          <table:table-cell table:style-name="ce3" table:number-columns-repeated="10"/>
          <table:table-cell table:number-columns-repeated="1006"/>
        </table:table-row>
        <table:table-row table:style-name="ro2">
          <table:table-cell table:style-name="ce3" table:number-columns-repeated="4"/>
          <table:table-cell table:style-name="ce33" table:formula="of:=IF([.$A178]=&quot;&quot;;&quot;&quot;;SUMIFS('2023 financial tracker'!$h$26:$h$525;'2023 financial tracker'!$b$26:$b$525;&quot;Income&quot;;'2023 financial tracker'!$e$26:$e$525;[.$A178];'2023 financial tracker'!$j$26:$j$525;&quot;Cleared&quot;)+SUMIFS('2024 financial tracker'!$h$26:$h$525;'2024 financial tracker'!$b$26:$b$525;&quot;Income&quot;;'2024 financial tracker'!$e$26:$e$525;[.$A178];'2024 financial tracker'!$j$26:$j$525;&quot;Cleared&quot;)+SUMIFS('2025 financial tracker'!$h$26:$h$525;'2025 financial tracker'!$b$26:$b$525;&quot;Income&quot;;'2025 financial tracker'!$e$26:$e$525;[.$A178];'2025 financial tracker'!$j$26:$j$525;&quot;Cleared&quot;)+SUMIFS('2026 financial tracker'!$h$26:$h$525;'2026 financial tracker'!$b$26:$b$525;&quot;Income&quot;;'2026 financial tracker'!$e$26:$e$525;[.$A178];'2026 financial tracker'!$j$26:$j$525;&quot;Cleared&quot;))">
            <text:p/>
          </table:table-cell>
          <table:table-cell table:style-name="ce33" table:formula="of:=IF([.$A178]=&quot;&quot;;&quot;&quot;;SUMIFS('2023 financial tracker'!$h$26:$h$525;'2023 financial tracker'!$b$26:$b$525;&quot;Expense&quot;;'2023 financial tracker'!$e$26:$e$525;[.$A178];'2023 financial tracker'!$j$26:$j$525;&quot;Cleared&quot;)+SUMIFS('2024 financial tracker'!$h$26:$h$525;'2024 financial tracker'!$b$26:$b$525;&quot;Expense&quot;;'2024 financial tracker'!$e$26:$e$525;[.$A178];'2024 financial tracker'!$j$26:$j$525;&quot;Cleared&quot;)+SUMIFS('2025 financial tracker'!$h$26:$h$525;'2025 financial tracker'!$b$26:$b$525;&quot;Expense&quot;;'2025 financial tracker'!$e$26:$e$525;[.$A178];'2025 financial tracker'!$j$26:$j$525;&quot;Cleared&quot;)+SUMIFS('2026 financial tracker'!$h$26:$h$525;'2026 financial tracker'!$b$26:$b$525;&quot;Expense&quot;;'2026 financial tracker'!$e$26:$e$525;[.$A178];'2026 financial tracker'!$j$26:$j$525;&quot;Cleared&quot;))">
            <text:p/>
          </table:table-cell>
          <table:table-cell table:style-name="ce33" table:formula="of:=IF([.$A178]=&quot;&quot;;&quot;&quot;;[.E178]-[.F178])">
            <text:p/>
          </table:table-cell>
          <table:table-cell table:style-name="ce33" table:formula="of:=IF([.$A178]=&quot;&quot;;&quot;&quot;;SUMIFS('2023 financial tracker'!$h$26:$h$525;'2023 financial tracker'!$b$26:$b$525;&quot;Income&quot;;'2023 financial tracker'!$e$26:$e$525;[.$A178];'2023 financial tracker'!$j$26:$j$525;&quot;Pending&quot;)+SUMIFS('2023 financial tracker'!$h$26:$h$525;'2023 financial tracker'!$b$26:$b$525;&quot;Income&quot;;'2023 financial tracker'!$e$26:$e$525;[.$A178];'2023 financial tracker'!$j$26:$j$525;&quot;Expected&quot;)+SUMIFS('2024 financial tracker'!$h$26:$h$525;'2024 financial tracker'!$b$26:$b$525;&quot;Income&quot;;'2024 financial tracker'!$e$26:$e$525;[.$A178];'2024 financial tracker'!$j$26:$j$525;&quot;Pending&quot;)+SUMIFS('2024 financial tracker'!$h$26:$h$525;'2024 financial tracker'!$b$26:$b$525;&quot;Income&quot;;'2024 financial tracker'!$e$26:$e$525;[.$A178];'2024 financial tracker'!$j$26:$j$525;&quot;Expected&quot;)+SUMIFS('2025 financial tracker'!$h$26:$h$525;'2025 financial tracker'!$b$26:$b$525;&quot;Income&quot;;'2025 financial tracker'!$e$26:$e$525;[.$A178];'2025 financial tracker'!$j$26:$j$525;&quot;Pending&quot;)+SUMIFS('2025 financial tracker'!$h$26:$h$525;'2025 financial tracker'!$b$26:$b$525;&quot;Income&quot;;'2025 financial tracker'!$e$26:$e$525;[.$A178];'2025 financial tracker'!$j$26:$j$525;&quot;Expected&quot;)+SUMIFS('2026 financial tracker'!$h$26:$h$525;'2026 financial tracker'!$b$26:$b$525;&quot;Income&quot;;'2026 financial tracker'!$e$26:$e$525;[.$A178];'2026 financial tracker'!$j$26:$j$525;&quot;Pending&quot;)+SUMIFS('2026 financial tracker'!$h$26:$h$525;'2026 financial tracker'!$b$26:$b$525;&quot;Income&quot;;'2026 financial tracker'!$e$26:$e$525;[.$A178];'2026 financial tracker'!$j$26:$j$525;&quot;Expected&quot;))">
            <text:p/>
          </table:table-cell>
          <table:table-cell table:style-name="ce3" table:number-columns-repeated="10"/>
          <table:table-cell table:number-columns-repeated="1006"/>
        </table:table-row>
        <table:table-row table:style-name="ro2">
          <table:table-cell table:style-name="ce3" table:number-columns-repeated="4"/>
          <table:table-cell table:style-name="ce33" table:formula="of:=IF([.$A179]=&quot;&quot;;&quot;&quot;;SUMIFS('2023 financial tracker'!$h$26:$h$525;'2023 financial tracker'!$b$26:$b$525;&quot;Income&quot;;'2023 financial tracker'!$e$26:$e$525;[.$A179];'2023 financial tracker'!$j$26:$j$525;&quot;Cleared&quot;)+SUMIFS('2024 financial tracker'!$h$26:$h$525;'2024 financial tracker'!$b$26:$b$525;&quot;Income&quot;;'2024 financial tracker'!$e$26:$e$525;[.$A179];'2024 financial tracker'!$j$26:$j$525;&quot;Cleared&quot;)+SUMIFS('2025 financial tracker'!$h$26:$h$525;'2025 financial tracker'!$b$26:$b$525;&quot;Income&quot;;'2025 financial tracker'!$e$26:$e$525;[.$A179];'2025 financial tracker'!$j$26:$j$525;&quot;Cleared&quot;)+SUMIFS('2026 financial tracker'!$h$26:$h$525;'2026 financial tracker'!$b$26:$b$525;&quot;Income&quot;;'2026 financial tracker'!$e$26:$e$525;[.$A179];'2026 financial tracker'!$j$26:$j$525;&quot;Cleared&quot;))">
            <text:p/>
          </table:table-cell>
          <table:table-cell table:style-name="ce33" table:formula="of:=IF([.$A179]=&quot;&quot;;&quot;&quot;;SUMIFS('2023 financial tracker'!$h$26:$h$525;'2023 financial tracker'!$b$26:$b$525;&quot;Expense&quot;;'2023 financial tracker'!$e$26:$e$525;[.$A179];'2023 financial tracker'!$j$26:$j$525;&quot;Cleared&quot;)+SUMIFS('2024 financial tracker'!$h$26:$h$525;'2024 financial tracker'!$b$26:$b$525;&quot;Expense&quot;;'2024 financial tracker'!$e$26:$e$525;[.$A179];'2024 financial tracker'!$j$26:$j$525;&quot;Cleared&quot;)+SUMIFS('2025 financial tracker'!$h$26:$h$525;'2025 financial tracker'!$b$26:$b$525;&quot;Expense&quot;;'2025 financial tracker'!$e$26:$e$525;[.$A179];'2025 financial tracker'!$j$26:$j$525;&quot;Cleared&quot;)+SUMIFS('2026 financial tracker'!$h$26:$h$525;'2026 financial tracker'!$b$26:$b$525;&quot;Expense&quot;;'2026 financial tracker'!$e$26:$e$525;[.$A179];'2026 financial tracker'!$j$26:$j$525;&quot;Cleared&quot;))">
            <text:p/>
          </table:table-cell>
          <table:table-cell table:style-name="ce33" table:formula="of:=IF([.$A179]=&quot;&quot;;&quot;&quot;;[.E179]-[.F179])">
            <text:p/>
          </table:table-cell>
          <table:table-cell table:style-name="ce33" table:formula="of:=IF([.$A179]=&quot;&quot;;&quot;&quot;;SUMIFS('2023 financial tracker'!$h$26:$h$525;'2023 financial tracker'!$b$26:$b$525;&quot;Income&quot;;'2023 financial tracker'!$e$26:$e$525;[.$A179];'2023 financial tracker'!$j$26:$j$525;&quot;Pending&quot;)+SUMIFS('2023 financial tracker'!$h$26:$h$525;'2023 financial tracker'!$b$26:$b$525;&quot;Income&quot;;'2023 financial tracker'!$e$26:$e$525;[.$A179];'2023 financial tracker'!$j$26:$j$525;&quot;Expected&quot;)+SUMIFS('2024 financial tracker'!$h$26:$h$525;'2024 financial tracker'!$b$26:$b$525;&quot;Income&quot;;'2024 financial tracker'!$e$26:$e$525;[.$A179];'2024 financial tracker'!$j$26:$j$525;&quot;Pending&quot;)+SUMIFS('2024 financial tracker'!$h$26:$h$525;'2024 financial tracker'!$b$26:$b$525;&quot;Income&quot;;'2024 financial tracker'!$e$26:$e$525;[.$A179];'2024 financial tracker'!$j$26:$j$525;&quot;Expected&quot;)+SUMIFS('2025 financial tracker'!$h$26:$h$525;'2025 financial tracker'!$b$26:$b$525;&quot;Income&quot;;'2025 financial tracker'!$e$26:$e$525;[.$A179];'2025 financial tracker'!$j$26:$j$525;&quot;Pending&quot;)+SUMIFS('2025 financial tracker'!$h$26:$h$525;'2025 financial tracker'!$b$26:$b$525;&quot;Income&quot;;'2025 financial tracker'!$e$26:$e$525;[.$A179];'2025 financial tracker'!$j$26:$j$525;&quot;Expected&quot;)+SUMIFS('2026 financial tracker'!$h$26:$h$525;'2026 financial tracker'!$b$26:$b$525;&quot;Income&quot;;'2026 financial tracker'!$e$26:$e$525;[.$A179];'2026 financial tracker'!$j$26:$j$525;&quot;Pending&quot;)+SUMIFS('2026 financial tracker'!$h$26:$h$525;'2026 financial tracker'!$b$26:$b$525;&quot;Income&quot;;'2026 financial tracker'!$e$26:$e$525;[.$A179];'2026 financial tracker'!$j$26:$j$525;&quot;Expected&quot;))">
            <text:p/>
          </table:table-cell>
          <table:table-cell table:style-name="ce3" table:number-columns-repeated="10"/>
          <table:table-cell table:number-columns-repeated="1006"/>
        </table:table-row>
        <table:table-row table:style-name="ro2">
          <table:table-cell table:style-name="ce3" table:number-columns-repeated="4"/>
          <table:table-cell table:style-name="ce33" table:formula="of:=IF([.$A180]=&quot;&quot;;&quot;&quot;;SUMIFS('2023 financial tracker'!$h$26:$h$525;'2023 financial tracker'!$b$26:$b$525;&quot;Income&quot;;'2023 financial tracker'!$e$26:$e$525;[.$A180];'2023 financial tracker'!$j$26:$j$525;&quot;Cleared&quot;)+SUMIFS('2024 financial tracker'!$h$26:$h$525;'2024 financial tracker'!$b$26:$b$525;&quot;Income&quot;;'2024 financial tracker'!$e$26:$e$525;[.$A180];'2024 financial tracker'!$j$26:$j$525;&quot;Cleared&quot;)+SUMIFS('2025 financial tracker'!$h$26:$h$525;'2025 financial tracker'!$b$26:$b$525;&quot;Income&quot;;'2025 financial tracker'!$e$26:$e$525;[.$A180];'2025 financial tracker'!$j$26:$j$525;&quot;Cleared&quot;)+SUMIFS('2026 financial tracker'!$h$26:$h$525;'2026 financial tracker'!$b$26:$b$525;&quot;Income&quot;;'2026 financial tracker'!$e$26:$e$525;[.$A180];'2026 financial tracker'!$j$26:$j$525;&quot;Cleared&quot;))">
            <text:p/>
          </table:table-cell>
          <table:table-cell table:style-name="ce33" table:formula="of:=IF([.$A180]=&quot;&quot;;&quot;&quot;;SUMIFS('2023 financial tracker'!$h$26:$h$525;'2023 financial tracker'!$b$26:$b$525;&quot;Expense&quot;;'2023 financial tracker'!$e$26:$e$525;[.$A180];'2023 financial tracker'!$j$26:$j$525;&quot;Cleared&quot;)+SUMIFS('2024 financial tracker'!$h$26:$h$525;'2024 financial tracker'!$b$26:$b$525;&quot;Expense&quot;;'2024 financial tracker'!$e$26:$e$525;[.$A180];'2024 financial tracker'!$j$26:$j$525;&quot;Cleared&quot;)+SUMIFS('2025 financial tracker'!$h$26:$h$525;'2025 financial tracker'!$b$26:$b$525;&quot;Expense&quot;;'2025 financial tracker'!$e$26:$e$525;[.$A180];'2025 financial tracker'!$j$26:$j$525;&quot;Cleared&quot;)+SUMIFS('2026 financial tracker'!$h$26:$h$525;'2026 financial tracker'!$b$26:$b$525;&quot;Expense&quot;;'2026 financial tracker'!$e$26:$e$525;[.$A180];'2026 financial tracker'!$j$26:$j$525;&quot;Cleared&quot;))">
            <text:p/>
          </table:table-cell>
          <table:table-cell table:style-name="ce33" table:formula="of:=IF([.$A180]=&quot;&quot;;&quot;&quot;;[.E180]-[.F180])">
            <text:p/>
          </table:table-cell>
          <table:table-cell table:style-name="ce33" table:formula="of:=IF([.$A180]=&quot;&quot;;&quot;&quot;;SUMIFS('2023 financial tracker'!$h$26:$h$525;'2023 financial tracker'!$b$26:$b$525;&quot;Income&quot;;'2023 financial tracker'!$e$26:$e$525;[.$A180];'2023 financial tracker'!$j$26:$j$525;&quot;Pending&quot;)+SUMIFS('2023 financial tracker'!$h$26:$h$525;'2023 financial tracker'!$b$26:$b$525;&quot;Income&quot;;'2023 financial tracker'!$e$26:$e$525;[.$A180];'2023 financial tracker'!$j$26:$j$525;&quot;Expected&quot;)+SUMIFS('2024 financial tracker'!$h$26:$h$525;'2024 financial tracker'!$b$26:$b$525;&quot;Income&quot;;'2024 financial tracker'!$e$26:$e$525;[.$A180];'2024 financial tracker'!$j$26:$j$525;&quot;Pending&quot;)+SUMIFS('2024 financial tracker'!$h$26:$h$525;'2024 financial tracker'!$b$26:$b$525;&quot;Income&quot;;'2024 financial tracker'!$e$26:$e$525;[.$A180];'2024 financial tracker'!$j$26:$j$525;&quot;Expected&quot;)+SUMIFS('2025 financial tracker'!$h$26:$h$525;'2025 financial tracker'!$b$26:$b$525;&quot;Income&quot;;'2025 financial tracker'!$e$26:$e$525;[.$A180];'2025 financial tracker'!$j$26:$j$525;&quot;Pending&quot;)+SUMIFS('2025 financial tracker'!$h$26:$h$525;'2025 financial tracker'!$b$26:$b$525;&quot;Income&quot;;'2025 financial tracker'!$e$26:$e$525;[.$A180];'2025 financial tracker'!$j$26:$j$525;&quot;Expected&quot;)+SUMIFS('2026 financial tracker'!$h$26:$h$525;'2026 financial tracker'!$b$26:$b$525;&quot;Income&quot;;'2026 financial tracker'!$e$26:$e$525;[.$A180];'2026 financial tracker'!$j$26:$j$525;&quot;Pending&quot;)+SUMIFS('2026 financial tracker'!$h$26:$h$525;'2026 financial tracker'!$b$26:$b$525;&quot;Income&quot;;'2026 financial tracker'!$e$26:$e$525;[.$A180];'2026 financial tracker'!$j$26:$j$525;&quot;Expected&quot;))">
            <text:p/>
          </table:table-cell>
          <table:table-cell table:style-name="ce3" table:number-columns-repeated="10"/>
          <table:table-cell table:number-columns-repeated="1006"/>
        </table:table-row>
        <table:table-row table:style-name="ro2">
          <table:table-cell table:style-name="ce3" table:number-columns-repeated="4"/>
          <table:table-cell table:style-name="ce33" table:formula="of:=IF([.$A181]=&quot;&quot;;&quot;&quot;;SUMIFS('2023 financial tracker'!$h$26:$h$525;'2023 financial tracker'!$b$26:$b$525;&quot;Income&quot;;'2023 financial tracker'!$e$26:$e$525;[.$A181];'2023 financial tracker'!$j$26:$j$525;&quot;Cleared&quot;)+SUMIFS('2024 financial tracker'!$h$26:$h$525;'2024 financial tracker'!$b$26:$b$525;&quot;Income&quot;;'2024 financial tracker'!$e$26:$e$525;[.$A181];'2024 financial tracker'!$j$26:$j$525;&quot;Cleared&quot;)+SUMIFS('2025 financial tracker'!$h$26:$h$525;'2025 financial tracker'!$b$26:$b$525;&quot;Income&quot;;'2025 financial tracker'!$e$26:$e$525;[.$A181];'2025 financial tracker'!$j$26:$j$525;&quot;Cleared&quot;)+SUMIFS('2026 financial tracker'!$h$26:$h$525;'2026 financial tracker'!$b$26:$b$525;&quot;Income&quot;;'2026 financial tracker'!$e$26:$e$525;[.$A181];'2026 financial tracker'!$j$26:$j$525;&quot;Cleared&quot;))">
            <text:p/>
          </table:table-cell>
          <table:table-cell table:style-name="ce33" table:formula="of:=IF([.$A181]=&quot;&quot;;&quot;&quot;;SUMIFS('2023 financial tracker'!$h$26:$h$525;'2023 financial tracker'!$b$26:$b$525;&quot;Expense&quot;;'2023 financial tracker'!$e$26:$e$525;[.$A181];'2023 financial tracker'!$j$26:$j$525;&quot;Cleared&quot;)+SUMIFS('2024 financial tracker'!$h$26:$h$525;'2024 financial tracker'!$b$26:$b$525;&quot;Expense&quot;;'2024 financial tracker'!$e$26:$e$525;[.$A181];'2024 financial tracker'!$j$26:$j$525;&quot;Cleared&quot;)+SUMIFS('2025 financial tracker'!$h$26:$h$525;'2025 financial tracker'!$b$26:$b$525;&quot;Expense&quot;;'2025 financial tracker'!$e$26:$e$525;[.$A181];'2025 financial tracker'!$j$26:$j$525;&quot;Cleared&quot;)+SUMIFS('2026 financial tracker'!$h$26:$h$525;'2026 financial tracker'!$b$26:$b$525;&quot;Expense&quot;;'2026 financial tracker'!$e$26:$e$525;[.$A181];'2026 financial tracker'!$j$26:$j$525;&quot;Cleared&quot;))">
            <text:p/>
          </table:table-cell>
          <table:table-cell table:style-name="ce33" table:formula="of:=IF([.$A181]=&quot;&quot;;&quot;&quot;;[.E181]-[.F181])">
            <text:p/>
          </table:table-cell>
          <table:table-cell table:style-name="ce33" table:formula="of:=IF([.$A181]=&quot;&quot;;&quot;&quot;;SUMIFS('2023 financial tracker'!$h$26:$h$525;'2023 financial tracker'!$b$26:$b$525;&quot;Income&quot;;'2023 financial tracker'!$e$26:$e$525;[.$A181];'2023 financial tracker'!$j$26:$j$525;&quot;Pending&quot;)+SUMIFS('2023 financial tracker'!$h$26:$h$525;'2023 financial tracker'!$b$26:$b$525;&quot;Income&quot;;'2023 financial tracker'!$e$26:$e$525;[.$A181];'2023 financial tracker'!$j$26:$j$525;&quot;Expected&quot;)+SUMIFS('2024 financial tracker'!$h$26:$h$525;'2024 financial tracker'!$b$26:$b$525;&quot;Income&quot;;'2024 financial tracker'!$e$26:$e$525;[.$A181];'2024 financial tracker'!$j$26:$j$525;&quot;Pending&quot;)+SUMIFS('2024 financial tracker'!$h$26:$h$525;'2024 financial tracker'!$b$26:$b$525;&quot;Income&quot;;'2024 financial tracker'!$e$26:$e$525;[.$A181];'2024 financial tracker'!$j$26:$j$525;&quot;Expected&quot;)+SUMIFS('2025 financial tracker'!$h$26:$h$525;'2025 financial tracker'!$b$26:$b$525;&quot;Income&quot;;'2025 financial tracker'!$e$26:$e$525;[.$A181];'2025 financial tracker'!$j$26:$j$525;&quot;Pending&quot;)+SUMIFS('2025 financial tracker'!$h$26:$h$525;'2025 financial tracker'!$b$26:$b$525;&quot;Income&quot;;'2025 financial tracker'!$e$26:$e$525;[.$A181];'2025 financial tracker'!$j$26:$j$525;&quot;Expected&quot;)+SUMIFS('2026 financial tracker'!$h$26:$h$525;'2026 financial tracker'!$b$26:$b$525;&quot;Income&quot;;'2026 financial tracker'!$e$26:$e$525;[.$A181];'2026 financial tracker'!$j$26:$j$525;&quot;Pending&quot;)+SUMIFS('2026 financial tracker'!$h$26:$h$525;'2026 financial tracker'!$b$26:$b$525;&quot;Income&quot;;'2026 financial tracker'!$e$26:$e$525;[.$A181];'2026 financial tracker'!$j$26:$j$525;&quot;Expected&quot;))">
            <text:p/>
          </table:table-cell>
          <table:table-cell table:style-name="ce3" table:number-columns-repeated="10"/>
          <table:table-cell table:number-columns-repeated="1006"/>
        </table:table-row>
        <table:table-row table:style-name="ro2">
          <table:table-cell table:style-name="ce3" table:number-columns-repeated="4"/>
          <table:table-cell table:style-name="ce33" table:formula="of:=IF([.$A182]=&quot;&quot;;&quot;&quot;;SUMIFS('2023 financial tracker'!$h$26:$h$525;'2023 financial tracker'!$b$26:$b$525;&quot;Income&quot;;'2023 financial tracker'!$e$26:$e$525;[.$A182];'2023 financial tracker'!$j$26:$j$525;&quot;Cleared&quot;)+SUMIFS('2024 financial tracker'!$h$26:$h$525;'2024 financial tracker'!$b$26:$b$525;&quot;Income&quot;;'2024 financial tracker'!$e$26:$e$525;[.$A182];'2024 financial tracker'!$j$26:$j$525;&quot;Cleared&quot;)+SUMIFS('2025 financial tracker'!$h$26:$h$525;'2025 financial tracker'!$b$26:$b$525;&quot;Income&quot;;'2025 financial tracker'!$e$26:$e$525;[.$A182];'2025 financial tracker'!$j$26:$j$525;&quot;Cleared&quot;)+SUMIFS('2026 financial tracker'!$h$26:$h$525;'2026 financial tracker'!$b$26:$b$525;&quot;Income&quot;;'2026 financial tracker'!$e$26:$e$525;[.$A182];'2026 financial tracker'!$j$26:$j$525;&quot;Cleared&quot;))">
            <text:p/>
          </table:table-cell>
          <table:table-cell table:style-name="ce33" table:formula="of:=IF([.$A182]=&quot;&quot;;&quot;&quot;;SUMIFS('2023 financial tracker'!$h$26:$h$525;'2023 financial tracker'!$b$26:$b$525;&quot;Expense&quot;;'2023 financial tracker'!$e$26:$e$525;[.$A182];'2023 financial tracker'!$j$26:$j$525;&quot;Cleared&quot;)+SUMIFS('2024 financial tracker'!$h$26:$h$525;'2024 financial tracker'!$b$26:$b$525;&quot;Expense&quot;;'2024 financial tracker'!$e$26:$e$525;[.$A182];'2024 financial tracker'!$j$26:$j$525;&quot;Cleared&quot;)+SUMIFS('2025 financial tracker'!$h$26:$h$525;'2025 financial tracker'!$b$26:$b$525;&quot;Expense&quot;;'2025 financial tracker'!$e$26:$e$525;[.$A182];'2025 financial tracker'!$j$26:$j$525;&quot;Cleared&quot;)+SUMIFS('2026 financial tracker'!$h$26:$h$525;'2026 financial tracker'!$b$26:$b$525;&quot;Expense&quot;;'2026 financial tracker'!$e$26:$e$525;[.$A182];'2026 financial tracker'!$j$26:$j$525;&quot;Cleared&quot;))">
            <text:p/>
          </table:table-cell>
          <table:table-cell table:style-name="ce33" table:formula="of:=IF([.$A182]=&quot;&quot;;&quot;&quot;;[.E182]-[.F182])">
            <text:p/>
          </table:table-cell>
          <table:table-cell table:style-name="ce33" table:formula="of:=IF([.$A182]=&quot;&quot;;&quot;&quot;;SUMIFS('2023 financial tracker'!$h$26:$h$525;'2023 financial tracker'!$b$26:$b$525;&quot;Income&quot;;'2023 financial tracker'!$e$26:$e$525;[.$A182];'2023 financial tracker'!$j$26:$j$525;&quot;Pending&quot;)+SUMIFS('2023 financial tracker'!$h$26:$h$525;'2023 financial tracker'!$b$26:$b$525;&quot;Income&quot;;'2023 financial tracker'!$e$26:$e$525;[.$A182];'2023 financial tracker'!$j$26:$j$525;&quot;Expected&quot;)+SUMIFS('2024 financial tracker'!$h$26:$h$525;'2024 financial tracker'!$b$26:$b$525;&quot;Income&quot;;'2024 financial tracker'!$e$26:$e$525;[.$A182];'2024 financial tracker'!$j$26:$j$525;&quot;Pending&quot;)+SUMIFS('2024 financial tracker'!$h$26:$h$525;'2024 financial tracker'!$b$26:$b$525;&quot;Income&quot;;'2024 financial tracker'!$e$26:$e$525;[.$A182];'2024 financial tracker'!$j$26:$j$525;&quot;Expected&quot;)+SUMIFS('2025 financial tracker'!$h$26:$h$525;'2025 financial tracker'!$b$26:$b$525;&quot;Income&quot;;'2025 financial tracker'!$e$26:$e$525;[.$A182];'2025 financial tracker'!$j$26:$j$525;&quot;Pending&quot;)+SUMIFS('2025 financial tracker'!$h$26:$h$525;'2025 financial tracker'!$b$26:$b$525;&quot;Income&quot;;'2025 financial tracker'!$e$26:$e$525;[.$A182];'2025 financial tracker'!$j$26:$j$525;&quot;Expected&quot;)+SUMIFS('2026 financial tracker'!$h$26:$h$525;'2026 financial tracker'!$b$26:$b$525;&quot;Income&quot;;'2026 financial tracker'!$e$26:$e$525;[.$A182];'2026 financial tracker'!$j$26:$j$525;&quot;Pending&quot;)+SUMIFS('2026 financial tracker'!$h$26:$h$525;'2026 financial tracker'!$b$26:$b$525;&quot;Income&quot;;'2026 financial tracker'!$e$26:$e$525;[.$A182];'2026 financial tracker'!$j$26:$j$525;&quot;Expected&quot;))">
            <text:p/>
          </table:table-cell>
          <table:table-cell table:style-name="ce3" table:number-columns-repeated="10"/>
          <table:table-cell table:number-columns-repeated="1006"/>
        </table:table-row>
        <table:table-row table:style-name="ro2">
          <table:table-cell table:style-name="ce3" table:number-columns-repeated="4"/>
          <table:table-cell table:style-name="ce33" table:formula="of:=IF([.$A183]=&quot;&quot;;&quot;&quot;;SUMIFS('2023 financial tracker'!$h$26:$h$525;'2023 financial tracker'!$b$26:$b$525;&quot;Income&quot;;'2023 financial tracker'!$e$26:$e$525;[.$A183];'2023 financial tracker'!$j$26:$j$525;&quot;Cleared&quot;)+SUMIFS('2024 financial tracker'!$h$26:$h$525;'2024 financial tracker'!$b$26:$b$525;&quot;Income&quot;;'2024 financial tracker'!$e$26:$e$525;[.$A183];'2024 financial tracker'!$j$26:$j$525;&quot;Cleared&quot;)+SUMIFS('2025 financial tracker'!$h$26:$h$525;'2025 financial tracker'!$b$26:$b$525;&quot;Income&quot;;'2025 financial tracker'!$e$26:$e$525;[.$A183];'2025 financial tracker'!$j$26:$j$525;&quot;Cleared&quot;)+SUMIFS('2026 financial tracker'!$h$26:$h$525;'2026 financial tracker'!$b$26:$b$525;&quot;Income&quot;;'2026 financial tracker'!$e$26:$e$525;[.$A183];'2026 financial tracker'!$j$26:$j$525;&quot;Cleared&quot;))">
            <text:p/>
          </table:table-cell>
          <table:table-cell table:style-name="ce33" table:formula="of:=IF([.$A183]=&quot;&quot;;&quot;&quot;;SUMIFS('2023 financial tracker'!$h$26:$h$525;'2023 financial tracker'!$b$26:$b$525;&quot;Expense&quot;;'2023 financial tracker'!$e$26:$e$525;[.$A183];'2023 financial tracker'!$j$26:$j$525;&quot;Cleared&quot;)+SUMIFS('2024 financial tracker'!$h$26:$h$525;'2024 financial tracker'!$b$26:$b$525;&quot;Expense&quot;;'2024 financial tracker'!$e$26:$e$525;[.$A183];'2024 financial tracker'!$j$26:$j$525;&quot;Cleared&quot;)+SUMIFS('2025 financial tracker'!$h$26:$h$525;'2025 financial tracker'!$b$26:$b$525;&quot;Expense&quot;;'2025 financial tracker'!$e$26:$e$525;[.$A183];'2025 financial tracker'!$j$26:$j$525;&quot;Cleared&quot;)+SUMIFS('2026 financial tracker'!$h$26:$h$525;'2026 financial tracker'!$b$26:$b$525;&quot;Expense&quot;;'2026 financial tracker'!$e$26:$e$525;[.$A183];'2026 financial tracker'!$j$26:$j$525;&quot;Cleared&quot;))">
            <text:p/>
          </table:table-cell>
          <table:table-cell table:style-name="ce33" table:formula="of:=IF([.$A183]=&quot;&quot;;&quot;&quot;;[.E183]-[.F183])">
            <text:p/>
          </table:table-cell>
          <table:table-cell table:style-name="ce33" table:formula="of:=IF([.$A183]=&quot;&quot;;&quot;&quot;;SUMIFS('2023 financial tracker'!$h$26:$h$525;'2023 financial tracker'!$b$26:$b$525;&quot;Income&quot;;'2023 financial tracker'!$e$26:$e$525;[.$A183];'2023 financial tracker'!$j$26:$j$525;&quot;Pending&quot;)+SUMIFS('2023 financial tracker'!$h$26:$h$525;'2023 financial tracker'!$b$26:$b$525;&quot;Income&quot;;'2023 financial tracker'!$e$26:$e$525;[.$A183];'2023 financial tracker'!$j$26:$j$525;&quot;Expected&quot;)+SUMIFS('2024 financial tracker'!$h$26:$h$525;'2024 financial tracker'!$b$26:$b$525;&quot;Income&quot;;'2024 financial tracker'!$e$26:$e$525;[.$A183];'2024 financial tracker'!$j$26:$j$525;&quot;Pending&quot;)+SUMIFS('2024 financial tracker'!$h$26:$h$525;'2024 financial tracker'!$b$26:$b$525;&quot;Income&quot;;'2024 financial tracker'!$e$26:$e$525;[.$A183];'2024 financial tracker'!$j$26:$j$525;&quot;Expected&quot;)+SUMIFS('2025 financial tracker'!$h$26:$h$525;'2025 financial tracker'!$b$26:$b$525;&quot;Income&quot;;'2025 financial tracker'!$e$26:$e$525;[.$A183];'2025 financial tracker'!$j$26:$j$525;&quot;Pending&quot;)+SUMIFS('2025 financial tracker'!$h$26:$h$525;'2025 financial tracker'!$b$26:$b$525;&quot;Income&quot;;'2025 financial tracker'!$e$26:$e$525;[.$A183];'2025 financial tracker'!$j$26:$j$525;&quot;Expected&quot;)+SUMIFS('2026 financial tracker'!$h$26:$h$525;'2026 financial tracker'!$b$26:$b$525;&quot;Income&quot;;'2026 financial tracker'!$e$26:$e$525;[.$A183];'2026 financial tracker'!$j$26:$j$525;&quot;Pending&quot;)+SUMIFS('2026 financial tracker'!$h$26:$h$525;'2026 financial tracker'!$b$26:$b$525;&quot;Income&quot;;'2026 financial tracker'!$e$26:$e$525;[.$A183];'2026 financial tracker'!$j$26:$j$525;&quot;Expected&quot;))">
            <text:p/>
          </table:table-cell>
          <table:table-cell table:style-name="ce3" table:number-columns-repeated="10"/>
          <table:table-cell table:number-columns-repeated="1006"/>
        </table:table-row>
        <table:table-row table:style-name="ro2">
          <table:table-cell table:style-name="ce3" table:number-columns-repeated="4"/>
          <table:table-cell table:style-name="ce33" table:formula="of:=IF([.$A184]=&quot;&quot;;&quot;&quot;;SUMIFS('2023 financial tracker'!$h$26:$h$525;'2023 financial tracker'!$b$26:$b$525;&quot;Income&quot;;'2023 financial tracker'!$e$26:$e$525;[.$A184];'2023 financial tracker'!$j$26:$j$525;&quot;Cleared&quot;)+SUMIFS('2024 financial tracker'!$h$26:$h$525;'2024 financial tracker'!$b$26:$b$525;&quot;Income&quot;;'2024 financial tracker'!$e$26:$e$525;[.$A184];'2024 financial tracker'!$j$26:$j$525;&quot;Cleared&quot;)+SUMIFS('2025 financial tracker'!$h$26:$h$525;'2025 financial tracker'!$b$26:$b$525;&quot;Income&quot;;'2025 financial tracker'!$e$26:$e$525;[.$A184];'2025 financial tracker'!$j$26:$j$525;&quot;Cleared&quot;)+SUMIFS('2026 financial tracker'!$h$26:$h$525;'2026 financial tracker'!$b$26:$b$525;&quot;Income&quot;;'2026 financial tracker'!$e$26:$e$525;[.$A184];'2026 financial tracker'!$j$26:$j$525;&quot;Cleared&quot;))">
            <text:p/>
          </table:table-cell>
          <table:table-cell table:style-name="ce33" table:formula="of:=IF([.$A184]=&quot;&quot;;&quot;&quot;;SUMIFS('2023 financial tracker'!$h$26:$h$525;'2023 financial tracker'!$b$26:$b$525;&quot;Expense&quot;;'2023 financial tracker'!$e$26:$e$525;[.$A184];'2023 financial tracker'!$j$26:$j$525;&quot;Cleared&quot;)+SUMIFS('2024 financial tracker'!$h$26:$h$525;'2024 financial tracker'!$b$26:$b$525;&quot;Expense&quot;;'2024 financial tracker'!$e$26:$e$525;[.$A184];'2024 financial tracker'!$j$26:$j$525;&quot;Cleared&quot;)+SUMIFS('2025 financial tracker'!$h$26:$h$525;'2025 financial tracker'!$b$26:$b$525;&quot;Expense&quot;;'2025 financial tracker'!$e$26:$e$525;[.$A184];'2025 financial tracker'!$j$26:$j$525;&quot;Cleared&quot;)+SUMIFS('2026 financial tracker'!$h$26:$h$525;'2026 financial tracker'!$b$26:$b$525;&quot;Expense&quot;;'2026 financial tracker'!$e$26:$e$525;[.$A184];'2026 financial tracker'!$j$26:$j$525;&quot;Cleared&quot;))">
            <text:p/>
          </table:table-cell>
          <table:table-cell table:style-name="ce33" table:formula="of:=IF([.$A184]=&quot;&quot;;&quot;&quot;;[.E184]-[.F184])">
            <text:p/>
          </table:table-cell>
          <table:table-cell table:style-name="ce33" table:formula="of:=IF([.$A184]=&quot;&quot;;&quot;&quot;;SUMIFS('2023 financial tracker'!$h$26:$h$525;'2023 financial tracker'!$b$26:$b$525;&quot;Income&quot;;'2023 financial tracker'!$e$26:$e$525;[.$A184];'2023 financial tracker'!$j$26:$j$525;&quot;Pending&quot;)+SUMIFS('2023 financial tracker'!$h$26:$h$525;'2023 financial tracker'!$b$26:$b$525;&quot;Income&quot;;'2023 financial tracker'!$e$26:$e$525;[.$A184];'2023 financial tracker'!$j$26:$j$525;&quot;Expected&quot;)+SUMIFS('2024 financial tracker'!$h$26:$h$525;'2024 financial tracker'!$b$26:$b$525;&quot;Income&quot;;'2024 financial tracker'!$e$26:$e$525;[.$A184];'2024 financial tracker'!$j$26:$j$525;&quot;Pending&quot;)+SUMIFS('2024 financial tracker'!$h$26:$h$525;'2024 financial tracker'!$b$26:$b$525;&quot;Income&quot;;'2024 financial tracker'!$e$26:$e$525;[.$A184];'2024 financial tracker'!$j$26:$j$525;&quot;Expected&quot;)+SUMIFS('2025 financial tracker'!$h$26:$h$525;'2025 financial tracker'!$b$26:$b$525;&quot;Income&quot;;'2025 financial tracker'!$e$26:$e$525;[.$A184];'2025 financial tracker'!$j$26:$j$525;&quot;Pending&quot;)+SUMIFS('2025 financial tracker'!$h$26:$h$525;'2025 financial tracker'!$b$26:$b$525;&quot;Income&quot;;'2025 financial tracker'!$e$26:$e$525;[.$A184];'2025 financial tracker'!$j$26:$j$525;&quot;Expected&quot;)+SUMIFS('2026 financial tracker'!$h$26:$h$525;'2026 financial tracker'!$b$26:$b$525;&quot;Income&quot;;'2026 financial tracker'!$e$26:$e$525;[.$A184];'2026 financial tracker'!$j$26:$j$525;&quot;Pending&quot;)+SUMIFS('2026 financial tracker'!$h$26:$h$525;'2026 financial tracker'!$b$26:$b$525;&quot;Income&quot;;'2026 financial tracker'!$e$26:$e$525;[.$A184];'2026 financial tracker'!$j$26:$j$525;&quot;Expected&quot;))">
            <text:p/>
          </table:table-cell>
          <table:table-cell table:style-name="ce3" table:number-columns-repeated="10"/>
          <table:table-cell table:number-columns-repeated="1006"/>
        </table:table-row>
        <table:table-row table:style-name="ro2">
          <table:table-cell table:style-name="ce3" table:number-columns-repeated="4"/>
          <table:table-cell table:style-name="ce33" table:formula="of:=IF([.$A185]=&quot;&quot;;&quot;&quot;;SUMIFS('2023 financial tracker'!$h$26:$h$525;'2023 financial tracker'!$b$26:$b$525;&quot;Income&quot;;'2023 financial tracker'!$e$26:$e$525;[.$A185];'2023 financial tracker'!$j$26:$j$525;&quot;Cleared&quot;)+SUMIFS('2024 financial tracker'!$h$26:$h$525;'2024 financial tracker'!$b$26:$b$525;&quot;Income&quot;;'2024 financial tracker'!$e$26:$e$525;[.$A185];'2024 financial tracker'!$j$26:$j$525;&quot;Cleared&quot;)+SUMIFS('2025 financial tracker'!$h$26:$h$525;'2025 financial tracker'!$b$26:$b$525;&quot;Income&quot;;'2025 financial tracker'!$e$26:$e$525;[.$A185];'2025 financial tracker'!$j$26:$j$525;&quot;Cleared&quot;)+SUMIFS('2026 financial tracker'!$h$26:$h$525;'2026 financial tracker'!$b$26:$b$525;&quot;Income&quot;;'2026 financial tracker'!$e$26:$e$525;[.$A185];'2026 financial tracker'!$j$26:$j$525;&quot;Cleared&quot;))">
            <text:p/>
          </table:table-cell>
          <table:table-cell table:style-name="ce33" table:formula="of:=IF([.$A185]=&quot;&quot;;&quot;&quot;;SUMIFS('2023 financial tracker'!$h$26:$h$525;'2023 financial tracker'!$b$26:$b$525;&quot;Expense&quot;;'2023 financial tracker'!$e$26:$e$525;[.$A185];'2023 financial tracker'!$j$26:$j$525;&quot;Cleared&quot;)+SUMIFS('2024 financial tracker'!$h$26:$h$525;'2024 financial tracker'!$b$26:$b$525;&quot;Expense&quot;;'2024 financial tracker'!$e$26:$e$525;[.$A185];'2024 financial tracker'!$j$26:$j$525;&quot;Cleared&quot;)+SUMIFS('2025 financial tracker'!$h$26:$h$525;'2025 financial tracker'!$b$26:$b$525;&quot;Expense&quot;;'2025 financial tracker'!$e$26:$e$525;[.$A185];'2025 financial tracker'!$j$26:$j$525;&quot;Cleared&quot;)+SUMIFS('2026 financial tracker'!$h$26:$h$525;'2026 financial tracker'!$b$26:$b$525;&quot;Expense&quot;;'2026 financial tracker'!$e$26:$e$525;[.$A185];'2026 financial tracker'!$j$26:$j$525;&quot;Cleared&quot;))">
            <text:p/>
          </table:table-cell>
          <table:table-cell table:style-name="ce33" table:formula="of:=IF([.$A185]=&quot;&quot;;&quot;&quot;;[.E185]-[.F185])">
            <text:p/>
          </table:table-cell>
          <table:table-cell table:style-name="ce33" table:formula="of:=IF([.$A185]=&quot;&quot;;&quot;&quot;;SUMIFS('2023 financial tracker'!$h$26:$h$525;'2023 financial tracker'!$b$26:$b$525;&quot;Income&quot;;'2023 financial tracker'!$e$26:$e$525;[.$A185];'2023 financial tracker'!$j$26:$j$525;&quot;Pending&quot;)+SUMIFS('2023 financial tracker'!$h$26:$h$525;'2023 financial tracker'!$b$26:$b$525;&quot;Income&quot;;'2023 financial tracker'!$e$26:$e$525;[.$A185];'2023 financial tracker'!$j$26:$j$525;&quot;Expected&quot;)+SUMIFS('2024 financial tracker'!$h$26:$h$525;'2024 financial tracker'!$b$26:$b$525;&quot;Income&quot;;'2024 financial tracker'!$e$26:$e$525;[.$A185];'2024 financial tracker'!$j$26:$j$525;&quot;Pending&quot;)+SUMIFS('2024 financial tracker'!$h$26:$h$525;'2024 financial tracker'!$b$26:$b$525;&quot;Income&quot;;'2024 financial tracker'!$e$26:$e$525;[.$A185];'2024 financial tracker'!$j$26:$j$525;&quot;Expected&quot;)+SUMIFS('2025 financial tracker'!$h$26:$h$525;'2025 financial tracker'!$b$26:$b$525;&quot;Income&quot;;'2025 financial tracker'!$e$26:$e$525;[.$A185];'2025 financial tracker'!$j$26:$j$525;&quot;Pending&quot;)+SUMIFS('2025 financial tracker'!$h$26:$h$525;'2025 financial tracker'!$b$26:$b$525;&quot;Income&quot;;'2025 financial tracker'!$e$26:$e$525;[.$A185];'2025 financial tracker'!$j$26:$j$525;&quot;Expected&quot;)+SUMIFS('2026 financial tracker'!$h$26:$h$525;'2026 financial tracker'!$b$26:$b$525;&quot;Income&quot;;'2026 financial tracker'!$e$26:$e$525;[.$A185];'2026 financial tracker'!$j$26:$j$525;&quot;Pending&quot;)+SUMIFS('2026 financial tracker'!$h$26:$h$525;'2026 financial tracker'!$b$26:$b$525;&quot;Income&quot;;'2026 financial tracker'!$e$26:$e$525;[.$A185];'2026 financial tracker'!$j$26:$j$525;&quot;Expected&quot;))">
            <text:p/>
          </table:table-cell>
          <table:table-cell table:style-name="ce3" table:number-columns-repeated="10"/>
          <table:table-cell table:number-columns-repeated="1006"/>
        </table:table-row>
        <table:table-row table:style-name="ro2">
          <table:table-cell table:style-name="ce3" table:number-columns-repeated="4"/>
          <table:table-cell table:style-name="ce33" table:formula="of:=IF([.$A186]=&quot;&quot;;&quot;&quot;;SUMIFS('2023 financial tracker'!$h$26:$h$525;'2023 financial tracker'!$b$26:$b$525;&quot;Income&quot;;'2023 financial tracker'!$e$26:$e$525;[.$A186];'2023 financial tracker'!$j$26:$j$525;&quot;Cleared&quot;)+SUMIFS('2024 financial tracker'!$h$26:$h$525;'2024 financial tracker'!$b$26:$b$525;&quot;Income&quot;;'2024 financial tracker'!$e$26:$e$525;[.$A186];'2024 financial tracker'!$j$26:$j$525;&quot;Cleared&quot;)+SUMIFS('2025 financial tracker'!$h$26:$h$525;'2025 financial tracker'!$b$26:$b$525;&quot;Income&quot;;'2025 financial tracker'!$e$26:$e$525;[.$A186];'2025 financial tracker'!$j$26:$j$525;&quot;Cleared&quot;)+SUMIFS('2026 financial tracker'!$h$26:$h$525;'2026 financial tracker'!$b$26:$b$525;&quot;Income&quot;;'2026 financial tracker'!$e$26:$e$525;[.$A186];'2026 financial tracker'!$j$26:$j$525;&quot;Cleared&quot;))">
            <text:p/>
          </table:table-cell>
          <table:table-cell table:style-name="ce33" table:formula="of:=IF([.$A186]=&quot;&quot;;&quot;&quot;;SUMIFS('2023 financial tracker'!$h$26:$h$525;'2023 financial tracker'!$b$26:$b$525;&quot;Expense&quot;;'2023 financial tracker'!$e$26:$e$525;[.$A186];'2023 financial tracker'!$j$26:$j$525;&quot;Cleared&quot;)+SUMIFS('2024 financial tracker'!$h$26:$h$525;'2024 financial tracker'!$b$26:$b$525;&quot;Expense&quot;;'2024 financial tracker'!$e$26:$e$525;[.$A186];'2024 financial tracker'!$j$26:$j$525;&quot;Cleared&quot;)+SUMIFS('2025 financial tracker'!$h$26:$h$525;'2025 financial tracker'!$b$26:$b$525;&quot;Expense&quot;;'2025 financial tracker'!$e$26:$e$525;[.$A186];'2025 financial tracker'!$j$26:$j$525;&quot;Cleared&quot;)+SUMIFS('2026 financial tracker'!$h$26:$h$525;'2026 financial tracker'!$b$26:$b$525;&quot;Expense&quot;;'2026 financial tracker'!$e$26:$e$525;[.$A186];'2026 financial tracker'!$j$26:$j$525;&quot;Cleared&quot;))">
            <text:p/>
          </table:table-cell>
          <table:table-cell table:style-name="ce33" table:formula="of:=IF([.$A186]=&quot;&quot;;&quot;&quot;;[.E186]-[.F186])">
            <text:p/>
          </table:table-cell>
          <table:table-cell table:style-name="ce33" table:formula="of:=IF([.$A186]=&quot;&quot;;&quot;&quot;;SUMIFS('2023 financial tracker'!$h$26:$h$525;'2023 financial tracker'!$b$26:$b$525;&quot;Income&quot;;'2023 financial tracker'!$e$26:$e$525;[.$A186];'2023 financial tracker'!$j$26:$j$525;&quot;Pending&quot;)+SUMIFS('2023 financial tracker'!$h$26:$h$525;'2023 financial tracker'!$b$26:$b$525;&quot;Income&quot;;'2023 financial tracker'!$e$26:$e$525;[.$A186];'2023 financial tracker'!$j$26:$j$525;&quot;Expected&quot;)+SUMIFS('2024 financial tracker'!$h$26:$h$525;'2024 financial tracker'!$b$26:$b$525;&quot;Income&quot;;'2024 financial tracker'!$e$26:$e$525;[.$A186];'2024 financial tracker'!$j$26:$j$525;&quot;Pending&quot;)+SUMIFS('2024 financial tracker'!$h$26:$h$525;'2024 financial tracker'!$b$26:$b$525;&quot;Income&quot;;'2024 financial tracker'!$e$26:$e$525;[.$A186];'2024 financial tracker'!$j$26:$j$525;&quot;Expected&quot;)+SUMIFS('2025 financial tracker'!$h$26:$h$525;'2025 financial tracker'!$b$26:$b$525;&quot;Income&quot;;'2025 financial tracker'!$e$26:$e$525;[.$A186];'2025 financial tracker'!$j$26:$j$525;&quot;Pending&quot;)+SUMIFS('2025 financial tracker'!$h$26:$h$525;'2025 financial tracker'!$b$26:$b$525;&quot;Income&quot;;'2025 financial tracker'!$e$26:$e$525;[.$A186];'2025 financial tracker'!$j$26:$j$525;&quot;Expected&quot;)+SUMIFS('2026 financial tracker'!$h$26:$h$525;'2026 financial tracker'!$b$26:$b$525;&quot;Income&quot;;'2026 financial tracker'!$e$26:$e$525;[.$A186];'2026 financial tracker'!$j$26:$j$525;&quot;Pending&quot;)+SUMIFS('2026 financial tracker'!$h$26:$h$525;'2026 financial tracker'!$b$26:$b$525;&quot;Income&quot;;'2026 financial tracker'!$e$26:$e$525;[.$A186];'2026 financial tracker'!$j$26:$j$525;&quot;Expected&quot;))">
            <text:p/>
          </table:table-cell>
          <table:table-cell table:style-name="ce3" table:number-columns-repeated="10"/>
          <table:table-cell table:number-columns-repeated="1006"/>
        </table:table-row>
        <table:table-row table:style-name="ro2">
          <table:table-cell table:style-name="ce3" table:number-columns-repeated="4"/>
          <table:table-cell table:style-name="ce33" table:formula="of:=IF([.$A187]=&quot;&quot;;&quot;&quot;;SUMIFS('2023 financial tracker'!$h$26:$h$525;'2023 financial tracker'!$b$26:$b$525;&quot;Income&quot;;'2023 financial tracker'!$e$26:$e$525;[.$A187];'2023 financial tracker'!$j$26:$j$525;&quot;Cleared&quot;)+SUMIFS('2024 financial tracker'!$h$26:$h$525;'2024 financial tracker'!$b$26:$b$525;&quot;Income&quot;;'2024 financial tracker'!$e$26:$e$525;[.$A187];'2024 financial tracker'!$j$26:$j$525;&quot;Cleared&quot;)+SUMIFS('2025 financial tracker'!$h$26:$h$525;'2025 financial tracker'!$b$26:$b$525;&quot;Income&quot;;'2025 financial tracker'!$e$26:$e$525;[.$A187];'2025 financial tracker'!$j$26:$j$525;&quot;Cleared&quot;)+SUMIFS('2026 financial tracker'!$h$26:$h$525;'2026 financial tracker'!$b$26:$b$525;&quot;Income&quot;;'2026 financial tracker'!$e$26:$e$525;[.$A187];'2026 financial tracker'!$j$26:$j$525;&quot;Cleared&quot;))">
            <text:p/>
          </table:table-cell>
          <table:table-cell table:style-name="ce33" table:formula="of:=IF([.$A187]=&quot;&quot;;&quot;&quot;;SUMIFS('2023 financial tracker'!$h$26:$h$525;'2023 financial tracker'!$b$26:$b$525;&quot;Expense&quot;;'2023 financial tracker'!$e$26:$e$525;[.$A187];'2023 financial tracker'!$j$26:$j$525;&quot;Cleared&quot;)+SUMIFS('2024 financial tracker'!$h$26:$h$525;'2024 financial tracker'!$b$26:$b$525;&quot;Expense&quot;;'2024 financial tracker'!$e$26:$e$525;[.$A187];'2024 financial tracker'!$j$26:$j$525;&quot;Cleared&quot;)+SUMIFS('2025 financial tracker'!$h$26:$h$525;'2025 financial tracker'!$b$26:$b$525;&quot;Expense&quot;;'2025 financial tracker'!$e$26:$e$525;[.$A187];'2025 financial tracker'!$j$26:$j$525;&quot;Cleared&quot;)+SUMIFS('2026 financial tracker'!$h$26:$h$525;'2026 financial tracker'!$b$26:$b$525;&quot;Expense&quot;;'2026 financial tracker'!$e$26:$e$525;[.$A187];'2026 financial tracker'!$j$26:$j$525;&quot;Cleared&quot;))">
            <text:p/>
          </table:table-cell>
          <table:table-cell table:style-name="ce33" table:formula="of:=IF([.$A187]=&quot;&quot;;&quot;&quot;;[.E187]-[.F187])">
            <text:p/>
          </table:table-cell>
          <table:table-cell table:style-name="ce33" table:formula="of:=IF([.$A187]=&quot;&quot;;&quot;&quot;;SUMIFS('2023 financial tracker'!$h$26:$h$525;'2023 financial tracker'!$b$26:$b$525;&quot;Income&quot;;'2023 financial tracker'!$e$26:$e$525;[.$A187];'2023 financial tracker'!$j$26:$j$525;&quot;Pending&quot;)+SUMIFS('2023 financial tracker'!$h$26:$h$525;'2023 financial tracker'!$b$26:$b$525;&quot;Income&quot;;'2023 financial tracker'!$e$26:$e$525;[.$A187];'2023 financial tracker'!$j$26:$j$525;&quot;Expected&quot;)+SUMIFS('2024 financial tracker'!$h$26:$h$525;'2024 financial tracker'!$b$26:$b$525;&quot;Income&quot;;'2024 financial tracker'!$e$26:$e$525;[.$A187];'2024 financial tracker'!$j$26:$j$525;&quot;Pending&quot;)+SUMIFS('2024 financial tracker'!$h$26:$h$525;'2024 financial tracker'!$b$26:$b$525;&quot;Income&quot;;'2024 financial tracker'!$e$26:$e$525;[.$A187];'2024 financial tracker'!$j$26:$j$525;&quot;Expected&quot;)+SUMIFS('2025 financial tracker'!$h$26:$h$525;'2025 financial tracker'!$b$26:$b$525;&quot;Income&quot;;'2025 financial tracker'!$e$26:$e$525;[.$A187];'2025 financial tracker'!$j$26:$j$525;&quot;Pending&quot;)+SUMIFS('2025 financial tracker'!$h$26:$h$525;'2025 financial tracker'!$b$26:$b$525;&quot;Income&quot;;'2025 financial tracker'!$e$26:$e$525;[.$A187];'2025 financial tracker'!$j$26:$j$525;&quot;Expected&quot;)+SUMIFS('2026 financial tracker'!$h$26:$h$525;'2026 financial tracker'!$b$26:$b$525;&quot;Income&quot;;'2026 financial tracker'!$e$26:$e$525;[.$A187];'2026 financial tracker'!$j$26:$j$525;&quot;Pending&quot;)+SUMIFS('2026 financial tracker'!$h$26:$h$525;'2026 financial tracker'!$b$26:$b$525;&quot;Income&quot;;'2026 financial tracker'!$e$26:$e$525;[.$A187];'2026 financial tracker'!$j$26:$j$525;&quot;Expected&quot;))">
            <text:p/>
          </table:table-cell>
          <table:table-cell table:style-name="ce3" table:number-columns-repeated="10"/>
          <table:table-cell table:number-columns-repeated="1006"/>
        </table:table-row>
        <table:table-row table:style-name="ro2">
          <table:table-cell table:style-name="ce3" table:number-columns-repeated="4"/>
          <table:table-cell table:style-name="ce33" table:formula="of:=IF([.$A188]=&quot;&quot;;&quot;&quot;;SUMIFS('2023 financial tracker'!$h$26:$h$525;'2023 financial tracker'!$b$26:$b$525;&quot;Income&quot;;'2023 financial tracker'!$e$26:$e$525;[.$A188];'2023 financial tracker'!$j$26:$j$525;&quot;Cleared&quot;)+SUMIFS('2024 financial tracker'!$h$26:$h$525;'2024 financial tracker'!$b$26:$b$525;&quot;Income&quot;;'2024 financial tracker'!$e$26:$e$525;[.$A188];'2024 financial tracker'!$j$26:$j$525;&quot;Cleared&quot;)+SUMIFS('2025 financial tracker'!$h$26:$h$525;'2025 financial tracker'!$b$26:$b$525;&quot;Income&quot;;'2025 financial tracker'!$e$26:$e$525;[.$A188];'2025 financial tracker'!$j$26:$j$525;&quot;Cleared&quot;)+SUMIFS('2026 financial tracker'!$h$26:$h$525;'2026 financial tracker'!$b$26:$b$525;&quot;Income&quot;;'2026 financial tracker'!$e$26:$e$525;[.$A188];'2026 financial tracker'!$j$26:$j$525;&quot;Cleared&quot;))">
            <text:p/>
          </table:table-cell>
          <table:table-cell table:style-name="ce33" table:formula="of:=IF([.$A188]=&quot;&quot;;&quot;&quot;;SUMIFS('2023 financial tracker'!$h$26:$h$525;'2023 financial tracker'!$b$26:$b$525;&quot;Expense&quot;;'2023 financial tracker'!$e$26:$e$525;[.$A188];'2023 financial tracker'!$j$26:$j$525;&quot;Cleared&quot;)+SUMIFS('2024 financial tracker'!$h$26:$h$525;'2024 financial tracker'!$b$26:$b$525;&quot;Expense&quot;;'2024 financial tracker'!$e$26:$e$525;[.$A188];'2024 financial tracker'!$j$26:$j$525;&quot;Cleared&quot;)+SUMIFS('2025 financial tracker'!$h$26:$h$525;'2025 financial tracker'!$b$26:$b$525;&quot;Expense&quot;;'2025 financial tracker'!$e$26:$e$525;[.$A188];'2025 financial tracker'!$j$26:$j$525;&quot;Cleared&quot;)+SUMIFS('2026 financial tracker'!$h$26:$h$525;'2026 financial tracker'!$b$26:$b$525;&quot;Expense&quot;;'2026 financial tracker'!$e$26:$e$525;[.$A188];'2026 financial tracker'!$j$26:$j$525;&quot;Cleared&quot;))">
            <text:p/>
          </table:table-cell>
          <table:table-cell table:style-name="ce33" table:formula="of:=IF([.$A188]=&quot;&quot;;&quot;&quot;;[.E188]-[.F188])">
            <text:p/>
          </table:table-cell>
          <table:table-cell table:style-name="ce33" table:formula="of:=IF([.$A188]=&quot;&quot;;&quot;&quot;;SUMIFS('2023 financial tracker'!$h$26:$h$525;'2023 financial tracker'!$b$26:$b$525;&quot;Income&quot;;'2023 financial tracker'!$e$26:$e$525;[.$A188];'2023 financial tracker'!$j$26:$j$525;&quot;Pending&quot;)+SUMIFS('2023 financial tracker'!$h$26:$h$525;'2023 financial tracker'!$b$26:$b$525;&quot;Income&quot;;'2023 financial tracker'!$e$26:$e$525;[.$A188];'2023 financial tracker'!$j$26:$j$525;&quot;Expected&quot;)+SUMIFS('2024 financial tracker'!$h$26:$h$525;'2024 financial tracker'!$b$26:$b$525;&quot;Income&quot;;'2024 financial tracker'!$e$26:$e$525;[.$A188];'2024 financial tracker'!$j$26:$j$525;&quot;Pending&quot;)+SUMIFS('2024 financial tracker'!$h$26:$h$525;'2024 financial tracker'!$b$26:$b$525;&quot;Income&quot;;'2024 financial tracker'!$e$26:$e$525;[.$A188];'2024 financial tracker'!$j$26:$j$525;&quot;Expected&quot;)+SUMIFS('2025 financial tracker'!$h$26:$h$525;'2025 financial tracker'!$b$26:$b$525;&quot;Income&quot;;'2025 financial tracker'!$e$26:$e$525;[.$A188];'2025 financial tracker'!$j$26:$j$525;&quot;Pending&quot;)+SUMIFS('2025 financial tracker'!$h$26:$h$525;'2025 financial tracker'!$b$26:$b$525;&quot;Income&quot;;'2025 financial tracker'!$e$26:$e$525;[.$A188];'2025 financial tracker'!$j$26:$j$525;&quot;Expected&quot;)+SUMIFS('2026 financial tracker'!$h$26:$h$525;'2026 financial tracker'!$b$26:$b$525;&quot;Income&quot;;'2026 financial tracker'!$e$26:$e$525;[.$A188];'2026 financial tracker'!$j$26:$j$525;&quot;Pending&quot;)+SUMIFS('2026 financial tracker'!$h$26:$h$525;'2026 financial tracker'!$b$26:$b$525;&quot;Income&quot;;'2026 financial tracker'!$e$26:$e$525;[.$A188];'2026 financial tracker'!$j$26:$j$525;&quot;Expected&quot;))">
            <text:p/>
          </table:table-cell>
          <table:table-cell table:style-name="ce3" table:number-columns-repeated="10"/>
          <table:table-cell table:number-columns-repeated="1006"/>
        </table:table-row>
        <table:table-row table:style-name="ro2">
          <table:table-cell table:style-name="ce3" table:number-columns-repeated="4"/>
          <table:table-cell table:style-name="ce33" table:formula="of:=IF([.$A189]=&quot;&quot;;&quot;&quot;;SUMIFS('2023 financial tracker'!$h$26:$h$525;'2023 financial tracker'!$b$26:$b$525;&quot;Income&quot;;'2023 financial tracker'!$e$26:$e$525;[.$A189];'2023 financial tracker'!$j$26:$j$525;&quot;Cleared&quot;)+SUMIFS('2024 financial tracker'!$h$26:$h$525;'2024 financial tracker'!$b$26:$b$525;&quot;Income&quot;;'2024 financial tracker'!$e$26:$e$525;[.$A189];'2024 financial tracker'!$j$26:$j$525;&quot;Cleared&quot;)+SUMIFS('2025 financial tracker'!$h$26:$h$525;'2025 financial tracker'!$b$26:$b$525;&quot;Income&quot;;'2025 financial tracker'!$e$26:$e$525;[.$A189];'2025 financial tracker'!$j$26:$j$525;&quot;Cleared&quot;)+SUMIFS('2026 financial tracker'!$h$26:$h$525;'2026 financial tracker'!$b$26:$b$525;&quot;Income&quot;;'2026 financial tracker'!$e$26:$e$525;[.$A189];'2026 financial tracker'!$j$26:$j$525;&quot;Cleared&quot;))">
            <text:p/>
          </table:table-cell>
          <table:table-cell table:style-name="ce33" table:formula="of:=IF([.$A189]=&quot;&quot;;&quot;&quot;;SUMIFS('2023 financial tracker'!$h$26:$h$525;'2023 financial tracker'!$b$26:$b$525;&quot;Expense&quot;;'2023 financial tracker'!$e$26:$e$525;[.$A189];'2023 financial tracker'!$j$26:$j$525;&quot;Cleared&quot;)+SUMIFS('2024 financial tracker'!$h$26:$h$525;'2024 financial tracker'!$b$26:$b$525;&quot;Expense&quot;;'2024 financial tracker'!$e$26:$e$525;[.$A189];'2024 financial tracker'!$j$26:$j$525;&quot;Cleared&quot;)+SUMIFS('2025 financial tracker'!$h$26:$h$525;'2025 financial tracker'!$b$26:$b$525;&quot;Expense&quot;;'2025 financial tracker'!$e$26:$e$525;[.$A189];'2025 financial tracker'!$j$26:$j$525;&quot;Cleared&quot;)+SUMIFS('2026 financial tracker'!$h$26:$h$525;'2026 financial tracker'!$b$26:$b$525;&quot;Expense&quot;;'2026 financial tracker'!$e$26:$e$525;[.$A189];'2026 financial tracker'!$j$26:$j$525;&quot;Cleared&quot;))">
            <text:p/>
          </table:table-cell>
          <table:table-cell table:style-name="ce33" table:formula="of:=IF([.$A189]=&quot;&quot;;&quot;&quot;;[.E189]-[.F189])">
            <text:p/>
          </table:table-cell>
          <table:table-cell table:style-name="ce33" table:formula="of:=IF([.$A189]=&quot;&quot;;&quot;&quot;;SUMIFS('2023 financial tracker'!$h$26:$h$525;'2023 financial tracker'!$b$26:$b$525;&quot;Income&quot;;'2023 financial tracker'!$e$26:$e$525;[.$A189];'2023 financial tracker'!$j$26:$j$525;&quot;Pending&quot;)+SUMIFS('2023 financial tracker'!$h$26:$h$525;'2023 financial tracker'!$b$26:$b$525;&quot;Income&quot;;'2023 financial tracker'!$e$26:$e$525;[.$A189];'2023 financial tracker'!$j$26:$j$525;&quot;Expected&quot;)+SUMIFS('2024 financial tracker'!$h$26:$h$525;'2024 financial tracker'!$b$26:$b$525;&quot;Income&quot;;'2024 financial tracker'!$e$26:$e$525;[.$A189];'2024 financial tracker'!$j$26:$j$525;&quot;Pending&quot;)+SUMIFS('2024 financial tracker'!$h$26:$h$525;'2024 financial tracker'!$b$26:$b$525;&quot;Income&quot;;'2024 financial tracker'!$e$26:$e$525;[.$A189];'2024 financial tracker'!$j$26:$j$525;&quot;Expected&quot;)+SUMIFS('2025 financial tracker'!$h$26:$h$525;'2025 financial tracker'!$b$26:$b$525;&quot;Income&quot;;'2025 financial tracker'!$e$26:$e$525;[.$A189];'2025 financial tracker'!$j$26:$j$525;&quot;Pending&quot;)+SUMIFS('2025 financial tracker'!$h$26:$h$525;'2025 financial tracker'!$b$26:$b$525;&quot;Income&quot;;'2025 financial tracker'!$e$26:$e$525;[.$A189];'2025 financial tracker'!$j$26:$j$525;&quot;Expected&quot;)+SUMIFS('2026 financial tracker'!$h$26:$h$525;'2026 financial tracker'!$b$26:$b$525;&quot;Income&quot;;'2026 financial tracker'!$e$26:$e$525;[.$A189];'2026 financial tracker'!$j$26:$j$525;&quot;Pending&quot;)+SUMIFS('2026 financial tracker'!$h$26:$h$525;'2026 financial tracker'!$b$26:$b$525;&quot;Income&quot;;'2026 financial tracker'!$e$26:$e$525;[.$A189];'2026 financial tracker'!$j$26:$j$525;&quot;Expected&quot;))">
            <text:p/>
          </table:table-cell>
          <table:table-cell table:style-name="ce3" table:number-columns-repeated="10"/>
          <table:table-cell table:number-columns-repeated="1006"/>
        </table:table-row>
        <table:table-row table:style-name="ro2">
          <table:table-cell table:style-name="ce3" table:number-columns-repeated="4"/>
          <table:table-cell table:style-name="ce33" table:formula="of:=IF([.$A190]=&quot;&quot;;&quot;&quot;;SUMIFS('2023 financial tracker'!$h$26:$h$525;'2023 financial tracker'!$b$26:$b$525;&quot;Income&quot;;'2023 financial tracker'!$e$26:$e$525;[.$A190];'2023 financial tracker'!$j$26:$j$525;&quot;Cleared&quot;)+SUMIFS('2024 financial tracker'!$h$26:$h$525;'2024 financial tracker'!$b$26:$b$525;&quot;Income&quot;;'2024 financial tracker'!$e$26:$e$525;[.$A190];'2024 financial tracker'!$j$26:$j$525;&quot;Cleared&quot;)+SUMIFS('2025 financial tracker'!$h$26:$h$525;'2025 financial tracker'!$b$26:$b$525;&quot;Income&quot;;'2025 financial tracker'!$e$26:$e$525;[.$A190];'2025 financial tracker'!$j$26:$j$525;&quot;Cleared&quot;)+SUMIFS('2026 financial tracker'!$h$26:$h$525;'2026 financial tracker'!$b$26:$b$525;&quot;Income&quot;;'2026 financial tracker'!$e$26:$e$525;[.$A190];'2026 financial tracker'!$j$26:$j$525;&quot;Cleared&quot;))">
            <text:p/>
          </table:table-cell>
          <table:table-cell table:style-name="ce33" table:formula="of:=IF([.$A190]=&quot;&quot;;&quot;&quot;;SUMIFS('2023 financial tracker'!$h$26:$h$525;'2023 financial tracker'!$b$26:$b$525;&quot;Expense&quot;;'2023 financial tracker'!$e$26:$e$525;[.$A190];'2023 financial tracker'!$j$26:$j$525;&quot;Cleared&quot;)+SUMIFS('2024 financial tracker'!$h$26:$h$525;'2024 financial tracker'!$b$26:$b$525;&quot;Expense&quot;;'2024 financial tracker'!$e$26:$e$525;[.$A190];'2024 financial tracker'!$j$26:$j$525;&quot;Cleared&quot;)+SUMIFS('2025 financial tracker'!$h$26:$h$525;'2025 financial tracker'!$b$26:$b$525;&quot;Expense&quot;;'2025 financial tracker'!$e$26:$e$525;[.$A190];'2025 financial tracker'!$j$26:$j$525;&quot;Cleared&quot;)+SUMIFS('2026 financial tracker'!$h$26:$h$525;'2026 financial tracker'!$b$26:$b$525;&quot;Expense&quot;;'2026 financial tracker'!$e$26:$e$525;[.$A190];'2026 financial tracker'!$j$26:$j$525;&quot;Cleared&quot;))">
            <text:p/>
          </table:table-cell>
          <table:table-cell table:style-name="ce33" table:formula="of:=IF([.$A190]=&quot;&quot;;&quot;&quot;;[.E190]-[.F190])">
            <text:p/>
          </table:table-cell>
          <table:table-cell table:style-name="ce33" table:formula="of:=IF([.$A190]=&quot;&quot;;&quot;&quot;;SUMIFS('2023 financial tracker'!$h$26:$h$525;'2023 financial tracker'!$b$26:$b$525;&quot;Income&quot;;'2023 financial tracker'!$e$26:$e$525;[.$A190];'2023 financial tracker'!$j$26:$j$525;&quot;Pending&quot;)+SUMIFS('2023 financial tracker'!$h$26:$h$525;'2023 financial tracker'!$b$26:$b$525;&quot;Income&quot;;'2023 financial tracker'!$e$26:$e$525;[.$A190];'2023 financial tracker'!$j$26:$j$525;&quot;Expected&quot;)+SUMIFS('2024 financial tracker'!$h$26:$h$525;'2024 financial tracker'!$b$26:$b$525;&quot;Income&quot;;'2024 financial tracker'!$e$26:$e$525;[.$A190];'2024 financial tracker'!$j$26:$j$525;&quot;Pending&quot;)+SUMIFS('2024 financial tracker'!$h$26:$h$525;'2024 financial tracker'!$b$26:$b$525;&quot;Income&quot;;'2024 financial tracker'!$e$26:$e$525;[.$A190];'2024 financial tracker'!$j$26:$j$525;&quot;Expected&quot;)+SUMIFS('2025 financial tracker'!$h$26:$h$525;'2025 financial tracker'!$b$26:$b$525;&quot;Income&quot;;'2025 financial tracker'!$e$26:$e$525;[.$A190];'2025 financial tracker'!$j$26:$j$525;&quot;Pending&quot;)+SUMIFS('2025 financial tracker'!$h$26:$h$525;'2025 financial tracker'!$b$26:$b$525;&quot;Income&quot;;'2025 financial tracker'!$e$26:$e$525;[.$A190];'2025 financial tracker'!$j$26:$j$525;&quot;Expected&quot;)+SUMIFS('2026 financial tracker'!$h$26:$h$525;'2026 financial tracker'!$b$26:$b$525;&quot;Income&quot;;'2026 financial tracker'!$e$26:$e$525;[.$A190];'2026 financial tracker'!$j$26:$j$525;&quot;Pending&quot;)+SUMIFS('2026 financial tracker'!$h$26:$h$525;'2026 financial tracker'!$b$26:$b$525;&quot;Income&quot;;'2026 financial tracker'!$e$26:$e$525;[.$A190];'2026 financial tracker'!$j$26:$j$525;&quot;Expected&quot;))">
            <text:p/>
          </table:table-cell>
          <table:table-cell table:style-name="ce3" table:number-columns-repeated="10"/>
          <table:table-cell table:number-columns-repeated="1006"/>
        </table:table-row>
        <table:table-row table:style-name="ro2">
          <table:table-cell table:style-name="ce3" table:number-columns-repeated="4"/>
          <table:table-cell table:style-name="ce33" table:formula="of:=IF([.$A191]=&quot;&quot;;&quot;&quot;;SUMIFS('2023 financial tracker'!$h$26:$h$525;'2023 financial tracker'!$b$26:$b$525;&quot;Income&quot;;'2023 financial tracker'!$e$26:$e$525;[.$A191];'2023 financial tracker'!$j$26:$j$525;&quot;Cleared&quot;)+SUMIFS('2024 financial tracker'!$h$26:$h$525;'2024 financial tracker'!$b$26:$b$525;&quot;Income&quot;;'2024 financial tracker'!$e$26:$e$525;[.$A191];'2024 financial tracker'!$j$26:$j$525;&quot;Cleared&quot;)+SUMIFS('2025 financial tracker'!$h$26:$h$525;'2025 financial tracker'!$b$26:$b$525;&quot;Income&quot;;'2025 financial tracker'!$e$26:$e$525;[.$A191];'2025 financial tracker'!$j$26:$j$525;&quot;Cleared&quot;)+SUMIFS('2026 financial tracker'!$h$26:$h$525;'2026 financial tracker'!$b$26:$b$525;&quot;Income&quot;;'2026 financial tracker'!$e$26:$e$525;[.$A191];'2026 financial tracker'!$j$26:$j$525;&quot;Cleared&quot;))">
            <text:p/>
          </table:table-cell>
          <table:table-cell table:style-name="ce33" table:formula="of:=IF([.$A191]=&quot;&quot;;&quot;&quot;;SUMIFS('2023 financial tracker'!$h$26:$h$525;'2023 financial tracker'!$b$26:$b$525;&quot;Expense&quot;;'2023 financial tracker'!$e$26:$e$525;[.$A191];'2023 financial tracker'!$j$26:$j$525;&quot;Cleared&quot;)+SUMIFS('2024 financial tracker'!$h$26:$h$525;'2024 financial tracker'!$b$26:$b$525;&quot;Expense&quot;;'2024 financial tracker'!$e$26:$e$525;[.$A191];'2024 financial tracker'!$j$26:$j$525;&quot;Cleared&quot;)+SUMIFS('2025 financial tracker'!$h$26:$h$525;'2025 financial tracker'!$b$26:$b$525;&quot;Expense&quot;;'2025 financial tracker'!$e$26:$e$525;[.$A191];'2025 financial tracker'!$j$26:$j$525;&quot;Cleared&quot;)+SUMIFS('2026 financial tracker'!$h$26:$h$525;'2026 financial tracker'!$b$26:$b$525;&quot;Expense&quot;;'2026 financial tracker'!$e$26:$e$525;[.$A191];'2026 financial tracker'!$j$26:$j$525;&quot;Cleared&quot;))">
            <text:p/>
          </table:table-cell>
          <table:table-cell table:style-name="ce33" table:formula="of:=IF([.$A191]=&quot;&quot;;&quot;&quot;;[.E191]-[.F191])">
            <text:p/>
          </table:table-cell>
          <table:table-cell table:style-name="ce33" table:formula="of:=IF([.$A191]=&quot;&quot;;&quot;&quot;;SUMIFS('2023 financial tracker'!$h$26:$h$525;'2023 financial tracker'!$b$26:$b$525;&quot;Income&quot;;'2023 financial tracker'!$e$26:$e$525;[.$A191];'2023 financial tracker'!$j$26:$j$525;&quot;Pending&quot;)+SUMIFS('2023 financial tracker'!$h$26:$h$525;'2023 financial tracker'!$b$26:$b$525;&quot;Income&quot;;'2023 financial tracker'!$e$26:$e$525;[.$A191];'2023 financial tracker'!$j$26:$j$525;&quot;Expected&quot;)+SUMIFS('2024 financial tracker'!$h$26:$h$525;'2024 financial tracker'!$b$26:$b$525;&quot;Income&quot;;'2024 financial tracker'!$e$26:$e$525;[.$A191];'2024 financial tracker'!$j$26:$j$525;&quot;Pending&quot;)+SUMIFS('2024 financial tracker'!$h$26:$h$525;'2024 financial tracker'!$b$26:$b$525;&quot;Income&quot;;'2024 financial tracker'!$e$26:$e$525;[.$A191];'2024 financial tracker'!$j$26:$j$525;&quot;Expected&quot;)+SUMIFS('2025 financial tracker'!$h$26:$h$525;'2025 financial tracker'!$b$26:$b$525;&quot;Income&quot;;'2025 financial tracker'!$e$26:$e$525;[.$A191];'2025 financial tracker'!$j$26:$j$525;&quot;Pending&quot;)+SUMIFS('2025 financial tracker'!$h$26:$h$525;'2025 financial tracker'!$b$26:$b$525;&quot;Income&quot;;'2025 financial tracker'!$e$26:$e$525;[.$A191];'2025 financial tracker'!$j$26:$j$525;&quot;Expected&quot;)+SUMIFS('2026 financial tracker'!$h$26:$h$525;'2026 financial tracker'!$b$26:$b$525;&quot;Income&quot;;'2026 financial tracker'!$e$26:$e$525;[.$A191];'2026 financial tracker'!$j$26:$j$525;&quot;Pending&quot;)+SUMIFS('2026 financial tracker'!$h$26:$h$525;'2026 financial tracker'!$b$26:$b$525;&quot;Income&quot;;'2026 financial tracker'!$e$26:$e$525;[.$A191];'2026 financial tracker'!$j$26:$j$525;&quot;Expected&quot;))">
            <text:p/>
          </table:table-cell>
          <table:table-cell table:style-name="ce3" table:number-columns-repeated="10"/>
          <table:table-cell table:number-columns-repeated="1006"/>
        </table:table-row>
        <table:table-row table:style-name="ro2">
          <table:table-cell table:style-name="ce3" table:number-columns-repeated="4"/>
          <table:table-cell table:style-name="ce33" table:formula="of:=IF([.$A192]=&quot;&quot;;&quot;&quot;;SUMIFS('2023 financial tracker'!$h$26:$h$525;'2023 financial tracker'!$b$26:$b$525;&quot;Income&quot;;'2023 financial tracker'!$e$26:$e$525;[.$A192];'2023 financial tracker'!$j$26:$j$525;&quot;Cleared&quot;)+SUMIFS('2024 financial tracker'!$h$26:$h$525;'2024 financial tracker'!$b$26:$b$525;&quot;Income&quot;;'2024 financial tracker'!$e$26:$e$525;[.$A192];'2024 financial tracker'!$j$26:$j$525;&quot;Cleared&quot;)+SUMIFS('2025 financial tracker'!$h$26:$h$525;'2025 financial tracker'!$b$26:$b$525;&quot;Income&quot;;'2025 financial tracker'!$e$26:$e$525;[.$A192];'2025 financial tracker'!$j$26:$j$525;&quot;Cleared&quot;)+SUMIFS('2026 financial tracker'!$h$26:$h$525;'2026 financial tracker'!$b$26:$b$525;&quot;Income&quot;;'2026 financial tracker'!$e$26:$e$525;[.$A192];'2026 financial tracker'!$j$26:$j$525;&quot;Cleared&quot;))">
            <text:p/>
          </table:table-cell>
          <table:table-cell table:style-name="ce33" table:formula="of:=IF([.$A192]=&quot;&quot;;&quot;&quot;;SUMIFS('2023 financial tracker'!$h$26:$h$525;'2023 financial tracker'!$b$26:$b$525;&quot;Expense&quot;;'2023 financial tracker'!$e$26:$e$525;[.$A192];'2023 financial tracker'!$j$26:$j$525;&quot;Cleared&quot;)+SUMIFS('2024 financial tracker'!$h$26:$h$525;'2024 financial tracker'!$b$26:$b$525;&quot;Expense&quot;;'2024 financial tracker'!$e$26:$e$525;[.$A192];'2024 financial tracker'!$j$26:$j$525;&quot;Cleared&quot;)+SUMIFS('2025 financial tracker'!$h$26:$h$525;'2025 financial tracker'!$b$26:$b$525;&quot;Expense&quot;;'2025 financial tracker'!$e$26:$e$525;[.$A192];'2025 financial tracker'!$j$26:$j$525;&quot;Cleared&quot;)+SUMIFS('2026 financial tracker'!$h$26:$h$525;'2026 financial tracker'!$b$26:$b$525;&quot;Expense&quot;;'2026 financial tracker'!$e$26:$e$525;[.$A192];'2026 financial tracker'!$j$26:$j$525;&quot;Cleared&quot;))">
            <text:p/>
          </table:table-cell>
          <table:table-cell table:style-name="ce33" table:formula="of:=IF([.$A192]=&quot;&quot;;&quot;&quot;;[.E192]-[.F192])">
            <text:p/>
          </table:table-cell>
          <table:table-cell table:style-name="ce33" table:formula="of:=IF([.$A192]=&quot;&quot;;&quot;&quot;;SUMIFS('2023 financial tracker'!$h$26:$h$525;'2023 financial tracker'!$b$26:$b$525;&quot;Income&quot;;'2023 financial tracker'!$e$26:$e$525;[.$A192];'2023 financial tracker'!$j$26:$j$525;&quot;Pending&quot;)+SUMIFS('2023 financial tracker'!$h$26:$h$525;'2023 financial tracker'!$b$26:$b$525;&quot;Income&quot;;'2023 financial tracker'!$e$26:$e$525;[.$A192];'2023 financial tracker'!$j$26:$j$525;&quot;Expected&quot;)+SUMIFS('2024 financial tracker'!$h$26:$h$525;'2024 financial tracker'!$b$26:$b$525;&quot;Income&quot;;'2024 financial tracker'!$e$26:$e$525;[.$A192];'2024 financial tracker'!$j$26:$j$525;&quot;Pending&quot;)+SUMIFS('2024 financial tracker'!$h$26:$h$525;'2024 financial tracker'!$b$26:$b$525;&quot;Income&quot;;'2024 financial tracker'!$e$26:$e$525;[.$A192];'2024 financial tracker'!$j$26:$j$525;&quot;Expected&quot;)+SUMIFS('2025 financial tracker'!$h$26:$h$525;'2025 financial tracker'!$b$26:$b$525;&quot;Income&quot;;'2025 financial tracker'!$e$26:$e$525;[.$A192];'2025 financial tracker'!$j$26:$j$525;&quot;Pending&quot;)+SUMIFS('2025 financial tracker'!$h$26:$h$525;'2025 financial tracker'!$b$26:$b$525;&quot;Income&quot;;'2025 financial tracker'!$e$26:$e$525;[.$A192];'2025 financial tracker'!$j$26:$j$525;&quot;Expected&quot;)+SUMIFS('2026 financial tracker'!$h$26:$h$525;'2026 financial tracker'!$b$26:$b$525;&quot;Income&quot;;'2026 financial tracker'!$e$26:$e$525;[.$A192];'2026 financial tracker'!$j$26:$j$525;&quot;Pending&quot;)+SUMIFS('2026 financial tracker'!$h$26:$h$525;'2026 financial tracker'!$b$26:$b$525;&quot;Income&quot;;'2026 financial tracker'!$e$26:$e$525;[.$A192];'2026 financial tracker'!$j$26:$j$525;&quot;Expected&quot;))">
            <text:p/>
          </table:table-cell>
          <table:table-cell table:style-name="ce3" table:number-columns-repeated="10"/>
          <table:table-cell table:number-columns-repeated="1006"/>
        </table:table-row>
        <table:table-row table:style-name="ro2">
          <table:table-cell table:style-name="ce3" table:number-columns-repeated="4"/>
          <table:table-cell table:style-name="ce33" table:formula="of:=IF([.$A193]=&quot;&quot;;&quot;&quot;;SUMIFS('2023 financial tracker'!$h$26:$h$525;'2023 financial tracker'!$b$26:$b$525;&quot;Income&quot;;'2023 financial tracker'!$e$26:$e$525;[.$A193];'2023 financial tracker'!$j$26:$j$525;&quot;Cleared&quot;)+SUMIFS('2024 financial tracker'!$h$26:$h$525;'2024 financial tracker'!$b$26:$b$525;&quot;Income&quot;;'2024 financial tracker'!$e$26:$e$525;[.$A193];'2024 financial tracker'!$j$26:$j$525;&quot;Cleared&quot;)+SUMIFS('2025 financial tracker'!$h$26:$h$525;'2025 financial tracker'!$b$26:$b$525;&quot;Income&quot;;'2025 financial tracker'!$e$26:$e$525;[.$A193];'2025 financial tracker'!$j$26:$j$525;&quot;Cleared&quot;)+SUMIFS('2026 financial tracker'!$h$26:$h$525;'2026 financial tracker'!$b$26:$b$525;&quot;Income&quot;;'2026 financial tracker'!$e$26:$e$525;[.$A193];'2026 financial tracker'!$j$26:$j$525;&quot;Cleared&quot;))">
            <text:p/>
          </table:table-cell>
          <table:table-cell table:style-name="ce33" table:formula="of:=IF([.$A193]=&quot;&quot;;&quot;&quot;;SUMIFS('2023 financial tracker'!$h$26:$h$525;'2023 financial tracker'!$b$26:$b$525;&quot;Expense&quot;;'2023 financial tracker'!$e$26:$e$525;[.$A193];'2023 financial tracker'!$j$26:$j$525;&quot;Cleared&quot;)+SUMIFS('2024 financial tracker'!$h$26:$h$525;'2024 financial tracker'!$b$26:$b$525;&quot;Expense&quot;;'2024 financial tracker'!$e$26:$e$525;[.$A193];'2024 financial tracker'!$j$26:$j$525;&quot;Cleared&quot;)+SUMIFS('2025 financial tracker'!$h$26:$h$525;'2025 financial tracker'!$b$26:$b$525;&quot;Expense&quot;;'2025 financial tracker'!$e$26:$e$525;[.$A193];'2025 financial tracker'!$j$26:$j$525;&quot;Cleared&quot;)+SUMIFS('2026 financial tracker'!$h$26:$h$525;'2026 financial tracker'!$b$26:$b$525;&quot;Expense&quot;;'2026 financial tracker'!$e$26:$e$525;[.$A193];'2026 financial tracker'!$j$26:$j$525;&quot;Cleared&quot;))">
            <text:p/>
          </table:table-cell>
          <table:table-cell table:style-name="ce33" table:formula="of:=IF([.$A193]=&quot;&quot;;&quot;&quot;;[.E193]-[.F193])">
            <text:p/>
          </table:table-cell>
          <table:table-cell table:style-name="ce33" table:formula="of:=IF([.$A193]=&quot;&quot;;&quot;&quot;;SUMIFS('2023 financial tracker'!$h$26:$h$525;'2023 financial tracker'!$b$26:$b$525;&quot;Income&quot;;'2023 financial tracker'!$e$26:$e$525;[.$A193];'2023 financial tracker'!$j$26:$j$525;&quot;Pending&quot;)+SUMIFS('2023 financial tracker'!$h$26:$h$525;'2023 financial tracker'!$b$26:$b$525;&quot;Income&quot;;'2023 financial tracker'!$e$26:$e$525;[.$A193];'2023 financial tracker'!$j$26:$j$525;&quot;Expected&quot;)+SUMIFS('2024 financial tracker'!$h$26:$h$525;'2024 financial tracker'!$b$26:$b$525;&quot;Income&quot;;'2024 financial tracker'!$e$26:$e$525;[.$A193];'2024 financial tracker'!$j$26:$j$525;&quot;Pending&quot;)+SUMIFS('2024 financial tracker'!$h$26:$h$525;'2024 financial tracker'!$b$26:$b$525;&quot;Income&quot;;'2024 financial tracker'!$e$26:$e$525;[.$A193];'2024 financial tracker'!$j$26:$j$525;&quot;Expected&quot;)+SUMIFS('2025 financial tracker'!$h$26:$h$525;'2025 financial tracker'!$b$26:$b$525;&quot;Income&quot;;'2025 financial tracker'!$e$26:$e$525;[.$A193];'2025 financial tracker'!$j$26:$j$525;&quot;Pending&quot;)+SUMIFS('2025 financial tracker'!$h$26:$h$525;'2025 financial tracker'!$b$26:$b$525;&quot;Income&quot;;'2025 financial tracker'!$e$26:$e$525;[.$A193];'2025 financial tracker'!$j$26:$j$525;&quot;Expected&quot;)+SUMIFS('2026 financial tracker'!$h$26:$h$525;'2026 financial tracker'!$b$26:$b$525;&quot;Income&quot;;'2026 financial tracker'!$e$26:$e$525;[.$A193];'2026 financial tracker'!$j$26:$j$525;&quot;Pending&quot;)+SUMIFS('2026 financial tracker'!$h$26:$h$525;'2026 financial tracker'!$b$26:$b$525;&quot;Income&quot;;'2026 financial tracker'!$e$26:$e$525;[.$A193];'2026 financial tracker'!$j$26:$j$525;&quot;Expected&quot;))">
            <text:p/>
          </table:table-cell>
          <table:table-cell table:style-name="ce3" table:number-columns-repeated="10"/>
          <table:table-cell table:number-columns-repeated="1006"/>
        </table:table-row>
        <table:table-row table:style-name="ro2">
          <table:table-cell table:style-name="ce3" table:number-columns-repeated="4"/>
          <table:table-cell table:style-name="ce33" table:formula="of:=IF([.$A194]=&quot;&quot;;&quot;&quot;;SUMIFS('2023 financial tracker'!$h$26:$h$525;'2023 financial tracker'!$b$26:$b$525;&quot;Income&quot;;'2023 financial tracker'!$e$26:$e$525;[.$A194];'2023 financial tracker'!$j$26:$j$525;&quot;Cleared&quot;)+SUMIFS('2024 financial tracker'!$h$26:$h$525;'2024 financial tracker'!$b$26:$b$525;&quot;Income&quot;;'2024 financial tracker'!$e$26:$e$525;[.$A194];'2024 financial tracker'!$j$26:$j$525;&quot;Cleared&quot;)+SUMIFS('2025 financial tracker'!$h$26:$h$525;'2025 financial tracker'!$b$26:$b$525;&quot;Income&quot;;'2025 financial tracker'!$e$26:$e$525;[.$A194];'2025 financial tracker'!$j$26:$j$525;&quot;Cleared&quot;)+SUMIFS('2026 financial tracker'!$h$26:$h$525;'2026 financial tracker'!$b$26:$b$525;&quot;Income&quot;;'2026 financial tracker'!$e$26:$e$525;[.$A194];'2026 financial tracker'!$j$26:$j$525;&quot;Cleared&quot;))">
            <text:p/>
          </table:table-cell>
          <table:table-cell table:style-name="ce33" table:formula="of:=IF([.$A194]=&quot;&quot;;&quot;&quot;;SUMIFS('2023 financial tracker'!$h$26:$h$525;'2023 financial tracker'!$b$26:$b$525;&quot;Expense&quot;;'2023 financial tracker'!$e$26:$e$525;[.$A194];'2023 financial tracker'!$j$26:$j$525;&quot;Cleared&quot;)+SUMIFS('2024 financial tracker'!$h$26:$h$525;'2024 financial tracker'!$b$26:$b$525;&quot;Expense&quot;;'2024 financial tracker'!$e$26:$e$525;[.$A194];'2024 financial tracker'!$j$26:$j$525;&quot;Cleared&quot;)+SUMIFS('2025 financial tracker'!$h$26:$h$525;'2025 financial tracker'!$b$26:$b$525;&quot;Expense&quot;;'2025 financial tracker'!$e$26:$e$525;[.$A194];'2025 financial tracker'!$j$26:$j$525;&quot;Cleared&quot;)+SUMIFS('2026 financial tracker'!$h$26:$h$525;'2026 financial tracker'!$b$26:$b$525;&quot;Expense&quot;;'2026 financial tracker'!$e$26:$e$525;[.$A194];'2026 financial tracker'!$j$26:$j$525;&quot;Cleared&quot;))">
            <text:p/>
          </table:table-cell>
          <table:table-cell table:style-name="ce33" table:formula="of:=IF([.$A194]=&quot;&quot;;&quot;&quot;;[.E194]-[.F194])">
            <text:p/>
          </table:table-cell>
          <table:table-cell table:style-name="ce33" table:formula="of:=IF([.$A194]=&quot;&quot;;&quot;&quot;;SUMIFS('2023 financial tracker'!$h$26:$h$525;'2023 financial tracker'!$b$26:$b$525;&quot;Income&quot;;'2023 financial tracker'!$e$26:$e$525;[.$A194];'2023 financial tracker'!$j$26:$j$525;&quot;Pending&quot;)+SUMIFS('2023 financial tracker'!$h$26:$h$525;'2023 financial tracker'!$b$26:$b$525;&quot;Income&quot;;'2023 financial tracker'!$e$26:$e$525;[.$A194];'2023 financial tracker'!$j$26:$j$525;&quot;Expected&quot;)+SUMIFS('2024 financial tracker'!$h$26:$h$525;'2024 financial tracker'!$b$26:$b$525;&quot;Income&quot;;'2024 financial tracker'!$e$26:$e$525;[.$A194];'2024 financial tracker'!$j$26:$j$525;&quot;Pending&quot;)+SUMIFS('2024 financial tracker'!$h$26:$h$525;'2024 financial tracker'!$b$26:$b$525;&quot;Income&quot;;'2024 financial tracker'!$e$26:$e$525;[.$A194];'2024 financial tracker'!$j$26:$j$525;&quot;Expected&quot;)+SUMIFS('2025 financial tracker'!$h$26:$h$525;'2025 financial tracker'!$b$26:$b$525;&quot;Income&quot;;'2025 financial tracker'!$e$26:$e$525;[.$A194];'2025 financial tracker'!$j$26:$j$525;&quot;Pending&quot;)+SUMIFS('2025 financial tracker'!$h$26:$h$525;'2025 financial tracker'!$b$26:$b$525;&quot;Income&quot;;'2025 financial tracker'!$e$26:$e$525;[.$A194];'2025 financial tracker'!$j$26:$j$525;&quot;Expected&quot;)+SUMIFS('2026 financial tracker'!$h$26:$h$525;'2026 financial tracker'!$b$26:$b$525;&quot;Income&quot;;'2026 financial tracker'!$e$26:$e$525;[.$A194];'2026 financial tracker'!$j$26:$j$525;&quot;Pending&quot;)+SUMIFS('2026 financial tracker'!$h$26:$h$525;'2026 financial tracker'!$b$26:$b$525;&quot;Income&quot;;'2026 financial tracker'!$e$26:$e$525;[.$A194];'2026 financial tracker'!$j$26:$j$525;&quot;Expected&quot;))">
            <text:p/>
          </table:table-cell>
          <table:table-cell table:style-name="ce3" table:number-columns-repeated="10"/>
          <table:table-cell table:number-columns-repeated="1006"/>
        </table:table-row>
        <table:table-row table:style-name="ro2">
          <table:table-cell table:style-name="ce3" table:number-columns-repeated="4"/>
          <table:table-cell table:style-name="ce33" table:formula="of:=IF([.$A195]=&quot;&quot;;&quot;&quot;;SUMIFS('2023 financial tracker'!$h$26:$h$525;'2023 financial tracker'!$b$26:$b$525;&quot;Income&quot;;'2023 financial tracker'!$e$26:$e$525;[.$A195];'2023 financial tracker'!$j$26:$j$525;&quot;Cleared&quot;)+SUMIFS('2024 financial tracker'!$h$26:$h$525;'2024 financial tracker'!$b$26:$b$525;&quot;Income&quot;;'2024 financial tracker'!$e$26:$e$525;[.$A195];'2024 financial tracker'!$j$26:$j$525;&quot;Cleared&quot;)+SUMIFS('2025 financial tracker'!$h$26:$h$525;'2025 financial tracker'!$b$26:$b$525;&quot;Income&quot;;'2025 financial tracker'!$e$26:$e$525;[.$A195];'2025 financial tracker'!$j$26:$j$525;&quot;Cleared&quot;)+SUMIFS('2026 financial tracker'!$h$26:$h$525;'2026 financial tracker'!$b$26:$b$525;&quot;Income&quot;;'2026 financial tracker'!$e$26:$e$525;[.$A195];'2026 financial tracker'!$j$26:$j$525;&quot;Cleared&quot;))">
            <text:p/>
          </table:table-cell>
          <table:table-cell table:style-name="ce33" table:formula="of:=IF([.$A195]=&quot;&quot;;&quot;&quot;;SUMIFS('2023 financial tracker'!$h$26:$h$525;'2023 financial tracker'!$b$26:$b$525;&quot;Expense&quot;;'2023 financial tracker'!$e$26:$e$525;[.$A195];'2023 financial tracker'!$j$26:$j$525;&quot;Cleared&quot;)+SUMIFS('2024 financial tracker'!$h$26:$h$525;'2024 financial tracker'!$b$26:$b$525;&quot;Expense&quot;;'2024 financial tracker'!$e$26:$e$525;[.$A195];'2024 financial tracker'!$j$26:$j$525;&quot;Cleared&quot;)+SUMIFS('2025 financial tracker'!$h$26:$h$525;'2025 financial tracker'!$b$26:$b$525;&quot;Expense&quot;;'2025 financial tracker'!$e$26:$e$525;[.$A195];'2025 financial tracker'!$j$26:$j$525;&quot;Cleared&quot;)+SUMIFS('2026 financial tracker'!$h$26:$h$525;'2026 financial tracker'!$b$26:$b$525;&quot;Expense&quot;;'2026 financial tracker'!$e$26:$e$525;[.$A195];'2026 financial tracker'!$j$26:$j$525;&quot;Cleared&quot;))">
            <text:p/>
          </table:table-cell>
          <table:table-cell table:style-name="ce33" table:formula="of:=IF([.$A195]=&quot;&quot;;&quot;&quot;;[.E195]-[.F195])">
            <text:p/>
          </table:table-cell>
          <table:table-cell table:style-name="ce33" table:formula="of:=IF([.$A195]=&quot;&quot;;&quot;&quot;;SUMIFS('2023 financial tracker'!$h$26:$h$525;'2023 financial tracker'!$b$26:$b$525;&quot;Income&quot;;'2023 financial tracker'!$e$26:$e$525;[.$A195];'2023 financial tracker'!$j$26:$j$525;&quot;Pending&quot;)+SUMIFS('2023 financial tracker'!$h$26:$h$525;'2023 financial tracker'!$b$26:$b$525;&quot;Income&quot;;'2023 financial tracker'!$e$26:$e$525;[.$A195];'2023 financial tracker'!$j$26:$j$525;&quot;Expected&quot;)+SUMIFS('2024 financial tracker'!$h$26:$h$525;'2024 financial tracker'!$b$26:$b$525;&quot;Income&quot;;'2024 financial tracker'!$e$26:$e$525;[.$A195];'2024 financial tracker'!$j$26:$j$525;&quot;Pending&quot;)+SUMIFS('2024 financial tracker'!$h$26:$h$525;'2024 financial tracker'!$b$26:$b$525;&quot;Income&quot;;'2024 financial tracker'!$e$26:$e$525;[.$A195];'2024 financial tracker'!$j$26:$j$525;&quot;Expected&quot;)+SUMIFS('2025 financial tracker'!$h$26:$h$525;'2025 financial tracker'!$b$26:$b$525;&quot;Income&quot;;'2025 financial tracker'!$e$26:$e$525;[.$A195];'2025 financial tracker'!$j$26:$j$525;&quot;Pending&quot;)+SUMIFS('2025 financial tracker'!$h$26:$h$525;'2025 financial tracker'!$b$26:$b$525;&quot;Income&quot;;'2025 financial tracker'!$e$26:$e$525;[.$A195];'2025 financial tracker'!$j$26:$j$525;&quot;Expected&quot;)+SUMIFS('2026 financial tracker'!$h$26:$h$525;'2026 financial tracker'!$b$26:$b$525;&quot;Income&quot;;'2026 financial tracker'!$e$26:$e$525;[.$A195];'2026 financial tracker'!$j$26:$j$525;&quot;Pending&quot;)+SUMIFS('2026 financial tracker'!$h$26:$h$525;'2026 financial tracker'!$b$26:$b$525;&quot;Income&quot;;'2026 financial tracker'!$e$26:$e$525;[.$A195];'2026 financial tracker'!$j$26:$j$525;&quot;Expected&quot;))">
            <text:p/>
          </table:table-cell>
          <table:table-cell table:style-name="ce3" table:number-columns-repeated="10"/>
          <table:table-cell table:number-columns-repeated="1006"/>
        </table:table-row>
        <table:table-row table:style-name="ro2">
          <table:table-cell table:style-name="ce3" table:number-columns-repeated="4"/>
          <table:table-cell table:style-name="ce33" table:formula="of:=IF([.$A196]=&quot;&quot;;&quot;&quot;;SUMIFS('2023 financial tracker'!$h$26:$h$525;'2023 financial tracker'!$b$26:$b$525;&quot;Income&quot;;'2023 financial tracker'!$e$26:$e$525;[.$A196];'2023 financial tracker'!$j$26:$j$525;&quot;Cleared&quot;)+SUMIFS('2024 financial tracker'!$h$26:$h$525;'2024 financial tracker'!$b$26:$b$525;&quot;Income&quot;;'2024 financial tracker'!$e$26:$e$525;[.$A196];'2024 financial tracker'!$j$26:$j$525;&quot;Cleared&quot;)+SUMIFS('2025 financial tracker'!$h$26:$h$525;'2025 financial tracker'!$b$26:$b$525;&quot;Income&quot;;'2025 financial tracker'!$e$26:$e$525;[.$A196];'2025 financial tracker'!$j$26:$j$525;&quot;Cleared&quot;)+SUMIFS('2026 financial tracker'!$h$26:$h$525;'2026 financial tracker'!$b$26:$b$525;&quot;Income&quot;;'2026 financial tracker'!$e$26:$e$525;[.$A196];'2026 financial tracker'!$j$26:$j$525;&quot;Cleared&quot;))">
            <text:p/>
          </table:table-cell>
          <table:table-cell table:style-name="ce33" table:formula="of:=IF([.$A196]=&quot;&quot;;&quot;&quot;;SUMIFS('2023 financial tracker'!$h$26:$h$525;'2023 financial tracker'!$b$26:$b$525;&quot;Expense&quot;;'2023 financial tracker'!$e$26:$e$525;[.$A196];'2023 financial tracker'!$j$26:$j$525;&quot;Cleared&quot;)+SUMIFS('2024 financial tracker'!$h$26:$h$525;'2024 financial tracker'!$b$26:$b$525;&quot;Expense&quot;;'2024 financial tracker'!$e$26:$e$525;[.$A196];'2024 financial tracker'!$j$26:$j$525;&quot;Cleared&quot;)+SUMIFS('2025 financial tracker'!$h$26:$h$525;'2025 financial tracker'!$b$26:$b$525;&quot;Expense&quot;;'2025 financial tracker'!$e$26:$e$525;[.$A196];'2025 financial tracker'!$j$26:$j$525;&quot;Cleared&quot;)+SUMIFS('2026 financial tracker'!$h$26:$h$525;'2026 financial tracker'!$b$26:$b$525;&quot;Expense&quot;;'2026 financial tracker'!$e$26:$e$525;[.$A196];'2026 financial tracker'!$j$26:$j$525;&quot;Cleared&quot;))">
            <text:p/>
          </table:table-cell>
          <table:table-cell table:style-name="ce33" table:formula="of:=IF([.$A196]=&quot;&quot;;&quot;&quot;;[.E196]-[.F196])">
            <text:p/>
          </table:table-cell>
          <table:table-cell table:style-name="ce33" table:formula="of:=IF([.$A196]=&quot;&quot;;&quot;&quot;;SUMIFS('2023 financial tracker'!$h$26:$h$525;'2023 financial tracker'!$b$26:$b$525;&quot;Income&quot;;'2023 financial tracker'!$e$26:$e$525;[.$A196];'2023 financial tracker'!$j$26:$j$525;&quot;Pending&quot;)+SUMIFS('2023 financial tracker'!$h$26:$h$525;'2023 financial tracker'!$b$26:$b$525;&quot;Income&quot;;'2023 financial tracker'!$e$26:$e$525;[.$A196];'2023 financial tracker'!$j$26:$j$525;&quot;Expected&quot;)+SUMIFS('2024 financial tracker'!$h$26:$h$525;'2024 financial tracker'!$b$26:$b$525;&quot;Income&quot;;'2024 financial tracker'!$e$26:$e$525;[.$A196];'2024 financial tracker'!$j$26:$j$525;&quot;Pending&quot;)+SUMIFS('2024 financial tracker'!$h$26:$h$525;'2024 financial tracker'!$b$26:$b$525;&quot;Income&quot;;'2024 financial tracker'!$e$26:$e$525;[.$A196];'2024 financial tracker'!$j$26:$j$525;&quot;Expected&quot;)+SUMIFS('2025 financial tracker'!$h$26:$h$525;'2025 financial tracker'!$b$26:$b$525;&quot;Income&quot;;'2025 financial tracker'!$e$26:$e$525;[.$A196];'2025 financial tracker'!$j$26:$j$525;&quot;Pending&quot;)+SUMIFS('2025 financial tracker'!$h$26:$h$525;'2025 financial tracker'!$b$26:$b$525;&quot;Income&quot;;'2025 financial tracker'!$e$26:$e$525;[.$A196];'2025 financial tracker'!$j$26:$j$525;&quot;Expected&quot;)+SUMIFS('2026 financial tracker'!$h$26:$h$525;'2026 financial tracker'!$b$26:$b$525;&quot;Income&quot;;'2026 financial tracker'!$e$26:$e$525;[.$A196];'2026 financial tracker'!$j$26:$j$525;&quot;Pending&quot;)+SUMIFS('2026 financial tracker'!$h$26:$h$525;'2026 financial tracker'!$b$26:$b$525;&quot;Income&quot;;'2026 financial tracker'!$e$26:$e$525;[.$A196];'2026 financial tracker'!$j$26:$j$525;&quot;Expected&quot;))">
            <text:p/>
          </table:table-cell>
          <table:table-cell table:style-name="ce3" table:number-columns-repeated="10"/>
          <table:table-cell table:number-columns-repeated="1006"/>
        </table:table-row>
        <table:table-row table:style-name="ro2">
          <table:table-cell table:style-name="ce3" table:number-columns-repeated="4"/>
          <table:table-cell table:style-name="ce33" table:formula="of:=IF([.$A197]=&quot;&quot;;&quot;&quot;;SUMIFS('2023 financial tracker'!$h$26:$h$525;'2023 financial tracker'!$b$26:$b$525;&quot;Income&quot;;'2023 financial tracker'!$e$26:$e$525;[.$A197];'2023 financial tracker'!$j$26:$j$525;&quot;Cleared&quot;)+SUMIFS('2024 financial tracker'!$h$26:$h$525;'2024 financial tracker'!$b$26:$b$525;&quot;Income&quot;;'2024 financial tracker'!$e$26:$e$525;[.$A197];'2024 financial tracker'!$j$26:$j$525;&quot;Cleared&quot;)+SUMIFS('2025 financial tracker'!$h$26:$h$525;'2025 financial tracker'!$b$26:$b$525;&quot;Income&quot;;'2025 financial tracker'!$e$26:$e$525;[.$A197];'2025 financial tracker'!$j$26:$j$525;&quot;Cleared&quot;)+SUMIFS('2026 financial tracker'!$h$26:$h$525;'2026 financial tracker'!$b$26:$b$525;&quot;Income&quot;;'2026 financial tracker'!$e$26:$e$525;[.$A197];'2026 financial tracker'!$j$26:$j$525;&quot;Cleared&quot;))">
            <text:p/>
          </table:table-cell>
          <table:table-cell table:style-name="ce33" table:formula="of:=IF([.$A197]=&quot;&quot;;&quot;&quot;;SUMIFS('2023 financial tracker'!$h$26:$h$525;'2023 financial tracker'!$b$26:$b$525;&quot;Expense&quot;;'2023 financial tracker'!$e$26:$e$525;[.$A197];'2023 financial tracker'!$j$26:$j$525;&quot;Cleared&quot;)+SUMIFS('2024 financial tracker'!$h$26:$h$525;'2024 financial tracker'!$b$26:$b$525;&quot;Expense&quot;;'2024 financial tracker'!$e$26:$e$525;[.$A197];'2024 financial tracker'!$j$26:$j$525;&quot;Cleared&quot;)+SUMIFS('2025 financial tracker'!$h$26:$h$525;'2025 financial tracker'!$b$26:$b$525;&quot;Expense&quot;;'2025 financial tracker'!$e$26:$e$525;[.$A197];'2025 financial tracker'!$j$26:$j$525;&quot;Cleared&quot;)+SUMIFS('2026 financial tracker'!$h$26:$h$525;'2026 financial tracker'!$b$26:$b$525;&quot;Expense&quot;;'2026 financial tracker'!$e$26:$e$525;[.$A197];'2026 financial tracker'!$j$26:$j$525;&quot;Cleared&quot;))">
            <text:p/>
          </table:table-cell>
          <table:table-cell table:style-name="ce33" table:formula="of:=IF([.$A197]=&quot;&quot;;&quot;&quot;;[.E197]-[.F197])">
            <text:p/>
          </table:table-cell>
          <table:table-cell table:style-name="ce33" table:formula="of:=IF([.$A197]=&quot;&quot;;&quot;&quot;;SUMIFS('2023 financial tracker'!$h$26:$h$525;'2023 financial tracker'!$b$26:$b$525;&quot;Income&quot;;'2023 financial tracker'!$e$26:$e$525;[.$A197];'2023 financial tracker'!$j$26:$j$525;&quot;Pending&quot;)+SUMIFS('2023 financial tracker'!$h$26:$h$525;'2023 financial tracker'!$b$26:$b$525;&quot;Income&quot;;'2023 financial tracker'!$e$26:$e$525;[.$A197];'2023 financial tracker'!$j$26:$j$525;&quot;Expected&quot;)+SUMIFS('2024 financial tracker'!$h$26:$h$525;'2024 financial tracker'!$b$26:$b$525;&quot;Income&quot;;'2024 financial tracker'!$e$26:$e$525;[.$A197];'2024 financial tracker'!$j$26:$j$525;&quot;Pending&quot;)+SUMIFS('2024 financial tracker'!$h$26:$h$525;'2024 financial tracker'!$b$26:$b$525;&quot;Income&quot;;'2024 financial tracker'!$e$26:$e$525;[.$A197];'2024 financial tracker'!$j$26:$j$525;&quot;Expected&quot;)+SUMIFS('2025 financial tracker'!$h$26:$h$525;'2025 financial tracker'!$b$26:$b$525;&quot;Income&quot;;'2025 financial tracker'!$e$26:$e$525;[.$A197];'2025 financial tracker'!$j$26:$j$525;&quot;Pending&quot;)+SUMIFS('2025 financial tracker'!$h$26:$h$525;'2025 financial tracker'!$b$26:$b$525;&quot;Income&quot;;'2025 financial tracker'!$e$26:$e$525;[.$A197];'2025 financial tracker'!$j$26:$j$525;&quot;Expected&quot;)+SUMIFS('2026 financial tracker'!$h$26:$h$525;'2026 financial tracker'!$b$26:$b$525;&quot;Income&quot;;'2026 financial tracker'!$e$26:$e$525;[.$A197];'2026 financial tracker'!$j$26:$j$525;&quot;Pending&quot;)+SUMIFS('2026 financial tracker'!$h$26:$h$525;'2026 financial tracker'!$b$26:$b$525;&quot;Income&quot;;'2026 financial tracker'!$e$26:$e$525;[.$A197];'2026 financial tracker'!$j$26:$j$525;&quot;Expected&quot;))">
            <text:p/>
          </table:table-cell>
          <table:table-cell table:style-name="ce3" table:number-columns-repeated="10"/>
          <table:table-cell table:number-columns-repeated="1006"/>
        </table:table-row>
        <table:table-row table:style-name="ro2">
          <table:table-cell table:style-name="ce3" table:number-columns-repeated="4"/>
          <table:table-cell table:style-name="ce33" table:formula="of:=IF([.$A198]=&quot;&quot;;&quot;&quot;;SUMIFS('2023 financial tracker'!$h$26:$h$525;'2023 financial tracker'!$b$26:$b$525;&quot;Income&quot;;'2023 financial tracker'!$e$26:$e$525;[.$A198];'2023 financial tracker'!$j$26:$j$525;&quot;Cleared&quot;)+SUMIFS('2024 financial tracker'!$h$26:$h$525;'2024 financial tracker'!$b$26:$b$525;&quot;Income&quot;;'2024 financial tracker'!$e$26:$e$525;[.$A198];'2024 financial tracker'!$j$26:$j$525;&quot;Cleared&quot;)+SUMIFS('2025 financial tracker'!$h$26:$h$525;'2025 financial tracker'!$b$26:$b$525;&quot;Income&quot;;'2025 financial tracker'!$e$26:$e$525;[.$A198];'2025 financial tracker'!$j$26:$j$525;&quot;Cleared&quot;)+SUMIFS('2026 financial tracker'!$h$26:$h$525;'2026 financial tracker'!$b$26:$b$525;&quot;Income&quot;;'2026 financial tracker'!$e$26:$e$525;[.$A198];'2026 financial tracker'!$j$26:$j$525;&quot;Cleared&quot;))">
            <text:p/>
          </table:table-cell>
          <table:table-cell table:style-name="ce33" table:formula="of:=IF([.$A198]=&quot;&quot;;&quot;&quot;;SUMIFS('2023 financial tracker'!$h$26:$h$525;'2023 financial tracker'!$b$26:$b$525;&quot;Expense&quot;;'2023 financial tracker'!$e$26:$e$525;[.$A198];'2023 financial tracker'!$j$26:$j$525;&quot;Cleared&quot;)+SUMIFS('2024 financial tracker'!$h$26:$h$525;'2024 financial tracker'!$b$26:$b$525;&quot;Expense&quot;;'2024 financial tracker'!$e$26:$e$525;[.$A198];'2024 financial tracker'!$j$26:$j$525;&quot;Cleared&quot;)+SUMIFS('2025 financial tracker'!$h$26:$h$525;'2025 financial tracker'!$b$26:$b$525;&quot;Expense&quot;;'2025 financial tracker'!$e$26:$e$525;[.$A198];'2025 financial tracker'!$j$26:$j$525;&quot;Cleared&quot;)+SUMIFS('2026 financial tracker'!$h$26:$h$525;'2026 financial tracker'!$b$26:$b$525;&quot;Expense&quot;;'2026 financial tracker'!$e$26:$e$525;[.$A198];'2026 financial tracker'!$j$26:$j$525;&quot;Cleared&quot;))">
            <text:p/>
          </table:table-cell>
          <table:table-cell table:style-name="ce33" table:formula="of:=IF([.$A198]=&quot;&quot;;&quot;&quot;;[.E198]-[.F198])">
            <text:p/>
          </table:table-cell>
          <table:table-cell table:style-name="ce33" table:formula="of:=IF([.$A198]=&quot;&quot;;&quot;&quot;;SUMIFS('2023 financial tracker'!$h$26:$h$525;'2023 financial tracker'!$b$26:$b$525;&quot;Income&quot;;'2023 financial tracker'!$e$26:$e$525;[.$A198];'2023 financial tracker'!$j$26:$j$525;&quot;Pending&quot;)+SUMIFS('2023 financial tracker'!$h$26:$h$525;'2023 financial tracker'!$b$26:$b$525;&quot;Income&quot;;'2023 financial tracker'!$e$26:$e$525;[.$A198];'2023 financial tracker'!$j$26:$j$525;&quot;Expected&quot;)+SUMIFS('2024 financial tracker'!$h$26:$h$525;'2024 financial tracker'!$b$26:$b$525;&quot;Income&quot;;'2024 financial tracker'!$e$26:$e$525;[.$A198];'2024 financial tracker'!$j$26:$j$525;&quot;Pending&quot;)+SUMIFS('2024 financial tracker'!$h$26:$h$525;'2024 financial tracker'!$b$26:$b$525;&quot;Income&quot;;'2024 financial tracker'!$e$26:$e$525;[.$A198];'2024 financial tracker'!$j$26:$j$525;&quot;Expected&quot;)+SUMIFS('2025 financial tracker'!$h$26:$h$525;'2025 financial tracker'!$b$26:$b$525;&quot;Income&quot;;'2025 financial tracker'!$e$26:$e$525;[.$A198];'2025 financial tracker'!$j$26:$j$525;&quot;Pending&quot;)+SUMIFS('2025 financial tracker'!$h$26:$h$525;'2025 financial tracker'!$b$26:$b$525;&quot;Income&quot;;'2025 financial tracker'!$e$26:$e$525;[.$A198];'2025 financial tracker'!$j$26:$j$525;&quot;Expected&quot;)+SUMIFS('2026 financial tracker'!$h$26:$h$525;'2026 financial tracker'!$b$26:$b$525;&quot;Income&quot;;'2026 financial tracker'!$e$26:$e$525;[.$A198];'2026 financial tracker'!$j$26:$j$525;&quot;Pending&quot;)+SUMIFS('2026 financial tracker'!$h$26:$h$525;'2026 financial tracker'!$b$26:$b$525;&quot;Income&quot;;'2026 financial tracker'!$e$26:$e$525;[.$A198];'2026 financial tracker'!$j$26:$j$525;&quot;Expected&quot;))">
            <text:p/>
          </table:table-cell>
          <table:table-cell table:style-name="ce3" table:number-columns-repeated="10"/>
          <table:table-cell table:number-columns-repeated="1006"/>
        </table:table-row>
        <table:table-row table:style-name="ro2">
          <table:table-cell table:style-name="ce3" table:number-columns-repeated="4"/>
          <table:table-cell table:style-name="ce33" table:formula="of:=IF([.$A199]=&quot;&quot;;&quot;&quot;;SUMIFS('2023 financial tracker'!$h$26:$h$525;'2023 financial tracker'!$b$26:$b$525;&quot;Income&quot;;'2023 financial tracker'!$e$26:$e$525;[.$A199];'2023 financial tracker'!$j$26:$j$525;&quot;Cleared&quot;)+SUMIFS('2024 financial tracker'!$h$26:$h$525;'2024 financial tracker'!$b$26:$b$525;&quot;Income&quot;;'2024 financial tracker'!$e$26:$e$525;[.$A199];'2024 financial tracker'!$j$26:$j$525;&quot;Cleared&quot;)+SUMIFS('2025 financial tracker'!$h$26:$h$525;'2025 financial tracker'!$b$26:$b$525;&quot;Income&quot;;'2025 financial tracker'!$e$26:$e$525;[.$A199];'2025 financial tracker'!$j$26:$j$525;&quot;Cleared&quot;)+SUMIFS('2026 financial tracker'!$h$26:$h$525;'2026 financial tracker'!$b$26:$b$525;&quot;Income&quot;;'2026 financial tracker'!$e$26:$e$525;[.$A199];'2026 financial tracker'!$j$26:$j$525;&quot;Cleared&quot;))">
            <text:p/>
          </table:table-cell>
          <table:table-cell table:style-name="ce33" table:formula="of:=IF([.$A199]=&quot;&quot;;&quot;&quot;;SUMIFS('2023 financial tracker'!$h$26:$h$525;'2023 financial tracker'!$b$26:$b$525;&quot;Expense&quot;;'2023 financial tracker'!$e$26:$e$525;[.$A199];'2023 financial tracker'!$j$26:$j$525;&quot;Cleared&quot;)+SUMIFS('2024 financial tracker'!$h$26:$h$525;'2024 financial tracker'!$b$26:$b$525;&quot;Expense&quot;;'2024 financial tracker'!$e$26:$e$525;[.$A199];'2024 financial tracker'!$j$26:$j$525;&quot;Cleared&quot;)+SUMIFS('2025 financial tracker'!$h$26:$h$525;'2025 financial tracker'!$b$26:$b$525;&quot;Expense&quot;;'2025 financial tracker'!$e$26:$e$525;[.$A199];'2025 financial tracker'!$j$26:$j$525;&quot;Cleared&quot;)+SUMIFS('2026 financial tracker'!$h$26:$h$525;'2026 financial tracker'!$b$26:$b$525;&quot;Expense&quot;;'2026 financial tracker'!$e$26:$e$525;[.$A199];'2026 financial tracker'!$j$26:$j$525;&quot;Cleared&quot;))">
            <text:p/>
          </table:table-cell>
          <table:table-cell table:style-name="ce33" table:formula="of:=IF([.$A199]=&quot;&quot;;&quot;&quot;;[.E199]-[.F199])">
            <text:p/>
          </table:table-cell>
          <table:table-cell table:style-name="ce33" table:formula="of:=IF([.$A199]=&quot;&quot;;&quot;&quot;;SUMIFS('2023 financial tracker'!$h$26:$h$525;'2023 financial tracker'!$b$26:$b$525;&quot;Income&quot;;'2023 financial tracker'!$e$26:$e$525;[.$A199];'2023 financial tracker'!$j$26:$j$525;&quot;Pending&quot;)+SUMIFS('2023 financial tracker'!$h$26:$h$525;'2023 financial tracker'!$b$26:$b$525;&quot;Income&quot;;'2023 financial tracker'!$e$26:$e$525;[.$A199];'2023 financial tracker'!$j$26:$j$525;&quot;Expected&quot;)+SUMIFS('2024 financial tracker'!$h$26:$h$525;'2024 financial tracker'!$b$26:$b$525;&quot;Income&quot;;'2024 financial tracker'!$e$26:$e$525;[.$A199];'2024 financial tracker'!$j$26:$j$525;&quot;Pending&quot;)+SUMIFS('2024 financial tracker'!$h$26:$h$525;'2024 financial tracker'!$b$26:$b$525;&quot;Income&quot;;'2024 financial tracker'!$e$26:$e$525;[.$A199];'2024 financial tracker'!$j$26:$j$525;&quot;Expected&quot;)+SUMIFS('2025 financial tracker'!$h$26:$h$525;'2025 financial tracker'!$b$26:$b$525;&quot;Income&quot;;'2025 financial tracker'!$e$26:$e$525;[.$A199];'2025 financial tracker'!$j$26:$j$525;&quot;Pending&quot;)+SUMIFS('2025 financial tracker'!$h$26:$h$525;'2025 financial tracker'!$b$26:$b$525;&quot;Income&quot;;'2025 financial tracker'!$e$26:$e$525;[.$A199];'2025 financial tracker'!$j$26:$j$525;&quot;Expected&quot;)+SUMIFS('2026 financial tracker'!$h$26:$h$525;'2026 financial tracker'!$b$26:$b$525;&quot;Income&quot;;'2026 financial tracker'!$e$26:$e$525;[.$A199];'2026 financial tracker'!$j$26:$j$525;&quot;Pending&quot;)+SUMIFS('2026 financial tracker'!$h$26:$h$525;'2026 financial tracker'!$b$26:$b$525;&quot;Income&quot;;'2026 financial tracker'!$e$26:$e$525;[.$A199];'2026 financial tracker'!$j$26:$j$525;&quot;Expected&quot;))">
            <text:p/>
          </table:table-cell>
          <table:table-cell table:style-name="ce3" table:number-columns-repeated="10"/>
          <table:table-cell table:number-columns-repeated="1006"/>
        </table:table-row>
        <table:table-row table:style-name="ro2">
          <table:table-cell table:style-name="ce3" table:number-columns-repeated="4"/>
          <table:table-cell table:style-name="ce33" table:formula="of:=IF([.$A200]=&quot;&quot;;&quot;&quot;;SUMIFS('2023 financial tracker'!$h$26:$h$525;'2023 financial tracker'!$b$26:$b$525;&quot;Income&quot;;'2023 financial tracker'!$e$26:$e$525;[.$A200];'2023 financial tracker'!$j$26:$j$525;&quot;Cleared&quot;)+SUMIFS('2024 financial tracker'!$h$26:$h$525;'2024 financial tracker'!$b$26:$b$525;&quot;Income&quot;;'2024 financial tracker'!$e$26:$e$525;[.$A200];'2024 financial tracker'!$j$26:$j$525;&quot;Cleared&quot;)+SUMIFS('2025 financial tracker'!$h$26:$h$525;'2025 financial tracker'!$b$26:$b$525;&quot;Income&quot;;'2025 financial tracker'!$e$26:$e$525;[.$A200];'2025 financial tracker'!$j$26:$j$525;&quot;Cleared&quot;)+SUMIFS('2026 financial tracker'!$h$26:$h$525;'2026 financial tracker'!$b$26:$b$525;&quot;Income&quot;;'2026 financial tracker'!$e$26:$e$525;[.$A200];'2026 financial tracker'!$j$26:$j$525;&quot;Cleared&quot;))">
            <text:p/>
          </table:table-cell>
          <table:table-cell table:style-name="ce33" table:formula="of:=IF([.$A200]=&quot;&quot;;&quot;&quot;;SUMIFS('2023 financial tracker'!$h$26:$h$525;'2023 financial tracker'!$b$26:$b$525;&quot;Expense&quot;;'2023 financial tracker'!$e$26:$e$525;[.$A200];'2023 financial tracker'!$j$26:$j$525;&quot;Cleared&quot;)+SUMIFS('2024 financial tracker'!$h$26:$h$525;'2024 financial tracker'!$b$26:$b$525;&quot;Expense&quot;;'2024 financial tracker'!$e$26:$e$525;[.$A200];'2024 financial tracker'!$j$26:$j$525;&quot;Cleared&quot;)+SUMIFS('2025 financial tracker'!$h$26:$h$525;'2025 financial tracker'!$b$26:$b$525;&quot;Expense&quot;;'2025 financial tracker'!$e$26:$e$525;[.$A200];'2025 financial tracker'!$j$26:$j$525;&quot;Cleared&quot;)+SUMIFS('2026 financial tracker'!$h$26:$h$525;'2026 financial tracker'!$b$26:$b$525;&quot;Expense&quot;;'2026 financial tracker'!$e$26:$e$525;[.$A200];'2026 financial tracker'!$j$26:$j$525;&quot;Cleared&quot;))">
            <text:p/>
          </table:table-cell>
          <table:table-cell table:style-name="ce33" table:formula="of:=IF([.$A200]=&quot;&quot;;&quot;&quot;;[.E200]-[.F200])">
            <text:p/>
          </table:table-cell>
          <table:table-cell table:style-name="ce33" table:formula="of:=IF([.$A200]=&quot;&quot;;&quot;&quot;;SUMIFS('2023 financial tracker'!$h$26:$h$525;'2023 financial tracker'!$b$26:$b$525;&quot;Income&quot;;'2023 financial tracker'!$e$26:$e$525;[.$A200];'2023 financial tracker'!$j$26:$j$525;&quot;Pending&quot;)+SUMIFS('2023 financial tracker'!$h$26:$h$525;'2023 financial tracker'!$b$26:$b$525;&quot;Income&quot;;'2023 financial tracker'!$e$26:$e$525;[.$A200];'2023 financial tracker'!$j$26:$j$525;&quot;Expected&quot;)+SUMIFS('2024 financial tracker'!$h$26:$h$525;'2024 financial tracker'!$b$26:$b$525;&quot;Income&quot;;'2024 financial tracker'!$e$26:$e$525;[.$A200];'2024 financial tracker'!$j$26:$j$525;&quot;Pending&quot;)+SUMIFS('2024 financial tracker'!$h$26:$h$525;'2024 financial tracker'!$b$26:$b$525;&quot;Income&quot;;'2024 financial tracker'!$e$26:$e$525;[.$A200];'2024 financial tracker'!$j$26:$j$525;&quot;Expected&quot;)+SUMIFS('2025 financial tracker'!$h$26:$h$525;'2025 financial tracker'!$b$26:$b$525;&quot;Income&quot;;'2025 financial tracker'!$e$26:$e$525;[.$A200];'2025 financial tracker'!$j$26:$j$525;&quot;Pending&quot;)+SUMIFS('2025 financial tracker'!$h$26:$h$525;'2025 financial tracker'!$b$26:$b$525;&quot;Income&quot;;'2025 financial tracker'!$e$26:$e$525;[.$A200];'2025 financial tracker'!$j$26:$j$525;&quot;Expected&quot;)+SUMIFS('2026 financial tracker'!$h$26:$h$525;'2026 financial tracker'!$b$26:$b$525;&quot;Income&quot;;'2026 financial tracker'!$e$26:$e$525;[.$A200];'2026 financial tracker'!$j$26:$j$525;&quot;Pending&quot;)+SUMIFS('2026 financial tracker'!$h$26:$h$525;'2026 financial tracker'!$b$26:$b$525;&quot;Income&quot;;'2026 financial tracker'!$e$26:$e$525;[.$A200];'2026 financial tracker'!$j$26:$j$525;&quot;Expected&quot;))">
            <text:p/>
          </table:table-cell>
          <table:table-cell table:style-name="ce3" table:number-columns-repeated="10"/>
          <table:table-cell table:number-columns-repeated="1006"/>
        </table:table-row>
        <table:table-row table:style-name="ro2" table:number-rows-repeated="80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'2025-2026 Tracker'.A1:'2025-2026 Tracker'.S1" table:display-filter-buttons="true"/>
        <table:database-range table:name="__Anonymous_Sheet_DB__2" table:target-range-address="'2023-2024 Tracker'.A1:'2023-2024 Tracker'.S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/</number:text>
      <number:month number:style="long"/>
      <number:text>/</number:text>
      <number:year number:style="long"/>
    </number:date-style>
    <number:number-style style:name="N126">
      <number:text>€ </number:text>
      <number:number number:decimal-places="2" loext:min-decimal-places="2" number:min-integer-digits="1" number:grouping="true"/>
    </number:number-style>
    <number:number-style style:name="N127">
      <number:text>€</number:text>
      <number:number number:decimal-places="2" loext:min-decimal-places="2" number:min-integer-digits="1" number:grouping="true"/>
    </number:number-style>
    <number:date-style style:name="N128">
      <number:month number:textual="true"/>
    </number:date-style>
    <number:number-style style:name="N129P0" style:volatile="true">
      <number:text>€</number:text>
      <number:number number:decimal-places="2" loext:min-decimal-places="2" number:min-integer-digits="1" number:grouping="true"/>
      <number:text> </number:text>
    </number:number-style>
    <number:number-style style:name="N129P1" style:volatile="true">
      <style:text-properties fo:color="#ff0000"/>
      <number:text>(€</number:text>
      <number:number number:decimal-places="2" loext:min-decimal-places="2" number:min-integer-digits="1" number:grouping="true"/>
      <number:text>)</number:text>
    </number:number-style>
    <number:number-style style:name="N129">
      <number:text>- </number:text>
      <style:map style:condition="value()&gt;0" style:apply-style-name="N129P0"/>
      <style:map style:condition="value()&lt;0" style:apply-style-name="N129P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2025-2026_20_Tracker" style:display-name="PageStyle_2025-2026 Track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25-2026_20_Cash_20_Flow" style:display-name="PageStyle_2025-2026 Cash Flo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23-2024_20_Tracker" style:display-name="PageStyle_2023-2024 Track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23-2024_20_Cash_20_Flow" style:display-name="PageStyle_2023-2024 Cash Flo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sts" style:display-name="PageStyle_Lis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ixed_20_Costs_20_Reference" style:display-name="PageStyle_Fixed Costs Referenc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ject_20_Tracking" style:display-name="PageStyle_Project Trackin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7" meta:cell-count="3548" meta:object-count="0"/>
    <meta:generator>LibreOfficeDev/6.0.5.2$Linux_X86_64 LibreOffice_project/</meta:generator>
  </office:meta>
</office:document-meta>
</file>